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3.81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4.89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3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ce1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Default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Default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Default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MOD([.D$1]*[.$B2]+[.D$1]*[.$A2]*10;10)" office:value-type="float" office:value="1" calcext:value-type="float">
            <text:p>1</text:p>
          </table:table-cell>
          <table:table-cell/>
          <table:table-cell table:formula="of:=MOD([.F$1]*[.$B2]+[.F$1]*[.$A2]*10;10)" office:value-type="float" office:value="2" calcext:value-type="float">
            <text:p>2</text:p>
          </table:table-cell>
          <table:table-cell table:number-columns-repeated="2"/>
          <table:table-cell table:formula="of:=MOD([.I$1]*[.$B2]+[.I$1]*[.$A2]*10;10)" office:value-type="float" office:value="3" calcext:value-type="float">
            <text:p>3</text:p>
          </table:table-cell>
          <table:table-cell table:number-columns-repeated="2"/>
          <table:table-cell table:formula="of:=MOD([.L$1]*[.$B2]+[.L$1]*[.$A2]*10;10)" office:value-type="float" office:value="4" calcext:value-type="float">
            <text:p>4</text:p>
          </table:table-cell>
          <table:table-cell table:number-columns-repeated="2"/>
          <table:table-cell table:formula="of:=MOD([.O$1]*[.$B2]+[.O$1]*[.$A2]*10;10)" office:value-type="float" office:value="5" calcext:value-type="float">
            <text:p>5</text:p>
          </table:table-cell>
          <table:table-cell table:number-columns-repeated="2"/>
          <table:table-cell table:formula="of:=MOD([.R$1]*[.$B2]+[.R$1]*[.$A2]*10;10)" office:value-type="float" office:value="6" calcext:value-type="float">
            <text:p>6</text:p>
          </table:table-cell>
          <table:table-cell table:number-columns-repeated="2"/>
          <table:table-cell table:formula="of:=MOD([.U$1]*[.$B2]+[.U$1]*[.$A2]*10;10)" office:value-type="float" office:value="7" calcext:value-type="float">
            <text:p>7</text:p>
          </table:table-cell>
          <table:table-cell table:number-columns-repeated="2"/>
          <table:table-cell table:formula="of:=MOD([.X$1]*[.$B2]+[.X$1]*[.$A2]*10;10)" office:value-type="float" office:value="8" calcext:value-type="float">
            <text:p>8</text:p>
          </table:table-cell>
          <table:table-cell table:number-columns-repeated="2"/>
          <table:table-cell table:formula="of:=MOD([.AA$1]*[.$B2]+[.AA$1]*[.$A2]*10;10)" office:value-type="float" office:value="9" calcext:value-type="float">
            <text:p>9</text:p>
          </table:table-cell>
          <table:table-cell/>
          <table:table-cell table:formula="of:=MOD(QUOTIENT([.AC$1]*[.$B2]+[.AC$1]*[.$A2]*10;10);10)" office:value-type="float" office:value="1" calcext:value-type="float">
            <text:p>1</text:p>
          </table:table-cell>
          <table:table-cell table:formula="of:=MOD([.AD$1]*[.$B2]+[.AD$1]*[.$A2]*10;10)" office:value-type="float" office:value="0" calcext:value-type="float">
            <text:p>0</text:p>
          </table:table-cell>
          <table:table-cell/>
          <table:table-cell table:formula="of:=MOD(QUOTIENT([.AF$1]*[.$B2]+[.AF$1]*[.$A2]*10;10);10)" office:value-type="float" office:value="1" calcext:value-type="float">
            <text:p>1</text:p>
          </table:table-cell>
          <table:table-cell table:formula="of:=MOD([.AG$1]*[.$B2]+[.AG$1]*[.$A2]*10;10)" office:value-type="float" office:value="1" calcext:value-type="float">
            <text:p>1</text:p>
          </table:table-cell>
          <table:table-cell/>
          <table:table-cell table:formula="of:=MOD(QUOTIENT([.AI$1]*[.$B2]+[.AI$1]*[.$A2]*10;10);10)" office:value-type="float" office:value="1" calcext:value-type="float">
            <text:p>1</text:p>
          </table:table-cell>
          <table:table-cell table:formula="of:=MOD([.AJ$1]*[.$B2]+[.AJ$1]*[.$A2]*10;10)" office:value-type="float" office:value="2" calcext:value-type="float">
            <text:p>2</text:p>
          </table:table-cell>
          <table:table-cell/>
          <table:table-cell table:formula="of:=MOD(QUOTIENT([.AL$1]*[.$B2]+[.AL$1]*[.$A2]*10;10);10)" office:value-type="float" office:value="1" calcext:value-type="float">
            <text:p>1</text:p>
          </table:table-cell>
          <table:table-cell table:formula="of:=MOD([.AM$1]*[.$B2]+[.AM$1]*[.$A2]*10;10)" office:value-type="float" office:value="3" calcext:value-type="float">
            <text:p>3</text:p>
          </table:table-cell>
          <table:table-cell/>
          <table:table-cell table:formula="of:=MOD(QUOTIENT([.AO$1]*[.$B2]+[.AO$1]*[.$A2]*10;10);10)" office:value-type="float" office:value="1" calcext:value-type="float">
            <text:p>1</text:p>
          </table:table-cell>
          <table:table-cell table:formula="of:=MOD([.AP$1]*[.$B2]+[.AP$1]*[.$A2]*10;10)" office:value-type="float" office:value="4" calcext:value-type="float">
            <text:p>4</text:p>
          </table:table-cell>
          <table:table-cell/>
          <table:table-cell table:formula="of:=MOD(QUOTIENT([.AR$1]*[.$B2]+[.AR$1]*[.$A2]*10;10);10)" office:value-type="float" office:value="1" calcext:value-type="float">
            <text:p>1</text:p>
          </table:table-cell>
          <table:table-cell table:formula="of:=MOD([.AS$1]*[.$B2]+[.AS$1]*[.$A2]*10;10)" office:value-type="float" office:value="5" calcext:value-type="float">
            <text:p>5</text:p>
          </table:table-cell>
          <table:table-cell/>
          <table:table-cell table:formula="of:=MOD(QUOTIENT([.AU$1]*[.$B2]+[.AU$1]*[.$A2]*10;10);10)" office:value-type="float" office:value="1" calcext:value-type="float">
            <text:p>1</text:p>
          </table:table-cell>
          <table:table-cell table:formula="of:=MOD([.AV$1]*[.$B2]+[.AV$1]*[.$A2]*10;10)" office:value-type="float" office:value="6" calcext:value-type="float">
            <text:p>6</text:p>
          </table:table-cell>
          <table:table-cell/>
          <table:table-cell table:formula="of:=MOD(QUOTIENT([.AX$1]*[.$B2]+[.AX$1]*[.$A2]*10;10);10)" office:value-type="float" office:value="1" calcext:value-type="float">
            <text:p>1</text:p>
          </table:table-cell>
          <table:table-cell table:formula="of:=MOD([.AY$1]*[.$B2]+[.AY$1]*[.$A2]*10;10)" office:value-type="float" office:value="7" calcext:value-type="float">
            <text:p>7</text:p>
          </table:table-cell>
          <table:table-cell/>
          <table:table-cell table:formula="of:=MOD(QUOTIENT([.BA$1]*[.$B2]+[.BA$1]*[.$A2]*10;10);10)" office:value-type="float" office:value="1" calcext:value-type="float">
            <text:p>1</text:p>
          </table:table-cell>
          <table:table-cell table:formula="of:=MOD([.BB$1]*[.$B2]+[.BB$1]*[.$A2]*10;10)" office:value-type="float" office:value="8" calcext:value-type="float">
            <text:p>8</text:p>
          </table:table-cell>
          <table:table-cell/>
          <table:table-cell table:formula="of:=MOD(QUOTIENT([.BD$1]*[.$B2]+[.BD$1]*[.$A2]*10;10);10)" office:value-type="float" office:value="1" calcext:value-type="float">
            <text:p>1</text:p>
          </table:table-cell>
          <table:table-cell table:formula="of:=MOD([.BE$1]*[.$B2]+[.BE$1]*[.$A2]*10;10)" office:value-type="float" office:value="9" calcext:value-type="float">
            <text:p>9</text:p>
          </table:table-cell>
          <table:table-cell/>
          <table:table-cell table:formula="of:=MOD(QUOTIENT([.BG$1]*[.$B2]+[.BG$1]*[.$A2]*10;10);10)" office:value-type="float" office:value="2" calcext:value-type="float">
            <text:p>2</text:p>
          </table:table-cell>
          <table:table-cell table:formula="of:=MOD([.BH$1]*[.$B2]+[.BH$1]*[.$A2]*10;10)" office:value-type="float" office:value="0" calcext:value-type="float">
            <text:p>0</text:p>
          </table:table-cell>
          <table:table-cell table:number-columns-repeated="2"/>
          <table:table-cell table:formula="of:=MOD(QUOTIENT([.BK$1]*[.$B2]+[.BK$1]*[.$A2]*10;10);10)" office:value-type="float" office:value="2" calcext:value-type="float">
            <text:p>2</text:p>
          </table:table-cell>
          <table:table-cell table:formula="of:=MOD([.BL$1]*[.$B2]+[.BL$1]*[.$A2]*10;10)" office:value-type="float" office:value="1" calcext:value-type="float">
            <text:p>1</text:p>
          </table:table-cell>
          <table:table-cell table:number-columns-repeated="2"/>
          <table:table-cell table:formula="of:=MOD(QUOTIENT([.BO$1]*[.$B2]+[.BO$1]*[.$A2]*10;10);10)" office:value-type="float" office:value="2" calcext:value-type="float">
            <text:p>2</text:p>
          </table:table-cell>
          <table:table-cell table:formula="of:=MOD([.BP$1]*[.$B2]+[.BP$1]*[.$A2]*10;10)" office:value-type="float" office:value="2" calcext:value-type="float">
            <text:p>2</text:p>
          </table:table-cell>
          <table:table-cell table:number-columns-repeated="2"/>
          <table:table-cell table:formula="of:=MOD(QUOTIENT([.BS$1]*[.$B2]+[.BS$1]*[.$A2]*10;10);10)" office:value-type="float" office:value="2" calcext:value-type="float">
            <text:p>2</text:p>
          </table:table-cell>
          <table:table-cell table:formula="of:=MOD([.BT$1]*[.$B2]+[.BT$1]*[.$A2]*10;10)" office:value-type="float" office:value="3" calcext:value-type="float">
            <text:p>3</text:p>
          </table:table-cell>
          <table:table-cell table:number-columns-repeated="2"/>
          <table:table-cell table:formula="of:=MOD(QUOTIENT([.BW$1]*[.$B2]+[.BW$1]*[.$A2]*10;10);10)" office:value-type="float" office:value="2" calcext:value-type="float">
            <text:p>2</text:p>
          </table:table-cell>
          <table:table-cell table:formula="of:=MOD([.BX$1]*[.$B2]+[.BX$1]*[.$A2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MOD([.D$1]*[.$B3]+[.D$1]*[.$A3]*10;10)" office:value-type="float" office:value="2" calcext:value-type="float">
            <text:p>2</text:p>
          </table:table-cell>
          <table:table-cell/>
          <table:table-cell table:formula="of:=MOD([.F$1]*[.$B3]+[.F$1]*[.$A3]*10;10)" office:value-type="float" office:value="4" calcext:value-type="float">
            <text:p>4</text:p>
          </table:table-cell>
          <table:table-cell table:number-columns-repeated="2"/>
          <table:table-cell table:formula="of:=MOD([.I$1]*[.$B3]+[.I$1]*[.$A3]*10;10)" office:value-type="float" office:value="6" calcext:value-type="float">
            <text:p>6</text:p>
          </table:table-cell>
          <table:table-cell table:number-columns-repeated="2"/>
          <table:table-cell table:formula="of:=MOD([.L$1]*[.$B3]+[.L$1]*[.$A3]*10;10)" office:value-type="float" office:value="8" calcext:value-type="float">
            <text:p>8</text:p>
          </table:table-cell>
          <table:table-cell/>
          <table:table-cell table:formula="of:=MOD(QUOTIENT([.N$1]*[.$B3]+[.N$1]*[.$A3]*10;10);10)" office:value-type="float" office:value="1" calcext:value-type="float">
            <text:p>1</text:p>
          </table:table-cell>
          <table:table-cell table:formula="of:=MOD([.O$1]*[.$B3]+[.O$1]*[.$A3]*10;10)" office:value-type="float" office:value="0" calcext:value-type="float">
            <text:p>0</text:p>
          </table:table-cell>
          <table:table-cell/>
          <table:table-cell table:formula="of:=MOD(QUOTIENT([.Q$1]*[.$B3]+[.Q$1]*[.$A3]*10;10);10)" office:value-type="float" office:value="1" calcext:value-type="float">
            <text:p>1</text:p>
          </table:table-cell>
          <table:table-cell table:formula="of:=MOD([.R$1]*[.$B3]+[.R$1]*[.$A3]*10;10)" office:value-type="float" office:value="2" calcext:value-type="float">
            <text:p>2</text:p>
          </table:table-cell>
          <table:table-cell/>
          <table:table-cell table:formula="of:=MOD(QUOTIENT([.T$1]*[.$B3]+[.T$1]*[.$A3]*10;10);10)" office:value-type="float" office:value="1" calcext:value-type="float">
            <text:p>1</text:p>
          </table:table-cell>
          <table:table-cell table:formula="of:=MOD([.U$1]*[.$B3]+[.U$1]*[.$A3]*10;10)" office:value-type="float" office:value="4" calcext:value-type="float">
            <text:p>4</text:p>
          </table:table-cell>
          <table:table-cell/>
          <table:table-cell table:formula="of:=MOD(QUOTIENT([.W$1]*[.$B3]+[.W$1]*[.$A3]*10;10);10)" office:value-type="float" office:value="1" calcext:value-type="float">
            <text:p>1</text:p>
          </table:table-cell>
          <table:table-cell table:formula="of:=MOD([.X$1]*[.$B3]+[.X$1]*[.$A3]*10;10)" office:value-type="float" office:value="6" calcext:value-type="float">
            <text:p>6</text:p>
          </table:table-cell>
          <table:table-cell/>
          <table:table-cell table:formula="of:=MOD(QUOTIENT([.Z$1]*[.$B3]+[.Z$1]*[.$A3]*10;10);10)" office:value-type="float" office:value="1" calcext:value-type="float">
            <text:p>1</text:p>
          </table:table-cell>
          <table:table-cell table:formula="of:=MOD([.AA$1]*[.$B3]+[.AA$1]*[.$A3]*10;10)" office:value-type="float" office:value="8" calcext:value-type="float">
            <text:p>8</text:p>
          </table:table-cell>
          <table:table-cell/>
          <table:table-cell table:formula="of:=MOD(QUOTIENT([.AC$1]*[.$B3]+[.AC$1]*[.$A3]*10;10);10)" office:value-type="float" office:value="2" calcext:value-type="float">
            <text:p>2</text:p>
          </table:table-cell>
          <table:table-cell table:formula="of:=MOD([.AD$1]*[.$B3]+[.AD$1]*[.$A3]*10;10)" office:value-type="float" office:value="0" calcext:value-type="float">
            <text:p>0</text:p>
          </table:table-cell>
          <table:table-cell/>
          <table:table-cell table:formula="of:=MOD(QUOTIENT([.AF$1]*[.$B3]+[.AF$1]*[.$A3]*10;10);10)" office:value-type="float" office:value="2" calcext:value-type="float">
            <text:p>2</text:p>
          </table:table-cell>
          <table:table-cell table:formula="of:=MOD([.AG$1]*[.$B3]+[.AG$1]*[.$A3]*10;10)" office:value-type="float" office:value="2" calcext:value-type="float">
            <text:p>2</text:p>
          </table:table-cell>
          <table:table-cell/>
          <table:table-cell table:formula="of:=MOD(QUOTIENT([.AI$1]*[.$B3]+[.AI$1]*[.$A3]*10;10);10)" office:value-type="float" office:value="2" calcext:value-type="float">
            <text:p>2</text:p>
          </table:table-cell>
          <table:table-cell table:formula="of:=MOD([.AJ$1]*[.$B3]+[.AJ$1]*[.$A3]*10;10)" office:value-type="float" office:value="4" calcext:value-type="float">
            <text:p>4</text:p>
          </table:table-cell>
          <table:table-cell/>
          <table:table-cell table:formula="of:=MOD(QUOTIENT([.AL$1]*[.$B3]+[.AL$1]*[.$A3]*10;10);10)" office:value-type="float" office:value="2" calcext:value-type="float">
            <text:p>2</text:p>
          </table:table-cell>
          <table:table-cell table:formula="of:=MOD([.AM$1]*[.$B3]+[.AM$1]*[.$A3]*10;10)" office:value-type="float" office:value="6" calcext:value-type="float">
            <text:p>6</text:p>
          </table:table-cell>
          <table:table-cell/>
          <table:table-cell table:formula="of:=MOD(QUOTIENT([.AO$1]*[.$B3]+[.AO$1]*[.$A3]*10;10);10)" office:value-type="float" office:value="2" calcext:value-type="float">
            <text:p>2</text:p>
          </table:table-cell>
          <table:table-cell table:formula="of:=MOD([.AP$1]*[.$B3]+[.AP$1]*[.$A3]*10;10)" office:value-type="float" office:value="8" calcext:value-type="float">
            <text:p>8</text:p>
          </table:table-cell>
          <table:table-cell/>
          <table:table-cell table:formula="of:=MOD(QUOTIENT([.AR$1]*[.$B3]+[.AR$1]*[.$A3]*10;10);10)" office:value-type="float" office:value="3" calcext:value-type="float">
            <text:p>3</text:p>
          </table:table-cell>
          <table:table-cell table:formula="of:=MOD([.AS$1]*[.$B3]+[.AS$1]*[.$A3]*10;10)" office:value-type="float" office:value="0" calcext:value-type="float">
            <text:p>0</text:p>
          </table:table-cell>
          <table:table-cell/>
          <table:table-cell table:formula="of:=MOD(QUOTIENT([.AU$1]*[.$B3]+[.AU$1]*[.$A3]*10;10);10)" office:value-type="float" office:value="3" calcext:value-type="float">
            <text:p>3</text:p>
          </table:table-cell>
          <table:table-cell table:formula="of:=MOD([.AV$1]*[.$B3]+[.AV$1]*[.$A3]*10;10)" office:value-type="float" office:value="2" calcext:value-type="float">
            <text:p>2</text:p>
          </table:table-cell>
          <table:table-cell/>
          <table:table-cell table:formula="of:=MOD(QUOTIENT([.AX$1]*[.$B3]+[.AX$1]*[.$A3]*10;10);10)" office:value-type="float" office:value="3" calcext:value-type="float">
            <text:p>3</text:p>
          </table:table-cell>
          <table:table-cell table:formula="of:=MOD([.AY$1]*[.$B3]+[.AY$1]*[.$A3]*10;10)" office:value-type="float" office:value="4" calcext:value-type="float">
            <text:p>4</text:p>
          </table:table-cell>
          <table:table-cell/>
          <table:table-cell table:formula="of:=MOD(QUOTIENT([.BA$1]*[.$B3]+[.BA$1]*[.$A3]*10;10);10)" office:value-type="float" office:value="3" calcext:value-type="float">
            <text:p>3</text:p>
          </table:table-cell>
          <table:table-cell table:formula="of:=MOD([.BB$1]*[.$B3]+[.BB$1]*[.$A3]*10;10)" office:value-type="float" office:value="6" calcext:value-type="float">
            <text:p>6</text:p>
          </table:table-cell>
          <table:table-cell/>
          <table:table-cell table:formula="of:=MOD(QUOTIENT([.BD$1]*[.$B3]+[.BD$1]*[.$A3]*10;10);10)" office:value-type="float" office:value="3" calcext:value-type="float">
            <text:p>3</text:p>
          </table:table-cell>
          <table:table-cell table:formula="of:=MOD([.BE$1]*[.$B3]+[.BE$1]*[.$A3]*10;10)" office:value-type="float" office:value="8" calcext:value-type="float">
            <text:p>8</text:p>
          </table:table-cell>
          <table:table-cell/>
          <table:table-cell table:formula="of:=MOD(QUOTIENT([.BG$1]*[.$B3]+[.BG$1]*[.$A3]*10;10);10)" office:value-type="float" office:value="4" calcext:value-type="float">
            <text:p>4</text:p>
          </table:table-cell>
          <table:table-cell table:formula="of:=MOD([.BH$1]*[.$B3]+[.BH$1]*[.$A3]*10;10)" office:value-type="float" office:value="0" calcext:value-type="float">
            <text:p>0</text:p>
          </table:table-cell>
          <table:table-cell table:number-columns-repeated="2"/>
          <table:table-cell table:formula="of:=MOD(QUOTIENT([.BK$1]*[.$B3]+[.BK$1]*[.$A3]*10;10);10)" office:value-type="float" office:value="4" calcext:value-type="float">
            <text:p>4</text:p>
          </table:table-cell>
          <table:table-cell table:formula="of:=MOD([.BL$1]*[.$B3]+[.BL$1]*[.$A3]*10;10)" office:value-type="float" office:value="2" calcext:value-type="float">
            <text:p>2</text:p>
          </table:table-cell>
          <table:table-cell table:number-columns-repeated="2"/>
          <table:table-cell table:formula="of:=MOD(QUOTIENT([.BO$1]*[.$B3]+[.BO$1]*[.$A3]*10;10);10)" office:value-type="float" office:value="4" calcext:value-type="float">
            <text:p>4</text:p>
          </table:table-cell>
          <table:table-cell table:formula="of:=MOD([.BP$1]*[.$B3]+[.BP$1]*[.$A3]*10;10)" office:value-type="float" office:value="4" calcext:value-type="float">
            <text:p>4</text:p>
          </table:table-cell>
          <table:table-cell table:number-columns-repeated="2"/>
          <table:table-cell table:formula="of:=MOD(QUOTIENT([.BS$1]*[.$B3]+[.BS$1]*[.$A3]*10;10);10)" office:value-type="float" office:value="4" calcext:value-type="float">
            <text:p>4</text:p>
          </table:table-cell>
          <table:table-cell table:formula="of:=MOD([.BT$1]*[.$B3]+[.BT$1]*[.$A3]*10;10)" office:value-type="float" office:value="6" calcext:value-type="float">
            <text:p>6</text:p>
          </table:table-cell>
          <table:table-cell table:number-columns-repeated="2"/>
          <table:table-cell table:formula="of:=MOD(QUOTIENT([.BW$1]*[.$B3]+[.BW$1]*[.$A3]*10;10);10)" office:value-type="float" office:value="4" calcext:value-type="float">
            <text:p>4</text:p>
          </table:table-cell>
          <table:table-cell table:formula="of:=MOD([.BX$1]*[.$B3]+[.BX$1]*[.$A3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MOD([.D$1]*[.$B4]+[.D$1]*[.$A4]*10;10)" office:value-type="float" office:value="3" calcext:value-type="float">
            <text:p>3</text:p>
          </table:table-cell>
          <table:table-cell/>
          <table:table-cell table:formula="of:=MOD([.F$1]*[.$B4]+[.F$1]*[.$A4]*10;10)" office:value-type="float" office:value="6" calcext:value-type="float">
            <text:p>6</text:p>
          </table:table-cell>
          <table:table-cell table:number-columns-repeated="2"/>
          <table:table-cell table:formula="of:=MOD([.I$1]*[.$B4]+[.I$1]*[.$A4]*10;10)" office:value-type="float" office:value="9" calcext:value-type="float">
            <text:p>9</text:p>
          </table:table-cell>
          <table:table-cell/>
          <table:table-cell table:formula="of:=MOD(QUOTIENT([.K$1]*[.$B4]+[.K$1]*[.$A4]*10;10);10)" office:value-type="float" office:value="1" calcext:value-type="float">
            <text:p>1</text:p>
          </table:table-cell>
          <table:table-cell table:formula="of:=MOD([.L$1]*[.$B4]+[.L$1]*[.$A4]*10;10)" office:value-type="float" office:value="2" calcext:value-type="float">
            <text:p>2</text:p>
          </table:table-cell>
          <table:table-cell/>
          <table:table-cell table:formula="of:=MOD(QUOTIENT([.N$1]*[.$B4]+[.N$1]*[.$A4]*10;10);10)" office:value-type="float" office:value="1" calcext:value-type="float">
            <text:p>1</text:p>
          </table:table-cell>
          <table:table-cell table:formula="of:=MOD([.O$1]*[.$B4]+[.O$1]*[.$A4]*10;10)" office:value-type="float" office:value="5" calcext:value-type="float">
            <text:p>5</text:p>
          </table:table-cell>
          <table:table-cell/>
          <table:table-cell table:formula="of:=MOD(QUOTIENT([.Q$1]*[.$B4]+[.Q$1]*[.$A4]*10;10);10)" office:value-type="float" office:value="1" calcext:value-type="float">
            <text:p>1</text:p>
          </table:table-cell>
          <table:table-cell table:formula="of:=MOD([.R$1]*[.$B4]+[.R$1]*[.$A4]*10;10)" office:value-type="float" office:value="8" calcext:value-type="float">
            <text:p>8</text:p>
          </table:table-cell>
          <table:table-cell/>
          <table:table-cell table:formula="of:=MOD(QUOTIENT([.T$1]*[.$B4]+[.T$1]*[.$A4]*10;10);10)" office:value-type="float" office:value="2" calcext:value-type="float">
            <text:p>2</text:p>
          </table:table-cell>
          <table:table-cell table:formula="of:=MOD([.U$1]*[.$B4]+[.U$1]*[.$A4]*10;10)" office:value-type="float" office:value="1" calcext:value-type="float">
            <text:p>1</text:p>
          </table:table-cell>
          <table:table-cell/>
          <table:table-cell table:formula="of:=MOD(QUOTIENT([.W$1]*[.$B4]+[.W$1]*[.$A4]*10;10);10)" office:value-type="float" office:value="2" calcext:value-type="float">
            <text:p>2</text:p>
          </table:table-cell>
          <table:table-cell table:formula="of:=MOD([.X$1]*[.$B4]+[.X$1]*[.$A4]*10;10)" office:value-type="float" office:value="4" calcext:value-type="float">
            <text:p>4</text:p>
          </table:table-cell>
          <table:table-cell/>
          <table:table-cell table:formula="of:=MOD(QUOTIENT([.Z$1]*[.$B4]+[.Z$1]*[.$A4]*10;10);10)" office:value-type="float" office:value="2" calcext:value-type="float">
            <text:p>2</text:p>
          </table:table-cell>
          <table:table-cell table:formula="of:=MOD([.AA$1]*[.$B4]+[.AA$1]*[.$A4]*10;10)" office:value-type="float" office:value="7" calcext:value-type="float">
            <text:p>7</text:p>
          </table:table-cell>
          <table:table-cell/>
          <table:table-cell table:formula="of:=MOD(QUOTIENT([.AC$1]*[.$B4]+[.AC$1]*[.$A4]*10;10);10)" office:value-type="float" office:value="3" calcext:value-type="float">
            <text:p>3</text:p>
          </table:table-cell>
          <table:table-cell table:formula="of:=MOD([.AD$1]*[.$B4]+[.AD$1]*[.$A4]*10;10)" office:value-type="float" office:value="0" calcext:value-type="float">
            <text:p>0</text:p>
          </table:table-cell>
          <table:table-cell/>
          <table:table-cell table:formula="of:=MOD(QUOTIENT([.AF$1]*[.$B4]+[.AF$1]*[.$A4]*10;10);10)" office:value-type="float" office:value="3" calcext:value-type="float">
            <text:p>3</text:p>
          </table:table-cell>
          <table:table-cell table:formula="of:=MOD([.AG$1]*[.$B4]+[.AG$1]*[.$A4]*10;10)" office:value-type="float" office:value="3" calcext:value-type="float">
            <text:p>3</text:p>
          </table:table-cell>
          <table:table-cell/>
          <table:table-cell table:formula="of:=MOD(QUOTIENT([.AI$1]*[.$B4]+[.AI$1]*[.$A4]*10;10);10)" office:value-type="float" office:value="3" calcext:value-type="float">
            <text:p>3</text:p>
          </table:table-cell>
          <table:table-cell table:formula="of:=MOD([.AJ$1]*[.$B4]+[.AJ$1]*[.$A4]*10;10)" office:value-type="float" office:value="6" calcext:value-type="float">
            <text:p>6</text:p>
          </table:table-cell>
          <table:table-cell/>
          <table:table-cell table:formula="of:=MOD(QUOTIENT([.AL$1]*[.$B4]+[.AL$1]*[.$A4]*10;10);10)" office:value-type="float" office:value="3" calcext:value-type="float">
            <text:p>3</text:p>
          </table:table-cell>
          <table:table-cell table:formula="of:=MOD([.AM$1]*[.$B4]+[.AM$1]*[.$A4]*10;10)" office:value-type="float" office:value="9" calcext:value-type="float">
            <text:p>9</text:p>
          </table:table-cell>
          <table:table-cell/>
          <table:table-cell table:formula="of:=MOD(QUOTIENT([.AO$1]*[.$B4]+[.AO$1]*[.$A4]*10;10);10)" office:value-type="float" office:value="4" calcext:value-type="float">
            <text:p>4</text:p>
          </table:table-cell>
          <table:table-cell table:formula="of:=MOD([.AP$1]*[.$B4]+[.AP$1]*[.$A4]*10;10)" office:value-type="float" office:value="2" calcext:value-type="float">
            <text:p>2</text:p>
          </table:table-cell>
          <table:table-cell/>
          <table:table-cell table:formula="of:=MOD(QUOTIENT([.AR$1]*[.$B4]+[.AR$1]*[.$A4]*10;10);10)" office:value-type="float" office:value="4" calcext:value-type="float">
            <text:p>4</text:p>
          </table:table-cell>
          <table:table-cell table:formula="of:=MOD([.AS$1]*[.$B4]+[.AS$1]*[.$A4]*10;10)" office:value-type="float" office:value="5" calcext:value-type="float">
            <text:p>5</text:p>
          </table:table-cell>
          <table:table-cell/>
          <table:table-cell table:formula="of:=MOD(QUOTIENT([.AU$1]*[.$B4]+[.AU$1]*[.$A4]*10;10);10)" office:value-type="float" office:value="4" calcext:value-type="float">
            <text:p>4</text:p>
          </table:table-cell>
          <table:table-cell table:formula="of:=MOD([.AV$1]*[.$B4]+[.AV$1]*[.$A4]*10;10)" office:value-type="float" office:value="8" calcext:value-type="float">
            <text:p>8</text:p>
          </table:table-cell>
          <table:table-cell/>
          <table:table-cell table:formula="of:=MOD(QUOTIENT([.AX$1]*[.$B4]+[.AX$1]*[.$A4]*10;10);10)" office:value-type="float" office:value="5" calcext:value-type="float">
            <text:p>5</text:p>
          </table:table-cell>
          <table:table-cell table:formula="of:=MOD([.AY$1]*[.$B4]+[.AY$1]*[.$A4]*10;10)" office:value-type="float" office:value="1" calcext:value-type="float">
            <text:p>1</text:p>
          </table:table-cell>
          <table:table-cell/>
          <table:table-cell table:formula="of:=MOD(QUOTIENT([.BA$1]*[.$B4]+[.BA$1]*[.$A4]*10;10);10)" office:value-type="float" office:value="5" calcext:value-type="float">
            <text:p>5</text:p>
          </table:table-cell>
          <table:table-cell table:formula="of:=MOD([.BB$1]*[.$B4]+[.BB$1]*[.$A4]*10;10)" office:value-type="float" office:value="4" calcext:value-type="float">
            <text:p>4</text:p>
          </table:table-cell>
          <table:table-cell/>
          <table:table-cell table:formula="of:=MOD(QUOTIENT([.BD$1]*[.$B4]+[.BD$1]*[.$A4]*10;10);10)" office:value-type="float" office:value="5" calcext:value-type="float">
            <text:p>5</text:p>
          </table:table-cell>
          <table:table-cell table:formula="of:=MOD([.BE$1]*[.$B4]+[.BE$1]*[.$A4]*10;10)" office:value-type="float" office:value="7" calcext:value-type="float">
            <text:p>7</text:p>
          </table:table-cell>
          <table:table-cell/>
          <table:table-cell table:formula="of:=MOD(QUOTIENT([.BG$1]*[.$B4]+[.BG$1]*[.$A4]*10;10);10)" office:value-type="float" office:value="6" calcext:value-type="float">
            <text:p>6</text:p>
          </table:table-cell>
          <table:table-cell table:formula="of:=MOD([.BH$1]*[.$B4]+[.BH$1]*[.$A4]*10;10)" office:value-type="float" office:value="0" calcext:value-type="float">
            <text:p>0</text:p>
          </table:table-cell>
          <table:table-cell table:number-columns-repeated="2"/>
          <table:table-cell table:formula="of:=MOD(QUOTIENT([.BK$1]*[.$B4]+[.BK$1]*[.$A4]*10;10);10)" office:value-type="float" office:value="6" calcext:value-type="float">
            <text:p>6</text:p>
          </table:table-cell>
          <table:table-cell table:formula="of:=MOD([.BL$1]*[.$B4]+[.BL$1]*[.$A4]*10;10)" office:value-type="float" office:value="3" calcext:value-type="float">
            <text:p>3</text:p>
          </table:table-cell>
          <table:table-cell table:number-columns-repeated="2"/>
          <table:table-cell table:formula="of:=MOD(QUOTIENT([.BO$1]*[.$B4]+[.BO$1]*[.$A4]*10;10);10)" office:value-type="float" office:value="6" calcext:value-type="float">
            <text:p>6</text:p>
          </table:table-cell>
          <table:table-cell table:formula="of:=MOD([.BP$1]*[.$B4]+[.BP$1]*[.$A4]*10;10)" office:value-type="float" office:value="6" calcext:value-type="float">
            <text:p>6</text:p>
          </table:table-cell>
          <table:table-cell table:number-columns-repeated="2"/>
          <table:table-cell table:formula="of:=MOD(QUOTIENT([.BS$1]*[.$B4]+[.BS$1]*[.$A4]*10;10);10)" office:value-type="float" office:value="6" calcext:value-type="float">
            <text:p>6</text:p>
          </table:table-cell>
          <table:table-cell table:formula="of:=MOD([.BT$1]*[.$B4]+[.BT$1]*[.$A4]*10;10)" office:value-type="float" office:value="9" calcext:value-type="float">
            <text:p>9</text:p>
          </table:table-cell>
          <table:table-cell table:number-columns-repeated="2"/>
          <table:table-cell table:formula="of:=MOD(QUOTIENT([.BW$1]*[.$B4]+[.BW$1]*[.$A4]*10;10);10)" office:value-type="float" office:value="7" calcext:value-type="float">
            <text:p>7</text:p>
          </table:table-cell>
          <table:table-cell table:formula="of:=MOD([.BX$1]*[.$B4]+[.BX$1]*[.$A4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MOD([.D$1]*[.$B5]+[.D$1]*[.$A5]*10;10)" office:value-type="float" office:value="4" calcext:value-type="float">
            <text:p>4</text:p>
          </table:table-cell>
          <table:table-cell/>
          <table:table-cell table:formula="of:=MOD([.F$1]*[.$B5]+[.F$1]*[.$A5]*10;10)" office:value-type="float" office:value="8" calcext:value-type="float">
            <text:p>8</text:p>
          </table:table-cell>
          <table:table-cell/>
          <table:table-cell table:formula="of:=MOD(QUOTIENT([.H$1]*[.$B5]+[.H$1]*[.$A5]*10;10);10)" office:value-type="float" office:value="1" calcext:value-type="float">
            <text:p>1</text:p>
          </table:table-cell>
          <table:table-cell table:formula="of:=MOD([.I$1]*[.$B5]+[.I$1]*[.$A5]*10;10)" office:value-type="float" office:value="2" calcext:value-type="float">
            <text:p>2</text:p>
          </table:table-cell>
          <table:table-cell/>
          <table:table-cell table:formula="of:=MOD(QUOTIENT([.K$1]*[.$B5]+[.K$1]*[.$A5]*10;10);10)" office:value-type="float" office:value="1" calcext:value-type="float">
            <text:p>1</text:p>
          </table:table-cell>
          <table:table-cell table:formula="of:=MOD([.L$1]*[.$B5]+[.L$1]*[.$A5]*10;10)" office:value-type="float" office:value="6" calcext:value-type="float">
            <text:p>6</text:p>
          </table:table-cell>
          <table:table-cell/>
          <table:table-cell table:formula="of:=MOD(QUOTIENT([.N$1]*[.$B5]+[.N$1]*[.$A5]*10;10);10)" office:value-type="float" office:value="2" calcext:value-type="float">
            <text:p>2</text:p>
          </table:table-cell>
          <table:table-cell table:formula="of:=MOD([.O$1]*[.$B5]+[.O$1]*[.$A5]*10;10)" office:value-type="float" office:value="0" calcext:value-type="float">
            <text:p>0</text:p>
          </table:table-cell>
          <table:table-cell/>
          <table:table-cell table:formula="of:=MOD(QUOTIENT([.Q$1]*[.$B5]+[.Q$1]*[.$A5]*10;10);10)" office:value-type="float" office:value="2" calcext:value-type="float">
            <text:p>2</text:p>
          </table:table-cell>
          <table:table-cell table:formula="of:=MOD([.R$1]*[.$B5]+[.R$1]*[.$A5]*10;10)" office:value-type="float" office:value="4" calcext:value-type="float">
            <text:p>4</text:p>
          </table:table-cell>
          <table:table-cell/>
          <table:table-cell table:formula="of:=MOD(QUOTIENT([.T$1]*[.$B5]+[.T$1]*[.$A5]*10;10);10)" office:value-type="float" office:value="2" calcext:value-type="float">
            <text:p>2</text:p>
          </table:table-cell>
          <table:table-cell table:formula="of:=MOD([.U$1]*[.$B5]+[.U$1]*[.$A5]*10;10)" office:value-type="float" office:value="8" calcext:value-type="float">
            <text:p>8</text:p>
          </table:table-cell>
          <table:table-cell/>
          <table:table-cell table:formula="of:=MOD(QUOTIENT([.W$1]*[.$B5]+[.W$1]*[.$A5]*10;10);10)" office:value-type="float" office:value="3" calcext:value-type="float">
            <text:p>3</text:p>
          </table:table-cell>
          <table:table-cell table:formula="of:=MOD([.X$1]*[.$B5]+[.X$1]*[.$A5]*10;10)" office:value-type="float" office:value="2" calcext:value-type="float">
            <text:p>2</text:p>
          </table:table-cell>
          <table:table-cell/>
          <table:table-cell table:formula="of:=MOD(QUOTIENT([.Z$1]*[.$B5]+[.Z$1]*[.$A5]*10;10);10)" office:value-type="float" office:value="3" calcext:value-type="float">
            <text:p>3</text:p>
          </table:table-cell>
          <table:table-cell table:formula="of:=MOD([.AA$1]*[.$B5]+[.AA$1]*[.$A5]*10;10)" office:value-type="float" office:value="6" calcext:value-type="float">
            <text:p>6</text:p>
          </table:table-cell>
          <table:table-cell/>
          <table:table-cell table:formula="of:=MOD(QUOTIENT([.AC$1]*[.$B5]+[.AC$1]*[.$A5]*10;10);10)" office:value-type="float" office:value="4" calcext:value-type="float">
            <text:p>4</text:p>
          </table:table-cell>
          <table:table-cell table:formula="of:=MOD([.AD$1]*[.$B5]+[.AD$1]*[.$A5]*10;10)" office:value-type="float" office:value="0" calcext:value-type="float">
            <text:p>0</text:p>
          </table:table-cell>
          <table:table-cell/>
          <table:table-cell table:formula="of:=MOD(QUOTIENT([.AF$1]*[.$B5]+[.AF$1]*[.$A5]*10;10);10)" office:value-type="float" office:value="4" calcext:value-type="float">
            <text:p>4</text:p>
          </table:table-cell>
          <table:table-cell table:formula="of:=MOD([.AG$1]*[.$B5]+[.AG$1]*[.$A5]*10;10)" office:value-type="float" office:value="4" calcext:value-type="float">
            <text:p>4</text:p>
          </table:table-cell>
          <table:table-cell/>
          <table:table-cell table:formula="of:=MOD(QUOTIENT([.AI$1]*[.$B5]+[.AI$1]*[.$A5]*10;10);10)" office:value-type="float" office:value="4" calcext:value-type="float">
            <text:p>4</text:p>
          </table:table-cell>
          <table:table-cell table:formula="of:=MOD([.AJ$1]*[.$B5]+[.AJ$1]*[.$A5]*10;10)" office:value-type="float" office:value="8" calcext:value-type="float">
            <text:p>8</text:p>
          </table:table-cell>
          <table:table-cell/>
          <table:table-cell table:formula="of:=MOD(QUOTIENT([.AL$1]*[.$B5]+[.AL$1]*[.$A5]*10;10);10)" office:value-type="float" office:value="5" calcext:value-type="float">
            <text:p>5</text:p>
          </table:table-cell>
          <table:table-cell table:formula="of:=MOD([.AM$1]*[.$B5]+[.AM$1]*[.$A5]*10;10)" office:value-type="float" office:value="2" calcext:value-type="float">
            <text:p>2</text:p>
          </table:table-cell>
          <table:table-cell/>
          <table:table-cell table:formula="of:=MOD(QUOTIENT([.AO$1]*[.$B5]+[.AO$1]*[.$A5]*10;10);10)" office:value-type="float" office:value="5" calcext:value-type="float">
            <text:p>5</text:p>
          </table:table-cell>
          <table:table-cell table:formula="of:=MOD([.AP$1]*[.$B5]+[.AP$1]*[.$A5]*10;10)" office:value-type="float" office:value="6" calcext:value-type="float">
            <text:p>6</text:p>
          </table:table-cell>
          <table:table-cell/>
          <table:table-cell table:formula="of:=MOD(QUOTIENT([.AR$1]*[.$B5]+[.AR$1]*[.$A5]*10;10);10)" office:value-type="float" office:value="6" calcext:value-type="float">
            <text:p>6</text:p>
          </table:table-cell>
          <table:table-cell table:formula="of:=MOD([.AS$1]*[.$B5]+[.AS$1]*[.$A5]*10;10)" office:value-type="float" office:value="0" calcext:value-type="float">
            <text:p>0</text:p>
          </table:table-cell>
          <table:table-cell/>
          <table:table-cell table:formula="of:=MOD(QUOTIENT([.AU$1]*[.$B5]+[.AU$1]*[.$A5]*10;10);10)" office:value-type="float" office:value="6" calcext:value-type="float">
            <text:p>6</text:p>
          </table:table-cell>
          <table:table-cell table:formula="of:=MOD([.AV$1]*[.$B5]+[.AV$1]*[.$A5]*10;10)" office:value-type="float" office:value="4" calcext:value-type="float">
            <text:p>4</text:p>
          </table:table-cell>
          <table:table-cell/>
          <table:table-cell table:formula="of:=MOD(QUOTIENT([.AX$1]*[.$B5]+[.AX$1]*[.$A5]*10;10);10)" office:value-type="float" office:value="6" calcext:value-type="float">
            <text:p>6</text:p>
          </table:table-cell>
          <table:table-cell table:formula="of:=MOD([.AY$1]*[.$B5]+[.AY$1]*[.$A5]*10;10)" office:value-type="float" office:value="8" calcext:value-type="float">
            <text:p>8</text:p>
          </table:table-cell>
          <table:table-cell/>
          <table:table-cell table:formula="of:=MOD(QUOTIENT([.BA$1]*[.$B5]+[.BA$1]*[.$A5]*10;10);10)" office:value-type="float" office:value="7" calcext:value-type="float">
            <text:p>7</text:p>
          </table:table-cell>
          <table:table-cell table:formula="of:=MOD([.BB$1]*[.$B5]+[.BB$1]*[.$A5]*10;10)" office:value-type="float" office:value="2" calcext:value-type="float">
            <text:p>2</text:p>
          </table:table-cell>
          <table:table-cell/>
          <table:table-cell table:formula="of:=MOD(QUOTIENT([.BD$1]*[.$B5]+[.BD$1]*[.$A5]*10;10);10)" office:value-type="float" office:value="7" calcext:value-type="float">
            <text:p>7</text:p>
          </table:table-cell>
          <table:table-cell table:formula="of:=MOD([.BE$1]*[.$B5]+[.BE$1]*[.$A5]*10;10)" office:value-type="float" office:value="6" calcext:value-type="float">
            <text:p>6</text:p>
          </table:table-cell>
          <table:table-cell/>
          <table:table-cell table:formula="of:=MOD(QUOTIENT([.BG$1]*[.$B5]+[.BG$1]*[.$A5]*10;10);10)" office:value-type="float" office:value="8" calcext:value-type="float">
            <text:p>8</text:p>
          </table:table-cell>
          <table:table-cell table:formula="of:=MOD([.BH$1]*[.$B5]+[.BH$1]*[.$A5]*10;10)" office:value-type="float" office:value="0" calcext:value-type="float">
            <text:p>0</text:p>
          </table:table-cell>
          <table:table-cell table:number-columns-repeated="2"/>
          <table:table-cell table:formula="of:=MOD(QUOTIENT([.BK$1]*[.$B5]+[.BK$1]*[.$A5]*10;10);10)" office:value-type="float" office:value="8" calcext:value-type="float">
            <text:p>8</text:p>
          </table:table-cell>
          <table:table-cell table:formula="of:=MOD([.BL$1]*[.$B5]+[.BL$1]*[.$A5]*10;10)" office:value-type="float" office:value="4" calcext:value-type="float">
            <text:p>4</text:p>
          </table:table-cell>
          <table:table-cell table:number-columns-repeated="2"/>
          <table:table-cell table:formula="of:=MOD(QUOTIENT([.BO$1]*[.$B5]+[.BO$1]*[.$A5]*10;10);10)" office:value-type="float" office:value="8" calcext:value-type="float">
            <text:p>8</text:p>
          </table:table-cell>
          <table:table-cell table:formula="of:=MOD([.BP$1]*[.$B5]+[.BP$1]*[.$A5]*10;10)" office:value-type="float" office:value="8" calcext:value-type="float">
            <text:p>8</text:p>
          </table:table-cell>
          <table:table-cell table:number-columns-repeated="2"/>
          <table:table-cell table:formula="of:=MOD(QUOTIENT([.BS$1]*[.$B5]+[.BS$1]*[.$A5]*10;10);10)" office:value-type="float" office:value="9" calcext:value-type="float">
            <text:p>9</text:p>
          </table:table-cell>
          <table:table-cell table:formula="of:=MOD([.BT$1]*[.$B5]+[.BT$1]*[.$A5]*10;10)" office:value-type="float" office:value="2" calcext:value-type="float">
            <text:p>2</text:p>
          </table:table-cell>
          <table:table-cell table:number-columns-repeated="2"/>
          <table:table-cell table:formula="of:=MOD(QUOTIENT([.BW$1]*[.$B5]+[.BW$1]*[.$A5]*10;10);10)" office:value-type="float" office:value="9" calcext:value-type="float">
            <text:p>9</text:p>
          </table:table-cell>
          <table:table-cell table:formula="of:=MOD([.BX$1]*[.$B5]+[.BX$1]*[.$A5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MOD([.D$1]*[.$B6]+[.D$1]*[.$A6]*10;10)" office:value-type="float" office:value="5" calcext:value-type="float">
            <text:p>5</text:p>
          </table:table-cell>
          <table:table-cell table:formula="of:=QUOTIENT([.E$1]*[.$B6]+[.E$1]*[.$A6]*10;10)" office:value-type="float" office:value="1" calcext:value-type="float">
            <text:p>1</text:p>
          </table:table-cell>
          <table:table-cell table:formula="of:=MOD([.F$1]*[.$B6]+[.F$1]*[.$A6]*10;10)" office:value-type="float" office:value="0" calcext:value-type="float">
            <text:p>0</text:p>
          </table:table-cell>
          <table:table-cell/>
          <table:table-cell table:formula="of:=MOD(QUOTIENT([.H$1]*[.$B6]+[.H$1]*[.$A6]*10;10);10)" office:value-type="float" office:value="1" calcext:value-type="float">
            <text:p>1</text:p>
          </table:table-cell>
          <table:table-cell table:formula="of:=MOD([.I$1]*[.$B6]+[.I$1]*[.$A6]*10;10)" office:value-type="float" office:value="5" calcext:value-type="float">
            <text:p>5</text:p>
          </table:table-cell>
          <table:table-cell/>
          <table:table-cell table:formula="of:=MOD(QUOTIENT([.K$1]*[.$B6]+[.K$1]*[.$A6]*10;10);10)" office:value-type="float" office:value="2" calcext:value-type="float">
            <text:p>2</text:p>
          </table:table-cell>
          <table:table-cell table:formula="of:=MOD([.L$1]*[.$B6]+[.L$1]*[.$A6]*10;10)" office:value-type="float" office:value="0" calcext:value-type="float">
            <text:p>0</text:p>
          </table:table-cell>
          <table:table-cell/>
          <table:table-cell table:formula="of:=MOD(QUOTIENT([.N$1]*[.$B6]+[.N$1]*[.$A6]*10;10);10)" office:value-type="float" office:value="2" calcext:value-type="float">
            <text:p>2</text:p>
          </table:table-cell>
          <table:table-cell table:formula="of:=MOD([.O$1]*[.$B6]+[.O$1]*[.$A6]*10;10)" office:value-type="float" office:value="5" calcext:value-type="float">
            <text:p>5</text:p>
          </table:table-cell>
          <table:table-cell/>
          <table:table-cell table:formula="of:=MOD(QUOTIENT([.Q$1]*[.$B6]+[.Q$1]*[.$A6]*10;10);10)" office:value-type="float" office:value="3" calcext:value-type="float">
            <text:p>3</text:p>
          </table:table-cell>
          <table:table-cell table:formula="of:=MOD([.R$1]*[.$B6]+[.R$1]*[.$A6]*10;10)" office:value-type="float" office:value="0" calcext:value-type="float">
            <text:p>0</text:p>
          </table:table-cell>
          <table:table-cell/>
          <table:table-cell table:formula="of:=MOD(QUOTIENT([.T$1]*[.$B6]+[.T$1]*[.$A6]*10;10);10)" office:value-type="float" office:value="3" calcext:value-type="float">
            <text:p>3</text:p>
          </table:table-cell>
          <table:table-cell table:formula="of:=MOD([.U$1]*[.$B6]+[.U$1]*[.$A6]*10;10)" office:value-type="float" office:value="5" calcext:value-type="float">
            <text:p>5</text:p>
          </table:table-cell>
          <table:table-cell/>
          <table:table-cell table:formula="of:=MOD(QUOTIENT([.W$1]*[.$B6]+[.W$1]*[.$A6]*10;10);10)" office:value-type="float" office:value="4" calcext:value-type="float">
            <text:p>4</text:p>
          </table:table-cell>
          <table:table-cell table:formula="of:=MOD([.X$1]*[.$B6]+[.X$1]*[.$A6]*10;10)" office:value-type="float" office:value="0" calcext:value-type="float">
            <text:p>0</text:p>
          </table:table-cell>
          <table:table-cell/>
          <table:table-cell table:formula="of:=MOD(QUOTIENT([.Z$1]*[.$B6]+[.Z$1]*[.$A6]*10;10);10)" office:value-type="float" office:value="4" calcext:value-type="float">
            <text:p>4</text:p>
          </table:table-cell>
          <table:table-cell table:formula="of:=MOD([.AA$1]*[.$B6]+[.AA$1]*[.$A6]*10;10)" office:value-type="float" office:value="5" calcext:value-type="float">
            <text:p>5</text:p>
          </table:table-cell>
          <table:table-cell/>
          <table:table-cell table:formula="of:=MOD(QUOTIENT([.AC$1]*[.$B6]+[.AC$1]*[.$A6]*10;10);10)" office:value-type="float" office:value="5" calcext:value-type="float">
            <text:p>5</text:p>
          </table:table-cell>
          <table:table-cell table:formula="of:=MOD([.AD$1]*[.$B6]+[.AD$1]*[.$A6]*10;10)" office:value-type="float" office:value="0" calcext:value-type="float">
            <text:p>0</text:p>
          </table:table-cell>
          <table:table-cell/>
          <table:table-cell table:formula="of:=MOD(QUOTIENT([.AF$1]*[.$B6]+[.AF$1]*[.$A6]*10;10);10)" office:value-type="float" office:value="5" calcext:value-type="float">
            <text:p>5</text:p>
          </table:table-cell>
          <table:table-cell table:formula="of:=MOD([.AG$1]*[.$B6]+[.AG$1]*[.$A6]*10;10)" office:value-type="float" office:value="5" calcext:value-type="float">
            <text:p>5</text:p>
          </table:table-cell>
          <table:table-cell/>
          <table:table-cell table:formula="of:=MOD(QUOTIENT([.AI$1]*[.$B6]+[.AI$1]*[.$A6]*10;10);10)" office:value-type="float" office:value="6" calcext:value-type="float">
            <text:p>6</text:p>
          </table:table-cell>
          <table:table-cell table:formula="of:=MOD([.AJ$1]*[.$B6]+[.AJ$1]*[.$A6]*10;10)" office:value-type="float" office:value="0" calcext:value-type="float">
            <text:p>0</text:p>
          </table:table-cell>
          <table:table-cell/>
          <table:table-cell table:formula="of:=MOD(QUOTIENT([.AL$1]*[.$B6]+[.AL$1]*[.$A6]*10;10);10)" office:value-type="float" office:value="6" calcext:value-type="float">
            <text:p>6</text:p>
          </table:table-cell>
          <table:table-cell table:formula="of:=MOD([.AM$1]*[.$B6]+[.AM$1]*[.$A6]*10;10)" office:value-type="float" office:value="5" calcext:value-type="float">
            <text:p>5</text:p>
          </table:table-cell>
          <table:table-cell/>
          <table:table-cell table:formula="of:=MOD(QUOTIENT([.AO$1]*[.$B6]+[.AO$1]*[.$A6]*10;10);10)" office:value-type="float" office:value="7" calcext:value-type="float">
            <text:p>7</text:p>
          </table:table-cell>
          <table:table-cell table:formula="of:=MOD([.AP$1]*[.$B6]+[.AP$1]*[.$A6]*10;10)" office:value-type="float" office:value="0" calcext:value-type="float">
            <text:p>0</text:p>
          </table:table-cell>
          <table:table-cell/>
          <table:table-cell table:formula="of:=MOD(QUOTIENT([.AR$1]*[.$B6]+[.AR$1]*[.$A6]*10;10);10)" office:value-type="float" office:value="7" calcext:value-type="float">
            <text:p>7</text:p>
          </table:table-cell>
          <table:table-cell table:formula="of:=MOD([.AS$1]*[.$B6]+[.AS$1]*[.$A6]*10;10)" office:value-type="float" office:value="5" calcext:value-type="float">
            <text:p>5</text:p>
          </table:table-cell>
          <table:table-cell/>
          <table:table-cell table:formula="of:=MOD(QUOTIENT([.AU$1]*[.$B6]+[.AU$1]*[.$A6]*10;10);10)" office:value-type="float" office:value="8" calcext:value-type="float">
            <text:p>8</text:p>
          </table:table-cell>
          <table:table-cell table:formula="of:=MOD([.AV$1]*[.$B6]+[.AV$1]*[.$A6]*10;10)" office:value-type="float" office:value="0" calcext:value-type="float">
            <text:p>0</text:p>
          </table:table-cell>
          <table:table-cell/>
          <table:table-cell table:formula="of:=MOD(QUOTIENT([.AX$1]*[.$B6]+[.AX$1]*[.$A6]*10;10);10)" office:value-type="float" office:value="8" calcext:value-type="float">
            <text:p>8</text:p>
          </table:table-cell>
          <table:table-cell table:formula="of:=MOD([.AY$1]*[.$B6]+[.AY$1]*[.$A6]*10;10)" office:value-type="float" office:value="5" calcext:value-type="float">
            <text:p>5</text:p>
          </table:table-cell>
          <table:table-cell/>
          <table:table-cell table:formula="of:=MOD(QUOTIENT([.BA$1]*[.$B6]+[.BA$1]*[.$A6]*10;10);10)" office:value-type="float" office:value="9" calcext:value-type="float">
            <text:p>9</text:p>
          </table:table-cell>
          <table:table-cell table:formula="of:=MOD([.BB$1]*[.$B6]+[.BB$1]*[.$A6]*10;10)" office:value-type="float" office:value="0" calcext:value-type="float">
            <text:p>0</text:p>
          </table:table-cell>
          <table:table-cell/>
          <table:table-cell table:formula="of:=MOD(QUOTIENT([.BD$1]*[.$B6]+[.BD$1]*[.$A6]*10;10);10)" office:value-type="float" office:value="9" calcext:value-type="float">
            <text:p>9</text:p>
          </table:table-cell>
          <table:table-cell table:formula="of:=MOD([.BE$1]*[.$B6]+[.BE$1]*[.$A6]*10;10)" office:value-type="float" office:value="5" calcext:value-type="float">
            <text:p>5</text:p>
          </table:table-cell>
          <table:table-cell table:formula="of:=QUOTIENT([.BF$1]*[.$B6]+[.BF$1]*[.$A6]*10;100)" office:value-type="float" office:value="1" calcext:value-type="float">
            <text:p>1</text:p>
          </table:table-cell>
          <table:table-cell table:formula="of:=MOD(QUOTIENT([.BG$1]*[.$B6]+[.BG$1]*[.$A6]*10;10);10)" office:value-type="float" office:value="0" calcext:value-type="float">
            <text:p>0</text:p>
          </table:table-cell>
          <table:table-cell table:formula="of:=MOD([.BH$1]*[.$B6]+[.BH$1]*[.$A6]*10;10)" office:value-type="float" office:value="0" calcext:value-type="float">
            <text:p>0</text:p>
          </table:table-cell>
          <table:table-cell/>
          <table:table-cell table:formula="of:=MOD(QUOTIENT([.BJ$1]*[.$B6]+[.BJ$1]*[.$A6]*10;100);10)" office:value-type="float" office:value="1" calcext:value-type="float">
            <text:p>1</text:p>
          </table:table-cell>
          <table:table-cell table:formula="of:=MOD(QUOTIENT([.BK$1]*[.$B6]+[.BK$1]*[.$A6]*10;10);10)" office:value-type="float" office:value="0" calcext:value-type="float">
            <text:p>0</text:p>
          </table:table-cell>
          <table:table-cell table:formula="of:=MOD([.BL$1]*[.$B6]+[.BL$1]*[.$A6]*10;10)" office:value-type="float" office:value="5" calcext:value-type="float">
            <text:p>5</text:p>
          </table:table-cell>
          <table:table-cell/>
          <table:table-cell table:formula="of:=MOD(QUOTIENT([.BN$1]*[.$B6]+[.BN$1]*[.$A6]*10;100);10)" office:value-type="float" office:value="1" calcext:value-type="float">
            <text:p>1</text:p>
          </table:table-cell>
          <table:table-cell table:formula="of:=MOD(QUOTIENT([.BO$1]*[.$B6]+[.BO$1]*[.$A6]*10;10);10)" office:value-type="float" office:value="1" calcext:value-type="float">
            <text:p>1</text:p>
          </table:table-cell>
          <table:table-cell table:formula="of:=MOD([.BP$1]*[.$B6]+[.BP$1]*[.$A6]*10;10)" office:value-type="float" office:value="0" calcext:value-type="float">
            <text:p>0</text:p>
          </table:table-cell>
          <table:table-cell/>
          <table:table-cell table:formula="of:=MOD(QUOTIENT([.BR$1]*[.$B6]+[.BR$1]*[.$A6]*10;100);10)" office:value-type="float" office:value="1" calcext:value-type="float">
            <text:p>1</text:p>
          </table:table-cell>
          <table:table-cell table:formula="of:=MOD(QUOTIENT([.BS$1]*[.$B6]+[.BS$1]*[.$A6]*10;10);10)" office:value-type="float" office:value="1" calcext:value-type="float">
            <text:p>1</text:p>
          </table:table-cell>
          <table:table-cell table:formula="of:=MOD([.BT$1]*[.$B6]+[.BT$1]*[.$A6]*10;10)" office:value-type="float" office:value="5" calcext:value-type="float">
            <text:p>5</text:p>
          </table:table-cell>
          <table:table-cell/>
          <table:table-cell table:formula="of:=MOD(QUOTIENT([.BV$1]*[.$B6]+[.BV$1]*[.$A6]*10;100);10)" office:value-type="float" office:value="1" calcext:value-type="float">
            <text:p>1</text:p>
          </table:table-cell>
          <table:table-cell table:formula="of:=MOD(QUOTIENT([.BW$1]*[.$B6]+[.BW$1]*[.$A6]*10;10);10)" office:value-type="float" office:value="2" calcext:value-type="float">
            <text:p>2</text:p>
          </table:table-cell>
          <table:table-cell table:formula="of:=MOD([.BX$1]*[.$B6]+[.BX$1]*[.$A6]*10;1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MOD([.D$1]*[.$B7]+[.D$1]*[.$A7]*10;10)" office:value-type="float" office:value="6" calcext:value-type="float">
            <text:p>6</text:p>
          </table:table-cell>
          <table:table-cell table:formula="of:=QUOTIENT([.E$1]*[.$B7]+[.E$1]*[.$A7]*10;10)" office:value-type="float" office:value="1" calcext:value-type="float">
            <text:p>1</text:p>
          </table:table-cell>
          <table:table-cell table:formula="of:=MOD([.F$1]*[.$B7]+[.F$1]*[.$A7]*10;10)" office:value-type="float" office:value="2" calcext:value-type="float">
            <text:p>2</text:p>
          </table:table-cell>
          <table:table-cell/>
          <table:table-cell table:formula="of:=MOD(QUOTIENT([.H$1]*[.$B7]+[.H$1]*[.$A7]*10;10);10)" office:value-type="float" office:value="1" calcext:value-type="float">
            <text:p>1</text:p>
          </table:table-cell>
          <table:table-cell table:formula="of:=MOD([.I$1]*[.$B7]+[.I$1]*[.$A7]*10;10)" office:value-type="float" office:value="8" calcext:value-type="float">
            <text:p>8</text:p>
          </table:table-cell>
          <table:table-cell/>
          <table:table-cell table:formula="of:=MOD(QUOTIENT([.K$1]*[.$B7]+[.K$1]*[.$A7]*10;10);10)" office:value-type="float" office:value="2" calcext:value-type="float">
            <text:p>2</text:p>
          </table:table-cell>
          <table:table-cell table:formula="of:=MOD([.L$1]*[.$B7]+[.L$1]*[.$A7]*10;10)" office:value-type="float" office:value="4" calcext:value-type="float">
            <text:p>4</text:p>
          </table:table-cell>
          <table:table-cell/>
          <table:table-cell table:formula="of:=MOD(QUOTIENT([.N$1]*[.$B7]+[.N$1]*[.$A7]*10;10);10)" office:value-type="float" office:value="3" calcext:value-type="float">
            <text:p>3</text:p>
          </table:table-cell>
          <table:table-cell table:formula="of:=MOD([.O$1]*[.$B7]+[.O$1]*[.$A7]*10;10)" office:value-type="float" office:value="0" calcext:value-type="float">
            <text:p>0</text:p>
          </table:table-cell>
          <table:table-cell/>
          <table:table-cell table:formula="of:=MOD(QUOTIENT([.Q$1]*[.$B7]+[.Q$1]*[.$A7]*10;10);10)" office:value-type="float" office:value="3" calcext:value-type="float">
            <text:p>3</text:p>
          </table:table-cell>
          <table:table-cell table:formula="of:=MOD([.R$1]*[.$B7]+[.R$1]*[.$A7]*10;10)" office:value-type="float" office:value="6" calcext:value-type="float">
            <text:p>6</text:p>
          </table:table-cell>
          <table:table-cell/>
          <table:table-cell table:formula="of:=MOD(QUOTIENT([.T$1]*[.$B7]+[.T$1]*[.$A7]*10;10);10)" office:value-type="float" office:value="4" calcext:value-type="float">
            <text:p>4</text:p>
          </table:table-cell>
          <table:table-cell table:formula="of:=MOD([.U$1]*[.$B7]+[.U$1]*[.$A7]*10;10)" office:value-type="float" office:value="2" calcext:value-type="float">
            <text:p>2</text:p>
          </table:table-cell>
          <table:table-cell/>
          <table:table-cell table:formula="of:=MOD(QUOTIENT([.W$1]*[.$B7]+[.W$1]*[.$A7]*10;10);10)" office:value-type="float" office:value="4" calcext:value-type="float">
            <text:p>4</text:p>
          </table:table-cell>
          <table:table-cell table:formula="of:=MOD([.X$1]*[.$B7]+[.X$1]*[.$A7]*10;10)" office:value-type="float" office:value="8" calcext:value-type="float">
            <text:p>8</text:p>
          </table:table-cell>
          <table:table-cell/>
          <table:table-cell table:formula="of:=MOD(QUOTIENT([.Z$1]*[.$B7]+[.Z$1]*[.$A7]*10;10);10)" office:value-type="float" office:value="5" calcext:value-type="float">
            <text:p>5</text:p>
          </table:table-cell>
          <table:table-cell table:formula="of:=MOD([.AA$1]*[.$B7]+[.AA$1]*[.$A7]*10;10)" office:value-type="float" office:value="4" calcext:value-type="float">
            <text:p>4</text:p>
          </table:table-cell>
          <table:table-cell/>
          <table:table-cell table:formula="of:=MOD(QUOTIENT([.AC$1]*[.$B7]+[.AC$1]*[.$A7]*10;10);10)" office:value-type="float" office:value="6" calcext:value-type="float">
            <text:p>6</text:p>
          </table:table-cell>
          <table:table-cell table:formula="of:=MOD([.AD$1]*[.$B7]+[.AD$1]*[.$A7]*10;10)" office:value-type="float" office:value="0" calcext:value-type="float">
            <text:p>0</text:p>
          </table:table-cell>
          <table:table-cell/>
          <table:table-cell table:formula="of:=MOD(QUOTIENT([.AF$1]*[.$B7]+[.AF$1]*[.$A7]*10;10);10)" office:value-type="float" office:value="6" calcext:value-type="float">
            <text:p>6</text:p>
          </table:table-cell>
          <table:table-cell table:formula="of:=MOD([.AG$1]*[.$B7]+[.AG$1]*[.$A7]*10;10)" office:value-type="float" office:value="6" calcext:value-type="float">
            <text:p>6</text:p>
          </table:table-cell>
          <table:table-cell/>
          <table:table-cell table:formula="of:=MOD(QUOTIENT([.AI$1]*[.$B7]+[.AI$1]*[.$A7]*10;10);10)" office:value-type="float" office:value="7" calcext:value-type="float">
            <text:p>7</text:p>
          </table:table-cell>
          <table:table-cell table:formula="of:=MOD([.AJ$1]*[.$B7]+[.AJ$1]*[.$A7]*10;10)" office:value-type="float" office:value="2" calcext:value-type="float">
            <text:p>2</text:p>
          </table:table-cell>
          <table:table-cell/>
          <table:table-cell table:formula="of:=MOD(QUOTIENT([.AL$1]*[.$B7]+[.AL$1]*[.$A7]*10;10);10)" office:value-type="float" office:value="7" calcext:value-type="float">
            <text:p>7</text:p>
          </table:table-cell>
          <table:table-cell table:formula="of:=MOD([.AM$1]*[.$B7]+[.AM$1]*[.$A7]*10;10)" office:value-type="float" office:value="8" calcext:value-type="float">
            <text:p>8</text:p>
          </table:table-cell>
          <table:table-cell/>
          <table:table-cell table:formula="of:=MOD(QUOTIENT([.AO$1]*[.$B7]+[.AO$1]*[.$A7]*10;10);10)" office:value-type="float" office:value="8" calcext:value-type="float">
            <text:p>8</text:p>
          </table:table-cell>
          <table:table-cell table:formula="of:=MOD([.AP$1]*[.$B7]+[.AP$1]*[.$A7]*10;10)" office:value-type="float" office:value="4" calcext:value-type="float">
            <text:p>4</text:p>
          </table:table-cell>
          <table:table-cell/>
          <table:table-cell table:formula="of:=MOD(QUOTIENT([.AR$1]*[.$B7]+[.AR$1]*[.$A7]*10;10);10)" office:value-type="float" office:value="9" calcext:value-type="float">
            <text:p>9</text:p>
          </table:table-cell>
          <table:table-cell table:formula="of:=MOD([.AS$1]*[.$B7]+[.AS$1]*[.$A7]*10;10)" office:value-type="float" office:value="0" calcext:value-type="float">
            <text:p>0</text:p>
          </table:table-cell>
          <table:table-cell/>
          <table:table-cell table:formula="of:=MOD(QUOTIENT([.AU$1]*[.$B7]+[.AU$1]*[.$A7]*10;10);10)" office:value-type="float" office:value="9" calcext:value-type="float">
            <text:p>9</text:p>
          </table:table-cell>
          <table:table-cell table:formula="of:=MOD([.AV$1]*[.$B7]+[.AV$1]*[.$A7]*10;10)" office:value-type="float" office:value="6" calcext:value-type="float">
            <text:p>6</text:p>
          </table:table-cell>
          <table:table-cell table:formula="of:=QUOTIENT([.AW$1]*[.$B7]+[.AW$1]*[.$A7]*10;100)" office:value-type="float" office:value="1" calcext:value-type="float">
            <text:p>1</text:p>
          </table:table-cell>
          <table:table-cell table:formula="of:=MOD(QUOTIENT([.AX$1]*[.$B7]+[.AX$1]*[.$A7]*10;10);10)" office:value-type="float" office:value="0" calcext:value-type="float">
            <text:p>0</text:p>
          </table:table-cell>
          <table:table-cell table:formula="of:=MOD([.AY$1]*[.$B7]+[.AY$1]*[.$A7]*10;10)" office:value-type="float" office:value="2" calcext:value-type="float">
            <text:p>2</text:p>
          </table:table-cell>
          <table:table-cell table:formula="of:=QUOTIENT([.AZ$1]*[.$B7]+[.AZ$1]*[.$A7]*10;100)" office:value-type="float" office:value="1" calcext:value-type="float">
            <text:p>1</text:p>
          </table:table-cell>
          <table:table-cell table:formula="of:=MOD(QUOTIENT([.BA$1]*[.$B7]+[.BA$1]*[.$A7]*10;10);10)" office:value-type="float" office:value="0" calcext:value-type="float">
            <text:p>0</text:p>
          </table:table-cell>
          <table:table-cell table:formula="of:=MOD([.BB$1]*[.$B7]+[.BB$1]*[.$A7]*10;10)" office:value-type="float" office:value="8" calcext:value-type="float">
            <text:p>8</text:p>
          </table:table-cell>
          <table:table-cell table:formula="of:=QUOTIENT([.BC$1]*[.$B7]+[.BC$1]*[.$A7]*10;100)" office:value-type="float" office:value="1" calcext:value-type="float">
            <text:p>1</text:p>
          </table:table-cell>
          <table:table-cell table:formula="of:=MOD(QUOTIENT([.BD$1]*[.$B7]+[.BD$1]*[.$A7]*10;10);10)" office:value-type="float" office:value="1" calcext:value-type="float">
            <text:p>1</text:p>
          </table:table-cell>
          <table:table-cell table:formula="of:=MOD([.BE$1]*[.$B7]+[.BE$1]*[.$A7]*10;10)" office:value-type="float" office:value="4" calcext:value-type="float">
            <text:p>4</text:p>
          </table:table-cell>
          <table:table-cell table:formula="of:=QUOTIENT([.BF$1]*[.$B7]+[.BF$1]*[.$A7]*10;100)" office:value-type="float" office:value="1" calcext:value-type="float">
            <text:p>1</text:p>
          </table:table-cell>
          <table:table-cell table:formula="of:=MOD(QUOTIENT([.BG$1]*[.$B7]+[.BG$1]*[.$A7]*10;10);10)" office:value-type="float" office:value="2" calcext:value-type="float">
            <text:p>2</text:p>
          </table:table-cell>
          <table:table-cell table:formula="of:=MOD([.BH$1]*[.$B7]+[.BH$1]*[.$A7]*10;10)" office:value-type="float" office:value="0" calcext:value-type="float">
            <text:p>0</text:p>
          </table:table-cell>
          <table:table-cell/>
          <table:table-cell table:formula="of:=MOD(QUOTIENT([.BJ$1]*[.$B7]+[.BJ$1]*[.$A7]*10;100);10)" office:value-type="float" office:value="1" calcext:value-type="float">
            <text:p>1</text:p>
          </table:table-cell>
          <table:table-cell table:formula="of:=MOD(QUOTIENT([.BK$1]*[.$B7]+[.BK$1]*[.$A7]*10;10);10)" office:value-type="float" office:value="2" calcext:value-type="float">
            <text:p>2</text:p>
          </table:table-cell>
          <table:table-cell table:formula="of:=MOD([.BL$1]*[.$B7]+[.BL$1]*[.$A7]*10;10)" office:value-type="float" office:value="6" calcext:value-type="float">
            <text:p>6</text:p>
          </table:table-cell>
          <table:table-cell/>
          <table:table-cell table:formula="of:=MOD(QUOTIENT([.BN$1]*[.$B7]+[.BN$1]*[.$A7]*10;100);10)" office:value-type="float" office:value="1" calcext:value-type="float">
            <text:p>1</text:p>
          </table:table-cell>
          <table:table-cell table:formula="of:=MOD(QUOTIENT([.BO$1]*[.$B7]+[.BO$1]*[.$A7]*10;10);10)" office:value-type="float" office:value="3" calcext:value-type="float">
            <text:p>3</text:p>
          </table:table-cell>
          <table:table-cell table:formula="of:=MOD([.BP$1]*[.$B7]+[.BP$1]*[.$A7]*10;10)" office:value-type="float" office:value="2" calcext:value-type="float">
            <text:p>2</text:p>
          </table:table-cell>
          <table:table-cell/>
          <table:table-cell table:formula="of:=MOD(QUOTIENT([.BR$1]*[.$B7]+[.BR$1]*[.$A7]*10;100);10)" office:value-type="float" office:value="1" calcext:value-type="float">
            <text:p>1</text:p>
          </table:table-cell>
          <table:table-cell table:formula="of:=MOD(QUOTIENT([.BS$1]*[.$B7]+[.BS$1]*[.$A7]*10;10);10)" office:value-type="float" office:value="3" calcext:value-type="float">
            <text:p>3</text:p>
          </table:table-cell>
          <table:table-cell table:formula="of:=MOD([.BT$1]*[.$B7]+[.BT$1]*[.$A7]*10;10)" office:value-type="float" office:value="8" calcext:value-type="float">
            <text:p>8</text:p>
          </table:table-cell>
          <table:table-cell/>
          <table:table-cell table:formula="of:=MOD(QUOTIENT([.BV$1]*[.$B7]+[.BV$1]*[.$A7]*10;100);10)" office:value-type="float" office:value="1" calcext:value-type="float">
            <text:p>1</text:p>
          </table:table-cell>
          <table:table-cell table:formula="of:=MOD(QUOTIENT([.BW$1]*[.$B7]+[.BW$1]*[.$A7]*10;10);10)" office:value-type="float" office:value="4" calcext:value-type="float">
            <text:p>4</text:p>
          </table:table-cell>
          <table:table-cell table:formula="of:=MOD([.BX$1]*[.$B7]+[.BX$1]*[.$A7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MOD([.D$1]*[.$B8]+[.D$1]*[.$A8]*10;10)" office:value-type="float" office:value="7" calcext:value-type="float">
            <text:p>7</text:p>
          </table:table-cell>
          <table:table-cell table:formula="of:=QUOTIENT([.E$1]*[.$B8]+[.E$1]*[.$A8]*10;10)" office:value-type="float" office:value="1" calcext:value-type="float">
            <text:p>1</text:p>
          </table:table-cell>
          <table:table-cell table:formula="of:=MOD([.F$1]*[.$B8]+[.F$1]*[.$A8]*10;10)" office:value-type="float" office:value="4" calcext:value-type="float">
            <text:p>4</text:p>
          </table:table-cell>
          <table:table-cell/>
          <table:table-cell table:formula="of:=MOD(QUOTIENT([.H$1]*[.$B8]+[.H$1]*[.$A8]*10;10);10)" office:value-type="float" office:value="2" calcext:value-type="float">
            <text:p>2</text:p>
          </table:table-cell>
          <table:table-cell table:formula="of:=MOD([.I$1]*[.$B8]+[.I$1]*[.$A8]*10;10)" office:value-type="float" office:value="1" calcext:value-type="float">
            <text:p>1</text:p>
          </table:table-cell>
          <table:table-cell/>
          <table:table-cell table:formula="of:=MOD(QUOTIENT([.K$1]*[.$B8]+[.K$1]*[.$A8]*10;10);10)" office:value-type="float" office:value="2" calcext:value-type="float">
            <text:p>2</text:p>
          </table:table-cell>
          <table:table-cell table:formula="of:=MOD([.L$1]*[.$B8]+[.L$1]*[.$A8]*10;10)" office:value-type="float" office:value="8" calcext:value-type="float">
            <text:p>8</text:p>
          </table:table-cell>
          <table:table-cell/>
          <table:table-cell table:formula="of:=MOD(QUOTIENT([.N$1]*[.$B8]+[.N$1]*[.$A8]*10;10);10)" office:value-type="float" office:value="3" calcext:value-type="float">
            <text:p>3</text:p>
          </table:table-cell>
          <table:table-cell table:formula="of:=MOD([.O$1]*[.$B8]+[.O$1]*[.$A8]*10;10)" office:value-type="float" office:value="5" calcext:value-type="float">
            <text:p>5</text:p>
          </table:table-cell>
          <table:table-cell/>
          <table:table-cell table:formula="of:=MOD(QUOTIENT([.Q$1]*[.$B8]+[.Q$1]*[.$A8]*10;10);10)" office:value-type="float" office:value="4" calcext:value-type="float">
            <text:p>4</text:p>
          </table:table-cell>
          <table:table-cell table:formula="of:=MOD([.R$1]*[.$B8]+[.R$1]*[.$A8]*10;10)" office:value-type="float" office:value="2" calcext:value-type="float">
            <text:p>2</text:p>
          </table:table-cell>
          <table:table-cell/>
          <table:table-cell table:formula="of:=MOD(QUOTIENT([.T$1]*[.$B8]+[.T$1]*[.$A8]*10;10);10)" office:value-type="float" office:value="4" calcext:value-type="float">
            <text:p>4</text:p>
          </table:table-cell>
          <table:table-cell table:formula="of:=MOD([.U$1]*[.$B8]+[.U$1]*[.$A8]*10;10)" office:value-type="float" office:value="9" calcext:value-type="float">
            <text:p>9</text:p>
          </table:table-cell>
          <table:table-cell/>
          <table:table-cell table:formula="of:=MOD(QUOTIENT([.W$1]*[.$B8]+[.W$1]*[.$A8]*10;10);10)" office:value-type="float" office:value="5" calcext:value-type="float">
            <text:p>5</text:p>
          </table:table-cell>
          <table:table-cell table:formula="of:=MOD([.X$1]*[.$B8]+[.X$1]*[.$A8]*10;10)" office:value-type="float" office:value="6" calcext:value-type="float">
            <text:p>6</text:p>
          </table:table-cell>
          <table:table-cell/>
          <table:table-cell table:formula="of:=MOD(QUOTIENT([.Z$1]*[.$B8]+[.Z$1]*[.$A8]*10;10);10)" office:value-type="float" office:value="6" calcext:value-type="float">
            <text:p>6</text:p>
          </table:table-cell>
          <table:table-cell table:formula="of:=MOD([.AA$1]*[.$B8]+[.AA$1]*[.$A8]*10;10)" office:value-type="float" office:value="3" calcext:value-type="float">
            <text:p>3</text:p>
          </table:table-cell>
          <table:table-cell/>
          <table:table-cell table:formula="of:=MOD(QUOTIENT([.AC$1]*[.$B8]+[.AC$1]*[.$A8]*10;10);10)" office:value-type="float" office:value="7" calcext:value-type="float">
            <text:p>7</text:p>
          </table:table-cell>
          <table:table-cell table:formula="of:=MOD([.AD$1]*[.$B8]+[.AD$1]*[.$A8]*10;10)" office:value-type="float" office:value="0" calcext:value-type="float">
            <text:p>0</text:p>
          </table:table-cell>
          <table:table-cell/>
          <table:table-cell table:formula="of:=MOD(QUOTIENT([.AF$1]*[.$B8]+[.AF$1]*[.$A8]*10;10);10)" office:value-type="float" office:value="7" calcext:value-type="float">
            <text:p>7</text:p>
          </table:table-cell>
          <table:table-cell table:formula="of:=MOD([.AG$1]*[.$B8]+[.AG$1]*[.$A8]*10;10)" office:value-type="float" office:value="7" calcext:value-type="float">
            <text:p>7</text:p>
          </table:table-cell>
          <table:table-cell/>
          <table:table-cell table:formula="of:=MOD(QUOTIENT([.AI$1]*[.$B8]+[.AI$1]*[.$A8]*10;10);10)" office:value-type="float" office:value="8" calcext:value-type="float">
            <text:p>8</text:p>
          </table:table-cell>
          <table:table-cell table:formula="of:=MOD([.AJ$1]*[.$B8]+[.AJ$1]*[.$A8]*10;10)" office:value-type="float" office:value="4" calcext:value-type="float">
            <text:p>4</text:p>
          </table:table-cell>
          <table:table-cell/>
          <table:table-cell table:formula="of:=MOD(QUOTIENT([.AL$1]*[.$B8]+[.AL$1]*[.$A8]*10;10);10)" office:value-type="float" office:value="9" calcext:value-type="float">
            <text:p>9</text:p>
          </table:table-cell>
          <table:table-cell table:formula="of:=MOD([.AM$1]*[.$B8]+[.AM$1]*[.$A8]*10;10)" office:value-type="float" office:value="1" calcext:value-type="float">
            <text:p>1</text:p>
          </table:table-cell>
          <table:table-cell/>
          <table:table-cell table:formula="of:=MOD(QUOTIENT([.AO$1]*[.$B8]+[.AO$1]*[.$A8]*10;10);10)" office:value-type="float" office:value="9" calcext:value-type="float">
            <text:p>9</text:p>
          </table:table-cell>
          <table:table-cell table:formula="of:=MOD([.AP$1]*[.$B8]+[.AP$1]*[.$A8]*10;10)" office:value-type="float" office:value="8" calcext:value-type="float">
            <text:p>8</text:p>
          </table:table-cell>
          <table:table-cell table:formula="of:=QUOTIENT([.AQ$1]*[.$B8]+[.AQ$1]*[.$A8]*10;100)" office:value-type="float" office:value="1" calcext:value-type="float">
            <text:p>1</text:p>
          </table:table-cell>
          <table:table-cell table:formula="of:=MOD(QUOTIENT([.AR$1]*[.$B8]+[.AR$1]*[.$A8]*10;10);10)" office:value-type="float" office:value="0" calcext:value-type="float">
            <text:p>0</text:p>
          </table:table-cell>
          <table:table-cell table:formula="of:=MOD([.AS$1]*[.$B8]+[.AS$1]*[.$A8]*10;10)" office:value-type="float" office:value="5" calcext:value-type="float">
            <text:p>5</text:p>
          </table:table-cell>
          <table:table-cell table:formula="of:=QUOTIENT([.AT$1]*[.$B8]+[.AT$1]*[.$A8]*10;100)" office:value-type="float" office:value="1" calcext:value-type="float">
            <text:p>1</text:p>
          </table:table-cell>
          <table:table-cell table:formula="of:=MOD(QUOTIENT([.AU$1]*[.$B8]+[.AU$1]*[.$A8]*10;10);10)" office:value-type="float" office:value="1" calcext:value-type="float">
            <text:p>1</text:p>
          </table:table-cell>
          <table:table-cell table:formula="of:=MOD([.AV$1]*[.$B8]+[.AV$1]*[.$A8]*10;10)" office:value-type="float" office:value="2" calcext:value-type="float">
            <text:p>2</text:p>
          </table:table-cell>
          <table:table-cell table:formula="of:=QUOTIENT([.AW$1]*[.$B8]+[.AW$1]*[.$A8]*10;100)" office:value-type="float" office:value="1" calcext:value-type="float">
            <text:p>1</text:p>
          </table:table-cell>
          <table:table-cell table:formula="of:=MOD(QUOTIENT([.AX$1]*[.$B8]+[.AX$1]*[.$A8]*10;10);10)" office:value-type="float" office:value="1" calcext:value-type="float">
            <text:p>1</text:p>
          </table:table-cell>
          <table:table-cell table:formula="of:=MOD([.AY$1]*[.$B8]+[.AY$1]*[.$A8]*10;10)" office:value-type="float" office:value="9" calcext:value-type="float">
            <text:p>9</text:p>
          </table:table-cell>
          <table:table-cell table:formula="of:=QUOTIENT([.AZ$1]*[.$B8]+[.AZ$1]*[.$A8]*10;100)" office:value-type="float" office:value="1" calcext:value-type="float">
            <text:p>1</text:p>
          </table:table-cell>
          <table:table-cell table:formula="of:=MOD(QUOTIENT([.BA$1]*[.$B8]+[.BA$1]*[.$A8]*10;10);10)" office:value-type="float" office:value="2" calcext:value-type="float">
            <text:p>2</text:p>
          </table:table-cell>
          <table:table-cell table:formula="of:=MOD([.BB$1]*[.$B8]+[.BB$1]*[.$A8]*10;10)" office:value-type="float" office:value="6" calcext:value-type="float">
            <text:p>6</text:p>
          </table:table-cell>
          <table:table-cell table:formula="of:=QUOTIENT([.BC$1]*[.$B8]+[.BC$1]*[.$A8]*10;100)" office:value-type="float" office:value="1" calcext:value-type="float">
            <text:p>1</text:p>
          </table:table-cell>
          <table:table-cell table:formula="of:=MOD(QUOTIENT([.BD$1]*[.$B8]+[.BD$1]*[.$A8]*10;10);10)" office:value-type="float" office:value="3" calcext:value-type="float">
            <text:p>3</text:p>
          </table:table-cell>
          <table:table-cell table:formula="of:=MOD([.BE$1]*[.$B8]+[.BE$1]*[.$A8]*10;10)" office:value-type="float" office:value="3" calcext:value-type="float">
            <text:p>3</text:p>
          </table:table-cell>
          <table:table-cell table:formula="of:=QUOTIENT([.BF$1]*[.$B8]+[.BF$1]*[.$A8]*10;100)" office:value-type="float" office:value="1" calcext:value-type="float">
            <text:p>1</text:p>
          </table:table-cell>
          <table:table-cell table:formula="of:=MOD(QUOTIENT([.BG$1]*[.$B8]+[.BG$1]*[.$A8]*10;10);10)" office:value-type="float" office:value="4" calcext:value-type="float">
            <text:p>4</text:p>
          </table:table-cell>
          <table:table-cell table:formula="of:=MOD([.BH$1]*[.$B8]+[.BH$1]*[.$A8]*10;10)" office:value-type="float" office:value="0" calcext:value-type="float">
            <text:p>0</text:p>
          </table:table-cell>
          <table:table-cell/>
          <table:table-cell table:formula="of:=MOD(QUOTIENT([.BJ$1]*[.$B8]+[.BJ$1]*[.$A8]*10;100);10)" office:value-type="float" office:value="1" calcext:value-type="float">
            <text:p>1</text:p>
          </table:table-cell>
          <table:table-cell table:formula="of:=MOD(QUOTIENT([.BK$1]*[.$B8]+[.BK$1]*[.$A8]*10;10);10)" office:value-type="float" office:value="4" calcext:value-type="float">
            <text:p>4</text:p>
          </table:table-cell>
          <table:table-cell table:formula="of:=MOD([.BL$1]*[.$B8]+[.BL$1]*[.$A8]*10;10)" office:value-type="float" office:value="7" calcext:value-type="float">
            <text:p>7</text:p>
          </table:table-cell>
          <table:table-cell/>
          <table:table-cell table:formula="of:=MOD(QUOTIENT([.BN$1]*[.$B8]+[.BN$1]*[.$A8]*10;100);10)" office:value-type="float" office:value="1" calcext:value-type="float">
            <text:p>1</text:p>
          </table:table-cell>
          <table:table-cell table:formula="of:=MOD(QUOTIENT([.BO$1]*[.$B8]+[.BO$1]*[.$A8]*10;10);10)" office:value-type="float" office:value="5" calcext:value-type="float">
            <text:p>5</text:p>
          </table:table-cell>
          <table:table-cell table:formula="of:=MOD([.BP$1]*[.$B8]+[.BP$1]*[.$A8]*10;10)" office:value-type="float" office:value="4" calcext:value-type="float">
            <text:p>4</text:p>
          </table:table-cell>
          <table:table-cell/>
          <table:table-cell table:formula="of:=MOD(QUOTIENT([.BR$1]*[.$B8]+[.BR$1]*[.$A8]*10;100);10)" office:value-type="float" office:value="1" calcext:value-type="float">
            <text:p>1</text:p>
          </table:table-cell>
          <table:table-cell table:formula="of:=MOD(QUOTIENT([.BS$1]*[.$B8]+[.BS$1]*[.$A8]*10;10);10)" office:value-type="float" office:value="6" calcext:value-type="float">
            <text:p>6</text:p>
          </table:table-cell>
          <table:table-cell table:formula="of:=MOD([.BT$1]*[.$B8]+[.BT$1]*[.$A8]*10;10)" office:value-type="float" office:value="1" calcext:value-type="float">
            <text:p>1</text:p>
          </table:table-cell>
          <table:table-cell/>
          <table:table-cell table:formula="of:=MOD(QUOTIENT([.BV$1]*[.$B8]+[.BV$1]*[.$A8]*10;100);10)" office:value-type="float" office:value="1" calcext:value-type="float">
            <text:p>1</text:p>
          </table:table-cell>
          <table:table-cell table:formula="of:=MOD(QUOTIENT([.BW$1]*[.$B8]+[.BW$1]*[.$A8]*10;10);10)" office:value-type="float" office:value="6" calcext:value-type="float">
            <text:p>6</text:p>
          </table:table-cell>
          <table:table-cell table:formula="of:=MOD([.BX$1]*[.$B8]+[.BX$1]*[.$A8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MOD([.D$1]*[.$B9]+[.D$1]*[.$A9]*10;10)" office:value-type="float" office:value="8" calcext:value-type="float">
            <text:p>8</text:p>
          </table:table-cell>
          <table:table-cell table:formula="of:=QUOTIENT([.E$1]*[.$B9]+[.E$1]*[.$A9]*10;10)" office:value-type="float" office:value="1" calcext:value-type="float">
            <text:p>1</text:p>
          </table:table-cell>
          <table:table-cell table:formula="of:=MOD([.F$1]*[.$B9]+[.F$1]*[.$A9]*10;10)" office:value-type="float" office:value="6" calcext:value-type="float">
            <text:p>6</text:p>
          </table:table-cell>
          <table:table-cell/>
          <table:table-cell table:formula="of:=MOD(QUOTIENT([.H$1]*[.$B9]+[.H$1]*[.$A9]*10;10);10)" office:value-type="float" office:value="2" calcext:value-type="float">
            <text:p>2</text:p>
          </table:table-cell>
          <table:table-cell table:formula="of:=MOD([.I$1]*[.$B9]+[.I$1]*[.$A9]*10;10)" office:value-type="float" office:value="4" calcext:value-type="float">
            <text:p>4</text:p>
          </table:table-cell>
          <table:table-cell/>
          <table:table-cell table:formula="of:=MOD(QUOTIENT([.K$1]*[.$B9]+[.K$1]*[.$A9]*10;10);10)" office:value-type="float" office:value="3" calcext:value-type="float">
            <text:p>3</text:p>
          </table:table-cell>
          <table:table-cell table:formula="of:=MOD([.L$1]*[.$B9]+[.L$1]*[.$A9]*10;10)" office:value-type="float" office:value="2" calcext:value-type="float">
            <text:p>2</text:p>
          </table:table-cell>
          <table:table-cell/>
          <table:table-cell table:formula="of:=MOD(QUOTIENT([.N$1]*[.$B9]+[.N$1]*[.$A9]*10;10);10)" office:value-type="float" office:value="4" calcext:value-type="float">
            <text:p>4</text:p>
          </table:table-cell>
          <table:table-cell table:formula="of:=MOD([.O$1]*[.$B9]+[.O$1]*[.$A9]*10;10)" office:value-type="float" office:value="0" calcext:value-type="float">
            <text:p>0</text:p>
          </table:table-cell>
          <table:table-cell/>
          <table:table-cell table:formula="of:=MOD(QUOTIENT([.Q$1]*[.$B9]+[.Q$1]*[.$A9]*10;10);10)" office:value-type="float" office:value="4" calcext:value-type="float">
            <text:p>4</text:p>
          </table:table-cell>
          <table:table-cell table:formula="of:=MOD([.R$1]*[.$B9]+[.R$1]*[.$A9]*10;10)" office:value-type="float" office:value="8" calcext:value-type="float">
            <text:p>8</text:p>
          </table:table-cell>
          <table:table-cell/>
          <table:table-cell table:formula="of:=MOD(QUOTIENT([.T$1]*[.$B9]+[.T$1]*[.$A9]*10;10);10)" office:value-type="float" office:value="5" calcext:value-type="float">
            <text:p>5</text:p>
          </table:table-cell>
          <table:table-cell table:formula="of:=MOD([.U$1]*[.$B9]+[.U$1]*[.$A9]*10;10)" office:value-type="float" office:value="6" calcext:value-type="float">
            <text:p>6</text:p>
          </table:table-cell>
          <table:table-cell/>
          <table:table-cell table:formula="of:=MOD(QUOTIENT([.W$1]*[.$B9]+[.W$1]*[.$A9]*10;10);10)" office:value-type="float" office:value="6" calcext:value-type="float">
            <text:p>6</text:p>
          </table:table-cell>
          <table:table-cell table:formula="of:=MOD([.X$1]*[.$B9]+[.X$1]*[.$A9]*10;10)" office:value-type="float" office:value="4" calcext:value-type="float">
            <text:p>4</text:p>
          </table:table-cell>
          <table:table-cell/>
          <table:table-cell table:formula="of:=MOD(QUOTIENT([.Z$1]*[.$B9]+[.Z$1]*[.$A9]*10;10);10)" office:value-type="float" office:value="7" calcext:value-type="float">
            <text:p>7</text:p>
          </table:table-cell>
          <table:table-cell table:formula="of:=MOD([.AA$1]*[.$B9]+[.AA$1]*[.$A9]*10;10)" office:value-type="float" office:value="2" calcext:value-type="float">
            <text:p>2</text:p>
          </table:table-cell>
          <table:table-cell/>
          <table:table-cell table:formula="of:=MOD(QUOTIENT([.AC$1]*[.$B9]+[.AC$1]*[.$A9]*10;10);10)" office:value-type="float" office:value="8" calcext:value-type="float">
            <text:p>8</text:p>
          </table:table-cell>
          <table:table-cell table:formula="of:=MOD([.AD$1]*[.$B9]+[.AD$1]*[.$A9]*10;10)" office:value-type="float" office:value="0" calcext:value-type="float">
            <text:p>0</text:p>
          </table:table-cell>
          <table:table-cell/>
          <table:table-cell table:formula="of:=MOD(QUOTIENT([.AF$1]*[.$B9]+[.AF$1]*[.$A9]*10;10);10)" office:value-type="float" office:value="8" calcext:value-type="float">
            <text:p>8</text:p>
          </table:table-cell>
          <table:table-cell table:formula="of:=MOD([.AG$1]*[.$B9]+[.AG$1]*[.$A9]*10;10)" office:value-type="float" office:value="8" calcext:value-type="float">
            <text:p>8</text:p>
          </table:table-cell>
          <table:table-cell/>
          <table:table-cell table:formula="of:=MOD(QUOTIENT([.AI$1]*[.$B9]+[.AI$1]*[.$A9]*10;10);10)" office:value-type="float" office:value="9" calcext:value-type="float">
            <text:p>9</text:p>
          </table:table-cell>
          <table:table-cell table:formula="of:=MOD([.AJ$1]*[.$B9]+[.AJ$1]*[.$A9]*10;10)" office:value-type="float" office:value="6" calcext:value-type="float">
            <text:p>6</text:p>
          </table:table-cell>
          <table:table-cell table:formula="of:=QUOTIENT([.AK$1]*[.$B9]+[.AK$1]*[.$A9]*10;100)" office:value-type="float" office:value="1" calcext:value-type="float">
            <text:p>1</text:p>
          </table:table-cell>
          <table:table-cell table:formula="of:=MOD(QUOTIENT([.AL$1]*[.$B9]+[.AL$1]*[.$A9]*10;10);10)" office:value-type="float" office:value="0" calcext:value-type="float">
            <text:p>0</text:p>
          </table:table-cell>
          <table:table-cell table:formula="of:=MOD([.AM$1]*[.$B9]+[.AM$1]*[.$A9]*10;10)" office:value-type="float" office:value="4" calcext:value-type="float">
            <text:p>4</text:p>
          </table:table-cell>
          <table:table-cell table:formula="of:=QUOTIENT([.AN$1]*[.$B9]+[.AN$1]*[.$A9]*10;100)" office:value-type="float" office:value="1" calcext:value-type="float">
            <text:p>1</text:p>
          </table:table-cell>
          <table:table-cell table:formula="of:=MOD(QUOTIENT([.AO$1]*[.$B9]+[.AO$1]*[.$A9]*10;10);10)" office:value-type="float" office:value="1" calcext:value-type="float">
            <text:p>1</text:p>
          </table:table-cell>
          <table:table-cell table:formula="of:=MOD([.AP$1]*[.$B9]+[.AP$1]*[.$A9]*10;10)" office:value-type="float" office:value="2" calcext:value-type="float">
            <text:p>2</text:p>
          </table:table-cell>
          <table:table-cell table:formula="of:=QUOTIENT([.AQ$1]*[.$B9]+[.AQ$1]*[.$A9]*10;100)" office:value-type="float" office:value="1" calcext:value-type="float">
            <text:p>1</text:p>
          </table:table-cell>
          <table:table-cell table:formula="of:=MOD(QUOTIENT([.AR$1]*[.$B9]+[.AR$1]*[.$A9]*10;10);10)" office:value-type="float" office:value="2" calcext:value-type="float">
            <text:p>2</text:p>
          </table:table-cell>
          <table:table-cell table:formula="of:=MOD([.AS$1]*[.$B9]+[.AS$1]*[.$A9]*10;10)" office:value-type="float" office:value="0" calcext:value-type="float">
            <text:p>0</text:p>
          </table:table-cell>
          <table:table-cell table:formula="of:=QUOTIENT([.AT$1]*[.$B9]+[.AT$1]*[.$A9]*10;100)" office:value-type="float" office:value="1" calcext:value-type="float">
            <text:p>1</text:p>
          </table:table-cell>
          <table:table-cell table:formula="of:=MOD(QUOTIENT([.AU$1]*[.$B9]+[.AU$1]*[.$A9]*10;10);10)" office:value-type="float" office:value="2" calcext:value-type="float">
            <text:p>2</text:p>
          </table:table-cell>
          <table:table-cell table:formula="of:=MOD([.AV$1]*[.$B9]+[.AV$1]*[.$A9]*10;10)" office:value-type="float" office:value="8" calcext:value-type="float">
            <text:p>8</text:p>
          </table:table-cell>
          <table:table-cell table:formula="of:=QUOTIENT([.AW$1]*[.$B9]+[.AW$1]*[.$A9]*10;100)" office:value-type="float" office:value="1" calcext:value-type="float">
            <text:p>1</text:p>
          </table:table-cell>
          <table:table-cell table:formula="of:=MOD(QUOTIENT([.AX$1]*[.$B9]+[.AX$1]*[.$A9]*10;10);10)" office:value-type="float" office:value="3" calcext:value-type="float">
            <text:p>3</text:p>
          </table:table-cell>
          <table:table-cell table:formula="of:=MOD([.AY$1]*[.$B9]+[.AY$1]*[.$A9]*10;10)" office:value-type="float" office:value="6" calcext:value-type="float">
            <text:p>6</text:p>
          </table:table-cell>
          <table:table-cell table:formula="of:=QUOTIENT([.AZ$1]*[.$B9]+[.AZ$1]*[.$A9]*10;100)" office:value-type="float" office:value="1" calcext:value-type="float">
            <text:p>1</text:p>
          </table:table-cell>
          <table:table-cell table:formula="of:=MOD(QUOTIENT([.BA$1]*[.$B9]+[.BA$1]*[.$A9]*10;10);10)" office:value-type="float" office:value="4" calcext:value-type="float">
            <text:p>4</text:p>
          </table:table-cell>
          <table:table-cell table:formula="of:=MOD([.BB$1]*[.$B9]+[.BB$1]*[.$A9]*10;10)" office:value-type="float" office:value="4" calcext:value-type="float">
            <text:p>4</text:p>
          </table:table-cell>
          <table:table-cell table:formula="of:=QUOTIENT([.BC$1]*[.$B9]+[.BC$1]*[.$A9]*10;100)" office:value-type="float" office:value="1" calcext:value-type="float">
            <text:p>1</text:p>
          </table:table-cell>
          <table:table-cell table:formula="of:=MOD(QUOTIENT([.BD$1]*[.$B9]+[.BD$1]*[.$A9]*10;10);10)" office:value-type="float" office:value="5" calcext:value-type="float">
            <text:p>5</text:p>
          </table:table-cell>
          <table:table-cell table:formula="of:=MOD([.BE$1]*[.$B9]+[.BE$1]*[.$A9]*10;10)" office:value-type="float" office:value="2" calcext:value-type="float">
            <text:p>2</text:p>
          </table:table-cell>
          <table:table-cell table:formula="of:=QUOTIENT([.BF$1]*[.$B9]+[.BF$1]*[.$A9]*10;100)" office:value-type="float" office:value="1" calcext:value-type="float">
            <text:p>1</text:p>
          </table:table-cell>
          <table:table-cell table:formula="of:=MOD(QUOTIENT([.BG$1]*[.$B9]+[.BG$1]*[.$A9]*10;10);10)" office:value-type="float" office:value="6" calcext:value-type="float">
            <text:p>6</text:p>
          </table:table-cell>
          <table:table-cell table:formula="of:=MOD([.BH$1]*[.$B9]+[.BH$1]*[.$A9]*10;10)" office:value-type="float" office:value="0" calcext:value-type="float">
            <text:p>0</text:p>
          </table:table-cell>
          <table:table-cell/>
          <table:table-cell table:formula="of:=MOD(QUOTIENT([.BJ$1]*[.$B9]+[.BJ$1]*[.$A9]*10;100);10)" office:value-type="float" office:value="1" calcext:value-type="float">
            <text:p>1</text:p>
          </table:table-cell>
          <table:table-cell table:formula="of:=MOD(QUOTIENT([.BK$1]*[.$B9]+[.BK$1]*[.$A9]*10;10);10)" office:value-type="float" office:value="6" calcext:value-type="float">
            <text:p>6</text:p>
          </table:table-cell>
          <table:table-cell table:formula="of:=MOD([.BL$1]*[.$B9]+[.BL$1]*[.$A9]*10;10)" office:value-type="float" office:value="8" calcext:value-type="float">
            <text:p>8</text:p>
          </table:table-cell>
          <table:table-cell/>
          <table:table-cell table:formula="of:=MOD(QUOTIENT([.BN$1]*[.$B9]+[.BN$1]*[.$A9]*10;100);10)" office:value-type="float" office:value="1" calcext:value-type="float">
            <text:p>1</text:p>
          </table:table-cell>
          <table:table-cell table:formula="of:=MOD(QUOTIENT([.BO$1]*[.$B9]+[.BO$1]*[.$A9]*10;10);10)" office:value-type="float" office:value="7" calcext:value-type="float">
            <text:p>7</text:p>
          </table:table-cell>
          <table:table-cell table:formula="of:=MOD([.BP$1]*[.$B9]+[.BP$1]*[.$A9]*10;10)" office:value-type="float" office:value="6" calcext:value-type="float">
            <text:p>6</text:p>
          </table:table-cell>
          <table:table-cell/>
          <table:table-cell table:formula="of:=MOD(QUOTIENT([.BR$1]*[.$B9]+[.BR$1]*[.$A9]*10;100);10)" office:value-type="float" office:value="1" calcext:value-type="float">
            <text:p>1</text:p>
          </table:table-cell>
          <table:table-cell table:formula="of:=MOD(QUOTIENT([.BS$1]*[.$B9]+[.BS$1]*[.$A9]*10;10);10)" office:value-type="float" office:value="8" calcext:value-type="float">
            <text:p>8</text:p>
          </table:table-cell>
          <table:table-cell table:formula="of:=MOD([.BT$1]*[.$B9]+[.BT$1]*[.$A9]*10;10)" office:value-type="float" office:value="4" calcext:value-type="float">
            <text:p>4</text:p>
          </table:table-cell>
          <table:table-cell/>
          <table:table-cell table:formula="of:=MOD(QUOTIENT([.BV$1]*[.$B9]+[.BV$1]*[.$A9]*10;100);10)" office:value-type="float" office:value="1" calcext:value-type="float">
            <text:p>1</text:p>
          </table:table-cell>
          <table:table-cell table:formula="of:=MOD(QUOTIENT([.BW$1]*[.$B9]+[.BW$1]*[.$A9]*10;10);10)" office:value-type="float" office:value="9" calcext:value-type="float">
            <text:p>9</text:p>
          </table:table-cell>
          <table:table-cell table:formula="of:=MOD([.BX$1]*[.$B9]+[.BX$1]*[.$A9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MOD([.D$1]*[.$B10]+[.D$1]*[.$A10]*10;10)" office:value-type="float" office:value="9" calcext:value-type="float">
            <text:p>9</text:p>
          </table:table-cell>
          <table:table-cell table:formula="of:=QUOTIENT([.E$1]*[.$B10]+[.E$1]*[.$A10]*10;10)" office:value-type="float" office:value="1" calcext:value-type="float">
            <text:p>1</text:p>
          </table:table-cell>
          <table:table-cell table:formula="of:=MOD([.F$1]*[.$B10]+[.F$1]*[.$A10]*10;10)" office:value-type="float" office:value="8" calcext:value-type="float">
            <text:p>8</text:p>
          </table:table-cell>
          <table:table-cell/>
          <table:table-cell table:formula="of:=MOD(QUOTIENT([.H$1]*[.$B10]+[.H$1]*[.$A10]*10;10);10)" office:value-type="float" office:value="2" calcext:value-type="float">
            <text:p>2</text:p>
          </table:table-cell>
          <table:table-cell table:formula="of:=MOD([.I$1]*[.$B10]+[.I$1]*[.$A10]*10;10)" office:value-type="float" office:value="7" calcext:value-type="float">
            <text:p>7</text:p>
          </table:table-cell>
          <table:table-cell/>
          <table:table-cell table:formula="of:=MOD(QUOTIENT([.K$1]*[.$B10]+[.K$1]*[.$A10]*10;10);10)" office:value-type="float" office:value="3" calcext:value-type="float">
            <text:p>3</text:p>
          </table:table-cell>
          <table:table-cell table:formula="of:=MOD([.L$1]*[.$B10]+[.L$1]*[.$A10]*10;10)" office:value-type="float" office:value="6" calcext:value-type="float">
            <text:p>6</text:p>
          </table:table-cell>
          <table:table-cell/>
          <table:table-cell table:formula="of:=MOD(QUOTIENT([.N$1]*[.$B10]+[.N$1]*[.$A10]*10;10);10)" office:value-type="float" office:value="4" calcext:value-type="float">
            <text:p>4</text:p>
          </table:table-cell>
          <table:table-cell table:formula="of:=MOD([.O$1]*[.$B10]+[.O$1]*[.$A10]*10;10)" office:value-type="float" office:value="5" calcext:value-type="float">
            <text:p>5</text:p>
          </table:table-cell>
          <table:table-cell/>
          <table:table-cell table:formula="of:=MOD(QUOTIENT([.Q$1]*[.$B10]+[.Q$1]*[.$A10]*10;10);10)" office:value-type="float" office:value="5" calcext:value-type="float">
            <text:p>5</text:p>
          </table:table-cell>
          <table:table-cell table:formula="of:=MOD([.R$1]*[.$B10]+[.R$1]*[.$A10]*10;10)" office:value-type="float" office:value="4" calcext:value-type="float">
            <text:p>4</text:p>
          </table:table-cell>
          <table:table-cell/>
          <table:table-cell table:formula="of:=MOD(QUOTIENT([.T$1]*[.$B10]+[.T$1]*[.$A10]*10;10);10)" office:value-type="float" office:value="6" calcext:value-type="float">
            <text:p>6</text:p>
          </table:table-cell>
          <table:table-cell table:formula="of:=MOD([.U$1]*[.$B10]+[.U$1]*[.$A10]*10;10)" office:value-type="float" office:value="3" calcext:value-type="float">
            <text:p>3</text:p>
          </table:table-cell>
          <table:table-cell/>
          <table:table-cell table:formula="of:=MOD(QUOTIENT([.W$1]*[.$B10]+[.W$1]*[.$A10]*10;10);10)" office:value-type="float" office:value="7" calcext:value-type="float">
            <text:p>7</text:p>
          </table:table-cell>
          <table:table-cell table:formula="of:=MOD([.X$1]*[.$B10]+[.X$1]*[.$A10]*10;10)" office:value-type="float" office:value="2" calcext:value-type="float">
            <text:p>2</text:p>
          </table:table-cell>
          <table:table-cell/>
          <table:table-cell table:formula="of:=MOD(QUOTIENT([.Z$1]*[.$B10]+[.Z$1]*[.$A10]*10;10);10)" office:value-type="float" office:value="8" calcext:value-type="float">
            <text:p>8</text:p>
          </table:table-cell>
          <table:table-cell table:formula="of:=MOD([.AA$1]*[.$B10]+[.AA$1]*[.$A10]*10;10)" office:value-type="float" office:value="1" calcext:value-type="float">
            <text:p>1</text:p>
          </table:table-cell>
          <table:table-cell/>
          <table:table-cell table:formula="of:=MOD(QUOTIENT([.AC$1]*[.$B10]+[.AC$1]*[.$A10]*10;10);10)" office:value-type="float" office:value="9" calcext:value-type="float">
            <text:p>9</text:p>
          </table:table-cell>
          <table:table-cell table:formula="of:=MOD([.AD$1]*[.$B10]+[.AD$1]*[.$A10]*10;10)" office:value-type="float" office:value="0" calcext:value-type="float">
            <text:p>0</text:p>
          </table:table-cell>
          <table:table-cell/>
          <table:table-cell table:formula="of:=MOD(QUOTIENT([.AF$1]*[.$B10]+[.AF$1]*[.$A10]*10;10);10)" office:value-type="float" office:value="9" calcext:value-type="float">
            <text:p>9</text:p>
          </table:table-cell>
          <table:table-cell table:formula="of:=MOD([.AG$1]*[.$B10]+[.AG$1]*[.$A10]*10;10)" office:value-type="float" office:value="9" calcext:value-type="float">
            <text:p>9</text:p>
          </table:table-cell>
          <table:table-cell table:formula="of:=QUOTIENT([.AH$1]*[.$B10]+[.AH$1]*[.$A10]*10;100)" office:value-type="float" office:value="1" calcext:value-type="float">
            <text:p>1</text:p>
          </table:table-cell>
          <table:table-cell table:formula="of:=MOD(QUOTIENT([.AI$1]*[.$B10]+[.AI$1]*[.$A10]*10;10);10)" office:value-type="float" office:value="0" calcext:value-type="float">
            <text:p>0</text:p>
          </table:table-cell>
          <table:table-cell table:formula="of:=MOD([.AJ$1]*[.$B10]+[.AJ$1]*[.$A10]*10;10)" office:value-type="float" office:value="8" calcext:value-type="float">
            <text:p>8</text:p>
          </table:table-cell>
          <table:table-cell table:formula="of:=QUOTIENT([.AK$1]*[.$B10]+[.AK$1]*[.$A10]*10;100)" office:value-type="float" office:value="1" calcext:value-type="float">
            <text:p>1</text:p>
          </table:table-cell>
          <table:table-cell table:formula="of:=MOD(QUOTIENT([.AL$1]*[.$B10]+[.AL$1]*[.$A10]*10;10);10)" office:value-type="float" office:value="1" calcext:value-type="float">
            <text:p>1</text:p>
          </table:table-cell>
          <table:table-cell table:formula="of:=MOD([.AM$1]*[.$B10]+[.AM$1]*[.$A10]*10;10)" office:value-type="float" office:value="7" calcext:value-type="float">
            <text:p>7</text:p>
          </table:table-cell>
          <table:table-cell table:formula="of:=QUOTIENT([.AN$1]*[.$B10]+[.AN$1]*[.$A10]*10;100)" office:value-type="float" office:value="1" calcext:value-type="float">
            <text:p>1</text:p>
          </table:table-cell>
          <table:table-cell table:formula="of:=MOD(QUOTIENT([.AO$1]*[.$B10]+[.AO$1]*[.$A10]*10;10);10)" office:value-type="float" office:value="2" calcext:value-type="float">
            <text:p>2</text:p>
          </table:table-cell>
          <table:table-cell table:formula="of:=MOD([.AP$1]*[.$B10]+[.AP$1]*[.$A10]*10;10)" office:value-type="float" office:value="6" calcext:value-type="float">
            <text:p>6</text:p>
          </table:table-cell>
          <table:table-cell table:formula="of:=QUOTIENT([.AQ$1]*[.$B10]+[.AQ$1]*[.$A10]*10;100)" office:value-type="float" office:value="1" calcext:value-type="float">
            <text:p>1</text:p>
          </table:table-cell>
          <table:table-cell table:formula="of:=MOD(QUOTIENT([.AR$1]*[.$B10]+[.AR$1]*[.$A10]*10;10);10)" office:value-type="float" office:value="3" calcext:value-type="float">
            <text:p>3</text:p>
          </table:table-cell>
          <table:table-cell table:formula="of:=MOD([.AS$1]*[.$B10]+[.AS$1]*[.$A10]*10;10)" office:value-type="float" office:value="5" calcext:value-type="float">
            <text:p>5</text:p>
          </table:table-cell>
          <table:table-cell table:formula="of:=QUOTIENT([.AT$1]*[.$B10]+[.AT$1]*[.$A10]*10;100)" office:value-type="float" office:value="1" calcext:value-type="float">
            <text:p>1</text:p>
          </table:table-cell>
          <table:table-cell table:formula="of:=MOD(QUOTIENT([.AU$1]*[.$B10]+[.AU$1]*[.$A10]*10;10);10)" office:value-type="float" office:value="4" calcext:value-type="float">
            <text:p>4</text:p>
          </table:table-cell>
          <table:table-cell table:formula="of:=MOD([.AV$1]*[.$B10]+[.AV$1]*[.$A10]*10;10)" office:value-type="float" office:value="4" calcext:value-type="float">
            <text:p>4</text:p>
          </table:table-cell>
          <table:table-cell table:formula="of:=QUOTIENT([.AW$1]*[.$B10]+[.AW$1]*[.$A10]*10;100)" office:value-type="float" office:value="1" calcext:value-type="float">
            <text:p>1</text:p>
          </table:table-cell>
          <table:table-cell table:formula="of:=MOD(QUOTIENT([.AX$1]*[.$B10]+[.AX$1]*[.$A10]*10;10);10)" office:value-type="float" office:value="5" calcext:value-type="float">
            <text:p>5</text:p>
          </table:table-cell>
          <table:table-cell table:formula="of:=MOD([.AY$1]*[.$B10]+[.AY$1]*[.$A10]*10;10)" office:value-type="float" office:value="3" calcext:value-type="float">
            <text:p>3</text:p>
          </table:table-cell>
          <table:table-cell table:formula="of:=QUOTIENT([.AZ$1]*[.$B10]+[.AZ$1]*[.$A10]*10;100)" office:value-type="float" office:value="1" calcext:value-type="float">
            <text:p>1</text:p>
          </table:table-cell>
          <table:table-cell table:formula="of:=MOD(QUOTIENT([.BA$1]*[.$B10]+[.BA$1]*[.$A10]*10;10);10)" office:value-type="float" office:value="6" calcext:value-type="float">
            <text:p>6</text:p>
          </table:table-cell>
          <table:table-cell table:formula="of:=MOD([.BB$1]*[.$B10]+[.BB$1]*[.$A10]*10;10)" office:value-type="float" office:value="2" calcext:value-type="float">
            <text:p>2</text:p>
          </table:table-cell>
          <table:table-cell table:formula="of:=QUOTIENT([.BC$1]*[.$B10]+[.BC$1]*[.$A10]*10;100)" office:value-type="float" office:value="1" calcext:value-type="float">
            <text:p>1</text:p>
          </table:table-cell>
          <table:table-cell table:formula="of:=MOD(QUOTIENT([.BD$1]*[.$B10]+[.BD$1]*[.$A10]*10;10);10)" office:value-type="float" office:value="7" calcext:value-type="float">
            <text:p>7</text:p>
          </table:table-cell>
          <table:table-cell table:formula="of:=MOD([.BE$1]*[.$B10]+[.BE$1]*[.$A10]*10;10)" office:value-type="float" office:value="1" calcext:value-type="float">
            <text:p>1</text:p>
          </table:table-cell>
          <table:table-cell table:formula="of:=QUOTIENT([.BF$1]*[.$B10]+[.BF$1]*[.$A10]*10;100)" office:value-type="float" office:value="1" calcext:value-type="float">
            <text:p>1</text:p>
          </table:table-cell>
          <table:table-cell table:formula="of:=MOD(QUOTIENT([.BG$1]*[.$B10]+[.BG$1]*[.$A10]*10;10);10)" office:value-type="float" office:value="8" calcext:value-type="float">
            <text:p>8</text:p>
          </table:table-cell>
          <table:table-cell table:formula="of:=MOD([.BH$1]*[.$B10]+[.BH$1]*[.$A10]*10;10)" office:value-type="float" office:value="0" calcext:value-type="float">
            <text:p>0</text:p>
          </table:table-cell>
          <table:table-cell/>
          <table:table-cell table:formula="of:=MOD(QUOTIENT([.BJ$1]*[.$B10]+[.BJ$1]*[.$A10]*10;100);10)" office:value-type="float" office:value="1" calcext:value-type="float">
            <text:p>1</text:p>
          </table:table-cell>
          <table:table-cell table:formula="of:=MOD(QUOTIENT([.BK$1]*[.$B10]+[.BK$1]*[.$A10]*10;10);10)" office:value-type="float" office:value="8" calcext:value-type="float">
            <text:p>8</text:p>
          </table:table-cell>
          <table:table-cell table:formula="of:=MOD([.BL$1]*[.$B10]+[.BL$1]*[.$A10]*10;10)" office:value-type="float" office:value="9" calcext:value-type="float">
            <text:p>9</text:p>
          </table:table-cell>
          <table:table-cell/>
          <table:table-cell table:formula="of:=MOD(QUOTIENT([.BN$1]*[.$B10]+[.BN$1]*[.$A10]*10;100);10)" office:value-type="float" office:value="1" calcext:value-type="float">
            <text:p>1</text:p>
          </table:table-cell>
          <table:table-cell table:formula="of:=MOD(QUOTIENT([.BO$1]*[.$B10]+[.BO$1]*[.$A10]*10;10);10)" office:value-type="float" office:value="9" calcext:value-type="float">
            <text:p>9</text:p>
          </table:table-cell>
          <table:table-cell table:formula="of:=MOD([.BP$1]*[.$B10]+[.BP$1]*[.$A10]*10;10)" office:value-type="float" office:value="8" calcext:value-type="float">
            <text:p>8</text:p>
          </table:table-cell>
          <table:table-cell/>
          <table:table-cell table:formula="of:=MOD(QUOTIENT([.BR$1]*[.$B10]+[.BR$1]*[.$A10]*10;100);10)" office:value-type="float" office:value="2" calcext:value-type="float">
            <text:p>2</text:p>
          </table:table-cell>
          <table:table-cell table:formula="of:=MOD(QUOTIENT([.BS$1]*[.$B10]+[.BS$1]*[.$A10]*10;10);10)" office:value-type="float" office:value="0" calcext:value-type="float">
            <text:p>0</text:p>
          </table:table-cell>
          <table:table-cell table:formula="of:=MOD([.BT$1]*[.$B10]+[.BT$1]*[.$A10]*10;10)" office:value-type="float" office:value="7" calcext:value-type="float">
            <text:p>7</text:p>
          </table:table-cell>
          <table:table-cell/>
          <table:table-cell table:formula="of:=MOD(QUOTIENT([.BV$1]*[.$B10]+[.BV$1]*[.$A10]*10;100);10)" office:value-type="float" office:value="2" calcext:value-type="float">
            <text:p>2</text:p>
          </table:table-cell>
          <table:table-cell table:formula="of:=MOD(QUOTIENT([.BW$1]*[.$B10]+[.BW$1]*[.$A10]*10;10);10)" office:value-type="float" office:value="1" calcext:value-type="float">
            <text:p>1</text:p>
          </table:table-cell>
          <table:table-cell table:formula="of:=MOD([.BX$1]*[.$B10]+[.BX$1]*[.$A10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QUOTIENT([.C$1]*[.$B11]+[.C$1]*[.$A11]*10;10)" office:value-type="float" office:value="1" calcext:value-type="float">
            <text:p>1</text:p>
          </table:table-cell>
          <table:table-cell table:formula="of:=MOD([.D$1]*[.$B11]+[.D$1]*[.$A11]*10;10)" office:value-type="float" office:value="1" calcext:value-type="float">
            <text:p>1</text:p>
          </table:table-cell>
          <table:table-cell table:formula="of:=QUOTIENT([.E$1]*[.$B11]+[.E$1]*[.$A11]*10;10)" office:value-type="float" office:value="2" calcext:value-type="float">
            <text:p>2</text:p>
          </table:table-cell>
          <table:table-cell table:formula="of:=MOD([.F$1]*[.$B11]+[.F$1]*[.$A11]*10;10)" office:value-type="float" office:value="2" calcext:value-type="float">
            <text:p>2</text:p>
          </table:table-cell>
          <table:table-cell/>
          <table:table-cell table:formula="of:=MOD(QUOTIENT([.H$1]*[.$B11]+[.H$1]*[.$A11]*10;10);10)" office:value-type="float" office:value="3" calcext:value-type="float">
            <text:p>3</text:p>
          </table:table-cell>
          <table:table-cell table:formula="of:=MOD([.I$1]*[.$B11]+[.I$1]*[.$A11]*10;10)" office:value-type="float" office:value="3" calcext:value-type="float">
            <text:p>3</text:p>
          </table:table-cell>
          <table:table-cell/>
          <table:table-cell table:formula="of:=MOD(QUOTIENT([.K$1]*[.$B11]+[.K$1]*[.$A11]*10;10);10)" office:value-type="float" office:value="4" calcext:value-type="float">
            <text:p>4</text:p>
          </table:table-cell>
          <table:table-cell table:formula="of:=MOD([.L$1]*[.$B11]+[.L$1]*[.$A11]*10;10)" office:value-type="float" office:value="4" calcext:value-type="float">
            <text:p>4</text:p>
          </table:table-cell>
          <table:table-cell/>
          <table:table-cell table:formula="of:=MOD(QUOTIENT([.N$1]*[.$B11]+[.N$1]*[.$A11]*10;10);10)" office:value-type="float" office:value="5" calcext:value-type="float">
            <text:p>5</text:p>
          </table:table-cell>
          <table:table-cell table:formula="of:=MOD([.O$1]*[.$B11]+[.O$1]*[.$A11]*10;10)" office:value-type="float" office:value="5" calcext:value-type="float">
            <text:p>5</text:p>
          </table:table-cell>
          <table:table-cell/>
          <table:table-cell table:formula="of:=MOD(QUOTIENT([.Q$1]*[.$B11]+[.Q$1]*[.$A11]*10;10);10)" office:value-type="float" office:value="6" calcext:value-type="float">
            <text:p>6</text:p>
          </table:table-cell>
          <table:table-cell table:formula="of:=MOD([.R$1]*[.$B11]+[.R$1]*[.$A11]*10;10)" office:value-type="float" office:value="6" calcext:value-type="float">
            <text:p>6</text:p>
          </table:table-cell>
          <table:table-cell/>
          <table:table-cell table:formula="of:=MOD(QUOTIENT([.T$1]*[.$B11]+[.T$1]*[.$A11]*10;10);10)" office:value-type="float" office:value="7" calcext:value-type="float">
            <text:p>7</text:p>
          </table:table-cell>
          <table:table-cell table:formula="of:=MOD([.U$1]*[.$B11]+[.U$1]*[.$A11]*10;10)" office:value-type="float" office:value="7" calcext:value-type="float">
            <text:p>7</text:p>
          </table:table-cell>
          <table:table-cell/>
          <table:table-cell table:formula="of:=MOD(QUOTIENT([.W$1]*[.$B11]+[.W$1]*[.$A11]*10;10);10)" office:value-type="float" office:value="8" calcext:value-type="float">
            <text:p>8</text:p>
          </table:table-cell>
          <table:table-cell table:formula="of:=MOD([.X$1]*[.$B11]+[.X$1]*[.$A11]*10;10)" office:value-type="float" office:value="8" calcext:value-type="float">
            <text:p>8</text:p>
          </table:table-cell>
          <table:table-cell/>
          <table:table-cell table:formula="of:=MOD(QUOTIENT([.Z$1]*[.$B11]+[.Z$1]*[.$A11]*10;10);10)" office:value-type="float" office:value="9" calcext:value-type="float">
            <text:p>9</text:p>
          </table:table-cell>
          <table:table-cell table:formula="of:=MOD([.AA$1]*[.$B11]+[.AA$1]*[.$A11]*10;10)" office:value-type="float" office:value="9" calcext:value-type="float">
            <text:p>9</text:p>
          </table:table-cell>
          <table:table-cell table:formula="of:=QUOTIENT([.AB$1]*[.$B11]+[.AB$1]*[.$A11]*10;100)" office:value-type="float" office:value="1" calcext:value-type="float">
            <text:p>1</text:p>
          </table:table-cell>
          <table:table-cell table:formula="of:=MOD(QUOTIENT([.AC$1]*[.$B11]+[.AC$1]*[.$A11]*10;10);10)" office:value-type="float" office:value="1" calcext:value-type="float">
            <text:p>1</text:p>
          </table:table-cell>
          <table:table-cell table:formula="of:=MOD([.AD$1]*[.$B11]+[.AD$1]*[.$A11]*10;10)" office:value-type="float" office:value="0" calcext:value-type="float">
            <text:p>0</text:p>
          </table:table-cell>
          <table:table-cell table:formula="of:=QUOTIENT([.AE$1]*[.$B11]+[.AE$1]*[.$A11]*10;100)" office:value-type="float" office:value="1" calcext:value-type="float">
            <text:p>1</text:p>
          </table:table-cell>
          <table:table-cell table:formula="of:=MOD(QUOTIENT([.AF$1]*[.$B11]+[.AF$1]*[.$A11]*10;10);10)" office:value-type="float" office:value="2" calcext:value-type="float">
            <text:p>2</text:p>
          </table:table-cell>
          <table:table-cell table:formula="of:=MOD([.AG$1]*[.$B11]+[.AG$1]*[.$A11]*10;10)" office:value-type="float" office:value="1" calcext:value-type="float">
            <text:p>1</text:p>
          </table:table-cell>
          <table:table-cell table:formula="of:=QUOTIENT([.AH$1]*[.$B11]+[.AH$1]*[.$A11]*10;100)" office:value-type="float" office:value="1" calcext:value-type="float">
            <text:p>1</text:p>
          </table:table-cell>
          <table:table-cell table:formula="of:=MOD(QUOTIENT([.AI$1]*[.$B11]+[.AI$1]*[.$A11]*10;10);10)" office:value-type="float" office:value="3" calcext:value-type="float">
            <text:p>3</text:p>
          </table:table-cell>
          <table:table-cell table:formula="of:=MOD([.AJ$1]*[.$B11]+[.AJ$1]*[.$A11]*10;10)" office:value-type="float" office:value="2" calcext:value-type="float">
            <text:p>2</text:p>
          </table:table-cell>
          <table:table-cell table:formula="of:=QUOTIENT([.AK$1]*[.$B11]+[.AK$1]*[.$A11]*10;100)" office:value-type="float" office:value="1" calcext:value-type="float">
            <text:p>1</text:p>
          </table:table-cell>
          <table:table-cell table:formula="of:=MOD(QUOTIENT([.AL$1]*[.$B11]+[.AL$1]*[.$A11]*10;10);10)" office:value-type="float" office:value="4" calcext:value-type="float">
            <text:p>4</text:p>
          </table:table-cell>
          <table:table-cell table:formula="of:=MOD([.AM$1]*[.$B11]+[.AM$1]*[.$A11]*10;10)" office:value-type="float" office:value="3" calcext:value-type="float">
            <text:p>3</text:p>
          </table:table-cell>
          <table:table-cell table:formula="of:=QUOTIENT([.AN$1]*[.$B11]+[.AN$1]*[.$A11]*10;100)" office:value-type="float" office:value="1" calcext:value-type="float">
            <text:p>1</text:p>
          </table:table-cell>
          <table:table-cell table:formula="of:=MOD(QUOTIENT([.AO$1]*[.$B11]+[.AO$1]*[.$A11]*10;10);10)" office:value-type="float" office:value="5" calcext:value-type="float">
            <text:p>5</text:p>
          </table:table-cell>
          <table:table-cell table:formula="of:=MOD([.AP$1]*[.$B11]+[.AP$1]*[.$A11]*10;10)" office:value-type="float" office:value="4" calcext:value-type="float">
            <text:p>4</text:p>
          </table:table-cell>
          <table:table-cell table:formula="of:=QUOTIENT([.AQ$1]*[.$B11]+[.AQ$1]*[.$A11]*10;100)" office:value-type="float" office:value="1" calcext:value-type="float">
            <text:p>1</text:p>
          </table:table-cell>
          <table:table-cell table:formula="of:=MOD(QUOTIENT([.AR$1]*[.$B11]+[.AR$1]*[.$A11]*10;10);10)" office:value-type="float" office:value="6" calcext:value-type="float">
            <text:p>6</text:p>
          </table:table-cell>
          <table:table-cell table:formula="of:=MOD([.AS$1]*[.$B11]+[.AS$1]*[.$A11]*10;10)" office:value-type="float" office:value="5" calcext:value-type="float">
            <text:p>5</text:p>
          </table:table-cell>
          <table:table-cell table:formula="of:=QUOTIENT([.AT$1]*[.$B11]+[.AT$1]*[.$A11]*10;100)" office:value-type="float" office:value="1" calcext:value-type="float">
            <text:p>1</text:p>
          </table:table-cell>
          <table:table-cell table:formula="of:=MOD(QUOTIENT([.AU$1]*[.$B11]+[.AU$1]*[.$A11]*10;10);10)" office:value-type="float" office:value="7" calcext:value-type="float">
            <text:p>7</text:p>
          </table:table-cell>
          <table:table-cell table:formula="of:=MOD([.AV$1]*[.$B11]+[.AV$1]*[.$A11]*10;10)" office:value-type="float" office:value="6" calcext:value-type="float">
            <text:p>6</text:p>
          </table:table-cell>
          <table:table-cell table:formula="of:=QUOTIENT([.AW$1]*[.$B11]+[.AW$1]*[.$A11]*10;100)" office:value-type="float" office:value="1" calcext:value-type="float">
            <text:p>1</text:p>
          </table:table-cell>
          <table:table-cell table:formula="of:=MOD(QUOTIENT([.AX$1]*[.$B11]+[.AX$1]*[.$A11]*10;10);10)" office:value-type="float" office:value="8" calcext:value-type="float">
            <text:p>8</text:p>
          </table:table-cell>
          <table:table-cell table:formula="of:=MOD([.AY$1]*[.$B11]+[.AY$1]*[.$A11]*10;10)" office:value-type="float" office:value="7" calcext:value-type="float">
            <text:p>7</text:p>
          </table:table-cell>
          <table:table-cell table:formula="of:=QUOTIENT([.AZ$1]*[.$B11]+[.AZ$1]*[.$A11]*10;100)" office:value-type="float" office:value="1" calcext:value-type="float">
            <text:p>1</text:p>
          </table:table-cell>
          <table:table-cell table:formula="of:=MOD(QUOTIENT([.BA$1]*[.$B11]+[.BA$1]*[.$A11]*10;10);10)" office:value-type="float" office:value="9" calcext:value-type="float">
            <text:p>9</text:p>
          </table:table-cell>
          <table:table-cell table:formula="of:=MOD([.BB$1]*[.$B11]+[.BB$1]*[.$A11]*10;10)" office:value-type="float" office:value="8" calcext:value-type="float">
            <text:p>8</text:p>
          </table:table-cell>
          <table:table-cell table:formula="of:=QUOTIENT([.BC$1]*[.$B11]+[.BC$1]*[.$A11]*10;100)" office:value-type="float" office:value="2" calcext:value-type="float">
            <text:p>2</text:p>
          </table:table-cell>
          <table:table-cell table:formula="of:=MOD(QUOTIENT([.BD$1]*[.$B11]+[.BD$1]*[.$A11]*10;10);10)" office:value-type="float" office:value="0" calcext:value-type="float">
            <text:p>0</text:p>
          </table:table-cell>
          <table:table-cell table:formula="of:=MOD([.BE$1]*[.$B11]+[.BE$1]*[.$A11]*10;10)" office:value-type="float" office:value="9" calcext:value-type="float">
            <text:p>9</text:p>
          </table:table-cell>
          <table:table-cell table:formula="of:=QUOTIENT([.BF$1]*[.$B11]+[.BF$1]*[.$A11]*10;100)" office:value-type="float" office:value="2" calcext:value-type="float">
            <text:p>2</text:p>
          </table:table-cell>
          <table:table-cell table:formula="of:=MOD(QUOTIENT([.BG$1]*[.$B11]+[.BG$1]*[.$A11]*10;10);10)" office:value-type="float" office:value="2" calcext:value-type="float">
            <text:p>2</text:p>
          </table:table-cell>
          <table:table-cell table:formula="of:=MOD([.BH$1]*[.$B11]+[.BH$1]*[.$A11]*10;10)" office:value-type="float" office:value="0" calcext:value-type="float">
            <text:p>0</text:p>
          </table:table-cell>
          <table:table-cell/>
          <table:table-cell table:formula="of:=MOD(QUOTIENT([.BJ$1]*[.$B11]+[.BJ$1]*[.$A11]*10;100);10)" office:value-type="float" office:value="2" calcext:value-type="float">
            <text:p>2</text:p>
          </table:table-cell>
          <table:table-cell table:formula="of:=MOD(QUOTIENT([.BK$1]*[.$B11]+[.BK$1]*[.$A11]*10;10);10)" office:value-type="float" office:value="3" calcext:value-type="float">
            <text:p>3</text:p>
          </table:table-cell>
          <table:table-cell table:formula="of:=MOD([.BL$1]*[.$B11]+[.BL$1]*[.$A11]*10;10)" office:value-type="float" office:value="1" calcext:value-type="float">
            <text:p>1</text:p>
          </table:table-cell>
          <table:table-cell/>
          <table:table-cell table:formula="of:=MOD(QUOTIENT([.BN$1]*[.$B11]+[.BN$1]*[.$A11]*10;100);10)" office:value-type="float" office:value="2" calcext:value-type="float">
            <text:p>2</text:p>
          </table:table-cell>
          <table:table-cell table:formula="of:=MOD(QUOTIENT([.BO$1]*[.$B11]+[.BO$1]*[.$A11]*10;10);10)" office:value-type="float" office:value="4" calcext:value-type="float">
            <text:p>4</text:p>
          </table:table-cell>
          <table:table-cell table:formula="of:=MOD([.BP$1]*[.$B11]+[.BP$1]*[.$A11]*10;10)" office:value-type="float" office:value="2" calcext:value-type="float">
            <text:p>2</text:p>
          </table:table-cell>
          <table:table-cell/>
          <table:table-cell table:formula="of:=MOD(QUOTIENT([.BR$1]*[.$B11]+[.BR$1]*[.$A11]*10;100);10)" office:value-type="float" office:value="2" calcext:value-type="float">
            <text:p>2</text:p>
          </table:table-cell>
          <table:table-cell table:formula="of:=MOD(QUOTIENT([.BS$1]*[.$B11]+[.BS$1]*[.$A11]*10;10);10)" office:value-type="float" office:value="5" calcext:value-type="float">
            <text:p>5</text:p>
          </table:table-cell>
          <table:table-cell table:formula="of:=MOD([.BT$1]*[.$B11]+[.BT$1]*[.$A11]*10;10)" office:value-type="float" office:value="3" calcext:value-type="float">
            <text:p>3</text:p>
          </table:table-cell>
          <table:table-cell/>
          <table:table-cell table:formula="of:=MOD(QUOTIENT([.BV$1]*[.$B11]+[.BV$1]*[.$A11]*10;100);10)" office:value-type="float" office:value="2" calcext:value-type="float">
            <text:p>2</text:p>
          </table:table-cell>
          <table:table-cell table:formula="of:=MOD(QUOTIENT([.BW$1]*[.$B11]+[.BW$1]*[.$A11]*10;10);10)" office:value-type="float" office:value="6" calcext:value-type="float">
            <text:p>6</text:p>
          </table:table-cell>
          <table:table-cell table:formula="of:=MOD([.BX$1]*[.$B11]+[.BX$1]*[.$A11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QUOTIENT([.C$1]*[.$B12]+[.C$1]*[.$A12]*10;10)" office:value-type="float" office:value="1" calcext:value-type="float">
            <text:p>1</text:p>
          </table:table-cell>
          <table:table-cell table:formula="of:=MOD([.D$1]*[.$B12]+[.D$1]*[.$A12]*10;10)" office:value-type="float" office:value="2" calcext:value-type="float">
            <text:p>2</text:p>
          </table:table-cell>
          <table:table-cell table:formula="of:=QUOTIENT([.E$1]*[.$B12]+[.E$1]*[.$A12]*10;10)" office:value-type="float" office:value="2" calcext:value-type="float">
            <text:p>2</text:p>
          </table:table-cell>
          <table:table-cell table:formula="of:=MOD([.F$1]*[.$B12]+[.F$1]*[.$A12]*10;10)" office:value-type="float" office:value="4" calcext:value-type="float">
            <text:p>4</text:p>
          </table:table-cell>
          <table:table-cell/>
          <table:table-cell table:formula="of:=MOD(QUOTIENT([.H$1]*[.$B12]+[.H$1]*[.$A12]*10;10);10)" office:value-type="float" office:value="3" calcext:value-type="float">
            <text:p>3</text:p>
          </table:table-cell>
          <table:table-cell table:formula="of:=MOD([.I$1]*[.$B12]+[.I$1]*[.$A12]*10;10)" office:value-type="float" office:value="6" calcext:value-type="float">
            <text:p>6</text:p>
          </table:table-cell>
          <table:table-cell/>
          <table:table-cell table:formula="of:=MOD(QUOTIENT([.K$1]*[.$B12]+[.K$1]*[.$A12]*10;10);10)" office:value-type="float" office:value="4" calcext:value-type="float">
            <text:p>4</text:p>
          </table:table-cell>
          <table:table-cell table:formula="of:=MOD([.L$1]*[.$B12]+[.L$1]*[.$A12]*10;10)" office:value-type="float" office:value="8" calcext:value-type="float">
            <text:p>8</text:p>
          </table:table-cell>
          <table:table-cell/>
          <table:table-cell table:formula="of:=MOD(QUOTIENT([.N$1]*[.$B12]+[.N$1]*[.$A12]*10;10);10)" office:value-type="float" office:value="6" calcext:value-type="float">
            <text:p>6</text:p>
          </table:table-cell>
          <table:table-cell table:formula="of:=MOD([.O$1]*[.$B12]+[.O$1]*[.$A12]*10;10)" office:value-type="float" office:value="0" calcext:value-type="float">
            <text:p>0</text:p>
          </table:table-cell>
          <table:table-cell/>
          <table:table-cell table:formula="of:=MOD(QUOTIENT([.Q$1]*[.$B12]+[.Q$1]*[.$A12]*10;10);10)" office:value-type="float" office:value="7" calcext:value-type="float">
            <text:p>7</text:p>
          </table:table-cell>
          <table:table-cell table:formula="of:=MOD([.R$1]*[.$B12]+[.R$1]*[.$A12]*10;10)" office:value-type="float" office:value="2" calcext:value-type="float">
            <text:p>2</text:p>
          </table:table-cell>
          <table:table-cell/>
          <table:table-cell table:formula="of:=MOD(QUOTIENT([.T$1]*[.$B12]+[.T$1]*[.$A12]*10;10);10)" office:value-type="float" office:value="8" calcext:value-type="float">
            <text:p>8</text:p>
          </table:table-cell>
          <table:table-cell table:formula="of:=MOD([.U$1]*[.$B12]+[.U$1]*[.$A12]*10;10)" office:value-type="float" office:value="4" calcext:value-type="float">
            <text:p>4</text:p>
          </table:table-cell>
          <table:table-cell/>
          <table:table-cell table:formula="of:=MOD(QUOTIENT([.W$1]*[.$B12]+[.W$1]*[.$A12]*10;10);10)" office:value-type="float" office:value="9" calcext:value-type="float">
            <text:p>9</text:p>
          </table:table-cell>
          <table:table-cell table:formula="of:=MOD([.X$1]*[.$B12]+[.X$1]*[.$A12]*10;10)" office:value-type="float" office:value="6" calcext:value-type="float">
            <text:p>6</text:p>
          </table:table-cell>
          <table:table-cell table:formula="of:=QUOTIENT([.Y$1]*[.$B12]+[.Y$1]*[.$A12]*10;100)" office:value-type="float" office:value="1" calcext:value-type="float">
            <text:p>1</text:p>
          </table:table-cell>
          <table:table-cell table:formula="of:=MOD(QUOTIENT([.Z$1]*[.$B12]+[.Z$1]*[.$A12]*10;10);10)" office:value-type="float" office:value="0" calcext:value-type="float">
            <text:p>0</text:p>
          </table:table-cell>
          <table:table-cell table:formula="of:=MOD([.AA$1]*[.$B12]+[.AA$1]*[.$A12]*10;10)" office:value-type="float" office:value="8" calcext:value-type="float">
            <text:p>8</text:p>
          </table:table-cell>
          <table:table-cell table:formula="of:=QUOTIENT([.AB$1]*[.$B12]+[.AB$1]*[.$A12]*10;100)" office:value-type="float" office:value="1" calcext:value-type="float">
            <text:p>1</text:p>
          </table:table-cell>
          <table:table-cell table:formula="of:=MOD(QUOTIENT([.AC$1]*[.$B12]+[.AC$1]*[.$A12]*10;10);10)" office:value-type="float" office:value="2" calcext:value-type="float">
            <text:p>2</text:p>
          </table:table-cell>
          <table:table-cell table:formula="of:=MOD([.AD$1]*[.$B12]+[.AD$1]*[.$A12]*10;10)" office:value-type="float" office:value="0" calcext:value-type="float">
            <text:p>0</text:p>
          </table:table-cell>
          <table:table-cell table:formula="of:=QUOTIENT([.AE$1]*[.$B12]+[.AE$1]*[.$A12]*10;100)" office:value-type="float" office:value="1" calcext:value-type="float">
            <text:p>1</text:p>
          </table:table-cell>
          <table:table-cell table:formula="of:=MOD(QUOTIENT([.AF$1]*[.$B12]+[.AF$1]*[.$A12]*10;10);10)" office:value-type="float" office:value="3" calcext:value-type="float">
            <text:p>3</text:p>
          </table:table-cell>
          <table:table-cell table:formula="of:=MOD([.AG$1]*[.$B12]+[.AG$1]*[.$A12]*10;10)" office:value-type="float" office:value="2" calcext:value-type="float">
            <text:p>2</text:p>
          </table:table-cell>
          <table:table-cell table:formula="of:=QUOTIENT([.AH$1]*[.$B12]+[.AH$1]*[.$A12]*10;100)" office:value-type="float" office:value="1" calcext:value-type="float">
            <text:p>1</text:p>
          </table:table-cell>
          <table:table-cell table:formula="of:=MOD(QUOTIENT([.AI$1]*[.$B12]+[.AI$1]*[.$A12]*10;10);10)" office:value-type="float" office:value="4" calcext:value-type="float">
            <text:p>4</text:p>
          </table:table-cell>
          <table:table-cell table:formula="of:=MOD([.AJ$1]*[.$B12]+[.AJ$1]*[.$A12]*10;10)" office:value-type="float" office:value="4" calcext:value-type="float">
            <text:p>4</text:p>
          </table:table-cell>
          <table:table-cell table:formula="of:=QUOTIENT([.AK$1]*[.$B12]+[.AK$1]*[.$A12]*10;100)" office:value-type="float" office:value="1" calcext:value-type="float">
            <text:p>1</text:p>
          </table:table-cell>
          <table:table-cell table:formula="of:=MOD(QUOTIENT([.AL$1]*[.$B12]+[.AL$1]*[.$A12]*10;10);10)" office:value-type="float" office:value="5" calcext:value-type="float">
            <text:p>5</text:p>
          </table:table-cell>
          <table:table-cell table:formula="of:=MOD([.AM$1]*[.$B12]+[.AM$1]*[.$A12]*10;10)" office:value-type="float" office:value="6" calcext:value-type="float">
            <text:p>6</text:p>
          </table:table-cell>
          <table:table-cell table:formula="of:=QUOTIENT([.AN$1]*[.$B12]+[.AN$1]*[.$A12]*10;100)" office:value-type="float" office:value="1" calcext:value-type="float">
            <text:p>1</text:p>
          </table:table-cell>
          <table:table-cell table:formula="of:=MOD(QUOTIENT([.AO$1]*[.$B12]+[.AO$1]*[.$A12]*10;10);10)" office:value-type="float" office:value="6" calcext:value-type="float">
            <text:p>6</text:p>
          </table:table-cell>
          <table:table-cell table:formula="of:=MOD([.AP$1]*[.$B12]+[.AP$1]*[.$A12]*10;10)" office:value-type="float" office:value="8" calcext:value-type="float">
            <text:p>8</text:p>
          </table:table-cell>
          <table:table-cell table:formula="of:=QUOTIENT([.AQ$1]*[.$B12]+[.AQ$1]*[.$A12]*10;100)" office:value-type="float" office:value="1" calcext:value-type="float">
            <text:p>1</text:p>
          </table:table-cell>
          <table:table-cell table:formula="of:=MOD(QUOTIENT([.AR$1]*[.$B12]+[.AR$1]*[.$A12]*10;10);10)" office:value-type="float" office:value="8" calcext:value-type="float">
            <text:p>8</text:p>
          </table:table-cell>
          <table:table-cell table:formula="of:=MOD([.AS$1]*[.$B12]+[.AS$1]*[.$A12]*10;10)" office:value-type="float" office:value="0" calcext:value-type="float">
            <text:p>0</text:p>
          </table:table-cell>
          <table:table-cell table:formula="of:=QUOTIENT([.AT$1]*[.$B12]+[.AT$1]*[.$A12]*10;100)" office:value-type="float" office:value="1" calcext:value-type="float">
            <text:p>1</text:p>
          </table:table-cell>
          <table:table-cell table:formula="of:=MOD(QUOTIENT([.AU$1]*[.$B12]+[.AU$1]*[.$A12]*10;10);10)" office:value-type="float" office:value="9" calcext:value-type="float">
            <text:p>9</text:p>
          </table:table-cell>
          <table:table-cell table:formula="of:=MOD([.AV$1]*[.$B12]+[.AV$1]*[.$A12]*10;10)" office:value-type="float" office:value="2" calcext:value-type="float">
            <text:p>2</text:p>
          </table:table-cell>
          <table:table-cell table:formula="of:=QUOTIENT([.AW$1]*[.$B12]+[.AW$1]*[.$A12]*10;100)" office:value-type="float" office:value="2" calcext:value-type="float">
            <text:p>2</text:p>
          </table:table-cell>
          <table:table-cell table:formula="of:=MOD(QUOTIENT([.AX$1]*[.$B12]+[.AX$1]*[.$A12]*10;10);10)" office:value-type="float" office:value="0" calcext:value-type="float">
            <text:p>0</text:p>
          </table:table-cell>
          <table:table-cell table:formula="of:=MOD([.AY$1]*[.$B12]+[.AY$1]*[.$A12]*10;10)" office:value-type="float" office:value="4" calcext:value-type="float">
            <text:p>4</text:p>
          </table:table-cell>
          <table:table-cell table:formula="of:=QUOTIENT([.AZ$1]*[.$B12]+[.AZ$1]*[.$A12]*10;100)" office:value-type="float" office:value="2" calcext:value-type="float">
            <text:p>2</text:p>
          </table:table-cell>
          <table:table-cell table:formula="of:=MOD(QUOTIENT([.BA$1]*[.$B12]+[.BA$1]*[.$A12]*10;10);10)" office:value-type="float" office:value="1" calcext:value-type="float">
            <text:p>1</text:p>
          </table:table-cell>
          <table:table-cell table:formula="of:=MOD([.BB$1]*[.$B12]+[.BB$1]*[.$A12]*10;10)" office:value-type="float" office:value="6" calcext:value-type="float">
            <text:p>6</text:p>
          </table:table-cell>
          <table:table-cell table:formula="of:=QUOTIENT([.BC$1]*[.$B12]+[.BC$1]*[.$A12]*10;100)" office:value-type="float" office:value="2" calcext:value-type="float">
            <text:p>2</text:p>
          </table:table-cell>
          <table:table-cell table:formula="of:=MOD(QUOTIENT([.BD$1]*[.$B12]+[.BD$1]*[.$A12]*10;10);10)" office:value-type="float" office:value="2" calcext:value-type="float">
            <text:p>2</text:p>
          </table:table-cell>
          <table:table-cell table:formula="of:=MOD([.BE$1]*[.$B12]+[.BE$1]*[.$A12]*10;10)" office:value-type="float" office:value="8" calcext:value-type="float">
            <text:p>8</text:p>
          </table:table-cell>
          <table:table-cell table:formula="of:=QUOTIENT([.BF$1]*[.$B12]+[.BF$1]*[.$A12]*10;100)" office:value-type="float" office:value="2" calcext:value-type="float">
            <text:p>2</text:p>
          </table:table-cell>
          <table:table-cell table:formula="of:=MOD(QUOTIENT([.BG$1]*[.$B12]+[.BG$1]*[.$A12]*10;10);10)" office:value-type="float" office:value="4" calcext:value-type="float">
            <text:p>4</text:p>
          </table:table-cell>
          <table:table-cell table:formula="of:=MOD([.BH$1]*[.$B12]+[.BH$1]*[.$A12]*10;10)" office:value-type="float" office:value="0" calcext:value-type="float">
            <text:p>0</text:p>
          </table:table-cell>
          <table:table-cell/>
          <table:table-cell table:formula="of:=MOD(QUOTIENT([.BJ$1]*[.$B12]+[.BJ$1]*[.$A12]*10;100);10)" office:value-type="float" office:value="2" calcext:value-type="float">
            <text:p>2</text:p>
          </table:table-cell>
          <table:table-cell table:formula="of:=MOD(QUOTIENT([.BK$1]*[.$B12]+[.BK$1]*[.$A12]*10;10);10)" office:value-type="float" office:value="5" calcext:value-type="float">
            <text:p>5</text:p>
          </table:table-cell>
          <table:table-cell table:formula="of:=MOD([.BL$1]*[.$B12]+[.BL$1]*[.$A12]*10;10)" office:value-type="float" office:value="2" calcext:value-type="float">
            <text:p>2</text:p>
          </table:table-cell>
          <table:table-cell/>
          <table:table-cell table:formula="of:=MOD(QUOTIENT([.BN$1]*[.$B12]+[.BN$1]*[.$A12]*10;100);10)" office:value-type="float" office:value="2" calcext:value-type="float">
            <text:p>2</text:p>
          </table:table-cell>
          <table:table-cell table:formula="of:=MOD(QUOTIENT([.BO$1]*[.$B12]+[.BO$1]*[.$A12]*10;10);10)" office:value-type="float" office:value="6" calcext:value-type="float">
            <text:p>6</text:p>
          </table:table-cell>
          <table:table-cell table:formula="of:=MOD([.BP$1]*[.$B12]+[.BP$1]*[.$A12]*10;10)" office:value-type="float" office:value="4" calcext:value-type="float">
            <text:p>4</text:p>
          </table:table-cell>
          <table:table-cell/>
          <table:table-cell table:formula="of:=MOD(QUOTIENT([.BR$1]*[.$B12]+[.BR$1]*[.$A12]*10;100);10)" office:value-type="float" office:value="2" calcext:value-type="float">
            <text:p>2</text:p>
          </table:table-cell>
          <table:table-cell table:formula="of:=MOD(QUOTIENT([.BS$1]*[.$B12]+[.BS$1]*[.$A12]*10;10);10)" office:value-type="float" office:value="7" calcext:value-type="float">
            <text:p>7</text:p>
          </table:table-cell>
          <table:table-cell table:formula="of:=MOD([.BT$1]*[.$B12]+[.BT$1]*[.$A12]*10;10)" office:value-type="float" office:value="6" calcext:value-type="float">
            <text:p>6</text:p>
          </table:table-cell>
          <table:table-cell/>
          <table:table-cell table:formula="of:=MOD(QUOTIENT([.BV$1]*[.$B12]+[.BV$1]*[.$A12]*10;100);10)" office:value-type="float" office:value="2" calcext:value-type="float">
            <text:p>2</text:p>
          </table:table-cell>
          <table:table-cell table:formula="of:=MOD(QUOTIENT([.BW$1]*[.$B12]+[.BW$1]*[.$A12]*10;10);10)" office:value-type="float" office:value="8" calcext:value-type="float">
            <text:p>8</text:p>
          </table:table-cell>
          <table:table-cell table:formula="of:=MOD([.BX$1]*[.$B12]+[.BX$1]*[.$A12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QUOTIENT([.C$1]*[.$B13]+[.C$1]*[.$A13]*10;10)" office:value-type="float" office:value="1" calcext:value-type="float">
            <text:p>1</text:p>
          </table:table-cell>
          <table:table-cell table:formula="of:=MOD([.D$1]*[.$B13]+[.D$1]*[.$A13]*10;10)" office:value-type="float" office:value="3" calcext:value-type="float">
            <text:p>3</text:p>
          </table:table-cell>
          <table:table-cell table:formula="of:=QUOTIENT([.E$1]*[.$B13]+[.E$1]*[.$A13]*10;10)" office:value-type="float" office:value="2" calcext:value-type="float">
            <text:p>2</text:p>
          </table:table-cell>
          <table:table-cell table:formula="of:=MOD([.F$1]*[.$B13]+[.F$1]*[.$A13]*10;10)" office:value-type="float" office:value="6" calcext:value-type="float">
            <text:p>6</text:p>
          </table:table-cell>
          <table:table-cell/>
          <table:table-cell table:formula="of:=MOD(QUOTIENT([.H$1]*[.$B13]+[.H$1]*[.$A13]*10;10);10)" office:value-type="float" office:value="3" calcext:value-type="float">
            <text:p>3</text:p>
          </table:table-cell>
          <table:table-cell table:formula="of:=MOD([.I$1]*[.$B13]+[.I$1]*[.$A13]*10;10)" office:value-type="float" office:value="9" calcext:value-type="float">
            <text:p>9</text:p>
          </table:table-cell>
          <table:table-cell/>
          <table:table-cell table:formula="of:=MOD(QUOTIENT([.K$1]*[.$B13]+[.K$1]*[.$A13]*10;10);10)" office:value-type="float" office:value="5" calcext:value-type="float">
            <text:p>5</text:p>
          </table:table-cell>
          <table:table-cell table:formula="of:=MOD([.L$1]*[.$B13]+[.L$1]*[.$A13]*10;10)" office:value-type="float" office:value="2" calcext:value-type="float">
            <text:p>2</text:p>
          </table:table-cell>
          <table:table-cell/>
          <table:table-cell table:formula="of:=MOD(QUOTIENT([.N$1]*[.$B13]+[.N$1]*[.$A13]*10;10);10)" office:value-type="float" office:value="6" calcext:value-type="float">
            <text:p>6</text:p>
          </table:table-cell>
          <table:table-cell table:formula="of:=MOD([.O$1]*[.$B13]+[.O$1]*[.$A13]*10;10)" office:value-type="float" office:value="5" calcext:value-type="float">
            <text:p>5</text:p>
          </table:table-cell>
          <table:table-cell/>
          <table:table-cell table:formula="of:=MOD(QUOTIENT([.Q$1]*[.$B13]+[.Q$1]*[.$A13]*10;10);10)" office:value-type="float" office:value="7" calcext:value-type="float">
            <text:p>7</text:p>
          </table:table-cell>
          <table:table-cell table:formula="of:=MOD([.R$1]*[.$B13]+[.R$1]*[.$A13]*10;10)" office:value-type="float" office:value="8" calcext:value-type="float">
            <text:p>8</text:p>
          </table:table-cell>
          <table:table-cell/>
          <table:table-cell table:formula="of:=MOD(QUOTIENT([.T$1]*[.$B13]+[.T$1]*[.$A13]*10;10);10)" office:value-type="float" office:value="9" calcext:value-type="float">
            <text:p>9</text:p>
          </table:table-cell>
          <table:table-cell table:formula="of:=MOD([.U$1]*[.$B13]+[.U$1]*[.$A13]*10;10)" office:value-type="float" office:value="1" calcext:value-type="float">
            <text:p>1</text:p>
          </table:table-cell>
          <table:table-cell table:formula="of:=QUOTIENT([.V$1]*[.$B13]+[.V$1]*[.$A13]*10;100)" office:value-type="float" office:value="1" calcext:value-type="float">
            <text:p>1</text:p>
          </table:table-cell>
          <table:table-cell table:formula="of:=MOD(QUOTIENT([.W$1]*[.$B13]+[.W$1]*[.$A13]*10;10);10)" office:value-type="float" office:value="0" calcext:value-type="float">
            <text:p>0</text:p>
          </table:table-cell>
          <table:table-cell table:formula="of:=MOD([.X$1]*[.$B13]+[.X$1]*[.$A13]*10;10)" office:value-type="float" office:value="4" calcext:value-type="float">
            <text:p>4</text:p>
          </table:table-cell>
          <table:table-cell table:formula="of:=QUOTIENT([.Y$1]*[.$B13]+[.Y$1]*[.$A13]*10;100)" office:value-type="float" office:value="1" calcext:value-type="float">
            <text:p>1</text:p>
          </table:table-cell>
          <table:table-cell table:formula="of:=MOD(QUOTIENT([.Z$1]*[.$B13]+[.Z$1]*[.$A13]*10;10);10)" office:value-type="float" office:value="1" calcext:value-type="float">
            <text:p>1</text:p>
          </table:table-cell>
          <table:table-cell table:formula="of:=MOD([.AA$1]*[.$B13]+[.AA$1]*[.$A13]*10;10)" office:value-type="float" office:value="7" calcext:value-type="float">
            <text:p>7</text:p>
          </table:table-cell>
          <table:table-cell table:formula="of:=QUOTIENT([.AB$1]*[.$B13]+[.AB$1]*[.$A13]*10;100)" office:value-type="float" office:value="1" calcext:value-type="float">
            <text:p>1</text:p>
          </table:table-cell>
          <table:table-cell table:formula="of:=MOD(QUOTIENT([.AC$1]*[.$B13]+[.AC$1]*[.$A13]*10;10);10)" office:value-type="float" office:value="3" calcext:value-type="float">
            <text:p>3</text:p>
          </table:table-cell>
          <table:table-cell table:formula="of:=MOD([.AD$1]*[.$B13]+[.AD$1]*[.$A13]*10;10)" office:value-type="float" office:value="0" calcext:value-type="float">
            <text:p>0</text:p>
          </table:table-cell>
          <table:table-cell table:formula="of:=QUOTIENT([.AE$1]*[.$B13]+[.AE$1]*[.$A13]*10;100)" office:value-type="float" office:value="1" calcext:value-type="float">
            <text:p>1</text:p>
          </table:table-cell>
          <table:table-cell table:formula="of:=MOD(QUOTIENT([.AF$1]*[.$B13]+[.AF$1]*[.$A13]*10;10);10)" office:value-type="float" office:value="4" calcext:value-type="float">
            <text:p>4</text:p>
          </table:table-cell>
          <table:table-cell table:formula="of:=MOD([.AG$1]*[.$B13]+[.AG$1]*[.$A13]*10;10)" office:value-type="float" office:value="3" calcext:value-type="float">
            <text:p>3</text:p>
          </table:table-cell>
          <table:table-cell table:formula="of:=QUOTIENT([.AH$1]*[.$B13]+[.AH$1]*[.$A13]*10;100)" office:value-type="float" office:value="1" calcext:value-type="float">
            <text:p>1</text:p>
          </table:table-cell>
          <table:table-cell table:formula="of:=MOD(QUOTIENT([.AI$1]*[.$B13]+[.AI$1]*[.$A13]*10;10);10)" office:value-type="float" office:value="5" calcext:value-type="float">
            <text:p>5</text:p>
          </table:table-cell>
          <table:table-cell table:formula="of:=MOD([.AJ$1]*[.$B13]+[.AJ$1]*[.$A13]*10;10)" office:value-type="float" office:value="6" calcext:value-type="float">
            <text:p>6</text:p>
          </table:table-cell>
          <table:table-cell table:formula="of:=QUOTIENT([.AK$1]*[.$B13]+[.AK$1]*[.$A13]*10;100)" office:value-type="float" office:value="1" calcext:value-type="float">
            <text:p>1</text:p>
          </table:table-cell>
          <table:table-cell table:formula="of:=MOD(QUOTIENT([.AL$1]*[.$B13]+[.AL$1]*[.$A13]*10;10);10)" office:value-type="float" office:value="6" calcext:value-type="float">
            <text:p>6</text:p>
          </table:table-cell>
          <table:table-cell table:formula="of:=MOD([.AM$1]*[.$B13]+[.AM$1]*[.$A13]*10;10)" office:value-type="float" office:value="9" calcext:value-type="float">
            <text:p>9</text:p>
          </table:table-cell>
          <table:table-cell table:formula="of:=QUOTIENT([.AN$1]*[.$B13]+[.AN$1]*[.$A13]*10;100)" office:value-type="float" office:value="1" calcext:value-type="float">
            <text:p>1</text:p>
          </table:table-cell>
          <table:table-cell table:formula="of:=MOD(QUOTIENT([.AO$1]*[.$B13]+[.AO$1]*[.$A13]*10;10);10)" office:value-type="float" office:value="8" calcext:value-type="float">
            <text:p>8</text:p>
          </table:table-cell>
          <table:table-cell table:formula="of:=MOD([.AP$1]*[.$B13]+[.AP$1]*[.$A13]*10;10)" office:value-type="float" office:value="2" calcext:value-type="float">
            <text:p>2</text:p>
          </table:table-cell>
          <table:table-cell table:formula="of:=QUOTIENT([.AQ$1]*[.$B13]+[.AQ$1]*[.$A13]*10;100)" office:value-type="float" office:value="1" calcext:value-type="float">
            <text:p>1</text:p>
          </table:table-cell>
          <table:table-cell table:formula="of:=MOD(QUOTIENT([.AR$1]*[.$B13]+[.AR$1]*[.$A13]*10;10);10)" office:value-type="float" office:value="9" calcext:value-type="float">
            <text:p>9</text:p>
          </table:table-cell>
          <table:table-cell table:formula="of:=MOD([.AS$1]*[.$B13]+[.AS$1]*[.$A13]*10;10)" office:value-type="float" office:value="5" calcext:value-type="float">
            <text:p>5</text:p>
          </table:table-cell>
          <table:table-cell table:formula="of:=QUOTIENT([.AT$1]*[.$B13]+[.AT$1]*[.$A13]*10;100)" office:value-type="float" office:value="2" calcext:value-type="float">
            <text:p>2</text:p>
          </table:table-cell>
          <table:table-cell table:formula="of:=MOD(QUOTIENT([.AU$1]*[.$B13]+[.AU$1]*[.$A13]*10;10);10)" office:value-type="float" office:value="0" calcext:value-type="float">
            <text:p>0</text:p>
          </table:table-cell>
          <table:table-cell table:formula="of:=MOD([.AV$1]*[.$B13]+[.AV$1]*[.$A13]*10;10)" office:value-type="float" office:value="8" calcext:value-type="float">
            <text:p>8</text:p>
          </table:table-cell>
          <table:table-cell table:formula="of:=QUOTIENT([.AW$1]*[.$B13]+[.AW$1]*[.$A13]*10;100)" office:value-type="float" office:value="2" calcext:value-type="float">
            <text:p>2</text:p>
          </table:table-cell>
          <table:table-cell table:formula="of:=MOD(QUOTIENT([.AX$1]*[.$B13]+[.AX$1]*[.$A13]*10;10);10)" office:value-type="float" office:value="2" calcext:value-type="float">
            <text:p>2</text:p>
          </table:table-cell>
          <table:table-cell table:formula="of:=MOD([.AY$1]*[.$B13]+[.AY$1]*[.$A13]*10;10)" office:value-type="float" office:value="1" calcext:value-type="float">
            <text:p>1</text:p>
          </table:table-cell>
          <table:table-cell table:formula="of:=QUOTIENT([.AZ$1]*[.$B13]+[.AZ$1]*[.$A13]*10;100)" office:value-type="float" office:value="2" calcext:value-type="float">
            <text:p>2</text:p>
          </table:table-cell>
          <table:table-cell table:formula="of:=MOD(QUOTIENT([.BA$1]*[.$B13]+[.BA$1]*[.$A13]*10;10);10)" office:value-type="float" office:value="3" calcext:value-type="float">
            <text:p>3</text:p>
          </table:table-cell>
          <table:table-cell table:formula="of:=MOD([.BB$1]*[.$B13]+[.BB$1]*[.$A13]*10;10)" office:value-type="float" office:value="4" calcext:value-type="float">
            <text:p>4</text:p>
          </table:table-cell>
          <table:table-cell table:formula="of:=QUOTIENT([.BC$1]*[.$B13]+[.BC$1]*[.$A13]*10;100)" office:value-type="float" office:value="2" calcext:value-type="float">
            <text:p>2</text:p>
          </table:table-cell>
          <table:table-cell table:formula="of:=MOD(QUOTIENT([.BD$1]*[.$B13]+[.BD$1]*[.$A13]*10;10);10)" office:value-type="float" office:value="4" calcext:value-type="float">
            <text:p>4</text:p>
          </table:table-cell>
          <table:table-cell table:formula="of:=MOD([.BE$1]*[.$B13]+[.BE$1]*[.$A13]*10;10)" office:value-type="float" office:value="7" calcext:value-type="float">
            <text:p>7</text:p>
          </table:table-cell>
          <table:table-cell table:formula="of:=QUOTIENT([.BF$1]*[.$B13]+[.BF$1]*[.$A13]*10;100)" office:value-type="float" office:value="2" calcext:value-type="float">
            <text:p>2</text:p>
          </table:table-cell>
          <table:table-cell table:formula="of:=MOD(QUOTIENT([.BG$1]*[.$B13]+[.BG$1]*[.$A13]*10;10);10)" office:value-type="float" office:value="6" calcext:value-type="float">
            <text:p>6</text:p>
          </table:table-cell>
          <table:table-cell table:formula="of:=MOD([.BH$1]*[.$B13]+[.BH$1]*[.$A13]*10;10)" office:value-type="float" office:value="0" calcext:value-type="float">
            <text:p>0</text:p>
          </table:table-cell>
          <table:table-cell/>
          <table:table-cell table:formula="of:=MOD(QUOTIENT([.BJ$1]*[.$B13]+[.BJ$1]*[.$A13]*10;100);10)" office:value-type="float" office:value="2" calcext:value-type="float">
            <text:p>2</text:p>
          </table:table-cell>
          <table:table-cell table:formula="of:=MOD(QUOTIENT([.BK$1]*[.$B13]+[.BK$1]*[.$A13]*10;10);10)" office:value-type="float" office:value="7" calcext:value-type="float">
            <text:p>7</text:p>
          </table:table-cell>
          <table:table-cell table:formula="of:=MOD([.BL$1]*[.$B13]+[.BL$1]*[.$A13]*10;10)" office:value-type="float" office:value="3" calcext:value-type="float">
            <text:p>3</text:p>
          </table:table-cell>
          <table:table-cell/>
          <table:table-cell table:formula="of:=MOD(QUOTIENT([.BN$1]*[.$B13]+[.BN$1]*[.$A13]*10;100);10)" office:value-type="float" office:value="2" calcext:value-type="float">
            <text:p>2</text:p>
          </table:table-cell>
          <table:table-cell table:formula="of:=MOD(QUOTIENT([.BO$1]*[.$B13]+[.BO$1]*[.$A13]*10;10);10)" office:value-type="float" office:value="8" calcext:value-type="float">
            <text:p>8</text:p>
          </table:table-cell>
          <table:table-cell table:formula="of:=MOD([.BP$1]*[.$B13]+[.BP$1]*[.$A13]*10;10)" office:value-type="float" office:value="6" calcext:value-type="float">
            <text:p>6</text:p>
          </table:table-cell>
          <table:table-cell/>
          <table:table-cell table:formula="of:=MOD(QUOTIENT([.BR$1]*[.$B13]+[.BR$1]*[.$A13]*10;100);10)" office:value-type="float" office:value="2" calcext:value-type="float">
            <text:p>2</text:p>
          </table:table-cell>
          <table:table-cell table:formula="of:=MOD(QUOTIENT([.BS$1]*[.$B13]+[.BS$1]*[.$A13]*10;10);10)" office:value-type="float" office:value="9" calcext:value-type="float">
            <text:p>9</text:p>
          </table:table-cell>
          <table:table-cell table:formula="of:=MOD([.BT$1]*[.$B13]+[.BT$1]*[.$A13]*10;10)" office:value-type="float" office:value="9" calcext:value-type="float">
            <text:p>9</text:p>
          </table:table-cell>
          <table:table-cell/>
          <table:table-cell table:formula="of:=MOD(QUOTIENT([.BV$1]*[.$B13]+[.BV$1]*[.$A13]*10;100);10)" office:value-type="float" office:value="3" calcext:value-type="float">
            <text:p>3</text:p>
          </table:table-cell>
          <table:table-cell table:formula="of:=MOD(QUOTIENT([.BW$1]*[.$B13]+[.BW$1]*[.$A13]*10;10);10)" office:value-type="float" office:value="1" calcext:value-type="float">
            <text:p>1</text:p>
          </table:table-cell>
          <table:table-cell table:formula="of:=MOD([.BX$1]*[.$B13]+[.BX$1]*[.$A13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QUOTIENT([.C$1]*[.$B14]+[.C$1]*[.$A14]*10;10)" office:value-type="float" office:value="1" calcext:value-type="float">
            <text:p>1</text:p>
          </table:table-cell>
          <table:table-cell table:formula="of:=MOD([.D$1]*[.$B14]+[.D$1]*[.$A14]*10;10)" office:value-type="float" office:value="4" calcext:value-type="float">
            <text:p>4</text:p>
          </table:table-cell>
          <table:table-cell table:formula="of:=QUOTIENT([.E$1]*[.$B14]+[.E$1]*[.$A14]*10;10)" office:value-type="float" office:value="2" calcext:value-type="float">
            <text:p>2</text:p>
          </table:table-cell>
          <table:table-cell table:formula="of:=MOD([.F$1]*[.$B14]+[.F$1]*[.$A14]*10;10)" office:value-type="float" office:value="8" calcext:value-type="float">
            <text:p>8</text:p>
          </table:table-cell>
          <table:table-cell/>
          <table:table-cell table:formula="of:=MOD(QUOTIENT([.H$1]*[.$B14]+[.H$1]*[.$A14]*10;10);10)" office:value-type="float" office:value="4" calcext:value-type="float">
            <text:p>4</text:p>
          </table:table-cell>
          <table:table-cell table:formula="of:=MOD([.I$1]*[.$B14]+[.I$1]*[.$A14]*10;10)" office:value-type="float" office:value="2" calcext:value-type="float">
            <text:p>2</text:p>
          </table:table-cell>
          <table:table-cell/>
          <table:table-cell table:formula="of:=MOD(QUOTIENT([.K$1]*[.$B14]+[.K$1]*[.$A14]*10;10);10)" office:value-type="float" office:value="5" calcext:value-type="float">
            <text:p>5</text:p>
          </table:table-cell>
          <table:table-cell table:formula="of:=MOD([.L$1]*[.$B14]+[.L$1]*[.$A14]*10;10)" office:value-type="float" office:value="6" calcext:value-type="float">
            <text:p>6</text:p>
          </table:table-cell>
          <table:table-cell/>
          <table:table-cell table:formula="of:=MOD(QUOTIENT([.N$1]*[.$B14]+[.N$1]*[.$A14]*10;10);10)" office:value-type="float" office:value="7" calcext:value-type="float">
            <text:p>7</text:p>
          </table:table-cell>
          <table:table-cell table:formula="of:=MOD([.O$1]*[.$B14]+[.O$1]*[.$A14]*10;10)" office:value-type="float" office:value="0" calcext:value-type="float">
            <text:p>0</text:p>
          </table:table-cell>
          <table:table-cell/>
          <table:table-cell table:formula="of:=MOD(QUOTIENT([.Q$1]*[.$B14]+[.Q$1]*[.$A14]*10;10);10)" office:value-type="float" office:value="8" calcext:value-type="float">
            <text:p>8</text:p>
          </table:table-cell>
          <table:table-cell table:formula="of:=MOD([.R$1]*[.$B14]+[.R$1]*[.$A14]*10;10)" office:value-type="float" office:value="4" calcext:value-type="float">
            <text:p>4</text:p>
          </table:table-cell>
          <table:table-cell/>
          <table:table-cell table:formula="of:=MOD(QUOTIENT([.T$1]*[.$B14]+[.T$1]*[.$A14]*10;10);10)" office:value-type="float" office:value="9" calcext:value-type="float">
            <text:p>9</text:p>
          </table:table-cell>
          <table:table-cell table:formula="of:=MOD([.U$1]*[.$B14]+[.U$1]*[.$A14]*10;10)" office:value-type="float" office:value="8" calcext:value-type="float">
            <text:p>8</text:p>
          </table:table-cell>
          <table:table-cell table:formula="of:=QUOTIENT([.V$1]*[.$B14]+[.V$1]*[.$A14]*10;100)" office:value-type="float" office:value="1" calcext:value-type="float">
            <text:p>1</text:p>
          </table:table-cell>
          <table:table-cell table:formula="of:=MOD(QUOTIENT([.W$1]*[.$B14]+[.W$1]*[.$A14]*10;10);10)" office:value-type="float" office:value="1" calcext:value-type="float">
            <text:p>1</text:p>
          </table:table-cell>
          <table:table-cell table:formula="of:=MOD([.X$1]*[.$B14]+[.X$1]*[.$A14]*10;10)" office:value-type="float" office:value="2" calcext:value-type="float">
            <text:p>2</text:p>
          </table:table-cell>
          <table:table-cell table:formula="of:=QUOTIENT([.Y$1]*[.$B14]+[.Y$1]*[.$A14]*10;100)" office:value-type="float" office:value="1" calcext:value-type="float">
            <text:p>1</text:p>
          </table:table-cell>
          <table:table-cell table:formula="of:=MOD(QUOTIENT([.Z$1]*[.$B14]+[.Z$1]*[.$A14]*10;10);10)" office:value-type="float" office:value="2" calcext:value-type="float">
            <text:p>2</text:p>
          </table:table-cell>
          <table:table-cell table:formula="of:=MOD([.AA$1]*[.$B14]+[.AA$1]*[.$A14]*10;10)" office:value-type="float" office:value="6" calcext:value-type="float">
            <text:p>6</text:p>
          </table:table-cell>
          <table:table-cell table:formula="of:=QUOTIENT([.AB$1]*[.$B14]+[.AB$1]*[.$A14]*10;100)" office:value-type="float" office:value="1" calcext:value-type="float">
            <text:p>1</text:p>
          </table:table-cell>
          <table:table-cell table:formula="of:=MOD(QUOTIENT([.AC$1]*[.$B14]+[.AC$1]*[.$A14]*10;10);10)" office:value-type="float" office:value="4" calcext:value-type="float">
            <text:p>4</text:p>
          </table:table-cell>
          <table:table-cell table:formula="of:=MOD([.AD$1]*[.$B14]+[.AD$1]*[.$A14]*10;10)" office:value-type="float" office:value="0" calcext:value-type="float">
            <text:p>0</text:p>
          </table:table-cell>
          <table:table-cell table:formula="of:=QUOTIENT([.AE$1]*[.$B14]+[.AE$1]*[.$A14]*10;100)" office:value-type="float" office:value="1" calcext:value-type="float">
            <text:p>1</text:p>
          </table:table-cell>
          <table:table-cell table:formula="of:=MOD(QUOTIENT([.AF$1]*[.$B14]+[.AF$1]*[.$A14]*10;10);10)" office:value-type="float" office:value="5" calcext:value-type="float">
            <text:p>5</text:p>
          </table:table-cell>
          <table:table-cell table:formula="of:=MOD([.AG$1]*[.$B14]+[.AG$1]*[.$A14]*10;10)" office:value-type="float" office:value="4" calcext:value-type="float">
            <text:p>4</text:p>
          </table:table-cell>
          <table:table-cell table:formula="of:=QUOTIENT([.AH$1]*[.$B14]+[.AH$1]*[.$A14]*10;100)" office:value-type="float" office:value="1" calcext:value-type="float">
            <text:p>1</text:p>
          </table:table-cell>
          <table:table-cell table:formula="of:=MOD(QUOTIENT([.AI$1]*[.$B14]+[.AI$1]*[.$A14]*10;10);10)" office:value-type="float" office:value="6" calcext:value-type="float">
            <text:p>6</text:p>
          </table:table-cell>
          <table:table-cell table:formula="of:=MOD([.AJ$1]*[.$B14]+[.AJ$1]*[.$A14]*10;10)" office:value-type="float" office:value="8" calcext:value-type="float">
            <text:p>8</text:p>
          </table:table-cell>
          <table:table-cell table:formula="of:=QUOTIENT([.AK$1]*[.$B14]+[.AK$1]*[.$A14]*10;100)" office:value-type="float" office:value="1" calcext:value-type="float">
            <text:p>1</text:p>
          </table:table-cell>
          <table:table-cell table:formula="of:=MOD(QUOTIENT([.AL$1]*[.$B14]+[.AL$1]*[.$A14]*10;10);10)" office:value-type="float" office:value="8" calcext:value-type="float">
            <text:p>8</text:p>
          </table:table-cell>
          <table:table-cell table:formula="of:=MOD([.AM$1]*[.$B14]+[.AM$1]*[.$A14]*10;10)" office:value-type="float" office:value="2" calcext:value-type="float">
            <text:p>2</text:p>
          </table:table-cell>
          <table:table-cell table:formula="of:=QUOTIENT([.AN$1]*[.$B14]+[.AN$1]*[.$A14]*10;100)" office:value-type="float" office:value="1" calcext:value-type="float">
            <text:p>1</text:p>
          </table:table-cell>
          <table:table-cell table:formula="of:=MOD(QUOTIENT([.AO$1]*[.$B14]+[.AO$1]*[.$A14]*10;10);10)" office:value-type="float" office:value="9" calcext:value-type="float">
            <text:p>9</text:p>
          </table:table-cell>
          <table:table-cell table:formula="of:=MOD([.AP$1]*[.$B14]+[.AP$1]*[.$A14]*10;10)" office:value-type="float" office:value="6" calcext:value-type="float">
            <text:p>6</text:p>
          </table:table-cell>
          <table:table-cell table:formula="of:=QUOTIENT([.AQ$1]*[.$B14]+[.AQ$1]*[.$A14]*10;100)" office:value-type="float" office:value="2" calcext:value-type="float">
            <text:p>2</text:p>
          </table:table-cell>
          <table:table-cell table:formula="of:=MOD(QUOTIENT([.AR$1]*[.$B14]+[.AR$1]*[.$A14]*10;10);10)" office:value-type="float" office:value="1" calcext:value-type="float">
            <text:p>1</text:p>
          </table:table-cell>
          <table:table-cell table:formula="of:=MOD([.AS$1]*[.$B14]+[.AS$1]*[.$A14]*10;10)" office:value-type="float" office:value="0" calcext:value-type="float">
            <text:p>0</text:p>
          </table:table-cell>
          <table:table-cell table:formula="of:=QUOTIENT([.AT$1]*[.$B14]+[.AT$1]*[.$A14]*10;100)" office:value-type="float" office:value="2" calcext:value-type="float">
            <text:p>2</text:p>
          </table:table-cell>
          <table:table-cell table:formula="of:=MOD(QUOTIENT([.AU$1]*[.$B14]+[.AU$1]*[.$A14]*10;10);10)" office:value-type="float" office:value="2" calcext:value-type="float">
            <text:p>2</text:p>
          </table:table-cell>
          <table:table-cell table:formula="of:=MOD([.AV$1]*[.$B14]+[.AV$1]*[.$A14]*10;10)" office:value-type="float" office:value="4" calcext:value-type="float">
            <text:p>4</text:p>
          </table:table-cell>
          <table:table-cell table:formula="of:=QUOTIENT([.AW$1]*[.$B14]+[.AW$1]*[.$A14]*10;100)" office:value-type="float" office:value="2" calcext:value-type="float">
            <text:p>2</text:p>
          </table:table-cell>
          <table:table-cell table:formula="of:=MOD(QUOTIENT([.AX$1]*[.$B14]+[.AX$1]*[.$A14]*10;10);10)" office:value-type="float" office:value="3" calcext:value-type="float">
            <text:p>3</text:p>
          </table:table-cell>
          <table:table-cell table:formula="of:=MOD([.AY$1]*[.$B14]+[.AY$1]*[.$A14]*10;10)" office:value-type="float" office:value="8" calcext:value-type="float">
            <text:p>8</text:p>
          </table:table-cell>
          <table:table-cell table:formula="of:=QUOTIENT([.AZ$1]*[.$B14]+[.AZ$1]*[.$A14]*10;100)" office:value-type="float" office:value="2" calcext:value-type="float">
            <text:p>2</text:p>
          </table:table-cell>
          <table:table-cell table:formula="of:=MOD(QUOTIENT([.BA$1]*[.$B14]+[.BA$1]*[.$A14]*10;10);10)" office:value-type="float" office:value="5" calcext:value-type="float">
            <text:p>5</text:p>
          </table:table-cell>
          <table:table-cell table:formula="of:=MOD([.BB$1]*[.$B14]+[.BB$1]*[.$A14]*10;10)" office:value-type="float" office:value="2" calcext:value-type="float">
            <text:p>2</text:p>
          </table:table-cell>
          <table:table-cell table:formula="of:=QUOTIENT([.BC$1]*[.$B14]+[.BC$1]*[.$A14]*10;100)" office:value-type="float" office:value="2" calcext:value-type="float">
            <text:p>2</text:p>
          </table:table-cell>
          <table:table-cell table:formula="of:=MOD(QUOTIENT([.BD$1]*[.$B14]+[.BD$1]*[.$A14]*10;10);10)" office:value-type="float" office:value="6" calcext:value-type="float">
            <text:p>6</text:p>
          </table:table-cell>
          <table:table-cell table:formula="of:=MOD([.BE$1]*[.$B14]+[.BE$1]*[.$A14]*10;10)" office:value-type="float" office:value="6" calcext:value-type="float">
            <text:p>6</text:p>
          </table:table-cell>
          <table:table-cell table:formula="of:=QUOTIENT([.BF$1]*[.$B14]+[.BF$1]*[.$A14]*10;100)" office:value-type="float" office:value="2" calcext:value-type="float">
            <text:p>2</text:p>
          </table:table-cell>
          <table:table-cell table:formula="of:=MOD(QUOTIENT([.BG$1]*[.$B14]+[.BG$1]*[.$A14]*10;10);10)" office:value-type="float" office:value="8" calcext:value-type="float">
            <text:p>8</text:p>
          </table:table-cell>
          <table:table-cell table:formula="of:=MOD([.BH$1]*[.$B14]+[.BH$1]*[.$A14]*10;10)" office:value-type="float" office:value="0" calcext:value-type="float">
            <text:p>0</text:p>
          </table:table-cell>
          <table:table-cell/>
          <table:table-cell table:formula="of:=MOD(QUOTIENT([.BJ$1]*[.$B14]+[.BJ$1]*[.$A14]*10;100);10)" office:value-type="float" office:value="2" calcext:value-type="float">
            <text:p>2</text:p>
          </table:table-cell>
          <table:table-cell table:formula="of:=MOD(QUOTIENT([.BK$1]*[.$B14]+[.BK$1]*[.$A14]*10;10);10)" office:value-type="float" office:value="9" calcext:value-type="float">
            <text:p>9</text:p>
          </table:table-cell>
          <table:table-cell table:formula="of:=MOD([.BL$1]*[.$B14]+[.BL$1]*[.$A14]*10;10)" office:value-type="float" office:value="4" calcext:value-type="float">
            <text:p>4</text:p>
          </table:table-cell>
          <table:table-cell/>
          <table:table-cell table:formula="of:=MOD(QUOTIENT([.BN$1]*[.$B14]+[.BN$1]*[.$A14]*10;100);10)" office:value-type="float" office:value="3" calcext:value-type="float">
            <text:p>3</text:p>
          </table:table-cell>
          <table:table-cell table:formula="of:=MOD(QUOTIENT([.BO$1]*[.$B14]+[.BO$1]*[.$A14]*10;10);10)" office:value-type="float" office:value="0" calcext:value-type="float">
            <text:p>0</text:p>
          </table:table-cell>
          <table:table-cell table:formula="of:=MOD([.BP$1]*[.$B14]+[.BP$1]*[.$A14]*10;10)" office:value-type="float" office:value="8" calcext:value-type="float">
            <text:p>8</text:p>
          </table:table-cell>
          <table:table-cell/>
          <table:table-cell table:formula="of:=MOD(QUOTIENT([.BR$1]*[.$B14]+[.BR$1]*[.$A14]*10;100);10)" office:value-type="float" office:value="3" calcext:value-type="float">
            <text:p>3</text:p>
          </table:table-cell>
          <table:table-cell table:formula="of:=MOD(QUOTIENT([.BS$1]*[.$B14]+[.BS$1]*[.$A14]*10;10);10)" office:value-type="float" office:value="2" calcext:value-type="float">
            <text:p>2</text:p>
          </table:table-cell>
          <table:table-cell table:formula="of:=MOD([.BT$1]*[.$B14]+[.BT$1]*[.$A14]*10;10)" office:value-type="float" office:value="2" calcext:value-type="float">
            <text:p>2</text:p>
          </table:table-cell>
          <table:table-cell/>
          <table:table-cell table:formula="of:=MOD(QUOTIENT([.BV$1]*[.$B14]+[.BV$1]*[.$A14]*10;100);10)" office:value-type="float" office:value="3" calcext:value-type="float">
            <text:p>3</text:p>
          </table:table-cell>
          <table:table-cell table:formula="of:=MOD(QUOTIENT([.BW$1]*[.$B14]+[.BW$1]*[.$A14]*10;10);10)" office:value-type="float" office:value="3" calcext:value-type="float">
            <text:p>3</text:p>
          </table:table-cell>
          <table:table-cell table:formula="of:=MOD([.BX$1]*[.$B14]+[.BX$1]*[.$A14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QUOTIENT([.C$1]*[.$B15]+[.C$1]*[.$A15]*10;10)" office:value-type="float" office:value="1" calcext:value-type="float">
            <text:p>1</text:p>
          </table:table-cell>
          <table:table-cell table:formula="of:=MOD([.D$1]*[.$B15]+[.D$1]*[.$A15]*10;10)" office:value-type="float" office:value="5" calcext:value-type="float">
            <text:p>5</text:p>
          </table:table-cell>
          <table:table-cell table:formula="of:=QUOTIENT([.E$1]*[.$B15]+[.E$1]*[.$A15]*10;10)" office:value-type="float" office:value="3" calcext:value-type="float">
            <text:p>3</text:p>
          </table:table-cell>
          <table:table-cell table:formula="of:=MOD([.F$1]*[.$B15]+[.F$1]*[.$A15]*10;10)" office:value-type="float" office:value="0" calcext:value-type="float">
            <text:p>0</text:p>
          </table:table-cell>
          <table:table-cell/>
          <table:table-cell table:formula="of:=MOD(QUOTIENT([.H$1]*[.$B15]+[.H$1]*[.$A15]*10;10);10)" office:value-type="float" office:value="4" calcext:value-type="float">
            <text:p>4</text:p>
          </table:table-cell>
          <table:table-cell table:formula="of:=MOD([.I$1]*[.$B15]+[.I$1]*[.$A15]*10;10)" office:value-type="float" office:value="5" calcext:value-type="float">
            <text:p>5</text:p>
          </table:table-cell>
          <table:table-cell/>
          <table:table-cell table:formula="of:=MOD(QUOTIENT([.K$1]*[.$B15]+[.K$1]*[.$A15]*10;10);10)" office:value-type="float" office:value="6" calcext:value-type="float">
            <text:p>6</text:p>
          </table:table-cell>
          <table:table-cell table:formula="of:=MOD([.L$1]*[.$B15]+[.L$1]*[.$A15]*10;10)" office:value-type="float" office:value="0" calcext:value-type="float">
            <text:p>0</text:p>
          </table:table-cell>
          <table:table-cell/>
          <table:table-cell table:formula="of:=MOD(QUOTIENT([.N$1]*[.$B15]+[.N$1]*[.$A15]*10;10);10)" office:value-type="float" office:value="7" calcext:value-type="float">
            <text:p>7</text:p>
          </table:table-cell>
          <table:table-cell table:formula="of:=MOD([.O$1]*[.$B15]+[.O$1]*[.$A15]*10;10)" office:value-type="float" office:value="5" calcext:value-type="float">
            <text:p>5</text:p>
          </table:table-cell>
          <table:table-cell/>
          <table:table-cell table:formula="of:=MOD(QUOTIENT([.Q$1]*[.$B15]+[.Q$1]*[.$A15]*10;10);10)" office:value-type="float" office:value="9" calcext:value-type="float">
            <text:p>9</text:p>
          </table:table-cell>
          <table:table-cell table:formula="of:=MOD([.R$1]*[.$B15]+[.R$1]*[.$A15]*10;10)" office:value-type="float" office:value="0" calcext:value-type="float">
            <text:p>0</text:p>
          </table:table-cell>
          <table:table-cell table:formula="of:=QUOTIENT([.S$1]*[.$B15]+[.S$1]*[.$A15]*10;100)" office:value-type="float" office:value="1" calcext:value-type="float">
            <text:p>1</text:p>
          </table:table-cell>
          <table:table-cell table:formula="of:=MOD(QUOTIENT([.T$1]*[.$B15]+[.T$1]*[.$A15]*10;10);10)" office:value-type="float" office:value="0" calcext:value-type="float">
            <text:p>0</text:p>
          </table:table-cell>
          <table:table-cell table:formula="of:=MOD([.U$1]*[.$B15]+[.U$1]*[.$A15]*10;10)" office:value-type="float" office:value="5" calcext:value-type="float">
            <text:p>5</text:p>
          </table:table-cell>
          <table:table-cell table:formula="of:=QUOTIENT([.V$1]*[.$B15]+[.V$1]*[.$A15]*10;100)" office:value-type="float" office:value="1" calcext:value-type="float">
            <text:p>1</text:p>
          </table:table-cell>
          <table:table-cell table:formula="of:=MOD(QUOTIENT([.W$1]*[.$B15]+[.W$1]*[.$A15]*10;10);10)" office:value-type="float" office:value="2" calcext:value-type="float">
            <text:p>2</text:p>
          </table:table-cell>
          <table:table-cell table:formula="of:=MOD([.X$1]*[.$B15]+[.X$1]*[.$A15]*10;10)" office:value-type="float" office:value="0" calcext:value-type="float">
            <text:p>0</text:p>
          </table:table-cell>
          <table:table-cell table:formula="of:=QUOTIENT([.Y$1]*[.$B15]+[.Y$1]*[.$A15]*10;100)" office:value-type="float" office:value="1" calcext:value-type="float">
            <text:p>1</text:p>
          </table:table-cell>
          <table:table-cell table:formula="of:=MOD(QUOTIENT([.Z$1]*[.$B15]+[.Z$1]*[.$A15]*10;10);10)" office:value-type="float" office:value="3" calcext:value-type="float">
            <text:p>3</text:p>
          </table:table-cell>
          <table:table-cell table:formula="of:=MOD([.AA$1]*[.$B15]+[.AA$1]*[.$A15]*10;10)" office:value-type="float" office:value="5" calcext:value-type="float">
            <text:p>5</text:p>
          </table:table-cell>
          <table:table-cell table:formula="of:=QUOTIENT([.AB$1]*[.$B15]+[.AB$1]*[.$A15]*10;100)" office:value-type="float" office:value="1" calcext:value-type="float">
            <text:p>1</text:p>
          </table:table-cell>
          <table:table-cell table:formula="of:=MOD(QUOTIENT([.AC$1]*[.$B15]+[.AC$1]*[.$A15]*10;10);10)" office:value-type="float" office:value="5" calcext:value-type="float">
            <text:p>5</text:p>
          </table:table-cell>
          <table:table-cell table:formula="of:=MOD([.AD$1]*[.$B15]+[.AD$1]*[.$A15]*10;10)" office:value-type="float" office:value="0" calcext:value-type="float">
            <text:p>0</text:p>
          </table:table-cell>
          <table:table-cell table:formula="of:=QUOTIENT([.AE$1]*[.$B15]+[.AE$1]*[.$A15]*10;100)" office:value-type="float" office:value="1" calcext:value-type="float">
            <text:p>1</text:p>
          </table:table-cell>
          <table:table-cell table:formula="of:=MOD(QUOTIENT([.AF$1]*[.$B15]+[.AF$1]*[.$A15]*10;10);10)" office:value-type="float" office:value="6" calcext:value-type="float">
            <text:p>6</text:p>
          </table:table-cell>
          <table:table-cell table:formula="of:=MOD([.AG$1]*[.$B15]+[.AG$1]*[.$A15]*10;10)" office:value-type="float" office:value="5" calcext:value-type="float">
            <text:p>5</text:p>
          </table:table-cell>
          <table:table-cell table:formula="of:=QUOTIENT([.AH$1]*[.$B15]+[.AH$1]*[.$A15]*10;100)" office:value-type="float" office:value="1" calcext:value-type="float">
            <text:p>1</text:p>
          </table:table-cell>
          <table:table-cell table:formula="of:=MOD(QUOTIENT([.AI$1]*[.$B15]+[.AI$1]*[.$A15]*10;10);10)" office:value-type="float" office:value="8" calcext:value-type="float">
            <text:p>8</text:p>
          </table:table-cell>
          <table:table-cell table:formula="of:=MOD([.AJ$1]*[.$B15]+[.AJ$1]*[.$A15]*10;10)" office:value-type="float" office:value="0" calcext:value-type="float">
            <text:p>0</text:p>
          </table:table-cell>
          <table:table-cell table:formula="of:=QUOTIENT([.AK$1]*[.$B15]+[.AK$1]*[.$A15]*10;100)" office:value-type="float" office:value="1" calcext:value-type="float">
            <text:p>1</text:p>
          </table:table-cell>
          <table:table-cell table:formula="of:=MOD(QUOTIENT([.AL$1]*[.$B15]+[.AL$1]*[.$A15]*10;10);10)" office:value-type="float" office:value="9" calcext:value-type="float">
            <text:p>9</text:p>
          </table:table-cell>
          <table:table-cell table:formula="of:=MOD([.AM$1]*[.$B15]+[.AM$1]*[.$A15]*10;10)" office:value-type="float" office:value="5" calcext:value-type="float">
            <text:p>5</text:p>
          </table:table-cell>
          <table:table-cell table:formula="of:=QUOTIENT([.AN$1]*[.$B15]+[.AN$1]*[.$A15]*10;100)" office:value-type="float" office:value="2" calcext:value-type="float">
            <text:p>2</text:p>
          </table:table-cell>
          <table:table-cell table:formula="of:=MOD(QUOTIENT([.AO$1]*[.$B15]+[.AO$1]*[.$A15]*10;10);10)" office:value-type="float" office:value="1" calcext:value-type="float">
            <text:p>1</text:p>
          </table:table-cell>
          <table:table-cell table:formula="of:=MOD([.AP$1]*[.$B15]+[.AP$1]*[.$A15]*10;10)" office:value-type="float" office:value="0" calcext:value-type="float">
            <text:p>0</text:p>
          </table:table-cell>
          <table:table-cell table:formula="of:=QUOTIENT([.AQ$1]*[.$B15]+[.AQ$1]*[.$A15]*10;100)" office:value-type="float" office:value="2" calcext:value-type="float">
            <text:p>2</text:p>
          </table:table-cell>
          <table:table-cell table:formula="of:=MOD(QUOTIENT([.AR$1]*[.$B15]+[.AR$1]*[.$A15]*10;10);10)" office:value-type="float" office:value="2" calcext:value-type="float">
            <text:p>2</text:p>
          </table:table-cell>
          <table:table-cell table:formula="of:=MOD([.AS$1]*[.$B15]+[.AS$1]*[.$A15]*10;10)" office:value-type="float" office:value="5" calcext:value-type="float">
            <text:p>5</text:p>
          </table:table-cell>
          <table:table-cell table:formula="of:=QUOTIENT([.AT$1]*[.$B15]+[.AT$1]*[.$A15]*10;100)" office:value-type="float" office:value="2" calcext:value-type="float">
            <text:p>2</text:p>
          </table:table-cell>
          <table:table-cell table:formula="of:=MOD(QUOTIENT([.AU$1]*[.$B15]+[.AU$1]*[.$A15]*10;10);10)" office:value-type="float" office:value="4" calcext:value-type="float">
            <text:p>4</text:p>
          </table:table-cell>
          <table:table-cell table:formula="of:=MOD([.AV$1]*[.$B15]+[.AV$1]*[.$A15]*10;10)" office:value-type="float" office:value="0" calcext:value-type="float">
            <text:p>0</text:p>
          </table:table-cell>
          <table:table-cell table:formula="of:=QUOTIENT([.AW$1]*[.$B15]+[.AW$1]*[.$A15]*10;100)" office:value-type="float" office:value="2" calcext:value-type="float">
            <text:p>2</text:p>
          </table:table-cell>
          <table:table-cell table:formula="of:=MOD(QUOTIENT([.AX$1]*[.$B15]+[.AX$1]*[.$A15]*10;10);10)" office:value-type="float" office:value="5" calcext:value-type="float">
            <text:p>5</text:p>
          </table:table-cell>
          <table:table-cell table:formula="of:=MOD([.AY$1]*[.$B15]+[.AY$1]*[.$A15]*10;10)" office:value-type="float" office:value="5" calcext:value-type="float">
            <text:p>5</text:p>
          </table:table-cell>
          <table:table-cell table:formula="of:=QUOTIENT([.AZ$1]*[.$B15]+[.AZ$1]*[.$A15]*10;100)" office:value-type="float" office:value="2" calcext:value-type="float">
            <text:p>2</text:p>
          </table:table-cell>
          <table:table-cell table:formula="of:=MOD(QUOTIENT([.BA$1]*[.$B15]+[.BA$1]*[.$A15]*10;10);10)" office:value-type="float" office:value="7" calcext:value-type="float">
            <text:p>7</text:p>
          </table:table-cell>
          <table:table-cell table:formula="of:=MOD([.BB$1]*[.$B15]+[.BB$1]*[.$A15]*10;10)" office:value-type="float" office:value="0" calcext:value-type="float">
            <text:p>0</text:p>
          </table:table-cell>
          <table:table-cell table:formula="of:=QUOTIENT([.BC$1]*[.$B15]+[.BC$1]*[.$A15]*10;100)" office:value-type="float" office:value="2" calcext:value-type="float">
            <text:p>2</text:p>
          </table:table-cell>
          <table:table-cell table:formula="of:=MOD(QUOTIENT([.BD$1]*[.$B15]+[.BD$1]*[.$A15]*10;10);10)" office:value-type="float" office:value="8" calcext:value-type="float">
            <text:p>8</text:p>
          </table:table-cell>
          <table:table-cell table:formula="of:=MOD([.BE$1]*[.$B15]+[.BE$1]*[.$A15]*10;10)" office:value-type="float" office:value="5" calcext:value-type="float">
            <text:p>5</text:p>
          </table:table-cell>
          <table:table-cell table:formula="of:=QUOTIENT([.BF$1]*[.$B15]+[.BF$1]*[.$A15]*10;100)" office:value-type="float" office:value="3" calcext:value-type="float">
            <text:p>3</text:p>
          </table:table-cell>
          <table:table-cell table:formula="of:=MOD(QUOTIENT([.BG$1]*[.$B15]+[.BG$1]*[.$A15]*10;10);10)" office:value-type="float" office:value="0" calcext:value-type="float">
            <text:p>0</text:p>
          </table:table-cell>
          <table:table-cell table:formula="of:=MOD([.BH$1]*[.$B15]+[.BH$1]*[.$A15]*10;10)" office:value-type="float" office:value="0" calcext:value-type="float">
            <text:p>0</text:p>
          </table:table-cell>
          <table:table-cell/>
          <table:table-cell table:formula="of:=MOD(QUOTIENT([.BJ$1]*[.$B15]+[.BJ$1]*[.$A15]*10;100);10)" office:value-type="float" office:value="3" calcext:value-type="float">
            <text:p>3</text:p>
          </table:table-cell>
          <table:table-cell table:formula="of:=MOD(QUOTIENT([.BK$1]*[.$B15]+[.BK$1]*[.$A15]*10;10);10)" office:value-type="float" office:value="1" calcext:value-type="float">
            <text:p>1</text:p>
          </table:table-cell>
          <table:table-cell table:formula="of:=MOD([.BL$1]*[.$B15]+[.BL$1]*[.$A15]*10;10)" office:value-type="float" office:value="5" calcext:value-type="float">
            <text:p>5</text:p>
          </table:table-cell>
          <table:table-cell/>
          <table:table-cell table:formula="of:=MOD(QUOTIENT([.BN$1]*[.$B15]+[.BN$1]*[.$A15]*10;100);10)" office:value-type="float" office:value="3" calcext:value-type="float">
            <text:p>3</text:p>
          </table:table-cell>
          <table:table-cell table:formula="of:=MOD(QUOTIENT([.BO$1]*[.$B15]+[.BO$1]*[.$A15]*10;10);10)" office:value-type="float" office:value="3" calcext:value-type="float">
            <text:p>3</text:p>
          </table:table-cell>
          <table:table-cell table:formula="of:=MOD([.BP$1]*[.$B15]+[.BP$1]*[.$A15]*10;10)" office:value-type="float" office:value="0" calcext:value-type="float">
            <text:p>0</text:p>
          </table:table-cell>
          <table:table-cell/>
          <table:table-cell table:formula="of:=MOD(QUOTIENT([.BR$1]*[.$B15]+[.BR$1]*[.$A15]*10;100);10)" office:value-type="float" office:value="3" calcext:value-type="float">
            <text:p>3</text:p>
          </table:table-cell>
          <table:table-cell table:formula="of:=MOD(QUOTIENT([.BS$1]*[.$B15]+[.BS$1]*[.$A15]*10;10);10)" office:value-type="float" office:value="4" calcext:value-type="float">
            <text:p>4</text:p>
          </table:table-cell>
          <table:table-cell table:formula="of:=MOD([.BT$1]*[.$B15]+[.BT$1]*[.$A15]*10;10)" office:value-type="float" office:value="5" calcext:value-type="float">
            <text:p>5</text:p>
          </table:table-cell>
          <table:table-cell/>
          <table:table-cell table:formula="of:=MOD(QUOTIENT([.BV$1]*[.$B15]+[.BV$1]*[.$A15]*10;100);10)" office:value-type="float" office:value="3" calcext:value-type="float">
            <text:p>3</text:p>
          </table:table-cell>
          <table:table-cell table:formula="of:=MOD(QUOTIENT([.BW$1]*[.$B15]+[.BW$1]*[.$A15]*10;10);10)" office:value-type="float" office:value="6" calcext:value-type="float">
            <text:p>6</text:p>
          </table:table-cell>
          <table:table-cell table:formula="of:=MOD([.BX$1]*[.$B15]+[.BX$1]*[.$A15]*10;1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QUOTIENT([.C$1]*[.$B16]+[.C$1]*[.$A16]*10;10)" office:value-type="float" office:value="1" calcext:value-type="float">
            <text:p>1</text:p>
          </table:table-cell>
          <table:table-cell table:formula="of:=MOD([.D$1]*[.$B16]+[.D$1]*[.$A16]*10;10)" office:value-type="float" office:value="6" calcext:value-type="float">
            <text:p>6</text:p>
          </table:table-cell>
          <table:table-cell table:formula="of:=QUOTIENT([.E$1]*[.$B16]+[.E$1]*[.$A16]*10;10)" office:value-type="float" office:value="3" calcext:value-type="float">
            <text:p>3</text:p>
          </table:table-cell>
          <table:table-cell table:formula="of:=MOD([.F$1]*[.$B16]+[.F$1]*[.$A16]*10;10)" office:value-type="float" office:value="2" calcext:value-type="float">
            <text:p>2</text:p>
          </table:table-cell>
          <table:table-cell/>
          <table:table-cell table:formula="of:=MOD(QUOTIENT([.H$1]*[.$B16]+[.H$1]*[.$A16]*10;10);10)" office:value-type="float" office:value="4" calcext:value-type="float">
            <text:p>4</text:p>
          </table:table-cell>
          <table:table-cell table:formula="of:=MOD([.I$1]*[.$B16]+[.I$1]*[.$A16]*10;10)" office:value-type="float" office:value="8" calcext:value-type="float">
            <text:p>8</text:p>
          </table:table-cell>
          <table:table-cell/>
          <table:table-cell table:formula="of:=MOD(QUOTIENT([.K$1]*[.$B16]+[.K$1]*[.$A16]*10;10);10)" office:value-type="float" office:value="6" calcext:value-type="float">
            <text:p>6</text:p>
          </table:table-cell>
          <table:table-cell table:formula="of:=MOD([.L$1]*[.$B16]+[.L$1]*[.$A16]*10;10)" office:value-type="float" office:value="4" calcext:value-type="float">
            <text:p>4</text:p>
          </table:table-cell>
          <table:table-cell/>
          <table:table-cell table:formula="of:=MOD(QUOTIENT([.N$1]*[.$B16]+[.N$1]*[.$A16]*10;10);10)" office:value-type="float" office:value="8" calcext:value-type="float">
            <text:p>8</text:p>
          </table:table-cell>
          <table:table-cell table:formula="of:=MOD([.O$1]*[.$B16]+[.O$1]*[.$A16]*10;10)" office:value-type="float" office:value="0" calcext:value-type="float">
            <text:p>0</text:p>
          </table:table-cell>
          <table:table-cell/>
          <table:table-cell table:formula="of:=MOD(QUOTIENT([.Q$1]*[.$B16]+[.Q$1]*[.$A16]*10;10);10)" office:value-type="float" office:value="9" calcext:value-type="float">
            <text:p>9</text:p>
          </table:table-cell>
          <table:table-cell table:formula="of:=MOD([.R$1]*[.$B16]+[.R$1]*[.$A16]*10;10)" office:value-type="float" office:value="6" calcext:value-type="float">
            <text:p>6</text:p>
          </table:table-cell>
          <table:table-cell table:formula="of:=QUOTIENT([.S$1]*[.$B16]+[.S$1]*[.$A16]*10;100)" office:value-type="float" office:value="1" calcext:value-type="float">
            <text:p>1</text:p>
          </table:table-cell>
          <table:table-cell table:formula="of:=MOD(QUOTIENT([.T$1]*[.$B16]+[.T$1]*[.$A16]*10;10);10)" office:value-type="float" office:value="1" calcext:value-type="float">
            <text:p>1</text:p>
          </table:table-cell>
          <table:table-cell table:formula="of:=MOD([.U$1]*[.$B16]+[.U$1]*[.$A16]*10;10)" office:value-type="float" office:value="2" calcext:value-type="float">
            <text:p>2</text:p>
          </table:table-cell>
          <table:table-cell table:formula="of:=QUOTIENT([.V$1]*[.$B16]+[.V$1]*[.$A16]*10;100)" office:value-type="float" office:value="1" calcext:value-type="float">
            <text:p>1</text:p>
          </table:table-cell>
          <table:table-cell table:formula="of:=MOD(QUOTIENT([.W$1]*[.$B16]+[.W$1]*[.$A16]*10;10);10)" office:value-type="float" office:value="2" calcext:value-type="float">
            <text:p>2</text:p>
          </table:table-cell>
          <table:table-cell table:formula="of:=MOD([.X$1]*[.$B16]+[.X$1]*[.$A16]*10;10)" office:value-type="float" office:value="8" calcext:value-type="float">
            <text:p>8</text:p>
          </table:table-cell>
          <table:table-cell table:formula="of:=QUOTIENT([.Y$1]*[.$B16]+[.Y$1]*[.$A16]*10;100)" office:value-type="float" office:value="1" calcext:value-type="float">
            <text:p>1</text:p>
          </table:table-cell>
          <table:table-cell table:formula="of:=MOD(QUOTIENT([.Z$1]*[.$B16]+[.Z$1]*[.$A16]*10;10);10)" office:value-type="float" office:value="4" calcext:value-type="float">
            <text:p>4</text:p>
          </table:table-cell>
          <table:table-cell table:formula="of:=MOD([.AA$1]*[.$B16]+[.AA$1]*[.$A16]*10;10)" office:value-type="float" office:value="4" calcext:value-type="float">
            <text:p>4</text:p>
          </table:table-cell>
          <table:table-cell table:formula="of:=QUOTIENT([.AB$1]*[.$B16]+[.AB$1]*[.$A16]*10;100)" office:value-type="float" office:value="1" calcext:value-type="float">
            <text:p>1</text:p>
          </table:table-cell>
          <table:table-cell table:formula="of:=MOD(QUOTIENT([.AC$1]*[.$B16]+[.AC$1]*[.$A16]*10;10);10)" office:value-type="float" office:value="6" calcext:value-type="float">
            <text:p>6</text:p>
          </table:table-cell>
          <table:table-cell table:formula="of:=MOD([.AD$1]*[.$B16]+[.AD$1]*[.$A16]*10;10)" office:value-type="float" office:value="0" calcext:value-type="float">
            <text:p>0</text:p>
          </table:table-cell>
          <table:table-cell table:formula="of:=QUOTIENT([.AE$1]*[.$B16]+[.AE$1]*[.$A16]*10;100)" office:value-type="float" office:value="1" calcext:value-type="float">
            <text:p>1</text:p>
          </table:table-cell>
          <table:table-cell table:formula="of:=MOD(QUOTIENT([.AF$1]*[.$B16]+[.AF$1]*[.$A16]*10;10);10)" office:value-type="float" office:value="7" calcext:value-type="float">
            <text:p>7</text:p>
          </table:table-cell>
          <table:table-cell table:formula="of:=MOD([.AG$1]*[.$B16]+[.AG$1]*[.$A16]*10;10)" office:value-type="float" office:value="6" calcext:value-type="float">
            <text:p>6</text:p>
          </table:table-cell>
          <table:table-cell table:formula="of:=QUOTIENT([.AH$1]*[.$B16]+[.AH$1]*[.$A16]*10;100)" office:value-type="float" office:value="1" calcext:value-type="float">
            <text:p>1</text:p>
          </table:table-cell>
          <table:table-cell table:formula="of:=MOD(QUOTIENT([.AI$1]*[.$B16]+[.AI$1]*[.$A16]*10;10);10)" office:value-type="float" office:value="9" calcext:value-type="float">
            <text:p>9</text:p>
          </table:table-cell>
          <table:table-cell table:formula="of:=MOD([.AJ$1]*[.$B16]+[.AJ$1]*[.$A16]*10;10)" office:value-type="float" office:value="2" calcext:value-type="float">
            <text:p>2</text:p>
          </table:table-cell>
          <table:table-cell table:formula="of:=QUOTIENT([.AK$1]*[.$B16]+[.AK$1]*[.$A16]*10;100)" office:value-type="float" office:value="2" calcext:value-type="float">
            <text:p>2</text:p>
          </table:table-cell>
          <table:table-cell table:formula="of:=MOD(QUOTIENT([.AL$1]*[.$B16]+[.AL$1]*[.$A16]*10;10);10)" office:value-type="float" office:value="0" calcext:value-type="float">
            <text:p>0</text:p>
          </table:table-cell>
          <table:table-cell table:formula="of:=MOD([.AM$1]*[.$B16]+[.AM$1]*[.$A16]*10;10)" office:value-type="float" office:value="8" calcext:value-type="float">
            <text:p>8</text:p>
          </table:table-cell>
          <table:table-cell table:formula="of:=QUOTIENT([.AN$1]*[.$B16]+[.AN$1]*[.$A16]*10;100)" office:value-type="float" office:value="2" calcext:value-type="float">
            <text:p>2</text:p>
          </table:table-cell>
          <table:table-cell table:formula="of:=MOD(QUOTIENT([.AO$1]*[.$B16]+[.AO$1]*[.$A16]*10;10);10)" office:value-type="float" office:value="2" calcext:value-type="float">
            <text:p>2</text:p>
          </table:table-cell>
          <table:table-cell table:formula="of:=MOD([.AP$1]*[.$B16]+[.AP$1]*[.$A16]*10;10)" office:value-type="float" office:value="4" calcext:value-type="float">
            <text:p>4</text:p>
          </table:table-cell>
          <table:table-cell table:formula="of:=QUOTIENT([.AQ$1]*[.$B16]+[.AQ$1]*[.$A16]*10;100)" office:value-type="float" office:value="2" calcext:value-type="float">
            <text:p>2</text:p>
          </table:table-cell>
          <table:table-cell table:formula="of:=MOD(QUOTIENT([.AR$1]*[.$B16]+[.AR$1]*[.$A16]*10;10);10)" office:value-type="float" office:value="4" calcext:value-type="float">
            <text:p>4</text:p>
          </table:table-cell>
          <table:table-cell table:formula="of:=MOD([.AS$1]*[.$B16]+[.AS$1]*[.$A16]*10;10)" office:value-type="float" office:value="0" calcext:value-type="float">
            <text:p>0</text:p>
          </table:table-cell>
          <table:table-cell table:formula="of:=QUOTIENT([.AT$1]*[.$B16]+[.AT$1]*[.$A16]*10;100)" office:value-type="float" office:value="2" calcext:value-type="float">
            <text:p>2</text:p>
          </table:table-cell>
          <table:table-cell table:formula="of:=MOD(QUOTIENT([.AU$1]*[.$B16]+[.AU$1]*[.$A16]*10;10);10)" office:value-type="float" office:value="5" calcext:value-type="float">
            <text:p>5</text:p>
          </table:table-cell>
          <table:table-cell table:formula="of:=MOD([.AV$1]*[.$B16]+[.AV$1]*[.$A16]*10;10)" office:value-type="float" office:value="6" calcext:value-type="float">
            <text:p>6</text:p>
          </table:table-cell>
          <table:table-cell table:formula="of:=QUOTIENT([.AW$1]*[.$B16]+[.AW$1]*[.$A16]*10;100)" office:value-type="float" office:value="2" calcext:value-type="float">
            <text:p>2</text:p>
          </table:table-cell>
          <table:table-cell table:formula="of:=MOD(QUOTIENT([.AX$1]*[.$B16]+[.AX$1]*[.$A16]*10;10);10)" office:value-type="float" office:value="7" calcext:value-type="float">
            <text:p>7</text:p>
          </table:table-cell>
          <table:table-cell table:formula="of:=MOD([.AY$1]*[.$B16]+[.AY$1]*[.$A16]*10;10)" office:value-type="float" office:value="2" calcext:value-type="float">
            <text:p>2</text:p>
          </table:table-cell>
          <table:table-cell table:formula="of:=QUOTIENT([.AZ$1]*[.$B16]+[.AZ$1]*[.$A16]*10;100)" office:value-type="float" office:value="2" calcext:value-type="float">
            <text:p>2</text:p>
          </table:table-cell>
          <table:table-cell table:formula="of:=MOD(QUOTIENT([.BA$1]*[.$B16]+[.BA$1]*[.$A16]*10;10);10)" office:value-type="float" office:value="8" calcext:value-type="float">
            <text:p>8</text:p>
          </table:table-cell>
          <table:table-cell table:formula="of:=MOD([.BB$1]*[.$B16]+[.BB$1]*[.$A16]*10;10)" office:value-type="float" office:value="8" calcext:value-type="float">
            <text:p>8</text:p>
          </table:table-cell>
          <table:table-cell table:formula="of:=QUOTIENT([.BC$1]*[.$B16]+[.BC$1]*[.$A16]*10;100)" office:value-type="float" office:value="3" calcext:value-type="float">
            <text:p>3</text:p>
          </table:table-cell>
          <table:table-cell table:formula="of:=MOD(QUOTIENT([.BD$1]*[.$B16]+[.BD$1]*[.$A16]*10;10);10)" office:value-type="float" office:value="0" calcext:value-type="float">
            <text:p>0</text:p>
          </table:table-cell>
          <table:table-cell table:formula="of:=MOD([.BE$1]*[.$B16]+[.BE$1]*[.$A16]*10;10)" office:value-type="float" office:value="4" calcext:value-type="float">
            <text:p>4</text:p>
          </table:table-cell>
          <table:table-cell table:formula="of:=QUOTIENT([.BF$1]*[.$B16]+[.BF$1]*[.$A16]*10;100)" office:value-type="float" office:value="3" calcext:value-type="float">
            <text:p>3</text:p>
          </table:table-cell>
          <table:table-cell table:formula="of:=MOD(QUOTIENT([.BG$1]*[.$B16]+[.BG$1]*[.$A16]*10;10);10)" office:value-type="float" office:value="2" calcext:value-type="float">
            <text:p>2</text:p>
          </table:table-cell>
          <table:table-cell table:formula="of:=MOD([.BH$1]*[.$B16]+[.BH$1]*[.$A16]*10;10)" office:value-type="float" office:value="0" calcext:value-type="float">
            <text:p>0</text:p>
          </table:table-cell>
          <table:table-cell/>
          <table:table-cell table:formula="of:=MOD(QUOTIENT([.BJ$1]*[.$B16]+[.BJ$1]*[.$A16]*10;100);10)" office:value-type="float" office:value="3" calcext:value-type="float">
            <text:p>3</text:p>
          </table:table-cell>
          <table:table-cell table:formula="of:=MOD(QUOTIENT([.BK$1]*[.$B16]+[.BK$1]*[.$A16]*10;10);10)" office:value-type="float" office:value="3" calcext:value-type="float">
            <text:p>3</text:p>
          </table:table-cell>
          <table:table-cell table:formula="of:=MOD([.BL$1]*[.$B16]+[.BL$1]*[.$A16]*10;10)" office:value-type="float" office:value="6" calcext:value-type="float">
            <text:p>6</text:p>
          </table:table-cell>
          <table:table-cell/>
          <table:table-cell table:formula="of:=MOD(QUOTIENT([.BN$1]*[.$B16]+[.BN$1]*[.$A16]*10;100);10)" office:value-type="float" office:value="3" calcext:value-type="float">
            <text:p>3</text:p>
          </table:table-cell>
          <table:table-cell table:formula="of:=MOD(QUOTIENT([.BO$1]*[.$B16]+[.BO$1]*[.$A16]*10;10);10)" office:value-type="float" office:value="5" calcext:value-type="float">
            <text:p>5</text:p>
          </table:table-cell>
          <table:table-cell table:formula="of:=MOD([.BP$1]*[.$B16]+[.BP$1]*[.$A16]*10;10)" office:value-type="float" office:value="2" calcext:value-type="float">
            <text:p>2</text:p>
          </table:table-cell>
          <table:table-cell/>
          <table:table-cell table:formula="of:=MOD(QUOTIENT([.BR$1]*[.$B16]+[.BR$1]*[.$A16]*10;100);10)" office:value-type="float" office:value="3" calcext:value-type="float">
            <text:p>3</text:p>
          </table:table-cell>
          <table:table-cell table:formula="of:=MOD(QUOTIENT([.BS$1]*[.$B16]+[.BS$1]*[.$A16]*10;10);10)" office:value-type="float" office:value="6" calcext:value-type="float">
            <text:p>6</text:p>
          </table:table-cell>
          <table:table-cell table:formula="of:=MOD([.BT$1]*[.$B16]+[.BT$1]*[.$A16]*10;10)" office:value-type="float" office:value="8" calcext:value-type="float">
            <text:p>8</text:p>
          </table:table-cell>
          <table:table-cell/>
          <table:table-cell table:formula="of:=MOD(QUOTIENT([.BV$1]*[.$B16]+[.BV$1]*[.$A16]*10;100);10)" office:value-type="float" office:value="3" calcext:value-type="float">
            <text:p>3</text:p>
          </table:table-cell>
          <table:table-cell table:formula="of:=MOD(QUOTIENT([.BW$1]*[.$B16]+[.BW$1]*[.$A16]*10;10);10)" office:value-type="float" office:value="8" calcext:value-type="float">
            <text:p>8</text:p>
          </table:table-cell>
          <table:table-cell table:formula="of:=MOD([.BX$1]*[.$B16]+[.BX$1]*[.$A16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QUOTIENT([.C$1]*[.$B17]+[.C$1]*[.$A17]*10;10)" office:value-type="float" office:value="1" calcext:value-type="float">
            <text:p>1</text:p>
          </table:table-cell>
          <table:table-cell table:formula="of:=MOD([.D$1]*[.$B17]+[.D$1]*[.$A17]*10;10)" office:value-type="float" office:value="7" calcext:value-type="float">
            <text:p>7</text:p>
          </table:table-cell>
          <table:table-cell table:formula="of:=QUOTIENT([.E$1]*[.$B17]+[.E$1]*[.$A17]*10;10)" office:value-type="float" office:value="3" calcext:value-type="float">
            <text:p>3</text:p>
          </table:table-cell>
          <table:table-cell table:formula="of:=MOD([.F$1]*[.$B17]+[.F$1]*[.$A17]*10;10)" office:value-type="float" office:value="4" calcext:value-type="float">
            <text:p>4</text:p>
          </table:table-cell>
          <table:table-cell/>
          <table:table-cell table:formula="of:=MOD(QUOTIENT([.H$1]*[.$B17]+[.H$1]*[.$A17]*10;10);10)" office:value-type="float" office:value="5" calcext:value-type="float">
            <text:p>5</text:p>
          </table:table-cell>
          <table:table-cell table:formula="of:=MOD([.I$1]*[.$B17]+[.I$1]*[.$A17]*10;10)" office:value-type="float" office:value="1" calcext:value-type="float">
            <text:p>1</text:p>
          </table:table-cell>
          <table:table-cell/>
          <table:table-cell table:formula="of:=MOD(QUOTIENT([.K$1]*[.$B17]+[.K$1]*[.$A17]*10;10);10)" office:value-type="float" office:value="6" calcext:value-type="float">
            <text:p>6</text:p>
          </table:table-cell>
          <table:table-cell table:formula="of:=MOD([.L$1]*[.$B17]+[.L$1]*[.$A17]*10;10)" office:value-type="float" office:value="8" calcext:value-type="float">
            <text:p>8</text:p>
          </table:table-cell>
          <table:table-cell/>
          <table:table-cell table:formula="of:=MOD(QUOTIENT([.N$1]*[.$B17]+[.N$1]*[.$A17]*10;10);10)" office:value-type="float" office:value="8" calcext:value-type="float">
            <text:p>8</text:p>
          </table:table-cell>
          <table:table-cell table:formula="of:=MOD([.O$1]*[.$B17]+[.O$1]*[.$A17]*10;10)" office:value-type="float" office:value="5" calcext:value-type="float">
            <text:p>5</text:p>
          </table:table-cell>
          <table:table-cell table:formula="of:=QUOTIENT([.P$1]*[.$B17]+[.P$1]*[.$A17]*10;100)" office:value-type="float" office:value="1" calcext:value-type="float">
            <text:p>1</text:p>
          </table:table-cell>
          <table:table-cell table:formula="of:=MOD(QUOTIENT([.Q$1]*[.$B17]+[.Q$1]*[.$A17]*10;10);10)" office:value-type="float" office:value="0" calcext:value-type="float">
            <text:p>0</text:p>
          </table:table-cell>
          <table:table-cell table:formula="of:=MOD([.R$1]*[.$B17]+[.R$1]*[.$A17]*10;10)" office:value-type="float" office:value="2" calcext:value-type="float">
            <text:p>2</text:p>
          </table:table-cell>
          <table:table-cell table:formula="of:=QUOTIENT([.S$1]*[.$B17]+[.S$1]*[.$A17]*10;100)" office:value-type="float" office:value="1" calcext:value-type="float">
            <text:p>1</text:p>
          </table:table-cell>
          <table:table-cell table:formula="of:=MOD(QUOTIENT([.T$1]*[.$B17]+[.T$1]*[.$A17]*10;10);10)" office:value-type="float" office:value="1" calcext:value-type="float">
            <text:p>1</text:p>
          </table:table-cell>
          <table:table-cell table:formula="of:=MOD([.U$1]*[.$B17]+[.U$1]*[.$A17]*10;10)" office:value-type="float" office:value="9" calcext:value-type="float">
            <text:p>9</text:p>
          </table:table-cell>
          <table:table-cell table:formula="of:=QUOTIENT([.V$1]*[.$B17]+[.V$1]*[.$A17]*10;100)" office:value-type="float" office:value="1" calcext:value-type="float">
            <text:p>1</text:p>
          </table:table-cell>
          <table:table-cell table:formula="of:=MOD(QUOTIENT([.W$1]*[.$B17]+[.W$1]*[.$A17]*10;10);10)" office:value-type="float" office:value="3" calcext:value-type="float">
            <text:p>3</text:p>
          </table:table-cell>
          <table:table-cell table:formula="of:=MOD([.X$1]*[.$B17]+[.X$1]*[.$A17]*10;10)" office:value-type="float" office:value="6" calcext:value-type="float">
            <text:p>6</text:p>
          </table:table-cell>
          <table:table-cell table:formula="of:=QUOTIENT([.Y$1]*[.$B17]+[.Y$1]*[.$A17]*10;100)" office:value-type="float" office:value="1" calcext:value-type="float">
            <text:p>1</text:p>
          </table:table-cell>
          <table:table-cell table:formula="of:=MOD(QUOTIENT([.Z$1]*[.$B17]+[.Z$1]*[.$A17]*10;10);10)" office:value-type="float" office:value="5" calcext:value-type="float">
            <text:p>5</text:p>
          </table:table-cell>
          <table:table-cell table:formula="of:=MOD([.AA$1]*[.$B17]+[.AA$1]*[.$A17]*10;10)" office:value-type="float" office:value="3" calcext:value-type="float">
            <text:p>3</text:p>
          </table:table-cell>
          <table:table-cell table:formula="of:=QUOTIENT([.AB$1]*[.$B17]+[.AB$1]*[.$A17]*10;100)" office:value-type="float" office:value="1" calcext:value-type="float">
            <text:p>1</text:p>
          </table:table-cell>
          <table:table-cell table:formula="of:=MOD(QUOTIENT([.AC$1]*[.$B17]+[.AC$1]*[.$A17]*10;10);10)" office:value-type="float" office:value="7" calcext:value-type="float">
            <text:p>7</text:p>
          </table:table-cell>
          <table:table-cell table:formula="of:=MOD([.AD$1]*[.$B17]+[.AD$1]*[.$A17]*10;10)" office:value-type="float" office:value="0" calcext:value-type="float">
            <text:p>0</text:p>
          </table:table-cell>
          <table:table-cell table:formula="of:=QUOTIENT([.AE$1]*[.$B17]+[.AE$1]*[.$A17]*10;100)" office:value-type="float" office:value="1" calcext:value-type="float">
            <text:p>1</text:p>
          </table:table-cell>
          <table:table-cell table:formula="of:=MOD(QUOTIENT([.AF$1]*[.$B17]+[.AF$1]*[.$A17]*10;10);10)" office:value-type="float" office:value="8" calcext:value-type="float">
            <text:p>8</text:p>
          </table:table-cell>
          <table:table-cell table:formula="of:=MOD([.AG$1]*[.$B17]+[.AG$1]*[.$A17]*10;10)" office:value-type="float" office:value="7" calcext:value-type="float">
            <text:p>7</text:p>
          </table:table-cell>
          <table:table-cell table:formula="of:=QUOTIENT([.AH$1]*[.$B17]+[.AH$1]*[.$A17]*10;100)" office:value-type="float" office:value="2" calcext:value-type="float">
            <text:p>2</text:p>
          </table:table-cell>
          <table:table-cell table:formula="of:=MOD(QUOTIENT([.AI$1]*[.$B17]+[.AI$1]*[.$A17]*10;10);10)" office:value-type="float" office:value="0" calcext:value-type="float">
            <text:p>0</text:p>
          </table:table-cell>
          <table:table-cell table:formula="of:=MOD([.AJ$1]*[.$B17]+[.AJ$1]*[.$A17]*10;10)" office:value-type="float" office:value="4" calcext:value-type="float">
            <text:p>4</text:p>
          </table:table-cell>
          <table:table-cell table:formula="of:=QUOTIENT([.AK$1]*[.$B17]+[.AK$1]*[.$A17]*10;100)" office:value-type="float" office:value="2" calcext:value-type="float">
            <text:p>2</text:p>
          </table:table-cell>
          <table:table-cell table:formula="of:=MOD(QUOTIENT([.AL$1]*[.$B17]+[.AL$1]*[.$A17]*10;10);10)" office:value-type="float" office:value="2" calcext:value-type="float">
            <text:p>2</text:p>
          </table:table-cell>
          <table:table-cell table:formula="of:=MOD([.AM$1]*[.$B17]+[.AM$1]*[.$A17]*10;10)" office:value-type="float" office:value="1" calcext:value-type="float">
            <text:p>1</text:p>
          </table:table-cell>
          <table:table-cell table:formula="of:=QUOTIENT([.AN$1]*[.$B17]+[.AN$1]*[.$A17]*10;100)" office:value-type="float" office:value="2" calcext:value-type="float">
            <text:p>2</text:p>
          </table:table-cell>
          <table:table-cell table:formula="of:=MOD(QUOTIENT([.AO$1]*[.$B17]+[.AO$1]*[.$A17]*10;10);10)" office:value-type="float" office:value="3" calcext:value-type="float">
            <text:p>3</text:p>
          </table:table-cell>
          <table:table-cell table:formula="of:=MOD([.AP$1]*[.$B17]+[.AP$1]*[.$A17]*10;10)" office:value-type="float" office:value="8" calcext:value-type="float">
            <text:p>8</text:p>
          </table:table-cell>
          <table:table-cell table:formula="of:=QUOTIENT([.AQ$1]*[.$B17]+[.AQ$1]*[.$A17]*10;100)" office:value-type="float" office:value="2" calcext:value-type="float">
            <text:p>2</text:p>
          </table:table-cell>
          <table:table-cell table:formula="of:=MOD(QUOTIENT([.AR$1]*[.$B17]+[.AR$1]*[.$A17]*10;10);10)" office:value-type="float" office:value="5" calcext:value-type="float">
            <text:p>5</text:p>
          </table:table-cell>
          <table:table-cell table:formula="of:=MOD([.AS$1]*[.$B17]+[.AS$1]*[.$A17]*10;10)" office:value-type="float" office:value="5" calcext:value-type="float">
            <text:p>5</text:p>
          </table:table-cell>
          <table:table-cell table:formula="of:=QUOTIENT([.AT$1]*[.$B17]+[.AT$1]*[.$A17]*10;100)" office:value-type="float" office:value="2" calcext:value-type="float">
            <text:p>2</text:p>
          </table:table-cell>
          <table:table-cell table:formula="of:=MOD(QUOTIENT([.AU$1]*[.$B17]+[.AU$1]*[.$A17]*10;10);10)" office:value-type="float" office:value="7" calcext:value-type="float">
            <text:p>7</text:p>
          </table:table-cell>
          <table:table-cell table:formula="of:=MOD([.AV$1]*[.$B17]+[.AV$1]*[.$A17]*10;10)" office:value-type="float" office:value="2" calcext:value-type="float">
            <text:p>2</text:p>
          </table:table-cell>
          <table:table-cell table:formula="of:=QUOTIENT([.AW$1]*[.$B17]+[.AW$1]*[.$A17]*10;100)" office:value-type="float" office:value="2" calcext:value-type="float">
            <text:p>2</text:p>
          </table:table-cell>
          <table:table-cell table:formula="of:=MOD(QUOTIENT([.AX$1]*[.$B17]+[.AX$1]*[.$A17]*10;10);10)" office:value-type="float" office:value="8" calcext:value-type="float">
            <text:p>8</text:p>
          </table:table-cell>
          <table:table-cell table:formula="of:=MOD([.AY$1]*[.$B17]+[.AY$1]*[.$A17]*10;10)" office:value-type="float" office:value="9" calcext:value-type="float">
            <text:p>9</text:p>
          </table:table-cell>
          <table:table-cell table:formula="of:=QUOTIENT([.AZ$1]*[.$B17]+[.AZ$1]*[.$A17]*10;100)" office:value-type="float" office:value="3" calcext:value-type="float">
            <text:p>3</text:p>
          </table:table-cell>
          <table:table-cell table:formula="of:=MOD(QUOTIENT([.BA$1]*[.$B17]+[.BA$1]*[.$A17]*10;10);10)" office:value-type="float" office:value="0" calcext:value-type="float">
            <text:p>0</text:p>
          </table:table-cell>
          <table:table-cell table:formula="of:=MOD([.BB$1]*[.$B17]+[.BB$1]*[.$A17]*10;10)" office:value-type="float" office:value="6" calcext:value-type="float">
            <text:p>6</text:p>
          </table:table-cell>
          <table:table-cell table:formula="of:=QUOTIENT([.BC$1]*[.$B17]+[.BC$1]*[.$A17]*10;100)" office:value-type="float" office:value="3" calcext:value-type="float">
            <text:p>3</text:p>
          </table:table-cell>
          <table:table-cell table:formula="of:=MOD(QUOTIENT([.BD$1]*[.$B17]+[.BD$1]*[.$A17]*10;10);10)" office:value-type="float" office:value="2" calcext:value-type="float">
            <text:p>2</text:p>
          </table:table-cell>
          <table:table-cell table:formula="of:=MOD([.BE$1]*[.$B17]+[.BE$1]*[.$A17]*10;10)" office:value-type="float" office:value="3" calcext:value-type="float">
            <text:p>3</text:p>
          </table:table-cell>
          <table:table-cell table:formula="of:=QUOTIENT([.BF$1]*[.$B17]+[.BF$1]*[.$A17]*10;100)" office:value-type="float" office:value="3" calcext:value-type="float">
            <text:p>3</text:p>
          </table:table-cell>
          <table:table-cell table:formula="of:=MOD(QUOTIENT([.BG$1]*[.$B17]+[.BG$1]*[.$A17]*10;10);10)" office:value-type="float" office:value="4" calcext:value-type="float">
            <text:p>4</text:p>
          </table:table-cell>
          <table:table-cell table:formula="of:=MOD([.BH$1]*[.$B17]+[.BH$1]*[.$A17]*10;10)" office:value-type="float" office:value="0" calcext:value-type="float">
            <text:p>0</text:p>
          </table:table-cell>
          <table:table-cell/>
          <table:table-cell table:formula="of:=MOD(QUOTIENT([.BJ$1]*[.$B17]+[.BJ$1]*[.$A17]*10;100);10)" office:value-type="float" office:value="3" calcext:value-type="float">
            <text:p>3</text:p>
          </table:table-cell>
          <table:table-cell table:formula="of:=MOD(QUOTIENT([.BK$1]*[.$B17]+[.BK$1]*[.$A17]*10;10);10)" office:value-type="float" office:value="5" calcext:value-type="float">
            <text:p>5</text:p>
          </table:table-cell>
          <table:table-cell table:formula="of:=MOD([.BL$1]*[.$B17]+[.BL$1]*[.$A17]*10;10)" office:value-type="float" office:value="7" calcext:value-type="float">
            <text:p>7</text:p>
          </table:table-cell>
          <table:table-cell/>
          <table:table-cell table:formula="of:=MOD(QUOTIENT([.BN$1]*[.$B17]+[.BN$1]*[.$A17]*10;100);10)" office:value-type="float" office:value="3" calcext:value-type="float">
            <text:p>3</text:p>
          </table:table-cell>
          <table:table-cell table:formula="of:=MOD(QUOTIENT([.BO$1]*[.$B17]+[.BO$1]*[.$A17]*10;10);10)" office:value-type="float" office:value="7" calcext:value-type="float">
            <text:p>7</text:p>
          </table:table-cell>
          <table:table-cell table:formula="of:=MOD([.BP$1]*[.$B17]+[.BP$1]*[.$A17]*10;10)" office:value-type="float" office:value="4" calcext:value-type="float">
            <text:p>4</text:p>
          </table:table-cell>
          <table:table-cell/>
          <table:table-cell table:formula="of:=MOD(QUOTIENT([.BR$1]*[.$B17]+[.BR$1]*[.$A17]*10;100);10)" office:value-type="float" office:value="3" calcext:value-type="float">
            <text:p>3</text:p>
          </table:table-cell>
          <table:table-cell table:formula="of:=MOD(QUOTIENT([.BS$1]*[.$B17]+[.BS$1]*[.$A17]*10;10);10)" office:value-type="float" office:value="9" calcext:value-type="float">
            <text:p>9</text:p>
          </table:table-cell>
          <table:table-cell table:formula="of:=MOD([.BT$1]*[.$B17]+[.BT$1]*[.$A17]*10;10)" office:value-type="float" office:value="1" calcext:value-type="float">
            <text:p>1</text:p>
          </table:table-cell>
          <table:table-cell/>
          <table:table-cell table:formula="of:=MOD(QUOTIENT([.BV$1]*[.$B17]+[.BV$1]*[.$A17]*10;100);10)" office:value-type="float" office:value="4" calcext:value-type="float">
            <text:p>4</text:p>
          </table:table-cell>
          <table:table-cell table:formula="of:=MOD(QUOTIENT([.BW$1]*[.$B17]+[.BW$1]*[.$A17]*10;10);10)" office:value-type="float" office:value="0" calcext:value-type="float">
            <text:p>0</text:p>
          </table:table-cell>
          <table:table-cell table:formula="of:=MOD([.BX$1]*[.$B17]+[.BX$1]*[.$A17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QUOTIENT([.C$1]*[.$B18]+[.C$1]*[.$A18]*10;10)" office:value-type="float" office:value="1" calcext:value-type="float">
            <text:p>1</text:p>
          </table:table-cell>
          <table:table-cell table:formula="of:=MOD([.D$1]*[.$B18]+[.D$1]*[.$A18]*10;10)" office:value-type="float" office:value="8" calcext:value-type="float">
            <text:p>8</text:p>
          </table:table-cell>
          <table:table-cell table:formula="of:=QUOTIENT([.E$1]*[.$B18]+[.E$1]*[.$A18]*10;10)" office:value-type="float" office:value="3" calcext:value-type="float">
            <text:p>3</text:p>
          </table:table-cell>
          <table:table-cell table:formula="of:=MOD([.F$1]*[.$B18]+[.F$1]*[.$A18]*10;10)" office:value-type="float" office:value="6" calcext:value-type="float">
            <text:p>6</text:p>
          </table:table-cell>
          <table:table-cell/>
          <table:table-cell table:formula="of:=MOD(QUOTIENT([.H$1]*[.$B18]+[.H$1]*[.$A18]*10;10);10)" office:value-type="float" office:value="5" calcext:value-type="float">
            <text:p>5</text:p>
          </table:table-cell>
          <table:table-cell table:formula="of:=MOD([.I$1]*[.$B18]+[.I$1]*[.$A18]*10;10)" office:value-type="float" office:value="4" calcext:value-type="float">
            <text:p>4</text:p>
          </table:table-cell>
          <table:table-cell/>
          <table:table-cell table:formula="of:=MOD(QUOTIENT([.K$1]*[.$B18]+[.K$1]*[.$A18]*10;10);10)" office:value-type="float" office:value="7" calcext:value-type="float">
            <text:p>7</text:p>
          </table:table-cell>
          <table:table-cell table:formula="of:=MOD([.L$1]*[.$B18]+[.L$1]*[.$A18]*10;10)" office:value-type="float" office:value="2" calcext:value-type="float">
            <text:p>2</text:p>
          </table:table-cell>
          <table:table-cell/>
          <table:table-cell table:formula="of:=MOD(QUOTIENT([.N$1]*[.$B18]+[.N$1]*[.$A18]*10;10);10)" office:value-type="float" office:value="9" calcext:value-type="float">
            <text:p>9</text:p>
          </table:table-cell>
          <table:table-cell table:formula="of:=MOD([.O$1]*[.$B18]+[.O$1]*[.$A18]*10;10)" office:value-type="float" office:value="0" calcext:value-type="float">
            <text:p>0</text:p>
          </table:table-cell>
          <table:table-cell table:formula="of:=QUOTIENT([.P$1]*[.$B18]+[.P$1]*[.$A18]*10;100)" office:value-type="float" office:value="1" calcext:value-type="float">
            <text:p>1</text:p>
          </table:table-cell>
          <table:table-cell table:formula="of:=MOD(QUOTIENT([.Q$1]*[.$B18]+[.Q$1]*[.$A18]*10;10);10)" office:value-type="float" office:value="0" calcext:value-type="float">
            <text:p>0</text:p>
          </table:table-cell>
          <table:table-cell table:formula="of:=MOD([.R$1]*[.$B18]+[.R$1]*[.$A18]*10;10)" office:value-type="float" office:value="8" calcext:value-type="float">
            <text:p>8</text:p>
          </table:table-cell>
          <table:table-cell table:formula="of:=QUOTIENT([.S$1]*[.$B18]+[.S$1]*[.$A18]*10;100)" office:value-type="float" office:value="1" calcext:value-type="float">
            <text:p>1</text:p>
          </table:table-cell>
          <table:table-cell table:formula="of:=MOD(QUOTIENT([.T$1]*[.$B18]+[.T$1]*[.$A18]*10;10);10)" office:value-type="float" office:value="2" calcext:value-type="float">
            <text:p>2</text:p>
          </table:table-cell>
          <table:table-cell table:formula="of:=MOD([.U$1]*[.$B18]+[.U$1]*[.$A18]*10;10)" office:value-type="float" office:value="6" calcext:value-type="float">
            <text:p>6</text:p>
          </table:table-cell>
          <table:table-cell table:formula="of:=QUOTIENT([.V$1]*[.$B18]+[.V$1]*[.$A18]*10;100)" office:value-type="float" office:value="1" calcext:value-type="float">
            <text:p>1</text:p>
          </table:table-cell>
          <table:table-cell table:formula="of:=MOD(QUOTIENT([.W$1]*[.$B18]+[.W$1]*[.$A18]*10;10);10)" office:value-type="float" office:value="4" calcext:value-type="float">
            <text:p>4</text:p>
          </table:table-cell>
          <table:table-cell table:formula="of:=MOD([.X$1]*[.$B18]+[.X$1]*[.$A18]*10;10)" office:value-type="float" office:value="4" calcext:value-type="float">
            <text:p>4</text:p>
          </table:table-cell>
          <table:table-cell table:formula="of:=QUOTIENT([.Y$1]*[.$B18]+[.Y$1]*[.$A18]*10;100)" office:value-type="float" office:value="1" calcext:value-type="float">
            <text:p>1</text:p>
          </table:table-cell>
          <table:table-cell table:formula="of:=MOD(QUOTIENT([.Z$1]*[.$B18]+[.Z$1]*[.$A18]*10;10);10)" office:value-type="float" office:value="6" calcext:value-type="float">
            <text:p>6</text:p>
          </table:table-cell>
          <table:table-cell table:formula="of:=MOD([.AA$1]*[.$B18]+[.AA$1]*[.$A18]*10;10)" office:value-type="float" office:value="2" calcext:value-type="float">
            <text:p>2</text:p>
          </table:table-cell>
          <table:table-cell table:formula="of:=QUOTIENT([.AB$1]*[.$B18]+[.AB$1]*[.$A18]*10;100)" office:value-type="float" office:value="1" calcext:value-type="float">
            <text:p>1</text:p>
          </table:table-cell>
          <table:table-cell table:formula="of:=MOD(QUOTIENT([.AC$1]*[.$B18]+[.AC$1]*[.$A18]*10;10);10)" office:value-type="float" office:value="8" calcext:value-type="float">
            <text:p>8</text:p>
          </table:table-cell>
          <table:table-cell table:formula="of:=MOD([.AD$1]*[.$B18]+[.AD$1]*[.$A18]*10;10)" office:value-type="float" office:value="0" calcext:value-type="float">
            <text:p>0</text:p>
          </table:table-cell>
          <table:table-cell table:formula="of:=QUOTIENT([.AE$1]*[.$B18]+[.AE$1]*[.$A18]*10;100)" office:value-type="float" office:value="1" calcext:value-type="float">
            <text:p>1</text:p>
          </table:table-cell>
          <table:table-cell table:formula="of:=MOD(QUOTIENT([.AF$1]*[.$B18]+[.AF$1]*[.$A18]*10;10);10)" office:value-type="float" office:value="9" calcext:value-type="float">
            <text:p>9</text:p>
          </table:table-cell>
          <table:table-cell table:formula="of:=MOD([.AG$1]*[.$B18]+[.AG$1]*[.$A18]*10;10)" office:value-type="float" office:value="8" calcext:value-type="float">
            <text:p>8</text:p>
          </table:table-cell>
          <table:table-cell table:formula="of:=QUOTIENT([.AH$1]*[.$B18]+[.AH$1]*[.$A18]*10;100)" office:value-type="float" office:value="2" calcext:value-type="float">
            <text:p>2</text:p>
          </table:table-cell>
          <table:table-cell table:formula="of:=MOD(QUOTIENT([.AI$1]*[.$B18]+[.AI$1]*[.$A18]*10;10);10)" office:value-type="float" office:value="1" calcext:value-type="float">
            <text:p>1</text:p>
          </table:table-cell>
          <table:table-cell table:formula="of:=MOD([.AJ$1]*[.$B18]+[.AJ$1]*[.$A18]*10;10)" office:value-type="float" office:value="6" calcext:value-type="float">
            <text:p>6</text:p>
          </table:table-cell>
          <table:table-cell table:formula="of:=QUOTIENT([.AK$1]*[.$B18]+[.AK$1]*[.$A18]*10;100)" office:value-type="float" office:value="2" calcext:value-type="float">
            <text:p>2</text:p>
          </table:table-cell>
          <table:table-cell table:formula="of:=MOD(QUOTIENT([.AL$1]*[.$B18]+[.AL$1]*[.$A18]*10;10);10)" office:value-type="float" office:value="3" calcext:value-type="float">
            <text:p>3</text:p>
          </table:table-cell>
          <table:table-cell table:formula="of:=MOD([.AM$1]*[.$B18]+[.AM$1]*[.$A18]*10;10)" office:value-type="float" office:value="4" calcext:value-type="float">
            <text:p>4</text:p>
          </table:table-cell>
          <table:table-cell table:formula="of:=QUOTIENT([.AN$1]*[.$B18]+[.AN$1]*[.$A18]*10;100)" office:value-type="float" office:value="2" calcext:value-type="float">
            <text:p>2</text:p>
          </table:table-cell>
          <table:table-cell table:formula="of:=MOD(QUOTIENT([.AO$1]*[.$B18]+[.AO$1]*[.$A18]*10;10);10)" office:value-type="float" office:value="5" calcext:value-type="float">
            <text:p>5</text:p>
          </table:table-cell>
          <table:table-cell table:formula="of:=MOD([.AP$1]*[.$B18]+[.AP$1]*[.$A18]*10;10)" office:value-type="float" office:value="2" calcext:value-type="float">
            <text:p>2</text:p>
          </table:table-cell>
          <table:table-cell table:formula="of:=QUOTIENT([.AQ$1]*[.$B18]+[.AQ$1]*[.$A18]*10;100)" office:value-type="float" office:value="2" calcext:value-type="float">
            <text:p>2</text:p>
          </table:table-cell>
          <table:table-cell table:formula="of:=MOD(QUOTIENT([.AR$1]*[.$B18]+[.AR$1]*[.$A18]*10;10);10)" office:value-type="float" office:value="7" calcext:value-type="float">
            <text:p>7</text:p>
          </table:table-cell>
          <table:table-cell table:formula="of:=MOD([.AS$1]*[.$B18]+[.AS$1]*[.$A18]*10;10)" office:value-type="float" office:value="0" calcext:value-type="float">
            <text:p>0</text:p>
          </table:table-cell>
          <table:table-cell table:formula="of:=QUOTIENT([.AT$1]*[.$B18]+[.AT$1]*[.$A18]*10;100)" office:value-type="float" office:value="2" calcext:value-type="float">
            <text:p>2</text:p>
          </table:table-cell>
          <table:table-cell table:formula="of:=MOD(QUOTIENT([.AU$1]*[.$B18]+[.AU$1]*[.$A18]*10;10);10)" office:value-type="float" office:value="8" calcext:value-type="float">
            <text:p>8</text:p>
          </table:table-cell>
          <table:table-cell table:formula="of:=MOD([.AV$1]*[.$B18]+[.AV$1]*[.$A18]*10;10)" office:value-type="float" office:value="8" calcext:value-type="float">
            <text:p>8</text:p>
          </table:table-cell>
          <table:table-cell table:formula="of:=QUOTIENT([.AW$1]*[.$B18]+[.AW$1]*[.$A18]*10;100)" office:value-type="float" office:value="3" calcext:value-type="float">
            <text:p>3</text:p>
          </table:table-cell>
          <table:table-cell table:formula="of:=MOD(QUOTIENT([.AX$1]*[.$B18]+[.AX$1]*[.$A18]*10;10);10)" office:value-type="float" office:value="0" calcext:value-type="float">
            <text:p>0</text:p>
          </table:table-cell>
          <table:table-cell table:formula="of:=MOD([.AY$1]*[.$B18]+[.AY$1]*[.$A18]*10;10)" office:value-type="float" office:value="6" calcext:value-type="float">
            <text:p>6</text:p>
          </table:table-cell>
          <table:table-cell table:formula="of:=QUOTIENT([.AZ$1]*[.$B18]+[.AZ$1]*[.$A18]*10;100)" office:value-type="float" office:value="3" calcext:value-type="float">
            <text:p>3</text:p>
          </table:table-cell>
          <table:table-cell table:formula="of:=MOD(QUOTIENT([.BA$1]*[.$B18]+[.BA$1]*[.$A18]*10;10);10)" office:value-type="float" office:value="2" calcext:value-type="float">
            <text:p>2</text:p>
          </table:table-cell>
          <table:table-cell table:formula="of:=MOD([.BB$1]*[.$B18]+[.BB$1]*[.$A18]*10;10)" office:value-type="float" office:value="4" calcext:value-type="float">
            <text:p>4</text:p>
          </table:table-cell>
          <table:table-cell table:formula="of:=QUOTIENT([.BC$1]*[.$B18]+[.BC$1]*[.$A18]*10;100)" office:value-type="float" office:value="3" calcext:value-type="float">
            <text:p>3</text:p>
          </table:table-cell>
          <table:table-cell table:formula="of:=MOD(QUOTIENT([.BD$1]*[.$B18]+[.BD$1]*[.$A18]*10;10);10)" office:value-type="float" office:value="4" calcext:value-type="float">
            <text:p>4</text:p>
          </table:table-cell>
          <table:table-cell table:formula="of:=MOD([.BE$1]*[.$B18]+[.BE$1]*[.$A18]*10;10)" office:value-type="float" office:value="2" calcext:value-type="float">
            <text:p>2</text:p>
          </table:table-cell>
          <table:table-cell table:formula="of:=QUOTIENT([.BF$1]*[.$B18]+[.BF$1]*[.$A18]*10;100)" office:value-type="float" office:value="3" calcext:value-type="float">
            <text:p>3</text:p>
          </table:table-cell>
          <table:table-cell table:formula="of:=MOD(QUOTIENT([.BG$1]*[.$B18]+[.BG$1]*[.$A18]*10;10);10)" office:value-type="float" office:value="6" calcext:value-type="float">
            <text:p>6</text:p>
          </table:table-cell>
          <table:table-cell table:formula="of:=MOD([.BH$1]*[.$B18]+[.BH$1]*[.$A18]*10;10)" office:value-type="float" office:value="0" calcext:value-type="float">
            <text:p>0</text:p>
          </table:table-cell>
          <table:table-cell/>
          <table:table-cell table:formula="of:=MOD(QUOTIENT([.BJ$1]*[.$B18]+[.BJ$1]*[.$A18]*10;100);10)" office:value-type="float" office:value="3" calcext:value-type="float">
            <text:p>3</text:p>
          </table:table-cell>
          <table:table-cell table:formula="of:=MOD(QUOTIENT([.BK$1]*[.$B18]+[.BK$1]*[.$A18]*10;10);10)" office:value-type="float" office:value="7" calcext:value-type="float">
            <text:p>7</text:p>
          </table:table-cell>
          <table:table-cell table:formula="of:=MOD([.BL$1]*[.$B18]+[.BL$1]*[.$A18]*10;10)" office:value-type="float" office:value="8" calcext:value-type="float">
            <text:p>8</text:p>
          </table:table-cell>
          <table:table-cell/>
          <table:table-cell table:formula="of:=MOD(QUOTIENT([.BN$1]*[.$B18]+[.BN$1]*[.$A18]*10;100);10)" office:value-type="float" office:value="3" calcext:value-type="float">
            <text:p>3</text:p>
          </table:table-cell>
          <table:table-cell table:formula="of:=MOD(QUOTIENT([.BO$1]*[.$B18]+[.BO$1]*[.$A18]*10;10);10)" office:value-type="float" office:value="9" calcext:value-type="float">
            <text:p>9</text:p>
          </table:table-cell>
          <table:table-cell table:formula="of:=MOD([.BP$1]*[.$B18]+[.BP$1]*[.$A18]*10;10)" office:value-type="float" office:value="6" calcext:value-type="float">
            <text:p>6</text:p>
          </table:table-cell>
          <table:table-cell/>
          <table:table-cell table:formula="of:=MOD(QUOTIENT([.BR$1]*[.$B18]+[.BR$1]*[.$A18]*10;100);10)" office:value-type="float" office:value="4" calcext:value-type="float">
            <text:p>4</text:p>
          </table:table-cell>
          <table:table-cell table:formula="of:=MOD(QUOTIENT([.BS$1]*[.$B18]+[.BS$1]*[.$A18]*10;10);10)" office:value-type="float" office:value="1" calcext:value-type="float">
            <text:p>1</text:p>
          </table:table-cell>
          <table:table-cell table:formula="of:=MOD([.BT$1]*[.$B18]+[.BT$1]*[.$A18]*10;10)" office:value-type="float" office:value="4" calcext:value-type="float">
            <text:p>4</text:p>
          </table:table-cell>
          <table:table-cell/>
          <table:table-cell table:formula="of:=MOD(QUOTIENT([.BV$1]*[.$B18]+[.BV$1]*[.$A18]*10;100);10)" office:value-type="float" office:value="4" calcext:value-type="float">
            <text:p>4</text:p>
          </table:table-cell>
          <table:table-cell table:formula="of:=MOD(QUOTIENT([.BW$1]*[.$B18]+[.BW$1]*[.$A18]*10;10);10)" office:value-type="float" office:value="3" calcext:value-type="float">
            <text:p>3</text:p>
          </table:table-cell>
          <table:table-cell table:formula="of:=MOD([.BX$1]*[.$B18]+[.BX$1]*[.$A18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QUOTIENT([.C$1]*[.$B19]+[.C$1]*[.$A19]*10;10)" office:value-type="float" office:value="1" calcext:value-type="float">
            <text:p>1</text:p>
          </table:table-cell>
          <table:table-cell table:formula="of:=MOD([.D$1]*[.$B19]+[.D$1]*[.$A19]*10;10)" office:value-type="float" office:value="9" calcext:value-type="float">
            <text:p>9</text:p>
          </table:table-cell>
          <table:table-cell table:formula="of:=QUOTIENT([.E$1]*[.$B19]+[.E$1]*[.$A19]*10;10)" office:value-type="float" office:value="3" calcext:value-type="float">
            <text:p>3</text:p>
          </table:table-cell>
          <table:table-cell table:formula="of:=MOD([.F$1]*[.$B19]+[.F$1]*[.$A19]*10;10)" office:value-type="float" office:value="8" calcext:value-type="float">
            <text:p>8</text:p>
          </table:table-cell>
          <table:table-cell/>
          <table:table-cell table:formula="of:=MOD(QUOTIENT([.H$1]*[.$B19]+[.H$1]*[.$A19]*10;10);10)" office:value-type="float" office:value="5" calcext:value-type="float">
            <text:p>5</text:p>
          </table:table-cell>
          <table:table-cell table:formula="of:=MOD([.I$1]*[.$B19]+[.I$1]*[.$A19]*10;10)" office:value-type="float" office:value="7" calcext:value-type="float">
            <text:p>7</text:p>
          </table:table-cell>
          <table:table-cell/>
          <table:table-cell table:formula="of:=MOD(QUOTIENT([.K$1]*[.$B19]+[.K$1]*[.$A19]*10;10);10)" office:value-type="float" office:value="7" calcext:value-type="float">
            <text:p>7</text:p>
          </table:table-cell>
          <table:table-cell table:formula="of:=MOD([.L$1]*[.$B19]+[.L$1]*[.$A19]*10;10)" office:value-type="float" office:value="6" calcext:value-type="float">
            <text:p>6</text:p>
          </table:table-cell>
          <table:table-cell/>
          <table:table-cell table:formula="of:=MOD(QUOTIENT([.N$1]*[.$B19]+[.N$1]*[.$A19]*10;10);10)" office:value-type="float" office:value="9" calcext:value-type="float">
            <text:p>9</text:p>
          </table:table-cell>
          <table:table-cell table:formula="of:=MOD([.O$1]*[.$B19]+[.O$1]*[.$A19]*10;10)" office:value-type="float" office:value="5" calcext:value-type="float">
            <text:p>5</text:p>
          </table:table-cell>
          <table:table-cell table:formula="of:=QUOTIENT([.P$1]*[.$B19]+[.P$1]*[.$A19]*10;100)" office:value-type="float" office:value="1" calcext:value-type="float">
            <text:p>1</text:p>
          </table:table-cell>
          <table:table-cell table:formula="of:=MOD(QUOTIENT([.Q$1]*[.$B19]+[.Q$1]*[.$A19]*10;10);10)" office:value-type="float" office:value="1" calcext:value-type="float">
            <text:p>1</text:p>
          </table:table-cell>
          <table:table-cell table:formula="of:=MOD([.R$1]*[.$B19]+[.R$1]*[.$A19]*10;10)" office:value-type="float" office:value="4" calcext:value-type="float">
            <text:p>4</text:p>
          </table:table-cell>
          <table:table-cell table:formula="of:=QUOTIENT([.S$1]*[.$B19]+[.S$1]*[.$A19]*10;100)" office:value-type="float" office:value="1" calcext:value-type="float">
            <text:p>1</text:p>
          </table:table-cell>
          <table:table-cell table:formula="of:=MOD(QUOTIENT([.T$1]*[.$B19]+[.T$1]*[.$A19]*10;10);10)" office:value-type="float" office:value="3" calcext:value-type="float">
            <text:p>3</text:p>
          </table:table-cell>
          <table:table-cell table:formula="of:=MOD([.U$1]*[.$B19]+[.U$1]*[.$A19]*10;10)" office:value-type="float" office:value="3" calcext:value-type="float">
            <text:p>3</text:p>
          </table:table-cell>
          <table:table-cell table:formula="of:=QUOTIENT([.V$1]*[.$B19]+[.V$1]*[.$A19]*10;100)" office:value-type="float" office:value="1" calcext:value-type="float">
            <text:p>1</text:p>
          </table:table-cell>
          <table:table-cell table:formula="of:=MOD(QUOTIENT([.W$1]*[.$B19]+[.W$1]*[.$A19]*10;10);10)" office:value-type="float" office:value="5" calcext:value-type="float">
            <text:p>5</text:p>
          </table:table-cell>
          <table:table-cell table:formula="of:=MOD([.X$1]*[.$B19]+[.X$1]*[.$A19]*10;10)" office:value-type="float" office:value="2" calcext:value-type="float">
            <text:p>2</text:p>
          </table:table-cell>
          <table:table-cell table:formula="of:=QUOTIENT([.Y$1]*[.$B19]+[.Y$1]*[.$A19]*10;100)" office:value-type="float" office:value="1" calcext:value-type="float">
            <text:p>1</text:p>
          </table:table-cell>
          <table:table-cell table:formula="of:=MOD(QUOTIENT([.Z$1]*[.$B19]+[.Z$1]*[.$A19]*10;10);10)" office:value-type="float" office:value="7" calcext:value-type="float">
            <text:p>7</text:p>
          </table:table-cell>
          <table:table-cell table:formula="of:=MOD([.AA$1]*[.$B19]+[.AA$1]*[.$A19]*10;10)" office:value-type="float" office:value="1" calcext:value-type="float">
            <text:p>1</text:p>
          </table:table-cell>
          <table:table-cell table:formula="of:=QUOTIENT([.AB$1]*[.$B19]+[.AB$1]*[.$A19]*10;100)" office:value-type="float" office:value="1" calcext:value-type="float">
            <text:p>1</text:p>
          </table:table-cell>
          <table:table-cell table:formula="of:=MOD(QUOTIENT([.AC$1]*[.$B19]+[.AC$1]*[.$A19]*10;10);10)" office:value-type="float" office:value="9" calcext:value-type="float">
            <text:p>9</text:p>
          </table:table-cell>
          <table:table-cell table:formula="of:=MOD([.AD$1]*[.$B19]+[.AD$1]*[.$A19]*10;10)" office:value-type="float" office:value="0" calcext:value-type="float">
            <text:p>0</text:p>
          </table:table-cell>
          <table:table-cell table:formula="of:=QUOTIENT([.AE$1]*[.$B19]+[.AE$1]*[.$A19]*10;100)" office:value-type="float" office:value="2" calcext:value-type="float">
            <text:p>2</text:p>
          </table:table-cell>
          <table:table-cell table:formula="of:=MOD(QUOTIENT([.AF$1]*[.$B19]+[.AF$1]*[.$A19]*10;10);10)" office:value-type="float" office:value="0" calcext:value-type="float">
            <text:p>0</text:p>
          </table:table-cell>
          <table:table-cell table:formula="of:=MOD([.AG$1]*[.$B19]+[.AG$1]*[.$A19]*10;10)" office:value-type="float" office:value="9" calcext:value-type="float">
            <text:p>9</text:p>
          </table:table-cell>
          <table:table-cell table:formula="of:=QUOTIENT([.AH$1]*[.$B19]+[.AH$1]*[.$A19]*10;100)" office:value-type="float" office:value="2" calcext:value-type="float">
            <text:p>2</text:p>
          </table:table-cell>
          <table:table-cell table:formula="of:=MOD(QUOTIENT([.AI$1]*[.$B19]+[.AI$1]*[.$A19]*10;10);10)" office:value-type="float" office:value="2" calcext:value-type="float">
            <text:p>2</text:p>
          </table:table-cell>
          <table:table-cell table:formula="of:=MOD([.AJ$1]*[.$B19]+[.AJ$1]*[.$A19]*10;10)" office:value-type="float" office:value="8" calcext:value-type="float">
            <text:p>8</text:p>
          </table:table-cell>
          <table:table-cell table:formula="of:=QUOTIENT([.AK$1]*[.$B19]+[.AK$1]*[.$A19]*10;100)" office:value-type="float" office:value="2" calcext:value-type="float">
            <text:p>2</text:p>
          </table:table-cell>
          <table:table-cell table:formula="of:=MOD(QUOTIENT([.AL$1]*[.$B19]+[.AL$1]*[.$A19]*10;10);10)" office:value-type="float" office:value="4" calcext:value-type="float">
            <text:p>4</text:p>
          </table:table-cell>
          <table:table-cell table:formula="of:=MOD([.AM$1]*[.$B19]+[.AM$1]*[.$A19]*10;10)" office:value-type="float" office:value="7" calcext:value-type="float">
            <text:p>7</text:p>
          </table:table-cell>
          <table:table-cell table:formula="of:=QUOTIENT([.AN$1]*[.$B19]+[.AN$1]*[.$A19]*10;100)" office:value-type="float" office:value="2" calcext:value-type="float">
            <text:p>2</text:p>
          </table:table-cell>
          <table:table-cell table:formula="of:=MOD(QUOTIENT([.AO$1]*[.$B19]+[.AO$1]*[.$A19]*10;10);10)" office:value-type="float" office:value="6" calcext:value-type="float">
            <text:p>6</text:p>
          </table:table-cell>
          <table:table-cell table:formula="of:=MOD([.AP$1]*[.$B19]+[.AP$1]*[.$A19]*10;10)" office:value-type="float" office:value="6" calcext:value-type="float">
            <text:p>6</text:p>
          </table:table-cell>
          <table:table-cell table:formula="of:=QUOTIENT([.AQ$1]*[.$B19]+[.AQ$1]*[.$A19]*10;100)" office:value-type="float" office:value="2" calcext:value-type="float">
            <text:p>2</text:p>
          </table:table-cell>
          <table:table-cell table:formula="of:=MOD(QUOTIENT([.AR$1]*[.$B19]+[.AR$1]*[.$A19]*10;10);10)" office:value-type="float" office:value="8" calcext:value-type="float">
            <text:p>8</text:p>
          </table:table-cell>
          <table:table-cell table:formula="of:=MOD([.AS$1]*[.$B19]+[.AS$1]*[.$A19]*10;10)" office:value-type="float" office:value="5" calcext:value-type="float">
            <text:p>5</text:p>
          </table:table-cell>
          <table:table-cell table:formula="of:=QUOTIENT([.AT$1]*[.$B19]+[.AT$1]*[.$A19]*10;100)" office:value-type="float" office:value="3" calcext:value-type="float">
            <text:p>3</text:p>
          </table:table-cell>
          <table:table-cell table:formula="of:=MOD(QUOTIENT([.AU$1]*[.$B19]+[.AU$1]*[.$A19]*10;10);10)" office:value-type="float" office:value="0" calcext:value-type="float">
            <text:p>0</text:p>
          </table:table-cell>
          <table:table-cell table:formula="of:=MOD([.AV$1]*[.$B19]+[.AV$1]*[.$A19]*10;10)" office:value-type="float" office:value="4" calcext:value-type="float">
            <text:p>4</text:p>
          </table:table-cell>
          <table:table-cell table:formula="of:=QUOTIENT([.AW$1]*[.$B19]+[.AW$1]*[.$A19]*10;100)" office:value-type="float" office:value="3" calcext:value-type="float">
            <text:p>3</text:p>
          </table:table-cell>
          <table:table-cell table:formula="of:=MOD(QUOTIENT([.AX$1]*[.$B19]+[.AX$1]*[.$A19]*10;10);10)" office:value-type="float" office:value="2" calcext:value-type="float">
            <text:p>2</text:p>
          </table:table-cell>
          <table:table-cell table:formula="of:=MOD([.AY$1]*[.$B19]+[.AY$1]*[.$A19]*10;10)" office:value-type="float" office:value="3" calcext:value-type="float">
            <text:p>3</text:p>
          </table:table-cell>
          <table:table-cell table:formula="of:=QUOTIENT([.AZ$1]*[.$B19]+[.AZ$1]*[.$A19]*10;100)" office:value-type="float" office:value="3" calcext:value-type="float">
            <text:p>3</text:p>
          </table:table-cell>
          <table:table-cell table:formula="of:=MOD(QUOTIENT([.BA$1]*[.$B19]+[.BA$1]*[.$A19]*10;10);10)" office:value-type="float" office:value="4" calcext:value-type="float">
            <text:p>4</text:p>
          </table:table-cell>
          <table:table-cell table:formula="of:=MOD([.BB$1]*[.$B19]+[.BB$1]*[.$A19]*10;10)" office:value-type="float" office:value="2" calcext:value-type="float">
            <text:p>2</text:p>
          </table:table-cell>
          <table:table-cell table:formula="of:=QUOTIENT([.BC$1]*[.$B19]+[.BC$1]*[.$A19]*10;100)" office:value-type="float" office:value="3" calcext:value-type="float">
            <text:p>3</text:p>
          </table:table-cell>
          <table:table-cell table:formula="of:=MOD(QUOTIENT([.BD$1]*[.$B19]+[.BD$1]*[.$A19]*10;10);10)" office:value-type="float" office:value="6" calcext:value-type="float">
            <text:p>6</text:p>
          </table:table-cell>
          <table:table-cell table:formula="of:=MOD([.BE$1]*[.$B19]+[.BE$1]*[.$A19]*10;10)" office:value-type="float" office:value="1" calcext:value-type="float">
            <text:p>1</text:p>
          </table:table-cell>
          <table:table-cell table:formula="of:=QUOTIENT([.BF$1]*[.$B19]+[.BF$1]*[.$A19]*10;100)" office:value-type="float" office:value="3" calcext:value-type="float">
            <text:p>3</text:p>
          </table:table-cell>
          <table:table-cell table:formula="of:=MOD(QUOTIENT([.BG$1]*[.$B19]+[.BG$1]*[.$A19]*10;10);10)" office:value-type="float" office:value="8" calcext:value-type="float">
            <text:p>8</text:p>
          </table:table-cell>
          <table:table-cell table:formula="of:=MOD([.BH$1]*[.$B19]+[.BH$1]*[.$A19]*10;10)" office:value-type="float" office:value="0" calcext:value-type="float">
            <text:p>0</text:p>
          </table:table-cell>
          <table:table-cell/>
          <table:table-cell table:formula="of:=MOD(QUOTIENT([.BJ$1]*[.$B19]+[.BJ$1]*[.$A19]*10;100);10)" office:value-type="float" office:value="3" calcext:value-type="float">
            <text:p>3</text:p>
          </table:table-cell>
          <table:table-cell table:formula="of:=MOD(QUOTIENT([.BK$1]*[.$B19]+[.BK$1]*[.$A19]*10;10);10)" office:value-type="float" office:value="9" calcext:value-type="float">
            <text:p>9</text:p>
          </table:table-cell>
          <table:table-cell table:formula="of:=MOD([.BL$1]*[.$B19]+[.BL$1]*[.$A19]*10;10)" office:value-type="float" office:value="9" calcext:value-type="float">
            <text:p>9</text:p>
          </table:table-cell>
          <table:table-cell/>
          <table:table-cell table:formula="of:=MOD(QUOTIENT([.BN$1]*[.$B19]+[.BN$1]*[.$A19]*10;100);10)" office:value-type="float" office:value="4" calcext:value-type="float">
            <text:p>4</text:p>
          </table:table-cell>
          <table:table-cell table:formula="of:=MOD(QUOTIENT([.BO$1]*[.$B19]+[.BO$1]*[.$A19]*10;10);10)" office:value-type="float" office:value="1" calcext:value-type="float">
            <text:p>1</text:p>
          </table:table-cell>
          <table:table-cell table:formula="of:=MOD([.BP$1]*[.$B19]+[.BP$1]*[.$A19]*10;10)" office:value-type="float" office:value="8" calcext:value-type="float">
            <text:p>8</text:p>
          </table:table-cell>
          <table:table-cell/>
          <table:table-cell table:formula="of:=MOD(QUOTIENT([.BR$1]*[.$B19]+[.BR$1]*[.$A19]*10;100);10)" office:value-type="float" office:value="4" calcext:value-type="float">
            <text:p>4</text:p>
          </table:table-cell>
          <table:table-cell table:formula="of:=MOD(QUOTIENT([.BS$1]*[.$B19]+[.BS$1]*[.$A19]*10;10);10)" office:value-type="float" office:value="3" calcext:value-type="float">
            <text:p>3</text:p>
          </table:table-cell>
          <table:table-cell table:formula="of:=MOD([.BT$1]*[.$B19]+[.BT$1]*[.$A19]*10;10)" office:value-type="float" office:value="7" calcext:value-type="float">
            <text:p>7</text:p>
          </table:table-cell>
          <table:table-cell/>
          <table:table-cell table:formula="of:=MOD(QUOTIENT([.BV$1]*[.$B19]+[.BV$1]*[.$A19]*10;100);10)" office:value-type="float" office:value="4" calcext:value-type="float">
            <text:p>4</text:p>
          </table:table-cell>
          <table:table-cell table:formula="of:=MOD(QUOTIENT([.BW$1]*[.$B19]+[.BW$1]*[.$A19]*10;10);10)" office:value-type="float" office:value="5" calcext:value-type="float">
            <text:p>5</text:p>
          </table:table-cell>
          <table:table-cell table:formula="of:=MOD([.BX$1]*[.$B19]+[.BX$1]*[.$A19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OTIENT([.C$1]*[.$B20]+[.C$1]*[.$A20]*10;10)" office:value-type="float" office:value="2" calcext:value-type="float">
            <text:p>2</text:p>
          </table:table-cell>
          <table:table-cell table:formula="of:=MOD([.D$1]*[.$B20]+[.D$1]*[.$A20]*10;10)" office:value-type="float" office:value="1" calcext:value-type="float">
            <text:p>1</text:p>
          </table:table-cell>
          <table:table-cell table:formula="of:=QUOTIENT([.E$1]*[.$B20]+[.E$1]*[.$A20]*10;10)" office:value-type="float" office:value="4" calcext:value-type="float">
            <text:p>4</text:p>
          </table:table-cell>
          <table:table-cell table:formula="of:=MOD([.F$1]*[.$B20]+[.F$1]*[.$A20]*10;10)" office:value-type="float" office:value="2" calcext:value-type="float">
            <text:p>2</text:p>
          </table:table-cell>
          <table:table-cell/>
          <table:table-cell table:formula="of:=MOD(QUOTIENT([.H$1]*[.$B20]+[.H$1]*[.$A20]*10;10);10)" office:value-type="float" office:value="6" calcext:value-type="float">
            <text:p>6</text:p>
          </table:table-cell>
          <table:table-cell table:formula="of:=MOD([.I$1]*[.$B20]+[.I$1]*[.$A20]*10;10)" office:value-type="float" office:value="3" calcext:value-type="float">
            <text:p>3</text:p>
          </table:table-cell>
          <table:table-cell/>
          <table:table-cell table:formula="of:=MOD(QUOTIENT([.K$1]*[.$B20]+[.K$1]*[.$A20]*10;10);10)" office:value-type="float" office:value="8" calcext:value-type="float">
            <text:p>8</text:p>
          </table:table-cell>
          <table:table-cell table:formula="of:=MOD([.L$1]*[.$B20]+[.L$1]*[.$A20]*10;10)" office:value-type="float" office:value="4" calcext:value-type="float">
            <text:p>4</text:p>
          </table:table-cell>
          <table:table-cell table:formula="of:=QUOTIENT([.M$1]*[.$B20]+[.M$1]*[.$A20]*10;100)" office:value-type="float" office:value="1" calcext:value-type="float">
            <text:p>1</text:p>
          </table:table-cell>
          <table:table-cell table:formula="of:=MOD(QUOTIENT([.N$1]*[.$B20]+[.N$1]*[.$A20]*10;10);10)" office:value-type="float" office:value="0" calcext:value-type="float">
            <text:p>0</text:p>
          </table:table-cell>
          <table:table-cell table:formula="of:=MOD([.O$1]*[.$B20]+[.O$1]*[.$A20]*10;10)" office:value-type="float" office:value="5" calcext:value-type="float">
            <text:p>5</text:p>
          </table:table-cell>
          <table:table-cell table:formula="of:=QUOTIENT([.P$1]*[.$B20]+[.P$1]*[.$A20]*10;100)" office:value-type="float" office:value="1" calcext:value-type="float">
            <text:p>1</text:p>
          </table:table-cell>
          <table:table-cell table:formula="of:=MOD(QUOTIENT([.Q$1]*[.$B20]+[.Q$1]*[.$A20]*10;10);10)" office:value-type="float" office:value="2" calcext:value-type="float">
            <text:p>2</text:p>
          </table:table-cell>
          <table:table-cell table:formula="of:=MOD([.R$1]*[.$B20]+[.R$1]*[.$A20]*10;10)" office:value-type="float" office:value="6" calcext:value-type="float">
            <text:p>6</text:p>
          </table:table-cell>
          <table:table-cell table:formula="of:=QUOTIENT([.S$1]*[.$B20]+[.S$1]*[.$A20]*10;100)" office:value-type="float" office:value="1" calcext:value-type="float">
            <text:p>1</text:p>
          </table:table-cell>
          <table:table-cell table:formula="of:=MOD(QUOTIENT([.T$1]*[.$B20]+[.T$1]*[.$A20]*10;10);10)" office:value-type="float" office:value="4" calcext:value-type="float">
            <text:p>4</text:p>
          </table:table-cell>
          <table:table-cell table:formula="of:=MOD([.U$1]*[.$B20]+[.U$1]*[.$A20]*10;10)" office:value-type="float" office:value="7" calcext:value-type="float">
            <text:p>7</text:p>
          </table:table-cell>
          <table:table-cell table:formula="of:=QUOTIENT([.V$1]*[.$B20]+[.V$1]*[.$A20]*10;100)" office:value-type="float" office:value="1" calcext:value-type="float">
            <text:p>1</text:p>
          </table:table-cell>
          <table:table-cell table:formula="of:=MOD(QUOTIENT([.W$1]*[.$B20]+[.W$1]*[.$A20]*10;10);10)" office:value-type="float" office:value="6" calcext:value-type="float">
            <text:p>6</text:p>
          </table:table-cell>
          <table:table-cell table:formula="of:=MOD([.X$1]*[.$B20]+[.X$1]*[.$A20]*10;10)" office:value-type="float" office:value="8" calcext:value-type="float">
            <text:p>8</text:p>
          </table:table-cell>
          <table:table-cell table:formula="of:=QUOTIENT([.Y$1]*[.$B20]+[.Y$1]*[.$A20]*10;100)" office:value-type="float" office:value="1" calcext:value-type="float">
            <text:p>1</text:p>
          </table:table-cell>
          <table:table-cell table:formula="of:=MOD(QUOTIENT([.Z$1]*[.$B20]+[.Z$1]*[.$A20]*10;10);10)" office:value-type="float" office:value="8" calcext:value-type="float">
            <text:p>8</text:p>
          </table:table-cell>
          <table:table-cell table:formula="of:=MOD([.AA$1]*[.$B20]+[.AA$1]*[.$A20]*10;10)" office:value-type="float" office:value="9" calcext:value-type="float">
            <text:p>9</text:p>
          </table:table-cell>
          <table:table-cell table:formula="of:=QUOTIENT([.AB$1]*[.$B20]+[.AB$1]*[.$A20]*10;100)" office:value-type="float" office:value="2" calcext:value-type="float">
            <text:p>2</text:p>
          </table:table-cell>
          <table:table-cell table:formula="of:=MOD(QUOTIENT([.AC$1]*[.$B20]+[.AC$1]*[.$A20]*10;10);10)" office:value-type="float" office:value="1" calcext:value-type="float">
            <text:p>1</text:p>
          </table:table-cell>
          <table:table-cell table:formula="of:=MOD([.AD$1]*[.$B20]+[.AD$1]*[.$A20]*10;10)" office:value-type="float" office:value="0" calcext:value-type="float">
            <text:p>0</text:p>
          </table:table-cell>
          <table:table-cell table:formula="of:=QUOTIENT([.AE$1]*[.$B20]+[.AE$1]*[.$A20]*10;100)" office:value-type="float" office:value="2" calcext:value-type="float">
            <text:p>2</text:p>
          </table:table-cell>
          <table:table-cell table:formula="of:=MOD(QUOTIENT([.AF$1]*[.$B20]+[.AF$1]*[.$A20]*10;10);10)" office:value-type="float" office:value="3" calcext:value-type="float">
            <text:p>3</text:p>
          </table:table-cell>
          <table:table-cell table:formula="of:=MOD([.AG$1]*[.$B20]+[.AG$1]*[.$A20]*10;10)" office:value-type="float" office:value="1" calcext:value-type="float">
            <text:p>1</text:p>
          </table:table-cell>
          <table:table-cell table:formula="of:=QUOTIENT([.AH$1]*[.$B20]+[.AH$1]*[.$A20]*10;100)" office:value-type="float" office:value="2" calcext:value-type="float">
            <text:p>2</text:p>
          </table:table-cell>
          <table:table-cell table:formula="of:=MOD(QUOTIENT([.AI$1]*[.$B20]+[.AI$1]*[.$A20]*10;10);10)" office:value-type="float" office:value="5" calcext:value-type="float">
            <text:p>5</text:p>
          </table:table-cell>
          <table:table-cell table:formula="of:=MOD([.AJ$1]*[.$B20]+[.AJ$1]*[.$A20]*10;10)" office:value-type="float" office:value="2" calcext:value-type="float">
            <text:p>2</text:p>
          </table:table-cell>
          <table:table-cell table:formula="of:=QUOTIENT([.AK$1]*[.$B20]+[.AK$1]*[.$A20]*10;100)" office:value-type="float" office:value="2" calcext:value-type="float">
            <text:p>2</text:p>
          </table:table-cell>
          <table:table-cell table:formula="of:=MOD(QUOTIENT([.AL$1]*[.$B20]+[.AL$1]*[.$A20]*10;10);10)" office:value-type="float" office:value="7" calcext:value-type="float">
            <text:p>7</text:p>
          </table:table-cell>
          <table:table-cell table:formula="of:=MOD([.AM$1]*[.$B20]+[.AM$1]*[.$A20]*10;10)" office:value-type="float" office:value="3" calcext:value-type="float">
            <text:p>3</text:p>
          </table:table-cell>
          <table:table-cell table:formula="of:=QUOTIENT([.AN$1]*[.$B20]+[.AN$1]*[.$A20]*10;100)" office:value-type="float" office:value="2" calcext:value-type="float">
            <text:p>2</text:p>
          </table:table-cell>
          <table:table-cell table:formula="of:=MOD(QUOTIENT([.AO$1]*[.$B20]+[.AO$1]*[.$A20]*10;10);10)" office:value-type="float" office:value="9" calcext:value-type="float">
            <text:p>9</text:p>
          </table:table-cell>
          <table:table-cell table:formula="of:=MOD([.AP$1]*[.$B20]+[.AP$1]*[.$A20]*10;10)" office:value-type="float" office:value="4" calcext:value-type="float">
            <text:p>4</text:p>
          </table:table-cell>
          <table:table-cell table:formula="of:=QUOTIENT([.AQ$1]*[.$B20]+[.AQ$1]*[.$A20]*10;100)" office:value-type="float" office:value="3" calcext:value-type="float">
            <text:p>3</text:p>
          </table:table-cell>
          <table:table-cell table:formula="of:=MOD(QUOTIENT([.AR$1]*[.$B20]+[.AR$1]*[.$A20]*10;10);10)" office:value-type="float" office:value="1" calcext:value-type="float">
            <text:p>1</text:p>
          </table:table-cell>
          <table:table-cell table:formula="of:=MOD([.AS$1]*[.$B20]+[.AS$1]*[.$A20]*10;10)" office:value-type="float" office:value="5" calcext:value-type="float">
            <text:p>5</text:p>
          </table:table-cell>
          <table:table-cell table:formula="of:=QUOTIENT([.AT$1]*[.$B20]+[.AT$1]*[.$A20]*10;100)" office:value-type="float" office:value="3" calcext:value-type="float">
            <text:p>3</text:p>
          </table:table-cell>
          <table:table-cell table:formula="of:=MOD(QUOTIENT([.AU$1]*[.$B20]+[.AU$1]*[.$A20]*10;10);10)" office:value-type="float" office:value="3" calcext:value-type="float">
            <text:p>3</text:p>
          </table:table-cell>
          <table:table-cell table:formula="of:=MOD([.AV$1]*[.$B20]+[.AV$1]*[.$A20]*10;10)" office:value-type="float" office:value="6" calcext:value-type="float">
            <text:p>6</text:p>
          </table:table-cell>
          <table:table-cell table:formula="of:=QUOTIENT([.AW$1]*[.$B20]+[.AW$1]*[.$A20]*10;100)" office:value-type="float" office:value="3" calcext:value-type="float">
            <text:p>3</text:p>
          </table:table-cell>
          <table:table-cell table:formula="of:=MOD(QUOTIENT([.AX$1]*[.$B20]+[.AX$1]*[.$A20]*10;10);10)" office:value-type="float" office:value="5" calcext:value-type="float">
            <text:p>5</text:p>
          </table:table-cell>
          <table:table-cell table:formula="of:=MOD([.AY$1]*[.$B20]+[.AY$1]*[.$A20]*10;10)" office:value-type="float" office:value="7" calcext:value-type="float">
            <text:p>7</text:p>
          </table:table-cell>
          <table:table-cell table:formula="of:=QUOTIENT([.AZ$1]*[.$B20]+[.AZ$1]*[.$A20]*10;100)" office:value-type="float" office:value="3" calcext:value-type="float">
            <text:p>3</text:p>
          </table:table-cell>
          <table:table-cell table:formula="of:=MOD(QUOTIENT([.BA$1]*[.$B20]+[.BA$1]*[.$A20]*10;10);10)" office:value-type="float" office:value="7" calcext:value-type="float">
            <text:p>7</text:p>
          </table:table-cell>
          <table:table-cell table:formula="of:=MOD([.BB$1]*[.$B20]+[.BB$1]*[.$A20]*10;10)" office:value-type="float" office:value="8" calcext:value-type="float">
            <text:p>8</text:p>
          </table:table-cell>
          <table:table-cell table:formula="of:=QUOTIENT([.BC$1]*[.$B20]+[.BC$1]*[.$A20]*10;100)" office:value-type="float" office:value="3" calcext:value-type="float">
            <text:p>3</text:p>
          </table:table-cell>
          <table:table-cell table:formula="of:=MOD(QUOTIENT([.BD$1]*[.$B20]+[.BD$1]*[.$A20]*10;10);10)" office:value-type="float" office:value="9" calcext:value-type="float">
            <text:p>9</text:p>
          </table:table-cell>
          <table:table-cell table:formula="of:=MOD([.BE$1]*[.$B20]+[.BE$1]*[.$A20]*10;10)" office:value-type="float" office:value="9" calcext:value-type="float">
            <text:p>9</text:p>
          </table:table-cell>
          <table:table-cell table:formula="of:=QUOTIENT([.BF$1]*[.$B20]+[.BF$1]*[.$A20]*10;100)" office:value-type="float" office:value="4" calcext:value-type="float">
            <text:p>4</text:p>
          </table:table-cell>
          <table:table-cell table:formula="of:=MOD(QUOTIENT([.BG$1]*[.$B20]+[.BG$1]*[.$A20]*10;10);10)" office:value-type="float" office:value="2" calcext:value-type="float">
            <text:p>2</text:p>
          </table:table-cell>
          <table:table-cell table:formula="of:=MOD([.BH$1]*[.$B20]+[.BH$1]*[.$A20]*10;10)" office:value-type="float" office:value="0" calcext:value-type="float">
            <text:p>0</text:p>
          </table:table-cell>
          <table:table-cell/>
          <table:table-cell table:formula="of:=MOD(QUOTIENT([.BJ$1]*[.$B20]+[.BJ$1]*[.$A20]*10;100);10)" office:value-type="float" office:value="4" calcext:value-type="float">
            <text:p>4</text:p>
          </table:table-cell>
          <table:table-cell table:formula="of:=MOD(QUOTIENT([.BK$1]*[.$B20]+[.BK$1]*[.$A20]*10;10);10)" office:value-type="float" office:value="4" calcext:value-type="float">
            <text:p>4</text:p>
          </table:table-cell>
          <table:table-cell table:formula="of:=MOD([.BL$1]*[.$B20]+[.BL$1]*[.$A20]*10;10)" office:value-type="float" office:value="1" calcext:value-type="float">
            <text:p>1</text:p>
          </table:table-cell>
          <table:table-cell/>
          <table:table-cell table:formula="of:=MOD(QUOTIENT([.BN$1]*[.$B20]+[.BN$1]*[.$A20]*10;100);10)" office:value-type="float" office:value="4" calcext:value-type="float">
            <text:p>4</text:p>
          </table:table-cell>
          <table:table-cell table:formula="of:=MOD(QUOTIENT([.BO$1]*[.$B20]+[.BO$1]*[.$A20]*10;10);10)" office:value-type="float" office:value="6" calcext:value-type="float">
            <text:p>6</text:p>
          </table:table-cell>
          <table:table-cell table:formula="of:=MOD([.BP$1]*[.$B20]+[.BP$1]*[.$A20]*10;10)" office:value-type="float" office:value="2" calcext:value-type="float">
            <text:p>2</text:p>
          </table:table-cell>
          <table:table-cell/>
          <table:table-cell table:formula="of:=MOD(QUOTIENT([.BR$1]*[.$B20]+[.BR$1]*[.$A20]*10;100);10)" office:value-type="float" office:value="4" calcext:value-type="float">
            <text:p>4</text:p>
          </table:table-cell>
          <table:table-cell table:formula="of:=MOD(QUOTIENT([.BS$1]*[.$B20]+[.BS$1]*[.$A20]*10;10);10)" office:value-type="float" office:value="8" calcext:value-type="float">
            <text:p>8</text:p>
          </table:table-cell>
          <table:table-cell table:formula="of:=MOD([.BT$1]*[.$B20]+[.BT$1]*[.$A20]*10;10)" office:value-type="float" office:value="3" calcext:value-type="float">
            <text:p>3</text:p>
          </table:table-cell>
          <table:table-cell/>
          <table:table-cell table:formula="of:=MOD(QUOTIENT([.BV$1]*[.$B20]+[.BV$1]*[.$A20]*10;100);10)" office:value-type="float" office:value="5" calcext:value-type="float">
            <text:p>5</text:p>
          </table:table-cell>
          <table:table-cell table:formula="of:=MOD(QUOTIENT([.BW$1]*[.$B20]+[.BW$1]*[.$A20]*10;10);10)" office:value-type="float" office:value="0" calcext:value-type="float">
            <text:p>0</text:p>
          </table:table-cell>
          <table:table-cell table:formula="of:=MOD([.BX$1]*[.$B20]+[.BX$1]*[.$A20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QUOTIENT([.C$1]*[.$B21]+[.C$1]*[.$A21]*10;10)" office:value-type="float" office:value="2" calcext:value-type="float">
            <text:p>2</text:p>
          </table:table-cell>
          <table:table-cell table:formula="of:=MOD([.D$1]*[.$B21]+[.D$1]*[.$A21]*10;10)" office:value-type="float" office:value="2" calcext:value-type="float">
            <text:p>2</text:p>
          </table:table-cell>
          <table:table-cell table:formula="of:=QUOTIENT([.E$1]*[.$B21]+[.E$1]*[.$A21]*10;10)" office:value-type="float" office:value="4" calcext:value-type="float">
            <text:p>4</text:p>
          </table:table-cell>
          <table:table-cell table:formula="of:=MOD([.F$1]*[.$B21]+[.F$1]*[.$A21]*10;10)" office:value-type="float" office:value="4" calcext:value-type="float">
            <text:p>4</text:p>
          </table:table-cell>
          <table:table-cell/>
          <table:table-cell table:formula="of:=MOD(QUOTIENT([.H$1]*[.$B21]+[.H$1]*[.$A21]*10;10);10)" office:value-type="float" office:value="6" calcext:value-type="float">
            <text:p>6</text:p>
          </table:table-cell>
          <table:table-cell table:formula="of:=MOD([.I$1]*[.$B21]+[.I$1]*[.$A21]*10;10)" office:value-type="float" office:value="6" calcext:value-type="float">
            <text:p>6</text:p>
          </table:table-cell>
          <table:table-cell/>
          <table:table-cell table:formula="of:=MOD(QUOTIENT([.K$1]*[.$B21]+[.K$1]*[.$A21]*10;10);10)" office:value-type="float" office:value="8" calcext:value-type="float">
            <text:p>8</text:p>
          </table:table-cell>
          <table:table-cell table:formula="of:=MOD([.L$1]*[.$B21]+[.L$1]*[.$A21]*10;10)" office:value-type="float" office:value="8" calcext:value-type="float">
            <text:p>8</text:p>
          </table:table-cell>
          <table:table-cell table:formula="of:=QUOTIENT([.M$1]*[.$B21]+[.M$1]*[.$A21]*10;100)" office:value-type="float" office:value="1" calcext:value-type="float">
            <text:p>1</text:p>
          </table:table-cell>
          <table:table-cell table:formula="of:=MOD(QUOTIENT([.N$1]*[.$B21]+[.N$1]*[.$A21]*10;10);10)" office:value-type="float" office:value="1" calcext:value-type="float">
            <text:p>1</text:p>
          </table:table-cell>
          <table:table-cell table:formula="of:=MOD([.O$1]*[.$B21]+[.O$1]*[.$A21]*10;10)" office:value-type="float" office:value="0" calcext:value-type="float">
            <text:p>0</text:p>
          </table:table-cell>
          <table:table-cell table:formula="of:=QUOTIENT([.P$1]*[.$B21]+[.P$1]*[.$A21]*10;100)" office:value-type="float" office:value="1" calcext:value-type="float">
            <text:p>1</text:p>
          </table:table-cell>
          <table:table-cell table:formula="of:=MOD(QUOTIENT([.Q$1]*[.$B21]+[.Q$1]*[.$A21]*10;10);10)" office:value-type="float" office:value="3" calcext:value-type="float">
            <text:p>3</text:p>
          </table:table-cell>
          <table:table-cell table:formula="of:=MOD([.R$1]*[.$B21]+[.R$1]*[.$A21]*10;10)" office:value-type="float" office:value="2" calcext:value-type="float">
            <text:p>2</text:p>
          </table:table-cell>
          <table:table-cell table:formula="of:=QUOTIENT([.S$1]*[.$B21]+[.S$1]*[.$A21]*10;100)" office:value-type="float" office:value="1" calcext:value-type="float">
            <text:p>1</text:p>
          </table:table-cell>
          <table:table-cell table:formula="of:=MOD(QUOTIENT([.T$1]*[.$B21]+[.T$1]*[.$A21]*10;10);10)" office:value-type="float" office:value="5" calcext:value-type="float">
            <text:p>5</text:p>
          </table:table-cell>
          <table:table-cell table:formula="of:=MOD([.U$1]*[.$B21]+[.U$1]*[.$A21]*10;10)" office:value-type="float" office:value="4" calcext:value-type="float">
            <text:p>4</text:p>
          </table:table-cell>
          <table:table-cell table:formula="of:=QUOTIENT([.V$1]*[.$B21]+[.V$1]*[.$A21]*10;100)" office:value-type="float" office:value="1" calcext:value-type="float">
            <text:p>1</text:p>
          </table:table-cell>
          <table:table-cell table:formula="of:=MOD(QUOTIENT([.W$1]*[.$B21]+[.W$1]*[.$A21]*10;10);10)" office:value-type="float" office:value="7" calcext:value-type="float">
            <text:p>7</text:p>
          </table:table-cell>
          <table:table-cell table:formula="of:=MOD([.X$1]*[.$B21]+[.X$1]*[.$A21]*10;10)" office:value-type="float" office:value="6" calcext:value-type="float">
            <text:p>6</text:p>
          </table:table-cell>
          <table:table-cell table:formula="of:=QUOTIENT([.Y$1]*[.$B21]+[.Y$1]*[.$A21]*10;100)" office:value-type="float" office:value="1" calcext:value-type="float">
            <text:p>1</text:p>
          </table:table-cell>
          <table:table-cell table:formula="of:=MOD(QUOTIENT([.Z$1]*[.$B21]+[.Z$1]*[.$A21]*10;10);10)" office:value-type="float" office:value="9" calcext:value-type="float">
            <text:p>9</text:p>
          </table:table-cell>
          <table:table-cell table:formula="of:=MOD([.AA$1]*[.$B21]+[.AA$1]*[.$A21]*10;10)" office:value-type="float" office:value="8" calcext:value-type="float">
            <text:p>8</text:p>
          </table:table-cell>
          <table:table-cell table:formula="of:=QUOTIENT([.AB$1]*[.$B21]+[.AB$1]*[.$A21]*10;100)" office:value-type="float" office:value="2" calcext:value-type="float">
            <text:p>2</text:p>
          </table:table-cell>
          <table:table-cell table:formula="of:=MOD(QUOTIENT([.AC$1]*[.$B21]+[.AC$1]*[.$A21]*10;10);10)" office:value-type="float" office:value="2" calcext:value-type="float">
            <text:p>2</text:p>
          </table:table-cell>
          <table:table-cell table:formula="of:=MOD([.AD$1]*[.$B21]+[.AD$1]*[.$A21]*10;10)" office:value-type="float" office:value="0" calcext:value-type="float">
            <text:p>0</text:p>
          </table:table-cell>
          <table:table-cell table:formula="of:=QUOTIENT([.AE$1]*[.$B21]+[.AE$1]*[.$A21]*10;100)" office:value-type="float" office:value="2" calcext:value-type="float">
            <text:p>2</text:p>
          </table:table-cell>
          <table:table-cell table:formula="of:=MOD(QUOTIENT([.AF$1]*[.$B21]+[.AF$1]*[.$A21]*10;10);10)" office:value-type="float" office:value="4" calcext:value-type="float">
            <text:p>4</text:p>
          </table:table-cell>
          <table:table-cell table:formula="of:=MOD([.AG$1]*[.$B21]+[.AG$1]*[.$A21]*10;10)" office:value-type="float" office:value="2" calcext:value-type="float">
            <text:p>2</text:p>
          </table:table-cell>
          <table:table-cell table:formula="of:=QUOTIENT([.AH$1]*[.$B21]+[.AH$1]*[.$A21]*10;100)" office:value-type="float" office:value="2" calcext:value-type="float">
            <text:p>2</text:p>
          </table:table-cell>
          <table:table-cell table:formula="of:=MOD(QUOTIENT([.AI$1]*[.$B21]+[.AI$1]*[.$A21]*10;10);10)" office:value-type="float" office:value="6" calcext:value-type="float">
            <text:p>6</text:p>
          </table:table-cell>
          <table:table-cell table:formula="of:=MOD([.AJ$1]*[.$B21]+[.AJ$1]*[.$A21]*10;10)" office:value-type="float" office:value="4" calcext:value-type="float">
            <text:p>4</text:p>
          </table:table-cell>
          <table:table-cell table:formula="of:=QUOTIENT([.AK$1]*[.$B21]+[.AK$1]*[.$A21]*10;100)" office:value-type="float" office:value="2" calcext:value-type="float">
            <text:p>2</text:p>
          </table:table-cell>
          <table:table-cell table:formula="of:=MOD(QUOTIENT([.AL$1]*[.$B21]+[.AL$1]*[.$A21]*10;10);10)" office:value-type="float" office:value="8" calcext:value-type="float">
            <text:p>8</text:p>
          </table:table-cell>
          <table:table-cell table:formula="of:=MOD([.AM$1]*[.$B21]+[.AM$1]*[.$A21]*10;10)" office:value-type="float" office:value="6" calcext:value-type="float">
            <text:p>6</text:p>
          </table:table-cell>
          <table:table-cell table:formula="of:=QUOTIENT([.AN$1]*[.$B21]+[.AN$1]*[.$A21]*10;100)" office:value-type="float" office:value="3" calcext:value-type="float">
            <text:p>3</text:p>
          </table:table-cell>
          <table:table-cell table:formula="of:=MOD(QUOTIENT([.AO$1]*[.$B21]+[.AO$1]*[.$A21]*10;10);10)" office:value-type="float" office:value="0" calcext:value-type="float">
            <text:p>0</text:p>
          </table:table-cell>
          <table:table-cell table:formula="of:=MOD([.AP$1]*[.$B21]+[.AP$1]*[.$A21]*10;10)" office:value-type="float" office:value="8" calcext:value-type="float">
            <text:p>8</text:p>
          </table:table-cell>
          <table:table-cell table:formula="of:=QUOTIENT([.AQ$1]*[.$B21]+[.AQ$1]*[.$A21]*10;100)" office:value-type="float" office:value="3" calcext:value-type="float">
            <text:p>3</text:p>
          </table:table-cell>
          <table:table-cell table:formula="of:=MOD(QUOTIENT([.AR$1]*[.$B21]+[.AR$1]*[.$A21]*10;10);10)" office:value-type="float" office:value="3" calcext:value-type="float">
            <text:p>3</text:p>
          </table:table-cell>
          <table:table-cell table:formula="of:=MOD([.AS$1]*[.$B21]+[.AS$1]*[.$A21]*10;10)" office:value-type="float" office:value="0" calcext:value-type="float">
            <text:p>0</text:p>
          </table:table-cell>
          <table:table-cell table:formula="of:=QUOTIENT([.AT$1]*[.$B21]+[.AT$1]*[.$A21]*10;100)" office:value-type="float" office:value="3" calcext:value-type="float">
            <text:p>3</text:p>
          </table:table-cell>
          <table:table-cell table:formula="of:=MOD(QUOTIENT([.AU$1]*[.$B21]+[.AU$1]*[.$A21]*10;10);10)" office:value-type="float" office:value="5" calcext:value-type="float">
            <text:p>5</text:p>
          </table:table-cell>
          <table:table-cell table:formula="of:=MOD([.AV$1]*[.$B21]+[.AV$1]*[.$A21]*10;10)" office:value-type="float" office:value="2" calcext:value-type="float">
            <text:p>2</text:p>
          </table:table-cell>
          <table:table-cell table:formula="of:=QUOTIENT([.AW$1]*[.$B21]+[.AW$1]*[.$A21]*10;100)" office:value-type="float" office:value="3" calcext:value-type="float">
            <text:p>3</text:p>
          </table:table-cell>
          <table:table-cell table:formula="of:=MOD(QUOTIENT([.AX$1]*[.$B21]+[.AX$1]*[.$A21]*10;10);10)" office:value-type="float" office:value="7" calcext:value-type="float">
            <text:p>7</text:p>
          </table:table-cell>
          <table:table-cell table:formula="of:=MOD([.AY$1]*[.$B21]+[.AY$1]*[.$A21]*10;10)" office:value-type="float" office:value="4" calcext:value-type="float">
            <text:p>4</text:p>
          </table:table-cell>
          <table:table-cell table:formula="of:=QUOTIENT([.AZ$1]*[.$B21]+[.AZ$1]*[.$A21]*10;100)" office:value-type="float" office:value="3" calcext:value-type="float">
            <text:p>3</text:p>
          </table:table-cell>
          <table:table-cell table:formula="of:=MOD(QUOTIENT([.BA$1]*[.$B21]+[.BA$1]*[.$A21]*10;10);10)" office:value-type="float" office:value="9" calcext:value-type="float">
            <text:p>9</text:p>
          </table:table-cell>
          <table:table-cell table:formula="of:=MOD([.BB$1]*[.$B21]+[.BB$1]*[.$A21]*10;10)" office:value-type="float" office:value="6" calcext:value-type="float">
            <text:p>6</text:p>
          </table:table-cell>
          <table:table-cell table:formula="of:=QUOTIENT([.BC$1]*[.$B21]+[.BC$1]*[.$A21]*10;100)" office:value-type="float" office:value="4" calcext:value-type="float">
            <text:p>4</text:p>
          </table:table-cell>
          <table:table-cell table:formula="of:=MOD(QUOTIENT([.BD$1]*[.$B21]+[.BD$1]*[.$A21]*10;10);10)" office:value-type="float" office:value="1" calcext:value-type="float">
            <text:p>1</text:p>
          </table:table-cell>
          <table:table-cell table:formula="of:=MOD([.BE$1]*[.$B21]+[.BE$1]*[.$A21]*10;10)" office:value-type="float" office:value="8" calcext:value-type="float">
            <text:p>8</text:p>
          </table:table-cell>
          <table:table-cell table:formula="of:=QUOTIENT([.BF$1]*[.$B21]+[.BF$1]*[.$A21]*10;100)" office:value-type="float" office:value="4" calcext:value-type="float">
            <text:p>4</text:p>
          </table:table-cell>
          <table:table-cell table:formula="of:=MOD(QUOTIENT([.BG$1]*[.$B21]+[.BG$1]*[.$A21]*10;10);10)" office:value-type="float" office:value="4" calcext:value-type="float">
            <text:p>4</text:p>
          </table:table-cell>
          <table:table-cell table:formula="of:=MOD([.BH$1]*[.$B21]+[.BH$1]*[.$A21]*10;10)" office:value-type="float" office:value="0" calcext:value-type="float">
            <text:p>0</text:p>
          </table:table-cell>
          <table:table-cell/>
          <table:table-cell table:formula="of:=MOD(QUOTIENT([.BJ$1]*[.$B21]+[.BJ$1]*[.$A21]*10;100);10)" office:value-type="float" office:value="4" calcext:value-type="float">
            <text:p>4</text:p>
          </table:table-cell>
          <table:table-cell table:formula="of:=MOD(QUOTIENT([.BK$1]*[.$B21]+[.BK$1]*[.$A21]*10;10);10)" office:value-type="float" office:value="6" calcext:value-type="float">
            <text:p>6</text:p>
          </table:table-cell>
          <table:table-cell table:formula="of:=MOD([.BL$1]*[.$B21]+[.BL$1]*[.$A21]*10;10)" office:value-type="float" office:value="2" calcext:value-type="float">
            <text:p>2</text:p>
          </table:table-cell>
          <table:table-cell/>
          <table:table-cell table:formula="of:=MOD(QUOTIENT([.BN$1]*[.$B21]+[.BN$1]*[.$A21]*10;100);10)" office:value-type="float" office:value="4" calcext:value-type="float">
            <text:p>4</text:p>
          </table:table-cell>
          <table:table-cell table:formula="of:=MOD(QUOTIENT([.BO$1]*[.$B21]+[.BO$1]*[.$A21]*10;10);10)" office:value-type="float" office:value="8" calcext:value-type="float">
            <text:p>8</text:p>
          </table:table-cell>
          <table:table-cell table:formula="of:=MOD([.BP$1]*[.$B21]+[.BP$1]*[.$A21]*10;10)" office:value-type="float" office:value="4" calcext:value-type="float">
            <text:p>4</text:p>
          </table:table-cell>
          <table:table-cell/>
          <table:table-cell table:formula="of:=MOD(QUOTIENT([.BR$1]*[.$B21]+[.BR$1]*[.$A21]*10;100);10)" office:value-type="float" office:value="5" calcext:value-type="float">
            <text:p>5</text:p>
          </table:table-cell>
          <table:table-cell table:formula="of:=MOD(QUOTIENT([.BS$1]*[.$B21]+[.BS$1]*[.$A21]*10;10);10)" office:value-type="float" office:value="0" calcext:value-type="float">
            <text:p>0</text:p>
          </table:table-cell>
          <table:table-cell table:formula="of:=MOD([.BT$1]*[.$B21]+[.BT$1]*[.$A21]*10;10)" office:value-type="float" office:value="6" calcext:value-type="float">
            <text:p>6</text:p>
          </table:table-cell>
          <table:table-cell/>
          <table:table-cell table:formula="of:=MOD(QUOTIENT([.BV$1]*[.$B21]+[.BV$1]*[.$A21]*10;100);10)" office:value-type="float" office:value="5" calcext:value-type="float">
            <text:p>5</text:p>
          </table:table-cell>
          <table:table-cell table:formula="of:=MOD(QUOTIENT([.BW$1]*[.$B21]+[.BW$1]*[.$A21]*10;10);10)" office:value-type="float" office:value="2" calcext:value-type="float">
            <text:p>2</text:p>
          </table:table-cell>
          <table:table-cell table:formula="of:=MOD([.BX$1]*[.$B21]+[.BX$1]*[.$A21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OTIENT([.C$1]*[.$B22]+[.C$1]*[.$A22]*10;10)" office:value-type="float" office:value="2" calcext:value-type="float">
            <text:p>2</text:p>
          </table:table-cell>
          <table:table-cell table:formula="of:=MOD([.D$1]*[.$B22]+[.D$1]*[.$A22]*10;10)" office:value-type="float" office:value="3" calcext:value-type="float">
            <text:p>3</text:p>
          </table:table-cell>
          <table:table-cell table:formula="of:=QUOTIENT([.E$1]*[.$B22]+[.E$1]*[.$A22]*10;10)" office:value-type="float" office:value="4" calcext:value-type="float">
            <text:p>4</text:p>
          </table:table-cell>
          <table:table-cell table:formula="of:=MOD([.F$1]*[.$B22]+[.F$1]*[.$A22]*10;10)" office:value-type="float" office:value="6" calcext:value-type="float">
            <text:p>6</text:p>
          </table:table-cell>
          <table:table-cell/>
          <table:table-cell table:formula="of:=MOD(QUOTIENT([.H$1]*[.$B22]+[.H$1]*[.$A22]*10;10);10)" office:value-type="float" office:value="6" calcext:value-type="float">
            <text:p>6</text:p>
          </table:table-cell>
          <table:table-cell table:formula="of:=MOD([.I$1]*[.$B22]+[.I$1]*[.$A22]*10;10)" office:value-type="float" office:value="9" calcext:value-type="float">
            <text:p>9</text:p>
          </table:table-cell>
          <table:table-cell/>
          <table:table-cell table:formula="of:=MOD(QUOTIENT([.K$1]*[.$B22]+[.K$1]*[.$A22]*10;10);10)" office:value-type="float" office:value="9" calcext:value-type="float">
            <text:p>9</text:p>
          </table:table-cell>
          <table:table-cell table:formula="of:=MOD([.L$1]*[.$B22]+[.L$1]*[.$A22]*10;10)" office:value-type="float" office:value="2" calcext:value-type="float">
            <text:p>2</text:p>
          </table:table-cell>
          <table:table-cell table:formula="of:=QUOTIENT([.M$1]*[.$B22]+[.M$1]*[.$A22]*10;100)" office:value-type="float" office:value="1" calcext:value-type="float">
            <text:p>1</text:p>
          </table:table-cell>
          <table:table-cell table:formula="of:=MOD(QUOTIENT([.N$1]*[.$B22]+[.N$1]*[.$A22]*10;10);10)" office:value-type="float" office:value="1" calcext:value-type="float">
            <text:p>1</text:p>
          </table:table-cell>
          <table:table-cell table:formula="of:=MOD([.O$1]*[.$B22]+[.O$1]*[.$A22]*10;10)" office:value-type="float" office:value="5" calcext:value-type="float">
            <text:p>5</text:p>
          </table:table-cell>
          <table:table-cell table:formula="of:=QUOTIENT([.P$1]*[.$B22]+[.P$1]*[.$A22]*10;100)" office:value-type="float" office:value="1" calcext:value-type="float">
            <text:p>1</text:p>
          </table:table-cell>
          <table:table-cell table:formula="of:=MOD(QUOTIENT([.Q$1]*[.$B22]+[.Q$1]*[.$A22]*10;10);10)" office:value-type="float" office:value="3" calcext:value-type="float">
            <text:p>3</text:p>
          </table:table-cell>
          <table:table-cell table:formula="of:=MOD([.R$1]*[.$B22]+[.R$1]*[.$A22]*10;10)" office:value-type="float" office:value="8" calcext:value-type="float">
            <text:p>8</text:p>
          </table:table-cell>
          <table:table-cell table:formula="of:=QUOTIENT([.S$1]*[.$B22]+[.S$1]*[.$A22]*10;100)" office:value-type="float" office:value="1" calcext:value-type="float">
            <text:p>1</text:p>
          </table:table-cell>
          <table:table-cell table:formula="of:=MOD(QUOTIENT([.T$1]*[.$B22]+[.T$1]*[.$A22]*10;10);10)" office:value-type="float" office:value="6" calcext:value-type="float">
            <text:p>6</text:p>
          </table:table-cell>
          <table:table-cell table:formula="of:=MOD([.U$1]*[.$B22]+[.U$1]*[.$A22]*10;10)" office:value-type="float" office:value="1" calcext:value-type="float">
            <text:p>1</text:p>
          </table:table-cell>
          <table:table-cell table:formula="of:=QUOTIENT([.V$1]*[.$B22]+[.V$1]*[.$A22]*10;100)" office:value-type="float" office:value="1" calcext:value-type="float">
            <text:p>1</text:p>
          </table:table-cell>
          <table:table-cell table:formula="of:=MOD(QUOTIENT([.W$1]*[.$B22]+[.W$1]*[.$A22]*10;10);10)" office:value-type="float" office:value="8" calcext:value-type="float">
            <text:p>8</text:p>
          </table:table-cell>
          <table:table-cell table:formula="of:=MOD([.X$1]*[.$B22]+[.X$1]*[.$A22]*10;10)" office:value-type="float" office:value="4" calcext:value-type="float">
            <text:p>4</text:p>
          </table:table-cell>
          <table:table-cell table:formula="of:=QUOTIENT([.Y$1]*[.$B22]+[.Y$1]*[.$A22]*10;100)" office:value-type="float" office:value="2" calcext:value-type="float">
            <text:p>2</text:p>
          </table:table-cell>
          <table:table-cell table:formula="of:=MOD(QUOTIENT([.Z$1]*[.$B22]+[.Z$1]*[.$A22]*10;10);10)" office:value-type="float" office:value="0" calcext:value-type="float">
            <text:p>0</text:p>
          </table:table-cell>
          <table:table-cell table:formula="of:=MOD([.AA$1]*[.$B22]+[.AA$1]*[.$A22]*10;10)" office:value-type="float" office:value="7" calcext:value-type="float">
            <text:p>7</text:p>
          </table:table-cell>
          <table:table-cell table:formula="of:=QUOTIENT([.AB$1]*[.$B22]+[.AB$1]*[.$A22]*10;100)" office:value-type="float" office:value="2" calcext:value-type="float">
            <text:p>2</text:p>
          </table:table-cell>
          <table:table-cell table:formula="of:=MOD(QUOTIENT([.AC$1]*[.$B22]+[.AC$1]*[.$A22]*10;10);10)" office:value-type="float" office:value="3" calcext:value-type="float">
            <text:p>3</text:p>
          </table:table-cell>
          <table:table-cell table:formula="of:=MOD([.AD$1]*[.$B22]+[.AD$1]*[.$A22]*10;10)" office:value-type="float" office:value="0" calcext:value-type="float">
            <text:p>0</text:p>
          </table:table-cell>
          <table:table-cell table:formula="of:=QUOTIENT([.AE$1]*[.$B22]+[.AE$1]*[.$A22]*10;100)" office:value-type="float" office:value="2" calcext:value-type="float">
            <text:p>2</text:p>
          </table:table-cell>
          <table:table-cell table:formula="of:=MOD(QUOTIENT([.AF$1]*[.$B22]+[.AF$1]*[.$A22]*10;10);10)" office:value-type="float" office:value="5" calcext:value-type="float">
            <text:p>5</text:p>
          </table:table-cell>
          <table:table-cell table:formula="of:=MOD([.AG$1]*[.$B22]+[.AG$1]*[.$A22]*10;10)" office:value-type="float" office:value="3" calcext:value-type="float">
            <text:p>3</text:p>
          </table:table-cell>
          <table:table-cell table:formula="of:=QUOTIENT([.AH$1]*[.$B22]+[.AH$1]*[.$A22]*10;100)" office:value-type="float" office:value="2" calcext:value-type="float">
            <text:p>2</text:p>
          </table:table-cell>
          <table:table-cell table:formula="of:=MOD(QUOTIENT([.AI$1]*[.$B22]+[.AI$1]*[.$A22]*10;10);10)" office:value-type="float" office:value="7" calcext:value-type="float">
            <text:p>7</text:p>
          </table:table-cell>
          <table:table-cell table:formula="of:=MOD([.AJ$1]*[.$B22]+[.AJ$1]*[.$A22]*10;10)" office:value-type="float" office:value="6" calcext:value-type="float">
            <text:p>6</text:p>
          </table:table-cell>
          <table:table-cell table:formula="of:=QUOTIENT([.AK$1]*[.$B22]+[.AK$1]*[.$A22]*10;100)" office:value-type="float" office:value="2" calcext:value-type="float">
            <text:p>2</text:p>
          </table:table-cell>
          <table:table-cell table:formula="of:=MOD(QUOTIENT([.AL$1]*[.$B22]+[.AL$1]*[.$A22]*10;10);10)" office:value-type="float" office:value="9" calcext:value-type="float">
            <text:p>9</text:p>
          </table:table-cell>
          <table:table-cell table:formula="of:=MOD([.AM$1]*[.$B22]+[.AM$1]*[.$A22]*10;10)" office:value-type="float" office:value="9" calcext:value-type="float">
            <text:p>9</text:p>
          </table:table-cell>
          <table:table-cell table:formula="of:=QUOTIENT([.AN$1]*[.$B22]+[.AN$1]*[.$A22]*10;100)" office:value-type="float" office:value="3" calcext:value-type="float">
            <text:p>3</text:p>
          </table:table-cell>
          <table:table-cell table:formula="of:=MOD(QUOTIENT([.AO$1]*[.$B22]+[.AO$1]*[.$A22]*10;10);10)" office:value-type="float" office:value="2" calcext:value-type="float">
            <text:p>2</text:p>
          </table:table-cell>
          <table:table-cell table:formula="of:=MOD([.AP$1]*[.$B22]+[.AP$1]*[.$A22]*10;10)" office:value-type="float" office:value="2" calcext:value-type="float">
            <text:p>2</text:p>
          </table:table-cell>
          <table:table-cell table:formula="of:=QUOTIENT([.AQ$1]*[.$B22]+[.AQ$1]*[.$A22]*10;100)" office:value-type="float" office:value="3" calcext:value-type="float">
            <text:p>3</text:p>
          </table:table-cell>
          <table:table-cell table:formula="of:=MOD(QUOTIENT([.AR$1]*[.$B22]+[.AR$1]*[.$A22]*10;10);10)" office:value-type="float" office:value="4" calcext:value-type="float">
            <text:p>4</text:p>
          </table:table-cell>
          <table:table-cell table:formula="of:=MOD([.AS$1]*[.$B22]+[.AS$1]*[.$A22]*10;10)" office:value-type="float" office:value="5" calcext:value-type="float">
            <text:p>5</text:p>
          </table:table-cell>
          <table:table-cell table:formula="of:=QUOTIENT([.AT$1]*[.$B22]+[.AT$1]*[.$A22]*10;100)" office:value-type="float" office:value="3" calcext:value-type="float">
            <text:p>3</text:p>
          </table:table-cell>
          <table:table-cell table:formula="of:=MOD(QUOTIENT([.AU$1]*[.$B22]+[.AU$1]*[.$A22]*10;10);10)" office:value-type="float" office:value="6" calcext:value-type="float">
            <text:p>6</text:p>
          </table:table-cell>
          <table:table-cell table:formula="of:=MOD([.AV$1]*[.$B22]+[.AV$1]*[.$A22]*10;10)" office:value-type="float" office:value="8" calcext:value-type="float">
            <text:p>8</text:p>
          </table:table-cell>
          <table:table-cell table:formula="of:=QUOTIENT([.AW$1]*[.$B22]+[.AW$1]*[.$A22]*10;100)" office:value-type="float" office:value="3" calcext:value-type="float">
            <text:p>3</text:p>
          </table:table-cell>
          <table:table-cell table:formula="of:=MOD(QUOTIENT([.AX$1]*[.$B22]+[.AX$1]*[.$A22]*10;10);10)" office:value-type="float" office:value="9" calcext:value-type="float">
            <text:p>9</text:p>
          </table:table-cell>
          <table:table-cell table:formula="of:=MOD([.AY$1]*[.$B22]+[.AY$1]*[.$A22]*10;10)" office:value-type="float" office:value="1" calcext:value-type="float">
            <text:p>1</text:p>
          </table:table-cell>
          <table:table-cell table:formula="of:=QUOTIENT([.AZ$1]*[.$B22]+[.AZ$1]*[.$A22]*10;100)" office:value-type="float" office:value="4" calcext:value-type="float">
            <text:p>4</text:p>
          </table:table-cell>
          <table:table-cell table:formula="of:=MOD(QUOTIENT([.BA$1]*[.$B22]+[.BA$1]*[.$A22]*10;10);10)" office:value-type="float" office:value="1" calcext:value-type="float">
            <text:p>1</text:p>
          </table:table-cell>
          <table:table-cell table:formula="of:=MOD([.BB$1]*[.$B22]+[.BB$1]*[.$A22]*10;10)" office:value-type="float" office:value="4" calcext:value-type="float">
            <text:p>4</text:p>
          </table:table-cell>
          <table:table-cell table:formula="of:=QUOTIENT([.BC$1]*[.$B22]+[.BC$1]*[.$A22]*10;100)" office:value-type="float" office:value="4" calcext:value-type="float">
            <text:p>4</text:p>
          </table:table-cell>
          <table:table-cell table:formula="of:=MOD(QUOTIENT([.BD$1]*[.$B22]+[.BD$1]*[.$A22]*10;10);10)" office:value-type="float" office:value="3" calcext:value-type="float">
            <text:p>3</text:p>
          </table:table-cell>
          <table:table-cell table:formula="of:=MOD([.BE$1]*[.$B22]+[.BE$1]*[.$A22]*10;10)" office:value-type="float" office:value="7" calcext:value-type="float">
            <text:p>7</text:p>
          </table:table-cell>
          <table:table-cell table:formula="of:=QUOTIENT([.BF$1]*[.$B22]+[.BF$1]*[.$A22]*10;100)" office:value-type="float" office:value="4" calcext:value-type="float">
            <text:p>4</text:p>
          </table:table-cell>
          <table:table-cell table:formula="of:=MOD(QUOTIENT([.BG$1]*[.$B22]+[.BG$1]*[.$A22]*10;10);10)" office:value-type="float" office:value="6" calcext:value-type="float">
            <text:p>6</text:p>
          </table:table-cell>
          <table:table-cell table:formula="of:=MOD([.BH$1]*[.$B22]+[.BH$1]*[.$A22]*10;10)" office:value-type="float" office:value="0" calcext:value-type="float">
            <text:p>0</text:p>
          </table:table-cell>
          <table:table-cell/>
          <table:table-cell table:formula="of:=MOD(QUOTIENT([.BJ$1]*[.$B22]+[.BJ$1]*[.$A22]*10;100);10)" office:value-type="float" office:value="4" calcext:value-type="float">
            <text:p>4</text:p>
          </table:table-cell>
          <table:table-cell table:formula="of:=MOD(QUOTIENT([.BK$1]*[.$B22]+[.BK$1]*[.$A22]*10;10);10)" office:value-type="float" office:value="8" calcext:value-type="float">
            <text:p>8</text:p>
          </table:table-cell>
          <table:table-cell table:formula="of:=MOD([.BL$1]*[.$B22]+[.BL$1]*[.$A22]*10;10)" office:value-type="float" office:value="3" calcext:value-type="float">
            <text:p>3</text:p>
          </table:table-cell>
          <table:table-cell/>
          <table:table-cell table:formula="of:=MOD(QUOTIENT([.BN$1]*[.$B22]+[.BN$1]*[.$A22]*10;100);10)" office:value-type="float" office:value="5" calcext:value-type="float">
            <text:p>5</text:p>
          </table:table-cell>
          <table:table-cell table:formula="of:=MOD(QUOTIENT([.BO$1]*[.$B22]+[.BO$1]*[.$A22]*10;10);10)" office:value-type="float" office:value="0" calcext:value-type="float">
            <text:p>0</text:p>
          </table:table-cell>
          <table:table-cell table:formula="of:=MOD([.BP$1]*[.$B22]+[.BP$1]*[.$A22]*10;10)" office:value-type="float" office:value="6" calcext:value-type="float">
            <text:p>6</text:p>
          </table:table-cell>
          <table:table-cell/>
          <table:table-cell table:formula="of:=MOD(QUOTIENT([.BR$1]*[.$B22]+[.BR$1]*[.$A22]*10;100);10)" office:value-type="float" office:value="5" calcext:value-type="float">
            <text:p>5</text:p>
          </table:table-cell>
          <table:table-cell table:formula="of:=MOD(QUOTIENT([.BS$1]*[.$B22]+[.BS$1]*[.$A22]*10;10);10)" office:value-type="float" office:value="2" calcext:value-type="float">
            <text:p>2</text:p>
          </table:table-cell>
          <table:table-cell table:formula="of:=MOD([.BT$1]*[.$B22]+[.BT$1]*[.$A22]*10;10)" office:value-type="float" office:value="9" calcext:value-type="float">
            <text:p>9</text:p>
          </table:table-cell>
          <table:table-cell/>
          <table:table-cell table:formula="of:=MOD(QUOTIENT([.BV$1]*[.$B22]+[.BV$1]*[.$A22]*10;100);10)" office:value-type="float" office:value="5" calcext:value-type="float">
            <text:p>5</text:p>
          </table:table-cell>
          <table:table-cell table:formula="of:=MOD(QUOTIENT([.BW$1]*[.$B22]+[.BW$1]*[.$A22]*10;10);10)" office:value-type="float" office:value="5" calcext:value-type="float">
            <text:p>5</text:p>
          </table:table-cell>
          <table:table-cell table:formula="of:=MOD([.BX$1]*[.$B22]+[.BX$1]*[.$A22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QUOTIENT([.C$1]*[.$B23]+[.C$1]*[.$A23]*10;10)" office:value-type="float" office:value="2" calcext:value-type="float">
            <text:p>2</text:p>
          </table:table-cell>
          <table:table-cell table:formula="of:=MOD([.D$1]*[.$B23]+[.D$1]*[.$A23]*10;10)" office:value-type="float" office:value="4" calcext:value-type="float">
            <text:p>4</text:p>
          </table:table-cell>
          <table:table-cell table:formula="of:=QUOTIENT([.E$1]*[.$B23]+[.E$1]*[.$A23]*10;10)" office:value-type="float" office:value="4" calcext:value-type="float">
            <text:p>4</text:p>
          </table:table-cell>
          <table:table-cell table:formula="of:=MOD([.F$1]*[.$B23]+[.F$1]*[.$A23]*10;10)" office:value-type="float" office:value="8" calcext:value-type="float">
            <text:p>8</text:p>
          </table:table-cell>
          <table:table-cell/>
          <table:table-cell table:formula="of:=MOD(QUOTIENT([.H$1]*[.$B23]+[.H$1]*[.$A23]*10;10);10)" office:value-type="float" office:value="7" calcext:value-type="float">
            <text:p>7</text:p>
          </table:table-cell>
          <table:table-cell table:formula="of:=MOD([.I$1]*[.$B23]+[.I$1]*[.$A23]*10;10)" office:value-type="float" office:value="2" calcext:value-type="float">
            <text:p>2</text:p>
          </table:table-cell>
          <table:table-cell/>
          <table:table-cell table:formula="of:=MOD(QUOTIENT([.K$1]*[.$B23]+[.K$1]*[.$A23]*10;10);10)" office:value-type="float" office:value="9" calcext:value-type="float">
            <text:p>9</text:p>
          </table:table-cell>
          <table:table-cell table:formula="of:=MOD([.L$1]*[.$B23]+[.L$1]*[.$A23]*10;10)" office:value-type="float" office:value="6" calcext:value-type="float">
            <text:p>6</text:p>
          </table:table-cell>
          <table:table-cell table:formula="of:=QUOTIENT([.M$1]*[.$B23]+[.M$1]*[.$A23]*10;100)" office:value-type="float" office:value="1" calcext:value-type="float">
            <text:p>1</text:p>
          </table:table-cell>
          <table:table-cell table:formula="of:=MOD(QUOTIENT([.N$1]*[.$B23]+[.N$1]*[.$A23]*10;10);10)" office:value-type="float" office:value="2" calcext:value-type="float">
            <text:p>2</text:p>
          </table:table-cell>
          <table:table-cell table:formula="of:=MOD([.O$1]*[.$B23]+[.O$1]*[.$A23]*10;10)" office:value-type="float" office:value="0" calcext:value-type="float">
            <text:p>0</text:p>
          </table:table-cell>
          <table:table-cell table:formula="of:=QUOTIENT([.P$1]*[.$B23]+[.P$1]*[.$A23]*10;100)" office:value-type="float" office:value="1" calcext:value-type="float">
            <text:p>1</text:p>
          </table:table-cell>
          <table:table-cell table:formula="of:=MOD(QUOTIENT([.Q$1]*[.$B23]+[.Q$1]*[.$A23]*10;10);10)" office:value-type="float" office:value="4" calcext:value-type="float">
            <text:p>4</text:p>
          </table:table-cell>
          <table:table-cell table:formula="of:=MOD([.R$1]*[.$B23]+[.R$1]*[.$A23]*10;10)" office:value-type="float" office:value="4" calcext:value-type="float">
            <text:p>4</text:p>
          </table:table-cell>
          <table:table-cell table:formula="of:=QUOTIENT([.S$1]*[.$B23]+[.S$1]*[.$A23]*10;100)" office:value-type="float" office:value="1" calcext:value-type="float">
            <text:p>1</text:p>
          </table:table-cell>
          <table:table-cell table:formula="of:=MOD(QUOTIENT([.T$1]*[.$B23]+[.T$1]*[.$A23]*10;10);10)" office:value-type="float" office:value="6" calcext:value-type="float">
            <text:p>6</text:p>
          </table:table-cell>
          <table:table-cell table:formula="of:=MOD([.U$1]*[.$B23]+[.U$1]*[.$A23]*10;10)" office:value-type="float" office:value="8" calcext:value-type="float">
            <text:p>8</text:p>
          </table:table-cell>
          <table:table-cell table:formula="of:=QUOTIENT([.V$1]*[.$B23]+[.V$1]*[.$A23]*10;100)" office:value-type="float" office:value="1" calcext:value-type="float">
            <text:p>1</text:p>
          </table:table-cell>
          <table:table-cell table:formula="of:=MOD(QUOTIENT([.W$1]*[.$B23]+[.W$1]*[.$A23]*10;10);10)" office:value-type="float" office:value="9" calcext:value-type="float">
            <text:p>9</text:p>
          </table:table-cell>
          <table:table-cell table:formula="of:=MOD([.X$1]*[.$B23]+[.X$1]*[.$A23]*10;10)" office:value-type="float" office:value="2" calcext:value-type="float">
            <text:p>2</text:p>
          </table:table-cell>
          <table:table-cell table:formula="of:=QUOTIENT([.Y$1]*[.$B23]+[.Y$1]*[.$A23]*10;100)" office:value-type="float" office:value="2" calcext:value-type="float">
            <text:p>2</text:p>
          </table:table-cell>
          <table:table-cell table:formula="of:=MOD(QUOTIENT([.Z$1]*[.$B23]+[.Z$1]*[.$A23]*10;10);10)" office:value-type="float" office:value="1" calcext:value-type="float">
            <text:p>1</text:p>
          </table:table-cell>
          <table:table-cell table:formula="of:=MOD([.AA$1]*[.$B23]+[.AA$1]*[.$A23]*10;10)" office:value-type="float" office:value="6" calcext:value-type="float">
            <text:p>6</text:p>
          </table:table-cell>
          <table:table-cell table:formula="of:=QUOTIENT([.AB$1]*[.$B23]+[.AB$1]*[.$A23]*10;100)" office:value-type="float" office:value="2" calcext:value-type="float">
            <text:p>2</text:p>
          </table:table-cell>
          <table:table-cell table:formula="of:=MOD(QUOTIENT([.AC$1]*[.$B23]+[.AC$1]*[.$A23]*10;10);10)" office:value-type="float" office:value="4" calcext:value-type="float">
            <text:p>4</text:p>
          </table:table-cell>
          <table:table-cell table:formula="of:=MOD([.AD$1]*[.$B23]+[.AD$1]*[.$A23]*10;10)" office:value-type="float" office:value="0" calcext:value-type="float">
            <text:p>0</text:p>
          </table:table-cell>
          <table:table-cell table:formula="of:=QUOTIENT([.AE$1]*[.$B23]+[.AE$1]*[.$A23]*10;100)" office:value-type="float" office:value="2" calcext:value-type="float">
            <text:p>2</text:p>
          </table:table-cell>
          <table:table-cell table:formula="of:=MOD(QUOTIENT([.AF$1]*[.$B23]+[.AF$1]*[.$A23]*10;10);10)" office:value-type="float" office:value="6" calcext:value-type="float">
            <text:p>6</text:p>
          </table:table-cell>
          <table:table-cell table:formula="of:=MOD([.AG$1]*[.$B23]+[.AG$1]*[.$A23]*10;10)" office:value-type="float" office:value="4" calcext:value-type="float">
            <text:p>4</text:p>
          </table:table-cell>
          <table:table-cell table:formula="of:=QUOTIENT([.AH$1]*[.$B23]+[.AH$1]*[.$A23]*10;100)" office:value-type="float" office:value="2" calcext:value-type="float">
            <text:p>2</text:p>
          </table:table-cell>
          <table:table-cell table:formula="of:=MOD(QUOTIENT([.AI$1]*[.$B23]+[.AI$1]*[.$A23]*10;10);10)" office:value-type="float" office:value="8" calcext:value-type="float">
            <text:p>8</text:p>
          </table:table-cell>
          <table:table-cell table:formula="of:=MOD([.AJ$1]*[.$B23]+[.AJ$1]*[.$A23]*10;10)" office:value-type="float" office:value="8" calcext:value-type="float">
            <text:p>8</text:p>
          </table:table-cell>
          <table:table-cell table:formula="of:=QUOTIENT([.AK$1]*[.$B23]+[.AK$1]*[.$A23]*10;100)" office:value-type="float" office:value="3" calcext:value-type="float">
            <text:p>3</text:p>
          </table:table-cell>
          <table:table-cell table:formula="of:=MOD(QUOTIENT([.AL$1]*[.$B23]+[.AL$1]*[.$A23]*10;10);10)" office:value-type="float" office:value="1" calcext:value-type="float">
            <text:p>1</text:p>
          </table:table-cell>
          <table:table-cell table:formula="of:=MOD([.AM$1]*[.$B23]+[.AM$1]*[.$A23]*10;10)" office:value-type="float" office:value="2" calcext:value-type="float">
            <text:p>2</text:p>
          </table:table-cell>
          <table:table-cell table:formula="of:=QUOTIENT([.AN$1]*[.$B23]+[.AN$1]*[.$A23]*10;100)" office:value-type="float" office:value="3" calcext:value-type="float">
            <text:p>3</text:p>
          </table:table-cell>
          <table:table-cell table:formula="of:=MOD(QUOTIENT([.AO$1]*[.$B23]+[.AO$1]*[.$A23]*10;10);10)" office:value-type="float" office:value="3" calcext:value-type="float">
            <text:p>3</text:p>
          </table:table-cell>
          <table:table-cell table:formula="of:=MOD([.AP$1]*[.$B23]+[.AP$1]*[.$A23]*10;10)" office:value-type="float" office:value="6" calcext:value-type="float">
            <text:p>6</text:p>
          </table:table-cell>
          <table:table-cell table:formula="of:=QUOTIENT([.AQ$1]*[.$B23]+[.AQ$1]*[.$A23]*10;100)" office:value-type="float" office:value="3" calcext:value-type="float">
            <text:p>3</text:p>
          </table:table-cell>
          <table:table-cell table:formula="of:=MOD(QUOTIENT([.AR$1]*[.$B23]+[.AR$1]*[.$A23]*10;10);10)" office:value-type="float" office:value="6" calcext:value-type="float">
            <text:p>6</text:p>
          </table:table-cell>
          <table:table-cell table:formula="of:=MOD([.AS$1]*[.$B23]+[.AS$1]*[.$A23]*10;10)" office:value-type="float" office:value="0" calcext:value-type="float">
            <text:p>0</text:p>
          </table:table-cell>
          <table:table-cell table:formula="of:=QUOTIENT([.AT$1]*[.$B23]+[.AT$1]*[.$A23]*10;100)" office:value-type="float" office:value="3" calcext:value-type="float">
            <text:p>3</text:p>
          </table:table-cell>
          <table:table-cell table:formula="of:=MOD(QUOTIENT([.AU$1]*[.$B23]+[.AU$1]*[.$A23]*10;10);10)" office:value-type="float" office:value="8" calcext:value-type="float">
            <text:p>8</text:p>
          </table:table-cell>
          <table:table-cell table:formula="of:=MOD([.AV$1]*[.$B23]+[.AV$1]*[.$A23]*10;10)" office:value-type="float" office:value="4" calcext:value-type="float">
            <text:p>4</text:p>
          </table:table-cell>
          <table:table-cell table:formula="of:=QUOTIENT([.AW$1]*[.$B23]+[.AW$1]*[.$A23]*10;100)" office:value-type="float" office:value="4" calcext:value-type="float">
            <text:p>4</text:p>
          </table:table-cell>
          <table:table-cell table:formula="of:=MOD(QUOTIENT([.AX$1]*[.$B23]+[.AX$1]*[.$A23]*10;10);10)" office:value-type="float" office:value="0" calcext:value-type="float">
            <text:p>0</text:p>
          </table:table-cell>
          <table:table-cell table:formula="of:=MOD([.AY$1]*[.$B23]+[.AY$1]*[.$A23]*10;10)" office:value-type="float" office:value="8" calcext:value-type="float">
            <text:p>8</text:p>
          </table:table-cell>
          <table:table-cell table:formula="of:=QUOTIENT([.AZ$1]*[.$B23]+[.AZ$1]*[.$A23]*10;100)" office:value-type="float" office:value="4" calcext:value-type="float">
            <text:p>4</text:p>
          </table:table-cell>
          <table:table-cell table:formula="of:=MOD(QUOTIENT([.BA$1]*[.$B23]+[.BA$1]*[.$A23]*10;10);10)" office:value-type="float" office:value="3" calcext:value-type="float">
            <text:p>3</text:p>
          </table:table-cell>
          <table:table-cell table:formula="of:=MOD([.BB$1]*[.$B23]+[.BB$1]*[.$A23]*10;10)" office:value-type="float" office:value="2" calcext:value-type="float">
            <text:p>2</text:p>
          </table:table-cell>
          <table:table-cell table:formula="of:=QUOTIENT([.BC$1]*[.$B23]+[.BC$1]*[.$A23]*10;100)" office:value-type="float" office:value="4" calcext:value-type="float">
            <text:p>4</text:p>
          </table:table-cell>
          <table:table-cell table:formula="of:=MOD(QUOTIENT([.BD$1]*[.$B23]+[.BD$1]*[.$A23]*10;10);10)" office:value-type="float" office:value="5" calcext:value-type="float">
            <text:p>5</text:p>
          </table:table-cell>
          <table:table-cell table:formula="of:=MOD([.BE$1]*[.$B23]+[.BE$1]*[.$A23]*10;10)" office:value-type="float" office:value="6" calcext:value-type="float">
            <text:p>6</text:p>
          </table:table-cell>
          <table:table-cell table:formula="of:=QUOTIENT([.BF$1]*[.$B23]+[.BF$1]*[.$A23]*10;100)" office:value-type="float" office:value="4" calcext:value-type="float">
            <text:p>4</text:p>
          </table:table-cell>
          <table:table-cell table:formula="of:=MOD(QUOTIENT([.BG$1]*[.$B23]+[.BG$1]*[.$A23]*10;10);10)" office:value-type="float" office:value="8" calcext:value-type="float">
            <text:p>8</text:p>
          </table:table-cell>
          <table:table-cell table:formula="of:=MOD([.BH$1]*[.$B23]+[.BH$1]*[.$A23]*10;10)" office:value-type="float" office:value="0" calcext:value-type="float">
            <text:p>0</text:p>
          </table:table-cell>
          <table:table-cell/>
          <table:table-cell table:formula="of:=MOD(QUOTIENT([.BJ$1]*[.$B23]+[.BJ$1]*[.$A23]*10;100);10)" office:value-type="float" office:value="5" calcext:value-type="float">
            <text:p>5</text:p>
          </table:table-cell>
          <table:table-cell table:formula="of:=MOD(QUOTIENT([.BK$1]*[.$B23]+[.BK$1]*[.$A23]*10;10);10)" office:value-type="float" office:value="0" calcext:value-type="float">
            <text:p>0</text:p>
          </table:table-cell>
          <table:table-cell table:formula="of:=MOD([.BL$1]*[.$B23]+[.BL$1]*[.$A23]*10;10)" office:value-type="float" office:value="4" calcext:value-type="float">
            <text:p>4</text:p>
          </table:table-cell>
          <table:table-cell/>
          <table:table-cell table:formula="of:=MOD(QUOTIENT([.BN$1]*[.$B23]+[.BN$1]*[.$A23]*10;100);10)" office:value-type="float" office:value="5" calcext:value-type="float">
            <text:p>5</text:p>
          </table:table-cell>
          <table:table-cell table:formula="of:=MOD(QUOTIENT([.BO$1]*[.$B23]+[.BO$1]*[.$A23]*10;10);10)" office:value-type="float" office:value="2" calcext:value-type="float">
            <text:p>2</text:p>
          </table:table-cell>
          <table:table-cell table:formula="of:=MOD([.BP$1]*[.$B23]+[.BP$1]*[.$A23]*10;10)" office:value-type="float" office:value="8" calcext:value-type="float">
            <text:p>8</text:p>
          </table:table-cell>
          <table:table-cell/>
          <table:table-cell table:formula="of:=MOD(QUOTIENT([.BR$1]*[.$B23]+[.BR$1]*[.$A23]*10;100);10)" office:value-type="float" office:value="5" calcext:value-type="float">
            <text:p>5</text:p>
          </table:table-cell>
          <table:table-cell table:formula="of:=MOD(QUOTIENT([.BS$1]*[.$B23]+[.BS$1]*[.$A23]*10;10);10)" office:value-type="float" office:value="5" calcext:value-type="float">
            <text:p>5</text:p>
          </table:table-cell>
          <table:table-cell table:formula="of:=MOD([.BT$1]*[.$B23]+[.BT$1]*[.$A23]*10;10)" office:value-type="float" office:value="2" calcext:value-type="float">
            <text:p>2</text:p>
          </table:table-cell>
          <table:table-cell/>
          <table:table-cell table:formula="of:=MOD(QUOTIENT([.BV$1]*[.$B23]+[.BV$1]*[.$A23]*10;100);10)" office:value-type="float" office:value="5" calcext:value-type="float">
            <text:p>5</text:p>
          </table:table-cell>
          <table:table-cell table:formula="of:=MOD(QUOTIENT([.BW$1]*[.$B23]+[.BW$1]*[.$A23]*10;10);10)" office:value-type="float" office:value="7" calcext:value-type="float">
            <text:p>7</text:p>
          </table:table-cell>
          <table:table-cell table:formula="of:=MOD([.BX$1]*[.$B23]+[.BX$1]*[.$A23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QUOTIENT([.C$1]*[.$B24]+[.C$1]*[.$A24]*10;10)" office:value-type="float" office:value="2" calcext:value-type="float">
            <text:p>2</text:p>
          </table:table-cell>
          <table:table-cell table:formula="of:=MOD([.D$1]*[.$B24]+[.D$1]*[.$A24]*10;10)" office:value-type="float" office:value="5" calcext:value-type="float">
            <text:p>5</text:p>
          </table:table-cell>
          <table:table-cell table:formula="of:=QUOTIENT([.E$1]*[.$B24]+[.E$1]*[.$A24]*10;10)" office:value-type="float" office:value="5" calcext:value-type="float">
            <text:p>5</text:p>
          </table:table-cell>
          <table:table-cell table:formula="of:=MOD([.F$1]*[.$B24]+[.F$1]*[.$A24]*10;10)" office:value-type="float" office:value="0" calcext:value-type="float">
            <text:p>0</text:p>
          </table:table-cell>
          <table:table-cell/>
          <table:table-cell table:formula="of:=MOD(QUOTIENT([.H$1]*[.$B24]+[.H$1]*[.$A24]*10;10);10)" office:value-type="float" office:value="7" calcext:value-type="float">
            <text:p>7</text:p>
          </table:table-cell>
          <table:table-cell table:formula="of:=MOD([.I$1]*[.$B24]+[.I$1]*[.$A24]*10;10)" office:value-type="float" office:value="5" calcext:value-type="float">
            <text:p>5</text:p>
          </table:table-cell>
          <table:table-cell table:formula="of:=QUOTIENT([.J$1]*[.$B24]+[.J$1]*[.$A24]*10;100)" office:value-type="float" office:value="1" calcext:value-type="float">
            <text:p>1</text:p>
          </table:table-cell>
          <table:table-cell table:formula="of:=MOD(QUOTIENT([.K$1]*[.$B24]+[.K$1]*[.$A24]*10;10);10)" office:value-type="float" office:value="0" calcext:value-type="float">
            <text:p>0</text:p>
          </table:table-cell>
          <table:table-cell table:formula="of:=MOD([.L$1]*[.$B24]+[.L$1]*[.$A24]*10;10)" office:value-type="float" office:value="0" calcext:value-type="float">
            <text:p>0</text:p>
          </table:table-cell>
          <table:table-cell table:formula="of:=QUOTIENT([.M$1]*[.$B24]+[.M$1]*[.$A24]*10;100)" office:value-type="float" office:value="1" calcext:value-type="float">
            <text:p>1</text:p>
          </table:table-cell>
          <table:table-cell table:formula="of:=MOD(QUOTIENT([.N$1]*[.$B24]+[.N$1]*[.$A24]*10;10);10)" office:value-type="float" office:value="2" calcext:value-type="float">
            <text:p>2</text:p>
          </table:table-cell>
          <table:table-cell table:formula="of:=MOD([.O$1]*[.$B24]+[.O$1]*[.$A24]*10;10)" office:value-type="float" office:value="5" calcext:value-type="float">
            <text:p>5</text:p>
          </table:table-cell>
          <table:table-cell table:formula="of:=QUOTIENT([.P$1]*[.$B24]+[.P$1]*[.$A24]*10;100)" office:value-type="float" office:value="1" calcext:value-type="float">
            <text:p>1</text:p>
          </table:table-cell>
          <table:table-cell table:formula="of:=MOD(QUOTIENT([.Q$1]*[.$B24]+[.Q$1]*[.$A24]*10;10);10)" office:value-type="float" office:value="5" calcext:value-type="float">
            <text:p>5</text:p>
          </table:table-cell>
          <table:table-cell table:formula="of:=MOD([.R$1]*[.$B24]+[.R$1]*[.$A24]*10;10)" office:value-type="float" office:value="0" calcext:value-type="float">
            <text:p>0</text:p>
          </table:table-cell>
          <table:table-cell table:formula="of:=QUOTIENT([.S$1]*[.$B24]+[.S$1]*[.$A24]*10;100)" office:value-type="float" office:value="1" calcext:value-type="float">
            <text:p>1</text:p>
          </table:table-cell>
          <table:table-cell table:formula="of:=MOD(QUOTIENT([.T$1]*[.$B24]+[.T$1]*[.$A24]*10;10);10)" office:value-type="float" office:value="7" calcext:value-type="float">
            <text:p>7</text:p>
          </table:table-cell>
          <table:table-cell table:formula="of:=MOD([.U$1]*[.$B24]+[.U$1]*[.$A24]*10;10)" office:value-type="float" office:value="5" calcext:value-type="float">
            <text:p>5</text:p>
          </table:table-cell>
          <table:table-cell table:formula="of:=QUOTIENT([.V$1]*[.$B24]+[.V$1]*[.$A24]*10;100)" office:value-type="float" office:value="2" calcext:value-type="float">
            <text:p>2</text:p>
          </table:table-cell>
          <table:table-cell table:formula="of:=MOD(QUOTIENT([.W$1]*[.$B24]+[.W$1]*[.$A24]*10;10);10)" office:value-type="float" office:value="0" calcext:value-type="float">
            <text:p>0</text:p>
          </table:table-cell>
          <table:table-cell table:formula="of:=MOD([.X$1]*[.$B24]+[.X$1]*[.$A24]*10;10)" office:value-type="float" office:value="0" calcext:value-type="float">
            <text:p>0</text:p>
          </table:table-cell>
          <table:table-cell table:formula="of:=QUOTIENT([.Y$1]*[.$B24]+[.Y$1]*[.$A24]*10;100)" office:value-type="float" office:value="2" calcext:value-type="float">
            <text:p>2</text:p>
          </table:table-cell>
          <table:table-cell table:formula="of:=MOD(QUOTIENT([.Z$1]*[.$B24]+[.Z$1]*[.$A24]*10;10);10)" office:value-type="float" office:value="2" calcext:value-type="float">
            <text:p>2</text:p>
          </table:table-cell>
          <table:table-cell table:formula="of:=MOD([.AA$1]*[.$B24]+[.AA$1]*[.$A24]*10;10)" office:value-type="float" office:value="5" calcext:value-type="float">
            <text:p>5</text:p>
          </table:table-cell>
          <table:table-cell table:formula="of:=QUOTIENT([.AB$1]*[.$B24]+[.AB$1]*[.$A24]*10;100)" office:value-type="float" office:value="2" calcext:value-type="float">
            <text:p>2</text:p>
          </table:table-cell>
          <table:table-cell table:formula="of:=MOD(QUOTIENT([.AC$1]*[.$B24]+[.AC$1]*[.$A24]*10;10);10)" office:value-type="float" office:value="5" calcext:value-type="float">
            <text:p>5</text:p>
          </table:table-cell>
          <table:table-cell table:formula="of:=MOD([.AD$1]*[.$B24]+[.AD$1]*[.$A24]*10;10)" office:value-type="float" office:value="0" calcext:value-type="float">
            <text:p>0</text:p>
          </table:table-cell>
          <table:table-cell table:formula="of:=QUOTIENT([.AE$1]*[.$B24]+[.AE$1]*[.$A24]*10;100)" office:value-type="float" office:value="2" calcext:value-type="float">
            <text:p>2</text:p>
          </table:table-cell>
          <table:table-cell table:formula="of:=MOD(QUOTIENT([.AF$1]*[.$B24]+[.AF$1]*[.$A24]*10;10);10)" office:value-type="float" office:value="7" calcext:value-type="float">
            <text:p>7</text:p>
          </table:table-cell>
          <table:table-cell table:formula="of:=MOD([.AG$1]*[.$B24]+[.AG$1]*[.$A24]*10;10)" office:value-type="float" office:value="5" calcext:value-type="float">
            <text:p>5</text:p>
          </table:table-cell>
          <table:table-cell table:formula="of:=QUOTIENT([.AH$1]*[.$B24]+[.AH$1]*[.$A24]*10;100)" office:value-type="float" office:value="3" calcext:value-type="float">
            <text:p>3</text:p>
          </table:table-cell>
          <table:table-cell table:formula="of:=MOD(QUOTIENT([.AI$1]*[.$B24]+[.AI$1]*[.$A24]*10;10);10)" office:value-type="float" office:value="0" calcext:value-type="float">
            <text:p>0</text:p>
          </table:table-cell>
          <table:table-cell table:formula="of:=MOD([.AJ$1]*[.$B24]+[.AJ$1]*[.$A24]*10;10)" office:value-type="float" office:value="0" calcext:value-type="float">
            <text:p>0</text:p>
          </table:table-cell>
          <table:table-cell table:formula="of:=QUOTIENT([.AK$1]*[.$B24]+[.AK$1]*[.$A24]*10;100)" office:value-type="float" office:value="3" calcext:value-type="float">
            <text:p>3</text:p>
          </table:table-cell>
          <table:table-cell table:formula="of:=MOD(QUOTIENT([.AL$1]*[.$B24]+[.AL$1]*[.$A24]*10;10);10)" office:value-type="float" office:value="2" calcext:value-type="float">
            <text:p>2</text:p>
          </table:table-cell>
          <table:table-cell table:formula="of:=MOD([.AM$1]*[.$B24]+[.AM$1]*[.$A24]*10;10)" office:value-type="float" office:value="5" calcext:value-type="float">
            <text:p>5</text:p>
          </table:table-cell>
          <table:table-cell table:formula="of:=QUOTIENT([.AN$1]*[.$B24]+[.AN$1]*[.$A24]*10;100)" office:value-type="float" office:value="3" calcext:value-type="float">
            <text:p>3</text:p>
          </table:table-cell>
          <table:table-cell table:formula="of:=MOD(QUOTIENT([.AO$1]*[.$B24]+[.AO$1]*[.$A24]*10;10);10)" office:value-type="float" office:value="5" calcext:value-type="float">
            <text:p>5</text:p>
          </table:table-cell>
          <table:table-cell table:formula="of:=MOD([.AP$1]*[.$B24]+[.AP$1]*[.$A24]*10;10)" office:value-type="float" office:value="0" calcext:value-type="float">
            <text:p>0</text:p>
          </table:table-cell>
          <table:table-cell table:formula="of:=QUOTIENT([.AQ$1]*[.$B24]+[.AQ$1]*[.$A24]*10;100)" office:value-type="float" office:value="3" calcext:value-type="float">
            <text:p>3</text:p>
          </table:table-cell>
          <table:table-cell table:formula="of:=MOD(QUOTIENT([.AR$1]*[.$B24]+[.AR$1]*[.$A24]*10;10);10)" office:value-type="float" office:value="7" calcext:value-type="float">
            <text:p>7</text:p>
          </table:table-cell>
          <table:table-cell table:formula="of:=MOD([.AS$1]*[.$B24]+[.AS$1]*[.$A24]*10;10)" office:value-type="float" office:value="5" calcext:value-type="float">
            <text:p>5</text:p>
          </table:table-cell>
          <table:table-cell table:formula="of:=QUOTIENT([.AT$1]*[.$B24]+[.AT$1]*[.$A24]*10;100)" office:value-type="float" office:value="4" calcext:value-type="float">
            <text:p>4</text:p>
          </table:table-cell>
          <table:table-cell table:formula="of:=MOD(QUOTIENT([.AU$1]*[.$B24]+[.AU$1]*[.$A24]*10;10);10)" office:value-type="float" office:value="0" calcext:value-type="float">
            <text:p>0</text:p>
          </table:table-cell>
          <table:table-cell table:formula="of:=MOD([.AV$1]*[.$B24]+[.AV$1]*[.$A24]*10;10)" office:value-type="float" office:value="0" calcext:value-type="float">
            <text:p>0</text:p>
          </table:table-cell>
          <table:table-cell table:formula="of:=QUOTIENT([.AW$1]*[.$B24]+[.AW$1]*[.$A24]*10;100)" office:value-type="float" office:value="4" calcext:value-type="float">
            <text:p>4</text:p>
          </table:table-cell>
          <table:table-cell table:formula="of:=MOD(QUOTIENT([.AX$1]*[.$B24]+[.AX$1]*[.$A24]*10;10);10)" office:value-type="float" office:value="2" calcext:value-type="float">
            <text:p>2</text:p>
          </table:table-cell>
          <table:table-cell table:formula="of:=MOD([.AY$1]*[.$B24]+[.AY$1]*[.$A24]*10;10)" office:value-type="float" office:value="5" calcext:value-type="float">
            <text:p>5</text:p>
          </table:table-cell>
          <table:table-cell table:formula="of:=QUOTIENT([.AZ$1]*[.$B24]+[.AZ$1]*[.$A24]*10;100)" office:value-type="float" office:value="4" calcext:value-type="float">
            <text:p>4</text:p>
          </table:table-cell>
          <table:table-cell table:formula="of:=MOD(QUOTIENT([.BA$1]*[.$B24]+[.BA$1]*[.$A24]*10;10);10)" office:value-type="float" office:value="5" calcext:value-type="float">
            <text:p>5</text:p>
          </table:table-cell>
          <table:table-cell table:formula="of:=MOD([.BB$1]*[.$B24]+[.BB$1]*[.$A24]*10;10)" office:value-type="float" office:value="0" calcext:value-type="float">
            <text:p>0</text:p>
          </table:table-cell>
          <table:table-cell table:formula="of:=QUOTIENT([.BC$1]*[.$B24]+[.BC$1]*[.$A24]*10;100)" office:value-type="float" office:value="4" calcext:value-type="float">
            <text:p>4</text:p>
          </table:table-cell>
          <table:table-cell table:formula="of:=MOD(QUOTIENT([.BD$1]*[.$B24]+[.BD$1]*[.$A24]*10;10);10)" office:value-type="float" office:value="7" calcext:value-type="float">
            <text:p>7</text:p>
          </table:table-cell>
          <table:table-cell table:formula="of:=MOD([.BE$1]*[.$B24]+[.BE$1]*[.$A24]*10;10)" office:value-type="float" office:value="5" calcext:value-type="float">
            <text:p>5</text:p>
          </table:table-cell>
          <table:table-cell table:formula="of:=QUOTIENT([.BF$1]*[.$B24]+[.BF$1]*[.$A24]*10;100)" office:value-type="float" office:value="5" calcext:value-type="float">
            <text:p>5</text:p>
          </table:table-cell>
          <table:table-cell table:formula="of:=MOD(QUOTIENT([.BG$1]*[.$B24]+[.BG$1]*[.$A24]*10;10);10)" office:value-type="float" office:value="0" calcext:value-type="float">
            <text:p>0</text:p>
          </table:table-cell>
          <table:table-cell table:formula="of:=MOD([.BH$1]*[.$B24]+[.BH$1]*[.$A24]*10;10)" office:value-type="float" office:value="0" calcext:value-type="float">
            <text:p>0</text:p>
          </table:table-cell>
          <table:table-cell/>
          <table:table-cell table:formula="of:=MOD(QUOTIENT([.BJ$1]*[.$B24]+[.BJ$1]*[.$A24]*10;100);10)" office:value-type="float" office:value="5" calcext:value-type="float">
            <text:p>5</text:p>
          </table:table-cell>
          <table:table-cell table:formula="of:=MOD(QUOTIENT([.BK$1]*[.$B24]+[.BK$1]*[.$A24]*10;10);10)" office:value-type="float" office:value="2" calcext:value-type="float">
            <text:p>2</text:p>
          </table:table-cell>
          <table:table-cell table:formula="of:=MOD([.BL$1]*[.$B24]+[.BL$1]*[.$A24]*10;10)" office:value-type="float" office:value="5" calcext:value-type="float">
            <text:p>5</text:p>
          </table:table-cell>
          <table:table-cell/>
          <table:table-cell table:formula="of:=MOD(QUOTIENT([.BN$1]*[.$B24]+[.BN$1]*[.$A24]*10;100);10)" office:value-type="float" office:value="5" calcext:value-type="float">
            <text:p>5</text:p>
          </table:table-cell>
          <table:table-cell table:formula="of:=MOD(QUOTIENT([.BO$1]*[.$B24]+[.BO$1]*[.$A24]*10;10);10)" office:value-type="float" office:value="5" calcext:value-type="float">
            <text:p>5</text:p>
          </table:table-cell>
          <table:table-cell table:formula="of:=MOD([.BP$1]*[.$B24]+[.BP$1]*[.$A24]*10;10)" office:value-type="float" office:value="0" calcext:value-type="float">
            <text:p>0</text:p>
          </table:table-cell>
          <table:table-cell/>
          <table:table-cell table:formula="of:=MOD(QUOTIENT([.BR$1]*[.$B24]+[.BR$1]*[.$A24]*10;100);10)" office:value-type="float" office:value="5" calcext:value-type="float">
            <text:p>5</text:p>
          </table:table-cell>
          <table:table-cell table:formula="of:=MOD(QUOTIENT([.BS$1]*[.$B24]+[.BS$1]*[.$A24]*10;10);10)" office:value-type="float" office:value="7" calcext:value-type="float">
            <text:p>7</text:p>
          </table:table-cell>
          <table:table-cell table:formula="of:=MOD([.BT$1]*[.$B24]+[.BT$1]*[.$A24]*10;10)" office:value-type="float" office:value="5" calcext:value-type="float">
            <text:p>5</text:p>
          </table:table-cell>
          <table:table-cell/>
          <table:table-cell table:formula="of:=MOD(QUOTIENT([.BV$1]*[.$B24]+[.BV$1]*[.$A24]*10;100);10)" office:value-type="float" office:value="6" calcext:value-type="float">
            <text:p>6</text:p>
          </table:table-cell>
          <table:table-cell table:formula="of:=MOD(QUOTIENT([.BW$1]*[.$B24]+[.BW$1]*[.$A24]*10;10);10)" office:value-type="float" office:value="0" calcext:value-type="float">
            <text:p>0</text:p>
          </table:table-cell>
          <table:table-cell table:formula="of:=MOD([.BX$1]*[.$B24]+[.BX$1]*[.$A24]*10;1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QUOTIENT([.C$1]*[.$B25]+[.C$1]*[.$A25]*10;10)" office:value-type="float" office:value="2" calcext:value-type="float">
            <text:p>2</text:p>
          </table:table-cell>
          <table:table-cell table:formula="of:=MOD([.D$1]*[.$B25]+[.D$1]*[.$A25]*10;10)" office:value-type="float" office:value="6" calcext:value-type="float">
            <text:p>6</text:p>
          </table:table-cell>
          <table:table-cell table:formula="of:=QUOTIENT([.E$1]*[.$B25]+[.E$1]*[.$A25]*10;10)" office:value-type="float" office:value="5" calcext:value-type="float">
            <text:p>5</text:p>
          </table:table-cell>
          <table:table-cell table:formula="of:=MOD([.F$1]*[.$B25]+[.F$1]*[.$A25]*10;10)" office:value-type="float" office:value="2" calcext:value-type="float">
            <text:p>2</text:p>
          </table:table-cell>
          <table:table-cell/>
          <table:table-cell table:formula="of:=MOD(QUOTIENT([.H$1]*[.$B25]+[.H$1]*[.$A25]*10;10);10)" office:value-type="float" office:value="7" calcext:value-type="float">
            <text:p>7</text:p>
          </table:table-cell>
          <table:table-cell table:formula="of:=MOD([.I$1]*[.$B25]+[.I$1]*[.$A25]*10;10)" office:value-type="float" office:value="8" calcext:value-type="float">
            <text:p>8</text:p>
          </table:table-cell>
          <table:table-cell table:formula="of:=QUOTIENT([.J$1]*[.$B25]+[.J$1]*[.$A25]*10;100)" office:value-type="float" office:value="1" calcext:value-type="float">
            <text:p>1</text:p>
          </table:table-cell>
          <table:table-cell table:formula="of:=MOD(QUOTIENT([.K$1]*[.$B25]+[.K$1]*[.$A25]*10;10);10)" office:value-type="float" office:value="0" calcext:value-type="float">
            <text:p>0</text:p>
          </table:table-cell>
          <table:table-cell table:formula="of:=MOD([.L$1]*[.$B25]+[.L$1]*[.$A25]*10;10)" office:value-type="float" office:value="4" calcext:value-type="float">
            <text:p>4</text:p>
          </table:table-cell>
          <table:table-cell table:formula="of:=QUOTIENT([.M$1]*[.$B25]+[.M$1]*[.$A25]*10;100)" office:value-type="float" office:value="1" calcext:value-type="float">
            <text:p>1</text:p>
          </table:table-cell>
          <table:table-cell table:formula="of:=MOD(QUOTIENT([.N$1]*[.$B25]+[.N$1]*[.$A25]*10;10);10)" office:value-type="float" office:value="3" calcext:value-type="float">
            <text:p>3</text:p>
          </table:table-cell>
          <table:table-cell table:formula="of:=MOD([.O$1]*[.$B25]+[.O$1]*[.$A25]*10;10)" office:value-type="float" office:value="0" calcext:value-type="float">
            <text:p>0</text:p>
          </table:table-cell>
          <table:table-cell table:formula="of:=QUOTIENT([.P$1]*[.$B25]+[.P$1]*[.$A25]*10;100)" office:value-type="float" office:value="1" calcext:value-type="float">
            <text:p>1</text:p>
          </table:table-cell>
          <table:table-cell table:formula="of:=MOD(QUOTIENT([.Q$1]*[.$B25]+[.Q$1]*[.$A25]*10;10);10)" office:value-type="float" office:value="5" calcext:value-type="float">
            <text:p>5</text:p>
          </table:table-cell>
          <table:table-cell table:formula="of:=MOD([.R$1]*[.$B25]+[.R$1]*[.$A25]*10;10)" office:value-type="float" office:value="6" calcext:value-type="float">
            <text:p>6</text:p>
          </table:table-cell>
          <table:table-cell table:formula="of:=QUOTIENT([.S$1]*[.$B25]+[.S$1]*[.$A25]*10;100)" office:value-type="float" office:value="1" calcext:value-type="float">
            <text:p>1</text:p>
          </table:table-cell>
          <table:table-cell table:formula="of:=MOD(QUOTIENT([.T$1]*[.$B25]+[.T$1]*[.$A25]*10;10);10)" office:value-type="float" office:value="8" calcext:value-type="float">
            <text:p>8</text:p>
          </table:table-cell>
          <table:table-cell table:formula="of:=MOD([.U$1]*[.$B25]+[.U$1]*[.$A25]*10;10)" office:value-type="float" office:value="2" calcext:value-type="float">
            <text:p>2</text:p>
          </table:table-cell>
          <table:table-cell table:formula="of:=QUOTIENT([.V$1]*[.$B25]+[.V$1]*[.$A25]*10;100)" office:value-type="float" office:value="2" calcext:value-type="float">
            <text:p>2</text:p>
          </table:table-cell>
          <table:table-cell table:formula="of:=MOD(QUOTIENT([.W$1]*[.$B25]+[.W$1]*[.$A25]*10;10);10)" office:value-type="float" office:value="0" calcext:value-type="float">
            <text:p>0</text:p>
          </table:table-cell>
          <table:table-cell table:formula="of:=MOD([.X$1]*[.$B25]+[.X$1]*[.$A25]*10;10)" office:value-type="float" office:value="8" calcext:value-type="float">
            <text:p>8</text:p>
          </table:table-cell>
          <table:table-cell table:formula="of:=QUOTIENT([.Y$1]*[.$B25]+[.Y$1]*[.$A25]*10;100)" office:value-type="float" office:value="2" calcext:value-type="float">
            <text:p>2</text:p>
          </table:table-cell>
          <table:table-cell table:formula="of:=MOD(QUOTIENT([.Z$1]*[.$B25]+[.Z$1]*[.$A25]*10;10);10)" office:value-type="float" office:value="3" calcext:value-type="float">
            <text:p>3</text:p>
          </table:table-cell>
          <table:table-cell table:formula="of:=MOD([.AA$1]*[.$B25]+[.AA$1]*[.$A25]*10;10)" office:value-type="float" office:value="4" calcext:value-type="float">
            <text:p>4</text:p>
          </table:table-cell>
          <table:table-cell table:formula="of:=QUOTIENT([.AB$1]*[.$B25]+[.AB$1]*[.$A25]*10;100)" office:value-type="float" office:value="2" calcext:value-type="float">
            <text:p>2</text:p>
          </table:table-cell>
          <table:table-cell table:formula="of:=MOD(QUOTIENT([.AC$1]*[.$B25]+[.AC$1]*[.$A25]*10;10);10)" office:value-type="float" office:value="6" calcext:value-type="float">
            <text:p>6</text:p>
          </table:table-cell>
          <table:table-cell table:formula="of:=MOD([.AD$1]*[.$B25]+[.AD$1]*[.$A25]*10;10)" office:value-type="float" office:value="0" calcext:value-type="float">
            <text:p>0</text:p>
          </table:table-cell>
          <table:table-cell table:formula="of:=QUOTIENT([.AE$1]*[.$B25]+[.AE$1]*[.$A25]*10;100)" office:value-type="float" office:value="2" calcext:value-type="float">
            <text:p>2</text:p>
          </table:table-cell>
          <table:table-cell table:formula="of:=MOD(QUOTIENT([.AF$1]*[.$B25]+[.AF$1]*[.$A25]*10;10);10)" office:value-type="float" office:value="8" calcext:value-type="float">
            <text:p>8</text:p>
          </table:table-cell>
          <table:table-cell table:formula="of:=MOD([.AG$1]*[.$B25]+[.AG$1]*[.$A25]*10;10)" office:value-type="float" office:value="6" calcext:value-type="float">
            <text:p>6</text:p>
          </table:table-cell>
          <table:table-cell table:formula="of:=QUOTIENT([.AH$1]*[.$B25]+[.AH$1]*[.$A25]*10;100)" office:value-type="float" office:value="3" calcext:value-type="float">
            <text:p>3</text:p>
          </table:table-cell>
          <table:table-cell table:formula="of:=MOD(QUOTIENT([.AI$1]*[.$B25]+[.AI$1]*[.$A25]*10;10);10)" office:value-type="float" office:value="1" calcext:value-type="float">
            <text:p>1</text:p>
          </table:table-cell>
          <table:table-cell table:formula="of:=MOD([.AJ$1]*[.$B25]+[.AJ$1]*[.$A25]*10;10)" office:value-type="float" office:value="2" calcext:value-type="float">
            <text:p>2</text:p>
          </table:table-cell>
          <table:table-cell table:formula="of:=QUOTIENT([.AK$1]*[.$B25]+[.AK$1]*[.$A25]*10;100)" office:value-type="float" office:value="3" calcext:value-type="float">
            <text:p>3</text:p>
          </table:table-cell>
          <table:table-cell table:formula="of:=MOD(QUOTIENT([.AL$1]*[.$B25]+[.AL$1]*[.$A25]*10;10);10)" office:value-type="float" office:value="3" calcext:value-type="float">
            <text:p>3</text:p>
          </table:table-cell>
          <table:table-cell table:formula="of:=MOD([.AM$1]*[.$B25]+[.AM$1]*[.$A25]*10;10)" office:value-type="float" office:value="8" calcext:value-type="float">
            <text:p>8</text:p>
          </table:table-cell>
          <table:table-cell table:formula="of:=QUOTIENT([.AN$1]*[.$B25]+[.AN$1]*[.$A25]*10;100)" office:value-type="float" office:value="3" calcext:value-type="float">
            <text:p>3</text:p>
          </table:table-cell>
          <table:table-cell table:formula="of:=MOD(QUOTIENT([.AO$1]*[.$B25]+[.AO$1]*[.$A25]*10;10);10)" office:value-type="float" office:value="6" calcext:value-type="float">
            <text:p>6</text:p>
          </table:table-cell>
          <table:table-cell table:formula="of:=MOD([.AP$1]*[.$B25]+[.AP$1]*[.$A25]*10;10)" office:value-type="float" office:value="4" calcext:value-type="float">
            <text:p>4</text:p>
          </table:table-cell>
          <table:table-cell table:formula="of:=QUOTIENT([.AQ$1]*[.$B25]+[.AQ$1]*[.$A25]*10;100)" office:value-type="float" office:value="3" calcext:value-type="float">
            <text:p>3</text:p>
          </table:table-cell>
          <table:table-cell table:formula="of:=MOD(QUOTIENT([.AR$1]*[.$B25]+[.AR$1]*[.$A25]*10;10);10)" office:value-type="float" office:value="9" calcext:value-type="float">
            <text:p>9</text:p>
          </table:table-cell>
          <table:table-cell table:formula="of:=MOD([.AS$1]*[.$B25]+[.AS$1]*[.$A25]*10;10)" office:value-type="float" office:value="0" calcext:value-type="float">
            <text:p>0</text:p>
          </table:table-cell>
          <table:table-cell table:formula="of:=QUOTIENT([.AT$1]*[.$B25]+[.AT$1]*[.$A25]*10;100)" office:value-type="float" office:value="4" calcext:value-type="float">
            <text:p>4</text:p>
          </table:table-cell>
          <table:table-cell table:formula="of:=MOD(QUOTIENT([.AU$1]*[.$B25]+[.AU$1]*[.$A25]*10;10);10)" office:value-type="float" office:value="1" calcext:value-type="float">
            <text:p>1</text:p>
          </table:table-cell>
          <table:table-cell table:formula="of:=MOD([.AV$1]*[.$B25]+[.AV$1]*[.$A25]*10;10)" office:value-type="float" office:value="6" calcext:value-type="float">
            <text:p>6</text:p>
          </table:table-cell>
          <table:table-cell table:formula="of:=QUOTIENT([.AW$1]*[.$B25]+[.AW$1]*[.$A25]*10;100)" office:value-type="float" office:value="4" calcext:value-type="float">
            <text:p>4</text:p>
          </table:table-cell>
          <table:table-cell table:formula="of:=MOD(QUOTIENT([.AX$1]*[.$B25]+[.AX$1]*[.$A25]*10;10);10)" office:value-type="float" office:value="4" calcext:value-type="float">
            <text:p>4</text:p>
          </table:table-cell>
          <table:table-cell table:formula="of:=MOD([.AY$1]*[.$B25]+[.AY$1]*[.$A25]*10;10)" office:value-type="float" office:value="2" calcext:value-type="float">
            <text:p>2</text:p>
          </table:table-cell>
          <table:table-cell table:formula="of:=QUOTIENT([.AZ$1]*[.$B25]+[.AZ$1]*[.$A25]*10;100)" office:value-type="float" office:value="4" calcext:value-type="float">
            <text:p>4</text:p>
          </table:table-cell>
          <table:table-cell table:formula="of:=MOD(QUOTIENT([.BA$1]*[.$B25]+[.BA$1]*[.$A25]*10;10);10)" office:value-type="float" office:value="6" calcext:value-type="float">
            <text:p>6</text:p>
          </table:table-cell>
          <table:table-cell table:formula="of:=MOD([.BB$1]*[.$B25]+[.BB$1]*[.$A25]*10;10)" office:value-type="float" office:value="8" calcext:value-type="float">
            <text:p>8</text:p>
          </table:table-cell>
          <table:table-cell table:formula="of:=QUOTIENT([.BC$1]*[.$B25]+[.BC$1]*[.$A25]*10;100)" office:value-type="float" office:value="4" calcext:value-type="float">
            <text:p>4</text:p>
          </table:table-cell>
          <table:table-cell table:formula="of:=MOD(QUOTIENT([.BD$1]*[.$B25]+[.BD$1]*[.$A25]*10;10);10)" office:value-type="float" office:value="9" calcext:value-type="float">
            <text:p>9</text:p>
          </table:table-cell>
          <table:table-cell table:formula="of:=MOD([.BE$1]*[.$B25]+[.BE$1]*[.$A25]*10;10)" office:value-type="float" office:value="4" calcext:value-type="float">
            <text:p>4</text:p>
          </table:table-cell>
          <table:table-cell table:formula="of:=QUOTIENT([.BF$1]*[.$B25]+[.BF$1]*[.$A25]*10;100)" office:value-type="float" office:value="5" calcext:value-type="float">
            <text:p>5</text:p>
          </table:table-cell>
          <table:table-cell table:formula="of:=MOD(QUOTIENT([.BG$1]*[.$B25]+[.BG$1]*[.$A25]*10;10);10)" office:value-type="float" office:value="2" calcext:value-type="float">
            <text:p>2</text:p>
          </table:table-cell>
          <table:table-cell table:formula="of:=MOD([.BH$1]*[.$B25]+[.BH$1]*[.$A25]*10;10)" office:value-type="float" office:value="0" calcext:value-type="float">
            <text:p>0</text:p>
          </table:table-cell>
          <table:table-cell/>
          <table:table-cell table:formula="of:=MOD(QUOTIENT([.BJ$1]*[.$B25]+[.BJ$1]*[.$A25]*10;100);10)" office:value-type="float" office:value="5" calcext:value-type="float">
            <text:p>5</text:p>
          </table:table-cell>
          <table:table-cell table:formula="of:=MOD(QUOTIENT([.BK$1]*[.$B25]+[.BK$1]*[.$A25]*10;10);10)" office:value-type="float" office:value="4" calcext:value-type="float">
            <text:p>4</text:p>
          </table:table-cell>
          <table:table-cell table:formula="of:=MOD([.BL$1]*[.$B25]+[.BL$1]*[.$A25]*10;10)" office:value-type="float" office:value="6" calcext:value-type="float">
            <text:p>6</text:p>
          </table:table-cell>
          <table:table-cell/>
          <table:table-cell table:formula="of:=MOD(QUOTIENT([.BN$1]*[.$B25]+[.BN$1]*[.$A25]*10;100);10)" office:value-type="float" office:value="5" calcext:value-type="float">
            <text:p>5</text:p>
          </table:table-cell>
          <table:table-cell table:formula="of:=MOD(QUOTIENT([.BO$1]*[.$B25]+[.BO$1]*[.$A25]*10;10);10)" office:value-type="float" office:value="7" calcext:value-type="float">
            <text:p>7</text:p>
          </table:table-cell>
          <table:table-cell table:formula="of:=MOD([.BP$1]*[.$B25]+[.BP$1]*[.$A25]*10;10)" office:value-type="float" office:value="2" calcext:value-type="float">
            <text:p>2</text:p>
          </table:table-cell>
          <table:table-cell/>
          <table:table-cell table:formula="of:=MOD(QUOTIENT([.BR$1]*[.$B25]+[.BR$1]*[.$A25]*10;100);10)" office:value-type="float" office:value="5" calcext:value-type="float">
            <text:p>5</text:p>
          </table:table-cell>
          <table:table-cell table:formula="of:=MOD(QUOTIENT([.BS$1]*[.$B25]+[.BS$1]*[.$A25]*10;10);10)" office:value-type="float" office:value="9" calcext:value-type="float">
            <text:p>9</text:p>
          </table:table-cell>
          <table:table-cell table:formula="of:=MOD([.BT$1]*[.$B25]+[.BT$1]*[.$A25]*10;10)" office:value-type="float" office:value="8" calcext:value-type="float">
            <text:p>8</text:p>
          </table:table-cell>
          <table:table-cell/>
          <table:table-cell table:formula="of:=MOD(QUOTIENT([.BV$1]*[.$B25]+[.BV$1]*[.$A25]*10;100);10)" office:value-type="float" office:value="6" calcext:value-type="float">
            <text:p>6</text:p>
          </table:table-cell>
          <table:table-cell table:formula="of:=MOD(QUOTIENT([.BW$1]*[.$B25]+[.BW$1]*[.$A25]*10;10);10)" office:value-type="float" office:value="2" calcext:value-type="float">
            <text:p>2</text:p>
          </table:table-cell>
          <table:table-cell table:formula="of:=MOD([.BX$1]*[.$B25]+[.BX$1]*[.$A25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QUOTIENT([.C$1]*[.$B26]+[.C$1]*[.$A26]*10;10)" office:value-type="float" office:value="2" calcext:value-type="float">
            <text:p>2</text:p>
          </table:table-cell>
          <table:table-cell table:formula="of:=MOD([.D$1]*[.$B26]+[.D$1]*[.$A26]*10;10)" office:value-type="float" office:value="7" calcext:value-type="float">
            <text:p>7</text:p>
          </table:table-cell>
          <table:table-cell table:formula="of:=QUOTIENT([.E$1]*[.$B26]+[.E$1]*[.$A26]*10;10)" office:value-type="float" office:value="5" calcext:value-type="float">
            <text:p>5</text:p>
          </table:table-cell>
          <table:table-cell table:formula="of:=MOD([.F$1]*[.$B26]+[.F$1]*[.$A26]*10;10)" office:value-type="float" office:value="4" calcext:value-type="float">
            <text:p>4</text:p>
          </table:table-cell>
          <table:table-cell/>
          <table:table-cell table:formula="of:=MOD(QUOTIENT([.H$1]*[.$B26]+[.H$1]*[.$A26]*10;10);10)" office:value-type="float" office:value="8" calcext:value-type="float">
            <text:p>8</text:p>
          </table:table-cell>
          <table:table-cell table:formula="of:=MOD([.I$1]*[.$B26]+[.I$1]*[.$A26]*10;10)" office:value-type="float" office:value="1" calcext:value-type="float">
            <text:p>1</text:p>
          </table:table-cell>
          <table:table-cell table:formula="of:=QUOTIENT([.J$1]*[.$B26]+[.J$1]*[.$A26]*10;100)" office:value-type="float" office:value="1" calcext:value-type="float">
            <text:p>1</text:p>
          </table:table-cell>
          <table:table-cell table:formula="of:=MOD(QUOTIENT([.K$1]*[.$B26]+[.K$1]*[.$A26]*10;10);10)" office:value-type="float" office:value="0" calcext:value-type="float">
            <text:p>0</text:p>
          </table:table-cell>
          <table:table-cell table:formula="of:=MOD([.L$1]*[.$B26]+[.L$1]*[.$A26]*10;10)" office:value-type="float" office:value="8" calcext:value-type="float">
            <text:p>8</text:p>
          </table:table-cell>
          <table:table-cell table:formula="of:=QUOTIENT([.M$1]*[.$B26]+[.M$1]*[.$A26]*10;100)" office:value-type="float" office:value="1" calcext:value-type="float">
            <text:p>1</text:p>
          </table:table-cell>
          <table:table-cell table:formula="of:=MOD(QUOTIENT([.N$1]*[.$B26]+[.N$1]*[.$A26]*10;10);10)" office:value-type="float" office:value="3" calcext:value-type="float">
            <text:p>3</text:p>
          </table:table-cell>
          <table:table-cell table:formula="of:=MOD([.O$1]*[.$B26]+[.O$1]*[.$A26]*10;10)" office:value-type="float" office:value="5" calcext:value-type="float">
            <text:p>5</text:p>
          </table:table-cell>
          <table:table-cell table:formula="of:=QUOTIENT([.P$1]*[.$B26]+[.P$1]*[.$A26]*10;100)" office:value-type="float" office:value="1" calcext:value-type="float">
            <text:p>1</text:p>
          </table:table-cell>
          <table:table-cell table:formula="of:=MOD(QUOTIENT([.Q$1]*[.$B26]+[.Q$1]*[.$A26]*10;10);10)" office:value-type="float" office:value="6" calcext:value-type="float">
            <text:p>6</text:p>
          </table:table-cell>
          <table:table-cell table:formula="of:=MOD([.R$1]*[.$B26]+[.R$1]*[.$A26]*10;10)" office:value-type="float" office:value="2" calcext:value-type="float">
            <text:p>2</text:p>
          </table:table-cell>
          <table:table-cell table:formula="of:=QUOTIENT([.S$1]*[.$B26]+[.S$1]*[.$A26]*10;100)" office:value-type="float" office:value="1" calcext:value-type="float">
            <text:p>1</text:p>
          </table:table-cell>
          <table:table-cell table:formula="of:=MOD(QUOTIENT([.T$1]*[.$B26]+[.T$1]*[.$A26]*10;10);10)" office:value-type="float" office:value="8" calcext:value-type="float">
            <text:p>8</text:p>
          </table:table-cell>
          <table:table-cell table:formula="of:=MOD([.U$1]*[.$B26]+[.U$1]*[.$A26]*10;10)" office:value-type="float" office:value="9" calcext:value-type="float">
            <text:p>9</text:p>
          </table:table-cell>
          <table:table-cell table:formula="of:=QUOTIENT([.V$1]*[.$B26]+[.V$1]*[.$A26]*10;100)" office:value-type="float" office:value="2" calcext:value-type="float">
            <text:p>2</text:p>
          </table:table-cell>
          <table:table-cell table:formula="of:=MOD(QUOTIENT([.W$1]*[.$B26]+[.W$1]*[.$A26]*10;10);10)" office:value-type="float" office:value="1" calcext:value-type="float">
            <text:p>1</text:p>
          </table:table-cell>
          <table:table-cell table:formula="of:=MOD([.X$1]*[.$B26]+[.X$1]*[.$A26]*10;10)" office:value-type="float" office:value="6" calcext:value-type="float">
            <text:p>6</text:p>
          </table:table-cell>
          <table:table-cell table:formula="of:=QUOTIENT([.Y$1]*[.$B26]+[.Y$1]*[.$A26]*10;100)" office:value-type="float" office:value="2" calcext:value-type="float">
            <text:p>2</text:p>
          </table:table-cell>
          <table:table-cell table:formula="of:=MOD(QUOTIENT([.Z$1]*[.$B26]+[.Z$1]*[.$A26]*10;10);10)" office:value-type="float" office:value="4" calcext:value-type="float">
            <text:p>4</text:p>
          </table:table-cell>
          <table:table-cell table:formula="of:=MOD([.AA$1]*[.$B26]+[.AA$1]*[.$A26]*10;10)" office:value-type="float" office:value="3" calcext:value-type="float">
            <text:p>3</text:p>
          </table:table-cell>
          <table:table-cell table:formula="of:=QUOTIENT([.AB$1]*[.$B26]+[.AB$1]*[.$A26]*10;100)" office:value-type="float" office:value="2" calcext:value-type="float">
            <text:p>2</text:p>
          </table:table-cell>
          <table:table-cell table:formula="of:=MOD(QUOTIENT([.AC$1]*[.$B26]+[.AC$1]*[.$A26]*10;10);10)" office:value-type="float" office:value="7" calcext:value-type="float">
            <text:p>7</text:p>
          </table:table-cell>
          <table:table-cell table:formula="of:=MOD([.AD$1]*[.$B26]+[.AD$1]*[.$A26]*10;10)" office:value-type="float" office:value="0" calcext:value-type="float">
            <text:p>0</text:p>
          </table:table-cell>
          <table:table-cell table:formula="of:=QUOTIENT([.AE$1]*[.$B26]+[.AE$1]*[.$A26]*10;100)" office:value-type="float" office:value="2" calcext:value-type="float">
            <text:p>2</text:p>
          </table:table-cell>
          <table:table-cell table:formula="of:=MOD(QUOTIENT([.AF$1]*[.$B26]+[.AF$1]*[.$A26]*10;10);10)" office:value-type="float" office:value="9" calcext:value-type="float">
            <text:p>9</text:p>
          </table:table-cell>
          <table:table-cell table:formula="of:=MOD([.AG$1]*[.$B26]+[.AG$1]*[.$A26]*10;10)" office:value-type="float" office:value="7" calcext:value-type="float">
            <text:p>7</text:p>
          </table:table-cell>
          <table:table-cell table:formula="of:=QUOTIENT([.AH$1]*[.$B26]+[.AH$1]*[.$A26]*10;100)" office:value-type="float" office:value="3" calcext:value-type="float">
            <text:p>3</text:p>
          </table:table-cell>
          <table:table-cell table:formula="of:=MOD(QUOTIENT([.AI$1]*[.$B26]+[.AI$1]*[.$A26]*10;10);10)" office:value-type="float" office:value="2" calcext:value-type="float">
            <text:p>2</text:p>
          </table:table-cell>
          <table:table-cell table:formula="of:=MOD([.AJ$1]*[.$B26]+[.AJ$1]*[.$A26]*10;10)" office:value-type="float" office:value="4" calcext:value-type="float">
            <text:p>4</text:p>
          </table:table-cell>
          <table:table-cell table:formula="of:=QUOTIENT([.AK$1]*[.$B26]+[.AK$1]*[.$A26]*10;100)" office:value-type="float" office:value="3" calcext:value-type="float">
            <text:p>3</text:p>
          </table:table-cell>
          <table:table-cell table:formula="of:=MOD(QUOTIENT([.AL$1]*[.$B26]+[.AL$1]*[.$A26]*10;10);10)" office:value-type="float" office:value="5" calcext:value-type="float">
            <text:p>5</text:p>
          </table:table-cell>
          <table:table-cell table:formula="of:=MOD([.AM$1]*[.$B26]+[.AM$1]*[.$A26]*10;10)" office:value-type="float" office:value="1" calcext:value-type="float">
            <text:p>1</text:p>
          </table:table-cell>
          <table:table-cell table:formula="of:=QUOTIENT([.AN$1]*[.$B26]+[.AN$1]*[.$A26]*10;100)" office:value-type="float" office:value="3" calcext:value-type="float">
            <text:p>3</text:p>
          </table:table-cell>
          <table:table-cell table:formula="of:=MOD(QUOTIENT([.AO$1]*[.$B26]+[.AO$1]*[.$A26]*10;10);10)" office:value-type="float" office:value="7" calcext:value-type="float">
            <text:p>7</text:p>
          </table:table-cell>
          <table:table-cell table:formula="of:=MOD([.AP$1]*[.$B26]+[.AP$1]*[.$A26]*10;10)" office:value-type="float" office:value="8" calcext:value-type="float">
            <text:p>8</text:p>
          </table:table-cell>
          <table:table-cell table:formula="of:=QUOTIENT([.AQ$1]*[.$B26]+[.AQ$1]*[.$A26]*10;100)" office:value-type="float" office:value="4" calcext:value-type="float">
            <text:p>4</text:p>
          </table:table-cell>
          <table:table-cell table:formula="of:=MOD(QUOTIENT([.AR$1]*[.$B26]+[.AR$1]*[.$A26]*10;10);10)" office:value-type="float" office:value="0" calcext:value-type="float">
            <text:p>0</text:p>
          </table:table-cell>
          <table:table-cell table:formula="of:=MOD([.AS$1]*[.$B26]+[.AS$1]*[.$A26]*10;10)" office:value-type="float" office:value="5" calcext:value-type="float">
            <text:p>5</text:p>
          </table:table-cell>
          <table:table-cell table:formula="of:=QUOTIENT([.AT$1]*[.$B26]+[.AT$1]*[.$A26]*10;100)" office:value-type="float" office:value="4" calcext:value-type="float">
            <text:p>4</text:p>
          </table:table-cell>
          <table:table-cell table:formula="of:=MOD(QUOTIENT([.AU$1]*[.$B26]+[.AU$1]*[.$A26]*10;10);10)" office:value-type="float" office:value="3" calcext:value-type="float">
            <text:p>3</text:p>
          </table:table-cell>
          <table:table-cell table:formula="of:=MOD([.AV$1]*[.$B26]+[.AV$1]*[.$A26]*10;10)" office:value-type="float" office:value="2" calcext:value-type="float">
            <text:p>2</text:p>
          </table:table-cell>
          <table:table-cell table:formula="of:=QUOTIENT([.AW$1]*[.$B26]+[.AW$1]*[.$A26]*10;100)" office:value-type="float" office:value="4" calcext:value-type="float">
            <text:p>4</text:p>
          </table:table-cell>
          <table:table-cell table:formula="of:=MOD(QUOTIENT([.AX$1]*[.$B26]+[.AX$1]*[.$A26]*10;10);10)" office:value-type="float" office:value="5" calcext:value-type="float">
            <text:p>5</text:p>
          </table:table-cell>
          <table:table-cell table:formula="of:=MOD([.AY$1]*[.$B26]+[.AY$1]*[.$A26]*10;10)" office:value-type="float" office:value="9" calcext:value-type="float">
            <text:p>9</text:p>
          </table:table-cell>
          <table:table-cell table:formula="of:=QUOTIENT([.AZ$1]*[.$B26]+[.AZ$1]*[.$A26]*10;100)" office:value-type="float" office:value="4" calcext:value-type="float">
            <text:p>4</text:p>
          </table:table-cell>
          <table:table-cell table:formula="of:=MOD(QUOTIENT([.BA$1]*[.$B26]+[.BA$1]*[.$A26]*10;10);10)" office:value-type="float" office:value="8" calcext:value-type="float">
            <text:p>8</text:p>
          </table:table-cell>
          <table:table-cell table:formula="of:=MOD([.BB$1]*[.$B26]+[.BB$1]*[.$A26]*10;10)" office:value-type="float" office:value="6" calcext:value-type="float">
            <text:p>6</text:p>
          </table:table-cell>
          <table:table-cell table:formula="of:=QUOTIENT([.BC$1]*[.$B26]+[.BC$1]*[.$A26]*10;100)" office:value-type="float" office:value="5" calcext:value-type="float">
            <text:p>5</text:p>
          </table:table-cell>
          <table:table-cell table:formula="of:=MOD(QUOTIENT([.BD$1]*[.$B26]+[.BD$1]*[.$A26]*10;10);10)" office:value-type="float" office:value="1" calcext:value-type="float">
            <text:p>1</text:p>
          </table:table-cell>
          <table:table-cell table:formula="of:=MOD([.BE$1]*[.$B26]+[.BE$1]*[.$A26]*10;10)" office:value-type="float" office:value="3" calcext:value-type="float">
            <text:p>3</text:p>
          </table:table-cell>
          <table:table-cell table:formula="of:=QUOTIENT([.BF$1]*[.$B26]+[.BF$1]*[.$A26]*10;100)" office:value-type="float" office:value="5" calcext:value-type="float">
            <text:p>5</text:p>
          </table:table-cell>
          <table:table-cell table:formula="of:=MOD(QUOTIENT([.BG$1]*[.$B26]+[.BG$1]*[.$A26]*10;10);10)" office:value-type="float" office:value="4" calcext:value-type="float">
            <text:p>4</text:p>
          </table:table-cell>
          <table:table-cell table:formula="of:=MOD([.BH$1]*[.$B26]+[.BH$1]*[.$A26]*10;10)" office:value-type="float" office:value="0" calcext:value-type="float">
            <text:p>0</text:p>
          </table:table-cell>
          <table:table-cell/>
          <table:table-cell table:formula="of:=MOD(QUOTIENT([.BJ$1]*[.$B26]+[.BJ$1]*[.$A26]*10;100);10)" office:value-type="float" office:value="5" calcext:value-type="float">
            <text:p>5</text:p>
          </table:table-cell>
          <table:table-cell table:formula="of:=MOD(QUOTIENT([.BK$1]*[.$B26]+[.BK$1]*[.$A26]*10;10);10)" office:value-type="float" office:value="6" calcext:value-type="float">
            <text:p>6</text:p>
          </table:table-cell>
          <table:table-cell table:formula="of:=MOD([.BL$1]*[.$B26]+[.BL$1]*[.$A26]*10;10)" office:value-type="float" office:value="7" calcext:value-type="float">
            <text:p>7</text:p>
          </table:table-cell>
          <table:table-cell/>
          <table:table-cell table:formula="of:=MOD(QUOTIENT([.BN$1]*[.$B26]+[.BN$1]*[.$A26]*10;100);10)" office:value-type="float" office:value="5" calcext:value-type="float">
            <text:p>5</text:p>
          </table:table-cell>
          <table:table-cell table:formula="of:=MOD(QUOTIENT([.BO$1]*[.$B26]+[.BO$1]*[.$A26]*10;10);10)" office:value-type="float" office:value="9" calcext:value-type="float">
            <text:p>9</text:p>
          </table:table-cell>
          <table:table-cell table:formula="of:=MOD([.BP$1]*[.$B26]+[.BP$1]*[.$A26]*10;10)" office:value-type="float" office:value="4" calcext:value-type="float">
            <text:p>4</text:p>
          </table:table-cell>
          <table:table-cell/>
          <table:table-cell table:formula="of:=MOD(QUOTIENT([.BR$1]*[.$B26]+[.BR$1]*[.$A26]*10;100);10)" office:value-type="float" office:value="6" calcext:value-type="float">
            <text:p>6</text:p>
          </table:table-cell>
          <table:table-cell table:formula="of:=MOD(QUOTIENT([.BS$1]*[.$B26]+[.BS$1]*[.$A26]*10;10);10)" office:value-type="float" office:value="2" calcext:value-type="float">
            <text:p>2</text:p>
          </table:table-cell>
          <table:table-cell table:formula="of:=MOD([.BT$1]*[.$B26]+[.BT$1]*[.$A26]*10;10)" office:value-type="float" office:value="1" calcext:value-type="float">
            <text:p>1</text:p>
          </table:table-cell>
          <table:table-cell/>
          <table:table-cell table:formula="of:=MOD(QUOTIENT([.BV$1]*[.$B26]+[.BV$1]*[.$A26]*10;100);10)" office:value-type="float" office:value="6" calcext:value-type="float">
            <text:p>6</text:p>
          </table:table-cell>
          <table:table-cell table:formula="of:=MOD(QUOTIENT([.BW$1]*[.$B26]+[.BW$1]*[.$A26]*10;10);10)" office:value-type="float" office:value="4" calcext:value-type="float">
            <text:p>4</text:p>
          </table:table-cell>
          <table:table-cell table:formula="of:=MOD([.BX$1]*[.$B26]+[.BX$1]*[.$A26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QUOTIENT([.C$1]*[.$B27]+[.C$1]*[.$A27]*10;10)" office:value-type="float" office:value="2" calcext:value-type="float">
            <text:p>2</text:p>
          </table:table-cell>
          <table:table-cell table:formula="of:=MOD([.D$1]*[.$B27]+[.D$1]*[.$A27]*10;10)" office:value-type="float" office:value="8" calcext:value-type="float">
            <text:p>8</text:p>
          </table:table-cell>
          <table:table-cell table:formula="of:=QUOTIENT([.E$1]*[.$B27]+[.E$1]*[.$A27]*10;10)" office:value-type="float" office:value="5" calcext:value-type="float">
            <text:p>5</text:p>
          </table:table-cell>
          <table:table-cell table:formula="of:=MOD([.F$1]*[.$B27]+[.F$1]*[.$A27]*10;10)" office:value-type="float" office:value="6" calcext:value-type="float">
            <text:p>6</text:p>
          </table:table-cell>
          <table:table-cell/>
          <table:table-cell table:formula="of:=MOD(QUOTIENT([.H$1]*[.$B27]+[.H$1]*[.$A27]*10;10);10)" office:value-type="float" office:value="8" calcext:value-type="float">
            <text:p>8</text:p>
          </table:table-cell>
          <table:table-cell table:formula="of:=MOD([.I$1]*[.$B27]+[.I$1]*[.$A27]*10;10)" office:value-type="float" office:value="4" calcext:value-type="float">
            <text:p>4</text:p>
          </table:table-cell>
          <table:table-cell table:formula="of:=QUOTIENT([.J$1]*[.$B27]+[.J$1]*[.$A27]*10;100)" office:value-type="float" office:value="1" calcext:value-type="float">
            <text:p>1</text:p>
          </table:table-cell>
          <table:table-cell table:formula="of:=MOD(QUOTIENT([.K$1]*[.$B27]+[.K$1]*[.$A27]*10;10);10)" office:value-type="float" office:value="1" calcext:value-type="float">
            <text:p>1</text:p>
          </table:table-cell>
          <table:table-cell table:formula="of:=MOD([.L$1]*[.$B27]+[.L$1]*[.$A27]*10;10)" office:value-type="float" office:value="2" calcext:value-type="float">
            <text:p>2</text:p>
          </table:table-cell>
          <table:table-cell table:formula="of:=QUOTIENT([.M$1]*[.$B27]+[.M$1]*[.$A27]*10;100)" office:value-type="float" office:value="1" calcext:value-type="float">
            <text:p>1</text:p>
          </table:table-cell>
          <table:table-cell table:formula="of:=MOD(QUOTIENT([.N$1]*[.$B27]+[.N$1]*[.$A27]*10;10);10)" office:value-type="float" office:value="4" calcext:value-type="float">
            <text:p>4</text:p>
          </table:table-cell>
          <table:table-cell table:formula="of:=MOD([.O$1]*[.$B27]+[.O$1]*[.$A27]*10;10)" office:value-type="float" office:value="0" calcext:value-type="float">
            <text:p>0</text:p>
          </table:table-cell>
          <table:table-cell table:formula="of:=QUOTIENT([.P$1]*[.$B27]+[.P$1]*[.$A27]*10;100)" office:value-type="float" office:value="1" calcext:value-type="float">
            <text:p>1</text:p>
          </table:table-cell>
          <table:table-cell table:formula="of:=MOD(QUOTIENT([.Q$1]*[.$B27]+[.Q$1]*[.$A27]*10;10);10)" office:value-type="float" office:value="6" calcext:value-type="float">
            <text:p>6</text:p>
          </table:table-cell>
          <table:table-cell table:formula="of:=MOD([.R$1]*[.$B27]+[.R$1]*[.$A27]*10;10)" office:value-type="float" office:value="8" calcext:value-type="float">
            <text:p>8</text:p>
          </table:table-cell>
          <table:table-cell table:formula="of:=QUOTIENT([.S$1]*[.$B27]+[.S$1]*[.$A27]*10;100)" office:value-type="float" office:value="1" calcext:value-type="float">
            <text:p>1</text:p>
          </table:table-cell>
          <table:table-cell table:formula="of:=MOD(QUOTIENT([.T$1]*[.$B27]+[.T$1]*[.$A27]*10;10);10)" office:value-type="float" office:value="9" calcext:value-type="float">
            <text:p>9</text:p>
          </table:table-cell>
          <table:table-cell table:formula="of:=MOD([.U$1]*[.$B27]+[.U$1]*[.$A27]*10;10)" office:value-type="float" office:value="6" calcext:value-type="float">
            <text:p>6</text:p>
          </table:table-cell>
          <table:table-cell table:formula="of:=QUOTIENT([.V$1]*[.$B27]+[.V$1]*[.$A27]*10;100)" office:value-type="float" office:value="2" calcext:value-type="float">
            <text:p>2</text:p>
          </table:table-cell>
          <table:table-cell table:formula="of:=MOD(QUOTIENT([.W$1]*[.$B27]+[.W$1]*[.$A27]*10;10);10)" office:value-type="float" office:value="2" calcext:value-type="float">
            <text:p>2</text:p>
          </table:table-cell>
          <table:table-cell table:formula="of:=MOD([.X$1]*[.$B27]+[.X$1]*[.$A27]*10;10)" office:value-type="float" office:value="4" calcext:value-type="float">
            <text:p>4</text:p>
          </table:table-cell>
          <table:table-cell table:formula="of:=QUOTIENT([.Y$1]*[.$B27]+[.Y$1]*[.$A27]*10;100)" office:value-type="float" office:value="2" calcext:value-type="float">
            <text:p>2</text:p>
          </table:table-cell>
          <table:table-cell table:formula="of:=MOD(QUOTIENT([.Z$1]*[.$B27]+[.Z$1]*[.$A27]*10;10);10)" office:value-type="float" office:value="5" calcext:value-type="float">
            <text:p>5</text:p>
          </table:table-cell>
          <table:table-cell table:formula="of:=MOD([.AA$1]*[.$B27]+[.AA$1]*[.$A27]*10;10)" office:value-type="float" office:value="2" calcext:value-type="float">
            <text:p>2</text:p>
          </table:table-cell>
          <table:table-cell table:formula="of:=QUOTIENT([.AB$1]*[.$B27]+[.AB$1]*[.$A27]*10;100)" office:value-type="float" office:value="2" calcext:value-type="float">
            <text:p>2</text:p>
          </table:table-cell>
          <table:table-cell table:formula="of:=MOD(QUOTIENT([.AC$1]*[.$B27]+[.AC$1]*[.$A27]*10;10);10)" office:value-type="float" office:value="8" calcext:value-type="float">
            <text:p>8</text:p>
          </table:table-cell>
          <table:table-cell table:formula="of:=MOD([.AD$1]*[.$B27]+[.AD$1]*[.$A27]*10;10)" office:value-type="float" office:value="0" calcext:value-type="float">
            <text:p>0</text:p>
          </table:table-cell>
          <table:table-cell table:formula="of:=QUOTIENT([.AE$1]*[.$B27]+[.AE$1]*[.$A27]*10;100)" office:value-type="float" office:value="3" calcext:value-type="float">
            <text:p>3</text:p>
          </table:table-cell>
          <table:table-cell table:formula="of:=MOD(QUOTIENT([.AF$1]*[.$B27]+[.AF$1]*[.$A27]*10;10);10)" office:value-type="float" office:value="0" calcext:value-type="float">
            <text:p>0</text:p>
          </table:table-cell>
          <table:table-cell table:formula="of:=MOD([.AG$1]*[.$B27]+[.AG$1]*[.$A27]*10;10)" office:value-type="float" office:value="8" calcext:value-type="float">
            <text:p>8</text:p>
          </table:table-cell>
          <table:table-cell table:formula="of:=QUOTIENT([.AH$1]*[.$B27]+[.AH$1]*[.$A27]*10;100)" office:value-type="float" office:value="3" calcext:value-type="float">
            <text:p>3</text:p>
          </table:table-cell>
          <table:table-cell table:formula="of:=MOD(QUOTIENT([.AI$1]*[.$B27]+[.AI$1]*[.$A27]*10;10);10)" office:value-type="float" office:value="3" calcext:value-type="float">
            <text:p>3</text:p>
          </table:table-cell>
          <table:table-cell table:formula="of:=MOD([.AJ$1]*[.$B27]+[.AJ$1]*[.$A27]*10;10)" office:value-type="float" office:value="6" calcext:value-type="float">
            <text:p>6</text:p>
          </table:table-cell>
          <table:table-cell table:formula="of:=QUOTIENT([.AK$1]*[.$B27]+[.AK$1]*[.$A27]*10;100)" office:value-type="float" office:value="3" calcext:value-type="float">
            <text:p>3</text:p>
          </table:table-cell>
          <table:table-cell table:formula="of:=MOD(QUOTIENT([.AL$1]*[.$B27]+[.AL$1]*[.$A27]*10;10);10)" office:value-type="float" office:value="6" calcext:value-type="float">
            <text:p>6</text:p>
          </table:table-cell>
          <table:table-cell table:formula="of:=MOD([.AM$1]*[.$B27]+[.AM$1]*[.$A27]*10;10)" office:value-type="float" office:value="4" calcext:value-type="float">
            <text:p>4</text:p>
          </table:table-cell>
          <table:table-cell table:formula="of:=QUOTIENT([.AN$1]*[.$B27]+[.AN$1]*[.$A27]*10;100)" office:value-type="float" office:value="3" calcext:value-type="float">
            <text:p>3</text:p>
          </table:table-cell>
          <table:table-cell table:formula="of:=MOD(QUOTIENT([.AO$1]*[.$B27]+[.AO$1]*[.$A27]*10;10);10)" office:value-type="float" office:value="9" calcext:value-type="float">
            <text:p>9</text:p>
          </table:table-cell>
          <table:table-cell table:formula="of:=MOD([.AP$1]*[.$B27]+[.AP$1]*[.$A27]*10;10)" office:value-type="float" office:value="2" calcext:value-type="float">
            <text:p>2</text:p>
          </table:table-cell>
          <table:table-cell table:formula="of:=QUOTIENT([.AQ$1]*[.$B27]+[.AQ$1]*[.$A27]*10;100)" office:value-type="float" office:value="4" calcext:value-type="float">
            <text:p>4</text:p>
          </table:table-cell>
          <table:table-cell table:formula="of:=MOD(QUOTIENT([.AR$1]*[.$B27]+[.AR$1]*[.$A27]*10;10);10)" office:value-type="float" office:value="2" calcext:value-type="float">
            <text:p>2</text:p>
          </table:table-cell>
          <table:table-cell table:formula="of:=MOD([.AS$1]*[.$B27]+[.AS$1]*[.$A27]*10;10)" office:value-type="float" office:value="0" calcext:value-type="float">
            <text:p>0</text:p>
          </table:table-cell>
          <table:table-cell table:formula="of:=QUOTIENT([.AT$1]*[.$B27]+[.AT$1]*[.$A27]*10;100)" office:value-type="float" office:value="4" calcext:value-type="float">
            <text:p>4</text:p>
          </table:table-cell>
          <table:table-cell table:formula="of:=MOD(QUOTIENT([.AU$1]*[.$B27]+[.AU$1]*[.$A27]*10;10);10)" office:value-type="float" office:value="4" calcext:value-type="float">
            <text:p>4</text:p>
          </table:table-cell>
          <table:table-cell table:formula="of:=MOD([.AV$1]*[.$B27]+[.AV$1]*[.$A27]*10;10)" office:value-type="float" office:value="8" calcext:value-type="float">
            <text:p>8</text:p>
          </table:table-cell>
          <table:table-cell table:formula="of:=QUOTIENT([.AW$1]*[.$B27]+[.AW$1]*[.$A27]*10;100)" office:value-type="float" office:value="4" calcext:value-type="float">
            <text:p>4</text:p>
          </table:table-cell>
          <table:table-cell table:formula="of:=MOD(QUOTIENT([.AX$1]*[.$B27]+[.AX$1]*[.$A27]*10;10);10)" office:value-type="float" office:value="7" calcext:value-type="float">
            <text:p>7</text:p>
          </table:table-cell>
          <table:table-cell table:formula="of:=MOD([.AY$1]*[.$B27]+[.AY$1]*[.$A27]*10;10)" office:value-type="float" office:value="6" calcext:value-type="float">
            <text:p>6</text:p>
          </table:table-cell>
          <table:table-cell table:formula="of:=QUOTIENT([.AZ$1]*[.$B27]+[.AZ$1]*[.$A27]*10;100)" office:value-type="float" office:value="5" calcext:value-type="float">
            <text:p>5</text:p>
          </table:table-cell>
          <table:table-cell table:formula="of:=MOD(QUOTIENT([.BA$1]*[.$B27]+[.BA$1]*[.$A27]*10;10);10)" office:value-type="float" office:value="0" calcext:value-type="float">
            <text:p>0</text:p>
          </table:table-cell>
          <table:table-cell table:formula="of:=MOD([.BB$1]*[.$B27]+[.BB$1]*[.$A27]*10;10)" office:value-type="float" office:value="4" calcext:value-type="float">
            <text:p>4</text:p>
          </table:table-cell>
          <table:table-cell table:formula="of:=QUOTIENT([.BC$1]*[.$B27]+[.BC$1]*[.$A27]*10;100)" office:value-type="float" office:value="5" calcext:value-type="float">
            <text:p>5</text:p>
          </table:table-cell>
          <table:table-cell table:formula="of:=MOD(QUOTIENT([.BD$1]*[.$B27]+[.BD$1]*[.$A27]*10;10);10)" office:value-type="float" office:value="3" calcext:value-type="float">
            <text:p>3</text:p>
          </table:table-cell>
          <table:table-cell table:formula="of:=MOD([.BE$1]*[.$B27]+[.BE$1]*[.$A27]*10;10)" office:value-type="float" office:value="2" calcext:value-type="float">
            <text:p>2</text:p>
          </table:table-cell>
          <table:table-cell table:formula="of:=QUOTIENT([.BF$1]*[.$B27]+[.BF$1]*[.$A27]*10;100)" office:value-type="float" office:value="5" calcext:value-type="float">
            <text:p>5</text:p>
          </table:table-cell>
          <table:table-cell table:formula="of:=MOD(QUOTIENT([.BG$1]*[.$B27]+[.BG$1]*[.$A27]*10;10);10)" office:value-type="float" office:value="6" calcext:value-type="float">
            <text:p>6</text:p>
          </table:table-cell>
          <table:table-cell table:formula="of:=MOD([.BH$1]*[.$B27]+[.BH$1]*[.$A27]*10;10)" office:value-type="float" office:value="0" calcext:value-type="float">
            <text:p>0</text:p>
          </table:table-cell>
          <table:table-cell/>
          <table:table-cell table:formula="of:=MOD(QUOTIENT([.BJ$1]*[.$B27]+[.BJ$1]*[.$A27]*10;100);10)" office:value-type="float" office:value="5" calcext:value-type="float">
            <text:p>5</text:p>
          </table:table-cell>
          <table:table-cell table:formula="of:=MOD(QUOTIENT([.BK$1]*[.$B27]+[.BK$1]*[.$A27]*10;10);10)" office:value-type="float" office:value="8" calcext:value-type="float">
            <text:p>8</text:p>
          </table:table-cell>
          <table:table-cell table:formula="of:=MOD([.BL$1]*[.$B27]+[.BL$1]*[.$A27]*10;10)" office:value-type="float" office:value="8" calcext:value-type="float">
            <text:p>8</text:p>
          </table:table-cell>
          <table:table-cell/>
          <table:table-cell table:formula="of:=MOD(QUOTIENT([.BN$1]*[.$B27]+[.BN$1]*[.$A27]*10;100);10)" office:value-type="float" office:value="6" calcext:value-type="float">
            <text:p>6</text:p>
          </table:table-cell>
          <table:table-cell table:formula="of:=MOD(QUOTIENT([.BO$1]*[.$B27]+[.BO$1]*[.$A27]*10;10);10)" office:value-type="float" office:value="1" calcext:value-type="float">
            <text:p>1</text:p>
          </table:table-cell>
          <table:table-cell table:formula="of:=MOD([.BP$1]*[.$B27]+[.BP$1]*[.$A27]*10;10)" office:value-type="float" office:value="6" calcext:value-type="float">
            <text:p>6</text:p>
          </table:table-cell>
          <table:table-cell/>
          <table:table-cell table:formula="of:=MOD(QUOTIENT([.BR$1]*[.$B27]+[.BR$1]*[.$A27]*10;100);10)" office:value-type="float" office:value="6" calcext:value-type="float">
            <text:p>6</text:p>
          </table:table-cell>
          <table:table-cell table:formula="of:=MOD(QUOTIENT([.BS$1]*[.$B27]+[.BS$1]*[.$A27]*10;10);10)" office:value-type="float" office:value="4" calcext:value-type="float">
            <text:p>4</text:p>
          </table:table-cell>
          <table:table-cell table:formula="of:=MOD([.BT$1]*[.$B27]+[.BT$1]*[.$A27]*10;10)" office:value-type="float" office:value="4" calcext:value-type="float">
            <text:p>4</text:p>
          </table:table-cell>
          <table:table-cell/>
          <table:table-cell table:formula="of:=MOD(QUOTIENT([.BV$1]*[.$B27]+[.BV$1]*[.$A27]*10;100);10)" office:value-type="float" office:value="6" calcext:value-type="float">
            <text:p>6</text:p>
          </table:table-cell>
          <table:table-cell table:formula="of:=MOD(QUOTIENT([.BW$1]*[.$B27]+[.BW$1]*[.$A27]*10;10);10)" office:value-type="float" office:value="7" calcext:value-type="float">
            <text:p>7</text:p>
          </table:table-cell>
          <table:table-cell table:formula="of:=MOD([.BX$1]*[.$B27]+[.BX$1]*[.$A27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QUOTIENT([.C$1]*[.$B28]+[.C$1]*[.$A28]*10;10)" office:value-type="float" office:value="2" calcext:value-type="float">
            <text:p>2</text:p>
          </table:table-cell>
          <table:table-cell table:formula="of:=MOD([.D$1]*[.$B28]+[.D$1]*[.$A28]*10;10)" office:value-type="float" office:value="9" calcext:value-type="float">
            <text:p>9</text:p>
          </table:table-cell>
          <table:table-cell table:formula="of:=QUOTIENT([.E$1]*[.$B28]+[.E$1]*[.$A28]*10;10)" office:value-type="float" office:value="5" calcext:value-type="float">
            <text:p>5</text:p>
          </table:table-cell>
          <table:table-cell table:formula="of:=MOD([.F$1]*[.$B28]+[.F$1]*[.$A28]*10;10)" office:value-type="float" office:value="8" calcext:value-type="float">
            <text:p>8</text:p>
          </table:table-cell>
          <table:table-cell/>
          <table:table-cell table:formula="of:=MOD(QUOTIENT([.H$1]*[.$B28]+[.H$1]*[.$A28]*10;10);10)" office:value-type="float" office:value="8" calcext:value-type="float">
            <text:p>8</text:p>
          </table:table-cell>
          <table:table-cell table:formula="of:=MOD([.I$1]*[.$B28]+[.I$1]*[.$A28]*10;10)" office:value-type="float" office:value="7" calcext:value-type="float">
            <text:p>7</text:p>
          </table:table-cell>
          <table:table-cell table:formula="of:=QUOTIENT([.J$1]*[.$B28]+[.J$1]*[.$A28]*10;100)" office:value-type="float" office:value="1" calcext:value-type="float">
            <text:p>1</text:p>
          </table:table-cell>
          <table:table-cell table:formula="of:=MOD(QUOTIENT([.K$1]*[.$B28]+[.K$1]*[.$A28]*10;10);10)" office:value-type="float" office:value="1" calcext:value-type="float">
            <text:p>1</text:p>
          </table:table-cell>
          <table:table-cell table:formula="of:=MOD([.L$1]*[.$B28]+[.L$1]*[.$A28]*10;10)" office:value-type="float" office:value="6" calcext:value-type="float">
            <text:p>6</text:p>
          </table:table-cell>
          <table:table-cell table:formula="of:=QUOTIENT([.M$1]*[.$B28]+[.M$1]*[.$A28]*10;100)" office:value-type="float" office:value="1" calcext:value-type="float">
            <text:p>1</text:p>
          </table:table-cell>
          <table:table-cell table:formula="of:=MOD(QUOTIENT([.N$1]*[.$B28]+[.N$1]*[.$A28]*10;10);10)" office:value-type="float" office:value="4" calcext:value-type="float">
            <text:p>4</text:p>
          </table:table-cell>
          <table:table-cell table:formula="of:=MOD([.O$1]*[.$B28]+[.O$1]*[.$A28]*10;10)" office:value-type="float" office:value="5" calcext:value-type="float">
            <text:p>5</text:p>
          </table:table-cell>
          <table:table-cell table:formula="of:=QUOTIENT([.P$1]*[.$B28]+[.P$1]*[.$A28]*10;100)" office:value-type="float" office:value="1" calcext:value-type="float">
            <text:p>1</text:p>
          </table:table-cell>
          <table:table-cell table:formula="of:=MOD(QUOTIENT([.Q$1]*[.$B28]+[.Q$1]*[.$A28]*10;10);10)" office:value-type="float" office:value="7" calcext:value-type="float">
            <text:p>7</text:p>
          </table:table-cell>
          <table:table-cell table:formula="of:=MOD([.R$1]*[.$B28]+[.R$1]*[.$A28]*10;10)" office:value-type="float" office:value="4" calcext:value-type="float">
            <text:p>4</text:p>
          </table:table-cell>
          <table:table-cell table:formula="of:=QUOTIENT([.S$1]*[.$B28]+[.S$1]*[.$A28]*10;100)" office:value-type="float" office:value="2" calcext:value-type="float">
            <text:p>2</text:p>
          </table:table-cell>
          <table:table-cell table:formula="of:=MOD(QUOTIENT([.T$1]*[.$B28]+[.T$1]*[.$A28]*10;10);10)" office:value-type="float" office:value="0" calcext:value-type="float">
            <text:p>0</text:p>
          </table:table-cell>
          <table:table-cell table:formula="of:=MOD([.U$1]*[.$B28]+[.U$1]*[.$A28]*10;10)" office:value-type="float" office:value="3" calcext:value-type="float">
            <text:p>3</text:p>
          </table:table-cell>
          <table:table-cell table:formula="of:=QUOTIENT([.V$1]*[.$B28]+[.V$1]*[.$A28]*10;100)" office:value-type="float" office:value="2" calcext:value-type="float">
            <text:p>2</text:p>
          </table:table-cell>
          <table:table-cell table:formula="of:=MOD(QUOTIENT([.W$1]*[.$B28]+[.W$1]*[.$A28]*10;10);10)" office:value-type="float" office:value="3" calcext:value-type="float">
            <text:p>3</text:p>
          </table:table-cell>
          <table:table-cell table:formula="of:=MOD([.X$1]*[.$B28]+[.X$1]*[.$A28]*10;10)" office:value-type="float" office:value="2" calcext:value-type="float">
            <text:p>2</text:p>
          </table:table-cell>
          <table:table-cell table:formula="of:=QUOTIENT([.Y$1]*[.$B28]+[.Y$1]*[.$A28]*10;100)" office:value-type="float" office:value="2" calcext:value-type="float">
            <text:p>2</text:p>
          </table:table-cell>
          <table:table-cell table:formula="of:=MOD(QUOTIENT([.Z$1]*[.$B28]+[.Z$1]*[.$A28]*10;10);10)" office:value-type="float" office:value="6" calcext:value-type="float">
            <text:p>6</text:p>
          </table:table-cell>
          <table:table-cell table:formula="of:=MOD([.AA$1]*[.$B28]+[.AA$1]*[.$A28]*10;10)" office:value-type="float" office:value="1" calcext:value-type="float">
            <text:p>1</text:p>
          </table:table-cell>
          <table:table-cell table:formula="of:=QUOTIENT([.AB$1]*[.$B28]+[.AB$1]*[.$A28]*10;100)" office:value-type="float" office:value="2" calcext:value-type="float">
            <text:p>2</text:p>
          </table:table-cell>
          <table:table-cell table:formula="of:=MOD(QUOTIENT([.AC$1]*[.$B28]+[.AC$1]*[.$A28]*10;10);10)" office:value-type="float" office:value="9" calcext:value-type="float">
            <text:p>9</text:p>
          </table:table-cell>
          <table:table-cell table:formula="of:=MOD([.AD$1]*[.$B28]+[.AD$1]*[.$A28]*10;10)" office:value-type="float" office:value="0" calcext:value-type="float">
            <text:p>0</text:p>
          </table:table-cell>
          <table:table-cell table:formula="of:=QUOTIENT([.AE$1]*[.$B28]+[.AE$1]*[.$A28]*10;100)" office:value-type="float" office:value="3" calcext:value-type="float">
            <text:p>3</text:p>
          </table:table-cell>
          <table:table-cell table:formula="of:=MOD(QUOTIENT([.AF$1]*[.$B28]+[.AF$1]*[.$A28]*10;10);10)" office:value-type="float" office:value="1" calcext:value-type="float">
            <text:p>1</text:p>
          </table:table-cell>
          <table:table-cell table:formula="of:=MOD([.AG$1]*[.$B28]+[.AG$1]*[.$A28]*10;10)" office:value-type="float" office:value="9" calcext:value-type="float">
            <text:p>9</text:p>
          </table:table-cell>
          <table:table-cell table:formula="of:=QUOTIENT([.AH$1]*[.$B28]+[.AH$1]*[.$A28]*10;100)" office:value-type="float" office:value="3" calcext:value-type="float">
            <text:p>3</text:p>
          </table:table-cell>
          <table:table-cell table:formula="of:=MOD(QUOTIENT([.AI$1]*[.$B28]+[.AI$1]*[.$A28]*10;10);10)" office:value-type="float" office:value="4" calcext:value-type="float">
            <text:p>4</text:p>
          </table:table-cell>
          <table:table-cell table:formula="of:=MOD([.AJ$1]*[.$B28]+[.AJ$1]*[.$A28]*10;10)" office:value-type="float" office:value="8" calcext:value-type="float">
            <text:p>8</text:p>
          </table:table-cell>
          <table:table-cell table:formula="of:=QUOTIENT([.AK$1]*[.$B28]+[.AK$1]*[.$A28]*10;100)" office:value-type="float" office:value="3" calcext:value-type="float">
            <text:p>3</text:p>
          </table:table-cell>
          <table:table-cell table:formula="of:=MOD(QUOTIENT([.AL$1]*[.$B28]+[.AL$1]*[.$A28]*10;10);10)" office:value-type="float" office:value="7" calcext:value-type="float">
            <text:p>7</text:p>
          </table:table-cell>
          <table:table-cell table:formula="of:=MOD([.AM$1]*[.$B28]+[.AM$1]*[.$A28]*10;10)" office:value-type="float" office:value="7" calcext:value-type="float">
            <text:p>7</text:p>
          </table:table-cell>
          <table:table-cell table:formula="of:=QUOTIENT([.AN$1]*[.$B28]+[.AN$1]*[.$A28]*10;100)" office:value-type="float" office:value="4" calcext:value-type="float">
            <text:p>4</text:p>
          </table:table-cell>
          <table:table-cell table:formula="of:=MOD(QUOTIENT([.AO$1]*[.$B28]+[.AO$1]*[.$A28]*10;10);10)" office:value-type="float" office:value="0" calcext:value-type="float">
            <text:p>0</text:p>
          </table:table-cell>
          <table:table-cell table:formula="of:=MOD([.AP$1]*[.$B28]+[.AP$1]*[.$A28]*10;10)" office:value-type="float" office:value="6" calcext:value-type="float">
            <text:p>6</text:p>
          </table:table-cell>
          <table:table-cell table:formula="of:=QUOTIENT([.AQ$1]*[.$B28]+[.AQ$1]*[.$A28]*10;100)" office:value-type="float" office:value="4" calcext:value-type="float">
            <text:p>4</text:p>
          </table:table-cell>
          <table:table-cell table:formula="of:=MOD(QUOTIENT([.AR$1]*[.$B28]+[.AR$1]*[.$A28]*10;10);10)" office:value-type="float" office:value="3" calcext:value-type="float">
            <text:p>3</text:p>
          </table:table-cell>
          <table:table-cell table:formula="of:=MOD([.AS$1]*[.$B28]+[.AS$1]*[.$A28]*10;10)" office:value-type="float" office:value="5" calcext:value-type="float">
            <text:p>5</text:p>
          </table:table-cell>
          <table:table-cell table:formula="of:=QUOTIENT([.AT$1]*[.$B28]+[.AT$1]*[.$A28]*10;100)" office:value-type="float" office:value="4" calcext:value-type="float">
            <text:p>4</text:p>
          </table:table-cell>
          <table:table-cell table:formula="of:=MOD(QUOTIENT([.AU$1]*[.$B28]+[.AU$1]*[.$A28]*10;10);10)" office:value-type="float" office:value="6" calcext:value-type="float">
            <text:p>6</text:p>
          </table:table-cell>
          <table:table-cell table:formula="of:=MOD([.AV$1]*[.$B28]+[.AV$1]*[.$A28]*10;10)" office:value-type="float" office:value="4" calcext:value-type="float">
            <text:p>4</text:p>
          </table:table-cell>
          <table:table-cell table:formula="of:=QUOTIENT([.AW$1]*[.$B28]+[.AW$1]*[.$A28]*10;100)" office:value-type="float" office:value="4" calcext:value-type="float">
            <text:p>4</text:p>
          </table:table-cell>
          <table:table-cell table:formula="of:=MOD(QUOTIENT([.AX$1]*[.$B28]+[.AX$1]*[.$A28]*10;10);10)" office:value-type="float" office:value="9" calcext:value-type="float">
            <text:p>9</text:p>
          </table:table-cell>
          <table:table-cell table:formula="of:=MOD([.AY$1]*[.$B28]+[.AY$1]*[.$A28]*10;10)" office:value-type="float" office:value="3" calcext:value-type="float">
            <text:p>3</text:p>
          </table:table-cell>
          <table:table-cell table:formula="of:=QUOTIENT([.AZ$1]*[.$B28]+[.AZ$1]*[.$A28]*10;100)" office:value-type="float" office:value="5" calcext:value-type="float">
            <text:p>5</text:p>
          </table:table-cell>
          <table:table-cell table:formula="of:=MOD(QUOTIENT([.BA$1]*[.$B28]+[.BA$1]*[.$A28]*10;10);10)" office:value-type="float" office:value="2" calcext:value-type="float">
            <text:p>2</text:p>
          </table:table-cell>
          <table:table-cell table:formula="of:=MOD([.BB$1]*[.$B28]+[.BB$1]*[.$A28]*10;10)" office:value-type="float" office:value="2" calcext:value-type="float">
            <text:p>2</text:p>
          </table:table-cell>
          <table:table-cell table:formula="of:=QUOTIENT([.BC$1]*[.$B28]+[.BC$1]*[.$A28]*10;100)" office:value-type="float" office:value="5" calcext:value-type="float">
            <text:p>5</text:p>
          </table:table-cell>
          <table:table-cell table:formula="of:=MOD(QUOTIENT([.BD$1]*[.$B28]+[.BD$1]*[.$A28]*10;10);10)" office:value-type="float" office:value="5" calcext:value-type="float">
            <text:p>5</text:p>
          </table:table-cell>
          <table:table-cell table:formula="of:=MOD([.BE$1]*[.$B28]+[.BE$1]*[.$A28]*10;10)" office:value-type="float" office:value="1" calcext:value-type="float">
            <text:p>1</text:p>
          </table:table-cell>
          <table:table-cell table:formula="of:=QUOTIENT([.BF$1]*[.$B28]+[.BF$1]*[.$A28]*10;100)" office:value-type="float" office:value="5" calcext:value-type="float">
            <text:p>5</text:p>
          </table:table-cell>
          <table:table-cell table:formula="of:=MOD(QUOTIENT([.BG$1]*[.$B28]+[.BG$1]*[.$A28]*10;10);10)" office:value-type="float" office:value="8" calcext:value-type="float">
            <text:p>8</text:p>
          </table:table-cell>
          <table:table-cell table:formula="of:=MOD([.BH$1]*[.$B28]+[.BH$1]*[.$A28]*10;10)" office:value-type="float" office:value="0" calcext:value-type="float">
            <text:p>0</text:p>
          </table:table-cell>
          <table:table-cell/>
          <table:table-cell table:formula="of:=MOD(QUOTIENT([.BJ$1]*[.$B28]+[.BJ$1]*[.$A28]*10;100);10)" office:value-type="float" office:value="6" calcext:value-type="float">
            <text:p>6</text:p>
          </table:table-cell>
          <table:table-cell table:formula="of:=MOD(QUOTIENT([.BK$1]*[.$B28]+[.BK$1]*[.$A28]*10;10);10)" office:value-type="float" office:value="0" calcext:value-type="float">
            <text:p>0</text:p>
          </table:table-cell>
          <table:table-cell table:formula="of:=MOD([.BL$1]*[.$B28]+[.BL$1]*[.$A28]*10;10)" office:value-type="float" office:value="9" calcext:value-type="float">
            <text:p>9</text:p>
          </table:table-cell>
          <table:table-cell/>
          <table:table-cell table:formula="of:=MOD(QUOTIENT([.BN$1]*[.$B28]+[.BN$1]*[.$A28]*10;100);10)" office:value-type="float" office:value="6" calcext:value-type="float">
            <text:p>6</text:p>
          </table:table-cell>
          <table:table-cell table:formula="of:=MOD(QUOTIENT([.BO$1]*[.$B28]+[.BO$1]*[.$A28]*10;10);10)" office:value-type="float" office:value="3" calcext:value-type="float">
            <text:p>3</text:p>
          </table:table-cell>
          <table:table-cell table:formula="of:=MOD([.BP$1]*[.$B28]+[.BP$1]*[.$A28]*10;10)" office:value-type="float" office:value="8" calcext:value-type="float">
            <text:p>8</text:p>
          </table:table-cell>
          <table:table-cell/>
          <table:table-cell table:formula="of:=MOD(QUOTIENT([.BR$1]*[.$B28]+[.BR$1]*[.$A28]*10;100);10)" office:value-type="float" office:value="6" calcext:value-type="float">
            <text:p>6</text:p>
          </table:table-cell>
          <table:table-cell table:formula="of:=MOD(QUOTIENT([.BS$1]*[.$B28]+[.BS$1]*[.$A28]*10;10);10)" office:value-type="float" office:value="6" calcext:value-type="float">
            <text:p>6</text:p>
          </table:table-cell>
          <table:table-cell table:formula="of:=MOD([.BT$1]*[.$B28]+[.BT$1]*[.$A28]*10;10)" office:value-type="float" office:value="7" calcext:value-type="float">
            <text:p>7</text:p>
          </table:table-cell>
          <table:table-cell/>
          <table:table-cell table:formula="of:=MOD(QUOTIENT([.BV$1]*[.$B28]+[.BV$1]*[.$A28]*10;100);10)" office:value-type="float" office:value="6" calcext:value-type="float">
            <text:p>6</text:p>
          </table:table-cell>
          <table:table-cell table:formula="of:=MOD(QUOTIENT([.BW$1]*[.$B28]+[.BW$1]*[.$A28]*10;10);10)" office:value-type="float" office:value="9" calcext:value-type="float">
            <text:p>9</text:p>
          </table:table-cell>
          <table:table-cell table:formula="of:=MOD([.BX$1]*[.$B28]+[.BX$1]*[.$A28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QUOTIENT([.C$1]*[.$B29]+[.C$1]*[.$A29]*10;10)" office:value-type="float" office:value="3" calcext:value-type="float">
            <text:p>3</text:p>
          </table:table-cell>
          <table:table-cell table:formula="of:=MOD([.D$1]*[.$B29]+[.D$1]*[.$A29]*10;10)" office:value-type="float" office:value="1" calcext:value-type="float">
            <text:p>1</text:p>
          </table:table-cell>
          <table:table-cell table:formula="of:=QUOTIENT([.E$1]*[.$B29]+[.E$1]*[.$A29]*10;10)" office:value-type="float" office:value="6" calcext:value-type="float">
            <text:p>6</text:p>
          </table:table-cell>
          <table:table-cell table:formula="of:=MOD([.F$1]*[.$B29]+[.F$1]*[.$A29]*10;10)" office:value-type="float" office:value="2" calcext:value-type="float">
            <text:p>2</text:p>
          </table:table-cell>
          <table:table-cell/>
          <table:table-cell table:formula="of:=MOD(QUOTIENT([.H$1]*[.$B29]+[.H$1]*[.$A29]*10;10);10)" office:value-type="float" office:value="9" calcext:value-type="float">
            <text:p>9</text:p>
          </table:table-cell>
          <table:table-cell table:formula="of:=MOD([.I$1]*[.$B29]+[.I$1]*[.$A29]*10;10)" office:value-type="float" office:value="3" calcext:value-type="float">
            <text:p>3</text:p>
          </table:table-cell>
          <table:table-cell table:formula="of:=QUOTIENT([.J$1]*[.$B29]+[.J$1]*[.$A29]*10;100)" office:value-type="float" office:value="1" calcext:value-type="float">
            <text:p>1</text:p>
          </table:table-cell>
          <table:table-cell table:formula="of:=MOD(QUOTIENT([.K$1]*[.$B29]+[.K$1]*[.$A29]*10;10);10)" office:value-type="float" office:value="2" calcext:value-type="float">
            <text:p>2</text:p>
          </table:table-cell>
          <table:table-cell table:formula="of:=MOD([.L$1]*[.$B29]+[.L$1]*[.$A29]*10;10)" office:value-type="float" office:value="4" calcext:value-type="float">
            <text:p>4</text:p>
          </table:table-cell>
          <table:table-cell table:formula="of:=QUOTIENT([.M$1]*[.$B29]+[.M$1]*[.$A29]*10;100)" office:value-type="float" office:value="1" calcext:value-type="float">
            <text:p>1</text:p>
          </table:table-cell>
          <table:table-cell table:formula="of:=MOD(QUOTIENT([.N$1]*[.$B29]+[.N$1]*[.$A29]*10;10);10)" office:value-type="float" office:value="5" calcext:value-type="float">
            <text:p>5</text:p>
          </table:table-cell>
          <table:table-cell table:formula="of:=MOD([.O$1]*[.$B29]+[.O$1]*[.$A29]*10;10)" office:value-type="float" office:value="5" calcext:value-type="float">
            <text:p>5</text:p>
          </table:table-cell>
          <table:table-cell table:formula="of:=QUOTIENT([.P$1]*[.$B29]+[.P$1]*[.$A29]*10;100)" office:value-type="float" office:value="1" calcext:value-type="float">
            <text:p>1</text:p>
          </table:table-cell>
          <table:table-cell table:formula="of:=MOD(QUOTIENT([.Q$1]*[.$B29]+[.Q$1]*[.$A29]*10;10);10)" office:value-type="float" office:value="8" calcext:value-type="float">
            <text:p>8</text:p>
          </table:table-cell>
          <table:table-cell table:formula="of:=MOD([.R$1]*[.$B29]+[.R$1]*[.$A29]*10;10)" office:value-type="float" office:value="6" calcext:value-type="float">
            <text:p>6</text:p>
          </table:table-cell>
          <table:table-cell table:formula="of:=QUOTIENT([.S$1]*[.$B29]+[.S$1]*[.$A29]*10;100)" office:value-type="float" office:value="2" calcext:value-type="float">
            <text:p>2</text:p>
          </table:table-cell>
          <table:table-cell table:formula="of:=MOD(QUOTIENT([.T$1]*[.$B29]+[.T$1]*[.$A29]*10;10);10)" office:value-type="float" office:value="1" calcext:value-type="float">
            <text:p>1</text:p>
          </table:table-cell>
          <table:table-cell table:formula="of:=MOD([.U$1]*[.$B29]+[.U$1]*[.$A29]*10;10)" office:value-type="float" office:value="7" calcext:value-type="float">
            <text:p>7</text:p>
          </table:table-cell>
          <table:table-cell table:formula="of:=QUOTIENT([.V$1]*[.$B29]+[.V$1]*[.$A29]*10;100)" office:value-type="float" office:value="2" calcext:value-type="float">
            <text:p>2</text:p>
          </table:table-cell>
          <table:table-cell table:formula="of:=MOD(QUOTIENT([.W$1]*[.$B29]+[.W$1]*[.$A29]*10;10);10)" office:value-type="float" office:value="4" calcext:value-type="float">
            <text:p>4</text:p>
          </table:table-cell>
          <table:table-cell table:formula="of:=MOD([.X$1]*[.$B29]+[.X$1]*[.$A29]*10;10)" office:value-type="float" office:value="8" calcext:value-type="float">
            <text:p>8</text:p>
          </table:table-cell>
          <table:table-cell table:formula="of:=QUOTIENT([.Y$1]*[.$B29]+[.Y$1]*[.$A29]*10;100)" office:value-type="float" office:value="2" calcext:value-type="float">
            <text:p>2</text:p>
          </table:table-cell>
          <table:table-cell table:formula="of:=MOD(QUOTIENT([.Z$1]*[.$B29]+[.Z$1]*[.$A29]*10;10);10)" office:value-type="float" office:value="7" calcext:value-type="float">
            <text:p>7</text:p>
          </table:table-cell>
          <table:table-cell table:formula="of:=MOD([.AA$1]*[.$B29]+[.AA$1]*[.$A29]*10;10)" office:value-type="float" office:value="9" calcext:value-type="float">
            <text:p>9</text:p>
          </table:table-cell>
          <table:table-cell table:formula="of:=QUOTIENT([.AB$1]*[.$B29]+[.AB$1]*[.$A29]*10;100)" office:value-type="float" office:value="3" calcext:value-type="float">
            <text:p>3</text:p>
          </table:table-cell>
          <table:table-cell table:formula="of:=MOD(QUOTIENT([.AC$1]*[.$B29]+[.AC$1]*[.$A29]*10;10);10)" office:value-type="float" office:value="1" calcext:value-type="float">
            <text:p>1</text:p>
          </table:table-cell>
          <table:table-cell table:formula="of:=MOD([.AD$1]*[.$B29]+[.AD$1]*[.$A29]*10;10)" office:value-type="float" office:value="0" calcext:value-type="float">
            <text:p>0</text:p>
          </table:table-cell>
          <table:table-cell table:formula="of:=QUOTIENT([.AE$1]*[.$B29]+[.AE$1]*[.$A29]*10;100)" office:value-type="float" office:value="3" calcext:value-type="float">
            <text:p>3</text:p>
          </table:table-cell>
          <table:table-cell table:formula="of:=MOD(QUOTIENT([.AF$1]*[.$B29]+[.AF$1]*[.$A29]*10;10);10)" office:value-type="float" office:value="4" calcext:value-type="float">
            <text:p>4</text:p>
          </table:table-cell>
          <table:table-cell table:formula="of:=MOD([.AG$1]*[.$B29]+[.AG$1]*[.$A29]*10;10)" office:value-type="float" office:value="1" calcext:value-type="float">
            <text:p>1</text:p>
          </table:table-cell>
          <table:table-cell table:formula="of:=QUOTIENT([.AH$1]*[.$B29]+[.AH$1]*[.$A29]*10;100)" office:value-type="float" office:value="3" calcext:value-type="float">
            <text:p>3</text:p>
          </table:table-cell>
          <table:table-cell table:formula="of:=MOD(QUOTIENT([.AI$1]*[.$B29]+[.AI$1]*[.$A29]*10;10);10)" office:value-type="float" office:value="7" calcext:value-type="float">
            <text:p>7</text:p>
          </table:table-cell>
          <table:table-cell table:formula="of:=MOD([.AJ$1]*[.$B29]+[.AJ$1]*[.$A29]*10;10)" office:value-type="float" office:value="2" calcext:value-type="float">
            <text:p>2</text:p>
          </table:table-cell>
          <table:table-cell table:formula="of:=QUOTIENT([.AK$1]*[.$B29]+[.AK$1]*[.$A29]*10;100)" office:value-type="float" office:value="4" calcext:value-type="float">
            <text:p>4</text:p>
          </table:table-cell>
          <table:table-cell table:formula="of:=MOD(QUOTIENT([.AL$1]*[.$B29]+[.AL$1]*[.$A29]*10;10);10)" office:value-type="float" office:value="0" calcext:value-type="float">
            <text:p>0</text:p>
          </table:table-cell>
          <table:table-cell table:formula="of:=MOD([.AM$1]*[.$B29]+[.AM$1]*[.$A29]*10;10)" office:value-type="float" office:value="3" calcext:value-type="float">
            <text:p>3</text:p>
          </table:table-cell>
          <table:table-cell table:formula="of:=QUOTIENT([.AN$1]*[.$B29]+[.AN$1]*[.$A29]*10;100)" office:value-type="float" office:value="4" calcext:value-type="float">
            <text:p>4</text:p>
          </table:table-cell>
          <table:table-cell table:formula="of:=MOD(QUOTIENT([.AO$1]*[.$B29]+[.AO$1]*[.$A29]*10;10);10)" office:value-type="float" office:value="3" calcext:value-type="float">
            <text:p>3</text:p>
          </table:table-cell>
          <table:table-cell table:formula="of:=MOD([.AP$1]*[.$B29]+[.AP$1]*[.$A29]*10;10)" office:value-type="float" office:value="4" calcext:value-type="float">
            <text:p>4</text:p>
          </table:table-cell>
          <table:table-cell table:formula="of:=QUOTIENT([.AQ$1]*[.$B29]+[.AQ$1]*[.$A29]*10;100)" office:value-type="float" office:value="4" calcext:value-type="float">
            <text:p>4</text:p>
          </table:table-cell>
          <table:table-cell table:formula="of:=MOD(QUOTIENT([.AR$1]*[.$B29]+[.AR$1]*[.$A29]*10;10);10)" office:value-type="float" office:value="6" calcext:value-type="float">
            <text:p>6</text:p>
          </table:table-cell>
          <table:table-cell table:formula="of:=MOD([.AS$1]*[.$B29]+[.AS$1]*[.$A29]*10;10)" office:value-type="float" office:value="5" calcext:value-type="float">
            <text:p>5</text:p>
          </table:table-cell>
          <table:table-cell table:formula="of:=QUOTIENT([.AT$1]*[.$B29]+[.AT$1]*[.$A29]*10;100)" office:value-type="float" office:value="4" calcext:value-type="float">
            <text:p>4</text:p>
          </table:table-cell>
          <table:table-cell table:formula="of:=MOD(QUOTIENT([.AU$1]*[.$B29]+[.AU$1]*[.$A29]*10;10);10)" office:value-type="float" office:value="9" calcext:value-type="float">
            <text:p>9</text:p>
          </table:table-cell>
          <table:table-cell table:formula="of:=MOD([.AV$1]*[.$B29]+[.AV$1]*[.$A29]*10;10)" office:value-type="float" office:value="6" calcext:value-type="float">
            <text:p>6</text:p>
          </table:table-cell>
          <table:table-cell table:formula="of:=QUOTIENT([.AW$1]*[.$B29]+[.AW$1]*[.$A29]*10;100)" office:value-type="float" office:value="5" calcext:value-type="float">
            <text:p>5</text:p>
          </table:table-cell>
          <table:table-cell table:formula="of:=MOD(QUOTIENT([.AX$1]*[.$B29]+[.AX$1]*[.$A29]*10;10);10)" office:value-type="float" office:value="2" calcext:value-type="float">
            <text:p>2</text:p>
          </table:table-cell>
          <table:table-cell table:formula="of:=MOD([.AY$1]*[.$B29]+[.AY$1]*[.$A29]*10;10)" office:value-type="float" office:value="7" calcext:value-type="float">
            <text:p>7</text:p>
          </table:table-cell>
          <table:table-cell table:formula="of:=QUOTIENT([.AZ$1]*[.$B29]+[.AZ$1]*[.$A29]*10;100)" office:value-type="float" office:value="5" calcext:value-type="float">
            <text:p>5</text:p>
          </table:table-cell>
          <table:table-cell table:formula="of:=MOD(QUOTIENT([.BA$1]*[.$B29]+[.BA$1]*[.$A29]*10;10);10)" office:value-type="float" office:value="5" calcext:value-type="float">
            <text:p>5</text:p>
          </table:table-cell>
          <table:table-cell table:formula="of:=MOD([.BB$1]*[.$B29]+[.BB$1]*[.$A29]*10;10)" office:value-type="float" office:value="8" calcext:value-type="float">
            <text:p>8</text:p>
          </table:table-cell>
          <table:table-cell table:formula="of:=QUOTIENT([.BC$1]*[.$B29]+[.BC$1]*[.$A29]*10;100)" office:value-type="float" office:value="5" calcext:value-type="float">
            <text:p>5</text:p>
          </table:table-cell>
          <table:table-cell table:formula="of:=MOD(QUOTIENT([.BD$1]*[.$B29]+[.BD$1]*[.$A29]*10;10);10)" office:value-type="float" office:value="8" calcext:value-type="float">
            <text:p>8</text:p>
          </table:table-cell>
          <table:table-cell table:formula="of:=MOD([.BE$1]*[.$B29]+[.BE$1]*[.$A29]*10;10)" office:value-type="float" office:value="9" calcext:value-type="float">
            <text:p>9</text:p>
          </table:table-cell>
          <table:table-cell table:formula="of:=QUOTIENT([.BF$1]*[.$B29]+[.BF$1]*[.$A29]*10;100)" office:value-type="float" office:value="6" calcext:value-type="float">
            <text:p>6</text:p>
          </table:table-cell>
          <table:table-cell table:formula="of:=MOD(QUOTIENT([.BG$1]*[.$B29]+[.BG$1]*[.$A29]*10;10);10)" office:value-type="float" office:value="2" calcext:value-type="float">
            <text:p>2</text:p>
          </table:table-cell>
          <table:table-cell table:formula="of:=MOD([.BH$1]*[.$B29]+[.BH$1]*[.$A29]*10;10)" office:value-type="float" office:value="0" calcext:value-type="float">
            <text:p>0</text:p>
          </table:table-cell>
          <table:table-cell/>
          <table:table-cell table:formula="of:=MOD(QUOTIENT([.BJ$1]*[.$B29]+[.BJ$1]*[.$A29]*10;100);10)" office:value-type="float" office:value="6" calcext:value-type="float">
            <text:p>6</text:p>
          </table:table-cell>
          <table:table-cell table:formula="of:=MOD(QUOTIENT([.BK$1]*[.$B29]+[.BK$1]*[.$A29]*10;10);10)" office:value-type="float" office:value="5" calcext:value-type="float">
            <text:p>5</text:p>
          </table:table-cell>
          <table:table-cell table:formula="of:=MOD([.BL$1]*[.$B29]+[.BL$1]*[.$A29]*10;10)" office:value-type="float" office:value="1" calcext:value-type="float">
            <text:p>1</text:p>
          </table:table-cell>
          <table:table-cell/>
          <table:table-cell table:formula="of:=MOD(QUOTIENT([.BN$1]*[.$B29]+[.BN$1]*[.$A29]*10;100);10)" office:value-type="float" office:value="6" calcext:value-type="float">
            <text:p>6</text:p>
          </table:table-cell>
          <table:table-cell table:formula="of:=MOD(QUOTIENT([.BO$1]*[.$B29]+[.BO$1]*[.$A29]*10;10);10)" office:value-type="float" office:value="8" calcext:value-type="float">
            <text:p>8</text:p>
          </table:table-cell>
          <table:table-cell table:formula="of:=MOD([.BP$1]*[.$B29]+[.BP$1]*[.$A29]*10;10)" office:value-type="float" office:value="2" calcext:value-type="float">
            <text:p>2</text:p>
          </table:table-cell>
          <table:table-cell/>
          <table:table-cell table:formula="of:=MOD(QUOTIENT([.BR$1]*[.$B29]+[.BR$1]*[.$A29]*10;100);10)" office:value-type="float" office:value="7" calcext:value-type="float">
            <text:p>7</text:p>
          </table:table-cell>
          <table:table-cell table:formula="of:=MOD(QUOTIENT([.BS$1]*[.$B29]+[.BS$1]*[.$A29]*10;10);10)" office:value-type="float" office:value="1" calcext:value-type="float">
            <text:p>1</text:p>
          </table:table-cell>
          <table:table-cell table:formula="of:=MOD([.BT$1]*[.$B29]+[.BT$1]*[.$A29]*10;10)" office:value-type="float" office:value="3" calcext:value-type="float">
            <text:p>3</text:p>
          </table:table-cell>
          <table:table-cell/>
          <table:table-cell table:formula="of:=MOD(QUOTIENT([.BV$1]*[.$B29]+[.BV$1]*[.$A29]*10;100);10)" office:value-type="float" office:value="7" calcext:value-type="float">
            <text:p>7</text:p>
          </table:table-cell>
          <table:table-cell table:formula="of:=MOD(QUOTIENT([.BW$1]*[.$B29]+[.BW$1]*[.$A29]*10;10);10)" office:value-type="float" office:value="4" calcext:value-type="float">
            <text:p>4</text:p>
          </table:table-cell>
          <table:table-cell table:formula="of:=MOD([.BX$1]*[.$B29]+[.BX$1]*[.$A29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OTIENT([.C$1]*[.$B30]+[.C$1]*[.$A30]*10;10)" office:value-type="float" office:value="3" calcext:value-type="float">
            <text:p>3</text:p>
          </table:table-cell>
          <table:table-cell table:formula="of:=MOD([.D$1]*[.$B30]+[.D$1]*[.$A30]*10;10)" office:value-type="float" office:value="2" calcext:value-type="float">
            <text:p>2</text:p>
          </table:table-cell>
          <table:table-cell table:formula="of:=QUOTIENT([.E$1]*[.$B30]+[.E$1]*[.$A30]*10;10)" office:value-type="float" office:value="6" calcext:value-type="float">
            <text:p>6</text:p>
          </table:table-cell>
          <table:table-cell table:formula="of:=MOD([.F$1]*[.$B30]+[.F$1]*[.$A30]*10;10)" office:value-type="float" office:value="4" calcext:value-type="float">
            <text:p>4</text:p>
          </table:table-cell>
          <table:table-cell/>
          <table:table-cell table:formula="of:=MOD(QUOTIENT([.H$1]*[.$B30]+[.H$1]*[.$A30]*10;10);10)" office:value-type="float" office:value="9" calcext:value-type="float">
            <text:p>9</text:p>
          </table:table-cell>
          <table:table-cell table:formula="of:=MOD([.I$1]*[.$B30]+[.I$1]*[.$A30]*10;10)" office:value-type="float" office:value="6" calcext:value-type="float">
            <text:p>6</text:p>
          </table:table-cell>
          <table:table-cell table:formula="of:=QUOTIENT([.J$1]*[.$B30]+[.J$1]*[.$A30]*10;100)" office:value-type="float" office:value="1" calcext:value-type="float">
            <text:p>1</text:p>
          </table:table-cell>
          <table:table-cell table:formula="of:=MOD(QUOTIENT([.K$1]*[.$B30]+[.K$1]*[.$A30]*10;10);10)" office:value-type="float" office:value="2" calcext:value-type="float">
            <text:p>2</text:p>
          </table:table-cell>
          <table:table-cell table:formula="of:=MOD([.L$1]*[.$B30]+[.L$1]*[.$A30]*10;10)" office:value-type="float" office:value="8" calcext:value-type="float">
            <text:p>8</text:p>
          </table:table-cell>
          <table:table-cell table:formula="of:=QUOTIENT([.M$1]*[.$B30]+[.M$1]*[.$A30]*10;100)" office:value-type="float" office:value="1" calcext:value-type="float">
            <text:p>1</text:p>
          </table:table-cell>
          <table:table-cell table:formula="of:=MOD(QUOTIENT([.N$1]*[.$B30]+[.N$1]*[.$A30]*10;10);10)" office:value-type="float" office:value="6" calcext:value-type="float">
            <text:p>6</text:p>
          </table:table-cell>
          <table:table-cell table:formula="of:=MOD([.O$1]*[.$B30]+[.O$1]*[.$A30]*10;10)" office:value-type="float" office:value="0" calcext:value-type="float">
            <text:p>0</text:p>
          </table:table-cell>
          <table:table-cell table:formula="of:=QUOTIENT([.P$1]*[.$B30]+[.P$1]*[.$A30]*10;100)" office:value-type="float" office:value="1" calcext:value-type="float">
            <text:p>1</text:p>
          </table:table-cell>
          <table:table-cell table:formula="of:=MOD(QUOTIENT([.Q$1]*[.$B30]+[.Q$1]*[.$A30]*10;10);10)" office:value-type="float" office:value="9" calcext:value-type="float">
            <text:p>9</text:p>
          </table:table-cell>
          <table:table-cell table:formula="of:=MOD([.R$1]*[.$B30]+[.R$1]*[.$A30]*10;10)" office:value-type="float" office:value="2" calcext:value-type="float">
            <text:p>2</text:p>
          </table:table-cell>
          <table:table-cell table:formula="of:=QUOTIENT([.S$1]*[.$B30]+[.S$1]*[.$A30]*10;100)" office:value-type="float" office:value="2" calcext:value-type="float">
            <text:p>2</text:p>
          </table:table-cell>
          <table:table-cell table:formula="of:=MOD(QUOTIENT([.T$1]*[.$B30]+[.T$1]*[.$A30]*10;10);10)" office:value-type="float" office:value="2" calcext:value-type="float">
            <text:p>2</text:p>
          </table:table-cell>
          <table:table-cell table:formula="of:=MOD([.U$1]*[.$B30]+[.U$1]*[.$A30]*10;10)" office:value-type="float" office:value="4" calcext:value-type="float">
            <text:p>4</text:p>
          </table:table-cell>
          <table:table-cell table:formula="of:=QUOTIENT([.V$1]*[.$B30]+[.V$1]*[.$A30]*10;100)" office:value-type="float" office:value="2" calcext:value-type="float">
            <text:p>2</text:p>
          </table:table-cell>
          <table:table-cell table:formula="of:=MOD(QUOTIENT([.W$1]*[.$B30]+[.W$1]*[.$A30]*10;10);10)" office:value-type="float" office:value="5" calcext:value-type="float">
            <text:p>5</text:p>
          </table:table-cell>
          <table:table-cell table:formula="of:=MOD([.X$1]*[.$B30]+[.X$1]*[.$A30]*10;10)" office:value-type="float" office:value="6" calcext:value-type="float">
            <text:p>6</text:p>
          </table:table-cell>
          <table:table-cell table:formula="of:=QUOTIENT([.Y$1]*[.$B30]+[.Y$1]*[.$A30]*10;100)" office:value-type="float" office:value="2" calcext:value-type="float">
            <text:p>2</text:p>
          </table:table-cell>
          <table:table-cell table:formula="of:=MOD(QUOTIENT([.Z$1]*[.$B30]+[.Z$1]*[.$A30]*10;10);10)" office:value-type="float" office:value="8" calcext:value-type="float">
            <text:p>8</text:p>
          </table:table-cell>
          <table:table-cell table:formula="of:=MOD([.AA$1]*[.$B30]+[.AA$1]*[.$A30]*10;10)" office:value-type="float" office:value="8" calcext:value-type="float">
            <text:p>8</text:p>
          </table:table-cell>
          <table:table-cell table:formula="of:=QUOTIENT([.AB$1]*[.$B30]+[.AB$1]*[.$A30]*10;100)" office:value-type="float" office:value="3" calcext:value-type="float">
            <text:p>3</text:p>
          </table:table-cell>
          <table:table-cell table:formula="of:=MOD(QUOTIENT([.AC$1]*[.$B30]+[.AC$1]*[.$A30]*10;10);10)" office:value-type="float" office:value="2" calcext:value-type="float">
            <text:p>2</text:p>
          </table:table-cell>
          <table:table-cell table:formula="of:=MOD([.AD$1]*[.$B30]+[.AD$1]*[.$A30]*10;10)" office:value-type="float" office:value="0" calcext:value-type="float">
            <text:p>0</text:p>
          </table:table-cell>
          <table:table-cell table:formula="of:=QUOTIENT([.AE$1]*[.$B30]+[.AE$1]*[.$A30]*10;100)" office:value-type="float" office:value="3" calcext:value-type="float">
            <text:p>3</text:p>
          </table:table-cell>
          <table:table-cell table:formula="of:=MOD(QUOTIENT([.AF$1]*[.$B30]+[.AF$1]*[.$A30]*10;10);10)" office:value-type="float" office:value="5" calcext:value-type="float">
            <text:p>5</text:p>
          </table:table-cell>
          <table:table-cell table:formula="of:=MOD([.AG$1]*[.$B30]+[.AG$1]*[.$A30]*10;10)" office:value-type="float" office:value="2" calcext:value-type="float">
            <text:p>2</text:p>
          </table:table-cell>
          <table:table-cell table:formula="of:=QUOTIENT([.AH$1]*[.$B30]+[.AH$1]*[.$A30]*10;100)" office:value-type="float" office:value="3" calcext:value-type="float">
            <text:p>3</text:p>
          </table:table-cell>
          <table:table-cell table:formula="of:=MOD(QUOTIENT([.AI$1]*[.$B30]+[.AI$1]*[.$A30]*10;10);10)" office:value-type="float" office:value="8" calcext:value-type="float">
            <text:p>8</text:p>
          </table:table-cell>
          <table:table-cell table:formula="of:=MOD([.AJ$1]*[.$B30]+[.AJ$1]*[.$A30]*10;10)" office:value-type="float" office:value="4" calcext:value-type="float">
            <text:p>4</text:p>
          </table:table-cell>
          <table:table-cell table:formula="of:=QUOTIENT([.AK$1]*[.$B30]+[.AK$1]*[.$A30]*10;100)" office:value-type="float" office:value="4" calcext:value-type="float">
            <text:p>4</text:p>
          </table:table-cell>
          <table:table-cell table:formula="of:=MOD(QUOTIENT([.AL$1]*[.$B30]+[.AL$1]*[.$A30]*10;10);10)" office:value-type="float" office:value="1" calcext:value-type="float">
            <text:p>1</text:p>
          </table:table-cell>
          <table:table-cell table:formula="of:=MOD([.AM$1]*[.$B30]+[.AM$1]*[.$A30]*10;10)" office:value-type="float" office:value="6" calcext:value-type="float">
            <text:p>6</text:p>
          </table:table-cell>
          <table:table-cell table:formula="of:=QUOTIENT([.AN$1]*[.$B30]+[.AN$1]*[.$A30]*10;100)" office:value-type="float" office:value="4" calcext:value-type="float">
            <text:p>4</text:p>
          </table:table-cell>
          <table:table-cell table:formula="of:=MOD(QUOTIENT([.AO$1]*[.$B30]+[.AO$1]*[.$A30]*10;10);10)" office:value-type="float" office:value="4" calcext:value-type="float">
            <text:p>4</text:p>
          </table:table-cell>
          <table:table-cell table:formula="of:=MOD([.AP$1]*[.$B30]+[.AP$1]*[.$A30]*10;10)" office:value-type="float" office:value="8" calcext:value-type="float">
            <text:p>8</text:p>
          </table:table-cell>
          <table:table-cell table:formula="of:=QUOTIENT([.AQ$1]*[.$B30]+[.AQ$1]*[.$A30]*10;100)" office:value-type="float" office:value="4" calcext:value-type="float">
            <text:p>4</text:p>
          </table:table-cell>
          <table:table-cell table:formula="of:=MOD(QUOTIENT([.AR$1]*[.$B30]+[.AR$1]*[.$A30]*10;10);10)" office:value-type="float" office:value="8" calcext:value-type="float">
            <text:p>8</text:p>
          </table:table-cell>
          <table:table-cell table:formula="of:=MOD([.AS$1]*[.$B30]+[.AS$1]*[.$A30]*10;10)" office:value-type="float" office:value="0" calcext:value-type="float">
            <text:p>0</text:p>
          </table:table-cell>
          <table:table-cell table:formula="of:=QUOTIENT([.AT$1]*[.$B30]+[.AT$1]*[.$A30]*10;100)" office:value-type="float" office:value="5" calcext:value-type="float">
            <text:p>5</text:p>
          </table:table-cell>
          <table:table-cell table:formula="of:=MOD(QUOTIENT([.AU$1]*[.$B30]+[.AU$1]*[.$A30]*10;10);10)" office:value-type="float" office:value="1" calcext:value-type="float">
            <text:p>1</text:p>
          </table:table-cell>
          <table:table-cell table:formula="of:=MOD([.AV$1]*[.$B30]+[.AV$1]*[.$A30]*10;10)" office:value-type="float" office:value="2" calcext:value-type="float">
            <text:p>2</text:p>
          </table:table-cell>
          <table:table-cell table:formula="of:=QUOTIENT([.AW$1]*[.$B30]+[.AW$1]*[.$A30]*10;100)" office:value-type="float" office:value="5" calcext:value-type="float">
            <text:p>5</text:p>
          </table:table-cell>
          <table:table-cell table:formula="of:=MOD(QUOTIENT([.AX$1]*[.$B30]+[.AX$1]*[.$A30]*10;10);10)" office:value-type="float" office:value="4" calcext:value-type="float">
            <text:p>4</text:p>
          </table:table-cell>
          <table:table-cell table:formula="of:=MOD([.AY$1]*[.$B30]+[.AY$1]*[.$A30]*10;10)" office:value-type="float" office:value="4" calcext:value-type="float">
            <text:p>4</text:p>
          </table:table-cell>
          <table:table-cell table:formula="of:=QUOTIENT([.AZ$1]*[.$B30]+[.AZ$1]*[.$A30]*10;100)" office:value-type="float" office:value="5" calcext:value-type="float">
            <text:p>5</text:p>
          </table:table-cell>
          <table:table-cell table:formula="of:=MOD(QUOTIENT([.BA$1]*[.$B30]+[.BA$1]*[.$A30]*10;10);10)" office:value-type="float" office:value="7" calcext:value-type="float">
            <text:p>7</text:p>
          </table:table-cell>
          <table:table-cell table:formula="of:=MOD([.BB$1]*[.$B30]+[.BB$1]*[.$A30]*10;10)" office:value-type="float" office:value="6" calcext:value-type="float">
            <text:p>6</text:p>
          </table:table-cell>
          <table:table-cell table:formula="of:=QUOTIENT([.BC$1]*[.$B30]+[.BC$1]*[.$A30]*10;100)" office:value-type="float" office:value="6" calcext:value-type="float">
            <text:p>6</text:p>
          </table:table-cell>
          <table:table-cell table:formula="of:=MOD(QUOTIENT([.BD$1]*[.$B30]+[.BD$1]*[.$A30]*10;10);10)" office:value-type="float" office:value="0" calcext:value-type="float">
            <text:p>0</text:p>
          </table:table-cell>
          <table:table-cell table:formula="of:=MOD([.BE$1]*[.$B30]+[.BE$1]*[.$A30]*10;10)" office:value-type="float" office:value="8" calcext:value-type="float">
            <text:p>8</text:p>
          </table:table-cell>
          <table:table-cell table:formula="of:=QUOTIENT([.BF$1]*[.$B30]+[.BF$1]*[.$A30]*10;100)" office:value-type="float" office:value="6" calcext:value-type="float">
            <text:p>6</text:p>
          </table:table-cell>
          <table:table-cell table:formula="of:=MOD(QUOTIENT([.BG$1]*[.$B30]+[.BG$1]*[.$A30]*10;10);10)" office:value-type="float" office:value="4" calcext:value-type="float">
            <text:p>4</text:p>
          </table:table-cell>
          <table:table-cell table:formula="of:=MOD([.BH$1]*[.$B30]+[.BH$1]*[.$A30]*10;10)" office:value-type="float" office:value="0" calcext:value-type="float">
            <text:p>0</text:p>
          </table:table-cell>
          <table:table-cell/>
          <table:table-cell table:formula="of:=MOD(QUOTIENT([.BJ$1]*[.$B30]+[.BJ$1]*[.$A30]*10;100);10)" office:value-type="float" office:value="6" calcext:value-type="float">
            <text:p>6</text:p>
          </table:table-cell>
          <table:table-cell table:formula="of:=MOD(QUOTIENT([.BK$1]*[.$B30]+[.BK$1]*[.$A30]*10;10);10)" office:value-type="float" office:value="7" calcext:value-type="float">
            <text:p>7</text:p>
          </table:table-cell>
          <table:table-cell table:formula="of:=MOD([.BL$1]*[.$B30]+[.BL$1]*[.$A30]*10;10)" office:value-type="float" office:value="2" calcext:value-type="float">
            <text:p>2</text:p>
          </table:table-cell>
          <table:table-cell/>
          <table:table-cell table:formula="of:=MOD(QUOTIENT([.BN$1]*[.$B30]+[.BN$1]*[.$A30]*10;100);10)" office:value-type="float" office:value="7" calcext:value-type="float">
            <text:p>7</text:p>
          </table:table-cell>
          <table:table-cell table:formula="of:=MOD(QUOTIENT([.BO$1]*[.$B30]+[.BO$1]*[.$A30]*10;10);10)" office:value-type="float" office:value="0" calcext:value-type="float">
            <text:p>0</text:p>
          </table:table-cell>
          <table:table-cell table:formula="of:=MOD([.BP$1]*[.$B30]+[.BP$1]*[.$A30]*10;10)" office:value-type="float" office:value="4" calcext:value-type="float">
            <text:p>4</text:p>
          </table:table-cell>
          <table:table-cell/>
          <table:table-cell table:formula="of:=MOD(QUOTIENT([.BR$1]*[.$B30]+[.BR$1]*[.$A30]*10;100);10)" office:value-type="float" office:value="7" calcext:value-type="float">
            <text:p>7</text:p>
          </table:table-cell>
          <table:table-cell table:formula="of:=MOD(QUOTIENT([.BS$1]*[.$B30]+[.BS$1]*[.$A30]*10;10);10)" office:value-type="float" office:value="3" calcext:value-type="float">
            <text:p>3</text:p>
          </table:table-cell>
          <table:table-cell table:formula="of:=MOD([.BT$1]*[.$B30]+[.BT$1]*[.$A30]*10;10)" office:value-type="float" office:value="6" calcext:value-type="float">
            <text:p>6</text:p>
          </table:table-cell>
          <table:table-cell/>
          <table:table-cell table:formula="of:=MOD(QUOTIENT([.BV$1]*[.$B30]+[.BV$1]*[.$A30]*10;100);10)" office:value-type="float" office:value="7" calcext:value-type="float">
            <text:p>7</text:p>
          </table:table-cell>
          <table:table-cell table:formula="of:=MOD(QUOTIENT([.BW$1]*[.$B30]+[.BW$1]*[.$A30]*10;10);10)" office:value-type="float" office:value="6" calcext:value-type="float">
            <text:p>6</text:p>
          </table:table-cell>
          <table:table-cell table:formula="of:=MOD([.BX$1]*[.$B30]+[.BX$1]*[.$A30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QUOTIENT([.C$1]*[.$B31]+[.C$1]*[.$A31]*10;10)" office:value-type="float" office:value="3" calcext:value-type="float">
            <text:p>3</text:p>
          </table:table-cell>
          <table:table-cell table:formula="of:=MOD([.D$1]*[.$B31]+[.D$1]*[.$A31]*10;10)" office:value-type="float" office:value="3" calcext:value-type="float">
            <text:p>3</text:p>
          </table:table-cell>
          <table:table-cell table:formula="of:=QUOTIENT([.E$1]*[.$B31]+[.E$1]*[.$A31]*10;10)" office:value-type="float" office:value="6" calcext:value-type="float">
            <text:p>6</text:p>
          </table:table-cell>
          <table:table-cell table:formula="of:=MOD([.F$1]*[.$B31]+[.F$1]*[.$A31]*10;10)" office:value-type="float" office:value="6" calcext:value-type="float">
            <text:p>6</text:p>
          </table:table-cell>
          <table:table-cell/>
          <table:table-cell table:formula="of:=MOD(QUOTIENT([.H$1]*[.$B31]+[.H$1]*[.$A31]*10;10);10)" office:value-type="float" office:value="9" calcext:value-type="float">
            <text:p>9</text:p>
          </table:table-cell>
          <table:table-cell table:formula="of:=MOD([.I$1]*[.$B31]+[.I$1]*[.$A31]*10;10)" office:value-type="float" office:value="9" calcext:value-type="float">
            <text:p>9</text:p>
          </table:table-cell>
          <table:table-cell table:formula="of:=QUOTIENT([.J$1]*[.$B31]+[.J$1]*[.$A31]*10;100)" office:value-type="float" office:value="1" calcext:value-type="float">
            <text:p>1</text:p>
          </table:table-cell>
          <table:table-cell table:formula="of:=MOD(QUOTIENT([.K$1]*[.$B31]+[.K$1]*[.$A31]*10;10);10)" office:value-type="float" office:value="3" calcext:value-type="float">
            <text:p>3</text:p>
          </table:table-cell>
          <table:table-cell table:formula="of:=MOD([.L$1]*[.$B31]+[.L$1]*[.$A31]*10;10)" office:value-type="float" office:value="2" calcext:value-type="float">
            <text:p>2</text:p>
          </table:table-cell>
          <table:table-cell table:formula="of:=QUOTIENT([.M$1]*[.$B31]+[.M$1]*[.$A31]*10;100)" office:value-type="float" office:value="1" calcext:value-type="float">
            <text:p>1</text:p>
          </table:table-cell>
          <table:table-cell table:formula="of:=MOD(QUOTIENT([.N$1]*[.$B31]+[.N$1]*[.$A31]*10;10);10)" office:value-type="float" office:value="6" calcext:value-type="float">
            <text:p>6</text:p>
          </table:table-cell>
          <table:table-cell table:formula="of:=MOD([.O$1]*[.$B31]+[.O$1]*[.$A31]*10;10)" office:value-type="float" office:value="5" calcext:value-type="float">
            <text:p>5</text:p>
          </table:table-cell>
          <table:table-cell table:formula="of:=QUOTIENT([.P$1]*[.$B31]+[.P$1]*[.$A31]*10;100)" office:value-type="float" office:value="1" calcext:value-type="float">
            <text:p>1</text:p>
          </table:table-cell>
          <table:table-cell table:formula="of:=MOD(QUOTIENT([.Q$1]*[.$B31]+[.Q$1]*[.$A31]*10;10);10)" office:value-type="float" office:value="9" calcext:value-type="float">
            <text:p>9</text:p>
          </table:table-cell>
          <table:table-cell table:formula="of:=MOD([.R$1]*[.$B31]+[.R$1]*[.$A31]*10;10)" office:value-type="float" office:value="8" calcext:value-type="float">
            <text:p>8</text:p>
          </table:table-cell>
          <table:table-cell table:formula="of:=QUOTIENT([.S$1]*[.$B31]+[.S$1]*[.$A31]*10;100)" office:value-type="float" office:value="2" calcext:value-type="float">
            <text:p>2</text:p>
          </table:table-cell>
          <table:table-cell table:formula="of:=MOD(QUOTIENT([.T$1]*[.$B31]+[.T$1]*[.$A31]*10;10);10)" office:value-type="float" office:value="3" calcext:value-type="float">
            <text:p>3</text:p>
          </table:table-cell>
          <table:table-cell table:formula="of:=MOD([.U$1]*[.$B31]+[.U$1]*[.$A31]*10;10)" office:value-type="float" office:value="1" calcext:value-type="float">
            <text:p>1</text:p>
          </table:table-cell>
          <table:table-cell table:formula="of:=QUOTIENT([.V$1]*[.$B31]+[.V$1]*[.$A31]*10;100)" office:value-type="float" office:value="2" calcext:value-type="float">
            <text:p>2</text:p>
          </table:table-cell>
          <table:table-cell table:formula="of:=MOD(QUOTIENT([.W$1]*[.$B31]+[.W$1]*[.$A31]*10;10);10)" office:value-type="float" office:value="6" calcext:value-type="float">
            <text:p>6</text:p>
          </table:table-cell>
          <table:table-cell table:formula="of:=MOD([.X$1]*[.$B31]+[.X$1]*[.$A31]*10;10)" office:value-type="float" office:value="4" calcext:value-type="float">
            <text:p>4</text:p>
          </table:table-cell>
          <table:table-cell table:formula="of:=QUOTIENT([.Y$1]*[.$B31]+[.Y$1]*[.$A31]*10;100)" office:value-type="float" office:value="2" calcext:value-type="float">
            <text:p>2</text:p>
          </table:table-cell>
          <table:table-cell table:formula="of:=MOD(QUOTIENT([.Z$1]*[.$B31]+[.Z$1]*[.$A31]*10;10);10)" office:value-type="float" office:value="9" calcext:value-type="float">
            <text:p>9</text:p>
          </table:table-cell>
          <table:table-cell table:formula="of:=MOD([.AA$1]*[.$B31]+[.AA$1]*[.$A31]*10;10)" office:value-type="float" office:value="7" calcext:value-type="float">
            <text:p>7</text:p>
          </table:table-cell>
          <table:table-cell table:formula="of:=QUOTIENT([.AB$1]*[.$B31]+[.AB$1]*[.$A31]*10;100)" office:value-type="float" office:value="3" calcext:value-type="float">
            <text:p>3</text:p>
          </table:table-cell>
          <table:table-cell table:formula="of:=MOD(QUOTIENT([.AC$1]*[.$B31]+[.AC$1]*[.$A31]*10;10);10)" office:value-type="float" office:value="3" calcext:value-type="float">
            <text:p>3</text:p>
          </table:table-cell>
          <table:table-cell table:formula="of:=MOD([.AD$1]*[.$B31]+[.AD$1]*[.$A31]*10;10)" office:value-type="float" office:value="0" calcext:value-type="float">
            <text:p>0</text:p>
          </table:table-cell>
          <table:table-cell table:formula="of:=QUOTIENT([.AE$1]*[.$B31]+[.AE$1]*[.$A31]*10;100)" office:value-type="float" office:value="3" calcext:value-type="float">
            <text:p>3</text:p>
          </table:table-cell>
          <table:table-cell table:formula="of:=MOD(QUOTIENT([.AF$1]*[.$B31]+[.AF$1]*[.$A31]*10;10);10)" office:value-type="float" office:value="6" calcext:value-type="float">
            <text:p>6</text:p>
          </table:table-cell>
          <table:table-cell table:formula="of:=MOD([.AG$1]*[.$B31]+[.AG$1]*[.$A31]*10;10)" office:value-type="float" office:value="3" calcext:value-type="float">
            <text:p>3</text:p>
          </table:table-cell>
          <table:table-cell table:formula="of:=QUOTIENT([.AH$1]*[.$B31]+[.AH$1]*[.$A31]*10;100)" office:value-type="float" office:value="3" calcext:value-type="float">
            <text:p>3</text:p>
          </table:table-cell>
          <table:table-cell table:formula="of:=MOD(QUOTIENT([.AI$1]*[.$B31]+[.AI$1]*[.$A31]*10;10);10)" office:value-type="float" office:value="9" calcext:value-type="float">
            <text:p>9</text:p>
          </table:table-cell>
          <table:table-cell table:formula="of:=MOD([.AJ$1]*[.$B31]+[.AJ$1]*[.$A31]*10;10)" office:value-type="float" office:value="6" calcext:value-type="float">
            <text:p>6</text:p>
          </table:table-cell>
          <table:table-cell table:formula="of:=QUOTIENT([.AK$1]*[.$B31]+[.AK$1]*[.$A31]*10;100)" office:value-type="float" office:value="4" calcext:value-type="float">
            <text:p>4</text:p>
          </table:table-cell>
          <table:table-cell table:formula="of:=MOD(QUOTIENT([.AL$1]*[.$B31]+[.AL$1]*[.$A31]*10;10);10)" office:value-type="float" office:value="2" calcext:value-type="float">
            <text:p>2</text:p>
          </table:table-cell>
          <table:table-cell table:formula="of:=MOD([.AM$1]*[.$B31]+[.AM$1]*[.$A31]*10;10)" office:value-type="float" office:value="9" calcext:value-type="float">
            <text:p>9</text:p>
          </table:table-cell>
          <table:table-cell table:formula="of:=QUOTIENT([.AN$1]*[.$B31]+[.AN$1]*[.$A31]*10;100)" office:value-type="float" office:value="4" calcext:value-type="float">
            <text:p>4</text:p>
          </table:table-cell>
          <table:table-cell table:formula="of:=MOD(QUOTIENT([.AO$1]*[.$B31]+[.AO$1]*[.$A31]*10;10);10)" office:value-type="float" office:value="6" calcext:value-type="float">
            <text:p>6</text:p>
          </table:table-cell>
          <table:table-cell table:formula="of:=MOD([.AP$1]*[.$B31]+[.AP$1]*[.$A31]*10;10)" office:value-type="float" office:value="2" calcext:value-type="float">
            <text:p>2</text:p>
          </table:table-cell>
          <table:table-cell table:formula="of:=QUOTIENT([.AQ$1]*[.$B31]+[.AQ$1]*[.$A31]*10;100)" office:value-type="float" office:value="4" calcext:value-type="float">
            <text:p>4</text:p>
          </table:table-cell>
          <table:table-cell table:formula="of:=MOD(QUOTIENT([.AR$1]*[.$B31]+[.AR$1]*[.$A31]*10;10);10)" office:value-type="float" office:value="9" calcext:value-type="float">
            <text:p>9</text:p>
          </table:table-cell>
          <table:table-cell table:formula="of:=MOD([.AS$1]*[.$B31]+[.AS$1]*[.$A31]*10;10)" office:value-type="float" office:value="5" calcext:value-type="float">
            <text:p>5</text:p>
          </table:table-cell>
          <table:table-cell table:formula="of:=QUOTIENT([.AT$1]*[.$B31]+[.AT$1]*[.$A31]*10;100)" office:value-type="float" office:value="5" calcext:value-type="float">
            <text:p>5</text:p>
          </table:table-cell>
          <table:table-cell table:formula="of:=MOD(QUOTIENT([.AU$1]*[.$B31]+[.AU$1]*[.$A31]*10;10);10)" office:value-type="float" office:value="2" calcext:value-type="float">
            <text:p>2</text:p>
          </table:table-cell>
          <table:table-cell table:formula="of:=MOD([.AV$1]*[.$B31]+[.AV$1]*[.$A31]*10;10)" office:value-type="float" office:value="8" calcext:value-type="float">
            <text:p>8</text:p>
          </table:table-cell>
          <table:table-cell table:formula="of:=QUOTIENT([.AW$1]*[.$B31]+[.AW$1]*[.$A31]*10;100)" office:value-type="float" office:value="5" calcext:value-type="float">
            <text:p>5</text:p>
          </table:table-cell>
          <table:table-cell table:formula="of:=MOD(QUOTIENT([.AX$1]*[.$B31]+[.AX$1]*[.$A31]*10;10);10)" office:value-type="float" office:value="6" calcext:value-type="float">
            <text:p>6</text:p>
          </table:table-cell>
          <table:table-cell table:formula="of:=MOD([.AY$1]*[.$B31]+[.AY$1]*[.$A31]*10;10)" office:value-type="float" office:value="1" calcext:value-type="float">
            <text:p>1</text:p>
          </table:table-cell>
          <table:table-cell table:formula="of:=QUOTIENT([.AZ$1]*[.$B31]+[.AZ$1]*[.$A31]*10;100)" office:value-type="float" office:value="5" calcext:value-type="float">
            <text:p>5</text:p>
          </table:table-cell>
          <table:table-cell table:formula="of:=MOD(QUOTIENT([.BA$1]*[.$B31]+[.BA$1]*[.$A31]*10;10);10)" office:value-type="float" office:value="9" calcext:value-type="float">
            <text:p>9</text:p>
          </table:table-cell>
          <table:table-cell table:formula="of:=MOD([.BB$1]*[.$B31]+[.BB$1]*[.$A31]*10;10)" office:value-type="float" office:value="4" calcext:value-type="float">
            <text:p>4</text:p>
          </table:table-cell>
          <table:table-cell table:formula="of:=QUOTIENT([.BC$1]*[.$B31]+[.BC$1]*[.$A31]*10;100)" office:value-type="float" office:value="6" calcext:value-type="float">
            <text:p>6</text:p>
          </table:table-cell>
          <table:table-cell table:formula="of:=MOD(QUOTIENT([.BD$1]*[.$B31]+[.BD$1]*[.$A31]*10;10);10)" office:value-type="float" office:value="2" calcext:value-type="float">
            <text:p>2</text:p>
          </table:table-cell>
          <table:table-cell table:formula="of:=MOD([.BE$1]*[.$B31]+[.BE$1]*[.$A31]*10;10)" office:value-type="float" office:value="7" calcext:value-type="float">
            <text:p>7</text:p>
          </table:table-cell>
          <table:table-cell table:formula="of:=QUOTIENT([.BF$1]*[.$B31]+[.BF$1]*[.$A31]*10;100)" office:value-type="float" office:value="6" calcext:value-type="float">
            <text:p>6</text:p>
          </table:table-cell>
          <table:table-cell table:formula="of:=MOD(QUOTIENT([.BG$1]*[.$B31]+[.BG$1]*[.$A31]*10;10);10)" office:value-type="float" office:value="6" calcext:value-type="float">
            <text:p>6</text:p>
          </table:table-cell>
          <table:table-cell table:formula="of:=MOD([.BH$1]*[.$B31]+[.BH$1]*[.$A31]*10;10)" office:value-type="float" office:value="0" calcext:value-type="float">
            <text:p>0</text:p>
          </table:table-cell>
          <table:table-cell/>
          <table:table-cell table:formula="of:=MOD(QUOTIENT([.BJ$1]*[.$B31]+[.BJ$1]*[.$A31]*10;100);10)" office:value-type="float" office:value="6" calcext:value-type="float">
            <text:p>6</text:p>
          </table:table-cell>
          <table:table-cell table:formula="of:=MOD(QUOTIENT([.BK$1]*[.$B31]+[.BK$1]*[.$A31]*10;10);10)" office:value-type="float" office:value="9" calcext:value-type="float">
            <text:p>9</text:p>
          </table:table-cell>
          <table:table-cell table:formula="of:=MOD([.BL$1]*[.$B31]+[.BL$1]*[.$A31]*10;10)" office:value-type="float" office:value="3" calcext:value-type="float">
            <text:p>3</text:p>
          </table:table-cell>
          <table:table-cell/>
          <table:table-cell table:formula="of:=MOD(QUOTIENT([.BN$1]*[.$B31]+[.BN$1]*[.$A31]*10;100);10)" office:value-type="float" office:value="7" calcext:value-type="float">
            <text:p>7</text:p>
          </table:table-cell>
          <table:table-cell table:formula="of:=MOD(QUOTIENT([.BO$1]*[.$B31]+[.BO$1]*[.$A31]*10;10);10)" office:value-type="float" office:value="2" calcext:value-type="float">
            <text:p>2</text:p>
          </table:table-cell>
          <table:table-cell table:formula="of:=MOD([.BP$1]*[.$B31]+[.BP$1]*[.$A31]*10;10)" office:value-type="float" office:value="6" calcext:value-type="float">
            <text:p>6</text:p>
          </table:table-cell>
          <table:table-cell/>
          <table:table-cell table:formula="of:=MOD(QUOTIENT([.BR$1]*[.$B31]+[.BR$1]*[.$A31]*10;100);10)" office:value-type="float" office:value="7" calcext:value-type="float">
            <text:p>7</text:p>
          </table:table-cell>
          <table:table-cell table:formula="of:=MOD(QUOTIENT([.BS$1]*[.$B31]+[.BS$1]*[.$A31]*10;10);10)" office:value-type="float" office:value="5" calcext:value-type="float">
            <text:p>5</text:p>
          </table:table-cell>
          <table:table-cell table:formula="of:=MOD([.BT$1]*[.$B31]+[.BT$1]*[.$A31]*10;10)" office:value-type="float" office:value="9" calcext:value-type="float">
            <text:p>9</text:p>
          </table:table-cell>
          <table:table-cell/>
          <table:table-cell table:formula="of:=MOD(QUOTIENT([.BV$1]*[.$B31]+[.BV$1]*[.$A31]*10;100);10)" office:value-type="float" office:value="7" calcext:value-type="float">
            <text:p>7</text:p>
          </table:table-cell>
          <table:table-cell table:formula="of:=MOD(QUOTIENT([.BW$1]*[.$B31]+[.BW$1]*[.$A31]*10;10);10)" office:value-type="float" office:value="9" calcext:value-type="float">
            <text:p>9</text:p>
          </table:table-cell>
          <table:table-cell table:formula="of:=MOD([.BX$1]*[.$B31]+[.BX$1]*[.$A31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QUOTIENT([.C$1]*[.$B32]+[.C$1]*[.$A32]*10;10)" office:value-type="float" office:value="3" calcext:value-type="float">
            <text:p>3</text:p>
          </table:table-cell>
          <table:table-cell table:formula="of:=MOD([.D$1]*[.$B32]+[.D$1]*[.$A32]*10;10)" office:value-type="float" office:value="4" calcext:value-type="float">
            <text:p>4</text:p>
          </table:table-cell>
          <table:table-cell table:formula="of:=QUOTIENT([.E$1]*[.$B32]+[.E$1]*[.$A32]*10;10)" office:value-type="float" office:value="6" calcext:value-type="float">
            <text:p>6</text:p>
          </table:table-cell>
          <table:table-cell table:formula="of:=MOD([.F$1]*[.$B32]+[.F$1]*[.$A32]*10;10)" office:value-type="float" office:value="8" calcext:value-type="float">
            <text:p>8</text:p>
          </table:table-cell>
          <table:table-cell table:formula="of:=IF(QUOTIENT([.G$1]*[.$B32]+[.G$1]*[.$A32]*10;100) = 0;{};QUOTIENT([.G$1]*[.$B32]+[.G$1]*[.$A32]*10;100))" office:value-type="float" office:value="1" calcext:value-type="float">
            <text:p>1</text:p>
          </table:table-cell>
          <table:table-cell table:formula="of:=MOD(QUOTIENT([.H$1]*[.$B32]+[.H$1]*[.$A32]*10;10);10)" office:value-type="float" office:value="0" calcext:value-type="float">
            <text:p>0</text:p>
          </table:table-cell>
          <table:table-cell table:formula="of:=MOD([.I$1]*[.$B32]+[.I$1]*[.$A32]*10;10)" office:value-type="float" office:value="2" calcext:value-type="float">
            <text:p>2</text:p>
          </table:table-cell>
          <table:table-cell table:formula="of:=QUOTIENT([.J$1]*[.$B32]+[.J$1]*[.$A32]*10;100)" office:value-type="float" office:value="1" calcext:value-type="float">
            <text:p>1</text:p>
          </table:table-cell>
          <table:table-cell table:formula="of:=MOD(QUOTIENT([.K$1]*[.$B32]+[.K$1]*[.$A32]*10;10);10)" office:value-type="float" office:value="3" calcext:value-type="float">
            <text:p>3</text:p>
          </table:table-cell>
          <table:table-cell table:formula="of:=MOD([.L$1]*[.$B32]+[.L$1]*[.$A32]*10;10)" office:value-type="float" office:value="6" calcext:value-type="float">
            <text:p>6</text:p>
          </table:table-cell>
          <table:table-cell table:formula="of:=QUOTIENT([.M$1]*[.$B32]+[.M$1]*[.$A32]*10;100)" office:value-type="float" office:value="1" calcext:value-type="float">
            <text:p>1</text:p>
          </table:table-cell>
          <table:table-cell table:formula="of:=MOD(QUOTIENT([.N$1]*[.$B32]+[.N$1]*[.$A32]*10;10);10)" office:value-type="float" office:value="7" calcext:value-type="float">
            <text:p>7</text:p>
          </table:table-cell>
          <table:table-cell table:formula="of:=MOD([.O$1]*[.$B32]+[.O$1]*[.$A32]*10;10)" office:value-type="float" office:value="0" calcext:value-type="float">
            <text:p>0</text:p>
          </table:table-cell>
          <table:table-cell table:formula="of:=QUOTIENT([.P$1]*[.$B32]+[.P$1]*[.$A32]*10;100)" office:value-type="float" office:value="2" calcext:value-type="float">
            <text:p>2</text:p>
          </table:table-cell>
          <table:table-cell table:formula="of:=MOD(QUOTIENT([.Q$1]*[.$B32]+[.Q$1]*[.$A32]*10;10);10)" office:value-type="float" office:value="0" calcext:value-type="float">
            <text:p>0</text:p>
          </table:table-cell>
          <table:table-cell table:formula="of:=MOD([.R$1]*[.$B32]+[.R$1]*[.$A32]*10;10)" office:value-type="float" office:value="4" calcext:value-type="float">
            <text:p>4</text:p>
          </table:table-cell>
          <table:table-cell table:formula="of:=QUOTIENT([.S$1]*[.$B32]+[.S$1]*[.$A32]*10;100)" office:value-type="float" office:value="2" calcext:value-type="float">
            <text:p>2</text:p>
          </table:table-cell>
          <table:table-cell table:formula="of:=MOD(QUOTIENT([.T$1]*[.$B32]+[.T$1]*[.$A32]*10;10);10)" office:value-type="float" office:value="3" calcext:value-type="float">
            <text:p>3</text:p>
          </table:table-cell>
          <table:table-cell table:formula="of:=MOD([.U$1]*[.$B32]+[.U$1]*[.$A32]*10;10)" office:value-type="float" office:value="8" calcext:value-type="float">
            <text:p>8</text:p>
          </table:table-cell>
          <table:table-cell table:formula="of:=QUOTIENT([.V$1]*[.$B32]+[.V$1]*[.$A32]*10;100)" office:value-type="float" office:value="2" calcext:value-type="float">
            <text:p>2</text:p>
          </table:table-cell>
          <table:table-cell table:formula="of:=MOD(QUOTIENT([.W$1]*[.$B32]+[.W$1]*[.$A32]*10;10);10)" office:value-type="float" office:value="7" calcext:value-type="float">
            <text:p>7</text:p>
          </table:table-cell>
          <table:table-cell table:formula="of:=MOD([.X$1]*[.$B32]+[.X$1]*[.$A32]*10;10)" office:value-type="float" office:value="2" calcext:value-type="float">
            <text:p>2</text:p>
          </table:table-cell>
          <table:table-cell table:formula="of:=QUOTIENT([.Y$1]*[.$B32]+[.Y$1]*[.$A32]*10;100)" office:value-type="float" office:value="3" calcext:value-type="float">
            <text:p>3</text:p>
          </table:table-cell>
          <table:table-cell table:formula="of:=MOD(QUOTIENT([.Z$1]*[.$B32]+[.Z$1]*[.$A32]*10;10);10)" office:value-type="float" office:value="0" calcext:value-type="float">
            <text:p>0</text:p>
          </table:table-cell>
          <table:table-cell table:formula="of:=MOD([.AA$1]*[.$B32]+[.AA$1]*[.$A32]*10;10)" office:value-type="float" office:value="6" calcext:value-type="float">
            <text:p>6</text:p>
          </table:table-cell>
          <table:table-cell table:formula="of:=QUOTIENT([.AB$1]*[.$B32]+[.AB$1]*[.$A32]*10;100)" office:value-type="float" office:value="3" calcext:value-type="float">
            <text:p>3</text:p>
          </table:table-cell>
          <table:table-cell table:formula="of:=MOD(QUOTIENT([.AC$1]*[.$B32]+[.AC$1]*[.$A32]*10;10);10)" office:value-type="float" office:value="4" calcext:value-type="float">
            <text:p>4</text:p>
          </table:table-cell>
          <table:table-cell table:formula="of:=MOD([.AD$1]*[.$B32]+[.AD$1]*[.$A32]*10;10)" office:value-type="float" office:value="0" calcext:value-type="float">
            <text:p>0</text:p>
          </table:table-cell>
          <table:table-cell table:formula="of:=QUOTIENT([.AE$1]*[.$B32]+[.AE$1]*[.$A32]*10;100)" office:value-type="float" office:value="3" calcext:value-type="float">
            <text:p>3</text:p>
          </table:table-cell>
          <table:table-cell table:formula="of:=MOD(QUOTIENT([.AF$1]*[.$B32]+[.AF$1]*[.$A32]*10;10);10)" office:value-type="float" office:value="7" calcext:value-type="float">
            <text:p>7</text:p>
          </table:table-cell>
          <table:table-cell table:formula="of:=MOD([.AG$1]*[.$B32]+[.AG$1]*[.$A32]*10;10)" office:value-type="float" office:value="4" calcext:value-type="float">
            <text:p>4</text:p>
          </table:table-cell>
          <table:table-cell table:formula="of:=QUOTIENT([.AH$1]*[.$B32]+[.AH$1]*[.$A32]*10;100)" office:value-type="float" office:value="4" calcext:value-type="float">
            <text:p>4</text:p>
          </table:table-cell>
          <table:table-cell table:formula="of:=MOD(QUOTIENT([.AI$1]*[.$B32]+[.AI$1]*[.$A32]*10;10);10)" office:value-type="float" office:value="0" calcext:value-type="float">
            <text:p>0</text:p>
          </table:table-cell>
          <table:table-cell table:formula="of:=MOD([.AJ$1]*[.$B32]+[.AJ$1]*[.$A32]*10;10)" office:value-type="float" office:value="8" calcext:value-type="float">
            <text:p>8</text:p>
          </table:table-cell>
          <table:table-cell table:formula="of:=QUOTIENT([.AK$1]*[.$B32]+[.AK$1]*[.$A32]*10;100)" office:value-type="float" office:value="4" calcext:value-type="float">
            <text:p>4</text:p>
          </table:table-cell>
          <table:table-cell table:formula="of:=MOD(QUOTIENT([.AL$1]*[.$B32]+[.AL$1]*[.$A32]*10;10);10)" office:value-type="float" office:value="4" calcext:value-type="float">
            <text:p>4</text:p>
          </table:table-cell>
          <table:table-cell table:formula="of:=MOD([.AM$1]*[.$B32]+[.AM$1]*[.$A32]*10;10)" office:value-type="float" office:value="2" calcext:value-type="float">
            <text:p>2</text:p>
          </table:table-cell>
          <table:table-cell table:formula="of:=QUOTIENT([.AN$1]*[.$B32]+[.AN$1]*[.$A32]*10;100)" office:value-type="float" office:value="4" calcext:value-type="float">
            <text:p>4</text:p>
          </table:table-cell>
          <table:table-cell table:formula="of:=MOD(QUOTIENT([.AO$1]*[.$B32]+[.AO$1]*[.$A32]*10;10);10)" office:value-type="float" office:value="7" calcext:value-type="float">
            <text:p>7</text:p>
          </table:table-cell>
          <table:table-cell table:formula="of:=MOD([.AP$1]*[.$B32]+[.AP$1]*[.$A32]*10;10)" office:value-type="float" office:value="6" calcext:value-type="float">
            <text:p>6</text:p>
          </table:table-cell>
          <table:table-cell table:formula="of:=QUOTIENT([.AQ$1]*[.$B32]+[.AQ$1]*[.$A32]*10;100)" office:value-type="float" office:value="5" calcext:value-type="float">
            <text:p>5</text:p>
          </table:table-cell>
          <table:table-cell table:formula="of:=MOD(QUOTIENT([.AR$1]*[.$B32]+[.AR$1]*[.$A32]*10;10);10)" office:value-type="float" office:value="1" calcext:value-type="float">
            <text:p>1</text:p>
          </table:table-cell>
          <table:table-cell table:formula="of:=MOD([.AS$1]*[.$B32]+[.AS$1]*[.$A32]*10;10)" office:value-type="float" office:value="0" calcext:value-type="float">
            <text:p>0</text:p>
          </table:table-cell>
          <table:table-cell table:formula="of:=QUOTIENT([.AT$1]*[.$B32]+[.AT$1]*[.$A32]*10;100)" office:value-type="float" office:value="5" calcext:value-type="float">
            <text:p>5</text:p>
          </table:table-cell>
          <table:table-cell table:formula="of:=MOD(QUOTIENT([.AU$1]*[.$B32]+[.AU$1]*[.$A32]*10;10);10)" office:value-type="float" office:value="4" calcext:value-type="float">
            <text:p>4</text:p>
          </table:table-cell>
          <table:table-cell table:formula="of:=MOD([.AV$1]*[.$B32]+[.AV$1]*[.$A32]*10;10)" office:value-type="float" office:value="4" calcext:value-type="float">
            <text:p>4</text:p>
          </table:table-cell>
          <table:table-cell table:formula="of:=QUOTIENT([.AW$1]*[.$B32]+[.AW$1]*[.$A32]*10;100)" office:value-type="float" office:value="5" calcext:value-type="float">
            <text:p>5</text:p>
          </table:table-cell>
          <table:table-cell table:formula="of:=MOD(QUOTIENT([.AX$1]*[.$B32]+[.AX$1]*[.$A32]*10;10);10)" office:value-type="float" office:value="7" calcext:value-type="float">
            <text:p>7</text:p>
          </table:table-cell>
          <table:table-cell table:formula="of:=MOD([.AY$1]*[.$B32]+[.AY$1]*[.$A32]*10;10)" office:value-type="float" office:value="8" calcext:value-type="float">
            <text:p>8</text:p>
          </table:table-cell>
          <table:table-cell table:formula="of:=QUOTIENT([.AZ$1]*[.$B32]+[.AZ$1]*[.$A32]*10;100)" office:value-type="float" office:value="6" calcext:value-type="float">
            <text:p>6</text:p>
          </table:table-cell>
          <table:table-cell table:formula="of:=MOD(QUOTIENT([.BA$1]*[.$B32]+[.BA$1]*[.$A32]*10;10);10)" office:value-type="float" office:value="1" calcext:value-type="float">
            <text:p>1</text:p>
          </table:table-cell>
          <table:table-cell table:formula="of:=MOD([.BB$1]*[.$B32]+[.BB$1]*[.$A32]*10;10)" office:value-type="float" office:value="2" calcext:value-type="float">
            <text:p>2</text:p>
          </table:table-cell>
          <table:table-cell table:formula="of:=QUOTIENT([.BC$1]*[.$B32]+[.BC$1]*[.$A32]*10;100)" office:value-type="float" office:value="6" calcext:value-type="float">
            <text:p>6</text:p>
          </table:table-cell>
          <table:table-cell table:formula="of:=MOD(QUOTIENT([.BD$1]*[.$B32]+[.BD$1]*[.$A32]*10;10);10)" office:value-type="float" office:value="4" calcext:value-type="float">
            <text:p>4</text:p>
          </table:table-cell>
          <table:table-cell table:formula="of:=MOD([.BE$1]*[.$B32]+[.BE$1]*[.$A32]*10;10)" office:value-type="float" office:value="6" calcext:value-type="float">
            <text:p>6</text:p>
          </table:table-cell>
          <table:table-cell table:formula="of:=QUOTIENT([.BF$1]*[.$B32]+[.BF$1]*[.$A32]*10;100)" office:value-type="float" office:value="6" calcext:value-type="float">
            <text:p>6</text:p>
          </table:table-cell>
          <table:table-cell table:formula="of:=MOD(QUOTIENT([.BG$1]*[.$B32]+[.BG$1]*[.$A32]*10;10);10)" office:value-type="float" office:value="8" calcext:value-type="float">
            <text:p>8</text:p>
          </table:table-cell>
          <table:table-cell table:formula="of:=MOD([.BH$1]*[.$B32]+[.BH$1]*[.$A32]*10;10)" office:value-type="float" office:value="0" calcext:value-type="float">
            <text:p>0</text:p>
          </table:table-cell>
          <table:table-cell/>
          <table:table-cell table:formula="of:=MOD(QUOTIENT([.BJ$1]*[.$B32]+[.BJ$1]*[.$A32]*10;100);10)" office:value-type="float" office:value="7" calcext:value-type="float">
            <text:p>7</text:p>
          </table:table-cell>
          <table:table-cell table:formula="of:=MOD(QUOTIENT([.BK$1]*[.$B32]+[.BK$1]*[.$A32]*10;10);10)" office:value-type="float" office:value="1" calcext:value-type="float">
            <text:p>1</text:p>
          </table:table-cell>
          <table:table-cell table:formula="of:=MOD([.BL$1]*[.$B32]+[.BL$1]*[.$A32]*10;10)" office:value-type="float" office:value="4" calcext:value-type="float">
            <text:p>4</text:p>
          </table:table-cell>
          <table:table-cell/>
          <table:table-cell table:formula="of:=MOD(QUOTIENT([.BN$1]*[.$B32]+[.BN$1]*[.$A32]*10;100);10)" office:value-type="float" office:value="7" calcext:value-type="float">
            <text:p>7</text:p>
          </table:table-cell>
          <table:table-cell table:formula="of:=MOD(QUOTIENT([.BO$1]*[.$B32]+[.BO$1]*[.$A32]*10;10);10)" office:value-type="float" office:value="4" calcext:value-type="float">
            <text:p>4</text:p>
          </table:table-cell>
          <table:table-cell table:formula="of:=MOD([.BP$1]*[.$B32]+[.BP$1]*[.$A32]*10;10)" office:value-type="float" office:value="8" calcext:value-type="float">
            <text:p>8</text:p>
          </table:table-cell>
          <table:table-cell/>
          <table:table-cell table:formula="of:=MOD(QUOTIENT([.BR$1]*[.$B32]+[.BR$1]*[.$A32]*10;100);10)" office:value-type="float" office:value="7" calcext:value-type="float">
            <text:p>7</text:p>
          </table:table-cell>
          <table:table-cell table:formula="of:=MOD(QUOTIENT([.BS$1]*[.$B32]+[.BS$1]*[.$A32]*10;10);10)" office:value-type="float" office:value="8" calcext:value-type="float">
            <text:p>8</text:p>
          </table:table-cell>
          <table:table-cell table:formula="of:=MOD([.BT$1]*[.$B32]+[.BT$1]*[.$A32]*10;10)" office:value-type="float" office:value="2" calcext:value-type="float">
            <text:p>2</text:p>
          </table:table-cell>
          <table:table-cell/>
          <table:table-cell table:formula="of:=MOD(QUOTIENT([.BV$1]*[.$B32]+[.BV$1]*[.$A32]*10;100);10)" office:value-type="float" office:value="8" calcext:value-type="float">
            <text:p>8</text:p>
          </table:table-cell>
          <table:table-cell table:formula="of:=MOD(QUOTIENT([.BW$1]*[.$B32]+[.BW$1]*[.$A32]*10;10);10)" office:value-type="float" office:value="1" calcext:value-type="float">
            <text:p>1</text:p>
          </table:table-cell>
          <table:table-cell table:formula="of:=MOD([.BX$1]*[.$B32]+[.BX$1]*[.$A32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OTIENT([.C$1]*[.$B33]+[.C$1]*[.$A33]*10;10)" office:value-type="float" office:value="3" calcext:value-type="float">
            <text:p>3</text:p>
          </table:table-cell>
          <table:table-cell table:formula="of:=MOD([.D$1]*[.$B33]+[.D$1]*[.$A33]*10;10)" office:value-type="float" office:value="5" calcext:value-type="float">
            <text:p>5</text:p>
          </table:table-cell>
          <table:table-cell table:formula="of:=QUOTIENT([.E$1]*[.$B33]+[.E$1]*[.$A33]*10;10)" office:value-type="float" office:value="7" calcext:value-type="float">
            <text:p>7</text:p>
          </table:table-cell>
          <table:table-cell table:formula="of:=MOD([.F$1]*[.$B33]+[.F$1]*[.$A33]*10;10)" office:value-type="float" office:value="0" calcext:value-type="float">
            <text:p>0</text:p>
          </table:table-cell>
          <table:table-cell table:formula="of:=IF(QUOTIENT([.G$1]*[.$B33]+[.G$1]*[.$A33]*10;100) = 0;{};QUOTIENT([.G$1]*[.$B33]+[.G$1]*[.$A33]*10;100))" office:value-type="float" office:value="1" calcext:value-type="float">
            <text:p>1</text:p>
          </table:table-cell>
          <table:table-cell table:formula="of:=MOD(QUOTIENT([.H$1]*[.$B33]+[.H$1]*[.$A33]*10;10);10)" office:value-type="float" office:value="0" calcext:value-type="float">
            <text:p>0</text:p>
          </table:table-cell>
          <table:table-cell table:formula="of:=MOD([.I$1]*[.$B33]+[.I$1]*[.$A33]*10;10)" office:value-type="float" office:value="5" calcext:value-type="float">
            <text:p>5</text:p>
          </table:table-cell>
          <table:table-cell table:formula="of:=QUOTIENT([.J$1]*[.$B33]+[.J$1]*[.$A33]*10;100)" office:value-type="float" office:value="1" calcext:value-type="float">
            <text:p>1</text:p>
          </table:table-cell>
          <table:table-cell table:formula="of:=MOD(QUOTIENT([.K$1]*[.$B33]+[.K$1]*[.$A33]*10;10);10)" office:value-type="float" office:value="4" calcext:value-type="float">
            <text:p>4</text:p>
          </table:table-cell>
          <table:table-cell table:formula="of:=MOD([.L$1]*[.$B33]+[.L$1]*[.$A33]*10;10)" office:value-type="float" office:value="0" calcext:value-type="float">
            <text:p>0</text:p>
          </table:table-cell>
          <table:table-cell table:formula="of:=QUOTIENT([.M$1]*[.$B33]+[.M$1]*[.$A33]*10;100)" office:value-type="float" office:value="1" calcext:value-type="float">
            <text:p>1</text:p>
          </table:table-cell>
          <table:table-cell table:formula="of:=MOD(QUOTIENT([.N$1]*[.$B33]+[.N$1]*[.$A33]*10;10);10)" office:value-type="float" office:value="7" calcext:value-type="float">
            <text:p>7</text:p>
          </table:table-cell>
          <table:table-cell table:formula="of:=MOD([.O$1]*[.$B33]+[.O$1]*[.$A33]*10;10)" office:value-type="float" office:value="5" calcext:value-type="float">
            <text:p>5</text:p>
          </table:table-cell>
          <table:table-cell table:formula="of:=QUOTIENT([.P$1]*[.$B33]+[.P$1]*[.$A33]*10;100)" office:value-type="float" office:value="2" calcext:value-type="float">
            <text:p>2</text:p>
          </table:table-cell>
          <table:table-cell table:formula="of:=MOD(QUOTIENT([.Q$1]*[.$B33]+[.Q$1]*[.$A33]*10;10);10)" office:value-type="float" office:value="1" calcext:value-type="float">
            <text:p>1</text:p>
          </table:table-cell>
          <table:table-cell table:formula="of:=MOD([.R$1]*[.$B33]+[.R$1]*[.$A33]*10;10)" office:value-type="float" office:value="0" calcext:value-type="float">
            <text:p>0</text:p>
          </table:table-cell>
          <table:table-cell table:formula="of:=QUOTIENT([.S$1]*[.$B33]+[.S$1]*[.$A33]*10;100)" office:value-type="float" office:value="2" calcext:value-type="float">
            <text:p>2</text:p>
          </table:table-cell>
          <table:table-cell table:formula="of:=MOD(QUOTIENT([.T$1]*[.$B33]+[.T$1]*[.$A33]*10;10);10)" office:value-type="float" office:value="4" calcext:value-type="float">
            <text:p>4</text:p>
          </table:table-cell>
          <table:table-cell table:formula="of:=MOD([.U$1]*[.$B33]+[.U$1]*[.$A33]*10;10)" office:value-type="float" office:value="5" calcext:value-type="float">
            <text:p>5</text:p>
          </table:table-cell>
          <table:table-cell table:formula="of:=QUOTIENT([.V$1]*[.$B33]+[.V$1]*[.$A33]*10;100)" office:value-type="float" office:value="2" calcext:value-type="float">
            <text:p>2</text:p>
          </table:table-cell>
          <table:table-cell table:formula="of:=MOD(QUOTIENT([.W$1]*[.$B33]+[.W$1]*[.$A33]*10;10);10)" office:value-type="float" office:value="8" calcext:value-type="float">
            <text:p>8</text:p>
          </table:table-cell>
          <table:table-cell table:formula="of:=MOD([.X$1]*[.$B33]+[.X$1]*[.$A33]*10;10)" office:value-type="float" office:value="0" calcext:value-type="float">
            <text:p>0</text:p>
          </table:table-cell>
          <table:table-cell table:formula="of:=QUOTIENT([.Y$1]*[.$B33]+[.Y$1]*[.$A33]*10;100)" office:value-type="float" office:value="3" calcext:value-type="float">
            <text:p>3</text:p>
          </table:table-cell>
          <table:table-cell table:formula="of:=MOD(QUOTIENT([.Z$1]*[.$B33]+[.Z$1]*[.$A33]*10;10);10)" office:value-type="float" office:value="1" calcext:value-type="float">
            <text:p>1</text:p>
          </table:table-cell>
          <table:table-cell table:formula="of:=MOD([.AA$1]*[.$B33]+[.AA$1]*[.$A33]*10;10)" office:value-type="float" office:value="5" calcext:value-type="float">
            <text:p>5</text:p>
          </table:table-cell>
          <table:table-cell table:formula="of:=QUOTIENT([.AB$1]*[.$B33]+[.AB$1]*[.$A33]*10;100)" office:value-type="float" office:value="3" calcext:value-type="float">
            <text:p>3</text:p>
          </table:table-cell>
          <table:table-cell table:formula="of:=MOD(QUOTIENT([.AC$1]*[.$B33]+[.AC$1]*[.$A33]*10;10);10)" office:value-type="float" office:value="5" calcext:value-type="float">
            <text:p>5</text:p>
          </table:table-cell>
          <table:table-cell table:formula="of:=MOD([.AD$1]*[.$B33]+[.AD$1]*[.$A33]*10;10)" office:value-type="float" office:value="0" calcext:value-type="float">
            <text:p>0</text:p>
          </table:table-cell>
          <table:table-cell table:formula="of:=QUOTIENT([.AE$1]*[.$B33]+[.AE$1]*[.$A33]*10;100)" office:value-type="float" office:value="3" calcext:value-type="float">
            <text:p>3</text:p>
          </table:table-cell>
          <table:table-cell table:formula="of:=MOD(QUOTIENT([.AF$1]*[.$B33]+[.AF$1]*[.$A33]*10;10);10)" office:value-type="float" office:value="8" calcext:value-type="float">
            <text:p>8</text:p>
          </table:table-cell>
          <table:table-cell table:formula="of:=MOD([.AG$1]*[.$B33]+[.AG$1]*[.$A33]*10;10)" office:value-type="float" office:value="5" calcext:value-type="float">
            <text:p>5</text:p>
          </table:table-cell>
          <table:table-cell table:formula="of:=QUOTIENT([.AH$1]*[.$B33]+[.AH$1]*[.$A33]*10;100)" office:value-type="float" office:value="4" calcext:value-type="float">
            <text:p>4</text:p>
          </table:table-cell>
          <table:table-cell table:formula="of:=MOD(QUOTIENT([.AI$1]*[.$B33]+[.AI$1]*[.$A33]*10;10);10)" office:value-type="float" office:value="2" calcext:value-type="float">
            <text:p>2</text:p>
          </table:table-cell>
          <table:table-cell table:formula="of:=MOD([.AJ$1]*[.$B33]+[.AJ$1]*[.$A33]*10;10)" office:value-type="float" office:value="0" calcext:value-type="float">
            <text:p>0</text:p>
          </table:table-cell>
          <table:table-cell table:formula="of:=QUOTIENT([.AK$1]*[.$B33]+[.AK$1]*[.$A33]*10;100)" office:value-type="float" office:value="4" calcext:value-type="float">
            <text:p>4</text:p>
          </table:table-cell>
          <table:table-cell table:formula="of:=MOD(QUOTIENT([.AL$1]*[.$B33]+[.AL$1]*[.$A33]*10;10);10)" office:value-type="float" office:value="5" calcext:value-type="float">
            <text:p>5</text:p>
          </table:table-cell>
          <table:table-cell table:formula="of:=MOD([.AM$1]*[.$B33]+[.AM$1]*[.$A33]*10;10)" office:value-type="float" office:value="5" calcext:value-type="float">
            <text:p>5</text:p>
          </table:table-cell>
          <table:table-cell table:formula="of:=QUOTIENT([.AN$1]*[.$B33]+[.AN$1]*[.$A33]*10;100)" office:value-type="float" office:value="4" calcext:value-type="float">
            <text:p>4</text:p>
          </table:table-cell>
          <table:table-cell table:formula="of:=MOD(QUOTIENT([.AO$1]*[.$B33]+[.AO$1]*[.$A33]*10;10);10)" office:value-type="float" office:value="9" calcext:value-type="float">
            <text:p>9</text:p>
          </table:table-cell>
          <table:table-cell table:formula="of:=MOD([.AP$1]*[.$B33]+[.AP$1]*[.$A33]*10;10)" office:value-type="float" office:value="0" calcext:value-type="float">
            <text:p>0</text:p>
          </table:table-cell>
          <table:table-cell table:formula="of:=QUOTIENT([.AQ$1]*[.$B33]+[.AQ$1]*[.$A33]*10;100)" office:value-type="float" office:value="5" calcext:value-type="float">
            <text:p>5</text:p>
          </table:table-cell>
          <table:table-cell table:formula="of:=MOD(QUOTIENT([.AR$1]*[.$B33]+[.AR$1]*[.$A33]*10;10);10)" office:value-type="float" office:value="2" calcext:value-type="float">
            <text:p>2</text:p>
          </table:table-cell>
          <table:table-cell table:formula="of:=MOD([.AS$1]*[.$B33]+[.AS$1]*[.$A33]*10;10)" office:value-type="float" office:value="5" calcext:value-type="float">
            <text:p>5</text:p>
          </table:table-cell>
          <table:table-cell table:formula="of:=QUOTIENT([.AT$1]*[.$B33]+[.AT$1]*[.$A33]*10;100)" office:value-type="float" office:value="5" calcext:value-type="float">
            <text:p>5</text:p>
          </table:table-cell>
          <table:table-cell table:formula="of:=MOD(QUOTIENT([.AU$1]*[.$B33]+[.AU$1]*[.$A33]*10;10);10)" office:value-type="float" office:value="6" calcext:value-type="float">
            <text:p>6</text:p>
          </table:table-cell>
          <table:table-cell table:formula="of:=MOD([.AV$1]*[.$B33]+[.AV$1]*[.$A33]*10;10)" office:value-type="float" office:value="0" calcext:value-type="float">
            <text:p>0</text:p>
          </table:table-cell>
          <table:table-cell table:formula="of:=QUOTIENT([.AW$1]*[.$B33]+[.AW$1]*[.$A33]*10;100)" office:value-type="float" office:value="5" calcext:value-type="float">
            <text:p>5</text:p>
          </table:table-cell>
          <table:table-cell table:formula="of:=MOD(QUOTIENT([.AX$1]*[.$B33]+[.AX$1]*[.$A33]*10;10);10)" office:value-type="float" office:value="9" calcext:value-type="float">
            <text:p>9</text:p>
          </table:table-cell>
          <table:table-cell table:formula="of:=MOD([.AY$1]*[.$B33]+[.AY$1]*[.$A33]*10;10)" office:value-type="float" office:value="5" calcext:value-type="float">
            <text:p>5</text:p>
          </table:table-cell>
          <table:table-cell table:formula="of:=QUOTIENT([.AZ$1]*[.$B33]+[.AZ$1]*[.$A33]*10;100)" office:value-type="float" office:value="6" calcext:value-type="float">
            <text:p>6</text:p>
          </table:table-cell>
          <table:table-cell table:formula="of:=MOD(QUOTIENT([.BA$1]*[.$B33]+[.BA$1]*[.$A33]*10;10);10)" office:value-type="float" office:value="3" calcext:value-type="float">
            <text:p>3</text:p>
          </table:table-cell>
          <table:table-cell table:formula="of:=MOD([.BB$1]*[.$B33]+[.BB$1]*[.$A33]*10;10)" office:value-type="float" office:value="0" calcext:value-type="float">
            <text:p>0</text:p>
          </table:table-cell>
          <table:table-cell table:formula="of:=QUOTIENT([.BC$1]*[.$B33]+[.BC$1]*[.$A33]*10;100)" office:value-type="float" office:value="6" calcext:value-type="float">
            <text:p>6</text:p>
          </table:table-cell>
          <table:table-cell table:formula="of:=MOD(QUOTIENT([.BD$1]*[.$B33]+[.BD$1]*[.$A33]*10;10);10)" office:value-type="float" office:value="6" calcext:value-type="float">
            <text:p>6</text:p>
          </table:table-cell>
          <table:table-cell table:formula="of:=MOD([.BE$1]*[.$B33]+[.BE$1]*[.$A33]*10;10)" office:value-type="float" office:value="5" calcext:value-type="float">
            <text:p>5</text:p>
          </table:table-cell>
          <table:table-cell table:formula="of:=QUOTIENT([.BF$1]*[.$B33]+[.BF$1]*[.$A33]*10;100)" office:value-type="float" office:value="7" calcext:value-type="float">
            <text:p>7</text:p>
          </table:table-cell>
          <table:table-cell table:formula="of:=MOD(QUOTIENT([.BG$1]*[.$B33]+[.BG$1]*[.$A33]*10;10);10)" office:value-type="float" office:value="0" calcext:value-type="float">
            <text:p>0</text:p>
          </table:table-cell>
          <table:table-cell table:formula="of:=MOD([.BH$1]*[.$B33]+[.BH$1]*[.$A33]*10;10)" office:value-type="float" office:value="0" calcext:value-type="float">
            <text:p>0</text:p>
          </table:table-cell>
          <table:table-cell/>
          <table:table-cell table:formula="of:=MOD(QUOTIENT([.BJ$1]*[.$B33]+[.BJ$1]*[.$A33]*10;100);10)" office:value-type="float" office:value="7" calcext:value-type="float">
            <text:p>7</text:p>
          </table:table-cell>
          <table:table-cell table:formula="of:=MOD(QUOTIENT([.BK$1]*[.$B33]+[.BK$1]*[.$A33]*10;10);10)" office:value-type="float" office:value="3" calcext:value-type="float">
            <text:p>3</text:p>
          </table:table-cell>
          <table:table-cell table:formula="of:=MOD([.BL$1]*[.$B33]+[.BL$1]*[.$A33]*10;10)" office:value-type="float" office:value="5" calcext:value-type="float">
            <text:p>5</text:p>
          </table:table-cell>
          <table:table-cell/>
          <table:table-cell table:formula="of:=MOD(QUOTIENT([.BN$1]*[.$B33]+[.BN$1]*[.$A33]*10;100);10)" office:value-type="float" office:value="7" calcext:value-type="float">
            <text:p>7</text:p>
          </table:table-cell>
          <table:table-cell table:formula="of:=MOD(QUOTIENT([.BO$1]*[.$B33]+[.BO$1]*[.$A33]*10;10);10)" office:value-type="float" office:value="7" calcext:value-type="float">
            <text:p>7</text:p>
          </table:table-cell>
          <table:table-cell table:formula="of:=MOD([.BP$1]*[.$B33]+[.BP$1]*[.$A33]*10;10)" office:value-type="float" office:value="0" calcext:value-type="float">
            <text:p>0</text:p>
          </table:table-cell>
          <table:table-cell/>
          <table:table-cell table:formula="of:=MOD(QUOTIENT([.BR$1]*[.$B33]+[.BR$1]*[.$A33]*10;100);10)" office:value-type="float" office:value="8" calcext:value-type="float">
            <text:p>8</text:p>
          </table:table-cell>
          <table:table-cell table:formula="of:=MOD(QUOTIENT([.BS$1]*[.$B33]+[.BS$1]*[.$A33]*10;10);10)" office:value-type="float" office:value="0" calcext:value-type="float">
            <text:p>0</text:p>
          </table:table-cell>
          <table:table-cell table:formula="of:=MOD([.BT$1]*[.$B33]+[.BT$1]*[.$A33]*10;10)" office:value-type="float" office:value="5" calcext:value-type="float">
            <text:p>5</text:p>
          </table:table-cell>
          <table:table-cell/>
          <table:table-cell table:formula="of:=MOD(QUOTIENT([.BV$1]*[.$B33]+[.BV$1]*[.$A33]*10;100);10)" office:value-type="float" office:value="8" calcext:value-type="float">
            <text:p>8</text:p>
          </table:table-cell>
          <table:table-cell table:formula="of:=MOD(QUOTIENT([.BW$1]*[.$B33]+[.BW$1]*[.$A33]*10;10);10)" office:value-type="float" office:value="4" calcext:value-type="float">
            <text:p>4</text:p>
          </table:table-cell>
          <table:table-cell table:formula="of:=MOD([.BX$1]*[.$B33]+[.BX$1]*[.$A33]*10;1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QUOTIENT([.C$1]*[.$B34]+[.C$1]*[.$A34]*10;10)" office:value-type="float" office:value="3" calcext:value-type="float">
            <text:p>3</text:p>
          </table:table-cell>
          <table:table-cell table:formula="of:=MOD([.D$1]*[.$B34]+[.D$1]*[.$A34]*10;10)" office:value-type="float" office:value="6" calcext:value-type="float">
            <text:p>6</text:p>
          </table:table-cell>
          <table:table-cell table:formula="of:=QUOTIENT([.E$1]*[.$B34]+[.E$1]*[.$A34]*10;10)" office:value-type="float" office:value="7" calcext:value-type="float">
            <text:p>7</text:p>
          </table:table-cell>
          <table:table-cell table:formula="of:=MOD([.F$1]*[.$B34]+[.F$1]*[.$A34]*10;10)" office:value-type="float" office:value="2" calcext:value-type="float">
            <text:p>2</text:p>
          </table:table-cell>
          <table:table-cell table:formula="of:=IF(QUOTIENT([.G$1]*[.$B34]+[.G$1]*[.$A34]*10;100) = 0;{};QUOTIENT([.G$1]*[.$B34]+[.G$1]*[.$A34]*10;100))" office:value-type="float" office:value="1" calcext:value-type="float">
            <text:p>1</text:p>
          </table:table-cell>
          <table:table-cell table:formula="of:=MOD(QUOTIENT([.H$1]*[.$B34]+[.H$1]*[.$A34]*10;10);10)" office:value-type="float" office:value="0" calcext:value-type="float">
            <text:p>0</text:p>
          </table:table-cell>
          <table:table-cell table:formula="of:=MOD([.I$1]*[.$B34]+[.I$1]*[.$A34]*10;10)" office:value-type="float" office:value="8" calcext:value-type="float">
            <text:p>8</text:p>
          </table:table-cell>
          <table:table-cell table:formula="of:=QUOTIENT([.J$1]*[.$B34]+[.J$1]*[.$A34]*10;100)" office:value-type="float" office:value="1" calcext:value-type="float">
            <text:p>1</text:p>
          </table:table-cell>
          <table:table-cell table:formula="of:=MOD(QUOTIENT([.K$1]*[.$B34]+[.K$1]*[.$A34]*10;10);10)" office:value-type="float" office:value="4" calcext:value-type="float">
            <text:p>4</text:p>
          </table:table-cell>
          <table:table-cell table:formula="of:=MOD([.L$1]*[.$B34]+[.L$1]*[.$A34]*10;10)" office:value-type="float" office:value="4" calcext:value-type="float">
            <text:p>4</text:p>
          </table:table-cell>
          <table:table-cell table:formula="of:=QUOTIENT([.M$1]*[.$B34]+[.M$1]*[.$A34]*10;100)" office:value-type="float" office:value="1" calcext:value-type="float">
            <text:p>1</text:p>
          </table:table-cell>
          <table:table-cell table:formula="of:=MOD(QUOTIENT([.N$1]*[.$B34]+[.N$1]*[.$A34]*10;10);10)" office:value-type="float" office:value="8" calcext:value-type="float">
            <text:p>8</text:p>
          </table:table-cell>
          <table:table-cell table:formula="of:=MOD([.O$1]*[.$B34]+[.O$1]*[.$A34]*10;10)" office:value-type="float" office:value="0" calcext:value-type="float">
            <text:p>0</text:p>
          </table:table-cell>
          <table:table-cell table:formula="of:=QUOTIENT([.P$1]*[.$B34]+[.P$1]*[.$A34]*10;100)" office:value-type="float" office:value="2" calcext:value-type="float">
            <text:p>2</text:p>
          </table:table-cell>
          <table:table-cell table:formula="of:=MOD(QUOTIENT([.Q$1]*[.$B34]+[.Q$1]*[.$A34]*10;10);10)" office:value-type="float" office:value="1" calcext:value-type="float">
            <text:p>1</text:p>
          </table:table-cell>
          <table:table-cell table:formula="of:=MOD([.R$1]*[.$B34]+[.R$1]*[.$A34]*10;10)" office:value-type="float" office:value="6" calcext:value-type="float">
            <text:p>6</text:p>
          </table:table-cell>
          <table:table-cell table:formula="of:=QUOTIENT([.S$1]*[.$B34]+[.S$1]*[.$A34]*10;100)" office:value-type="float" office:value="2" calcext:value-type="float">
            <text:p>2</text:p>
          </table:table-cell>
          <table:table-cell table:formula="of:=MOD(QUOTIENT([.T$1]*[.$B34]+[.T$1]*[.$A34]*10;10);10)" office:value-type="float" office:value="5" calcext:value-type="float">
            <text:p>5</text:p>
          </table:table-cell>
          <table:table-cell table:formula="of:=MOD([.U$1]*[.$B34]+[.U$1]*[.$A34]*10;10)" office:value-type="float" office:value="2" calcext:value-type="float">
            <text:p>2</text:p>
          </table:table-cell>
          <table:table-cell table:formula="of:=QUOTIENT([.V$1]*[.$B34]+[.V$1]*[.$A34]*10;100)" office:value-type="float" office:value="2" calcext:value-type="float">
            <text:p>2</text:p>
          </table:table-cell>
          <table:table-cell table:formula="of:=MOD(QUOTIENT([.W$1]*[.$B34]+[.W$1]*[.$A34]*10;10);10)" office:value-type="float" office:value="8" calcext:value-type="float">
            <text:p>8</text:p>
          </table:table-cell>
          <table:table-cell table:formula="of:=MOD([.X$1]*[.$B34]+[.X$1]*[.$A34]*10;10)" office:value-type="float" office:value="8" calcext:value-type="float">
            <text:p>8</text:p>
          </table:table-cell>
          <table:table-cell table:formula="of:=QUOTIENT([.Y$1]*[.$B34]+[.Y$1]*[.$A34]*10;100)" office:value-type="float" office:value="3" calcext:value-type="float">
            <text:p>3</text:p>
          </table:table-cell>
          <table:table-cell table:formula="of:=MOD(QUOTIENT([.Z$1]*[.$B34]+[.Z$1]*[.$A34]*10;10);10)" office:value-type="float" office:value="2" calcext:value-type="float">
            <text:p>2</text:p>
          </table:table-cell>
          <table:table-cell table:formula="of:=MOD([.AA$1]*[.$B34]+[.AA$1]*[.$A34]*10;10)" office:value-type="float" office:value="4" calcext:value-type="float">
            <text:p>4</text:p>
          </table:table-cell>
          <table:table-cell table:formula="of:=QUOTIENT([.AB$1]*[.$B34]+[.AB$1]*[.$A34]*10;100)" office:value-type="float" office:value="3" calcext:value-type="float">
            <text:p>3</text:p>
          </table:table-cell>
          <table:table-cell table:formula="of:=MOD(QUOTIENT([.AC$1]*[.$B34]+[.AC$1]*[.$A34]*10;10);10)" office:value-type="float" office:value="6" calcext:value-type="float">
            <text:p>6</text:p>
          </table:table-cell>
          <table:table-cell table:formula="of:=MOD([.AD$1]*[.$B34]+[.AD$1]*[.$A34]*10;10)" office:value-type="float" office:value="0" calcext:value-type="float">
            <text:p>0</text:p>
          </table:table-cell>
          <table:table-cell table:formula="of:=QUOTIENT([.AE$1]*[.$B34]+[.AE$1]*[.$A34]*10;100)" office:value-type="float" office:value="3" calcext:value-type="float">
            <text:p>3</text:p>
          </table:table-cell>
          <table:table-cell table:formula="of:=MOD(QUOTIENT([.AF$1]*[.$B34]+[.AF$1]*[.$A34]*10;10);10)" office:value-type="float" office:value="9" calcext:value-type="float">
            <text:p>9</text:p>
          </table:table-cell>
          <table:table-cell table:formula="of:=MOD([.AG$1]*[.$B34]+[.AG$1]*[.$A34]*10;10)" office:value-type="float" office:value="6" calcext:value-type="float">
            <text:p>6</text:p>
          </table:table-cell>
          <table:table-cell table:formula="of:=QUOTIENT([.AH$1]*[.$B34]+[.AH$1]*[.$A34]*10;100)" office:value-type="float" office:value="4" calcext:value-type="float">
            <text:p>4</text:p>
          </table:table-cell>
          <table:table-cell table:formula="of:=MOD(QUOTIENT([.AI$1]*[.$B34]+[.AI$1]*[.$A34]*10;10);10)" office:value-type="float" office:value="3" calcext:value-type="float">
            <text:p>3</text:p>
          </table:table-cell>
          <table:table-cell table:formula="of:=MOD([.AJ$1]*[.$B34]+[.AJ$1]*[.$A34]*10;10)" office:value-type="float" office:value="2" calcext:value-type="float">
            <text:p>2</text:p>
          </table:table-cell>
          <table:table-cell table:formula="of:=QUOTIENT([.AK$1]*[.$B34]+[.AK$1]*[.$A34]*10;100)" office:value-type="float" office:value="4" calcext:value-type="float">
            <text:p>4</text:p>
          </table:table-cell>
          <table:table-cell table:formula="of:=MOD(QUOTIENT([.AL$1]*[.$B34]+[.AL$1]*[.$A34]*10;10);10)" office:value-type="float" office:value="6" calcext:value-type="float">
            <text:p>6</text:p>
          </table:table-cell>
          <table:table-cell table:formula="of:=MOD([.AM$1]*[.$B34]+[.AM$1]*[.$A34]*10;10)" office:value-type="float" office:value="8" calcext:value-type="float">
            <text:p>8</text:p>
          </table:table-cell>
          <table:table-cell table:formula="of:=QUOTIENT([.AN$1]*[.$B34]+[.AN$1]*[.$A34]*10;100)" office:value-type="float" office:value="5" calcext:value-type="float">
            <text:p>5</text:p>
          </table:table-cell>
          <table:table-cell table:formula="of:=MOD(QUOTIENT([.AO$1]*[.$B34]+[.AO$1]*[.$A34]*10;10);10)" office:value-type="float" office:value="0" calcext:value-type="float">
            <text:p>0</text:p>
          </table:table-cell>
          <table:table-cell table:formula="of:=MOD([.AP$1]*[.$B34]+[.AP$1]*[.$A34]*10;10)" office:value-type="float" office:value="4" calcext:value-type="float">
            <text:p>4</text:p>
          </table:table-cell>
          <table:table-cell table:formula="of:=QUOTIENT([.AQ$1]*[.$B34]+[.AQ$1]*[.$A34]*10;100)" office:value-type="float" office:value="5" calcext:value-type="float">
            <text:p>5</text:p>
          </table:table-cell>
          <table:table-cell table:formula="of:=MOD(QUOTIENT([.AR$1]*[.$B34]+[.AR$1]*[.$A34]*10;10);10)" office:value-type="float" office:value="4" calcext:value-type="float">
            <text:p>4</text:p>
          </table:table-cell>
          <table:table-cell table:formula="of:=MOD([.AS$1]*[.$B34]+[.AS$1]*[.$A34]*10;10)" office:value-type="float" office:value="0" calcext:value-type="float">
            <text:p>0</text:p>
          </table:table-cell>
          <table:table-cell table:formula="of:=QUOTIENT([.AT$1]*[.$B34]+[.AT$1]*[.$A34]*10;100)" office:value-type="float" office:value="5" calcext:value-type="float">
            <text:p>5</text:p>
          </table:table-cell>
          <table:table-cell table:formula="of:=MOD(QUOTIENT([.AU$1]*[.$B34]+[.AU$1]*[.$A34]*10;10);10)" office:value-type="float" office:value="7" calcext:value-type="float">
            <text:p>7</text:p>
          </table:table-cell>
          <table:table-cell table:formula="of:=MOD([.AV$1]*[.$B34]+[.AV$1]*[.$A34]*10;10)" office:value-type="float" office:value="6" calcext:value-type="float">
            <text:p>6</text:p>
          </table:table-cell>
          <table:table-cell table:formula="of:=QUOTIENT([.AW$1]*[.$B34]+[.AW$1]*[.$A34]*10;100)" office:value-type="float" office:value="6" calcext:value-type="float">
            <text:p>6</text:p>
          </table:table-cell>
          <table:table-cell table:formula="of:=MOD(QUOTIENT([.AX$1]*[.$B34]+[.AX$1]*[.$A34]*10;10);10)" office:value-type="float" office:value="1" calcext:value-type="float">
            <text:p>1</text:p>
          </table:table-cell>
          <table:table-cell table:formula="of:=MOD([.AY$1]*[.$B34]+[.AY$1]*[.$A34]*10;10)" office:value-type="float" office:value="2" calcext:value-type="float">
            <text:p>2</text:p>
          </table:table-cell>
          <table:table-cell table:formula="of:=QUOTIENT([.AZ$1]*[.$B34]+[.AZ$1]*[.$A34]*10;100)" office:value-type="float" office:value="6" calcext:value-type="float">
            <text:p>6</text:p>
          </table:table-cell>
          <table:table-cell table:formula="of:=MOD(QUOTIENT([.BA$1]*[.$B34]+[.BA$1]*[.$A34]*10;10);10)" office:value-type="float" office:value="4" calcext:value-type="float">
            <text:p>4</text:p>
          </table:table-cell>
          <table:table-cell table:formula="of:=MOD([.BB$1]*[.$B34]+[.BB$1]*[.$A34]*10;10)" office:value-type="float" office:value="8" calcext:value-type="float">
            <text:p>8</text:p>
          </table:table-cell>
          <table:table-cell table:formula="of:=QUOTIENT([.BC$1]*[.$B34]+[.BC$1]*[.$A34]*10;100)" office:value-type="float" office:value="6" calcext:value-type="float">
            <text:p>6</text:p>
          </table:table-cell>
          <table:table-cell table:formula="of:=MOD(QUOTIENT([.BD$1]*[.$B34]+[.BD$1]*[.$A34]*10;10);10)" office:value-type="float" office:value="8" calcext:value-type="float">
            <text:p>8</text:p>
          </table:table-cell>
          <table:table-cell table:formula="of:=MOD([.BE$1]*[.$B34]+[.BE$1]*[.$A34]*10;10)" office:value-type="float" office:value="4" calcext:value-type="float">
            <text:p>4</text:p>
          </table:table-cell>
          <table:table-cell table:formula="of:=QUOTIENT([.BF$1]*[.$B34]+[.BF$1]*[.$A34]*10;100)" office:value-type="float" office:value="7" calcext:value-type="float">
            <text:p>7</text:p>
          </table:table-cell>
          <table:table-cell table:formula="of:=MOD(QUOTIENT([.BG$1]*[.$B34]+[.BG$1]*[.$A34]*10;10);10)" office:value-type="float" office:value="2" calcext:value-type="float">
            <text:p>2</text:p>
          </table:table-cell>
          <table:table-cell table:formula="of:=MOD([.BH$1]*[.$B34]+[.BH$1]*[.$A34]*10;10)" office:value-type="float" office:value="0" calcext:value-type="float">
            <text:p>0</text:p>
          </table:table-cell>
          <table:table-cell/>
          <table:table-cell table:formula="of:=MOD(QUOTIENT([.BJ$1]*[.$B34]+[.BJ$1]*[.$A34]*10;100);10)" office:value-type="float" office:value="7" calcext:value-type="float">
            <text:p>7</text:p>
          </table:table-cell>
          <table:table-cell table:formula="of:=MOD(QUOTIENT([.BK$1]*[.$B34]+[.BK$1]*[.$A34]*10;10);10)" office:value-type="float" office:value="5" calcext:value-type="float">
            <text:p>5</text:p>
          </table:table-cell>
          <table:table-cell table:formula="of:=MOD([.BL$1]*[.$B34]+[.BL$1]*[.$A34]*10;10)" office:value-type="float" office:value="6" calcext:value-type="float">
            <text:p>6</text:p>
          </table:table-cell>
          <table:table-cell/>
          <table:table-cell table:formula="of:=MOD(QUOTIENT([.BN$1]*[.$B34]+[.BN$1]*[.$A34]*10;100);10)" office:value-type="float" office:value="7" calcext:value-type="float">
            <text:p>7</text:p>
          </table:table-cell>
          <table:table-cell table:formula="of:=MOD(QUOTIENT([.BO$1]*[.$B34]+[.BO$1]*[.$A34]*10;10);10)" office:value-type="float" office:value="9" calcext:value-type="float">
            <text:p>9</text:p>
          </table:table-cell>
          <table:table-cell table:formula="of:=MOD([.BP$1]*[.$B34]+[.BP$1]*[.$A34]*10;10)" office:value-type="float" office:value="2" calcext:value-type="float">
            <text:p>2</text:p>
          </table:table-cell>
          <table:table-cell/>
          <table:table-cell table:formula="of:=MOD(QUOTIENT([.BR$1]*[.$B34]+[.BR$1]*[.$A34]*10;100);10)" office:value-type="float" office:value="8" calcext:value-type="float">
            <text:p>8</text:p>
          </table:table-cell>
          <table:table-cell table:formula="of:=MOD(QUOTIENT([.BS$1]*[.$B34]+[.BS$1]*[.$A34]*10;10);10)" office:value-type="float" office:value="2" calcext:value-type="float">
            <text:p>2</text:p>
          </table:table-cell>
          <table:table-cell table:formula="of:=MOD([.BT$1]*[.$B34]+[.BT$1]*[.$A34]*10;10)" office:value-type="float" office:value="8" calcext:value-type="float">
            <text:p>8</text:p>
          </table:table-cell>
          <table:table-cell/>
          <table:table-cell table:formula="of:=MOD(QUOTIENT([.BV$1]*[.$B34]+[.BV$1]*[.$A34]*10;100);10)" office:value-type="float" office:value="8" calcext:value-type="float">
            <text:p>8</text:p>
          </table:table-cell>
          <table:table-cell table:formula="of:=MOD(QUOTIENT([.BW$1]*[.$B34]+[.BW$1]*[.$A34]*10;10);10)" office:value-type="float" office:value="6" calcext:value-type="float">
            <text:p>6</text:p>
          </table:table-cell>
          <table:table-cell table:formula="of:=MOD([.BX$1]*[.$B34]+[.BX$1]*[.$A34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QUOTIENT([.C$1]*[.$B35]+[.C$1]*[.$A35]*10;10)" office:value-type="float" office:value="3" calcext:value-type="float">
            <text:p>3</text:p>
          </table:table-cell>
          <table:table-cell table:formula="of:=MOD([.D$1]*[.$B35]+[.D$1]*[.$A35]*10;10)" office:value-type="float" office:value="7" calcext:value-type="float">
            <text:p>7</text:p>
          </table:table-cell>
          <table:table-cell table:formula="of:=QUOTIENT([.E$1]*[.$B35]+[.E$1]*[.$A35]*10;10)" office:value-type="float" office:value="7" calcext:value-type="float">
            <text:p>7</text:p>
          </table:table-cell>
          <table:table-cell table:formula="of:=MOD([.F$1]*[.$B35]+[.F$1]*[.$A35]*10;10)" office:value-type="float" office:value="4" calcext:value-type="float">
            <text:p>4</text:p>
          </table:table-cell>
          <table:table-cell table:formula="of:=IF(QUOTIENT([.G$1]*[.$B35]+[.G$1]*[.$A35]*10;100) = 0;{};QUOTIENT([.G$1]*[.$B35]+[.G$1]*[.$A35]*10;100))" office:value-type="float" office:value="1" calcext:value-type="float">
            <text:p>1</text:p>
          </table:table-cell>
          <table:table-cell table:formula="of:=MOD(QUOTIENT([.H$1]*[.$B35]+[.H$1]*[.$A35]*10;10);10)" office:value-type="float" office:value="1" calcext:value-type="float">
            <text:p>1</text:p>
          </table:table-cell>
          <table:table-cell table:formula="of:=MOD([.I$1]*[.$B35]+[.I$1]*[.$A35]*10;10)" office:value-type="float" office:value="1" calcext:value-type="float">
            <text:p>1</text:p>
          </table:table-cell>
          <table:table-cell table:formula="of:=QUOTIENT([.J$1]*[.$B35]+[.J$1]*[.$A35]*10;100)" office:value-type="float" office:value="1" calcext:value-type="float">
            <text:p>1</text:p>
          </table:table-cell>
          <table:table-cell table:formula="of:=MOD(QUOTIENT([.K$1]*[.$B35]+[.K$1]*[.$A35]*10;10);10)" office:value-type="float" office:value="4" calcext:value-type="float">
            <text:p>4</text:p>
          </table:table-cell>
          <table:table-cell table:formula="of:=MOD([.L$1]*[.$B35]+[.L$1]*[.$A35]*10;10)" office:value-type="float" office:value="8" calcext:value-type="float">
            <text:p>8</text:p>
          </table:table-cell>
          <table:table-cell table:formula="of:=QUOTIENT([.M$1]*[.$B35]+[.M$1]*[.$A35]*10;100)" office:value-type="float" office:value="1" calcext:value-type="float">
            <text:p>1</text:p>
          </table:table-cell>
          <table:table-cell table:formula="of:=MOD(QUOTIENT([.N$1]*[.$B35]+[.N$1]*[.$A35]*10;10);10)" office:value-type="float" office:value="8" calcext:value-type="float">
            <text:p>8</text:p>
          </table:table-cell>
          <table:table-cell table:formula="of:=MOD([.O$1]*[.$B35]+[.O$1]*[.$A35]*10;10)" office:value-type="float" office:value="5" calcext:value-type="float">
            <text:p>5</text:p>
          </table:table-cell>
          <table:table-cell table:formula="of:=QUOTIENT([.P$1]*[.$B35]+[.P$1]*[.$A35]*10;100)" office:value-type="float" office:value="2" calcext:value-type="float">
            <text:p>2</text:p>
          </table:table-cell>
          <table:table-cell table:formula="of:=MOD(QUOTIENT([.Q$1]*[.$B35]+[.Q$1]*[.$A35]*10;10);10)" office:value-type="float" office:value="2" calcext:value-type="float">
            <text:p>2</text:p>
          </table:table-cell>
          <table:table-cell table:formula="of:=MOD([.R$1]*[.$B35]+[.R$1]*[.$A35]*10;10)" office:value-type="float" office:value="2" calcext:value-type="float">
            <text:p>2</text:p>
          </table:table-cell>
          <table:table-cell table:formula="of:=QUOTIENT([.S$1]*[.$B35]+[.S$1]*[.$A35]*10;100)" office:value-type="float" office:value="2" calcext:value-type="float">
            <text:p>2</text:p>
          </table:table-cell>
          <table:table-cell table:formula="of:=MOD(QUOTIENT([.T$1]*[.$B35]+[.T$1]*[.$A35]*10;10);10)" office:value-type="float" office:value="5" calcext:value-type="float">
            <text:p>5</text:p>
          </table:table-cell>
          <table:table-cell table:formula="of:=MOD([.U$1]*[.$B35]+[.U$1]*[.$A35]*10;10)" office:value-type="float" office:value="9" calcext:value-type="float">
            <text:p>9</text:p>
          </table:table-cell>
          <table:table-cell table:formula="of:=QUOTIENT([.V$1]*[.$B35]+[.V$1]*[.$A35]*10;100)" office:value-type="float" office:value="2" calcext:value-type="float">
            <text:p>2</text:p>
          </table:table-cell>
          <table:table-cell table:formula="of:=MOD(QUOTIENT([.W$1]*[.$B35]+[.W$1]*[.$A35]*10;10);10)" office:value-type="float" office:value="9" calcext:value-type="float">
            <text:p>9</text:p>
          </table:table-cell>
          <table:table-cell table:formula="of:=MOD([.X$1]*[.$B35]+[.X$1]*[.$A35]*10;10)" office:value-type="float" office:value="6" calcext:value-type="float">
            <text:p>6</text:p>
          </table:table-cell>
          <table:table-cell table:formula="of:=QUOTIENT([.Y$1]*[.$B35]+[.Y$1]*[.$A35]*10;100)" office:value-type="float" office:value="3" calcext:value-type="float">
            <text:p>3</text:p>
          </table:table-cell>
          <table:table-cell table:formula="of:=MOD(QUOTIENT([.Z$1]*[.$B35]+[.Z$1]*[.$A35]*10;10);10)" office:value-type="float" office:value="3" calcext:value-type="float">
            <text:p>3</text:p>
          </table:table-cell>
          <table:table-cell table:formula="of:=MOD([.AA$1]*[.$B35]+[.AA$1]*[.$A35]*10;10)" office:value-type="float" office:value="3" calcext:value-type="float">
            <text:p>3</text:p>
          </table:table-cell>
          <table:table-cell table:formula="of:=QUOTIENT([.AB$1]*[.$B35]+[.AB$1]*[.$A35]*10;100)" office:value-type="float" office:value="3" calcext:value-type="float">
            <text:p>3</text:p>
          </table:table-cell>
          <table:table-cell table:formula="of:=MOD(QUOTIENT([.AC$1]*[.$B35]+[.AC$1]*[.$A35]*10;10);10)" office:value-type="float" office:value="7" calcext:value-type="float">
            <text:p>7</text:p>
          </table:table-cell>
          <table:table-cell table:formula="of:=MOD([.AD$1]*[.$B35]+[.AD$1]*[.$A35]*10;10)" office:value-type="float" office:value="0" calcext:value-type="float">
            <text:p>0</text:p>
          </table:table-cell>
          <table:table-cell table:formula="of:=QUOTIENT([.AE$1]*[.$B35]+[.AE$1]*[.$A35]*10;100)" office:value-type="float" office:value="4" calcext:value-type="float">
            <text:p>4</text:p>
          </table:table-cell>
          <table:table-cell table:formula="of:=MOD(QUOTIENT([.AF$1]*[.$B35]+[.AF$1]*[.$A35]*10;10);10)" office:value-type="float" office:value="0" calcext:value-type="float">
            <text:p>0</text:p>
          </table:table-cell>
          <table:table-cell table:formula="of:=MOD([.AG$1]*[.$B35]+[.AG$1]*[.$A35]*10;10)" office:value-type="float" office:value="7" calcext:value-type="float">
            <text:p>7</text:p>
          </table:table-cell>
          <table:table-cell table:formula="of:=QUOTIENT([.AH$1]*[.$B35]+[.AH$1]*[.$A35]*10;100)" office:value-type="float" office:value="4" calcext:value-type="float">
            <text:p>4</text:p>
          </table:table-cell>
          <table:table-cell table:formula="of:=MOD(QUOTIENT([.AI$1]*[.$B35]+[.AI$1]*[.$A35]*10;10);10)" office:value-type="float" office:value="4" calcext:value-type="float">
            <text:p>4</text:p>
          </table:table-cell>
          <table:table-cell table:formula="of:=MOD([.AJ$1]*[.$B35]+[.AJ$1]*[.$A35]*10;10)" office:value-type="float" office:value="4" calcext:value-type="float">
            <text:p>4</text:p>
          </table:table-cell>
          <table:table-cell table:formula="of:=QUOTIENT([.AK$1]*[.$B35]+[.AK$1]*[.$A35]*10;100)" office:value-type="float" office:value="4" calcext:value-type="float">
            <text:p>4</text:p>
          </table:table-cell>
          <table:table-cell table:formula="of:=MOD(QUOTIENT([.AL$1]*[.$B35]+[.AL$1]*[.$A35]*10;10);10)" office:value-type="float" office:value="8" calcext:value-type="float">
            <text:p>8</text:p>
          </table:table-cell>
          <table:table-cell table:formula="of:=MOD([.AM$1]*[.$B35]+[.AM$1]*[.$A35]*10;10)" office:value-type="float" office:value="1" calcext:value-type="float">
            <text:p>1</text:p>
          </table:table-cell>
          <table:table-cell table:formula="of:=QUOTIENT([.AN$1]*[.$B35]+[.AN$1]*[.$A35]*10;100)" office:value-type="float" office:value="5" calcext:value-type="float">
            <text:p>5</text:p>
          </table:table-cell>
          <table:table-cell table:formula="of:=MOD(QUOTIENT([.AO$1]*[.$B35]+[.AO$1]*[.$A35]*10;10);10)" office:value-type="float" office:value="1" calcext:value-type="float">
            <text:p>1</text:p>
          </table:table-cell>
          <table:table-cell table:formula="of:=MOD([.AP$1]*[.$B35]+[.AP$1]*[.$A35]*10;10)" office:value-type="float" office:value="8" calcext:value-type="float">
            <text:p>8</text:p>
          </table:table-cell>
          <table:table-cell table:formula="of:=QUOTIENT([.AQ$1]*[.$B35]+[.AQ$1]*[.$A35]*10;100)" office:value-type="float" office:value="5" calcext:value-type="float">
            <text:p>5</text:p>
          </table:table-cell>
          <table:table-cell table:formula="of:=MOD(QUOTIENT([.AR$1]*[.$B35]+[.AR$1]*[.$A35]*10;10);10)" office:value-type="float" office:value="5" calcext:value-type="float">
            <text:p>5</text:p>
          </table:table-cell>
          <table:table-cell table:formula="of:=MOD([.AS$1]*[.$B35]+[.AS$1]*[.$A35]*10;10)" office:value-type="float" office:value="5" calcext:value-type="float">
            <text:p>5</text:p>
          </table:table-cell>
          <table:table-cell table:formula="of:=QUOTIENT([.AT$1]*[.$B35]+[.AT$1]*[.$A35]*10;100)" office:value-type="float" office:value="5" calcext:value-type="float">
            <text:p>5</text:p>
          </table:table-cell>
          <table:table-cell table:formula="of:=MOD(QUOTIENT([.AU$1]*[.$B35]+[.AU$1]*[.$A35]*10;10);10)" office:value-type="float" office:value="9" calcext:value-type="float">
            <text:p>9</text:p>
          </table:table-cell>
          <table:table-cell table:formula="of:=MOD([.AV$1]*[.$B35]+[.AV$1]*[.$A35]*10;10)" office:value-type="float" office:value="2" calcext:value-type="float">
            <text:p>2</text:p>
          </table:table-cell>
          <table:table-cell table:formula="of:=QUOTIENT([.AW$1]*[.$B35]+[.AW$1]*[.$A35]*10;100)" office:value-type="float" office:value="6" calcext:value-type="float">
            <text:p>6</text:p>
          </table:table-cell>
          <table:table-cell table:formula="of:=MOD(QUOTIENT([.AX$1]*[.$B35]+[.AX$1]*[.$A35]*10;10);10)" office:value-type="float" office:value="2" calcext:value-type="float">
            <text:p>2</text:p>
          </table:table-cell>
          <table:table-cell table:formula="of:=MOD([.AY$1]*[.$B35]+[.AY$1]*[.$A35]*10;10)" office:value-type="float" office:value="9" calcext:value-type="float">
            <text:p>9</text:p>
          </table:table-cell>
          <table:table-cell table:formula="of:=QUOTIENT([.AZ$1]*[.$B35]+[.AZ$1]*[.$A35]*10;100)" office:value-type="float" office:value="6" calcext:value-type="float">
            <text:p>6</text:p>
          </table:table-cell>
          <table:table-cell table:formula="of:=MOD(QUOTIENT([.BA$1]*[.$B35]+[.BA$1]*[.$A35]*10;10);10)" office:value-type="float" office:value="6" calcext:value-type="float">
            <text:p>6</text:p>
          </table:table-cell>
          <table:table-cell table:formula="of:=MOD([.BB$1]*[.$B35]+[.BB$1]*[.$A35]*10;10)" office:value-type="float" office:value="6" calcext:value-type="float">
            <text:p>6</text:p>
          </table:table-cell>
          <table:table-cell table:formula="of:=QUOTIENT([.BC$1]*[.$B35]+[.BC$1]*[.$A35]*10;100)" office:value-type="float" office:value="7" calcext:value-type="float">
            <text:p>7</text:p>
          </table:table-cell>
          <table:table-cell table:formula="of:=MOD(QUOTIENT([.BD$1]*[.$B35]+[.BD$1]*[.$A35]*10;10);10)" office:value-type="float" office:value="0" calcext:value-type="float">
            <text:p>0</text:p>
          </table:table-cell>
          <table:table-cell table:formula="of:=MOD([.BE$1]*[.$B35]+[.BE$1]*[.$A35]*10;10)" office:value-type="float" office:value="3" calcext:value-type="float">
            <text:p>3</text:p>
          </table:table-cell>
          <table:table-cell table:formula="of:=QUOTIENT([.BF$1]*[.$B35]+[.BF$1]*[.$A35]*10;100)" office:value-type="float" office:value="7" calcext:value-type="float">
            <text:p>7</text:p>
          </table:table-cell>
          <table:table-cell table:formula="of:=MOD(QUOTIENT([.BG$1]*[.$B35]+[.BG$1]*[.$A35]*10;10);10)" office:value-type="float" office:value="4" calcext:value-type="float">
            <text:p>4</text:p>
          </table:table-cell>
          <table:table-cell table:formula="of:=MOD([.BH$1]*[.$B35]+[.BH$1]*[.$A35]*10;10)" office:value-type="float" office:value="0" calcext:value-type="float">
            <text:p>0</text:p>
          </table:table-cell>
          <table:table-cell/>
          <table:table-cell table:formula="of:=MOD(QUOTIENT([.BJ$1]*[.$B35]+[.BJ$1]*[.$A35]*10;100);10)" office:value-type="float" office:value="7" calcext:value-type="float">
            <text:p>7</text:p>
          </table:table-cell>
          <table:table-cell table:formula="of:=MOD(QUOTIENT([.BK$1]*[.$B35]+[.BK$1]*[.$A35]*10;10);10)" office:value-type="float" office:value="7" calcext:value-type="float">
            <text:p>7</text:p>
          </table:table-cell>
          <table:table-cell table:formula="of:=MOD([.BL$1]*[.$B35]+[.BL$1]*[.$A35]*10;10)" office:value-type="float" office:value="7" calcext:value-type="float">
            <text:p>7</text:p>
          </table:table-cell>
          <table:table-cell/>
          <table:table-cell table:formula="of:=MOD(QUOTIENT([.BN$1]*[.$B35]+[.BN$1]*[.$A35]*10;100);10)" office:value-type="float" office:value="8" calcext:value-type="float">
            <text:p>8</text:p>
          </table:table-cell>
          <table:table-cell table:formula="of:=MOD(QUOTIENT([.BO$1]*[.$B35]+[.BO$1]*[.$A35]*10;10);10)" office:value-type="float" office:value="1" calcext:value-type="float">
            <text:p>1</text:p>
          </table:table-cell>
          <table:table-cell table:formula="of:=MOD([.BP$1]*[.$B35]+[.BP$1]*[.$A35]*10;10)" office:value-type="float" office:value="4" calcext:value-type="float">
            <text:p>4</text:p>
          </table:table-cell>
          <table:table-cell/>
          <table:table-cell table:formula="of:=MOD(QUOTIENT([.BR$1]*[.$B35]+[.BR$1]*[.$A35]*10;100);10)" office:value-type="float" office:value="8" calcext:value-type="float">
            <text:p>8</text:p>
          </table:table-cell>
          <table:table-cell table:formula="of:=MOD(QUOTIENT([.BS$1]*[.$B35]+[.BS$1]*[.$A35]*10;10);10)" office:value-type="float" office:value="5" calcext:value-type="float">
            <text:p>5</text:p>
          </table:table-cell>
          <table:table-cell table:formula="of:=MOD([.BT$1]*[.$B35]+[.BT$1]*[.$A35]*10;10)" office:value-type="float" office:value="1" calcext:value-type="float">
            <text:p>1</text:p>
          </table:table-cell>
          <table:table-cell/>
          <table:table-cell table:formula="of:=MOD(QUOTIENT([.BV$1]*[.$B35]+[.BV$1]*[.$A35]*10;100);10)" office:value-type="float" office:value="8" calcext:value-type="float">
            <text:p>8</text:p>
          </table:table-cell>
          <table:table-cell table:formula="of:=MOD(QUOTIENT([.BW$1]*[.$B35]+[.BW$1]*[.$A35]*10;10);10)" office:value-type="float" office:value="8" calcext:value-type="float">
            <text:p>8</text:p>
          </table:table-cell>
          <table:table-cell table:formula="of:=MOD([.BX$1]*[.$B35]+[.BX$1]*[.$A35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QUOTIENT([.C$1]*[.$B36]+[.C$1]*[.$A36]*10;10)" office:value-type="float" office:value="3" calcext:value-type="float">
            <text:p>3</text:p>
          </table:table-cell>
          <table:table-cell table:formula="of:=MOD([.D$1]*[.$B36]+[.D$1]*[.$A36]*10;10)" office:value-type="float" office:value="8" calcext:value-type="float">
            <text:p>8</text:p>
          </table:table-cell>
          <table:table-cell table:formula="of:=QUOTIENT([.E$1]*[.$B36]+[.E$1]*[.$A36]*10;10)" office:value-type="float" office:value="7" calcext:value-type="float">
            <text:p>7</text:p>
          </table:table-cell>
          <table:table-cell table:formula="of:=MOD([.F$1]*[.$B36]+[.F$1]*[.$A36]*10;10)" office:value-type="float" office:value="6" calcext:value-type="float">
            <text:p>6</text:p>
          </table:table-cell>
          <table:table-cell table:formula="of:=IF(QUOTIENT([.G$1]*[.$B36]+[.G$1]*[.$A36]*10;100) = 0;{};QUOTIENT([.G$1]*[.$B36]+[.G$1]*[.$A36]*10;100))" office:value-type="float" office:value="1" calcext:value-type="float">
            <text:p>1</text:p>
          </table:table-cell>
          <table:table-cell table:formula="of:=MOD(QUOTIENT([.H$1]*[.$B36]+[.H$1]*[.$A36]*10;10);10)" office:value-type="float" office:value="1" calcext:value-type="float">
            <text:p>1</text:p>
          </table:table-cell>
          <table:table-cell table:formula="of:=MOD([.I$1]*[.$B36]+[.I$1]*[.$A36]*10;10)" office:value-type="float" office:value="4" calcext:value-type="float">
            <text:p>4</text:p>
          </table:table-cell>
          <table:table-cell table:formula="of:=QUOTIENT([.J$1]*[.$B36]+[.J$1]*[.$A36]*10;100)" office:value-type="float" office:value="1" calcext:value-type="float">
            <text:p>1</text:p>
          </table:table-cell>
          <table:table-cell table:formula="of:=MOD(QUOTIENT([.K$1]*[.$B36]+[.K$1]*[.$A36]*10;10);10)" office:value-type="float" office:value="5" calcext:value-type="float">
            <text:p>5</text:p>
          </table:table-cell>
          <table:table-cell table:formula="of:=MOD([.L$1]*[.$B36]+[.L$1]*[.$A36]*10;10)" office:value-type="float" office:value="2" calcext:value-type="float">
            <text:p>2</text:p>
          </table:table-cell>
          <table:table-cell table:formula="of:=QUOTIENT([.M$1]*[.$B36]+[.M$1]*[.$A36]*10;100)" office:value-type="float" office:value="1" calcext:value-type="float">
            <text:p>1</text:p>
          </table:table-cell>
          <table:table-cell table:formula="of:=MOD(QUOTIENT([.N$1]*[.$B36]+[.N$1]*[.$A36]*10;10);10)" office:value-type="float" office:value="9" calcext:value-type="float">
            <text:p>9</text:p>
          </table:table-cell>
          <table:table-cell table:formula="of:=MOD([.O$1]*[.$B36]+[.O$1]*[.$A36]*10;10)" office:value-type="float" office:value="0" calcext:value-type="float">
            <text:p>0</text:p>
          </table:table-cell>
          <table:table-cell table:formula="of:=QUOTIENT([.P$1]*[.$B36]+[.P$1]*[.$A36]*10;100)" office:value-type="float" office:value="2" calcext:value-type="float">
            <text:p>2</text:p>
          </table:table-cell>
          <table:table-cell table:formula="of:=MOD(QUOTIENT([.Q$1]*[.$B36]+[.Q$1]*[.$A36]*10;10);10)" office:value-type="float" office:value="2" calcext:value-type="float">
            <text:p>2</text:p>
          </table:table-cell>
          <table:table-cell table:formula="of:=MOD([.R$1]*[.$B36]+[.R$1]*[.$A36]*10;10)" office:value-type="float" office:value="8" calcext:value-type="float">
            <text:p>8</text:p>
          </table:table-cell>
          <table:table-cell table:formula="of:=QUOTIENT([.S$1]*[.$B36]+[.S$1]*[.$A36]*10;100)" office:value-type="float" office:value="2" calcext:value-type="float">
            <text:p>2</text:p>
          </table:table-cell>
          <table:table-cell table:formula="of:=MOD(QUOTIENT([.T$1]*[.$B36]+[.T$1]*[.$A36]*10;10);10)" office:value-type="float" office:value="6" calcext:value-type="float">
            <text:p>6</text:p>
          </table:table-cell>
          <table:table-cell table:formula="of:=MOD([.U$1]*[.$B36]+[.U$1]*[.$A36]*10;10)" office:value-type="float" office:value="6" calcext:value-type="float">
            <text:p>6</text:p>
          </table:table-cell>
          <table:table-cell table:formula="of:=QUOTIENT([.V$1]*[.$B36]+[.V$1]*[.$A36]*10;100)" office:value-type="float" office:value="3" calcext:value-type="float">
            <text:p>3</text:p>
          </table:table-cell>
          <table:table-cell table:formula="of:=MOD(QUOTIENT([.W$1]*[.$B36]+[.W$1]*[.$A36]*10;10);10)" office:value-type="float" office:value="0" calcext:value-type="float">
            <text:p>0</text:p>
          </table:table-cell>
          <table:table-cell table:formula="of:=MOD([.X$1]*[.$B36]+[.X$1]*[.$A36]*10;10)" office:value-type="float" office:value="4" calcext:value-type="float">
            <text:p>4</text:p>
          </table:table-cell>
          <table:table-cell table:formula="of:=QUOTIENT([.Y$1]*[.$B36]+[.Y$1]*[.$A36]*10;100)" office:value-type="float" office:value="3" calcext:value-type="float">
            <text:p>3</text:p>
          </table:table-cell>
          <table:table-cell table:formula="of:=MOD(QUOTIENT([.Z$1]*[.$B36]+[.Z$1]*[.$A36]*10;10);10)" office:value-type="float" office:value="4" calcext:value-type="float">
            <text:p>4</text:p>
          </table:table-cell>
          <table:table-cell table:formula="of:=MOD([.AA$1]*[.$B36]+[.AA$1]*[.$A36]*10;10)" office:value-type="float" office:value="2" calcext:value-type="float">
            <text:p>2</text:p>
          </table:table-cell>
          <table:table-cell table:formula="of:=QUOTIENT([.AB$1]*[.$B36]+[.AB$1]*[.$A36]*10;100)" office:value-type="float" office:value="3" calcext:value-type="float">
            <text:p>3</text:p>
          </table:table-cell>
          <table:table-cell table:formula="of:=MOD(QUOTIENT([.AC$1]*[.$B36]+[.AC$1]*[.$A36]*10;10);10)" office:value-type="float" office:value="8" calcext:value-type="float">
            <text:p>8</text:p>
          </table:table-cell>
          <table:table-cell table:formula="of:=MOD([.AD$1]*[.$B36]+[.AD$1]*[.$A36]*10;10)" office:value-type="float" office:value="0" calcext:value-type="float">
            <text:p>0</text:p>
          </table:table-cell>
          <table:table-cell table:formula="of:=QUOTIENT([.AE$1]*[.$B36]+[.AE$1]*[.$A36]*10;100)" office:value-type="float" office:value="4" calcext:value-type="float">
            <text:p>4</text:p>
          </table:table-cell>
          <table:table-cell table:formula="of:=MOD(QUOTIENT([.AF$1]*[.$B36]+[.AF$1]*[.$A36]*10;10);10)" office:value-type="float" office:value="1" calcext:value-type="float">
            <text:p>1</text:p>
          </table:table-cell>
          <table:table-cell table:formula="of:=MOD([.AG$1]*[.$B36]+[.AG$1]*[.$A36]*10;10)" office:value-type="float" office:value="8" calcext:value-type="float">
            <text:p>8</text:p>
          </table:table-cell>
          <table:table-cell table:formula="of:=QUOTIENT([.AH$1]*[.$B36]+[.AH$1]*[.$A36]*10;100)" office:value-type="float" office:value="4" calcext:value-type="float">
            <text:p>4</text:p>
          </table:table-cell>
          <table:table-cell table:formula="of:=MOD(QUOTIENT([.AI$1]*[.$B36]+[.AI$1]*[.$A36]*10;10);10)" office:value-type="float" office:value="5" calcext:value-type="float">
            <text:p>5</text:p>
          </table:table-cell>
          <table:table-cell table:formula="of:=MOD([.AJ$1]*[.$B36]+[.AJ$1]*[.$A36]*10;10)" office:value-type="float" office:value="6" calcext:value-type="float">
            <text:p>6</text:p>
          </table:table-cell>
          <table:table-cell table:formula="of:=QUOTIENT([.AK$1]*[.$B36]+[.AK$1]*[.$A36]*10;100)" office:value-type="float" office:value="4" calcext:value-type="float">
            <text:p>4</text:p>
          </table:table-cell>
          <table:table-cell table:formula="of:=MOD(QUOTIENT([.AL$1]*[.$B36]+[.AL$1]*[.$A36]*10;10);10)" office:value-type="float" office:value="9" calcext:value-type="float">
            <text:p>9</text:p>
          </table:table-cell>
          <table:table-cell table:formula="of:=MOD([.AM$1]*[.$B36]+[.AM$1]*[.$A36]*10;10)" office:value-type="float" office:value="4" calcext:value-type="float">
            <text:p>4</text:p>
          </table:table-cell>
          <table:table-cell table:formula="of:=QUOTIENT([.AN$1]*[.$B36]+[.AN$1]*[.$A36]*10;100)" office:value-type="float" office:value="5" calcext:value-type="float">
            <text:p>5</text:p>
          </table:table-cell>
          <table:table-cell table:formula="of:=MOD(QUOTIENT([.AO$1]*[.$B36]+[.AO$1]*[.$A36]*10;10);10)" office:value-type="float" office:value="3" calcext:value-type="float">
            <text:p>3</text:p>
          </table:table-cell>
          <table:table-cell table:formula="of:=MOD([.AP$1]*[.$B36]+[.AP$1]*[.$A36]*10;10)" office:value-type="float" office:value="2" calcext:value-type="float">
            <text:p>2</text:p>
          </table:table-cell>
          <table:table-cell table:formula="of:=QUOTIENT([.AQ$1]*[.$B36]+[.AQ$1]*[.$A36]*10;100)" office:value-type="float" office:value="5" calcext:value-type="float">
            <text:p>5</text:p>
          </table:table-cell>
          <table:table-cell table:formula="of:=MOD(QUOTIENT([.AR$1]*[.$B36]+[.AR$1]*[.$A36]*10;10);10)" office:value-type="float" office:value="7" calcext:value-type="float">
            <text:p>7</text:p>
          </table:table-cell>
          <table:table-cell table:formula="of:=MOD([.AS$1]*[.$B36]+[.AS$1]*[.$A36]*10;10)" office:value-type="float" office:value="0" calcext:value-type="float">
            <text:p>0</text:p>
          </table:table-cell>
          <table:table-cell table:formula="of:=QUOTIENT([.AT$1]*[.$B36]+[.AT$1]*[.$A36]*10;100)" office:value-type="float" office:value="6" calcext:value-type="float">
            <text:p>6</text:p>
          </table:table-cell>
          <table:table-cell table:formula="of:=MOD(QUOTIENT([.AU$1]*[.$B36]+[.AU$1]*[.$A36]*10;10);10)" office:value-type="float" office:value="0" calcext:value-type="float">
            <text:p>0</text:p>
          </table:table-cell>
          <table:table-cell table:formula="of:=MOD([.AV$1]*[.$B36]+[.AV$1]*[.$A36]*10;10)" office:value-type="float" office:value="8" calcext:value-type="float">
            <text:p>8</text:p>
          </table:table-cell>
          <table:table-cell table:formula="of:=QUOTIENT([.AW$1]*[.$B36]+[.AW$1]*[.$A36]*10;100)" office:value-type="float" office:value="6" calcext:value-type="float">
            <text:p>6</text:p>
          </table:table-cell>
          <table:table-cell table:formula="of:=MOD(QUOTIENT([.AX$1]*[.$B36]+[.AX$1]*[.$A36]*10;10);10)" office:value-type="float" office:value="4" calcext:value-type="float">
            <text:p>4</text:p>
          </table:table-cell>
          <table:table-cell table:formula="of:=MOD([.AY$1]*[.$B36]+[.AY$1]*[.$A36]*10;10)" office:value-type="float" office:value="6" calcext:value-type="float">
            <text:p>6</text:p>
          </table:table-cell>
          <table:table-cell table:formula="of:=QUOTIENT([.AZ$1]*[.$B36]+[.AZ$1]*[.$A36]*10;100)" office:value-type="float" office:value="6" calcext:value-type="float">
            <text:p>6</text:p>
          </table:table-cell>
          <table:table-cell table:formula="of:=MOD(QUOTIENT([.BA$1]*[.$B36]+[.BA$1]*[.$A36]*10;10);10)" office:value-type="float" office:value="8" calcext:value-type="float">
            <text:p>8</text:p>
          </table:table-cell>
          <table:table-cell table:formula="of:=MOD([.BB$1]*[.$B36]+[.BB$1]*[.$A36]*10;10)" office:value-type="float" office:value="4" calcext:value-type="float">
            <text:p>4</text:p>
          </table:table-cell>
          <table:table-cell table:formula="of:=QUOTIENT([.BC$1]*[.$B36]+[.BC$1]*[.$A36]*10;100)" office:value-type="float" office:value="7" calcext:value-type="float">
            <text:p>7</text:p>
          </table:table-cell>
          <table:table-cell table:formula="of:=MOD(QUOTIENT([.BD$1]*[.$B36]+[.BD$1]*[.$A36]*10;10);10)" office:value-type="float" office:value="2" calcext:value-type="float">
            <text:p>2</text:p>
          </table:table-cell>
          <table:table-cell table:formula="of:=MOD([.BE$1]*[.$B36]+[.BE$1]*[.$A36]*10;10)" office:value-type="float" office:value="2" calcext:value-type="float">
            <text:p>2</text:p>
          </table:table-cell>
          <table:table-cell table:formula="of:=QUOTIENT([.BF$1]*[.$B36]+[.BF$1]*[.$A36]*10;100)" office:value-type="float" office:value="7" calcext:value-type="float">
            <text:p>7</text:p>
          </table:table-cell>
          <table:table-cell table:formula="of:=MOD(QUOTIENT([.BG$1]*[.$B36]+[.BG$1]*[.$A36]*10;10);10)" office:value-type="float" office:value="6" calcext:value-type="float">
            <text:p>6</text:p>
          </table:table-cell>
          <table:table-cell table:formula="of:=MOD([.BH$1]*[.$B36]+[.BH$1]*[.$A36]*10;10)" office:value-type="float" office:value="0" calcext:value-type="float">
            <text:p>0</text:p>
          </table:table-cell>
          <table:table-cell/>
          <table:table-cell table:formula="of:=MOD(QUOTIENT([.BJ$1]*[.$B36]+[.BJ$1]*[.$A36]*10;100);10)" office:value-type="float" office:value="7" calcext:value-type="float">
            <text:p>7</text:p>
          </table:table-cell>
          <table:table-cell table:formula="of:=MOD(QUOTIENT([.BK$1]*[.$B36]+[.BK$1]*[.$A36]*10;10);10)" office:value-type="float" office:value="9" calcext:value-type="float">
            <text:p>9</text:p>
          </table:table-cell>
          <table:table-cell table:formula="of:=MOD([.BL$1]*[.$B36]+[.BL$1]*[.$A36]*10;10)" office:value-type="float" office:value="8" calcext:value-type="float">
            <text:p>8</text:p>
          </table:table-cell>
          <table:table-cell/>
          <table:table-cell table:formula="of:=MOD(QUOTIENT([.BN$1]*[.$B36]+[.BN$1]*[.$A36]*10;100);10)" office:value-type="float" office:value="8" calcext:value-type="float">
            <text:p>8</text:p>
          </table:table-cell>
          <table:table-cell table:formula="of:=MOD(QUOTIENT([.BO$1]*[.$B36]+[.BO$1]*[.$A36]*10;10);10)" office:value-type="float" office:value="3" calcext:value-type="float">
            <text:p>3</text:p>
          </table:table-cell>
          <table:table-cell table:formula="of:=MOD([.BP$1]*[.$B36]+[.BP$1]*[.$A36]*10;10)" office:value-type="float" office:value="6" calcext:value-type="float">
            <text:p>6</text:p>
          </table:table-cell>
          <table:table-cell/>
          <table:table-cell table:formula="of:=MOD(QUOTIENT([.BR$1]*[.$B36]+[.BR$1]*[.$A36]*10;100);10)" office:value-type="float" office:value="8" calcext:value-type="float">
            <text:p>8</text:p>
          </table:table-cell>
          <table:table-cell table:formula="of:=MOD(QUOTIENT([.BS$1]*[.$B36]+[.BS$1]*[.$A36]*10;10);10)" office:value-type="float" office:value="7" calcext:value-type="float">
            <text:p>7</text:p>
          </table:table-cell>
          <table:table-cell table:formula="of:=MOD([.BT$1]*[.$B36]+[.BT$1]*[.$A36]*10;10)" office:value-type="float" office:value="4" calcext:value-type="float">
            <text:p>4</text:p>
          </table:table-cell>
          <table:table-cell/>
          <table:table-cell table:formula="of:=MOD(QUOTIENT([.BV$1]*[.$B36]+[.BV$1]*[.$A36]*10;100);10)" office:value-type="float" office:value="9" calcext:value-type="float">
            <text:p>9</text:p>
          </table:table-cell>
          <table:table-cell table:formula="of:=MOD(QUOTIENT([.BW$1]*[.$B36]+[.BW$1]*[.$A36]*10;10);10)" office:value-type="float" office:value="1" calcext:value-type="float">
            <text:p>1</text:p>
          </table:table-cell>
          <table:table-cell table:formula="of:=MOD([.BX$1]*[.$B36]+[.BX$1]*[.$A36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QUOTIENT([.C$1]*[.$B37]+[.C$1]*[.$A37]*10;10)" office:value-type="float" office:value="3" calcext:value-type="float">
            <text:p>3</text:p>
          </table:table-cell>
          <table:table-cell table:formula="of:=MOD([.D$1]*[.$B37]+[.D$1]*[.$A37]*10;10)" office:value-type="float" office:value="9" calcext:value-type="float">
            <text:p>9</text:p>
          </table:table-cell>
          <table:table-cell table:formula="of:=QUOTIENT([.E$1]*[.$B37]+[.E$1]*[.$A37]*10;10)" office:value-type="float" office:value="7" calcext:value-type="float">
            <text:p>7</text:p>
          </table:table-cell>
          <table:table-cell table:formula="of:=MOD([.F$1]*[.$B37]+[.F$1]*[.$A37]*10;10)" office:value-type="float" office:value="8" calcext:value-type="float">
            <text:p>8</text:p>
          </table:table-cell>
          <table:table-cell table:formula="of:=IF(QUOTIENT([.G$1]*[.$B37]+[.G$1]*[.$A37]*10;100) = 0;{};QUOTIENT([.G$1]*[.$B37]+[.G$1]*[.$A37]*10;100))" office:value-type="float" office:value="1" calcext:value-type="float">
            <text:p>1</text:p>
          </table:table-cell>
          <table:table-cell table:formula="of:=MOD(QUOTIENT([.H$1]*[.$B37]+[.H$1]*[.$A37]*10;10);10)" office:value-type="float" office:value="1" calcext:value-type="float">
            <text:p>1</text:p>
          </table:table-cell>
          <table:table-cell table:formula="of:=MOD([.I$1]*[.$B37]+[.I$1]*[.$A37]*10;10)" office:value-type="float" office:value="7" calcext:value-type="float">
            <text:p>7</text:p>
          </table:table-cell>
          <table:table-cell table:formula="of:=QUOTIENT([.J$1]*[.$B37]+[.J$1]*[.$A37]*10;100)" office:value-type="float" office:value="1" calcext:value-type="float">
            <text:p>1</text:p>
          </table:table-cell>
          <table:table-cell table:formula="of:=MOD(QUOTIENT([.K$1]*[.$B37]+[.K$1]*[.$A37]*10;10);10)" office:value-type="float" office:value="5" calcext:value-type="float">
            <text:p>5</text:p>
          </table:table-cell>
          <table:table-cell table:formula="of:=MOD([.L$1]*[.$B37]+[.L$1]*[.$A37]*10;10)" office:value-type="float" office:value="6" calcext:value-type="float">
            <text:p>6</text:p>
          </table:table-cell>
          <table:table-cell table:formula="of:=QUOTIENT([.M$1]*[.$B37]+[.M$1]*[.$A37]*10;100)" office:value-type="float" office:value="1" calcext:value-type="float">
            <text:p>1</text:p>
          </table:table-cell>
          <table:table-cell table:formula="of:=MOD(QUOTIENT([.N$1]*[.$B37]+[.N$1]*[.$A37]*10;10);10)" office:value-type="float" office:value="9" calcext:value-type="float">
            <text:p>9</text:p>
          </table:table-cell>
          <table:table-cell table:formula="of:=MOD([.O$1]*[.$B37]+[.O$1]*[.$A37]*10;10)" office:value-type="float" office:value="5" calcext:value-type="float">
            <text:p>5</text:p>
          </table:table-cell>
          <table:table-cell table:formula="of:=QUOTIENT([.P$1]*[.$B37]+[.P$1]*[.$A37]*10;100)" office:value-type="float" office:value="2" calcext:value-type="float">
            <text:p>2</text:p>
          </table:table-cell>
          <table:table-cell table:formula="of:=MOD(QUOTIENT([.Q$1]*[.$B37]+[.Q$1]*[.$A37]*10;10);10)" office:value-type="float" office:value="3" calcext:value-type="float">
            <text:p>3</text:p>
          </table:table-cell>
          <table:table-cell table:formula="of:=MOD([.R$1]*[.$B37]+[.R$1]*[.$A37]*10;10)" office:value-type="float" office:value="4" calcext:value-type="float">
            <text:p>4</text:p>
          </table:table-cell>
          <table:table-cell table:formula="of:=QUOTIENT([.S$1]*[.$B37]+[.S$1]*[.$A37]*10;100)" office:value-type="float" office:value="2" calcext:value-type="float">
            <text:p>2</text:p>
          </table:table-cell>
          <table:table-cell table:formula="of:=MOD(QUOTIENT([.T$1]*[.$B37]+[.T$1]*[.$A37]*10;10);10)" office:value-type="float" office:value="7" calcext:value-type="float">
            <text:p>7</text:p>
          </table:table-cell>
          <table:table-cell table:formula="of:=MOD([.U$1]*[.$B37]+[.U$1]*[.$A37]*10;10)" office:value-type="float" office:value="3" calcext:value-type="float">
            <text:p>3</text:p>
          </table:table-cell>
          <table:table-cell table:formula="of:=QUOTIENT([.V$1]*[.$B37]+[.V$1]*[.$A37]*10;100)" office:value-type="float" office:value="3" calcext:value-type="float">
            <text:p>3</text:p>
          </table:table-cell>
          <table:table-cell table:formula="of:=MOD(QUOTIENT([.W$1]*[.$B37]+[.W$1]*[.$A37]*10;10);10)" office:value-type="float" office:value="1" calcext:value-type="float">
            <text:p>1</text:p>
          </table:table-cell>
          <table:table-cell table:formula="of:=MOD([.X$1]*[.$B37]+[.X$1]*[.$A37]*10;10)" office:value-type="float" office:value="2" calcext:value-type="float">
            <text:p>2</text:p>
          </table:table-cell>
          <table:table-cell table:formula="of:=QUOTIENT([.Y$1]*[.$B37]+[.Y$1]*[.$A37]*10;100)" office:value-type="float" office:value="3" calcext:value-type="float">
            <text:p>3</text:p>
          </table:table-cell>
          <table:table-cell table:formula="of:=MOD(QUOTIENT([.Z$1]*[.$B37]+[.Z$1]*[.$A37]*10;10);10)" office:value-type="float" office:value="5" calcext:value-type="float">
            <text:p>5</text:p>
          </table:table-cell>
          <table:table-cell table:formula="of:=MOD([.AA$1]*[.$B37]+[.AA$1]*[.$A37]*10;10)" office:value-type="float" office:value="1" calcext:value-type="float">
            <text:p>1</text:p>
          </table:table-cell>
          <table:table-cell table:formula="of:=QUOTIENT([.AB$1]*[.$B37]+[.AB$1]*[.$A37]*10;100)" office:value-type="float" office:value="3" calcext:value-type="float">
            <text:p>3</text:p>
          </table:table-cell>
          <table:table-cell table:formula="of:=MOD(QUOTIENT([.AC$1]*[.$B37]+[.AC$1]*[.$A37]*10;10);10)" office:value-type="float" office:value="9" calcext:value-type="float">
            <text:p>9</text:p>
          </table:table-cell>
          <table:table-cell table:formula="of:=MOD([.AD$1]*[.$B37]+[.AD$1]*[.$A37]*10;10)" office:value-type="float" office:value="0" calcext:value-type="float">
            <text:p>0</text:p>
          </table:table-cell>
          <table:table-cell table:formula="of:=QUOTIENT([.AE$1]*[.$B37]+[.AE$1]*[.$A37]*10;100)" office:value-type="float" office:value="4" calcext:value-type="float">
            <text:p>4</text:p>
          </table:table-cell>
          <table:table-cell table:formula="of:=MOD(QUOTIENT([.AF$1]*[.$B37]+[.AF$1]*[.$A37]*10;10);10)" office:value-type="float" office:value="2" calcext:value-type="float">
            <text:p>2</text:p>
          </table:table-cell>
          <table:table-cell table:formula="of:=MOD([.AG$1]*[.$B37]+[.AG$1]*[.$A37]*10;10)" office:value-type="float" office:value="9" calcext:value-type="float">
            <text:p>9</text:p>
          </table:table-cell>
          <table:table-cell table:formula="of:=QUOTIENT([.AH$1]*[.$B37]+[.AH$1]*[.$A37]*10;100)" office:value-type="float" office:value="4" calcext:value-type="float">
            <text:p>4</text:p>
          </table:table-cell>
          <table:table-cell table:formula="of:=MOD(QUOTIENT([.AI$1]*[.$B37]+[.AI$1]*[.$A37]*10;10);10)" office:value-type="float" office:value="6" calcext:value-type="float">
            <text:p>6</text:p>
          </table:table-cell>
          <table:table-cell table:formula="of:=MOD([.AJ$1]*[.$B37]+[.AJ$1]*[.$A37]*10;10)" office:value-type="float" office:value="8" calcext:value-type="float">
            <text:p>8</text:p>
          </table:table-cell>
          <table:table-cell table:formula="of:=QUOTIENT([.AK$1]*[.$B37]+[.AK$1]*[.$A37]*10;100)" office:value-type="float" office:value="5" calcext:value-type="float">
            <text:p>5</text:p>
          </table:table-cell>
          <table:table-cell table:formula="of:=MOD(QUOTIENT([.AL$1]*[.$B37]+[.AL$1]*[.$A37]*10;10);10)" office:value-type="float" office:value="0" calcext:value-type="float">
            <text:p>0</text:p>
          </table:table-cell>
          <table:table-cell table:formula="of:=MOD([.AM$1]*[.$B37]+[.AM$1]*[.$A37]*10;10)" office:value-type="float" office:value="7" calcext:value-type="float">
            <text:p>7</text:p>
          </table:table-cell>
          <table:table-cell table:formula="of:=QUOTIENT([.AN$1]*[.$B37]+[.AN$1]*[.$A37]*10;100)" office:value-type="float" office:value="5" calcext:value-type="float">
            <text:p>5</text:p>
          </table:table-cell>
          <table:table-cell table:formula="of:=MOD(QUOTIENT([.AO$1]*[.$B37]+[.AO$1]*[.$A37]*10;10);10)" office:value-type="float" office:value="4" calcext:value-type="float">
            <text:p>4</text:p>
          </table:table-cell>
          <table:table-cell table:formula="of:=MOD([.AP$1]*[.$B37]+[.AP$1]*[.$A37]*10;10)" office:value-type="float" office:value="6" calcext:value-type="float">
            <text:p>6</text:p>
          </table:table-cell>
          <table:table-cell table:formula="of:=QUOTIENT([.AQ$1]*[.$B37]+[.AQ$1]*[.$A37]*10;100)" office:value-type="float" office:value="5" calcext:value-type="float">
            <text:p>5</text:p>
          </table:table-cell>
          <table:table-cell table:formula="of:=MOD(QUOTIENT([.AR$1]*[.$B37]+[.AR$1]*[.$A37]*10;10);10)" office:value-type="float" office:value="8" calcext:value-type="float">
            <text:p>8</text:p>
          </table:table-cell>
          <table:table-cell table:formula="of:=MOD([.AS$1]*[.$B37]+[.AS$1]*[.$A37]*10;10)" office:value-type="float" office:value="5" calcext:value-type="float">
            <text:p>5</text:p>
          </table:table-cell>
          <table:table-cell table:formula="of:=QUOTIENT([.AT$1]*[.$B37]+[.AT$1]*[.$A37]*10;100)" office:value-type="float" office:value="6" calcext:value-type="float">
            <text:p>6</text:p>
          </table:table-cell>
          <table:table-cell table:formula="of:=MOD(QUOTIENT([.AU$1]*[.$B37]+[.AU$1]*[.$A37]*10;10);10)" office:value-type="float" office:value="2" calcext:value-type="float">
            <text:p>2</text:p>
          </table:table-cell>
          <table:table-cell table:formula="of:=MOD([.AV$1]*[.$B37]+[.AV$1]*[.$A37]*10;10)" office:value-type="float" office:value="4" calcext:value-type="float">
            <text:p>4</text:p>
          </table:table-cell>
          <table:table-cell table:formula="of:=QUOTIENT([.AW$1]*[.$B37]+[.AW$1]*[.$A37]*10;100)" office:value-type="float" office:value="6" calcext:value-type="float">
            <text:p>6</text:p>
          </table:table-cell>
          <table:table-cell table:formula="of:=MOD(QUOTIENT([.AX$1]*[.$B37]+[.AX$1]*[.$A37]*10;10);10)" office:value-type="float" office:value="6" calcext:value-type="float">
            <text:p>6</text:p>
          </table:table-cell>
          <table:table-cell table:formula="of:=MOD([.AY$1]*[.$B37]+[.AY$1]*[.$A37]*10;10)" office:value-type="float" office:value="3" calcext:value-type="float">
            <text:p>3</text:p>
          </table:table-cell>
          <table:table-cell table:formula="of:=QUOTIENT([.AZ$1]*[.$B37]+[.AZ$1]*[.$A37]*10;100)" office:value-type="float" office:value="7" calcext:value-type="float">
            <text:p>7</text:p>
          </table:table-cell>
          <table:table-cell table:formula="of:=MOD(QUOTIENT([.BA$1]*[.$B37]+[.BA$1]*[.$A37]*10;10);10)" office:value-type="float" office:value="0" calcext:value-type="float">
            <text:p>0</text:p>
          </table:table-cell>
          <table:table-cell table:formula="of:=MOD([.BB$1]*[.$B37]+[.BB$1]*[.$A37]*10;10)" office:value-type="float" office:value="2" calcext:value-type="float">
            <text:p>2</text:p>
          </table:table-cell>
          <table:table-cell table:formula="of:=QUOTIENT([.BC$1]*[.$B37]+[.BC$1]*[.$A37]*10;100)" office:value-type="float" office:value="7" calcext:value-type="float">
            <text:p>7</text:p>
          </table:table-cell>
          <table:table-cell table:formula="of:=MOD(QUOTIENT([.BD$1]*[.$B37]+[.BD$1]*[.$A37]*10;10);10)" office:value-type="float" office:value="4" calcext:value-type="float">
            <text:p>4</text:p>
          </table:table-cell>
          <table:table-cell table:formula="of:=MOD([.BE$1]*[.$B37]+[.BE$1]*[.$A37]*10;10)" office:value-type="float" office:value="1" calcext:value-type="float">
            <text:p>1</text:p>
          </table:table-cell>
          <table:table-cell table:formula="of:=QUOTIENT([.BF$1]*[.$B37]+[.BF$1]*[.$A37]*10;100)" office:value-type="float" office:value="7" calcext:value-type="float">
            <text:p>7</text:p>
          </table:table-cell>
          <table:table-cell table:formula="of:=MOD(QUOTIENT([.BG$1]*[.$B37]+[.BG$1]*[.$A37]*10;10);10)" office:value-type="float" office:value="8" calcext:value-type="float">
            <text:p>8</text:p>
          </table:table-cell>
          <table:table-cell table:formula="of:=MOD([.BH$1]*[.$B37]+[.BH$1]*[.$A37]*10;10)" office:value-type="float" office:value="0" calcext:value-type="float">
            <text:p>0</text:p>
          </table:table-cell>
          <table:table-cell/>
          <table:table-cell table:formula="of:=MOD(QUOTIENT([.BJ$1]*[.$B37]+[.BJ$1]*[.$A37]*10;100);10)" office:value-type="float" office:value="8" calcext:value-type="float">
            <text:p>8</text:p>
          </table:table-cell>
          <table:table-cell table:formula="of:=MOD(QUOTIENT([.BK$1]*[.$B37]+[.BK$1]*[.$A37]*10;10);10)" office:value-type="float" office:value="1" calcext:value-type="float">
            <text:p>1</text:p>
          </table:table-cell>
          <table:table-cell table:formula="of:=MOD([.BL$1]*[.$B37]+[.BL$1]*[.$A37]*10;10)" office:value-type="float" office:value="9" calcext:value-type="float">
            <text:p>9</text:p>
          </table:table-cell>
          <table:table-cell/>
          <table:table-cell table:formula="of:=MOD(QUOTIENT([.BN$1]*[.$B37]+[.BN$1]*[.$A37]*10;100);10)" office:value-type="float" office:value="8" calcext:value-type="float">
            <text:p>8</text:p>
          </table:table-cell>
          <table:table-cell table:formula="of:=MOD(QUOTIENT([.BO$1]*[.$B37]+[.BO$1]*[.$A37]*10;10);10)" office:value-type="float" office:value="5" calcext:value-type="float">
            <text:p>5</text:p>
          </table:table-cell>
          <table:table-cell table:formula="of:=MOD([.BP$1]*[.$B37]+[.BP$1]*[.$A37]*10;10)" office:value-type="float" office:value="8" calcext:value-type="float">
            <text:p>8</text:p>
          </table:table-cell>
          <table:table-cell/>
          <table:table-cell table:formula="of:=MOD(QUOTIENT([.BR$1]*[.$B37]+[.BR$1]*[.$A37]*10;100);10)" office:value-type="float" office:value="8" calcext:value-type="float">
            <text:p>8</text:p>
          </table:table-cell>
          <table:table-cell table:formula="of:=MOD(QUOTIENT([.BS$1]*[.$B37]+[.BS$1]*[.$A37]*10;10);10)" office:value-type="float" office:value="9" calcext:value-type="float">
            <text:p>9</text:p>
          </table:table-cell>
          <table:table-cell table:formula="of:=MOD([.BT$1]*[.$B37]+[.BT$1]*[.$A37]*10;10)" office:value-type="float" office:value="7" calcext:value-type="float">
            <text:p>7</text:p>
          </table:table-cell>
          <table:table-cell/>
          <table:table-cell table:formula="of:=MOD(QUOTIENT([.BV$1]*[.$B37]+[.BV$1]*[.$A37]*10;100);10)" office:value-type="float" office:value="9" calcext:value-type="float">
            <text:p>9</text:p>
          </table:table-cell>
          <table:table-cell table:formula="of:=MOD(QUOTIENT([.BW$1]*[.$B37]+[.BW$1]*[.$A37]*10;10);10)" office:value-type="float" office:value="3" calcext:value-type="float">
            <text:p>3</text:p>
          </table:table-cell>
          <table:table-cell table:formula="of:=MOD([.BX$1]*[.$B37]+[.BX$1]*[.$A37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QUOTIENT([.C$1]*[.$B38]+[.C$1]*[.$A38]*10;10)" office:value-type="float" office:value="4" calcext:value-type="float">
            <text:p>4</text:p>
          </table:table-cell>
          <table:table-cell table:formula="of:=MOD([.D$1]*[.$B38]+[.D$1]*[.$A38]*10;10)" office:value-type="float" office:value="1" calcext:value-type="float">
            <text:p>1</text:p>
          </table:table-cell>
          <table:table-cell table:formula="of:=QUOTIENT([.E$1]*[.$B38]+[.E$1]*[.$A38]*10;10)" office:value-type="float" office:value="8" calcext:value-type="float">
            <text:p>8</text:p>
          </table:table-cell>
          <table:table-cell table:formula="of:=MOD([.F$1]*[.$B38]+[.F$1]*[.$A38]*10;10)" office:value-type="float" office:value="2" calcext:value-type="float">
            <text:p>2</text:p>
          </table:table-cell>
          <table:table-cell table:formula="of:=IF(QUOTIENT([.G$1]*[.$B38]+[.G$1]*[.$A38]*10;100) = 0;{};QUOTIENT([.G$1]*[.$B38]+[.G$1]*[.$A38]*10;100))" office:value-type="float" office:value="1" calcext:value-type="float">
            <text:p>1</text:p>
          </table:table-cell>
          <table:table-cell table:formula="of:=MOD(QUOTIENT([.H$1]*[.$B38]+[.H$1]*[.$A38]*10;10);10)" office:value-type="float" office:value="2" calcext:value-type="float">
            <text:p>2</text:p>
          </table:table-cell>
          <table:table-cell table:formula="of:=MOD([.I$1]*[.$B38]+[.I$1]*[.$A38]*10;10)" office:value-type="float" office:value="3" calcext:value-type="float">
            <text:p>3</text:p>
          </table:table-cell>
          <table:table-cell table:formula="of:=QUOTIENT([.J$1]*[.$B38]+[.J$1]*[.$A38]*10;100)" office:value-type="float" office:value="1" calcext:value-type="float">
            <text:p>1</text:p>
          </table:table-cell>
          <table:table-cell table:formula="of:=MOD(QUOTIENT([.K$1]*[.$B38]+[.K$1]*[.$A38]*10;10);10)" office:value-type="float" office:value="6" calcext:value-type="float">
            <text:p>6</text:p>
          </table:table-cell>
          <table:table-cell table:formula="of:=MOD([.L$1]*[.$B38]+[.L$1]*[.$A38]*10;10)" office:value-type="float" office:value="4" calcext:value-type="float">
            <text:p>4</text:p>
          </table:table-cell>
          <table:table-cell table:formula="of:=QUOTIENT([.M$1]*[.$B38]+[.M$1]*[.$A38]*10;100)" office:value-type="float" office:value="2" calcext:value-type="float">
            <text:p>2</text:p>
          </table:table-cell>
          <table:table-cell table:formula="of:=MOD(QUOTIENT([.N$1]*[.$B38]+[.N$1]*[.$A38]*10;10);10)" office:value-type="float" office:value="0" calcext:value-type="float">
            <text:p>0</text:p>
          </table:table-cell>
          <table:table-cell table:formula="of:=MOD([.O$1]*[.$B38]+[.O$1]*[.$A38]*10;10)" office:value-type="float" office:value="5" calcext:value-type="float">
            <text:p>5</text:p>
          </table:table-cell>
          <table:table-cell table:formula="of:=QUOTIENT([.P$1]*[.$B38]+[.P$1]*[.$A38]*10;100)" office:value-type="float" office:value="2" calcext:value-type="float">
            <text:p>2</text:p>
          </table:table-cell>
          <table:table-cell table:formula="of:=MOD(QUOTIENT([.Q$1]*[.$B38]+[.Q$1]*[.$A38]*10;10);10)" office:value-type="float" office:value="4" calcext:value-type="float">
            <text:p>4</text:p>
          </table:table-cell>
          <table:table-cell table:formula="of:=MOD([.R$1]*[.$B38]+[.R$1]*[.$A38]*10;10)" office:value-type="float" office:value="6" calcext:value-type="float">
            <text:p>6</text:p>
          </table:table-cell>
          <table:table-cell table:formula="of:=QUOTIENT([.S$1]*[.$B38]+[.S$1]*[.$A38]*10;100)" office:value-type="float" office:value="2" calcext:value-type="float">
            <text:p>2</text:p>
          </table:table-cell>
          <table:table-cell table:formula="of:=MOD(QUOTIENT([.T$1]*[.$B38]+[.T$1]*[.$A38]*10;10);10)" office:value-type="float" office:value="8" calcext:value-type="float">
            <text:p>8</text:p>
          </table:table-cell>
          <table:table-cell table:formula="of:=MOD([.U$1]*[.$B38]+[.U$1]*[.$A38]*10;10)" office:value-type="float" office:value="7" calcext:value-type="float">
            <text:p>7</text:p>
          </table:table-cell>
          <table:table-cell table:formula="of:=QUOTIENT([.V$1]*[.$B38]+[.V$1]*[.$A38]*10;100)" office:value-type="float" office:value="3" calcext:value-type="float">
            <text:p>3</text:p>
          </table:table-cell>
          <table:table-cell table:formula="of:=MOD(QUOTIENT([.W$1]*[.$B38]+[.W$1]*[.$A38]*10;10);10)" office:value-type="float" office:value="2" calcext:value-type="float">
            <text:p>2</text:p>
          </table:table-cell>
          <table:table-cell table:formula="of:=MOD([.X$1]*[.$B38]+[.X$1]*[.$A38]*10;10)" office:value-type="float" office:value="8" calcext:value-type="float">
            <text:p>8</text:p>
          </table:table-cell>
          <table:table-cell table:formula="of:=QUOTIENT([.Y$1]*[.$B38]+[.Y$1]*[.$A38]*10;100)" office:value-type="float" office:value="3" calcext:value-type="float">
            <text:p>3</text:p>
          </table:table-cell>
          <table:table-cell table:formula="of:=MOD(QUOTIENT([.Z$1]*[.$B38]+[.Z$1]*[.$A38]*10;10);10)" office:value-type="float" office:value="6" calcext:value-type="float">
            <text:p>6</text:p>
          </table:table-cell>
          <table:table-cell table:formula="of:=MOD([.AA$1]*[.$B38]+[.AA$1]*[.$A38]*10;10)" office:value-type="float" office:value="9" calcext:value-type="float">
            <text:p>9</text:p>
          </table:table-cell>
          <table:table-cell table:formula="of:=QUOTIENT([.AB$1]*[.$B38]+[.AB$1]*[.$A38]*10;100)" office:value-type="float" office:value="4" calcext:value-type="float">
            <text:p>4</text:p>
          </table:table-cell>
          <table:table-cell table:formula="of:=MOD(QUOTIENT([.AC$1]*[.$B38]+[.AC$1]*[.$A38]*10;10);10)" office:value-type="float" office:value="1" calcext:value-type="float">
            <text:p>1</text:p>
          </table:table-cell>
          <table:table-cell table:formula="of:=MOD([.AD$1]*[.$B38]+[.AD$1]*[.$A38]*10;10)" office:value-type="float" office:value="0" calcext:value-type="float">
            <text:p>0</text:p>
          </table:table-cell>
          <table:table-cell table:formula="of:=QUOTIENT([.AE$1]*[.$B38]+[.AE$1]*[.$A38]*10;100)" office:value-type="float" office:value="4" calcext:value-type="float">
            <text:p>4</text:p>
          </table:table-cell>
          <table:table-cell table:formula="of:=MOD(QUOTIENT([.AF$1]*[.$B38]+[.AF$1]*[.$A38]*10;10);10)" office:value-type="float" office:value="5" calcext:value-type="float">
            <text:p>5</text:p>
          </table:table-cell>
          <table:table-cell table:formula="of:=MOD([.AG$1]*[.$B38]+[.AG$1]*[.$A38]*10;10)" office:value-type="float" office:value="1" calcext:value-type="float">
            <text:p>1</text:p>
          </table:table-cell>
          <table:table-cell table:formula="of:=QUOTIENT([.AH$1]*[.$B38]+[.AH$1]*[.$A38]*10;100)" office:value-type="float" office:value="4" calcext:value-type="float">
            <text:p>4</text:p>
          </table:table-cell>
          <table:table-cell table:formula="of:=MOD(QUOTIENT([.AI$1]*[.$B38]+[.AI$1]*[.$A38]*10;10);10)" office:value-type="float" office:value="9" calcext:value-type="float">
            <text:p>9</text:p>
          </table:table-cell>
          <table:table-cell table:formula="of:=MOD([.AJ$1]*[.$B38]+[.AJ$1]*[.$A38]*10;10)" office:value-type="float" office:value="2" calcext:value-type="float">
            <text:p>2</text:p>
          </table:table-cell>
          <table:table-cell table:formula="of:=QUOTIENT([.AK$1]*[.$B38]+[.AK$1]*[.$A38]*10;100)" office:value-type="float" office:value="5" calcext:value-type="float">
            <text:p>5</text:p>
          </table:table-cell>
          <table:table-cell table:formula="of:=MOD(QUOTIENT([.AL$1]*[.$B38]+[.AL$1]*[.$A38]*10;10);10)" office:value-type="float" office:value="3" calcext:value-type="float">
            <text:p>3</text:p>
          </table:table-cell>
          <table:table-cell table:formula="of:=MOD([.AM$1]*[.$B38]+[.AM$1]*[.$A38]*10;10)" office:value-type="float" office:value="3" calcext:value-type="float">
            <text:p>3</text:p>
          </table:table-cell>
          <table:table-cell table:formula="of:=QUOTIENT([.AN$1]*[.$B38]+[.AN$1]*[.$A38]*10;100)" office:value-type="float" office:value="5" calcext:value-type="float">
            <text:p>5</text:p>
          </table:table-cell>
          <table:table-cell table:formula="of:=MOD(QUOTIENT([.AO$1]*[.$B38]+[.AO$1]*[.$A38]*10;10);10)" office:value-type="float" office:value="7" calcext:value-type="float">
            <text:p>7</text:p>
          </table:table-cell>
          <table:table-cell table:formula="of:=MOD([.AP$1]*[.$B38]+[.AP$1]*[.$A38]*10;10)" office:value-type="float" office:value="4" calcext:value-type="float">
            <text:p>4</text:p>
          </table:table-cell>
          <table:table-cell table:formula="of:=QUOTIENT([.AQ$1]*[.$B38]+[.AQ$1]*[.$A38]*10;100)" office:value-type="float" office:value="6" calcext:value-type="float">
            <text:p>6</text:p>
          </table:table-cell>
          <table:table-cell table:formula="of:=MOD(QUOTIENT([.AR$1]*[.$B38]+[.AR$1]*[.$A38]*10;10);10)" office:value-type="float" office:value="1" calcext:value-type="float">
            <text:p>1</text:p>
          </table:table-cell>
          <table:table-cell table:formula="of:=MOD([.AS$1]*[.$B38]+[.AS$1]*[.$A38]*10;10)" office:value-type="float" office:value="5" calcext:value-type="float">
            <text:p>5</text:p>
          </table:table-cell>
          <table:table-cell table:formula="of:=QUOTIENT([.AT$1]*[.$B38]+[.AT$1]*[.$A38]*10;100)" office:value-type="float" office:value="6" calcext:value-type="float">
            <text:p>6</text:p>
          </table:table-cell>
          <table:table-cell table:formula="of:=MOD(QUOTIENT([.AU$1]*[.$B38]+[.AU$1]*[.$A38]*10;10);10)" office:value-type="float" office:value="5" calcext:value-type="float">
            <text:p>5</text:p>
          </table:table-cell>
          <table:table-cell table:formula="of:=MOD([.AV$1]*[.$B38]+[.AV$1]*[.$A38]*10;10)" office:value-type="float" office:value="6" calcext:value-type="float">
            <text:p>6</text:p>
          </table:table-cell>
          <table:table-cell table:formula="of:=QUOTIENT([.AW$1]*[.$B38]+[.AW$1]*[.$A38]*10;100)" office:value-type="float" office:value="6" calcext:value-type="float">
            <text:p>6</text:p>
          </table:table-cell>
          <table:table-cell table:formula="of:=MOD(QUOTIENT([.AX$1]*[.$B38]+[.AX$1]*[.$A38]*10;10);10)" office:value-type="float" office:value="9" calcext:value-type="float">
            <text:p>9</text:p>
          </table:table-cell>
          <table:table-cell table:formula="of:=MOD([.AY$1]*[.$B38]+[.AY$1]*[.$A38]*10;10)" office:value-type="float" office:value="7" calcext:value-type="float">
            <text:p>7</text:p>
          </table:table-cell>
          <table:table-cell table:formula="of:=QUOTIENT([.AZ$1]*[.$B38]+[.AZ$1]*[.$A38]*10;100)" office:value-type="float" office:value="7" calcext:value-type="float">
            <text:p>7</text:p>
          </table:table-cell>
          <table:table-cell table:formula="of:=MOD(QUOTIENT([.BA$1]*[.$B38]+[.BA$1]*[.$A38]*10;10);10)" office:value-type="float" office:value="3" calcext:value-type="float">
            <text:p>3</text:p>
          </table:table-cell>
          <table:table-cell table:formula="of:=MOD([.BB$1]*[.$B38]+[.BB$1]*[.$A38]*10;10)" office:value-type="float" office:value="8" calcext:value-type="float">
            <text:p>8</text:p>
          </table:table-cell>
          <table:table-cell table:formula="of:=QUOTIENT([.BC$1]*[.$B38]+[.BC$1]*[.$A38]*10;100)" office:value-type="float" office:value="7" calcext:value-type="float">
            <text:p>7</text:p>
          </table:table-cell>
          <table:table-cell table:formula="of:=MOD(QUOTIENT([.BD$1]*[.$B38]+[.BD$1]*[.$A38]*10;10);10)" office:value-type="float" office:value="7" calcext:value-type="float">
            <text:p>7</text:p>
          </table:table-cell>
          <table:table-cell table:formula="of:=MOD([.BE$1]*[.$B38]+[.BE$1]*[.$A38]*10;10)" office:value-type="float" office:value="9" calcext:value-type="float">
            <text:p>9</text:p>
          </table:table-cell>
          <table:table-cell table:formula="of:=QUOTIENT([.BF$1]*[.$B38]+[.BF$1]*[.$A38]*10;100)" office:value-type="float" office:value="8" calcext:value-type="float">
            <text:p>8</text:p>
          </table:table-cell>
          <table:table-cell table:formula="of:=MOD(QUOTIENT([.BG$1]*[.$B38]+[.BG$1]*[.$A38]*10;10);10)" office:value-type="float" office:value="2" calcext:value-type="float">
            <text:p>2</text:p>
          </table:table-cell>
          <table:table-cell table:formula="of:=MOD([.BH$1]*[.$B38]+[.BH$1]*[.$A38]*10;10)" office:value-type="float" office:value="0" calcext:value-type="float">
            <text:p>0</text:p>
          </table:table-cell>
          <table:table-cell/>
          <table:table-cell table:formula="of:=MOD(QUOTIENT([.BJ$1]*[.$B38]+[.BJ$1]*[.$A38]*10;100);10)" office:value-type="float" office:value="8" calcext:value-type="float">
            <text:p>8</text:p>
          </table:table-cell>
          <table:table-cell table:formula="of:=MOD(QUOTIENT([.BK$1]*[.$B38]+[.BK$1]*[.$A38]*10;10);10)" office:value-type="float" office:value="6" calcext:value-type="float">
            <text:p>6</text:p>
          </table:table-cell>
          <table:table-cell table:formula="of:=MOD([.BL$1]*[.$B38]+[.BL$1]*[.$A38]*10;10)" office:value-type="float" office:value="1" calcext:value-type="float">
            <text:p>1</text:p>
          </table:table-cell>
          <table:table-cell/>
          <table:table-cell table:formula="of:=MOD(QUOTIENT([.BN$1]*[.$B38]+[.BN$1]*[.$A38]*10;100);10)" office:value-type="float" office:value="9" calcext:value-type="float">
            <text:p>9</text:p>
          </table:table-cell>
          <table:table-cell table:formula="of:=MOD(QUOTIENT([.BO$1]*[.$B38]+[.BO$1]*[.$A38]*10;10);10)" office:value-type="float" office:value="0" calcext:value-type="float">
            <text:p>0</text:p>
          </table:table-cell>
          <table:table-cell table:formula="of:=MOD([.BP$1]*[.$B38]+[.BP$1]*[.$A38]*10;10)" office:value-type="float" office:value="2" calcext:value-type="float">
            <text:p>2</text:p>
          </table:table-cell>
          <table:table-cell/>
          <table:table-cell table:formula="of:=MOD(QUOTIENT([.BR$1]*[.$B38]+[.BR$1]*[.$A38]*10;100);10)" office:value-type="float" office:value="9" calcext:value-type="float">
            <text:p>9</text:p>
          </table:table-cell>
          <table:table-cell table:formula="of:=MOD(QUOTIENT([.BS$1]*[.$B38]+[.BS$1]*[.$A38]*10;10);10)" office:value-type="float" office:value="4" calcext:value-type="float">
            <text:p>4</text:p>
          </table:table-cell>
          <table:table-cell table:formula="of:=MOD([.BT$1]*[.$B38]+[.BT$1]*[.$A38]*10;10)" office:value-type="float" office:value="3" calcext:value-type="float">
            <text:p>3</text:p>
          </table:table-cell>
          <table:table-cell/>
          <table:table-cell table:formula="of:=MOD(QUOTIENT([.BV$1]*[.$B38]+[.BV$1]*[.$A38]*10;100);10)" office:value-type="float" office:value="9" calcext:value-type="float">
            <text:p>9</text:p>
          </table:table-cell>
          <table:table-cell table:formula="of:=MOD(QUOTIENT([.BW$1]*[.$B38]+[.BW$1]*[.$A38]*10;10);10)" office:value-type="float" office:value="8" calcext:value-type="float">
            <text:p>8</text:p>
          </table:table-cell>
          <table:table-cell table:formula="of:=MOD([.BX$1]*[.$B38]+[.BX$1]*[.$A38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QUOTIENT([.C$1]*[.$B39]+[.C$1]*[.$A39]*10;10)" office:value-type="float" office:value="4" calcext:value-type="float">
            <text:p>4</text:p>
          </table:table-cell>
          <table:table-cell table:formula="of:=MOD([.D$1]*[.$B39]+[.D$1]*[.$A39]*10;10)" office:value-type="float" office:value="2" calcext:value-type="float">
            <text:p>2</text:p>
          </table:table-cell>
          <table:table-cell table:formula="of:=QUOTIENT([.E$1]*[.$B39]+[.E$1]*[.$A39]*10;10)" office:value-type="float" office:value="8" calcext:value-type="float">
            <text:p>8</text:p>
          </table:table-cell>
          <table:table-cell table:formula="of:=MOD([.F$1]*[.$B39]+[.F$1]*[.$A39]*10;10)" office:value-type="float" office:value="4" calcext:value-type="float">
            <text:p>4</text:p>
          </table:table-cell>
          <table:table-cell table:formula="of:=IF(QUOTIENT([.G$1]*[.$B39]+[.G$1]*[.$A39]*10;100) = 0;{};QUOTIENT([.G$1]*[.$B39]+[.G$1]*[.$A39]*10;100))" office:value-type="float" office:value="1" calcext:value-type="float">
            <text:p>1</text:p>
          </table:table-cell>
          <table:table-cell table:formula="of:=MOD(QUOTIENT([.H$1]*[.$B39]+[.H$1]*[.$A39]*10;10);10)" office:value-type="float" office:value="2" calcext:value-type="float">
            <text:p>2</text:p>
          </table:table-cell>
          <table:table-cell table:formula="of:=MOD([.I$1]*[.$B39]+[.I$1]*[.$A39]*10;10)" office:value-type="float" office:value="6" calcext:value-type="float">
            <text:p>6</text:p>
          </table:table-cell>
          <table:table-cell table:formula="of:=QUOTIENT([.J$1]*[.$B39]+[.J$1]*[.$A39]*10;100)" office:value-type="float" office:value="1" calcext:value-type="float">
            <text:p>1</text:p>
          </table:table-cell>
          <table:table-cell table:formula="of:=MOD(QUOTIENT([.K$1]*[.$B39]+[.K$1]*[.$A39]*10;10);10)" office:value-type="float" office:value="6" calcext:value-type="float">
            <text:p>6</text:p>
          </table:table-cell>
          <table:table-cell table:formula="of:=MOD([.L$1]*[.$B39]+[.L$1]*[.$A39]*10;10)" office:value-type="float" office:value="8" calcext:value-type="float">
            <text:p>8</text:p>
          </table:table-cell>
          <table:table-cell table:formula="of:=QUOTIENT([.M$1]*[.$B39]+[.M$1]*[.$A39]*10;100)" office:value-type="float" office:value="2" calcext:value-type="float">
            <text:p>2</text:p>
          </table:table-cell>
          <table:table-cell table:formula="of:=MOD(QUOTIENT([.N$1]*[.$B39]+[.N$1]*[.$A39]*10;10);10)" office:value-type="float" office:value="1" calcext:value-type="float">
            <text:p>1</text:p>
          </table:table-cell>
          <table:table-cell table:formula="of:=MOD([.O$1]*[.$B39]+[.O$1]*[.$A39]*10;10)" office:value-type="float" office:value="0" calcext:value-type="float">
            <text:p>0</text:p>
          </table:table-cell>
          <table:table-cell table:formula="of:=QUOTIENT([.P$1]*[.$B39]+[.P$1]*[.$A39]*10;100)" office:value-type="float" office:value="2" calcext:value-type="float">
            <text:p>2</text:p>
          </table:table-cell>
          <table:table-cell table:formula="of:=MOD(QUOTIENT([.Q$1]*[.$B39]+[.Q$1]*[.$A39]*10;10);10)" office:value-type="float" office:value="5" calcext:value-type="float">
            <text:p>5</text:p>
          </table:table-cell>
          <table:table-cell table:formula="of:=MOD([.R$1]*[.$B39]+[.R$1]*[.$A39]*10;10)" office:value-type="float" office:value="2" calcext:value-type="float">
            <text:p>2</text:p>
          </table:table-cell>
          <table:table-cell table:formula="of:=QUOTIENT([.S$1]*[.$B39]+[.S$1]*[.$A39]*10;100)" office:value-type="float" office:value="2" calcext:value-type="float">
            <text:p>2</text:p>
          </table:table-cell>
          <table:table-cell table:formula="of:=MOD(QUOTIENT([.T$1]*[.$B39]+[.T$1]*[.$A39]*10;10);10)" office:value-type="float" office:value="9" calcext:value-type="float">
            <text:p>9</text:p>
          </table:table-cell>
          <table:table-cell table:formula="of:=MOD([.U$1]*[.$B39]+[.U$1]*[.$A39]*10;10)" office:value-type="float" office:value="4" calcext:value-type="float">
            <text:p>4</text:p>
          </table:table-cell>
          <table:table-cell table:formula="of:=QUOTIENT([.V$1]*[.$B39]+[.V$1]*[.$A39]*10;100)" office:value-type="float" office:value="3" calcext:value-type="float">
            <text:p>3</text:p>
          </table:table-cell>
          <table:table-cell table:formula="of:=MOD(QUOTIENT([.W$1]*[.$B39]+[.W$1]*[.$A39]*10;10);10)" office:value-type="float" office:value="3" calcext:value-type="float">
            <text:p>3</text:p>
          </table:table-cell>
          <table:table-cell table:formula="of:=MOD([.X$1]*[.$B39]+[.X$1]*[.$A39]*10;10)" office:value-type="float" office:value="6" calcext:value-type="float">
            <text:p>6</text:p>
          </table:table-cell>
          <table:table-cell table:formula="of:=QUOTIENT([.Y$1]*[.$B39]+[.Y$1]*[.$A39]*10;100)" office:value-type="float" office:value="3" calcext:value-type="float">
            <text:p>3</text:p>
          </table:table-cell>
          <table:table-cell table:formula="of:=MOD(QUOTIENT([.Z$1]*[.$B39]+[.Z$1]*[.$A39]*10;10);10)" office:value-type="float" office:value="7" calcext:value-type="float">
            <text:p>7</text:p>
          </table:table-cell>
          <table:table-cell table:formula="of:=MOD([.AA$1]*[.$B39]+[.AA$1]*[.$A39]*10;10)" office:value-type="float" office:value="8" calcext:value-type="float">
            <text:p>8</text:p>
          </table:table-cell>
          <table:table-cell table:formula="of:=QUOTIENT([.AB$1]*[.$B39]+[.AB$1]*[.$A39]*10;100)" office:value-type="float" office:value="4" calcext:value-type="float">
            <text:p>4</text:p>
          </table:table-cell>
          <table:table-cell table:formula="of:=MOD(QUOTIENT([.AC$1]*[.$B39]+[.AC$1]*[.$A39]*10;10);10)" office:value-type="float" office:value="2" calcext:value-type="float">
            <text:p>2</text:p>
          </table:table-cell>
          <table:table-cell table:formula="of:=MOD([.AD$1]*[.$B39]+[.AD$1]*[.$A39]*10;10)" office:value-type="float" office:value="0" calcext:value-type="float">
            <text:p>0</text:p>
          </table:table-cell>
          <table:table-cell table:formula="of:=QUOTIENT([.AE$1]*[.$B39]+[.AE$1]*[.$A39]*10;100)" office:value-type="float" office:value="4" calcext:value-type="float">
            <text:p>4</text:p>
          </table:table-cell>
          <table:table-cell table:formula="of:=MOD(QUOTIENT([.AF$1]*[.$B39]+[.AF$1]*[.$A39]*10;10);10)" office:value-type="float" office:value="6" calcext:value-type="float">
            <text:p>6</text:p>
          </table:table-cell>
          <table:table-cell table:formula="of:=MOD([.AG$1]*[.$B39]+[.AG$1]*[.$A39]*10;10)" office:value-type="float" office:value="2" calcext:value-type="float">
            <text:p>2</text:p>
          </table:table-cell>
          <table:table-cell table:formula="of:=QUOTIENT([.AH$1]*[.$B39]+[.AH$1]*[.$A39]*10;100)" office:value-type="float" office:value="5" calcext:value-type="float">
            <text:p>5</text:p>
          </table:table-cell>
          <table:table-cell table:formula="of:=MOD(QUOTIENT([.AI$1]*[.$B39]+[.AI$1]*[.$A39]*10;10);10)" office:value-type="float" office:value="0" calcext:value-type="float">
            <text:p>0</text:p>
          </table:table-cell>
          <table:table-cell table:formula="of:=MOD([.AJ$1]*[.$B39]+[.AJ$1]*[.$A39]*10;10)" office:value-type="float" office:value="4" calcext:value-type="float">
            <text:p>4</text:p>
          </table:table-cell>
          <table:table-cell table:formula="of:=QUOTIENT([.AK$1]*[.$B39]+[.AK$1]*[.$A39]*10;100)" office:value-type="float" office:value="5" calcext:value-type="float">
            <text:p>5</text:p>
          </table:table-cell>
          <table:table-cell table:formula="of:=MOD(QUOTIENT([.AL$1]*[.$B39]+[.AL$1]*[.$A39]*10;10);10)" office:value-type="float" office:value="4" calcext:value-type="float">
            <text:p>4</text:p>
          </table:table-cell>
          <table:table-cell table:formula="of:=MOD([.AM$1]*[.$B39]+[.AM$1]*[.$A39]*10;10)" office:value-type="float" office:value="6" calcext:value-type="float">
            <text:p>6</text:p>
          </table:table-cell>
          <table:table-cell table:formula="of:=QUOTIENT([.AN$1]*[.$B39]+[.AN$1]*[.$A39]*10;100)" office:value-type="float" office:value="5" calcext:value-type="float">
            <text:p>5</text:p>
          </table:table-cell>
          <table:table-cell table:formula="of:=MOD(QUOTIENT([.AO$1]*[.$B39]+[.AO$1]*[.$A39]*10;10);10)" office:value-type="float" office:value="8" calcext:value-type="float">
            <text:p>8</text:p>
          </table:table-cell>
          <table:table-cell table:formula="of:=MOD([.AP$1]*[.$B39]+[.AP$1]*[.$A39]*10;10)" office:value-type="float" office:value="8" calcext:value-type="float">
            <text:p>8</text:p>
          </table:table-cell>
          <table:table-cell table:formula="of:=QUOTIENT([.AQ$1]*[.$B39]+[.AQ$1]*[.$A39]*10;100)" office:value-type="float" office:value="6" calcext:value-type="float">
            <text:p>6</text:p>
          </table:table-cell>
          <table:table-cell table:formula="of:=MOD(QUOTIENT([.AR$1]*[.$B39]+[.AR$1]*[.$A39]*10;10);10)" office:value-type="float" office:value="3" calcext:value-type="float">
            <text:p>3</text:p>
          </table:table-cell>
          <table:table-cell table:formula="of:=MOD([.AS$1]*[.$B39]+[.AS$1]*[.$A39]*10;10)" office:value-type="float" office:value="0" calcext:value-type="float">
            <text:p>0</text:p>
          </table:table-cell>
          <table:table-cell table:formula="of:=QUOTIENT([.AT$1]*[.$B39]+[.AT$1]*[.$A39]*10;100)" office:value-type="float" office:value="6" calcext:value-type="float">
            <text:p>6</text:p>
          </table:table-cell>
          <table:table-cell table:formula="of:=MOD(QUOTIENT([.AU$1]*[.$B39]+[.AU$1]*[.$A39]*10;10);10)" office:value-type="float" office:value="7" calcext:value-type="float">
            <text:p>7</text:p>
          </table:table-cell>
          <table:table-cell table:formula="of:=MOD([.AV$1]*[.$B39]+[.AV$1]*[.$A39]*10;10)" office:value-type="float" office:value="2" calcext:value-type="float">
            <text:p>2</text:p>
          </table:table-cell>
          <table:table-cell table:formula="of:=QUOTIENT([.AW$1]*[.$B39]+[.AW$1]*[.$A39]*10;100)" office:value-type="float" office:value="7" calcext:value-type="float">
            <text:p>7</text:p>
          </table:table-cell>
          <table:table-cell table:formula="of:=MOD(QUOTIENT([.AX$1]*[.$B39]+[.AX$1]*[.$A39]*10;10);10)" office:value-type="float" office:value="1" calcext:value-type="float">
            <text:p>1</text:p>
          </table:table-cell>
          <table:table-cell table:formula="of:=MOD([.AY$1]*[.$B39]+[.AY$1]*[.$A39]*10;10)" office:value-type="float" office:value="4" calcext:value-type="float">
            <text:p>4</text:p>
          </table:table-cell>
          <table:table-cell table:formula="of:=QUOTIENT([.AZ$1]*[.$B39]+[.AZ$1]*[.$A39]*10;100)" office:value-type="float" office:value="7" calcext:value-type="float">
            <text:p>7</text:p>
          </table:table-cell>
          <table:table-cell table:formula="of:=MOD(QUOTIENT([.BA$1]*[.$B39]+[.BA$1]*[.$A39]*10;10);10)" office:value-type="float" office:value="5" calcext:value-type="float">
            <text:p>5</text:p>
          </table:table-cell>
          <table:table-cell table:formula="of:=MOD([.BB$1]*[.$B39]+[.BB$1]*[.$A39]*10;10)" office:value-type="float" office:value="6" calcext:value-type="float">
            <text:p>6</text:p>
          </table:table-cell>
          <table:table-cell table:formula="of:=QUOTIENT([.BC$1]*[.$B39]+[.BC$1]*[.$A39]*10;100)" office:value-type="float" office:value="7" calcext:value-type="float">
            <text:p>7</text:p>
          </table:table-cell>
          <table:table-cell table:formula="of:=MOD(QUOTIENT([.BD$1]*[.$B39]+[.BD$1]*[.$A39]*10;10);10)" office:value-type="float" office:value="9" calcext:value-type="float">
            <text:p>9</text:p>
          </table:table-cell>
          <table:table-cell table:formula="of:=MOD([.BE$1]*[.$B39]+[.BE$1]*[.$A39]*10;10)" office:value-type="float" office:value="8" calcext:value-type="float">
            <text:p>8</text:p>
          </table:table-cell>
          <table:table-cell table:formula="of:=QUOTIENT([.BF$1]*[.$B39]+[.BF$1]*[.$A39]*10;100)" office:value-type="float" office:value="8" calcext:value-type="float">
            <text:p>8</text:p>
          </table:table-cell>
          <table:table-cell table:formula="of:=MOD(QUOTIENT([.BG$1]*[.$B39]+[.BG$1]*[.$A39]*10;10);10)" office:value-type="float" office:value="4" calcext:value-type="float">
            <text:p>4</text:p>
          </table:table-cell>
          <table:table-cell table:formula="of:=MOD([.BH$1]*[.$B39]+[.BH$1]*[.$A39]*10;10)" office:value-type="float" office:value="0" calcext:value-type="float">
            <text:p>0</text:p>
          </table:table-cell>
          <table:table-cell/>
          <table:table-cell table:formula="of:=MOD(QUOTIENT([.BJ$1]*[.$B39]+[.BJ$1]*[.$A39]*10;100);10)" office:value-type="float" office:value="8" calcext:value-type="float">
            <text:p>8</text:p>
          </table:table-cell>
          <table:table-cell table:formula="of:=MOD(QUOTIENT([.BK$1]*[.$B39]+[.BK$1]*[.$A39]*10;10);10)" office:value-type="float" office:value="8" calcext:value-type="float">
            <text:p>8</text:p>
          </table:table-cell>
          <table:table-cell table:formula="of:=MOD([.BL$1]*[.$B39]+[.BL$1]*[.$A39]*10;10)" office:value-type="float" office:value="2" calcext:value-type="float">
            <text:p>2</text:p>
          </table:table-cell>
          <table:table-cell/>
          <table:table-cell table:formula="of:=MOD(QUOTIENT([.BN$1]*[.$B39]+[.BN$1]*[.$A39]*10;100);10)" office:value-type="float" office:value="9" calcext:value-type="float">
            <text:p>9</text:p>
          </table:table-cell>
          <table:table-cell table:formula="of:=MOD(QUOTIENT([.BO$1]*[.$B39]+[.BO$1]*[.$A39]*10;10);10)" office:value-type="float" office:value="2" calcext:value-type="float">
            <text:p>2</text:p>
          </table:table-cell>
          <table:table-cell table:formula="of:=MOD([.BP$1]*[.$B39]+[.BP$1]*[.$A39]*10;10)" office:value-type="float" office:value="4" calcext:value-type="float">
            <text:p>4</text:p>
          </table:table-cell>
          <table:table-cell/>
          <table:table-cell table:formula="of:=MOD(QUOTIENT([.BR$1]*[.$B39]+[.BR$1]*[.$A39]*10;100);10)" office:value-type="float" office:value="9" calcext:value-type="float">
            <text:p>9</text:p>
          </table:table-cell>
          <table:table-cell table:formula="of:=MOD(QUOTIENT([.BS$1]*[.$B39]+[.BS$1]*[.$A39]*10;10);10)" office:value-type="float" office:value="6" calcext:value-type="float">
            <text:p>6</text:p>
          </table:table-cell>
          <table:table-cell table:formula="of:=MOD([.BT$1]*[.$B39]+[.BT$1]*[.$A39]*10;10)" office:value-type="float" office:value="6" calcext:value-type="float">
            <text:p>6</text:p>
          </table:table-cell>
          <table:table-cell table:formula="of:=MOD(QUOTIENT([.BU$1]*[.$B39]+[.BU$1]*[.$A39]*10;1000);10)" office:value-type="float" office:value="1" calcext:value-type="float">
            <text:p>1</text:p>
          </table:table-cell>
          <table:table-cell table:formula="of:=MOD(QUOTIENT([.BV$1]*[.$B39]+[.BV$1]*[.$A39]*10;100);10)" office:value-type="float" office:value="0" calcext:value-type="float">
            <text:p>0</text:p>
          </table:table-cell>
          <table:table-cell table:formula="of:=MOD(QUOTIENT([.BW$1]*[.$B39]+[.BW$1]*[.$A39]*10;10);10)" office:value-type="float" office:value="0" calcext:value-type="float">
            <text:p>0</text:p>
          </table:table-cell>
          <table:table-cell table:formula="of:=MOD([.BX$1]*[.$B39]+[.BX$1]*[.$A39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QUOTIENT([.C$1]*[.$B40]+[.C$1]*[.$A40]*10;10)" office:value-type="float" office:value="4" calcext:value-type="float">
            <text:p>4</text:p>
          </table:table-cell>
          <table:table-cell table:formula="of:=MOD([.D$1]*[.$B40]+[.D$1]*[.$A40]*10;10)" office:value-type="float" office:value="3" calcext:value-type="float">
            <text:p>3</text:p>
          </table:table-cell>
          <table:table-cell table:formula="of:=QUOTIENT([.E$1]*[.$B40]+[.E$1]*[.$A40]*10;10)" office:value-type="float" office:value="8" calcext:value-type="float">
            <text:p>8</text:p>
          </table:table-cell>
          <table:table-cell table:formula="of:=MOD([.F$1]*[.$B40]+[.F$1]*[.$A40]*10;10)" office:value-type="float" office:value="6" calcext:value-type="float">
            <text:p>6</text:p>
          </table:table-cell>
          <table:table-cell table:formula="of:=IF(QUOTIENT([.G$1]*[.$B40]+[.G$1]*[.$A40]*10;100) = 0;{};QUOTIENT([.G$1]*[.$B40]+[.G$1]*[.$A40]*10;100))" office:value-type="float" office:value="1" calcext:value-type="float">
            <text:p>1</text:p>
          </table:table-cell>
          <table:table-cell table:formula="of:=MOD(QUOTIENT([.H$1]*[.$B40]+[.H$1]*[.$A40]*10;10);10)" office:value-type="float" office:value="2" calcext:value-type="float">
            <text:p>2</text:p>
          </table:table-cell>
          <table:table-cell table:formula="of:=MOD([.I$1]*[.$B40]+[.I$1]*[.$A40]*10;10)" office:value-type="float" office:value="9" calcext:value-type="float">
            <text:p>9</text:p>
          </table:table-cell>
          <table:table-cell table:formula="of:=QUOTIENT([.J$1]*[.$B40]+[.J$1]*[.$A40]*10;100)" office:value-type="float" office:value="1" calcext:value-type="float">
            <text:p>1</text:p>
          </table:table-cell>
          <table:table-cell table:formula="of:=MOD(QUOTIENT([.K$1]*[.$B40]+[.K$1]*[.$A40]*10;10);10)" office:value-type="float" office:value="7" calcext:value-type="float">
            <text:p>7</text:p>
          </table:table-cell>
          <table:table-cell table:formula="of:=MOD([.L$1]*[.$B40]+[.L$1]*[.$A40]*10;10)" office:value-type="float" office:value="2" calcext:value-type="float">
            <text:p>2</text:p>
          </table:table-cell>
          <table:table-cell table:formula="of:=QUOTIENT([.M$1]*[.$B40]+[.M$1]*[.$A40]*10;100)" office:value-type="float" office:value="2" calcext:value-type="float">
            <text:p>2</text:p>
          </table:table-cell>
          <table:table-cell table:formula="of:=MOD(QUOTIENT([.N$1]*[.$B40]+[.N$1]*[.$A40]*10;10);10)" office:value-type="float" office:value="1" calcext:value-type="float">
            <text:p>1</text:p>
          </table:table-cell>
          <table:table-cell table:formula="of:=MOD([.O$1]*[.$B40]+[.O$1]*[.$A40]*10;10)" office:value-type="float" office:value="5" calcext:value-type="float">
            <text:p>5</text:p>
          </table:table-cell>
          <table:table-cell table:formula="of:=QUOTIENT([.P$1]*[.$B40]+[.P$1]*[.$A40]*10;100)" office:value-type="float" office:value="2" calcext:value-type="float">
            <text:p>2</text:p>
          </table:table-cell>
          <table:table-cell table:formula="of:=MOD(QUOTIENT([.Q$1]*[.$B40]+[.Q$1]*[.$A40]*10;10);10)" office:value-type="float" office:value="5" calcext:value-type="float">
            <text:p>5</text:p>
          </table:table-cell>
          <table:table-cell table:formula="of:=MOD([.R$1]*[.$B40]+[.R$1]*[.$A40]*10;10)" office:value-type="float" office:value="8" calcext:value-type="float">
            <text:p>8</text:p>
          </table:table-cell>
          <table:table-cell table:formula="of:=QUOTIENT([.S$1]*[.$B40]+[.S$1]*[.$A40]*10;100)" office:value-type="float" office:value="3" calcext:value-type="float">
            <text:p>3</text:p>
          </table:table-cell>
          <table:table-cell table:formula="of:=MOD(QUOTIENT([.T$1]*[.$B40]+[.T$1]*[.$A40]*10;10);10)" office:value-type="float" office:value="0" calcext:value-type="float">
            <text:p>0</text:p>
          </table:table-cell>
          <table:table-cell table:formula="of:=MOD([.U$1]*[.$B40]+[.U$1]*[.$A40]*10;10)" office:value-type="float" office:value="1" calcext:value-type="float">
            <text:p>1</text:p>
          </table:table-cell>
          <table:table-cell table:formula="of:=QUOTIENT([.V$1]*[.$B40]+[.V$1]*[.$A40]*10;100)" office:value-type="float" office:value="3" calcext:value-type="float">
            <text:p>3</text:p>
          </table:table-cell>
          <table:table-cell table:formula="of:=MOD(QUOTIENT([.W$1]*[.$B40]+[.W$1]*[.$A40]*10;10);10)" office:value-type="float" office:value="4" calcext:value-type="float">
            <text:p>4</text:p>
          </table:table-cell>
          <table:table-cell table:formula="of:=MOD([.X$1]*[.$B40]+[.X$1]*[.$A40]*10;10)" office:value-type="float" office:value="4" calcext:value-type="float">
            <text:p>4</text:p>
          </table:table-cell>
          <table:table-cell table:formula="of:=QUOTIENT([.Y$1]*[.$B40]+[.Y$1]*[.$A40]*10;100)" office:value-type="float" office:value="3" calcext:value-type="float">
            <text:p>3</text:p>
          </table:table-cell>
          <table:table-cell table:formula="of:=MOD(QUOTIENT([.Z$1]*[.$B40]+[.Z$1]*[.$A40]*10;10);10)" office:value-type="float" office:value="8" calcext:value-type="float">
            <text:p>8</text:p>
          </table:table-cell>
          <table:table-cell table:formula="of:=MOD([.AA$1]*[.$B40]+[.AA$1]*[.$A40]*10;10)" office:value-type="float" office:value="7" calcext:value-type="float">
            <text:p>7</text:p>
          </table:table-cell>
          <table:table-cell table:formula="of:=QUOTIENT([.AB$1]*[.$B40]+[.AB$1]*[.$A40]*10;100)" office:value-type="float" office:value="4" calcext:value-type="float">
            <text:p>4</text:p>
          </table:table-cell>
          <table:table-cell table:formula="of:=MOD(QUOTIENT([.AC$1]*[.$B40]+[.AC$1]*[.$A40]*10;10);10)" office:value-type="float" office:value="3" calcext:value-type="float">
            <text:p>3</text:p>
          </table:table-cell>
          <table:table-cell table:formula="of:=MOD([.AD$1]*[.$B40]+[.AD$1]*[.$A40]*10;10)" office:value-type="float" office:value="0" calcext:value-type="float">
            <text:p>0</text:p>
          </table:table-cell>
          <table:table-cell table:formula="of:=QUOTIENT([.AE$1]*[.$B40]+[.AE$1]*[.$A40]*10;100)" office:value-type="float" office:value="4" calcext:value-type="float">
            <text:p>4</text:p>
          </table:table-cell>
          <table:table-cell table:formula="of:=MOD(QUOTIENT([.AF$1]*[.$B40]+[.AF$1]*[.$A40]*10;10);10)" office:value-type="float" office:value="7" calcext:value-type="float">
            <text:p>7</text:p>
          </table:table-cell>
          <table:table-cell table:formula="of:=MOD([.AG$1]*[.$B40]+[.AG$1]*[.$A40]*10;10)" office:value-type="float" office:value="3" calcext:value-type="float">
            <text:p>3</text:p>
          </table:table-cell>
          <table:table-cell table:formula="of:=QUOTIENT([.AH$1]*[.$B40]+[.AH$1]*[.$A40]*10;100)" office:value-type="float" office:value="5" calcext:value-type="float">
            <text:p>5</text:p>
          </table:table-cell>
          <table:table-cell table:formula="of:=MOD(QUOTIENT([.AI$1]*[.$B40]+[.AI$1]*[.$A40]*10;10);10)" office:value-type="float" office:value="1" calcext:value-type="float">
            <text:p>1</text:p>
          </table:table-cell>
          <table:table-cell table:formula="of:=MOD([.AJ$1]*[.$B40]+[.AJ$1]*[.$A40]*10;10)" office:value-type="float" office:value="6" calcext:value-type="float">
            <text:p>6</text:p>
          </table:table-cell>
          <table:table-cell table:formula="of:=QUOTIENT([.AK$1]*[.$B40]+[.AK$1]*[.$A40]*10;100)" office:value-type="float" office:value="5" calcext:value-type="float">
            <text:p>5</text:p>
          </table:table-cell>
          <table:table-cell table:formula="of:=MOD(QUOTIENT([.AL$1]*[.$B40]+[.AL$1]*[.$A40]*10;10);10)" office:value-type="float" office:value="5" calcext:value-type="float">
            <text:p>5</text:p>
          </table:table-cell>
          <table:table-cell table:formula="of:=MOD([.AM$1]*[.$B40]+[.AM$1]*[.$A40]*10;10)" office:value-type="float" office:value="9" calcext:value-type="float">
            <text:p>9</text:p>
          </table:table-cell>
          <table:table-cell table:formula="of:=QUOTIENT([.AN$1]*[.$B40]+[.AN$1]*[.$A40]*10;100)" office:value-type="float" office:value="6" calcext:value-type="float">
            <text:p>6</text:p>
          </table:table-cell>
          <table:table-cell table:formula="of:=MOD(QUOTIENT([.AO$1]*[.$B40]+[.AO$1]*[.$A40]*10;10);10)" office:value-type="float" office:value="0" calcext:value-type="float">
            <text:p>0</text:p>
          </table:table-cell>
          <table:table-cell table:formula="of:=MOD([.AP$1]*[.$B40]+[.AP$1]*[.$A40]*10;10)" office:value-type="float" office:value="2" calcext:value-type="float">
            <text:p>2</text:p>
          </table:table-cell>
          <table:table-cell table:formula="of:=QUOTIENT([.AQ$1]*[.$B40]+[.AQ$1]*[.$A40]*10;100)" office:value-type="float" office:value="6" calcext:value-type="float">
            <text:p>6</text:p>
          </table:table-cell>
          <table:table-cell table:formula="of:=MOD(QUOTIENT([.AR$1]*[.$B40]+[.AR$1]*[.$A40]*10;10);10)" office:value-type="float" office:value="4" calcext:value-type="float">
            <text:p>4</text:p>
          </table:table-cell>
          <table:table-cell table:formula="of:=MOD([.AS$1]*[.$B40]+[.AS$1]*[.$A40]*10;10)" office:value-type="float" office:value="5" calcext:value-type="float">
            <text:p>5</text:p>
          </table:table-cell>
          <table:table-cell table:formula="of:=QUOTIENT([.AT$1]*[.$B40]+[.AT$1]*[.$A40]*10;100)" office:value-type="float" office:value="6" calcext:value-type="float">
            <text:p>6</text:p>
          </table:table-cell>
          <table:table-cell table:formula="of:=MOD(QUOTIENT([.AU$1]*[.$B40]+[.AU$1]*[.$A40]*10;10);10)" office:value-type="float" office:value="8" calcext:value-type="float">
            <text:p>8</text:p>
          </table:table-cell>
          <table:table-cell table:formula="of:=MOD([.AV$1]*[.$B40]+[.AV$1]*[.$A40]*10;10)" office:value-type="float" office:value="8" calcext:value-type="float">
            <text:p>8</text:p>
          </table:table-cell>
          <table:table-cell table:formula="of:=QUOTIENT([.AW$1]*[.$B40]+[.AW$1]*[.$A40]*10;100)" office:value-type="float" office:value="7" calcext:value-type="float">
            <text:p>7</text:p>
          </table:table-cell>
          <table:table-cell table:formula="of:=MOD(QUOTIENT([.AX$1]*[.$B40]+[.AX$1]*[.$A40]*10;10);10)" office:value-type="float" office:value="3" calcext:value-type="float">
            <text:p>3</text:p>
          </table:table-cell>
          <table:table-cell table:formula="of:=MOD([.AY$1]*[.$B40]+[.AY$1]*[.$A40]*10;10)" office:value-type="float" office:value="1" calcext:value-type="float">
            <text:p>1</text:p>
          </table:table-cell>
          <table:table-cell table:formula="of:=QUOTIENT([.AZ$1]*[.$B40]+[.AZ$1]*[.$A40]*10;100)" office:value-type="float" office:value="7" calcext:value-type="float">
            <text:p>7</text:p>
          </table:table-cell>
          <table:table-cell table:formula="of:=MOD(QUOTIENT([.BA$1]*[.$B40]+[.BA$1]*[.$A40]*10;10);10)" office:value-type="float" office:value="7" calcext:value-type="float">
            <text:p>7</text:p>
          </table:table-cell>
          <table:table-cell table:formula="of:=MOD([.BB$1]*[.$B40]+[.BB$1]*[.$A40]*10;10)" office:value-type="float" office:value="4" calcext:value-type="float">
            <text:p>4</text:p>
          </table:table-cell>
          <table:table-cell table:formula="of:=QUOTIENT([.BC$1]*[.$B40]+[.BC$1]*[.$A40]*10;100)" office:value-type="float" office:value="8" calcext:value-type="float">
            <text:p>8</text:p>
          </table:table-cell>
          <table:table-cell table:formula="of:=MOD(QUOTIENT([.BD$1]*[.$B40]+[.BD$1]*[.$A40]*10;10);10)" office:value-type="float" office:value="1" calcext:value-type="float">
            <text:p>1</text:p>
          </table:table-cell>
          <table:table-cell table:formula="of:=MOD([.BE$1]*[.$B40]+[.BE$1]*[.$A40]*10;10)" office:value-type="float" office:value="7" calcext:value-type="float">
            <text:p>7</text:p>
          </table:table-cell>
          <table:table-cell table:formula="of:=QUOTIENT([.BF$1]*[.$B40]+[.BF$1]*[.$A40]*10;100)" office:value-type="float" office:value="8" calcext:value-type="float">
            <text:p>8</text:p>
          </table:table-cell>
          <table:table-cell table:formula="of:=MOD(QUOTIENT([.BG$1]*[.$B40]+[.BG$1]*[.$A40]*10;10);10)" office:value-type="float" office:value="6" calcext:value-type="float">
            <text:p>6</text:p>
          </table:table-cell>
          <table:table-cell table:formula="of:=MOD([.BH$1]*[.$B40]+[.BH$1]*[.$A40]*10;10)" office:value-type="float" office:value="0" calcext:value-type="float">
            <text:p>0</text:p>
          </table:table-cell>
          <table:table-cell/>
          <table:table-cell table:formula="of:=MOD(QUOTIENT([.BJ$1]*[.$B40]+[.BJ$1]*[.$A40]*10;100);10)" office:value-type="float" office:value="9" calcext:value-type="float">
            <text:p>9</text:p>
          </table:table-cell>
          <table:table-cell table:formula="of:=MOD(QUOTIENT([.BK$1]*[.$B40]+[.BK$1]*[.$A40]*10;10);10)" office:value-type="float" office:value="0" calcext:value-type="float">
            <text:p>0</text:p>
          </table:table-cell>
          <table:table-cell table:formula="of:=MOD([.BL$1]*[.$B40]+[.BL$1]*[.$A40]*10;10)" office:value-type="float" office:value="3" calcext:value-type="float">
            <text:p>3</text:p>
          </table:table-cell>
          <table:table-cell/>
          <table:table-cell table:formula="of:=MOD(QUOTIENT([.BN$1]*[.$B40]+[.BN$1]*[.$A40]*10;100);10)" office:value-type="float" office:value="9" calcext:value-type="float">
            <text:p>9</text:p>
          </table:table-cell>
          <table:table-cell table:formula="of:=MOD(QUOTIENT([.BO$1]*[.$B40]+[.BO$1]*[.$A40]*10;10);10)" office:value-type="float" office:value="4" calcext:value-type="float">
            <text:p>4</text:p>
          </table:table-cell>
          <table:table-cell table:formula="of:=MOD([.BP$1]*[.$B40]+[.BP$1]*[.$A40]*10;10)" office:value-type="float" office:value="6" calcext:value-type="float">
            <text:p>6</text:p>
          </table:table-cell>
          <table:table-cell/>
          <table:table-cell table:formula="of:=MOD(QUOTIENT([.BR$1]*[.$B40]+[.BR$1]*[.$A40]*10;100);10)" office:value-type="float" office:value="9" calcext:value-type="float">
            <text:p>9</text:p>
          </table:table-cell>
          <table:table-cell table:formula="of:=MOD(QUOTIENT([.BS$1]*[.$B40]+[.BS$1]*[.$A40]*10;10);10)" office:value-type="float" office:value="8" calcext:value-type="float">
            <text:p>8</text:p>
          </table:table-cell>
          <table:table-cell table:formula="of:=MOD([.BT$1]*[.$B40]+[.BT$1]*[.$A40]*10;10)" office:value-type="float" office:value="9" calcext:value-type="float">
            <text:p>9</text:p>
          </table:table-cell>
          <table:table-cell table:formula="of:=MOD(QUOTIENT([.BU$1]*[.$B40]+[.BU$1]*[.$A40]*10;1000);10)" office:value-type="float" office:value="1" calcext:value-type="float">
            <text:p>1</text:p>
          </table:table-cell>
          <table:table-cell table:formula="of:=MOD(QUOTIENT([.BV$1]*[.$B40]+[.BV$1]*[.$A40]*10;100);10)" office:value-type="float" office:value="0" calcext:value-type="float">
            <text:p>0</text:p>
          </table:table-cell>
          <table:table-cell table:formula="of:=MOD(QUOTIENT([.BW$1]*[.$B40]+[.BW$1]*[.$A40]*10;10);10)" office:value-type="float" office:value="3" calcext:value-type="float">
            <text:p>3</text:p>
          </table:table-cell>
          <table:table-cell table:formula="of:=MOD([.BX$1]*[.$B40]+[.BX$1]*[.$A40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QUOTIENT([.C$1]*[.$B41]+[.C$1]*[.$A41]*10;10)" office:value-type="float" office:value="4" calcext:value-type="float">
            <text:p>4</text:p>
          </table:table-cell>
          <table:table-cell table:formula="of:=MOD([.D$1]*[.$B41]+[.D$1]*[.$A41]*10;10)" office:value-type="float" office:value="4" calcext:value-type="float">
            <text:p>4</text:p>
          </table:table-cell>
          <table:table-cell table:formula="of:=QUOTIENT([.E$1]*[.$B41]+[.E$1]*[.$A41]*10;10)" office:value-type="float" office:value="8" calcext:value-type="float">
            <text:p>8</text:p>
          </table:table-cell>
          <table:table-cell table:formula="of:=MOD([.F$1]*[.$B41]+[.F$1]*[.$A41]*10;10)" office:value-type="float" office:value="8" calcext:value-type="float">
            <text:p>8</text:p>
          </table:table-cell>
          <table:table-cell table:formula="of:=IF(QUOTIENT([.G$1]*[.$B41]+[.G$1]*[.$A41]*10;100) = 0;{};QUOTIENT([.G$1]*[.$B41]+[.G$1]*[.$A41]*10;100))" office:value-type="float" office:value="1" calcext:value-type="float">
            <text:p>1</text:p>
          </table:table-cell>
          <table:table-cell table:formula="of:=MOD(QUOTIENT([.H$1]*[.$B41]+[.H$1]*[.$A41]*10;10);10)" office:value-type="float" office:value="3" calcext:value-type="float">
            <text:p>3</text:p>
          </table:table-cell>
          <table:table-cell table:formula="of:=MOD([.I$1]*[.$B41]+[.I$1]*[.$A41]*10;10)" office:value-type="float" office:value="2" calcext:value-type="float">
            <text:p>2</text:p>
          </table:table-cell>
          <table:table-cell table:formula="of:=QUOTIENT([.J$1]*[.$B41]+[.J$1]*[.$A41]*10;100)" office:value-type="float" office:value="1" calcext:value-type="float">
            <text:p>1</text:p>
          </table:table-cell>
          <table:table-cell table:formula="of:=MOD(QUOTIENT([.K$1]*[.$B41]+[.K$1]*[.$A41]*10;10);10)" office:value-type="float" office:value="7" calcext:value-type="float">
            <text:p>7</text:p>
          </table:table-cell>
          <table:table-cell table:formula="of:=MOD([.L$1]*[.$B41]+[.L$1]*[.$A41]*10;10)" office:value-type="float" office:value="6" calcext:value-type="float">
            <text:p>6</text:p>
          </table:table-cell>
          <table:table-cell table:formula="of:=QUOTIENT([.M$1]*[.$B41]+[.M$1]*[.$A41]*10;100)" office:value-type="float" office:value="2" calcext:value-type="float">
            <text:p>2</text:p>
          </table:table-cell>
          <table:table-cell table:formula="of:=MOD(QUOTIENT([.N$1]*[.$B41]+[.N$1]*[.$A41]*10;10);10)" office:value-type="float" office:value="2" calcext:value-type="float">
            <text:p>2</text:p>
          </table:table-cell>
          <table:table-cell table:formula="of:=MOD([.O$1]*[.$B41]+[.O$1]*[.$A41]*10;10)" office:value-type="float" office:value="0" calcext:value-type="float">
            <text:p>0</text:p>
          </table:table-cell>
          <table:table-cell table:formula="of:=QUOTIENT([.P$1]*[.$B41]+[.P$1]*[.$A41]*10;100)" office:value-type="float" office:value="2" calcext:value-type="float">
            <text:p>2</text:p>
          </table:table-cell>
          <table:table-cell table:formula="of:=MOD(QUOTIENT([.Q$1]*[.$B41]+[.Q$1]*[.$A41]*10;10);10)" office:value-type="float" office:value="6" calcext:value-type="float">
            <text:p>6</text:p>
          </table:table-cell>
          <table:table-cell table:formula="of:=MOD([.R$1]*[.$B41]+[.R$1]*[.$A41]*10;10)" office:value-type="float" office:value="4" calcext:value-type="float">
            <text:p>4</text:p>
          </table:table-cell>
          <table:table-cell table:formula="of:=QUOTIENT([.S$1]*[.$B41]+[.S$1]*[.$A41]*10;100)" office:value-type="float" office:value="3" calcext:value-type="float">
            <text:p>3</text:p>
          </table:table-cell>
          <table:table-cell table:formula="of:=MOD(QUOTIENT([.T$1]*[.$B41]+[.T$1]*[.$A41]*10;10);10)" office:value-type="float" office:value="0" calcext:value-type="float">
            <text:p>0</text:p>
          </table:table-cell>
          <table:table-cell table:formula="of:=MOD([.U$1]*[.$B41]+[.U$1]*[.$A41]*10;10)" office:value-type="float" office:value="8" calcext:value-type="float">
            <text:p>8</text:p>
          </table:table-cell>
          <table:table-cell table:formula="of:=QUOTIENT([.V$1]*[.$B41]+[.V$1]*[.$A41]*10;100)" office:value-type="float" office:value="3" calcext:value-type="float">
            <text:p>3</text:p>
          </table:table-cell>
          <table:table-cell table:formula="of:=MOD(QUOTIENT([.W$1]*[.$B41]+[.W$1]*[.$A41]*10;10);10)" office:value-type="float" office:value="5" calcext:value-type="float">
            <text:p>5</text:p>
          </table:table-cell>
          <table:table-cell table:formula="of:=MOD([.X$1]*[.$B41]+[.X$1]*[.$A41]*10;10)" office:value-type="float" office:value="2" calcext:value-type="float">
            <text:p>2</text:p>
          </table:table-cell>
          <table:table-cell table:formula="of:=QUOTIENT([.Y$1]*[.$B41]+[.Y$1]*[.$A41]*10;100)" office:value-type="float" office:value="3" calcext:value-type="float">
            <text:p>3</text:p>
          </table:table-cell>
          <table:table-cell table:formula="of:=MOD(QUOTIENT([.Z$1]*[.$B41]+[.Z$1]*[.$A41]*10;10);10)" office:value-type="float" office:value="9" calcext:value-type="float">
            <text:p>9</text:p>
          </table:table-cell>
          <table:table-cell table:formula="of:=MOD([.AA$1]*[.$B41]+[.AA$1]*[.$A41]*10;10)" office:value-type="float" office:value="6" calcext:value-type="float">
            <text:p>6</text:p>
          </table:table-cell>
          <table:table-cell table:formula="of:=QUOTIENT([.AB$1]*[.$B41]+[.AB$1]*[.$A41]*10;100)" office:value-type="float" office:value="4" calcext:value-type="float">
            <text:p>4</text:p>
          </table:table-cell>
          <table:table-cell table:formula="of:=MOD(QUOTIENT([.AC$1]*[.$B41]+[.AC$1]*[.$A41]*10;10);10)" office:value-type="float" office:value="4" calcext:value-type="float">
            <text:p>4</text:p>
          </table:table-cell>
          <table:table-cell table:formula="of:=MOD([.AD$1]*[.$B41]+[.AD$1]*[.$A41]*10;10)" office:value-type="float" office:value="0" calcext:value-type="float">
            <text:p>0</text:p>
          </table:table-cell>
          <table:table-cell table:formula="of:=QUOTIENT([.AE$1]*[.$B41]+[.AE$1]*[.$A41]*10;100)" office:value-type="float" office:value="4" calcext:value-type="float">
            <text:p>4</text:p>
          </table:table-cell>
          <table:table-cell table:formula="of:=MOD(QUOTIENT([.AF$1]*[.$B41]+[.AF$1]*[.$A41]*10;10);10)" office:value-type="float" office:value="8" calcext:value-type="float">
            <text:p>8</text:p>
          </table:table-cell>
          <table:table-cell table:formula="of:=MOD([.AG$1]*[.$B41]+[.AG$1]*[.$A41]*10;10)" office:value-type="float" office:value="4" calcext:value-type="float">
            <text:p>4</text:p>
          </table:table-cell>
          <table:table-cell table:formula="of:=QUOTIENT([.AH$1]*[.$B41]+[.AH$1]*[.$A41]*10;100)" office:value-type="float" office:value="5" calcext:value-type="float">
            <text:p>5</text:p>
          </table:table-cell>
          <table:table-cell table:formula="of:=MOD(QUOTIENT([.AI$1]*[.$B41]+[.AI$1]*[.$A41]*10;10);10)" office:value-type="float" office:value="2" calcext:value-type="float">
            <text:p>2</text:p>
          </table:table-cell>
          <table:table-cell table:formula="of:=MOD([.AJ$1]*[.$B41]+[.AJ$1]*[.$A41]*10;10)" office:value-type="float" office:value="8" calcext:value-type="float">
            <text:p>8</text:p>
          </table:table-cell>
          <table:table-cell table:formula="of:=QUOTIENT([.AK$1]*[.$B41]+[.AK$1]*[.$A41]*10;100)" office:value-type="float" office:value="5" calcext:value-type="float">
            <text:p>5</text:p>
          </table:table-cell>
          <table:table-cell table:formula="of:=MOD(QUOTIENT([.AL$1]*[.$B41]+[.AL$1]*[.$A41]*10;10);10)" office:value-type="float" office:value="7" calcext:value-type="float">
            <text:p>7</text:p>
          </table:table-cell>
          <table:table-cell table:formula="of:=MOD([.AM$1]*[.$B41]+[.AM$1]*[.$A41]*10;10)" office:value-type="float" office:value="2" calcext:value-type="float">
            <text:p>2</text:p>
          </table:table-cell>
          <table:table-cell table:formula="of:=QUOTIENT([.AN$1]*[.$B41]+[.AN$1]*[.$A41]*10;100)" office:value-type="float" office:value="6" calcext:value-type="float">
            <text:p>6</text:p>
          </table:table-cell>
          <table:table-cell table:formula="of:=MOD(QUOTIENT([.AO$1]*[.$B41]+[.AO$1]*[.$A41]*10;10);10)" office:value-type="float" office:value="1" calcext:value-type="float">
            <text:p>1</text:p>
          </table:table-cell>
          <table:table-cell table:formula="of:=MOD([.AP$1]*[.$B41]+[.AP$1]*[.$A41]*10;10)" office:value-type="float" office:value="6" calcext:value-type="float">
            <text:p>6</text:p>
          </table:table-cell>
          <table:table-cell table:formula="of:=QUOTIENT([.AQ$1]*[.$B41]+[.AQ$1]*[.$A41]*10;100)" office:value-type="float" office:value="6" calcext:value-type="float">
            <text:p>6</text:p>
          </table:table-cell>
          <table:table-cell table:formula="of:=MOD(QUOTIENT([.AR$1]*[.$B41]+[.AR$1]*[.$A41]*10;10);10)" office:value-type="float" office:value="6" calcext:value-type="float">
            <text:p>6</text:p>
          </table:table-cell>
          <table:table-cell table:formula="of:=MOD([.AS$1]*[.$B41]+[.AS$1]*[.$A41]*10;10)" office:value-type="float" office:value="0" calcext:value-type="float">
            <text:p>0</text:p>
          </table:table-cell>
          <table:table-cell table:formula="of:=QUOTIENT([.AT$1]*[.$B41]+[.AT$1]*[.$A41]*10;100)" office:value-type="float" office:value="7" calcext:value-type="float">
            <text:p>7</text:p>
          </table:table-cell>
          <table:table-cell table:formula="of:=MOD(QUOTIENT([.AU$1]*[.$B41]+[.AU$1]*[.$A41]*10;10);10)" office:value-type="float" office:value="0" calcext:value-type="float">
            <text:p>0</text:p>
          </table:table-cell>
          <table:table-cell table:formula="of:=MOD([.AV$1]*[.$B41]+[.AV$1]*[.$A41]*10;10)" office:value-type="float" office:value="4" calcext:value-type="float">
            <text:p>4</text:p>
          </table:table-cell>
          <table:table-cell table:formula="of:=QUOTIENT([.AW$1]*[.$B41]+[.AW$1]*[.$A41]*10;100)" office:value-type="float" office:value="7" calcext:value-type="float">
            <text:p>7</text:p>
          </table:table-cell>
          <table:table-cell table:formula="of:=MOD(QUOTIENT([.AX$1]*[.$B41]+[.AX$1]*[.$A41]*10;10);10)" office:value-type="float" office:value="4" calcext:value-type="float">
            <text:p>4</text:p>
          </table:table-cell>
          <table:table-cell table:formula="of:=MOD([.AY$1]*[.$B41]+[.AY$1]*[.$A41]*10;10)" office:value-type="float" office:value="8" calcext:value-type="float">
            <text:p>8</text:p>
          </table:table-cell>
          <table:table-cell table:formula="of:=QUOTIENT([.AZ$1]*[.$B41]+[.AZ$1]*[.$A41]*10;100)" office:value-type="float" office:value="7" calcext:value-type="float">
            <text:p>7</text:p>
          </table:table-cell>
          <table:table-cell table:formula="of:=MOD(QUOTIENT([.BA$1]*[.$B41]+[.BA$1]*[.$A41]*10;10);10)" office:value-type="float" office:value="9" calcext:value-type="float">
            <text:p>9</text:p>
          </table:table-cell>
          <table:table-cell table:formula="of:=MOD([.BB$1]*[.$B41]+[.BB$1]*[.$A41]*10;10)" office:value-type="float" office:value="2" calcext:value-type="float">
            <text:p>2</text:p>
          </table:table-cell>
          <table:table-cell table:formula="of:=QUOTIENT([.BC$1]*[.$B41]+[.BC$1]*[.$A41]*10;100)" office:value-type="float" office:value="8" calcext:value-type="float">
            <text:p>8</text:p>
          </table:table-cell>
          <table:table-cell table:formula="of:=MOD(QUOTIENT([.BD$1]*[.$B41]+[.BD$1]*[.$A41]*10;10);10)" office:value-type="float" office:value="3" calcext:value-type="float">
            <text:p>3</text:p>
          </table:table-cell>
          <table:table-cell table:formula="of:=MOD([.BE$1]*[.$B41]+[.BE$1]*[.$A41]*10;10)" office:value-type="float" office:value="6" calcext:value-type="float">
            <text:p>6</text:p>
          </table:table-cell>
          <table:table-cell table:formula="of:=QUOTIENT([.BF$1]*[.$B41]+[.BF$1]*[.$A41]*10;100)" office:value-type="float" office:value="8" calcext:value-type="float">
            <text:p>8</text:p>
          </table:table-cell>
          <table:table-cell table:formula="of:=MOD(QUOTIENT([.BG$1]*[.$B41]+[.BG$1]*[.$A41]*10;10);10)" office:value-type="float" office:value="8" calcext:value-type="float">
            <text:p>8</text:p>
          </table:table-cell>
          <table:table-cell table:formula="of:=MOD([.BH$1]*[.$B41]+[.BH$1]*[.$A41]*10;10)" office:value-type="float" office:value="0" calcext:value-type="float">
            <text:p>0</text:p>
          </table:table-cell>
          <table:table-cell/>
          <table:table-cell table:formula="of:=MOD(QUOTIENT([.BJ$1]*[.$B41]+[.BJ$1]*[.$A41]*10;100);10)" office:value-type="float" office:value="9" calcext:value-type="float">
            <text:p>9</text:p>
          </table:table-cell>
          <table:table-cell table:formula="of:=MOD(QUOTIENT([.BK$1]*[.$B41]+[.BK$1]*[.$A41]*10;10);10)" office:value-type="float" office:value="2" calcext:value-type="float">
            <text:p>2</text:p>
          </table:table-cell>
          <table:table-cell table:formula="of:=MOD([.BL$1]*[.$B41]+[.BL$1]*[.$A41]*10;10)" office:value-type="float" office:value="4" calcext:value-type="float">
            <text:p>4</text:p>
          </table:table-cell>
          <table:table-cell/>
          <table:table-cell table:formula="of:=MOD(QUOTIENT([.BN$1]*[.$B41]+[.BN$1]*[.$A41]*10;100);10)" office:value-type="float" office:value="9" calcext:value-type="float">
            <text:p>9</text:p>
          </table:table-cell>
          <table:table-cell table:formula="of:=MOD(QUOTIENT([.BO$1]*[.$B41]+[.BO$1]*[.$A41]*10;10);10)" office:value-type="float" office:value="6" calcext:value-type="float">
            <text:p>6</text:p>
          </table:table-cell>
          <table:table-cell table:formula="of:=MOD([.BP$1]*[.$B41]+[.BP$1]*[.$A41]*10;10)" office:value-type="float" office:value="8" calcext:value-type="float">
            <text:p>8</text:p>
          </table:table-cell>
          <table:table-cell table:formula="of:=MOD(QUOTIENT([.BQ$1]*[.$B41]+[.BQ$1]*[.$A41]*10;1000);10)" office:value-type="float" office:value="1" calcext:value-type="float">
            <text:p>1</text:p>
          </table:table-cell>
          <table:table-cell table:formula="of:=MOD(QUOTIENT([.BR$1]*[.$B41]+[.BR$1]*[.$A41]*10;100);10)" office:value-type="float" office:value="0" calcext:value-type="float">
            <text:p>0</text:p>
          </table:table-cell>
          <table:table-cell table:formula="of:=MOD(QUOTIENT([.BS$1]*[.$B41]+[.BS$1]*[.$A41]*10;10);10)" office:value-type="float" office:value="1" calcext:value-type="float">
            <text:p>1</text:p>
          </table:table-cell>
          <table:table-cell table:formula="of:=MOD([.BT$1]*[.$B41]+[.BT$1]*[.$A41]*10;10)" office:value-type="float" office:value="2" calcext:value-type="float">
            <text:p>2</text:p>
          </table:table-cell>
          <table:table-cell table:formula="of:=MOD(QUOTIENT([.BU$1]*[.$B41]+[.BU$1]*[.$A41]*10;1000);10)" office:value-type="float" office:value="1" calcext:value-type="float">
            <text:p>1</text:p>
          </table:table-cell>
          <table:table-cell table:formula="of:=MOD(QUOTIENT([.BV$1]*[.$B41]+[.BV$1]*[.$A41]*10;100);10)" office:value-type="float" office:value="0" calcext:value-type="float">
            <text:p>0</text:p>
          </table:table-cell>
          <table:table-cell table:formula="of:=MOD(QUOTIENT([.BW$1]*[.$B41]+[.BW$1]*[.$A41]*10;10);10)" office:value-type="float" office:value="5" calcext:value-type="float">
            <text:p>5</text:p>
          </table:table-cell>
          <table:table-cell table:formula="of:=MOD([.BX$1]*[.$B41]+[.BX$1]*[.$A41]*10;1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QUOTIENT([.C$1]*[.$B42]+[.C$1]*[.$A42]*10;10)" office:value-type="float" office:value="4" calcext:value-type="float">
            <text:p>4</text:p>
          </table:table-cell>
          <table:table-cell table:formula="of:=MOD([.D$1]*[.$B42]+[.D$1]*[.$A42]*10;10)" office:value-type="float" office:value="5" calcext:value-type="float">
            <text:p>5</text:p>
          </table:table-cell>
          <table:table-cell table:formula="of:=QUOTIENT([.E$1]*[.$B42]+[.E$1]*[.$A42]*10;10)" office:value-type="float" office:value="9" calcext:value-type="float">
            <text:p>9</text:p>
          </table:table-cell>
          <table:table-cell table:formula="of:=MOD([.F$1]*[.$B42]+[.F$1]*[.$A42]*10;10)" office:value-type="float" office:value="0" calcext:value-type="float">
            <text:p>0</text:p>
          </table:table-cell>
          <table:table-cell table:formula="of:=IF(QUOTIENT([.G$1]*[.$B42]+[.G$1]*[.$A42]*10;100) = 0;{};QUOTIENT([.G$1]*[.$B42]+[.G$1]*[.$A42]*10;100))" office:value-type="float" office:value="1" calcext:value-type="float">
            <text:p>1</text:p>
          </table:table-cell>
          <table:table-cell table:formula="of:=MOD(QUOTIENT([.H$1]*[.$B42]+[.H$1]*[.$A42]*10;10);10)" office:value-type="float" office:value="3" calcext:value-type="float">
            <text:p>3</text:p>
          </table:table-cell>
          <table:table-cell table:formula="of:=MOD([.I$1]*[.$B42]+[.I$1]*[.$A42]*10;10)" office:value-type="float" office:value="5" calcext:value-type="float">
            <text:p>5</text:p>
          </table:table-cell>
          <table:table-cell table:formula="of:=QUOTIENT([.J$1]*[.$B42]+[.J$1]*[.$A42]*10;100)" office:value-type="float" office:value="1" calcext:value-type="float">
            <text:p>1</text:p>
          </table:table-cell>
          <table:table-cell table:formula="of:=MOD(QUOTIENT([.K$1]*[.$B42]+[.K$1]*[.$A42]*10;10);10)" office:value-type="float" office:value="8" calcext:value-type="float">
            <text:p>8</text:p>
          </table:table-cell>
          <table:table-cell table:formula="of:=MOD([.L$1]*[.$B42]+[.L$1]*[.$A42]*10;10)" office:value-type="float" office:value="0" calcext:value-type="float">
            <text:p>0</text:p>
          </table:table-cell>
          <table:table-cell table:formula="of:=QUOTIENT([.M$1]*[.$B42]+[.M$1]*[.$A42]*10;100)" office:value-type="float" office:value="2" calcext:value-type="float">
            <text:p>2</text:p>
          </table:table-cell>
          <table:table-cell table:formula="of:=MOD(QUOTIENT([.N$1]*[.$B42]+[.N$1]*[.$A42]*10;10);10)" office:value-type="float" office:value="2" calcext:value-type="float">
            <text:p>2</text:p>
          </table:table-cell>
          <table:table-cell table:formula="of:=MOD([.O$1]*[.$B42]+[.O$1]*[.$A42]*10;10)" office:value-type="float" office:value="5" calcext:value-type="float">
            <text:p>5</text:p>
          </table:table-cell>
          <table:table-cell table:formula="of:=QUOTIENT([.P$1]*[.$B42]+[.P$1]*[.$A42]*10;100)" office:value-type="float" office:value="2" calcext:value-type="float">
            <text:p>2</text:p>
          </table:table-cell>
          <table:table-cell table:formula="of:=MOD(QUOTIENT([.Q$1]*[.$B42]+[.Q$1]*[.$A42]*10;10);10)" office:value-type="float" office:value="7" calcext:value-type="float">
            <text:p>7</text:p>
          </table:table-cell>
          <table:table-cell table:formula="of:=MOD([.R$1]*[.$B42]+[.R$1]*[.$A42]*10;10)" office:value-type="float" office:value="0" calcext:value-type="float">
            <text:p>0</text:p>
          </table:table-cell>
          <table:table-cell table:formula="of:=QUOTIENT([.S$1]*[.$B42]+[.S$1]*[.$A42]*10;100)" office:value-type="float" office:value="3" calcext:value-type="float">
            <text:p>3</text:p>
          </table:table-cell>
          <table:table-cell table:formula="of:=MOD(QUOTIENT([.T$1]*[.$B42]+[.T$1]*[.$A42]*10;10);10)" office:value-type="float" office:value="1" calcext:value-type="float">
            <text:p>1</text:p>
          </table:table-cell>
          <table:table-cell table:formula="of:=MOD([.U$1]*[.$B42]+[.U$1]*[.$A42]*10;10)" office:value-type="float" office:value="5" calcext:value-type="float">
            <text:p>5</text:p>
          </table:table-cell>
          <table:table-cell table:formula="of:=QUOTIENT([.V$1]*[.$B42]+[.V$1]*[.$A42]*10;100)" office:value-type="float" office:value="3" calcext:value-type="float">
            <text:p>3</text:p>
          </table:table-cell>
          <table:table-cell table:formula="of:=MOD(QUOTIENT([.W$1]*[.$B42]+[.W$1]*[.$A42]*10;10);10)" office:value-type="float" office:value="6" calcext:value-type="float">
            <text:p>6</text:p>
          </table:table-cell>
          <table:table-cell table:formula="of:=MOD([.X$1]*[.$B42]+[.X$1]*[.$A42]*10;10)" office:value-type="float" office:value="0" calcext:value-type="float">
            <text:p>0</text:p>
          </table:table-cell>
          <table:table-cell table:formula="of:=QUOTIENT([.Y$1]*[.$B42]+[.Y$1]*[.$A42]*10;100)" office:value-type="float" office:value="4" calcext:value-type="float">
            <text:p>4</text:p>
          </table:table-cell>
          <table:table-cell table:formula="of:=MOD(QUOTIENT([.Z$1]*[.$B42]+[.Z$1]*[.$A42]*10;10);10)" office:value-type="float" office:value="0" calcext:value-type="float">
            <text:p>0</text:p>
          </table:table-cell>
          <table:table-cell table:formula="of:=MOD([.AA$1]*[.$B42]+[.AA$1]*[.$A42]*10;10)" office:value-type="float" office:value="5" calcext:value-type="float">
            <text:p>5</text:p>
          </table:table-cell>
          <table:table-cell table:formula="of:=QUOTIENT([.AB$1]*[.$B42]+[.AB$1]*[.$A42]*10;100)" office:value-type="float" office:value="4" calcext:value-type="float">
            <text:p>4</text:p>
          </table:table-cell>
          <table:table-cell table:formula="of:=MOD(QUOTIENT([.AC$1]*[.$B42]+[.AC$1]*[.$A42]*10;10);10)" office:value-type="float" office:value="5" calcext:value-type="float">
            <text:p>5</text:p>
          </table:table-cell>
          <table:table-cell table:formula="of:=MOD([.AD$1]*[.$B42]+[.AD$1]*[.$A42]*10;10)" office:value-type="float" office:value="0" calcext:value-type="float">
            <text:p>0</text:p>
          </table:table-cell>
          <table:table-cell table:formula="of:=QUOTIENT([.AE$1]*[.$B42]+[.AE$1]*[.$A42]*10;100)" office:value-type="float" office:value="4" calcext:value-type="float">
            <text:p>4</text:p>
          </table:table-cell>
          <table:table-cell table:formula="of:=MOD(QUOTIENT([.AF$1]*[.$B42]+[.AF$1]*[.$A42]*10;10);10)" office:value-type="float" office:value="9" calcext:value-type="float">
            <text:p>9</text:p>
          </table:table-cell>
          <table:table-cell table:formula="of:=MOD([.AG$1]*[.$B42]+[.AG$1]*[.$A42]*10;10)" office:value-type="float" office:value="5" calcext:value-type="float">
            <text:p>5</text:p>
          </table:table-cell>
          <table:table-cell table:formula="of:=QUOTIENT([.AH$1]*[.$B42]+[.AH$1]*[.$A42]*10;100)" office:value-type="float" office:value="5" calcext:value-type="float">
            <text:p>5</text:p>
          </table:table-cell>
          <table:table-cell table:formula="of:=MOD(QUOTIENT([.AI$1]*[.$B42]+[.AI$1]*[.$A42]*10;10);10)" office:value-type="float" office:value="4" calcext:value-type="float">
            <text:p>4</text:p>
          </table:table-cell>
          <table:table-cell table:formula="of:=MOD([.AJ$1]*[.$B42]+[.AJ$1]*[.$A42]*10;10)" office:value-type="float" office:value="0" calcext:value-type="float">
            <text:p>0</text:p>
          </table:table-cell>
          <table:table-cell table:formula="of:=QUOTIENT([.AK$1]*[.$B42]+[.AK$1]*[.$A42]*10;100)" office:value-type="float" office:value="5" calcext:value-type="float">
            <text:p>5</text:p>
          </table:table-cell>
          <table:table-cell table:formula="of:=MOD(QUOTIENT([.AL$1]*[.$B42]+[.AL$1]*[.$A42]*10;10);10)" office:value-type="float" office:value="8" calcext:value-type="float">
            <text:p>8</text:p>
          </table:table-cell>
          <table:table-cell table:formula="of:=MOD([.AM$1]*[.$B42]+[.AM$1]*[.$A42]*10;10)" office:value-type="float" office:value="5" calcext:value-type="float">
            <text:p>5</text:p>
          </table:table-cell>
          <table:table-cell table:formula="of:=QUOTIENT([.AN$1]*[.$B42]+[.AN$1]*[.$A42]*10;100)" office:value-type="float" office:value="6" calcext:value-type="float">
            <text:p>6</text:p>
          </table:table-cell>
          <table:table-cell table:formula="of:=MOD(QUOTIENT([.AO$1]*[.$B42]+[.AO$1]*[.$A42]*10;10);10)" office:value-type="float" office:value="3" calcext:value-type="float">
            <text:p>3</text:p>
          </table:table-cell>
          <table:table-cell table:formula="of:=MOD([.AP$1]*[.$B42]+[.AP$1]*[.$A42]*10;10)" office:value-type="float" office:value="0" calcext:value-type="float">
            <text:p>0</text:p>
          </table:table-cell>
          <table:table-cell table:formula="of:=QUOTIENT([.AQ$1]*[.$B42]+[.AQ$1]*[.$A42]*10;100)" office:value-type="float" office:value="6" calcext:value-type="float">
            <text:p>6</text:p>
          </table:table-cell>
          <table:table-cell table:formula="of:=MOD(QUOTIENT([.AR$1]*[.$B42]+[.AR$1]*[.$A42]*10;10);10)" office:value-type="float" office:value="7" calcext:value-type="float">
            <text:p>7</text:p>
          </table:table-cell>
          <table:table-cell table:formula="of:=MOD([.AS$1]*[.$B42]+[.AS$1]*[.$A42]*10;10)" office:value-type="float" office:value="5" calcext:value-type="float">
            <text:p>5</text:p>
          </table:table-cell>
          <table:table-cell table:formula="of:=QUOTIENT([.AT$1]*[.$B42]+[.AT$1]*[.$A42]*10;100)" office:value-type="float" office:value="7" calcext:value-type="float">
            <text:p>7</text:p>
          </table:table-cell>
          <table:table-cell table:formula="of:=MOD(QUOTIENT([.AU$1]*[.$B42]+[.AU$1]*[.$A42]*10;10);10)" office:value-type="float" office:value="2" calcext:value-type="float">
            <text:p>2</text:p>
          </table:table-cell>
          <table:table-cell table:formula="of:=MOD([.AV$1]*[.$B42]+[.AV$1]*[.$A42]*10;10)" office:value-type="float" office:value="0" calcext:value-type="float">
            <text:p>0</text:p>
          </table:table-cell>
          <table:table-cell table:formula="of:=QUOTIENT([.AW$1]*[.$B42]+[.AW$1]*[.$A42]*10;100)" office:value-type="float" office:value="7" calcext:value-type="float">
            <text:p>7</text:p>
          </table:table-cell>
          <table:table-cell table:formula="of:=MOD(QUOTIENT([.AX$1]*[.$B42]+[.AX$1]*[.$A42]*10;10);10)" office:value-type="float" office:value="6" calcext:value-type="float">
            <text:p>6</text:p>
          </table:table-cell>
          <table:table-cell table:formula="of:=MOD([.AY$1]*[.$B42]+[.AY$1]*[.$A42]*10;10)" office:value-type="float" office:value="5" calcext:value-type="float">
            <text:p>5</text:p>
          </table:table-cell>
          <table:table-cell table:formula="of:=QUOTIENT([.AZ$1]*[.$B42]+[.AZ$1]*[.$A42]*10;100)" office:value-type="float" office:value="8" calcext:value-type="float">
            <text:p>8</text:p>
          </table:table-cell>
          <table:table-cell table:formula="of:=MOD(QUOTIENT([.BA$1]*[.$B42]+[.BA$1]*[.$A42]*10;10);10)" office:value-type="float" office:value="1" calcext:value-type="float">
            <text:p>1</text:p>
          </table:table-cell>
          <table:table-cell table:formula="of:=MOD([.BB$1]*[.$B42]+[.BB$1]*[.$A42]*10;10)" office:value-type="float" office:value="0" calcext:value-type="float">
            <text:p>0</text:p>
          </table:table-cell>
          <table:table-cell table:formula="of:=QUOTIENT([.BC$1]*[.$B42]+[.BC$1]*[.$A42]*10;100)" office:value-type="float" office:value="8" calcext:value-type="float">
            <text:p>8</text:p>
          </table:table-cell>
          <table:table-cell table:formula="of:=MOD(QUOTIENT([.BD$1]*[.$B42]+[.BD$1]*[.$A42]*10;10);10)" office:value-type="float" office:value="5" calcext:value-type="float">
            <text:p>5</text:p>
          </table:table-cell>
          <table:table-cell table:formula="of:=MOD([.BE$1]*[.$B42]+[.BE$1]*[.$A42]*10;10)" office:value-type="float" office:value="5" calcext:value-type="float">
            <text:p>5</text:p>
          </table:table-cell>
          <table:table-cell table:formula="of:=QUOTIENT([.BF$1]*[.$B42]+[.BF$1]*[.$A42]*10;100)" office:value-type="float" office:value="9" calcext:value-type="float">
            <text:p>9</text:p>
          </table:table-cell>
          <table:table-cell table:formula="of:=MOD(QUOTIENT([.BG$1]*[.$B42]+[.BG$1]*[.$A42]*10;10);10)" office:value-type="float" office:value="0" calcext:value-type="float">
            <text:p>0</text:p>
          </table:table-cell>
          <table:table-cell table:formula="of:=MOD([.BH$1]*[.$B42]+[.BH$1]*[.$A42]*10;10)" office:value-type="float" office:value="0" calcext:value-type="float">
            <text:p>0</text:p>
          </table:table-cell>
          <table:table-cell/>
          <table:table-cell table:formula="of:=MOD(QUOTIENT([.BJ$1]*[.$B42]+[.BJ$1]*[.$A42]*10;100);10)" office:value-type="float" office:value="9" calcext:value-type="float">
            <text:p>9</text:p>
          </table:table-cell>
          <table:table-cell table:formula="of:=MOD(QUOTIENT([.BK$1]*[.$B42]+[.BK$1]*[.$A42]*10;10);10)" office:value-type="float" office:value="4" calcext:value-type="float">
            <text:p>4</text:p>
          </table:table-cell>
          <table:table-cell table:formula="of:=MOD([.BL$1]*[.$B42]+[.BL$1]*[.$A42]*10;10)" office:value-type="float" office:value="5" calcext:value-type="float">
            <text:p>5</text:p>
          </table:table-cell>
          <table:table-cell/>
          <table:table-cell table:formula="of:=MOD(QUOTIENT([.BN$1]*[.$B42]+[.BN$1]*[.$A42]*10;100);10)" office:value-type="float" office:value="9" calcext:value-type="float">
            <text:p>9</text:p>
          </table:table-cell>
          <table:table-cell table:formula="of:=MOD(QUOTIENT([.BO$1]*[.$B42]+[.BO$1]*[.$A42]*10;10);10)" office:value-type="float" office:value="9" calcext:value-type="float">
            <text:p>9</text:p>
          </table:table-cell>
          <table:table-cell table:formula="of:=MOD([.BP$1]*[.$B42]+[.BP$1]*[.$A42]*10;10)" office:value-type="float" office:value="0" calcext:value-type="float">
            <text:p>0</text:p>
          </table:table-cell>
          <table:table-cell table:formula="of:=MOD(QUOTIENT([.BQ$1]*[.$B42]+[.BQ$1]*[.$A42]*10;1000);10)" office:value-type="float" office:value="1" calcext:value-type="float">
            <text:p>1</text:p>
          </table:table-cell>
          <table:table-cell table:formula="of:=MOD(QUOTIENT([.BR$1]*[.$B42]+[.BR$1]*[.$A42]*10;100);10)" office:value-type="float" office:value="0" calcext:value-type="float">
            <text:p>0</text:p>
          </table:table-cell>
          <table:table-cell table:formula="of:=MOD(QUOTIENT([.BS$1]*[.$B42]+[.BS$1]*[.$A42]*10;10);10)" office:value-type="float" office:value="3" calcext:value-type="float">
            <text:p>3</text:p>
          </table:table-cell>
          <table:table-cell table:formula="of:=MOD([.BT$1]*[.$B42]+[.BT$1]*[.$A42]*10;10)" office:value-type="float" office:value="5" calcext:value-type="float">
            <text:p>5</text:p>
          </table:table-cell>
          <table:table-cell table:formula="of:=MOD(QUOTIENT([.BU$1]*[.$B42]+[.BU$1]*[.$A42]*10;1000);10)" office:value-type="float" office:value="1" calcext:value-type="float">
            <text:p>1</text:p>
          </table:table-cell>
          <table:table-cell table:formula="of:=MOD(QUOTIENT([.BV$1]*[.$B42]+[.BV$1]*[.$A42]*10;100);10)" office:value-type="float" office:value="0" calcext:value-type="float">
            <text:p>0</text:p>
          </table:table-cell>
          <table:table-cell table:formula="of:=MOD(QUOTIENT([.BW$1]*[.$B42]+[.BW$1]*[.$A42]*10;10);10)" office:value-type="float" office:value="8" calcext:value-type="float">
            <text:p>8</text:p>
          </table:table-cell>
          <table:table-cell table:formula="of:=MOD([.BX$1]*[.$B42]+[.BX$1]*[.$A42]*10;1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QUOTIENT([.C$1]*[.$B43]+[.C$1]*[.$A43]*10;10)" office:value-type="float" office:value="4" calcext:value-type="float">
            <text:p>4</text:p>
          </table:table-cell>
          <table:table-cell table:formula="of:=MOD([.D$1]*[.$B43]+[.D$1]*[.$A43]*10;10)" office:value-type="float" office:value="6" calcext:value-type="float">
            <text:p>6</text:p>
          </table:table-cell>
          <table:table-cell table:formula="of:=QUOTIENT([.E$1]*[.$B43]+[.E$1]*[.$A43]*10;10)" office:value-type="float" office:value="9" calcext:value-type="float">
            <text:p>9</text:p>
          </table:table-cell>
          <table:table-cell table:formula="of:=MOD([.F$1]*[.$B43]+[.F$1]*[.$A43]*10;10)" office:value-type="float" office:value="2" calcext:value-type="float">
            <text:p>2</text:p>
          </table:table-cell>
          <table:table-cell table:formula="of:=IF(QUOTIENT([.G$1]*[.$B43]+[.G$1]*[.$A43]*10;100) = 0;{};QUOTIENT([.G$1]*[.$B43]+[.G$1]*[.$A43]*10;100))" office:value-type="float" office:value="1" calcext:value-type="float">
            <text:p>1</text:p>
          </table:table-cell>
          <table:table-cell table:formula="of:=MOD(QUOTIENT([.H$1]*[.$B43]+[.H$1]*[.$A43]*10;10);10)" office:value-type="float" office:value="3" calcext:value-type="float">
            <text:p>3</text:p>
          </table:table-cell>
          <table:table-cell table:formula="of:=MOD([.I$1]*[.$B43]+[.I$1]*[.$A43]*10;10)" office:value-type="float" office:value="8" calcext:value-type="float">
            <text:p>8</text:p>
          </table:table-cell>
          <table:table-cell table:formula="of:=QUOTIENT([.J$1]*[.$B43]+[.J$1]*[.$A43]*10;100)" office:value-type="float" office:value="1" calcext:value-type="float">
            <text:p>1</text:p>
          </table:table-cell>
          <table:table-cell table:formula="of:=MOD(QUOTIENT([.K$1]*[.$B43]+[.K$1]*[.$A43]*10;10);10)" office:value-type="float" office:value="8" calcext:value-type="float">
            <text:p>8</text:p>
          </table:table-cell>
          <table:table-cell table:formula="of:=MOD([.L$1]*[.$B43]+[.L$1]*[.$A43]*10;10)" office:value-type="float" office:value="4" calcext:value-type="float">
            <text:p>4</text:p>
          </table:table-cell>
          <table:table-cell table:formula="of:=QUOTIENT([.M$1]*[.$B43]+[.M$1]*[.$A43]*10;100)" office:value-type="float" office:value="2" calcext:value-type="float">
            <text:p>2</text:p>
          </table:table-cell>
          <table:table-cell table:formula="of:=MOD(QUOTIENT([.N$1]*[.$B43]+[.N$1]*[.$A43]*10;10);10)" office:value-type="float" office:value="3" calcext:value-type="float">
            <text:p>3</text:p>
          </table:table-cell>
          <table:table-cell table:formula="of:=MOD([.O$1]*[.$B43]+[.O$1]*[.$A43]*10;10)" office:value-type="float" office:value="0" calcext:value-type="float">
            <text:p>0</text:p>
          </table:table-cell>
          <table:table-cell table:formula="of:=QUOTIENT([.P$1]*[.$B43]+[.P$1]*[.$A43]*10;100)" office:value-type="float" office:value="2" calcext:value-type="float">
            <text:p>2</text:p>
          </table:table-cell>
          <table:table-cell table:formula="of:=MOD(QUOTIENT([.Q$1]*[.$B43]+[.Q$1]*[.$A43]*10;10);10)" office:value-type="float" office:value="7" calcext:value-type="float">
            <text:p>7</text:p>
          </table:table-cell>
          <table:table-cell table:formula="of:=MOD([.R$1]*[.$B43]+[.R$1]*[.$A43]*10;10)" office:value-type="float" office:value="6" calcext:value-type="float">
            <text:p>6</text:p>
          </table:table-cell>
          <table:table-cell table:formula="of:=QUOTIENT([.S$1]*[.$B43]+[.S$1]*[.$A43]*10;100)" office:value-type="float" office:value="3" calcext:value-type="float">
            <text:p>3</text:p>
          </table:table-cell>
          <table:table-cell table:formula="of:=MOD(QUOTIENT([.T$1]*[.$B43]+[.T$1]*[.$A43]*10;10);10)" office:value-type="float" office:value="2" calcext:value-type="float">
            <text:p>2</text:p>
          </table:table-cell>
          <table:table-cell table:formula="of:=MOD([.U$1]*[.$B43]+[.U$1]*[.$A43]*10;10)" office:value-type="float" office:value="2" calcext:value-type="float">
            <text:p>2</text:p>
          </table:table-cell>
          <table:table-cell table:formula="of:=QUOTIENT([.V$1]*[.$B43]+[.V$1]*[.$A43]*10;100)" office:value-type="float" office:value="3" calcext:value-type="float">
            <text:p>3</text:p>
          </table:table-cell>
          <table:table-cell table:formula="of:=MOD(QUOTIENT([.W$1]*[.$B43]+[.W$1]*[.$A43]*10;10);10)" office:value-type="float" office:value="6" calcext:value-type="float">
            <text:p>6</text:p>
          </table:table-cell>
          <table:table-cell table:formula="of:=MOD([.X$1]*[.$B43]+[.X$1]*[.$A43]*10;10)" office:value-type="float" office:value="8" calcext:value-type="float">
            <text:p>8</text:p>
          </table:table-cell>
          <table:table-cell table:formula="of:=QUOTIENT([.Y$1]*[.$B43]+[.Y$1]*[.$A43]*10;100)" office:value-type="float" office:value="4" calcext:value-type="float">
            <text:p>4</text:p>
          </table:table-cell>
          <table:table-cell table:formula="of:=MOD(QUOTIENT([.Z$1]*[.$B43]+[.Z$1]*[.$A43]*10;10);10)" office:value-type="float" office:value="1" calcext:value-type="float">
            <text:p>1</text:p>
          </table:table-cell>
          <table:table-cell table:formula="of:=MOD([.AA$1]*[.$B43]+[.AA$1]*[.$A43]*10;10)" office:value-type="float" office:value="4" calcext:value-type="float">
            <text:p>4</text:p>
          </table:table-cell>
          <table:table-cell table:formula="of:=QUOTIENT([.AB$1]*[.$B43]+[.AB$1]*[.$A43]*10;100)" office:value-type="float" office:value="4" calcext:value-type="float">
            <text:p>4</text:p>
          </table:table-cell>
          <table:table-cell table:formula="of:=MOD(QUOTIENT([.AC$1]*[.$B43]+[.AC$1]*[.$A43]*10;10);10)" office:value-type="float" office:value="6" calcext:value-type="float">
            <text:p>6</text:p>
          </table:table-cell>
          <table:table-cell table:formula="of:=MOD([.AD$1]*[.$B43]+[.AD$1]*[.$A43]*10;10)" office:value-type="float" office:value="0" calcext:value-type="float">
            <text:p>0</text:p>
          </table:table-cell>
          <table:table-cell table:formula="of:=QUOTIENT([.AE$1]*[.$B43]+[.AE$1]*[.$A43]*10;100)" office:value-type="float" office:value="5" calcext:value-type="float">
            <text:p>5</text:p>
          </table:table-cell>
          <table:table-cell table:formula="of:=MOD(QUOTIENT([.AF$1]*[.$B43]+[.AF$1]*[.$A43]*10;10);10)" office:value-type="float" office:value="0" calcext:value-type="float">
            <text:p>0</text:p>
          </table:table-cell>
          <table:table-cell table:formula="of:=MOD([.AG$1]*[.$B43]+[.AG$1]*[.$A43]*10;10)" office:value-type="float" office:value="6" calcext:value-type="float">
            <text:p>6</text:p>
          </table:table-cell>
          <table:table-cell table:formula="of:=QUOTIENT([.AH$1]*[.$B43]+[.AH$1]*[.$A43]*10;100)" office:value-type="float" office:value="5" calcext:value-type="float">
            <text:p>5</text:p>
          </table:table-cell>
          <table:table-cell table:formula="of:=MOD(QUOTIENT([.AI$1]*[.$B43]+[.AI$1]*[.$A43]*10;10);10)" office:value-type="float" office:value="5" calcext:value-type="float">
            <text:p>5</text:p>
          </table:table-cell>
          <table:table-cell table:formula="of:=MOD([.AJ$1]*[.$B43]+[.AJ$1]*[.$A43]*10;10)" office:value-type="float" office:value="2" calcext:value-type="float">
            <text:p>2</text:p>
          </table:table-cell>
          <table:table-cell table:formula="of:=QUOTIENT([.AK$1]*[.$B43]+[.AK$1]*[.$A43]*10;100)" office:value-type="float" office:value="5" calcext:value-type="float">
            <text:p>5</text:p>
          </table:table-cell>
          <table:table-cell table:formula="of:=MOD(QUOTIENT([.AL$1]*[.$B43]+[.AL$1]*[.$A43]*10;10);10)" office:value-type="float" office:value="9" calcext:value-type="float">
            <text:p>9</text:p>
          </table:table-cell>
          <table:table-cell table:formula="of:=MOD([.AM$1]*[.$B43]+[.AM$1]*[.$A43]*10;10)" office:value-type="float" office:value="8" calcext:value-type="float">
            <text:p>8</text:p>
          </table:table-cell>
          <table:table-cell table:formula="of:=QUOTIENT([.AN$1]*[.$B43]+[.AN$1]*[.$A43]*10;100)" office:value-type="float" office:value="6" calcext:value-type="float">
            <text:p>6</text:p>
          </table:table-cell>
          <table:table-cell table:formula="of:=MOD(QUOTIENT([.AO$1]*[.$B43]+[.AO$1]*[.$A43]*10;10);10)" office:value-type="float" office:value="4" calcext:value-type="float">
            <text:p>4</text:p>
          </table:table-cell>
          <table:table-cell table:formula="of:=MOD([.AP$1]*[.$B43]+[.AP$1]*[.$A43]*10;10)" office:value-type="float" office:value="4" calcext:value-type="float">
            <text:p>4</text:p>
          </table:table-cell>
          <table:table-cell table:formula="of:=QUOTIENT([.AQ$1]*[.$B43]+[.AQ$1]*[.$A43]*10;100)" office:value-type="float" office:value="6" calcext:value-type="float">
            <text:p>6</text:p>
          </table:table-cell>
          <table:table-cell table:formula="of:=MOD(QUOTIENT([.AR$1]*[.$B43]+[.AR$1]*[.$A43]*10;10);10)" office:value-type="float" office:value="9" calcext:value-type="float">
            <text:p>9</text:p>
          </table:table-cell>
          <table:table-cell table:formula="of:=MOD([.AS$1]*[.$B43]+[.AS$1]*[.$A43]*10;10)" office:value-type="float" office:value="0" calcext:value-type="float">
            <text:p>0</text:p>
          </table:table-cell>
          <table:table-cell table:formula="of:=QUOTIENT([.AT$1]*[.$B43]+[.AT$1]*[.$A43]*10;100)" office:value-type="float" office:value="7" calcext:value-type="float">
            <text:p>7</text:p>
          </table:table-cell>
          <table:table-cell table:formula="of:=MOD(QUOTIENT([.AU$1]*[.$B43]+[.AU$1]*[.$A43]*10;10);10)" office:value-type="float" office:value="3" calcext:value-type="float">
            <text:p>3</text:p>
          </table:table-cell>
          <table:table-cell table:formula="of:=MOD([.AV$1]*[.$B43]+[.AV$1]*[.$A43]*10;10)" office:value-type="float" office:value="6" calcext:value-type="float">
            <text:p>6</text:p>
          </table:table-cell>
          <table:table-cell table:formula="of:=QUOTIENT([.AW$1]*[.$B43]+[.AW$1]*[.$A43]*10;100)" office:value-type="float" office:value="7" calcext:value-type="float">
            <text:p>7</text:p>
          </table:table-cell>
          <table:table-cell table:formula="of:=MOD(QUOTIENT([.AX$1]*[.$B43]+[.AX$1]*[.$A43]*10;10);10)" office:value-type="float" office:value="8" calcext:value-type="float">
            <text:p>8</text:p>
          </table:table-cell>
          <table:table-cell table:formula="of:=MOD([.AY$1]*[.$B43]+[.AY$1]*[.$A43]*10;10)" office:value-type="float" office:value="2" calcext:value-type="float">
            <text:p>2</text:p>
          </table:table-cell>
          <table:table-cell table:formula="of:=QUOTIENT([.AZ$1]*[.$B43]+[.AZ$1]*[.$A43]*10;100)" office:value-type="float" office:value="8" calcext:value-type="float">
            <text:p>8</text:p>
          </table:table-cell>
          <table:table-cell table:formula="of:=MOD(QUOTIENT([.BA$1]*[.$B43]+[.BA$1]*[.$A43]*10;10);10)" office:value-type="float" office:value="2" calcext:value-type="float">
            <text:p>2</text:p>
          </table:table-cell>
          <table:table-cell table:formula="of:=MOD([.BB$1]*[.$B43]+[.BB$1]*[.$A43]*10;10)" office:value-type="float" office:value="8" calcext:value-type="float">
            <text:p>8</text:p>
          </table:table-cell>
          <table:table-cell table:formula="of:=QUOTIENT([.BC$1]*[.$B43]+[.BC$1]*[.$A43]*10;100)" office:value-type="float" office:value="8" calcext:value-type="float">
            <text:p>8</text:p>
          </table:table-cell>
          <table:table-cell table:formula="of:=MOD(QUOTIENT([.BD$1]*[.$B43]+[.BD$1]*[.$A43]*10;10);10)" office:value-type="float" office:value="7" calcext:value-type="float">
            <text:p>7</text:p>
          </table:table-cell>
          <table:table-cell table:formula="of:=MOD([.BE$1]*[.$B43]+[.BE$1]*[.$A43]*10;10)" office:value-type="float" office:value="4" calcext:value-type="float">
            <text:p>4</text:p>
          </table:table-cell>
          <table:table-cell table:formula="of:=QUOTIENT([.BF$1]*[.$B43]+[.BF$1]*[.$A43]*10;100)" office:value-type="float" office:value="9" calcext:value-type="float">
            <text:p>9</text:p>
          </table:table-cell>
          <table:table-cell table:formula="of:=MOD(QUOTIENT([.BG$1]*[.$B43]+[.BG$1]*[.$A43]*10;10);10)" office:value-type="float" office:value="2" calcext:value-type="float">
            <text:p>2</text:p>
          </table:table-cell>
          <table:table-cell table:formula="of:=MOD([.BH$1]*[.$B43]+[.BH$1]*[.$A43]*10;10)" office:value-type="float" office:value="0" calcext:value-type="float">
            <text:p>0</text:p>
          </table:table-cell>
          <table:table-cell/>
          <table:table-cell table:formula="of:=MOD(QUOTIENT([.BJ$1]*[.$B43]+[.BJ$1]*[.$A43]*10;100);10)" office:value-type="float" office:value="9" calcext:value-type="float">
            <text:p>9</text:p>
          </table:table-cell>
          <table:table-cell table:formula="of:=MOD(QUOTIENT([.BK$1]*[.$B43]+[.BK$1]*[.$A43]*10;10);10)" office:value-type="float" office:value="6" calcext:value-type="float">
            <text:p>6</text:p>
          </table:table-cell>
          <table:table-cell table:formula="of:=MOD([.BL$1]*[.$B43]+[.BL$1]*[.$A43]*10;10)" office:value-type="float" office:value="6" calcext:value-type="float">
            <text:p>6</text:p>
          </table:table-cell>
          <table:table-cell table:formula="of:=MOD(QUOTIENT([.BM$1]*[.$B43]+[.BM$1]*[.$A43]*10;1000);10)" office:value-type="float" office:value="1" calcext:value-type="float">
            <text:p>1</text:p>
          </table:table-cell>
          <table:table-cell table:formula="of:=MOD(QUOTIENT([.BN$1]*[.$B43]+[.BN$1]*[.$A43]*10;100);10)" office:value-type="float" office:value="0" calcext:value-type="float">
            <text:p>0</text:p>
          </table:table-cell>
          <table:table-cell table:formula="of:=MOD(QUOTIENT([.BO$1]*[.$B43]+[.BO$1]*[.$A43]*10;10);10)" office:value-type="float" office:value="1" calcext:value-type="float">
            <text:p>1</text:p>
          </table:table-cell>
          <table:table-cell table:formula="of:=MOD([.BP$1]*[.$B43]+[.BP$1]*[.$A43]*10;10)" office:value-type="float" office:value="2" calcext:value-type="float">
            <text:p>2</text:p>
          </table:table-cell>
          <table:table-cell table:formula="of:=MOD(QUOTIENT([.BQ$1]*[.$B43]+[.BQ$1]*[.$A43]*10;1000);10)" office:value-type="float" office:value="1" calcext:value-type="float">
            <text:p>1</text:p>
          </table:table-cell>
          <table:table-cell table:formula="of:=MOD(QUOTIENT([.BR$1]*[.$B43]+[.BR$1]*[.$A43]*10;100);10)" office:value-type="float" office:value="0" calcext:value-type="float">
            <text:p>0</text:p>
          </table:table-cell>
          <table:table-cell table:formula="of:=MOD(QUOTIENT([.BS$1]*[.$B43]+[.BS$1]*[.$A43]*10;10);10)" office:value-type="float" office:value="5" calcext:value-type="float">
            <text:p>5</text:p>
          </table:table-cell>
          <table:table-cell table:formula="of:=MOD([.BT$1]*[.$B43]+[.BT$1]*[.$A43]*10;10)" office:value-type="float" office:value="8" calcext:value-type="float">
            <text:p>8</text:p>
          </table:table-cell>
          <table:table-cell table:formula="of:=MOD(QUOTIENT([.BU$1]*[.$B43]+[.BU$1]*[.$A43]*10;1000);10)" office:value-type="float" office:value="1" calcext:value-type="float">
            <text:p>1</text:p>
          </table:table-cell>
          <table:table-cell table:formula="of:=MOD(QUOTIENT([.BV$1]*[.$B43]+[.BV$1]*[.$A43]*10;100);10)" office:value-type="float" office:value="1" calcext:value-type="float">
            <text:p>1</text:p>
          </table:table-cell>
          <table:table-cell table:formula="of:=MOD(QUOTIENT([.BW$1]*[.$B43]+[.BW$1]*[.$A43]*10;10);10)" office:value-type="float" office:value="0" calcext:value-type="float">
            <text:p>0</text:p>
          </table:table-cell>
          <table:table-cell table:formula="of:=MOD([.BX$1]*[.$B43]+[.BX$1]*[.$A43]*10;1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QUOTIENT([.C$1]*[.$B44]+[.C$1]*[.$A44]*10;10)" office:value-type="float" office:value="4" calcext:value-type="float">
            <text:p>4</text:p>
          </table:table-cell>
          <table:table-cell table:formula="of:=MOD([.D$1]*[.$B44]+[.D$1]*[.$A44]*10;10)" office:value-type="float" office:value="7" calcext:value-type="float">
            <text:p>7</text:p>
          </table:table-cell>
          <table:table-cell table:formula="of:=QUOTIENT([.E$1]*[.$B44]+[.E$1]*[.$A44]*10;10)" office:value-type="float" office:value="9" calcext:value-type="float">
            <text:p>9</text:p>
          </table:table-cell>
          <table:table-cell table:formula="of:=MOD([.F$1]*[.$B44]+[.F$1]*[.$A44]*10;10)" office:value-type="float" office:value="4" calcext:value-type="float">
            <text:p>4</text:p>
          </table:table-cell>
          <table:table-cell table:formula="of:=IF(QUOTIENT([.G$1]*[.$B44]+[.G$1]*[.$A44]*10;100) = 0;{};QUOTIENT([.G$1]*[.$B44]+[.G$1]*[.$A44]*10;100))" office:value-type="float" office:value="1" calcext:value-type="float">
            <text:p>1</text:p>
          </table:table-cell>
          <table:table-cell table:formula="of:=MOD(QUOTIENT([.H$1]*[.$B44]+[.H$1]*[.$A44]*10;10);10)" office:value-type="float" office:value="4" calcext:value-type="float">
            <text:p>4</text:p>
          </table:table-cell>
          <table:table-cell table:formula="of:=MOD([.I$1]*[.$B44]+[.I$1]*[.$A44]*10;10)" office:value-type="float" office:value="1" calcext:value-type="float">
            <text:p>1</text:p>
          </table:table-cell>
          <table:table-cell table:formula="of:=QUOTIENT([.J$1]*[.$B44]+[.J$1]*[.$A44]*10;100)" office:value-type="float" office:value="1" calcext:value-type="float">
            <text:p>1</text:p>
          </table:table-cell>
          <table:table-cell table:formula="of:=MOD(QUOTIENT([.K$1]*[.$B44]+[.K$1]*[.$A44]*10;10);10)" office:value-type="float" office:value="8" calcext:value-type="float">
            <text:p>8</text:p>
          </table:table-cell>
          <table:table-cell table:formula="of:=MOD([.L$1]*[.$B44]+[.L$1]*[.$A44]*10;10)" office:value-type="float" office:value="8" calcext:value-type="float">
            <text:p>8</text:p>
          </table:table-cell>
          <table:table-cell table:formula="of:=QUOTIENT([.M$1]*[.$B44]+[.M$1]*[.$A44]*10;100)" office:value-type="float" office:value="2" calcext:value-type="float">
            <text:p>2</text:p>
          </table:table-cell>
          <table:table-cell table:formula="of:=MOD(QUOTIENT([.N$1]*[.$B44]+[.N$1]*[.$A44]*10;10);10)" office:value-type="float" office:value="3" calcext:value-type="float">
            <text:p>3</text:p>
          </table:table-cell>
          <table:table-cell table:formula="of:=MOD([.O$1]*[.$B44]+[.O$1]*[.$A44]*10;10)" office:value-type="float" office:value="5" calcext:value-type="float">
            <text:p>5</text:p>
          </table:table-cell>
          <table:table-cell table:formula="of:=QUOTIENT([.P$1]*[.$B44]+[.P$1]*[.$A44]*10;100)" office:value-type="float" office:value="2" calcext:value-type="float">
            <text:p>2</text:p>
          </table:table-cell>
          <table:table-cell table:formula="of:=MOD(QUOTIENT([.Q$1]*[.$B44]+[.Q$1]*[.$A44]*10;10);10)" office:value-type="float" office:value="8" calcext:value-type="float">
            <text:p>8</text:p>
          </table:table-cell>
          <table:table-cell table:formula="of:=MOD([.R$1]*[.$B44]+[.R$1]*[.$A44]*10;10)" office:value-type="float" office:value="2" calcext:value-type="float">
            <text:p>2</text:p>
          </table:table-cell>
          <table:table-cell table:formula="of:=QUOTIENT([.S$1]*[.$B44]+[.S$1]*[.$A44]*10;100)" office:value-type="float" office:value="3" calcext:value-type="float">
            <text:p>3</text:p>
          </table:table-cell>
          <table:table-cell table:formula="of:=MOD(QUOTIENT([.T$1]*[.$B44]+[.T$1]*[.$A44]*10;10);10)" office:value-type="float" office:value="2" calcext:value-type="float">
            <text:p>2</text:p>
          </table:table-cell>
          <table:table-cell table:formula="of:=MOD([.U$1]*[.$B44]+[.U$1]*[.$A44]*10;10)" office:value-type="float" office:value="9" calcext:value-type="float">
            <text:p>9</text:p>
          </table:table-cell>
          <table:table-cell table:formula="of:=QUOTIENT([.V$1]*[.$B44]+[.V$1]*[.$A44]*10;100)" office:value-type="float" office:value="3" calcext:value-type="float">
            <text:p>3</text:p>
          </table:table-cell>
          <table:table-cell table:formula="of:=MOD(QUOTIENT([.W$1]*[.$B44]+[.W$1]*[.$A44]*10;10);10)" office:value-type="float" office:value="7" calcext:value-type="float">
            <text:p>7</text:p>
          </table:table-cell>
          <table:table-cell table:formula="of:=MOD([.X$1]*[.$B44]+[.X$1]*[.$A44]*10;10)" office:value-type="float" office:value="6" calcext:value-type="float">
            <text:p>6</text:p>
          </table:table-cell>
          <table:table-cell table:formula="of:=QUOTIENT([.Y$1]*[.$B44]+[.Y$1]*[.$A44]*10;100)" office:value-type="float" office:value="4" calcext:value-type="float">
            <text:p>4</text:p>
          </table:table-cell>
          <table:table-cell table:formula="of:=MOD(QUOTIENT([.Z$1]*[.$B44]+[.Z$1]*[.$A44]*10;10);10)" office:value-type="float" office:value="2" calcext:value-type="float">
            <text:p>2</text:p>
          </table:table-cell>
          <table:table-cell table:formula="of:=MOD([.AA$1]*[.$B44]+[.AA$1]*[.$A44]*10;10)" office:value-type="float" office:value="3" calcext:value-type="float">
            <text:p>3</text:p>
          </table:table-cell>
          <table:table-cell table:formula="of:=QUOTIENT([.AB$1]*[.$B44]+[.AB$1]*[.$A44]*10;100)" office:value-type="float" office:value="4" calcext:value-type="float">
            <text:p>4</text:p>
          </table:table-cell>
          <table:table-cell table:formula="of:=MOD(QUOTIENT([.AC$1]*[.$B44]+[.AC$1]*[.$A44]*10;10);10)" office:value-type="float" office:value="7" calcext:value-type="float">
            <text:p>7</text:p>
          </table:table-cell>
          <table:table-cell table:formula="of:=MOD([.AD$1]*[.$B44]+[.AD$1]*[.$A44]*10;10)" office:value-type="float" office:value="0" calcext:value-type="float">
            <text:p>0</text:p>
          </table:table-cell>
          <table:table-cell table:formula="of:=QUOTIENT([.AE$1]*[.$B44]+[.AE$1]*[.$A44]*10;100)" office:value-type="float" office:value="5" calcext:value-type="float">
            <text:p>5</text:p>
          </table:table-cell>
          <table:table-cell table:formula="of:=MOD(QUOTIENT([.AF$1]*[.$B44]+[.AF$1]*[.$A44]*10;10);10)" office:value-type="float" office:value="1" calcext:value-type="float">
            <text:p>1</text:p>
          </table:table-cell>
          <table:table-cell table:formula="of:=MOD([.AG$1]*[.$B44]+[.AG$1]*[.$A44]*10;10)" office:value-type="float" office:value="7" calcext:value-type="float">
            <text:p>7</text:p>
          </table:table-cell>
          <table:table-cell table:formula="of:=QUOTIENT([.AH$1]*[.$B44]+[.AH$1]*[.$A44]*10;100)" office:value-type="float" office:value="5" calcext:value-type="float">
            <text:p>5</text:p>
          </table:table-cell>
          <table:table-cell table:formula="of:=MOD(QUOTIENT([.AI$1]*[.$B44]+[.AI$1]*[.$A44]*10;10);10)" office:value-type="float" office:value="6" calcext:value-type="float">
            <text:p>6</text:p>
          </table:table-cell>
          <table:table-cell table:formula="of:=MOD([.AJ$1]*[.$B44]+[.AJ$1]*[.$A44]*10;10)" office:value-type="float" office:value="4" calcext:value-type="float">
            <text:p>4</text:p>
          </table:table-cell>
          <table:table-cell table:formula="of:=QUOTIENT([.AK$1]*[.$B44]+[.AK$1]*[.$A44]*10;100)" office:value-type="float" office:value="6" calcext:value-type="float">
            <text:p>6</text:p>
          </table:table-cell>
          <table:table-cell table:formula="of:=MOD(QUOTIENT([.AL$1]*[.$B44]+[.AL$1]*[.$A44]*10;10);10)" office:value-type="float" office:value="1" calcext:value-type="float">
            <text:p>1</text:p>
          </table:table-cell>
          <table:table-cell table:formula="of:=MOD([.AM$1]*[.$B44]+[.AM$1]*[.$A44]*10;10)" office:value-type="float" office:value="1" calcext:value-type="float">
            <text:p>1</text:p>
          </table:table-cell>
          <table:table-cell table:formula="of:=QUOTIENT([.AN$1]*[.$B44]+[.AN$1]*[.$A44]*10;100)" office:value-type="float" office:value="6" calcext:value-type="float">
            <text:p>6</text:p>
          </table:table-cell>
          <table:table-cell table:formula="of:=MOD(QUOTIENT([.AO$1]*[.$B44]+[.AO$1]*[.$A44]*10;10);10)" office:value-type="float" office:value="5" calcext:value-type="float">
            <text:p>5</text:p>
          </table:table-cell>
          <table:table-cell table:formula="of:=MOD([.AP$1]*[.$B44]+[.AP$1]*[.$A44]*10;10)" office:value-type="float" office:value="8" calcext:value-type="float">
            <text:p>8</text:p>
          </table:table-cell>
          <table:table-cell table:formula="of:=QUOTIENT([.AQ$1]*[.$B44]+[.AQ$1]*[.$A44]*10;100)" office:value-type="float" office:value="7" calcext:value-type="float">
            <text:p>7</text:p>
          </table:table-cell>
          <table:table-cell table:formula="of:=MOD(QUOTIENT([.AR$1]*[.$B44]+[.AR$1]*[.$A44]*10;10);10)" office:value-type="float" office:value="0" calcext:value-type="float">
            <text:p>0</text:p>
          </table:table-cell>
          <table:table-cell table:formula="of:=MOD([.AS$1]*[.$B44]+[.AS$1]*[.$A44]*10;10)" office:value-type="float" office:value="5" calcext:value-type="float">
            <text:p>5</text:p>
          </table:table-cell>
          <table:table-cell table:formula="of:=QUOTIENT([.AT$1]*[.$B44]+[.AT$1]*[.$A44]*10;100)" office:value-type="float" office:value="7" calcext:value-type="float">
            <text:p>7</text:p>
          </table:table-cell>
          <table:table-cell table:formula="of:=MOD(QUOTIENT([.AU$1]*[.$B44]+[.AU$1]*[.$A44]*10;10);10)" office:value-type="float" office:value="5" calcext:value-type="float">
            <text:p>5</text:p>
          </table:table-cell>
          <table:table-cell table:formula="of:=MOD([.AV$1]*[.$B44]+[.AV$1]*[.$A44]*10;10)" office:value-type="float" office:value="2" calcext:value-type="float">
            <text:p>2</text:p>
          </table:table-cell>
          <table:table-cell table:formula="of:=QUOTIENT([.AW$1]*[.$B44]+[.AW$1]*[.$A44]*10;100)" office:value-type="float" office:value="7" calcext:value-type="float">
            <text:p>7</text:p>
          </table:table-cell>
          <table:table-cell table:formula="of:=MOD(QUOTIENT([.AX$1]*[.$B44]+[.AX$1]*[.$A44]*10;10);10)" office:value-type="float" office:value="9" calcext:value-type="float">
            <text:p>9</text:p>
          </table:table-cell>
          <table:table-cell table:formula="of:=MOD([.AY$1]*[.$B44]+[.AY$1]*[.$A44]*10;10)" office:value-type="float" office:value="9" calcext:value-type="float">
            <text:p>9</text:p>
          </table:table-cell>
          <table:table-cell table:formula="of:=QUOTIENT([.AZ$1]*[.$B44]+[.AZ$1]*[.$A44]*10;100)" office:value-type="float" office:value="8" calcext:value-type="float">
            <text:p>8</text:p>
          </table:table-cell>
          <table:table-cell table:formula="of:=MOD(QUOTIENT([.BA$1]*[.$B44]+[.BA$1]*[.$A44]*10;10);10)" office:value-type="float" office:value="4" calcext:value-type="float">
            <text:p>4</text:p>
          </table:table-cell>
          <table:table-cell table:formula="of:=MOD([.BB$1]*[.$B44]+[.BB$1]*[.$A44]*10;10)" office:value-type="float" office:value="6" calcext:value-type="float">
            <text:p>6</text:p>
          </table:table-cell>
          <table:table-cell table:formula="of:=QUOTIENT([.BC$1]*[.$B44]+[.BC$1]*[.$A44]*10;100)" office:value-type="float" office:value="8" calcext:value-type="float">
            <text:p>8</text:p>
          </table:table-cell>
          <table:table-cell table:formula="of:=MOD(QUOTIENT([.BD$1]*[.$B44]+[.BD$1]*[.$A44]*10;10);10)" office:value-type="float" office:value="9" calcext:value-type="float">
            <text:p>9</text:p>
          </table:table-cell>
          <table:table-cell table:formula="of:=MOD([.BE$1]*[.$B44]+[.BE$1]*[.$A44]*10;10)" office:value-type="float" office:value="3" calcext:value-type="float">
            <text:p>3</text:p>
          </table:table-cell>
          <table:table-cell table:formula="of:=QUOTIENT([.BF$1]*[.$B44]+[.BF$1]*[.$A44]*10;100)" office:value-type="float" office:value="9" calcext:value-type="float">
            <text:p>9</text:p>
          </table:table-cell>
          <table:table-cell table:formula="of:=MOD(QUOTIENT([.BG$1]*[.$B44]+[.BG$1]*[.$A44]*10;10);10)" office:value-type="float" office:value="4" calcext:value-type="float">
            <text:p>4</text:p>
          </table:table-cell>
          <table:table-cell table:formula="of:=MOD([.BH$1]*[.$B44]+[.BH$1]*[.$A44]*10;10)" office:value-type="float" office:value="0" calcext:value-type="float">
            <text:p>0</text:p>
          </table:table-cell>
          <table:table-cell/>
          <table:table-cell table:formula="of:=MOD(QUOTIENT([.BJ$1]*[.$B44]+[.BJ$1]*[.$A44]*10;100);10)" office:value-type="float" office:value="9" calcext:value-type="float">
            <text:p>9</text:p>
          </table:table-cell>
          <table:table-cell table:formula="of:=MOD(QUOTIENT([.BK$1]*[.$B44]+[.BK$1]*[.$A44]*10;10);10)" office:value-type="float" office:value="8" calcext:value-type="float">
            <text:p>8</text:p>
          </table:table-cell>
          <table:table-cell table:formula="of:=MOD([.BL$1]*[.$B44]+[.BL$1]*[.$A44]*10;10)" office:value-type="float" office:value="7" calcext:value-type="float">
            <text:p>7</text:p>
          </table:table-cell>
          <table:table-cell table:formula="of:=MOD(QUOTIENT([.BM$1]*[.$B44]+[.BM$1]*[.$A44]*10;1000);10)" office:value-type="float" office:value="1" calcext:value-type="float">
            <text:p>1</text:p>
          </table:table-cell>
          <table:table-cell table:formula="of:=MOD(QUOTIENT([.BN$1]*[.$B44]+[.BN$1]*[.$A44]*10;100);10)" office:value-type="float" office:value="0" calcext:value-type="float">
            <text:p>0</text:p>
          </table:table-cell>
          <table:table-cell table:formula="of:=MOD(QUOTIENT([.BO$1]*[.$B44]+[.BO$1]*[.$A44]*10;10);10)" office:value-type="float" office:value="3" calcext:value-type="float">
            <text:p>3</text:p>
          </table:table-cell>
          <table:table-cell table:formula="of:=MOD([.BP$1]*[.$B44]+[.BP$1]*[.$A44]*10;10)" office:value-type="float" office:value="4" calcext:value-type="float">
            <text:p>4</text:p>
          </table:table-cell>
          <table:table-cell table:formula="of:=MOD(QUOTIENT([.BQ$1]*[.$B44]+[.BQ$1]*[.$A44]*10;1000);10)" office:value-type="float" office:value="1" calcext:value-type="float">
            <text:p>1</text:p>
          </table:table-cell>
          <table:table-cell table:formula="of:=MOD(QUOTIENT([.BR$1]*[.$B44]+[.BR$1]*[.$A44]*10;100);10)" office:value-type="float" office:value="0" calcext:value-type="float">
            <text:p>0</text:p>
          </table:table-cell>
          <table:table-cell table:formula="of:=MOD(QUOTIENT([.BS$1]*[.$B44]+[.BS$1]*[.$A44]*10;10);10)" office:value-type="float" office:value="8" calcext:value-type="float">
            <text:p>8</text:p>
          </table:table-cell>
          <table:table-cell table:formula="of:=MOD([.BT$1]*[.$B44]+[.BT$1]*[.$A44]*10;10)" office:value-type="float" office:value="1" calcext:value-type="float">
            <text:p>1</text:p>
          </table:table-cell>
          <table:table-cell table:formula="of:=MOD(QUOTIENT([.BU$1]*[.$B44]+[.BU$1]*[.$A44]*10;1000);10)" office:value-type="float" office:value="1" calcext:value-type="float">
            <text:p>1</text:p>
          </table:table-cell>
          <table:table-cell table:formula="of:=MOD(QUOTIENT([.BV$1]*[.$B44]+[.BV$1]*[.$A44]*10;100);10)" office:value-type="float" office:value="1" calcext:value-type="float">
            <text:p>1</text:p>
          </table:table-cell>
          <table:table-cell table:formula="of:=MOD(QUOTIENT([.BW$1]*[.$B44]+[.BW$1]*[.$A44]*10;10);10)" office:value-type="float" office:value="2" calcext:value-type="float">
            <text:p>2</text:p>
          </table:table-cell>
          <table:table-cell table:formula="of:=MOD([.BX$1]*[.$B44]+[.BX$1]*[.$A44]*10;1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QUOTIENT([.C$1]*[.$B45]+[.C$1]*[.$A45]*10;10)" office:value-type="float" office:value="4" calcext:value-type="float">
            <text:p>4</text:p>
          </table:table-cell>
          <table:table-cell table:formula="of:=MOD([.D$1]*[.$B45]+[.D$1]*[.$A45]*10;10)" office:value-type="float" office:value="8" calcext:value-type="float">
            <text:p>8</text:p>
          </table:table-cell>
          <table:table-cell table:formula="of:=QUOTIENT([.E$1]*[.$B45]+[.E$1]*[.$A45]*10;10)" office:value-type="float" office:value="9" calcext:value-type="float">
            <text:p>9</text:p>
          </table:table-cell>
          <table:table-cell table:formula="of:=MOD([.F$1]*[.$B45]+[.F$1]*[.$A45]*10;10)" office:value-type="float" office:value="6" calcext:value-type="float">
            <text:p>6</text:p>
          </table:table-cell>
          <table:table-cell table:formula="of:=IF(QUOTIENT([.G$1]*[.$B45]+[.G$1]*[.$A45]*10;100) = 0;{};QUOTIENT([.G$1]*[.$B45]+[.G$1]*[.$A45]*10;100))" office:value-type="float" office:value="1" calcext:value-type="float">
            <text:p>1</text:p>
          </table:table-cell>
          <table:table-cell table:formula="of:=MOD(QUOTIENT([.H$1]*[.$B45]+[.H$1]*[.$A45]*10;10);10)" office:value-type="float" office:value="4" calcext:value-type="float">
            <text:p>4</text:p>
          </table:table-cell>
          <table:table-cell table:formula="of:=MOD([.I$1]*[.$B45]+[.I$1]*[.$A45]*10;10)" office:value-type="float" office:value="4" calcext:value-type="float">
            <text:p>4</text:p>
          </table:table-cell>
          <table:table-cell table:formula="of:=QUOTIENT([.J$1]*[.$B45]+[.J$1]*[.$A45]*10;100)" office:value-type="float" office:value="1" calcext:value-type="float">
            <text:p>1</text:p>
          </table:table-cell>
          <table:table-cell table:formula="of:=MOD(QUOTIENT([.K$1]*[.$B45]+[.K$1]*[.$A45]*10;10);10)" office:value-type="float" office:value="9" calcext:value-type="float">
            <text:p>9</text:p>
          </table:table-cell>
          <table:table-cell table:formula="of:=MOD([.L$1]*[.$B45]+[.L$1]*[.$A45]*10;10)" office:value-type="float" office:value="2" calcext:value-type="float">
            <text:p>2</text:p>
          </table:table-cell>
          <table:table-cell table:formula="of:=QUOTIENT([.M$1]*[.$B45]+[.M$1]*[.$A45]*10;100)" office:value-type="float" office:value="2" calcext:value-type="float">
            <text:p>2</text:p>
          </table:table-cell>
          <table:table-cell table:formula="of:=MOD(QUOTIENT([.N$1]*[.$B45]+[.N$1]*[.$A45]*10;10);10)" office:value-type="float" office:value="4" calcext:value-type="float">
            <text:p>4</text:p>
          </table:table-cell>
          <table:table-cell table:formula="of:=MOD([.O$1]*[.$B45]+[.O$1]*[.$A45]*10;10)" office:value-type="float" office:value="0" calcext:value-type="float">
            <text:p>0</text:p>
          </table:table-cell>
          <table:table-cell table:formula="of:=QUOTIENT([.P$1]*[.$B45]+[.P$1]*[.$A45]*10;100)" office:value-type="float" office:value="2" calcext:value-type="float">
            <text:p>2</text:p>
          </table:table-cell>
          <table:table-cell table:formula="of:=MOD(QUOTIENT([.Q$1]*[.$B45]+[.Q$1]*[.$A45]*10;10);10)" office:value-type="float" office:value="8" calcext:value-type="float">
            <text:p>8</text:p>
          </table:table-cell>
          <table:table-cell table:formula="of:=MOD([.R$1]*[.$B45]+[.R$1]*[.$A45]*10;10)" office:value-type="float" office:value="8" calcext:value-type="float">
            <text:p>8</text:p>
          </table:table-cell>
          <table:table-cell table:formula="of:=QUOTIENT([.S$1]*[.$B45]+[.S$1]*[.$A45]*10;100)" office:value-type="float" office:value="3" calcext:value-type="float">
            <text:p>3</text:p>
          </table:table-cell>
          <table:table-cell table:formula="of:=MOD(QUOTIENT([.T$1]*[.$B45]+[.T$1]*[.$A45]*10;10);10)" office:value-type="float" office:value="3" calcext:value-type="float">
            <text:p>3</text:p>
          </table:table-cell>
          <table:table-cell table:formula="of:=MOD([.U$1]*[.$B45]+[.U$1]*[.$A45]*10;10)" office:value-type="float" office:value="6" calcext:value-type="float">
            <text:p>6</text:p>
          </table:table-cell>
          <table:table-cell table:formula="of:=QUOTIENT([.V$1]*[.$B45]+[.V$1]*[.$A45]*10;100)" office:value-type="float" office:value="3" calcext:value-type="float">
            <text:p>3</text:p>
          </table:table-cell>
          <table:table-cell table:formula="of:=MOD(QUOTIENT([.W$1]*[.$B45]+[.W$1]*[.$A45]*10;10);10)" office:value-type="float" office:value="8" calcext:value-type="float">
            <text:p>8</text:p>
          </table:table-cell>
          <table:table-cell table:formula="of:=MOD([.X$1]*[.$B45]+[.X$1]*[.$A45]*10;10)" office:value-type="float" office:value="4" calcext:value-type="float">
            <text:p>4</text:p>
          </table:table-cell>
          <table:table-cell table:formula="of:=QUOTIENT([.Y$1]*[.$B45]+[.Y$1]*[.$A45]*10;100)" office:value-type="float" office:value="4" calcext:value-type="float">
            <text:p>4</text:p>
          </table:table-cell>
          <table:table-cell table:formula="of:=MOD(QUOTIENT([.Z$1]*[.$B45]+[.Z$1]*[.$A45]*10;10);10)" office:value-type="float" office:value="3" calcext:value-type="float">
            <text:p>3</text:p>
          </table:table-cell>
          <table:table-cell table:formula="of:=MOD([.AA$1]*[.$B45]+[.AA$1]*[.$A45]*10;10)" office:value-type="float" office:value="2" calcext:value-type="float">
            <text:p>2</text:p>
          </table:table-cell>
          <table:table-cell table:formula="of:=QUOTIENT([.AB$1]*[.$B45]+[.AB$1]*[.$A45]*10;100)" office:value-type="float" office:value="4" calcext:value-type="float">
            <text:p>4</text:p>
          </table:table-cell>
          <table:table-cell table:formula="of:=MOD(QUOTIENT([.AC$1]*[.$B45]+[.AC$1]*[.$A45]*10;10);10)" office:value-type="float" office:value="8" calcext:value-type="float">
            <text:p>8</text:p>
          </table:table-cell>
          <table:table-cell table:formula="of:=MOD([.AD$1]*[.$B45]+[.AD$1]*[.$A45]*10;10)" office:value-type="float" office:value="0" calcext:value-type="float">
            <text:p>0</text:p>
          </table:table-cell>
          <table:table-cell table:formula="of:=QUOTIENT([.AE$1]*[.$B45]+[.AE$1]*[.$A45]*10;100)" office:value-type="float" office:value="5" calcext:value-type="float">
            <text:p>5</text:p>
          </table:table-cell>
          <table:table-cell table:formula="of:=MOD(QUOTIENT([.AF$1]*[.$B45]+[.AF$1]*[.$A45]*10;10);10)" office:value-type="float" office:value="2" calcext:value-type="float">
            <text:p>2</text:p>
          </table:table-cell>
          <table:table-cell table:formula="of:=MOD([.AG$1]*[.$B45]+[.AG$1]*[.$A45]*10;10)" office:value-type="float" office:value="8" calcext:value-type="float">
            <text:p>8</text:p>
          </table:table-cell>
          <table:table-cell table:formula="of:=QUOTIENT([.AH$1]*[.$B45]+[.AH$1]*[.$A45]*10;100)" office:value-type="float" office:value="5" calcext:value-type="float">
            <text:p>5</text:p>
          </table:table-cell>
          <table:table-cell table:formula="of:=MOD(QUOTIENT([.AI$1]*[.$B45]+[.AI$1]*[.$A45]*10;10);10)" office:value-type="float" office:value="7" calcext:value-type="float">
            <text:p>7</text:p>
          </table:table-cell>
          <table:table-cell table:formula="of:=MOD([.AJ$1]*[.$B45]+[.AJ$1]*[.$A45]*10;10)" office:value-type="float" office:value="6" calcext:value-type="float">
            <text:p>6</text:p>
          </table:table-cell>
          <table:table-cell table:formula="of:=QUOTIENT([.AK$1]*[.$B45]+[.AK$1]*[.$A45]*10;100)" office:value-type="float" office:value="6" calcext:value-type="float">
            <text:p>6</text:p>
          </table:table-cell>
          <table:table-cell table:formula="of:=MOD(QUOTIENT([.AL$1]*[.$B45]+[.AL$1]*[.$A45]*10;10);10)" office:value-type="float" office:value="2" calcext:value-type="float">
            <text:p>2</text:p>
          </table:table-cell>
          <table:table-cell table:formula="of:=MOD([.AM$1]*[.$B45]+[.AM$1]*[.$A45]*10;10)" office:value-type="float" office:value="4" calcext:value-type="float">
            <text:p>4</text:p>
          </table:table-cell>
          <table:table-cell table:formula="of:=QUOTIENT([.AN$1]*[.$B45]+[.AN$1]*[.$A45]*10;100)" office:value-type="float" office:value="6" calcext:value-type="float">
            <text:p>6</text:p>
          </table:table-cell>
          <table:table-cell table:formula="of:=MOD(QUOTIENT([.AO$1]*[.$B45]+[.AO$1]*[.$A45]*10;10);10)" office:value-type="float" office:value="7" calcext:value-type="float">
            <text:p>7</text:p>
          </table:table-cell>
          <table:table-cell table:formula="of:=MOD([.AP$1]*[.$B45]+[.AP$1]*[.$A45]*10;10)" office:value-type="float" office:value="2" calcext:value-type="float">
            <text:p>2</text:p>
          </table:table-cell>
          <table:table-cell table:formula="of:=QUOTIENT([.AQ$1]*[.$B45]+[.AQ$1]*[.$A45]*10;100)" office:value-type="float" office:value="7" calcext:value-type="float">
            <text:p>7</text:p>
          </table:table-cell>
          <table:table-cell table:formula="of:=MOD(QUOTIENT([.AR$1]*[.$B45]+[.AR$1]*[.$A45]*10;10);10)" office:value-type="float" office:value="2" calcext:value-type="float">
            <text:p>2</text:p>
          </table:table-cell>
          <table:table-cell table:formula="of:=MOD([.AS$1]*[.$B45]+[.AS$1]*[.$A45]*10;10)" office:value-type="float" office:value="0" calcext:value-type="float">
            <text:p>0</text:p>
          </table:table-cell>
          <table:table-cell table:formula="of:=QUOTIENT([.AT$1]*[.$B45]+[.AT$1]*[.$A45]*10;100)" office:value-type="float" office:value="7" calcext:value-type="float">
            <text:p>7</text:p>
          </table:table-cell>
          <table:table-cell table:formula="of:=MOD(QUOTIENT([.AU$1]*[.$B45]+[.AU$1]*[.$A45]*10;10);10)" office:value-type="float" office:value="6" calcext:value-type="float">
            <text:p>6</text:p>
          </table:table-cell>
          <table:table-cell table:formula="of:=MOD([.AV$1]*[.$B45]+[.AV$1]*[.$A45]*10;10)" office:value-type="float" office:value="8" calcext:value-type="float">
            <text:p>8</text:p>
          </table:table-cell>
          <table:table-cell table:formula="of:=QUOTIENT([.AW$1]*[.$B45]+[.AW$1]*[.$A45]*10;100)" office:value-type="float" office:value="8" calcext:value-type="float">
            <text:p>8</text:p>
          </table:table-cell>
          <table:table-cell table:formula="of:=MOD(QUOTIENT([.AX$1]*[.$B45]+[.AX$1]*[.$A45]*10;10);10)" office:value-type="float" office:value="1" calcext:value-type="float">
            <text:p>1</text:p>
          </table:table-cell>
          <table:table-cell table:formula="of:=MOD([.AY$1]*[.$B45]+[.AY$1]*[.$A45]*10;10)" office:value-type="float" office:value="6" calcext:value-type="float">
            <text:p>6</text:p>
          </table:table-cell>
          <table:table-cell table:formula="of:=QUOTIENT([.AZ$1]*[.$B45]+[.AZ$1]*[.$A45]*10;100)" office:value-type="float" office:value="8" calcext:value-type="float">
            <text:p>8</text:p>
          </table:table-cell>
          <table:table-cell table:formula="of:=MOD(QUOTIENT([.BA$1]*[.$B45]+[.BA$1]*[.$A45]*10;10);10)" office:value-type="float" office:value="6" calcext:value-type="float">
            <text:p>6</text:p>
          </table:table-cell>
          <table:table-cell table:formula="of:=MOD([.BB$1]*[.$B45]+[.BB$1]*[.$A45]*10;10)" office:value-type="float" office:value="4" calcext:value-type="float">
            <text:p>4</text:p>
          </table:table-cell>
          <table:table-cell table:formula="of:=QUOTIENT([.BC$1]*[.$B45]+[.BC$1]*[.$A45]*10;100)" office:value-type="float" office:value="9" calcext:value-type="float">
            <text:p>9</text:p>
          </table:table-cell>
          <table:table-cell table:formula="of:=MOD(QUOTIENT([.BD$1]*[.$B45]+[.BD$1]*[.$A45]*10;10);10)" office:value-type="float" office:value="1" calcext:value-type="float">
            <text:p>1</text:p>
          </table:table-cell>
          <table:table-cell table:formula="of:=MOD([.BE$1]*[.$B45]+[.BE$1]*[.$A45]*10;10)" office:value-type="float" office:value="2" calcext:value-type="float">
            <text:p>2</text:p>
          </table:table-cell>
          <table:table-cell table:formula="of:=QUOTIENT([.BF$1]*[.$B45]+[.BF$1]*[.$A45]*10;100)" office:value-type="float" office:value="9" calcext:value-type="float">
            <text:p>9</text:p>
          </table:table-cell>
          <table:table-cell table:formula="of:=MOD(QUOTIENT([.BG$1]*[.$B45]+[.BG$1]*[.$A45]*10;10);10)" office:value-type="float" office:value="6" calcext:value-type="float">
            <text:p>6</text:p>
          </table:table-cell>
          <table:table-cell table:formula="of:=MOD([.BH$1]*[.$B45]+[.BH$1]*[.$A45]*10;10)" office:value-type="float" office:value="0" calcext:value-type="float">
            <text:p>0</text:p>
          </table:table-cell>
          <table:table-cell table:formula="of:=MOD(QUOTIENT([.BI$1]*[.$B45]+[.BI$1]*[.$A45]*10;1000);10)" office:value-type="float" office:value="1" calcext:value-type="float">
            <text:p>1</text:p>
          </table:table-cell>
          <table:table-cell table:formula="of:=MOD(QUOTIENT([.BJ$1]*[.$B45]+[.BJ$1]*[.$A45]*10;100);10)" office:value-type="float" office:value="0" calcext:value-type="float">
            <text:p>0</text:p>
          </table:table-cell>
          <table:table-cell table:formula="of:=MOD(QUOTIENT([.BK$1]*[.$B45]+[.BK$1]*[.$A45]*10;10);10)" office:value-type="float" office:value="0" calcext:value-type="float">
            <text:p>0</text:p>
          </table:table-cell>
          <table:table-cell table:formula="of:=MOD([.BL$1]*[.$B45]+[.BL$1]*[.$A45]*10;10)" office:value-type="float" office:value="8" calcext:value-type="float">
            <text:p>8</text:p>
          </table:table-cell>
          <table:table-cell table:formula="of:=MOD(QUOTIENT([.BM$1]*[.$B45]+[.BM$1]*[.$A45]*10;1000);10)" office:value-type="float" office:value="1" calcext:value-type="float">
            <text:p>1</text:p>
          </table:table-cell>
          <table:table-cell table:formula="of:=MOD(QUOTIENT([.BN$1]*[.$B45]+[.BN$1]*[.$A45]*10;100);10)" office:value-type="float" office:value="0" calcext:value-type="float">
            <text:p>0</text:p>
          </table:table-cell>
          <table:table-cell table:formula="of:=MOD(QUOTIENT([.BO$1]*[.$B45]+[.BO$1]*[.$A45]*10;10);10)" office:value-type="float" office:value="5" calcext:value-type="float">
            <text:p>5</text:p>
          </table:table-cell>
          <table:table-cell table:formula="of:=MOD([.BP$1]*[.$B45]+[.BP$1]*[.$A45]*10;10)" office:value-type="float" office:value="6" calcext:value-type="float">
            <text:p>6</text:p>
          </table:table-cell>
          <table:table-cell table:formula="of:=MOD(QUOTIENT([.BQ$1]*[.$B45]+[.BQ$1]*[.$A45]*10;1000);10)" office:value-type="float" office:value="1" calcext:value-type="float">
            <text:p>1</text:p>
          </table:table-cell>
          <table:table-cell table:formula="of:=MOD(QUOTIENT([.BR$1]*[.$B45]+[.BR$1]*[.$A45]*10;100);10)" office:value-type="float" office:value="1" calcext:value-type="float">
            <text:p>1</text:p>
          </table:table-cell>
          <table:table-cell table:formula="of:=MOD(QUOTIENT([.BS$1]*[.$B45]+[.BS$1]*[.$A45]*10;10);10)" office:value-type="float" office:value="0" calcext:value-type="float">
            <text:p>0</text:p>
          </table:table-cell>
          <table:table-cell table:formula="of:=MOD([.BT$1]*[.$B45]+[.BT$1]*[.$A45]*10;10)" office:value-type="float" office:value="4" calcext:value-type="float">
            <text:p>4</text:p>
          </table:table-cell>
          <table:table-cell table:formula="of:=MOD(QUOTIENT([.BU$1]*[.$B45]+[.BU$1]*[.$A45]*10;1000);10)" office:value-type="float" office:value="1" calcext:value-type="float">
            <text:p>1</text:p>
          </table:table-cell>
          <table:table-cell table:formula="of:=MOD(QUOTIENT([.BV$1]*[.$B45]+[.BV$1]*[.$A45]*10;100);10)" office:value-type="float" office:value="1" calcext:value-type="float">
            <text:p>1</text:p>
          </table:table-cell>
          <table:table-cell table:formula="of:=MOD(QUOTIENT([.BW$1]*[.$B45]+[.BW$1]*[.$A45]*10;10);10)" office:value-type="float" office:value="5" calcext:value-type="float">
            <text:p>5</text:p>
          </table:table-cell>
          <table:table-cell table:formula="of:=MOD([.BX$1]*[.$B45]+[.BX$1]*[.$A45]*10;1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QUOTIENT([.C$1]*[.$B46]+[.C$1]*[.$A46]*10;10)" office:value-type="float" office:value="4" calcext:value-type="float">
            <text:p>4</text:p>
          </table:table-cell>
          <table:table-cell table:formula="of:=MOD([.D$1]*[.$B46]+[.D$1]*[.$A46]*10;10)" office:value-type="float" office:value="9" calcext:value-type="float">
            <text:p>9</text:p>
          </table:table-cell>
          <table:table-cell table:formula="of:=QUOTIENT([.E$1]*[.$B46]+[.E$1]*[.$A46]*10;10)" office:value-type="float" office:value="9" calcext:value-type="float">
            <text:p>9</text:p>
          </table:table-cell>
          <table:table-cell table:formula="of:=MOD([.F$1]*[.$B46]+[.F$1]*[.$A46]*10;10)" office:value-type="float" office:value="8" calcext:value-type="float">
            <text:p>8</text:p>
          </table:table-cell>
          <table:table-cell table:formula="of:=IF(QUOTIENT([.G$1]*[.$B46]+[.G$1]*[.$A46]*10;100) = 0;{};QUOTIENT([.G$1]*[.$B46]+[.G$1]*[.$A46]*10;100))" office:value-type="float" office:value="1" calcext:value-type="float">
            <text:p>1</text:p>
          </table:table-cell>
          <table:table-cell table:formula="of:=MOD(QUOTIENT([.H$1]*[.$B46]+[.H$1]*[.$A46]*10;10);10)" office:value-type="float" office:value="4" calcext:value-type="float">
            <text:p>4</text:p>
          </table:table-cell>
          <table:table-cell table:formula="of:=MOD([.I$1]*[.$B46]+[.I$1]*[.$A46]*10;10)" office:value-type="float" office:value="7" calcext:value-type="float">
            <text:p>7</text:p>
          </table:table-cell>
          <table:table-cell table:formula="of:=QUOTIENT([.J$1]*[.$B46]+[.J$1]*[.$A46]*10;100)" office:value-type="float" office:value="1" calcext:value-type="float">
            <text:p>1</text:p>
          </table:table-cell>
          <table:table-cell table:formula="of:=MOD(QUOTIENT([.K$1]*[.$B46]+[.K$1]*[.$A46]*10;10);10)" office:value-type="float" office:value="9" calcext:value-type="float">
            <text:p>9</text:p>
          </table:table-cell>
          <table:table-cell table:formula="of:=MOD([.L$1]*[.$B46]+[.L$1]*[.$A46]*10;10)" office:value-type="float" office:value="6" calcext:value-type="float">
            <text:p>6</text:p>
          </table:table-cell>
          <table:table-cell table:formula="of:=QUOTIENT([.M$1]*[.$B46]+[.M$1]*[.$A46]*10;100)" office:value-type="float" office:value="2" calcext:value-type="float">
            <text:p>2</text:p>
          </table:table-cell>
          <table:table-cell table:formula="of:=MOD(QUOTIENT([.N$1]*[.$B46]+[.N$1]*[.$A46]*10;10);10)" office:value-type="float" office:value="4" calcext:value-type="float">
            <text:p>4</text:p>
          </table:table-cell>
          <table:table-cell table:formula="of:=MOD([.O$1]*[.$B46]+[.O$1]*[.$A46]*10;10)" office:value-type="float" office:value="5" calcext:value-type="float">
            <text:p>5</text:p>
          </table:table-cell>
          <table:table-cell table:formula="of:=QUOTIENT([.P$1]*[.$B46]+[.P$1]*[.$A46]*10;100)" office:value-type="float" office:value="2" calcext:value-type="float">
            <text:p>2</text:p>
          </table:table-cell>
          <table:table-cell table:formula="of:=MOD(QUOTIENT([.Q$1]*[.$B46]+[.Q$1]*[.$A46]*10;10);10)" office:value-type="float" office:value="9" calcext:value-type="float">
            <text:p>9</text:p>
          </table:table-cell>
          <table:table-cell table:formula="of:=MOD([.R$1]*[.$B46]+[.R$1]*[.$A46]*10;10)" office:value-type="float" office:value="4" calcext:value-type="float">
            <text:p>4</text:p>
          </table:table-cell>
          <table:table-cell table:formula="of:=QUOTIENT([.S$1]*[.$B46]+[.S$1]*[.$A46]*10;100)" office:value-type="float" office:value="3" calcext:value-type="float">
            <text:p>3</text:p>
          </table:table-cell>
          <table:table-cell table:formula="of:=MOD(QUOTIENT([.T$1]*[.$B46]+[.T$1]*[.$A46]*10;10);10)" office:value-type="float" office:value="4" calcext:value-type="float">
            <text:p>4</text:p>
          </table:table-cell>
          <table:table-cell table:formula="of:=MOD([.U$1]*[.$B46]+[.U$1]*[.$A46]*10;10)" office:value-type="float" office:value="3" calcext:value-type="float">
            <text:p>3</text:p>
          </table:table-cell>
          <table:table-cell table:formula="of:=QUOTIENT([.V$1]*[.$B46]+[.V$1]*[.$A46]*10;100)" office:value-type="float" office:value="3" calcext:value-type="float">
            <text:p>3</text:p>
          </table:table-cell>
          <table:table-cell table:formula="of:=MOD(QUOTIENT([.W$1]*[.$B46]+[.W$1]*[.$A46]*10;10);10)" office:value-type="float" office:value="9" calcext:value-type="float">
            <text:p>9</text:p>
          </table:table-cell>
          <table:table-cell table:formula="of:=MOD([.X$1]*[.$B46]+[.X$1]*[.$A46]*10;10)" office:value-type="float" office:value="2" calcext:value-type="float">
            <text:p>2</text:p>
          </table:table-cell>
          <table:table-cell table:formula="of:=QUOTIENT([.Y$1]*[.$B46]+[.Y$1]*[.$A46]*10;100)" office:value-type="float" office:value="4" calcext:value-type="float">
            <text:p>4</text:p>
          </table:table-cell>
          <table:table-cell table:formula="of:=MOD(QUOTIENT([.Z$1]*[.$B46]+[.Z$1]*[.$A46]*10;10);10)" office:value-type="float" office:value="4" calcext:value-type="float">
            <text:p>4</text:p>
          </table:table-cell>
          <table:table-cell table:formula="of:=MOD([.AA$1]*[.$B46]+[.AA$1]*[.$A46]*10;10)" office:value-type="float" office:value="1" calcext:value-type="float">
            <text:p>1</text:p>
          </table:table-cell>
          <table:table-cell table:formula="of:=QUOTIENT([.AB$1]*[.$B46]+[.AB$1]*[.$A46]*10;100)" office:value-type="float" office:value="4" calcext:value-type="float">
            <text:p>4</text:p>
          </table:table-cell>
          <table:table-cell table:formula="of:=MOD(QUOTIENT([.AC$1]*[.$B46]+[.AC$1]*[.$A46]*10;10);10)" office:value-type="float" office:value="9" calcext:value-type="float">
            <text:p>9</text:p>
          </table:table-cell>
          <table:table-cell table:formula="of:=MOD([.AD$1]*[.$B46]+[.AD$1]*[.$A46]*10;10)" office:value-type="float" office:value="0" calcext:value-type="float">
            <text:p>0</text:p>
          </table:table-cell>
          <table:table-cell table:formula="of:=QUOTIENT([.AE$1]*[.$B46]+[.AE$1]*[.$A46]*10;100)" office:value-type="float" office:value="5" calcext:value-type="float">
            <text:p>5</text:p>
          </table:table-cell>
          <table:table-cell table:formula="of:=MOD(QUOTIENT([.AF$1]*[.$B46]+[.AF$1]*[.$A46]*10;10);10)" office:value-type="float" office:value="3" calcext:value-type="float">
            <text:p>3</text:p>
          </table:table-cell>
          <table:table-cell table:formula="of:=MOD([.AG$1]*[.$B46]+[.AG$1]*[.$A46]*10;10)" office:value-type="float" office:value="9" calcext:value-type="float">
            <text:p>9</text:p>
          </table:table-cell>
          <table:table-cell table:formula="of:=QUOTIENT([.AH$1]*[.$B46]+[.AH$1]*[.$A46]*10;100)" office:value-type="float" office:value="5" calcext:value-type="float">
            <text:p>5</text:p>
          </table:table-cell>
          <table:table-cell table:formula="of:=MOD(QUOTIENT([.AI$1]*[.$B46]+[.AI$1]*[.$A46]*10;10);10)" office:value-type="float" office:value="8" calcext:value-type="float">
            <text:p>8</text:p>
          </table:table-cell>
          <table:table-cell table:formula="of:=MOD([.AJ$1]*[.$B46]+[.AJ$1]*[.$A46]*10;10)" office:value-type="float" office:value="8" calcext:value-type="float">
            <text:p>8</text:p>
          </table:table-cell>
          <table:table-cell table:formula="of:=QUOTIENT([.AK$1]*[.$B46]+[.AK$1]*[.$A46]*10;100)" office:value-type="float" office:value="6" calcext:value-type="float">
            <text:p>6</text:p>
          </table:table-cell>
          <table:table-cell table:formula="of:=MOD(QUOTIENT([.AL$1]*[.$B46]+[.AL$1]*[.$A46]*10;10);10)" office:value-type="float" office:value="3" calcext:value-type="float">
            <text:p>3</text:p>
          </table:table-cell>
          <table:table-cell table:formula="of:=MOD([.AM$1]*[.$B46]+[.AM$1]*[.$A46]*10;10)" office:value-type="float" office:value="7" calcext:value-type="float">
            <text:p>7</text:p>
          </table:table-cell>
          <table:table-cell table:formula="of:=QUOTIENT([.AN$1]*[.$B46]+[.AN$1]*[.$A46]*10;100)" office:value-type="float" office:value="6" calcext:value-type="float">
            <text:p>6</text:p>
          </table:table-cell>
          <table:table-cell table:formula="of:=MOD(QUOTIENT([.AO$1]*[.$B46]+[.AO$1]*[.$A46]*10;10);10)" office:value-type="float" office:value="8" calcext:value-type="float">
            <text:p>8</text:p>
          </table:table-cell>
          <table:table-cell table:formula="of:=MOD([.AP$1]*[.$B46]+[.AP$1]*[.$A46]*10;10)" office:value-type="float" office:value="6" calcext:value-type="float">
            <text:p>6</text:p>
          </table:table-cell>
          <table:table-cell table:formula="of:=QUOTIENT([.AQ$1]*[.$B46]+[.AQ$1]*[.$A46]*10;100)" office:value-type="float" office:value="7" calcext:value-type="float">
            <text:p>7</text:p>
          </table:table-cell>
          <table:table-cell table:formula="of:=MOD(QUOTIENT([.AR$1]*[.$B46]+[.AR$1]*[.$A46]*10;10);10)" office:value-type="float" office:value="3" calcext:value-type="float">
            <text:p>3</text:p>
          </table:table-cell>
          <table:table-cell table:formula="of:=MOD([.AS$1]*[.$B46]+[.AS$1]*[.$A46]*10;10)" office:value-type="float" office:value="5" calcext:value-type="float">
            <text:p>5</text:p>
          </table:table-cell>
          <table:table-cell table:formula="of:=QUOTIENT([.AT$1]*[.$B46]+[.AT$1]*[.$A46]*10;100)" office:value-type="float" office:value="7" calcext:value-type="float">
            <text:p>7</text:p>
          </table:table-cell>
          <table:table-cell table:formula="of:=MOD(QUOTIENT([.AU$1]*[.$B46]+[.AU$1]*[.$A46]*10;10);10)" office:value-type="float" office:value="8" calcext:value-type="float">
            <text:p>8</text:p>
          </table:table-cell>
          <table:table-cell table:formula="of:=MOD([.AV$1]*[.$B46]+[.AV$1]*[.$A46]*10;10)" office:value-type="float" office:value="4" calcext:value-type="float">
            <text:p>4</text:p>
          </table:table-cell>
          <table:table-cell table:formula="of:=QUOTIENT([.AW$1]*[.$B46]+[.AW$1]*[.$A46]*10;100)" office:value-type="float" office:value="8" calcext:value-type="float">
            <text:p>8</text:p>
          </table:table-cell>
          <table:table-cell table:formula="of:=MOD(QUOTIENT([.AX$1]*[.$B46]+[.AX$1]*[.$A46]*10;10);10)" office:value-type="float" office:value="3" calcext:value-type="float">
            <text:p>3</text:p>
          </table:table-cell>
          <table:table-cell table:formula="of:=MOD([.AY$1]*[.$B46]+[.AY$1]*[.$A46]*10;10)" office:value-type="float" office:value="3" calcext:value-type="float">
            <text:p>3</text:p>
          </table:table-cell>
          <table:table-cell table:formula="of:=QUOTIENT([.AZ$1]*[.$B46]+[.AZ$1]*[.$A46]*10;100)" office:value-type="float" office:value="8" calcext:value-type="float">
            <text:p>8</text:p>
          </table:table-cell>
          <table:table-cell table:formula="of:=MOD(QUOTIENT([.BA$1]*[.$B46]+[.BA$1]*[.$A46]*10;10);10)" office:value-type="float" office:value="8" calcext:value-type="float">
            <text:p>8</text:p>
          </table:table-cell>
          <table:table-cell table:formula="of:=MOD([.BB$1]*[.$B46]+[.BB$1]*[.$A46]*10;10)" office:value-type="float" office:value="2" calcext:value-type="float">
            <text:p>2</text:p>
          </table:table-cell>
          <table:table-cell table:formula="of:=QUOTIENT([.BC$1]*[.$B46]+[.BC$1]*[.$A46]*10;100)" office:value-type="float" office:value="9" calcext:value-type="float">
            <text:p>9</text:p>
          </table:table-cell>
          <table:table-cell table:formula="of:=MOD(QUOTIENT([.BD$1]*[.$B46]+[.BD$1]*[.$A46]*10;10);10)" office:value-type="float" office:value="3" calcext:value-type="float">
            <text:p>3</text:p>
          </table:table-cell>
          <table:table-cell table:formula="of:=MOD([.BE$1]*[.$B46]+[.BE$1]*[.$A46]*10;10)" office:value-type="float" office:value="1" calcext:value-type="float">
            <text:p>1</text:p>
          </table:table-cell>
          <table:table-cell table:formula="of:=QUOTIENT([.BF$1]*[.$B46]+[.BF$1]*[.$A46]*10;100)" office:value-type="float" office:value="9" calcext:value-type="float">
            <text:p>9</text:p>
          </table:table-cell>
          <table:table-cell table:formula="of:=MOD(QUOTIENT([.BG$1]*[.$B46]+[.BG$1]*[.$A46]*10;10);10)" office:value-type="float" office:value="8" calcext:value-type="float">
            <text:p>8</text:p>
          </table:table-cell>
          <table:table-cell table:formula="of:=MOD([.BH$1]*[.$B46]+[.BH$1]*[.$A46]*10;10)" office:value-type="float" office:value="0" calcext:value-type="float">
            <text:p>0</text:p>
          </table:table-cell>
          <table:table-cell table:formula="of:=MOD(QUOTIENT([.BI$1]*[.$B46]+[.BI$1]*[.$A46]*10;1000);10)" office:value-type="float" office:value="1" calcext:value-type="float">
            <text:p>1</text:p>
          </table:table-cell>
          <table:table-cell table:formula="of:=MOD(QUOTIENT([.BJ$1]*[.$B46]+[.BJ$1]*[.$A46]*10;100);10)" office:value-type="float" office:value="0" calcext:value-type="float">
            <text:p>0</text:p>
          </table:table-cell>
          <table:table-cell table:formula="of:=MOD(QUOTIENT([.BK$1]*[.$B46]+[.BK$1]*[.$A46]*10;10);10)" office:value-type="float" office:value="2" calcext:value-type="float">
            <text:p>2</text:p>
          </table:table-cell>
          <table:table-cell table:formula="of:=MOD([.BL$1]*[.$B46]+[.BL$1]*[.$A46]*10;10)" office:value-type="float" office:value="9" calcext:value-type="float">
            <text:p>9</text:p>
          </table:table-cell>
          <table:table-cell table:formula="of:=MOD(QUOTIENT([.BM$1]*[.$B46]+[.BM$1]*[.$A46]*10;1000);10)" office:value-type="float" office:value="1" calcext:value-type="float">
            <text:p>1</text:p>
          </table:table-cell>
          <table:table-cell table:formula="of:=MOD(QUOTIENT([.BN$1]*[.$B46]+[.BN$1]*[.$A46]*10;100);10)" office:value-type="float" office:value="0" calcext:value-type="float">
            <text:p>0</text:p>
          </table:table-cell>
          <table:table-cell table:formula="of:=MOD(QUOTIENT([.BO$1]*[.$B46]+[.BO$1]*[.$A46]*10;10);10)" office:value-type="float" office:value="7" calcext:value-type="float">
            <text:p>7</text:p>
          </table:table-cell>
          <table:table-cell table:formula="of:=MOD([.BP$1]*[.$B46]+[.BP$1]*[.$A46]*10;10)" office:value-type="float" office:value="8" calcext:value-type="float">
            <text:p>8</text:p>
          </table:table-cell>
          <table:table-cell table:formula="of:=MOD(QUOTIENT([.BQ$1]*[.$B46]+[.BQ$1]*[.$A46]*10;1000);10)" office:value-type="float" office:value="1" calcext:value-type="float">
            <text:p>1</text:p>
          </table:table-cell>
          <table:table-cell table:formula="of:=MOD(QUOTIENT([.BR$1]*[.$B46]+[.BR$1]*[.$A46]*10;100);10)" office:value-type="float" office:value="1" calcext:value-type="float">
            <text:p>1</text:p>
          </table:table-cell>
          <table:table-cell table:formula="of:=MOD(QUOTIENT([.BS$1]*[.$B46]+[.BS$1]*[.$A46]*10;10);10)" office:value-type="float" office:value="2" calcext:value-type="float">
            <text:p>2</text:p>
          </table:table-cell>
          <table:table-cell table:formula="of:=MOD([.BT$1]*[.$B46]+[.BT$1]*[.$A46]*10;10)" office:value-type="float" office:value="7" calcext:value-type="float">
            <text:p>7</text:p>
          </table:table-cell>
          <table:table-cell table:formula="of:=MOD(QUOTIENT([.BU$1]*[.$B46]+[.BU$1]*[.$A46]*10;1000);10)" office:value-type="float" office:value="1" calcext:value-type="float">
            <text:p>1</text:p>
          </table:table-cell>
          <table:table-cell table:formula="of:=MOD(QUOTIENT([.BV$1]*[.$B46]+[.BV$1]*[.$A46]*10;100);10)" office:value-type="float" office:value="1" calcext:value-type="float">
            <text:p>1</text:p>
          </table:table-cell>
          <table:table-cell table:formula="of:=MOD(QUOTIENT([.BW$1]*[.$B46]+[.BW$1]*[.$A46]*10;10);10)" office:value-type="float" office:value="7" calcext:value-type="float">
            <text:p>7</text:p>
          </table:table-cell>
          <table:table-cell table:formula="of:=MOD([.BX$1]*[.$B46]+[.BX$1]*[.$A46]*10;10)" office:value-type="float" office:value="6" calcext:value-type="float">
            <text:p>6</text:p>
          </table:table-cell>
          <table:table-cell table:number-columns-repeated="12"/>
        </table:table-row>
      </table:table>
      <table:table table:name="if_zer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ce1"/>
        <table:table-column table:style-name="co6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3" table:default-cell-style-name="Default"/>
        <table:table-column table:style-name="co7" table:number-columns-repeated="15" table:default-cell-style-name="Default"/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[$Sheet1.$E2] * [$Sheet1.$F2]; [$Sheet1.$E2] + [$Sheet1.$F2] &gt;= [$Sheet1.$E2] * [$Sheet1.$F2]);[$Sheet1.E2];{})" office:value-type="float" office:value="0" calcext:value-type="float">
            <text:p/>
          </table:table-cell>
          <table:table-cell table:formula="of:=[$Sheet1.F2]" office:value-type="float" office:value="2" calcext:value-type="float">
            <text:p>2</text:p>
          </table:table-cell>
          <table:table-cell/>
          <table:table-cell table:style-name="ce1"/>
          <table:table-cell table:formula="of:=MOD([.I$1]*[.$B2]+[.I$1]*[.$A2]*10;10)" office:value-type="float" office:value="3" calcext:value-type="float">
            <text:p>3</text:p>
          </table:table-cell>
          <table:table-cell table:style-name="ce1" table:number-columns-repeated="2"/>
          <table:table-cell table:formula="of:=MOD([.L$1]*[.$B2]+[.L$1]*[.$A2]*10;10)" office:value-type="float" office:value="4" calcext:value-type="float">
            <text:p>4</text:p>
          </table:table-cell>
          <table:table-cell table:style-name="ce1" table:number-columns-repeated="2"/>
          <table:table-cell table:formula="of:=MOD([.O$1]*[.$B2]+[.O$1]*[.$A2]*10;10)" office:value-type="float" office:value="5" calcext:value-type="float">
            <text:p>5</text:p>
          </table:table-cell>
          <table:table-cell table:style-name="ce1" table:number-columns-repeated="2"/>
          <table:table-cell table:formula="of:=MOD([.R$1]*[.$B2]+[.R$1]*[.$A2]*10;10)" office:value-type="float" office:value="6" calcext:value-type="float">
            <text:p>6</text:p>
          </table:table-cell>
          <table:table-cell table:style-name="ce1" table:number-columns-repeated="2"/>
          <table:table-cell table:formula="of:=MOD([.U$1]*[.$B2]+[.U$1]*[.$A2]*10;10)" office:value-type="float" office:value="7" calcext:value-type="float">
            <text:p>7</text:p>
          </table:table-cell>
          <table:table-cell table:style-name="ce1" table:number-columns-repeated="2"/>
          <table:table-cell table:formula="of:=MOD([.X$1]*[.$B2]+[.X$1]*[.$A2]*10;10)" office:value-type="float" office:value="8" calcext:value-type="float">
            <text:p>8</text:p>
          </table:table-cell>
          <table:table-cell table:style-name="ce1" table:number-columns-repeated="2"/>
          <table:table-cell table:formula="of:=MOD([.AA$1]*[.$B2]+[.AA$1]*[.$A2]*10;10)" office:value-type="float" office:value="9" calcext:value-type="float">
            <text:p>9</text:p>
          </table:table-cell>
          <table:table-cell table:style-name="ce1"/>
          <table:table-cell table:formula="of:=IF(AND([$Sheet1.$AC2] * [$Sheet1.$AD2]; ([$Sheet1.$AC2] + [$Sheet1.$AD2]) &gt;= ([$Sheet1.$AC2] * [$Sheet1.$AD2]));[$Sheet1.AC2];{})" office:value-type="float" office:value="0" calcext:value-type="float">
            <text:p/>
          </table:table-cell>
          <table:table-cell table:formula="of:=IF(AND([$Sheet1.$AC2] * [$Sheet1.$AD2]; ([$Sheet1.$AC2] + [$Sheet1.$AD2]) &gt;= ([$Sheet1.$AC2] * [$Sheet1.$AD2]));[$Sheet1.AD2];{})" office:value-type="float" office:value="0" calcext:value-type="float">
            <text:p/>
          </table:table-cell>
          <table:table-cell table:style-name="ce1"/>
          <table:table-cell table:formula="of:=IF(AND([$Sheet1.$AF2] * [$Sheet1.$AG2]; ([$Sheet1.$AF2] + [$Sheet1.$AG2]) &gt;= ([$Sheet1.$AF2] * [$Sheet1.$AG2]));[$Sheet1.AF2];{})" office:value-type="float" office:value="1" calcext:value-type="float">
            <text:p>1</text:p>
          </table:table-cell>
          <table:table-cell table:formula="of:=IF(AND([$Sheet1.$AF2] * [$Sheet1.$AG2]; ([$Sheet1.$AF2] + [$Sheet1.$AG2]) &gt;= ([$Sheet1.$AF2] * [$Sheet1.$AG2]));[$Sheet1.AG2];{})" office:value-type="float" office:value="1" calcext:value-type="float">
            <text:p>1</text:p>
          </table:table-cell>
          <table:table-cell table:style-name="ce1"/>
          <table:table-cell table:formula="of:=IF(AND([$Sheet1.$AI2] * [$Sheet1.$AJ2]; ([$Sheet1.$AI2] + [$Sheet1.$AJ2]) &gt;= ([$Sheet1.$AI2] * [$Sheet1.$AJ2]));[$Sheet1.AI2];{})" office:value-type="float" office:value="1" calcext:value-type="float">
            <text:p>1</text:p>
          </table:table-cell>
          <table:table-cell table:formula="of:=IF(AND([$Sheet1.$AI2] * [$Sheet1.$AJ2]; ([$Sheet1.$AI2] + [$Sheet1.$AJ2]) &gt;= ([$Sheet1.$AI2] * [$Sheet1.$AJ2]));[$Sheet1.AJ2];{})" office:value-type="float" office:value="2" calcext:value-type="float">
            <text:p>2</text:p>
          </table:table-cell>
          <table:table-cell table:style-name="ce1"/>
          <table:table-cell table:formula="of:=IF(AND([$Sheet1.$AL2] * [$Sheet1.$AM2]; ([$Sheet1.$AL2] + [$Sheet1.$AM2]) &gt;= ([$Sheet1.$AL2] * [$Sheet1.$AM2]));[$Sheet1.AL2];{})" office:value-type="float" office:value="1" calcext:value-type="float">
            <text:p>1</text:p>
          </table:table-cell>
          <table:table-cell table:formula="of:=IF(AND([$Sheet1.$AL2] * [$Sheet1.$AM2]; ([$Sheet1.$AL2] + [$Sheet1.$AM2]) &gt;= ([$Sheet1.$AL2] * [$Sheet1.$AM2]));[$Sheet1.AM2];{})" office:value-type="float" office:value="3" calcext:value-type="float">
            <text:p>3</text:p>
          </table:table-cell>
          <table:table-cell table:style-name="ce1"/>
          <table:table-cell table:formula="of:=IF(AND([$Sheet1.$AO2] * [$Sheet1.$AP2]; ([$Sheet1.$AO2] + [$Sheet1.$AP2]) &gt;= ([$Sheet1.$AO2] * [$Sheet1.$AP2]));[$Sheet1.AO2];{})" office:value-type="float" office:value="1" calcext:value-type="float">
            <text:p>1</text:p>
          </table:table-cell>
          <table:table-cell table:formula="of:=IF(AND([$Sheet1.$AO2] * [$Sheet1.$AP2]; ([$Sheet1.$AO2] + [$Sheet1.$AP2]) &gt;= ([$Sheet1.$AO2] * [$Sheet1.$AP2]));[$Sheet1.AP2];{})" office:value-type="float" office:value="4" calcext:value-type="float">
            <text:p>4</text:p>
          </table:table-cell>
          <table:table-cell table:style-name="ce1"/>
          <table:table-cell table:formula="of:=IF(AND([$Sheet1.$AR2] * [$Sheet1.$AS2]; ([$Sheet1.$AR2] + [$Sheet1.$AS2]) &gt;= ([$Sheet1.$AR2] * [$Sheet1.$AS2]));[$Sheet1.AR2];{})" office:value-type="float" office:value="1" calcext:value-type="float">
            <text:p>1</text:p>
          </table:table-cell>
          <table:table-cell table:formula="of:=IF(AND([$Sheet1.$AR2] * [$Sheet1.$AS2]; ([$Sheet1.$AR2] + [$Sheet1.$AS2]) &gt;= ([$Sheet1.$AR2] * [$Sheet1.$AS2]));[$Sheet1.AS2];{})" office:value-type="float" office:value="5" calcext:value-type="float">
            <text:p>5</text:p>
          </table:table-cell>
          <table:table-cell table:style-name="ce1"/>
          <table:table-cell table:formula="of:=IF(AND([$Sheet1.$AU2] * [$Sheet1.$AV2]; ([$Sheet1.$AU2] + [$Sheet1.$AV2]) &gt;= ([$Sheet1.$AU2] * [$Sheet1.$AV2]));[$Sheet1.AU2];{})" office:value-type="float" office:value="1" calcext:value-type="float">
            <text:p>1</text:p>
          </table:table-cell>
          <table:table-cell table:formula="of:=IF(AND([$Sheet1.$AU2] * [$Sheet1.$AV2]; ([$Sheet1.$AU2] + [$Sheet1.$AV2]) &gt;= ([$Sheet1.$AU2] * [$Sheet1.$AV2]));[$Sheet1.AV2];{})" office:value-type="float" office:value="6" calcext:value-type="float">
            <text:p>6</text:p>
          </table:table-cell>
          <table:table-cell table:style-name="ce1"/>
          <table:table-cell table:formula="of:=IF(AND([$Sheet1.$AX2] * [$Sheet1.$AY2]; ([$Sheet1.$AX2] + [$Sheet1.$AY2]) &gt;= ([$Sheet1.$AX2] * [$Sheet1.$AY2]));[$Sheet1.AX2];{})" office:value-type="float" office:value="1" calcext:value-type="float">
            <text:p>1</text:p>
          </table:table-cell>
          <table:table-cell table:formula="of:=IF(AND([$Sheet1.$AX2] * [$Sheet1.$AY2]; ([$Sheet1.$AX2] + [$Sheet1.$AY2]) &gt;= ([$Sheet1.$AX2] * [$Sheet1.$AY2]));[$Sheet1.AY2];{})" office:value-type="float" office:value="7" calcext:value-type="float">
            <text:p>7</text:p>
          </table:table-cell>
          <table:table-cell table:style-name="ce1"/>
          <table:table-cell table:formula="of:=IF(AND([$Sheet1.$BA2] * [$Sheet1.$BB2]; ([$Sheet1.$BA2] + [$Sheet1.$BB2]) &gt;= ([$Sheet1.$BA2] * [$Sheet1.$BB2]));[$Sheet1.BA2];{})" office:value-type="float" office:value="1" calcext:value-type="float">
            <text:p>1</text:p>
          </table:table-cell>
          <table:table-cell table:formula="of:=IF(AND([$Sheet1.$BA2] * [$Sheet1.$BB2]; ([$Sheet1.$BA2] + [$Sheet1.$BB2]) &gt;= ([$Sheet1.$BA2] * [$Sheet1.$BB2]));[$Sheet1.BB2];{})" office:value-type="float" office:value="8" calcext:value-type="float">
            <text:p>8</text:p>
          </table:table-cell>
          <table:table-cell table:style-name="ce1"/>
          <table:table-cell table:style-name="ce1" table:formula="of:=MOD(QUOTIENT([.BD$1]*[.$B2]+[.BD$1]*[.$A2]*10;10);10)" office:value-type="float" office:value="1" calcext:value-type="float">
            <text:p>1</text:p>
          </table:table-cell>
          <table:table-cell table:formula="of:=MOD([.BE$1]*[.$B2]+[.BE$1]*[.$A2]*10;10)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formula="of:=IF(AND([$Sheet1.$BK2] * [$Sheet1.$BL2]; ([$Sheet1.$BK2] + [$Sheet1.$BL2]) &gt;= ([$Sheet1.$BK2] * [$Sheet1.$BL2]));[$Sheet1.BK2];{})" office:value-type="float" office:value="2" calcext:value-type="float">
            <text:p>2</text:p>
          </table:table-cell>
          <table:table-cell table:formula="of:=IF(AND([$Sheet1.$BK2] * [$Sheet1.$BL2]; ([$Sheet1.$BK2] + [$Sheet1.$BL2]) &gt;= ([$Sheet1.$BK2] * [$Sheet1.$BL2]));[$Sheet1.BL2];{}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AND([$Sheet1.$E3] * [$Sheet1.$F3]; [$Sheet1.$E3] + [$Sheet1.$F3] &gt;= [$Sheet1.$E3] * [$Sheet1.$F3]);[$Sheet1.E3];{})" office:value-type="float" office:value="0" calcext:value-type="float">
            <text:p/>
          </table:table-cell>
          <table:table-cell table:formula="of:=[$Sheet1.F3]" office:value-type="float" office:value="4" calcext:value-type="float">
            <text:p>4</text:p>
          </table:table-cell>
          <table:table-cell/>
          <table:table-cell table:style-name="ce1"/>
          <table:table-cell table:formula="of:=MOD([.I$1]*[.$B3]+[.I$1]*[.$A3]*10;10)" office:value-type="float" office:value="6" calcext:value-type="float">
            <text:p>6</text:p>
          </table:table-cell>
          <table:table-cell table:style-name="ce1" table:number-columns-repeated="2"/>
          <table:table-cell table:formula="of:=MOD([.L$1]*[.$B3]+[.L$1]*[.$A3]*10;10)" office:value-type="float" office:value="8" calcext:value-type="float">
            <text:p>8</text:p>
          </table:table-cell>
          <table:table-cell table:formula="of:=IF(AND([$Sheet1.$M3] * [$Sheet1.$N3] * [$Sheet1.$O3]; ([$Sheet1.$M3] + [$Sheet1.$N3] + [$Sheet1.$O3]) &gt;= ([$Sheet1.$M3] * [$Sheet1.$N3] * [$Sheet1.$O3]));[$Sheet1.M3];{})" office:value-type="float" office:value="0" calcext:value-type="float">
            <text:p/>
          </table:table-cell>
          <table:table-cell table:formula="of:=IF(AND([$Sheet1.$N3] * [$Sheet1.$O3]; ([$Sheet1.$N3] + [$Sheet1.$O3]) &gt;= ([$Sheet1.$N3] * [$Sheet1.$O3]));[$Sheet1.N3];{})" office:value-type="float" office:value="0" calcext:value-type="float">
            <text:p/>
          </table:table-cell>
          <table:table-cell table:formula="of:=IF(AND([$Sheet1.$N3] * [$Sheet1.$O3]; ([$Sheet1.$N3] + [$Sheet1.$O3]) &gt;= ([$Sheet1.$N3] * [$Sheet1.$O3]));[$Sheet1.O3];{})" office:value-type="float" office:value="0" calcext:value-type="float">
            <text:p/>
          </table:table-cell>
          <table:table-cell table:formula="of:=IF(AND([$Sheet1.$P3] * [$Sheet1.$Q3] * [$Sheet1.$R3]; ([$Sheet1.$P3] + [$Sheet1.$Q3] + [$Sheet1.$R3]) &gt;= ([$Sheet1.$P3] * [$Sheet1.$Q3] * [$Sheet1.$R3]));[$Sheet1.P3];{})" office:value-type="float" office:value="0" calcext:value-type="float">
            <text:p/>
          </table:table-cell>
          <table:table-cell table:formula="of:=IF(AND([$Sheet1.$Q3] * [$Sheet1.$R3]; ([$Sheet1.$Q3] + [$Sheet1.$R3]) &gt;= ([$Sheet1.$Q3] * [$Sheet1.$R3]));[$Sheet1.Q3];{})" office:value-type="float" office:value="1" calcext:value-type="float">
            <text:p>1</text:p>
          </table:table-cell>
          <table:table-cell table:formula="of:=IF(AND([$Sheet1.$Q3] * [$Sheet1.$R3]; ([$Sheet1.$Q3] + [$Sheet1.$R3]) &gt;= ([$Sheet1.$Q3] * [$Sheet1.$R3]));[$Sheet1.R3];{})" office:value-type="float" office:value="2" calcext:value-type="float">
            <text:p>2</text:p>
          </table:table-cell>
          <table:table-cell/>
          <table:table-cell table:formula="of:=IF(AND([$Sheet1.$T3] * [$Sheet1.$U3]; [$Sheet1.$T3] + [$Sheet1.$U3] &gt;= [$Sheet1.$T3] * [$Sheet1.$U3]);[$Sheet1.T3];{})" office:value-type="float" office:value="1" calcext:value-type="float">
            <text:p>1</text:p>
          </table:table-cell>
          <table:table-cell table:formula="of:=IF(AND([$Sheet1.$T3] * [$Sheet1.$U3]; [$Sheet1.$T3] + [$Sheet1.$U3] &gt;= [$Sheet1.$T3] * [$Sheet1.$U3]);[$Sheet1.U3];{})" office:value-type="float" office:value="4" calcext:value-type="float">
            <text:p>4</text:p>
          </table:table-cell>
          <table:table-cell/>
          <table:table-cell table:formula="of:=IF(AND([$Sheet1.$W3] * [$Sheet1.$X3]; [$Sheet1.$W3] + [$Sheet1.$X3] &gt;= [$Sheet1.$W3] * [$Sheet1.$X3]);[$Sheet1.W3];{})" office:value-type="float" office:value="1" calcext:value-type="float">
            <text:p>1</text:p>
          </table:table-cell>
          <table:table-cell table:formula="of:=IF(AND([$Sheet1.$W3] * [$Sheet1.$X3]; [$Sheet1.$W3] + [$Sheet1.$X3] &gt;= [$Sheet1.$W3] * [$Sheet1.$X3]);[$Sheet1.X3];{})" office:value-type="float" office:value="6" calcext:value-type="float">
            <text:p>6</text:p>
          </table:table-cell>
          <table:table-cell/>
          <table:table-cell table:formula="of:=IF(AND([$Sheet1.$Z3] * [$Sheet1.$AA3]; ([$Sheet1.$Z3] + [$Sheet1.$AA3]) &gt;= ([$Sheet1.$Z3] * [$Sheet1.$AA3]));[$Sheet1.Z3];{})" office:value-type="float" office:value="1" calcext:value-type="float">
            <text:p>1</text:p>
          </table:table-cell>
          <table:table-cell table:formula="of:=IF(AND([$Sheet1.$Z3] * [$Sheet1.$AA3]; ([$Sheet1.$Z3] + [$Sheet1.$AA3]) &gt;= ([$Sheet1.$Z3] * [$Sheet1.$AA3]));[$Sheet1.AA3];{})" office:value-type="float" office:value="8" calcext:value-type="float">
            <text:p>8</text:p>
          </table:table-cell>
          <table:table-cell table:style-name="ce1"/>
          <table:table-cell table:formula="of:=IF(AND([$Sheet1.$AC3] * [$Sheet1.$AD3]; ([$Sheet1.$AC3] + [$Sheet1.$AD3]) &gt;= ([$Sheet1.$AC3] * [$Sheet1.$AD3]));[$Sheet1.AC3];{})" office:value-type="float" office:value="0" calcext:value-type="float">
            <text:p/>
          </table:table-cell>
          <table:table-cell table:formula="of:=IF(AND([$Sheet1.$AC3] * [$Sheet1.$AD3]; ([$Sheet1.$AC3] + [$Sheet1.$AD3]) &gt;= ([$Sheet1.$AC3] * [$Sheet1.$AD3]));[$Sheet1.AD3];{})" office:value-type="float" office:value="0" calcext:value-type="float">
            <text:p/>
          </table:table-cell>
          <table:table-cell table:style-name="ce1"/>
          <table:table-cell table:formula="of:=IF(AND([$Sheet1.$AF3] * [$Sheet1.$AG3]; ([$Sheet1.$AF3] + [$Sheet1.$AG3]) &gt;= ([$Sheet1.$AF3] * [$Sheet1.$AG3]));[$Sheet1.AF3];{})" office:value-type="float" office:value="2" calcext:value-type="float">
            <text:p>2</text:p>
          </table:table-cell>
          <table:table-cell table:formula="of:=IF(AND([$Sheet1.$AF3] * [$Sheet1.$AG3]; ([$Sheet1.$AF3] + [$Sheet1.$AG3]) &gt;= ([$Sheet1.$AF3] * [$Sheet1.$AG3]));[$Sheet1.AG3];{})" office:value-type="float" office:value="2" calcext:value-type="float">
            <text:p>2</text:p>
          </table:table-cell>
          <table:table-cell table:style-name="ce1"/>
          <table:table-cell table:formula="of:=IF(AND([$Sheet1.$AI3] * [$Sheet1.$AJ3]; ([$Sheet1.$AI3] + [$Sheet1.$AJ3]) &gt;= ([$Sheet1.$AI3] * [$Sheet1.$AJ3]));[$Sheet1.AI3];{})" office:value-type="float" office:value="0" calcext:value-type="float">
            <text:p/>
          </table:table-cell>
          <table:table-cell table:formula="of:=IF(AND([$Sheet1.$AI3] * [$Sheet1.$AJ3]; ([$Sheet1.$AI3] + [$Sheet1.$AJ3]) &gt;= ([$Sheet1.$AI3] * [$Sheet1.$AJ3]));[$Sheet1.AJ3];{})" office:value-type="float" office:value="0" calcext:value-type="float">
            <text:p/>
          </table:table-cell>
          <table:table-cell table:style-name="ce1"/>
          <table:table-cell table:formula="of:=IF(AND([$Sheet1.$AL3] * [$Sheet1.$AM3]; ([$Sheet1.$AL3] + [$Sheet1.$AM3]) &gt;= ([$Sheet1.$AL3] * [$Sheet1.$AM3]));[$Sheet1.AL3];{})" office:value-type="float" office:value="0" calcext:value-type="float">
            <text:p/>
          </table:table-cell>
          <table:table-cell table:formula="of:=IF(AND([$Sheet1.$AL3] * [$Sheet1.$AM3]; ([$Sheet1.$AL3] + [$Sheet1.$AM3]) &gt;= ([$Sheet1.$AL3] * [$Sheet1.$AM3]));[$Sheet1.AM3];{})" office:value-type="float" office:value="0" calcext:value-type="float">
            <text:p/>
          </table:table-cell>
          <table:table-cell table:style-name="ce1"/>
          <table:table-cell table:formula="of:=IF(AND([$Sheet1.$AO3] * [$Sheet1.$AP3]; ([$Sheet1.$AO3] + [$Sheet1.$AP3]) &gt;= ([$Sheet1.$AO3] * [$Sheet1.$AP3]));[$Sheet1.AO3];{})" office:value-type="float" office:value="0" calcext:value-type="float">
            <text:p/>
          </table:table-cell>
          <table:table-cell table:formula="of:=IF(AND([$Sheet1.$AO3] * [$Sheet1.$AP3]; ([$Sheet1.$AO3] + [$Sheet1.$AP3]) &gt;= ([$Sheet1.$AO3] * [$Sheet1.$AP3]));[$Sheet1.AP3];{})" office:value-type="float" office:value="0" calcext:value-type="float">
            <text:p/>
          </table:table-cell>
          <table:table-cell table:style-name="ce1"/>
          <table:table-cell table:formula="of:=IF(AND([$Sheet1.$AR3] * [$Sheet1.$AS3]; ([$Sheet1.$AR3] + [$Sheet1.$AS3]) &gt;= ([$Sheet1.$AR3] * [$Sheet1.$AS3]));[$Sheet1.AR3];{})" office:value-type="float" office:value="0" calcext:value-type="float">
            <text:p/>
          </table:table-cell>
          <table:table-cell table:formula="of:=IF(AND([$Sheet1.$AR3] * [$Sheet1.$AS3]; ([$Sheet1.$AR3] + [$Sheet1.$AS3]) &gt;= ([$Sheet1.$AR3] * [$Sheet1.$AS3]));[$Sheet1.AS3];{})" office:value-type="float" office:value="0" calcext:value-type="float">
            <text:p/>
          </table:table-cell>
          <table:table-cell table:style-name="ce1"/>
          <table:table-cell table:formula="of:=IF(AND([$Sheet1.$AU3] * [$Sheet1.$AV3]; ([$Sheet1.$AU3] + [$Sheet1.$AV3]) &gt;= ([$Sheet1.$AU3] * [$Sheet1.$AV3]));[$Sheet1.AU3];{})" office:value-type="float" office:value="0" calcext:value-type="float">
            <text:p/>
          </table:table-cell>
          <table:table-cell table:formula="of:=IF(AND([$Sheet1.$AU3] * [$Sheet1.$AV3]; ([$Sheet1.$AU3] + [$Sheet1.$AV3]) &gt;= ([$Sheet1.$AU3] * [$Sheet1.$AV3]));[$Sheet1.AV3];{})" office:value-type="float" office:value="0" calcext:value-type="float">
            <text:p/>
          </table:table-cell>
          <table:table-cell table:style-name="ce1"/>
          <table:table-cell table:formula="of:=IF(AND([$Sheet1.$AX3] * [$Sheet1.$AY3]; ([$Sheet1.$AX3] + [$Sheet1.$AY3]) &gt;= ([$Sheet1.$AX3] * [$Sheet1.$AY3]));[$Sheet1.AX3];{})" office:value-type="float" office:value="0" calcext:value-type="float">
            <text:p/>
          </table:table-cell>
          <table:table-cell table:formula="of:=IF(AND([$Sheet1.$AX3] * [$Sheet1.$AY3]; ([$Sheet1.$AX3] + [$Sheet1.$AY3]) &gt;= ([$Sheet1.$AX3] * [$Sheet1.$AY3]));[$Sheet1.AY3];{})" office:value-type="float" office:value="0" calcext:value-type="float">
            <text:p/>
          </table:table-cell>
          <table:table-cell table:style-name="ce1"/>
          <table:table-cell table:formula="of:=IF(AND([$Sheet1.$BA3] * [$Sheet1.$BB3]; ([$Sheet1.$BA3] + [$Sheet1.$BB3]) &gt;= ([$Sheet1.$BA3] * [$Sheet1.$BB3]));[$Sheet1.BA3];{})" office:value-type="float" office:value="0" calcext:value-type="float">
            <text:p/>
          </table:table-cell>
          <table:table-cell table:formula="of:=IF(AND([$Sheet1.$BA3] * [$Sheet1.$BB3]; ([$Sheet1.$BA3] + [$Sheet1.$BB3]) &gt;= ([$Sheet1.$BA3] * [$Sheet1.$BB3]));[$Sheet1.BB3];{})" office:value-type="float" office:value="0" calcext:value-type="float">
            <text:p/>
          </table:table-cell>
          <table:table-cell table:style-name="ce1" table:number-columns-repeated="2"/>
          <table:table-cell table:number-columns-repeated="5"/>
          <table:table-cell table:style-name="ce1"/>
          <table:table-cell table:formula="of:=IF(AND([$Sheet1.$BK3] * [$Sheet1.$BL3]; ([$Sheet1.$BK3] + [$Sheet1.$BL3]) &gt;= ([$Sheet1.$BK3] * [$Sheet1.$BL3]));[$Sheet1.BK3];{})" office:value-type="float" office:value="0" calcext:value-type="float">
            <text:p/>
          </table:table-cell>
          <table:table-cell table:formula="of:=IF(AND([$Sheet1.$BK3] * [$Sheet1.$BL3]; ([$Sheet1.$BK3] + [$Sheet1.$BL3]) &gt;= ([$Sheet1.$BK3] * [$Sheet1.$BL3]));[$Sheet1.BL3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AND([$Sheet1.$E4] * [$Sheet1.$F4]; [$Sheet1.$E4] + [$Sheet1.$F4] &gt;= [$Sheet1.$E4] * [$Sheet1.$F4]);[$Sheet1.E4];{})" office:value-type="float" office:value="0" calcext:value-type="float">
            <text:p/>
          </table:table-cell>
          <table:table-cell table:formula="of:=[$Sheet1.F4]" office:value-type="float" office:value="6" calcext:value-type="float">
            <text:p>6</text:p>
          </table:table-cell>
          <table:table-cell/>
          <table:table-cell table:style-name="ce1"/>
          <table:table-cell table:formula="of:=MOD([.I$1]*[.$B4]+[.I$1]*[.$A4]*10;10)" office:value-type="float" office:value="9" calcext:value-type="float">
            <text:p>9</text:p>
          </table:table-cell>
          <table:table-cell table:formula="of:=IF(AND([$Sheet1.$J4] * [$Sheet1.$K4] * [$Sheet1.$L4]; ([$Sheet1.$J4] + [$Sheet1.$K4] + [$Sheet1.$L4]) &gt;= ([$Sheet1.$J4] * [$Sheet1.$K4] * [$Sheet1.$L4]));[$Sheet1.J4];{})" office:value-type="float" office:value="0" calcext:value-type="float">
            <text:p/>
          </table:table-cell>
          <table:table-cell table:formula="of:=IF(AND([$Sheet1.$K4] * [$Sheet1.$L4]; ([$Sheet1.$K4] + [$Sheet1.$L4]) &gt;= ([$Sheet1.$K4] * [$Sheet1.$L4]));[$Sheet1.K4];{})" office:value-type="float" office:value="1" calcext:value-type="float">
            <text:p>1</text:p>
          </table:table-cell>
          <table:table-cell table:formula="of:=IF(AND([$Sheet1.$K4] * [$Sheet1.$L4]; ([$Sheet1.$K4] + [$Sheet1.$L4]) &gt;= ([$Sheet1.$K4] * [$Sheet1.$L4]));[$Sheet1.L4];{})" office:value-type="float" office:value="2" calcext:value-type="float">
            <text:p>2</text:p>
          </table:table-cell>
          <table:table-cell/>
          <table:table-cell table:formula="of:=IF(AND([$Sheet1.$N4] * [$Sheet1.$O4]; ([$Sheet1.$N4] + [$Sheet1.$O4]) &gt;= ([$Sheet1.$N4] * [$Sheet1.$O4]));[$Sheet1.N4];{})" office:value-type="float" office:value="1" calcext:value-type="float">
            <text:p>1</text:p>
          </table:table-cell>
          <table:table-cell table:formula="of:=IF(AND([$Sheet1.$N4] * [$Sheet1.$O4]; ([$Sheet1.$N4] + [$Sheet1.$O4]) &gt;= ([$Sheet1.$N4] * [$Sheet1.$O4]));[$Sheet1.O4];{})" office:value-type="float" office:value="5" calcext:value-type="float">
            <text:p>5</text:p>
          </table:table-cell>
          <table:table-cell table:formula="of:=IF(AND([$Sheet1.$P4] * [$Sheet1.$Q4] * [$Sheet1.$R4]; ([$Sheet1.$P4] + [$Sheet1.$Q4] + [$Sheet1.$R4]) &gt;= ([$Sheet1.$P4] * [$Sheet1.$Q4] * [$Sheet1.$R4]));[$Sheet1.P4];{})" office:value-type="float" office:value="0" calcext:value-type="float">
            <text:p/>
          </table:table-cell>
          <table:table-cell table:formula="of:=IF(AND([$Sheet1.$Q4] * [$Sheet1.$R4]; ([$Sheet1.$Q4] + [$Sheet1.$R4]) &gt;= ([$Sheet1.$Q4] * [$Sheet1.$R4]));[$Sheet1.Q4];{})" office:value-type="float" office:value="1" calcext:value-type="float">
            <text:p>1</text:p>
          </table:table-cell>
          <table:table-cell table:formula="of:=IF(AND([$Sheet1.$Q4] * [$Sheet1.$R4]; ([$Sheet1.$Q4] + [$Sheet1.$R4]) &gt;= ([$Sheet1.$Q4] * [$Sheet1.$R4]));[$Sheet1.R4];{})" office:value-type="float" office:value="8" calcext:value-type="float">
            <text:p>8</text:p>
          </table:table-cell>
          <table:table-cell/>
          <table:table-cell table:formula="of:=IF(AND([$Sheet1.$T4] * [$Sheet1.$U4]; [$Sheet1.$T4] + [$Sheet1.$U4] &gt;= [$Sheet1.$T4] * [$Sheet1.$U4]);[$Sheet1.T4];{})" office:value-type="float" office:value="2" calcext:value-type="float">
            <text:p>2</text:p>
          </table:table-cell>
          <table:table-cell table:formula="of:=IF(AND([$Sheet1.$T4] * [$Sheet1.$U4]; [$Sheet1.$T4] + [$Sheet1.$U4] &gt;= [$Sheet1.$T4] * [$Sheet1.$U4]);[$Sheet1.U4];{})" office:value-type="float" office:value="1" calcext:value-type="float">
            <text:p>1</text:p>
          </table:table-cell>
          <table:table-cell table:formula="of:=IF(AND([$Sheet1.$W4] * [$Sheet1.$X4]; [$Sheet1.$W4] + [$Sheet1.$X4] &gt;= [$Sheet1.$W4] * [$Sheet1.$X4]);[$Sheet1.V4];{})" office:value-type="float" office:value="0" calcext:value-type="float">
            <text:p/>
          </table:table-cell>
          <table:table-cell table:formula="of:=IF(AND([$Sheet1.$W4] * [$Sheet1.$X4]; [$Sheet1.$W4] + [$Sheet1.$X4] &gt;= [$Sheet1.$W4] * [$Sheet1.$X4]);[$Sheet1.W4];{})" office:value-type="float" office:value="0" calcext:value-type="float">
            <text:p/>
          </table:table-cell>
          <table:table-cell table:formula="of:=IF(AND([$Sheet1.$W4] * [$Sheet1.$X4]; [$Sheet1.$W4] + [$Sheet1.$X4] &gt;= [$Sheet1.$W4] * [$Sheet1.$X4]);[$Sheet1.X4];{})" office:value-type="float" office:value="0" calcext:value-type="float">
            <text:p/>
          </table:table-cell>
          <table:table-cell table:formula="of:=IF(AND([$Sheet1.$Z4] * [$Sheet1.$AA4]; [$Sheet1.$Z4] + [$Sheet1.$AA4] &gt;= [$Sheet1.$Z4] * [$Sheet1.$AA4]);[$Sheet1.Y4];{})" office:value-type="float" office:value="0" calcext:value-type="float">
            <text:p/>
          </table:table-cell>
          <table:table-cell table:formula="of:=IF(AND([$Sheet1.$Z4] * [$Sheet1.$AA4]; ([$Sheet1.$Z4] + [$Sheet1.$AA4]) &gt;= ([$Sheet1.$Z4] * [$Sheet1.$AA4]));[$Sheet1.Z4];{})" office:value-type="float" office:value="0" calcext:value-type="float">
            <text:p/>
          </table:table-cell>
          <table:table-cell table:formula="of:=IF(AND([$Sheet1.$Z4] * [$Sheet1.$AA4]; ([$Sheet1.$Z4] + [$Sheet1.$AA4]) &gt;= ([$Sheet1.$Z4] * [$Sheet1.$AA4]));[$Sheet1.AA4];{})" office:value-type="float" office:value="0" calcext:value-type="float">
            <text:p/>
          </table:table-cell>
          <table:table-cell table:style-name="ce1"/>
          <table:table-cell table:formula="of:=IF(AND([$Sheet1.$AC4] * [$Sheet1.$AD4]; ([$Sheet1.$AC4] + [$Sheet1.$AD4]) &gt;= ([$Sheet1.$AC4] * [$Sheet1.$AD4]));[$Sheet1.AC4];{})" office:value-type="float" office:value="0" calcext:value-type="float">
            <text:p/>
          </table:table-cell>
          <table:table-cell table:formula="of:=IF(AND([$Sheet1.$AC4] * [$Sheet1.$AD4]; ([$Sheet1.$AC4] + [$Sheet1.$AD4]) &gt;= ([$Sheet1.$AC4] * [$Sheet1.$AD4]));[$Sheet1.AD4];{})" office:value-type="float" office:value="0" calcext:value-type="float">
            <text:p/>
          </table:table-cell>
          <table:table-cell table:style-name="ce1"/>
          <table:table-cell table:formula="of:=IF(AND([$Sheet1.$AF4] * [$Sheet1.$AG4]; ([$Sheet1.$AF4] + [$Sheet1.$AG4]) &gt;= ([$Sheet1.$AF4] * [$Sheet1.$AG4]));[$Sheet1.AF4];{})" office:value-type="float" office:value="0" calcext:value-type="float">
            <text:p/>
          </table:table-cell>
          <table:table-cell table:formula="of:=IF(AND([$Sheet1.$AF4] * [$Sheet1.$AG4]; ([$Sheet1.$AF4] + [$Sheet1.$AG4]) &gt;= ([$Sheet1.$AF4] * [$Sheet1.$AG4]));[$Sheet1.AG4];{})" office:value-type="float" office:value="0" calcext:value-type="float">
            <text:p/>
          </table:table-cell>
          <table:table-cell table:style-name="ce1"/>
          <table:table-cell table:formula="of:=IF(AND([$Sheet1.$AI4] * [$Sheet1.$AJ4]; ([$Sheet1.$AI4] + [$Sheet1.$AJ4]) &gt;= ([$Sheet1.$AI4] * [$Sheet1.$AJ4]));[$Sheet1.AI4];{})" office:value-type="float" office:value="0" calcext:value-type="float">
            <text:p/>
          </table:table-cell>
          <table:table-cell table:formula="of:=IF(AND([$Sheet1.$AI4] * [$Sheet1.$AJ4]; ([$Sheet1.$AI4] + [$Sheet1.$AJ4]) &gt;= ([$Sheet1.$AI4] * [$Sheet1.$AJ4]));[$Sheet1.AJ4];{})" office:value-type="float" office:value="0" calcext:value-type="float">
            <text:p/>
          </table:table-cell>
          <table:table-cell table:style-name="ce1"/>
          <table:table-cell table:formula="of:=IF(AND([$Sheet1.$AL4] * [$Sheet1.$AM4]; ([$Sheet1.$AL4] + [$Sheet1.$AM4]) &gt;= ([$Sheet1.$AL4] * [$Sheet1.$AM4]));[$Sheet1.AL4];{})" office:value-type="float" office:value="0" calcext:value-type="float">
            <text:p/>
          </table:table-cell>
          <table:table-cell table:formula="of:=IF(AND([$Sheet1.$AL4] * [$Sheet1.$AM4]; ([$Sheet1.$AL4] + [$Sheet1.$AM4]) &gt;= ([$Sheet1.$AL4] * [$Sheet1.$AM4]));[$Sheet1.AM4];{})" office:value-type="float" office:value="0" calcext:value-type="float">
            <text:p/>
          </table:table-cell>
          <table:table-cell table:style-name="ce1"/>
          <table:table-cell table:formula="of:=IF(AND([$Sheet1.$AO4] * [$Sheet1.$AP4]; ([$Sheet1.$AO4] + [$Sheet1.$AP4]) &gt;= ([$Sheet1.$AO4] * [$Sheet1.$AP4]));[$Sheet1.AO4];{})" office:value-type="float" office:value="0" calcext:value-type="float">
            <text:p/>
          </table:table-cell>
          <table:table-cell table:formula="of:=IF(AND([$Sheet1.$AO4] * [$Sheet1.$AP4]; ([$Sheet1.$AO4] + [$Sheet1.$AP4]) &gt;= ([$Sheet1.$AO4] * [$Sheet1.$AP4]));[$Sheet1.AP4];{})" office:value-type="float" office:value="0" calcext:value-type="float">
            <text:p/>
          </table:table-cell>
          <table:table-cell table:style-name="ce1"/>
          <table:table-cell table:formula="of:=IF(AND([$Sheet1.$AR4] * [$Sheet1.$AS4]; ([$Sheet1.$AR4] + [$Sheet1.$AS4]) &gt;= ([$Sheet1.$AR4] * [$Sheet1.$AS4]));[$Sheet1.AR4];{})" office:value-type="float" office:value="0" calcext:value-type="float">
            <text:p/>
          </table:table-cell>
          <table:table-cell table:formula="of:=IF(AND([$Sheet1.$AR4] * [$Sheet1.$AS4]; ([$Sheet1.$AR4] + [$Sheet1.$AS4]) &gt;= ([$Sheet1.$AR4] * [$Sheet1.$AS4]));[$Sheet1.AS4];{})" office:value-type="float" office:value="0" calcext:value-type="float">
            <text:p/>
          </table:table-cell>
          <table:table-cell table:style-name="ce1"/>
          <table:table-cell table:formula="of:=IF(AND([$Sheet1.$AU4] * [$Sheet1.$AV4]; ([$Sheet1.$AU4] + [$Sheet1.$AV4]) &gt;= ([$Sheet1.$AU4] * [$Sheet1.$AV4]));[$Sheet1.AU4];{})" office:value-type="float" office:value="0" calcext:value-type="float">
            <text:p/>
          </table:table-cell>
          <table:table-cell table:formula="of:=IF(AND([$Sheet1.$AU4] * [$Sheet1.$AV4]; ([$Sheet1.$AU4] + [$Sheet1.$AV4]) &gt;= ([$Sheet1.$AU4] * [$Sheet1.$AV4]));[$Sheet1.AV4];{})" office:value-type="float" office:value="0" calcext:value-type="float">
            <text:p/>
          </table:table-cell>
          <table:table-cell table:style-name="ce1"/>
          <table:table-cell table:formula="of:=IF(AND([$Sheet1.$AX4] * [$Sheet1.$AY4]; ([$Sheet1.$AX4] + [$Sheet1.$AY4]) &gt;= ([$Sheet1.$AX4] * [$Sheet1.$AY4]));[$Sheet1.AX4];{})" office:value-type="float" office:value="5" calcext:value-type="float">
            <text:p>5</text:p>
          </table:table-cell>
          <table:table-cell table:formula="of:=IF(AND([$Sheet1.$AX4] * [$Sheet1.$AY4]; ([$Sheet1.$AX4] + [$Sheet1.$AY4]) &gt;= ([$Sheet1.$AX4] * [$Sheet1.$AY4]));[$Sheet1.AY4];{})" office:value-type="float" office:value="1" calcext:value-type="float">
            <text:p>1</text:p>
          </table:table-cell>
          <table:table-cell table:style-name="ce1"/>
          <table:table-cell table:formula="of:=IF(AND([$Sheet1.$BA4] * [$Sheet1.$BB4]; ([$Sheet1.$BA4] + [$Sheet1.$BB4]) &gt;= ([$Sheet1.$BA4] * [$Sheet1.$BB4]));[$Sheet1.BA4];{})" office:value-type="float" office:value="0" calcext:value-type="float">
            <text:p/>
          </table:table-cell>
          <table:table-cell table:formula="of:=IF(AND([$Sheet1.$BA4] * [$Sheet1.$BB4]; ([$Sheet1.$BA4] + [$Sheet1.$BB4]) &gt;= ([$Sheet1.$BA4] * [$Sheet1.$BB4]));[$Sheet1.BB4];{})" office:value-type="float" office:value="0" calcext:value-type="float">
            <text:p/>
          </table:table-cell>
          <table:table-cell table:style-name="ce1" table:number-columns-repeated="2"/>
          <table:table-cell table:number-columns-repeated="5"/>
          <table:table-cell table:style-name="ce1"/>
          <table:table-cell table:formula="of:=IF(AND([$Sheet1.$BK4] * [$Sheet1.$BL4]; ([$Sheet1.$BK4] + [$Sheet1.$BL4]) &gt;= ([$Sheet1.$BK4] * [$Sheet1.$BL4]));[$Sheet1.BK4];{})" office:value-type="float" office:value="0" calcext:value-type="float">
            <text:p/>
          </table:table-cell>
          <table:table-cell table:formula="of:=IF(AND([$Sheet1.$BK4] * [$Sheet1.$BL4]; ([$Sheet1.$BK4] + [$Sheet1.$BL4]) &gt;= ([$Sheet1.$BK4] * [$Sheet1.$BL4]));[$Sheet1.BL4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AND([$Sheet1.$E5] * [$Sheet1.$F5]; [$Sheet1.$E5] + [$Sheet1.$F5] &gt;= [$Sheet1.$E5] * [$Sheet1.$F5]);[$Sheet1.E5];{})" office:value-type="float" office:value="0" calcext:value-type="float">
            <text:p/>
          </table:table-cell>
          <table:table-cell table:formula="of:=[$Sheet1.F5]" office:value-type="float" office:value="8" calcext:value-type="float">
            <text:p>8</text:p>
          </table:table-cell>
          <table:table-cell/>
          <table:table-cell table:formula="of:=IF(AND([$Sheet1.$H5] * [$Sheet1.$I5]; ([$Sheet1.$H5] + [$Sheet1.$I5]) &gt;= ([$Sheet1.$H5] * [$Sheet1.$I5]));[$Sheet1.H5];{})" office:value-type="float" office:value="1" calcext:value-type="float">
            <text:p>1</text:p>
          </table:table-cell>
          <table:table-cell table:formula="of:=IF(AND([$Sheet1.$H5] * [$Sheet1.$I5]; ([$Sheet1.$H5] + [$Sheet1.$I5]) &gt;= ([$Sheet1.$H5] * [$Sheet1.$I5]));[$Sheet1.I5];{})" office:value-type="float" office:value="2" calcext:value-type="float">
            <text:p>2</text:p>
          </table:table-cell>
          <table:table-cell table:formula="of:=IF(AND([$Sheet1.$J5] * [$Sheet1.$K5] * [$Sheet1.$L5]; ([$Sheet1.$J5] + [$Sheet1.$K5] + [$Sheet1.$L5]) &gt;= ([$Sheet1.$J5] * [$Sheet1.$K5] * [$Sheet1.$L5]));[$Sheet1.J5];{})" office:value-type="float" office:value="0" calcext:value-type="float">
            <text:p/>
          </table:table-cell>
          <table:table-cell table:formula="of:=IF(AND([$Sheet1.$K5] * [$Sheet1.$L5]; ([$Sheet1.$K5] + [$Sheet1.$L5]) &gt;= ([$Sheet1.$K5] * [$Sheet1.$L5]));[$Sheet1.K5];{})" office:value-type="float" office:value="1" calcext:value-type="float">
            <text:p>1</text:p>
          </table:table-cell>
          <table:table-cell table:formula="of:=IF(AND([$Sheet1.$K5] * [$Sheet1.$L5]; ([$Sheet1.$K5] + [$Sheet1.$L5]) &gt;= ([$Sheet1.$K5] * [$Sheet1.$L5]));[$Sheet1.L5];{})" office:value-type="float" office:value="6" calcext:value-type="float">
            <text:p>6</text:p>
          </table:table-cell>
          <table:table-cell/>
          <table:table-cell table:formula="of:=IF(AND([$Sheet1.$N5] * [$Sheet1.$O5]; ([$Sheet1.$N5] + [$Sheet1.$O5]) &gt;= ([$Sheet1.$N5] * [$Sheet1.$O5]));[$Sheet1.N5];{})" office:value-type="float" office:value="0" calcext:value-type="float">
            <text:p/>
          </table:table-cell>
          <table:table-cell table:formula="of:=IF(AND([$Sheet1.$N5] * [$Sheet1.$O5]; ([$Sheet1.$N5] + [$Sheet1.$O5]) &gt;= ([$Sheet1.$N5] * [$Sheet1.$O5]));[$Sheet1.O5];{})" office:value-type="float" office:value="0" calcext:value-type="float">
            <text:p/>
          </table:table-cell>
          <table:table-cell table:formula="of:=IF(AND([$Sheet1.$P5] * [$Sheet1.$Q5] * [$Sheet1.$R5]; ([$Sheet1.$P5] + [$Sheet1.$Q5] + [$Sheet1.$R5]) &gt;= ([$Sheet1.$P5] * [$Sheet1.$Q5] * [$Sheet1.$R5]));[$Sheet1.P5];{})" office:value-type="float" office:value="0" calcext:value-type="float">
            <text:p/>
          </table:table-cell>
          <table:table-cell table:formula="of:=IF(AND([$Sheet1.$Q5] * [$Sheet1.$R5]; ([$Sheet1.$Q5] + [$Sheet1.$R5]) &gt;= ([$Sheet1.$Q5] * [$Sheet1.$R5]));[$Sheet1.Q5];{})" office:value-type="float" office:value="0" calcext:value-type="float">
            <text:p/>
          </table:table-cell>
          <table:table-cell table:formula="of:=IF(AND([$Sheet1.$Q5] * [$Sheet1.$R5]; ([$Sheet1.$Q5] + [$Sheet1.$R5]) &gt;= ([$Sheet1.$Q5] * [$Sheet1.$R5]));[$Sheet1.R5];{})" office:value-type="float" office:value="0" calcext:value-type="float">
            <text:p/>
          </table:table-cell>
          <table:table-cell table:formula="of:=IF(AND([$Sheet1.$T5] * [$Sheet1.$U5]; [$Sheet1.$T5] + [$Sheet1.$U5] &gt;= [$Sheet1.$T5] * [$Sheet1.$U5]);[$Sheet1.S5];{})" office:value-type="float" office:value="0" calcext:value-type="float">
            <text:p/>
          </table:table-cell>
          <table:table-cell table:formula="of:=IF(AND([$Sheet1.$T5] * [$Sheet1.$U5]; [$Sheet1.$T5] + [$Sheet1.$U5] &gt;= [$Sheet1.$T5] * [$Sheet1.$U5]);[$Sheet1.T5];{})" office:value-type="float" office:value="0" calcext:value-type="float">
            <text:p/>
          </table:table-cell>
          <table:table-cell table:formula="of:=IF(AND([$Sheet1.$T5] * [$Sheet1.$U5]; [$Sheet1.$T5] + [$Sheet1.$U5] &gt;= [$Sheet1.$T5] * [$Sheet1.$U5]);[$Sheet1.U5];{})" office:value-type="float" office:value="0" calcext:value-type="float">
            <text:p/>
          </table:table-cell>
          <table:table-cell table:formula="of:=IF(AND([$Sheet1.$W5] * [$Sheet1.$X5]; [$Sheet1.$W5] + [$Sheet1.$X5] &gt;= [$Sheet1.$W5] * [$Sheet1.$X5]);[$Sheet1.V5];{})" office:value-type="float" office:value="0" calcext:value-type="float">
            <text:p/>
          </table:table-cell>
          <table:table-cell table:formula="of:=IF(AND([$Sheet1.$W5] * [$Sheet1.$X5]; [$Sheet1.$W5] + [$Sheet1.$X5] &gt;= [$Sheet1.$W5] * [$Sheet1.$X5]);[$Sheet1.W5];{})" office:value-type="float" office:value="0" calcext:value-type="float">
            <text:p/>
          </table:table-cell>
          <table:table-cell table:formula="of:=IF(AND([$Sheet1.$W5] * [$Sheet1.$X5]; [$Sheet1.$W5] + [$Sheet1.$X5] &gt;= [$Sheet1.$W5] * [$Sheet1.$X5]);[$Sheet1.X5];{})" office:value-type="float" office:value="0" calcext:value-type="float">
            <text:p/>
          </table:table-cell>
          <table:table-cell table:formula="of:=IF(AND([$Sheet1.$Z5] * [$Sheet1.$AA5]; [$Sheet1.$Z5] + [$Sheet1.$AA5] &gt;= [$Sheet1.$Z5] * [$Sheet1.$AA5]);[$Sheet1.Y5];{})" office:value-type="float" office:value="0" calcext:value-type="float">
            <text:p/>
          </table:table-cell>
          <table:table-cell table:formula="of:=IF(AND([$Sheet1.$Z5] * [$Sheet1.$AA5]; ([$Sheet1.$Z5] + [$Sheet1.$AA5]) &gt;= ([$Sheet1.$Z5] * [$Sheet1.$AA5]));[$Sheet1.Z5];{})" office:value-type="float" office:value="0" calcext:value-type="float">
            <text:p/>
          </table:table-cell>
          <table:table-cell table:formula="of:=IF(AND([$Sheet1.$Z5] * [$Sheet1.$AA5]; ([$Sheet1.$Z5] + [$Sheet1.$AA5]) &gt;= ([$Sheet1.$Z5] * [$Sheet1.$AA5]));[$Sheet1.AA5];{})" office:value-type="float" office:value="0" calcext:value-type="float">
            <text:p/>
          </table:table-cell>
          <table:table-cell table:style-name="ce1"/>
          <table:table-cell table:formula="of:=IF(AND([$Sheet1.$AC5] * [$Sheet1.$AD5]; ([$Sheet1.$AC5] + [$Sheet1.$AD5]) &gt;= ([$Sheet1.$AC5] * [$Sheet1.$AD5]));[$Sheet1.AC5];{})" office:value-type="float" office:value="0" calcext:value-type="float">
            <text:p/>
          </table:table-cell>
          <table:table-cell table:formula="of:=IF(AND([$Sheet1.$AC5] * [$Sheet1.$AD5]; ([$Sheet1.$AC5] + [$Sheet1.$AD5]) &gt;= ([$Sheet1.$AC5] * [$Sheet1.$AD5]));[$Sheet1.AD5];{})" office:value-type="float" office:value="0" calcext:value-type="float">
            <text:p/>
          </table:table-cell>
          <table:table-cell table:style-name="ce1"/>
          <table:table-cell table:formula="of:=IF(AND([$Sheet1.$AF5] * [$Sheet1.$AG5]; ([$Sheet1.$AF5] + [$Sheet1.$AG5]) &gt;= ([$Sheet1.$AF5] * [$Sheet1.$AG5]));[$Sheet1.AF5];{})" office:value-type="float" office:value="0" calcext:value-type="float">
            <text:p/>
          </table:table-cell>
          <table:table-cell table:formula="of:=IF(AND([$Sheet1.$AF5] * [$Sheet1.$AG5]; ([$Sheet1.$AF5] + [$Sheet1.$AG5]) &gt;= ([$Sheet1.$AF5] * [$Sheet1.$AG5]));[$Sheet1.AG5];{})" office:value-type="float" office:value="0" calcext:value-type="float">
            <text:p/>
          </table:table-cell>
          <table:table-cell table:style-name="ce1"/>
          <table:table-cell table:formula="of:=IF(AND([$Sheet1.$AI5] * [$Sheet1.$AJ5]; ([$Sheet1.$AI5] + [$Sheet1.$AJ5]) &gt;= ([$Sheet1.$AI5] * [$Sheet1.$AJ5]));[$Sheet1.AI5];{})" office:value-type="float" office:value="0" calcext:value-type="float">
            <text:p/>
          </table:table-cell>
          <table:table-cell table:formula="of:=IF(AND([$Sheet1.$AI5] * [$Sheet1.$AJ5]; ([$Sheet1.$AI5] + [$Sheet1.$AJ5]) &gt;= ([$Sheet1.$AI5] * [$Sheet1.$AJ5]));[$Sheet1.AJ5];{})" office:value-type="float" office:value="0" calcext:value-type="float">
            <text:p/>
          </table:table-cell>
          <table:table-cell table:style-name="ce1"/>
          <table:table-cell table:formula="of:=IF(AND([$Sheet1.$AL5] * [$Sheet1.$AM5]; ([$Sheet1.$AL5] + [$Sheet1.$AM5]) &gt;= ([$Sheet1.$AL5] * [$Sheet1.$AM5]));[$Sheet1.AL5];{})" office:value-type="float" office:value="0" calcext:value-type="float">
            <text:p/>
          </table:table-cell>
          <table:table-cell table:formula="of:=IF(AND([$Sheet1.$AL5] * [$Sheet1.$AM5]; ([$Sheet1.$AL5] + [$Sheet1.$AM5]) &gt;= ([$Sheet1.$AL5] * [$Sheet1.$AM5]));[$Sheet1.AM5];{})" office:value-type="float" office:value="0" calcext:value-type="float">
            <text:p/>
          </table:table-cell>
          <table:table-cell table:style-name="ce1"/>
          <table:table-cell table:formula="of:=IF(AND([$Sheet1.$AO5] * [$Sheet1.$AP5]; ([$Sheet1.$AO5] + [$Sheet1.$AP5]) &gt;= ([$Sheet1.$AO5] * [$Sheet1.$AP5]));[$Sheet1.AO5];{})" office:value-type="float" office:value="0" calcext:value-type="float">
            <text:p/>
          </table:table-cell>
          <table:table-cell table:formula="of:=IF(AND([$Sheet1.$AO5] * [$Sheet1.$AP5]; ([$Sheet1.$AO5] + [$Sheet1.$AP5]) &gt;= ([$Sheet1.$AO5] * [$Sheet1.$AP5]));[$Sheet1.AP5];{})" office:value-type="float" office:value="0" calcext:value-type="float">
            <text:p/>
          </table:table-cell>
          <table:table-cell table:style-name="ce1"/>
          <table:table-cell table:formula="of:=IF(AND([$Sheet1.$AR5] * [$Sheet1.$AS5]; ([$Sheet1.$AR5] + [$Sheet1.$AS5]) &gt;= ([$Sheet1.$AR5] * [$Sheet1.$AS5]));[$Sheet1.AR5];{})" office:value-type="float" office:value="0" calcext:value-type="float">
            <text:p/>
          </table:table-cell>
          <table:table-cell table:formula="of:=IF(AND([$Sheet1.$AR5] * [$Sheet1.$AS5]; ([$Sheet1.$AR5] + [$Sheet1.$AS5]) &gt;= ([$Sheet1.$AR5] * [$Sheet1.$AS5]));[$Sheet1.AS5];{})" office:value-type="float" office:value="0" calcext:value-type="float">
            <text:p/>
          </table:table-cell>
          <table:table-cell table:style-name="ce1"/>
          <table:table-cell table:formula="of:=IF(AND([$Sheet1.$AU5] * [$Sheet1.$AV5]; ([$Sheet1.$AU5] + [$Sheet1.$AV5]) &gt;= ([$Sheet1.$AU5] * [$Sheet1.$AV5]));[$Sheet1.AU5];{})" office:value-type="float" office:value="0" calcext:value-type="float">
            <text:p/>
          </table:table-cell>
          <table:table-cell table:formula="of:=IF(AND([$Sheet1.$AU5] * [$Sheet1.$AV5]; ([$Sheet1.$AU5] + [$Sheet1.$AV5]) &gt;= ([$Sheet1.$AU5] * [$Sheet1.$AV5]));[$Sheet1.AV5];{})" office:value-type="float" office:value="0" calcext:value-type="float">
            <text:p/>
          </table:table-cell>
          <table:table-cell table:style-name="ce1"/>
          <table:table-cell table:formula="of:=IF(AND([$Sheet1.$AX5] * [$Sheet1.$AY5]; ([$Sheet1.$AX5] + [$Sheet1.$AY5]) &gt;= ([$Sheet1.$AX5] * [$Sheet1.$AY5]));[$Sheet1.AX5];{})" office:value-type="float" office:value="0" calcext:value-type="float">
            <text:p/>
          </table:table-cell>
          <table:table-cell table:formula="of:=IF(AND([$Sheet1.$AX5] * [$Sheet1.$AY5]; ([$Sheet1.$AX5] + [$Sheet1.$AY5]) &gt;= ([$Sheet1.$AX5] * [$Sheet1.$AY5]));[$Sheet1.AY5];{})" office:value-type="float" office:value="0" calcext:value-type="float">
            <text:p/>
          </table:table-cell>
          <table:table-cell table:style-name="ce1"/>
          <table:table-cell table:formula="of:=IF(AND([$Sheet1.$BA5] * [$Sheet1.$BB5]; ([$Sheet1.$BA5] + [$Sheet1.$BB5]) &gt;= ([$Sheet1.$BA5] * [$Sheet1.$BB5]));[$Sheet1.BA5];{})" office:value-type="float" office:value="0" calcext:value-type="float">
            <text:p/>
          </table:table-cell>
          <table:table-cell table:formula="of:=IF(AND([$Sheet1.$BA5] * [$Sheet1.$BB5]; ([$Sheet1.$BA5] + [$Sheet1.$BB5]) &gt;= ([$Sheet1.$BA5] * [$Sheet1.$BB5]));[$Sheet1.BB5];{})" office:value-type="float" office:value="0" calcext:value-type="float">
            <text:p/>
          </table:table-cell>
          <table:table-cell table:style-name="ce1" table:number-columns-repeated="2"/>
          <table:table-cell table:number-columns-repeated="5"/>
          <table:table-cell table:style-name="ce1"/>
          <table:table-cell table:formula="of:=IF(AND([$Sheet1.$BK5] * [$Sheet1.$BL5]; ([$Sheet1.$BK5] + [$Sheet1.$BL5]) &gt;= ([$Sheet1.$BK5] * [$Sheet1.$BL5]));[$Sheet1.BK5];{})" office:value-type="float" office:value="0" calcext:value-type="float">
            <text:p/>
          </table:table-cell>
          <table:table-cell table:formula="of:=IF(AND([$Sheet1.$BK5] * [$Sheet1.$BL5]; ([$Sheet1.$BK5] + [$Sheet1.$BL5]) &gt;= ([$Sheet1.$BK5] * [$Sheet1.$BL5]));[$Sheet1.BL5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AND([$Sheet1.$E6] * [$Sheet1.$F6]; [$Sheet1.$E6] + [$Sheet1.$F6] &gt;= [$Sheet1.$E6] * [$Sheet1.$F6]);[$Sheet1.E6];{})" office:value-type="float" office:value="0" calcext:value-type="float">
            <text:p/>
          </table:table-cell>
          <table:table-cell table:formula="of:=IF(AND([$Sheet1.$E6] * [$Sheet1.$F6]; [$Sheet1.$E6] + [$Sheet1.$F6] &gt;= [$Sheet1.$E6] * [$Sheet1.$F6]);[$Sheet1.F6];{})" office:value-type="float" office:value="0" calcext:value-type="float">
            <text:p/>
          </table:table-cell>
          <table:table-cell/>
          <table:table-cell table:formula="of:=IF(AND([$Sheet1.$H6] * [$Sheet1.$I6]; ([$Sheet1.$H6] + [$Sheet1.$I6]) &gt;= ([$Sheet1.$H6] * [$Sheet1.$I6]));[$Sheet1.H6];{})" office:value-type="float" office:value="1" calcext:value-type="float">
            <text:p>1</text:p>
          </table:table-cell>
          <table:table-cell table:formula="of:=IF(AND([$Sheet1.$H6] * [$Sheet1.$I6]; ([$Sheet1.$H6] + [$Sheet1.$I6]) &gt;= ([$Sheet1.$H6] * [$Sheet1.$I6]));[$Sheet1.I6];{})" office:value-type="float" office:value="5" calcext:value-type="float">
            <text:p>5</text:p>
          </table:table-cell>
          <table:table-cell table:formula="of:=IF(AND([$Sheet1.$J6] * [$Sheet1.$K6] * [$Sheet1.$L6]; ([$Sheet1.$J6] + [$Sheet1.$K6] + [$Sheet1.$L6]) &gt;= ([$Sheet1.$J6] * [$Sheet1.$K6] * [$Sheet1.$L6]));[$Sheet1.J6];{})" office:value-type="float" office:value="0" calcext:value-type="float">
            <text:p/>
          </table:table-cell>
          <table:table-cell table:formula="of:=IF(AND([$Sheet1.$K6] * [$Sheet1.$L6]; ([$Sheet1.$K6] + [$Sheet1.$L6]) &gt;= ([$Sheet1.$K6] * [$Sheet1.$L6]));[$Sheet1.K6];{})" office:value-type="float" office:value="0" calcext:value-type="float">
            <text:p/>
          </table:table-cell>
          <table:table-cell table:formula="of:=IF(AND([$Sheet1.$K6] * [$Sheet1.$L6]; ([$Sheet1.$K6] + [$Sheet1.$L6]) &gt;= ([$Sheet1.$K6] * [$Sheet1.$L6]));[$Sheet1.L6];{})" office:value-type="float" office:value="0" calcext:value-type="float">
            <text:p/>
          </table:table-cell>
          <table:table-cell/>
          <table:table-cell table:formula="of:=IF(AND([$Sheet1.$N6] * [$Sheet1.$O6]; ([$Sheet1.$N6] + [$Sheet1.$O6]) &gt;= ([$Sheet1.$N6] * [$Sheet1.$O6]));[$Sheet1.N6];{})" office:value-type="float" office:value="0" calcext:value-type="float">
            <text:p/>
          </table:table-cell>
          <table:table-cell table:formula="of:=IF(AND([$Sheet1.$N6] * [$Sheet1.$O6]; ([$Sheet1.$N6] + [$Sheet1.$O6]) &gt;= ([$Sheet1.$N6] * [$Sheet1.$O6]));[$Sheet1.O6];{})" office:value-type="float" office:value="0" calcext:value-type="float">
            <text:p/>
          </table:table-cell>
          <table:table-cell table:formula="of:=IF(AND([$Sheet1.$P6] * [$Sheet1.$Q6] * [$Sheet1.$R6]; ([$Sheet1.$P6] + [$Sheet1.$Q6] + [$Sheet1.$R6]) &gt;= ([$Sheet1.$P6] * [$Sheet1.$Q6] * [$Sheet1.$R6]));[$Sheet1.P6];{})" office:value-type="float" office:value="0" calcext:value-type="float">
            <text:p/>
          </table:table-cell>
          <table:table-cell table:formula="of:=IF(AND([$Sheet1.$Q6] * [$Sheet1.$R6]; ([$Sheet1.$Q6] + [$Sheet1.$R6]) &gt;= ([$Sheet1.$Q6] * [$Sheet1.$R6]));[$Sheet1.Q6];{})" office:value-type="float" office:value="0" calcext:value-type="float">
            <text:p/>
          </table:table-cell>
          <table:table-cell table:formula="of:=IF(AND([$Sheet1.$Q6] * [$Sheet1.$R6]; ([$Sheet1.$Q6] + [$Sheet1.$R6]) &gt;= ([$Sheet1.$Q6] * [$Sheet1.$R6]));[$Sheet1.R6];{})" office:value-type="float" office:value="0" calcext:value-type="float">
            <text:p/>
          </table:table-cell>
          <table:table-cell table:formula="of:=IF(AND([$Sheet1.$T6] * [$Sheet1.$U6]; [$Sheet1.$T6] + [$Sheet1.$U6] &gt;= [$Sheet1.$T6] * [$Sheet1.$U6]);[$Sheet1.S6];{})" office:value-type="float" office:value="0" calcext:value-type="float">
            <text:p/>
          </table:table-cell>
          <table:table-cell table:formula="of:=IF(AND([$Sheet1.$T6] * [$Sheet1.$U6]; [$Sheet1.$T6] + [$Sheet1.$U6] &gt;= [$Sheet1.$T6] * [$Sheet1.$U6]);[$Sheet1.T6];{})" office:value-type="float" office:value="0" calcext:value-type="float">
            <text:p/>
          </table:table-cell>
          <table:table-cell table:formula="of:=IF(AND([$Sheet1.$T6] * [$Sheet1.$U6]; [$Sheet1.$T6] + [$Sheet1.$U6] &gt;= [$Sheet1.$T6] * [$Sheet1.$U6]);[$Sheet1.U6];{})" office:value-type="float" office:value="0" calcext:value-type="float">
            <text:p/>
          </table:table-cell>
          <table:table-cell table:formula="of:=IF(AND([$Sheet1.$W6] * [$Sheet1.$X6]; [$Sheet1.$W6] + [$Sheet1.$X6] &gt;= [$Sheet1.$W6] * [$Sheet1.$X6]);[$Sheet1.V6];{})" office:value-type="float" office:value="0" calcext:value-type="float">
            <text:p/>
          </table:table-cell>
          <table:table-cell table:formula="of:=IF(AND([$Sheet1.$W6] * [$Sheet1.$X6]; [$Sheet1.$W6] + [$Sheet1.$X6] &gt;= [$Sheet1.$W6] * [$Sheet1.$X6]);[$Sheet1.W6];{})" office:value-type="float" office:value="0" calcext:value-type="float">
            <text:p/>
          </table:table-cell>
          <table:table-cell table:formula="of:=IF(AND([$Sheet1.$W6] * [$Sheet1.$X6]; [$Sheet1.$W6] + [$Sheet1.$X6] &gt;= [$Sheet1.$W6] * [$Sheet1.$X6]);[$Sheet1.X6];{})" office:value-type="float" office:value="0" calcext:value-type="float">
            <text:p/>
          </table:table-cell>
          <table:table-cell table:formula="of:=IF(AND([$Sheet1.$Z6] * [$Sheet1.$AA6]; [$Sheet1.$Z6] + [$Sheet1.$AA6] &gt;= [$Sheet1.$Z6] * [$Sheet1.$AA6]);[$Sheet1.Y6];{})" office:value-type="float" office:value="0" calcext:value-type="float">
            <text:p/>
          </table:table-cell>
          <table:table-cell table:formula="of:=IF(AND([$Sheet1.$Z6] * [$Sheet1.$AA6]; ([$Sheet1.$Z6] + [$Sheet1.$AA6]) &gt;= ([$Sheet1.$Z6] * [$Sheet1.$AA6]));[$Sheet1.Z6];{})" office:value-type="float" office:value="0" calcext:value-type="float">
            <text:p/>
          </table:table-cell>
          <table:table-cell table:formula="of:=IF(AND([$Sheet1.$Z6] * [$Sheet1.$AA6]; ([$Sheet1.$Z6] + [$Sheet1.$AA6]) &gt;= ([$Sheet1.$Z6] * [$Sheet1.$AA6]));[$Sheet1.AA6];{})" office:value-type="float" office:value="0" calcext:value-type="float">
            <text:p/>
          </table:table-cell>
          <table:table-cell table:style-name="ce1"/>
          <table:table-cell table:formula="of:=IF(AND([$Sheet1.$AC6] * [$Sheet1.$AD6]; ([$Sheet1.$AC6] + [$Sheet1.$AD6]) &gt;= ([$Sheet1.$AC6] * [$Sheet1.$AD6]));[$Sheet1.AC6];{})" office:value-type="float" office:value="0" calcext:value-type="float">
            <text:p/>
          </table:table-cell>
          <table:table-cell table:formula="of:=IF(AND([$Sheet1.$AC6] * [$Sheet1.$AD6]; ([$Sheet1.$AC6] + [$Sheet1.$AD6]) &gt;= ([$Sheet1.$AC6] * [$Sheet1.$AD6]));[$Sheet1.AD6];{})" office:value-type="float" office:value="0" calcext:value-type="float">
            <text:p/>
          </table:table-cell>
          <table:table-cell table:style-name="ce1"/>
          <table:table-cell table:formula="of:=IF(AND([$Sheet1.$AF6] * [$Sheet1.$AG6]; ([$Sheet1.$AF6] + [$Sheet1.$AG6]) &gt;= ([$Sheet1.$AF6] * [$Sheet1.$AG6]));[$Sheet1.AF6];{})" office:value-type="float" office:value="0" calcext:value-type="float">
            <text:p/>
          </table:table-cell>
          <table:table-cell table:formula="of:=IF(AND([$Sheet1.$AF6] * [$Sheet1.$AG6]; ([$Sheet1.$AF6] + [$Sheet1.$AG6]) &gt;= ([$Sheet1.$AF6] * [$Sheet1.$AG6]));[$Sheet1.AG6];{})" office:value-type="float" office:value="0" calcext:value-type="float">
            <text:p/>
          </table:table-cell>
          <table:table-cell table:style-name="ce1"/>
          <table:table-cell table:formula="of:=IF(AND([$Sheet1.$AI6] * [$Sheet1.$AJ6]; ([$Sheet1.$AI6] + [$Sheet1.$AJ6]) &gt;= ([$Sheet1.$AI6] * [$Sheet1.$AJ6]));[$Sheet1.AI6];{})" office:value-type="float" office:value="0" calcext:value-type="float">
            <text:p/>
          </table:table-cell>
          <table:table-cell table:formula="of:=IF(AND([$Sheet1.$AI6] * [$Sheet1.$AJ6]; ([$Sheet1.$AI6] + [$Sheet1.$AJ6]) &gt;= ([$Sheet1.$AI6] * [$Sheet1.$AJ6]));[$Sheet1.AJ6];{})" office:value-type="float" office:value="0" calcext:value-type="float">
            <text:p/>
          </table:table-cell>
          <table:table-cell table:style-name="ce1"/>
          <table:table-cell table:formula="of:=IF(AND([$Sheet1.$AL6] * [$Sheet1.$AM6]; ([$Sheet1.$AL6] + [$Sheet1.$AM6]) &gt;= ([$Sheet1.$AL6] * [$Sheet1.$AM6]));[$Sheet1.AL6];{})" office:value-type="float" office:value="0" calcext:value-type="float">
            <text:p/>
          </table:table-cell>
          <table:table-cell table:formula="of:=IF(AND([$Sheet1.$AL6] * [$Sheet1.$AM6]; ([$Sheet1.$AL6] + [$Sheet1.$AM6]) &gt;= ([$Sheet1.$AL6] * [$Sheet1.$AM6]));[$Sheet1.AM6];{})" office:value-type="float" office:value="0" calcext:value-type="float">
            <text:p/>
          </table:table-cell>
          <table:table-cell table:style-name="ce1"/>
          <table:table-cell table:formula="of:=IF(AND([$Sheet1.$AO6] * [$Sheet1.$AP6]; ([$Sheet1.$AO6] + [$Sheet1.$AP6]) &gt;= ([$Sheet1.$AO6] * [$Sheet1.$AP6]));[$Sheet1.AO6];{})" office:value-type="float" office:value="0" calcext:value-type="float">
            <text:p/>
          </table:table-cell>
          <table:table-cell table:formula="of:=IF(AND([$Sheet1.$AO6] * [$Sheet1.$AP6]; ([$Sheet1.$AO6] + [$Sheet1.$AP6]) &gt;= ([$Sheet1.$AO6] * [$Sheet1.$AP6]));[$Sheet1.AP6];{})" office:value-type="float" office:value="0" calcext:value-type="float">
            <text:p/>
          </table:table-cell>
          <table:table-cell table:style-name="ce1"/>
          <table:table-cell table:formula="of:=IF(AND([$Sheet1.$AR6] * [$Sheet1.$AS6]; ([$Sheet1.$AR6] + [$Sheet1.$AS6]) &gt;= ([$Sheet1.$AR6] * [$Sheet1.$AS6]));[$Sheet1.AR6];{})" office:value-type="float" office:value="0" calcext:value-type="float">
            <text:p/>
          </table:table-cell>
          <table:table-cell table:formula="of:=IF(AND([$Sheet1.$AR6] * [$Sheet1.$AS6]; ([$Sheet1.$AR6] + [$Sheet1.$AS6]) &gt;= ([$Sheet1.$AR6] * [$Sheet1.$AS6]));[$Sheet1.AS6];{})" office:value-type="float" office:value="0" calcext:value-type="float">
            <text:p/>
          </table:table-cell>
          <table:table-cell table:style-name="ce1"/>
          <table:table-cell table:formula="of:=IF(AND([$Sheet1.$AU6] * [$Sheet1.$AV6]; ([$Sheet1.$AU6] + [$Sheet1.$AV6]) &gt;= ([$Sheet1.$AU6] * [$Sheet1.$AV6]));[$Sheet1.AU6];{})" office:value-type="float" office:value="0" calcext:value-type="float">
            <text:p/>
          </table:table-cell>
          <table:table-cell table:formula="of:=IF(AND([$Sheet1.$AU6] * [$Sheet1.$AV6]; ([$Sheet1.$AU6] + [$Sheet1.$AV6]) &gt;= ([$Sheet1.$AU6] * [$Sheet1.$AV6]));[$Sheet1.AV6];{})" office:value-type="float" office:value="0" calcext:value-type="float">
            <text:p/>
          </table:table-cell>
          <table:table-cell table:style-name="ce1"/>
          <table:table-cell table:formula="of:=IF(AND([$Sheet1.$AX6] * [$Sheet1.$AY6]; ([$Sheet1.$AX6] + [$Sheet1.$AY6]) &gt;= ([$Sheet1.$AX6] * [$Sheet1.$AY6]));[$Sheet1.AX6];{})" office:value-type="float" office:value="0" calcext:value-type="float">
            <text:p/>
          </table:table-cell>
          <table:table-cell table:formula="of:=IF(AND([$Sheet1.$AX6] * [$Sheet1.$AY6]; ([$Sheet1.$AX6] + [$Sheet1.$AY6]) &gt;= ([$Sheet1.$AX6] * [$Sheet1.$AY6]));[$Sheet1.AY6];{})" office:value-type="float" office:value="0" calcext:value-type="float">
            <text:p/>
          </table:table-cell>
          <table:table-cell table:style-name="ce1"/>
          <table:table-cell table:formula="of:=IF(AND([$Sheet1.$BA6] * [$Sheet1.$BB6]; ([$Sheet1.$BA6] + [$Sheet1.$BB6]) &gt;= ([$Sheet1.$BA6] * [$Sheet1.$BB6]));[$Sheet1.BA6];{})" office:value-type="float" office:value="0" calcext:value-type="float">
            <text:p/>
          </table:table-cell>
          <table:table-cell table:formula="of:=IF(AND([$Sheet1.$BA6] * [$Sheet1.$BB6]; ([$Sheet1.$BA6] + [$Sheet1.$BB6]) &gt;= ([$Sheet1.$BA6] * [$Sheet1.$BB6]));[$Sheet1.BB6];{})" office:value-type="float" office:value="0" calcext:value-type="float">
            <text:p/>
          </table:table-cell>
          <table:table-cell table:style-name="ce1" table:number-columns-repeated="2"/>
          <table:table-cell table:number-columns-repeated="5"/>
          <table:table-cell table:formula="of:=IF(AND([$Sheet1.$BJ6] * [$Sheet1.$BK6] * [$Sheet1.$BL6]; ([$Sheet1.$BJ6] + [$Sheet1.$BK6] + [$Sheet1.$BL6]) &gt;= ([$Sheet1.$BJ6] * [$Sheet1.$BK6] * [$Sheet1.$BL6]));[$Sheet1.BJ6];{})" office:value-type="float" office:value="0" calcext:value-type="float">
            <text:p/>
          </table:table-cell>
          <table:table-cell table:formula="of:=IF(AND([$Sheet1.$BJ6] * [$Sheet1.$BK6] * [$Sheet1.$BL6]; ([$Sheet1.$BJ6] + [$Sheet1.$BK6] + [$Sheet1.$BL6]) &gt;= ([$Sheet1.$BJ6] * [$Sheet1.$BK6] * [$Sheet1.$BL6]));[$Sheet1.BK6];{})" office:value-type="float" office:value="0" calcext:value-type="float">
            <text:p/>
          </table:table-cell>
          <table:table-cell table:formula="of:=IF(AND([$Sheet1.$BJ6] * [$Sheet1.$BK6] * [$Sheet1.$BL6]; ([$Sheet1.$BJ6] + [$Sheet1.$BK6] + [$Sheet1.$BL6]) &gt;= ([$Sheet1.$BJ6] * [$Sheet1.$BK6] * [$Sheet1.$BL6]));[$Sheet1.BL6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AND([$Sheet1.$E7] * [$Sheet1.$F7]; ([$Sheet1.$E7] + [$Sheet1.$F7]) &gt;= [$Sheet1.$E7] * [$Sheet1.$F7]);[$Sheet1.E7];{})" office:value-type="float" office:value="1" calcext:value-type="float">
            <text:p>1</text:p>
          </table:table-cell>
          <table:table-cell table:formula="of:=IF(AND([$Sheet1.$E7] * [$Sheet1.$F7]; ([$Sheet1.$E7] + [$Sheet1.$F7]) &gt;= [$Sheet1.$E7] * [$Sheet1.$F7]);[$Sheet1.F7];{})" office:value-type="float" office:value="2" calcext:value-type="float">
            <text:p>2</text:p>
          </table:table-cell>
          <table:table-cell/>
          <table:table-cell table:formula="of:=IF(AND([$Sheet1.$H7] * [$Sheet1.$I7]; ([$Sheet1.$H7] + [$Sheet1.$I7]) &gt;= ([$Sheet1.$H7] * [$Sheet1.$I7]));[$Sheet1.H7];{})" office:value-type="float" office:value="1" calcext:value-type="float">
            <text:p>1</text:p>
          </table:table-cell>
          <table:table-cell table:formula="of:=IF(AND([$Sheet1.$H7] * [$Sheet1.$I7]; ([$Sheet1.$H7] + [$Sheet1.$I7]) &gt;= ([$Sheet1.$H7] * [$Sheet1.$I7]));[$Sheet1.I7];{})" office:value-type="float" office:value="8" calcext:value-type="float">
            <text:p>8</text:p>
          </table:table-cell>
          <table:table-cell table:formula="of:=IF(AND([$Sheet1.$J7] * [$Sheet1.$K7] * [$Sheet1.$L7]; ([$Sheet1.$J7] + [$Sheet1.$K7] + [$Sheet1.$L7]) &gt;= ([$Sheet1.$J7] * [$Sheet1.$K7] * [$Sheet1.$L7]));[$Sheet1.J7];{})" office:value-type="float" office:value="0" calcext:value-type="float">
            <text:p/>
          </table:table-cell>
          <table:table-cell table:formula="of:=IF(AND([$Sheet1.$K7] * [$Sheet1.$L7]; ([$Sheet1.$K7] + [$Sheet1.$L7]) &gt;= ([$Sheet1.$K7] * [$Sheet1.$L7]));[$Sheet1.K7];{})" office:value-type="float" office:value="0" calcext:value-type="float">
            <text:p/>
          </table:table-cell>
          <table:table-cell table:formula="of:=IF(AND([$Sheet1.$K7] * [$Sheet1.$L7]; ([$Sheet1.$K7] + [$Sheet1.$L7]) &gt;= ([$Sheet1.$K7] * [$Sheet1.$L7]));[$Sheet1.L7];{})" office:value-type="float" office:value="0" calcext:value-type="float">
            <text:p/>
          </table:table-cell>
          <table:table-cell/>
          <table:table-cell table:formula="of:=IF(AND([$Sheet1.$N7] * [$Sheet1.$O7]; ([$Sheet1.$N7] + [$Sheet1.$O7]) &gt;= ([$Sheet1.$N7] * [$Sheet1.$O7]));[$Sheet1.N7];{})" office:value-type="float" office:value="0" calcext:value-type="float">
            <text:p/>
          </table:table-cell>
          <table:table-cell table:formula="of:=IF(AND([$Sheet1.$N7] * [$Sheet1.$O7]; ([$Sheet1.$N7] + [$Sheet1.$O7]) &gt;= ([$Sheet1.$N7] * [$Sheet1.$O7]));[$Sheet1.O7];{})" office:value-type="float" office:value="0" calcext:value-type="float">
            <text:p/>
          </table:table-cell>
          <table:table-cell table:formula="of:=IF(AND([$Sheet1.$P7] * [$Sheet1.$Q7] * [$Sheet1.$R7]; ([$Sheet1.$P7] + [$Sheet1.$Q7] + [$Sheet1.$R7]) &gt;= ([$Sheet1.$P7] * [$Sheet1.$Q7] * [$Sheet1.$R7]));[$Sheet1.P7];{})" office:value-type="float" office:value="0" calcext:value-type="float">
            <text:p/>
          </table:table-cell>
          <table:table-cell table:formula="of:=IF(AND([$Sheet1.$Q7] * [$Sheet1.$R7]; ([$Sheet1.$Q7] + [$Sheet1.$R7]) &gt;= ([$Sheet1.$Q7] * [$Sheet1.$R7]));[$Sheet1.Q7];{})" office:value-type="float" office:value="0" calcext:value-type="float">
            <text:p/>
          </table:table-cell>
          <table:table-cell table:formula="of:=IF(AND([$Sheet1.$Q7] * [$Sheet1.$R7]; ([$Sheet1.$Q7] + [$Sheet1.$R7]) &gt;= ([$Sheet1.$Q7] * [$Sheet1.$R7]));[$Sheet1.R7];{})" office:value-type="float" office:value="0" calcext:value-type="float">
            <text:p/>
          </table:table-cell>
          <table:table-cell table:formula="of:=IF(AND([$Sheet1.$T7] * [$Sheet1.$U7]; [$Sheet1.$T7] + [$Sheet1.$U7] &gt;= [$Sheet1.$T7] * [$Sheet1.$U7]);[$Sheet1.S7];{})" office:value-type="float" office:value="0" calcext:value-type="float">
            <text:p/>
          </table:table-cell>
          <table:table-cell table:formula="of:=IF(AND([$Sheet1.$T7] * [$Sheet1.$U7]; [$Sheet1.$T7] + [$Sheet1.$U7] &gt;= [$Sheet1.$T7] * [$Sheet1.$U7]);[$Sheet1.T7];{})" office:value-type="float" office:value="0" calcext:value-type="float">
            <text:p/>
          </table:table-cell>
          <table:table-cell table:formula="of:=IF(AND([$Sheet1.$T7] * [$Sheet1.$U7]; [$Sheet1.$T7] + [$Sheet1.$U7] &gt;= [$Sheet1.$T7] * [$Sheet1.$U7]);[$Sheet1.U7];{})" office:value-type="float" office:value="0" calcext:value-type="float">
            <text:p/>
          </table:table-cell>
          <table:table-cell table:formula="of:=IF(AND([$Sheet1.$W7] * [$Sheet1.$X7]; [$Sheet1.$W7] + [$Sheet1.$X7] &gt;= [$Sheet1.$W7] * [$Sheet1.$X7]);[$Sheet1.V7];{})" office:value-type="float" office:value="0" calcext:value-type="float">
            <text:p/>
          </table:table-cell>
          <table:table-cell table:formula="of:=IF(AND([$Sheet1.$W7] * [$Sheet1.$X7]; [$Sheet1.$W7] + [$Sheet1.$X7] &gt;= [$Sheet1.$W7] * [$Sheet1.$X7]);[$Sheet1.W7];{})" office:value-type="float" office:value="0" calcext:value-type="float">
            <text:p/>
          </table:table-cell>
          <table:table-cell table:formula="of:=IF(AND([$Sheet1.$W7] * [$Sheet1.$X7]; [$Sheet1.$W7] + [$Sheet1.$X7] &gt;= [$Sheet1.$W7] * [$Sheet1.$X7]);[$Sheet1.X7];{})" office:value-type="float" office:value="0" calcext:value-type="float">
            <text:p/>
          </table:table-cell>
          <table:table-cell table:formula="of:=IF(AND([$Sheet1.$Z7] * [$Sheet1.$AA7]; [$Sheet1.$Z7] + [$Sheet1.$AA7] &gt;= [$Sheet1.$Z7] * [$Sheet1.$AA7]);[$Sheet1.Y7];{})" office:value-type="float" office:value="0" calcext:value-type="float">
            <text:p/>
          </table:table-cell>
          <table:table-cell table:formula="of:=IF(AND([$Sheet1.$Z7] * [$Sheet1.$AA7]; ([$Sheet1.$Z7] + [$Sheet1.$AA7]) &gt;= ([$Sheet1.$Z7] * [$Sheet1.$AA7]));[$Sheet1.Z7];{})" office:value-type="float" office:value="0" calcext:value-type="float">
            <text:p/>
          </table:table-cell>
          <table:table-cell table:formula="of:=IF(AND([$Sheet1.$Z7] * [$Sheet1.$AA7]; ([$Sheet1.$Z7] + [$Sheet1.$AA7]) &gt;= ([$Sheet1.$Z7] * [$Sheet1.$AA7]));[$Sheet1.AA7];{})" office:value-type="float" office:value="0" calcext:value-type="float">
            <text:p/>
          </table:table-cell>
          <table:table-cell table:style-name="ce1"/>
          <table:table-cell table:formula="of:=IF(AND([$Sheet1.$AC7] * [$Sheet1.$AD7]; ([$Sheet1.$AC7] + [$Sheet1.$AD7]) &gt;= ([$Sheet1.$AC7] * [$Sheet1.$AD7]));[$Sheet1.AC7];{})" office:value-type="float" office:value="0" calcext:value-type="float">
            <text:p/>
          </table:table-cell>
          <table:table-cell table:formula="of:=IF(AND([$Sheet1.$AC7] * [$Sheet1.$AD7]; ([$Sheet1.$AC7] + [$Sheet1.$AD7]) &gt;= ([$Sheet1.$AC7] * [$Sheet1.$AD7]));[$Sheet1.AD7];{})" office:value-type="float" office:value="0" calcext:value-type="float">
            <text:p/>
          </table:table-cell>
          <table:table-cell table:style-name="ce1"/>
          <table:table-cell table:formula="of:=IF(AND([$Sheet1.$AF7] * [$Sheet1.$AG7]; ([$Sheet1.$AF7] + [$Sheet1.$AG7]) &gt;= ([$Sheet1.$AF7] * [$Sheet1.$AG7]));[$Sheet1.AF7];{})" office:value-type="float" office:value="0" calcext:value-type="float">
            <text:p/>
          </table:table-cell>
          <table:table-cell table:formula="of:=IF(AND([$Sheet1.$AF7] * [$Sheet1.$AG7]; ([$Sheet1.$AF7] + [$Sheet1.$AG7]) &gt;= ([$Sheet1.$AF7] * [$Sheet1.$AG7]));[$Sheet1.AG7];{})" office:value-type="float" office:value="0" calcext:value-type="float">
            <text:p/>
          </table:table-cell>
          <table:table-cell table:style-name="ce1"/>
          <table:table-cell table:formula="of:=IF(AND([$Sheet1.$AI7] * [$Sheet1.$AJ7]; ([$Sheet1.$AI7] + [$Sheet1.$AJ7]) &gt;= ([$Sheet1.$AI7] * [$Sheet1.$AJ7]));[$Sheet1.AI7];{})" office:value-type="float" office:value="0" calcext:value-type="float">
            <text:p/>
          </table:table-cell>
          <table:table-cell table:formula="of:=IF(AND([$Sheet1.$AI7] * [$Sheet1.$AJ7]; ([$Sheet1.$AI7] + [$Sheet1.$AJ7]) &gt;= ([$Sheet1.$AI7] * [$Sheet1.$AJ7]));[$Sheet1.AJ7];{})" office:value-type="float" office:value="0" calcext:value-type="float">
            <text:p/>
          </table:table-cell>
          <table:table-cell table:style-name="ce1"/>
          <table:table-cell table:formula="of:=IF(AND([$Sheet1.$AL7] * [$Sheet1.$AM7]; ([$Sheet1.$AL7] + [$Sheet1.$AM7]) &gt;= ([$Sheet1.$AL7] * [$Sheet1.$AM7]));[$Sheet1.AL7];{})" office:value-type="float" office:value="0" calcext:value-type="float">
            <text:p/>
          </table:table-cell>
          <table:table-cell table:formula="of:=IF(AND([$Sheet1.$AL7] * [$Sheet1.$AM7]; ([$Sheet1.$AL7] + [$Sheet1.$AM7]) &gt;= ([$Sheet1.$AL7] * [$Sheet1.$AM7]));[$Sheet1.AM7];{})" office:value-type="float" office:value="0" calcext:value-type="float">
            <text:p/>
          </table:table-cell>
          <table:table-cell table:style-name="ce1"/>
          <table:table-cell table:formula="of:=IF(AND([$Sheet1.$AO7] * [$Sheet1.$AP7]; ([$Sheet1.$AO7] + [$Sheet1.$AP7]) &gt;= ([$Sheet1.$AO7] * [$Sheet1.$AP7]));[$Sheet1.AO7];{})" office:value-type="float" office:value="0" calcext:value-type="float">
            <text:p/>
          </table:table-cell>
          <table:table-cell table:formula="of:=IF(AND([$Sheet1.$AO7] * [$Sheet1.$AP7]; ([$Sheet1.$AO7] + [$Sheet1.$AP7]) &gt;= ([$Sheet1.$AO7] * [$Sheet1.$AP7]));[$Sheet1.AP7];{})" office:value-type="float" office:value="0" calcext:value-type="float">
            <text:p/>
          </table:table-cell>
          <table:table-cell table:style-name="ce1"/>
          <table:table-cell table:formula="of:=IF(AND([$Sheet1.$AR7] * [$Sheet1.$AS7]; ([$Sheet1.$AR7] + [$Sheet1.$AS7]) &gt;= ([$Sheet1.$AR7] * [$Sheet1.$AS7]));[$Sheet1.AR7];{})" office:value-type="float" office:value="0" calcext:value-type="float">
            <text:p/>
          </table:table-cell>
          <table:table-cell table:formula="of:=IF(AND([$Sheet1.$AR7] * [$Sheet1.$AS7]; ([$Sheet1.$AR7] + [$Sheet1.$AS7]) &gt;= ([$Sheet1.$AR7] * [$Sheet1.$AS7]));[$Sheet1.AS7];{})" office:value-type="float" office:value="0" calcext:value-type="float">
            <text:p/>
          </table:table-cell>
          <table:table-cell table:style-name="ce1"/>
          <table:table-cell table:formula="of:=IF(AND([$Sheet1.$AU7] * [$Sheet1.$AV7]; ([$Sheet1.$AU7] + [$Sheet1.$AV7]) &gt;= ([$Sheet1.$AU7] * [$Sheet1.$AV7]));[$Sheet1.AU7];{})" office:value-type="float" office:value="0" calcext:value-type="float">
            <text:p/>
          </table:table-cell>
          <table:table-cell table:formula="of:=IF(AND([$Sheet1.$AU7] * [$Sheet1.$AV7]; ([$Sheet1.$AU7] + [$Sheet1.$AV7]) &gt;= ([$Sheet1.$AU7] * [$Sheet1.$AV7]));[$Sheet1.AV7];{})" office:value-type="float" office:value="0" calcext:value-type="float">
            <text:p/>
          </table:table-cell>
          <table:table-cell table:formula="of:=IF(AND([$Sheet1.$AW7] * [$Sheet1.$AX7] * [$Sheet1.$AY7]; ([$Sheet1.$AW7] + [$Sheet1.$AX7] + [$Sheet1.$AY7]) &gt;= ([$Sheet1.$AW7] * [$Sheet1.$AX7] * [$Sheet1.$AY7]));[$Sheet1.AW7];{})" office:value-type="float" office:value="0" calcext:value-type="float">
            <text:p/>
          </table:table-cell>
          <table:table-cell table:formula="of:=IF(AND([$Sheet1.$AW7] * [$Sheet1.$AX7] * [$Sheet1.$AY7]; ([$Sheet1.$AW7] + [$Sheet1.$AX7] + [$Sheet1.$AY7]) &gt;= ([$Sheet1.$AW7] * [$Sheet1.$AX7] * [$Sheet1.$AY7]));[$Sheet1.AX7];{})" office:value-type="float" office:value="0" calcext:value-type="float">
            <text:p/>
          </table:table-cell>
          <table:table-cell table:formula="of:=IF(AND([$Sheet1.$AW7] * [$Sheet1.$AX7] * [$Sheet1.$AY7]; ([$Sheet1.$AW7] + [$Sheet1.$AX7] + [$Sheet1.$AY7]) &gt;= ([$Sheet1.$AW7] * [$Sheet1.$AX7] * [$Sheet1.$AY7]));[$Sheet1.AY7];{})" office:value-type="float" office:value="0" calcext:value-type="float">
            <text:p/>
          </table:table-cell>
          <table:table-cell table:formula="of:=IF(AND([$Sheet1.$AZ7] * [$Sheet1.$BA7] * [$Sheet1.$BB7]; ([$Sheet1.$AZ7] + [$Sheet1.$BA7] + [$Sheet1.$BB7]) &gt;= ([$Sheet1.$AZ7] * [$Sheet1.$BA7] * [$Sheet1.$BB7]));[$Sheet1.AZ7];{})" office:value-type="float" office:value="0" calcext:value-type="float">
            <text:p/>
          </table:table-cell>
          <table:table-cell table:formula="of:=IF(AND([$Sheet1.$AZ7] * [$Sheet1.$BA7] * [$Sheet1.$BB7]; ([$Sheet1.$AZ7] + [$Sheet1.$BA7] + [$Sheet1.$BB7]) &gt;= ([$Sheet1.$AZ7] * [$Sheet1.$BA7] * [$Sheet1.$BB7]));[$Sheet1.BA7];{})" office:value-type="float" office:value="0" calcext:value-type="float">
            <text:p/>
          </table:table-cell>
          <table:table-cell table:formula="of:=IF(AND([$Sheet1.$AZ7] * [$Sheet1.$BA7] * [$Sheet1.$BB7]; ([$Sheet1.$AZ7] + [$Sheet1.$BA7] + [$Sheet1.$BB7]) &gt;= ([$Sheet1.$AZ7] * [$Sheet1.$BA7] * [$Sheet1.$BB7]));[$Sheet1.BB7];{})" office:value-type="float" office:value="0" calcext:value-type="float">
            <text:p/>
          </table:table-cell>
          <table:table-cell table:formula="of:=IF(AND([$Sheet1.$BC7] * [$Sheet1.$BD7] * [$Sheet1.$BE7]; ([$Sheet1.$BC7] + [$Sheet1.$BD7] + [$Sheet1.$BE7]) &gt;= ([$Sheet1.$BC7] * [$Sheet1.$BD7] * [$Sheet1.$BE7]));[$Sheet1.BC7];{})" office:value-type="float" office:value="1" calcext:value-type="float">
            <text:p>1</text:p>
          </table:table-cell>
          <table:table-cell table:formula="of:=IF(AND([$Sheet1.$BC7] * [$Sheet1.$BD7] * [$Sheet1.$BE7]; ([$Sheet1.$BC7] + [$Sheet1.$BD7] + [$Sheet1.$BE7]) &gt;= ([$Sheet1.$BC7] * [$Sheet1.$BD7] * [$Sheet1.$BE7]));[$Sheet1.BD7];{})" office:value-type="float" office:value="1" calcext:value-type="float">
            <text:p>1</text:p>
          </table:table-cell>
          <table:table-cell table:formula="of:=IF(AND([$Sheet1.$BC7] * [$Sheet1.$BD7] * [$Sheet1.$BE7]; ([$Sheet1.$BC7] + [$Sheet1.$BD7] + [$Sheet1.$BE7]) &gt;= ([$Sheet1.$BC7] * [$Sheet1.$BD7] * [$Sheet1.$BE7]));[$Sheet1.BE7];{})" office:value-type="float" office:value="4" calcext:value-type="float">
            <text:p>4</text:p>
          </table:table-cell>
          <table:table-cell table:number-columns-repeated="4"/>
          <table:table-cell table:formula="of:=IF(AND([$Sheet1.$BJ7] * [$Sheet1.$BK7] * [$Sheet1.$BL7]; ([$Sheet1.$BJ7] + [$Sheet1.$BK7] + [$Sheet1.$BL7]) &gt;= ([$Sheet1.$BJ7] * [$Sheet1.$BK7] * [$Sheet1.$BL7]));[$Sheet1.BJ7];{})" office:value-type="float" office:value="0" calcext:value-type="float">
            <text:p/>
          </table:table-cell>
          <table:table-cell table:formula="of:=IF(AND([$Sheet1.$BJ7] * [$Sheet1.$BK7] * [$Sheet1.$BL7]; ([$Sheet1.$BJ7] + [$Sheet1.$BK7] + [$Sheet1.$BL7]) &gt;= ([$Sheet1.$BJ7] * [$Sheet1.$BK7] * [$Sheet1.$BL7]));[$Sheet1.BK7];{})" office:value-type="float" office:value="0" calcext:value-type="float">
            <text:p/>
          </table:table-cell>
          <table:table-cell table:formula="of:=IF(AND([$Sheet1.$BJ7] * [$Sheet1.$BK7] * [$Sheet1.$BL7]; ([$Sheet1.$BJ7] + [$Sheet1.$BK7] + [$Sheet1.$BL7]) &gt;= ([$Sheet1.$BJ7] * [$Sheet1.$BK7] * [$Sheet1.$BL7]));[$Sheet1.BL7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AND([$Sheet1.$E8] * [$Sheet1.$F8]; ([$Sheet1.$E8] + [$Sheet1.$F8]) &gt;= [$Sheet1.$E8] * [$Sheet1.$F8]);[$Sheet1.E8];{})" office:value-type="float" office:value="1" calcext:value-type="float">
            <text:p>1</text:p>
          </table:table-cell>
          <table:table-cell table:formula="of:=IF(AND([$Sheet1.$E8] * [$Sheet1.$F8]; ([$Sheet1.$E8] + [$Sheet1.$F8]) &gt;= [$Sheet1.$E8] * [$Sheet1.$F8]);[$Sheet1.F8];{})" office:value-type="float" office:value="4" calcext:value-type="float">
            <text:p>4</text:p>
          </table:table-cell>
          <table:table-cell/>
          <table:table-cell table:formula="of:=IF(AND([$Sheet1.$H8] * [$Sheet1.$I8]; ([$Sheet1.$H8] + [$Sheet1.$I8]) &gt;= ([$Sheet1.$H8] * [$Sheet1.$I8]));[$Sheet1.H8];{})" office:value-type="float" office:value="2" calcext:value-type="float">
            <text:p>2</text:p>
          </table:table-cell>
          <table:table-cell table:formula="of:=IF(AND([$Sheet1.$H8] * [$Sheet1.$I8]; ([$Sheet1.$H8] + [$Sheet1.$I8]) &gt;= ([$Sheet1.$H8] * [$Sheet1.$I8]));[$Sheet1.I8];{})" office:value-type="float" office:value="1" calcext:value-type="float">
            <text:p>1</text:p>
          </table:table-cell>
          <table:table-cell table:formula="of:=IF(AND([$Sheet1.$J8] * [$Sheet1.$K8] * [$Sheet1.$L8]; ([$Sheet1.$J8] + [$Sheet1.$K8] + [$Sheet1.$L8]) &gt;= ([$Sheet1.$J8] * [$Sheet1.$K8] * [$Sheet1.$L8]));[$Sheet1.J8];{})" office:value-type="float" office:value="0" calcext:value-type="float">
            <text:p/>
          </table:table-cell>
          <table:table-cell table:formula="of:=IF(AND([$Sheet1.$K8] * [$Sheet1.$L8]; ([$Sheet1.$K8] + [$Sheet1.$L8]) &gt;= ([$Sheet1.$K8] * [$Sheet1.$L8]));[$Sheet1.K8];{})" office:value-type="float" office:value="0" calcext:value-type="float">
            <text:p/>
          </table:table-cell>
          <table:table-cell table:formula="of:=IF(AND([$Sheet1.$K8] * [$Sheet1.$L8]; ([$Sheet1.$K8] + [$Sheet1.$L8]) &gt;= ([$Sheet1.$K8] * [$Sheet1.$L8]));[$Sheet1.L8];{})" office:value-type="float" office:value="0" calcext:value-type="float">
            <text:p/>
          </table:table-cell>
          <table:table-cell/>
          <table:table-cell table:formula="of:=IF(AND([$Sheet1.$N8] * [$Sheet1.$O8]; ([$Sheet1.$N8] + [$Sheet1.$O8]) &gt;= ([$Sheet1.$N8] * [$Sheet1.$O8]));[$Sheet1.N8];{})" office:value-type="float" office:value="0" calcext:value-type="float">
            <text:p/>
          </table:table-cell>
          <table:table-cell table:formula="of:=IF(AND([$Sheet1.$N8] * [$Sheet1.$O8]; ([$Sheet1.$N8] + [$Sheet1.$O8]) &gt;= ([$Sheet1.$N8] * [$Sheet1.$O8]));[$Sheet1.O8];{})" office:value-type="float" office:value="0" calcext:value-type="float">
            <text:p/>
          </table:table-cell>
          <table:table-cell table:formula="of:=IF(AND([$Sheet1.$P8] * [$Sheet1.$Q8] * [$Sheet1.$R8]; ([$Sheet1.$P8] + [$Sheet1.$Q8] + [$Sheet1.$R8]) &gt;= ([$Sheet1.$P8] * [$Sheet1.$Q8] * [$Sheet1.$R8]));[$Sheet1.P8];{})" office:value-type="float" office:value="0" calcext:value-type="float">
            <text:p/>
          </table:table-cell>
          <table:table-cell table:formula="of:=IF(AND([$Sheet1.$Q8] * [$Sheet1.$R8]; ([$Sheet1.$Q8] + [$Sheet1.$R8]) &gt;= ([$Sheet1.$Q8] * [$Sheet1.$R8]));[$Sheet1.Q8];{})" office:value-type="float" office:value="0" calcext:value-type="float">
            <text:p/>
          </table:table-cell>
          <table:table-cell table:formula="of:=IF(AND([$Sheet1.$Q8] * [$Sheet1.$R8]; ([$Sheet1.$Q8] + [$Sheet1.$R8]) &gt;= ([$Sheet1.$Q8] * [$Sheet1.$R8]));[$Sheet1.R8];{})" office:value-type="float" office:value="0" calcext:value-type="float">
            <text:p/>
          </table:table-cell>
          <table:table-cell table:formula="of:=IF(AND([$Sheet1.$T8] * [$Sheet1.$U8]; [$Sheet1.$T8] + [$Sheet1.$U8] &gt;= [$Sheet1.$T8] * [$Sheet1.$U8]);[$Sheet1.S8];{})" office:value-type="float" office:value="0" calcext:value-type="float">
            <text:p/>
          </table:table-cell>
          <table:table-cell table:formula="of:=IF(AND([$Sheet1.$T8] * [$Sheet1.$U8]; [$Sheet1.$T8] + [$Sheet1.$U8] &gt;= [$Sheet1.$T8] * [$Sheet1.$U8]);[$Sheet1.T8];{})" office:value-type="float" office:value="0" calcext:value-type="float">
            <text:p/>
          </table:table-cell>
          <table:table-cell table:formula="of:=IF(AND([$Sheet1.$T8] * [$Sheet1.$U8]; [$Sheet1.$T8] + [$Sheet1.$U8] &gt;= [$Sheet1.$T8] * [$Sheet1.$U8]);[$Sheet1.U8];{})" office:value-type="float" office:value="0" calcext:value-type="float">
            <text:p/>
          </table:table-cell>
          <table:table-cell table:formula="of:=IF(AND([$Sheet1.$W8] * [$Sheet1.$X8]; [$Sheet1.$W8] + [$Sheet1.$X8] &gt;= [$Sheet1.$W8] * [$Sheet1.$X8]);[$Sheet1.V8];{})" office:value-type="float" office:value="0" calcext:value-type="float">
            <text:p/>
          </table:table-cell>
          <table:table-cell table:formula="of:=IF(AND([$Sheet1.$W8] * [$Sheet1.$X8]; [$Sheet1.$W8] + [$Sheet1.$X8] &gt;= [$Sheet1.$W8] * [$Sheet1.$X8]);[$Sheet1.W8];{})" office:value-type="float" office:value="0" calcext:value-type="float">
            <text:p/>
          </table:table-cell>
          <table:table-cell table:formula="of:=IF(AND([$Sheet1.$W8] * [$Sheet1.$X8]; [$Sheet1.$W8] + [$Sheet1.$X8] &gt;= [$Sheet1.$W8] * [$Sheet1.$X8]);[$Sheet1.X8];{})" office:value-type="float" office:value="0" calcext:value-type="float">
            <text:p/>
          </table:table-cell>
          <table:table-cell table:formula="of:=IF(AND([$Sheet1.$Z8] * [$Sheet1.$AA8]; [$Sheet1.$Z8] + [$Sheet1.$AA8] &gt;= [$Sheet1.$Z8] * [$Sheet1.$AA8]);[$Sheet1.Y8];{})" office:value-type="float" office:value="0" calcext:value-type="float">
            <text:p/>
          </table:table-cell>
          <table:table-cell table:formula="of:=IF(AND([$Sheet1.$Z8] * [$Sheet1.$AA8]; ([$Sheet1.$Z8] + [$Sheet1.$AA8]) &gt;= ([$Sheet1.$Z8] * [$Sheet1.$AA8]));[$Sheet1.Z8];{})" office:value-type="float" office:value="0" calcext:value-type="float">
            <text:p/>
          </table:table-cell>
          <table:table-cell table:formula="of:=IF(AND([$Sheet1.$Z8] * [$Sheet1.$AA8]; ([$Sheet1.$Z8] + [$Sheet1.$AA8]) &gt;= ([$Sheet1.$Z8] * [$Sheet1.$AA8]));[$Sheet1.AA8];{})" office:value-type="float" office:value="0" calcext:value-type="float">
            <text:p/>
          </table:table-cell>
          <table:table-cell table:style-name="ce1"/>
          <table:table-cell table:formula="of:=IF(AND([$Sheet1.$AC8] * [$Sheet1.$AD8]; ([$Sheet1.$AC8] + [$Sheet1.$AD8]) &gt;= ([$Sheet1.$AC8] * [$Sheet1.$AD8]));[$Sheet1.AC8];{})" office:value-type="float" office:value="0" calcext:value-type="float">
            <text:p/>
          </table:table-cell>
          <table:table-cell table:formula="of:=IF(AND([$Sheet1.$AC8] * [$Sheet1.$AD8]; ([$Sheet1.$AC8] + [$Sheet1.$AD8]) &gt;= ([$Sheet1.$AC8] * [$Sheet1.$AD8]));[$Sheet1.AD8];{})" office:value-type="float" office:value="0" calcext:value-type="float">
            <text:p/>
          </table:table-cell>
          <table:table-cell table:style-name="ce1"/>
          <table:table-cell table:formula="of:=IF(AND([$Sheet1.$AF8] * [$Sheet1.$AG8]; ([$Sheet1.$AF8] + [$Sheet1.$AG8]) &gt;= ([$Sheet1.$AF8] * [$Sheet1.$AG8]));[$Sheet1.AF8];{})" office:value-type="float" office:value="0" calcext:value-type="float">
            <text:p/>
          </table:table-cell>
          <table:table-cell table:formula="of:=IF(AND([$Sheet1.$AF8] * [$Sheet1.$AG8]; ([$Sheet1.$AF8] + [$Sheet1.$AG8]) &gt;= ([$Sheet1.$AF8] * [$Sheet1.$AG8]));[$Sheet1.AG8];{})" office:value-type="float" office:value="0" calcext:value-type="float">
            <text:p/>
          </table:table-cell>
          <table:table-cell table:style-name="ce1"/>
          <table:table-cell table:formula="of:=IF(AND([$Sheet1.$AI8] * [$Sheet1.$AJ8]; ([$Sheet1.$AI8] + [$Sheet1.$AJ8]) &gt;= ([$Sheet1.$AI8] * [$Sheet1.$AJ8]));[$Sheet1.AI8];{})" office:value-type="float" office:value="0" calcext:value-type="float">
            <text:p/>
          </table:table-cell>
          <table:table-cell table:formula="of:=IF(AND([$Sheet1.$AI8] * [$Sheet1.$AJ8]; ([$Sheet1.$AI8] + [$Sheet1.$AJ8]) &gt;= ([$Sheet1.$AI8] * [$Sheet1.$AJ8]));[$Sheet1.AJ8];{})" office:value-type="float" office:value="0" calcext:value-type="float">
            <text:p/>
          </table:table-cell>
          <table:table-cell table:style-name="ce1"/>
          <table:table-cell table:formula="of:=IF(AND([$Sheet1.$AL8] * [$Sheet1.$AM8]; ([$Sheet1.$AL8] + [$Sheet1.$AM8]) &gt;= ([$Sheet1.$AL8] * [$Sheet1.$AM8]));[$Sheet1.AL8];{})" office:value-type="float" office:value="9" calcext:value-type="float">
            <text:p>9</text:p>
          </table:table-cell>
          <table:table-cell table:formula="of:=IF(AND([$Sheet1.$AL8] * [$Sheet1.$AM8]; ([$Sheet1.$AL8] + [$Sheet1.$AM8]) &gt;= ([$Sheet1.$AL8] * [$Sheet1.$AM8]));[$Sheet1.AM8];{})" office:value-type="float" office:value="1" calcext:value-type="float">
            <text:p>1</text:p>
          </table:table-cell>
          <table:table-cell table:style-name="ce1"/>
          <table:table-cell table:formula="of:=IF(AND([$Sheet1.$AO8] * [$Sheet1.$AP8]; ([$Sheet1.$AO8] + [$Sheet1.$AP8]) &gt;= ([$Sheet1.$AO8] * [$Sheet1.$AP8]));[$Sheet1.AO8];{})" office:value-type="float" office:value="0" calcext:value-type="float">
            <text:p/>
          </table:table-cell>
          <table:table-cell table:formula="of:=IF(AND([$Sheet1.$AO8] * [$Sheet1.$AP8]; ([$Sheet1.$AO8] + [$Sheet1.$AP8]) &gt;= ([$Sheet1.$AO8] * [$Sheet1.$AP8]));[$Sheet1.AP8];{})" office:value-type="float" office:value="0" calcext:value-type="float">
            <text:p/>
          </table:table-cell>
          <table:table-cell table:formula="of:=IF(AND([$Sheet1.$AQ8] * [$Sheet1.$AR8] * [$Sheet1.$AS8]; ([$Sheet1.$AQ8] + [$Sheet1.$AR8] + [$Sheet1.$AS8]) &gt;= ([$Sheet1.$AQ8] * [$Sheet1.$AR8] * [$Sheet1.$AS8]));[$Sheet1.AQ8];{})" office:value-type="float" office:value="0" calcext:value-type="float">
            <text:p/>
          </table:table-cell>
          <table:table-cell table:formula="of:=IF(AND([$Sheet1.$AQ8] * [$Sheet1.$AR8] * [$Sheet1.$AS8]; ([$Sheet1.$AQ8] + [$Sheet1.$AR8] + [$Sheet1.$AS8]) &gt;= ([$Sheet1.$AQ8] * [$Sheet1.$AR8] * [$Sheet1.$AS8]));[$Sheet1.AR8];{})" office:value-type="float" office:value="0" calcext:value-type="float">
            <text:p/>
          </table:table-cell>
          <table:table-cell table:formula="of:=IF(AND([$Sheet1.$AQ8] * [$Sheet1.$AR8] * [$Sheet1.$AS8]; ([$Sheet1.$AQ8] + [$Sheet1.$AR8] + [$Sheet1.$AS8]) &gt;= ([$Sheet1.$AQ8] * [$Sheet1.$AR8] * [$Sheet1.$AS8]));[$Sheet1.AS8];{})" office:value-type="float" office:value="0" calcext:value-type="float">
            <text:p/>
          </table:table-cell>
          <table:table-cell table:formula="of:=IF(AND([$Sheet1.$AT8] * [$Sheet1.$AU8] * [$Sheet1.$AV8]; ([$Sheet1.$AT8] + [$Sheet1.$AU8] + [$Sheet1.$AV8]) &gt;= ([$Sheet1.$AT8] * [$Sheet1.$AU8] * [$Sheet1.$AV8]));[$Sheet1.AT8];{})" office:value-type="float" office:value="1" calcext:value-type="float">
            <text:p>1</text:p>
          </table:table-cell>
          <table:table-cell table:formula="of:=IF(AND([$Sheet1.$AT8] * [$Sheet1.$AU8] * [$Sheet1.$AV8]; ([$Sheet1.$AT8] + [$Sheet1.$AU8] + [$Sheet1.$AV8]) &gt;= ([$Sheet1.$AT8] * [$Sheet1.$AU8] * [$Sheet1.$AV8]));[$Sheet1.AU8];{})" office:value-type="float" office:value="1" calcext:value-type="float">
            <text:p>1</text:p>
          </table:table-cell>
          <table:table-cell table:formula="of:=IF(AND([$Sheet1.$AT8] * [$Sheet1.$AU8] * [$Sheet1.$AV8]; ([$Sheet1.$AT8] + [$Sheet1.$AU8] + [$Sheet1.$AV8]) &gt;= ([$Sheet1.$AT8] * [$Sheet1.$AU8] * [$Sheet1.$AV8]));[$Sheet1.AV8];{})" office:value-type="float" office:value="2" calcext:value-type="float">
            <text:p>2</text:p>
          </table:table-cell>
          <table:table-cell table:formula="of:=IF(AND([$Sheet1.$AW8] * [$Sheet1.$AX8] * [$Sheet1.$AY8]; ([$Sheet1.$AW8] + [$Sheet1.$AX8] + [$Sheet1.$AY8]) &gt;= ([$Sheet1.$AW8] * [$Sheet1.$AX8] * [$Sheet1.$AY8]));[$Sheet1.AW8];{})" office:value-type="float" office:value="1" calcext:value-type="float">
            <text:p>1</text:p>
          </table:table-cell>
          <table:table-cell table:formula="of:=IF(AND([$Sheet1.$AW8] * [$Sheet1.$AX8] * [$Sheet1.$AY8]; ([$Sheet1.$AW8] + [$Sheet1.$AX8] + [$Sheet1.$AY8]) &gt;= ([$Sheet1.$AW8] * [$Sheet1.$AX8] * [$Sheet1.$AY8]));[$Sheet1.AX8];{})" office:value-type="float" office:value="1" calcext:value-type="float">
            <text:p>1</text:p>
          </table:table-cell>
          <table:table-cell table:formula="of:=IF(AND([$Sheet1.$AW8] * [$Sheet1.$AX8] * [$Sheet1.$AY8]; ([$Sheet1.$AW8] + [$Sheet1.$AX8] + [$Sheet1.$AY8]) &gt;= ([$Sheet1.$AW8] * [$Sheet1.$AX8] * [$Sheet1.$AY8]));[$Sheet1.AY8];{})" office:value-type="float" office:value="9" calcext:value-type="float">
            <text:p>9</text:p>
          </table:table-cell>
          <table:table-cell table:formula="of:=IF(AND([$Sheet1.$AZ8] * [$Sheet1.$BA8] * [$Sheet1.$BB8]; ([$Sheet1.$AZ8] + [$Sheet1.$BA8] + [$Sheet1.$BB8]) &gt;= ([$Sheet1.$AZ8] * [$Sheet1.$BA8] * [$Sheet1.$BB8]));[$Sheet1.AZ8];{})" office:value-type="float" office:value="0" calcext:value-type="float">
            <text:p/>
          </table:table-cell>
          <table:table-cell table:formula="of:=IF(AND([$Sheet1.$AZ8] * [$Sheet1.$BA8] * [$Sheet1.$BB8]; ([$Sheet1.$AZ8] + [$Sheet1.$BA8] + [$Sheet1.$BB8]) &gt;= ([$Sheet1.$AZ8] * [$Sheet1.$BA8] * [$Sheet1.$BB8]));[$Sheet1.BA8];{})" office:value-type="float" office:value="0" calcext:value-type="float">
            <text:p/>
          </table:table-cell>
          <table:table-cell table:formula="of:=IF(AND([$Sheet1.$AZ8] * [$Sheet1.$BA8] * [$Sheet1.$BB8]; ([$Sheet1.$AZ8] + [$Sheet1.$BA8] + [$Sheet1.$BB8]) &gt;= ([$Sheet1.$AZ8] * [$Sheet1.$BA8] * [$Sheet1.$BB8]));[$Sheet1.BB8];{})" office:value-type="float" office:value="0" calcext:value-type="float">
            <text:p/>
          </table:table-cell>
          <table:table-cell table:formula="of:=IF(AND([$Sheet1.$BC8] * [$Sheet1.$BD8] * [$Sheet1.$BE8]; ([$Sheet1.$BC8] + [$Sheet1.$BD8] + [$Sheet1.$BE8]) &gt;= ([$Sheet1.$BC8] * [$Sheet1.$BD8] * [$Sheet1.$BE8]));[$Sheet1.BC8];{})" office:value-type="float" office:value="0" calcext:value-type="float">
            <text:p/>
          </table:table-cell>
          <table:table-cell table:formula="of:=IF(AND([$Sheet1.$BC8] * [$Sheet1.$BD8] * [$Sheet1.$BE8]; ([$Sheet1.$BC8] + [$Sheet1.$BD8] + [$Sheet1.$BE8]) &gt;= ([$Sheet1.$BC8] * [$Sheet1.$BD8] * [$Sheet1.$BE8]));[$Sheet1.BD8];{})" office:value-type="float" office:value="0" calcext:value-type="float">
            <text:p/>
          </table:table-cell>
          <table:table-cell table:formula="of:=IF(AND([$Sheet1.$BC8] * [$Sheet1.$BD8] * [$Sheet1.$BE8]; ([$Sheet1.$BC8] + [$Sheet1.$BD8] + [$Sheet1.$BE8]) &gt;= ([$Sheet1.$BC8] * [$Sheet1.$BD8] * [$Sheet1.$BE8]));[$Sheet1.BE8];{})" office:value-type="float" office:value="0" calcext:value-type="float">
            <text:p/>
          </table:table-cell>
          <table:table-cell table:number-columns-repeated="4"/>
          <table:table-cell table:formula="of:=IF(AND([$Sheet1.$BJ8] * [$Sheet1.$BK8] * [$Sheet1.$BL8]; ([$Sheet1.$BJ8] + [$Sheet1.$BK8] + [$Sheet1.$BL8]) &gt;= ([$Sheet1.$BJ8] * [$Sheet1.$BK8] * [$Sheet1.$BL8]));[$Sheet1.BJ8];{})" office:value-type="float" office:value="0" calcext:value-type="float">
            <text:p/>
          </table:table-cell>
          <table:table-cell table:formula="of:=IF(AND([$Sheet1.$BJ8] * [$Sheet1.$BK8] * [$Sheet1.$BL8]; ([$Sheet1.$BJ8] + [$Sheet1.$BK8] + [$Sheet1.$BL8]) &gt;= ([$Sheet1.$BJ8] * [$Sheet1.$BK8] * [$Sheet1.$BL8]));[$Sheet1.BK8];{})" office:value-type="float" office:value="0" calcext:value-type="float">
            <text:p/>
          </table:table-cell>
          <table:table-cell table:formula="of:=IF(AND([$Sheet1.$BJ8] * [$Sheet1.$BK8] * [$Sheet1.$BL8]; ([$Sheet1.$BJ8] + [$Sheet1.$BK8] + [$Sheet1.$BL8]) &gt;= ([$Sheet1.$BJ8] * [$Sheet1.$BK8] * [$Sheet1.$BL8]));[$Sheet1.BL8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AND([$Sheet1.$E9] * [$Sheet1.$F9]; ([$Sheet1.$E9] + [$Sheet1.$F9]) &gt;= [$Sheet1.$E9] * [$Sheet1.$F9]);[$Sheet1.E9];{})" office:value-type="float" office:value="1" calcext:value-type="float">
            <text:p>1</text:p>
          </table:table-cell>
          <table:table-cell table:formula="of:=IF(AND([$Sheet1.$E9] * [$Sheet1.$F9]; ([$Sheet1.$E9] + [$Sheet1.$F9]) &gt;= [$Sheet1.$E9] * [$Sheet1.$F9]);[$Sheet1.F9];{})" office:value-type="float" office:value="6" calcext:value-type="float">
            <text:p>6</text:p>
          </table:table-cell>
          <table:table-cell table:formula="of:=IF(AND([$Sheet1.$H9] * [$Sheet1.$I9]; [$Sheet1.$H9] + [$Sheet1.$I9] &gt;= [$Sheet1.$H9] * [$Sheet1.$I9]);[$Sheet1.G9];{})" office:value-type="float" office:value="0" calcext:value-type="float">
            <text:p/>
          </table:table-cell>
          <table:table-cell table:formula="of:=IF(AND([$Sheet1.$H9] * [$Sheet1.$I9]; ([$Sheet1.$H9] + [$Sheet1.$I9]) &gt;= ([$Sheet1.$H9] * [$Sheet1.$I9]));[$Sheet1.H9];{})" office:value-type="float" office:value="0" calcext:value-type="float">
            <text:p/>
          </table:table-cell>
          <table:table-cell table:formula="of:=IF(AND([$Sheet1.$H9] * [$Sheet1.$I9]; ([$Sheet1.$H9] + [$Sheet1.$I9]) &gt;= ([$Sheet1.$H9] * [$Sheet1.$I9]));[$Sheet1.I9];{})" office:value-type="float" office:value="0" calcext:value-type="float">
            <text:p/>
          </table:table-cell>
          <table:table-cell table:formula="of:=IF(AND([$Sheet1.$J9] * [$Sheet1.$K9] * [$Sheet1.$L9]; ([$Sheet1.$J9] + [$Sheet1.$K9] + [$Sheet1.$L9]) &gt;= ([$Sheet1.$J9] * [$Sheet1.$K9] * [$Sheet1.$L9]));[$Sheet1.J9];{})" office:value-type="float" office:value="0" calcext:value-type="float">
            <text:p/>
          </table:table-cell>
          <table:table-cell table:formula="of:=IF(AND([$Sheet1.$K9] * [$Sheet1.$L9]; ([$Sheet1.$K9] + [$Sheet1.$L9]) &gt;= ([$Sheet1.$K9] * [$Sheet1.$L9]));[$Sheet1.K9];{})" office:value-type="float" office:value="0" calcext:value-type="float">
            <text:p/>
          </table:table-cell>
          <table:table-cell table:formula="of:=IF(AND([$Sheet1.$K9] * [$Sheet1.$L9]; ([$Sheet1.$K9] + [$Sheet1.$L9]) &gt;= ([$Sheet1.$K9] * [$Sheet1.$L9]));[$Sheet1.L9];{})" office:value-type="float" office:value="0" calcext:value-type="float">
            <text:p/>
          </table:table-cell>
          <table:table-cell/>
          <table:table-cell table:formula="of:=IF(AND([$Sheet1.$N9] * [$Sheet1.$O9]; ([$Sheet1.$N9] + [$Sheet1.$O9]) &gt;= ([$Sheet1.$N9] * [$Sheet1.$O9]));[$Sheet1.N9];{})" office:value-type="float" office:value="0" calcext:value-type="float">
            <text:p/>
          </table:table-cell>
          <table:table-cell table:formula="of:=IF(AND([$Sheet1.$N9] * [$Sheet1.$O9]; ([$Sheet1.$N9] + [$Sheet1.$O9]) &gt;= ([$Sheet1.$N9] * [$Sheet1.$O9]));[$Sheet1.O9];{})" office:value-type="float" office:value="0" calcext:value-type="float">
            <text:p/>
          </table:table-cell>
          <table:table-cell table:formula="of:=IF(AND([$Sheet1.$P9] * [$Sheet1.$Q9] * [$Sheet1.$R9]; ([$Sheet1.$P9] + [$Sheet1.$Q9] + [$Sheet1.$R9]) &gt;= ([$Sheet1.$P9] * [$Sheet1.$Q9] * [$Sheet1.$R9]));[$Sheet1.P9];{})" office:value-type="float" office:value="0" calcext:value-type="float">
            <text:p/>
          </table:table-cell>
          <table:table-cell table:formula="of:=IF(AND([$Sheet1.$Q9] * [$Sheet1.$R9]; ([$Sheet1.$Q9] + [$Sheet1.$R9]) &gt;= ([$Sheet1.$Q9] * [$Sheet1.$R9]));[$Sheet1.Q9];{})" office:value-type="float" office:value="0" calcext:value-type="float">
            <text:p/>
          </table:table-cell>
          <table:table-cell table:formula="of:=IF(AND([$Sheet1.$Q9] * [$Sheet1.$R9]; ([$Sheet1.$Q9] + [$Sheet1.$R9]) &gt;= ([$Sheet1.$Q9] * [$Sheet1.$R9]));[$Sheet1.R9];{})" office:value-type="float" office:value="0" calcext:value-type="float">
            <text:p/>
          </table:table-cell>
          <table:table-cell table:formula="of:=IF(AND([$Sheet1.$T9] * [$Sheet1.$U9]; [$Sheet1.$T9] + [$Sheet1.$U9] &gt;= [$Sheet1.$T9] * [$Sheet1.$U9]);[$Sheet1.S9];{})" office:value-type="float" office:value="0" calcext:value-type="float">
            <text:p/>
          </table:table-cell>
          <table:table-cell table:formula="of:=IF(AND([$Sheet1.$T9] * [$Sheet1.$U9]; [$Sheet1.$T9] + [$Sheet1.$U9] &gt;= [$Sheet1.$T9] * [$Sheet1.$U9]);[$Sheet1.T9];{})" office:value-type="float" office:value="0" calcext:value-type="float">
            <text:p/>
          </table:table-cell>
          <table:table-cell table:formula="of:=IF(AND([$Sheet1.$T9] * [$Sheet1.$U9]; [$Sheet1.$T9] + [$Sheet1.$U9] &gt;= [$Sheet1.$T9] * [$Sheet1.$U9]);[$Sheet1.U9];{})" office:value-type="float" office:value="0" calcext:value-type="float">
            <text:p/>
          </table:table-cell>
          <table:table-cell table:formula="of:=IF(AND([$Sheet1.$W9] * [$Sheet1.$X9]; [$Sheet1.$W9] + [$Sheet1.$X9] &gt;= [$Sheet1.$W9] * [$Sheet1.$X9]);[$Sheet1.V9];{})" office:value-type="float" office:value="0" calcext:value-type="float">
            <text:p/>
          </table:table-cell>
          <table:table-cell table:formula="of:=IF(AND([$Sheet1.$W9] * [$Sheet1.$X9]; [$Sheet1.$W9] + [$Sheet1.$X9] &gt;= [$Sheet1.$W9] * [$Sheet1.$X9]);[$Sheet1.W9];{})" office:value-type="float" office:value="0" calcext:value-type="float">
            <text:p/>
          </table:table-cell>
          <table:table-cell table:formula="of:=IF(AND([$Sheet1.$W9] * [$Sheet1.$X9]; [$Sheet1.$W9] + [$Sheet1.$X9] &gt;= [$Sheet1.$W9] * [$Sheet1.$X9]);[$Sheet1.X9];{})" office:value-type="float" office:value="0" calcext:value-type="float">
            <text:p/>
          </table:table-cell>
          <table:table-cell table:formula="of:=IF(AND([$Sheet1.$Z9] * [$Sheet1.$AA9]; [$Sheet1.$Z9] + [$Sheet1.$AA9] &gt;= [$Sheet1.$Z9] * [$Sheet1.$AA9]);[$Sheet1.Y9];{})" office:value-type="float" office:value="0" calcext:value-type="float">
            <text:p/>
          </table:table-cell>
          <table:table-cell table:formula="of:=IF(AND([$Sheet1.$Z9] * [$Sheet1.$AA9]; ([$Sheet1.$Z9] + [$Sheet1.$AA9]) &gt;= ([$Sheet1.$Z9] * [$Sheet1.$AA9]));[$Sheet1.Z9];{})" office:value-type="float" office:value="0" calcext:value-type="float">
            <text:p/>
          </table:table-cell>
          <table:table-cell table:formula="of:=IF(AND([$Sheet1.$Z9] * [$Sheet1.$AA9]; ([$Sheet1.$Z9] + [$Sheet1.$AA9]) &gt;= ([$Sheet1.$Z9] * [$Sheet1.$AA9]));[$Sheet1.AA9];{})" office:value-type="float" office:value="0" calcext:value-type="float">
            <text:p/>
          </table:table-cell>
          <table:table-cell table:style-name="ce1"/>
          <table:table-cell table:formula="of:=IF(AND([$Sheet1.$AC9] * [$Sheet1.$AD9]; ([$Sheet1.$AC9] + [$Sheet1.$AD9]) &gt;= ([$Sheet1.$AC9] * [$Sheet1.$AD9]));[$Sheet1.AC9];{})" office:value-type="float" office:value="0" calcext:value-type="float">
            <text:p/>
          </table:table-cell>
          <table:table-cell table:formula="of:=IF(AND([$Sheet1.$AC9] * [$Sheet1.$AD9]; ([$Sheet1.$AC9] + [$Sheet1.$AD9]) &gt;= ([$Sheet1.$AC9] * [$Sheet1.$AD9]));[$Sheet1.AD9];{})" office:value-type="float" office:value="0" calcext:value-type="float">
            <text:p/>
          </table:table-cell>
          <table:table-cell table:style-name="ce1"/>
          <table:table-cell table:formula="of:=IF(AND([$Sheet1.$AF9] * [$Sheet1.$AG9]; ([$Sheet1.$AF9] + [$Sheet1.$AG9]) &gt;= ([$Sheet1.$AF9] * [$Sheet1.$AG9]));[$Sheet1.AF9];{})" office:value-type="float" office:value="0" calcext:value-type="float">
            <text:p/>
          </table:table-cell>
          <table:table-cell table:formula="of:=IF(AND([$Sheet1.$AF9] * [$Sheet1.$AG9]; ([$Sheet1.$AF9] + [$Sheet1.$AG9]) &gt;= ([$Sheet1.$AF9] * [$Sheet1.$AG9]));[$Sheet1.AG9];{})" office:value-type="float" office:value="0" calcext:value-type="float">
            <text:p/>
          </table:table-cell>
          <table:table-cell table:style-name="ce1"/>
          <table:table-cell table:formula="of:=IF(AND([$Sheet1.$AI9] * [$Sheet1.$AJ9]; ([$Sheet1.$AI9] + [$Sheet1.$AJ9]) &gt;= ([$Sheet1.$AI9] * [$Sheet1.$AJ9]));[$Sheet1.AI9];{})" office:value-type="float" office:value="0" calcext:value-type="float">
            <text:p/>
          </table:table-cell>
          <table:table-cell table:formula="of:=IF(AND([$Sheet1.$AI9] * [$Sheet1.$AJ9]; ([$Sheet1.$AI9] + [$Sheet1.$AJ9]) &gt;= ([$Sheet1.$AI9] * [$Sheet1.$AJ9]));[$Sheet1.AJ9];{})" office:value-type="float" office:value="0" calcext:value-type="float">
            <text:p/>
          </table:table-cell>
          <table:table-cell table:formula="of:=IF(AND([$Sheet1.$AK9] * [$Sheet1.$AL9] * [$Sheet1.$AM9]; ([$Sheet1.$AK9] + [$Sheet1.$AL9] + [$Sheet1.$AM9]) &gt;= ([$Sheet1.$AK9] * [$Sheet1.$AL9] * [$Sheet1.$AM9]));[$Sheet1.AK9];{})" office:value-type="float" office:value="0" calcext:value-type="float">
            <text:p/>
          </table:table-cell>
          <table:table-cell table:formula="of:=IF(AND([$Sheet1.$AK9] * [$Sheet1.$AL9] * [$Sheet1.$AM9]; ([$Sheet1.$AK9] + [$Sheet1.$AL9] + [$Sheet1.$AM9]) &gt;= ([$Sheet1.$AK9] * [$Sheet1.$AL9] * [$Sheet1.$AM9]));[$Sheet1.AL9];{})" office:value-type="float" office:value="0" calcext:value-type="float">
            <text:p/>
          </table:table-cell>
          <table:table-cell table:formula="of:=IF(AND([$Sheet1.$AK9] * [$Sheet1.$AL9] * [$Sheet1.$AM9]; ([$Sheet1.$AK9] + [$Sheet1.$AL9] + [$Sheet1.$AM9]) &gt;= ([$Sheet1.$AK9] * [$Sheet1.$AL9] * [$Sheet1.$AM9]));[$Sheet1.AM9];{})" office:value-type="float" office:value="0" calcext:value-type="float">
            <text:p/>
          </table:table-cell>
          <table:table-cell table:formula="of:=IF(AND([$Sheet1.$AN9] * [$Sheet1.$AO9] * [$Sheet1.$AP9]; ([$Sheet1.$AN9] + [$Sheet1.$AO9] + [$Sheet1.$AP9]) &gt;= ([$Sheet1.$AN9] * [$Sheet1.$AO9] * [$Sheet1.$AP9]));[$Sheet1.AN9];{})" office:value-type="float" office:value="1" calcext:value-type="float">
            <text:p>1</text:p>
          </table:table-cell>
          <table:table-cell table:formula="of:=IF(AND([$Sheet1.$AN9] * [$Sheet1.$AO9] * [$Sheet1.$AP9]; ([$Sheet1.$AN9] + [$Sheet1.$AO9] + [$Sheet1.$AP9]) &gt;= ([$Sheet1.$AN9] * [$Sheet1.$AO9] * [$Sheet1.$AP9]));[$Sheet1.AO9];{})" office:value-type="float" office:value="1" calcext:value-type="float">
            <text:p>1</text:p>
          </table:table-cell>
          <table:table-cell table:formula="of:=IF(AND([$Sheet1.$AN9] * [$Sheet1.$AO9] * [$Sheet1.$AP9]; ([$Sheet1.$AN9] + [$Sheet1.$AO9] + [$Sheet1.$AP9]) &gt;= ([$Sheet1.$AN9] * [$Sheet1.$AO9] * [$Sheet1.$AP9]));[$Sheet1.AP9];{})" office:value-type="float" office:value="2" calcext:value-type="float">
            <text:p>2</text:p>
          </table:table-cell>
          <table:table-cell table:formula="of:=IF(AND([$Sheet1.$AQ9] * [$Sheet1.$AR9] * [$Sheet1.$AS9]; ([$Sheet1.$AQ9] + [$Sheet1.$AR9] + [$Sheet1.$AS9]) &gt;= ([$Sheet1.$AQ9] * [$Sheet1.$AR9] * [$Sheet1.$AS9]));[$Sheet1.AQ9];{})" office:value-type="float" office:value="0" calcext:value-type="float">
            <text:p/>
          </table:table-cell>
          <table:table-cell table:formula="of:=IF(AND([$Sheet1.$AQ9] * [$Sheet1.$AR9] * [$Sheet1.$AS9]; ([$Sheet1.$AQ9] + [$Sheet1.$AR9] + [$Sheet1.$AS9]) &gt;= ([$Sheet1.$AQ9] * [$Sheet1.$AR9] * [$Sheet1.$AS9]));[$Sheet1.AR9];{})" office:value-type="float" office:value="0" calcext:value-type="float">
            <text:p/>
          </table:table-cell>
          <table:table-cell table:formula="of:=IF(AND([$Sheet1.$AQ9] * [$Sheet1.$AR9] * [$Sheet1.$AS9]; ([$Sheet1.$AQ9] + [$Sheet1.$AR9] + [$Sheet1.$AS9]) &gt;= ([$Sheet1.$AQ9] * [$Sheet1.$AR9] * [$Sheet1.$AS9]));[$Sheet1.AS9];{})" office:value-type="float" office:value="0" calcext:value-type="float">
            <text:p/>
          </table:table-cell>
          <table:table-cell table:formula="of:=IF(AND([$Sheet1.$AT9] * [$Sheet1.$AU9] * [$Sheet1.$AV9]; ([$Sheet1.$AT9] + [$Sheet1.$AU9] + [$Sheet1.$AV9]) &gt;= ([$Sheet1.$AT9] * [$Sheet1.$AU9] * [$Sheet1.$AV9]));[$Sheet1.AT9];{})" office:value-type="float" office:value="0" calcext:value-type="float">
            <text:p/>
          </table:table-cell>
          <table:table-cell table:formula="of:=IF(AND([$Sheet1.$AT9] * [$Sheet1.$AU9] * [$Sheet1.$AV9]; ([$Sheet1.$AT9] + [$Sheet1.$AU9] + [$Sheet1.$AV9]) &gt;= ([$Sheet1.$AT9] * [$Sheet1.$AU9] * [$Sheet1.$AV9]));[$Sheet1.AU9];{})" office:value-type="float" office:value="0" calcext:value-type="float">
            <text:p/>
          </table:table-cell>
          <table:table-cell table:formula="of:=IF(AND([$Sheet1.$AT9] * [$Sheet1.$AU9] * [$Sheet1.$AV9]; ([$Sheet1.$AT9] + [$Sheet1.$AU9] + [$Sheet1.$AV9]) &gt;= ([$Sheet1.$AT9] * [$Sheet1.$AU9] * [$Sheet1.$AV9]));[$Sheet1.AV9];{})" office:value-type="float" office:value="0" calcext:value-type="float">
            <text:p/>
          </table:table-cell>
          <table:table-cell table:formula="of:=IF(AND([$Sheet1.$AW9] * [$Sheet1.$AX9] * [$Sheet1.$AY9]; ([$Sheet1.$AW9] + [$Sheet1.$AX9] + [$Sheet1.$AY9]) &gt;= ([$Sheet1.$AW9] * [$Sheet1.$AX9] * [$Sheet1.$AY9]));[$Sheet1.AW9];{})" office:value-type="float" office:value="0" calcext:value-type="float">
            <text:p/>
          </table:table-cell>
          <table:table-cell table:formula="of:=IF(AND([$Sheet1.$AW9] * [$Sheet1.$AX9] * [$Sheet1.$AY9]; ([$Sheet1.$AW9] + [$Sheet1.$AX9] + [$Sheet1.$AY9]) &gt;= ([$Sheet1.$AW9] * [$Sheet1.$AX9] * [$Sheet1.$AY9]));[$Sheet1.AX9];{})" office:value-type="float" office:value="0" calcext:value-type="float">
            <text:p/>
          </table:table-cell>
          <table:table-cell table:formula="of:=IF(AND([$Sheet1.$AW9] * [$Sheet1.$AX9] * [$Sheet1.$AY9]; ([$Sheet1.$AW9] + [$Sheet1.$AX9] + [$Sheet1.$AY9]) &gt;= ([$Sheet1.$AW9] * [$Sheet1.$AX9] * [$Sheet1.$AY9]));[$Sheet1.AY9];{})" office:value-type="float" office:value="0" calcext:value-type="float">
            <text:p/>
          </table:table-cell>
          <table:table-cell table:formula="of:=IF(AND([$Sheet1.$AZ9] * [$Sheet1.$BA9] * [$Sheet1.$BB9]; ([$Sheet1.$AZ9] + [$Sheet1.$BA9] + [$Sheet1.$BB9]) &gt;= ([$Sheet1.$AZ9] * [$Sheet1.$BA9] * [$Sheet1.$BB9]));[$Sheet1.AZ9];{})" office:value-type="float" office:value="0" calcext:value-type="float">
            <text:p/>
          </table:table-cell>
          <table:table-cell table:formula="of:=IF(AND([$Sheet1.$AZ9] * [$Sheet1.$BA9] * [$Sheet1.$BB9]; ([$Sheet1.$AZ9] + [$Sheet1.$BA9] + [$Sheet1.$BB9]) &gt;= ([$Sheet1.$AZ9] * [$Sheet1.$BA9] * [$Sheet1.$BB9]));[$Sheet1.BA9];{})" office:value-type="float" office:value="0" calcext:value-type="float">
            <text:p/>
          </table:table-cell>
          <table:table-cell table:formula="of:=IF(AND([$Sheet1.$AZ9] * [$Sheet1.$BA9] * [$Sheet1.$BB9]; ([$Sheet1.$AZ9] + [$Sheet1.$BA9] + [$Sheet1.$BB9]) &gt;= ([$Sheet1.$AZ9] * [$Sheet1.$BA9] * [$Sheet1.$BB9]));[$Sheet1.BB9];{})" office:value-type="float" office:value="0" calcext:value-type="float">
            <text:p/>
          </table:table-cell>
          <table:table-cell table:formula="of:=IF(AND([$Sheet1.$BC9] * [$Sheet1.$BD9] * [$Sheet1.$BE9]; ([$Sheet1.$BC9] + [$Sheet1.$BD9] + [$Sheet1.$BE9]) &gt;= ([$Sheet1.$BC9] * [$Sheet1.$BD9] * [$Sheet1.$BE9]));[$Sheet1.BC9];{})" office:value-type="float" office:value="0" calcext:value-type="float">
            <text:p/>
          </table:table-cell>
          <table:table-cell table:formula="of:=IF(AND([$Sheet1.$BC9] * [$Sheet1.$BD9] * [$Sheet1.$BE9]; ([$Sheet1.$BC9] + [$Sheet1.$BD9] + [$Sheet1.$BE9]) &gt;= ([$Sheet1.$BC9] * [$Sheet1.$BD9] * [$Sheet1.$BE9]));[$Sheet1.BD9];{})" office:value-type="float" office:value="0" calcext:value-type="float">
            <text:p/>
          </table:table-cell>
          <table:table-cell table:formula="of:=IF(AND([$Sheet1.$BC9] * [$Sheet1.$BD9] * [$Sheet1.$BE9]; ([$Sheet1.$BC9] + [$Sheet1.$BD9] + [$Sheet1.$BE9]) &gt;= ([$Sheet1.$BC9] * [$Sheet1.$BD9] * [$Sheet1.$BE9]));[$Sheet1.BE9];{})" office:value-type="float" office:value="0" calcext:value-type="float">
            <text:p/>
          </table:table-cell>
          <table:table-cell table:number-columns-repeated="4"/>
          <table:table-cell table:formula="of:=IF(AND([$Sheet1.$BJ9] * [$Sheet1.$BK9] * [$Sheet1.$BL9]; ([$Sheet1.$BJ9] + [$Sheet1.$BK9] + [$Sheet1.$BL9]) &gt;= ([$Sheet1.$BJ9] * [$Sheet1.$BK9] * [$Sheet1.$BL9]));[$Sheet1.BJ9];{})" office:value-type="float" office:value="0" calcext:value-type="float">
            <text:p/>
          </table:table-cell>
          <table:table-cell table:formula="of:=IF(AND([$Sheet1.$BJ9] * [$Sheet1.$BK9] * [$Sheet1.$BL9]; ([$Sheet1.$BJ9] + [$Sheet1.$BK9] + [$Sheet1.$BL9]) &gt;= ([$Sheet1.$BJ9] * [$Sheet1.$BK9] * [$Sheet1.$BL9]));[$Sheet1.BK9];{})" office:value-type="float" office:value="0" calcext:value-type="float">
            <text:p/>
          </table:table-cell>
          <table:table-cell table:formula="of:=IF(AND([$Sheet1.$BJ9] * [$Sheet1.$BK9] * [$Sheet1.$BL9]; ([$Sheet1.$BJ9] + [$Sheet1.$BK9] + [$Sheet1.$BL9]) &gt;= ([$Sheet1.$BJ9] * [$Sheet1.$BK9] * [$Sheet1.$BL9]));[$Sheet1.BL9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AND([$Sheet1.$E10] * [$Sheet1.$F10]; ([$Sheet1.$E10] + [$Sheet1.$F10]) &gt;= [$Sheet1.$E10] * [$Sheet1.$F10]);[$Sheet1.E10];{})" office:value-type="float" office:value="1" calcext:value-type="float">
            <text:p>1</text:p>
          </table:table-cell>
          <table:table-cell table:formula="of:=IF(AND([$Sheet1.$E10] * [$Sheet1.$F10]; ([$Sheet1.$E10] + [$Sheet1.$F10]) &gt;= [$Sheet1.$E10] * [$Sheet1.$F10]);[$Sheet1.F10];{})" office:value-type="float" office:value="8" calcext:value-type="float">
            <text:p>8</text:p>
          </table:table-cell>
          <table:table-cell table:formula="of:=IF(AND([$Sheet1.$H10] * [$Sheet1.$I10]; [$Sheet1.$H10] + [$Sheet1.$I10] &gt;= [$Sheet1.$H10] * [$Sheet1.$I10]);[$Sheet1.G10];{})" office:value-type="float" office:value="0" calcext:value-type="float">
            <text:p/>
          </table:table-cell>
          <table:table-cell table:formula="of:=IF(AND([$Sheet1.$H10] * [$Sheet1.$I10]; ([$Sheet1.$H10] + [$Sheet1.$I10]) &gt;= ([$Sheet1.$H10] * [$Sheet1.$I10]));[$Sheet1.H10];{})" office:value-type="float" office:value="0" calcext:value-type="float">
            <text:p/>
          </table:table-cell>
          <table:table-cell table:formula="of:=IF(AND([$Sheet1.$H10] * [$Sheet1.$I10]; ([$Sheet1.$H10] + [$Sheet1.$I10]) &gt;= ([$Sheet1.$H10] * [$Sheet1.$I10]));[$Sheet1.I10];{})" office:value-type="float" office:value="0" calcext:value-type="float">
            <text:p/>
          </table:table-cell>
          <table:table-cell table:formula="of:=IF(AND([$Sheet1.$J10] * [$Sheet1.$K10] * [$Sheet1.$L10]; ([$Sheet1.$J10] + [$Sheet1.$K10] + [$Sheet1.$L10]) &gt;= ([$Sheet1.$J10] * [$Sheet1.$K10] * [$Sheet1.$L10]));[$Sheet1.J10];{})" office:value-type="float" office:value="0" calcext:value-type="float">
            <text:p/>
          </table:table-cell>
          <table:table-cell table:formula="of:=IF(AND([$Sheet1.$K10] * [$Sheet1.$L10]; ([$Sheet1.$K10] + [$Sheet1.$L10]) &gt;= ([$Sheet1.$K10] * [$Sheet1.$L10]));[$Sheet1.K10];{})" office:value-type="float" office:value="0" calcext:value-type="float">
            <text:p/>
          </table:table-cell>
          <table:table-cell table:formula="of:=IF(AND([$Sheet1.$K10] * [$Sheet1.$L10]; ([$Sheet1.$K10] + [$Sheet1.$L10]) &gt;= ([$Sheet1.$K10] * [$Sheet1.$L10]));[$Sheet1.L10];{})" office:value-type="float" office:value="0" calcext:value-type="float">
            <text:p/>
          </table:table-cell>
          <table:table-cell/>
          <table:table-cell table:formula="of:=IF(AND([$Sheet1.$N10] * [$Sheet1.$O10]; ([$Sheet1.$N10] + [$Sheet1.$O10]) &gt;= ([$Sheet1.$N10] * [$Sheet1.$O10]));[$Sheet1.N10];{})" office:value-type="float" office:value="0" calcext:value-type="float">
            <text:p/>
          </table:table-cell>
          <table:table-cell table:formula="of:=IF(AND([$Sheet1.$N10] * [$Sheet1.$O10]; ([$Sheet1.$N10] + [$Sheet1.$O10]) &gt;= ([$Sheet1.$N10] * [$Sheet1.$O10]));[$Sheet1.O10];{})" office:value-type="float" office:value="0" calcext:value-type="float">
            <text:p/>
          </table:table-cell>
          <table:table-cell table:formula="of:=IF(AND([$Sheet1.$P10] * [$Sheet1.$Q10] * [$Sheet1.$R10]; ([$Sheet1.$P10] + [$Sheet1.$Q10] + [$Sheet1.$R10]) &gt;= ([$Sheet1.$P10] * [$Sheet1.$Q10] * [$Sheet1.$R10]));[$Sheet1.P10];{})" office:value-type="float" office:value="0" calcext:value-type="float">
            <text:p/>
          </table:table-cell>
          <table:table-cell table:formula="of:=IF(AND([$Sheet1.$Q10] * [$Sheet1.$R10]; ([$Sheet1.$Q10] + [$Sheet1.$R10]) &gt;= ([$Sheet1.$Q10] * [$Sheet1.$R10]));[$Sheet1.Q10];{})" office:value-type="float" office:value="0" calcext:value-type="float">
            <text:p/>
          </table:table-cell>
          <table:table-cell table:formula="of:=IF(AND([$Sheet1.$Q10] * [$Sheet1.$R10]; ([$Sheet1.$Q10] + [$Sheet1.$R10]) &gt;= ([$Sheet1.$Q10] * [$Sheet1.$R10]));[$Sheet1.R10];{})" office:value-type="float" office:value="0" calcext:value-type="float">
            <text:p/>
          </table:table-cell>
          <table:table-cell table:formula="of:=IF(AND([$Sheet1.$T10] * [$Sheet1.$U10]; [$Sheet1.$T10] + [$Sheet1.$U10] &gt;= [$Sheet1.$T10] * [$Sheet1.$U10]);[$Sheet1.S10];{})" office:value-type="float" office:value="0" calcext:value-type="float">
            <text:p/>
          </table:table-cell>
          <table:table-cell table:formula="of:=IF(AND([$Sheet1.$T10] * [$Sheet1.$U10]; [$Sheet1.$T10] + [$Sheet1.$U10] &gt;= [$Sheet1.$T10] * [$Sheet1.$U10]);[$Sheet1.T10];{})" office:value-type="float" office:value="0" calcext:value-type="float">
            <text:p/>
          </table:table-cell>
          <table:table-cell table:formula="of:=IF(AND([$Sheet1.$T10] * [$Sheet1.$U10]; [$Sheet1.$T10] + [$Sheet1.$U10] &gt;= [$Sheet1.$T10] * [$Sheet1.$U10]);[$Sheet1.U10];{})" office:value-type="float" office:value="0" calcext:value-type="float">
            <text:p/>
          </table:table-cell>
          <table:table-cell table:formula="of:=IF(AND([$Sheet1.$W10] * [$Sheet1.$X10]; [$Sheet1.$W10] + [$Sheet1.$X10] &gt;= [$Sheet1.$W10] * [$Sheet1.$X10]);[$Sheet1.V10];{})" office:value-type="float" office:value="0" calcext:value-type="float">
            <text:p/>
          </table:table-cell>
          <table:table-cell table:formula="of:=IF(AND([$Sheet1.$W10] * [$Sheet1.$X10]; [$Sheet1.$W10] + [$Sheet1.$X10] &gt;= [$Sheet1.$W10] * [$Sheet1.$X10]);[$Sheet1.W10];{})" office:value-type="float" office:value="0" calcext:value-type="float">
            <text:p/>
          </table:table-cell>
          <table:table-cell table:formula="of:=IF(AND([$Sheet1.$W10] * [$Sheet1.$X10]; [$Sheet1.$W10] + [$Sheet1.$X10] &gt;= [$Sheet1.$W10] * [$Sheet1.$X10]);[$Sheet1.X10];{})" office:value-type="float" office:value="0" calcext:value-type="float">
            <text:p/>
          </table:table-cell>
          <table:table-cell/>
          <table:table-cell table:formula="of:=IF(AND([$Sheet1.$Z10] * [$Sheet1.$AA10]; ([$Sheet1.$Z10] + [$Sheet1.$AA10]) &gt;= ([$Sheet1.$Z10] * [$Sheet1.$AA10]));[$Sheet1.Z10];{})" office:value-type="float" office:value="8" calcext:value-type="float">
            <text:p>8</text:p>
          </table:table-cell>
          <table:table-cell table:formula="of:=IF(AND([$Sheet1.$Z10] * [$Sheet1.$AA10]; ([$Sheet1.$Z10] + [$Sheet1.$AA10]) &gt;= ([$Sheet1.$Z10] * [$Sheet1.$AA10]));[$Sheet1.AA10];{})" office:value-type="float" office:value="1" calcext:value-type="float">
            <text:p>1</text:p>
          </table:table-cell>
          <table:table-cell table:style-name="ce1"/>
          <table:table-cell table:formula="of:=IF(AND([$Sheet1.$AC10] * [$Sheet1.$AD10]; ([$Sheet1.$AC10] + [$Sheet1.$AD10]) &gt;= ([$Sheet1.$AC10] * [$Sheet1.$AD10]));[$Sheet1.AC10];{})" office:value-type="float" office:value="0" calcext:value-type="float">
            <text:p/>
          </table:table-cell>
          <table:table-cell table:formula="of:=IF(AND([$Sheet1.$AC10] * [$Sheet1.$AD10]; ([$Sheet1.$AC10] + [$Sheet1.$AD10]) &gt;= ([$Sheet1.$AC10] * [$Sheet1.$AD10]));[$Sheet1.AD10];{})" office:value-type="float" office:value="0" calcext:value-type="float">
            <text:p/>
          </table:table-cell>
          <table:table-cell table:style-name="ce1"/>
          <table:table-cell table:formula="of:=IF(AND([$Sheet1.$AF10] * [$Sheet1.$AG10]; ([$Sheet1.$AF10] + [$Sheet1.$AG10]) &gt;= ([$Sheet1.$AF10] * [$Sheet1.$AG10]));[$Sheet1.AF10];{})" office:value-type="float" office:value="0" calcext:value-type="float">
            <text:p/>
          </table:table-cell>
          <table:table-cell table:formula="of:=IF(AND([$Sheet1.$AF10] * [$Sheet1.$AG10]; ([$Sheet1.$AF10] + [$Sheet1.$AG10]) &gt;= ([$Sheet1.$AF10] * [$Sheet1.$AG10]));[$Sheet1.AG10];{})" office:value-type="float" office:value="0" calcext:value-type="float">
            <text:p/>
          </table:table-cell>
          <table:table-cell table:formula="of:=IF(AND([$Sheet1.$AH10] * [$Sheet1.$AI10] * [$Sheet1.$AJ10]; ([$Sheet1.$AH10] + [$Sheet1.$AI10] + [$Sheet1.$AJ10]) &gt;= ([$Sheet1.$AH10] * [$Sheet1.$AI10] * [$Sheet1.$AJ10]));[$Sheet1.AH10];{})" office:value-type="float" office:value="0" calcext:value-type="float">
            <text:p/>
          </table:table-cell>
          <table:table-cell table:formula="of:=IF(AND([$Sheet1.$AH10] * [$Sheet1.$AI10] * [$Sheet1.$AJ10]; ([$Sheet1.$AH10] + [$Sheet1.$AI10] + [$Sheet1.$AJ10]) &gt;= ([$Sheet1.$AH10] * [$Sheet1.$AI10] * [$Sheet1.$AJ10]));[$Sheet1.AI10];{})" office:value-type="float" office:value="0" calcext:value-type="float">
            <text:p/>
          </table:table-cell>
          <table:table-cell table:formula="of:=IF(AND([$Sheet1.$AH10] * [$Sheet1.$AI10] * [$Sheet1.$AJ10]; ([$Sheet1.$AH10] + [$Sheet1.$AI10] + [$Sheet1.$AJ10]) &gt;= ([$Sheet1.$AH10] * [$Sheet1.$AI10] * [$Sheet1.$AJ10]));[$Sheet1.AJ10];{})" office:value-type="float" office:value="0" calcext:value-type="float">
            <text:p/>
          </table:table-cell>
          <table:table-cell table:formula="of:=IF(AND([$Sheet1.$AK10] * [$Sheet1.$AL10] * [$Sheet1.$AM10]; ([$Sheet1.$AK10] + [$Sheet1.$AL10] + [$Sheet1.$AM10]) &gt;= ([$Sheet1.$AK10] * [$Sheet1.$AL10] * [$Sheet1.$AM10]));[$Sheet1.AK10];{})" office:value-type="float" office:value="1" calcext:value-type="float">
            <text:p>1</text:p>
          </table:table-cell>
          <table:table-cell table:formula="of:=IF(AND([$Sheet1.$AK10] * [$Sheet1.$AL10] * [$Sheet1.$AM10]; ([$Sheet1.$AK10] + [$Sheet1.$AL10] + [$Sheet1.$AM10]) &gt;= ([$Sheet1.$AK10] * [$Sheet1.$AL10] * [$Sheet1.$AM10]));[$Sheet1.AL10];{})" office:value-type="float" office:value="1" calcext:value-type="float">
            <text:p>1</text:p>
          </table:table-cell>
          <table:table-cell table:formula="of:=IF(AND([$Sheet1.$AK10] * [$Sheet1.$AL10] * [$Sheet1.$AM10]; ([$Sheet1.$AK10] + [$Sheet1.$AL10] + [$Sheet1.$AM10]) &gt;= ([$Sheet1.$AK10] * [$Sheet1.$AL10] * [$Sheet1.$AM10]));[$Sheet1.AM10];{})" office:value-type="float" office:value="7" calcext:value-type="float">
            <text:p>7</text:p>
          </table:table-cell>
          <table:table-cell table:formula="of:=IF(AND([$Sheet1.$AN10] * [$Sheet1.$AO10] * [$Sheet1.$AP10]; ([$Sheet1.$AN10] + [$Sheet1.$AO10] + [$Sheet1.$AP10]) &gt;= ([$Sheet1.$AN10] * [$Sheet1.$AO10] * [$Sheet1.$AP10]));[$Sheet1.AN10];{})" office:value-type="float" office:value="0" calcext:value-type="float">
            <text:p/>
          </table:table-cell>
          <table:table-cell table:formula="of:=IF(AND([$Sheet1.$AN10] * [$Sheet1.$AO10] * [$Sheet1.$AP10]; ([$Sheet1.$AN10] + [$Sheet1.$AO10] + [$Sheet1.$AP10]) &gt;= ([$Sheet1.$AN10] * [$Sheet1.$AO10] * [$Sheet1.$AP10]));[$Sheet1.AO10];{})" office:value-type="float" office:value="0" calcext:value-type="float">
            <text:p/>
          </table:table-cell>
          <table:table-cell table:formula="of:=IF(AND([$Sheet1.$AN10] * [$Sheet1.$AO10] * [$Sheet1.$AP10]; ([$Sheet1.$AN10] + [$Sheet1.$AO10] + [$Sheet1.$AP10]) &gt;= ([$Sheet1.$AN10] * [$Sheet1.$AO10] * [$Sheet1.$AP10]));[$Sheet1.AP10];{})" office:value-type="float" office:value="0" calcext:value-type="float">
            <text:p/>
          </table:table-cell>
          <table:table-cell table:formula="of:=IF(AND([$Sheet1.$AQ10] * [$Sheet1.$AR10] * [$Sheet1.$AS10]; ([$Sheet1.$AQ10] + [$Sheet1.$AR10] + [$Sheet1.$AS10]) &gt;= ([$Sheet1.$AQ10] * [$Sheet1.$AR10] * [$Sheet1.$AS10]));[$Sheet1.AQ10];{})" office:value-type="float" office:value="0" calcext:value-type="float">
            <text:p/>
          </table:table-cell>
          <table:table-cell table:formula="of:=IF(AND([$Sheet1.$AQ10] * [$Sheet1.$AR10] * [$Sheet1.$AS10]; ([$Sheet1.$AQ10] + [$Sheet1.$AR10] + [$Sheet1.$AS10]) &gt;= ([$Sheet1.$AQ10] * [$Sheet1.$AR10] * [$Sheet1.$AS10]));[$Sheet1.AR10];{})" office:value-type="float" office:value="0" calcext:value-type="float">
            <text:p/>
          </table:table-cell>
          <table:table-cell table:formula="of:=IF(AND([$Sheet1.$AQ10] * [$Sheet1.$AR10] * [$Sheet1.$AS10]; ([$Sheet1.$AQ10] + [$Sheet1.$AR10] + [$Sheet1.$AS10]) &gt;= ([$Sheet1.$AQ10] * [$Sheet1.$AR10] * [$Sheet1.$AS10]));[$Sheet1.AS10];{})" office:value-type="float" office:value="0" calcext:value-type="float">
            <text:p/>
          </table:table-cell>
          <table:table-cell table:formula="of:=IF(AND([$Sheet1.$AT10] * [$Sheet1.$AU10] * [$Sheet1.$AV10]; ([$Sheet1.$AT10] + [$Sheet1.$AU10] + [$Sheet1.$AV10]) &gt;= ([$Sheet1.$AT10] * [$Sheet1.$AU10] * [$Sheet1.$AV10]));[$Sheet1.AT10];{})" office:value-type="float" office:value="0" calcext:value-type="float">
            <text:p/>
          </table:table-cell>
          <table:table-cell table:formula="of:=IF(AND([$Sheet1.$AT10] * [$Sheet1.$AU10] * [$Sheet1.$AV10]; ([$Sheet1.$AT10] + [$Sheet1.$AU10] + [$Sheet1.$AV10]) &gt;= ([$Sheet1.$AT10] * [$Sheet1.$AU10] * [$Sheet1.$AV10]));[$Sheet1.AU10];{})" office:value-type="float" office:value="0" calcext:value-type="float">
            <text:p/>
          </table:table-cell>
          <table:table-cell table:formula="of:=IF(AND([$Sheet1.$AT10] * [$Sheet1.$AU10] * [$Sheet1.$AV10]; ([$Sheet1.$AT10] + [$Sheet1.$AU10] + [$Sheet1.$AV10]) &gt;= ([$Sheet1.$AT10] * [$Sheet1.$AU10] * [$Sheet1.$AV10]));[$Sheet1.AV10];{})" office:value-type="float" office:value="0" calcext:value-type="float">
            <text:p/>
          </table:table-cell>
          <table:table-cell table:formula="of:=IF(AND([$Sheet1.$AW10] * [$Sheet1.$AX10] * [$Sheet1.$AY10]; ([$Sheet1.$AW10] + [$Sheet1.$AX10] + [$Sheet1.$AY10]) &gt;= ([$Sheet1.$AW10] * [$Sheet1.$AX10] * [$Sheet1.$AY10]));[$Sheet1.AW10];{})" office:value-type="float" office:value="0" calcext:value-type="float">
            <text:p/>
          </table:table-cell>
          <table:table-cell table:formula="of:=IF(AND([$Sheet1.$AW10] * [$Sheet1.$AX10] * [$Sheet1.$AY10]; ([$Sheet1.$AW10] + [$Sheet1.$AX10] + [$Sheet1.$AY10]) &gt;= ([$Sheet1.$AW10] * [$Sheet1.$AX10] * [$Sheet1.$AY10]));[$Sheet1.AX10];{})" office:value-type="float" office:value="0" calcext:value-type="float">
            <text:p/>
          </table:table-cell>
          <table:table-cell table:formula="of:=IF(AND([$Sheet1.$AW10] * [$Sheet1.$AX10] * [$Sheet1.$AY10]; ([$Sheet1.$AW10] + [$Sheet1.$AX10] + [$Sheet1.$AY10]) &gt;= ([$Sheet1.$AW10] * [$Sheet1.$AX10] * [$Sheet1.$AY10]));[$Sheet1.AY10];{})" office:value-type="float" office:value="0" calcext:value-type="float">
            <text:p/>
          </table:table-cell>
          <table:table-cell table:formula="of:=IF(AND([$Sheet1.$AZ10] * [$Sheet1.$BA10] * [$Sheet1.$BB10]; ([$Sheet1.$AZ10] + [$Sheet1.$BA10] + [$Sheet1.$BB10]) &gt;= ([$Sheet1.$AZ10] * [$Sheet1.$BA10] * [$Sheet1.$BB10]));[$Sheet1.AZ10];{})" office:value-type="float" office:value="0" calcext:value-type="float">
            <text:p/>
          </table:table-cell>
          <table:table-cell table:formula="of:=IF(AND([$Sheet1.$AZ10] * [$Sheet1.$BA10] * [$Sheet1.$BB10]; ([$Sheet1.$AZ10] + [$Sheet1.$BA10] + [$Sheet1.$BB10]) &gt;= ([$Sheet1.$AZ10] * [$Sheet1.$BA10] * [$Sheet1.$BB10]));[$Sheet1.BA10];{})" office:value-type="float" office:value="0" calcext:value-type="float">
            <text:p/>
          </table:table-cell>
          <table:table-cell table:formula="of:=IF(AND([$Sheet1.$AZ10] * [$Sheet1.$BA10] * [$Sheet1.$BB10]; ([$Sheet1.$AZ10] + [$Sheet1.$BA10] + [$Sheet1.$BB10]) &gt;= ([$Sheet1.$AZ10] * [$Sheet1.$BA10] * [$Sheet1.$BB10]));[$Sheet1.BB10];{})" office:value-type="float" office:value="0" calcext:value-type="float">
            <text:p/>
          </table:table-cell>
          <table:table-cell table:formula="of:=IF(AND([$Sheet1.$BC10] * [$Sheet1.$BD10] * [$Sheet1.$BE10]; ([$Sheet1.$BC10] + [$Sheet1.$BD10] + [$Sheet1.$BE10]) &gt;= ([$Sheet1.$BC10] * [$Sheet1.$BD10] * [$Sheet1.$BE10]));[$Sheet1.BC10];{})" office:value-type="float" office:value="1" calcext:value-type="float">
            <text:p>1</text:p>
          </table:table-cell>
          <table:table-cell table:formula="of:=IF(AND([$Sheet1.$BC10] * [$Sheet1.$BD10] * [$Sheet1.$BE10]; ([$Sheet1.$BC10] + [$Sheet1.$BD10] + [$Sheet1.$BE10]) &gt;= ([$Sheet1.$BC10] * [$Sheet1.$BD10] * [$Sheet1.$BE10]));[$Sheet1.BD10];{})" office:value-type="float" office:value="7" calcext:value-type="float">
            <text:p>7</text:p>
          </table:table-cell>
          <table:table-cell table:formula="of:=IF(AND([$Sheet1.$BC10] * [$Sheet1.$BD10] * [$Sheet1.$BE10]; ([$Sheet1.$BC10] + [$Sheet1.$BD10] + [$Sheet1.$BE10]) &gt;= ([$Sheet1.$BC10] * [$Sheet1.$BD10] * [$Sheet1.$BE10]));[$Sheet1.BE10];{})" office:value-type="float" office:value="1" calcext:value-type="float">
            <text:p>1</text:p>
          </table:table-cell>
          <table:table-cell table:number-columns-repeated="4"/>
          <table:table-cell table:formula="of:=IF(AND([$Sheet1.$BJ10] * [$Sheet1.$BK10] * [$Sheet1.$BL10]; ([$Sheet1.$BJ10] + [$Sheet1.$BK10] + [$Sheet1.$BL10]) &gt;= ([$Sheet1.$BJ10] * [$Sheet1.$BK10] * [$Sheet1.$BL10]));[$Sheet1.BJ10];{})" office:value-type="float" office:value="0" calcext:value-type="float">
            <text:p/>
          </table:table-cell>
          <table:table-cell table:formula="of:=IF(AND([$Sheet1.$BJ10] * [$Sheet1.$BK10] * [$Sheet1.$BL10]; ([$Sheet1.$BJ10] + [$Sheet1.$BK10] + [$Sheet1.$BL10]) &gt;= ([$Sheet1.$BJ10] * [$Sheet1.$BK10] * [$Sheet1.$BL10]));[$Sheet1.BK10];{})" office:value-type="float" office:value="0" calcext:value-type="float">
            <text:p/>
          </table:table-cell>
          <table:table-cell table:formula="of:=IF(AND([$Sheet1.$BJ10] * [$Sheet1.$BK10] * [$Sheet1.$BL10]; ([$Sheet1.$BJ10] + [$Sheet1.$BK10] + [$Sheet1.$BL10]) &gt;= ([$Sheet1.$BJ10] * [$Sheet1.$BK10] * [$Sheet1.$BL10]));[$Sheet1.BL10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$Sheet1.$C11] * [$Sheet1.$D11]; ([$Sheet1.$C11] + [$Sheet1.$D11]) &gt;= [$Sheet1.$C11] * [$Sheet1.$D11]);[$Sheet1.C11];{})" office:value-type="float" office:value="1" calcext:value-type="float">
            <text:p>1</text:p>
          </table:table-cell>
          <table:table-cell table:formula="of:=IF(AND([$Sheet1.$C11] * [$Sheet1.$D11]; ([$Sheet1.$C11] + [$Sheet1.$D11]) &gt;= [$Sheet1.$C11] * [$Sheet1.$D11]);[$Sheet1.D11];{})" office:value-type="float" office:value="1" calcext:value-type="float">
            <text:p>1</text:p>
          </table:table-cell>
          <table:table-cell table:formula="of:=IF(AND([$Sheet1.$E11] * [$Sheet1.$F11]; ([$Sheet1.$E11] + [$Sheet1.$F11]) &gt;= [$Sheet1.$E11] * [$Sheet1.$F11]);[$Sheet1.E11];{})" office:value-type="float" office:value="2" calcext:value-type="float">
            <text:p>2</text:p>
          </table:table-cell>
          <table:table-cell table:formula="of:=IF(AND([$Sheet1.$E11] * [$Sheet1.$F11]; ([$Sheet1.$E11] + [$Sheet1.$F11]) &gt;= [$Sheet1.$E11] * [$Sheet1.$F11]);[$Sheet1.F11];{})" office:value-type="float" office:value="2" calcext:value-type="float">
            <text:p>2</text:p>
          </table:table-cell>
          <table:table-cell table:formula="of:=IF(AND([$Sheet1.$H11] * [$Sheet1.$I11]; [$Sheet1.$H11] + [$Sheet1.$I11] &gt;= [$Sheet1.$H11] * [$Sheet1.$I11]);[$Sheet1.G11];{})" office:value-type="float" office:value="0" calcext:value-type="float">
            <text:p/>
          </table:table-cell>
          <table:table-cell table:formula="of:=IF(AND([$Sheet1.$H11] * [$Sheet1.$I11]; ([$Sheet1.$H11] + [$Sheet1.$I11]) &gt;= ([$Sheet1.$H11] * [$Sheet1.$I11]));[$Sheet1.H11];{})" office:value-type="float" office:value="0" calcext:value-type="float">
            <text:p/>
          </table:table-cell>
          <table:table-cell table:formula="of:=IF(AND([$Sheet1.$H11] * [$Sheet1.$I11]; ([$Sheet1.$H11] + [$Sheet1.$I11]) &gt;= ([$Sheet1.$H11] * [$Sheet1.$I11]));[$Sheet1.I11];{})" office:value-type="float" office:value="0" calcext:value-type="float">
            <text:p/>
          </table:table-cell>
          <table:table-cell table:formula="of:=IF(AND([$Sheet1.$J11] * [$Sheet1.$K11] * [$Sheet1.$L11]; ([$Sheet1.$J11] + [$Sheet1.$K11] + [$Sheet1.$L11]) &gt;= ([$Sheet1.$J11] * [$Sheet1.$K11] * [$Sheet1.$L11]));[$Sheet1.J11];{})" office:value-type="float" office:value="0" calcext:value-type="float">
            <text:p/>
          </table:table-cell>
          <table:table-cell table:formula="of:=IF(AND([$Sheet1.$K11] * [$Sheet1.$L11]; ([$Sheet1.$K11] + [$Sheet1.$L11]) &gt;= ([$Sheet1.$K11] * [$Sheet1.$L11]));[$Sheet1.K11];{})" office:value-type="float" office:value="0" calcext:value-type="float">
            <text:p/>
          </table:table-cell>
          <table:table-cell table:formula="of:=IF(AND([$Sheet1.$K11] * [$Sheet1.$L11]; ([$Sheet1.$K11] + [$Sheet1.$L11]) &gt;= ([$Sheet1.$K11] * [$Sheet1.$L11]));[$Sheet1.L11];{})" office:value-type="float" office:value="0" calcext:value-type="float">
            <text:p/>
          </table:table-cell>
          <table:table-cell/>
          <table:table-cell table:formula="of:=IF(AND([$Sheet1.$N11] * [$Sheet1.$O11]; ([$Sheet1.$N11] + [$Sheet1.$O11]) &gt;= ([$Sheet1.$N11] * [$Sheet1.$O11]));[$Sheet1.N11];{})" office:value-type="float" office:value="0" calcext:value-type="float">
            <text:p/>
          </table:table-cell>
          <table:table-cell table:formula="of:=IF(AND([$Sheet1.$N11] * [$Sheet1.$O11]; ([$Sheet1.$N11] + [$Sheet1.$O11]) &gt;= ([$Sheet1.$N11] * [$Sheet1.$O11]));[$Sheet1.O11];{})" office:value-type="float" office:value="0" calcext:value-type="float">
            <text:p/>
          </table:table-cell>
          <table:table-cell table:formula="of:=IF(AND([$Sheet1.$P11] * [$Sheet1.$Q11] * [$Sheet1.$R11]; ([$Sheet1.$P11] + [$Sheet1.$Q11] + [$Sheet1.$R11]) &gt;= ([$Sheet1.$P11] * [$Sheet1.$Q11] * [$Sheet1.$R11]));[$Sheet1.P11];{})" office:value-type="float" office:value="0" calcext:value-type="float">
            <text:p/>
          </table:table-cell>
          <table:table-cell table:formula="of:=IF(AND([$Sheet1.$Q11] * [$Sheet1.$R11]; ([$Sheet1.$Q11] + [$Sheet1.$R11]) &gt;= ([$Sheet1.$Q11] * [$Sheet1.$R11]));[$Sheet1.Q11];{})" office:value-type="float" office:value="0" calcext:value-type="float">
            <text:p/>
          </table:table-cell>
          <table:table-cell table:formula="of:=IF(AND([$Sheet1.$Q11] * [$Sheet1.$R11]; ([$Sheet1.$Q11] + [$Sheet1.$R11]) &gt;= ([$Sheet1.$Q11] * [$Sheet1.$R11]));[$Sheet1.R11];{})" office:value-type="float" office:value="0" calcext:value-type="float">
            <text:p/>
          </table:table-cell>
          <table:table-cell table:formula="of:=IF(AND([$Sheet1.$T11] * [$Sheet1.$U11]; [$Sheet1.$T11] + [$Sheet1.$U11] &gt;= [$Sheet1.$T11] * [$Sheet1.$U11]);[$Sheet1.S11];{})" office:value-type="float" office:value="0" calcext:value-type="float">
            <text:p/>
          </table:table-cell>
          <table:table-cell table:formula="of:=IF(AND([$Sheet1.$T11] * [$Sheet1.$U11]; [$Sheet1.$T11] + [$Sheet1.$U11] &gt;= [$Sheet1.$T11] * [$Sheet1.$U11]);[$Sheet1.T11];{})" office:value-type="float" office:value="0" calcext:value-type="float">
            <text:p/>
          </table:table-cell>
          <table:table-cell table:formula="of:=IF(AND([$Sheet1.$T11] * [$Sheet1.$U11]; [$Sheet1.$T11] + [$Sheet1.$U11] &gt;= [$Sheet1.$T11] * [$Sheet1.$U11]);[$Sheet1.U11];{})" office:value-type="float" office:value="0" calcext:value-type="float">
            <text:p/>
          </table:table-cell>
          <table:table-cell table:formula="of:=IF(AND([$Sheet1.$W11] * [$Sheet1.$X11]; [$Sheet1.$W11] + [$Sheet1.$X11] &gt;= [$Sheet1.$W11] * [$Sheet1.$X11]);[$Sheet1.V11];{})" office:value-type="float" office:value="0" calcext:value-type="float">
            <text:p/>
          </table:table-cell>
          <table:table-cell table:formula="of:=IF(AND([$Sheet1.$W11] * [$Sheet1.$X11]; [$Sheet1.$W11] + [$Sheet1.$X11] &gt;= [$Sheet1.$W11] * [$Sheet1.$X11]);[$Sheet1.W11];{})" office:value-type="float" office:value="0" calcext:value-type="float">
            <text:p/>
          </table:table-cell>
          <table:table-cell table:formula="of:=IF(AND([$Sheet1.$W11] * [$Sheet1.$X11]; [$Sheet1.$W11] + [$Sheet1.$X11] &gt;= [$Sheet1.$W11] * [$Sheet1.$X11]);[$Sheet1.X11];{})" office:value-type="float" office:value="0" calcext:value-type="float">
            <text:p/>
          </table:table-cell>
          <table:table-cell table:formula="of:=IF(AND([$Sheet1.$Z11] * [$Sheet1.$AA11]; [$Sheet1.$Z11] + [$Sheet1.$AA11] &gt;= [$Sheet1.$Z11] * [$Sheet1.$AA11]);[$Sheet1.Y11];{})" office:value-type="float" office:value="0" calcext:value-type="float">
            <text:p/>
          </table:table-cell>
          <table:table-cell table:formula="of:=IF(AND([$Sheet1.$Z11] * [$Sheet1.$AA11]; ([$Sheet1.$Z11] + [$Sheet1.$AA11]) &gt;= ([$Sheet1.$Z11] * [$Sheet1.$AA11]));[$Sheet1.Z11];{})" office:value-type="float" office:value="0" calcext:value-type="float">
            <text:p/>
          </table:table-cell>
          <table:table-cell table:formula="of:=IF(AND([$Sheet1.$Z11] * [$Sheet1.$AA11]; ([$Sheet1.$Z11] + [$Sheet1.$AA11]) &gt;= ([$Sheet1.$Z11] * [$Sheet1.$AA11]));[$Sheet1.AA11];{})" office:value-type="float" office:value="0" calcext:value-type="float">
            <text:p/>
          </table:table-cell>
          <table:table-cell table:formula="of:=IF(AND([$Sheet1.$AB11] * [$Sheet1.$AC11] * [$Sheet1.$AD11]; ([$Sheet1.$AB11] + [$Sheet1.$AC11] + [$Sheet1.$AD11]) &gt;= ([$Sheet1.$AB11] * [$Sheet1.$AC11] * [$Sheet1.$AD11]));[$Sheet1.AB11];{})" office:value-type="float" office:value="0" calcext:value-type="float">
            <text:p/>
          </table:table-cell>
          <table:table-cell table:formula="of:=IF(AND([$Sheet1.$AB11] * [$Sheet1.$AC11] * [$Sheet1.$AD11]; ([$Sheet1.$AB11] + [$Sheet1.$AC11] + [$Sheet1.$AD11]) &gt;= ([$Sheet1.$AB11] * [$Sheet1.$AC11] * [$Sheet1.$AD11]));[$Sheet1.AC11];{})" office:value-type="float" office:value="0" calcext:value-type="float">
            <text:p/>
          </table:table-cell>
          <table:table-cell table:formula="of:=IF(AND([$Sheet1.$AB11] * [$Sheet1.$AC11] * [$Sheet1.$AD11]; ([$Sheet1.$AB11] + [$Sheet1.$AC11] + [$Sheet1.$AD11]) &gt;= ([$Sheet1.$AB11] * [$Sheet1.$AC11] * [$Sheet1.$AD11]));[$Sheet1.AD11];{})" office:value-type="float" office:value="0" calcext:value-type="float">
            <text:p/>
          </table:table-cell>
          <table:table-cell table:formula="of:=IF(AND([$Sheet1.$AE11] * [$Sheet1.$AF11] * [$Sheet1.$AG11]; ([$Sheet1.$AE11] + [$Sheet1.$AF11] + [$Sheet1.$AG11]) &gt;= ([$Sheet1.$AE11] * [$Sheet1.$AF11] * [$Sheet1.$AG11]));[$Sheet1.AE11];{})" office:value-type="float" office:value="1" calcext:value-type="float">
            <text:p>1</text:p>
          </table:table-cell>
          <table:table-cell table:formula="of:=IF(AND([$Sheet1.$AE11] * [$Sheet1.$AF11] * [$Sheet1.$AG11]; ([$Sheet1.$AE11] + [$Sheet1.$AF11] + [$Sheet1.$AG11]) &gt;= ([$Sheet1.$AE11] * [$Sheet1.$AF11] * [$Sheet1.$AG11]));[$Sheet1.AF11];{})" office:value-type="float" office:value="2" calcext:value-type="float">
            <text:p>2</text:p>
          </table:table-cell>
          <table:table-cell table:formula="of:=IF(AND([$Sheet1.$AE11] * [$Sheet1.$AF11] * [$Sheet1.$AG11]; ([$Sheet1.$AE11] + [$Sheet1.$AF11] + [$Sheet1.$AG11]) &gt;= ([$Sheet1.$AE11] * [$Sheet1.$AF11] * [$Sheet1.$AG11]));[$Sheet1.AG11];{})" office:value-type="float" office:value="1" calcext:value-type="float">
            <text:p>1</text:p>
          </table:table-cell>
          <table:table-cell table:formula="of:=IF(AND([$Sheet1.$AH11] * [$Sheet1.$AI11] * [$Sheet1.$AJ11]; ([$Sheet1.$AH11] + [$Sheet1.$AI11] + [$Sheet1.$AJ11]) &gt;= ([$Sheet1.$AH11] * [$Sheet1.$AI11] * [$Sheet1.$AJ11]));[$Sheet1.AH11];{})" office:value-type="float" office:value="1" calcext:value-type="float">
            <text:p>1</text:p>
          </table:table-cell>
          <table:table-cell table:formula="of:=IF(AND([$Sheet1.$AH11] * [$Sheet1.$AI11] * [$Sheet1.$AJ11]; ([$Sheet1.$AH11] + [$Sheet1.$AI11] + [$Sheet1.$AJ11]) &gt;= ([$Sheet1.$AH11] * [$Sheet1.$AI11] * [$Sheet1.$AJ11]));[$Sheet1.AI11];{})" office:value-type="float" office:value="3" calcext:value-type="float">
            <text:p>3</text:p>
          </table:table-cell>
          <table:table-cell table:formula="of:=IF(AND([$Sheet1.$AH11] * [$Sheet1.$AI11] * [$Sheet1.$AJ11]; ([$Sheet1.$AH11] + [$Sheet1.$AI11] + [$Sheet1.$AJ11]) &gt;= ([$Sheet1.$AH11] * [$Sheet1.$AI11] * [$Sheet1.$AJ11]));[$Sheet1.AJ11];{})" office:value-type="float" office:value="2" calcext:value-type="float">
            <text:p>2</text:p>
          </table:table-cell>
          <table:table-cell table:formula="of:=IF(AND([$Sheet1.$AK11] * [$Sheet1.$AL11] * [$Sheet1.$AM11]; ([$Sheet1.$AK11] + [$Sheet1.$AL11] + [$Sheet1.$AM11]) &gt;= ([$Sheet1.$AK11] * [$Sheet1.$AL11] * [$Sheet1.$AM11]));[$Sheet1.AK11];{})" office:value-type="float" office:value="0" calcext:value-type="float">
            <text:p/>
          </table:table-cell>
          <table:table-cell table:formula="of:=IF(AND([$Sheet1.$AK11] * [$Sheet1.$AL11] * [$Sheet1.$AM11]; ([$Sheet1.$AK11] + [$Sheet1.$AL11] + [$Sheet1.$AM11]) &gt;= ([$Sheet1.$AK11] * [$Sheet1.$AL11] * [$Sheet1.$AM11]));[$Sheet1.AL11];{})" office:value-type="float" office:value="0" calcext:value-type="float">
            <text:p/>
          </table:table-cell>
          <table:table-cell table:formula="of:=IF(AND([$Sheet1.$AK11] * [$Sheet1.$AL11] * [$Sheet1.$AM11]; ([$Sheet1.$AK11] + [$Sheet1.$AL11] + [$Sheet1.$AM11]) &gt;= ([$Sheet1.$AK11] * [$Sheet1.$AL11] * [$Sheet1.$AM11]));[$Sheet1.AM11];{})" office:value-type="float" office:value="0" calcext:value-type="float">
            <text:p/>
          </table:table-cell>
          <table:table-cell table:formula="of:=IF(AND([$Sheet1.$AN11] * [$Sheet1.$AO11] * [$Sheet1.$AP11]; ([$Sheet1.$AN11] + [$Sheet1.$AO11] + [$Sheet1.$AP11]) &gt;= ([$Sheet1.$AN11] * [$Sheet1.$AO11] * [$Sheet1.$AP11]));[$Sheet1.AN11];{})" office:value-type="float" office:value="0" calcext:value-type="float">
            <text:p/>
          </table:table-cell>
          <table:table-cell table:formula="of:=IF(AND([$Sheet1.$AN11] * [$Sheet1.$AO11] * [$Sheet1.$AP11]; ([$Sheet1.$AN11] + [$Sheet1.$AO11] + [$Sheet1.$AP11]) &gt;= ([$Sheet1.$AN11] * [$Sheet1.$AO11] * [$Sheet1.$AP11]));[$Sheet1.AO11];{})" office:value-type="float" office:value="0" calcext:value-type="float">
            <text:p/>
          </table:table-cell>
          <table:table-cell table:formula="of:=IF(AND([$Sheet1.$AN11] * [$Sheet1.$AO11] * [$Sheet1.$AP11]; ([$Sheet1.$AN11] + [$Sheet1.$AO11] + [$Sheet1.$AP11]) &gt;= ([$Sheet1.$AN11] * [$Sheet1.$AO11] * [$Sheet1.$AP11]));[$Sheet1.AP11];{})" office:value-type="float" office:value="0" calcext:value-type="float">
            <text:p/>
          </table:table-cell>
          <table:table-cell table:formula="of:=IF(AND([$Sheet1.$AQ11] * [$Sheet1.$AR11] * [$Sheet1.$AS11]; ([$Sheet1.$AQ11] + [$Sheet1.$AR11] + [$Sheet1.$AS11]) &gt;= ([$Sheet1.$AQ11] * [$Sheet1.$AR11] * [$Sheet1.$AS11]));[$Sheet1.AQ11];{})" office:value-type="float" office:value="0" calcext:value-type="float">
            <text:p/>
          </table:table-cell>
          <table:table-cell table:formula="of:=IF(AND([$Sheet1.$AQ11] * [$Sheet1.$AR11] * [$Sheet1.$AS11]; ([$Sheet1.$AQ11] + [$Sheet1.$AR11] + [$Sheet1.$AS11]) &gt;= ([$Sheet1.$AQ11] * [$Sheet1.$AR11] * [$Sheet1.$AS11]));[$Sheet1.AR11];{})" office:value-type="float" office:value="0" calcext:value-type="float">
            <text:p/>
          </table:table-cell>
          <table:table-cell table:formula="of:=IF(AND([$Sheet1.$AQ11] * [$Sheet1.$AR11] * [$Sheet1.$AS11]; ([$Sheet1.$AQ11] + [$Sheet1.$AR11] + [$Sheet1.$AS11]) &gt;= ([$Sheet1.$AQ11] * [$Sheet1.$AR11] * [$Sheet1.$AS11]));[$Sheet1.AS11];{})" office:value-type="float" office:value="0" calcext:value-type="float">
            <text:p/>
          </table:table-cell>
          <table:table-cell table:formula="of:=IF(AND([$Sheet1.$AT11] * [$Sheet1.$AU11] * [$Sheet1.$AV11]; ([$Sheet1.$AT11] + [$Sheet1.$AU11] + [$Sheet1.$AV11]) &gt;= ([$Sheet1.$AT11] * [$Sheet1.$AU11] * [$Sheet1.$AV11]));[$Sheet1.AT11];{})" office:value-type="float" office:value="0" calcext:value-type="float">
            <text:p/>
          </table:table-cell>
          <table:table-cell table:formula="of:=IF(AND([$Sheet1.$AT11] * [$Sheet1.$AU11] * [$Sheet1.$AV11]; ([$Sheet1.$AT11] + [$Sheet1.$AU11] + [$Sheet1.$AV11]) &gt;= ([$Sheet1.$AT11] * [$Sheet1.$AU11] * [$Sheet1.$AV11]));[$Sheet1.AU11];{})" office:value-type="float" office:value="0" calcext:value-type="float">
            <text:p/>
          </table:table-cell>
          <table:table-cell table:formula="of:=IF(AND([$Sheet1.$AT11] * [$Sheet1.$AU11] * [$Sheet1.$AV11]; ([$Sheet1.$AT11] + [$Sheet1.$AU11] + [$Sheet1.$AV11]) &gt;= ([$Sheet1.$AT11] * [$Sheet1.$AU11] * [$Sheet1.$AV11]));[$Sheet1.AV11];{})" office:value-type="float" office:value="0" calcext:value-type="float">
            <text:p/>
          </table:table-cell>
          <table:table-cell table:formula="of:=IF(AND([$Sheet1.$AW11] * [$Sheet1.$AX11] * [$Sheet1.$AY11]; ([$Sheet1.$AW11] + [$Sheet1.$AX11] + [$Sheet1.$AY11]) &gt;= ([$Sheet1.$AW11] * [$Sheet1.$AX11] * [$Sheet1.$AY11]));[$Sheet1.AW11];{})" office:value-type="float" office:value="0" calcext:value-type="float">
            <text:p/>
          </table:table-cell>
          <table:table-cell table:formula="of:=IF(AND([$Sheet1.$AW11] * [$Sheet1.$AX11] * [$Sheet1.$AY11]; ([$Sheet1.$AW11] + [$Sheet1.$AX11] + [$Sheet1.$AY11]) &gt;= ([$Sheet1.$AW11] * [$Sheet1.$AX11] * [$Sheet1.$AY11]));[$Sheet1.AX11];{})" office:value-type="float" office:value="0" calcext:value-type="float">
            <text:p/>
          </table:table-cell>
          <table:table-cell table:formula="of:=IF(AND([$Sheet1.$AW11] * [$Sheet1.$AX11] * [$Sheet1.$AY11]; ([$Sheet1.$AW11] + [$Sheet1.$AX11] + [$Sheet1.$AY11]) &gt;= ([$Sheet1.$AW11] * [$Sheet1.$AX11] * [$Sheet1.$AY11]));[$Sheet1.AY11];{})" office:value-type="float" office:value="0" calcext:value-type="float">
            <text:p/>
          </table:table-cell>
          <table:table-cell table:formula="of:=IF(AND([$Sheet1.$AZ11] * [$Sheet1.$BA11] * [$Sheet1.$BB11]; ([$Sheet1.$AZ11] + [$Sheet1.$BA11] + [$Sheet1.$BB11]) &gt;= ([$Sheet1.$AZ11] * [$Sheet1.$BA11] * [$Sheet1.$BB11]));[$Sheet1.AZ11];{})" office:value-type="float" office:value="0" calcext:value-type="float">
            <text:p/>
          </table:table-cell>
          <table:table-cell table:formula="of:=IF(AND([$Sheet1.$AZ11] * [$Sheet1.$BA11] * [$Sheet1.$BB11]; ([$Sheet1.$AZ11] + [$Sheet1.$BA11] + [$Sheet1.$BB11]) &gt;= ([$Sheet1.$AZ11] * [$Sheet1.$BA11] * [$Sheet1.$BB11]));[$Sheet1.BA11];{})" office:value-type="float" office:value="0" calcext:value-type="float">
            <text:p/>
          </table:table-cell>
          <table:table-cell table:formula="of:=IF(AND([$Sheet1.$AZ11] * [$Sheet1.$BA11] * [$Sheet1.$BB11]; ([$Sheet1.$AZ11] + [$Sheet1.$BA11] + [$Sheet1.$BB11]) &gt;= ([$Sheet1.$AZ11] * [$Sheet1.$BA11] * [$Sheet1.$BB11]));[$Sheet1.BB11];{})" office:value-type="float" office:value="0" calcext:value-type="float">
            <text:p/>
          </table:table-cell>
          <table:table-cell table:formula="of:=IF(AND([$Sheet1.$BC11] * [$Sheet1.$BD11] * [$Sheet1.$BE11]; ([$Sheet1.$BC11] + [$Sheet1.$BD11] + [$Sheet1.$BE11]) &gt;= ([$Sheet1.$BC11] * [$Sheet1.$BD11] * [$Sheet1.$BE11]));[$Sheet1.BC11];{})" office:value-type="float" office:value="0" calcext:value-type="float">
            <text:p/>
          </table:table-cell>
          <table:table-cell table:formula="of:=IF(AND([$Sheet1.$BC11] * [$Sheet1.$BD11] * [$Sheet1.$BE11]; ([$Sheet1.$BC11] + [$Sheet1.$BD11] + [$Sheet1.$BE11]) &gt;= ([$Sheet1.$BC11] * [$Sheet1.$BD11] * [$Sheet1.$BE11]));[$Sheet1.BD11];{})" office:value-type="float" office:value="0" calcext:value-type="float">
            <text:p/>
          </table:table-cell>
          <table:table-cell table:formula="of:=IF(AND([$Sheet1.$BC11] * [$Sheet1.$BD11] * [$Sheet1.$BE11]; ([$Sheet1.$BC11] + [$Sheet1.$BD11] + [$Sheet1.$BE11]) &gt;= ([$Sheet1.$BC11] * [$Sheet1.$BD11] * [$Sheet1.$BE11]));[$Sheet1.BE11];{})" office:value-type="float" office:value="0" calcext:value-type="float">
            <text:p/>
          </table:table-cell>
          <table:table-cell table:number-columns-repeated="4"/>
          <table:table-cell table:formula="of:=IF(AND([$Sheet1.$BJ11] * [$Sheet1.$BK11] * [$Sheet1.$BL11]; ([$Sheet1.$BJ11] + [$Sheet1.$BK11] + [$Sheet1.$BL11]) &gt;= ([$Sheet1.$BJ11] * [$Sheet1.$BK11] * [$Sheet1.$BL11]));[$Sheet1.BJ11];{})" office:value-type="float" office:value="0" calcext:value-type="float">
            <text:p/>
          </table:table-cell>
          <table:table-cell table:formula="of:=IF(AND([$Sheet1.$BJ11] * [$Sheet1.$BK11] * [$Sheet1.$BL11]; ([$Sheet1.$BJ11] + [$Sheet1.$BK11] + [$Sheet1.$BL11]) &gt;= ([$Sheet1.$BJ11] * [$Sheet1.$BK11] * [$Sheet1.$BL11]));[$Sheet1.BK11];{})" office:value-type="float" office:value="0" calcext:value-type="float">
            <text:p/>
          </table:table-cell>
          <table:table-cell table:formula="of:=IF(AND([$Sheet1.$BJ11] * [$Sheet1.$BK11] * [$Sheet1.$BL11]; ([$Sheet1.$BJ11] + [$Sheet1.$BK11] + [$Sheet1.$BL11]) &gt;= ([$Sheet1.$BJ11] * [$Sheet1.$BK11] * [$Sheet1.$BL11]));[$Sheet1.BL11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$Sheet1.$C12] * [$Sheet1.$D12]; ([$Sheet1.$C12] + [$Sheet1.$D12]) &gt;= [$Sheet1.$C12] * [$Sheet1.$D12]);[$Sheet1.C12];{})" office:value-type="float" office:value="1" calcext:value-type="float">
            <text:p>1</text:p>
          </table:table-cell>
          <table:table-cell table:formula="of:=IF(AND([$Sheet1.$C12] * [$Sheet1.$D12]; ([$Sheet1.$C12] + [$Sheet1.$D12]) &gt;= [$Sheet1.$C12] * [$Sheet1.$D12]);[$Sheet1.D12];{})" office:value-type="float" office:value="2" calcext:value-type="float">
            <text:p>2</text:p>
          </table:table-cell>
          <table:table-cell table:formula="of:=IF(AND([$Sheet1.$E12] * [$Sheet1.$F12]; ([$Sheet1.$E12] + [$Sheet1.$F12]) &gt;= [$Sheet1.$E12] * [$Sheet1.$F12]);[$Sheet1.E12];{})" office:value-type="float" office:value="0" calcext:value-type="float">
            <text:p/>
          </table:table-cell>
          <table:table-cell table:formula="of:=IF(AND([$Sheet1.$E12] * [$Sheet1.$F12]; ([$Sheet1.$E12] + [$Sheet1.$F12]) &gt;= [$Sheet1.$E12] * [$Sheet1.$F12]);[$Sheet1.F12];{})" office:value-type="float" office:value="0" calcext:value-type="float">
            <text:p/>
          </table:table-cell>
          <table:table-cell table:formula="of:=IF(AND([$Sheet1.$H12] * [$Sheet1.$I12]; [$Sheet1.$H12] + [$Sheet1.$I12] &gt;= [$Sheet1.$H12] * [$Sheet1.$I12]);[$Sheet1.G12];{})" office:value-type="float" office:value="0" calcext:value-type="float">
            <text:p/>
          </table:table-cell>
          <table:table-cell table:formula="of:=IF(AND([$Sheet1.$H12] * [$Sheet1.$I12]; ([$Sheet1.$H12] + [$Sheet1.$I12]) &gt;= ([$Sheet1.$H12] * [$Sheet1.$I12]));[$Sheet1.H12];{})" office:value-type="float" office:value="0" calcext:value-type="float">
            <text:p/>
          </table:table-cell>
          <table:table-cell table:formula="of:=IF(AND([$Sheet1.$H12] * [$Sheet1.$I12]; ([$Sheet1.$H12] + [$Sheet1.$I12]) &gt;= ([$Sheet1.$H12] * [$Sheet1.$I12]));[$Sheet1.I12];{})" office:value-type="float" office:value="0" calcext:value-type="float">
            <text:p/>
          </table:table-cell>
          <table:table-cell table:formula="of:=IF(AND([$Sheet1.$J12] * [$Sheet1.$K12] * [$Sheet1.$L12]; ([$Sheet1.$J12] + [$Sheet1.$K12] + [$Sheet1.$L12]) &gt;= ([$Sheet1.$J12] * [$Sheet1.$K12] * [$Sheet1.$L12]));[$Sheet1.J12];{})" office:value-type="float" office:value="0" calcext:value-type="float">
            <text:p/>
          </table:table-cell>
          <table:table-cell table:formula="of:=IF(AND([$Sheet1.$K12] * [$Sheet1.$L12]; ([$Sheet1.$K12] + [$Sheet1.$L12]) &gt;= ([$Sheet1.$K12] * [$Sheet1.$L12]));[$Sheet1.K12];{})" office:value-type="float" office:value="0" calcext:value-type="float">
            <text:p/>
          </table:table-cell>
          <table:table-cell table:formula="of:=IF(AND([$Sheet1.$K12] * [$Sheet1.$L12]; ([$Sheet1.$K12] + [$Sheet1.$L12]) &gt;= ([$Sheet1.$K12] * [$Sheet1.$L12]));[$Sheet1.L12];{})" office:value-type="float" office:value="0" calcext:value-type="float">
            <text:p/>
          </table:table-cell>
          <table:table-cell/>
          <table:table-cell table:formula="of:=IF(AND([$Sheet1.$N12] * [$Sheet1.$O12]; ([$Sheet1.$N12] + [$Sheet1.$O12]) &gt;= ([$Sheet1.$N12] * [$Sheet1.$O12]));[$Sheet1.N12];{})" office:value-type="float" office:value="0" calcext:value-type="float">
            <text:p/>
          </table:table-cell>
          <table:table-cell table:formula="of:=IF(AND([$Sheet1.$N12] * [$Sheet1.$O12]; ([$Sheet1.$N12] + [$Sheet1.$O12]) &gt;= ([$Sheet1.$N12] * [$Sheet1.$O12]));[$Sheet1.O12];{})" office:value-type="float" office:value="0" calcext:value-type="float">
            <text:p/>
          </table:table-cell>
          <table:table-cell table:formula="of:=IF(AND([$Sheet1.$P12] * [$Sheet1.$Q12] * [$Sheet1.$R12]; ([$Sheet1.$P12] + [$Sheet1.$Q12] + [$Sheet1.$R12]) &gt;= ([$Sheet1.$P12] * [$Sheet1.$Q12] * [$Sheet1.$R12]));[$Sheet1.P12];{})" office:value-type="float" office:value="0" calcext:value-type="float">
            <text:p/>
          </table:table-cell>
          <table:table-cell table:formula="of:=IF(AND([$Sheet1.$Q12] * [$Sheet1.$R12]; ([$Sheet1.$Q12] + [$Sheet1.$R12]) &gt;= ([$Sheet1.$Q12] * [$Sheet1.$R12]));[$Sheet1.Q12];{})" office:value-type="float" office:value="0" calcext:value-type="float">
            <text:p/>
          </table:table-cell>
          <table:table-cell table:formula="of:=IF(AND([$Sheet1.$Q12] * [$Sheet1.$R12]; ([$Sheet1.$Q12] + [$Sheet1.$R12]) &gt;= ([$Sheet1.$Q12] * [$Sheet1.$R12]));[$Sheet1.R12];{})" office:value-type="float" office:value="0" calcext:value-type="float">
            <text:p/>
          </table:table-cell>
          <table:table-cell table:formula="of:=IF(AND([$Sheet1.$T12] * [$Sheet1.$U12]; [$Sheet1.$T12] + [$Sheet1.$U12] &gt;= [$Sheet1.$T12] * [$Sheet1.$U12]);[$Sheet1.S12];{})" office:value-type="float" office:value="0" calcext:value-type="float">
            <text:p/>
          </table:table-cell>
          <table:table-cell table:formula="of:=IF(AND([$Sheet1.$T12] * [$Sheet1.$U12]; [$Sheet1.$T12] + [$Sheet1.$U12] &gt;= [$Sheet1.$T12] * [$Sheet1.$U12]);[$Sheet1.T12];{})" office:value-type="float" office:value="0" calcext:value-type="float">
            <text:p/>
          </table:table-cell>
          <table:table-cell table:formula="of:=IF(AND([$Sheet1.$T12] * [$Sheet1.$U12]; [$Sheet1.$T12] + [$Sheet1.$U12] &gt;= [$Sheet1.$T12] * [$Sheet1.$U12]);[$Sheet1.U12];{})" office:value-type="float" office:value="0" calcext:value-type="float">
            <text:p/>
          </table:table-cell>
          <table:table-cell table:formula="of:=IF(AND([$Sheet1.$W12] * [$Sheet1.$X12]; [$Sheet1.$W12] + [$Sheet1.$X12] &gt;= [$Sheet1.$W12] * [$Sheet1.$X12]);[$Sheet1.V12];{})" office:value-type="float" office:value="0" calcext:value-type="float">
            <text:p/>
          </table:table-cell>
          <table:table-cell table:formula="of:=IF(AND([$Sheet1.$W12] * [$Sheet1.$X12]; [$Sheet1.$W12] + [$Sheet1.$X12] &gt;= [$Sheet1.$W12] * [$Sheet1.$X12]);[$Sheet1.W12];{})" office:value-type="float" office:value="0" calcext:value-type="float">
            <text:p/>
          </table:table-cell>
          <table:table-cell table:formula="of:=IF(AND([$Sheet1.$W12] * [$Sheet1.$X12]; [$Sheet1.$W12] + [$Sheet1.$X12] &gt;= [$Sheet1.$W12] * [$Sheet1.$X12]);[$Sheet1.X12];{})" office:value-type="float" office:value="0" calcext:value-type="float">
            <text:p/>
          </table:table-cell>
          <table:table-cell table:formula="of:=IF(AND([$Sheet1.$Y12] * [$Sheet1.$Z12] * [$Sheet1.$AA12]; ([$Sheet1.$Y12] + [$Sheet1.$Z12] + [$Sheet1.$AA12]) &gt;= ([$Sheet1.$Y12] * [$Sheet1.$Z12] * [$Sheet1.$AA12]));[$Sheet1.Y12];{})" office:value-type="float" office:value="0" calcext:value-type="float">
            <text:p/>
          </table:table-cell>
          <table:table-cell table:formula="of:=IF(AND([$Sheet1.$Y12] * [$Sheet1.$Z12] * [$Sheet1.$AA12]; ([$Sheet1.$Y12] + [$Sheet1.$Z12] + [$Sheet1.$AA12]) &gt;= ([$Sheet1.$Y12] * [$Sheet1.$Z12] * [$Sheet1.$AA12]));[$Sheet1.Z12];{})" office:value-type="float" office:value="0" calcext:value-type="float">
            <text:p/>
          </table:table-cell>
          <table:table-cell table:formula="of:=IF(AND([$Sheet1.$Y12] * [$Sheet1.$Z12] * [$Sheet1.$AA12]; ([$Sheet1.$Y12] + [$Sheet1.$Z12] + [$Sheet1.$AA12]) &gt;= ([$Sheet1.$Y12] * [$Sheet1.$Z12] * [$Sheet1.$AA12]));[$Sheet1.AA12];{})" office:value-type="float" office:value="0" calcext:value-type="float">
            <text:p/>
          </table:table-cell>
          <table:table-cell table:formula="of:=IF(AND([$Sheet1.$AB12] * [$Sheet1.$AC12] * [$Sheet1.$AD12]; ([$Sheet1.$AB12] + [$Sheet1.$AC12] + [$Sheet1.$AD12]) &gt;= ([$Sheet1.$AB12] * [$Sheet1.$AC12] * [$Sheet1.$AD12]));[$Sheet1.AB12];{})" office:value-type="float" office:value="0" calcext:value-type="float">
            <text:p/>
          </table:table-cell>
          <table:table-cell table:formula="of:=IF(AND([$Sheet1.$AB12] * [$Sheet1.$AC12] * [$Sheet1.$AD12]; ([$Sheet1.$AB12] + [$Sheet1.$AC12] + [$Sheet1.$AD12]) &gt;= ([$Sheet1.$AB12] * [$Sheet1.$AC12] * [$Sheet1.$AD12]));[$Sheet1.AC12];{})" office:value-type="float" office:value="0" calcext:value-type="float">
            <text:p/>
          </table:table-cell>
          <table:table-cell table:formula="of:=IF(AND([$Sheet1.$AB12] * [$Sheet1.$AC12] * [$Sheet1.$AD12]; ([$Sheet1.$AB12] + [$Sheet1.$AC12] + [$Sheet1.$AD12]) &gt;= ([$Sheet1.$AB12] * [$Sheet1.$AC12] * [$Sheet1.$AD12]));[$Sheet1.AD12];{})" office:value-type="float" office:value="0" calcext:value-type="float">
            <text:p/>
          </table:table-cell>
          <table:table-cell table:formula="of:=IF(AND([$Sheet1.$AE12] * [$Sheet1.$AF12] * [$Sheet1.$AG12]; ([$Sheet1.$AE12] + [$Sheet1.$AF12] + [$Sheet1.$AG12]) &gt;= ([$Sheet1.$AE12] * [$Sheet1.$AF12] * [$Sheet1.$AG12]));[$Sheet1.AE12];{})" office:value-type="float" office:value="1" calcext:value-type="float">
            <text:p>1</text:p>
          </table:table-cell>
          <table:table-cell table:formula="of:=IF(AND([$Sheet1.$AE12] * [$Sheet1.$AF12] * [$Sheet1.$AG12]; ([$Sheet1.$AE12] + [$Sheet1.$AF12] + [$Sheet1.$AG12]) &gt;= ([$Sheet1.$AE12] * [$Sheet1.$AF12] * [$Sheet1.$AG12]));[$Sheet1.AF12];{})" office:value-type="float" office:value="3" calcext:value-type="float">
            <text:p>3</text:p>
          </table:table-cell>
          <table:table-cell table:formula="of:=IF(AND([$Sheet1.$AE12] * [$Sheet1.$AF12] * [$Sheet1.$AG12]; ([$Sheet1.$AE12] + [$Sheet1.$AF12] + [$Sheet1.$AG12]) &gt;= ([$Sheet1.$AE12] * [$Sheet1.$AF12] * [$Sheet1.$AG12]));[$Sheet1.AG12];{})" office:value-type="float" office:value="2" calcext:value-type="float">
            <text:p>2</text:p>
          </table:table-cell>
          <table:table-cell table:formula="of:=IF(AND([$Sheet1.$AH12] * [$Sheet1.$AI12] * [$Sheet1.$AJ12]; ([$Sheet1.$AH12] + [$Sheet1.$AI12] + [$Sheet1.$AJ12]) &gt;= ([$Sheet1.$AH12] * [$Sheet1.$AI12] * [$Sheet1.$AJ12]));[$Sheet1.AH12];{})" office:value-type="float" office:value="0" calcext:value-type="float">
            <text:p/>
          </table:table-cell>
          <table:table-cell table:formula="of:=IF(AND([$Sheet1.$AH12] * [$Sheet1.$AI12] * [$Sheet1.$AJ12]; ([$Sheet1.$AH12] + [$Sheet1.$AI12] + [$Sheet1.$AJ12]) &gt;= ([$Sheet1.$AH12] * [$Sheet1.$AI12] * [$Sheet1.$AJ12]));[$Sheet1.AI12];{})" office:value-type="float" office:value="0" calcext:value-type="float">
            <text:p/>
          </table:table-cell>
          <table:table-cell table:formula="of:=IF(AND([$Sheet1.$AH12] * [$Sheet1.$AI12] * [$Sheet1.$AJ12]; ([$Sheet1.$AH12] + [$Sheet1.$AI12] + [$Sheet1.$AJ12]) &gt;= ([$Sheet1.$AH12] * [$Sheet1.$AI12] * [$Sheet1.$AJ12]));[$Sheet1.AJ12];{})" office:value-type="float" office:value="0" calcext:value-type="float">
            <text:p/>
          </table:table-cell>
          <table:table-cell table:formula="of:=IF(AND([$Sheet1.$AK12] * [$Sheet1.$AL12] * [$Sheet1.$AM12]; ([$Sheet1.$AK12] + [$Sheet1.$AL12] + [$Sheet1.$AM12]) &gt;= ([$Sheet1.$AK12] * [$Sheet1.$AL12] * [$Sheet1.$AM12]));[$Sheet1.AK12];{})" office:value-type="float" office:value="0" calcext:value-type="float">
            <text:p/>
          </table:table-cell>
          <table:table-cell table:formula="of:=IF(AND([$Sheet1.$AK12] * [$Sheet1.$AL12] * [$Sheet1.$AM12]; ([$Sheet1.$AK12] + [$Sheet1.$AL12] + [$Sheet1.$AM12]) &gt;= ([$Sheet1.$AK12] * [$Sheet1.$AL12] * [$Sheet1.$AM12]));[$Sheet1.AL12];{})" office:value-type="float" office:value="0" calcext:value-type="float">
            <text:p/>
          </table:table-cell>
          <table:table-cell table:formula="of:=IF(AND([$Sheet1.$AK12] * [$Sheet1.$AL12] * [$Sheet1.$AM12]; ([$Sheet1.$AK12] + [$Sheet1.$AL12] + [$Sheet1.$AM12]) &gt;= ([$Sheet1.$AK12] * [$Sheet1.$AL12] * [$Sheet1.$AM12]));[$Sheet1.AM12];{})" office:value-type="float" office:value="0" calcext:value-type="float">
            <text:p/>
          </table:table-cell>
          <table:table-cell table:formula="of:=IF(AND([$Sheet1.$AN12] * [$Sheet1.$AO12] * [$Sheet1.$AP12]; ([$Sheet1.$AN12] + [$Sheet1.$AO12] + [$Sheet1.$AP12]) &gt;= ([$Sheet1.$AN12] * [$Sheet1.$AO12] * [$Sheet1.$AP12]));[$Sheet1.AN12];{})" office:value-type="float" office:value="0" calcext:value-type="float">
            <text:p/>
          </table:table-cell>
          <table:table-cell table:formula="of:=IF(AND([$Sheet1.$AN12] * [$Sheet1.$AO12] * [$Sheet1.$AP12]; ([$Sheet1.$AN12] + [$Sheet1.$AO12] + [$Sheet1.$AP12]) &gt;= ([$Sheet1.$AN12] * [$Sheet1.$AO12] * [$Sheet1.$AP12]));[$Sheet1.AO12];{})" office:value-type="float" office:value="0" calcext:value-type="float">
            <text:p/>
          </table:table-cell>
          <table:table-cell table:formula="of:=IF(AND([$Sheet1.$AN12] * [$Sheet1.$AO12] * [$Sheet1.$AP12]; ([$Sheet1.$AN12] + [$Sheet1.$AO12] + [$Sheet1.$AP12]) &gt;= ([$Sheet1.$AN12] * [$Sheet1.$AO12] * [$Sheet1.$AP12]));[$Sheet1.AP12];{})" office:value-type="float" office:value="0" calcext:value-type="float">
            <text:p/>
          </table:table-cell>
          <table:table-cell table:formula="of:=IF(AND([$Sheet1.$AQ12] * [$Sheet1.$AR12] * [$Sheet1.$AS12]; ([$Sheet1.$AQ12] + [$Sheet1.$AR12] + [$Sheet1.$AS12]) &gt;= ([$Sheet1.$AQ12] * [$Sheet1.$AR12] * [$Sheet1.$AS12]));[$Sheet1.AQ12];{})" office:value-type="float" office:value="0" calcext:value-type="float">
            <text:p/>
          </table:table-cell>
          <table:table-cell table:formula="of:=IF(AND([$Sheet1.$AQ12] * [$Sheet1.$AR12] * [$Sheet1.$AS12]; ([$Sheet1.$AQ12] + [$Sheet1.$AR12] + [$Sheet1.$AS12]) &gt;= ([$Sheet1.$AQ12] * [$Sheet1.$AR12] * [$Sheet1.$AS12]));[$Sheet1.AR12];{})" office:value-type="float" office:value="0" calcext:value-type="float">
            <text:p/>
          </table:table-cell>
          <table:table-cell table:formula="of:=IF(AND([$Sheet1.$AQ12] * [$Sheet1.$AR12] * [$Sheet1.$AS12]; ([$Sheet1.$AQ12] + [$Sheet1.$AR12] + [$Sheet1.$AS12]) &gt;= ([$Sheet1.$AQ12] * [$Sheet1.$AR12] * [$Sheet1.$AS12]));[$Sheet1.AS12];{})" office:value-type="float" office:value="0" calcext:value-type="float">
            <text:p/>
          </table:table-cell>
          <table:table-cell table:formula="of:=IF(AND([$Sheet1.$AT12] * [$Sheet1.$AU12] * [$Sheet1.$AV12]; ([$Sheet1.$AT12] + [$Sheet1.$AU12] + [$Sheet1.$AV12]) &gt;= ([$Sheet1.$AT12] * [$Sheet1.$AU12] * [$Sheet1.$AV12]));[$Sheet1.AT12];{})" office:value-type="float" office:value="0" calcext:value-type="float">
            <text:p/>
          </table:table-cell>
          <table:table-cell table:formula="of:=IF(AND([$Sheet1.$AT12] * [$Sheet1.$AU12] * [$Sheet1.$AV12]; ([$Sheet1.$AT12] + [$Sheet1.$AU12] + [$Sheet1.$AV12]) &gt;= ([$Sheet1.$AT12] * [$Sheet1.$AU12] * [$Sheet1.$AV12]));[$Sheet1.AU12];{})" office:value-type="float" office:value="0" calcext:value-type="float">
            <text:p/>
          </table:table-cell>
          <table:table-cell table:formula="of:=IF(AND([$Sheet1.$AT12] * [$Sheet1.$AU12] * [$Sheet1.$AV12]; ([$Sheet1.$AT12] + [$Sheet1.$AU12] + [$Sheet1.$AV12]) &gt;= ([$Sheet1.$AT12] * [$Sheet1.$AU12] * [$Sheet1.$AV12]));[$Sheet1.AV12];{})" office:value-type="float" office:value="0" calcext:value-type="float">
            <text:p/>
          </table:table-cell>
          <table:table-cell table:formula="of:=IF(AND([$Sheet1.$AW12] * [$Sheet1.$AX12] * [$Sheet1.$AY12]; ([$Sheet1.$AW12] + [$Sheet1.$AX12] + [$Sheet1.$AY12]) &gt;= ([$Sheet1.$AW12] * [$Sheet1.$AX12] * [$Sheet1.$AY12]));[$Sheet1.AW12];{})" office:value-type="float" office:value="0" calcext:value-type="float">
            <text:p/>
          </table:table-cell>
          <table:table-cell table:formula="of:=IF(AND([$Sheet1.$AW12] * [$Sheet1.$AX12] * [$Sheet1.$AY12]; ([$Sheet1.$AW12] + [$Sheet1.$AX12] + [$Sheet1.$AY12]) &gt;= ([$Sheet1.$AW12] * [$Sheet1.$AX12] * [$Sheet1.$AY12]));[$Sheet1.AX12];{})" office:value-type="float" office:value="0" calcext:value-type="float">
            <text:p/>
          </table:table-cell>
          <table:table-cell table:formula="of:=IF(AND([$Sheet1.$AW12] * [$Sheet1.$AX12] * [$Sheet1.$AY12]; ([$Sheet1.$AW12] + [$Sheet1.$AX12] + [$Sheet1.$AY12]) &gt;= ([$Sheet1.$AW12] * [$Sheet1.$AX12] * [$Sheet1.$AY12]));[$Sheet1.AY12];{})" office:value-type="float" office:value="0" calcext:value-type="float">
            <text:p/>
          </table:table-cell>
          <table:table-cell table:formula="of:=IF(AND([$Sheet1.$AZ12] * [$Sheet1.$BA12] * [$Sheet1.$BB12]; ([$Sheet1.$AZ12] + [$Sheet1.$BA12] + [$Sheet1.$BB12]) &gt;= ([$Sheet1.$AZ12] * [$Sheet1.$BA12] * [$Sheet1.$BB12]));[$Sheet1.AZ12];{})" office:value-type="float" office:value="0" calcext:value-type="float">
            <text:p/>
          </table:table-cell>
          <table:table-cell table:formula="of:=IF(AND([$Sheet1.$AZ12] * [$Sheet1.$BA12] * [$Sheet1.$BB12]; ([$Sheet1.$AZ12] + [$Sheet1.$BA12] + [$Sheet1.$BB12]) &gt;= ([$Sheet1.$AZ12] * [$Sheet1.$BA12] * [$Sheet1.$BB12]));[$Sheet1.BA12];{})" office:value-type="float" office:value="0" calcext:value-type="float">
            <text:p/>
          </table:table-cell>
          <table:table-cell table:formula="of:=IF(AND([$Sheet1.$AZ12] * [$Sheet1.$BA12] * [$Sheet1.$BB12]; ([$Sheet1.$AZ12] + [$Sheet1.$BA12] + [$Sheet1.$BB12]) &gt;= ([$Sheet1.$AZ12] * [$Sheet1.$BA12] * [$Sheet1.$BB12]));[$Sheet1.BB12];{})" office:value-type="float" office:value="0" calcext:value-type="float">
            <text:p/>
          </table:table-cell>
          <table:table-cell table:formula="of:=IF(AND([$Sheet1.$BC12] * [$Sheet1.$BD12] * [$Sheet1.$BE12]; ([$Sheet1.$BC12] + [$Sheet1.$BD12] + [$Sheet1.$BE12]) &gt;= ([$Sheet1.$BC12] * [$Sheet1.$BD12] * [$Sheet1.$BE12]));[$Sheet1.BC12];{})" office:value-type="float" office:value="0" calcext:value-type="float">
            <text:p/>
          </table:table-cell>
          <table:table-cell table:formula="of:=IF(AND([$Sheet1.$BC12] * [$Sheet1.$BD12] * [$Sheet1.$BE12]; ([$Sheet1.$BC12] + [$Sheet1.$BD12] + [$Sheet1.$BE12]) &gt;= ([$Sheet1.$BC12] * [$Sheet1.$BD12] * [$Sheet1.$BE12]));[$Sheet1.BD12];{})" office:value-type="float" office:value="0" calcext:value-type="float">
            <text:p/>
          </table:table-cell>
          <table:table-cell table:formula="of:=IF(AND([$Sheet1.$BC12] * [$Sheet1.$BD12] * [$Sheet1.$BE12]; ([$Sheet1.$BC12] + [$Sheet1.$BD12] + [$Sheet1.$BE12]) &gt;= ([$Sheet1.$BC12] * [$Sheet1.$BD12] * [$Sheet1.$BE12]));[$Sheet1.BE12];{})" office:value-type="float" office:value="0" calcext:value-type="float">
            <text:p/>
          </table:table-cell>
          <table:table-cell table:number-columns-repeated="4"/>
          <table:table-cell table:formula="of:=IF(AND([$Sheet1.$BJ12] * [$Sheet1.$BK12] * [$Sheet1.$BL12]; ([$Sheet1.$BJ12] + [$Sheet1.$BK12] + [$Sheet1.$BL12]) &gt;= ([$Sheet1.$BJ12] * [$Sheet1.$BK12] * [$Sheet1.$BL12]));[$Sheet1.BJ12];{})" office:value-type="float" office:value="0" calcext:value-type="float">
            <text:p/>
          </table:table-cell>
          <table:table-cell table:formula="of:=IF(AND([$Sheet1.$BJ12] * [$Sheet1.$BK12] * [$Sheet1.$BL12]; ([$Sheet1.$BJ12] + [$Sheet1.$BK12] + [$Sheet1.$BL12]) &gt;= ([$Sheet1.$BJ12] * [$Sheet1.$BK12] * [$Sheet1.$BL12]));[$Sheet1.BK12];{})" office:value-type="float" office:value="0" calcext:value-type="float">
            <text:p/>
          </table:table-cell>
          <table:table-cell table:formula="of:=IF(AND([$Sheet1.$BJ12] * [$Sheet1.$BK12] * [$Sheet1.$BL12]; ([$Sheet1.$BJ12] + [$Sheet1.$BK12] + [$Sheet1.$BL12]) &gt;= ([$Sheet1.$BJ12] * [$Sheet1.$BK12] * [$Sheet1.$BL12]));[$Sheet1.BL12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$Sheet1.$C13] * [$Sheet1.$D13]; ([$Sheet1.$C13] + [$Sheet1.$D13]) &gt;= [$Sheet1.$C13] * [$Sheet1.$D13]);[$Sheet1.C13];{})" office:value-type="float" office:value="1" calcext:value-type="float">
            <text:p>1</text:p>
          </table:table-cell>
          <table:table-cell table:formula="of:=IF(AND([$Sheet1.$C13] * [$Sheet1.$D13]; ([$Sheet1.$C13] + [$Sheet1.$D13]) &gt;= [$Sheet1.$C13] * [$Sheet1.$D13]);[$Sheet1.D13];{})" office:value-type="float" office:value="3" calcext:value-type="float">
            <text:p>3</text:p>
          </table:table-cell>
          <table:table-cell table:formula="of:=IF(AND([$Sheet1.$E13] * [$Sheet1.$F13]; ([$Sheet1.$E13] + [$Sheet1.$F13]) &gt;= [$Sheet1.$E13] * [$Sheet1.$F13]);[$Sheet1.E13];{})" office:value-type="float" office:value="0" calcext:value-type="float">
            <text:p/>
          </table:table-cell>
          <table:table-cell table:formula="of:=IF(AND([$Sheet1.$E13] * [$Sheet1.$F13]; ([$Sheet1.$E13] + [$Sheet1.$F13]) &gt;= [$Sheet1.$E13] * [$Sheet1.$F13]);[$Sheet1.F13];{})" office:value-type="float" office:value="0" calcext:value-type="float">
            <text:p/>
          </table:table-cell>
          <table:table-cell table:formula="of:=IF(AND([$Sheet1.$H13] * [$Sheet1.$I13]; [$Sheet1.$H13] + [$Sheet1.$I13] &gt;= [$Sheet1.$H13] * [$Sheet1.$I13]);[$Sheet1.G13];{})" office:value-type="float" office:value="0" calcext:value-type="float">
            <text:p/>
          </table:table-cell>
          <table:table-cell table:formula="of:=IF(AND([$Sheet1.$H13] * [$Sheet1.$I13]; ([$Sheet1.$H13] + [$Sheet1.$I13]) &gt;= ([$Sheet1.$H13] * [$Sheet1.$I13]));[$Sheet1.H13];{})" office:value-type="float" office:value="0" calcext:value-type="float">
            <text:p/>
          </table:table-cell>
          <table:table-cell table:formula="of:=IF(AND([$Sheet1.$H13] * [$Sheet1.$I13]; ([$Sheet1.$H13] + [$Sheet1.$I13]) &gt;= ([$Sheet1.$H13] * [$Sheet1.$I13]));[$Sheet1.I13];{})" office:value-type="float" office:value="0" calcext:value-type="float">
            <text:p/>
          </table:table-cell>
          <table:table-cell table:formula="of:=IF(AND([$Sheet1.$J13] * [$Sheet1.$K13] * [$Sheet1.$L13]; ([$Sheet1.$J13] + [$Sheet1.$K13] + [$Sheet1.$L13]) &gt;= ([$Sheet1.$J13] * [$Sheet1.$K13] * [$Sheet1.$L13]));[$Sheet1.J13];{})" office:value-type="float" office:value="0" calcext:value-type="float">
            <text:p/>
          </table:table-cell>
          <table:table-cell table:formula="of:=IF(AND([$Sheet1.$K13] * [$Sheet1.$L13]; ([$Sheet1.$K13] + [$Sheet1.$L13]) &gt;= ([$Sheet1.$K13] * [$Sheet1.$L13]));[$Sheet1.K13];{})" office:value-type="float" office:value="0" calcext:value-type="float">
            <text:p/>
          </table:table-cell>
          <table:table-cell table:formula="of:=IF(AND([$Sheet1.$K13] * [$Sheet1.$L13]; ([$Sheet1.$K13] + [$Sheet1.$L13]) &gt;= ([$Sheet1.$K13] * [$Sheet1.$L13]));[$Sheet1.L13];{})" office:value-type="float" office:value="0" calcext:value-type="float">
            <text:p/>
          </table:table-cell>
          <table:table-cell/>
          <table:table-cell table:formula="of:=IF(AND([$Sheet1.$N13] * [$Sheet1.$O13]; ([$Sheet1.$N13] + [$Sheet1.$O13]) &gt;= ([$Sheet1.$N13] * [$Sheet1.$O13]));[$Sheet1.N13];{})" office:value-type="float" office:value="0" calcext:value-type="float">
            <text:p/>
          </table:table-cell>
          <table:table-cell table:formula="of:=IF(AND([$Sheet1.$N13] * [$Sheet1.$O13]; ([$Sheet1.$N13] + [$Sheet1.$O13]) &gt;= ([$Sheet1.$N13] * [$Sheet1.$O13]));[$Sheet1.O13];{})" office:value-type="float" office:value="0" calcext:value-type="float">
            <text:p/>
          </table:table-cell>
          <table:table-cell table:formula="of:=IF(AND([$Sheet1.$P13] * [$Sheet1.$Q13] * [$Sheet1.$R13]; ([$Sheet1.$P13] + [$Sheet1.$Q13] + [$Sheet1.$R13]) &gt;= ([$Sheet1.$P13] * [$Sheet1.$Q13] * [$Sheet1.$R13]));[$Sheet1.P13];{})" office:value-type="float" office:value="0" calcext:value-type="float">
            <text:p/>
          </table:table-cell>
          <table:table-cell table:formula="of:=IF(AND([$Sheet1.$Q13] * [$Sheet1.$R13]; ([$Sheet1.$Q13] + [$Sheet1.$R13]) &gt;= ([$Sheet1.$Q13] * [$Sheet1.$R13]));[$Sheet1.Q13];{})" office:value-type="float" office:value="0" calcext:value-type="float">
            <text:p/>
          </table:table-cell>
          <table:table-cell table:formula="of:=IF(AND([$Sheet1.$Q13] * [$Sheet1.$R13]; ([$Sheet1.$Q13] + [$Sheet1.$R13]) &gt;= ([$Sheet1.$Q13] * [$Sheet1.$R13]));[$Sheet1.R13];{})" office:value-type="float" office:value="0" calcext:value-type="float">
            <text:p/>
          </table:table-cell>
          <table:table-cell/>
          <table:table-cell table:formula="of:=IF(AND([$Sheet1.$T13] * [$Sheet1.$U13]; [$Sheet1.$T13] + [$Sheet1.$U13] &gt;= [$Sheet1.$T13] * [$Sheet1.$U13]);[$Sheet1.T13];{})" office:value-type="float" office:value="9" calcext:value-type="float">
            <text:p>9</text:p>
          </table:table-cell>
          <table:table-cell table:formula="of:=IF(AND([$Sheet1.$T13] * [$Sheet1.$U13]; [$Sheet1.$T13] + [$Sheet1.$U13] &gt;= [$Sheet1.$T13] * [$Sheet1.$U13]);[$Sheet1.U13];{})" office:value-type="float" office:value="1" calcext:value-type="float">
            <text:p>1</text:p>
          </table:table-cell>
          <table:table-cell table:formula="of:=IF(AND([$Sheet1.$W13] * [$Sheet1.$X13]; [$Sheet1.$W13] + [$Sheet1.$X13] &gt;= [$Sheet1.$W13] * [$Sheet1.$X13]);[$Sheet1.V13];{})" office:value-type="float" office:value="0" calcext:value-type="float">
            <text:p/>
          </table:table-cell>
          <table:table-cell table:formula="of:=IF(AND([$Sheet1.$W13] * [$Sheet1.$X13]; [$Sheet1.$W13] + [$Sheet1.$X13] &gt;= [$Sheet1.$W13] * [$Sheet1.$X13]);[$Sheet1.W13];{})" office:value-type="float" office:value="0" calcext:value-type="float">
            <text:p/>
          </table:table-cell>
          <table:table-cell table:formula="of:=IF(AND([$Sheet1.$W13] * [$Sheet1.$X13]; [$Sheet1.$W13] + [$Sheet1.$X13] &gt;= [$Sheet1.$W13] * [$Sheet1.$X13]);[$Sheet1.X13];{})" office:value-type="float" office:value="0" calcext:value-type="float">
            <text:p/>
          </table:table-cell>
          <table:table-cell table:formula="of:=IF(AND([$Sheet1.$Y13] * [$Sheet1.$Z13] * [$Sheet1.$AA13]; ([$Sheet1.$Y13] + [$Sheet1.$Z13] + [$Sheet1.$AA13]) &gt;= ([$Sheet1.$Y13] * [$Sheet1.$Z13] * [$Sheet1.$AA13]));[$Sheet1.Y13];{})" office:value-type="float" office:value="1" calcext:value-type="float">
            <text:p>1</text:p>
          </table:table-cell>
          <table:table-cell table:formula="of:=IF(AND([$Sheet1.$Y13] * [$Sheet1.$Z13] * [$Sheet1.$AA13]; ([$Sheet1.$Y13] + [$Sheet1.$Z13] + [$Sheet1.$AA13]) &gt;= ([$Sheet1.$Y13] * [$Sheet1.$Z13] * [$Sheet1.$AA13]));[$Sheet1.Z13];{})" office:value-type="float" office:value="1" calcext:value-type="float">
            <text:p>1</text:p>
          </table:table-cell>
          <table:table-cell table:formula="of:=IF(AND([$Sheet1.$Y13] * [$Sheet1.$Z13] * [$Sheet1.$AA13]; ([$Sheet1.$Y13] + [$Sheet1.$Z13] + [$Sheet1.$AA13]) &gt;= ([$Sheet1.$Y13] * [$Sheet1.$Z13] * [$Sheet1.$AA13]));[$Sheet1.AA13];{})" office:value-type="float" office:value="7" calcext:value-type="float">
            <text:p>7</text:p>
          </table:table-cell>
          <table:table-cell table:formula="of:=IF(AND([$Sheet1.$AB13] * [$Sheet1.$AC13] * [$Sheet1.$AD13]; ([$Sheet1.$AB13] + [$Sheet1.$AC13] + [$Sheet1.$AD13]) &gt;= ([$Sheet1.$AB13] * [$Sheet1.$AC13] * [$Sheet1.$AD13]));[$Sheet1.AB13];{})" office:value-type="float" office:value="0" calcext:value-type="float">
            <text:p/>
          </table:table-cell>
          <table:table-cell table:formula="of:=IF(AND([$Sheet1.$AB13] * [$Sheet1.$AC13] * [$Sheet1.$AD13]; ([$Sheet1.$AB13] + [$Sheet1.$AC13] + [$Sheet1.$AD13]) &gt;= ([$Sheet1.$AB13] * [$Sheet1.$AC13] * [$Sheet1.$AD13]));[$Sheet1.AC13];{})" office:value-type="float" office:value="0" calcext:value-type="float">
            <text:p/>
          </table:table-cell>
          <table:table-cell table:formula="of:=IF(AND([$Sheet1.$AB13] * [$Sheet1.$AC13] * [$Sheet1.$AD13]; ([$Sheet1.$AB13] + [$Sheet1.$AC13] + [$Sheet1.$AD13]) &gt;= ([$Sheet1.$AB13] * [$Sheet1.$AC13] * [$Sheet1.$AD13]));[$Sheet1.AD13];{})" office:value-type="float" office:value="0" calcext:value-type="float">
            <text:p/>
          </table:table-cell>
          <table:table-cell table:formula="of:=IF(AND([$Sheet1.$AE13] * [$Sheet1.$AF13] * [$Sheet1.$AG13]; ([$Sheet1.$AE13] + [$Sheet1.$AF13] + [$Sheet1.$AG13]) &gt;= ([$Sheet1.$AE13] * [$Sheet1.$AF13] * [$Sheet1.$AG13]));[$Sheet1.AE13];{})" office:value-type="float" office:value="0" calcext:value-type="float">
            <text:p/>
          </table:table-cell>
          <table:table-cell table:formula="of:=IF(AND([$Sheet1.$AE13] * [$Sheet1.$AF13] * [$Sheet1.$AG13]; ([$Sheet1.$AE13] + [$Sheet1.$AF13] + [$Sheet1.$AG13]) &gt;= ([$Sheet1.$AE13] * [$Sheet1.$AF13] * [$Sheet1.$AG13]));[$Sheet1.AF13];{})" office:value-type="float" office:value="0" calcext:value-type="float">
            <text:p/>
          </table:table-cell>
          <table:table-cell table:formula="of:=IF(AND([$Sheet1.$AE13] * [$Sheet1.$AF13] * [$Sheet1.$AG13]; ([$Sheet1.$AE13] + [$Sheet1.$AF13] + [$Sheet1.$AG13]) &gt;= ([$Sheet1.$AE13] * [$Sheet1.$AF13] * [$Sheet1.$AG13]));[$Sheet1.AG13];{})" office:value-type="float" office:value="0" calcext:value-type="float">
            <text:p/>
          </table:table-cell>
          <table:table-cell table:formula="of:=IF(AND([$Sheet1.$AH13] * [$Sheet1.$AI13] * [$Sheet1.$AJ13]; ([$Sheet1.$AH13] + [$Sheet1.$AI13] + [$Sheet1.$AJ13]) &gt;= ([$Sheet1.$AH13] * [$Sheet1.$AI13] * [$Sheet1.$AJ13]));[$Sheet1.AH13];{})" office:value-type="float" office:value="0" calcext:value-type="float">
            <text:p/>
          </table:table-cell>
          <table:table-cell table:formula="of:=IF(AND([$Sheet1.$AH13] * [$Sheet1.$AI13] * [$Sheet1.$AJ13]; ([$Sheet1.$AH13] + [$Sheet1.$AI13] + [$Sheet1.$AJ13]) &gt;= ([$Sheet1.$AH13] * [$Sheet1.$AI13] * [$Sheet1.$AJ13]));[$Sheet1.AI13];{})" office:value-type="float" office:value="0" calcext:value-type="float">
            <text:p/>
          </table:table-cell>
          <table:table-cell table:formula="of:=IF(AND([$Sheet1.$AH13] * [$Sheet1.$AI13] * [$Sheet1.$AJ13]; ([$Sheet1.$AH13] + [$Sheet1.$AI13] + [$Sheet1.$AJ13]) &gt;= ([$Sheet1.$AH13] * [$Sheet1.$AI13] * [$Sheet1.$AJ13]));[$Sheet1.AJ13];{})" office:value-type="float" office:value="0" calcext:value-type="float">
            <text:p/>
          </table:table-cell>
          <table:table-cell table:formula="of:=IF(AND([$Sheet1.$AK13] * [$Sheet1.$AL13] * [$Sheet1.$AM13]; ([$Sheet1.$AK13] + [$Sheet1.$AL13] + [$Sheet1.$AM13]) &gt;= ([$Sheet1.$AK13] * [$Sheet1.$AL13] * [$Sheet1.$AM13]));[$Sheet1.AK13];{})" office:value-type="float" office:value="0" calcext:value-type="float">
            <text:p/>
          </table:table-cell>
          <table:table-cell table:formula="of:=IF(AND([$Sheet1.$AK13] * [$Sheet1.$AL13] * [$Sheet1.$AM13]; ([$Sheet1.$AK13] + [$Sheet1.$AL13] + [$Sheet1.$AM13]) &gt;= ([$Sheet1.$AK13] * [$Sheet1.$AL13] * [$Sheet1.$AM13]));[$Sheet1.AL13];{})" office:value-type="float" office:value="0" calcext:value-type="float">
            <text:p/>
          </table:table-cell>
          <table:table-cell table:formula="of:=IF(AND([$Sheet1.$AK13] * [$Sheet1.$AL13] * [$Sheet1.$AM13]; ([$Sheet1.$AK13] + [$Sheet1.$AL13] + [$Sheet1.$AM13]) &gt;= ([$Sheet1.$AK13] * [$Sheet1.$AL13] * [$Sheet1.$AM13]));[$Sheet1.AM13];{})" office:value-type="float" office:value="0" calcext:value-type="float">
            <text:p/>
          </table:table-cell>
          <table:table-cell table:formula="of:=IF(AND([$Sheet1.$AN13] * [$Sheet1.$AO13] * [$Sheet1.$AP13]; ([$Sheet1.$AN13] + [$Sheet1.$AO13] + [$Sheet1.$AP13]) &gt;= ([$Sheet1.$AN13] * [$Sheet1.$AO13] * [$Sheet1.$AP13]));[$Sheet1.AN13];{})" office:value-type="float" office:value="0" calcext:value-type="float">
            <text:p/>
          </table:table-cell>
          <table:table-cell table:formula="of:=IF(AND([$Sheet1.$AN13] * [$Sheet1.$AO13] * [$Sheet1.$AP13]; ([$Sheet1.$AN13] + [$Sheet1.$AO13] + [$Sheet1.$AP13]) &gt;= ([$Sheet1.$AN13] * [$Sheet1.$AO13] * [$Sheet1.$AP13]));[$Sheet1.AO13];{})" office:value-type="float" office:value="0" calcext:value-type="float">
            <text:p/>
          </table:table-cell>
          <table:table-cell table:formula="of:=IF(AND([$Sheet1.$AN13] * [$Sheet1.$AO13] * [$Sheet1.$AP13]; ([$Sheet1.$AN13] + [$Sheet1.$AO13] + [$Sheet1.$AP13]) &gt;= ([$Sheet1.$AN13] * [$Sheet1.$AO13] * [$Sheet1.$AP13]));[$Sheet1.AP13];{})" office:value-type="float" office:value="0" calcext:value-type="float">
            <text:p/>
          </table:table-cell>
          <table:table-cell table:formula="of:=IF(AND([$Sheet1.$AQ13] * [$Sheet1.$AR13] * [$Sheet1.$AS13]; ([$Sheet1.$AQ13] + [$Sheet1.$AR13] + [$Sheet1.$AS13]) &gt;= ([$Sheet1.$AQ13] * [$Sheet1.$AR13] * [$Sheet1.$AS13]));[$Sheet1.AQ13];{})" office:value-type="float" office:value="0" calcext:value-type="float">
            <text:p/>
          </table:table-cell>
          <table:table-cell table:formula="of:=IF(AND([$Sheet1.$AQ13] * [$Sheet1.$AR13] * [$Sheet1.$AS13]; ([$Sheet1.$AQ13] + [$Sheet1.$AR13] + [$Sheet1.$AS13]) &gt;= ([$Sheet1.$AQ13] * [$Sheet1.$AR13] * [$Sheet1.$AS13]));[$Sheet1.AR13];{})" office:value-type="float" office:value="0" calcext:value-type="float">
            <text:p/>
          </table:table-cell>
          <table:table-cell table:formula="of:=IF(AND([$Sheet1.$AQ13] * [$Sheet1.$AR13] * [$Sheet1.$AS13]; ([$Sheet1.$AQ13] + [$Sheet1.$AR13] + [$Sheet1.$AS13]) &gt;= ([$Sheet1.$AQ13] * [$Sheet1.$AR13] * [$Sheet1.$AS13]));[$Sheet1.AS13];{})" office:value-type="float" office:value="0" calcext:value-type="float">
            <text:p/>
          </table:table-cell>
          <table:table-cell table:formula="of:=IF(AND([$Sheet1.$AT13] * [$Sheet1.$AU13] * [$Sheet1.$AV13]; ([$Sheet1.$AT13] + [$Sheet1.$AU13] + [$Sheet1.$AV13]) &gt;= ([$Sheet1.$AT13] * [$Sheet1.$AU13] * [$Sheet1.$AV13]));[$Sheet1.AT13];{})" office:value-type="float" office:value="0" calcext:value-type="float">
            <text:p/>
          </table:table-cell>
          <table:table-cell table:formula="of:=IF(AND([$Sheet1.$AT13] * [$Sheet1.$AU13] * [$Sheet1.$AV13]; ([$Sheet1.$AT13] + [$Sheet1.$AU13] + [$Sheet1.$AV13]) &gt;= ([$Sheet1.$AT13] * [$Sheet1.$AU13] * [$Sheet1.$AV13]));[$Sheet1.AU13];{})" office:value-type="float" office:value="0" calcext:value-type="float">
            <text:p/>
          </table:table-cell>
          <table:table-cell table:formula="of:=IF(AND([$Sheet1.$AT13] * [$Sheet1.$AU13] * [$Sheet1.$AV13]; ([$Sheet1.$AT13] + [$Sheet1.$AU13] + [$Sheet1.$AV13]) &gt;= ([$Sheet1.$AT13] * [$Sheet1.$AU13] * [$Sheet1.$AV13]));[$Sheet1.AV13];{})" office:value-type="float" office:value="0" calcext:value-type="float">
            <text:p/>
          </table:table-cell>
          <table:table-cell table:formula="of:=IF(AND([$Sheet1.$AW13] * [$Sheet1.$AX13] * [$Sheet1.$AY13]; ([$Sheet1.$AW13] + [$Sheet1.$AX13] + [$Sheet1.$AY13]) &gt;= ([$Sheet1.$AW13] * [$Sheet1.$AX13] * [$Sheet1.$AY13]));[$Sheet1.AW13];{})" office:value-type="float" office:value="2" calcext:value-type="float">
            <text:p>2</text:p>
          </table:table-cell>
          <table:table-cell table:formula="of:=IF(AND([$Sheet1.$AW13] * [$Sheet1.$AX13] * [$Sheet1.$AY13]; ([$Sheet1.$AW13] + [$Sheet1.$AX13] + [$Sheet1.$AY13]) &gt;= ([$Sheet1.$AW13] * [$Sheet1.$AX13] * [$Sheet1.$AY13]));[$Sheet1.AX13];{})" office:value-type="float" office:value="2" calcext:value-type="float">
            <text:p>2</text:p>
          </table:table-cell>
          <table:table-cell table:formula="of:=IF(AND([$Sheet1.$AW13] * [$Sheet1.$AX13] * [$Sheet1.$AY13]; ([$Sheet1.$AW13] + [$Sheet1.$AX13] + [$Sheet1.$AY13]) &gt;= ([$Sheet1.$AW13] * [$Sheet1.$AX13] * [$Sheet1.$AY13]));[$Sheet1.AY13];{})" office:value-type="float" office:value="1" calcext:value-type="float">
            <text:p>1</text:p>
          </table:table-cell>
          <table:table-cell table:formula="of:=IF(AND([$Sheet1.$AZ13] * [$Sheet1.$BA13] * [$Sheet1.$BB13]; ([$Sheet1.$AZ13] + [$Sheet1.$BA13] + [$Sheet1.$BB13]) &gt;= ([$Sheet1.$AZ13] * [$Sheet1.$BA13] * [$Sheet1.$BB13]));[$Sheet1.AZ13];{})" office:value-type="float" office:value="0" calcext:value-type="float">
            <text:p/>
          </table:table-cell>
          <table:table-cell table:formula="of:=IF(AND([$Sheet1.$AZ13] * [$Sheet1.$BA13] * [$Sheet1.$BB13]; ([$Sheet1.$AZ13] + [$Sheet1.$BA13] + [$Sheet1.$BB13]) &gt;= ([$Sheet1.$AZ13] * [$Sheet1.$BA13] * [$Sheet1.$BB13]));[$Sheet1.BA13];{})" office:value-type="float" office:value="0" calcext:value-type="float">
            <text:p/>
          </table:table-cell>
          <table:table-cell table:formula="of:=IF(AND([$Sheet1.$AZ13] * [$Sheet1.$BA13] * [$Sheet1.$BB13]; ([$Sheet1.$AZ13] + [$Sheet1.$BA13] + [$Sheet1.$BB13]) &gt;= ([$Sheet1.$AZ13] * [$Sheet1.$BA13] * [$Sheet1.$BB13]));[$Sheet1.BB13];{})" office:value-type="float" office:value="0" calcext:value-type="float">
            <text:p/>
          </table:table-cell>
          <table:table-cell table:formula="of:=IF(AND([$Sheet1.$BC13] * [$Sheet1.$BD13] * [$Sheet1.$BE13]; ([$Sheet1.$BC13] + [$Sheet1.$BD13] + [$Sheet1.$BE13]) &gt;= ([$Sheet1.$BC13] * [$Sheet1.$BD13] * [$Sheet1.$BE13]));[$Sheet1.BC13];{})" office:value-type="float" office:value="0" calcext:value-type="float">
            <text:p/>
          </table:table-cell>
          <table:table-cell table:formula="of:=IF(AND([$Sheet1.$BC13] * [$Sheet1.$BD13] * [$Sheet1.$BE13]; ([$Sheet1.$BC13] + [$Sheet1.$BD13] + [$Sheet1.$BE13]) &gt;= ([$Sheet1.$BC13] * [$Sheet1.$BD13] * [$Sheet1.$BE13]));[$Sheet1.BD13];{})" office:value-type="float" office:value="0" calcext:value-type="float">
            <text:p/>
          </table:table-cell>
          <table:table-cell table:formula="of:=IF(AND([$Sheet1.$BC13] * [$Sheet1.$BD13] * [$Sheet1.$BE13]; ([$Sheet1.$BC13] + [$Sheet1.$BD13] + [$Sheet1.$BE13]) &gt;= ([$Sheet1.$BC13] * [$Sheet1.$BD13] * [$Sheet1.$BE13]));[$Sheet1.BE13];{})" office:value-type="float" office:value="0" calcext:value-type="float">
            <text:p/>
          </table:table-cell>
          <table:table-cell table:number-columns-repeated="4"/>
          <table:table-cell table:formula="of:=IF(AND([$Sheet1.$BJ13] * [$Sheet1.$BK13] * [$Sheet1.$BL13]; ([$Sheet1.$BJ13] + [$Sheet1.$BK13] + [$Sheet1.$BL13]) &gt;= ([$Sheet1.$BJ13] * [$Sheet1.$BK13] * [$Sheet1.$BL13]));[$Sheet1.BJ13];{})" office:value-type="float" office:value="0" calcext:value-type="float">
            <text:p/>
          </table:table-cell>
          <table:table-cell table:formula="of:=IF(AND([$Sheet1.$BJ13] * [$Sheet1.$BK13] * [$Sheet1.$BL13]; ([$Sheet1.$BJ13] + [$Sheet1.$BK13] + [$Sheet1.$BL13]) &gt;= ([$Sheet1.$BJ13] * [$Sheet1.$BK13] * [$Sheet1.$BL13]));[$Sheet1.BK13];{})" office:value-type="float" office:value="0" calcext:value-type="float">
            <text:p/>
          </table:table-cell>
          <table:table-cell table:formula="of:=IF(AND([$Sheet1.$BJ13] * [$Sheet1.$BK13] * [$Sheet1.$BL13]; ([$Sheet1.$BJ13] + [$Sheet1.$BK13] + [$Sheet1.$BL13]) &gt;= ([$Sheet1.$BJ13] * [$Sheet1.$BK13] * [$Sheet1.$BL13]));[$Sheet1.BL13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$Sheet1.$C14] * [$Sheet1.$D14]; ([$Sheet1.$C14] + [$Sheet1.$D14]) &gt;= [$Sheet1.$C14] * [$Sheet1.$D14]);[$Sheet1.C14];{})" office:value-type="float" office:value="1" calcext:value-type="float">
            <text:p>1</text:p>
          </table:table-cell>
          <table:table-cell table:formula="of:=IF(AND([$Sheet1.$C14] * [$Sheet1.$D14]; ([$Sheet1.$C14] + [$Sheet1.$D14]) &gt;= [$Sheet1.$C14] * [$Sheet1.$D14]);[$Sheet1.D14];{})" office:value-type="float" office:value="4" calcext:value-type="float">
            <text:p>4</text:p>
          </table:table-cell>
          <table:table-cell table:formula="of:=IF(AND([$Sheet1.$E14] * [$Sheet1.$F14]; ([$Sheet1.$E14] + [$Sheet1.$F14]) &gt;= [$Sheet1.$E14] * [$Sheet1.$F14]);[$Sheet1.E14];{})" office:value-type="float" office:value="0" calcext:value-type="float">
            <text:p/>
          </table:table-cell>
          <table:table-cell table:formula="of:=IF(AND([$Sheet1.$E14] * [$Sheet1.$F14]; ([$Sheet1.$E14] + [$Sheet1.$F14]) &gt;= [$Sheet1.$E14] * [$Sheet1.$F14]);[$Sheet1.F14];{})" office:value-type="float" office:value="0" calcext:value-type="float">
            <text:p/>
          </table:table-cell>
          <table:table-cell table:formula="of:=IF(AND([$Sheet1.$H14] * [$Sheet1.$I14]; [$Sheet1.$H14] + [$Sheet1.$I14] &gt;= [$Sheet1.$H14] * [$Sheet1.$I14]);[$Sheet1.G14];{})" office:value-type="float" office:value="0" calcext:value-type="float">
            <text:p/>
          </table:table-cell>
          <table:table-cell table:formula="of:=IF(AND([$Sheet1.$H14] * [$Sheet1.$I14]; ([$Sheet1.$H14] + [$Sheet1.$I14]) &gt;= ([$Sheet1.$H14] * [$Sheet1.$I14]));[$Sheet1.H14];{})" office:value-type="float" office:value="0" calcext:value-type="float">
            <text:p/>
          </table:table-cell>
          <table:table-cell table:formula="of:=IF(AND([$Sheet1.$H14] * [$Sheet1.$I14]; ([$Sheet1.$H14] + [$Sheet1.$I14]) &gt;= ([$Sheet1.$H14] * [$Sheet1.$I14]));[$Sheet1.I14];{})" office:value-type="float" office:value="0" calcext:value-type="float">
            <text:p/>
          </table:table-cell>
          <table:table-cell table:formula="of:=IF(AND([$Sheet1.$J14] * [$Sheet1.$K14] * [$Sheet1.$L14]; ([$Sheet1.$J14] + [$Sheet1.$K14] + [$Sheet1.$L14]) &gt;= ([$Sheet1.$J14] * [$Sheet1.$K14] * [$Sheet1.$L14]));[$Sheet1.J14];{})" office:value-type="float" office:value="0" calcext:value-type="float">
            <text:p/>
          </table:table-cell>
          <table:table-cell table:formula="of:=IF(AND([$Sheet1.$K14] * [$Sheet1.$L14]; ([$Sheet1.$K14] + [$Sheet1.$L14]) &gt;= ([$Sheet1.$K14] * [$Sheet1.$L14]));[$Sheet1.K14];{})" office:value-type="float" office:value="0" calcext:value-type="float">
            <text:p/>
          </table:table-cell>
          <table:table-cell table:formula="of:=IF(AND([$Sheet1.$K14] * [$Sheet1.$L14]; ([$Sheet1.$K14] + [$Sheet1.$L14]) &gt;= ([$Sheet1.$K14] * [$Sheet1.$L14]));[$Sheet1.L14];{})" office:value-type="float" office:value="0" calcext:value-type="float">
            <text:p/>
          </table:table-cell>
          <table:table-cell/>
          <table:table-cell table:formula="of:=IF(AND([$Sheet1.$N14] * [$Sheet1.$O14]; ([$Sheet1.$N14] + [$Sheet1.$O14]) &gt;= ([$Sheet1.$N14] * [$Sheet1.$O14]));[$Sheet1.N14];{})" office:value-type="float" office:value="0" calcext:value-type="float">
            <text:p/>
          </table:table-cell>
          <table:table-cell table:formula="of:=IF(AND([$Sheet1.$N14] * [$Sheet1.$O14]; ([$Sheet1.$N14] + [$Sheet1.$O14]) &gt;= ([$Sheet1.$N14] * [$Sheet1.$O14]));[$Sheet1.O14];{})" office:value-type="float" office:value="0" calcext:value-type="float">
            <text:p/>
          </table:table-cell>
          <table:table-cell table:formula="of:=IF(AND([$Sheet1.$P14] * [$Sheet1.$Q14] * [$Sheet1.$R14]; ([$Sheet1.$P14] + [$Sheet1.$Q14] + [$Sheet1.$R14]) &gt;= ([$Sheet1.$P14] * [$Sheet1.$Q14] * [$Sheet1.$R14]));[$Sheet1.P14];{})" office:value-type="float" office:value="0" calcext:value-type="float">
            <text:p/>
          </table:table-cell>
          <table:table-cell table:formula="of:=IF(AND([$Sheet1.$Q14] * [$Sheet1.$R14]; ([$Sheet1.$Q14] + [$Sheet1.$R14]) &gt;= ([$Sheet1.$Q14] * [$Sheet1.$R14]));[$Sheet1.Q14];{})" office:value-type="float" office:value="0" calcext:value-type="float">
            <text:p/>
          </table:table-cell>
          <table:table-cell table:formula="of:=IF(AND([$Sheet1.$Q14] * [$Sheet1.$R14]; ([$Sheet1.$Q14] + [$Sheet1.$R14]) &gt;= ([$Sheet1.$Q14] * [$Sheet1.$R14]));[$Sheet1.R14];{})" office:value-type="float" office:value="0" calcext:value-type="float">
            <text:p/>
          </table:table-cell>
          <table:table-cell table:formula="of:=IF(AND([$Sheet1.$T14] * [$Sheet1.$U14]; [$Sheet1.$T14] + [$Sheet1.$U14] &gt;= [$Sheet1.$T14] * [$Sheet1.$U14]);[$Sheet1.S14];{})" office:value-type="float" office:value="0" calcext:value-type="float">
            <text:p/>
          </table:table-cell>
          <table:table-cell table:formula="of:=IF(AND([$Sheet1.$T14] * [$Sheet1.$U14]; [$Sheet1.$T14] + [$Sheet1.$U14] &gt;= [$Sheet1.$T14] * [$Sheet1.$U14]);[$Sheet1.T14];{})" office:value-type="float" office:value="0" calcext:value-type="float">
            <text:p/>
          </table:table-cell>
          <table:table-cell table:formula="of:=IF(AND([$Sheet1.$T14] * [$Sheet1.$U14]; [$Sheet1.$T14] + [$Sheet1.$U14] &gt;= [$Sheet1.$T14] * [$Sheet1.$U14]);[$Sheet1.U14];{})" office:value-type="float" office:value="0" calcext:value-type="float">
            <text:p/>
          </table:table-cell>
          <table:table-cell table:formula="of:=IF(AND([$Sheet1.$V14] * [$Sheet1.$W14] * [$Sheet1.$X14]; ([$Sheet1.$V14] + [$Sheet1.$W14] + [$Sheet1.$X14]) &gt;= ([$Sheet1.$V14] * [$Sheet1.$W14] * [$Sheet1.$X14]));[$Sheet1.V14];{})" office:value-type="float" office:value="1" calcext:value-type="float">
            <text:p>1</text:p>
          </table:table-cell>
          <table:table-cell table:formula="of:=IF(AND([$Sheet1.$V14] * [$Sheet1.$W14] * [$Sheet1.$X14]; ([$Sheet1.$V14] + [$Sheet1.$W14] + [$Sheet1.$X14]) &gt;= ([$Sheet1.$V14] * [$Sheet1.$W14] * [$Sheet1.$X14]));[$Sheet1.W14];{})" office:value-type="float" office:value="1" calcext:value-type="float">
            <text:p>1</text:p>
          </table:table-cell>
          <table:table-cell table:formula="of:=IF(AND([$Sheet1.$V14] * [$Sheet1.$W14] * [$Sheet1.$X14]; ([$Sheet1.$V14] + [$Sheet1.$W14] + [$Sheet1.$X14]) &gt;= ([$Sheet1.$V14] * [$Sheet1.$W14] * [$Sheet1.$X14]));[$Sheet1.X14];{})" office:value-type="float" office:value="2" calcext:value-type="float">
            <text:p>2</text:p>
          </table:table-cell>
          <table:table-cell table:formula="of:=IF(AND([$Sheet1.$Y14] * [$Sheet1.$Z14] * [$Sheet1.$AA14]; ([$Sheet1.$Y14] + [$Sheet1.$Z14] + [$Sheet1.$AA14]) &gt;= ([$Sheet1.$Y14] * [$Sheet1.$Z14] * [$Sheet1.$AA14]));[$Sheet1.Y14];{})" office:value-type="float" office:value="0" calcext:value-type="float">
            <text:p/>
          </table:table-cell>
          <table:table-cell table:formula="of:=IF(AND([$Sheet1.$Y14] * [$Sheet1.$Z14] * [$Sheet1.$AA14]; ([$Sheet1.$Y14] + [$Sheet1.$Z14] + [$Sheet1.$AA14]) &gt;= ([$Sheet1.$Y14] * [$Sheet1.$Z14] * [$Sheet1.$AA14]));[$Sheet1.Z14];{})" office:value-type="float" office:value="0" calcext:value-type="float">
            <text:p/>
          </table:table-cell>
          <table:table-cell table:formula="of:=IF(AND([$Sheet1.$Y14] * [$Sheet1.$Z14] * [$Sheet1.$AA14]; ([$Sheet1.$Y14] + [$Sheet1.$Z14] + [$Sheet1.$AA14]) &gt;= ([$Sheet1.$Y14] * [$Sheet1.$Z14] * [$Sheet1.$AA14]));[$Sheet1.AA14];{})" office:value-type="float" office:value="0" calcext:value-type="float">
            <text:p/>
          </table:table-cell>
          <table:table-cell table:formula="of:=IF(AND([$Sheet1.$AB14] * [$Sheet1.$AC14] * [$Sheet1.$AD14]; ([$Sheet1.$AB14] + [$Sheet1.$AC14] + [$Sheet1.$AD14]) &gt;= ([$Sheet1.$AB14] * [$Sheet1.$AC14] * [$Sheet1.$AD14]));[$Sheet1.AB14];{})" office:value-type="float" office:value="0" calcext:value-type="float">
            <text:p/>
          </table:table-cell>
          <table:table-cell table:formula="of:=IF(AND([$Sheet1.$AB14] * [$Sheet1.$AC14] * [$Sheet1.$AD14]; ([$Sheet1.$AB14] + [$Sheet1.$AC14] + [$Sheet1.$AD14]) &gt;= ([$Sheet1.$AB14] * [$Sheet1.$AC14] * [$Sheet1.$AD14]));[$Sheet1.AC14];{})" office:value-type="float" office:value="0" calcext:value-type="float">
            <text:p/>
          </table:table-cell>
          <table:table-cell table:formula="of:=IF(AND([$Sheet1.$AB14] * [$Sheet1.$AC14] * [$Sheet1.$AD14]; ([$Sheet1.$AB14] + [$Sheet1.$AC14] + [$Sheet1.$AD14]) &gt;= ([$Sheet1.$AB14] * [$Sheet1.$AC14] * [$Sheet1.$AD14]));[$Sheet1.AD14];{})" office:value-type="float" office:value="0" calcext:value-type="float">
            <text:p/>
          </table:table-cell>
          <table:table-cell table:formula="of:=IF(AND([$Sheet1.$AE14] * [$Sheet1.$AF14] * [$Sheet1.$AG14]; ([$Sheet1.$AE14] + [$Sheet1.$AF14] + [$Sheet1.$AG14]) &gt;= ([$Sheet1.$AE14] * [$Sheet1.$AF14] * [$Sheet1.$AG14]));[$Sheet1.AE14];{})" office:value-type="float" office:value="0" calcext:value-type="float">
            <text:p/>
          </table:table-cell>
          <table:table-cell table:formula="of:=IF(AND([$Sheet1.$AE14] * [$Sheet1.$AF14] * [$Sheet1.$AG14]; ([$Sheet1.$AE14] + [$Sheet1.$AF14] + [$Sheet1.$AG14]) &gt;= ([$Sheet1.$AE14] * [$Sheet1.$AF14] * [$Sheet1.$AG14]));[$Sheet1.AF14];{})" office:value-type="float" office:value="0" calcext:value-type="float">
            <text:p/>
          </table:table-cell>
          <table:table-cell table:formula="of:=IF(AND([$Sheet1.$AE14] * [$Sheet1.$AF14] * [$Sheet1.$AG14]; ([$Sheet1.$AE14] + [$Sheet1.$AF14] + [$Sheet1.$AG14]) &gt;= ([$Sheet1.$AE14] * [$Sheet1.$AF14] * [$Sheet1.$AG14]));[$Sheet1.AG14];{})" office:value-type="float" office:value="0" calcext:value-type="float">
            <text:p/>
          </table:table-cell>
          <table:table-cell table:formula="of:=IF(AND([$Sheet1.$AH14] * [$Sheet1.$AI14] * [$Sheet1.$AJ14]; ([$Sheet1.$AH14] + [$Sheet1.$AI14] + [$Sheet1.$AJ14]) &gt;= ([$Sheet1.$AH14] * [$Sheet1.$AI14] * [$Sheet1.$AJ14]));[$Sheet1.AH14];{})" office:value-type="float" office:value="0" calcext:value-type="float">
            <text:p/>
          </table:table-cell>
          <table:table-cell table:formula="of:=IF(AND([$Sheet1.$AH14] * [$Sheet1.$AI14] * [$Sheet1.$AJ14]; ([$Sheet1.$AH14] + [$Sheet1.$AI14] + [$Sheet1.$AJ14]) &gt;= ([$Sheet1.$AH14] * [$Sheet1.$AI14] * [$Sheet1.$AJ14]));[$Sheet1.AI14];{})" office:value-type="float" office:value="0" calcext:value-type="float">
            <text:p/>
          </table:table-cell>
          <table:table-cell table:formula="of:=IF(AND([$Sheet1.$AH14] * [$Sheet1.$AI14] * [$Sheet1.$AJ14]; ([$Sheet1.$AH14] + [$Sheet1.$AI14] + [$Sheet1.$AJ14]) &gt;= ([$Sheet1.$AH14] * [$Sheet1.$AI14] * [$Sheet1.$AJ14]));[$Sheet1.AJ14];{})" office:value-type="float" office:value="0" calcext:value-type="float">
            <text:p/>
          </table:table-cell>
          <table:table-cell table:formula="of:=IF(AND([$Sheet1.$AK14] * [$Sheet1.$AL14] * [$Sheet1.$AM14]; ([$Sheet1.$AK14] + [$Sheet1.$AL14] + [$Sheet1.$AM14]) &gt;= ([$Sheet1.$AK14] * [$Sheet1.$AL14] * [$Sheet1.$AM14]));[$Sheet1.AK14];{})" office:value-type="float" office:value="0" calcext:value-type="float">
            <text:p/>
          </table:table-cell>
          <table:table-cell table:formula="of:=IF(AND([$Sheet1.$AK14] * [$Sheet1.$AL14] * [$Sheet1.$AM14]; ([$Sheet1.$AK14] + [$Sheet1.$AL14] + [$Sheet1.$AM14]) &gt;= ([$Sheet1.$AK14] * [$Sheet1.$AL14] * [$Sheet1.$AM14]));[$Sheet1.AL14];{})" office:value-type="float" office:value="0" calcext:value-type="float">
            <text:p/>
          </table:table-cell>
          <table:table-cell table:formula="of:=IF(AND([$Sheet1.$AK14] * [$Sheet1.$AL14] * [$Sheet1.$AM14]; ([$Sheet1.$AK14] + [$Sheet1.$AL14] + [$Sheet1.$AM14]) &gt;= ([$Sheet1.$AK14] * [$Sheet1.$AL14] * [$Sheet1.$AM14]));[$Sheet1.AM14];{})" office:value-type="float" office:value="0" calcext:value-type="float">
            <text:p/>
          </table:table-cell>
          <table:table-cell table:formula="of:=IF(AND([$Sheet1.$AN14] * [$Sheet1.$AO14] * [$Sheet1.$AP14]; ([$Sheet1.$AN14] + [$Sheet1.$AO14] + [$Sheet1.$AP14]) &gt;= ([$Sheet1.$AN14] * [$Sheet1.$AO14] * [$Sheet1.$AP14]));[$Sheet1.AN14];{})" office:value-type="float" office:value="0" calcext:value-type="float">
            <text:p/>
          </table:table-cell>
          <table:table-cell table:formula="of:=IF(AND([$Sheet1.$AN14] * [$Sheet1.$AO14] * [$Sheet1.$AP14]; ([$Sheet1.$AN14] + [$Sheet1.$AO14] + [$Sheet1.$AP14]) &gt;= ([$Sheet1.$AN14] * [$Sheet1.$AO14] * [$Sheet1.$AP14]));[$Sheet1.AO14];{})" office:value-type="float" office:value="0" calcext:value-type="float">
            <text:p/>
          </table:table-cell>
          <table:table-cell table:formula="of:=IF(AND([$Sheet1.$AN14] * [$Sheet1.$AO14] * [$Sheet1.$AP14]; ([$Sheet1.$AN14] + [$Sheet1.$AO14] + [$Sheet1.$AP14]) &gt;= ([$Sheet1.$AN14] * [$Sheet1.$AO14] * [$Sheet1.$AP14]));[$Sheet1.AP14];{})" office:value-type="float" office:value="0" calcext:value-type="float">
            <text:p/>
          </table:table-cell>
          <table:table-cell table:formula="of:=IF(AND([$Sheet1.$AQ14] * [$Sheet1.$AR14] * [$Sheet1.$AS14]; ([$Sheet1.$AQ14] + [$Sheet1.$AR14] + [$Sheet1.$AS14]) &gt;= ([$Sheet1.$AQ14] * [$Sheet1.$AR14] * [$Sheet1.$AS14]));[$Sheet1.AQ14];{})" office:value-type="float" office:value="0" calcext:value-type="float">
            <text:p/>
          </table:table-cell>
          <table:table-cell table:formula="of:=IF(AND([$Sheet1.$AQ14] * [$Sheet1.$AR14] * [$Sheet1.$AS14]; ([$Sheet1.$AQ14] + [$Sheet1.$AR14] + [$Sheet1.$AS14]) &gt;= ([$Sheet1.$AQ14] * [$Sheet1.$AR14] * [$Sheet1.$AS14]));[$Sheet1.AR14];{})" office:value-type="float" office:value="0" calcext:value-type="float">
            <text:p/>
          </table:table-cell>
          <table:table-cell table:formula="of:=IF(AND([$Sheet1.$AQ14] * [$Sheet1.$AR14] * [$Sheet1.$AS14]; ([$Sheet1.$AQ14] + [$Sheet1.$AR14] + [$Sheet1.$AS14]) &gt;= ([$Sheet1.$AQ14] * [$Sheet1.$AR14] * [$Sheet1.$AS14]));[$Sheet1.AS14];{})" office:value-type="float" office:value="0" calcext:value-type="float">
            <text:p/>
          </table:table-cell>
          <table:table-cell table:formula="of:=IF(AND([$Sheet1.$AT14] * [$Sheet1.$AU14] * [$Sheet1.$AV14]; ([$Sheet1.$AT14] + [$Sheet1.$AU14] + [$Sheet1.$AV14]) &gt;= ([$Sheet1.$AT14] * [$Sheet1.$AU14] * [$Sheet1.$AV14]));[$Sheet1.AT14];{})" office:value-type="float" office:value="0" calcext:value-type="float">
            <text:p/>
          </table:table-cell>
          <table:table-cell table:formula="of:=IF(AND([$Sheet1.$AT14] * [$Sheet1.$AU14] * [$Sheet1.$AV14]; ([$Sheet1.$AT14] + [$Sheet1.$AU14] + [$Sheet1.$AV14]) &gt;= ([$Sheet1.$AT14] * [$Sheet1.$AU14] * [$Sheet1.$AV14]));[$Sheet1.AU14];{})" office:value-type="float" office:value="0" calcext:value-type="float">
            <text:p/>
          </table:table-cell>
          <table:table-cell table:formula="of:=IF(AND([$Sheet1.$AT14] * [$Sheet1.$AU14] * [$Sheet1.$AV14]; ([$Sheet1.$AT14] + [$Sheet1.$AU14] + [$Sheet1.$AV14]) &gt;= ([$Sheet1.$AT14] * [$Sheet1.$AU14] * [$Sheet1.$AV14]));[$Sheet1.AV14];{})" office:value-type="float" office:value="0" calcext:value-type="float">
            <text:p/>
          </table:table-cell>
          <table:table-cell table:formula="of:=IF(AND([$Sheet1.$AW14] * [$Sheet1.$AX14] * [$Sheet1.$AY14]; ([$Sheet1.$AW14] + [$Sheet1.$AX14] + [$Sheet1.$AY14]) &gt;= ([$Sheet1.$AW14] * [$Sheet1.$AX14] * [$Sheet1.$AY14]));[$Sheet1.AW14];{})" office:value-type="float" office:value="0" calcext:value-type="float">
            <text:p/>
          </table:table-cell>
          <table:table-cell table:formula="of:=IF(AND([$Sheet1.$AW14] * [$Sheet1.$AX14] * [$Sheet1.$AY14]; ([$Sheet1.$AW14] + [$Sheet1.$AX14] + [$Sheet1.$AY14]) &gt;= ([$Sheet1.$AW14] * [$Sheet1.$AX14] * [$Sheet1.$AY14]));[$Sheet1.AX14];{})" office:value-type="float" office:value="0" calcext:value-type="float">
            <text:p/>
          </table:table-cell>
          <table:table-cell table:formula="of:=IF(AND([$Sheet1.$AW14] * [$Sheet1.$AX14] * [$Sheet1.$AY14]; ([$Sheet1.$AW14] + [$Sheet1.$AX14] + [$Sheet1.$AY14]) &gt;= ([$Sheet1.$AW14] * [$Sheet1.$AX14] * [$Sheet1.$AY14]));[$Sheet1.AY14];{})" office:value-type="float" office:value="0" calcext:value-type="float">
            <text:p/>
          </table:table-cell>
          <table:table-cell table:formula="of:=IF(AND([$Sheet1.$AZ14] * [$Sheet1.$BA14] * [$Sheet1.$BB14]; ([$Sheet1.$AZ14] + [$Sheet1.$BA14] + [$Sheet1.$BB14]) &gt;= ([$Sheet1.$AZ14] * [$Sheet1.$BA14] * [$Sheet1.$BB14]));[$Sheet1.AZ14];{})" office:value-type="float" office:value="0" calcext:value-type="float">
            <text:p/>
          </table:table-cell>
          <table:table-cell table:formula="of:=IF(AND([$Sheet1.$AZ14] * [$Sheet1.$BA14] * [$Sheet1.$BB14]; ([$Sheet1.$AZ14] + [$Sheet1.$BA14] + [$Sheet1.$BB14]) &gt;= ([$Sheet1.$AZ14] * [$Sheet1.$BA14] * [$Sheet1.$BB14]));[$Sheet1.BA14];{})" office:value-type="float" office:value="0" calcext:value-type="float">
            <text:p/>
          </table:table-cell>
          <table:table-cell table:formula="of:=IF(AND([$Sheet1.$AZ14] * [$Sheet1.$BA14] * [$Sheet1.$BB14]; ([$Sheet1.$AZ14] + [$Sheet1.$BA14] + [$Sheet1.$BB14]) &gt;= ([$Sheet1.$AZ14] * [$Sheet1.$BA14] * [$Sheet1.$BB14]));[$Sheet1.BB14];{})" office:value-type="float" office:value="0" calcext:value-type="float">
            <text:p/>
          </table:table-cell>
          <table:table-cell table:formula="of:=IF(AND([$Sheet1.$BC14] * [$Sheet1.$BD14] * [$Sheet1.$BE14]; ([$Sheet1.$BC14] + [$Sheet1.$BD14] + [$Sheet1.$BE14]) &gt;= ([$Sheet1.$BC14] * [$Sheet1.$BD14] * [$Sheet1.$BE14]));[$Sheet1.BC14];{})" office:value-type="float" office:value="0" calcext:value-type="float">
            <text:p/>
          </table:table-cell>
          <table:table-cell table:formula="of:=IF(AND([$Sheet1.$BC14] * [$Sheet1.$BD14] * [$Sheet1.$BE14]; ([$Sheet1.$BC14] + [$Sheet1.$BD14] + [$Sheet1.$BE14]) &gt;= ([$Sheet1.$BC14] * [$Sheet1.$BD14] * [$Sheet1.$BE14]));[$Sheet1.BD14];{})" office:value-type="float" office:value="0" calcext:value-type="float">
            <text:p/>
          </table:table-cell>
          <table:table-cell table:formula="of:=IF(AND([$Sheet1.$BC14] * [$Sheet1.$BD14] * [$Sheet1.$BE14]; ([$Sheet1.$BC14] + [$Sheet1.$BD14] + [$Sheet1.$BE14]) &gt;= ([$Sheet1.$BC14] * [$Sheet1.$BD14] * [$Sheet1.$BE14]));[$Sheet1.BE14];{})" office:value-type="float" office:value="0" calcext:value-type="float">
            <text:p/>
          </table:table-cell>
          <table:table-cell table:number-columns-repeated="4"/>
          <table:table-cell table:formula="of:=IF(AND([$Sheet1.$BJ14] * [$Sheet1.$BK14] * [$Sheet1.$BL14]; ([$Sheet1.$BJ14] + [$Sheet1.$BK14] + [$Sheet1.$BL14]) &gt;= ([$Sheet1.$BJ14] * [$Sheet1.$BK14] * [$Sheet1.$BL14]));[$Sheet1.BJ14];{})" office:value-type="float" office:value="0" calcext:value-type="float">
            <text:p/>
          </table:table-cell>
          <table:table-cell table:formula="of:=IF(AND([$Sheet1.$BJ14] * [$Sheet1.$BK14] * [$Sheet1.$BL14]; ([$Sheet1.$BJ14] + [$Sheet1.$BK14] + [$Sheet1.$BL14]) &gt;= ([$Sheet1.$BJ14] * [$Sheet1.$BK14] * [$Sheet1.$BL14]));[$Sheet1.BK14];{})" office:value-type="float" office:value="0" calcext:value-type="float">
            <text:p/>
          </table:table-cell>
          <table:table-cell table:formula="of:=IF(AND([$Sheet1.$BJ14] * [$Sheet1.$BK14] * [$Sheet1.$BL14]; ([$Sheet1.$BJ14] + [$Sheet1.$BK14] + [$Sheet1.$BL14]) &gt;= ([$Sheet1.$BJ14] * [$Sheet1.$BK14] * [$Sheet1.$BL14]));[$Sheet1.BL14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$Sheet1.$C15] * [$Sheet1.$D15]; ([$Sheet1.$C15] + [$Sheet1.$D15]) &gt;= [$Sheet1.$C15] * [$Sheet1.$D15]);[$Sheet1.C15];{})" office:value-type="float" office:value="1" calcext:value-type="float">
            <text:p>1</text:p>
          </table:table-cell>
          <table:table-cell table:formula="of:=IF(AND([$Sheet1.$C15] * [$Sheet1.$D15]; ([$Sheet1.$C15] + [$Sheet1.$D15]) &gt;= [$Sheet1.$C15] * [$Sheet1.$D15]);[$Sheet1.D15];{})" office:value-type="float" office:value="5" calcext:value-type="float">
            <text:p>5</text:p>
          </table:table-cell>
          <table:table-cell table:formula="of:=IF(AND([$Sheet1.$E15] * [$Sheet1.$F15]; ([$Sheet1.$E15] + [$Sheet1.$F15]) &gt;= [$Sheet1.$E15] * [$Sheet1.$F15]);[$Sheet1.E15];{})" office:value-type="float" office:value="0" calcext:value-type="float">
            <text:p/>
          </table:table-cell>
          <table:table-cell table:formula="of:=IF(AND([$Sheet1.$E15] * [$Sheet1.$F15]; ([$Sheet1.$E15] + [$Sheet1.$F15]) &gt;= [$Sheet1.$E15] * [$Sheet1.$F15]);[$Sheet1.F15];{})" office:value-type="float" office:value="0" calcext:value-type="float">
            <text:p/>
          </table:table-cell>
          <table:table-cell table:formula="of:=IF(AND([$Sheet1.$H15] * [$Sheet1.$I15]; [$Sheet1.$H15] + [$Sheet1.$I15] &gt;= [$Sheet1.$H15] * [$Sheet1.$I15]);[$Sheet1.G15];{})" office:value-type="float" office:value="0" calcext:value-type="float">
            <text:p/>
          </table:table-cell>
          <table:table-cell table:formula="of:=IF(AND([$Sheet1.$H15] * [$Sheet1.$I15]; ([$Sheet1.$H15] + [$Sheet1.$I15]) &gt;= ([$Sheet1.$H15] * [$Sheet1.$I15]));[$Sheet1.H15];{})" office:value-type="float" office:value="0" calcext:value-type="float">
            <text:p/>
          </table:table-cell>
          <table:table-cell table:formula="of:=IF(AND([$Sheet1.$H15] * [$Sheet1.$I15]; ([$Sheet1.$H15] + [$Sheet1.$I15]) &gt;= ([$Sheet1.$H15] * [$Sheet1.$I15]));[$Sheet1.I15];{})" office:value-type="float" office:value="0" calcext:value-type="float">
            <text:p/>
          </table:table-cell>
          <table:table-cell table:formula="of:=IF(AND([$Sheet1.$J15] * [$Sheet1.$K15] * [$Sheet1.$L15]; ([$Sheet1.$J15] + [$Sheet1.$K15] + [$Sheet1.$L15]) &gt;= ([$Sheet1.$J15] * [$Sheet1.$K15] * [$Sheet1.$L15]));[$Sheet1.J15];{})" office:value-type="float" office:value="0" calcext:value-type="float">
            <text:p/>
          </table:table-cell>
          <table:table-cell table:formula="of:=IF(AND([$Sheet1.$K15] * [$Sheet1.$L15]; ([$Sheet1.$K15] + [$Sheet1.$L15]) &gt;= ([$Sheet1.$K15] * [$Sheet1.$L15]));[$Sheet1.K15];{})" office:value-type="float" office:value="0" calcext:value-type="float">
            <text:p/>
          </table:table-cell>
          <table:table-cell table:formula="of:=IF(AND([$Sheet1.$K15] * [$Sheet1.$L15]; ([$Sheet1.$K15] + [$Sheet1.$L15]) &gt;= ([$Sheet1.$K15] * [$Sheet1.$L15]));[$Sheet1.L15];{})" office:value-type="float" office:value="0" calcext:value-type="float">
            <text:p/>
          </table:table-cell>
          <table:table-cell/>
          <table:table-cell table:formula="of:=IF(AND([$Sheet1.$N15] * [$Sheet1.$O15]; ([$Sheet1.$N15] + [$Sheet1.$O15]) &gt;= ([$Sheet1.$N15] * [$Sheet1.$O15]));[$Sheet1.N15];{})" office:value-type="float" office:value="0" calcext:value-type="float">
            <text:p/>
          </table:table-cell>
          <table:table-cell table:formula="of:=IF(AND([$Sheet1.$N15] * [$Sheet1.$O15]; ([$Sheet1.$N15] + [$Sheet1.$O15]) &gt;= ([$Sheet1.$N15] * [$Sheet1.$O15]));[$Sheet1.O15];{})" office:value-type="float" office:value="0" calcext:value-type="float">
            <text:p/>
          </table:table-cell>
          <table:table-cell table:formula="of:=IF(AND([$Sheet1.$P15] * [$Sheet1.$Q15] * [$Sheet1.$R15]; ([$Sheet1.$P15] + [$Sheet1.$Q15] + [$Sheet1.$R15]) &gt;= ([$Sheet1.$P15] * [$Sheet1.$Q15] * [$Sheet1.$R15]));[$Sheet1.P15];{})" office:value-type="float" office:value="0" calcext:value-type="float">
            <text:p/>
          </table:table-cell>
          <table:table-cell table:formula="of:=IF(AND([$Sheet1.$Q15] * [$Sheet1.$R15]; ([$Sheet1.$Q15] + [$Sheet1.$R15]) &gt;= ([$Sheet1.$Q15] * [$Sheet1.$R15]));[$Sheet1.Q15];{})" office:value-type="float" office:value="0" calcext:value-type="float">
            <text:p/>
          </table:table-cell>
          <table:table-cell table:formula="of:=IF(AND([$Sheet1.$Q15] * [$Sheet1.$R15]; ([$Sheet1.$Q15] + [$Sheet1.$R15]) &gt;= ([$Sheet1.$Q15] * [$Sheet1.$R15]));[$Sheet1.R15];{})" office:value-type="float" office:value="0" calcext:value-type="float">
            <text:p/>
          </table:table-cell>
          <table:table-cell table:formula="of:=IF(AND([$Sheet1.$T15] * [$Sheet1.$U15]; [$Sheet1.$T15] + [$Sheet1.$U15] &gt;= [$Sheet1.$T15] * [$Sheet1.$U15]);[$Sheet1.S15];{})" office:value-type="float" office:value="0" calcext:value-type="float">
            <text:p/>
          </table:table-cell>
          <table:table-cell table:formula="of:=IF(AND([$Sheet1.$T15] * [$Sheet1.$U15]; [$Sheet1.$T15] + [$Sheet1.$U15] &gt;= [$Sheet1.$T15] * [$Sheet1.$U15]);[$Sheet1.T15];{})" office:value-type="float" office:value="0" calcext:value-type="float">
            <text:p/>
          </table:table-cell>
          <table:table-cell table:formula="of:=IF(AND([$Sheet1.$T15] * [$Sheet1.$U15]; [$Sheet1.$T15] + [$Sheet1.$U15] &gt;= [$Sheet1.$T15] * [$Sheet1.$U15]);[$Sheet1.U15];{})" office:value-type="float" office:value="0" calcext:value-type="float">
            <text:p/>
          </table:table-cell>
          <table:table-cell table:formula="of:=IF(AND([$Sheet1.$V15] * [$Sheet1.$W15] * [$Sheet1.$X15]; ([$Sheet1.$V15] + [$Sheet1.$W15] + [$Sheet1.$X15]) &gt;= ([$Sheet1.$V15] * [$Sheet1.$W15] * [$Sheet1.$X15]));[$Sheet1.V15];{})" office:value-type="float" office:value="0" calcext:value-type="float">
            <text:p/>
          </table:table-cell>
          <table:table-cell table:formula="of:=IF(AND([$Sheet1.$V15] * [$Sheet1.$W15] * [$Sheet1.$X15]; ([$Sheet1.$V15] + [$Sheet1.$W15] + [$Sheet1.$X15]) &gt;= ([$Sheet1.$V15] * [$Sheet1.$W15] * [$Sheet1.$X15]));[$Sheet1.W15];{})" office:value-type="float" office:value="0" calcext:value-type="float">
            <text:p/>
          </table:table-cell>
          <table:table-cell table:formula="of:=IF(AND([$Sheet1.$V15] * [$Sheet1.$W15] * [$Sheet1.$X15]; ([$Sheet1.$V15] + [$Sheet1.$W15] + [$Sheet1.$X15]) &gt;= ([$Sheet1.$V15] * [$Sheet1.$W15] * [$Sheet1.$X15]));[$Sheet1.X15];{})" office:value-type="float" office:value="0" calcext:value-type="float">
            <text:p/>
          </table:table-cell>
          <table:table-cell table:formula="of:=IF(AND([$Sheet1.$Y15] * [$Sheet1.$Z15] * [$Sheet1.$AA15]; ([$Sheet1.$Y15] + [$Sheet1.$Z15] + [$Sheet1.$AA15]) &gt;= ([$Sheet1.$Y15] * [$Sheet1.$Z15] * [$Sheet1.$AA15]));[$Sheet1.Y15];{})" office:value-type="float" office:value="0" calcext:value-type="float">
            <text:p/>
          </table:table-cell>
          <table:table-cell table:formula="of:=IF(AND([$Sheet1.$Y15] * [$Sheet1.$Z15] * [$Sheet1.$AA15]; ([$Sheet1.$Y15] + [$Sheet1.$Z15] + [$Sheet1.$AA15]) &gt;= ([$Sheet1.$Y15] * [$Sheet1.$Z15] * [$Sheet1.$AA15]));[$Sheet1.Z15];{})" office:value-type="float" office:value="0" calcext:value-type="float">
            <text:p/>
          </table:table-cell>
          <table:table-cell table:formula="of:=IF(AND([$Sheet1.$Y15] * [$Sheet1.$Z15] * [$Sheet1.$AA15]; ([$Sheet1.$Y15] + [$Sheet1.$Z15] + [$Sheet1.$AA15]) &gt;= ([$Sheet1.$Y15] * [$Sheet1.$Z15] * [$Sheet1.$AA15]));[$Sheet1.AA15];{})" office:value-type="float" office:value="0" calcext:value-type="float">
            <text:p/>
          </table:table-cell>
          <table:table-cell table:formula="of:=IF(AND([$Sheet1.$AB15] * [$Sheet1.$AC15] * [$Sheet1.$AD15]; ([$Sheet1.$AB15] + [$Sheet1.$AC15] + [$Sheet1.$AD15]) &gt;= ([$Sheet1.$AB15] * [$Sheet1.$AC15] * [$Sheet1.$AD15]));[$Sheet1.AB15];{})" office:value-type="float" office:value="0" calcext:value-type="float">
            <text:p/>
          </table:table-cell>
          <table:table-cell table:formula="of:=IF(AND([$Sheet1.$AB15] * [$Sheet1.$AC15] * [$Sheet1.$AD15]; ([$Sheet1.$AB15] + [$Sheet1.$AC15] + [$Sheet1.$AD15]) &gt;= ([$Sheet1.$AB15] * [$Sheet1.$AC15] * [$Sheet1.$AD15]));[$Sheet1.AC15];{})" office:value-type="float" office:value="0" calcext:value-type="float">
            <text:p/>
          </table:table-cell>
          <table:table-cell table:formula="of:=IF(AND([$Sheet1.$AB15] * [$Sheet1.$AC15] * [$Sheet1.$AD15]; ([$Sheet1.$AB15] + [$Sheet1.$AC15] + [$Sheet1.$AD15]) &gt;= ([$Sheet1.$AB15] * [$Sheet1.$AC15] * [$Sheet1.$AD15]));[$Sheet1.AD15];{})" office:value-type="float" office:value="0" calcext:value-type="float">
            <text:p/>
          </table:table-cell>
          <table:table-cell table:formula="of:=IF(AND([$Sheet1.$AE15] * [$Sheet1.$AF15] * [$Sheet1.$AG15]; ([$Sheet1.$AE15] + [$Sheet1.$AF15] + [$Sheet1.$AG15]) &gt;= ([$Sheet1.$AE15] * [$Sheet1.$AF15] * [$Sheet1.$AG15]));[$Sheet1.AE15];{})" office:value-type="float" office:value="0" calcext:value-type="float">
            <text:p/>
          </table:table-cell>
          <table:table-cell table:formula="of:=IF(AND([$Sheet1.$AE15] * [$Sheet1.$AF15] * [$Sheet1.$AG15]; ([$Sheet1.$AE15] + [$Sheet1.$AF15] + [$Sheet1.$AG15]) &gt;= ([$Sheet1.$AE15] * [$Sheet1.$AF15] * [$Sheet1.$AG15]));[$Sheet1.AF15];{})" office:value-type="float" office:value="0" calcext:value-type="float">
            <text:p/>
          </table:table-cell>
          <table:table-cell table:formula="of:=IF(AND([$Sheet1.$AE15] * [$Sheet1.$AF15] * [$Sheet1.$AG15]; ([$Sheet1.$AE15] + [$Sheet1.$AF15] + [$Sheet1.$AG15]) &gt;= ([$Sheet1.$AE15] * [$Sheet1.$AF15] * [$Sheet1.$AG15]));[$Sheet1.AG15];{})" office:value-type="float" office:value="0" calcext:value-type="float">
            <text:p/>
          </table:table-cell>
          <table:table-cell table:formula="of:=IF(AND([$Sheet1.$AH15] * [$Sheet1.$AI15] * [$Sheet1.$AJ15]; ([$Sheet1.$AH15] + [$Sheet1.$AI15] + [$Sheet1.$AJ15]) &gt;= ([$Sheet1.$AH15] * [$Sheet1.$AI15] * [$Sheet1.$AJ15]));[$Sheet1.AH15];{})" office:value-type="float" office:value="0" calcext:value-type="float">
            <text:p/>
          </table:table-cell>
          <table:table-cell table:formula="of:=IF(AND([$Sheet1.$AH15] * [$Sheet1.$AI15] * [$Sheet1.$AJ15]; ([$Sheet1.$AH15] + [$Sheet1.$AI15] + [$Sheet1.$AJ15]) &gt;= ([$Sheet1.$AH15] * [$Sheet1.$AI15] * [$Sheet1.$AJ15]));[$Sheet1.AI15];{})" office:value-type="float" office:value="0" calcext:value-type="float">
            <text:p/>
          </table:table-cell>
          <table:table-cell table:formula="of:=IF(AND([$Sheet1.$AH15] * [$Sheet1.$AI15] * [$Sheet1.$AJ15]; ([$Sheet1.$AH15] + [$Sheet1.$AI15] + [$Sheet1.$AJ15]) &gt;= ([$Sheet1.$AH15] * [$Sheet1.$AI15] * [$Sheet1.$AJ15]));[$Sheet1.AJ15];{})" office:value-type="float" office:value="0" calcext:value-type="float">
            <text:p/>
          </table:table-cell>
          <table:table-cell table:formula="of:=IF(AND([$Sheet1.$AK15] * [$Sheet1.$AL15] * [$Sheet1.$AM15]; ([$Sheet1.$AK15] + [$Sheet1.$AL15] + [$Sheet1.$AM15]) &gt;= ([$Sheet1.$AK15] * [$Sheet1.$AL15] * [$Sheet1.$AM15]));[$Sheet1.AK15];{})" office:value-type="float" office:value="0" calcext:value-type="float">
            <text:p/>
          </table:table-cell>
          <table:table-cell table:formula="of:=IF(AND([$Sheet1.$AK15] * [$Sheet1.$AL15] * [$Sheet1.$AM15]; ([$Sheet1.$AK15] + [$Sheet1.$AL15] + [$Sheet1.$AM15]) &gt;= ([$Sheet1.$AK15] * [$Sheet1.$AL15] * [$Sheet1.$AM15]));[$Sheet1.AL15];{})" office:value-type="float" office:value="0" calcext:value-type="float">
            <text:p/>
          </table:table-cell>
          <table:table-cell table:formula="of:=IF(AND([$Sheet1.$AK15] * [$Sheet1.$AL15] * [$Sheet1.$AM15]; ([$Sheet1.$AK15] + [$Sheet1.$AL15] + [$Sheet1.$AM15]) &gt;= ([$Sheet1.$AK15] * [$Sheet1.$AL15] * [$Sheet1.$AM15]));[$Sheet1.AM15];{})" office:value-type="float" office:value="0" calcext:value-type="float">
            <text:p/>
          </table:table-cell>
          <table:table-cell table:formula="of:=IF(AND([$Sheet1.$AN15] * [$Sheet1.$AO15] * [$Sheet1.$AP15]; ([$Sheet1.$AN15] + [$Sheet1.$AO15] + [$Sheet1.$AP15]) &gt;= ([$Sheet1.$AN15] * [$Sheet1.$AO15] * [$Sheet1.$AP15]));[$Sheet1.AN15];{})" office:value-type="float" office:value="0" calcext:value-type="float">
            <text:p/>
          </table:table-cell>
          <table:table-cell table:formula="of:=IF(AND([$Sheet1.$AN15] * [$Sheet1.$AO15] * [$Sheet1.$AP15]; ([$Sheet1.$AN15] + [$Sheet1.$AO15] + [$Sheet1.$AP15]) &gt;= ([$Sheet1.$AN15] * [$Sheet1.$AO15] * [$Sheet1.$AP15]));[$Sheet1.AO15];{})" office:value-type="float" office:value="0" calcext:value-type="float">
            <text:p/>
          </table:table-cell>
          <table:table-cell table:formula="of:=IF(AND([$Sheet1.$AN15] * [$Sheet1.$AO15] * [$Sheet1.$AP15]; ([$Sheet1.$AN15] + [$Sheet1.$AO15] + [$Sheet1.$AP15]) &gt;= ([$Sheet1.$AN15] * [$Sheet1.$AO15] * [$Sheet1.$AP15]));[$Sheet1.AP15];{})" office:value-type="float" office:value="0" calcext:value-type="float">
            <text:p/>
          </table:table-cell>
          <table:table-cell table:formula="of:=IF(AND([$Sheet1.$AQ15] * [$Sheet1.$AR15] * [$Sheet1.$AS15]; ([$Sheet1.$AQ15] + [$Sheet1.$AR15] + [$Sheet1.$AS15]) &gt;= ([$Sheet1.$AQ15] * [$Sheet1.$AR15] * [$Sheet1.$AS15]));[$Sheet1.AQ15];{})" office:value-type="float" office:value="0" calcext:value-type="float">
            <text:p/>
          </table:table-cell>
          <table:table-cell table:formula="of:=IF(AND([$Sheet1.$AQ15] * [$Sheet1.$AR15] * [$Sheet1.$AS15]; ([$Sheet1.$AQ15] + [$Sheet1.$AR15] + [$Sheet1.$AS15]) &gt;= ([$Sheet1.$AQ15] * [$Sheet1.$AR15] * [$Sheet1.$AS15]));[$Sheet1.AR15];{})" office:value-type="float" office:value="0" calcext:value-type="float">
            <text:p/>
          </table:table-cell>
          <table:table-cell table:formula="of:=IF(AND([$Sheet1.$AQ15] * [$Sheet1.$AR15] * [$Sheet1.$AS15]; ([$Sheet1.$AQ15] + [$Sheet1.$AR15] + [$Sheet1.$AS15]) &gt;= ([$Sheet1.$AQ15] * [$Sheet1.$AR15] * [$Sheet1.$AS15]));[$Sheet1.AS15];{})" office:value-type="float" office:value="0" calcext:value-type="float">
            <text:p/>
          </table:table-cell>
          <table:table-cell table:formula="of:=IF(AND([$Sheet1.$AT15] * [$Sheet1.$AU15] * [$Sheet1.$AV15]; ([$Sheet1.$AT15] + [$Sheet1.$AU15] + [$Sheet1.$AV15]) &gt;= ([$Sheet1.$AT15] * [$Sheet1.$AU15] * [$Sheet1.$AV15]));[$Sheet1.AT15];{})" office:value-type="float" office:value="0" calcext:value-type="float">
            <text:p/>
          </table:table-cell>
          <table:table-cell table:formula="of:=IF(AND([$Sheet1.$AT15] * [$Sheet1.$AU15] * [$Sheet1.$AV15]; ([$Sheet1.$AT15] + [$Sheet1.$AU15] + [$Sheet1.$AV15]) &gt;= ([$Sheet1.$AT15] * [$Sheet1.$AU15] * [$Sheet1.$AV15]));[$Sheet1.AU15];{})" office:value-type="float" office:value="0" calcext:value-type="float">
            <text:p/>
          </table:table-cell>
          <table:table-cell table:formula="of:=IF(AND([$Sheet1.$AT15] * [$Sheet1.$AU15] * [$Sheet1.$AV15]; ([$Sheet1.$AT15] + [$Sheet1.$AU15] + [$Sheet1.$AV15]) &gt;= ([$Sheet1.$AT15] * [$Sheet1.$AU15] * [$Sheet1.$AV15]));[$Sheet1.AV15];{})" office:value-type="float" office:value="0" calcext:value-type="float">
            <text:p/>
          </table:table-cell>
          <table:table-cell table:formula="of:=IF(AND([$Sheet1.$AW15] * [$Sheet1.$AX15] * [$Sheet1.$AY15]; ([$Sheet1.$AW15] + [$Sheet1.$AX15] + [$Sheet1.$AY15]) &gt;= ([$Sheet1.$AW15] * [$Sheet1.$AX15] * [$Sheet1.$AY15]));[$Sheet1.AW15];{})" office:value-type="float" office:value="0" calcext:value-type="float">
            <text:p/>
          </table:table-cell>
          <table:table-cell table:formula="of:=IF(AND([$Sheet1.$AW15] * [$Sheet1.$AX15] * [$Sheet1.$AY15]; ([$Sheet1.$AW15] + [$Sheet1.$AX15] + [$Sheet1.$AY15]) &gt;= ([$Sheet1.$AW15] * [$Sheet1.$AX15] * [$Sheet1.$AY15]));[$Sheet1.AX15];{})" office:value-type="float" office:value="0" calcext:value-type="float">
            <text:p/>
          </table:table-cell>
          <table:table-cell table:formula="of:=IF(AND([$Sheet1.$AW15] * [$Sheet1.$AX15] * [$Sheet1.$AY15]; ([$Sheet1.$AW15] + [$Sheet1.$AX15] + [$Sheet1.$AY15]) &gt;= ([$Sheet1.$AW15] * [$Sheet1.$AX15] * [$Sheet1.$AY15]));[$Sheet1.AY15];{})" office:value-type="float" office:value="0" calcext:value-type="float">
            <text:p/>
          </table:table-cell>
          <table:table-cell table:formula="of:=IF(AND([$Sheet1.$AZ15] * [$Sheet1.$BA15] * [$Sheet1.$BB15]; ([$Sheet1.$AZ15] + [$Sheet1.$BA15] + [$Sheet1.$BB15]) &gt;= ([$Sheet1.$AZ15] * [$Sheet1.$BA15] * [$Sheet1.$BB15]));[$Sheet1.AZ15];{})" office:value-type="float" office:value="0" calcext:value-type="float">
            <text:p/>
          </table:table-cell>
          <table:table-cell table:formula="of:=IF(AND([$Sheet1.$AZ15] * [$Sheet1.$BA15] * [$Sheet1.$BB15]; ([$Sheet1.$AZ15] + [$Sheet1.$BA15] + [$Sheet1.$BB15]) &gt;= ([$Sheet1.$AZ15] * [$Sheet1.$BA15] * [$Sheet1.$BB15]));[$Sheet1.BA15];{})" office:value-type="float" office:value="0" calcext:value-type="float">
            <text:p/>
          </table:table-cell>
          <table:table-cell table:formula="of:=IF(AND([$Sheet1.$AZ15] * [$Sheet1.$BA15] * [$Sheet1.$BB15]; ([$Sheet1.$AZ15] + [$Sheet1.$BA15] + [$Sheet1.$BB15]) &gt;= ([$Sheet1.$AZ15] * [$Sheet1.$BA15] * [$Sheet1.$BB15]));[$Sheet1.BB15];{})" office:value-type="float" office:value="0" calcext:value-type="float">
            <text:p/>
          </table:table-cell>
          <table:table-cell table:formula="of:=IF(AND([$Sheet1.$BC15] * [$Sheet1.$BD15] * [$Sheet1.$BE15]; ([$Sheet1.$BC15] + [$Sheet1.$BD15] + [$Sheet1.$BE15]) &gt;= ([$Sheet1.$BC15] * [$Sheet1.$BD15] * [$Sheet1.$BE15]));[$Sheet1.BC15];{})" office:value-type="float" office:value="0" calcext:value-type="float">
            <text:p/>
          </table:table-cell>
          <table:table-cell table:formula="of:=IF(AND([$Sheet1.$BC15] * [$Sheet1.$BD15] * [$Sheet1.$BE15]; ([$Sheet1.$BC15] + [$Sheet1.$BD15] + [$Sheet1.$BE15]) &gt;= ([$Sheet1.$BC15] * [$Sheet1.$BD15] * [$Sheet1.$BE15]));[$Sheet1.BD15];{})" office:value-type="float" office:value="0" calcext:value-type="float">
            <text:p/>
          </table:table-cell>
          <table:table-cell table:formula="of:=IF(AND([$Sheet1.$BC15] * [$Sheet1.$BD15] * [$Sheet1.$BE15]; ([$Sheet1.$BC15] + [$Sheet1.$BD15] + [$Sheet1.$BE15]) &gt;= ([$Sheet1.$BC15] * [$Sheet1.$BD15] * [$Sheet1.$BE15]));[$Sheet1.BE15];{})" office:value-type="float" office:value="0" calcext:value-type="float">
            <text:p/>
          </table:table-cell>
          <table:table-cell table:number-columns-repeated="4"/>
          <table:table-cell table:formula="of:=IF(AND([$Sheet1.$BJ15] * [$Sheet1.$BK15] * [$Sheet1.$BL15]; ([$Sheet1.$BJ15] + [$Sheet1.$BK15] + [$Sheet1.$BL15]) &gt;= ([$Sheet1.$BJ15] * [$Sheet1.$BK15] * [$Sheet1.$BL15]));[$Sheet1.BJ15];{})" office:value-type="float" office:value="0" calcext:value-type="float">
            <text:p/>
          </table:table-cell>
          <table:table-cell table:formula="of:=IF(AND([$Sheet1.$BJ15] * [$Sheet1.$BK15] * [$Sheet1.$BL15]; ([$Sheet1.$BJ15] + [$Sheet1.$BK15] + [$Sheet1.$BL15]) &gt;= ([$Sheet1.$BJ15] * [$Sheet1.$BK15] * [$Sheet1.$BL15]));[$Sheet1.BK15];{})" office:value-type="float" office:value="0" calcext:value-type="float">
            <text:p/>
          </table:table-cell>
          <table:table-cell table:formula="of:=IF(AND([$Sheet1.$BJ15] * [$Sheet1.$BK15] * [$Sheet1.$BL15]; ([$Sheet1.$BJ15] + [$Sheet1.$BK15] + [$Sheet1.$BL15]) &gt;= ([$Sheet1.$BJ15] * [$Sheet1.$BK15] * [$Sheet1.$BL15]));[$Sheet1.BL15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$Sheet1.$C16] * [$Sheet1.$D16]; ([$Sheet1.$C16] + [$Sheet1.$D16]) &gt;= [$Sheet1.$C16] * [$Sheet1.$D16]);[$Sheet1.C16];{})" office:value-type="float" office:value="1" calcext:value-type="float">
            <text:p>1</text:p>
          </table:table-cell>
          <table:table-cell table:formula="of:=IF(AND([$Sheet1.$C16] * [$Sheet1.$D16]; ([$Sheet1.$C16] + [$Sheet1.$D16]) &gt;= [$Sheet1.$C16] * [$Sheet1.$D16]);[$Sheet1.D16];{})" office:value-type="float" office:value="6" calcext:value-type="float">
            <text:p>6</text:p>
          </table:table-cell>
          <table:table-cell table:formula="of:=IF(AND([$Sheet1.$E16] * [$Sheet1.$F16]; ([$Sheet1.$E16] + [$Sheet1.$F16]) &gt;= [$Sheet1.$E16] * [$Sheet1.$F16]);[$Sheet1.E16];{})" office:value-type="float" office:value="0" calcext:value-type="float">
            <text:p/>
          </table:table-cell>
          <table:table-cell table:formula="of:=IF(AND([$Sheet1.$E16] * [$Sheet1.$F16]; ([$Sheet1.$E16] + [$Sheet1.$F16]) &gt;= [$Sheet1.$E16] * [$Sheet1.$F16]);[$Sheet1.F16];{})" office:value-type="float" office:value="0" calcext:value-type="float">
            <text:p/>
          </table:table-cell>
          <table:table-cell table:formula="of:=IF(AND([$Sheet1.$H16] * [$Sheet1.$I16]; [$Sheet1.$H16] + [$Sheet1.$I16] &gt;= [$Sheet1.$H16] * [$Sheet1.$I16]);[$Sheet1.G16];{})" office:value-type="float" office:value="0" calcext:value-type="float">
            <text:p/>
          </table:table-cell>
          <table:table-cell table:formula="of:=IF(AND([$Sheet1.$H16] * [$Sheet1.$I16]; ([$Sheet1.$H16] + [$Sheet1.$I16]) &gt;= ([$Sheet1.$H16] * [$Sheet1.$I16]));[$Sheet1.H16];{})" office:value-type="float" office:value="0" calcext:value-type="float">
            <text:p/>
          </table:table-cell>
          <table:table-cell table:formula="of:=IF(AND([$Sheet1.$H16] * [$Sheet1.$I16]; ([$Sheet1.$H16] + [$Sheet1.$I16]) &gt;= ([$Sheet1.$H16] * [$Sheet1.$I16]));[$Sheet1.I16];{})" office:value-type="float" office:value="0" calcext:value-type="float">
            <text:p/>
          </table:table-cell>
          <table:table-cell table:formula="of:=IF(AND([$Sheet1.$J16] * [$Sheet1.$K16] * [$Sheet1.$L16]; ([$Sheet1.$J16] + [$Sheet1.$K16] + [$Sheet1.$L16]) &gt;= ([$Sheet1.$J16] * [$Sheet1.$K16] * [$Sheet1.$L16]));[$Sheet1.J16];{})" office:value-type="float" office:value="0" calcext:value-type="float">
            <text:p/>
          </table:table-cell>
          <table:table-cell table:formula="of:=IF(AND([$Sheet1.$K16] * [$Sheet1.$L16]; ([$Sheet1.$K16] + [$Sheet1.$L16]) &gt;= ([$Sheet1.$K16] * [$Sheet1.$L16]));[$Sheet1.K16];{})" office:value-type="float" office:value="0" calcext:value-type="float">
            <text:p/>
          </table:table-cell>
          <table:table-cell table:formula="of:=IF(AND([$Sheet1.$K16] * [$Sheet1.$L16]; ([$Sheet1.$K16] + [$Sheet1.$L16]) &gt;= ([$Sheet1.$K16] * [$Sheet1.$L16]));[$Sheet1.L16];{})" office:value-type="float" office:value="0" calcext:value-type="float">
            <text:p/>
          </table:table-cell>
          <table:table-cell/>
          <table:table-cell table:formula="of:=IF(AND([$Sheet1.$N16] * [$Sheet1.$O16]; ([$Sheet1.$N16] + [$Sheet1.$O16]) &gt;= ([$Sheet1.$N16] * [$Sheet1.$O16]));[$Sheet1.N16];{})" office:value-type="float" office:value="0" calcext:value-type="float">
            <text:p/>
          </table:table-cell>
          <table:table-cell table:formula="of:=IF(AND([$Sheet1.$N16] * [$Sheet1.$O16]; ([$Sheet1.$N16] + [$Sheet1.$O16]) &gt;= ([$Sheet1.$N16] * [$Sheet1.$O16]));[$Sheet1.O16];{})" office:value-type="float" office:value="0" calcext:value-type="float">
            <text:p/>
          </table:table-cell>
          <table:table-cell table:formula="of:=IF(AND([$Sheet1.$P16] * [$Sheet1.$Q16] * [$Sheet1.$R16]; ([$Sheet1.$P16] + [$Sheet1.$Q16] + [$Sheet1.$R16]) &gt;= ([$Sheet1.$P16] * [$Sheet1.$Q16] * [$Sheet1.$R16]));[$Sheet1.P16];{})" office:value-type="float" office:value="0" calcext:value-type="float">
            <text:p/>
          </table:table-cell>
          <table:table-cell table:formula="of:=IF(AND([$Sheet1.$Q16] * [$Sheet1.$R16]; ([$Sheet1.$Q16] + [$Sheet1.$R16]) &gt;= ([$Sheet1.$Q16] * [$Sheet1.$R16]));[$Sheet1.Q16];{})" office:value-type="float" office:value="0" calcext:value-type="float">
            <text:p/>
          </table:table-cell>
          <table:table-cell table:formula="of:=IF(AND([$Sheet1.$Q16] * [$Sheet1.$R16]; ([$Sheet1.$Q16] + [$Sheet1.$R16]) &gt;= ([$Sheet1.$Q16] * [$Sheet1.$R16]));[$Sheet1.R16];{})" office:value-type="float" office:value="0" calcext:value-type="float">
            <text:p/>
          </table:table-cell>
          <table:table-cell table:formula="of:=IF(AND([$Sheet1.$S16] * [$Sheet1.$T16] * [$Sheet1.$U16]; ([$Sheet1.$S16] + [$Sheet1.$T16] + [$Sheet1.$U16]) &gt;= ([$Sheet1.$S16] * [$Sheet1.$T16] * [$Sheet1.$U16]));[$Sheet1.S16];{})" office:value-type="float" office:value="1" calcext:value-type="float">
            <text:p>1</text:p>
          </table:table-cell>
          <table:table-cell table:formula="of:=IF(AND([$Sheet1.$S16] * [$Sheet1.$T16] * [$Sheet1.$U16]; ([$Sheet1.$S16] + [$Sheet1.$T16] + [$Sheet1.$U16]) &gt;= ([$Sheet1.$S16] * [$Sheet1.$T16] * [$Sheet1.$U16]));[$Sheet1.T16];{})" office:value-type="float" office:value="1" calcext:value-type="float">
            <text:p>1</text:p>
          </table:table-cell>
          <table:table-cell table:formula="of:=IF(AND([$Sheet1.$S16] * [$Sheet1.$T16] * [$Sheet1.$U16]; ([$Sheet1.$S16] + [$Sheet1.$T16] + [$Sheet1.$U16]) &gt;= ([$Sheet1.$S16] * [$Sheet1.$T16] * [$Sheet1.$U16]));[$Sheet1.U16];{})" office:value-type="float" office:value="2" calcext:value-type="float">
            <text:p>2</text:p>
          </table:table-cell>
          <table:table-cell table:formula="of:=IF(AND([$Sheet1.$V16] * [$Sheet1.$W16] * [$Sheet1.$X16]; ([$Sheet1.$V16] + [$Sheet1.$W16] + [$Sheet1.$X16]) &gt;= ([$Sheet1.$V16] * [$Sheet1.$W16] * [$Sheet1.$X16]));[$Sheet1.V16];{})" office:value-type="float" office:value="0" calcext:value-type="float">
            <text:p/>
          </table:table-cell>
          <table:table-cell table:formula="of:=IF(AND([$Sheet1.$V16] * [$Sheet1.$W16] * [$Sheet1.$X16]; ([$Sheet1.$V16] + [$Sheet1.$W16] + [$Sheet1.$X16]) &gt;= ([$Sheet1.$V16] * [$Sheet1.$W16] * [$Sheet1.$X16]));[$Sheet1.W16];{})" office:value-type="float" office:value="0" calcext:value-type="float">
            <text:p/>
          </table:table-cell>
          <table:table-cell table:formula="of:=IF(AND([$Sheet1.$V16] * [$Sheet1.$W16] * [$Sheet1.$X16]; ([$Sheet1.$V16] + [$Sheet1.$W16] + [$Sheet1.$X16]) &gt;= ([$Sheet1.$V16] * [$Sheet1.$W16] * [$Sheet1.$X16]));[$Sheet1.X16];{})" office:value-type="float" office:value="0" calcext:value-type="float">
            <text:p/>
          </table:table-cell>
          <table:table-cell table:formula="of:=IF(AND([$Sheet1.$Y16] * [$Sheet1.$Z16] * [$Sheet1.$AA16]; ([$Sheet1.$Y16] + [$Sheet1.$Z16] + [$Sheet1.$AA16]) &gt;= ([$Sheet1.$Y16] * [$Sheet1.$Z16] * [$Sheet1.$AA16]));[$Sheet1.Y16];{})" office:value-type="float" office:value="0" calcext:value-type="float">
            <text:p/>
          </table:table-cell>
          <table:table-cell table:formula="of:=IF(AND([$Sheet1.$Y16] * [$Sheet1.$Z16] * [$Sheet1.$AA16]; ([$Sheet1.$Y16] + [$Sheet1.$Z16] + [$Sheet1.$AA16]) &gt;= ([$Sheet1.$Y16] * [$Sheet1.$Z16] * [$Sheet1.$AA16]));[$Sheet1.Z16];{})" office:value-type="float" office:value="0" calcext:value-type="float">
            <text:p/>
          </table:table-cell>
          <table:table-cell table:formula="of:=IF(AND([$Sheet1.$Y16] * [$Sheet1.$Z16] * [$Sheet1.$AA16]; ([$Sheet1.$Y16] + [$Sheet1.$Z16] + [$Sheet1.$AA16]) &gt;= ([$Sheet1.$Y16] * [$Sheet1.$Z16] * [$Sheet1.$AA16]));[$Sheet1.AA16];{})" office:value-type="float" office:value="0" calcext:value-type="float">
            <text:p/>
          </table:table-cell>
          <table:table-cell table:formula="of:=IF(AND([$Sheet1.$AB16] * [$Sheet1.$AC16] * [$Sheet1.$AD16]; ([$Sheet1.$AB16] + [$Sheet1.$AC16] + [$Sheet1.$AD16]) &gt;= ([$Sheet1.$AB16] * [$Sheet1.$AC16] * [$Sheet1.$AD16]));[$Sheet1.AB16];{})" office:value-type="float" office:value="0" calcext:value-type="float">
            <text:p/>
          </table:table-cell>
          <table:table-cell table:formula="of:=IF(AND([$Sheet1.$AB16] * [$Sheet1.$AC16] * [$Sheet1.$AD16]; ([$Sheet1.$AB16] + [$Sheet1.$AC16] + [$Sheet1.$AD16]) &gt;= ([$Sheet1.$AB16] * [$Sheet1.$AC16] * [$Sheet1.$AD16]));[$Sheet1.AC16];{})" office:value-type="float" office:value="0" calcext:value-type="float">
            <text:p/>
          </table:table-cell>
          <table:table-cell table:formula="of:=IF(AND([$Sheet1.$AB16] * [$Sheet1.$AC16] * [$Sheet1.$AD16]; ([$Sheet1.$AB16] + [$Sheet1.$AC16] + [$Sheet1.$AD16]) &gt;= ([$Sheet1.$AB16] * [$Sheet1.$AC16] * [$Sheet1.$AD16]));[$Sheet1.AD16];{})" office:value-type="float" office:value="0" calcext:value-type="float">
            <text:p/>
          </table:table-cell>
          <table:table-cell table:formula="of:=IF(AND([$Sheet1.$AE16] * [$Sheet1.$AF16] * [$Sheet1.$AG16]; ([$Sheet1.$AE16] + [$Sheet1.$AF16] + [$Sheet1.$AG16]) &gt;= ([$Sheet1.$AE16] * [$Sheet1.$AF16] * [$Sheet1.$AG16]));[$Sheet1.AE16];{})" office:value-type="float" office:value="0" calcext:value-type="float">
            <text:p/>
          </table:table-cell>
          <table:table-cell table:formula="of:=IF(AND([$Sheet1.$AE16] * [$Sheet1.$AF16] * [$Sheet1.$AG16]; ([$Sheet1.$AE16] + [$Sheet1.$AF16] + [$Sheet1.$AG16]) &gt;= ([$Sheet1.$AE16] * [$Sheet1.$AF16] * [$Sheet1.$AG16]));[$Sheet1.AF16];{})" office:value-type="float" office:value="0" calcext:value-type="float">
            <text:p/>
          </table:table-cell>
          <table:table-cell table:formula="of:=IF(AND([$Sheet1.$AE16] * [$Sheet1.$AF16] * [$Sheet1.$AG16]; ([$Sheet1.$AE16] + [$Sheet1.$AF16] + [$Sheet1.$AG16]) &gt;= ([$Sheet1.$AE16] * [$Sheet1.$AF16] * [$Sheet1.$AG16]));[$Sheet1.AG16];{})" office:value-type="float" office:value="0" calcext:value-type="float">
            <text:p/>
          </table:table-cell>
          <table:table-cell table:formula="of:=IF(AND([$Sheet1.$AH16] * [$Sheet1.$AI16] * [$Sheet1.$AJ16]; ([$Sheet1.$AH16] + [$Sheet1.$AI16] + [$Sheet1.$AJ16]) &gt;= ([$Sheet1.$AH16] * [$Sheet1.$AI16] * [$Sheet1.$AJ16]));[$Sheet1.AH16];{})" office:value-type="float" office:value="0" calcext:value-type="float">
            <text:p/>
          </table:table-cell>
          <table:table-cell table:formula="of:=IF(AND([$Sheet1.$AH16] * [$Sheet1.$AI16] * [$Sheet1.$AJ16]; ([$Sheet1.$AH16] + [$Sheet1.$AI16] + [$Sheet1.$AJ16]) &gt;= ([$Sheet1.$AH16] * [$Sheet1.$AI16] * [$Sheet1.$AJ16]));[$Sheet1.AI16];{})" office:value-type="float" office:value="0" calcext:value-type="float">
            <text:p/>
          </table:table-cell>
          <table:table-cell table:formula="of:=IF(AND([$Sheet1.$AH16] * [$Sheet1.$AI16] * [$Sheet1.$AJ16]; ([$Sheet1.$AH16] + [$Sheet1.$AI16] + [$Sheet1.$AJ16]) &gt;= ([$Sheet1.$AH16] * [$Sheet1.$AI16] * [$Sheet1.$AJ16]));[$Sheet1.AJ16];{})" office:value-type="float" office:value="0" calcext:value-type="float">
            <text:p/>
          </table:table-cell>
          <table:table-cell table:formula="of:=IF(AND([$Sheet1.$AK16] * [$Sheet1.$AL16] * [$Sheet1.$AM16]; ([$Sheet1.$AK16] + [$Sheet1.$AL16] + [$Sheet1.$AM16]) &gt;= ([$Sheet1.$AK16] * [$Sheet1.$AL16] * [$Sheet1.$AM16]));[$Sheet1.AK16];{})" office:value-type="float" office:value="0" calcext:value-type="float">
            <text:p/>
          </table:table-cell>
          <table:table-cell table:formula="of:=IF(AND([$Sheet1.$AK16] * [$Sheet1.$AL16] * [$Sheet1.$AM16]; ([$Sheet1.$AK16] + [$Sheet1.$AL16] + [$Sheet1.$AM16]) &gt;= ([$Sheet1.$AK16] * [$Sheet1.$AL16] * [$Sheet1.$AM16]));[$Sheet1.AL16];{})" office:value-type="float" office:value="0" calcext:value-type="float">
            <text:p/>
          </table:table-cell>
          <table:table-cell table:formula="of:=IF(AND([$Sheet1.$AK16] * [$Sheet1.$AL16] * [$Sheet1.$AM16]; ([$Sheet1.$AK16] + [$Sheet1.$AL16] + [$Sheet1.$AM16]) &gt;= ([$Sheet1.$AK16] * [$Sheet1.$AL16] * [$Sheet1.$AM16]));[$Sheet1.AM16];{})" office:value-type="float" office:value="0" calcext:value-type="float">
            <text:p/>
          </table:table-cell>
          <table:table-cell table:formula="of:=IF(AND([$Sheet1.$AN16] * [$Sheet1.$AO16] * [$Sheet1.$AP16]; ([$Sheet1.$AN16] + [$Sheet1.$AO16] + [$Sheet1.$AP16]) &gt;= ([$Sheet1.$AN16] * [$Sheet1.$AO16] * [$Sheet1.$AP16]));[$Sheet1.AN16];{})" office:value-type="float" office:value="0" calcext:value-type="float">
            <text:p/>
          </table:table-cell>
          <table:table-cell table:formula="of:=IF(AND([$Sheet1.$AN16] * [$Sheet1.$AO16] * [$Sheet1.$AP16]; ([$Sheet1.$AN16] + [$Sheet1.$AO16] + [$Sheet1.$AP16]) &gt;= ([$Sheet1.$AN16] * [$Sheet1.$AO16] * [$Sheet1.$AP16]));[$Sheet1.AO16];{})" office:value-type="float" office:value="0" calcext:value-type="float">
            <text:p/>
          </table:table-cell>
          <table:table-cell table:formula="of:=IF(AND([$Sheet1.$AN16] * [$Sheet1.$AO16] * [$Sheet1.$AP16]; ([$Sheet1.$AN16] + [$Sheet1.$AO16] + [$Sheet1.$AP16]) &gt;= ([$Sheet1.$AN16] * [$Sheet1.$AO16] * [$Sheet1.$AP16]));[$Sheet1.AP16];{})" office:value-type="float" office:value="0" calcext:value-type="float">
            <text:p/>
          </table:table-cell>
          <table:table-cell table:formula="of:=IF(AND([$Sheet1.$AQ16] * [$Sheet1.$AR16] * [$Sheet1.$AS16]; ([$Sheet1.$AQ16] + [$Sheet1.$AR16] + [$Sheet1.$AS16]) &gt;= ([$Sheet1.$AQ16] * [$Sheet1.$AR16] * [$Sheet1.$AS16]));[$Sheet1.AQ16];{})" office:value-type="float" office:value="0" calcext:value-type="float">
            <text:p/>
          </table:table-cell>
          <table:table-cell table:formula="of:=IF(AND([$Sheet1.$AQ16] * [$Sheet1.$AR16] * [$Sheet1.$AS16]; ([$Sheet1.$AQ16] + [$Sheet1.$AR16] + [$Sheet1.$AS16]) &gt;= ([$Sheet1.$AQ16] * [$Sheet1.$AR16] * [$Sheet1.$AS16]));[$Sheet1.AR16];{})" office:value-type="float" office:value="0" calcext:value-type="float">
            <text:p/>
          </table:table-cell>
          <table:table-cell table:formula="of:=IF(AND([$Sheet1.$AQ16] * [$Sheet1.$AR16] * [$Sheet1.$AS16]; ([$Sheet1.$AQ16] + [$Sheet1.$AR16] + [$Sheet1.$AS16]) &gt;= ([$Sheet1.$AQ16] * [$Sheet1.$AR16] * [$Sheet1.$AS16]));[$Sheet1.AS16];{})" office:value-type="float" office:value="0" calcext:value-type="float">
            <text:p/>
          </table:table-cell>
          <table:table-cell table:formula="of:=IF(AND([$Sheet1.$AT16] * [$Sheet1.$AU16] * [$Sheet1.$AV16]; ([$Sheet1.$AT16] + [$Sheet1.$AU16] + [$Sheet1.$AV16]) &gt;= ([$Sheet1.$AT16] * [$Sheet1.$AU16] * [$Sheet1.$AV16]));[$Sheet1.AT16];{})" office:value-type="float" office:value="0" calcext:value-type="float">
            <text:p/>
          </table:table-cell>
          <table:table-cell table:formula="of:=IF(AND([$Sheet1.$AT16] * [$Sheet1.$AU16] * [$Sheet1.$AV16]; ([$Sheet1.$AT16] + [$Sheet1.$AU16] + [$Sheet1.$AV16]) &gt;= ([$Sheet1.$AT16] * [$Sheet1.$AU16] * [$Sheet1.$AV16]));[$Sheet1.AU16];{})" office:value-type="float" office:value="0" calcext:value-type="float">
            <text:p/>
          </table:table-cell>
          <table:table-cell table:formula="of:=IF(AND([$Sheet1.$AT16] * [$Sheet1.$AU16] * [$Sheet1.$AV16]; ([$Sheet1.$AT16] + [$Sheet1.$AU16] + [$Sheet1.$AV16]) &gt;= ([$Sheet1.$AT16] * [$Sheet1.$AU16] * [$Sheet1.$AV16]));[$Sheet1.AV16];{})" office:value-type="float" office:value="0" calcext:value-type="float">
            <text:p/>
          </table:table-cell>
          <table:table-cell table:formula="of:=IF(AND([$Sheet1.$AW16] * [$Sheet1.$AX16] * [$Sheet1.$AY16]; ([$Sheet1.$AW16] + [$Sheet1.$AX16] + [$Sheet1.$AY16]) &gt;= ([$Sheet1.$AW16] * [$Sheet1.$AX16] * [$Sheet1.$AY16]));[$Sheet1.AW16];{})" office:value-type="float" office:value="0" calcext:value-type="float">
            <text:p/>
          </table:table-cell>
          <table:table-cell table:formula="of:=IF(AND([$Sheet1.$AW16] * [$Sheet1.$AX16] * [$Sheet1.$AY16]; ([$Sheet1.$AW16] + [$Sheet1.$AX16] + [$Sheet1.$AY16]) &gt;= ([$Sheet1.$AW16] * [$Sheet1.$AX16] * [$Sheet1.$AY16]));[$Sheet1.AX16];{})" office:value-type="float" office:value="0" calcext:value-type="float">
            <text:p/>
          </table:table-cell>
          <table:table-cell table:formula="of:=IF(AND([$Sheet1.$AW16] * [$Sheet1.$AX16] * [$Sheet1.$AY16]; ([$Sheet1.$AW16] + [$Sheet1.$AX16] + [$Sheet1.$AY16]) &gt;= ([$Sheet1.$AW16] * [$Sheet1.$AX16] * [$Sheet1.$AY16]));[$Sheet1.AY16];{})" office:value-type="float" office:value="0" calcext:value-type="float">
            <text:p/>
          </table:table-cell>
          <table:table-cell table:formula="of:=IF(AND([$Sheet1.$AZ16] * [$Sheet1.$BA16] * [$Sheet1.$BB16]; ([$Sheet1.$AZ16] + [$Sheet1.$BA16] + [$Sheet1.$BB16]) &gt;= ([$Sheet1.$AZ16] * [$Sheet1.$BA16] * [$Sheet1.$BB16]));[$Sheet1.AZ16];{})" office:value-type="float" office:value="0" calcext:value-type="float">
            <text:p/>
          </table:table-cell>
          <table:table-cell table:formula="of:=IF(AND([$Sheet1.$AZ16] * [$Sheet1.$BA16] * [$Sheet1.$BB16]; ([$Sheet1.$AZ16] + [$Sheet1.$BA16] + [$Sheet1.$BB16]) &gt;= ([$Sheet1.$AZ16] * [$Sheet1.$BA16] * [$Sheet1.$BB16]));[$Sheet1.BA16];{})" office:value-type="float" office:value="0" calcext:value-type="float">
            <text:p/>
          </table:table-cell>
          <table:table-cell table:formula="of:=IF(AND([$Sheet1.$AZ16] * [$Sheet1.$BA16] * [$Sheet1.$BB16]; ([$Sheet1.$AZ16] + [$Sheet1.$BA16] + [$Sheet1.$BB16]) &gt;= ([$Sheet1.$AZ16] * [$Sheet1.$BA16] * [$Sheet1.$BB16]));[$Sheet1.BB16];{})" office:value-type="float" office:value="0" calcext:value-type="float">
            <text:p/>
          </table:table-cell>
          <table:table-cell table:formula="of:=IF(AND([$Sheet1.$BC16] * [$Sheet1.$BD16] * [$Sheet1.$BE16]; ([$Sheet1.$BC16] + [$Sheet1.$BD16] + [$Sheet1.$BE16]) &gt;= ([$Sheet1.$BC16] * [$Sheet1.$BD16] * [$Sheet1.$BE16]));[$Sheet1.BC16];{})" office:value-type="float" office:value="0" calcext:value-type="float">
            <text:p/>
          </table:table-cell>
          <table:table-cell table:formula="of:=IF(AND([$Sheet1.$BC16] * [$Sheet1.$BD16] * [$Sheet1.$BE16]; ([$Sheet1.$BC16] + [$Sheet1.$BD16] + [$Sheet1.$BE16]) &gt;= ([$Sheet1.$BC16] * [$Sheet1.$BD16] * [$Sheet1.$BE16]));[$Sheet1.BD16];{})" office:value-type="float" office:value="0" calcext:value-type="float">
            <text:p/>
          </table:table-cell>
          <table:table-cell table:formula="of:=IF(AND([$Sheet1.$BC16] * [$Sheet1.$BD16] * [$Sheet1.$BE16]; ([$Sheet1.$BC16] + [$Sheet1.$BD16] + [$Sheet1.$BE16]) &gt;= ([$Sheet1.$BC16] * [$Sheet1.$BD16] * [$Sheet1.$BE16]));[$Sheet1.BE16];{})" office:value-type="float" office:value="0" calcext:value-type="float">
            <text:p/>
          </table:table-cell>
          <table:table-cell table:number-columns-repeated="4"/>
          <table:table-cell table:formula="of:=IF(AND([$Sheet1.$BJ16] * [$Sheet1.$BK16] * [$Sheet1.$BL16]; ([$Sheet1.$BJ16] + [$Sheet1.$BK16] + [$Sheet1.$BL16]) &gt;= ([$Sheet1.$BJ16] * [$Sheet1.$BK16] * [$Sheet1.$BL16]));[$Sheet1.BJ16];{})" office:value-type="float" office:value="0" calcext:value-type="float">
            <text:p/>
          </table:table-cell>
          <table:table-cell table:formula="of:=IF(AND([$Sheet1.$BJ16] * [$Sheet1.$BK16] * [$Sheet1.$BL16]; ([$Sheet1.$BJ16] + [$Sheet1.$BK16] + [$Sheet1.$BL16]) &gt;= ([$Sheet1.$BJ16] * [$Sheet1.$BK16] * [$Sheet1.$BL16]));[$Sheet1.BK16];{})" office:value-type="float" office:value="0" calcext:value-type="float">
            <text:p/>
          </table:table-cell>
          <table:table-cell table:formula="of:=IF(AND([$Sheet1.$BJ16] * [$Sheet1.$BK16] * [$Sheet1.$BL16]; ([$Sheet1.$BJ16] + [$Sheet1.$BK16] + [$Sheet1.$BL16]) &gt;= ([$Sheet1.$BJ16] * [$Sheet1.$BK16] * [$Sheet1.$BL16]));[$Sheet1.BL16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$Sheet1.$C17] * [$Sheet1.$D17]; ([$Sheet1.$C17] + [$Sheet1.$D17]) &gt;= [$Sheet1.$C17] * [$Sheet1.$D17]);[$Sheet1.C17];{})" office:value-type="float" office:value="1" calcext:value-type="float">
            <text:p>1</text:p>
          </table:table-cell>
          <table:table-cell table:formula="of:=IF(AND([$Sheet1.$C17] * [$Sheet1.$D17]; ([$Sheet1.$C17] + [$Sheet1.$D17]) &gt;= [$Sheet1.$C17] * [$Sheet1.$D17]);[$Sheet1.D17];{})" office:value-type="float" office:value="7" calcext:value-type="float">
            <text:p>7</text:p>
          </table:table-cell>
          <table:table-cell table:formula="of:=IF(AND([$Sheet1.$E17] * [$Sheet1.$F17]; ([$Sheet1.$E17] + [$Sheet1.$F17]) &gt;= [$Sheet1.$E17] * [$Sheet1.$F17]);[$Sheet1.E17];{})" office:value-type="float" office:value="0" calcext:value-type="float">
            <text:p/>
          </table:table-cell>
          <table:table-cell table:formula="of:=IF(AND([$Sheet1.$E17] * [$Sheet1.$F17]; ([$Sheet1.$E17] + [$Sheet1.$F17]) &gt;= [$Sheet1.$E17] * [$Sheet1.$F17]);[$Sheet1.F17];{})" office:value-type="float" office:value="0" calcext:value-type="float">
            <text:p/>
          </table:table-cell>
          <table:table-cell/>
          <table:table-cell table:formula="of:=IF(AND([$Sheet1.$H17] * [$Sheet1.$I17]; ([$Sheet1.$H17] + [$Sheet1.$I17]) &gt;= ([$Sheet1.$H17] * [$Sheet1.$I17]));[$Sheet1.H17];{})" office:value-type="float" office:value="5" calcext:value-type="float">
            <text:p>5</text:p>
          </table:table-cell>
          <table:table-cell table:formula="of:=IF(AND([$Sheet1.$H17] * [$Sheet1.$I17]; ([$Sheet1.$H17] + [$Sheet1.$I17]) &gt;= ([$Sheet1.$H17] * [$Sheet1.$I17]));[$Sheet1.I17];{})" office:value-type="float" office:value="1" calcext:value-type="float">
            <text:p>1</text:p>
          </table:table-cell>
          <table:table-cell table:formula="of:=IF(AND([$Sheet1.$J17] * [$Sheet1.$K17] * [$Sheet1.$L17]; ([$Sheet1.$J17] + [$Sheet1.$K17] + [$Sheet1.$L17]) &gt;= ([$Sheet1.$J17] * [$Sheet1.$K17] * [$Sheet1.$L17]));[$Sheet1.J17];{})" office:value-type="float" office:value="0" calcext:value-type="float">
            <text:p/>
          </table:table-cell>
          <table:table-cell table:formula="of:=IF(AND([$Sheet1.$K17] * [$Sheet1.$L17]; ([$Sheet1.$K17] + [$Sheet1.$L17]) &gt;= ([$Sheet1.$K17] * [$Sheet1.$L17]));[$Sheet1.K17];{})" office:value-type="float" office:value="0" calcext:value-type="float">
            <text:p/>
          </table:table-cell>
          <table:table-cell table:formula="of:=IF(AND([$Sheet1.$K17] * [$Sheet1.$L17]; ([$Sheet1.$K17] + [$Sheet1.$L17]) &gt;= ([$Sheet1.$K17] * [$Sheet1.$L17]));[$Sheet1.L17];{})" office:value-type="float" office:value="0" calcext:value-type="float">
            <text:p/>
          </table:table-cell>
          <table:table-cell/>
          <table:table-cell table:formula="of:=IF(AND([$Sheet1.$N17] * [$Sheet1.$O17]; ([$Sheet1.$N17] + [$Sheet1.$O17]) &gt;= ([$Sheet1.$N17] * [$Sheet1.$O17]));[$Sheet1.N17];{})" office:value-type="float" office:value="0" calcext:value-type="float">
            <text:p/>
          </table:table-cell>
          <table:table-cell table:formula="of:=IF(AND([$Sheet1.$N17] * [$Sheet1.$O17]; ([$Sheet1.$N17] + [$Sheet1.$O17]) &gt;= ([$Sheet1.$N17] * [$Sheet1.$O17]));[$Sheet1.O17];{})" office:value-type="float" office:value="0" calcext:value-type="float">
            <text:p/>
          </table:table-cell>
          <table:table-cell table:formula="of:=IF(AND([$Sheet1.$P17] * [$Sheet1.$Q17] * [$Sheet1.$R17]; ([$Sheet1.$P17] + [$Sheet1.$Q17] + [$Sheet1.$R17]) &gt;= ([$Sheet1.$P17] * [$Sheet1.$Q17] * [$Sheet1.$R17]));[$Sheet1.P17];{})" office:value-type="float" office:value="0" calcext:value-type="float">
            <text:p/>
          </table:table-cell>
          <table:table-cell table:formula="of:=IF(AND([$Sheet1.$P17] * [$Sheet1.$Q17] * [$Sheet1.$R17]; ([$Sheet1.$P17] + [$Sheet1.$Q17] + [$Sheet1.$R17]) &gt;= ([$Sheet1.$P17] * [$Sheet1.$Q17] * [$Sheet1.$R17]));[$Sheet1.Q17];{})" office:value-type="float" office:value="0" calcext:value-type="float">
            <text:p/>
          </table:table-cell>
          <table:table-cell table:formula="of:=IF(AND([$Sheet1.$P17] * [$Sheet1.$Q17] * [$Sheet1.$R17]; ([$Sheet1.$P17] + [$Sheet1.$Q17] + [$Sheet1.$R17]) &gt;= ([$Sheet1.$P17] * [$Sheet1.$Q17] * [$Sheet1.$R17]));[$Sheet1.R17];{})" office:value-type="float" office:value="0" calcext:value-type="float">
            <text:p/>
          </table:table-cell>
          <table:table-cell table:formula="of:=IF(AND([$Sheet1.$S17] * [$Sheet1.$T17] * [$Sheet1.$U17]; ([$Sheet1.$S17] + [$Sheet1.$T17] + [$Sheet1.$U17]) &gt;= ([$Sheet1.$S17] * [$Sheet1.$T17] * [$Sheet1.$U17]));[$Sheet1.S17];{})" office:value-type="float" office:value="1" calcext:value-type="float">
            <text:p>1</text:p>
          </table:table-cell>
          <table:table-cell table:formula="of:=IF(AND([$Sheet1.$S17] * [$Sheet1.$T17] * [$Sheet1.$U17]; ([$Sheet1.$S17] + [$Sheet1.$T17] + [$Sheet1.$U17]) &gt;= ([$Sheet1.$S17] * [$Sheet1.$T17] * [$Sheet1.$U17]));[$Sheet1.T17];{})" office:value-type="float" office:value="1" calcext:value-type="float">
            <text:p>1</text:p>
          </table:table-cell>
          <table:table-cell table:formula="of:=IF(AND([$Sheet1.$S17] * [$Sheet1.$T17] * [$Sheet1.$U17]; ([$Sheet1.$S17] + [$Sheet1.$T17] + [$Sheet1.$U17]) &gt;= ([$Sheet1.$S17] * [$Sheet1.$T17] * [$Sheet1.$U17]));[$Sheet1.U17];{})" office:value-type="float" office:value="9" calcext:value-type="float">
            <text:p>9</text:p>
          </table:table-cell>
          <table:table-cell table:formula="of:=IF(AND([$Sheet1.$V17] * [$Sheet1.$W17] * [$Sheet1.$X17]; ([$Sheet1.$V17] + [$Sheet1.$W17] + [$Sheet1.$X17]) &gt;= ([$Sheet1.$V17] * [$Sheet1.$W17] * [$Sheet1.$X17]));[$Sheet1.V17];{})" office:value-type="float" office:value="0" calcext:value-type="float">
            <text:p/>
          </table:table-cell>
          <table:table-cell table:formula="of:=IF(AND([$Sheet1.$V17] * [$Sheet1.$W17] * [$Sheet1.$X17]; ([$Sheet1.$V17] + [$Sheet1.$W17] + [$Sheet1.$X17]) &gt;= ([$Sheet1.$V17] * [$Sheet1.$W17] * [$Sheet1.$X17]));[$Sheet1.W17];{})" office:value-type="float" office:value="0" calcext:value-type="float">
            <text:p/>
          </table:table-cell>
          <table:table-cell table:formula="of:=IF(AND([$Sheet1.$V17] * [$Sheet1.$W17] * [$Sheet1.$X17]; ([$Sheet1.$V17] + [$Sheet1.$W17] + [$Sheet1.$X17]) &gt;= ([$Sheet1.$V17] * [$Sheet1.$W17] * [$Sheet1.$X17]));[$Sheet1.X17];{})" office:value-type="float" office:value="0" calcext:value-type="float">
            <text:p/>
          </table:table-cell>
          <table:table-cell table:formula="of:=IF(AND([$Sheet1.$Y17] * [$Sheet1.$Z17] * [$Sheet1.$AA17]; ([$Sheet1.$Y17] + [$Sheet1.$Z17] + [$Sheet1.$AA17]) &gt;= ([$Sheet1.$Y17] * [$Sheet1.$Z17] * [$Sheet1.$AA17]));[$Sheet1.Y17];{})" office:value-type="float" office:value="0" calcext:value-type="float">
            <text:p/>
          </table:table-cell>
          <table:table-cell table:formula="of:=IF(AND([$Sheet1.$Y17] * [$Sheet1.$Z17] * [$Sheet1.$AA17]; ([$Sheet1.$Y17] + [$Sheet1.$Z17] + [$Sheet1.$AA17]) &gt;= ([$Sheet1.$Y17] * [$Sheet1.$Z17] * [$Sheet1.$AA17]));[$Sheet1.Z17];{})" office:value-type="float" office:value="0" calcext:value-type="float">
            <text:p/>
          </table:table-cell>
          <table:table-cell table:formula="of:=IF(AND([$Sheet1.$Y17] * [$Sheet1.$Z17] * [$Sheet1.$AA17]; ([$Sheet1.$Y17] + [$Sheet1.$Z17] + [$Sheet1.$AA17]) &gt;= ([$Sheet1.$Y17] * [$Sheet1.$Z17] * [$Sheet1.$AA17]));[$Sheet1.AA17];{})" office:value-type="float" office:value="0" calcext:value-type="float">
            <text:p/>
          </table:table-cell>
          <table:table-cell table:formula="of:=IF(AND([$Sheet1.$AB17] * [$Sheet1.$AC17] * [$Sheet1.$AD17]; ([$Sheet1.$AB17] + [$Sheet1.$AC17] + [$Sheet1.$AD17]) &gt;= ([$Sheet1.$AB17] * [$Sheet1.$AC17] * [$Sheet1.$AD17]));[$Sheet1.AB17];{})" office:value-type="float" office:value="0" calcext:value-type="float">
            <text:p/>
          </table:table-cell>
          <table:table-cell table:formula="of:=IF(AND([$Sheet1.$AB17] * [$Sheet1.$AC17] * [$Sheet1.$AD17]; ([$Sheet1.$AB17] + [$Sheet1.$AC17] + [$Sheet1.$AD17]) &gt;= ([$Sheet1.$AB17] * [$Sheet1.$AC17] * [$Sheet1.$AD17]));[$Sheet1.AC17];{})" office:value-type="float" office:value="0" calcext:value-type="float">
            <text:p/>
          </table:table-cell>
          <table:table-cell table:formula="of:=IF(AND([$Sheet1.$AB17] * [$Sheet1.$AC17] * [$Sheet1.$AD17]; ([$Sheet1.$AB17] + [$Sheet1.$AC17] + [$Sheet1.$AD17]) &gt;= ([$Sheet1.$AB17] * [$Sheet1.$AC17] * [$Sheet1.$AD17]));[$Sheet1.AD17];{})" office:value-type="float" office:value="0" calcext:value-type="float">
            <text:p/>
          </table:table-cell>
          <table:table-cell table:formula="of:=IF(AND([$Sheet1.$AE17] * [$Sheet1.$AF17] * [$Sheet1.$AG17]; ([$Sheet1.$AE17] + [$Sheet1.$AF17] + [$Sheet1.$AG17]) &gt;= ([$Sheet1.$AE17] * [$Sheet1.$AF17] * [$Sheet1.$AG17]));[$Sheet1.AE17];{})" office:value-type="float" office:value="0" calcext:value-type="float">
            <text:p/>
          </table:table-cell>
          <table:table-cell table:formula="of:=IF(AND([$Sheet1.$AE17] * [$Sheet1.$AF17] * [$Sheet1.$AG17]; ([$Sheet1.$AE17] + [$Sheet1.$AF17] + [$Sheet1.$AG17]) &gt;= ([$Sheet1.$AE17] * [$Sheet1.$AF17] * [$Sheet1.$AG17]));[$Sheet1.AF17];{})" office:value-type="float" office:value="0" calcext:value-type="float">
            <text:p/>
          </table:table-cell>
          <table:table-cell table:formula="of:=IF(AND([$Sheet1.$AE17] * [$Sheet1.$AF17] * [$Sheet1.$AG17]; ([$Sheet1.$AE17] + [$Sheet1.$AF17] + [$Sheet1.$AG17]) &gt;= ([$Sheet1.$AE17] * [$Sheet1.$AF17] * [$Sheet1.$AG17]));[$Sheet1.AG17];{})" office:value-type="float" office:value="0" calcext:value-type="float">
            <text:p/>
          </table:table-cell>
          <table:table-cell table:formula="of:=IF(AND([$Sheet1.$AH17] * [$Sheet1.$AI17] * [$Sheet1.$AJ17]; ([$Sheet1.$AH17] + [$Sheet1.$AI17] + [$Sheet1.$AJ17]) &gt;= ([$Sheet1.$AH17] * [$Sheet1.$AI17] * [$Sheet1.$AJ17]));[$Sheet1.AH17];{})" office:value-type="float" office:value="0" calcext:value-type="float">
            <text:p/>
          </table:table-cell>
          <table:table-cell table:formula="of:=IF(AND([$Sheet1.$AH17] * [$Sheet1.$AI17] * [$Sheet1.$AJ17]; ([$Sheet1.$AH17] + [$Sheet1.$AI17] + [$Sheet1.$AJ17]) &gt;= ([$Sheet1.$AH17] * [$Sheet1.$AI17] * [$Sheet1.$AJ17]));[$Sheet1.AI17];{})" office:value-type="float" office:value="0" calcext:value-type="float">
            <text:p/>
          </table:table-cell>
          <table:table-cell table:formula="of:=IF(AND([$Sheet1.$AH17] * [$Sheet1.$AI17] * [$Sheet1.$AJ17]; ([$Sheet1.$AH17] + [$Sheet1.$AI17] + [$Sheet1.$AJ17]) &gt;= ([$Sheet1.$AH17] * [$Sheet1.$AI17] * [$Sheet1.$AJ17]));[$Sheet1.AJ17];{})" office:value-type="float" office:value="0" calcext:value-type="float">
            <text:p/>
          </table:table-cell>
          <table:table-cell table:formula="of:=IF(AND([$Sheet1.$AK17] * [$Sheet1.$AL17] * [$Sheet1.$AM17]; ([$Sheet1.$AK17] + [$Sheet1.$AL17] + [$Sheet1.$AM17]) &gt;= ([$Sheet1.$AK17] * [$Sheet1.$AL17] * [$Sheet1.$AM17]));[$Sheet1.AK17];{})" office:value-type="float" office:value="2" calcext:value-type="float">
            <text:p>2</text:p>
          </table:table-cell>
          <table:table-cell table:formula="of:=IF(AND([$Sheet1.$AK17] * [$Sheet1.$AL17] * [$Sheet1.$AM17]; ([$Sheet1.$AK17] + [$Sheet1.$AL17] + [$Sheet1.$AM17]) &gt;= ([$Sheet1.$AK17] * [$Sheet1.$AL17] * [$Sheet1.$AM17]));[$Sheet1.AL17];{})" office:value-type="float" office:value="2" calcext:value-type="float">
            <text:p>2</text:p>
          </table:table-cell>
          <table:table-cell table:formula="of:=IF(AND([$Sheet1.$AK17] * [$Sheet1.$AL17] * [$Sheet1.$AM17]; ([$Sheet1.$AK17] + [$Sheet1.$AL17] + [$Sheet1.$AM17]) &gt;= ([$Sheet1.$AK17] * [$Sheet1.$AL17] * [$Sheet1.$AM17]));[$Sheet1.AM17];{})" office:value-type="float" office:value="1" calcext:value-type="float">
            <text:p>1</text:p>
          </table:table-cell>
          <table:table-cell table:formula="of:=IF(AND([$Sheet1.$AN17] * [$Sheet1.$AO17] * [$Sheet1.$AP17]; ([$Sheet1.$AN17] + [$Sheet1.$AO17] + [$Sheet1.$AP17]) &gt;= ([$Sheet1.$AN17] * [$Sheet1.$AO17] * [$Sheet1.$AP17]));[$Sheet1.AN17];{})" office:value-type="float" office:value="0" calcext:value-type="float">
            <text:p/>
          </table:table-cell>
          <table:table-cell table:formula="of:=IF(AND([$Sheet1.$AN17] * [$Sheet1.$AO17] * [$Sheet1.$AP17]; ([$Sheet1.$AN17] + [$Sheet1.$AO17] + [$Sheet1.$AP17]) &gt;= ([$Sheet1.$AN17] * [$Sheet1.$AO17] * [$Sheet1.$AP17]));[$Sheet1.AO17];{})" office:value-type="float" office:value="0" calcext:value-type="float">
            <text:p/>
          </table:table-cell>
          <table:table-cell table:formula="of:=IF(AND([$Sheet1.$AN17] * [$Sheet1.$AO17] * [$Sheet1.$AP17]; ([$Sheet1.$AN17] + [$Sheet1.$AO17] + [$Sheet1.$AP17]) &gt;= ([$Sheet1.$AN17] * [$Sheet1.$AO17] * [$Sheet1.$AP17]));[$Sheet1.AP17];{})" office:value-type="float" office:value="0" calcext:value-type="float">
            <text:p/>
          </table:table-cell>
          <table:table-cell table:formula="of:=IF(AND([$Sheet1.$AQ17] * [$Sheet1.$AR17] * [$Sheet1.$AS17]; ([$Sheet1.$AQ17] + [$Sheet1.$AR17] + [$Sheet1.$AS17]) &gt;= ([$Sheet1.$AQ17] * [$Sheet1.$AR17] * [$Sheet1.$AS17]));[$Sheet1.AQ17];{})" office:value-type="float" office:value="0" calcext:value-type="float">
            <text:p/>
          </table:table-cell>
          <table:table-cell table:formula="of:=IF(AND([$Sheet1.$AQ17] * [$Sheet1.$AR17] * [$Sheet1.$AS17]; ([$Sheet1.$AQ17] + [$Sheet1.$AR17] + [$Sheet1.$AS17]) &gt;= ([$Sheet1.$AQ17] * [$Sheet1.$AR17] * [$Sheet1.$AS17]));[$Sheet1.AR17];{})" office:value-type="float" office:value="0" calcext:value-type="float">
            <text:p/>
          </table:table-cell>
          <table:table-cell table:formula="of:=IF(AND([$Sheet1.$AQ17] * [$Sheet1.$AR17] * [$Sheet1.$AS17]; ([$Sheet1.$AQ17] + [$Sheet1.$AR17] + [$Sheet1.$AS17]) &gt;= ([$Sheet1.$AQ17] * [$Sheet1.$AR17] * [$Sheet1.$AS17]));[$Sheet1.AS17];{})" office:value-type="float" office:value="0" calcext:value-type="float">
            <text:p/>
          </table:table-cell>
          <table:table-cell table:formula="of:=IF(AND([$Sheet1.$AT17] * [$Sheet1.$AU17] * [$Sheet1.$AV17]; ([$Sheet1.$AT17] + [$Sheet1.$AU17] + [$Sheet1.$AV17]) &gt;= ([$Sheet1.$AT17] * [$Sheet1.$AU17] * [$Sheet1.$AV17]));[$Sheet1.AT17];{})" office:value-type="float" office:value="0" calcext:value-type="float">
            <text:p/>
          </table:table-cell>
          <table:table-cell table:formula="of:=IF(AND([$Sheet1.$AT17] * [$Sheet1.$AU17] * [$Sheet1.$AV17]; ([$Sheet1.$AT17] + [$Sheet1.$AU17] + [$Sheet1.$AV17]) &gt;= ([$Sheet1.$AT17] * [$Sheet1.$AU17] * [$Sheet1.$AV17]));[$Sheet1.AU17];{})" office:value-type="float" office:value="0" calcext:value-type="float">
            <text:p/>
          </table:table-cell>
          <table:table-cell table:formula="of:=IF(AND([$Sheet1.$AT17] * [$Sheet1.$AU17] * [$Sheet1.$AV17]; ([$Sheet1.$AT17] + [$Sheet1.$AU17] + [$Sheet1.$AV17]) &gt;= ([$Sheet1.$AT17] * [$Sheet1.$AU17] * [$Sheet1.$AV17]));[$Sheet1.AV17];{})" office:value-type="float" office:value="0" calcext:value-type="float">
            <text:p/>
          </table:table-cell>
          <table:table-cell table:formula="of:=IF(AND([$Sheet1.$AW17] * [$Sheet1.$AX17] * [$Sheet1.$AY17]; ([$Sheet1.$AW17] + [$Sheet1.$AX17] + [$Sheet1.$AY17]) &gt;= ([$Sheet1.$AW17] * [$Sheet1.$AX17] * [$Sheet1.$AY17]));[$Sheet1.AW17];{})" office:value-type="float" office:value="0" calcext:value-type="float">
            <text:p/>
          </table:table-cell>
          <table:table-cell table:formula="of:=IF(AND([$Sheet1.$AW17] * [$Sheet1.$AX17] * [$Sheet1.$AY17]; ([$Sheet1.$AW17] + [$Sheet1.$AX17] + [$Sheet1.$AY17]) &gt;= ([$Sheet1.$AW17] * [$Sheet1.$AX17] * [$Sheet1.$AY17]));[$Sheet1.AX17];{})" office:value-type="float" office:value="0" calcext:value-type="float">
            <text:p/>
          </table:table-cell>
          <table:table-cell table:formula="of:=IF(AND([$Sheet1.$AW17] * [$Sheet1.$AX17] * [$Sheet1.$AY17]; ([$Sheet1.$AW17] + [$Sheet1.$AX17] + [$Sheet1.$AY17]) &gt;= ([$Sheet1.$AW17] * [$Sheet1.$AX17] * [$Sheet1.$AY17]));[$Sheet1.AY17];{})" office:value-type="float" office:value="0" calcext:value-type="float">
            <text:p/>
          </table:table-cell>
          <table:table-cell table:formula="of:=IF(AND([$Sheet1.$AZ17] * [$Sheet1.$BA17] * [$Sheet1.$BB17]; ([$Sheet1.$AZ17] + [$Sheet1.$BA17] + [$Sheet1.$BB17]) &gt;= ([$Sheet1.$AZ17] * [$Sheet1.$BA17] * [$Sheet1.$BB17]));[$Sheet1.AZ17];{})" office:value-type="float" office:value="0" calcext:value-type="float">
            <text:p/>
          </table:table-cell>
          <table:table-cell table:formula="of:=IF(AND([$Sheet1.$AZ17] * [$Sheet1.$BA17] * [$Sheet1.$BB17]; ([$Sheet1.$AZ17] + [$Sheet1.$BA17] + [$Sheet1.$BB17]) &gt;= ([$Sheet1.$AZ17] * [$Sheet1.$BA17] * [$Sheet1.$BB17]));[$Sheet1.BA17];{})" office:value-type="float" office:value="0" calcext:value-type="float">
            <text:p/>
          </table:table-cell>
          <table:table-cell table:formula="of:=IF(AND([$Sheet1.$AZ17] * [$Sheet1.$BA17] * [$Sheet1.$BB17]; ([$Sheet1.$AZ17] + [$Sheet1.$BA17] + [$Sheet1.$BB17]) &gt;= ([$Sheet1.$AZ17] * [$Sheet1.$BA17] * [$Sheet1.$BB17]));[$Sheet1.BB17];{})" office:value-type="float" office:value="0" calcext:value-type="float">
            <text:p/>
          </table:table-cell>
          <table:table-cell table:formula="of:=IF(AND([$Sheet1.$BC17] * [$Sheet1.$BD17] * [$Sheet1.$BE17]; ([$Sheet1.$BC17] + [$Sheet1.$BD17] + [$Sheet1.$BE17]) &gt;= ([$Sheet1.$BC17] * [$Sheet1.$BD17] * [$Sheet1.$BE17]));[$Sheet1.BC17];{})" office:value-type="float" office:value="0" calcext:value-type="float">
            <text:p/>
          </table:table-cell>
          <table:table-cell table:formula="of:=IF(AND([$Sheet1.$BC17] * [$Sheet1.$BD17] * [$Sheet1.$BE17]; ([$Sheet1.$BC17] + [$Sheet1.$BD17] + [$Sheet1.$BE17]) &gt;= ([$Sheet1.$BC17] * [$Sheet1.$BD17] * [$Sheet1.$BE17]));[$Sheet1.BD17];{})" office:value-type="float" office:value="0" calcext:value-type="float">
            <text:p/>
          </table:table-cell>
          <table:table-cell table:formula="of:=IF(AND([$Sheet1.$BC17] * [$Sheet1.$BD17] * [$Sheet1.$BE17]; ([$Sheet1.$BC17] + [$Sheet1.$BD17] + [$Sheet1.$BE17]) &gt;= ([$Sheet1.$BC17] * [$Sheet1.$BD17] * [$Sheet1.$BE17]));[$Sheet1.BE17];{})" office:value-type="float" office:value="0" calcext:value-type="float">
            <text:p/>
          </table:table-cell>
          <table:table-cell table:number-columns-repeated="4"/>
          <table:table-cell table:formula="of:=IF(AND([$Sheet1.$BJ17] * [$Sheet1.$BK17] * [$Sheet1.$BL17]; ([$Sheet1.$BJ17] + [$Sheet1.$BK17] + [$Sheet1.$BL17]) &gt;= ([$Sheet1.$BJ17] * [$Sheet1.$BK17] * [$Sheet1.$BL17]));[$Sheet1.BJ17];{})" office:value-type="float" office:value="0" calcext:value-type="float">
            <text:p/>
          </table:table-cell>
          <table:table-cell table:formula="of:=IF(AND([$Sheet1.$BJ17] * [$Sheet1.$BK17] * [$Sheet1.$BL17]; ([$Sheet1.$BJ17] + [$Sheet1.$BK17] + [$Sheet1.$BL17]) &gt;= ([$Sheet1.$BJ17] * [$Sheet1.$BK17] * [$Sheet1.$BL17]));[$Sheet1.BK17];{})" office:value-type="float" office:value="0" calcext:value-type="float">
            <text:p/>
          </table:table-cell>
          <table:table-cell table:formula="of:=IF(AND([$Sheet1.$BJ17] * [$Sheet1.$BK17] * [$Sheet1.$BL17]; ([$Sheet1.$BJ17] + [$Sheet1.$BK17] + [$Sheet1.$BL17]) &gt;= ([$Sheet1.$BJ17] * [$Sheet1.$BK17] * [$Sheet1.$BL17]));[$Sheet1.BL17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$Sheet1.$C18] * [$Sheet1.$D18]; ([$Sheet1.$C18] + [$Sheet1.$D18]) &gt;= [$Sheet1.$C18] * [$Sheet1.$D18]);[$Sheet1.C18];{})" office:value-type="float" office:value="1" calcext:value-type="float">
            <text:p>1</text:p>
          </table:table-cell>
          <table:table-cell table:formula="of:=IF(AND([$Sheet1.$C18] * [$Sheet1.$D18]; ([$Sheet1.$C18] + [$Sheet1.$D18]) &gt;= [$Sheet1.$C18] * [$Sheet1.$D18]);[$Sheet1.D18];{})" office:value-type="float" office:value="8" calcext:value-type="float">
            <text:p>8</text:p>
          </table:table-cell>
          <table:table-cell table:formula="of:=IF(AND([$Sheet1.$E18] * [$Sheet1.$F18]; ([$Sheet1.$E18] + [$Sheet1.$F18]) &gt;= [$Sheet1.$E18] * [$Sheet1.$F18]);[$Sheet1.E18];{})" office:value-type="float" office:value="0" calcext:value-type="float">
            <text:p/>
          </table:table-cell>
          <table:table-cell table:formula="of:=IF(AND([$Sheet1.$E18] * [$Sheet1.$F18]; ([$Sheet1.$E18] + [$Sheet1.$F18]) &gt;= [$Sheet1.$E18] * [$Sheet1.$F18]);[$Sheet1.F18];{})" office:value-type="float" office:value="0" calcext:value-type="float">
            <text:p/>
          </table:table-cell>
          <table:table-cell table:formula="of:=IF(AND([$Sheet1.$H18] * [$Sheet1.$I18]; [$Sheet1.$H18] + [$Sheet1.$I18] &gt;= [$Sheet1.$H18] * [$Sheet1.$I18]);[$Sheet1.G18];{})" office:value-type="float" office:value="0" calcext:value-type="float">
            <text:p/>
          </table:table-cell>
          <table:table-cell table:formula="of:=IF(AND([$Sheet1.$H18] * [$Sheet1.$I18]; ([$Sheet1.$H18] + [$Sheet1.$I18]) &gt;= ([$Sheet1.$H18] * [$Sheet1.$I18]));[$Sheet1.H18];{})" office:value-type="float" office:value="0" calcext:value-type="float">
            <text:p/>
          </table:table-cell>
          <table:table-cell table:formula="of:=IF(AND([$Sheet1.$H18] * [$Sheet1.$I18]; ([$Sheet1.$H18] + [$Sheet1.$I18]) &gt;= ([$Sheet1.$H18] * [$Sheet1.$I18]));[$Sheet1.I18];{})" office:value-type="float" office:value="0" calcext:value-type="float">
            <text:p/>
          </table:table-cell>
          <table:table-cell table:formula="of:=IF(AND([$Sheet1.$J18] * [$Sheet1.$K18] * [$Sheet1.$L18]; ([$Sheet1.$J18] + [$Sheet1.$K18] + [$Sheet1.$L18]) &gt;= ([$Sheet1.$J18] * [$Sheet1.$K18] * [$Sheet1.$L18]));[$Sheet1.J18];{})" office:value-type="float" office:value="0" calcext:value-type="float">
            <text:p/>
          </table:table-cell>
          <table:table-cell table:formula="of:=IF(AND([$Sheet1.$K18] * [$Sheet1.$L18]; ([$Sheet1.$K18] + [$Sheet1.$L18]) &gt;= ([$Sheet1.$K18] * [$Sheet1.$L18]));[$Sheet1.K18];{})" office:value-type="float" office:value="0" calcext:value-type="float">
            <text:p/>
          </table:table-cell>
          <table:table-cell table:formula="of:=IF(AND([$Sheet1.$K18] * [$Sheet1.$L18]; ([$Sheet1.$K18] + [$Sheet1.$L18]) &gt;= ([$Sheet1.$K18] * [$Sheet1.$L18]));[$Sheet1.L18];{})" office:value-type="float" office:value="0" calcext:value-type="float">
            <text:p/>
          </table:table-cell>
          <table:table-cell/>
          <table:table-cell table:formula="of:=IF(AND([$Sheet1.$N18] * [$Sheet1.$O18]; ([$Sheet1.$N18] + [$Sheet1.$O18]) &gt;= ([$Sheet1.$N18] * [$Sheet1.$O18]));[$Sheet1.N18];{})" office:value-type="float" office:value="0" calcext:value-type="float">
            <text:p/>
          </table:table-cell>
          <table:table-cell table:formula="of:=IF(AND([$Sheet1.$N18] * [$Sheet1.$O18]; ([$Sheet1.$N18] + [$Sheet1.$O18]) &gt;= ([$Sheet1.$N18] * [$Sheet1.$O18]));[$Sheet1.O18];{})" office:value-type="float" office:value="0" calcext:value-type="float">
            <text:p/>
          </table:table-cell>
          <table:table-cell table:formula="of:=IF(AND([$Sheet1.$P18] * [$Sheet1.$Q18] * [$Sheet1.$R18]; ([$Sheet1.$P18] + [$Sheet1.$Q18] + [$Sheet1.$R18]) &gt;= ([$Sheet1.$P18] * [$Sheet1.$Q18] * [$Sheet1.$R18]));[$Sheet1.P18];{})" office:value-type="float" office:value="0" calcext:value-type="float">
            <text:p/>
          </table:table-cell>
          <table:table-cell table:formula="of:=IF(AND([$Sheet1.$P18] * [$Sheet1.$Q18] * [$Sheet1.$R18]; ([$Sheet1.$P18] + [$Sheet1.$Q18] + [$Sheet1.$R18]) &gt;= ([$Sheet1.$P18] * [$Sheet1.$Q18] * [$Sheet1.$R18]));[$Sheet1.Q18];{})" office:value-type="float" office:value="0" calcext:value-type="float">
            <text:p/>
          </table:table-cell>
          <table:table-cell table:formula="of:=IF(AND([$Sheet1.$P18] * [$Sheet1.$Q18] * [$Sheet1.$R18]; ([$Sheet1.$P18] + [$Sheet1.$Q18] + [$Sheet1.$R18]) &gt;= ([$Sheet1.$P18] * [$Sheet1.$Q18] * [$Sheet1.$R18]));[$Sheet1.R18];{})" office:value-type="float" office:value="0" calcext:value-type="float">
            <text:p/>
          </table:table-cell>
          <table:table-cell table:formula="of:=IF(AND([$Sheet1.$S18] * [$Sheet1.$T18] * [$Sheet1.$U18]; ([$Sheet1.$S18] + [$Sheet1.$T18] + [$Sheet1.$U18]) &gt;= ([$Sheet1.$S18] * [$Sheet1.$T18] * [$Sheet1.$U18]));[$Sheet1.S18];{})" office:value-type="float" office:value="0" calcext:value-type="float">
            <text:p/>
          </table:table-cell>
          <table:table-cell table:formula="of:=IF(AND([$Sheet1.$S18] * [$Sheet1.$T18] * [$Sheet1.$U18]; ([$Sheet1.$S18] + [$Sheet1.$T18] + [$Sheet1.$U18]) &gt;= ([$Sheet1.$S18] * [$Sheet1.$T18] * [$Sheet1.$U18]));[$Sheet1.T18];{})" office:value-type="float" office:value="0" calcext:value-type="float">
            <text:p/>
          </table:table-cell>
          <table:table-cell table:formula="of:=IF(AND([$Sheet1.$S18] * [$Sheet1.$T18] * [$Sheet1.$U18]; ([$Sheet1.$S18] + [$Sheet1.$T18] + [$Sheet1.$U18]) &gt;= ([$Sheet1.$S18] * [$Sheet1.$T18] * [$Sheet1.$U18]));[$Sheet1.U18];{})" office:value-type="float" office:value="0" calcext:value-type="float">
            <text:p/>
          </table:table-cell>
          <table:table-cell table:formula="of:=IF(AND([$Sheet1.$V18] * [$Sheet1.$W18] * [$Sheet1.$X18]; ([$Sheet1.$V18] + [$Sheet1.$W18] + [$Sheet1.$X18]) &gt;= ([$Sheet1.$V18] * [$Sheet1.$W18] * [$Sheet1.$X18]));[$Sheet1.V18];{})" office:value-type="float" office:value="0" calcext:value-type="float">
            <text:p/>
          </table:table-cell>
          <table:table-cell table:formula="of:=IF(AND([$Sheet1.$V18] * [$Sheet1.$W18] * [$Sheet1.$X18]; ([$Sheet1.$V18] + [$Sheet1.$W18] + [$Sheet1.$X18]) &gt;= ([$Sheet1.$V18] * [$Sheet1.$W18] * [$Sheet1.$X18]));[$Sheet1.W18];{})" office:value-type="float" office:value="0" calcext:value-type="float">
            <text:p/>
          </table:table-cell>
          <table:table-cell table:formula="of:=IF(AND([$Sheet1.$V18] * [$Sheet1.$W18] * [$Sheet1.$X18]; ([$Sheet1.$V18] + [$Sheet1.$W18] + [$Sheet1.$X18]) &gt;= ([$Sheet1.$V18] * [$Sheet1.$W18] * [$Sheet1.$X18]));[$Sheet1.X18];{})" office:value-type="float" office:value="0" calcext:value-type="float">
            <text:p/>
          </table:table-cell>
          <table:table-cell table:formula="of:=IF(AND([$Sheet1.$Y18] * [$Sheet1.$Z18] * [$Sheet1.$AA18]; ([$Sheet1.$Y18] + [$Sheet1.$Z18] + [$Sheet1.$AA18]) &gt;= ([$Sheet1.$Y18] * [$Sheet1.$Z18] * [$Sheet1.$AA18]));[$Sheet1.Y18];{})" office:value-type="float" office:value="0" calcext:value-type="float">
            <text:p/>
          </table:table-cell>
          <table:table-cell table:formula="of:=IF(AND([$Sheet1.$Y18] * [$Sheet1.$Z18] * [$Sheet1.$AA18]; ([$Sheet1.$Y18] + [$Sheet1.$Z18] + [$Sheet1.$AA18]) &gt;= ([$Sheet1.$Y18] * [$Sheet1.$Z18] * [$Sheet1.$AA18]));[$Sheet1.Z18];{})" office:value-type="float" office:value="0" calcext:value-type="float">
            <text:p/>
          </table:table-cell>
          <table:table-cell table:formula="of:=IF(AND([$Sheet1.$Y18] * [$Sheet1.$Z18] * [$Sheet1.$AA18]; ([$Sheet1.$Y18] + [$Sheet1.$Z18] + [$Sheet1.$AA18]) &gt;= ([$Sheet1.$Y18] * [$Sheet1.$Z18] * [$Sheet1.$AA18]));[$Sheet1.AA18];{})" office:value-type="float" office:value="0" calcext:value-type="float">
            <text:p/>
          </table:table-cell>
          <table:table-cell table:formula="of:=IF(AND([$Sheet1.$AB18] * [$Sheet1.$AC18] * [$Sheet1.$AD18]; ([$Sheet1.$AB18] + [$Sheet1.$AC18] + [$Sheet1.$AD18]) &gt;= ([$Sheet1.$AB18] * [$Sheet1.$AC18] * [$Sheet1.$AD18]));[$Sheet1.AB18];{})" office:value-type="float" office:value="0" calcext:value-type="float">
            <text:p/>
          </table:table-cell>
          <table:table-cell table:formula="of:=IF(AND([$Sheet1.$AB18] * [$Sheet1.$AC18] * [$Sheet1.$AD18]; ([$Sheet1.$AB18] + [$Sheet1.$AC18] + [$Sheet1.$AD18]) &gt;= ([$Sheet1.$AB18] * [$Sheet1.$AC18] * [$Sheet1.$AD18]));[$Sheet1.AC18];{})" office:value-type="float" office:value="0" calcext:value-type="float">
            <text:p/>
          </table:table-cell>
          <table:table-cell table:formula="of:=IF(AND([$Sheet1.$AB18] * [$Sheet1.$AC18] * [$Sheet1.$AD18]; ([$Sheet1.$AB18] + [$Sheet1.$AC18] + [$Sheet1.$AD18]) &gt;= ([$Sheet1.$AB18] * [$Sheet1.$AC18] * [$Sheet1.$AD18]));[$Sheet1.AD18];{})" office:value-type="float" office:value="0" calcext:value-type="float">
            <text:p/>
          </table:table-cell>
          <table:table-cell table:formula="of:=IF(AND([$Sheet1.$AE18] * [$Sheet1.$AF18] * [$Sheet1.$AG18]; ([$Sheet1.$AE18] + [$Sheet1.$AF18] + [$Sheet1.$AG18]) &gt;= ([$Sheet1.$AE18] * [$Sheet1.$AF18] * [$Sheet1.$AG18]));[$Sheet1.AE18];{})" office:value-type="float" office:value="0" calcext:value-type="float">
            <text:p/>
          </table:table-cell>
          <table:table-cell table:formula="of:=IF(AND([$Sheet1.$AE18] * [$Sheet1.$AF18] * [$Sheet1.$AG18]; ([$Sheet1.$AE18] + [$Sheet1.$AF18] + [$Sheet1.$AG18]) &gt;= ([$Sheet1.$AE18] * [$Sheet1.$AF18] * [$Sheet1.$AG18]));[$Sheet1.AF18];{})" office:value-type="float" office:value="0" calcext:value-type="float">
            <text:p/>
          </table:table-cell>
          <table:table-cell table:formula="of:=IF(AND([$Sheet1.$AE18] * [$Sheet1.$AF18] * [$Sheet1.$AG18]; ([$Sheet1.$AE18] + [$Sheet1.$AF18] + [$Sheet1.$AG18]) &gt;= ([$Sheet1.$AE18] * [$Sheet1.$AF18] * [$Sheet1.$AG18]));[$Sheet1.AG18];{})" office:value-type="float" office:value="0" calcext:value-type="float">
            <text:p/>
          </table:table-cell>
          <table:table-cell table:formula="of:=IF(AND([$Sheet1.$AH18] * [$Sheet1.$AI18] * [$Sheet1.$AJ18]; ([$Sheet1.$AH18] + [$Sheet1.$AI18] + [$Sheet1.$AJ18]) &gt;= ([$Sheet1.$AH18] * [$Sheet1.$AI18] * [$Sheet1.$AJ18]));[$Sheet1.AH18];{})" office:value-type="float" office:value="0" calcext:value-type="float">
            <text:p/>
          </table:table-cell>
          <table:table-cell table:formula="of:=IF(AND([$Sheet1.$AH18] * [$Sheet1.$AI18] * [$Sheet1.$AJ18]; ([$Sheet1.$AH18] + [$Sheet1.$AI18] + [$Sheet1.$AJ18]) &gt;= ([$Sheet1.$AH18] * [$Sheet1.$AI18] * [$Sheet1.$AJ18]));[$Sheet1.AI18];{})" office:value-type="float" office:value="0" calcext:value-type="float">
            <text:p/>
          </table:table-cell>
          <table:table-cell table:formula="of:=IF(AND([$Sheet1.$AH18] * [$Sheet1.$AI18] * [$Sheet1.$AJ18]; ([$Sheet1.$AH18] + [$Sheet1.$AI18] + [$Sheet1.$AJ18]) &gt;= ([$Sheet1.$AH18] * [$Sheet1.$AI18] * [$Sheet1.$AJ18]));[$Sheet1.AJ18];{})" office:value-type="float" office:value="0" calcext:value-type="float">
            <text:p/>
          </table:table-cell>
          <table:table-cell table:formula="of:=IF(AND([$Sheet1.$AK18] * [$Sheet1.$AL18] * [$Sheet1.$AM18]; ([$Sheet1.$AK18] + [$Sheet1.$AL18] + [$Sheet1.$AM18]) &gt;= ([$Sheet1.$AK18] * [$Sheet1.$AL18] * [$Sheet1.$AM18]));[$Sheet1.AK18];{})" office:value-type="float" office:value="0" calcext:value-type="float">
            <text:p/>
          </table:table-cell>
          <table:table-cell table:formula="of:=IF(AND([$Sheet1.$AK18] * [$Sheet1.$AL18] * [$Sheet1.$AM18]; ([$Sheet1.$AK18] + [$Sheet1.$AL18] + [$Sheet1.$AM18]) &gt;= ([$Sheet1.$AK18] * [$Sheet1.$AL18] * [$Sheet1.$AM18]));[$Sheet1.AL18];{})" office:value-type="float" office:value="0" calcext:value-type="float">
            <text:p/>
          </table:table-cell>
          <table:table-cell table:formula="of:=IF(AND([$Sheet1.$AK18] * [$Sheet1.$AL18] * [$Sheet1.$AM18]; ([$Sheet1.$AK18] + [$Sheet1.$AL18] + [$Sheet1.$AM18]) &gt;= ([$Sheet1.$AK18] * [$Sheet1.$AL18] * [$Sheet1.$AM18]));[$Sheet1.AM18];{})" office:value-type="float" office:value="0" calcext:value-type="float">
            <text:p/>
          </table:table-cell>
          <table:table-cell table:formula="of:=IF(AND([$Sheet1.$AN18] * [$Sheet1.$AO18] * [$Sheet1.$AP18]; ([$Sheet1.$AN18] + [$Sheet1.$AO18] + [$Sheet1.$AP18]) &gt;= ([$Sheet1.$AN18] * [$Sheet1.$AO18] * [$Sheet1.$AP18]));[$Sheet1.AN18];{})" office:value-type="float" office:value="0" calcext:value-type="float">
            <text:p/>
          </table:table-cell>
          <table:table-cell table:formula="of:=IF(AND([$Sheet1.$AN18] * [$Sheet1.$AO18] * [$Sheet1.$AP18]; ([$Sheet1.$AN18] + [$Sheet1.$AO18] + [$Sheet1.$AP18]) &gt;= ([$Sheet1.$AN18] * [$Sheet1.$AO18] * [$Sheet1.$AP18]));[$Sheet1.AO18];{})" office:value-type="float" office:value="0" calcext:value-type="float">
            <text:p/>
          </table:table-cell>
          <table:table-cell table:formula="of:=IF(AND([$Sheet1.$AN18] * [$Sheet1.$AO18] * [$Sheet1.$AP18]; ([$Sheet1.$AN18] + [$Sheet1.$AO18] + [$Sheet1.$AP18]) &gt;= ([$Sheet1.$AN18] * [$Sheet1.$AO18] * [$Sheet1.$AP18]));[$Sheet1.AP18];{})" office:value-type="float" office:value="0" calcext:value-type="float">
            <text:p/>
          </table:table-cell>
          <table:table-cell table:formula="of:=IF(AND([$Sheet1.$AQ18] * [$Sheet1.$AR18] * [$Sheet1.$AS18]; ([$Sheet1.$AQ18] + [$Sheet1.$AR18] + [$Sheet1.$AS18]) &gt;= ([$Sheet1.$AQ18] * [$Sheet1.$AR18] * [$Sheet1.$AS18]));[$Sheet1.AQ18];{})" office:value-type="float" office:value="0" calcext:value-type="float">
            <text:p/>
          </table:table-cell>
          <table:table-cell table:formula="of:=IF(AND([$Sheet1.$AQ18] * [$Sheet1.$AR18] * [$Sheet1.$AS18]; ([$Sheet1.$AQ18] + [$Sheet1.$AR18] + [$Sheet1.$AS18]) &gt;= ([$Sheet1.$AQ18] * [$Sheet1.$AR18] * [$Sheet1.$AS18]));[$Sheet1.AR18];{})" office:value-type="float" office:value="0" calcext:value-type="float">
            <text:p/>
          </table:table-cell>
          <table:table-cell table:formula="of:=IF(AND([$Sheet1.$AQ18] * [$Sheet1.$AR18] * [$Sheet1.$AS18]; ([$Sheet1.$AQ18] + [$Sheet1.$AR18] + [$Sheet1.$AS18]) &gt;= ([$Sheet1.$AQ18] * [$Sheet1.$AR18] * [$Sheet1.$AS18]));[$Sheet1.AS18];{})" office:value-type="float" office:value="0" calcext:value-type="float">
            <text:p/>
          </table:table-cell>
          <table:table-cell table:formula="of:=IF(AND([$Sheet1.$AT18] * [$Sheet1.$AU18] * [$Sheet1.$AV18]; ([$Sheet1.$AT18] + [$Sheet1.$AU18] + [$Sheet1.$AV18]) &gt;= ([$Sheet1.$AT18] * [$Sheet1.$AU18] * [$Sheet1.$AV18]));[$Sheet1.AT18];{})" office:value-type="float" office:value="0" calcext:value-type="float">
            <text:p/>
          </table:table-cell>
          <table:table-cell table:formula="of:=IF(AND([$Sheet1.$AT18] * [$Sheet1.$AU18] * [$Sheet1.$AV18]; ([$Sheet1.$AT18] + [$Sheet1.$AU18] + [$Sheet1.$AV18]) &gt;= ([$Sheet1.$AT18] * [$Sheet1.$AU18] * [$Sheet1.$AV18]));[$Sheet1.AU18];{})" office:value-type="float" office:value="0" calcext:value-type="float">
            <text:p/>
          </table:table-cell>
          <table:table-cell table:formula="of:=IF(AND([$Sheet1.$AT18] * [$Sheet1.$AU18] * [$Sheet1.$AV18]; ([$Sheet1.$AT18] + [$Sheet1.$AU18] + [$Sheet1.$AV18]) &gt;= ([$Sheet1.$AT18] * [$Sheet1.$AU18] * [$Sheet1.$AV18]));[$Sheet1.AV18];{})" office:value-type="float" office:value="0" calcext:value-type="float">
            <text:p/>
          </table:table-cell>
          <table:table-cell table:formula="of:=IF(AND([$Sheet1.$AW18] * [$Sheet1.$AX18] * [$Sheet1.$AY18]; ([$Sheet1.$AW18] + [$Sheet1.$AX18] + [$Sheet1.$AY18]) &gt;= ([$Sheet1.$AW18] * [$Sheet1.$AX18] * [$Sheet1.$AY18]));[$Sheet1.AW18];{})" office:value-type="float" office:value="0" calcext:value-type="float">
            <text:p/>
          </table:table-cell>
          <table:table-cell table:formula="of:=IF(AND([$Sheet1.$AW18] * [$Sheet1.$AX18] * [$Sheet1.$AY18]; ([$Sheet1.$AW18] + [$Sheet1.$AX18] + [$Sheet1.$AY18]) &gt;= ([$Sheet1.$AW18] * [$Sheet1.$AX18] * [$Sheet1.$AY18]));[$Sheet1.AX18];{})" office:value-type="float" office:value="0" calcext:value-type="float">
            <text:p/>
          </table:table-cell>
          <table:table-cell table:formula="of:=IF(AND([$Sheet1.$AW18] * [$Sheet1.$AX18] * [$Sheet1.$AY18]; ([$Sheet1.$AW18] + [$Sheet1.$AX18] + [$Sheet1.$AY18]) &gt;= ([$Sheet1.$AW18] * [$Sheet1.$AX18] * [$Sheet1.$AY18]));[$Sheet1.AY18];{})" office:value-type="float" office:value="0" calcext:value-type="float">
            <text:p/>
          </table:table-cell>
          <table:table-cell table:formula="of:=IF(AND([$Sheet1.$AZ18] * [$Sheet1.$BA18] * [$Sheet1.$BB18]; ([$Sheet1.$AZ18] + [$Sheet1.$BA18] + [$Sheet1.$BB18]) &gt;= ([$Sheet1.$AZ18] * [$Sheet1.$BA18] * [$Sheet1.$BB18]));[$Sheet1.AZ18];{})" office:value-type="float" office:value="0" calcext:value-type="float">
            <text:p/>
          </table:table-cell>
          <table:table-cell table:formula="of:=IF(AND([$Sheet1.$AZ18] * [$Sheet1.$BA18] * [$Sheet1.$BB18]; ([$Sheet1.$AZ18] + [$Sheet1.$BA18] + [$Sheet1.$BB18]) &gt;= ([$Sheet1.$AZ18] * [$Sheet1.$BA18] * [$Sheet1.$BB18]));[$Sheet1.BA18];{})" office:value-type="float" office:value="0" calcext:value-type="float">
            <text:p/>
          </table:table-cell>
          <table:table-cell table:formula="of:=IF(AND([$Sheet1.$AZ18] * [$Sheet1.$BA18] * [$Sheet1.$BB18]; ([$Sheet1.$AZ18] + [$Sheet1.$BA18] + [$Sheet1.$BB18]) &gt;= ([$Sheet1.$AZ18] * [$Sheet1.$BA18] * [$Sheet1.$BB18]));[$Sheet1.BB18];{})" office:value-type="float" office:value="0" calcext:value-type="float">
            <text:p/>
          </table:table-cell>
          <table:table-cell table:formula="of:=IF(AND([$Sheet1.$BC18] * [$Sheet1.$BD18] * [$Sheet1.$BE18]; ([$Sheet1.$BC18] + [$Sheet1.$BD18] + [$Sheet1.$BE18]) &gt;= ([$Sheet1.$BC18] * [$Sheet1.$BD18] * [$Sheet1.$BE18]));[$Sheet1.BC18];{})" office:value-type="float" office:value="0" calcext:value-type="float">
            <text:p/>
          </table:table-cell>
          <table:table-cell table:formula="of:=IF(AND([$Sheet1.$BC18] * [$Sheet1.$BD18] * [$Sheet1.$BE18]; ([$Sheet1.$BC18] + [$Sheet1.$BD18] + [$Sheet1.$BE18]) &gt;= ([$Sheet1.$BC18] * [$Sheet1.$BD18] * [$Sheet1.$BE18]));[$Sheet1.BD18];{})" office:value-type="float" office:value="0" calcext:value-type="float">
            <text:p/>
          </table:table-cell>
          <table:table-cell table:formula="of:=IF(AND([$Sheet1.$BC18] * [$Sheet1.$BD18] * [$Sheet1.$BE18]; ([$Sheet1.$BC18] + [$Sheet1.$BD18] + [$Sheet1.$BE18]) &gt;= ([$Sheet1.$BC18] * [$Sheet1.$BD18] * [$Sheet1.$BE18]));[$Sheet1.BE18];{})" office:value-type="float" office:value="0" calcext:value-type="float">
            <text:p/>
          </table:table-cell>
          <table:table-cell table:number-columns-repeated="4"/>
          <table:table-cell table:formula="of:=IF(AND([$Sheet1.$BJ18] * [$Sheet1.$BK18] * [$Sheet1.$BL18]; ([$Sheet1.$BJ18] + [$Sheet1.$BK18] + [$Sheet1.$BL18]) &gt;= ([$Sheet1.$BJ18] * [$Sheet1.$BK18] * [$Sheet1.$BL18]));[$Sheet1.BJ18];{})" office:value-type="float" office:value="0" calcext:value-type="float">
            <text:p/>
          </table:table-cell>
          <table:table-cell table:formula="of:=IF(AND([$Sheet1.$BJ18] * [$Sheet1.$BK18] * [$Sheet1.$BL18]; ([$Sheet1.$BJ18] + [$Sheet1.$BK18] + [$Sheet1.$BL18]) &gt;= ([$Sheet1.$BJ18] * [$Sheet1.$BK18] * [$Sheet1.$BL18]));[$Sheet1.BK18];{})" office:value-type="float" office:value="0" calcext:value-type="float">
            <text:p/>
          </table:table-cell>
          <table:table-cell table:formula="of:=IF(AND([$Sheet1.$BJ18] * [$Sheet1.$BK18] * [$Sheet1.$BL18]; ([$Sheet1.$BJ18] + [$Sheet1.$BK18] + [$Sheet1.$BL18]) &gt;= ([$Sheet1.$BJ18] * [$Sheet1.$BK18] * [$Sheet1.$BL18]));[$Sheet1.BL18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$Sheet1.$C19] * [$Sheet1.$D19]; ([$Sheet1.$C19] + [$Sheet1.$D19]) &gt;= [$Sheet1.$C19] * [$Sheet1.$D19]);[$Sheet1.C19];{})" office:value-type="float" office:value="1" calcext:value-type="float">
            <text:p>1</text:p>
          </table:table-cell>
          <table:table-cell table:formula="of:=IF(AND([$Sheet1.$C19] * [$Sheet1.$D19]; ([$Sheet1.$C19] + [$Sheet1.$D19]) &gt;= [$Sheet1.$C19] * [$Sheet1.$D19]);[$Sheet1.D19];{})" office:value-type="float" office:value="9" calcext:value-type="float">
            <text:p>9</text:p>
          </table:table-cell>
          <table:table-cell table:formula="of:=IF(AND([$Sheet1.$E19] * [$Sheet1.$F19]; ([$Sheet1.$E19] + [$Sheet1.$F19]) &gt;= [$Sheet1.$E19] * [$Sheet1.$F19]);[$Sheet1.E19];{})" office:value-type="float" office:value="0" calcext:value-type="float">
            <text:p/>
          </table:table-cell>
          <table:table-cell table:formula="of:=IF(AND([$Sheet1.$E19] * [$Sheet1.$F19]; ([$Sheet1.$E19] + [$Sheet1.$F19]) &gt;= [$Sheet1.$E19] * [$Sheet1.$F19]);[$Sheet1.F19];{})" office:value-type="float" office:value="0" calcext:value-type="float">
            <text:p/>
          </table:table-cell>
          <table:table-cell table:formula="of:=IF(AND([$Sheet1.$H19] * [$Sheet1.$I19]; [$Sheet1.$H19] + [$Sheet1.$I19] &gt;= [$Sheet1.$H19] * [$Sheet1.$I19]);[$Sheet1.G19];{})" office:value-type="float" office:value="0" calcext:value-type="float">
            <text:p/>
          </table:table-cell>
          <table:table-cell table:formula="of:=IF(AND([$Sheet1.$H19] * [$Sheet1.$I19]; ([$Sheet1.$H19] + [$Sheet1.$I19]) &gt;= ([$Sheet1.$H19] * [$Sheet1.$I19]));[$Sheet1.H19];{})" office:value-type="float" office:value="0" calcext:value-type="float">
            <text:p/>
          </table:table-cell>
          <table:table-cell table:formula="of:=IF(AND([$Sheet1.$H19] * [$Sheet1.$I19]; ([$Sheet1.$H19] + [$Sheet1.$I19]) &gt;= ([$Sheet1.$H19] * [$Sheet1.$I19]));[$Sheet1.I19];{})" office:value-type="float" office:value="0" calcext:value-type="float">
            <text:p/>
          </table:table-cell>
          <table:table-cell table:formula="of:=IF(AND([$Sheet1.$J19] * [$Sheet1.$K19] * [$Sheet1.$L19]; ([$Sheet1.$J19] + [$Sheet1.$K19] + [$Sheet1.$L19]) &gt;= ([$Sheet1.$J19] * [$Sheet1.$K19] * [$Sheet1.$L19]));[$Sheet1.J19];{})" office:value-type="float" office:value="0" calcext:value-type="float">
            <text:p/>
          </table:table-cell>
          <table:table-cell table:formula="of:=IF(AND([$Sheet1.$K19] * [$Sheet1.$L19]; ([$Sheet1.$K19] + [$Sheet1.$L19]) &gt;= ([$Sheet1.$K19] * [$Sheet1.$L19]));[$Sheet1.K19];{})" office:value-type="float" office:value="0" calcext:value-type="float">
            <text:p/>
          </table:table-cell>
          <table:table-cell table:formula="of:=IF(AND([$Sheet1.$K19] * [$Sheet1.$L19]; ([$Sheet1.$K19] + [$Sheet1.$L19]) &gt;= ([$Sheet1.$K19] * [$Sheet1.$L19]));[$Sheet1.L19];{})" office:value-type="float" office:value="0" calcext:value-type="float">
            <text:p/>
          </table:table-cell>
          <table:table-cell/>
          <table:table-cell table:formula="of:=IF(AND([$Sheet1.$N19] * [$Sheet1.$O19]; ([$Sheet1.$N19] + [$Sheet1.$O19]) &gt;= ([$Sheet1.$N19] * [$Sheet1.$O19]));[$Sheet1.N19];{})" office:value-type="float" office:value="0" calcext:value-type="float">
            <text:p/>
          </table:table-cell>
          <table:table-cell table:formula="of:=IF(AND([$Sheet1.$N19] * [$Sheet1.$O19]; ([$Sheet1.$N19] + [$Sheet1.$O19]) &gt;= ([$Sheet1.$N19] * [$Sheet1.$O19]));[$Sheet1.O19];{})" office:value-type="float" office:value="0" calcext:value-type="float">
            <text:p/>
          </table:table-cell>
          <table:table-cell table:formula="of:=IF(AND([$Sheet1.$P19] * [$Sheet1.$Q19] * [$Sheet1.$R19]; ([$Sheet1.$P19] + [$Sheet1.$Q19] + [$Sheet1.$R19]) &gt;= ([$Sheet1.$P19] * [$Sheet1.$Q19] * [$Sheet1.$R19]));[$Sheet1.P19];{})" office:value-type="float" office:value="1" calcext:value-type="float">
            <text:p>1</text:p>
          </table:table-cell>
          <table:table-cell table:formula="of:=IF(AND([$Sheet1.$P19] * [$Sheet1.$Q19] * [$Sheet1.$R19]; ([$Sheet1.$P19] + [$Sheet1.$Q19] + [$Sheet1.$R19]) &gt;= ([$Sheet1.$P19] * [$Sheet1.$Q19] * [$Sheet1.$R19]));[$Sheet1.Q19];{})" office:value-type="float" office:value="1" calcext:value-type="float">
            <text:p>1</text:p>
          </table:table-cell>
          <table:table-cell table:formula="of:=IF(AND([$Sheet1.$P19] * [$Sheet1.$Q19] * [$Sheet1.$R19]; ([$Sheet1.$P19] + [$Sheet1.$Q19] + [$Sheet1.$R19]) &gt;= ([$Sheet1.$P19] * [$Sheet1.$Q19] * [$Sheet1.$R19]));[$Sheet1.R19];{})" office:value-type="float" office:value="4" calcext:value-type="float">
            <text:p>4</text:p>
          </table:table-cell>
          <table:table-cell table:formula="of:=IF(AND([$Sheet1.$S19] * [$Sheet1.$T19] * [$Sheet1.$U19]; ([$Sheet1.$S19] + [$Sheet1.$T19] + [$Sheet1.$U19]) &gt;= ([$Sheet1.$S19] * [$Sheet1.$T19] * [$Sheet1.$U19]));[$Sheet1.S19];{})" office:value-type="float" office:value="0" calcext:value-type="float">
            <text:p/>
          </table:table-cell>
          <table:table-cell table:formula="of:=IF(AND([$Sheet1.$S19] * [$Sheet1.$T19] * [$Sheet1.$U19]; ([$Sheet1.$S19] + [$Sheet1.$T19] + [$Sheet1.$U19]) &gt;= ([$Sheet1.$S19] * [$Sheet1.$T19] * [$Sheet1.$U19]));[$Sheet1.T19];{})" office:value-type="float" office:value="0" calcext:value-type="float">
            <text:p/>
          </table:table-cell>
          <table:table-cell table:formula="of:=IF(AND([$Sheet1.$S19] * [$Sheet1.$T19] * [$Sheet1.$U19]; ([$Sheet1.$S19] + [$Sheet1.$T19] + [$Sheet1.$U19]) &gt;= ([$Sheet1.$S19] * [$Sheet1.$T19] * [$Sheet1.$U19]));[$Sheet1.U19];{})" office:value-type="float" office:value="0" calcext:value-type="float">
            <text:p/>
          </table:table-cell>
          <table:table-cell table:formula="of:=IF(AND([$Sheet1.$V19] * [$Sheet1.$W19] * [$Sheet1.$X19]; ([$Sheet1.$V19] + [$Sheet1.$W19] + [$Sheet1.$X19]) &gt;= ([$Sheet1.$V19] * [$Sheet1.$W19] * [$Sheet1.$X19]));[$Sheet1.V19];{})" office:value-type="float" office:value="0" calcext:value-type="float">
            <text:p/>
          </table:table-cell>
          <table:table-cell table:formula="of:=IF(AND([$Sheet1.$V19] * [$Sheet1.$W19] * [$Sheet1.$X19]; ([$Sheet1.$V19] + [$Sheet1.$W19] + [$Sheet1.$X19]) &gt;= ([$Sheet1.$V19] * [$Sheet1.$W19] * [$Sheet1.$X19]));[$Sheet1.W19];{})" office:value-type="float" office:value="0" calcext:value-type="float">
            <text:p/>
          </table:table-cell>
          <table:table-cell table:formula="of:=IF(AND([$Sheet1.$V19] * [$Sheet1.$W19] * [$Sheet1.$X19]; ([$Sheet1.$V19] + [$Sheet1.$W19] + [$Sheet1.$X19]) &gt;= ([$Sheet1.$V19] * [$Sheet1.$W19] * [$Sheet1.$X19]));[$Sheet1.X19];{})" office:value-type="float" office:value="0" calcext:value-type="float">
            <text:p/>
          </table:table-cell>
          <table:table-cell table:formula="of:=IF(AND([$Sheet1.$Y19] * [$Sheet1.$Z19] * [$Sheet1.$AA19]; ([$Sheet1.$Y19] + [$Sheet1.$Z19] + [$Sheet1.$AA19]) &gt;= ([$Sheet1.$Y19] * [$Sheet1.$Z19] * [$Sheet1.$AA19]));[$Sheet1.Y19];{})" office:value-type="float" office:value="1" calcext:value-type="float">
            <text:p>1</text:p>
          </table:table-cell>
          <table:table-cell table:formula="of:=IF(AND([$Sheet1.$Y19] * [$Sheet1.$Z19] * [$Sheet1.$AA19]; ([$Sheet1.$Y19] + [$Sheet1.$Z19] + [$Sheet1.$AA19]) &gt;= ([$Sheet1.$Y19] * [$Sheet1.$Z19] * [$Sheet1.$AA19]));[$Sheet1.Z19];{})" office:value-type="float" office:value="7" calcext:value-type="float">
            <text:p>7</text:p>
          </table:table-cell>
          <table:table-cell table:formula="of:=IF(AND([$Sheet1.$Y19] * [$Sheet1.$Z19] * [$Sheet1.$AA19]; ([$Sheet1.$Y19] + [$Sheet1.$Z19] + [$Sheet1.$AA19]) &gt;= ([$Sheet1.$Y19] * [$Sheet1.$Z19] * [$Sheet1.$AA19]));[$Sheet1.AA19];{})" office:value-type="float" office:value="1" calcext:value-type="float">
            <text:p>1</text:p>
          </table:table-cell>
          <table:table-cell table:formula="of:=IF(AND([$Sheet1.$AB19] * [$Sheet1.$AC19] * [$Sheet1.$AD19]; ([$Sheet1.$AB19] + [$Sheet1.$AC19] + [$Sheet1.$AD19]) &gt;= ([$Sheet1.$AB19] * [$Sheet1.$AC19] * [$Sheet1.$AD19]));[$Sheet1.AB19];{})" office:value-type="float" office:value="0" calcext:value-type="float">
            <text:p/>
          </table:table-cell>
          <table:table-cell table:formula="of:=IF(AND([$Sheet1.$AB19] * [$Sheet1.$AC19] * [$Sheet1.$AD19]; ([$Sheet1.$AB19] + [$Sheet1.$AC19] + [$Sheet1.$AD19]) &gt;= ([$Sheet1.$AB19] * [$Sheet1.$AC19] * [$Sheet1.$AD19]));[$Sheet1.AC19];{})" office:value-type="float" office:value="0" calcext:value-type="float">
            <text:p/>
          </table:table-cell>
          <table:table-cell table:formula="of:=IF(AND([$Sheet1.$AB19] * [$Sheet1.$AC19] * [$Sheet1.$AD19]; ([$Sheet1.$AB19] + [$Sheet1.$AC19] + [$Sheet1.$AD19]) &gt;= ([$Sheet1.$AB19] * [$Sheet1.$AC19] * [$Sheet1.$AD19]));[$Sheet1.AD19];{})" office:value-type="float" office:value="0" calcext:value-type="float">
            <text:p/>
          </table:table-cell>
          <table:table-cell table:formula="of:=IF(AND([$Sheet1.$AE19] * [$Sheet1.$AF19] * [$Sheet1.$AG19]; ([$Sheet1.$AE19] + [$Sheet1.$AF19] + [$Sheet1.$AG19]) &gt;= ([$Sheet1.$AE19] * [$Sheet1.$AF19] * [$Sheet1.$AG19]));[$Sheet1.AE19];{})" office:value-type="float" office:value="0" calcext:value-type="float">
            <text:p/>
          </table:table-cell>
          <table:table-cell table:formula="of:=IF(AND([$Sheet1.$AE19] * [$Sheet1.$AF19] * [$Sheet1.$AG19]; ([$Sheet1.$AE19] + [$Sheet1.$AF19] + [$Sheet1.$AG19]) &gt;= ([$Sheet1.$AE19] * [$Sheet1.$AF19] * [$Sheet1.$AG19]));[$Sheet1.AF19];{})" office:value-type="float" office:value="0" calcext:value-type="float">
            <text:p/>
          </table:table-cell>
          <table:table-cell table:formula="of:=IF(AND([$Sheet1.$AE19] * [$Sheet1.$AF19] * [$Sheet1.$AG19]; ([$Sheet1.$AE19] + [$Sheet1.$AF19] + [$Sheet1.$AG19]) &gt;= ([$Sheet1.$AE19] * [$Sheet1.$AF19] * [$Sheet1.$AG19]));[$Sheet1.AG19];{})" office:value-type="float" office:value="0" calcext:value-type="float">
            <text:p/>
          </table:table-cell>
          <table:table-cell table:formula="of:=IF(AND([$Sheet1.$AH19] * [$Sheet1.$AI19] * [$Sheet1.$AJ19]; ([$Sheet1.$AH19] + [$Sheet1.$AI19] + [$Sheet1.$AJ19]) &gt;= ([$Sheet1.$AH19] * [$Sheet1.$AI19] * [$Sheet1.$AJ19]));[$Sheet1.AH19];{})" office:value-type="float" office:value="0" calcext:value-type="float">
            <text:p/>
          </table:table-cell>
          <table:table-cell table:formula="of:=IF(AND([$Sheet1.$AH19] * [$Sheet1.$AI19] * [$Sheet1.$AJ19]; ([$Sheet1.$AH19] + [$Sheet1.$AI19] + [$Sheet1.$AJ19]) &gt;= ([$Sheet1.$AH19] * [$Sheet1.$AI19] * [$Sheet1.$AJ19]));[$Sheet1.AI19];{})" office:value-type="float" office:value="0" calcext:value-type="float">
            <text:p/>
          </table:table-cell>
          <table:table-cell table:formula="of:=IF(AND([$Sheet1.$AH19] * [$Sheet1.$AI19] * [$Sheet1.$AJ19]; ([$Sheet1.$AH19] + [$Sheet1.$AI19] + [$Sheet1.$AJ19]) &gt;= ([$Sheet1.$AH19] * [$Sheet1.$AI19] * [$Sheet1.$AJ19]));[$Sheet1.AJ19];{})" office:value-type="float" office:value="0" calcext:value-type="float">
            <text:p/>
          </table:table-cell>
          <table:table-cell table:formula="of:=IF(AND([$Sheet1.$AK19] * [$Sheet1.$AL19] * [$Sheet1.$AM19]; ([$Sheet1.$AK19] + [$Sheet1.$AL19] + [$Sheet1.$AM19]) &gt;= ([$Sheet1.$AK19] * [$Sheet1.$AL19] * [$Sheet1.$AM19]));[$Sheet1.AK19];{})" office:value-type="float" office:value="0" calcext:value-type="float">
            <text:p/>
          </table:table-cell>
          <table:table-cell table:formula="of:=IF(AND([$Sheet1.$AK19] * [$Sheet1.$AL19] * [$Sheet1.$AM19]; ([$Sheet1.$AK19] + [$Sheet1.$AL19] + [$Sheet1.$AM19]) &gt;= ([$Sheet1.$AK19] * [$Sheet1.$AL19] * [$Sheet1.$AM19]));[$Sheet1.AL19];{})" office:value-type="float" office:value="0" calcext:value-type="float">
            <text:p/>
          </table:table-cell>
          <table:table-cell table:formula="of:=IF(AND([$Sheet1.$AK19] * [$Sheet1.$AL19] * [$Sheet1.$AM19]; ([$Sheet1.$AK19] + [$Sheet1.$AL19] + [$Sheet1.$AM19]) &gt;= ([$Sheet1.$AK19] * [$Sheet1.$AL19] * [$Sheet1.$AM19]));[$Sheet1.AM19];{})" office:value-type="float" office:value="0" calcext:value-type="float">
            <text:p/>
          </table:table-cell>
          <table:table-cell table:formula="of:=IF(AND([$Sheet1.$AN19] * [$Sheet1.$AO19] * [$Sheet1.$AP19]; ([$Sheet1.$AN19] + [$Sheet1.$AO19] + [$Sheet1.$AP19]) &gt;= ([$Sheet1.$AN19] * [$Sheet1.$AO19] * [$Sheet1.$AP19]));[$Sheet1.AN19];{})" office:value-type="float" office:value="0" calcext:value-type="float">
            <text:p/>
          </table:table-cell>
          <table:table-cell table:formula="of:=IF(AND([$Sheet1.$AN19] * [$Sheet1.$AO19] * [$Sheet1.$AP19]; ([$Sheet1.$AN19] + [$Sheet1.$AO19] + [$Sheet1.$AP19]) &gt;= ([$Sheet1.$AN19] * [$Sheet1.$AO19] * [$Sheet1.$AP19]));[$Sheet1.AO19];{})" office:value-type="float" office:value="0" calcext:value-type="float">
            <text:p/>
          </table:table-cell>
          <table:table-cell table:formula="of:=IF(AND([$Sheet1.$AN19] * [$Sheet1.$AO19] * [$Sheet1.$AP19]; ([$Sheet1.$AN19] + [$Sheet1.$AO19] + [$Sheet1.$AP19]) &gt;= ([$Sheet1.$AN19] * [$Sheet1.$AO19] * [$Sheet1.$AP19]));[$Sheet1.AP19];{})" office:value-type="float" office:value="0" calcext:value-type="float">
            <text:p/>
          </table:table-cell>
          <table:table-cell table:formula="of:=IF(AND([$Sheet1.$AQ19] * [$Sheet1.$AR19] * [$Sheet1.$AS19]; ([$Sheet1.$AQ19] + [$Sheet1.$AR19] + [$Sheet1.$AS19]) &gt;= ([$Sheet1.$AQ19] * [$Sheet1.$AR19] * [$Sheet1.$AS19]));[$Sheet1.AQ19];{})" office:value-type="float" office:value="0" calcext:value-type="float">
            <text:p/>
          </table:table-cell>
          <table:table-cell table:formula="of:=IF(AND([$Sheet1.$AQ19] * [$Sheet1.$AR19] * [$Sheet1.$AS19]; ([$Sheet1.$AQ19] + [$Sheet1.$AR19] + [$Sheet1.$AS19]) &gt;= ([$Sheet1.$AQ19] * [$Sheet1.$AR19] * [$Sheet1.$AS19]));[$Sheet1.AR19];{})" office:value-type="float" office:value="0" calcext:value-type="float">
            <text:p/>
          </table:table-cell>
          <table:table-cell table:formula="of:=IF(AND([$Sheet1.$AQ19] * [$Sheet1.$AR19] * [$Sheet1.$AS19]; ([$Sheet1.$AQ19] + [$Sheet1.$AR19] + [$Sheet1.$AS19]) &gt;= ([$Sheet1.$AQ19] * [$Sheet1.$AR19] * [$Sheet1.$AS19]));[$Sheet1.AS19];{})" office:value-type="float" office:value="0" calcext:value-type="float">
            <text:p/>
          </table:table-cell>
          <table:table-cell table:formula="of:=IF(AND([$Sheet1.$AT19] * [$Sheet1.$AU19] * [$Sheet1.$AV19]; ([$Sheet1.$AT19] + [$Sheet1.$AU19] + [$Sheet1.$AV19]) &gt;= ([$Sheet1.$AT19] * [$Sheet1.$AU19] * [$Sheet1.$AV19]));[$Sheet1.AT19];{})" office:value-type="float" office:value="0" calcext:value-type="float">
            <text:p/>
          </table:table-cell>
          <table:table-cell table:formula="of:=IF(AND([$Sheet1.$AT19] * [$Sheet1.$AU19] * [$Sheet1.$AV19]; ([$Sheet1.$AT19] + [$Sheet1.$AU19] + [$Sheet1.$AV19]) &gt;= ([$Sheet1.$AT19] * [$Sheet1.$AU19] * [$Sheet1.$AV19]));[$Sheet1.AU19];{})" office:value-type="float" office:value="0" calcext:value-type="float">
            <text:p/>
          </table:table-cell>
          <table:table-cell table:formula="of:=IF(AND([$Sheet1.$AT19] * [$Sheet1.$AU19] * [$Sheet1.$AV19]; ([$Sheet1.$AT19] + [$Sheet1.$AU19] + [$Sheet1.$AV19]) &gt;= ([$Sheet1.$AT19] * [$Sheet1.$AU19] * [$Sheet1.$AV19]));[$Sheet1.AV19];{})" office:value-type="float" office:value="0" calcext:value-type="float">
            <text:p/>
          </table:table-cell>
          <table:table-cell table:formula="of:=IF(AND([$Sheet1.$AW19] * [$Sheet1.$AX19] * [$Sheet1.$AY19]; ([$Sheet1.$AW19] + [$Sheet1.$AX19] + [$Sheet1.$AY19]) &gt;= ([$Sheet1.$AW19] * [$Sheet1.$AX19] * [$Sheet1.$AY19]));[$Sheet1.AW19];{})" office:value-type="float" office:value="0" calcext:value-type="float">
            <text:p/>
          </table:table-cell>
          <table:table-cell table:formula="of:=IF(AND([$Sheet1.$AW19] * [$Sheet1.$AX19] * [$Sheet1.$AY19]; ([$Sheet1.$AW19] + [$Sheet1.$AX19] + [$Sheet1.$AY19]) &gt;= ([$Sheet1.$AW19] * [$Sheet1.$AX19] * [$Sheet1.$AY19]));[$Sheet1.AX19];{})" office:value-type="float" office:value="0" calcext:value-type="float">
            <text:p/>
          </table:table-cell>
          <table:table-cell table:formula="of:=IF(AND([$Sheet1.$AW19] * [$Sheet1.$AX19] * [$Sheet1.$AY19]; ([$Sheet1.$AW19] + [$Sheet1.$AX19] + [$Sheet1.$AY19]) &gt;= ([$Sheet1.$AW19] * [$Sheet1.$AX19] * [$Sheet1.$AY19]));[$Sheet1.AY19];{})" office:value-type="float" office:value="0" calcext:value-type="float">
            <text:p/>
          </table:table-cell>
          <table:table-cell table:formula="of:=IF(AND([$Sheet1.$AZ19] * [$Sheet1.$BA19] * [$Sheet1.$BB19]; ([$Sheet1.$AZ19] + [$Sheet1.$BA19] + [$Sheet1.$BB19]) &gt;= ([$Sheet1.$AZ19] * [$Sheet1.$BA19] * [$Sheet1.$BB19]));[$Sheet1.AZ19];{})" office:value-type="float" office:value="0" calcext:value-type="float">
            <text:p/>
          </table:table-cell>
          <table:table-cell table:formula="of:=IF(AND([$Sheet1.$AZ19] * [$Sheet1.$BA19] * [$Sheet1.$BB19]; ([$Sheet1.$AZ19] + [$Sheet1.$BA19] + [$Sheet1.$BB19]) &gt;= ([$Sheet1.$AZ19] * [$Sheet1.$BA19] * [$Sheet1.$BB19]));[$Sheet1.BA19];{})" office:value-type="float" office:value="0" calcext:value-type="float">
            <text:p/>
          </table:table-cell>
          <table:table-cell table:formula="of:=IF(AND([$Sheet1.$AZ19] * [$Sheet1.$BA19] * [$Sheet1.$BB19]; ([$Sheet1.$AZ19] + [$Sheet1.$BA19] + [$Sheet1.$BB19]) &gt;= ([$Sheet1.$AZ19] * [$Sheet1.$BA19] * [$Sheet1.$BB19]));[$Sheet1.BB19];{})" office:value-type="float" office:value="0" calcext:value-type="float">
            <text:p/>
          </table:table-cell>
          <table:table-cell table:formula="of:=IF(AND([$Sheet1.$BC19] * [$Sheet1.$BD19] * [$Sheet1.$BE19]; ([$Sheet1.$BC19] + [$Sheet1.$BD19] + [$Sheet1.$BE19]) &gt;= ([$Sheet1.$BC19] * [$Sheet1.$BD19] * [$Sheet1.$BE19]));[$Sheet1.BC19];{})" office:value-type="float" office:value="0" calcext:value-type="float">
            <text:p/>
          </table:table-cell>
          <table:table-cell table:formula="of:=IF(AND([$Sheet1.$BC19] * [$Sheet1.$BD19] * [$Sheet1.$BE19]; ([$Sheet1.$BC19] + [$Sheet1.$BD19] + [$Sheet1.$BE19]) &gt;= ([$Sheet1.$BC19] * [$Sheet1.$BD19] * [$Sheet1.$BE19]));[$Sheet1.BD19];{})" office:value-type="float" office:value="0" calcext:value-type="float">
            <text:p/>
          </table:table-cell>
          <table:table-cell table:formula="of:=IF(AND([$Sheet1.$BC19] * [$Sheet1.$BD19] * [$Sheet1.$BE19]; ([$Sheet1.$BC19] + [$Sheet1.$BD19] + [$Sheet1.$BE19]) &gt;= ([$Sheet1.$BC19] * [$Sheet1.$BD19] * [$Sheet1.$BE19]));[$Sheet1.BE19];{})" office:value-type="float" office:value="0" calcext:value-type="float">
            <text:p/>
          </table:table-cell>
          <table:table-cell table:number-columns-repeated="4"/>
          <table:table-cell table:formula="of:=IF(AND([$Sheet1.$BJ19] * [$Sheet1.$BK19] * [$Sheet1.$BL19]; ([$Sheet1.$BJ19] + [$Sheet1.$BK19] + [$Sheet1.$BL19]) &gt;= ([$Sheet1.$BJ19] * [$Sheet1.$BK19] * [$Sheet1.$BL19]));[$Sheet1.BJ19];{})" office:value-type="float" office:value="0" calcext:value-type="float">
            <text:p/>
          </table:table-cell>
          <table:table-cell table:formula="of:=IF(AND([$Sheet1.$BJ19] * [$Sheet1.$BK19] * [$Sheet1.$BL19]; ([$Sheet1.$BJ19] + [$Sheet1.$BK19] + [$Sheet1.$BL19]) &gt;= ([$Sheet1.$BJ19] * [$Sheet1.$BK19] * [$Sheet1.$BL19]));[$Sheet1.BK19];{})" office:value-type="float" office:value="0" calcext:value-type="float">
            <text:p/>
          </table:table-cell>
          <table:table-cell table:formula="of:=IF(AND([$Sheet1.$BJ19] * [$Sheet1.$BK19] * [$Sheet1.$BL19]; ([$Sheet1.$BJ19] + [$Sheet1.$BK19] + [$Sheet1.$BL19]) &gt;= ([$Sheet1.$BJ19] * [$Sheet1.$BK19] * [$Sheet1.$BL19]));[$Sheet1.BL19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AND([$Sheet1.$C20] * [$Sheet1.$D20]; ([$Sheet1.$C20] + [$Sheet1.$D20]) &gt;= [$Sheet1.$C20] * [$Sheet1.$D20]);[$Sheet1.C20];{})" office:value-type="float" office:value="2" calcext:value-type="float">
            <text:p>2</text:p>
          </table:table-cell>
          <table:table-cell table:formula="of:=IF(AND([$Sheet1.$C20] * [$Sheet1.$D20]; ([$Sheet1.$C20] + [$Sheet1.$D20]) &gt;= [$Sheet1.$C20] * [$Sheet1.$D20]);[$Sheet1.D20];{})" office:value-type="float" office:value="1" calcext:value-type="float">
            <text:p>1</text:p>
          </table:table-cell>
          <table:table-cell table:formula="of:=IF(AND([$Sheet1.$E20] * [$Sheet1.$F20]; ([$Sheet1.$E20] + [$Sheet1.$F20]) &gt;= [$Sheet1.$E20] * [$Sheet1.$F20]);[$Sheet1.E20];{})" office:value-type="float" office:value="0" calcext:value-type="float">
            <text:p/>
          </table:table-cell>
          <table:table-cell table:formula="of:=IF(AND([$Sheet1.$E20] * [$Sheet1.$F20]; ([$Sheet1.$E20] + [$Sheet1.$F20]) &gt;= [$Sheet1.$E20] * [$Sheet1.$F20]);[$Sheet1.F20];{})" office:value-type="float" office:value="0" calcext:value-type="float">
            <text:p/>
          </table:table-cell>
          <table:table-cell table:formula="of:=IF(AND([$Sheet1.$H20] * [$Sheet1.$I20]; [$Sheet1.$H20] + [$Sheet1.$I20] &gt;= [$Sheet1.$H20] * [$Sheet1.$I20]);[$Sheet1.G20];{})" office:value-type="float" office:value="0" calcext:value-type="float">
            <text:p/>
          </table:table-cell>
          <table:table-cell table:formula="of:=IF(AND([$Sheet1.$H20] * [$Sheet1.$I20]; ([$Sheet1.$H20] + [$Sheet1.$I20]) &gt;= ([$Sheet1.$H20] * [$Sheet1.$I20]));[$Sheet1.H20];{})" office:value-type="float" office:value="0" calcext:value-type="float">
            <text:p/>
          </table:table-cell>
          <table:table-cell table:formula="of:=IF(AND([$Sheet1.$H20] * [$Sheet1.$I20]; ([$Sheet1.$H20] + [$Sheet1.$I20]) &gt;= ([$Sheet1.$H20] * [$Sheet1.$I20]));[$Sheet1.I20];{})" office:value-type="float" office:value="0" calcext:value-type="float">
            <text:p/>
          </table:table-cell>
          <table:table-cell table:formula="of:=IF(AND([$Sheet1.$J20] * [$Sheet1.$K20] * [$Sheet1.$L20]; ([$Sheet1.$J20] + [$Sheet1.$K20] + [$Sheet1.$L20]) &gt;= ([$Sheet1.$J20] * [$Sheet1.$K20] * [$Sheet1.$L20]));[$Sheet1.J20];{})" office:value-type="float" office:value="0" calcext:value-type="float">
            <text:p/>
          </table:table-cell>
          <table:table-cell table:formula="of:=IF(AND([$Sheet1.$K20] * [$Sheet1.$L20]; ([$Sheet1.$K20] + [$Sheet1.$L20]) &gt;= ([$Sheet1.$K20] * [$Sheet1.$L20]));[$Sheet1.K20];{})" office:value-type="float" office:value="0" calcext:value-type="float">
            <text:p/>
          </table:table-cell>
          <table:table-cell table:formula="of:=IF(AND([$Sheet1.$K20] * [$Sheet1.$L20]; ([$Sheet1.$K20] + [$Sheet1.$L20]) &gt;= ([$Sheet1.$K20] * [$Sheet1.$L20]));[$Sheet1.L20];{})" office:value-type="float" office:value="0" calcext:value-type="float">
            <text:p/>
          </table:table-cell>
          <table:table-cell table:formula="of:=IF(AND([$Sheet1.$M20] * [$Sheet1.$N20] * [$Sheet1.$O20]; ([$Sheet1.$M20] + [$Sheet1.$N20] + [$Sheet1.$O20]) &gt;= ([$Sheet1.$M20] * [$Sheet1.$N20] * [$Sheet1.$O20]));[$Sheet1.M20];{})" office:value-type="float" office:value="0" calcext:value-type="float">
            <text:p/>
          </table:table-cell>
          <table:table-cell table:formula="of:=IF(AND([$Sheet1.$M20] * [$Sheet1.$N20] * [$Sheet1.$O20]; ([$Sheet1.$M20] + [$Sheet1.$N20] + [$Sheet1.$O20]) &gt;= ([$Sheet1.$M20] * [$Sheet1.$N20] * [$Sheet1.$O20]));[$Sheet1.N20];{})" office:value-type="float" office:value="0" calcext:value-type="float">
            <text:p/>
          </table:table-cell>
          <table:table-cell table:formula="of:=IF(AND([$Sheet1.$M20] * [$Sheet1.$N20] * [$Sheet1.$O20]; ([$Sheet1.$M20] + [$Sheet1.$N20] + [$Sheet1.$O20]) &gt;= ([$Sheet1.$M20] * [$Sheet1.$N20] * [$Sheet1.$O20]));[$Sheet1.O20];{})" office:value-type="float" office:value="0" calcext:value-type="float">
            <text:p/>
          </table:table-cell>
          <table:table-cell table:formula="of:=IF(AND([$Sheet1.$P20] * [$Sheet1.$Q20] * [$Sheet1.$R20]; ([$Sheet1.$P20] + [$Sheet1.$Q20] + [$Sheet1.$R20]) &gt;= ([$Sheet1.$P20] * [$Sheet1.$Q20] * [$Sheet1.$R20]));[$Sheet1.P20];{})" office:value-type="float" office:value="0" calcext:value-type="float">
            <text:p/>
          </table:table-cell>
          <table:table-cell table:formula="of:=IF(AND([$Sheet1.$P20] * [$Sheet1.$Q20] * [$Sheet1.$R20]; ([$Sheet1.$P20] + [$Sheet1.$Q20] + [$Sheet1.$R20]) &gt;= ([$Sheet1.$P20] * [$Sheet1.$Q20] * [$Sheet1.$R20]));[$Sheet1.Q20];{})" office:value-type="float" office:value="0" calcext:value-type="float">
            <text:p/>
          </table:table-cell>
          <table:table-cell table:formula="of:=IF(AND([$Sheet1.$P20] * [$Sheet1.$Q20] * [$Sheet1.$R20]; ([$Sheet1.$P20] + [$Sheet1.$Q20] + [$Sheet1.$R20]) &gt;= ([$Sheet1.$P20] * [$Sheet1.$Q20] * [$Sheet1.$R20]));[$Sheet1.R20];{})" office:value-type="float" office:value="0" calcext:value-type="float">
            <text:p/>
          </table:table-cell>
          <table:table-cell table:formula="of:=IF(AND([$Sheet1.$S20] * [$Sheet1.$T20] * [$Sheet1.$U20]; ([$Sheet1.$S20] + [$Sheet1.$T20] + [$Sheet1.$U20]) &gt;= ([$Sheet1.$S20] * [$Sheet1.$T20] * [$Sheet1.$U20]));[$Sheet1.S20];{})" office:value-type="float" office:value="0" calcext:value-type="float">
            <text:p/>
          </table:table-cell>
          <table:table-cell table:formula="of:=IF(AND([$Sheet1.$S20] * [$Sheet1.$T20] * [$Sheet1.$U20]; ([$Sheet1.$S20] + [$Sheet1.$T20] + [$Sheet1.$U20]) &gt;= ([$Sheet1.$S20] * [$Sheet1.$T20] * [$Sheet1.$U20]));[$Sheet1.T20];{})" office:value-type="float" office:value="0" calcext:value-type="float">
            <text:p/>
          </table:table-cell>
          <table:table-cell table:formula="of:=IF(AND([$Sheet1.$S20] * [$Sheet1.$T20] * [$Sheet1.$U20]; ([$Sheet1.$S20] + [$Sheet1.$T20] + [$Sheet1.$U20]) &gt;= ([$Sheet1.$S20] * [$Sheet1.$T20] * [$Sheet1.$U20]));[$Sheet1.U20];{})" office:value-type="float" office:value="0" calcext:value-type="float">
            <text:p/>
          </table:table-cell>
          <table:table-cell table:formula="of:=IF(AND([$Sheet1.$V20] * [$Sheet1.$W20] * [$Sheet1.$X20]; ([$Sheet1.$V20] + [$Sheet1.$W20] + [$Sheet1.$X20]) &gt;= ([$Sheet1.$V20] * [$Sheet1.$W20] * [$Sheet1.$X20]));[$Sheet1.V20];{})" office:value-type="float" office:value="0" calcext:value-type="float">
            <text:p/>
          </table:table-cell>
          <table:table-cell table:formula="of:=IF(AND([$Sheet1.$V20] * [$Sheet1.$W20] * [$Sheet1.$X20]; ([$Sheet1.$V20] + [$Sheet1.$W20] + [$Sheet1.$X20]) &gt;= ([$Sheet1.$V20] * [$Sheet1.$W20] * [$Sheet1.$X20]));[$Sheet1.W20];{})" office:value-type="float" office:value="0" calcext:value-type="float">
            <text:p/>
          </table:table-cell>
          <table:table-cell table:formula="of:=IF(AND([$Sheet1.$V20] * [$Sheet1.$W20] * [$Sheet1.$X20]; ([$Sheet1.$V20] + [$Sheet1.$W20] + [$Sheet1.$X20]) &gt;= ([$Sheet1.$V20] * [$Sheet1.$W20] * [$Sheet1.$X20]));[$Sheet1.X20];{})" office:value-type="float" office:value="0" calcext:value-type="float">
            <text:p/>
          </table:table-cell>
          <table:table-cell table:formula="of:=IF(AND([$Sheet1.$Y20] * [$Sheet1.$Z20] * [$Sheet1.$AA20]; ([$Sheet1.$Y20] + [$Sheet1.$Z20] + [$Sheet1.$AA20]) &gt;= ([$Sheet1.$Y20] * [$Sheet1.$Z20] * [$Sheet1.$AA20]));[$Sheet1.Y20];{})" office:value-type="float" office:value="0" calcext:value-type="float">
            <text:p/>
          </table:table-cell>
          <table:table-cell table:formula="of:=IF(AND([$Sheet1.$Y20] * [$Sheet1.$Z20] * [$Sheet1.$AA20]; ([$Sheet1.$Y20] + [$Sheet1.$Z20] + [$Sheet1.$AA20]) &gt;= ([$Sheet1.$Y20] * [$Sheet1.$Z20] * [$Sheet1.$AA20]));[$Sheet1.Z20];{})" office:value-type="float" office:value="0" calcext:value-type="float">
            <text:p/>
          </table:table-cell>
          <table:table-cell table:formula="of:=IF(AND([$Sheet1.$Y20] * [$Sheet1.$Z20] * [$Sheet1.$AA20]; ([$Sheet1.$Y20] + [$Sheet1.$Z20] + [$Sheet1.$AA20]) &gt;= ([$Sheet1.$Y20] * [$Sheet1.$Z20] * [$Sheet1.$AA20]));[$Sheet1.AA20];{})" office:value-type="float" office:value="0" calcext:value-type="float">
            <text:p/>
          </table:table-cell>
          <table:table-cell table:formula="of:=IF(AND([$Sheet1.$AB20] * [$Sheet1.$AC20] * [$Sheet1.$AD20]; ([$Sheet1.$AB20] + [$Sheet1.$AC20] + [$Sheet1.$AD20]) &gt;= ([$Sheet1.$AB20] * [$Sheet1.$AC20] * [$Sheet1.$AD20]));[$Sheet1.AB20];{})" office:value-type="float" office:value="0" calcext:value-type="float">
            <text:p/>
          </table:table-cell>
          <table:table-cell table:formula="of:=IF(AND([$Sheet1.$AB20] * [$Sheet1.$AC20] * [$Sheet1.$AD20]; ([$Sheet1.$AB20] + [$Sheet1.$AC20] + [$Sheet1.$AD20]) &gt;= ([$Sheet1.$AB20] * [$Sheet1.$AC20] * [$Sheet1.$AD20]));[$Sheet1.AC20];{})" office:value-type="float" office:value="0" calcext:value-type="float">
            <text:p/>
          </table:table-cell>
          <table:table-cell table:formula="of:=IF(AND([$Sheet1.$AB20] * [$Sheet1.$AC20] * [$Sheet1.$AD20]; ([$Sheet1.$AB20] + [$Sheet1.$AC20] + [$Sheet1.$AD20]) &gt;= ([$Sheet1.$AB20] * [$Sheet1.$AC20] * [$Sheet1.$AD20]));[$Sheet1.AD20];{})" office:value-type="float" office:value="0" calcext:value-type="float">
            <text:p/>
          </table:table-cell>
          <table:table-cell table:formula="of:=IF(AND([$Sheet1.$AE20] * [$Sheet1.$AF20] * [$Sheet1.$AG20]; ([$Sheet1.$AE20] + [$Sheet1.$AF20] + [$Sheet1.$AG20]) &gt;= ([$Sheet1.$AE20] * [$Sheet1.$AF20] * [$Sheet1.$AG20]));[$Sheet1.AE20];{})" office:value-type="float" office:value="2" calcext:value-type="float">
            <text:p>2</text:p>
          </table:table-cell>
          <table:table-cell table:formula="of:=IF(AND([$Sheet1.$AE20] * [$Sheet1.$AF20] * [$Sheet1.$AG20]; ([$Sheet1.$AE20] + [$Sheet1.$AF20] + [$Sheet1.$AG20]) &gt;= ([$Sheet1.$AE20] * [$Sheet1.$AF20] * [$Sheet1.$AG20]));[$Sheet1.AF20];{})" office:value-type="float" office:value="3" calcext:value-type="float">
            <text:p>3</text:p>
          </table:table-cell>
          <table:table-cell table:formula="of:=IF(AND([$Sheet1.$AE20] * [$Sheet1.$AF20] * [$Sheet1.$AG20]; ([$Sheet1.$AE20] + [$Sheet1.$AF20] + [$Sheet1.$AG20]) &gt;= ([$Sheet1.$AE20] * [$Sheet1.$AF20] * [$Sheet1.$AG20]));[$Sheet1.AG20];{})" office:value-type="float" office:value="1" calcext:value-type="float">
            <text:p>1</text:p>
          </table:table-cell>
          <table:table-cell table:formula="of:=IF(AND([$Sheet1.$AH20] * [$Sheet1.$AI20] * [$Sheet1.$AJ20]; ([$Sheet1.$AH20] + [$Sheet1.$AI20] + [$Sheet1.$AJ20]) &gt;= ([$Sheet1.$AH20] * [$Sheet1.$AI20] * [$Sheet1.$AJ20]));[$Sheet1.AH20];{})" office:value-type="float" office:value="0" calcext:value-type="float">
            <text:p/>
          </table:table-cell>
          <table:table-cell table:formula="of:=IF(AND([$Sheet1.$AH20] * [$Sheet1.$AI20] * [$Sheet1.$AJ20]; ([$Sheet1.$AH20] + [$Sheet1.$AI20] + [$Sheet1.$AJ20]) &gt;= ([$Sheet1.$AH20] * [$Sheet1.$AI20] * [$Sheet1.$AJ20]));[$Sheet1.AI20];{})" office:value-type="float" office:value="0" calcext:value-type="float">
            <text:p/>
          </table:table-cell>
          <table:table-cell table:formula="of:=IF(AND([$Sheet1.$AH20] * [$Sheet1.$AI20] * [$Sheet1.$AJ20]; ([$Sheet1.$AH20] + [$Sheet1.$AI20] + [$Sheet1.$AJ20]) &gt;= ([$Sheet1.$AH20] * [$Sheet1.$AI20] * [$Sheet1.$AJ20]));[$Sheet1.AJ20];{})" office:value-type="float" office:value="0" calcext:value-type="float">
            <text:p/>
          </table:table-cell>
          <table:table-cell table:formula="of:=IF(AND([$Sheet1.$AK20] * [$Sheet1.$AL20] * [$Sheet1.$AM20]; ([$Sheet1.$AK20] + [$Sheet1.$AL20] + [$Sheet1.$AM20]) &gt;= ([$Sheet1.$AK20] * [$Sheet1.$AL20] * [$Sheet1.$AM20]));[$Sheet1.AK20];{})" office:value-type="float" office:value="0" calcext:value-type="float">
            <text:p/>
          </table:table-cell>
          <table:table-cell table:formula="of:=IF(AND([$Sheet1.$AK20] * [$Sheet1.$AL20] * [$Sheet1.$AM20]; ([$Sheet1.$AK20] + [$Sheet1.$AL20] + [$Sheet1.$AM20]) &gt;= ([$Sheet1.$AK20] * [$Sheet1.$AL20] * [$Sheet1.$AM20]));[$Sheet1.AL20];{})" office:value-type="float" office:value="0" calcext:value-type="float">
            <text:p/>
          </table:table-cell>
          <table:table-cell table:formula="of:=IF(AND([$Sheet1.$AK20] * [$Sheet1.$AL20] * [$Sheet1.$AM20]; ([$Sheet1.$AK20] + [$Sheet1.$AL20] + [$Sheet1.$AM20]) &gt;= ([$Sheet1.$AK20] * [$Sheet1.$AL20] * [$Sheet1.$AM20]));[$Sheet1.AM20];{})" office:value-type="float" office:value="0" calcext:value-type="float">
            <text:p/>
          </table:table-cell>
          <table:table-cell table:formula="of:=IF(AND([$Sheet1.$AN20] * [$Sheet1.$AO20] * [$Sheet1.$AP20]; ([$Sheet1.$AN20] + [$Sheet1.$AO20] + [$Sheet1.$AP20]) &gt;= ([$Sheet1.$AN20] * [$Sheet1.$AO20] * [$Sheet1.$AP20]));[$Sheet1.AN20];{})" office:value-type="float" office:value="0" calcext:value-type="float">
            <text:p/>
          </table:table-cell>
          <table:table-cell table:formula="of:=IF(AND([$Sheet1.$AN20] * [$Sheet1.$AO20] * [$Sheet1.$AP20]; ([$Sheet1.$AN20] + [$Sheet1.$AO20] + [$Sheet1.$AP20]) &gt;= ([$Sheet1.$AN20] * [$Sheet1.$AO20] * [$Sheet1.$AP20]));[$Sheet1.AO20];{})" office:value-type="float" office:value="0" calcext:value-type="float">
            <text:p/>
          </table:table-cell>
          <table:table-cell table:formula="of:=IF(AND([$Sheet1.$AN20] * [$Sheet1.$AO20] * [$Sheet1.$AP20]; ([$Sheet1.$AN20] + [$Sheet1.$AO20] + [$Sheet1.$AP20]) &gt;= ([$Sheet1.$AN20] * [$Sheet1.$AO20] * [$Sheet1.$AP20]));[$Sheet1.AP20];{})" office:value-type="float" office:value="0" calcext:value-type="float">
            <text:p/>
          </table:table-cell>
          <table:table-cell table:formula="of:=IF(AND([$Sheet1.$AQ20] * [$Sheet1.$AR20] * [$Sheet1.$AS20]; ([$Sheet1.$AQ20] + [$Sheet1.$AR20] + [$Sheet1.$AS20]) &gt;= ([$Sheet1.$AQ20] * [$Sheet1.$AR20] * [$Sheet1.$AS20]));[$Sheet1.AQ20];{})" office:value-type="float" office:value="0" calcext:value-type="float">
            <text:p/>
          </table:table-cell>
          <table:table-cell table:formula="of:=IF(AND([$Sheet1.$AQ20] * [$Sheet1.$AR20] * [$Sheet1.$AS20]; ([$Sheet1.$AQ20] + [$Sheet1.$AR20] + [$Sheet1.$AS20]) &gt;= ([$Sheet1.$AQ20] * [$Sheet1.$AR20] * [$Sheet1.$AS20]));[$Sheet1.AR20];{})" office:value-type="float" office:value="0" calcext:value-type="float">
            <text:p/>
          </table:table-cell>
          <table:table-cell table:formula="of:=IF(AND([$Sheet1.$AQ20] * [$Sheet1.$AR20] * [$Sheet1.$AS20]; ([$Sheet1.$AQ20] + [$Sheet1.$AR20] + [$Sheet1.$AS20]) &gt;= ([$Sheet1.$AQ20] * [$Sheet1.$AR20] * [$Sheet1.$AS20]));[$Sheet1.AS20];{})" office:value-type="float" office:value="0" calcext:value-type="float">
            <text:p/>
          </table:table-cell>
          <table:table-cell table:formula="of:=IF(AND([$Sheet1.$AT20] * [$Sheet1.$AU20] * [$Sheet1.$AV20]; ([$Sheet1.$AT20] + [$Sheet1.$AU20] + [$Sheet1.$AV20]) &gt;= ([$Sheet1.$AT20] * [$Sheet1.$AU20] * [$Sheet1.$AV20]));[$Sheet1.AT20];{})" office:value-type="float" office:value="0" calcext:value-type="float">
            <text:p/>
          </table:table-cell>
          <table:table-cell table:formula="of:=IF(AND([$Sheet1.$AT20] * [$Sheet1.$AU20] * [$Sheet1.$AV20]; ([$Sheet1.$AT20] + [$Sheet1.$AU20] + [$Sheet1.$AV20]) &gt;= ([$Sheet1.$AT20] * [$Sheet1.$AU20] * [$Sheet1.$AV20]));[$Sheet1.AU20];{})" office:value-type="float" office:value="0" calcext:value-type="float">
            <text:p/>
          </table:table-cell>
          <table:table-cell table:formula="of:=IF(AND([$Sheet1.$AT20] * [$Sheet1.$AU20] * [$Sheet1.$AV20]; ([$Sheet1.$AT20] + [$Sheet1.$AU20] + [$Sheet1.$AV20]) &gt;= ([$Sheet1.$AT20] * [$Sheet1.$AU20] * [$Sheet1.$AV20]));[$Sheet1.AV20];{})" office:value-type="float" office:value="0" calcext:value-type="float">
            <text:p/>
          </table:table-cell>
          <table:table-cell table:formula="of:=IF(AND([$Sheet1.$AW20] * [$Sheet1.$AX20] * [$Sheet1.$AY20]; ([$Sheet1.$AW20] + [$Sheet1.$AX20] + [$Sheet1.$AY20]) &gt;= ([$Sheet1.$AW20] * [$Sheet1.$AX20] * [$Sheet1.$AY20]));[$Sheet1.AW20];{})" office:value-type="float" office:value="0" calcext:value-type="float">
            <text:p/>
          </table:table-cell>
          <table:table-cell table:formula="of:=IF(AND([$Sheet1.$AW20] * [$Sheet1.$AX20] * [$Sheet1.$AY20]; ([$Sheet1.$AW20] + [$Sheet1.$AX20] + [$Sheet1.$AY20]) &gt;= ([$Sheet1.$AW20] * [$Sheet1.$AX20] * [$Sheet1.$AY20]));[$Sheet1.AX20];{})" office:value-type="float" office:value="0" calcext:value-type="float">
            <text:p/>
          </table:table-cell>
          <table:table-cell table:formula="of:=IF(AND([$Sheet1.$AW20] * [$Sheet1.$AX20] * [$Sheet1.$AY20]; ([$Sheet1.$AW20] + [$Sheet1.$AX20] + [$Sheet1.$AY20]) &gt;= ([$Sheet1.$AW20] * [$Sheet1.$AX20] * [$Sheet1.$AY20]));[$Sheet1.AY20];{})" office:value-type="float" office:value="0" calcext:value-type="float">
            <text:p/>
          </table:table-cell>
          <table:table-cell table:formula="of:=IF(AND([$Sheet1.$AZ20] * [$Sheet1.$BA20] * [$Sheet1.$BB20]; ([$Sheet1.$AZ20] + [$Sheet1.$BA20] + [$Sheet1.$BB20]) &gt;= ([$Sheet1.$AZ20] * [$Sheet1.$BA20] * [$Sheet1.$BB20]));[$Sheet1.AZ20];{})" office:value-type="float" office:value="0" calcext:value-type="float">
            <text:p/>
          </table:table-cell>
          <table:table-cell table:formula="of:=IF(AND([$Sheet1.$AZ20] * [$Sheet1.$BA20] * [$Sheet1.$BB20]; ([$Sheet1.$AZ20] + [$Sheet1.$BA20] + [$Sheet1.$BB20]) &gt;= ([$Sheet1.$AZ20] * [$Sheet1.$BA20] * [$Sheet1.$BB20]));[$Sheet1.BA20];{})" office:value-type="float" office:value="0" calcext:value-type="float">
            <text:p/>
          </table:table-cell>
          <table:table-cell table:formula="of:=IF(AND([$Sheet1.$AZ20] * [$Sheet1.$BA20] * [$Sheet1.$BB20]; ([$Sheet1.$AZ20] + [$Sheet1.$BA20] + [$Sheet1.$BB20]) &gt;= ([$Sheet1.$AZ20] * [$Sheet1.$BA20] * [$Sheet1.$BB20]));[$Sheet1.BB20];{})" office:value-type="float" office:value="0" calcext:value-type="float">
            <text:p/>
          </table:table-cell>
          <table:table-cell table:formula="of:=IF(AND([$Sheet1.$BC20] * [$Sheet1.$BD20] * [$Sheet1.$BE20]; ([$Sheet1.$BC20] + [$Sheet1.$BD20] + [$Sheet1.$BE20]) &gt;= ([$Sheet1.$BC20] * [$Sheet1.$BD20] * [$Sheet1.$BE20]));[$Sheet1.BC20];{})" office:value-type="float" office:value="0" calcext:value-type="float">
            <text:p/>
          </table:table-cell>
          <table:table-cell table:formula="of:=IF(AND([$Sheet1.$BC20] * [$Sheet1.$BD20] * [$Sheet1.$BE20]; ([$Sheet1.$BC20] + [$Sheet1.$BD20] + [$Sheet1.$BE20]) &gt;= ([$Sheet1.$BC20] * [$Sheet1.$BD20] * [$Sheet1.$BE20]));[$Sheet1.BD20];{})" office:value-type="float" office:value="0" calcext:value-type="float">
            <text:p/>
          </table:table-cell>
          <table:table-cell table:formula="of:=IF(AND([$Sheet1.$BC20] * [$Sheet1.$BD20] * [$Sheet1.$BE20]; ([$Sheet1.$BC20] + [$Sheet1.$BD20] + [$Sheet1.$BE20]) &gt;= ([$Sheet1.$BC20] * [$Sheet1.$BD20] * [$Sheet1.$BE20]));[$Sheet1.BE20];{})" office:value-type="float" office:value="0" calcext:value-type="float">
            <text:p/>
          </table:table-cell>
          <table:table-cell table:number-columns-repeated="4"/>
          <table:table-cell table:formula="of:=IF(AND([$Sheet1.$BJ20] * [$Sheet1.$BK20] * [$Sheet1.$BL20]; ([$Sheet1.$BJ20] + [$Sheet1.$BK20] + [$Sheet1.$BL20]) &gt;= ([$Sheet1.$BJ20] * [$Sheet1.$BK20] * [$Sheet1.$BL20]));[$Sheet1.BJ20];{})" office:value-type="float" office:value="0" calcext:value-type="float">
            <text:p/>
          </table:table-cell>
          <table:table-cell table:formula="of:=IF(AND([$Sheet1.$BJ20] * [$Sheet1.$BK20] * [$Sheet1.$BL20]; ([$Sheet1.$BJ20] + [$Sheet1.$BK20] + [$Sheet1.$BL20]) &gt;= ([$Sheet1.$BJ20] * [$Sheet1.$BK20] * [$Sheet1.$BL20]));[$Sheet1.BK20];{})" office:value-type="float" office:value="0" calcext:value-type="float">
            <text:p/>
          </table:table-cell>
          <table:table-cell table:formula="of:=IF(AND([$Sheet1.$BJ20] * [$Sheet1.$BK20] * [$Sheet1.$BL20]; ([$Sheet1.$BJ20] + [$Sheet1.$BK20] + [$Sheet1.$BL20]) &gt;= ([$Sheet1.$BJ20] * [$Sheet1.$BK20] * [$Sheet1.$BL20]));[$Sheet1.BL20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IF(AND([$Sheet1.$C21] * [$Sheet1.$D21]; ([$Sheet1.$C21] + [$Sheet1.$D21]) &gt;= [$Sheet1.$C21] * [$Sheet1.$D21]);[$Sheet1.C21];{})" office:value-type="float" office:value="2" calcext:value-type="float">
            <text:p>2</text:p>
          </table:table-cell>
          <table:table-cell table:formula="of:=IF(AND([$Sheet1.$C21] * [$Sheet1.$D21]; ([$Sheet1.$C21] + [$Sheet1.$D21]) &gt;= [$Sheet1.$C21] * [$Sheet1.$D21]);[$Sheet1.D21];{})" office:value-type="float" office:value="2" calcext:value-type="float">
            <text:p>2</text:p>
          </table:table-cell>
          <table:table-cell table:formula="of:=IF(AND([$Sheet1.$E21] * [$Sheet1.$F21]; ([$Sheet1.$E21] + [$Sheet1.$F21]) &gt;= [$Sheet1.$E21] * [$Sheet1.$F21]);[$Sheet1.E21];{})" office:value-type="float" office:value="0" calcext:value-type="float">
            <text:p/>
          </table:table-cell>
          <table:table-cell table:formula="of:=IF(AND([$Sheet1.$E21] * [$Sheet1.$F21]; ([$Sheet1.$E21] + [$Sheet1.$F21]) &gt;= [$Sheet1.$E21] * [$Sheet1.$F21]);[$Sheet1.F21];{})" office:value-type="float" office:value="0" calcext:value-type="float">
            <text:p/>
          </table:table-cell>
          <table:table-cell table:formula="of:=IF(AND([$Sheet1.$H21] * [$Sheet1.$I21]; [$Sheet1.$H21] + [$Sheet1.$I21] &gt;= [$Sheet1.$H21] * [$Sheet1.$I21]);[$Sheet1.G21];{})" office:value-type="float" office:value="0" calcext:value-type="float">
            <text:p/>
          </table:table-cell>
          <table:table-cell table:formula="of:=IF(AND([$Sheet1.$H21] * [$Sheet1.$I21]; ([$Sheet1.$H21] + [$Sheet1.$I21]) &gt;= ([$Sheet1.$H21] * [$Sheet1.$I21]));[$Sheet1.H21];{})" office:value-type="float" office:value="0" calcext:value-type="float">
            <text:p/>
          </table:table-cell>
          <table:table-cell table:formula="of:=IF(AND([$Sheet1.$H21] * [$Sheet1.$I21]; ([$Sheet1.$H21] + [$Sheet1.$I21]) &gt;= ([$Sheet1.$H21] * [$Sheet1.$I21]));[$Sheet1.I21];{})" office:value-type="float" office:value="0" calcext:value-type="float">
            <text:p/>
          </table:table-cell>
          <table:table-cell table:formula="of:=IF(AND([$Sheet1.$J21] * [$Sheet1.$K21] * [$Sheet1.$L21]; ([$Sheet1.$J21] + [$Sheet1.$K21] + [$Sheet1.$L21]) &gt;= ([$Sheet1.$J21] * [$Sheet1.$K21] * [$Sheet1.$L21]));[$Sheet1.J21];{})" office:value-type="float" office:value="0" calcext:value-type="float">
            <text:p/>
          </table:table-cell>
          <table:table-cell table:formula="of:=IF(AND([$Sheet1.$K21] * [$Sheet1.$L21]; ([$Sheet1.$K21] + [$Sheet1.$L21]) &gt;= ([$Sheet1.$K21] * [$Sheet1.$L21]));[$Sheet1.K21];{})" office:value-type="float" office:value="0" calcext:value-type="float">
            <text:p/>
          </table:table-cell>
          <table:table-cell table:formula="of:=IF(AND([$Sheet1.$K21] * [$Sheet1.$L21]; ([$Sheet1.$K21] + [$Sheet1.$L21]) &gt;= ([$Sheet1.$K21] * [$Sheet1.$L21]));[$Sheet1.L21];{})" office:value-type="float" office:value="0" calcext:value-type="float">
            <text:p/>
          </table:table-cell>
          <table:table-cell table:formula="of:=IF(AND([$Sheet1.$M21] * [$Sheet1.$N21] * [$Sheet1.$O21]; ([$Sheet1.$M21] + [$Sheet1.$N21] + [$Sheet1.$O21]) &gt;= ([$Sheet1.$M21] * [$Sheet1.$N21] * [$Sheet1.$O21]));[$Sheet1.M21];{})" office:value-type="float" office:value="0" calcext:value-type="float">
            <text:p/>
          </table:table-cell>
          <table:table-cell table:formula="of:=IF(AND([$Sheet1.$M21] * [$Sheet1.$N21] * [$Sheet1.$O21]; ([$Sheet1.$M21] + [$Sheet1.$N21] + [$Sheet1.$O21]) &gt;= ([$Sheet1.$M21] * [$Sheet1.$N21] * [$Sheet1.$O21]));[$Sheet1.N21];{})" office:value-type="float" office:value="0" calcext:value-type="float">
            <text:p/>
          </table:table-cell>
          <table:table-cell table:formula="of:=IF(AND([$Sheet1.$M21] * [$Sheet1.$N21] * [$Sheet1.$O21]; ([$Sheet1.$M21] + [$Sheet1.$N21] + [$Sheet1.$O21]) &gt;= ([$Sheet1.$M21] * [$Sheet1.$N21] * [$Sheet1.$O21]));[$Sheet1.O21];{})" office:value-type="float" office:value="0" calcext:value-type="float">
            <text:p/>
          </table:table-cell>
          <table:table-cell table:formula="of:=IF(AND([$Sheet1.$P21] * [$Sheet1.$Q21] * [$Sheet1.$R21]; ([$Sheet1.$P21] + [$Sheet1.$Q21] + [$Sheet1.$R21]) &gt;= ([$Sheet1.$P21] * [$Sheet1.$Q21] * [$Sheet1.$R21]));[$Sheet1.P21];{})" office:value-type="float" office:value="1" calcext:value-type="float">
            <text:p>1</text:p>
          </table:table-cell>
          <table:table-cell table:formula="of:=IF(AND([$Sheet1.$P21] * [$Sheet1.$Q21] * [$Sheet1.$R21]; ([$Sheet1.$P21] + [$Sheet1.$Q21] + [$Sheet1.$R21]) &gt;= ([$Sheet1.$P21] * [$Sheet1.$Q21] * [$Sheet1.$R21]));[$Sheet1.Q21];{})" office:value-type="float" office:value="3" calcext:value-type="float">
            <text:p>3</text:p>
          </table:table-cell>
          <table:table-cell table:formula="of:=IF(AND([$Sheet1.$P21] * [$Sheet1.$Q21] * [$Sheet1.$R21]; ([$Sheet1.$P21] + [$Sheet1.$Q21] + [$Sheet1.$R21]) &gt;= ([$Sheet1.$P21] * [$Sheet1.$Q21] * [$Sheet1.$R21]));[$Sheet1.R21];{})" office:value-type="float" office:value="2" calcext:value-type="float">
            <text:p>2</text:p>
          </table:table-cell>
          <table:table-cell table:formula="of:=IF(AND([$Sheet1.$S21] * [$Sheet1.$T21] * [$Sheet1.$U21]; ([$Sheet1.$S21] + [$Sheet1.$T21] + [$Sheet1.$U21]) &gt;= ([$Sheet1.$S21] * [$Sheet1.$T21] * [$Sheet1.$U21]));[$Sheet1.S21];{})" office:value-type="float" office:value="0" calcext:value-type="float">
            <text:p/>
          </table:table-cell>
          <table:table-cell table:formula="of:=IF(AND([$Sheet1.$S21] * [$Sheet1.$T21] * [$Sheet1.$U21]; ([$Sheet1.$S21] + [$Sheet1.$T21] + [$Sheet1.$U21]) &gt;= ([$Sheet1.$S21] * [$Sheet1.$T21] * [$Sheet1.$U21]));[$Sheet1.T21];{})" office:value-type="float" office:value="0" calcext:value-type="float">
            <text:p/>
          </table:table-cell>
          <table:table-cell table:formula="of:=IF(AND([$Sheet1.$S21] * [$Sheet1.$T21] * [$Sheet1.$U21]; ([$Sheet1.$S21] + [$Sheet1.$T21] + [$Sheet1.$U21]) &gt;= ([$Sheet1.$S21] * [$Sheet1.$T21] * [$Sheet1.$U21]));[$Sheet1.U21];{})" office:value-type="float" office:value="0" calcext:value-type="float">
            <text:p/>
          </table:table-cell>
          <table:table-cell table:formula="of:=IF(AND([$Sheet1.$V21] * [$Sheet1.$W21] * [$Sheet1.$X21]; ([$Sheet1.$V21] + [$Sheet1.$W21] + [$Sheet1.$X21]) &gt;= ([$Sheet1.$V21] * [$Sheet1.$W21] * [$Sheet1.$X21]));[$Sheet1.V21];{})" office:value-type="float" office:value="0" calcext:value-type="float">
            <text:p/>
          </table:table-cell>
          <table:table-cell table:formula="of:=IF(AND([$Sheet1.$V21] * [$Sheet1.$W21] * [$Sheet1.$X21]; ([$Sheet1.$V21] + [$Sheet1.$W21] + [$Sheet1.$X21]) &gt;= ([$Sheet1.$V21] * [$Sheet1.$W21] * [$Sheet1.$X21]));[$Sheet1.W21];{})" office:value-type="float" office:value="0" calcext:value-type="float">
            <text:p/>
          </table:table-cell>
          <table:table-cell table:formula="of:=IF(AND([$Sheet1.$V21] * [$Sheet1.$W21] * [$Sheet1.$X21]; ([$Sheet1.$V21] + [$Sheet1.$W21] + [$Sheet1.$X21]) &gt;= ([$Sheet1.$V21] * [$Sheet1.$W21] * [$Sheet1.$X21]));[$Sheet1.X21];{})" office:value-type="float" office:value="0" calcext:value-type="float">
            <text:p/>
          </table:table-cell>
          <table:table-cell table:formula="of:=IF(AND([$Sheet1.$Y21] * [$Sheet1.$Z21] * [$Sheet1.$AA21]; ([$Sheet1.$Y21] + [$Sheet1.$Z21] + [$Sheet1.$AA21]) &gt;= ([$Sheet1.$Y21] * [$Sheet1.$Z21] * [$Sheet1.$AA21]));[$Sheet1.Y21];{})" office:value-type="float" office:value="0" calcext:value-type="float">
            <text:p/>
          </table:table-cell>
          <table:table-cell table:formula="of:=IF(AND([$Sheet1.$Y21] * [$Sheet1.$Z21] * [$Sheet1.$AA21]; ([$Sheet1.$Y21] + [$Sheet1.$Z21] + [$Sheet1.$AA21]) &gt;= ([$Sheet1.$Y21] * [$Sheet1.$Z21] * [$Sheet1.$AA21]));[$Sheet1.Z21];{})" office:value-type="float" office:value="0" calcext:value-type="float">
            <text:p/>
          </table:table-cell>
          <table:table-cell table:formula="of:=IF(AND([$Sheet1.$Y21] * [$Sheet1.$Z21] * [$Sheet1.$AA21]; ([$Sheet1.$Y21] + [$Sheet1.$Z21] + [$Sheet1.$AA21]) &gt;= ([$Sheet1.$Y21] * [$Sheet1.$Z21] * [$Sheet1.$AA21]));[$Sheet1.AA21];{})" office:value-type="float" office:value="0" calcext:value-type="float">
            <text:p/>
          </table:table-cell>
          <table:table-cell table:formula="of:=IF(AND([$Sheet1.$AB21] * [$Sheet1.$AC21] * [$Sheet1.$AD21]; ([$Sheet1.$AB21] + [$Sheet1.$AC21] + [$Sheet1.$AD21]) &gt;= ([$Sheet1.$AB21] * [$Sheet1.$AC21] * [$Sheet1.$AD21]));[$Sheet1.AB21];{})" office:value-type="float" office:value="0" calcext:value-type="float">
            <text:p/>
          </table:table-cell>
          <table:table-cell table:formula="of:=IF(AND([$Sheet1.$AB21] * [$Sheet1.$AC21] * [$Sheet1.$AD21]; ([$Sheet1.$AB21] + [$Sheet1.$AC21] + [$Sheet1.$AD21]) &gt;= ([$Sheet1.$AB21] * [$Sheet1.$AC21] * [$Sheet1.$AD21]));[$Sheet1.AC21];{})" office:value-type="float" office:value="0" calcext:value-type="float">
            <text:p/>
          </table:table-cell>
          <table:table-cell table:formula="of:=IF(AND([$Sheet1.$AB21] * [$Sheet1.$AC21] * [$Sheet1.$AD21]; ([$Sheet1.$AB21] + [$Sheet1.$AC21] + [$Sheet1.$AD21]) &gt;= ([$Sheet1.$AB21] * [$Sheet1.$AC21] * [$Sheet1.$AD21]));[$Sheet1.AD21];{})" office:value-type="float" office:value="0" calcext:value-type="float">
            <text:p/>
          </table:table-cell>
          <table:table-cell table:formula="of:=IF(AND([$Sheet1.$AE21] * [$Sheet1.$AF21] * [$Sheet1.$AG21]; ([$Sheet1.$AE21] + [$Sheet1.$AF21] + [$Sheet1.$AG21]) &gt;= ([$Sheet1.$AE21] * [$Sheet1.$AF21] * [$Sheet1.$AG21]));[$Sheet1.AE21];{})" office:value-type="float" office:value="0" calcext:value-type="float">
            <text:p/>
          </table:table-cell>
          <table:table-cell table:formula="of:=IF(AND([$Sheet1.$AE21] * [$Sheet1.$AF21] * [$Sheet1.$AG21]; ([$Sheet1.$AE21] + [$Sheet1.$AF21] + [$Sheet1.$AG21]) &gt;= ([$Sheet1.$AE21] * [$Sheet1.$AF21] * [$Sheet1.$AG21]));[$Sheet1.AF21];{})" office:value-type="float" office:value="0" calcext:value-type="float">
            <text:p/>
          </table:table-cell>
          <table:table-cell table:formula="of:=IF(AND([$Sheet1.$AE21] * [$Sheet1.$AF21] * [$Sheet1.$AG21]; ([$Sheet1.$AE21] + [$Sheet1.$AF21] + [$Sheet1.$AG21]) &gt;= ([$Sheet1.$AE21] * [$Sheet1.$AF21] * [$Sheet1.$AG21]));[$Sheet1.AG21];{})" office:value-type="float" office:value="0" calcext:value-type="float">
            <text:p/>
          </table:table-cell>
          <table:table-cell table:formula="of:=IF(AND([$Sheet1.$AH21] * [$Sheet1.$AI21] * [$Sheet1.$AJ21]; ([$Sheet1.$AH21] + [$Sheet1.$AI21] + [$Sheet1.$AJ21]) &gt;= ([$Sheet1.$AH21] * [$Sheet1.$AI21] * [$Sheet1.$AJ21]));[$Sheet1.AH21];{})" office:value-type="float" office:value="0" calcext:value-type="float">
            <text:p/>
          </table:table-cell>
          <table:table-cell table:formula="of:=IF(AND([$Sheet1.$AH21] * [$Sheet1.$AI21] * [$Sheet1.$AJ21]; ([$Sheet1.$AH21] + [$Sheet1.$AI21] + [$Sheet1.$AJ21]) &gt;= ([$Sheet1.$AH21] * [$Sheet1.$AI21] * [$Sheet1.$AJ21]));[$Sheet1.AI21];{})" office:value-type="float" office:value="0" calcext:value-type="float">
            <text:p/>
          </table:table-cell>
          <table:table-cell table:formula="of:=IF(AND([$Sheet1.$AH21] * [$Sheet1.$AI21] * [$Sheet1.$AJ21]; ([$Sheet1.$AH21] + [$Sheet1.$AI21] + [$Sheet1.$AJ21]) &gt;= ([$Sheet1.$AH21] * [$Sheet1.$AI21] * [$Sheet1.$AJ21]));[$Sheet1.AJ21];{})" office:value-type="float" office:value="0" calcext:value-type="float">
            <text:p/>
          </table:table-cell>
          <table:table-cell table:formula="of:=IF(AND([$Sheet1.$AK21] * [$Sheet1.$AL21] * [$Sheet1.$AM21]; ([$Sheet1.$AK21] + [$Sheet1.$AL21] + [$Sheet1.$AM21]) &gt;= ([$Sheet1.$AK21] * [$Sheet1.$AL21] * [$Sheet1.$AM21]));[$Sheet1.AK21];{})" office:value-type="float" office:value="0" calcext:value-type="float">
            <text:p/>
          </table:table-cell>
          <table:table-cell table:formula="of:=IF(AND([$Sheet1.$AK21] * [$Sheet1.$AL21] * [$Sheet1.$AM21]; ([$Sheet1.$AK21] + [$Sheet1.$AL21] + [$Sheet1.$AM21]) &gt;= ([$Sheet1.$AK21] * [$Sheet1.$AL21] * [$Sheet1.$AM21]));[$Sheet1.AL21];{})" office:value-type="float" office:value="0" calcext:value-type="float">
            <text:p/>
          </table:table-cell>
          <table:table-cell table:formula="of:=IF(AND([$Sheet1.$AK21] * [$Sheet1.$AL21] * [$Sheet1.$AM21]; ([$Sheet1.$AK21] + [$Sheet1.$AL21] + [$Sheet1.$AM21]) &gt;= ([$Sheet1.$AK21] * [$Sheet1.$AL21] * [$Sheet1.$AM21]));[$Sheet1.AM21];{})" office:value-type="float" office:value="0" calcext:value-type="float">
            <text:p/>
          </table:table-cell>
          <table:table-cell table:formula="of:=IF(AND([$Sheet1.$AN21] * [$Sheet1.$AO21] * [$Sheet1.$AP21]; ([$Sheet1.$AN21] + [$Sheet1.$AO21] + [$Sheet1.$AP21]) &gt;= ([$Sheet1.$AN21] * [$Sheet1.$AO21] * [$Sheet1.$AP21]));[$Sheet1.AN21];{})" office:value-type="float" office:value="0" calcext:value-type="float">
            <text:p/>
          </table:table-cell>
          <table:table-cell table:formula="of:=IF(AND([$Sheet1.$AN21] * [$Sheet1.$AO21] * [$Sheet1.$AP21]; ([$Sheet1.$AN21] + [$Sheet1.$AO21] + [$Sheet1.$AP21]) &gt;= ([$Sheet1.$AN21] * [$Sheet1.$AO21] * [$Sheet1.$AP21]));[$Sheet1.AO21];{})" office:value-type="float" office:value="0" calcext:value-type="float">
            <text:p/>
          </table:table-cell>
          <table:table-cell table:formula="of:=IF(AND([$Sheet1.$AN21] * [$Sheet1.$AO21] * [$Sheet1.$AP21]; ([$Sheet1.$AN21] + [$Sheet1.$AO21] + [$Sheet1.$AP21]) &gt;= ([$Sheet1.$AN21] * [$Sheet1.$AO21] * [$Sheet1.$AP21]));[$Sheet1.AP21];{})" office:value-type="float" office:value="0" calcext:value-type="float">
            <text:p/>
          </table:table-cell>
          <table:table-cell table:formula="of:=IF(AND([$Sheet1.$AQ21] * [$Sheet1.$AR21] * [$Sheet1.$AS21]; ([$Sheet1.$AQ21] + [$Sheet1.$AR21] + [$Sheet1.$AS21]) &gt;= ([$Sheet1.$AQ21] * [$Sheet1.$AR21] * [$Sheet1.$AS21]));[$Sheet1.AQ21];{})" office:value-type="float" office:value="0" calcext:value-type="float">
            <text:p/>
          </table:table-cell>
          <table:table-cell table:formula="of:=IF(AND([$Sheet1.$AQ21] * [$Sheet1.$AR21] * [$Sheet1.$AS21]; ([$Sheet1.$AQ21] + [$Sheet1.$AR21] + [$Sheet1.$AS21]) &gt;= ([$Sheet1.$AQ21] * [$Sheet1.$AR21] * [$Sheet1.$AS21]));[$Sheet1.AR21];{})" office:value-type="float" office:value="0" calcext:value-type="float">
            <text:p/>
          </table:table-cell>
          <table:table-cell table:formula="of:=IF(AND([$Sheet1.$AQ21] * [$Sheet1.$AR21] * [$Sheet1.$AS21]; ([$Sheet1.$AQ21] + [$Sheet1.$AR21] + [$Sheet1.$AS21]) &gt;= ([$Sheet1.$AQ21] * [$Sheet1.$AR21] * [$Sheet1.$AS21]));[$Sheet1.AS21];{})" office:value-type="float" office:value="0" calcext:value-type="float">
            <text:p/>
          </table:table-cell>
          <table:table-cell table:formula="of:=IF(AND([$Sheet1.$AT21] * [$Sheet1.$AU21] * [$Sheet1.$AV21]; ([$Sheet1.$AT21] + [$Sheet1.$AU21] + [$Sheet1.$AV21]) &gt;= ([$Sheet1.$AT21] * [$Sheet1.$AU21] * [$Sheet1.$AV21]));[$Sheet1.AT21];{})" office:value-type="float" office:value="0" calcext:value-type="float">
            <text:p/>
          </table:table-cell>
          <table:table-cell table:formula="of:=IF(AND([$Sheet1.$AT21] * [$Sheet1.$AU21] * [$Sheet1.$AV21]; ([$Sheet1.$AT21] + [$Sheet1.$AU21] + [$Sheet1.$AV21]) &gt;= ([$Sheet1.$AT21] * [$Sheet1.$AU21] * [$Sheet1.$AV21]));[$Sheet1.AU21];{})" office:value-type="float" office:value="0" calcext:value-type="float">
            <text:p/>
          </table:table-cell>
          <table:table-cell table:formula="of:=IF(AND([$Sheet1.$AT21] * [$Sheet1.$AU21] * [$Sheet1.$AV21]; ([$Sheet1.$AT21] + [$Sheet1.$AU21] + [$Sheet1.$AV21]) &gt;= ([$Sheet1.$AT21] * [$Sheet1.$AU21] * [$Sheet1.$AV21]));[$Sheet1.AV21];{})" office:value-type="float" office:value="0" calcext:value-type="float">
            <text:p/>
          </table:table-cell>
          <table:table-cell table:formula="of:=IF(AND([$Sheet1.$AW21] * [$Sheet1.$AX21] * [$Sheet1.$AY21]; ([$Sheet1.$AW21] + [$Sheet1.$AX21] + [$Sheet1.$AY21]) &gt;= ([$Sheet1.$AW21] * [$Sheet1.$AX21] * [$Sheet1.$AY21]));[$Sheet1.AW21];{})" office:value-type="float" office:value="0" calcext:value-type="float">
            <text:p/>
          </table:table-cell>
          <table:table-cell table:formula="of:=IF(AND([$Sheet1.$AW21] * [$Sheet1.$AX21] * [$Sheet1.$AY21]; ([$Sheet1.$AW21] + [$Sheet1.$AX21] + [$Sheet1.$AY21]) &gt;= ([$Sheet1.$AW21] * [$Sheet1.$AX21] * [$Sheet1.$AY21]));[$Sheet1.AX21];{})" office:value-type="float" office:value="0" calcext:value-type="float">
            <text:p/>
          </table:table-cell>
          <table:table-cell table:formula="of:=IF(AND([$Sheet1.$AW21] * [$Sheet1.$AX21] * [$Sheet1.$AY21]; ([$Sheet1.$AW21] + [$Sheet1.$AX21] + [$Sheet1.$AY21]) &gt;= ([$Sheet1.$AW21] * [$Sheet1.$AX21] * [$Sheet1.$AY21]));[$Sheet1.AY21];{})" office:value-type="float" office:value="0" calcext:value-type="float">
            <text:p/>
          </table:table-cell>
          <table:table-cell table:formula="of:=IF(AND([$Sheet1.$AZ21] * [$Sheet1.$BA21] * [$Sheet1.$BB21]; ([$Sheet1.$AZ21] + [$Sheet1.$BA21] + [$Sheet1.$BB21]) &gt;= ([$Sheet1.$AZ21] * [$Sheet1.$BA21] * [$Sheet1.$BB21]));[$Sheet1.AZ21];{})" office:value-type="float" office:value="0" calcext:value-type="float">
            <text:p/>
          </table:table-cell>
          <table:table-cell table:formula="of:=IF(AND([$Sheet1.$AZ21] * [$Sheet1.$BA21] * [$Sheet1.$BB21]; ([$Sheet1.$AZ21] + [$Sheet1.$BA21] + [$Sheet1.$BB21]) &gt;= ([$Sheet1.$AZ21] * [$Sheet1.$BA21] * [$Sheet1.$BB21]));[$Sheet1.BA21];{})" office:value-type="float" office:value="0" calcext:value-type="float">
            <text:p/>
          </table:table-cell>
          <table:table-cell table:formula="of:=IF(AND([$Sheet1.$AZ21] * [$Sheet1.$BA21] * [$Sheet1.$BB21]; ([$Sheet1.$AZ21] + [$Sheet1.$BA21] + [$Sheet1.$BB21]) &gt;= ([$Sheet1.$AZ21] * [$Sheet1.$BA21] * [$Sheet1.$BB21]));[$Sheet1.BB21];{})" office:value-type="float" office:value="0" calcext:value-type="float">
            <text:p/>
          </table:table-cell>
          <table:table-cell table:formula="of:=IF(AND([$Sheet1.$BC21] * [$Sheet1.$BD21] * [$Sheet1.$BE21]; ([$Sheet1.$BC21] + [$Sheet1.$BD21] + [$Sheet1.$BE21]) &gt;= ([$Sheet1.$BC21] * [$Sheet1.$BD21] * [$Sheet1.$BE21]));[$Sheet1.BC21];{})" office:value-type="float" office:value="0" calcext:value-type="float">
            <text:p/>
          </table:table-cell>
          <table:table-cell table:formula="of:=IF(AND([$Sheet1.$BC21] * [$Sheet1.$BD21] * [$Sheet1.$BE21]; ([$Sheet1.$BC21] + [$Sheet1.$BD21] + [$Sheet1.$BE21]) &gt;= ([$Sheet1.$BC21] * [$Sheet1.$BD21] * [$Sheet1.$BE21]));[$Sheet1.BD21];{})" office:value-type="float" office:value="0" calcext:value-type="float">
            <text:p/>
          </table:table-cell>
          <table:table-cell table:formula="of:=IF(AND([$Sheet1.$BC21] * [$Sheet1.$BD21] * [$Sheet1.$BE21]; ([$Sheet1.$BC21] + [$Sheet1.$BD21] + [$Sheet1.$BE21]) &gt;= ([$Sheet1.$BC21] * [$Sheet1.$BD21] * [$Sheet1.$BE21]));[$Sheet1.BE21];{})" office:value-type="float" office:value="0" calcext:value-type="float">
            <text:p/>
          </table:table-cell>
          <table:table-cell table:number-columns-repeated="4"/>
          <table:table-cell table:formula="of:=IF(AND([$Sheet1.$BJ21] * [$Sheet1.$BK21] * [$Sheet1.$BL21]; ([$Sheet1.$BJ21] + [$Sheet1.$BK21] + [$Sheet1.$BL21]) &gt;= ([$Sheet1.$BJ21] * [$Sheet1.$BK21] * [$Sheet1.$BL21]));[$Sheet1.BJ21];{})" office:value-type="float" office:value="0" calcext:value-type="float">
            <text:p/>
          </table:table-cell>
          <table:table-cell table:formula="of:=IF(AND([$Sheet1.$BJ21] * [$Sheet1.$BK21] * [$Sheet1.$BL21]; ([$Sheet1.$BJ21] + [$Sheet1.$BK21] + [$Sheet1.$BL21]) &gt;= ([$Sheet1.$BJ21] * [$Sheet1.$BK21] * [$Sheet1.$BL21]));[$Sheet1.BK21];{})" office:value-type="float" office:value="0" calcext:value-type="float">
            <text:p/>
          </table:table-cell>
          <table:table-cell table:formula="of:=IF(AND([$Sheet1.$BJ21] * [$Sheet1.$BK21] * [$Sheet1.$BL21]; ([$Sheet1.$BJ21] + [$Sheet1.$BK21] + [$Sheet1.$BL21]) &gt;= ([$Sheet1.$BJ21] * [$Sheet1.$BK21] * [$Sheet1.$BL21]));[$Sheet1.BL21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$Sheet1.$C22] * [$Sheet1.$D22]; ([$Sheet1.$C22] + [$Sheet1.$D22]) &gt;= [$Sheet1.$C22] * [$Sheet1.$D22]);[$Sheet1.C22];{})" office:value-type="float" office:value="0" calcext:value-type="float">
            <text:p/>
          </table:table-cell>
          <table:table-cell table:formula="of:=IF(AND([$Sheet1.$C22] * [$Sheet1.$D22]; ([$Sheet1.$C22] + [$Sheet1.$D22]) &gt;= [$Sheet1.$C22] * [$Sheet1.$D22]);[$Sheet1.D22];{})" office:value-type="float" office:value="0" calcext:value-type="float">
            <text:p/>
          </table:table-cell>
          <table:table-cell table:formula="of:=IF(AND([$Sheet1.$E22] * [$Sheet1.$F22]; ([$Sheet1.$E22] + [$Sheet1.$F22]) &gt;= [$Sheet1.$E22] * [$Sheet1.$F22]);[$Sheet1.E22];{})" office:value-type="float" office:value="0" calcext:value-type="float">
            <text:p/>
          </table:table-cell>
          <table:table-cell table:formula="of:=IF(AND([$Sheet1.$E22] * [$Sheet1.$F22]; ([$Sheet1.$E22] + [$Sheet1.$F22]) &gt;= [$Sheet1.$E22] * [$Sheet1.$F22]);[$Sheet1.F22];{})" office:value-type="float" office:value="0" calcext:value-type="float">
            <text:p/>
          </table:table-cell>
          <table:table-cell table:formula="of:=IF(AND([$Sheet1.$H22] * [$Sheet1.$I22]; [$Sheet1.$H22] + [$Sheet1.$I22] &gt;= [$Sheet1.$H22] * [$Sheet1.$I22]);[$Sheet1.G22];{})" office:value-type="float" office:value="0" calcext:value-type="float">
            <text:p/>
          </table:table-cell>
          <table:table-cell table:formula="of:=IF(AND([$Sheet1.$H22] * [$Sheet1.$I22]; ([$Sheet1.$H22] + [$Sheet1.$I22]) &gt;= ([$Sheet1.$H22] * [$Sheet1.$I22]));[$Sheet1.H22];{})" office:value-type="float" office:value="0" calcext:value-type="float">
            <text:p/>
          </table:table-cell>
          <table:table-cell table:formula="of:=IF(AND([$Sheet1.$H22] * [$Sheet1.$I22]; ([$Sheet1.$H22] + [$Sheet1.$I22]) &gt;= ([$Sheet1.$H22] * [$Sheet1.$I22]));[$Sheet1.I22];{})" office:value-type="float" office:value="0" calcext:value-type="float">
            <text:p/>
          </table:table-cell>
          <table:table-cell table:formula="of:=IF(AND([$Sheet1.$J22] * [$Sheet1.$K22] * [$Sheet1.$L22]; ([$Sheet1.$J22] + [$Sheet1.$K22] + [$Sheet1.$L22]) &gt;= ([$Sheet1.$J22] * [$Sheet1.$K22] * [$Sheet1.$L22]));[$Sheet1.J22];{})" office:value-type="float" office:value="0" calcext:value-type="float">
            <text:p/>
          </table:table-cell>
          <table:table-cell table:formula="of:=IF(AND([$Sheet1.$K22] * [$Sheet1.$L22]; ([$Sheet1.$K22] + [$Sheet1.$L22]) &gt;= ([$Sheet1.$K22] * [$Sheet1.$L22]));[$Sheet1.K22];{})" office:value-type="float" office:value="0" calcext:value-type="float">
            <text:p/>
          </table:table-cell>
          <table:table-cell table:formula="of:=IF(AND([$Sheet1.$K22] * [$Sheet1.$L22]; ([$Sheet1.$K22] + [$Sheet1.$L22]) &gt;= ([$Sheet1.$K22] * [$Sheet1.$L22]));[$Sheet1.L22];{})" office:value-type="float" office:value="0" calcext:value-type="float">
            <text:p/>
          </table:table-cell>
          <table:table-cell table:formula="of:=IF(AND([$Sheet1.$M22] * [$Sheet1.$N22] * [$Sheet1.$O22]; ([$Sheet1.$M22] + [$Sheet1.$N22] + [$Sheet1.$O22]) &gt;= ([$Sheet1.$M22] * [$Sheet1.$N22] * [$Sheet1.$O22]));[$Sheet1.M22];{})" office:value-type="float" office:value="1" calcext:value-type="float">
            <text:p>1</text:p>
          </table:table-cell>
          <table:table-cell table:formula="of:=IF(AND([$Sheet1.$M22] * [$Sheet1.$N22] * [$Sheet1.$O22]; ([$Sheet1.$M22] + [$Sheet1.$N22] + [$Sheet1.$O22]) &gt;= ([$Sheet1.$M22] * [$Sheet1.$N22] * [$Sheet1.$O22]));[$Sheet1.N22];{})" office:value-type="float" office:value="1" calcext:value-type="float">
            <text:p>1</text:p>
          </table:table-cell>
          <table:table-cell table:formula="of:=IF(AND([$Sheet1.$M22] * [$Sheet1.$N22] * [$Sheet1.$O22]; ([$Sheet1.$M22] + [$Sheet1.$N22] + [$Sheet1.$O22]) &gt;= ([$Sheet1.$M22] * [$Sheet1.$N22] * [$Sheet1.$O22]));[$Sheet1.O22];{})" office:value-type="float" office:value="5" calcext:value-type="float">
            <text:p>5</text:p>
          </table:table-cell>
          <table:table-cell table:formula="of:=IF(AND([$Sheet1.$P22] * [$Sheet1.$Q22] * [$Sheet1.$R22]; ([$Sheet1.$P22] + [$Sheet1.$Q22] + [$Sheet1.$R22]) &gt;= ([$Sheet1.$P22] * [$Sheet1.$Q22] * [$Sheet1.$R22]));[$Sheet1.P22];{})" office:value-type="float" office:value="0" calcext:value-type="float">
            <text:p/>
          </table:table-cell>
          <table:table-cell table:formula="of:=IF(AND([$Sheet1.$P22] * [$Sheet1.$Q22] * [$Sheet1.$R22]; ([$Sheet1.$P22] + [$Sheet1.$Q22] + [$Sheet1.$R22]) &gt;= ([$Sheet1.$P22] * [$Sheet1.$Q22] * [$Sheet1.$R22]));[$Sheet1.Q22];{})" office:value-type="float" office:value="0" calcext:value-type="float">
            <text:p/>
          </table:table-cell>
          <table:table-cell table:formula="of:=IF(AND([$Sheet1.$P22] * [$Sheet1.$Q22] * [$Sheet1.$R22]; ([$Sheet1.$P22] + [$Sheet1.$Q22] + [$Sheet1.$R22]) &gt;= ([$Sheet1.$P22] * [$Sheet1.$Q22] * [$Sheet1.$R22]));[$Sheet1.R22];{})" office:value-type="float" office:value="0" calcext:value-type="float">
            <text:p/>
          </table:table-cell>
          <table:table-cell table:formula="of:=IF(AND([$Sheet1.$S22] * [$Sheet1.$T22] * [$Sheet1.$U22]; ([$Sheet1.$S22] + [$Sheet1.$T22] + [$Sheet1.$U22]) &gt;= ([$Sheet1.$S22] * [$Sheet1.$T22] * [$Sheet1.$U22]));[$Sheet1.S22];{})" office:value-type="float" office:value="1" calcext:value-type="float">
            <text:p>1</text:p>
          </table:table-cell>
          <table:table-cell table:formula="of:=IF(AND([$Sheet1.$S22] * [$Sheet1.$T22] * [$Sheet1.$U22]; ([$Sheet1.$S22] + [$Sheet1.$T22] + [$Sheet1.$U22]) &gt;= ([$Sheet1.$S22] * [$Sheet1.$T22] * [$Sheet1.$U22]));[$Sheet1.T22];{})" office:value-type="float" office:value="6" calcext:value-type="float">
            <text:p>6</text:p>
          </table:table-cell>
          <table:table-cell table:formula="of:=IF(AND([$Sheet1.$S22] * [$Sheet1.$T22] * [$Sheet1.$U22]; ([$Sheet1.$S22] + [$Sheet1.$T22] + [$Sheet1.$U22]) &gt;= ([$Sheet1.$S22] * [$Sheet1.$T22] * [$Sheet1.$U22]));[$Sheet1.U22];{})" office:value-type="float" office:value="1" calcext:value-type="float">
            <text:p>1</text:p>
          </table:table-cell>
          <table:table-cell table:formula="of:=IF(AND([$Sheet1.$V22] * [$Sheet1.$W22] * [$Sheet1.$X22]; ([$Sheet1.$V22] + [$Sheet1.$W22] + [$Sheet1.$X22]) &gt;= ([$Sheet1.$V22] * [$Sheet1.$W22] * [$Sheet1.$X22]));[$Sheet1.V22];{})" office:value-type="float" office:value="0" calcext:value-type="float">
            <text:p/>
          </table:table-cell>
          <table:table-cell table:formula="of:=IF(AND([$Sheet1.$V22] * [$Sheet1.$W22] * [$Sheet1.$X22]; ([$Sheet1.$V22] + [$Sheet1.$W22] + [$Sheet1.$X22]) &gt;= ([$Sheet1.$V22] * [$Sheet1.$W22] * [$Sheet1.$X22]));[$Sheet1.W22];{})" office:value-type="float" office:value="0" calcext:value-type="float">
            <text:p/>
          </table:table-cell>
          <table:table-cell table:formula="of:=IF(AND([$Sheet1.$V22] * [$Sheet1.$W22] * [$Sheet1.$X22]; ([$Sheet1.$V22] + [$Sheet1.$W22] + [$Sheet1.$X22]) &gt;= ([$Sheet1.$V22] * [$Sheet1.$W22] * [$Sheet1.$X22]));[$Sheet1.X22];{})" office:value-type="float" office:value="0" calcext:value-type="float">
            <text:p/>
          </table:table-cell>
          <table:table-cell table:formula="of:=IF(AND([$Sheet1.$Y22] * [$Sheet1.$Z22] * [$Sheet1.$AA22]; ([$Sheet1.$Y22] + [$Sheet1.$Z22] + [$Sheet1.$AA22]) &gt;= ([$Sheet1.$Y22] * [$Sheet1.$Z22] * [$Sheet1.$AA22]));[$Sheet1.Y22];{})" office:value-type="float" office:value="0" calcext:value-type="float">
            <text:p/>
          </table:table-cell>
          <table:table-cell table:formula="of:=IF(AND([$Sheet1.$Y22] * [$Sheet1.$Z22] * [$Sheet1.$AA22]; ([$Sheet1.$Y22] + [$Sheet1.$Z22] + [$Sheet1.$AA22]) &gt;= ([$Sheet1.$Y22] * [$Sheet1.$Z22] * [$Sheet1.$AA22]));[$Sheet1.Z22];{})" office:value-type="float" office:value="0" calcext:value-type="float">
            <text:p/>
          </table:table-cell>
          <table:table-cell table:formula="of:=IF(AND([$Sheet1.$Y22] * [$Sheet1.$Z22] * [$Sheet1.$AA22]; ([$Sheet1.$Y22] + [$Sheet1.$Z22] + [$Sheet1.$AA22]) &gt;= ([$Sheet1.$Y22] * [$Sheet1.$Z22] * [$Sheet1.$AA22]));[$Sheet1.AA22];{})" office:value-type="float" office:value="0" calcext:value-type="float">
            <text:p/>
          </table:table-cell>
          <table:table-cell table:formula="of:=IF(AND([$Sheet1.$AB22] * [$Sheet1.$AC22] * [$Sheet1.$AD22]; ([$Sheet1.$AB22] + [$Sheet1.$AC22] + [$Sheet1.$AD22]) &gt;= ([$Sheet1.$AB22] * [$Sheet1.$AC22] * [$Sheet1.$AD22]));[$Sheet1.AB22];{})" office:value-type="float" office:value="0" calcext:value-type="float">
            <text:p/>
          </table:table-cell>
          <table:table-cell table:formula="of:=IF(AND([$Sheet1.$AB22] * [$Sheet1.$AC22] * [$Sheet1.$AD22]; ([$Sheet1.$AB22] + [$Sheet1.$AC22] + [$Sheet1.$AD22]) &gt;= ([$Sheet1.$AB22] * [$Sheet1.$AC22] * [$Sheet1.$AD22]));[$Sheet1.AC22];{})" office:value-type="float" office:value="0" calcext:value-type="float">
            <text:p/>
          </table:table-cell>
          <table:table-cell table:formula="of:=IF(AND([$Sheet1.$AB22] * [$Sheet1.$AC22] * [$Sheet1.$AD22]; ([$Sheet1.$AB22] + [$Sheet1.$AC22] + [$Sheet1.$AD22]) &gt;= ([$Sheet1.$AB22] * [$Sheet1.$AC22] * [$Sheet1.$AD22]));[$Sheet1.AD22];{})" office:value-type="float" office:value="0" calcext:value-type="float">
            <text:p/>
          </table:table-cell>
          <table:table-cell table:formula="of:=IF(AND([$Sheet1.$AE22] * [$Sheet1.$AF22] * [$Sheet1.$AG22]; ([$Sheet1.$AE22] + [$Sheet1.$AF22] + [$Sheet1.$AG22]) &gt;= ([$Sheet1.$AE22] * [$Sheet1.$AF22] * [$Sheet1.$AG22]));[$Sheet1.AE22];{})" office:value-type="float" office:value="0" calcext:value-type="float">
            <text:p/>
          </table:table-cell>
          <table:table-cell table:formula="of:=IF(AND([$Sheet1.$AE22] * [$Sheet1.$AF22] * [$Sheet1.$AG22]; ([$Sheet1.$AE22] + [$Sheet1.$AF22] + [$Sheet1.$AG22]) &gt;= ([$Sheet1.$AE22] * [$Sheet1.$AF22] * [$Sheet1.$AG22]));[$Sheet1.AF22];{})" office:value-type="float" office:value="0" calcext:value-type="float">
            <text:p/>
          </table:table-cell>
          <table:table-cell table:formula="of:=IF(AND([$Sheet1.$AE22] * [$Sheet1.$AF22] * [$Sheet1.$AG22]; ([$Sheet1.$AE22] + [$Sheet1.$AF22] + [$Sheet1.$AG22]) &gt;= ([$Sheet1.$AE22] * [$Sheet1.$AF22] * [$Sheet1.$AG22]));[$Sheet1.AG22];{})" office:value-type="float" office:value="0" calcext:value-type="float">
            <text:p/>
          </table:table-cell>
          <table:table-cell table:formula="of:=IF(AND([$Sheet1.$AH22] * [$Sheet1.$AI22] * [$Sheet1.$AJ22]; ([$Sheet1.$AH22] + [$Sheet1.$AI22] + [$Sheet1.$AJ22]) &gt;= ([$Sheet1.$AH22] * [$Sheet1.$AI22] * [$Sheet1.$AJ22]));[$Sheet1.AH22];{})" office:value-type="float" office:value="0" calcext:value-type="float">
            <text:p/>
          </table:table-cell>
          <table:table-cell table:formula="of:=IF(AND([$Sheet1.$AH22] * [$Sheet1.$AI22] * [$Sheet1.$AJ22]; ([$Sheet1.$AH22] + [$Sheet1.$AI22] + [$Sheet1.$AJ22]) &gt;= ([$Sheet1.$AH22] * [$Sheet1.$AI22] * [$Sheet1.$AJ22]));[$Sheet1.AI22];{})" office:value-type="float" office:value="0" calcext:value-type="float">
            <text:p/>
          </table:table-cell>
          <table:table-cell table:formula="of:=IF(AND([$Sheet1.$AH22] * [$Sheet1.$AI22] * [$Sheet1.$AJ22]; ([$Sheet1.$AH22] + [$Sheet1.$AI22] + [$Sheet1.$AJ22]) &gt;= ([$Sheet1.$AH22] * [$Sheet1.$AI22] * [$Sheet1.$AJ22]));[$Sheet1.AJ22];{})" office:value-type="float" office:value="0" calcext:value-type="float">
            <text:p/>
          </table:table-cell>
          <table:table-cell table:formula="of:=IF(AND([$Sheet1.$AK22] * [$Sheet1.$AL22] * [$Sheet1.$AM22]; ([$Sheet1.$AK22] + [$Sheet1.$AL22] + [$Sheet1.$AM22]) &gt;= ([$Sheet1.$AK22] * [$Sheet1.$AL22] * [$Sheet1.$AM22]));[$Sheet1.AK22];{})" office:value-type="float" office:value="0" calcext:value-type="float">
            <text:p/>
          </table:table-cell>
          <table:table-cell table:formula="of:=IF(AND([$Sheet1.$AK22] * [$Sheet1.$AL22] * [$Sheet1.$AM22]; ([$Sheet1.$AK22] + [$Sheet1.$AL22] + [$Sheet1.$AM22]) &gt;= ([$Sheet1.$AK22] * [$Sheet1.$AL22] * [$Sheet1.$AM22]));[$Sheet1.AL22];{})" office:value-type="float" office:value="0" calcext:value-type="float">
            <text:p/>
          </table:table-cell>
          <table:table-cell table:formula="of:=IF(AND([$Sheet1.$AK22] * [$Sheet1.$AL22] * [$Sheet1.$AM22]; ([$Sheet1.$AK22] + [$Sheet1.$AL22] + [$Sheet1.$AM22]) &gt;= ([$Sheet1.$AK22] * [$Sheet1.$AL22] * [$Sheet1.$AM22]));[$Sheet1.AM22];{})" office:value-type="float" office:value="0" calcext:value-type="float">
            <text:p/>
          </table:table-cell>
          <table:table-cell table:formula="of:=IF(AND([$Sheet1.$AN22] * [$Sheet1.$AO22] * [$Sheet1.$AP22]; ([$Sheet1.$AN22] + [$Sheet1.$AO22] + [$Sheet1.$AP22]) &gt;= ([$Sheet1.$AN22] * [$Sheet1.$AO22] * [$Sheet1.$AP22]));[$Sheet1.AN22];{})" office:value-type="float" office:value="0" calcext:value-type="float">
            <text:p/>
          </table:table-cell>
          <table:table-cell table:formula="of:=IF(AND([$Sheet1.$AN22] * [$Sheet1.$AO22] * [$Sheet1.$AP22]; ([$Sheet1.$AN22] + [$Sheet1.$AO22] + [$Sheet1.$AP22]) &gt;= ([$Sheet1.$AN22] * [$Sheet1.$AO22] * [$Sheet1.$AP22]));[$Sheet1.AO22];{})" office:value-type="float" office:value="0" calcext:value-type="float">
            <text:p/>
          </table:table-cell>
          <table:table-cell table:formula="of:=IF(AND([$Sheet1.$AN22] * [$Sheet1.$AO22] * [$Sheet1.$AP22]; ([$Sheet1.$AN22] + [$Sheet1.$AO22] + [$Sheet1.$AP22]) &gt;= ([$Sheet1.$AN22] * [$Sheet1.$AO22] * [$Sheet1.$AP22]));[$Sheet1.AP22];{})" office:value-type="float" office:value="0" calcext:value-type="float">
            <text:p/>
          </table:table-cell>
          <table:table-cell table:formula="of:=IF(AND([$Sheet1.$AQ22] * [$Sheet1.$AR22] * [$Sheet1.$AS22]; ([$Sheet1.$AQ22] + [$Sheet1.$AR22] + [$Sheet1.$AS22]) &gt;= ([$Sheet1.$AQ22] * [$Sheet1.$AR22] * [$Sheet1.$AS22]));[$Sheet1.AQ22];{})" office:value-type="float" office:value="0" calcext:value-type="float">
            <text:p/>
          </table:table-cell>
          <table:table-cell table:formula="of:=IF(AND([$Sheet1.$AQ22] * [$Sheet1.$AR22] * [$Sheet1.$AS22]; ([$Sheet1.$AQ22] + [$Sheet1.$AR22] + [$Sheet1.$AS22]) &gt;= ([$Sheet1.$AQ22] * [$Sheet1.$AR22] * [$Sheet1.$AS22]));[$Sheet1.AR22];{})" office:value-type="float" office:value="0" calcext:value-type="float">
            <text:p/>
          </table:table-cell>
          <table:table-cell table:formula="of:=IF(AND([$Sheet1.$AQ22] * [$Sheet1.$AR22] * [$Sheet1.$AS22]; ([$Sheet1.$AQ22] + [$Sheet1.$AR22] + [$Sheet1.$AS22]) &gt;= ([$Sheet1.$AQ22] * [$Sheet1.$AR22] * [$Sheet1.$AS22]));[$Sheet1.AS22];{})" office:value-type="float" office:value="0" calcext:value-type="float">
            <text:p/>
          </table:table-cell>
          <table:table-cell table:formula="of:=IF(AND([$Sheet1.$AT22] * [$Sheet1.$AU22] * [$Sheet1.$AV22]; ([$Sheet1.$AT22] + [$Sheet1.$AU22] + [$Sheet1.$AV22]) &gt;= ([$Sheet1.$AT22] * [$Sheet1.$AU22] * [$Sheet1.$AV22]));[$Sheet1.AT22];{})" office:value-type="float" office:value="0" calcext:value-type="float">
            <text:p/>
          </table:table-cell>
          <table:table-cell table:formula="of:=IF(AND([$Sheet1.$AT22] * [$Sheet1.$AU22] * [$Sheet1.$AV22]; ([$Sheet1.$AT22] + [$Sheet1.$AU22] + [$Sheet1.$AV22]) &gt;= ([$Sheet1.$AT22] * [$Sheet1.$AU22] * [$Sheet1.$AV22]));[$Sheet1.AU22];{})" office:value-type="float" office:value="0" calcext:value-type="float">
            <text:p/>
          </table:table-cell>
          <table:table-cell table:formula="of:=IF(AND([$Sheet1.$AT22] * [$Sheet1.$AU22] * [$Sheet1.$AV22]; ([$Sheet1.$AT22] + [$Sheet1.$AU22] + [$Sheet1.$AV22]) &gt;= ([$Sheet1.$AT22] * [$Sheet1.$AU22] * [$Sheet1.$AV22]));[$Sheet1.AV22];{})" office:value-type="float" office:value="0" calcext:value-type="float">
            <text:p/>
          </table:table-cell>
          <table:table-cell table:formula="of:=IF(AND([$Sheet1.$AW22] * [$Sheet1.$AX22] * [$Sheet1.$AY22]; ([$Sheet1.$AW22] + [$Sheet1.$AX22] + [$Sheet1.$AY22]) &gt;= ([$Sheet1.$AW22] * [$Sheet1.$AX22] * [$Sheet1.$AY22]));[$Sheet1.AW22];{})" office:value-type="float" office:value="0" calcext:value-type="float">
            <text:p/>
          </table:table-cell>
          <table:table-cell table:formula="of:=IF(AND([$Sheet1.$AW22] * [$Sheet1.$AX22] * [$Sheet1.$AY22]; ([$Sheet1.$AW22] + [$Sheet1.$AX22] + [$Sheet1.$AY22]) &gt;= ([$Sheet1.$AW22] * [$Sheet1.$AX22] * [$Sheet1.$AY22]));[$Sheet1.AX22];{})" office:value-type="float" office:value="0" calcext:value-type="float">
            <text:p/>
          </table:table-cell>
          <table:table-cell table:formula="of:=IF(AND([$Sheet1.$AW22] * [$Sheet1.$AX22] * [$Sheet1.$AY22]; ([$Sheet1.$AW22] + [$Sheet1.$AX22] + [$Sheet1.$AY22]) &gt;= ([$Sheet1.$AW22] * [$Sheet1.$AX22] * [$Sheet1.$AY22]));[$Sheet1.AY22];{})" office:value-type="float" office:value="0" calcext:value-type="float">
            <text:p/>
          </table:table-cell>
          <table:table-cell table:formula="of:=IF(AND([$Sheet1.$AZ22] * [$Sheet1.$BA22] * [$Sheet1.$BB22]; ([$Sheet1.$AZ22] + [$Sheet1.$BA22] + [$Sheet1.$BB22]) &gt;= ([$Sheet1.$AZ22] * [$Sheet1.$BA22] * [$Sheet1.$BB22]));[$Sheet1.AZ22];{})" office:value-type="float" office:value="0" calcext:value-type="float">
            <text:p/>
          </table:table-cell>
          <table:table-cell table:formula="of:=IF(AND([$Sheet1.$AZ22] * [$Sheet1.$BA22] * [$Sheet1.$BB22]; ([$Sheet1.$AZ22] + [$Sheet1.$BA22] + [$Sheet1.$BB22]) &gt;= ([$Sheet1.$AZ22] * [$Sheet1.$BA22] * [$Sheet1.$BB22]));[$Sheet1.BA22];{})" office:value-type="float" office:value="0" calcext:value-type="float">
            <text:p/>
          </table:table-cell>
          <table:table-cell table:formula="of:=IF(AND([$Sheet1.$AZ22] * [$Sheet1.$BA22] * [$Sheet1.$BB22]; ([$Sheet1.$AZ22] + [$Sheet1.$BA22] + [$Sheet1.$BB22]) &gt;= ([$Sheet1.$AZ22] * [$Sheet1.$BA22] * [$Sheet1.$BB22]));[$Sheet1.BB22];{})" office:value-type="float" office:value="0" calcext:value-type="float">
            <text:p/>
          </table:table-cell>
          <table:table-cell table:formula="of:=IF(AND([$Sheet1.$BC22] * [$Sheet1.$BD22] * [$Sheet1.$BE22]; ([$Sheet1.$BC22] + [$Sheet1.$BD22] + [$Sheet1.$BE22]) &gt;= ([$Sheet1.$BC22] * [$Sheet1.$BD22] * [$Sheet1.$BE22]));[$Sheet1.BC22];{})" office:value-type="float" office:value="0" calcext:value-type="float">
            <text:p/>
          </table:table-cell>
          <table:table-cell table:formula="of:=IF(AND([$Sheet1.$BC22] * [$Sheet1.$BD22] * [$Sheet1.$BE22]; ([$Sheet1.$BC22] + [$Sheet1.$BD22] + [$Sheet1.$BE22]) &gt;= ([$Sheet1.$BC22] * [$Sheet1.$BD22] * [$Sheet1.$BE22]));[$Sheet1.BD22];{})" office:value-type="float" office:value="0" calcext:value-type="float">
            <text:p/>
          </table:table-cell>
          <table:table-cell table:formula="of:=IF(AND([$Sheet1.$BC22] * [$Sheet1.$BD22] * [$Sheet1.$BE22]; ([$Sheet1.$BC22] + [$Sheet1.$BD22] + [$Sheet1.$BE22]) &gt;= ([$Sheet1.$BC22] * [$Sheet1.$BD22] * [$Sheet1.$BE22]));[$Sheet1.BE22];{})" office:value-type="float" office:value="0" calcext:value-type="float">
            <text:p/>
          </table:table-cell>
          <table:table-cell table:number-columns-repeated="4"/>
          <table:table-cell table:formula="of:=IF(AND([$Sheet1.$BJ22] * [$Sheet1.$BK22] * [$Sheet1.$BL22]; ([$Sheet1.$BJ22] + [$Sheet1.$BK22] + [$Sheet1.$BL22]) &gt;= ([$Sheet1.$BJ22] * [$Sheet1.$BK22] * [$Sheet1.$BL22]));[$Sheet1.BJ22];{})" office:value-type="float" office:value="0" calcext:value-type="float">
            <text:p/>
          </table:table-cell>
          <table:table-cell table:formula="of:=IF(AND([$Sheet1.$BJ22] * [$Sheet1.$BK22] * [$Sheet1.$BL22]; ([$Sheet1.$BJ22] + [$Sheet1.$BK22] + [$Sheet1.$BL22]) &gt;= ([$Sheet1.$BJ22] * [$Sheet1.$BK22] * [$Sheet1.$BL22]));[$Sheet1.BK22];{})" office:value-type="float" office:value="0" calcext:value-type="float">
            <text:p/>
          </table:table-cell>
          <table:table-cell table:formula="of:=IF(AND([$Sheet1.$BJ22] * [$Sheet1.$BK22] * [$Sheet1.$BL22]; ([$Sheet1.$BJ22] + [$Sheet1.$BK22] + [$Sheet1.$BL22]) &gt;= ([$Sheet1.$BJ22] * [$Sheet1.$BK22] * [$Sheet1.$BL22]));[$Sheet1.BL22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$Sheet1.$C23] * [$Sheet1.$D23]; ([$Sheet1.$C23] + [$Sheet1.$D23]) &gt;= [$Sheet1.$C23] * [$Sheet1.$D23]);[$Sheet1.C23];{})" office:value-type="float" office:value="0" calcext:value-type="float">
            <text:p/>
          </table:table-cell>
          <table:table-cell table:formula="of:=IF(AND([$Sheet1.$C23] * [$Sheet1.$D23]; ([$Sheet1.$C23] + [$Sheet1.$D23]) &gt;= [$Sheet1.$C23] * [$Sheet1.$D23]);[$Sheet1.D23];{})" office:value-type="float" office:value="0" calcext:value-type="float">
            <text:p/>
          </table:table-cell>
          <table:table-cell table:formula="of:=IF(AND([$Sheet1.$E23] * [$Sheet1.$F23]; ([$Sheet1.$E23] + [$Sheet1.$F23]) &gt;= [$Sheet1.$E23] * [$Sheet1.$F23]);[$Sheet1.E23];{})" office:value-type="float" office:value="0" calcext:value-type="float">
            <text:p/>
          </table:table-cell>
          <table:table-cell table:formula="of:=IF(AND([$Sheet1.$E23] * [$Sheet1.$F23]; ([$Sheet1.$E23] + [$Sheet1.$F23]) &gt;= [$Sheet1.$E23] * [$Sheet1.$F23]);[$Sheet1.F23];{})" office:value-type="float" office:value="0" calcext:value-type="float">
            <text:p/>
          </table:table-cell>
          <table:table-cell table:formula="of:=IF(AND([$Sheet1.$H23] * [$Sheet1.$I23]; [$Sheet1.$H23] + [$Sheet1.$I23] &gt;= [$Sheet1.$H23] * [$Sheet1.$I23]);[$Sheet1.G23];{})" office:value-type="float" office:value="0" calcext:value-type="float">
            <text:p/>
          </table:table-cell>
          <table:table-cell table:formula="of:=IF(AND([$Sheet1.$H23] * [$Sheet1.$I23]; ([$Sheet1.$H23] + [$Sheet1.$I23]) &gt;= ([$Sheet1.$H23] * [$Sheet1.$I23]));[$Sheet1.H23];{})" office:value-type="float" office:value="0" calcext:value-type="float">
            <text:p/>
          </table:table-cell>
          <table:table-cell table:formula="of:=IF(AND([$Sheet1.$H23] * [$Sheet1.$I23]; ([$Sheet1.$H23] + [$Sheet1.$I23]) &gt;= ([$Sheet1.$H23] * [$Sheet1.$I23]));[$Sheet1.I23];{})" office:value-type="float" office:value="0" calcext:value-type="float">
            <text:p/>
          </table:table-cell>
          <table:table-cell table:formula="of:=IF(AND([$Sheet1.$J23] * [$Sheet1.$K23] * [$Sheet1.$L23]; ([$Sheet1.$J23] + [$Sheet1.$K23] + [$Sheet1.$L23]) &gt;= ([$Sheet1.$J23] * [$Sheet1.$K23] * [$Sheet1.$L23]));[$Sheet1.J23];{})" office:value-type="float" office:value="0" calcext:value-type="float">
            <text:p/>
          </table:table-cell>
          <table:table-cell table:formula="of:=IF(AND([$Sheet1.$K23] * [$Sheet1.$L23]; ([$Sheet1.$K23] + [$Sheet1.$L23]) &gt;= ([$Sheet1.$K23] * [$Sheet1.$L23]));[$Sheet1.K23];{})" office:value-type="float" office:value="0" calcext:value-type="float">
            <text:p/>
          </table:table-cell>
          <table:table-cell table:formula="of:=IF(AND([$Sheet1.$K23] * [$Sheet1.$L23]; ([$Sheet1.$K23] + [$Sheet1.$L23]) &gt;= ([$Sheet1.$K23] * [$Sheet1.$L23]));[$Sheet1.L23];{})" office:value-type="float" office:value="0" calcext:value-type="float">
            <text:p/>
          </table:table-cell>
          <table:table-cell table:formula="of:=IF(AND([$Sheet1.$M23] * [$Sheet1.$N23] * [$Sheet1.$O23]; ([$Sheet1.$M23] + [$Sheet1.$N23] + [$Sheet1.$O23]) &gt;= ([$Sheet1.$M23] * [$Sheet1.$N23] * [$Sheet1.$O23]));[$Sheet1.M23];{})" office:value-type="float" office:value="0" calcext:value-type="float">
            <text:p/>
          </table:table-cell>
          <table:table-cell table:formula="of:=IF(AND([$Sheet1.$M23] * [$Sheet1.$N23] * [$Sheet1.$O23]; ([$Sheet1.$M23] + [$Sheet1.$N23] + [$Sheet1.$O23]) &gt;= ([$Sheet1.$M23] * [$Sheet1.$N23] * [$Sheet1.$O23]));[$Sheet1.N23];{})" office:value-type="float" office:value="0" calcext:value-type="float">
            <text:p/>
          </table:table-cell>
          <table:table-cell table:formula="of:=IF(AND([$Sheet1.$M23] * [$Sheet1.$N23] * [$Sheet1.$O23]; ([$Sheet1.$M23] + [$Sheet1.$N23] + [$Sheet1.$O23]) &gt;= ([$Sheet1.$M23] * [$Sheet1.$N23] * [$Sheet1.$O23]));[$Sheet1.O23];{})" office:value-type="float" office:value="0" calcext:value-type="float">
            <text:p/>
          </table:table-cell>
          <table:table-cell table:formula="of:=IF(AND([$Sheet1.$P23] * [$Sheet1.$Q23] * [$Sheet1.$R23]; ([$Sheet1.$P23] + [$Sheet1.$Q23] + [$Sheet1.$R23]) &gt;= ([$Sheet1.$P23] * [$Sheet1.$Q23] * [$Sheet1.$R23]));[$Sheet1.P23];{})" office:value-type="float" office:value="0" calcext:value-type="float">
            <text:p/>
          </table:table-cell>
          <table:table-cell table:formula="of:=IF(AND([$Sheet1.$P23] * [$Sheet1.$Q23] * [$Sheet1.$R23]; ([$Sheet1.$P23] + [$Sheet1.$Q23] + [$Sheet1.$R23]) &gt;= ([$Sheet1.$P23] * [$Sheet1.$Q23] * [$Sheet1.$R23]));[$Sheet1.Q23];{})" office:value-type="float" office:value="0" calcext:value-type="float">
            <text:p/>
          </table:table-cell>
          <table:table-cell table:formula="of:=IF(AND([$Sheet1.$P23] * [$Sheet1.$Q23] * [$Sheet1.$R23]; ([$Sheet1.$P23] + [$Sheet1.$Q23] + [$Sheet1.$R23]) &gt;= ([$Sheet1.$P23] * [$Sheet1.$Q23] * [$Sheet1.$R23]));[$Sheet1.R23];{})" office:value-type="float" office:value="0" calcext:value-type="float">
            <text:p/>
          </table:table-cell>
          <table:table-cell table:formula="of:=IF(AND([$Sheet1.$S23] * [$Sheet1.$T23] * [$Sheet1.$U23]; ([$Sheet1.$S23] + [$Sheet1.$T23] + [$Sheet1.$U23]) &gt;= ([$Sheet1.$S23] * [$Sheet1.$T23] * [$Sheet1.$U23]));[$Sheet1.S23];{})" office:value-type="float" office:value="0" calcext:value-type="float">
            <text:p/>
          </table:table-cell>
          <table:table-cell table:formula="of:=IF(AND([$Sheet1.$S23] * [$Sheet1.$T23] * [$Sheet1.$U23]; ([$Sheet1.$S23] + [$Sheet1.$T23] + [$Sheet1.$U23]) &gt;= ([$Sheet1.$S23] * [$Sheet1.$T23] * [$Sheet1.$U23]));[$Sheet1.T23];{})" office:value-type="float" office:value="0" calcext:value-type="float">
            <text:p/>
          </table:table-cell>
          <table:table-cell table:formula="of:=IF(AND([$Sheet1.$S23] * [$Sheet1.$T23] * [$Sheet1.$U23]; ([$Sheet1.$S23] + [$Sheet1.$T23] + [$Sheet1.$U23]) &gt;= ([$Sheet1.$S23] * [$Sheet1.$T23] * [$Sheet1.$U23]));[$Sheet1.U23];{})" office:value-type="float" office:value="0" calcext:value-type="float">
            <text:p/>
          </table:table-cell>
          <table:table-cell table:formula="of:=IF(AND([$Sheet1.$V23] * [$Sheet1.$W23] * [$Sheet1.$X23]; ([$Sheet1.$V23] + [$Sheet1.$W23] + [$Sheet1.$X23]) &gt;= ([$Sheet1.$V23] * [$Sheet1.$W23] * [$Sheet1.$X23]));[$Sheet1.V23];{})" office:value-type="float" office:value="0" calcext:value-type="float">
            <text:p/>
          </table:table-cell>
          <table:table-cell table:formula="of:=IF(AND([$Sheet1.$V23] * [$Sheet1.$W23] * [$Sheet1.$X23]; ([$Sheet1.$V23] + [$Sheet1.$W23] + [$Sheet1.$X23]) &gt;= ([$Sheet1.$V23] * [$Sheet1.$W23] * [$Sheet1.$X23]));[$Sheet1.W23];{})" office:value-type="float" office:value="0" calcext:value-type="float">
            <text:p/>
          </table:table-cell>
          <table:table-cell table:formula="of:=IF(AND([$Sheet1.$V23] * [$Sheet1.$W23] * [$Sheet1.$X23]; ([$Sheet1.$V23] + [$Sheet1.$W23] + [$Sheet1.$X23]) &gt;= ([$Sheet1.$V23] * [$Sheet1.$W23] * [$Sheet1.$X23]));[$Sheet1.X23];{})" office:value-type="float" office:value="0" calcext:value-type="float">
            <text:p/>
          </table:table-cell>
          <table:table-cell table:formula="of:=IF(AND([$Sheet1.$Y23] * [$Sheet1.$Z23] * [$Sheet1.$AA23]; ([$Sheet1.$Y23] + [$Sheet1.$Z23] + [$Sheet1.$AA23]) &gt;= ([$Sheet1.$Y23] * [$Sheet1.$Z23] * [$Sheet1.$AA23]));[$Sheet1.Y23];{})" office:value-type="float" office:value="0" calcext:value-type="float">
            <text:p/>
          </table:table-cell>
          <table:table-cell table:formula="of:=IF(AND([$Sheet1.$Y23] * [$Sheet1.$Z23] * [$Sheet1.$AA23]; ([$Sheet1.$Y23] + [$Sheet1.$Z23] + [$Sheet1.$AA23]) &gt;= ([$Sheet1.$Y23] * [$Sheet1.$Z23] * [$Sheet1.$AA23]));[$Sheet1.Z23];{})" office:value-type="float" office:value="0" calcext:value-type="float">
            <text:p/>
          </table:table-cell>
          <table:table-cell table:formula="of:=IF(AND([$Sheet1.$Y23] * [$Sheet1.$Z23] * [$Sheet1.$AA23]; ([$Sheet1.$Y23] + [$Sheet1.$Z23] + [$Sheet1.$AA23]) &gt;= ([$Sheet1.$Y23] * [$Sheet1.$Z23] * [$Sheet1.$AA23]));[$Sheet1.AA23];{})" office:value-type="float" office:value="0" calcext:value-type="float">
            <text:p/>
          </table:table-cell>
          <table:table-cell table:formula="of:=IF(AND([$Sheet1.$AB23] * [$Sheet1.$AC23] * [$Sheet1.$AD23]; ([$Sheet1.$AB23] + [$Sheet1.$AC23] + [$Sheet1.$AD23]) &gt;= ([$Sheet1.$AB23] * [$Sheet1.$AC23] * [$Sheet1.$AD23]));[$Sheet1.AB23];{})" office:value-type="float" office:value="0" calcext:value-type="float">
            <text:p/>
          </table:table-cell>
          <table:table-cell table:formula="of:=IF(AND([$Sheet1.$AB23] * [$Sheet1.$AC23] * [$Sheet1.$AD23]; ([$Sheet1.$AB23] + [$Sheet1.$AC23] + [$Sheet1.$AD23]) &gt;= ([$Sheet1.$AB23] * [$Sheet1.$AC23] * [$Sheet1.$AD23]));[$Sheet1.AC23];{})" office:value-type="float" office:value="0" calcext:value-type="float">
            <text:p/>
          </table:table-cell>
          <table:table-cell table:formula="of:=IF(AND([$Sheet1.$AB23] * [$Sheet1.$AC23] * [$Sheet1.$AD23]; ([$Sheet1.$AB23] + [$Sheet1.$AC23] + [$Sheet1.$AD23]) &gt;= ([$Sheet1.$AB23] * [$Sheet1.$AC23] * [$Sheet1.$AD23]));[$Sheet1.AD23];{})" office:value-type="float" office:value="0" calcext:value-type="float">
            <text:p/>
          </table:table-cell>
          <table:table-cell table:formula="of:=IF(AND([$Sheet1.$AE23] * [$Sheet1.$AF23] * [$Sheet1.$AG23]; ([$Sheet1.$AE23] + [$Sheet1.$AF23] + [$Sheet1.$AG23]) &gt;= ([$Sheet1.$AE23] * [$Sheet1.$AF23] * [$Sheet1.$AG23]));[$Sheet1.AE23];{})" office:value-type="float" office:value="0" calcext:value-type="float">
            <text:p/>
          </table:table-cell>
          <table:table-cell table:formula="of:=IF(AND([$Sheet1.$AE23] * [$Sheet1.$AF23] * [$Sheet1.$AG23]; ([$Sheet1.$AE23] + [$Sheet1.$AF23] + [$Sheet1.$AG23]) &gt;= ([$Sheet1.$AE23] * [$Sheet1.$AF23] * [$Sheet1.$AG23]));[$Sheet1.AF23];{})" office:value-type="float" office:value="0" calcext:value-type="float">
            <text:p/>
          </table:table-cell>
          <table:table-cell table:formula="of:=IF(AND([$Sheet1.$AE23] * [$Sheet1.$AF23] * [$Sheet1.$AG23]; ([$Sheet1.$AE23] + [$Sheet1.$AF23] + [$Sheet1.$AG23]) &gt;= ([$Sheet1.$AE23] * [$Sheet1.$AF23] * [$Sheet1.$AG23]));[$Sheet1.AG23];{})" office:value-type="float" office:value="0" calcext:value-type="float">
            <text:p/>
          </table:table-cell>
          <table:table-cell table:formula="of:=IF(AND([$Sheet1.$AH23] * [$Sheet1.$AI23] * [$Sheet1.$AJ23]; ([$Sheet1.$AH23] + [$Sheet1.$AI23] + [$Sheet1.$AJ23]) &gt;= ([$Sheet1.$AH23] * [$Sheet1.$AI23] * [$Sheet1.$AJ23]));[$Sheet1.AH23];{})" office:value-type="float" office:value="0" calcext:value-type="float">
            <text:p/>
          </table:table-cell>
          <table:table-cell table:formula="of:=IF(AND([$Sheet1.$AH23] * [$Sheet1.$AI23] * [$Sheet1.$AJ23]; ([$Sheet1.$AH23] + [$Sheet1.$AI23] + [$Sheet1.$AJ23]) &gt;= ([$Sheet1.$AH23] * [$Sheet1.$AI23] * [$Sheet1.$AJ23]));[$Sheet1.AI23];{})" office:value-type="float" office:value="0" calcext:value-type="float">
            <text:p/>
          </table:table-cell>
          <table:table-cell table:formula="of:=IF(AND([$Sheet1.$AH23] * [$Sheet1.$AI23] * [$Sheet1.$AJ23]; ([$Sheet1.$AH23] + [$Sheet1.$AI23] + [$Sheet1.$AJ23]) &gt;= ([$Sheet1.$AH23] * [$Sheet1.$AI23] * [$Sheet1.$AJ23]));[$Sheet1.AJ23];{})" office:value-type="float" office:value="0" calcext:value-type="float">
            <text:p/>
          </table:table-cell>
          <table:table-cell table:formula="of:=IF(AND([$Sheet1.$AK23] * [$Sheet1.$AL23] * [$Sheet1.$AM23]; ([$Sheet1.$AK23] + [$Sheet1.$AL23] + [$Sheet1.$AM23]) &gt;= ([$Sheet1.$AK23] * [$Sheet1.$AL23] * [$Sheet1.$AM23]));[$Sheet1.AK23];{})" office:value-type="float" office:value="3" calcext:value-type="float">
            <text:p>3</text:p>
          </table:table-cell>
          <table:table-cell table:formula="of:=IF(AND([$Sheet1.$AK23] * [$Sheet1.$AL23] * [$Sheet1.$AM23]; ([$Sheet1.$AK23] + [$Sheet1.$AL23] + [$Sheet1.$AM23]) &gt;= ([$Sheet1.$AK23] * [$Sheet1.$AL23] * [$Sheet1.$AM23]));[$Sheet1.AL23];{})" office:value-type="float" office:value="1" calcext:value-type="float">
            <text:p>1</text:p>
          </table:table-cell>
          <table:table-cell table:formula="of:=IF(AND([$Sheet1.$AK23] * [$Sheet1.$AL23] * [$Sheet1.$AM23]; ([$Sheet1.$AK23] + [$Sheet1.$AL23] + [$Sheet1.$AM23]) &gt;= ([$Sheet1.$AK23] * [$Sheet1.$AL23] * [$Sheet1.$AM23]));[$Sheet1.AM23];{})" office:value-type="float" office:value="2" calcext:value-type="float">
            <text:p>2</text:p>
          </table:table-cell>
          <table:table-cell table:formula="of:=IF(AND([$Sheet1.$AN23] * [$Sheet1.$AO23] * [$Sheet1.$AP23]; ([$Sheet1.$AN23] + [$Sheet1.$AO23] + [$Sheet1.$AP23]) &gt;= ([$Sheet1.$AN23] * [$Sheet1.$AO23] * [$Sheet1.$AP23]));[$Sheet1.AN23];{})" office:value-type="float" office:value="0" calcext:value-type="float">
            <text:p/>
          </table:table-cell>
          <table:table-cell table:formula="of:=IF(AND([$Sheet1.$AN23] * [$Sheet1.$AO23] * [$Sheet1.$AP23]; ([$Sheet1.$AN23] + [$Sheet1.$AO23] + [$Sheet1.$AP23]) &gt;= ([$Sheet1.$AN23] * [$Sheet1.$AO23] * [$Sheet1.$AP23]));[$Sheet1.AO23];{})" office:value-type="float" office:value="0" calcext:value-type="float">
            <text:p/>
          </table:table-cell>
          <table:table-cell table:formula="of:=IF(AND([$Sheet1.$AN23] * [$Sheet1.$AO23] * [$Sheet1.$AP23]; ([$Sheet1.$AN23] + [$Sheet1.$AO23] + [$Sheet1.$AP23]) &gt;= ([$Sheet1.$AN23] * [$Sheet1.$AO23] * [$Sheet1.$AP23]));[$Sheet1.AP23];{})" office:value-type="float" office:value="0" calcext:value-type="float">
            <text:p/>
          </table:table-cell>
          <table:table-cell table:formula="of:=IF(AND([$Sheet1.$AQ23] * [$Sheet1.$AR23] * [$Sheet1.$AS23]; ([$Sheet1.$AQ23] + [$Sheet1.$AR23] + [$Sheet1.$AS23]) &gt;= ([$Sheet1.$AQ23] * [$Sheet1.$AR23] * [$Sheet1.$AS23]));[$Sheet1.AQ23];{})" office:value-type="float" office:value="0" calcext:value-type="float">
            <text:p/>
          </table:table-cell>
          <table:table-cell table:formula="of:=IF(AND([$Sheet1.$AQ23] * [$Sheet1.$AR23] * [$Sheet1.$AS23]; ([$Sheet1.$AQ23] + [$Sheet1.$AR23] + [$Sheet1.$AS23]) &gt;= ([$Sheet1.$AQ23] * [$Sheet1.$AR23] * [$Sheet1.$AS23]));[$Sheet1.AR23];{})" office:value-type="float" office:value="0" calcext:value-type="float">
            <text:p/>
          </table:table-cell>
          <table:table-cell table:formula="of:=IF(AND([$Sheet1.$AQ23] * [$Sheet1.$AR23] * [$Sheet1.$AS23]; ([$Sheet1.$AQ23] + [$Sheet1.$AR23] + [$Sheet1.$AS23]) &gt;= ([$Sheet1.$AQ23] * [$Sheet1.$AR23] * [$Sheet1.$AS23]));[$Sheet1.AS23];{})" office:value-type="float" office:value="0" calcext:value-type="float">
            <text:p/>
          </table:table-cell>
          <table:table-cell table:formula="of:=IF(AND([$Sheet1.$AT23] * [$Sheet1.$AU23] * [$Sheet1.$AV23]; ([$Sheet1.$AT23] + [$Sheet1.$AU23] + [$Sheet1.$AV23]) &gt;= ([$Sheet1.$AT23] * [$Sheet1.$AU23] * [$Sheet1.$AV23]));[$Sheet1.AT23];{})" office:value-type="float" office:value="0" calcext:value-type="float">
            <text:p/>
          </table:table-cell>
          <table:table-cell table:formula="of:=IF(AND([$Sheet1.$AT23] * [$Sheet1.$AU23] * [$Sheet1.$AV23]; ([$Sheet1.$AT23] + [$Sheet1.$AU23] + [$Sheet1.$AV23]) &gt;= ([$Sheet1.$AT23] * [$Sheet1.$AU23] * [$Sheet1.$AV23]));[$Sheet1.AU23];{})" office:value-type="float" office:value="0" calcext:value-type="float">
            <text:p/>
          </table:table-cell>
          <table:table-cell table:formula="of:=IF(AND([$Sheet1.$AT23] * [$Sheet1.$AU23] * [$Sheet1.$AV23]; ([$Sheet1.$AT23] + [$Sheet1.$AU23] + [$Sheet1.$AV23]) &gt;= ([$Sheet1.$AT23] * [$Sheet1.$AU23] * [$Sheet1.$AV23]));[$Sheet1.AV23];{})" office:value-type="float" office:value="0" calcext:value-type="float">
            <text:p/>
          </table:table-cell>
          <table:table-cell table:formula="of:=IF(AND([$Sheet1.$AW23] * [$Sheet1.$AX23] * [$Sheet1.$AY23]; ([$Sheet1.$AW23] + [$Sheet1.$AX23] + [$Sheet1.$AY23]) &gt;= ([$Sheet1.$AW23] * [$Sheet1.$AX23] * [$Sheet1.$AY23]));[$Sheet1.AW23];{})" office:value-type="float" office:value="0" calcext:value-type="float">
            <text:p/>
          </table:table-cell>
          <table:table-cell table:formula="of:=IF(AND([$Sheet1.$AW23] * [$Sheet1.$AX23] * [$Sheet1.$AY23]; ([$Sheet1.$AW23] + [$Sheet1.$AX23] + [$Sheet1.$AY23]) &gt;= ([$Sheet1.$AW23] * [$Sheet1.$AX23] * [$Sheet1.$AY23]));[$Sheet1.AX23];{})" office:value-type="float" office:value="0" calcext:value-type="float">
            <text:p/>
          </table:table-cell>
          <table:table-cell table:formula="of:=IF(AND([$Sheet1.$AW23] * [$Sheet1.$AX23] * [$Sheet1.$AY23]; ([$Sheet1.$AW23] + [$Sheet1.$AX23] + [$Sheet1.$AY23]) &gt;= ([$Sheet1.$AW23] * [$Sheet1.$AX23] * [$Sheet1.$AY23]));[$Sheet1.AY23];{})" office:value-type="float" office:value="0" calcext:value-type="float">
            <text:p/>
          </table:table-cell>
          <table:table-cell table:formula="of:=IF(AND([$Sheet1.$AZ23] * [$Sheet1.$BA23] * [$Sheet1.$BB23]; ([$Sheet1.$AZ23] + [$Sheet1.$BA23] + [$Sheet1.$BB23]) &gt;= ([$Sheet1.$AZ23] * [$Sheet1.$BA23] * [$Sheet1.$BB23]));[$Sheet1.AZ23];{})" office:value-type="float" office:value="0" calcext:value-type="float">
            <text:p/>
          </table:table-cell>
          <table:table-cell table:formula="of:=IF(AND([$Sheet1.$AZ23] * [$Sheet1.$BA23] * [$Sheet1.$BB23]; ([$Sheet1.$AZ23] + [$Sheet1.$BA23] + [$Sheet1.$BB23]) &gt;= ([$Sheet1.$AZ23] * [$Sheet1.$BA23] * [$Sheet1.$BB23]));[$Sheet1.BA23];{})" office:value-type="float" office:value="0" calcext:value-type="float">
            <text:p/>
          </table:table-cell>
          <table:table-cell table:formula="of:=IF(AND([$Sheet1.$AZ23] * [$Sheet1.$BA23] * [$Sheet1.$BB23]; ([$Sheet1.$AZ23] + [$Sheet1.$BA23] + [$Sheet1.$BB23]) &gt;= ([$Sheet1.$AZ23] * [$Sheet1.$BA23] * [$Sheet1.$BB23]));[$Sheet1.BB23];{})" office:value-type="float" office:value="0" calcext:value-type="float">
            <text:p/>
          </table:table-cell>
          <table:table-cell table:formula="of:=IF(AND([$Sheet1.$BC23] * [$Sheet1.$BD23] * [$Sheet1.$BE23]; ([$Sheet1.$BC23] + [$Sheet1.$BD23] + [$Sheet1.$BE23]) &gt;= ([$Sheet1.$BC23] * [$Sheet1.$BD23] * [$Sheet1.$BE23]));[$Sheet1.BC23];{})" office:value-type="float" office:value="0" calcext:value-type="float">
            <text:p/>
          </table:table-cell>
          <table:table-cell table:formula="of:=IF(AND([$Sheet1.$BC23] * [$Sheet1.$BD23] * [$Sheet1.$BE23]; ([$Sheet1.$BC23] + [$Sheet1.$BD23] + [$Sheet1.$BE23]) &gt;= ([$Sheet1.$BC23] * [$Sheet1.$BD23] * [$Sheet1.$BE23]));[$Sheet1.BD23];{})" office:value-type="float" office:value="0" calcext:value-type="float">
            <text:p/>
          </table:table-cell>
          <table:table-cell table:formula="of:=IF(AND([$Sheet1.$BC23] * [$Sheet1.$BD23] * [$Sheet1.$BE23]; ([$Sheet1.$BC23] + [$Sheet1.$BD23] + [$Sheet1.$BE23]) &gt;= ([$Sheet1.$BC23] * [$Sheet1.$BD23] * [$Sheet1.$BE23]));[$Sheet1.BE23];{})" office:value-type="float" office:value="0" calcext:value-type="float">
            <text:p/>
          </table:table-cell>
          <table:table-cell table:number-columns-repeated="4"/>
          <table:table-cell table:formula="of:=IF(AND([$Sheet1.$BJ23] * [$Sheet1.$BK23] * [$Sheet1.$BL23]; ([$Sheet1.$BJ23] + [$Sheet1.$BK23] + [$Sheet1.$BL23]) &gt;= ([$Sheet1.$BJ23] * [$Sheet1.$BK23] * [$Sheet1.$BL23]));[$Sheet1.BJ23];{})" office:value-type="float" office:value="0" calcext:value-type="float">
            <text:p/>
          </table:table-cell>
          <table:table-cell table:formula="of:=IF(AND([$Sheet1.$BJ23] * [$Sheet1.$BK23] * [$Sheet1.$BL23]; ([$Sheet1.$BJ23] + [$Sheet1.$BK23] + [$Sheet1.$BL23]) &gt;= ([$Sheet1.$BJ23] * [$Sheet1.$BK23] * [$Sheet1.$BL23]));[$Sheet1.BK23];{})" office:value-type="float" office:value="0" calcext:value-type="float">
            <text:p/>
          </table:table-cell>
          <table:table-cell table:formula="of:=IF(AND([$Sheet1.$BJ23] * [$Sheet1.$BK23] * [$Sheet1.$BL23]; ([$Sheet1.$BJ23] + [$Sheet1.$BK23] + [$Sheet1.$BL23]) &gt;= ([$Sheet1.$BJ23] * [$Sheet1.$BK23] * [$Sheet1.$BL23]));[$Sheet1.BL23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$Sheet1.$C24] * [$Sheet1.$D24]; ([$Sheet1.$C24] + [$Sheet1.$D24]) &gt;= [$Sheet1.$C24] * [$Sheet1.$D24]);[$Sheet1.C24];{})" office:value-type="float" office:value="0" calcext:value-type="float">
            <text:p/>
          </table:table-cell>
          <table:table-cell table:formula="of:=IF(AND([$Sheet1.$C24] * [$Sheet1.$D24]; ([$Sheet1.$C24] + [$Sheet1.$D24]) &gt;= [$Sheet1.$C24] * [$Sheet1.$D24]);[$Sheet1.D24];{})" office:value-type="float" office:value="0" calcext:value-type="float">
            <text:p/>
          </table:table-cell>
          <table:table-cell table:formula="of:=IF(AND([$Sheet1.$E24] * [$Sheet1.$F24]; ([$Sheet1.$E24] + [$Sheet1.$F24]) &gt;= [$Sheet1.$E24] * [$Sheet1.$F24]);[$Sheet1.E24];{})" office:value-type="float" office:value="0" calcext:value-type="float">
            <text:p/>
          </table:table-cell>
          <table:table-cell table:formula="of:=IF(AND([$Sheet1.$E24] * [$Sheet1.$F24]; ([$Sheet1.$E24] + [$Sheet1.$F24]) &gt;= [$Sheet1.$E24] * [$Sheet1.$F24]);[$Sheet1.F24];{})" office:value-type="float" office:value="0" calcext:value-type="float">
            <text:p/>
          </table:table-cell>
          <table:table-cell table:formula="of:=IF(AND([$Sheet1.$H24] * [$Sheet1.$I24]; [$Sheet1.$H24] + [$Sheet1.$I24] &gt;= [$Sheet1.$H24] * [$Sheet1.$I24]);[$Sheet1.G24];{})" office:value-type="float" office:value="0" calcext:value-type="float">
            <text:p/>
          </table:table-cell>
          <table:table-cell table:formula="of:=IF(AND([$Sheet1.$H24] * [$Sheet1.$I24]; ([$Sheet1.$H24] + [$Sheet1.$I24]) &gt;= ([$Sheet1.$H24] * [$Sheet1.$I24]));[$Sheet1.H24];{})" office:value-type="float" office:value="0" calcext:value-type="float">
            <text:p/>
          </table:table-cell>
          <table:table-cell table:formula="of:=IF(AND([$Sheet1.$H24] * [$Sheet1.$I24]; ([$Sheet1.$H24] + [$Sheet1.$I24]) &gt;= ([$Sheet1.$H24] * [$Sheet1.$I24]));[$Sheet1.I24];{})" office:value-type="float" office:value="0" calcext:value-type="float">
            <text:p/>
          </table:table-cell>
          <table:table-cell table:formula="of:=IF(AND([$Sheet1.$J24] * [$Sheet1.$K24] * [$Sheet1.$L24]; ([$Sheet1.$J24] + [$Sheet1.$K24] + [$Sheet1.$L24]) &gt;= ([$Sheet1.$J24] * [$Sheet1.$K24] * [$Sheet1.$L24]));[$Sheet1.J24];{})" office:value-type="float" office:value="0" calcext:value-type="float">
            <text:p/>
          </table:table-cell>
          <table:table-cell table:formula="of:=IF(AND([$Sheet1.$J24] * [$Sheet1.$K24] * [$Sheet1.$L24]; ([$Sheet1.$J24] + [$Sheet1.$K24] + [$Sheet1.$L24]) &gt;= ([$Sheet1.$J24] * [$Sheet1.$K24] * [$Sheet1.$L24]));[$Sheet1.K24];{})" office:value-type="float" office:value="0" calcext:value-type="float">
            <text:p/>
          </table:table-cell>
          <table:table-cell table:formula="of:=IF(AND([$Sheet1.$J24] * [$Sheet1.$K24] * [$Sheet1.$L24]; ([$Sheet1.$J24] + [$Sheet1.$K24] + [$Sheet1.$L24]) &gt;= ([$Sheet1.$J24] * [$Sheet1.$K24] * [$Sheet1.$L24]));[$Sheet1.L24];{})" office:value-type="float" office:value="0" calcext:value-type="float">
            <text:p/>
          </table:table-cell>
          <table:table-cell table:formula="of:=IF(AND([$Sheet1.$M24] * [$Sheet1.$N24] * [$Sheet1.$O24]; ([$Sheet1.$M24] + [$Sheet1.$N24] + [$Sheet1.$O24]) &gt;= ([$Sheet1.$M24] * [$Sheet1.$N24] * [$Sheet1.$O24]));[$Sheet1.M24];{})" office:value-type="float" office:value="0" calcext:value-type="float">
            <text:p/>
          </table:table-cell>
          <table:table-cell table:formula="of:=IF(AND([$Sheet1.$M24] * [$Sheet1.$N24] * [$Sheet1.$O24]; ([$Sheet1.$M24] + [$Sheet1.$N24] + [$Sheet1.$O24]) &gt;= ([$Sheet1.$M24] * [$Sheet1.$N24] * [$Sheet1.$O24]));[$Sheet1.N24];{})" office:value-type="float" office:value="0" calcext:value-type="float">
            <text:p/>
          </table:table-cell>
          <table:table-cell table:formula="of:=IF(AND([$Sheet1.$M24] * [$Sheet1.$N24] * [$Sheet1.$O24]; ([$Sheet1.$M24] + [$Sheet1.$N24] + [$Sheet1.$O24]) &gt;= ([$Sheet1.$M24] * [$Sheet1.$N24] * [$Sheet1.$O24]));[$Sheet1.O24];{})" office:value-type="float" office:value="0" calcext:value-type="float">
            <text:p/>
          </table:table-cell>
          <table:table-cell table:formula="of:=IF(AND([$Sheet1.$P24] * [$Sheet1.$Q24] * [$Sheet1.$R24]; ([$Sheet1.$P24] + [$Sheet1.$Q24] + [$Sheet1.$R24]) &gt;= ([$Sheet1.$P24] * [$Sheet1.$Q24] * [$Sheet1.$R24]));[$Sheet1.P24];{})" office:value-type="float" office:value="0" calcext:value-type="float">
            <text:p/>
          </table:table-cell>
          <table:table-cell table:formula="of:=IF(AND([$Sheet1.$P24] * [$Sheet1.$Q24] * [$Sheet1.$R24]; ([$Sheet1.$P24] + [$Sheet1.$Q24] + [$Sheet1.$R24]) &gt;= ([$Sheet1.$P24] * [$Sheet1.$Q24] * [$Sheet1.$R24]));[$Sheet1.Q24];{})" office:value-type="float" office:value="0" calcext:value-type="float">
            <text:p/>
          </table:table-cell>
          <table:table-cell table:formula="of:=IF(AND([$Sheet1.$P24] * [$Sheet1.$Q24] * [$Sheet1.$R24]; ([$Sheet1.$P24] + [$Sheet1.$Q24] + [$Sheet1.$R24]) &gt;= ([$Sheet1.$P24] * [$Sheet1.$Q24] * [$Sheet1.$R24]));[$Sheet1.R24];{})" office:value-type="float" office:value="0" calcext:value-type="float">
            <text:p/>
          </table:table-cell>
          <table:table-cell table:formula="of:=IF(AND([$Sheet1.$S24] * [$Sheet1.$T24] * [$Sheet1.$U24]; ([$Sheet1.$S24] + [$Sheet1.$T24] + [$Sheet1.$U24]) &gt;= ([$Sheet1.$S24] * [$Sheet1.$T24] * [$Sheet1.$U24]));[$Sheet1.S24];{})" office:value-type="float" office:value="0" calcext:value-type="float">
            <text:p/>
          </table:table-cell>
          <table:table-cell table:formula="of:=IF(AND([$Sheet1.$S24] * [$Sheet1.$T24] * [$Sheet1.$U24]; ([$Sheet1.$S24] + [$Sheet1.$T24] + [$Sheet1.$U24]) &gt;= ([$Sheet1.$S24] * [$Sheet1.$T24] * [$Sheet1.$U24]));[$Sheet1.T24];{})" office:value-type="float" office:value="0" calcext:value-type="float">
            <text:p/>
          </table:table-cell>
          <table:table-cell table:formula="of:=IF(AND([$Sheet1.$S24] * [$Sheet1.$T24] * [$Sheet1.$U24]; ([$Sheet1.$S24] + [$Sheet1.$T24] + [$Sheet1.$U24]) &gt;= ([$Sheet1.$S24] * [$Sheet1.$T24] * [$Sheet1.$U24]));[$Sheet1.U24];{})" office:value-type="float" office:value="0" calcext:value-type="float">
            <text:p/>
          </table:table-cell>
          <table:table-cell table:formula="of:=IF(AND([$Sheet1.$V24] * [$Sheet1.$W24] * [$Sheet1.$X24]; ([$Sheet1.$V24] + [$Sheet1.$W24] + [$Sheet1.$X24]) &gt;= ([$Sheet1.$V24] * [$Sheet1.$W24] * [$Sheet1.$X24]));[$Sheet1.V24];{})" office:value-type="float" office:value="0" calcext:value-type="float">
            <text:p/>
          </table:table-cell>
          <table:table-cell table:formula="of:=IF(AND([$Sheet1.$V24] * [$Sheet1.$W24] * [$Sheet1.$X24]; ([$Sheet1.$V24] + [$Sheet1.$W24] + [$Sheet1.$X24]) &gt;= ([$Sheet1.$V24] * [$Sheet1.$W24] * [$Sheet1.$X24]));[$Sheet1.W24];{})" office:value-type="float" office:value="0" calcext:value-type="float">
            <text:p/>
          </table:table-cell>
          <table:table-cell table:formula="of:=IF(AND([$Sheet1.$V24] * [$Sheet1.$W24] * [$Sheet1.$X24]; ([$Sheet1.$V24] + [$Sheet1.$W24] + [$Sheet1.$X24]) &gt;= ([$Sheet1.$V24] * [$Sheet1.$W24] * [$Sheet1.$X24]));[$Sheet1.X24];{})" office:value-type="float" office:value="0" calcext:value-type="float">
            <text:p/>
          </table:table-cell>
          <table:table-cell table:formula="of:=IF(AND([$Sheet1.$Y24] * [$Sheet1.$Z24] * [$Sheet1.$AA24]; ([$Sheet1.$Y24] + [$Sheet1.$Z24] + [$Sheet1.$AA24]) &gt;= ([$Sheet1.$Y24] * [$Sheet1.$Z24] * [$Sheet1.$AA24]));[$Sheet1.Y24];{})" office:value-type="float" office:value="0" calcext:value-type="float">
            <text:p/>
          </table:table-cell>
          <table:table-cell table:formula="of:=IF(AND([$Sheet1.$Y24] * [$Sheet1.$Z24] * [$Sheet1.$AA24]; ([$Sheet1.$Y24] + [$Sheet1.$Z24] + [$Sheet1.$AA24]) &gt;= ([$Sheet1.$Y24] * [$Sheet1.$Z24] * [$Sheet1.$AA24]));[$Sheet1.Z24];{})" office:value-type="float" office:value="0" calcext:value-type="float">
            <text:p/>
          </table:table-cell>
          <table:table-cell table:formula="of:=IF(AND([$Sheet1.$Y24] * [$Sheet1.$Z24] * [$Sheet1.$AA24]; ([$Sheet1.$Y24] + [$Sheet1.$Z24] + [$Sheet1.$AA24]) &gt;= ([$Sheet1.$Y24] * [$Sheet1.$Z24] * [$Sheet1.$AA24]));[$Sheet1.AA24];{})" office:value-type="float" office:value="0" calcext:value-type="float">
            <text:p/>
          </table:table-cell>
          <table:table-cell table:formula="of:=IF(AND([$Sheet1.$AB24] * [$Sheet1.$AC24] * [$Sheet1.$AD24]; ([$Sheet1.$AB24] + [$Sheet1.$AC24] + [$Sheet1.$AD24]) &gt;= ([$Sheet1.$AB24] * [$Sheet1.$AC24] * [$Sheet1.$AD24]));[$Sheet1.AB24];{})" office:value-type="float" office:value="0" calcext:value-type="float">
            <text:p/>
          </table:table-cell>
          <table:table-cell table:formula="of:=IF(AND([$Sheet1.$AB24] * [$Sheet1.$AC24] * [$Sheet1.$AD24]; ([$Sheet1.$AB24] + [$Sheet1.$AC24] + [$Sheet1.$AD24]) &gt;= ([$Sheet1.$AB24] * [$Sheet1.$AC24] * [$Sheet1.$AD24]));[$Sheet1.AC24];{})" office:value-type="float" office:value="0" calcext:value-type="float">
            <text:p/>
          </table:table-cell>
          <table:table-cell table:formula="of:=IF(AND([$Sheet1.$AB24] * [$Sheet1.$AC24] * [$Sheet1.$AD24]; ([$Sheet1.$AB24] + [$Sheet1.$AC24] + [$Sheet1.$AD24]) &gt;= ([$Sheet1.$AB24] * [$Sheet1.$AC24] * [$Sheet1.$AD24]));[$Sheet1.AD24];{})" office:value-type="float" office:value="0" calcext:value-type="float">
            <text:p/>
          </table:table-cell>
          <table:table-cell table:formula="of:=IF(AND([$Sheet1.$AE24] * [$Sheet1.$AF24] * [$Sheet1.$AG24]; ([$Sheet1.$AE24] + [$Sheet1.$AF24] + [$Sheet1.$AG24]) &gt;= ([$Sheet1.$AE24] * [$Sheet1.$AF24] * [$Sheet1.$AG24]));[$Sheet1.AE24];{})" office:value-type="float" office:value="0" calcext:value-type="float">
            <text:p/>
          </table:table-cell>
          <table:table-cell table:formula="of:=IF(AND([$Sheet1.$AE24] * [$Sheet1.$AF24] * [$Sheet1.$AG24]; ([$Sheet1.$AE24] + [$Sheet1.$AF24] + [$Sheet1.$AG24]) &gt;= ([$Sheet1.$AE24] * [$Sheet1.$AF24] * [$Sheet1.$AG24]));[$Sheet1.AF24];{})" office:value-type="float" office:value="0" calcext:value-type="float">
            <text:p/>
          </table:table-cell>
          <table:table-cell table:formula="of:=IF(AND([$Sheet1.$AE24] * [$Sheet1.$AF24] * [$Sheet1.$AG24]; ([$Sheet1.$AE24] + [$Sheet1.$AF24] + [$Sheet1.$AG24]) &gt;= ([$Sheet1.$AE24] * [$Sheet1.$AF24] * [$Sheet1.$AG24]));[$Sheet1.AG24];{})" office:value-type="float" office:value="0" calcext:value-type="float">
            <text:p/>
          </table:table-cell>
          <table:table-cell table:formula="of:=IF(AND([$Sheet1.$AH24] * [$Sheet1.$AI24] * [$Sheet1.$AJ24]; ([$Sheet1.$AH24] + [$Sheet1.$AI24] + [$Sheet1.$AJ24]) &gt;= ([$Sheet1.$AH24] * [$Sheet1.$AI24] * [$Sheet1.$AJ24]));[$Sheet1.AH24];{})" office:value-type="float" office:value="0" calcext:value-type="float">
            <text:p/>
          </table:table-cell>
          <table:table-cell table:formula="of:=IF(AND([$Sheet1.$AH24] * [$Sheet1.$AI24] * [$Sheet1.$AJ24]; ([$Sheet1.$AH24] + [$Sheet1.$AI24] + [$Sheet1.$AJ24]) &gt;= ([$Sheet1.$AH24] * [$Sheet1.$AI24] * [$Sheet1.$AJ24]));[$Sheet1.AI24];{})" office:value-type="float" office:value="0" calcext:value-type="float">
            <text:p/>
          </table:table-cell>
          <table:table-cell table:formula="of:=IF(AND([$Sheet1.$AH24] * [$Sheet1.$AI24] * [$Sheet1.$AJ24]; ([$Sheet1.$AH24] + [$Sheet1.$AI24] + [$Sheet1.$AJ24]) &gt;= ([$Sheet1.$AH24] * [$Sheet1.$AI24] * [$Sheet1.$AJ24]));[$Sheet1.AJ24];{})" office:value-type="float" office:value="0" calcext:value-type="float">
            <text:p/>
          </table:table-cell>
          <table:table-cell table:formula="of:=IF(AND([$Sheet1.$AK24] * [$Sheet1.$AL24] * [$Sheet1.$AM24]; ([$Sheet1.$AK24] + [$Sheet1.$AL24] + [$Sheet1.$AM24]) &gt;= ([$Sheet1.$AK24] * [$Sheet1.$AL24] * [$Sheet1.$AM24]));[$Sheet1.AK24];{})" office:value-type="float" office:value="0" calcext:value-type="float">
            <text:p/>
          </table:table-cell>
          <table:table-cell table:formula="of:=IF(AND([$Sheet1.$AK24] * [$Sheet1.$AL24] * [$Sheet1.$AM24]; ([$Sheet1.$AK24] + [$Sheet1.$AL24] + [$Sheet1.$AM24]) &gt;= ([$Sheet1.$AK24] * [$Sheet1.$AL24] * [$Sheet1.$AM24]));[$Sheet1.AL24];{})" office:value-type="float" office:value="0" calcext:value-type="float">
            <text:p/>
          </table:table-cell>
          <table:table-cell table:formula="of:=IF(AND([$Sheet1.$AK24] * [$Sheet1.$AL24] * [$Sheet1.$AM24]; ([$Sheet1.$AK24] + [$Sheet1.$AL24] + [$Sheet1.$AM24]) &gt;= ([$Sheet1.$AK24] * [$Sheet1.$AL24] * [$Sheet1.$AM24]));[$Sheet1.AM24];{})" office:value-type="float" office:value="0" calcext:value-type="float">
            <text:p/>
          </table:table-cell>
          <table:table-cell table:formula="of:=IF(AND([$Sheet1.$AN24] * [$Sheet1.$AO24] * [$Sheet1.$AP24]; ([$Sheet1.$AN24] + [$Sheet1.$AO24] + [$Sheet1.$AP24]) &gt;= ([$Sheet1.$AN24] * [$Sheet1.$AO24] * [$Sheet1.$AP24]));[$Sheet1.AN24];{})" office:value-type="float" office:value="0" calcext:value-type="float">
            <text:p/>
          </table:table-cell>
          <table:table-cell table:formula="of:=IF(AND([$Sheet1.$AN24] * [$Sheet1.$AO24] * [$Sheet1.$AP24]; ([$Sheet1.$AN24] + [$Sheet1.$AO24] + [$Sheet1.$AP24]) &gt;= ([$Sheet1.$AN24] * [$Sheet1.$AO24] * [$Sheet1.$AP24]));[$Sheet1.AO24];{})" office:value-type="float" office:value="0" calcext:value-type="float">
            <text:p/>
          </table:table-cell>
          <table:table-cell table:formula="of:=IF(AND([$Sheet1.$AN24] * [$Sheet1.$AO24] * [$Sheet1.$AP24]; ([$Sheet1.$AN24] + [$Sheet1.$AO24] + [$Sheet1.$AP24]) &gt;= ([$Sheet1.$AN24] * [$Sheet1.$AO24] * [$Sheet1.$AP24]));[$Sheet1.AP24];{})" office:value-type="float" office:value="0" calcext:value-type="float">
            <text:p/>
          </table:table-cell>
          <table:table-cell table:formula="of:=IF(AND([$Sheet1.$AQ24] * [$Sheet1.$AR24] * [$Sheet1.$AS24]; ([$Sheet1.$AQ24] + [$Sheet1.$AR24] + [$Sheet1.$AS24]) &gt;= ([$Sheet1.$AQ24] * [$Sheet1.$AR24] * [$Sheet1.$AS24]));[$Sheet1.AQ24];{})" office:value-type="float" office:value="0" calcext:value-type="float">
            <text:p/>
          </table:table-cell>
          <table:table-cell table:formula="of:=IF(AND([$Sheet1.$AQ24] * [$Sheet1.$AR24] * [$Sheet1.$AS24]; ([$Sheet1.$AQ24] + [$Sheet1.$AR24] + [$Sheet1.$AS24]) &gt;= ([$Sheet1.$AQ24] * [$Sheet1.$AR24] * [$Sheet1.$AS24]));[$Sheet1.AR24];{})" office:value-type="float" office:value="0" calcext:value-type="float">
            <text:p/>
          </table:table-cell>
          <table:table-cell table:formula="of:=IF(AND([$Sheet1.$AQ24] * [$Sheet1.$AR24] * [$Sheet1.$AS24]; ([$Sheet1.$AQ24] + [$Sheet1.$AR24] + [$Sheet1.$AS24]) &gt;= ([$Sheet1.$AQ24] * [$Sheet1.$AR24] * [$Sheet1.$AS24]));[$Sheet1.AS24];{})" office:value-type="float" office:value="0" calcext:value-type="float">
            <text:p/>
          </table:table-cell>
          <table:table-cell table:formula="of:=IF(AND([$Sheet1.$AT24] * [$Sheet1.$AU24] * [$Sheet1.$AV24]; ([$Sheet1.$AT24] + [$Sheet1.$AU24] + [$Sheet1.$AV24]) &gt;= ([$Sheet1.$AT24] * [$Sheet1.$AU24] * [$Sheet1.$AV24]));[$Sheet1.AT24];{})" office:value-type="float" office:value="0" calcext:value-type="float">
            <text:p/>
          </table:table-cell>
          <table:table-cell table:formula="of:=IF(AND([$Sheet1.$AT24] * [$Sheet1.$AU24] * [$Sheet1.$AV24]; ([$Sheet1.$AT24] + [$Sheet1.$AU24] + [$Sheet1.$AV24]) &gt;= ([$Sheet1.$AT24] * [$Sheet1.$AU24] * [$Sheet1.$AV24]));[$Sheet1.AU24];{})" office:value-type="float" office:value="0" calcext:value-type="float">
            <text:p/>
          </table:table-cell>
          <table:table-cell table:formula="of:=IF(AND([$Sheet1.$AT24] * [$Sheet1.$AU24] * [$Sheet1.$AV24]; ([$Sheet1.$AT24] + [$Sheet1.$AU24] + [$Sheet1.$AV24]) &gt;= ([$Sheet1.$AT24] * [$Sheet1.$AU24] * [$Sheet1.$AV24]));[$Sheet1.AV24];{})" office:value-type="float" office:value="0" calcext:value-type="float">
            <text:p/>
          </table:table-cell>
          <table:table-cell table:formula="of:=IF(AND([$Sheet1.$AW24] * [$Sheet1.$AX24] * [$Sheet1.$AY24]; ([$Sheet1.$AW24] + [$Sheet1.$AX24] + [$Sheet1.$AY24]) &gt;= ([$Sheet1.$AW24] * [$Sheet1.$AX24] * [$Sheet1.$AY24]));[$Sheet1.AW24];{})" office:value-type="float" office:value="0" calcext:value-type="float">
            <text:p/>
          </table:table-cell>
          <table:table-cell table:formula="of:=IF(AND([$Sheet1.$AW24] * [$Sheet1.$AX24] * [$Sheet1.$AY24]; ([$Sheet1.$AW24] + [$Sheet1.$AX24] + [$Sheet1.$AY24]) &gt;= ([$Sheet1.$AW24] * [$Sheet1.$AX24] * [$Sheet1.$AY24]));[$Sheet1.AX24];{})" office:value-type="float" office:value="0" calcext:value-type="float">
            <text:p/>
          </table:table-cell>
          <table:table-cell table:formula="of:=IF(AND([$Sheet1.$AW24] * [$Sheet1.$AX24] * [$Sheet1.$AY24]; ([$Sheet1.$AW24] + [$Sheet1.$AX24] + [$Sheet1.$AY24]) &gt;= ([$Sheet1.$AW24] * [$Sheet1.$AX24] * [$Sheet1.$AY24]));[$Sheet1.AY24];{})" office:value-type="float" office:value="0" calcext:value-type="float">
            <text:p/>
          </table:table-cell>
          <table:table-cell table:formula="of:=IF(AND([$Sheet1.$AZ24] * [$Sheet1.$BA24] * [$Sheet1.$BB24]; ([$Sheet1.$AZ24] + [$Sheet1.$BA24] + [$Sheet1.$BB24]) &gt;= ([$Sheet1.$AZ24] * [$Sheet1.$BA24] * [$Sheet1.$BB24]));[$Sheet1.AZ24];{})" office:value-type="float" office:value="0" calcext:value-type="float">
            <text:p/>
          </table:table-cell>
          <table:table-cell table:formula="of:=IF(AND([$Sheet1.$AZ24] * [$Sheet1.$BA24] * [$Sheet1.$BB24]; ([$Sheet1.$AZ24] + [$Sheet1.$BA24] + [$Sheet1.$BB24]) &gt;= ([$Sheet1.$AZ24] * [$Sheet1.$BA24] * [$Sheet1.$BB24]));[$Sheet1.BA24];{})" office:value-type="float" office:value="0" calcext:value-type="float">
            <text:p/>
          </table:table-cell>
          <table:table-cell table:formula="of:=IF(AND([$Sheet1.$AZ24] * [$Sheet1.$BA24] * [$Sheet1.$BB24]; ([$Sheet1.$AZ24] + [$Sheet1.$BA24] + [$Sheet1.$BB24]) &gt;= ([$Sheet1.$AZ24] * [$Sheet1.$BA24] * [$Sheet1.$BB24]));[$Sheet1.BB24];{})" office:value-type="float" office:value="0" calcext:value-type="float">
            <text:p/>
          </table:table-cell>
          <table:table-cell table:formula="of:=IF(AND([$Sheet1.$BC24] * [$Sheet1.$BD24] * [$Sheet1.$BE24]; ([$Sheet1.$BC24] + [$Sheet1.$BD24] + [$Sheet1.$BE24]) &gt;= ([$Sheet1.$BC24] * [$Sheet1.$BD24] * [$Sheet1.$BE24]));[$Sheet1.BC24];{})" office:value-type="float" office:value="0" calcext:value-type="float">
            <text:p/>
          </table:table-cell>
          <table:table-cell table:formula="of:=IF(AND([$Sheet1.$BC24] * [$Sheet1.$BD24] * [$Sheet1.$BE24]; ([$Sheet1.$BC24] + [$Sheet1.$BD24] + [$Sheet1.$BE24]) &gt;= ([$Sheet1.$BC24] * [$Sheet1.$BD24] * [$Sheet1.$BE24]));[$Sheet1.BD24];{})" office:value-type="float" office:value="0" calcext:value-type="float">
            <text:p/>
          </table:table-cell>
          <table:table-cell table:formula="of:=IF(AND([$Sheet1.$BC24] * [$Sheet1.$BD24] * [$Sheet1.$BE24]; ([$Sheet1.$BC24] + [$Sheet1.$BD24] + [$Sheet1.$BE24]) &gt;= ([$Sheet1.$BC24] * [$Sheet1.$BD24] * [$Sheet1.$BE24]));[$Sheet1.BE24];{})" office:value-type="float" office:value="0" calcext:value-type="float">
            <text:p/>
          </table:table-cell>
          <table:table-cell table:number-columns-repeated="4"/>
          <table:table-cell table:formula="of:=IF(AND([$Sheet1.$BJ24] * [$Sheet1.$BK24] * [$Sheet1.$BL24]; ([$Sheet1.$BJ24] + [$Sheet1.$BK24] + [$Sheet1.$BL24]) &gt;= ([$Sheet1.$BJ24] * [$Sheet1.$BK24] * [$Sheet1.$BL24]));[$Sheet1.BJ24];{})" office:value-type="float" office:value="0" calcext:value-type="float">
            <text:p/>
          </table:table-cell>
          <table:table-cell table:formula="of:=IF(AND([$Sheet1.$BJ24] * [$Sheet1.$BK24] * [$Sheet1.$BL24]; ([$Sheet1.$BJ24] + [$Sheet1.$BK24] + [$Sheet1.$BL24]) &gt;= ([$Sheet1.$BJ24] * [$Sheet1.$BK24] * [$Sheet1.$BL24]));[$Sheet1.BK24];{})" office:value-type="float" office:value="0" calcext:value-type="float">
            <text:p/>
          </table:table-cell>
          <table:table-cell table:formula="of:=IF(AND([$Sheet1.$BJ24] * [$Sheet1.$BK24] * [$Sheet1.$BL24]; ([$Sheet1.$BJ24] + [$Sheet1.$BK24] + [$Sheet1.$BL24]) &gt;= ([$Sheet1.$BJ24] * [$Sheet1.$BK24] * [$Sheet1.$BL24]));[$Sheet1.BL24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$Sheet1.$C25] * [$Sheet1.$D25]; ([$Sheet1.$C25] + [$Sheet1.$D25]) &gt;= [$Sheet1.$C25] * [$Sheet1.$D25]);[$Sheet1.C25];{})" office:value-type="float" office:value="0" calcext:value-type="float">
            <text:p/>
          </table:table-cell>
          <table:table-cell table:formula="of:=IF(AND([$Sheet1.$C25] * [$Sheet1.$D25]; ([$Sheet1.$C25] + [$Sheet1.$D25]) &gt;= [$Sheet1.$C25] * [$Sheet1.$D25]);[$Sheet1.D25];{})" office:value-type="float" office:value="0" calcext:value-type="float">
            <text:p/>
          </table:table-cell>
          <table:table-cell table:formula="of:=IF(AND([$Sheet1.$E25] * [$Sheet1.$F25]; ([$Sheet1.$E25] + [$Sheet1.$F25]) &gt;= [$Sheet1.$E25] * [$Sheet1.$F25]);[$Sheet1.E25];{})" office:value-type="float" office:value="0" calcext:value-type="float">
            <text:p/>
          </table:table-cell>
          <table:table-cell table:formula="of:=IF(AND([$Sheet1.$E25] * [$Sheet1.$F25]; ([$Sheet1.$E25] + [$Sheet1.$F25]) &gt;= [$Sheet1.$E25] * [$Sheet1.$F25]);[$Sheet1.F25];{})" office:value-type="float" office:value="0" calcext:value-type="float">
            <text:p/>
          </table:table-cell>
          <table:table-cell table:formula="of:=IF(AND([$Sheet1.$H25] * [$Sheet1.$I25]; [$Sheet1.$H25] + [$Sheet1.$I25] &gt;= [$Sheet1.$H25] * [$Sheet1.$I25]);[$Sheet1.G25];{})" office:value-type="float" office:value="0" calcext:value-type="float">
            <text:p/>
          </table:table-cell>
          <table:table-cell table:formula="of:=IF(AND([$Sheet1.$H25] * [$Sheet1.$I25]; ([$Sheet1.$H25] + [$Sheet1.$I25]) &gt;= ([$Sheet1.$H25] * [$Sheet1.$I25]));[$Sheet1.H25];{})" office:value-type="float" office:value="0" calcext:value-type="float">
            <text:p/>
          </table:table-cell>
          <table:table-cell table:formula="of:=IF(AND([$Sheet1.$H25] * [$Sheet1.$I25]; ([$Sheet1.$H25] + [$Sheet1.$I25]) &gt;= ([$Sheet1.$H25] * [$Sheet1.$I25]));[$Sheet1.I25];{})" office:value-type="float" office:value="0" calcext:value-type="float">
            <text:p/>
          </table:table-cell>
          <table:table-cell table:formula="of:=IF(AND([$Sheet1.$J25] * [$Sheet1.$K25] * [$Sheet1.$L25]; ([$Sheet1.$J25] + [$Sheet1.$K25] + [$Sheet1.$L25]) &gt;= ([$Sheet1.$J25] * [$Sheet1.$K25] * [$Sheet1.$L25]));[$Sheet1.J25];{})" office:value-type="float" office:value="0" calcext:value-type="float">
            <text:p/>
          </table:table-cell>
          <table:table-cell table:formula="of:=IF(AND([$Sheet1.$J25] * [$Sheet1.$K25] * [$Sheet1.$L25]; ([$Sheet1.$J25] + [$Sheet1.$K25] + [$Sheet1.$L25]) &gt;= ([$Sheet1.$J25] * [$Sheet1.$K25] * [$Sheet1.$L25]));[$Sheet1.K25];{})" office:value-type="float" office:value="0" calcext:value-type="float">
            <text:p/>
          </table:table-cell>
          <table:table-cell table:formula="of:=IF(AND([$Sheet1.$J25] * [$Sheet1.$K25] * [$Sheet1.$L25]; ([$Sheet1.$J25] + [$Sheet1.$K25] + [$Sheet1.$L25]) &gt;= ([$Sheet1.$J25] * [$Sheet1.$K25] * [$Sheet1.$L25]));[$Sheet1.L25];{})" office:value-type="float" office:value="0" calcext:value-type="float">
            <text:p/>
          </table:table-cell>
          <table:table-cell table:formula="of:=IF(AND([$Sheet1.$M25] * [$Sheet1.$N25] * [$Sheet1.$O25]; ([$Sheet1.$M25] + [$Sheet1.$N25] + [$Sheet1.$O25]) &gt;= ([$Sheet1.$M25] * [$Sheet1.$N25] * [$Sheet1.$O25]));[$Sheet1.M25];{})" office:value-type="float" office:value="0" calcext:value-type="float">
            <text:p/>
          </table:table-cell>
          <table:table-cell table:formula="of:=IF(AND([$Sheet1.$M25] * [$Sheet1.$N25] * [$Sheet1.$O25]; ([$Sheet1.$M25] + [$Sheet1.$N25] + [$Sheet1.$O25]) &gt;= ([$Sheet1.$M25] * [$Sheet1.$N25] * [$Sheet1.$O25]));[$Sheet1.N25];{})" office:value-type="float" office:value="0" calcext:value-type="float">
            <text:p/>
          </table:table-cell>
          <table:table-cell table:formula="of:=IF(AND([$Sheet1.$M25] * [$Sheet1.$N25] * [$Sheet1.$O25]; ([$Sheet1.$M25] + [$Sheet1.$N25] + [$Sheet1.$O25]) &gt;= ([$Sheet1.$M25] * [$Sheet1.$N25] * [$Sheet1.$O25]));[$Sheet1.O25];{})" office:value-type="float" office:value="0" calcext:value-type="float">
            <text:p/>
          </table:table-cell>
          <table:table-cell table:formula="of:=IF(AND([$Sheet1.$P25] * [$Sheet1.$Q25] * [$Sheet1.$R25]; ([$Sheet1.$P25] + [$Sheet1.$Q25] + [$Sheet1.$R25]) &gt;= ([$Sheet1.$P25] * [$Sheet1.$Q25] * [$Sheet1.$R25]));[$Sheet1.P25];{})" office:value-type="float" office:value="0" calcext:value-type="float">
            <text:p/>
          </table:table-cell>
          <table:table-cell table:formula="of:=IF(AND([$Sheet1.$P25] * [$Sheet1.$Q25] * [$Sheet1.$R25]; ([$Sheet1.$P25] + [$Sheet1.$Q25] + [$Sheet1.$R25]) &gt;= ([$Sheet1.$P25] * [$Sheet1.$Q25] * [$Sheet1.$R25]));[$Sheet1.Q25];{})" office:value-type="float" office:value="0" calcext:value-type="float">
            <text:p/>
          </table:table-cell>
          <table:table-cell table:formula="of:=IF(AND([$Sheet1.$P25] * [$Sheet1.$Q25] * [$Sheet1.$R25]; ([$Sheet1.$P25] + [$Sheet1.$Q25] + [$Sheet1.$R25]) &gt;= ([$Sheet1.$P25] * [$Sheet1.$Q25] * [$Sheet1.$R25]));[$Sheet1.R25];{})" office:value-type="float" office:value="0" calcext:value-type="float">
            <text:p/>
          </table:table-cell>
          <table:table-cell table:formula="of:=IF(AND([$Sheet1.$S25] * [$Sheet1.$T25] * [$Sheet1.$U25]; ([$Sheet1.$S25] + [$Sheet1.$T25] + [$Sheet1.$U25]) &gt;= ([$Sheet1.$S25] * [$Sheet1.$T25] * [$Sheet1.$U25]));[$Sheet1.S25];{})" office:value-type="float" office:value="0" calcext:value-type="float">
            <text:p/>
          </table:table-cell>
          <table:table-cell table:formula="of:=IF(AND([$Sheet1.$S25] * [$Sheet1.$T25] * [$Sheet1.$U25]; ([$Sheet1.$S25] + [$Sheet1.$T25] + [$Sheet1.$U25]) &gt;= ([$Sheet1.$S25] * [$Sheet1.$T25] * [$Sheet1.$U25]));[$Sheet1.T25];{})" office:value-type="float" office:value="0" calcext:value-type="float">
            <text:p/>
          </table:table-cell>
          <table:table-cell table:formula="of:=IF(AND([$Sheet1.$S25] * [$Sheet1.$T25] * [$Sheet1.$U25]; ([$Sheet1.$S25] + [$Sheet1.$T25] + [$Sheet1.$U25]) &gt;= ([$Sheet1.$S25] * [$Sheet1.$T25] * [$Sheet1.$U25]));[$Sheet1.U25];{})" office:value-type="float" office:value="0" calcext:value-type="float">
            <text:p/>
          </table:table-cell>
          <table:table-cell table:formula="of:=IF(AND([$Sheet1.$V25] * [$Sheet1.$W25] * [$Sheet1.$X25]; ([$Sheet1.$V25] + [$Sheet1.$W25] + [$Sheet1.$X25]) &gt;= ([$Sheet1.$V25] * [$Sheet1.$W25] * [$Sheet1.$X25]));[$Sheet1.V25];{})" office:value-type="float" office:value="0" calcext:value-type="float">
            <text:p/>
          </table:table-cell>
          <table:table-cell table:formula="of:=IF(AND([$Sheet1.$V25] * [$Sheet1.$W25] * [$Sheet1.$X25]; ([$Sheet1.$V25] + [$Sheet1.$W25] + [$Sheet1.$X25]) &gt;= ([$Sheet1.$V25] * [$Sheet1.$W25] * [$Sheet1.$X25]));[$Sheet1.W25];{})" office:value-type="float" office:value="0" calcext:value-type="float">
            <text:p/>
          </table:table-cell>
          <table:table-cell table:formula="of:=IF(AND([$Sheet1.$V25] * [$Sheet1.$W25] * [$Sheet1.$X25]; ([$Sheet1.$V25] + [$Sheet1.$W25] + [$Sheet1.$X25]) &gt;= ([$Sheet1.$V25] * [$Sheet1.$W25] * [$Sheet1.$X25]));[$Sheet1.X25];{})" office:value-type="float" office:value="0" calcext:value-type="float">
            <text:p/>
          </table:table-cell>
          <table:table-cell table:formula="of:=IF(AND([$Sheet1.$Y25] * [$Sheet1.$Z25] * [$Sheet1.$AA25]; ([$Sheet1.$Y25] + [$Sheet1.$Z25] + [$Sheet1.$AA25]) &gt;= ([$Sheet1.$Y25] * [$Sheet1.$Z25] * [$Sheet1.$AA25]));[$Sheet1.Y25];{})" office:value-type="float" office:value="0" calcext:value-type="float">
            <text:p/>
          </table:table-cell>
          <table:table-cell table:formula="of:=IF(AND([$Sheet1.$Y25] * [$Sheet1.$Z25] * [$Sheet1.$AA25]; ([$Sheet1.$Y25] + [$Sheet1.$Z25] + [$Sheet1.$AA25]) &gt;= ([$Sheet1.$Y25] * [$Sheet1.$Z25] * [$Sheet1.$AA25]));[$Sheet1.Z25];{})" office:value-type="float" office:value="0" calcext:value-type="float">
            <text:p/>
          </table:table-cell>
          <table:table-cell table:formula="of:=IF(AND([$Sheet1.$Y25] * [$Sheet1.$Z25] * [$Sheet1.$AA25]; ([$Sheet1.$Y25] + [$Sheet1.$Z25] + [$Sheet1.$AA25]) &gt;= ([$Sheet1.$Y25] * [$Sheet1.$Z25] * [$Sheet1.$AA25]));[$Sheet1.AA25];{})" office:value-type="float" office:value="0" calcext:value-type="float">
            <text:p/>
          </table:table-cell>
          <table:table-cell table:formula="of:=IF(AND([$Sheet1.$AB25] * [$Sheet1.$AC25] * [$Sheet1.$AD25]; ([$Sheet1.$AB25] + [$Sheet1.$AC25] + [$Sheet1.$AD25]) &gt;= ([$Sheet1.$AB25] * [$Sheet1.$AC25] * [$Sheet1.$AD25]));[$Sheet1.AB25];{})" office:value-type="float" office:value="0" calcext:value-type="float">
            <text:p/>
          </table:table-cell>
          <table:table-cell table:formula="of:=IF(AND([$Sheet1.$AB25] * [$Sheet1.$AC25] * [$Sheet1.$AD25]; ([$Sheet1.$AB25] + [$Sheet1.$AC25] + [$Sheet1.$AD25]) &gt;= ([$Sheet1.$AB25] * [$Sheet1.$AC25] * [$Sheet1.$AD25]));[$Sheet1.AC25];{})" office:value-type="float" office:value="0" calcext:value-type="float">
            <text:p/>
          </table:table-cell>
          <table:table-cell table:formula="of:=IF(AND([$Sheet1.$AB25] * [$Sheet1.$AC25] * [$Sheet1.$AD25]; ([$Sheet1.$AB25] + [$Sheet1.$AC25] + [$Sheet1.$AD25]) &gt;= ([$Sheet1.$AB25] * [$Sheet1.$AC25] * [$Sheet1.$AD25]));[$Sheet1.AD25];{})" office:value-type="float" office:value="0" calcext:value-type="float">
            <text:p/>
          </table:table-cell>
          <table:table-cell table:formula="of:=IF(AND([$Sheet1.$AE25] * [$Sheet1.$AF25] * [$Sheet1.$AG25]; ([$Sheet1.$AE25] + [$Sheet1.$AF25] + [$Sheet1.$AG25]) &gt;= ([$Sheet1.$AE25] * [$Sheet1.$AF25] * [$Sheet1.$AG25]));[$Sheet1.AE25];{})" office:value-type="float" office:value="0" calcext:value-type="float">
            <text:p/>
          </table:table-cell>
          <table:table-cell table:formula="of:=IF(AND([$Sheet1.$AE25] * [$Sheet1.$AF25] * [$Sheet1.$AG25]; ([$Sheet1.$AE25] + [$Sheet1.$AF25] + [$Sheet1.$AG25]) &gt;= ([$Sheet1.$AE25] * [$Sheet1.$AF25] * [$Sheet1.$AG25]));[$Sheet1.AF25];{})" office:value-type="float" office:value="0" calcext:value-type="float">
            <text:p/>
          </table:table-cell>
          <table:table-cell table:formula="of:=IF(AND([$Sheet1.$AE25] * [$Sheet1.$AF25] * [$Sheet1.$AG25]; ([$Sheet1.$AE25] + [$Sheet1.$AF25] + [$Sheet1.$AG25]) &gt;= ([$Sheet1.$AE25] * [$Sheet1.$AF25] * [$Sheet1.$AG25]));[$Sheet1.AG25];{})" office:value-type="float" office:value="0" calcext:value-type="float">
            <text:p/>
          </table:table-cell>
          <table:table-cell table:formula="of:=IF(AND([$Sheet1.$AH25] * [$Sheet1.$AI25] * [$Sheet1.$AJ25]; ([$Sheet1.$AH25] + [$Sheet1.$AI25] + [$Sheet1.$AJ25]) &gt;= ([$Sheet1.$AH25] * [$Sheet1.$AI25] * [$Sheet1.$AJ25]));[$Sheet1.AH25];{})" office:value-type="float" office:value="3" calcext:value-type="float">
            <text:p>3</text:p>
          </table:table-cell>
          <table:table-cell table:formula="of:=IF(AND([$Sheet1.$AH25] * [$Sheet1.$AI25] * [$Sheet1.$AJ25]; ([$Sheet1.$AH25] + [$Sheet1.$AI25] + [$Sheet1.$AJ25]) &gt;= ([$Sheet1.$AH25] * [$Sheet1.$AI25] * [$Sheet1.$AJ25]));[$Sheet1.AI25];{})" office:value-type="float" office:value="1" calcext:value-type="float">
            <text:p>1</text:p>
          </table:table-cell>
          <table:table-cell table:formula="of:=IF(AND([$Sheet1.$AH25] * [$Sheet1.$AI25] * [$Sheet1.$AJ25]; ([$Sheet1.$AH25] + [$Sheet1.$AI25] + [$Sheet1.$AJ25]) &gt;= ([$Sheet1.$AH25] * [$Sheet1.$AI25] * [$Sheet1.$AJ25]));[$Sheet1.AJ25];{})" office:value-type="float" office:value="2" calcext:value-type="float">
            <text:p>2</text:p>
          </table:table-cell>
          <table:table-cell table:formula="of:=IF(AND([$Sheet1.$AK25] * [$Sheet1.$AL25] * [$Sheet1.$AM25]; ([$Sheet1.$AK25] + [$Sheet1.$AL25] + [$Sheet1.$AM25]) &gt;= ([$Sheet1.$AK25] * [$Sheet1.$AL25] * [$Sheet1.$AM25]));[$Sheet1.AK25];{})" office:value-type="float" office:value="0" calcext:value-type="float">
            <text:p/>
          </table:table-cell>
          <table:table-cell table:formula="of:=IF(AND([$Sheet1.$AK25] * [$Sheet1.$AL25] * [$Sheet1.$AM25]; ([$Sheet1.$AK25] + [$Sheet1.$AL25] + [$Sheet1.$AM25]) &gt;= ([$Sheet1.$AK25] * [$Sheet1.$AL25] * [$Sheet1.$AM25]));[$Sheet1.AL25];{})" office:value-type="float" office:value="0" calcext:value-type="float">
            <text:p/>
          </table:table-cell>
          <table:table-cell table:formula="of:=IF(AND([$Sheet1.$AK25] * [$Sheet1.$AL25] * [$Sheet1.$AM25]; ([$Sheet1.$AK25] + [$Sheet1.$AL25] + [$Sheet1.$AM25]) &gt;= ([$Sheet1.$AK25] * [$Sheet1.$AL25] * [$Sheet1.$AM25]));[$Sheet1.AM25];{})" office:value-type="float" office:value="0" calcext:value-type="float">
            <text:p/>
          </table:table-cell>
          <table:table-cell table:formula="of:=IF(AND([$Sheet1.$AN25] * [$Sheet1.$AO25] * [$Sheet1.$AP25]; ([$Sheet1.$AN25] + [$Sheet1.$AO25] + [$Sheet1.$AP25]) &gt;= ([$Sheet1.$AN25] * [$Sheet1.$AO25] * [$Sheet1.$AP25]));[$Sheet1.AN25];{})" office:value-type="float" office:value="0" calcext:value-type="float">
            <text:p/>
          </table:table-cell>
          <table:table-cell table:formula="of:=IF(AND([$Sheet1.$AN25] * [$Sheet1.$AO25] * [$Sheet1.$AP25]; ([$Sheet1.$AN25] + [$Sheet1.$AO25] + [$Sheet1.$AP25]) &gt;= ([$Sheet1.$AN25] * [$Sheet1.$AO25] * [$Sheet1.$AP25]));[$Sheet1.AO25];{})" office:value-type="float" office:value="0" calcext:value-type="float">
            <text:p/>
          </table:table-cell>
          <table:table-cell table:formula="of:=IF(AND([$Sheet1.$AN25] * [$Sheet1.$AO25] * [$Sheet1.$AP25]; ([$Sheet1.$AN25] + [$Sheet1.$AO25] + [$Sheet1.$AP25]) &gt;= ([$Sheet1.$AN25] * [$Sheet1.$AO25] * [$Sheet1.$AP25]));[$Sheet1.AP25];{})" office:value-type="float" office:value="0" calcext:value-type="float">
            <text:p/>
          </table:table-cell>
          <table:table-cell table:formula="of:=IF(AND([$Sheet1.$AQ25] * [$Sheet1.$AR25] * [$Sheet1.$AS25]; ([$Sheet1.$AQ25] + [$Sheet1.$AR25] + [$Sheet1.$AS25]) &gt;= ([$Sheet1.$AQ25] * [$Sheet1.$AR25] * [$Sheet1.$AS25]));[$Sheet1.AQ25];{})" office:value-type="float" office:value="0" calcext:value-type="float">
            <text:p/>
          </table:table-cell>
          <table:table-cell table:formula="of:=IF(AND([$Sheet1.$AQ25] * [$Sheet1.$AR25] * [$Sheet1.$AS25]; ([$Sheet1.$AQ25] + [$Sheet1.$AR25] + [$Sheet1.$AS25]) &gt;= ([$Sheet1.$AQ25] * [$Sheet1.$AR25] * [$Sheet1.$AS25]));[$Sheet1.AR25];{})" office:value-type="float" office:value="0" calcext:value-type="float">
            <text:p/>
          </table:table-cell>
          <table:table-cell table:formula="of:=IF(AND([$Sheet1.$AQ25] * [$Sheet1.$AR25] * [$Sheet1.$AS25]; ([$Sheet1.$AQ25] + [$Sheet1.$AR25] + [$Sheet1.$AS25]) &gt;= ([$Sheet1.$AQ25] * [$Sheet1.$AR25] * [$Sheet1.$AS25]));[$Sheet1.AS25];{})" office:value-type="float" office:value="0" calcext:value-type="float">
            <text:p/>
          </table:table-cell>
          <table:table-cell table:formula="of:=IF(AND([$Sheet1.$AT25] * [$Sheet1.$AU25] * [$Sheet1.$AV25]; ([$Sheet1.$AT25] + [$Sheet1.$AU25] + [$Sheet1.$AV25]) &gt;= ([$Sheet1.$AT25] * [$Sheet1.$AU25] * [$Sheet1.$AV25]));[$Sheet1.AT25];{})" office:value-type="float" office:value="0" calcext:value-type="float">
            <text:p/>
          </table:table-cell>
          <table:table-cell table:formula="of:=IF(AND([$Sheet1.$AT25] * [$Sheet1.$AU25] * [$Sheet1.$AV25]; ([$Sheet1.$AT25] + [$Sheet1.$AU25] + [$Sheet1.$AV25]) &gt;= ([$Sheet1.$AT25] * [$Sheet1.$AU25] * [$Sheet1.$AV25]));[$Sheet1.AU25];{})" office:value-type="float" office:value="0" calcext:value-type="float">
            <text:p/>
          </table:table-cell>
          <table:table-cell table:formula="of:=IF(AND([$Sheet1.$AT25] * [$Sheet1.$AU25] * [$Sheet1.$AV25]; ([$Sheet1.$AT25] + [$Sheet1.$AU25] + [$Sheet1.$AV25]) &gt;= ([$Sheet1.$AT25] * [$Sheet1.$AU25] * [$Sheet1.$AV25]));[$Sheet1.AV25];{})" office:value-type="float" office:value="0" calcext:value-type="float">
            <text:p/>
          </table:table-cell>
          <table:table-cell table:formula="of:=IF(AND([$Sheet1.$AW25] * [$Sheet1.$AX25] * [$Sheet1.$AY25]; ([$Sheet1.$AW25] + [$Sheet1.$AX25] + [$Sheet1.$AY25]) &gt;= ([$Sheet1.$AW25] * [$Sheet1.$AX25] * [$Sheet1.$AY25]));[$Sheet1.AW25];{})" office:value-type="float" office:value="0" calcext:value-type="float">
            <text:p/>
          </table:table-cell>
          <table:table-cell table:formula="of:=IF(AND([$Sheet1.$AW25] * [$Sheet1.$AX25] * [$Sheet1.$AY25]; ([$Sheet1.$AW25] + [$Sheet1.$AX25] + [$Sheet1.$AY25]) &gt;= ([$Sheet1.$AW25] * [$Sheet1.$AX25] * [$Sheet1.$AY25]));[$Sheet1.AX25];{})" office:value-type="float" office:value="0" calcext:value-type="float">
            <text:p/>
          </table:table-cell>
          <table:table-cell table:formula="of:=IF(AND([$Sheet1.$AW25] * [$Sheet1.$AX25] * [$Sheet1.$AY25]; ([$Sheet1.$AW25] + [$Sheet1.$AX25] + [$Sheet1.$AY25]) &gt;= ([$Sheet1.$AW25] * [$Sheet1.$AX25] * [$Sheet1.$AY25]));[$Sheet1.AY25];{})" office:value-type="float" office:value="0" calcext:value-type="float">
            <text:p/>
          </table:table-cell>
          <table:table-cell table:formula="of:=IF(AND([$Sheet1.$AZ25] * [$Sheet1.$BA25] * [$Sheet1.$BB25]; ([$Sheet1.$AZ25] + [$Sheet1.$BA25] + [$Sheet1.$BB25]) &gt;= ([$Sheet1.$AZ25] * [$Sheet1.$BA25] * [$Sheet1.$BB25]));[$Sheet1.AZ25];{})" office:value-type="float" office:value="0" calcext:value-type="float">
            <text:p/>
          </table:table-cell>
          <table:table-cell table:formula="of:=IF(AND([$Sheet1.$AZ25] * [$Sheet1.$BA25] * [$Sheet1.$BB25]; ([$Sheet1.$AZ25] + [$Sheet1.$BA25] + [$Sheet1.$BB25]) &gt;= ([$Sheet1.$AZ25] * [$Sheet1.$BA25] * [$Sheet1.$BB25]));[$Sheet1.BA25];{})" office:value-type="float" office:value="0" calcext:value-type="float">
            <text:p/>
          </table:table-cell>
          <table:table-cell table:formula="of:=IF(AND([$Sheet1.$AZ25] * [$Sheet1.$BA25] * [$Sheet1.$BB25]; ([$Sheet1.$AZ25] + [$Sheet1.$BA25] + [$Sheet1.$BB25]) &gt;= ([$Sheet1.$AZ25] * [$Sheet1.$BA25] * [$Sheet1.$BB25]));[$Sheet1.BB25];{})" office:value-type="float" office:value="0" calcext:value-type="float">
            <text:p/>
          </table:table-cell>
          <table:table-cell table:formula="of:=IF(AND([$Sheet1.$BC25] * [$Sheet1.$BD25] * [$Sheet1.$BE25]; ([$Sheet1.$BC25] + [$Sheet1.$BD25] + [$Sheet1.$BE25]) &gt;= ([$Sheet1.$BC25] * [$Sheet1.$BD25] * [$Sheet1.$BE25]));[$Sheet1.BC25];{})" office:value-type="float" office:value="0" calcext:value-type="float">
            <text:p/>
          </table:table-cell>
          <table:table-cell table:formula="of:=IF(AND([$Sheet1.$BC25] * [$Sheet1.$BD25] * [$Sheet1.$BE25]; ([$Sheet1.$BC25] + [$Sheet1.$BD25] + [$Sheet1.$BE25]) &gt;= ([$Sheet1.$BC25] * [$Sheet1.$BD25] * [$Sheet1.$BE25]));[$Sheet1.BD25];{})" office:value-type="float" office:value="0" calcext:value-type="float">
            <text:p/>
          </table:table-cell>
          <table:table-cell table:formula="of:=IF(AND([$Sheet1.$BC25] * [$Sheet1.$BD25] * [$Sheet1.$BE25]; ([$Sheet1.$BC25] + [$Sheet1.$BD25] + [$Sheet1.$BE25]) &gt;= ([$Sheet1.$BC25] * [$Sheet1.$BD25] * [$Sheet1.$BE25]));[$Sheet1.BE25];{})" office:value-type="float" office:value="0" calcext:value-type="float">
            <text:p/>
          </table:table-cell>
          <table:table-cell table:number-columns-repeated="4"/>
          <table:table-cell table:formula="of:=IF(AND([$Sheet1.$BJ25] * [$Sheet1.$BK25] * [$Sheet1.$BL25]; ([$Sheet1.$BJ25] + [$Sheet1.$BK25] + [$Sheet1.$BL25]) &gt;= ([$Sheet1.$BJ25] * [$Sheet1.$BK25] * [$Sheet1.$BL25]));[$Sheet1.BJ25];{})" office:value-type="float" office:value="0" calcext:value-type="float">
            <text:p/>
          </table:table-cell>
          <table:table-cell table:formula="of:=IF(AND([$Sheet1.$BJ25] * [$Sheet1.$BK25] * [$Sheet1.$BL25]; ([$Sheet1.$BJ25] + [$Sheet1.$BK25] + [$Sheet1.$BL25]) &gt;= ([$Sheet1.$BJ25] * [$Sheet1.$BK25] * [$Sheet1.$BL25]));[$Sheet1.BK25];{})" office:value-type="float" office:value="0" calcext:value-type="float">
            <text:p/>
          </table:table-cell>
          <table:table-cell table:formula="of:=IF(AND([$Sheet1.$BJ25] * [$Sheet1.$BK25] * [$Sheet1.$BL25]; ([$Sheet1.$BJ25] + [$Sheet1.$BK25] + [$Sheet1.$BL25]) &gt;= ([$Sheet1.$BJ25] * [$Sheet1.$BK25] * [$Sheet1.$BL25]));[$Sheet1.BL25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$Sheet1.$C26] * [$Sheet1.$D26]; ([$Sheet1.$C26] + [$Sheet1.$D26]) &gt;= [$Sheet1.$C26] * [$Sheet1.$D26]);[$Sheet1.C26];{})" office:value-type="float" office:value="0" calcext:value-type="float">
            <text:p/>
          </table:table-cell>
          <table:table-cell table:formula="of:=IF(AND([$Sheet1.$C26] * [$Sheet1.$D26]; ([$Sheet1.$C26] + [$Sheet1.$D26]) &gt;= [$Sheet1.$C26] * [$Sheet1.$D26]);[$Sheet1.D26];{})" office:value-type="float" office:value="0" calcext:value-type="float">
            <text:p/>
          </table:table-cell>
          <table:table-cell table:formula="of:=IF(AND([$Sheet1.$E26] * [$Sheet1.$F26]; ([$Sheet1.$E26] + [$Sheet1.$F26]) &gt;= [$Sheet1.$E26] * [$Sheet1.$F26]);[$Sheet1.E26];{})" office:value-type="float" office:value="0" calcext:value-type="float">
            <text:p/>
          </table:table-cell>
          <table:table-cell table:formula="of:=IF(AND([$Sheet1.$E26] * [$Sheet1.$F26]; ([$Sheet1.$E26] + [$Sheet1.$F26]) &gt;= [$Sheet1.$E26] * [$Sheet1.$F26]);[$Sheet1.F26];{})" office:value-type="float" office:value="0" calcext:value-type="float">
            <text:p/>
          </table:table-cell>
          <table:table-cell/>
          <table:table-cell table:formula="of:=IF(AND([$Sheet1.$H26] * [$Sheet1.$I26]; ([$Sheet1.$H26] + [$Sheet1.$I26]) &gt;= ([$Sheet1.$H26] * [$Sheet1.$I26]));[$Sheet1.H26];{})" office:value-type="float" office:value="8" calcext:value-type="float">
            <text:p>8</text:p>
          </table:table-cell>
          <table:table-cell table:formula="of:=IF(AND([$Sheet1.$H26] * [$Sheet1.$I26]; ([$Sheet1.$H26] + [$Sheet1.$I26]) &gt;= ([$Sheet1.$H26] * [$Sheet1.$I26]));[$Sheet1.I26];{})" office:value-type="float" office:value="1" calcext:value-type="float">
            <text:p>1</text:p>
          </table:table-cell>
          <table:table-cell table:formula="of:=IF(AND([$Sheet1.$J26] * [$Sheet1.$K26] * [$Sheet1.$L26]; ([$Sheet1.$J26] + [$Sheet1.$K26] + [$Sheet1.$L26]) &gt;= ([$Sheet1.$J26] * [$Sheet1.$K26] * [$Sheet1.$L26]));[$Sheet1.J26];{})" office:value-type="float" office:value="0" calcext:value-type="float">
            <text:p/>
          </table:table-cell>
          <table:table-cell table:formula="of:=IF(AND([$Sheet1.$J26] * [$Sheet1.$K26] * [$Sheet1.$L26]; ([$Sheet1.$J26] + [$Sheet1.$K26] + [$Sheet1.$L26]) &gt;= ([$Sheet1.$J26] * [$Sheet1.$K26] * [$Sheet1.$L26]));[$Sheet1.K26];{})" office:value-type="float" office:value="0" calcext:value-type="float">
            <text:p/>
          </table:table-cell>
          <table:table-cell table:formula="of:=IF(AND([$Sheet1.$J26] * [$Sheet1.$K26] * [$Sheet1.$L26]; ([$Sheet1.$J26] + [$Sheet1.$K26] + [$Sheet1.$L26]) &gt;= ([$Sheet1.$J26] * [$Sheet1.$K26] * [$Sheet1.$L26]));[$Sheet1.L26];{})" office:value-type="float" office:value="0" calcext:value-type="float">
            <text:p/>
          </table:table-cell>
          <table:table-cell table:formula="of:=IF(AND([$Sheet1.$M26] * [$Sheet1.$N26] * [$Sheet1.$O26]; ([$Sheet1.$M26] + [$Sheet1.$N26] + [$Sheet1.$O26]) &gt;= ([$Sheet1.$M26] * [$Sheet1.$N26] * [$Sheet1.$O26]));[$Sheet1.M26];{})" office:value-type="float" office:value="0" calcext:value-type="float">
            <text:p/>
          </table:table-cell>
          <table:table-cell table:formula="of:=IF(AND([$Sheet1.$M26] * [$Sheet1.$N26] * [$Sheet1.$O26]; ([$Sheet1.$M26] + [$Sheet1.$N26] + [$Sheet1.$O26]) &gt;= ([$Sheet1.$M26] * [$Sheet1.$N26] * [$Sheet1.$O26]));[$Sheet1.N26];{})" office:value-type="float" office:value="0" calcext:value-type="float">
            <text:p/>
          </table:table-cell>
          <table:table-cell table:formula="of:=IF(AND([$Sheet1.$M26] * [$Sheet1.$N26] * [$Sheet1.$O26]; ([$Sheet1.$M26] + [$Sheet1.$N26] + [$Sheet1.$O26]) &gt;= ([$Sheet1.$M26] * [$Sheet1.$N26] * [$Sheet1.$O26]));[$Sheet1.O26];{})" office:value-type="float" office:value="0" calcext:value-type="float">
            <text:p/>
          </table:table-cell>
          <table:table-cell table:formula="of:=IF(AND([$Sheet1.$P26] * [$Sheet1.$Q26] * [$Sheet1.$R26]; ([$Sheet1.$P26] + [$Sheet1.$Q26] + [$Sheet1.$R26]) &gt;= ([$Sheet1.$P26] * [$Sheet1.$Q26] * [$Sheet1.$R26]));[$Sheet1.P26];{})" office:value-type="float" office:value="0" calcext:value-type="float">
            <text:p/>
          </table:table-cell>
          <table:table-cell table:formula="of:=IF(AND([$Sheet1.$P26] * [$Sheet1.$Q26] * [$Sheet1.$R26]; ([$Sheet1.$P26] + [$Sheet1.$Q26] + [$Sheet1.$R26]) &gt;= ([$Sheet1.$P26] * [$Sheet1.$Q26] * [$Sheet1.$R26]));[$Sheet1.Q26];{})" office:value-type="float" office:value="0" calcext:value-type="float">
            <text:p/>
          </table:table-cell>
          <table:table-cell table:formula="of:=IF(AND([$Sheet1.$P26] * [$Sheet1.$Q26] * [$Sheet1.$R26]; ([$Sheet1.$P26] + [$Sheet1.$Q26] + [$Sheet1.$R26]) &gt;= ([$Sheet1.$P26] * [$Sheet1.$Q26] * [$Sheet1.$R26]));[$Sheet1.R26];{})" office:value-type="float" office:value="0" calcext:value-type="float">
            <text:p/>
          </table:table-cell>
          <table:table-cell table:formula="of:=IF(AND([$Sheet1.$S26] * [$Sheet1.$T26] * [$Sheet1.$U26]; ([$Sheet1.$S26] + [$Sheet1.$T26] + [$Sheet1.$U26]) &gt;= ([$Sheet1.$S26] * [$Sheet1.$T26] * [$Sheet1.$U26]));[$Sheet1.S26];{})" office:value-type="float" office:value="0" calcext:value-type="float">
            <text:p/>
          </table:table-cell>
          <table:table-cell table:formula="of:=IF(AND([$Sheet1.$S26] * [$Sheet1.$T26] * [$Sheet1.$U26]; ([$Sheet1.$S26] + [$Sheet1.$T26] + [$Sheet1.$U26]) &gt;= ([$Sheet1.$S26] * [$Sheet1.$T26] * [$Sheet1.$U26]));[$Sheet1.T26];{})" office:value-type="float" office:value="0" calcext:value-type="float">
            <text:p/>
          </table:table-cell>
          <table:table-cell table:formula="of:=IF(AND([$Sheet1.$S26] * [$Sheet1.$T26] * [$Sheet1.$U26]; ([$Sheet1.$S26] + [$Sheet1.$T26] + [$Sheet1.$U26]) &gt;= ([$Sheet1.$S26] * [$Sheet1.$T26] * [$Sheet1.$U26]));[$Sheet1.U26];{})" office:value-type="float" office:value="0" calcext:value-type="float">
            <text:p/>
          </table:table-cell>
          <table:table-cell table:formula="of:=IF(AND([$Sheet1.$V26] * [$Sheet1.$W26] * [$Sheet1.$X26]; ([$Sheet1.$V26] + [$Sheet1.$W26] + [$Sheet1.$X26]) &gt;= ([$Sheet1.$V26] * [$Sheet1.$W26] * [$Sheet1.$X26]));[$Sheet1.V26];{})" office:value-type="float" office:value="0" calcext:value-type="float">
            <text:p/>
          </table:table-cell>
          <table:table-cell table:formula="of:=IF(AND([$Sheet1.$V26] * [$Sheet1.$W26] * [$Sheet1.$X26]; ([$Sheet1.$V26] + [$Sheet1.$W26] + [$Sheet1.$X26]) &gt;= ([$Sheet1.$V26] * [$Sheet1.$W26] * [$Sheet1.$X26]));[$Sheet1.W26];{})" office:value-type="float" office:value="0" calcext:value-type="float">
            <text:p/>
          </table:table-cell>
          <table:table-cell table:formula="of:=IF(AND([$Sheet1.$V26] * [$Sheet1.$W26] * [$Sheet1.$X26]; ([$Sheet1.$V26] + [$Sheet1.$W26] + [$Sheet1.$X26]) &gt;= ([$Sheet1.$V26] * [$Sheet1.$W26] * [$Sheet1.$X26]));[$Sheet1.X26];{})" office:value-type="float" office:value="0" calcext:value-type="float">
            <text:p/>
          </table:table-cell>
          <table:table-cell table:formula="of:=IF(AND([$Sheet1.$Y26] * [$Sheet1.$Z26] * [$Sheet1.$AA26]; ([$Sheet1.$Y26] + [$Sheet1.$Z26] + [$Sheet1.$AA26]) &gt;= ([$Sheet1.$Y26] * [$Sheet1.$Z26] * [$Sheet1.$AA26]));[$Sheet1.Y26];{})" office:value-type="float" office:value="0" calcext:value-type="float">
            <text:p/>
          </table:table-cell>
          <table:table-cell table:formula="of:=IF(AND([$Sheet1.$Y26] * [$Sheet1.$Z26] * [$Sheet1.$AA26]; ([$Sheet1.$Y26] + [$Sheet1.$Z26] + [$Sheet1.$AA26]) &gt;= ([$Sheet1.$Y26] * [$Sheet1.$Z26] * [$Sheet1.$AA26]));[$Sheet1.Z26];{})" office:value-type="float" office:value="0" calcext:value-type="float">
            <text:p/>
          </table:table-cell>
          <table:table-cell table:formula="of:=IF(AND([$Sheet1.$Y26] * [$Sheet1.$Z26] * [$Sheet1.$AA26]; ([$Sheet1.$Y26] + [$Sheet1.$Z26] + [$Sheet1.$AA26]) &gt;= ([$Sheet1.$Y26] * [$Sheet1.$Z26] * [$Sheet1.$AA26]));[$Sheet1.AA26];{})" office:value-type="float" office:value="0" calcext:value-type="float">
            <text:p/>
          </table:table-cell>
          <table:table-cell table:formula="of:=IF(AND([$Sheet1.$AB26] * [$Sheet1.$AC26] * [$Sheet1.$AD26]; ([$Sheet1.$AB26] + [$Sheet1.$AC26] + [$Sheet1.$AD26]) &gt;= ([$Sheet1.$AB26] * [$Sheet1.$AC26] * [$Sheet1.$AD26]));[$Sheet1.AB26];{})" office:value-type="float" office:value="0" calcext:value-type="float">
            <text:p/>
          </table:table-cell>
          <table:table-cell table:formula="of:=IF(AND([$Sheet1.$AB26] * [$Sheet1.$AC26] * [$Sheet1.$AD26]; ([$Sheet1.$AB26] + [$Sheet1.$AC26] + [$Sheet1.$AD26]) &gt;= ([$Sheet1.$AB26] * [$Sheet1.$AC26] * [$Sheet1.$AD26]));[$Sheet1.AC26];{})" office:value-type="float" office:value="0" calcext:value-type="float">
            <text:p/>
          </table:table-cell>
          <table:table-cell table:formula="of:=IF(AND([$Sheet1.$AB26] * [$Sheet1.$AC26] * [$Sheet1.$AD26]; ([$Sheet1.$AB26] + [$Sheet1.$AC26] + [$Sheet1.$AD26]) &gt;= ([$Sheet1.$AB26] * [$Sheet1.$AC26] * [$Sheet1.$AD26]));[$Sheet1.AD26];{})" office:value-type="float" office:value="0" calcext:value-type="float">
            <text:p/>
          </table:table-cell>
          <table:table-cell table:formula="of:=IF(AND([$Sheet1.$AE26] * [$Sheet1.$AF26] * [$Sheet1.$AG26]; ([$Sheet1.$AE26] + [$Sheet1.$AF26] + [$Sheet1.$AG26]) &gt;= ([$Sheet1.$AE26] * [$Sheet1.$AF26] * [$Sheet1.$AG26]));[$Sheet1.AE26];{})" office:value-type="float" office:value="0" calcext:value-type="float">
            <text:p/>
          </table:table-cell>
          <table:table-cell table:formula="of:=IF(AND([$Sheet1.$AE26] * [$Sheet1.$AF26] * [$Sheet1.$AG26]; ([$Sheet1.$AE26] + [$Sheet1.$AF26] + [$Sheet1.$AG26]) &gt;= ([$Sheet1.$AE26] * [$Sheet1.$AF26] * [$Sheet1.$AG26]));[$Sheet1.AF26];{})" office:value-type="float" office:value="0" calcext:value-type="float">
            <text:p/>
          </table:table-cell>
          <table:table-cell table:formula="of:=IF(AND([$Sheet1.$AE26] * [$Sheet1.$AF26] * [$Sheet1.$AG26]; ([$Sheet1.$AE26] + [$Sheet1.$AF26] + [$Sheet1.$AG26]) &gt;= ([$Sheet1.$AE26] * [$Sheet1.$AF26] * [$Sheet1.$AG26]));[$Sheet1.AG26];{})" office:value-type="float" office:value="0" calcext:value-type="float">
            <text:p/>
          </table:table-cell>
          <table:table-cell table:formula="of:=IF(AND([$Sheet1.$AH26] * [$Sheet1.$AI26] * [$Sheet1.$AJ26]; ([$Sheet1.$AH26] + [$Sheet1.$AI26] + [$Sheet1.$AJ26]) &gt;= ([$Sheet1.$AH26] * [$Sheet1.$AI26] * [$Sheet1.$AJ26]));[$Sheet1.AH26];{})" office:value-type="float" office:value="0" calcext:value-type="float">
            <text:p/>
          </table:table-cell>
          <table:table-cell table:formula="of:=IF(AND([$Sheet1.$AH26] * [$Sheet1.$AI26] * [$Sheet1.$AJ26]; ([$Sheet1.$AH26] + [$Sheet1.$AI26] + [$Sheet1.$AJ26]) &gt;= ([$Sheet1.$AH26] * [$Sheet1.$AI26] * [$Sheet1.$AJ26]));[$Sheet1.AI26];{})" office:value-type="float" office:value="0" calcext:value-type="float">
            <text:p/>
          </table:table-cell>
          <table:table-cell table:formula="of:=IF(AND([$Sheet1.$AH26] * [$Sheet1.$AI26] * [$Sheet1.$AJ26]; ([$Sheet1.$AH26] + [$Sheet1.$AI26] + [$Sheet1.$AJ26]) &gt;= ([$Sheet1.$AH26] * [$Sheet1.$AI26] * [$Sheet1.$AJ26]));[$Sheet1.AJ26];{})" office:value-type="float" office:value="0" calcext:value-type="float">
            <text:p/>
          </table:table-cell>
          <table:table-cell table:formula="of:=IF(AND([$Sheet1.$AK26] * [$Sheet1.$AL26] * [$Sheet1.$AM26]; ([$Sheet1.$AK26] + [$Sheet1.$AL26] + [$Sheet1.$AM26]) &gt;= ([$Sheet1.$AK26] * [$Sheet1.$AL26] * [$Sheet1.$AM26]));[$Sheet1.AK26];{})" office:value-type="float" office:value="0" calcext:value-type="float">
            <text:p/>
          </table:table-cell>
          <table:table-cell table:formula="of:=IF(AND([$Sheet1.$AK26] * [$Sheet1.$AL26] * [$Sheet1.$AM26]; ([$Sheet1.$AK26] + [$Sheet1.$AL26] + [$Sheet1.$AM26]) &gt;= ([$Sheet1.$AK26] * [$Sheet1.$AL26] * [$Sheet1.$AM26]));[$Sheet1.AL26];{})" office:value-type="float" office:value="0" calcext:value-type="float">
            <text:p/>
          </table:table-cell>
          <table:table-cell table:formula="of:=IF(AND([$Sheet1.$AK26] * [$Sheet1.$AL26] * [$Sheet1.$AM26]; ([$Sheet1.$AK26] + [$Sheet1.$AL26] + [$Sheet1.$AM26]) &gt;= ([$Sheet1.$AK26] * [$Sheet1.$AL26] * [$Sheet1.$AM26]));[$Sheet1.AM26];{})" office:value-type="float" office:value="0" calcext:value-type="float">
            <text:p/>
          </table:table-cell>
          <table:table-cell table:formula="of:=IF(AND([$Sheet1.$AN26] * [$Sheet1.$AO26] * [$Sheet1.$AP26]; ([$Sheet1.$AN26] + [$Sheet1.$AO26] + [$Sheet1.$AP26]) &gt;= ([$Sheet1.$AN26] * [$Sheet1.$AO26] * [$Sheet1.$AP26]));[$Sheet1.AN26];{})" office:value-type="float" office:value="0" calcext:value-type="float">
            <text:p/>
          </table:table-cell>
          <table:table-cell table:formula="of:=IF(AND([$Sheet1.$AN26] * [$Sheet1.$AO26] * [$Sheet1.$AP26]; ([$Sheet1.$AN26] + [$Sheet1.$AO26] + [$Sheet1.$AP26]) &gt;= ([$Sheet1.$AN26] * [$Sheet1.$AO26] * [$Sheet1.$AP26]));[$Sheet1.AO26];{})" office:value-type="float" office:value="0" calcext:value-type="float">
            <text:p/>
          </table:table-cell>
          <table:table-cell table:formula="of:=IF(AND([$Sheet1.$AN26] * [$Sheet1.$AO26] * [$Sheet1.$AP26]; ([$Sheet1.$AN26] + [$Sheet1.$AO26] + [$Sheet1.$AP26]) &gt;= ([$Sheet1.$AN26] * [$Sheet1.$AO26] * [$Sheet1.$AP26]));[$Sheet1.AP26];{})" office:value-type="float" office:value="0" calcext:value-type="float">
            <text:p/>
          </table:table-cell>
          <table:table-cell table:formula="of:=IF(AND([$Sheet1.$AQ26] * [$Sheet1.$AR26] * [$Sheet1.$AS26]; ([$Sheet1.$AQ26] + [$Sheet1.$AR26] + [$Sheet1.$AS26]) &gt;= ([$Sheet1.$AQ26] * [$Sheet1.$AR26] * [$Sheet1.$AS26]));[$Sheet1.AQ26];{})" office:value-type="float" office:value="0" calcext:value-type="float">
            <text:p/>
          </table:table-cell>
          <table:table-cell table:formula="of:=IF(AND([$Sheet1.$AQ26] * [$Sheet1.$AR26] * [$Sheet1.$AS26]; ([$Sheet1.$AQ26] + [$Sheet1.$AR26] + [$Sheet1.$AS26]) &gt;= ([$Sheet1.$AQ26] * [$Sheet1.$AR26] * [$Sheet1.$AS26]));[$Sheet1.AR26];{})" office:value-type="float" office:value="0" calcext:value-type="float">
            <text:p/>
          </table:table-cell>
          <table:table-cell table:formula="of:=IF(AND([$Sheet1.$AQ26] * [$Sheet1.$AR26] * [$Sheet1.$AS26]; ([$Sheet1.$AQ26] + [$Sheet1.$AR26] + [$Sheet1.$AS26]) &gt;= ([$Sheet1.$AQ26] * [$Sheet1.$AR26] * [$Sheet1.$AS26]));[$Sheet1.AS26];{})" office:value-type="float" office:value="0" calcext:value-type="float">
            <text:p/>
          </table:table-cell>
          <table:table-cell table:formula="of:=IF(AND([$Sheet1.$AT26] * [$Sheet1.$AU26] * [$Sheet1.$AV26]; ([$Sheet1.$AT26] + [$Sheet1.$AU26] + [$Sheet1.$AV26]) &gt;= ([$Sheet1.$AT26] * [$Sheet1.$AU26] * [$Sheet1.$AV26]));[$Sheet1.AT26];{})" office:value-type="float" office:value="0" calcext:value-type="float">
            <text:p/>
          </table:table-cell>
          <table:table-cell table:formula="of:=IF(AND([$Sheet1.$AT26] * [$Sheet1.$AU26] * [$Sheet1.$AV26]; ([$Sheet1.$AT26] + [$Sheet1.$AU26] + [$Sheet1.$AV26]) &gt;= ([$Sheet1.$AT26] * [$Sheet1.$AU26] * [$Sheet1.$AV26]));[$Sheet1.AU26];{})" office:value-type="float" office:value="0" calcext:value-type="float">
            <text:p/>
          </table:table-cell>
          <table:table-cell table:formula="of:=IF(AND([$Sheet1.$AT26] * [$Sheet1.$AU26] * [$Sheet1.$AV26]; ([$Sheet1.$AT26] + [$Sheet1.$AU26] + [$Sheet1.$AV26]) &gt;= ([$Sheet1.$AT26] * [$Sheet1.$AU26] * [$Sheet1.$AV26]));[$Sheet1.AV26];{})" office:value-type="float" office:value="0" calcext:value-type="float">
            <text:p/>
          </table:table-cell>
          <table:table-cell table:formula="of:=IF(AND([$Sheet1.$AW26] * [$Sheet1.$AX26] * [$Sheet1.$AY26]; ([$Sheet1.$AW26] + [$Sheet1.$AX26] + [$Sheet1.$AY26]) &gt;= ([$Sheet1.$AW26] * [$Sheet1.$AX26] * [$Sheet1.$AY26]));[$Sheet1.AW26];{})" office:value-type="float" office:value="0" calcext:value-type="float">
            <text:p/>
          </table:table-cell>
          <table:table-cell table:formula="of:=IF(AND([$Sheet1.$AW26] * [$Sheet1.$AX26] * [$Sheet1.$AY26]; ([$Sheet1.$AW26] + [$Sheet1.$AX26] + [$Sheet1.$AY26]) &gt;= ([$Sheet1.$AW26] * [$Sheet1.$AX26] * [$Sheet1.$AY26]));[$Sheet1.AX26];{})" office:value-type="float" office:value="0" calcext:value-type="float">
            <text:p/>
          </table:table-cell>
          <table:table-cell table:formula="of:=IF(AND([$Sheet1.$AW26] * [$Sheet1.$AX26] * [$Sheet1.$AY26]; ([$Sheet1.$AW26] + [$Sheet1.$AX26] + [$Sheet1.$AY26]) &gt;= ([$Sheet1.$AW26] * [$Sheet1.$AX26] * [$Sheet1.$AY26]));[$Sheet1.AY26];{})" office:value-type="float" office:value="0" calcext:value-type="float">
            <text:p/>
          </table:table-cell>
          <table:table-cell table:formula="of:=IF(AND([$Sheet1.$AZ26] * [$Sheet1.$BA26] * [$Sheet1.$BB26]; ([$Sheet1.$AZ26] + [$Sheet1.$BA26] + [$Sheet1.$BB26]) &gt;= ([$Sheet1.$AZ26] * [$Sheet1.$BA26] * [$Sheet1.$BB26]));[$Sheet1.AZ26];{})" office:value-type="float" office:value="0" calcext:value-type="float">
            <text:p/>
          </table:table-cell>
          <table:table-cell table:formula="of:=IF(AND([$Sheet1.$AZ26] * [$Sheet1.$BA26] * [$Sheet1.$BB26]; ([$Sheet1.$AZ26] + [$Sheet1.$BA26] + [$Sheet1.$BB26]) &gt;= ([$Sheet1.$AZ26] * [$Sheet1.$BA26] * [$Sheet1.$BB26]));[$Sheet1.BA26];{})" office:value-type="float" office:value="0" calcext:value-type="float">
            <text:p/>
          </table:table-cell>
          <table:table-cell table:formula="of:=IF(AND([$Sheet1.$AZ26] * [$Sheet1.$BA26] * [$Sheet1.$BB26]; ([$Sheet1.$AZ26] + [$Sheet1.$BA26] + [$Sheet1.$BB26]) &gt;= ([$Sheet1.$AZ26] * [$Sheet1.$BA26] * [$Sheet1.$BB26]));[$Sheet1.BB26];{})" office:value-type="float" office:value="0" calcext:value-type="float">
            <text:p/>
          </table:table-cell>
          <table:table-cell table:formula="of:=IF(AND([$Sheet1.$BC26] * [$Sheet1.$BD26] * [$Sheet1.$BE26]; ([$Sheet1.$BC26] + [$Sheet1.$BD26] + [$Sheet1.$BE26]) &gt;= ([$Sheet1.$BC26] * [$Sheet1.$BD26] * [$Sheet1.$BE26]));[$Sheet1.BC26];{})" office:value-type="float" office:value="0" calcext:value-type="float">
            <text:p/>
          </table:table-cell>
          <table:table-cell table:formula="of:=IF(AND([$Sheet1.$BC26] * [$Sheet1.$BD26] * [$Sheet1.$BE26]; ([$Sheet1.$BC26] + [$Sheet1.$BD26] + [$Sheet1.$BE26]) &gt;= ([$Sheet1.$BC26] * [$Sheet1.$BD26] * [$Sheet1.$BE26]));[$Sheet1.BD26];{})" office:value-type="float" office:value="0" calcext:value-type="float">
            <text:p/>
          </table:table-cell>
          <table:table-cell table:formula="of:=IF(AND([$Sheet1.$BC26] * [$Sheet1.$BD26] * [$Sheet1.$BE26]; ([$Sheet1.$BC26] + [$Sheet1.$BD26] + [$Sheet1.$BE26]) &gt;= ([$Sheet1.$BC26] * [$Sheet1.$BD26] * [$Sheet1.$BE26]));[$Sheet1.BE26];{})" office:value-type="float" office:value="0" calcext:value-type="float">
            <text:p/>
          </table:table-cell>
          <table:table-cell table:number-columns-repeated="4"/>
          <table:table-cell table:formula="of:=IF(AND([$Sheet1.$BJ26] * [$Sheet1.$BK26] * [$Sheet1.$BL26]; ([$Sheet1.$BJ26] + [$Sheet1.$BK26] + [$Sheet1.$BL26]) &gt;= ([$Sheet1.$BJ26] * [$Sheet1.$BK26] * [$Sheet1.$BL26]));[$Sheet1.BJ26];{})" office:value-type="float" office:value="0" calcext:value-type="float">
            <text:p/>
          </table:table-cell>
          <table:table-cell table:formula="of:=IF(AND([$Sheet1.$BJ26] * [$Sheet1.$BK26] * [$Sheet1.$BL26]; ([$Sheet1.$BJ26] + [$Sheet1.$BK26] + [$Sheet1.$BL26]) &gt;= ([$Sheet1.$BJ26] * [$Sheet1.$BK26] * [$Sheet1.$BL26]));[$Sheet1.BK26];{})" office:value-type="float" office:value="0" calcext:value-type="float">
            <text:p/>
          </table:table-cell>
          <table:table-cell table:formula="of:=IF(AND([$Sheet1.$BJ26] * [$Sheet1.$BK26] * [$Sheet1.$BL26]; ([$Sheet1.$BJ26] + [$Sheet1.$BK26] + [$Sheet1.$BL26]) &gt;= ([$Sheet1.$BJ26] * [$Sheet1.$BK26] * [$Sheet1.$BL26]));[$Sheet1.BL26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$Sheet1.$C27] * [$Sheet1.$D27]; ([$Sheet1.$C27] + [$Sheet1.$D27]) &gt;= [$Sheet1.$C27] * [$Sheet1.$D27]);[$Sheet1.C27];{})" office:value-type="float" office:value="0" calcext:value-type="float">
            <text:p/>
          </table:table-cell>
          <table:table-cell table:formula="of:=IF(AND([$Sheet1.$C27] * [$Sheet1.$D27]; ([$Sheet1.$C27] + [$Sheet1.$D27]) &gt;= [$Sheet1.$C27] * [$Sheet1.$D27]);[$Sheet1.D27];{})" office:value-type="float" office:value="0" calcext:value-type="float">
            <text:p/>
          </table:table-cell>
          <table:table-cell table:formula="of:=IF(AND([$Sheet1.$E27] * [$Sheet1.$F27]; ([$Sheet1.$E27] + [$Sheet1.$F27]) &gt;= [$Sheet1.$E27] * [$Sheet1.$F27]);[$Sheet1.E27];{})" office:value-type="float" office:value="0" calcext:value-type="float">
            <text:p/>
          </table:table-cell>
          <table:table-cell table:formula="of:=IF(AND([$Sheet1.$E27] * [$Sheet1.$F27]; ([$Sheet1.$E27] + [$Sheet1.$F27]) &gt;= [$Sheet1.$E27] * [$Sheet1.$F27]);[$Sheet1.F27];{})" office:value-type="float" office:value="0" calcext:value-type="float">
            <text:p/>
          </table:table-cell>
          <table:table-cell table:formula="of:=IF(AND([$Sheet1.$H27] * [$Sheet1.$I27]; [$Sheet1.$H27] + [$Sheet1.$I27] &gt;= [$Sheet1.$H27] * [$Sheet1.$I27]);[$Sheet1.G27];{})" office:value-type="float" office:value="0" calcext:value-type="float">
            <text:p/>
          </table:table-cell>
          <table:table-cell table:formula="of:=IF(AND([$Sheet1.$H27] * [$Sheet1.$I27]; ([$Sheet1.$H27] + [$Sheet1.$I27]) &gt;= ([$Sheet1.$H27] * [$Sheet1.$I27]));[$Sheet1.H27];{})" office:value-type="float" office:value="0" calcext:value-type="float">
            <text:p/>
          </table:table-cell>
          <table:table-cell table:formula="of:=IF(AND([$Sheet1.$H27] * [$Sheet1.$I27]; ([$Sheet1.$H27] + [$Sheet1.$I27]) &gt;= ([$Sheet1.$H27] * [$Sheet1.$I27]));[$Sheet1.I27];{})" office:value-type="float" office:value="0" calcext:value-type="float">
            <text:p/>
          </table:table-cell>
          <table:table-cell table:formula="of:=IF(AND([$Sheet1.$J27] * [$Sheet1.$K27] * [$Sheet1.$L27]; ([$Sheet1.$J27] + [$Sheet1.$K27] + [$Sheet1.$L27]) &gt;= ([$Sheet1.$J27] * [$Sheet1.$K27] * [$Sheet1.$L27]));[$Sheet1.J27];{})" office:value-type="float" office:value="1" calcext:value-type="float">
            <text:p>1</text:p>
          </table:table-cell>
          <table:table-cell table:formula="of:=IF(AND([$Sheet1.$J27] * [$Sheet1.$K27] * [$Sheet1.$L27]; ([$Sheet1.$J27] + [$Sheet1.$K27] + [$Sheet1.$L27]) &gt;= ([$Sheet1.$J27] * [$Sheet1.$K27] * [$Sheet1.$L27]));[$Sheet1.K27];{})" office:value-type="float" office:value="1" calcext:value-type="float">
            <text:p>1</text:p>
          </table:table-cell>
          <table:table-cell table:formula="of:=IF(AND([$Sheet1.$J27] * [$Sheet1.$K27] * [$Sheet1.$L27]; ([$Sheet1.$J27] + [$Sheet1.$K27] + [$Sheet1.$L27]) &gt;= ([$Sheet1.$J27] * [$Sheet1.$K27] * [$Sheet1.$L27]));[$Sheet1.L27];{})" office:value-type="float" office:value="2" calcext:value-type="float">
            <text:p>2</text:p>
          </table:table-cell>
          <table:table-cell table:formula="of:=IF(AND([$Sheet1.$M27] * [$Sheet1.$N27] * [$Sheet1.$O27]; ([$Sheet1.$M27] + [$Sheet1.$N27] + [$Sheet1.$O27]) &gt;= ([$Sheet1.$M27] * [$Sheet1.$N27] * [$Sheet1.$O27]));[$Sheet1.M27];{})" office:value-type="float" office:value="0" calcext:value-type="float">
            <text:p/>
          </table:table-cell>
          <table:table-cell table:formula="of:=IF(AND([$Sheet1.$M27] * [$Sheet1.$N27] * [$Sheet1.$O27]; ([$Sheet1.$M27] + [$Sheet1.$N27] + [$Sheet1.$O27]) &gt;= ([$Sheet1.$M27] * [$Sheet1.$N27] * [$Sheet1.$O27]));[$Sheet1.N27];{})" office:value-type="float" office:value="0" calcext:value-type="float">
            <text:p/>
          </table:table-cell>
          <table:table-cell table:formula="of:=IF(AND([$Sheet1.$M27] * [$Sheet1.$N27] * [$Sheet1.$O27]; ([$Sheet1.$M27] + [$Sheet1.$N27] + [$Sheet1.$O27]) &gt;= ([$Sheet1.$M27] * [$Sheet1.$N27] * [$Sheet1.$O27]));[$Sheet1.O27];{})" office:value-type="float" office:value="0" calcext:value-type="float">
            <text:p/>
          </table:table-cell>
          <table:table-cell table:formula="of:=IF(AND([$Sheet1.$P27] * [$Sheet1.$Q27] * [$Sheet1.$R27]; ([$Sheet1.$P27] + [$Sheet1.$Q27] + [$Sheet1.$R27]) &gt;= ([$Sheet1.$P27] * [$Sheet1.$Q27] * [$Sheet1.$R27]));[$Sheet1.P27];{})" office:value-type="float" office:value="0" calcext:value-type="float">
            <text:p/>
          </table:table-cell>
          <table:table-cell table:formula="of:=IF(AND([$Sheet1.$P27] * [$Sheet1.$Q27] * [$Sheet1.$R27]; ([$Sheet1.$P27] + [$Sheet1.$Q27] + [$Sheet1.$R27]) &gt;= ([$Sheet1.$P27] * [$Sheet1.$Q27] * [$Sheet1.$R27]));[$Sheet1.Q27];{})" office:value-type="float" office:value="0" calcext:value-type="float">
            <text:p/>
          </table:table-cell>
          <table:table-cell table:formula="of:=IF(AND([$Sheet1.$P27] * [$Sheet1.$Q27] * [$Sheet1.$R27]; ([$Sheet1.$P27] + [$Sheet1.$Q27] + [$Sheet1.$R27]) &gt;= ([$Sheet1.$P27] * [$Sheet1.$Q27] * [$Sheet1.$R27]));[$Sheet1.R27];{})" office:value-type="float" office:value="0" calcext:value-type="float">
            <text:p/>
          </table:table-cell>
          <table:table-cell table:formula="of:=IF(AND([$Sheet1.$S27] * [$Sheet1.$T27] * [$Sheet1.$U27]; ([$Sheet1.$S27] + [$Sheet1.$T27] + [$Sheet1.$U27]) &gt;= ([$Sheet1.$S27] * [$Sheet1.$T27] * [$Sheet1.$U27]));[$Sheet1.S27];{})" office:value-type="float" office:value="0" calcext:value-type="float">
            <text:p/>
          </table:table-cell>
          <table:table-cell table:formula="of:=IF(AND([$Sheet1.$S27] * [$Sheet1.$T27] * [$Sheet1.$U27]; ([$Sheet1.$S27] + [$Sheet1.$T27] + [$Sheet1.$U27]) &gt;= ([$Sheet1.$S27] * [$Sheet1.$T27] * [$Sheet1.$U27]));[$Sheet1.T27];{})" office:value-type="float" office:value="0" calcext:value-type="float">
            <text:p/>
          </table:table-cell>
          <table:table-cell table:formula="of:=IF(AND([$Sheet1.$S27] * [$Sheet1.$T27] * [$Sheet1.$U27]; ([$Sheet1.$S27] + [$Sheet1.$T27] + [$Sheet1.$U27]) &gt;= ([$Sheet1.$S27] * [$Sheet1.$T27] * [$Sheet1.$U27]));[$Sheet1.U27];{})" office:value-type="float" office:value="0" calcext:value-type="float">
            <text:p/>
          </table:table-cell>
          <table:table-cell table:formula="of:=IF(AND([$Sheet1.$V27] * [$Sheet1.$W27] * [$Sheet1.$X27]; ([$Sheet1.$V27] + [$Sheet1.$W27] + [$Sheet1.$X27]) &gt;= ([$Sheet1.$V27] * [$Sheet1.$W27] * [$Sheet1.$X27]));[$Sheet1.V27];{})" office:value-type="float" office:value="0" calcext:value-type="float">
            <text:p/>
          </table:table-cell>
          <table:table-cell table:formula="of:=IF(AND([$Sheet1.$V27] * [$Sheet1.$W27] * [$Sheet1.$X27]; ([$Sheet1.$V27] + [$Sheet1.$W27] + [$Sheet1.$X27]) &gt;= ([$Sheet1.$V27] * [$Sheet1.$W27] * [$Sheet1.$X27]));[$Sheet1.W27];{})" office:value-type="float" office:value="0" calcext:value-type="float">
            <text:p/>
          </table:table-cell>
          <table:table-cell table:formula="of:=IF(AND([$Sheet1.$V27] * [$Sheet1.$W27] * [$Sheet1.$X27]; ([$Sheet1.$V27] + [$Sheet1.$W27] + [$Sheet1.$X27]) &gt;= ([$Sheet1.$V27] * [$Sheet1.$W27] * [$Sheet1.$X27]));[$Sheet1.X27];{})" office:value-type="float" office:value="0" calcext:value-type="float">
            <text:p/>
          </table:table-cell>
          <table:table-cell table:formula="of:=IF(AND([$Sheet1.$Y27] * [$Sheet1.$Z27] * [$Sheet1.$AA27]; ([$Sheet1.$Y27] + [$Sheet1.$Z27] + [$Sheet1.$AA27]) &gt;= ([$Sheet1.$Y27] * [$Sheet1.$Z27] * [$Sheet1.$AA27]));[$Sheet1.Y27];{})" office:value-type="float" office:value="0" calcext:value-type="float">
            <text:p/>
          </table:table-cell>
          <table:table-cell table:formula="of:=IF(AND([$Sheet1.$Y27] * [$Sheet1.$Z27] * [$Sheet1.$AA27]; ([$Sheet1.$Y27] + [$Sheet1.$Z27] + [$Sheet1.$AA27]) &gt;= ([$Sheet1.$Y27] * [$Sheet1.$Z27] * [$Sheet1.$AA27]));[$Sheet1.Z27];{})" office:value-type="float" office:value="0" calcext:value-type="float">
            <text:p/>
          </table:table-cell>
          <table:table-cell table:formula="of:=IF(AND([$Sheet1.$Y27] * [$Sheet1.$Z27] * [$Sheet1.$AA27]; ([$Sheet1.$Y27] + [$Sheet1.$Z27] + [$Sheet1.$AA27]) &gt;= ([$Sheet1.$Y27] * [$Sheet1.$Z27] * [$Sheet1.$AA27]));[$Sheet1.AA27];{})" office:value-type="float" office:value="0" calcext:value-type="float">
            <text:p/>
          </table:table-cell>
          <table:table-cell table:formula="of:=IF(AND([$Sheet1.$AB27] * [$Sheet1.$AC27] * [$Sheet1.$AD27]; ([$Sheet1.$AB27] + [$Sheet1.$AC27] + [$Sheet1.$AD27]) &gt;= ([$Sheet1.$AB27] * [$Sheet1.$AC27] * [$Sheet1.$AD27]));[$Sheet1.AB27];{})" office:value-type="float" office:value="0" calcext:value-type="float">
            <text:p/>
          </table:table-cell>
          <table:table-cell table:formula="of:=IF(AND([$Sheet1.$AB27] * [$Sheet1.$AC27] * [$Sheet1.$AD27]; ([$Sheet1.$AB27] + [$Sheet1.$AC27] + [$Sheet1.$AD27]) &gt;= ([$Sheet1.$AB27] * [$Sheet1.$AC27] * [$Sheet1.$AD27]));[$Sheet1.AC27];{})" office:value-type="float" office:value="0" calcext:value-type="float">
            <text:p/>
          </table:table-cell>
          <table:table-cell table:formula="of:=IF(AND([$Sheet1.$AB27] * [$Sheet1.$AC27] * [$Sheet1.$AD27]; ([$Sheet1.$AB27] + [$Sheet1.$AC27] + [$Sheet1.$AD27]) &gt;= ([$Sheet1.$AB27] * [$Sheet1.$AC27] * [$Sheet1.$AD27]));[$Sheet1.AD27];{})" office:value-type="float" office:value="0" calcext:value-type="float">
            <text:p/>
          </table:table-cell>
          <table:table-cell table:formula="of:=IF(AND([$Sheet1.$AE27] * [$Sheet1.$AF27] * [$Sheet1.$AG27]; ([$Sheet1.$AE27] + [$Sheet1.$AF27] + [$Sheet1.$AG27]) &gt;= ([$Sheet1.$AE27] * [$Sheet1.$AF27] * [$Sheet1.$AG27]));[$Sheet1.AE27];{})" office:value-type="float" office:value="0" calcext:value-type="float">
            <text:p/>
          </table:table-cell>
          <table:table-cell table:formula="of:=IF(AND([$Sheet1.$AE27] * [$Sheet1.$AF27] * [$Sheet1.$AG27]; ([$Sheet1.$AE27] + [$Sheet1.$AF27] + [$Sheet1.$AG27]) &gt;= ([$Sheet1.$AE27] * [$Sheet1.$AF27] * [$Sheet1.$AG27]));[$Sheet1.AF27];{})" office:value-type="float" office:value="0" calcext:value-type="float">
            <text:p/>
          </table:table-cell>
          <table:table-cell table:formula="of:=IF(AND([$Sheet1.$AE27] * [$Sheet1.$AF27] * [$Sheet1.$AG27]; ([$Sheet1.$AE27] + [$Sheet1.$AF27] + [$Sheet1.$AG27]) &gt;= ([$Sheet1.$AE27] * [$Sheet1.$AF27] * [$Sheet1.$AG27]));[$Sheet1.AG27];{})" office:value-type="float" office:value="0" calcext:value-type="float">
            <text:p/>
          </table:table-cell>
          <table:table-cell table:formula="of:=IF(AND([$Sheet1.$AH27] * [$Sheet1.$AI27] * [$Sheet1.$AJ27]; ([$Sheet1.$AH27] + [$Sheet1.$AI27] + [$Sheet1.$AJ27]) &gt;= ([$Sheet1.$AH27] * [$Sheet1.$AI27] * [$Sheet1.$AJ27]));[$Sheet1.AH27];{})" office:value-type="float" office:value="0" calcext:value-type="float">
            <text:p/>
          </table:table-cell>
          <table:table-cell table:formula="of:=IF(AND([$Sheet1.$AH27] * [$Sheet1.$AI27] * [$Sheet1.$AJ27]; ([$Sheet1.$AH27] + [$Sheet1.$AI27] + [$Sheet1.$AJ27]) &gt;= ([$Sheet1.$AH27] * [$Sheet1.$AI27] * [$Sheet1.$AJ27]));[$Sheet1.AI27];{})" office:value-type="float" office:value="0" calcext:value-type="float">
            <text:p/>
          </table:table-cell>
          <table:table-cell table:formula="of:=IF(AND([$Sheet1.$AH27] * [$Sheet1.$AI27] * [$Sheet1.$AJ27]; ([$Sheet1.$AH27] + [$Sheet1.$AI27] + [$Sheet1.$AJ27]) &gt;= ([$Sheet1.$AH27] * [$Sheet1.$AI27] * [$Sheet1.$AJ27]));[$Sheet1.AJ27];{})" office:value-type="float" office:value="0" calcext:value-type="float">
            <text:p/>
          </table:table-cell>
          <table:table-cell table:formula="of:=IF(AND([$Sheet1.$AK27] * [$Sheet1.$AL27] * [$Sheet1.$AM27]; ([$Sheet1.$AK27] + [$Sheet1.$AL27] + [$Sheet1.$AM27]) &gt;= ([$Sheet1.$AK27] * [$Sheet1.$AL27] * [$Sheet1.$AM27]));[$Sheet1.AK27];{})" office:value-type="float" office:value="0" calcext:value-type="float">
            <text:p/>
          </table:table-cell>
          <table:table-cell table:formula="of:=IF(AND([$Sheet1.$AK27] * [$Sheet1.$AL27] * [$Sheet1.$AM27]; ([$Sheet1.$AK27] + [$Sheet1.$AL27] + [$Sheet1.$AM27]) &gt;= ([$Sheet1.$AK27] * [$Sheet1.$AL27] * [$Sheet1.$AM27]));[$Sheet1.AL27];{})" office:value-type="float" office:value="0" calcext:value-type="float">
            <text:p/>
          </table:table-cell>
          <table:table-cell table:formula="of:=IF(AND([$Sheet1.$AK27] * [$Sheet1.$AL27] * [$Sheet1.$AM27]; ([$Sheet1.$AK27] + [$Sheet1.$AL27] + [$Sheet1.$AM27]) &gt;= ([$Sheet1.$AK27] * [$Sheet1.$AL27] * [$Sheet1.$AM27]));[$Sheet1.AM27];{})" office:value-type="float" office:value="0" calcext:value-type="float">
            <text:p/>
          </table:table-cell>
          <table:table-cell table:formula="of:=IF(AND([$Sheet1.$AN27] * [$Sheet1.$AO27] * [$Sheet1.$AP27]; ([$Sheet1.$AN27] + [$Sheet1.$AO27] + [$Sheet1.$AP27]) &gt;= ([$Sheet1.$AN27] * [$Sheet1.$AO27] * [$Sheet1.$AP27]));[$Sheet1.AN27];{})" office:value-type="float" office:value="0" calcext:value-type="float">
            <text:p/>
          </table:table-cell>
          <table:table-cell table:formula="of:=IF(AND([$Sheet1.$AN27] * [$Sheet1.$AO27] * [$Sheet1.$AP27]; ([$Sheet1.$AN27] + [$Sheet1.$AO27] + [$Sheet1.$AP27]) &gt;= ([$Sheet1.$AN27] * [$Sheet1.$AO27] * [$Sheet1.$AP27]));[$Sheet1.AO27];{})" office:value-type="float" office:value="0" calcext:value-type="float">
            <text:p/>
          </table:table-cell>
          <table:table-cell table:formula="of:=IF(AND([$Sheet1.$AN27] * [$Sheet1.$AO27] * [$Sheet1.$AP27]; ([$Sheet1.$AN27] + [$Sheet1.$AO27] + [$Sheet1.$AP27]) &gt;= ([$Sheet1.$AN27] * [$Sheet1.$AO27] * [$Sheet1.$AP27]));[$Sheet1.AP27];{})" office:value-type="float" office:value="0" calcext:value-type="float">
            <text:p/>
          </table:table-cell>
          <table:table-cell table:formula="of:=IF(AND([$Sheet1.$AQ27] * [$Sheet1.$AR27] * [$Sheet1.$AS27]; ([$Sheet1.$AQ27] + [$Sheet1.$AR27] + [$Sheet1.$AS27]) &gt;= ([$Sheet1.$AQ27] * [$Sheet1.$AR27] * [$Sheet1.$AS27]));[$Sheet1.AQ27];{})" office:value-type="float" office:value="0" calcext:value-type="float">
            <text:p/>
          </table:table-cell>
          <table:table-cell table:formula="of:=IF(AND([$Sheet1.$AQ27] * [$Sheet1.$AR27] * [$Sheet1.$AS27]; ([$Sheet1.$AQ27] + [$Sheet1.$AR27] + [$Sheet1.$AS27]) &gt;= ([$Sheet1.$AQ27] * [$Sheet1.$AR27] * [$Sheet1.$AS27]));[$Sheet1.AR27];{})" office:value-type="float" office:value="0" calcext:value-type="float">
            <text:p/>
          </table:table-cell>
          <table:table-cell table:formula="of:=IF(AND([$Sheet1.$AQ27] * [$Sheet1.$AR27] * [$Sheet1.$AS27]; ([$Sheet1.$AQ27] + [$Sheet1.$AR27] + [$Sheet1.$AS27]) &gt;= ([$Sheet1.$AQ27] * [$Sheet1.$AR27] * [$Sheet1.$AS27]));[$Sheet1.AS27];{})" office:value-type="float" office:value="0" calcext:value-type="float">
            <text:p/>
          </table:table-cell>
          <table:table-cell table:formula="of:=IF(AND([$Sheet1.$AT27] * [$Sheet1.$AU27] * [$Sheet1.$AV27]; ([$Sheet1.$AT27] + [$Sheet1.$AU27] + [$Sheet1.$AV27]) &gt;= ([$Sheet1.$AT27] * [$Sheet1.$AU27] * [$Sheet1.$AV27]));[$Sheet1.AT27];{})" office:value-type="float" office:value="0" calcext:value-type="float">
            <text:p/>
          </table:table-cell>
          <table:table-cell table:formula="of:=IF(AND([$Sheet1.$AT27] * [$Sheet1.$AU27] * [$Sheet1.$AV27]; ([$Sheet1.$AT27] + [$Sheet1.$AU27] + [$Sheet1.$AV27]) &gt;= ([$Sheet1.$AT27] * [$Sheet1.$AU27] * [$Sheet1.$AV27]));[$Sheet1.AU27];{})" office:value-type="float" office:value="0" calcext:value-type="float">
            <text:p/>
          </table:table-cell>
          <table:table-cell table:formula="of:=IF(AND([$Sheet1.$AT27] * [$Sheet1.$AU27] * [$Sheet1.$AV27]; ([$Sheet1.$AT27] + [$Sheet1.$AU27] + [$Sheet1.$AV27]) &gt;= ([$Sheet1.$AT27] * [$Sheet1.$AU27] * [$Sheet1.$AV27]));[$Sheet1.AV27];{})" office:value-type="float" office:value="0" calcext:value-type="float">
            <text:p/>
          </table:table-cell>
          <table:table-cell table:formula="of:=IF(AND([$Sheet1.$AW27] * [$Sheet1.$AX27] * [$Sheet1.$AY27]; ([$Sheet1.$AW27] + [$Sheet1.$AX27] + [$Sheet1.$AY27]) &gt;= ([$Sheet1.$AW27] * [$Sheet1.$AX27] * [$Sheet1.$AY27]));[$Sheet1.AW27];{})" office:value-type="float" office:value="0" calcext:value-type="float">
            <text:p/>
          </table:table-cell>
          <table:table-cell table:formula="of:=IF(AND([$Sheet1.$AW27] * [$Sheet1.$AX27] * [$Sheet1.$AY27]; ([$Sheet1.$AW27] + [$Sheet1.$AX27] + [$Sheet1.$AY27]) &gt;= ([$Sheet1.$AW27] * [$Sheet1.$AX27] * [$Sheet1.$AY27]));[$Sheet1.AX27];{})" office:value-type="float" office:value="0" calcext:value-type="float">
            <text:p/>
          </table:table-cell>
          <table:table-cell table:formula="of:=IF(AND([$Sheet1.$AW27] * [$Sheet1.$AX27] * [$Sheet1.$AY27]; ([$Sheet1.$AW27] + [$Sheet1.$AX27] + [$Sheet1.$AY27]) &gt;= ([$Sheet1.$AW27] * [$Sheet1.$AX27] * [$Sheet1.$AY27]));[$Sheet1.AY27];{})" office:value-type="float" office:value="0" calcext:value-type="float">
            <text:p/>
          </table:table-cell>
          <table:table-cell table:formula="of:=IF(AND([$Sheet1.$AZ27] * [$Sheet1.$BA27] * [$Sheet1.$BB27]; ([$Sheet1.$AZ27] + [$Sheet1.$BA27] + [$Sheet1.$BB27]) &gt;= ([$Sheet1.$AZ27] * [$Sheet1.$BA27] * [$Sheet1.$BB27]));[$Sheet1.AZ27];{})" office:value-type="float" office:value="0" calcext:value-type="float">
            <text:p/>
          </table:table-cell>
          <table:table-cell table:formula="of:=IF(AND([$Sheet1.$AZ27] * [$Sheet1.$BA27] * [$Sheet1.$BB27]; ([$Sheet1.$AZ27] + [$Sheet1.$BA27] + [$Sheet1.$BB27]) &gt;= ([$Sheet1.$AZ27] * [$Sheet1.$BA27] * [$Sheet1.$BB27]));[$Sheet1.BA27];{})" office:value-type="float" office:value="0" calcext:value-type="float">
            <text:p/>
          </table:table-cell>
          <table:table-cell table:formula="of:=IF(AND([$Sheet1.$AZ27] * [$Sheet1.$BA27] * [$Sheet1.$BB27]; ([$Sheet1.$AZ27] + [$Sheet1.$BA27] + [$Sheet1.$BB27]) &gt;= ([$Sheet1.$AZ27] * [$Sheet1.$BA27] * [$Sheet1.$BB27]));[$Sheet1.BB27];{})" office:value-type="float" office:value="0" calcext:value-type="float">
            <text:p/>
          </table:table-cell>
          <table:table-cell table:formula="of:=IF(AND([$Sheet1.$BC27] * [$Sheet1.$BD27] * [$Sheet1.$BE27]; ([$Sheet1.$BC27] + [$Sheet1.$BD27] + [$Sheet1.$BE27]) &gt;= ([$Sheet1.$BC27] * [$Sheet1.$BD27] * [$Sheet1.$BE27]));[$Sheet1.BC27];{})" office:value-type="float" office:value="0" calcext:value-type="float">
            <text:p/>
          </table:table-cell>
          <table:table-cell table:formula="of:=IF(AND([$Sheet1.$BC27] * [$Sheet1.$BD27] * [$Sheet1.$BE27]; ([$Sheet1.$BC27] + [$Sheet1.$BD27] + [$Sheet1.$BE27]) &gt;= ([$Sheet1.$BC27] * [$Sheet1.$BD27] * [$Sheet1.$BE27]));[$Sheet1.BD27];{})" office:value-type="float" office:value="0" calcext:value-type="float">
            <text:p/>
          </table:table-cell>
          <table:table-cell table:formula="of:=IF(AND([$Sheet1.$BC27] * [$Sheet1.$BD27] * [$Sheet1.$BE27]; ([$Sheet1.$BC27] + [$Sheet1.$BD27] + [$Sheet1.$BE27]) &gt;= ([$Sheet1.$BC27] * [$Sheet1.$BD27] * [$Sheet1.$BE27]));[$Sheet1.BE27];{})" office:value-type="float" office:value="0" calcext:value-type="float">
            <text:p/>
          </table:table-cell>
          <table:table-cell table:number-columns-repeated="4"/>
          <table:table-cell table:formula="of:=IF(AND([$Sheet1.$BJ27] * [$Sheet1.$BK27] * [$Sheet1.$BL27]; ([$Sheet1.$BJ27] + [$Sheet1.$BK27] + [$Sheet1.$BL27]) &gt;= ([$Sheet1.$BJ27] * [$Sheet1.$BK27] * [$Sheet1.$BL27]));[$Sheet1.BJ27];{})" office:value-type="float" office:value="0" calcext:value-type="float">
            <text:p/>
          </table:table-cell>
          <table:table-cell table:formula="of:=IF(AND([$Sheet1.$BJ27] * [$Sheet1.$BK27] * [$Sheet1.$BL27]; ([$Sheet1.$BJ27] + [$Sheet1.$BK27] + [$Sheet1.$BL27]) &gt;= ([$Sheet1.$BJ27] * [$Sheet1.$BK27] * [$Sheet1.$BL27]));[$Sheet1.BK27];{})" office:value-type="float" office:value="0" calcext:value-type="float">
            <text:p/>
          </table:table-cell>
          <table:table-cell table:formula="of:=IF(AND([$Sheet1.$BJ27] * [$Sheet1.$BK27] * [$Sheet1.$BL27]; ([$Sheet1.$BJ27] + [$Sheet1.$BK27] + [$Sheet1.$BL27]) &gt;= ([$Sheet1.$BJ27] * [$Sheet1.$BK27] * [$Sheet1.$BL27]));[$Sheet1.BL27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$Sheet1.$C28] * [$Sheet1.$D28]; ([$Sheet1.$C28] + [$Sheet1.$D28]) &gt;= [$Sheet1.$C28] * [$Sheet1.$D28]);[$Sheet1.C28];{})" office:value-type="float" office:value="0" calcext:value-type="float">
            <text:p/>
          </table:table-cell>
          <table:table-cell table:formula="of:=IF(AND([$Sheet1.$C28] * [$Sheet1.$D28]; ([$Sheet1.$C28] + [$Sheet1.$D28]) &gt;= [$Sheet1.$C28] * [$Sheet1.$D28]);[$Sheet1.D28];{})" office:value-type="float" office:value="0" calcext:value-type="float">
            <text:p/>
          </table:table-cell>
          <table:table-cell table:formula="of:=IF(AND([$Sheet1.$E28] * [$Sheet1.$F28]; ([$Sheet1.$E28] + [$Sheet1.$F28]) &gt;= [$Sheet1.$E28] * [$Sheet1.$F28]);[$Sheet1.E28];{})" office:value-type="float" office:value="0" calcext:value-type="float">
            <text:p/>
          </table:table-cell>
          <table:table-cell table:formula="of:=IF(AND([$Sheet1.$E28] * [$Sheet1.$F28]; ([$Sheet1.$E28] + [$Sheet1.$F28]) &gt;= [$Sheet1.$E28] * [$Sheet1.$F28]);[$Sheet1.F28];{})" office:value-type="float" office:value="0" calcext:value-type="float">
            <text:p/>
          </table:table-cell>
          <table:table-cell table:formula="of:=IF(AND([$Sheet1.$H28] * [$Sheet1.$I28]; [$Sheet1.$H28] + [$Sheet1.$I28] &gt;= [$Sheet1.$H28] * [$Sheet1.$I28]);[$Sheet1.G28];{})" office:value-type="float" office:value="0" calcext:value-type="float">
            <text:p/>
          </table:table-cell>
          <table:table-cell table:formula="of:=IF(AND([$Sheet1.$H28] * [$Sheet1.$I28]; ([$Sheet1.$H28] + [$Sheet1.$I28]) &gt;= ([$Sheet1.$H28] * [$Sheet1.$I28]));[$Sheet1.H28];{})" office:value-type="float" office:value="0" calcext:value-type="float">
            <text:p/>
          </table:table-cell>
          <table:table-cell table:formula="of:=IF(AND([$Sheet1.$H28] * [$Sheet1.$I28]; ([$Sheet1.$H28] + [$Sheet1.$I28]) &gt;= ([$Sheet1.$H28] * [$Sheet1.$I28]));[$Sheet1.I28];{})" office:value-type="float" office:value="0" calcext:value-type="float">
            <text:p/>
          </table:table-cell>
          <table:table-cell table:formula="of:=IF(AND([$Sheet1.$J28] * [$Sheet1.$K28] * [$Sheet1.$L28]; ([$Sheet1.$J28] + [$Sheet1.$K28] + [$Sheet1.$L28]) &gt;= ([$Sheet1.$J28] * [$Sheet1.$K28] * [$Sheet1.$L28]));[$Sheet1.J28];{})" office:value-type="float" office:value="1" calcext:value-type="float">
            <text:p>1</text:p>
          </table:table-cell>
          <table:table-cell table:formula="of:=IF(AND([$Sheet1.$J28] * [$Sheet1.$K28] * [$Sheet1.$L28]; ([$Sheet1.$J28] + [$Sheet1.$K28] + [$Sheet1.$L28]) &gt;= ([$Sheet1.$J28] * [$Sheet1.$K28] * [$Sheet1.$L28]));[$Sheet1.K28];{})" office:value-type="float" office:value="1" calcext:value-type="float">
            <text:p>1</text:p>
          </table:table-cell>
          <table:table-cell table:formula="of:=IF(AND([$Sheet1.$J28] * [$Sheet1.$K28] * [$Sheet1.$L28]; ([$Sheet1.$J28] + [$Sheet1.$K28] + [$Sheet1.$L28]) &gt;= ([$Sheet1.$J28] * [$Sheet1.$K28] * [$Sheet1.$L28]));[$Sheet1.L28];{})" office:value-type="float" office:value="6" calcext:value-type="float">
            <text:p>6</text:p>
          </table:table-cell>
          <table:table-cell table:formula="of:=IF(AND([$Sheet1.$M28] * [$Sheet1.$N28] * [$Sheet1.$O28]; ([$Sheet1.$M28] + [$Sheet1.$N28] + [$Sheet1.$O28]) &gt;= ([$Sheet1.$M28] * [$Sheet1.$N28] * [$Sheet1.$O28]));[$Sheet1.M28];{})" office:value-type="float" office:value="0" calcext:value-type="float">
            <text:p/>
          </table:table-cell>
          <table:table-cell table:formula="of:=IF(AND([$Sheet1.$M28] * [$Sheet1.$N28] * [$Sheet1.$O28]; ([$Sheet1.$M28] + [$Sheet1.$N28] + [$Sheet1.$O28]) &gt;= ([$Sheet1.$M28] * [$Sheet1.$N28] * [$Sheet1.$O28]));[$Sheet1.N28];{})" office:value-type="float" office:value="0" calcext:value-type="float">
            <text:p/>
          </table:table-cell>
          <table:table-cell table:formula="of:=IF(AND([$Sheet1.$M28] * [$Sheet1.$N28] * [$Sheet1.$O28]; ([$Sheet1.$M28] + [$Sheet1.$N28] + [$Sheet1.$O28]) &gt;= ([$Sheet1.$M28] * [$Sheet1.$N28] * [$Sheet1.$O28]));[$Sheet1.O28];{})" office:value-type="float" office:value="0" calcext:value-type="float">
            <text:p/>
          </table:table-cell>
          <table:table-cell table:formula="of:=IF(AND([$Sheet1.$P28] * [$Sheet1.$Q28] * [$Sheet1.$R28]; ([$Sheet1.$P28] + [$Sheet1.$Q28] + [$Sheet1.$R28]) &gt;= ([$Sheet1.$P28] * [$Sheet1.$Q28] * [$Sheet1.$R28]));[$Sheet1.P28];{})" office:value-type="float" office:value="0" calcext:value-type="float">
            <text:p/>
          </table:table-cell>
          <table:table-cell table:formula="of:=IF(AND([$Sheet1.$P28] * [$Sheet1.$Q28] * [$Sheet1.$R28]; ([$Sheet1.$P28] + [$Sheet1.$Q28] + [$Sheet1.$R28]) &gt;= ([$Sheet1.$P28] * [$Sheet1.$Q28] * [$Sheet1.$R28]));[$Sheet1.Q28];{})" office:value-type="float" office:value="0" calcext:value-type="float">
            <text:p/>
          </table:table-cell>
          <table:table-cell table:formula="of:=IF(AND([$Sheet1.$P28] * [$Sheet1.$Q28] * [$Sheet1.$R28]; ([$Sheet1.$P28] + [$Sheet1.$Q28] + [$Sheet1.$R28]) &gt;= ([$Sheet1.$P28] * [$Sheet1.$Q28] * [$Sheet1.$R28]));[$Sheet1.R28];{})" office:value-type="float" office:value="0" calcext:value-type="float">
            <text:p/>
          </table:table-cell>
          <table:table-cell table:formula="of:=IF(AND([$Sheet1.$S28] * [$Sheet1.$T28] * [$Sheet1.$U28]; ([$Sheet1.$S28] + [$Sheet1.$T28] + [$Sheet1.$U28]) &gt;= ([$Sheet1.$S28] * [$Sheet1.$T28] * [$Sheet1.$U28]));[$Sheet1.S28];{})" office:value-type="float" office:value="0" calcext:value-type="float">
            <text:p/>
          </table:table-cell>
          <table:table-cell table:formula="of:=IF(AND([$Sheet1.$S28] * [$Sheet1.$T28] * [$Sheet1.$U28]; ([$Sheet1.$S28] + [$Sheet1.$T28] + [$Sheet1.$U28]) &gt;= ([$Sheet1.$S28] * [$Sheet1.$T28] * [$Sheet1.$U28]));[$Sheet1.T28];{})" office:value-type="float" office:value="0" calcext:value-type="float">
            <text:p/>
          </table:table-cell>
          <table:table-cell table:formula="of:=IF(AND([$Sheet1.$S28] * [$Sheet1.$T28] * [$Sheet1.$U28]; ([$Sheet1.$S28] + [$Sheet1.$T28] + [$Sheet1.$U28]) &gt;= ([$Sheet1.$S28] * [$Sheet1.$T28] * [$Sheet1.$U28]));[$Sheet1.U28];{})" office:value-type="float" office:value="0" calcext:value-type="float">
            <text:p/>
          </table:table-cell>
          <table:table-cell table:formula="of:=IF(AND([$Sheet1.$V28] * [$Sheet1.$W28] * [$Sheet1.$X28]; ([$Sheet1.$V28] + [$Sheet1.$W28] + [$Sheet1.$X28]) &gt;= ([$Sheet1.$V28] * [$Sheet1.$W28] * [$Sheet1.$X28]));[$Sheet1.V28];{})" office:value-type="float" office:value="0" calcext:value-type="float">
            <text:p/>
          </table:table-cell>
          <table:table-cell table:formula="of:=IF(AND([$Sheet1.$V28] * [$Sheet1.$W28] * [$Sheet1.$X28]; ([$Sheet1.$V28] + [$Sheet1.$W28] + [$Sheet1.$X28]) &gt;= ([$Sheet1.$V28] * [$Sheet1.$W28] * [$Sheet1.$X28]));[$Sheet1.W28];{})" office:value-type="float" office:value="0" calcext:value-type="float">
            <text:p/>
          </table:table-cell>
          <table:table-cell table:formula="of:=IF(AND([$Sheet1.$V28] * [$Sheet1.$W28] * [$Sheet1.$X28]; ([$Sheet1.$V28] + [$Sheet1.$W28] + [$Sheet1.$X28]) &gt;= ([$Sheet1.$V28] * [$Sheet1.$W28] * [$Sheet1.$X28]));[$Sheet1.X28];{})" office:value-type="float" office:value="0" calcext:value-type="float">
            <text:p/>
          </table:table-cell>
          <table:table-cell table:formula="of:=IF(AND([$Sheet1.$Y28] * [$Sheet1.$Z28] * [$Sheet1.$AA28]; ([$Sheet1.$Y28] + [$Sheet1.$Z28] + [$Sheet1.$AA28]) &gt;= ([$Sheet1.$Y28] * [$Sheet1.$Z28] * [$Sheet1.$AA28]));[$Sheet1.Y28];{})" office:value-type="float" office:value="0" calcext:value-type="float">
            <text:p/>
          </table:table-cell>
          <table:table-cell table:formula="of:=IF(AND([$Sheet1.$Y28] * [$Sheet1.$Z28] * [$Sheet1.$AA28]; ([$Sheet1.$Y28] + [$Sheet1.$Z28] + [$Sheet1.$AA28]) &gt;= ([$Sheet1.$Y28] * [$Sheet1.$Z28] * [$Sheet1.$AA28]));[$Sheet1.Z28];{})" office:value-type="float" office:value="0" calcext:value-type="float">
            <text:p/>
          </table:table-cell>
          <table:table-cell table:formula="of:=IF(AND([$Sheet1.$Y28] * [$Sheet1.$Z28] * [$Sheet1.$AA28]; ([$Sheet1.$Y28] + [$Sheet1.$Z28] + [$Sheet1.$AA28]) &gt;= ([$Sheet1.$Y28] * [$Sheet1.$Z28] * [$Sheet1.$AA28]));[$Sheet1.AA28];{})" office:value-type="float" office:value="0" calcext:value-type="float">
            <text:p/>
          </table:table-cell>
          <table:table-cell table:formula="of:=IF(AND([$Sheet1.$AB28] * [$Sheet1.$AC28] * [$Sheet1.$AD28]; ([$Sheet1.$AB28] + [$Sheet1.$AC28] + [$Sheet1.$AD28]) &gt;= ([$Sheet1.$AB28] * [$Sheet1.$AC28] * [$Sheet1.$AD28]));[$Sheet1.AB28];{})" office:value-type="float" office:value="0" calcext:value-type="float">
            <text:p/>
          </table:table-cell>
          <table:table-cell table:formula="of:=IF(AND([$Sheet1.$AB28] * [$Sheet1.$AC28] * [$Sheet1.$AD28]; ([$Sheet1.$AB28] + [$Sheet1.$AC28] + [$Sheet1.$AD28]) &gt;= ([$Sheet1.$AB28] * [$Sheet1.$AC28] * [$Sheet1.$AD28]));[$Sheet1.AC28];{})" office:value-type="float" office:value="0" calcext:value-type="float">
            <text:p/>
          </table:table-cell>
          <table:table-cell table:formula="of:=IF(AND([$Sheet1.$AB28] * [$Sheet1.$AC28] * [$Sheet1.$AD28]; ([$Sheet1.$AB28] + [$Sheet1.$AC28] + [$Sheet1.$AD28]) &gt;= ([$Sheet1.$AB28] * [$Sheet1.$AC28] * [$Sheet1.$AD28]));[$Sheet1.AD28];{})" office:value-type="float" office:value="0" calcext:value-type="float">
            <text:p/>
          </table:table-cell>
          <table:table-cell table:formula="of:=IF(AND([$Sheet1.$AE28] * [$Sheet1.$AF28] * [$Sheet1.$AG28]; ([$Sheet1.$AE28] + [$Sheet1.$AF28] + [$Sheet1.$AG28]) &gt;= ([$Sheet1.$AE28] * [$Sheet1.$AF28] * [$Sheet1.$AG28]));[$Sheet1.AE28];{})" office:value-type="float" office:value="0" calcext:value-type="float">
            <text:p/>
          </table:table-cell>
          <table:table-cell table:formula="of:=IF(AND([$Sheet1.$AE28] * [$Sheet1.$AF28] * [$Sheet1.$AG28]; ([$Sheet1.$AE28] + [$Sheet1.$AF28] + [$Sheet1.$AG28]) &gt;= ([$Sheet1.$AE28] * [$Sheet1.$AF28] * [$Sheet1.$AG28]));[$Sheet1.AF28];{})" office:value-type="float" office:value="0" calcext:value-type="float">
            <text:p/>
          </table:table-cell>
          <table:table-cell table:formula="of:=IF(AND([$Sheet1.$AE28] * [$Sheet1.$AF28] * [$Sheet1.$AG28]; ([$Sheet1.$AE28] + [$Sheet1.$AF28] + [$Sheet1.$AG28]) &gt;= ([$Sheet1.$AE28] * [$Sheet1.$AF28] * [$Sheet1.$AG28]));[$Sheet1.AG28];{})" office:value-type="float" office:value="0" calcext:value-type="float">
            <text:p/>
          </table:table-cell>
          <table:table-cell table:formula="of:=IF(AND([$Sheet1.$AH28] * [$Sheet1.$AI28] * [$Sheet1.$AJ28]; ([$Sheet1.$AH28] + [$Sheet1.$AI28] + [$Sheet1.$AJ28]) &gt;= ([$Sheet1.$AH28] * [$Sheet1.$AI28] * [$Sheet1.$AJ28]));[$Sheet1.AH28];{})" office:value-type="float" office:value="0" calcext:value-type="float">
            <text:p/>
          </table:table-cell>
          <table:table-cell table:formula="of:=IF(AND([$Sheet1.$AH28] * [$Sheet1.$AI28] * [$Sheet1.$AJ28]; ([$Sheet1.$AH28] + [$Sheet1.$AI28] + [$Sheet1.$AJ28]) &gt;= ([$Sheet1.$AH28] * [$Sheet1.$AI28] * [$Sheet1.$AJ28]));[$Sheet1.AI28];{})" office:value-type="float" office:value="0" calcext:value-type="float">
            <text:p/>
          </table:table-cell>
          <table:table-cell table:formula="of:=IF(AND([$Sheet1.$AH28] * [$Sheet1.$AI28] * [$Sheet1.$AJ28]; ([$Sheet1.$AH28] + [$Sheet1.$AI28] + [$Sheet1.$AJ28]) &gt;= ([$Sheet1.$AH28] * [$Sheet1.$AI28] * [$Sheet1.$AJ28]));[$Sheet1.AJ28];{})" office:value-type="float" office:value="0" calcext:value-type="float">
            <text:p/>
          </table:table-cell>
          <table:table-cell table:formula="of:=IF(AND([$Sheet1.$AK28] * [$Sheet1.$AL28] * [$Sheet1.$AM28]; ([$Sheet1.$AK28] + [$Sheet1.$AL28] + [$Sheet1.$AM28]) &gt;= ([$Sheet1.$AK28] * [$Sheet1.$AL28] * [$Sheet1.$AM28]));[$Sheet1.AK28];{})" office:value-type="float" office:value="0" calcext:value-type="float">
            <text:p/>
          </table:table-cell>
          <table:table-cell table:formula="of:=IF(AND([$Sheet1.$AK28] * [$Sheet1.$AL28] * [$Sheet1.$AM28]; ([$Sheet1.$AK28] + [$Sheet1.$AL28] + [$Sheet1.$AM28]) &gt;= ([$Sheet1.$AK28] * [$Sheet1.$AL28] * [$Sheet1.$AM28]));[$Sheet1.AL28];{})" office:value-type="float" office:value="0" calcext:value-type="float">
            <text:p/>
          </table:table-cell>
          <table:table-cell table:formula="of:=IF(AND([$Sheet1.$AK28] * [$Sheet1.$AL28] * [$Sheet1.$AM28]; ([$Sheet1.$AK28] + [$Sheet1.$AL28] + [$Sheet1.$AM28]) &gt;= ([$Sheet1.$AK28] * [$Sheet1.$AL28] * [$Sheet1.$AM28]));[$Sheet1.AM28];{})" office:value-type="float" office:value="0" calcext:value-type="float">
            <text:p/>
          </table:table-cell>
          <table:table-cell table:formula="of:=IF(AND([$Sheet1.$AN28] * [$Sheet1.$AO28] * [$Sheet1.$AP28]; ([$Sheet1.$AN28] + [$Sheet1.$AO28] + [$Sheet1.$AP28]) &gt;= ([$Sheet1.$AN28] * [$Sheet1.$AO28] * [$Sheet1.$AP28]));[$Sheet1.AN28];{})" office:value-type="float" office:value="0" calcext:value-type="float">
            <text:p/>
          </table:table-cell>
          <table:table-cell table:formula="of:=IF(AND([$Sheet1.$AN28] * [$Sheet1.$AO28] * [$Sheet1.$AP28]; ([$Sheet1.$AN28] + [$Sheet1.$AO28] + [$Sheet1.$AP28]) &gt;= ([$Sheet1.$AN28] * [$Sheet1.$AO28] * [$Sheet1.$AP28]));[$Sheet1.AO28];{})" office:value-type="float" office:value="0" calcext:value-type="float">
            <text:p/>
          </table:table-cell>
          <table:table-cell table:formula="of:=IF(AND([$Sheet1.$AN28] * [$Sheet1.$AO28] * [$Sheet1.$AP28]; ([$Sheet1.$AN28] + [$Sheet1.$AO28] + [$Sheet1.$AP28]) &gt;= ([$Sheet1.$AN28] * [$Sheet1.$AO28] * [$Sheet1.$AP28]));[$Sheet1.AP28];{})" office:value-type="float" office:value="0" calcext:value-type="float">
            <text:p/>
          </table:table-cell>
          <table:table-cell table:formula="of:=IF(AND([$Sheet1.$AQ28] * [$Sheet1.$AR28] * [$Sheet1.$AS28]; ([$Sheet1.$AQ28] + [$Sheet1.$AR28] + [$Sheet1.$AS28]) &gt;= ([$Sheet1.$AQ28] * [$Sheet1.$AR28] * [$Sheet1.$AS28]));[$Sheet1.AQ28];{})" office:value-type="float" office:value="0" calcext:value-type="float">
            <text:p/>
          </table:table-cell>
          <table:table-cell table:formula="of:=IF(AND([$Sheet1.$AQ28] * [$Sheet1.$AR28] * [$Sheet1.$AS28]; ([$Sheet1.$AQ28] + [$Sheet1.$AR28] + [$Sheet1.$AS28]) &gt;= ([$Sheet1.$AQ28] * [$Sheet1.$AR28] * [$Sheet1.$AS28]));[$Sheet1.AR28];{})" office:value-type="float" office:value="0" calcext:value-type="float">
            <text:p/>
          </table:table-cell>
          <table:table-cell table:formula="of:=IF(AND([$Sheet1.$AQ28] * [$Sheet1.$AR28] * [$Sheet1.$AS28]; ([$Sheet1.$AQ28] + [$Sheet1.$AR28] + [$Sheet1.$AS28]) &gt;= ([$Sheet1.$AQ28] * [$Sheet1.$AR28] * [$Sheet1.$AS28]));[$Sheet1.AS28];{})" office:value-type="float" office:value="0" calcext:value-type="float">
            <text:p/>
          </table:table-cell>
          <table:table-cell table:formula="of:=IF(AND([$Sheet1.$AT28] * [$Sheet1.$AU28] * [$Sheet1.$AV28]; ([$Sheet1.$AT28] + [$Sheet1.$AU28] + [$Sheet1.$AV28]) &gt;= ([$Sheet1.$AT28] * [$Sheet1.$AU28] * [$Sheet1.$AV28]));[$Sheet1.AT28];{})" office:value-type="float" office:value="0" calcext:value-type="float">
            <text:p/>
          </table:table-cell>
          <table:table-cell table:formula="of:=IF(AND([$Sheet1.$AT28] * [$Sheet1.$AU28] * [$Sheet1.$AV28]; ([$Sheet1.$AT28] + [$Sheet1.$AU28] + [$Sheet1.$AV28]) &gt;= ([$Sheet1.$AT28] * [$Sheet1.$AU28] * [$Sheet1.$AV28]));[$Sheet1.AU28];{})" office:value-type="float" office:value="0" calcext:value-type="float">
            <text:p/>
          </table:table-cell>
          <table:table-cell table:formula="of:=IF(AND([$Sheet1.$AT28] * [$Sheet1.$AU28] * [$Sheet1.$AV28]; ([$Sheet1.$AT28] + [$Sheet1.$AU28] + [$Sheet1.$AV28]) &gt;= ([$Sheet1.$AT28] * [$Sheet1.$AU28] * [$Sheet1.$AV28]));[$Sheet1.AV28];{})" office:value-type="float" office:value="0" calcext:value-type="float">
            <text:p/>
          </table:table-cell>
          <table:table-cell table:formula="of:=IF(AND([$Sheet1.$AW28] * [$Sheet1.$AX28] * [$Sheet1.$AY28]; ([$Sheet1.$AW28] + [$Sheet1.$AX28] + [$Sheet1.$AY28]) &gt;= ([$Sheet1.$AW28] * [$Sheet1.$AX28] * [$Sheet1.$AY28]));[$Sheet1.AW28];{})" office:value-type="float" office:value="0" calcext:value-type="float">
            <text:p/>
          </table:table-cell>
          <table:table-cell table:formula="of:=IF(AND([$Sheet1.$AW28] * [$Sheet1.$AX28] * [$Sheet1.$AY28]; ([$Sheet1.$AW28] + [$Sheet1.$AX28] + [$Sheet1.$AY28]) &gt;= ([$Sheet1.$AW28] * [$Sheet1.$AX28] * [$Sheet1.$AY28]));[$Sheet1.AX28];{})" office:value-type="float" office:value="0" calcext:value-type="float">
            <text:p/>
          </table:table-cell>
          <table:table-cell table:formula="of:=IF(AND([$Sheet1.$AW28] * [$Sheet1.$AX28] * [$Sheet1.$AY28]; ([$Sheet1.$AW28] + [$Sheet1.$AX28] + [$Sheet1.$AY28]) &gt;= ([$Sheet1.$AW28] * [$Sheet1.$AX28] * [$Sheet1.$AY28]));[$Sheet1.AY28];{})" office:value-type="float" office:value="0" calcext:value-type="float">
            <text:p/>
          </table:table-cell>
          <table:table-cell table:formula="of:=IF(AND([$Sheet1.$AZ28] * [$Sheet1.$BA28] * [$Sheet1.$BB28]; ([$Sheet1.$AZ28] + [$Sheet1.$BA28] + [$Sheet1.$BB28]) &gt;= ([$Sheet1.$AZ28] * [$Sheet1.$BA28] * [$Sheet1.$BB28]));[$Sheet1.AZ28];{})" office:value-type="float" office:value="0" calcext:value-type="float">
            <text:p/>
          </table:table-cell>
          <table:table-cell table:formula="of:=IF(AND([$Sheet1.$AZ28] * [$Sheet1.$BA28] * [$Sheet1.$BB28]; ([$Sheet1.$AZ28] + [$Sheet1.$BA28] + [$Sheet1.$BB28]) &gt;= ([$Sheet1.$AZ28] * [$Sheet1.$BA28] * [$Sheet1.$BB28]));[$Sheet1.BA28];{})" office:value-type="float" office:value="0" calcext:value-type="float">
            <text:p/>
          </table:table-cell>
          <table:table-cell table:formula="of:=IF(AND([$Sheet1.$AZ28] * [$Sheet1.$BA28] * [$Sheet1.$BB28]; ([$Sheet1.$AZ28] + [$Sheet1.$BA28] + [$Sheet1.$BB28]) &gt;= ([$Sheet1.$AZ28] * [$Sheet1.$BA28] * [$Sheet1.$BB28]));[$Sheet1.BB28];{})" office:value-type="float" office:value="0" calcext:value-type="float">
            <text:p/>
          </table:table-cell>
          <table:table-cell table:formula="of:=IF(AND([$Sheet1.$BC28] * [$Sheet1.$BD28] * [$Sheet1.$BE28]; ([$Sheet1.$BC28] + [$Sheet1.$BD28] + [$Sheet1.$BE28]) &gt;= ([$Sheet1.$BC28] * [$Sheet1.$BD28] * [$Sheet1.$BE28]));[$Sheet1.BC28];{})" office:value-type="float" office:value="0" calcext:value-type="float">
            <text:p/>
          </table:table-cell>
          <table:table-cell table:formula="of:=IF(AND([$Sheet1.$BC28] * [$Sheet1.$BD28] * [$Sheet1.$BE28]; ([$Sheet1.$BC28] + [$Sheet1.$BD28] + [$Sheet1.$BE28]) &gt;= ([$Sheet1.$BC28] * [$Sheet1.$BD28] * [$Sheet1.$BE28]));[$Sheet1.BD28];{})" office:value-type="float" office:value="0" calcext:value-type="float">
            <text:p/>
          </table:table-cell>
          <table:table-cell table:formula="of:=IF(AND([$Sheet1.$BC28] * [$Sheet1.$BD28] * [$Sheet1.$BE28]; ([$Sheet1.$BC28] + [$Sheet1.$BD28] + [$Sheet1.$BE28]) &gt;= ([$Sheet1.$BC28] * [$Sheet1.$BD28] * [$Sheet1.$BE28]));[$Sheet1.BE28];{})" office:value-type="float" office:value="0" calcext:value-type="float">
            <text:p/>
          </table:table-cell>
          <table:table-cell table:number-columns-repeated="4"/>
          <table:table-cell table:formula="of:=IF(AND([$Sheet1.$BJ28] * [$Sheet1.$BK28] * [$Sheet1.$BL28]; ([$Sheet1.$BJ28] + [$Sheet1.$BK28] + [$Sheet1.$BL28]) &gt;= ([$Sheet1.$BJ28] * [$Sheet1.$BK28] * [$Sheet1.$BL28]));[$Sheet1.BJ28];{})" office:value-type="float" office:value="0" calcext:value-type="float">
            <text:p/>
          </table:table-cell>
          <table:table-cell table:formula="of:=IF(AND([$Sheet1.$BJ28] * [$Sheet1.$BK28] * [$Sheet1.$BL28]; ([$Sheet1.$BJ28] + [$Sheet1.$BK28] + [$Sheet1.$BL28]) &gt;= ([$Sheet1.$BJ28] * [$Sheet1.$BK28] * [$Sheet1.$BL28]));[$Sheet1.BK28];{})" office:value-type="float" office:value="0" calcext:value-type="float">
            <text:p/>
          </table:table-cell>
          <table:table-cell table:formula="of:=IF(AND([$Sheet1.$BJ28] * [$Sheet1.$BK28] * [$Sheet1.$BL28]; ([$Sheet1.$BJ28] + [$Sheet1.$BK28] + [$Sheet1.$BL28]) &gt;= ([$Sheet1.$BJ28] * [$Sheet1.$BK28] * [$Sheet1.$BL28]));[$Sheet1.BL28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AND([$Sheet1.$C29] * [$Sheet1.$D29]; ([$Sheet1.$C29] + [$Sheet1.$D29]) &gt;= [$Sheet1.$C29] * [$Sheet1.$D29]);[$Sheet1.C29];{})" office:value-type="float" office:value="3" calcext:value-type="float">
            <text:p>3</text:p>
          </table:table-cell>
          <table:table-cell table:formula="of:=IF(AND([$Sheet1.$C29] * [$Sheet1.$D29]; ([$Sheet1.$C29] + [$Sheet1.$D29]) &gt;= [$Sheet1.$C29] * [$Sheet1.$D29]);[$Sheet1.D29];{})" office:value-type="float" office:value="1" calcext:value-type="float">
            <text:p>1</text:p>
          </table:table-cell>
          <table:table-cell table:formula="of:=IF(AND([$Sheet1.$E29] * [$Sheet1.$F29]; ([$Sheet1.$E29] + [$Sheet1.$F29]) &gt;= [$Sheet1.$E29] * [$Sheet1.$F29]);[$Sheet1.E29];{})" office:value-type="float" office:value="0" calcext:value-type="float">
            <text:p/>
          </table:table-cell>
          <table:table-cell table:formula="of:=IF(AND([$Sheet1.$E29] * [$Sheet1.$F29]; ([$Sheet1.$E29] + [$Sheet1.$F29]) &gt;= [$Sheet1.$E29] * [$Sheet1.$F29]);[$Sheet1.F29];{})" office:value-type="float" office:value="0" calcext:value-type="float">
            <text:p/>
          </table:table-cell>
          <table:table-cell table:formula="of:=IF(AND([$Sheet1.$H29] * [$Sheet1.$I29]; [$Sheet1.$H29] + [$Sheet1.$I29] &gt;= [$Sheet1.$H29] * [$Sheet1.$I29]);[$Sheet1.G29];{})" office:value-type="float" office:value="0" calcext:value-type="float">
            <text:p/>
          </table:table-cell>
          <table:table-cell table:formula="of:=IF(AND([$Sheet1.$H29] * [$Sheet1.$I29]; ([$Sheet1.$H29] + [$Sheet1.$I29]) &gt;= ([$Sheet1.$H29] * [$Sheet1.$I29]));[$Sheet1.H29];{})" office:value-type="float" office:value="0" calcext:value-type="float">
            <text:p/>
          </table:table-cell>
          <table:table-cell table:formula="of:=IF(AND([$Sheet1.$H29] * [$Sheet1.$I29]; ([$Sheet1.$H29] + [$Sheet1.$I29]) &gt;= ([$Sheet1.$H29] * [$Sheet1.$I29]));[$Sheet1.I29];{})" office:value-type="float" office:value="0" calcext:value-type="float">
            <text:p/>
          </table:table-cell>
          <table:table-cell table:formula="of:=IF(AND([$Sheet1.$J29] * [$Sheet1.$K29] * [$Sheet1.$L29]; ([$Sheet1.$J29] + [$Sheet1.$K29] + [$Sheet1.$L29]) &gt;= ([$Sheet1.$J29] * [$Sheet1.$K29] * [$Sheet1.$L29]));[$Sheet1.J29];{})" office:value-type="float" office:value="0" calcext:value-type="float">
            <text:p/>
          </table:table-cell>
          <table:table-cell table:formula="of:=IF(AND([$Sheet1.$J29] * [$Sheet1.$K29] * [$Sheet1.$L29]; ([$Sheet1.$J29] + [$Sheet1.$K29] + [$Sheet1.$L29]) &gt;= ([$Sheet1.$J29] * [$Sheet1.$K29] * [$Sheet1.$L29]));[$Sheet1.K29];{})" office:value-type="float" office:value="0" calcext:value-type="float">
            <text:p/>
          </table:table-cell>
          <table:table-cell table:formula="of:=IF(AND([$Sheet1.$J29] * [$Sheet1.$K29] * [$Sheet1.$L29]; ([$Sheet1.$J29] + [$Sheet1.$K29] + [$Sheet1.$L29]) &gt;= ([$Sheet1.$J29] * [$Sheet1.$K29] * [$Sheet1.$L29]));[$Sheet1.L29];{})" office:value-type="float" office:value="0" calcext:value-type="float">
            <text:p/>
          </table:table-cell>
          <table:table-cell table:formula="of:=IF(AND([$Sheet1.$M29] * [$Sheet1.$N29] * [$Sheet1.$O29]; ([$Sheet1.$M29] + [$Sheet1.$N29] + [$Sheet1.$O29]) &gt;= ([$Sheet1.$M29] * [$Sheet1.$N29] * [$Sheet1.$O29]));[$Sheet1.M29];{})" office:value-type="float" office:value="0" calcext:value-type="float">
            <text:p/>
          </table:table-cell>
          <table:table-cell table:formula="of:=IF(AND([$Sheet1.$M29] * [$Sheet1.$N29] * [$Sheet1.$O29]; ([$Sheet1.$M29] + [$Sheet1.$N29] + [$Sheet1.$O29]) &gt;= ([$Sheet1.$M29] * [$Sheet1.$N29] * [$Sheet1.$O29]));[$Sheet1.N29];{})" office:value-type="float" office:value="0" calcext:value-type="float">
            <text:p/>
          </table:table-cell>
          <table:table-cell table:formula="of:=IF(AND([$Sheet1.$M29] * [$Sheet1.$N29] * [$Sheet1.$O29]; ([$Sheet1.$M29] + [$Sheet1.$N29] + [$Sheet1.$O29]) &gt;= ([$Sheet1.$M29] * [$Sheet1.$N29] * [$Sheet1.$O29]));[$Sheet1.O29];{})" office:value-type="float" office:value="0" calcext:value-type="float">
            <text:p/>
          </table:table-cell>
          <table:table-cell table:formula="of:=IF(AND([$Sheet1.$P29] * [$Sheet1.$Q29] * [$Sheet1.$R29]; ([$Sheet1.$P29] + [$Sheet1.$Q29] + [$Sheet1.$R29]) &gt;= ([$Sheet1.$P29] * [$Sheet1.$Q29] * [$Sheet1.$R29]));[$Sheet1.P29];{})" office:value-type="float" office:value="0" calcext:value-type="float">
            <text:p/>
          </table:table-cell>
          <table:table-cell table:formula="of:=IF(AND([$Sheet1.$P29] * [$Sheet1.$Q29] * [$Sheet1.$R29]; ([$Sheet1.$P29] + [$Sheet1.$Q29] + [$Sheet1.$R29]) &gt;= ([$Sheet1.$P29] * [$Sheet1.$Q29] * [$Sheet1.$R29]));[$Sheet1.Q29];{})" office:value-type="float" office:value="0" calcext:value-type="float">
            <text:p/>
          </table:table-cell>
          <table:table-cell table:formula="of:=IF(AND([$Sheet1.$P29] * [$Sheet1.$Q29] * [$Sheet1.$R29]; ([$Sheet1.$P29] + [$Sheet1.$Q29] + [$Sheet1.$R29]) &gt;= ([$Sheet1.$P29] * [$Sheet1.$Q29] * [$Sheet1.$R29]));[$Sheet1.R29];{})" office:value-type="float" office:value="0" calcext:value-type="float">
            <text:p/>
          </table:table-cell>
          <table:table-cell table:formula="of:=IF(AND([$Sheet1.$S29] * [$Sheet1.$T29] * [$Sheet1.$U29]; ([$Sheet1.$S29] + [$Sheet1.$T29] + [$Sheet1.$U29]) &gt;= ([$Sheet1.$S29] * [$Sheet1.$T29] * [$Sheet1.$U29]));[$Sheet1.S29];{})" office:value-type="float" office:value="0" calcext:value-type="float">
            <text:p/>
          </table:table-cell>
          <table:table-cell table:formula="of:=IF(AND([$Sheet1.$S29] * [$Sheet1.$T29] * [$Sheet1.$U29]; ([$Sheet1.$S29] + [$Sheet1.$T29] + [$Sheet1.$U29]) &gt;= ([$Sheet1.$S29] * [$Sheet1.$T29] * [$Sheet1.$U29]));[$Sheet1.T29];{})" office:value-type="float" office:value="0" calcext:value-type="float">
            <text:p/>
          </table:table-cell>
          <table:table-cell table:formula="of:=IF(AND([$Sheet1.$S29] * [$Sheet1.$T29] * [$Sheet1.$U29]; ([$Sheet1.$S29] + [$Sheet1.$T29] + [$Sheet1.$U29]) &gt;= ([$Sheet1.$S29] * [$Sheet1.$T29] * [$Sheet1.$U29]));[$Sheet1.U29];{})" office:value-type="float" office:value="0" calcext:value-type="float">
            <text:p/>
          </table:table-cell>
          <table:table-cell table:formula="of:=IF(AND([$Sheet1.$V29] * [$Sheet1.$W29] * [$Sheet1.$X29]; ([$Sheet1.$V29] + [$Sheet1.$W29] + [$Sheet1.$X29]) &gt;= ([$Sheet1.$V29] * [$Sheet1.$W29] * [$Sheet1.$X29]));[$Sheet1.V29];{})" office:value-type="float" office:value="0" calcext:value-type="float">
            <text:p/>
          </table:table-cell>
          <table:table-cell table:formula="of:=IF(AND([$Sheet1.$V29] * [$Sheet1.$W29] * [$Sheet1.$X29]; ([$Sheet1.$V29] + [$Sheet1.$W29] + [$Sheet1.$X29]) &gt;= ([$Sheet1.$V29] * [$Sheet1.$W29] * [$Sheet1.$X29]));[$Sheet1.W29];{})" office:value-type="float" office:value="0" calcext:value-type="float">
            <text:p/>
          </table:table-cell>
          <table:table-cell table:formula="of:=IF(AND([$Sheet1.$V29] * [$Sheet1.$W29] * [$Sheet1.$X29]; ([$Sheet1.$V29] + [$Sheet1.$W29] + [$Sheet1.$X29]) &gt;= ([$Sheet1.$V29] * [$Sheet1.$W29] * [$Sheet1.$X29]));[$Sheet1.X29];{})" office:value-type="float" office:value="0" calcext:value-type="float">
            <text:p/>
          </table:table-cell>
          <table:table-cell table:formula="of:=IF(AND([$Sheet1.$Y29] * [$Sheet1.$Z29] * [$Sheet1.$AA29]; ([$Sheet1.$Y29] + [$Sheet1.$Z29] + [$Sheet1.$AA29]) &gt;= ([$Sheet1.$Y29] * [$Sheet1.$Z29] * [$Sheet1.$AA29]));[$Sheet1.Y29];{})" office:value-type="float" office:value="0" calcext:value-type="float">
            <text:p/>
          </table:table-cell>
          <table:table-cell table:formula="of:=IF(AND([$Sheet1.$Y29] * [$Sheet1.$Z29] * [$Sheet1.$AA29]; ([$Sheet1.$Y29] + [$Sheet1.$Z29] + [$Sheet1.$AA29]) &gt;= ([$Sheet1.$Y29] * [$Sheet1.$Z29] * [$Sheet1.$AA29]));[$Sheet1.Z29];{})" office:value-type="float" office:value="0" calcext:value-type="float">
            <text:p/>
          </table:table-cell>
          <table:table-cell table:formula="of:=IF(AND([$Sheet1.$Y29] * [$Sheet1.$Z29] * [$Sheet1.$AA29]; ([$Sheet1.$Y29] + [$Sheet1.$Z29] + [$Sheet1.$AA29]) &gt;= ([$Sheet1.$Y29] * [$Sheet1.$Z29] * [$Sheet1.$AA29]));[$Sheet1.AA29];{})" office:value-type="float" office:value="0" calcext:value-type="float">
            <text:p/>
          </table:table-cell>
          <table:table-cell table:formula="of:=IF(AND([$Sheet1.$AB29] * [$Sheet1.$AC29] * [$Sheet1.$AD29]; ([$Sheet1.$AB29] + [$Sheet1.$AC29] + [$Sheet1.$AD29]) &gt;= ([$Sheet1.$AB29] * [$Sheet1.$AC29] * [$Sheet1.$AD29]));[$Sheet1.AB29];{})" office:value-type="float" office:value="0" calcext:value-type="float">
            <text:p/>
          </table:table-cell>
          <table:table-cell table:formula="of:=IF(AND([$Sheet1.$AB29] * [$Sheet1.$AC29] * [$Sheet1.$AD29]; ([$Sheet1.$AB29] + [$Sheet1.$AC29] + [$Sheet1.$AD29]) &gt;= ([$Sheet1.$AB29] * [$Sheet1.$AC29] * [$Sheet1.$AD29]));[$Sheet1.AC29];{})" office:value-type="float" office:value="0" calcext:value-type="float">
            <text:p/>
          </table:table-cell>
          <table:table-cell table:formula="of:=IF(AND([$Sheet1.$AB29] * [$Sheet1.$AC29] * [$Sheet1.$AD29]; ([$Sheet1.$AB29] + [$Sheet1.$AC29] + [$Sheet1.$AD29]) &gt;= ([$Sheet1.$AB29] * [$Sheet1.$AC29] * [$Sheet1.$AD29]));[$Sheet1.AD29];{})" office:value-type="float" office:value="0" calcext:value-type="float">
            <text:p/>
          </table:table-cell>
          <table:table-cell table:formula="of:=IF(AND([$Sheet1.$AE29] * [$Sheet1.$AF29] * [$Sheet1.$AG29]; ([$Sheet1.$AE29] + [$Sheet1.$AF29] + [$Sheet1.$AG29]) &gt;= ([$Sheet1.$AE29] * [$Sheet1.$AF29] * [$Sheet1.$AG29]));[$Sheet1.AE29];{})" office:value-type="float" office:value="0" calcext:value-type="float">
            <text:p/>
          </table:table-cell>
          <table:table-cell table:formula="of:=IF(AND([$Sheet1.$AE29] * [$Sheet1.$AF29] * [$Sheet1.$AG29]; ([$Sheet1.$AE29] + [$Sheet1.$AF29] + [$Sheet1.$AG29]) &gt;= ([$Sheet1.$AE29] * [$Sheet1.$AF29] * [$Sheet1.$AG29]));[$Sheet1.AF29];{})" office:value-type="float" office:value="0" calcext:value-type="float">
            <text:p/>
          </table:table-cell>
          <table:table-cell table:formula="of:=IF(AND([$Sheet1.$AE29] * [$Sheet1.$AF29] * [$Sheet1.$AG29]; ([$Sheet1.$AE29] + [$Sheet1.$AF29] + [$Sheet1.$AG29]) &gt;= ([$Sheet1.$AE29] * [$Sheet1.$AF29] * [$Sheet1.$AG29]));[$Sheet1.AG29];{})" office:value-type="float" office:value="0" calcext:value-type="float">
            <text:p/>
          </table:table-cell>
          <table:table-cell table:formula="of:=IF(AND([$Sheet1.$AH29] * [$Sheet1.$AI29] * [$Sheet1.$AJ29]; ([$Sheet1.$AH29] + [$Sheet1.$AI29] + [$Sheet1.$AJ29]) &gt;= ([$Sheet1.$AH29] * [$Sheet1.$AI29] * [$Sheet1.$AJ29]));[$Sheet1.AH29];{})" office:value-type="float" office:value="0" calcext:value-type="float">
            <text:p/>
          </table:table-cell>
          <table:table-cell table:formula="of:=IF(AND([$Sheet1.$AH29] * [$Sheet1.$AI29] * [$Sheet1.$AJ29]; ([$Sheet1.$AH29] + [$Sheet1.$AI29] + [$Sheet1.$AJ29]) &gt;= ([$Sheet1.$AH29] * [$Sheet1.$AI29] * [$Sheet1.$AJ29]));[$Sheet1.AI29];{})" office:value-type="float" office:value="0" calcext:value-type="float">
            <text:p/>
          </table:table-cell>
          <table:table-cell table:formula="of:=IF(AND([$Sheet1.$AH29] * [$Sheet1.$AI29] * [$Sheet1.$AJ29]; ([$Sheet1.$AH29] + [$Sheet1.$AI29] + [$Sheet1.$AJ29]) &gt;= ([$Sheet1.$AH29] * [$Sheet1.$AI29] * [$Sheet1.$AJ29]));[$Sheet1.AJ29];{})" office:value-type="float" office:value="0" calcext:value-type="float">
            <text:p/>
          </table:table-cell>
          <table:table-cell table:formula="of:=IF(AND([$Sheet1.$AK29] * [$Sheet1.$AL29] * [$Sheet1.$AM29]; ([$Sheet1.$AK29] + [$Sheet1.$AL29] + [$Sheet1.$AM29]) &gt;= ([$Sheet1.$AK29] * [$Sheet1.$AL29] * [$Sheet1.$AM29]));[$Sheet1.AK29];{})" office:value-type="float" office:value="0" calcext:value-type="float">
            <text:p/>
          </table:table-cell>
          <table:table-cell table:formula="of:=IF(AND([$Sheet1.$AK29] * [$Sheet1.$AL29] * [$Sheet1.$AM29]; ([$Sheet1.$AK29] + [$Sheet1.$AL29] + [$Sheet1.$AM29]) &gt;= ([$Sheet1.$AK29] * [$Sheet1.$AL29] * [$Sheet1.$AM29]));[$Sheet1.AL29];{})" office:value-type="float" office:value="0" calcext:value-type="float">
            <text:p/>
          </table:table-cell>
          <table:table-cell table:formula="of:=IF(AND([$Sheet1.$AK29] * [$Sheet1.$AL29] * [$Sheet1.$AM29]; ([$Sheet1.$AK29] + [$Sheet1.$AL29] + [$Sheet1.$AM29]) &gt;= ([$Sheet1.$AK29] * [$Sheet1.$AL29] * [$Sheet1.$AM29]));[$Sheet1.AM29];{})" office:value-type="float" office:value="0" calcext:value-type="float">
            <text:p/>
          </table:table-cell>
          <table:table-cell table:formula="of:=IF(AND([$Sheet1.$AN29] * [$Sheet1.$AO29] * [$Sheet1.$AP29]; ([$Sheet1.$AN29] + [$Sheet1.$AO29] + [$Sheet1.$AP29]) &gt;= ([$Sheet1.$AN29] * [$Sheet1.$AO29] * [$Sheet1.$AP29]));[$Sheet1.AN29];{})" office:value-type="float" office:value="0" calcext:value-type="float">
            <text:p/>
          </table:table-cell>
          <table:table-cell table:formula="of:=IF(AND([$Sheet1.$AN29] * [$Sheet1.$AO29] * [$Sheet1.$AP29]; ([$Sheet1.$AN29] + [$Sheet1.$AO29] + [$Sheet1.$AP29]) &gt;= ([$Sheet1.$AN29] * [$Sheet1.$AO29] * [$Sheet1.$AP29]));[$Sheet1.AO29];{})" office:value-type="float" office:value="0" calcext:value-type="float">
            <text:p/>
          </table:table-cell>
          <table:table-cell table:formula="of:=IF(AND([$Sheet1.$AN29] * [$Sheet1.$AO29] * [$Sheet1.$AP29]; ([$Sheet1.$AN29] + [$Sheet1.$AO29] + [$Sheet1.$AP29]) &gt;= ([$Sheet1.$AN29] * [$Sheet1.$AO29] * [$Sheet1.$AP29]));[$Sheet1.AP29];{})" office:value-type="float" office:value="0" calcext:value-type="float">
            <text:p/>
          </table:table-cell>
          <table:table-cell table:formula="of:=IF(AND([$Sheet1.$AQ29] * [$Sheet1.$AR29] * [$Sheet1.$AS29]; ([$Sheet1.$AQ29] + [$Sheet1.$AR29] + [$Sheet1.$AS29]) &gt;= ([$Sheet1.$AQ29] * [$Sheet1.$AR29] * [$Sheet1.$AS29]));[$Sheet1.AQ29];{})" office:value-type="float" office:value="0" calcext:value-type="float">
            <text:p/>
          </table:table-cell>
          <table:table-cell table:formula="of:=IF(AND([$Sheet1.$AQ29] * [$Sheet1.$AR29] * [$Sheet1.$AS29]; ([$Sheet1.$AQ29] + [$Sheet1.$AR29] + [$Sheet1.$AS29]) &gt;= ([$Sheet1.$AQ29] * [$Sheet1.$AR29] * [$Sheet1.$AS29]));[$Sheet1.AR29];{})" office:value-type="float" office:value="0" calcext:value-type="float">
            <text:p/>
          </table:table-cell>
          <table:table-cell table:formula="of:=IF(AND([$Sheet1.$AQ29] * [$Sheet1.$AR29] * [$Sheet1.$AS29]; ([$Sheet1.$AQ29] + [$Sheet1.$AR29] + [$Sheet1.$AS29]) &gt;= ([$Sheet1.$AQ29] * [$Sheet1.$AR29] * [$Sheet1.$AS29]));[$Sheet1.AS29];{})" office:value-type="float" office:value="0" calcext:value-type="float">
            <text:p/>
          </table:table-cell>
          <table:table-cell table:formula="of:=IF(AND([$Sheet1.$AT29] * [$Sheet1.$AU29] * [$Sheet1.$AV29]; ([$Sheet1.$AT29] + [$Sheet1.$AU29] + [$Sheet1.$AV29]) &gt;= ([$Sheet1.$AT29] * [$Sheet1.$AU29] * [$Sheet1.$AV29]));[$Sheet1.AT29];{})" office:value-type="float" office:value="0" calcext:value-type="float">
            <text:p/>
          </table:table-cell>
          <table:table-cell table:formula="of:=IF(AND([$Sheet1.$AT29] * [$Sheet1.$AU29] * [$Sheet1.$AV29]; ([$Sheet1.$AT29] + [$Sheet1.$AU29] + [$Sheet1.$AV29]) &gt;= ([$Sheet1.$AT29] * [$Sheet1.$AU29] * [$Sheet1.$AV29]));[$Sheet1.AU29];{})" office:value-type="float" office:value="0" calcext:value-type="float">
            <text:p/>
          </table:table-cell>
          <table:table-cell table:formula="of:=IF(AND([$Sheet1.$AT29] * [$Sheet1.$AU29] * [$Sheet1.$AV29]; ([$Sheet1.$AT29] + [$Sheet1.$AU29] + [$Sheet1.$AV29]) &gt;= ([$Sheet1.$AT29] * [$Sheet1.$AU29] * [$Sheet1.$AV29]));[$Sheet1.AV29];{})" office:value-type="float" office:value="0" calcext:value-type="float">
            <text:p/>
          </table:table-cell>
          <table:table-cell table:formula="of:=IF(AND([$Sheet1.$AW29] * [$Sheet1.$AX29] * [$Sheet1.$AY29]; ([$Sheet1.$AW29] + [$Sheet1.$AX29] + [$Sheet1.$AY29]) &gt;= ([$Sheet1.$AW29] * [$Sheet1.$AX29] * [$Sheet1.$AY29]));[$Sheet1.AW29];{})" office:value-type="float" office:value="0" calcext:value-type="float">
            <text:p/>
          </table:table-cell>
          <table:table-cell table:formula="of:=IF(AND([$Sheet1.$AW29] * [$Sheet1.$AX29] * [$Sheet1.$AY29]; ([$Sheet1.$AW29] + [$Sheet1.$AX29] + [$Sheet1.$AY29]) &gt;= ([$Sheet1.$AW29] * [$Sheet1.$AX29] * [$Sheet1.$AY29]));[$Sheet1.AX29];{})" office:value-type="float" office:value="0" calcext:value-type="float">
            <text:p/>
          </table:table-cell>
          <table:table-cell table:formula="of:=IF(AND([$Sheet1.$AW29] * [$Sheet1.$AX29] * [$Sheet1.$AY29]; ([$Sheet1.$AW29] + [$Sheet1.$AX29] + [$Sheet1.$AY29]) &gt;= ([$Sheet1.$AW29] * [$Sheet1.$AX29] * [$Sheet1.$AY29]));[$Sheet1.AY29];{})" office:value-type="float" office:value="0" calcext:value-type="float">
            <text:p/>
          </table:table-cell>
          <table:table-cell table:formula="of:=IF(AND([$Sheet1.$AZ29] * [$Sheet1.$BA29] * [$Sheet1.$BB29]; ([$Sheet1.$AZ29] + [$Sheet1.$BA29] + [$Sheet1.$BB29]) &gt;= ([$Sheet1.$AZ29] * [$Sheet1.$BA29] * [$Sheet1.$BB29]));[$Sheet1.AZ29];{})" office:value-type="float" office:value="0" calcext:value-type="float">
            <text:p/>
          </table:table-cell>
          <table:table-cell table:formula="of:=IF(AND([$Sheet1.$AZ29] * [$Sheet1.$BA29] * [$Sheet1.$BB29]; ([$Sheet1.$AZ29] + [$Sheet1.$BA29] + [$Sheet1.$BB29]) &gt;= ([$Sheet1.$AZ29] * [$Sheet1.$BA29] * [$Sheet1.$BB29]));[$Sheet1.BA29];{})" office:value-type="float" office:value="0" calcext:value-type="float">
            <text:p/>
          </table:table-cell>
          <table:table-cell table:formula="of:=IF(AND([$Sheet1.$AZ29] * [$Sheet1.$BA29] * [$Sheet1.$BB29]; ([$Sheet1.$AZ29] + [$Sheet1.$BA29] + [$Sheet1.$BB29]) &gt;= ([$Sheet1.$AZ29] * [$Sheet1.$BA29] * [$Sheet1.$BB29]));[$Sheet1.BB29];{})" office:value-type="float" office:value="0" calcext:value-type="float">
            <text:p/>
          </table:table-cell>
          <table:table-cell table:formula="of:=IF(AND([$Sheet1.$BC29] * [$Sheet1.$BD29] * [$Sheet1.$BE29]; ([$Sheet1.$BC29] + [$Sheet1.$BD29] + [$Sheet1.$BE29]) &gt;= ([$Sheet1.$BC29] * [$Sheet1.$BD29] * [$Sheet1.$BE29]));[$Sheet1.BC29];{})" office:value-type="float" office:value="0" calcext:value-type="float">
            <text:p/>
          </table:table-cell>
          <table:table-cell table:formula="of:=IF(AND([$Sheet1.$BC29] * [$Sheet1.$BD29] * [$Sheet1.$BE29]; ([$Sheet1.$BC29] + [$Sheet1.$BD29] + [$Sheet1.$BE29]) &gt;= ([$Sheet1.$BC29] * [$Sheet1.$BD29] * [$Sheet1.$BE29]));[$Sheet1.BD29];{})" office:value-type="float" office:value="0" calcext:value-type="float">
            <text:p/>
          </table:table-cell>
          <table:table-cell table:formula="of:=IF(AND([$Sheet1.$BC29] * [$Sheet1.$BD29] * [$Sheet1.$BE29]; ([$Sheet1.$BC29] + [$Sheet1.$BD29] + [$Sheet1.$BE29]) &gt;= ([$Sheet1.$BC29] * [$Sheet1.$BD29] * [$Sheet1.$BE29]));[$Sheet1.BE29];{})" office:value-type="float" office:value="0" calcext:value-type="float">
            <text:p/>
          </table:table-cell>
          <table:table-cell table:number-columns-repeated="4"/>
          <table:table-cell table:formula="of:=IF(AND([$Sheet1.$BJ29] * [$Sheet1.$BK29] * [$Sheet1.$BL29]; ([$Sheet1.$BJ29] + [$Sheet1.$BK29] + [$Sheet1.$BL29]) &gt;= ([$Sheet1.$BJ29] * [$Sheet1.$BK29] * [$Sheet1.$BL29]));[$Sheet1.BJ29];{})" office:value-type="float" office:value="0" calcext:value-type="float">
            <text:p/>
          </table:table-cell>
          <table:table-cell table:formula="of:=IF(AND([$Sheet1.$BJ29] * [$Sheet1.$BK29] * [$Sheet1.$BL29]; ([$Sheet1.$BJ29] + [$Sheet1.$BK29] + [$Sheet1.$BL29]) &gt;= ([$Sheet1.$BJ29] * [$Sheet1.$BK29] * [$Sheet1.$BL29]));[$Sheet1.BK29];{})" office:value-type="float" office:value="0" calcext:value-type="float">
            <text:p/>
          </table:table-cell>
          <table:table-cell table:formula="of:=IF(AND([$Sheet1.$BJ29] * [$Sheet1.$BK29] * [$Sheet1.$BL29]; ([$Sheet1.$BJ29] + [$Sheet1.$BK29] + [$Sheet1.$BL29]) &gt;= ([$Sheet1.$BJ29] * [$Sheet1.$BK29] * [$Sheet1.$BL29]));[$Sheet1.BL29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AND([$Sheet1.$C30] * [$Sheet1.$D30]; ([$Sheet1.$C30] + [$Sheet1.$D30]) &gt;= [$Sheet1.$C30] * [$Sheet1.$D30]);[$Sheet1.C30];{})" office:value-type="float" office:value="0" calcext:value-type="float">
            <text:p/>
          </table:table-cell>
          <table:table-cell table:formula="of:=IF(AND([$Sheet1.$C30] * [$Sheet1.$D30]; ([$Sheet1.$C30] + [$Sheet1.$D30]) &gt;= [$Sheet1.$C30] * [$Sheet1.$D30]);[$Sheet1.D30];{})" office:value-type="float" office:value="0" calcext:value-type="float">
            <text:p/>
          </table:table-cell>
          <table:table-cell table:formula="of:=IF(AND([$Sheet1.$E30] * [$Sheet1.$F30]; ([$Sheet1.$E30] + [$Sheet1.$F30]) &gt;= [$Sheet1.$E30] * [$Sheet1.$F30]);[$Sheet1.E30];{})" office:value-type="float" office:value="0" calcext:value-type="float">
            <text:p/>
          </table:table-cell>
          <table:table-cell table:formula="of:=IF(AND([$Sheet1.$E30] * [$Sheet1.$F30]; ([$Sheet1.$E30] + [$Sheet1.$F30]) &gt;= [$Sheet1.$E30] * [$Sheet1.$F30]);[$Sheet1.F30];{})" office:value-type="float" office:value="0" calcext:value-type="float">
            <text:p/>
          </table:table-cell>
          <table:table-cell table:formula="of:=IF(AND([$Sheet1.$H30] * [$Sheet1.$I30]; [$Sheet1.$H30] + [$Sheet1.$I30] &gt;= [$Sheet1.$H30] * [$Sheet1.$I30]);[$Sheet1.G30];{})" office:value-type="float" office:value="0" calcext:value-type="float">
            <text:p/>
          </table:table-cell>
          <table:table-cell table:formula="of:=IF(AND([$Sheet1.$H30] * [$Sheet1.$I30]; ([$Sheet1.$H30] + [$Sheet1.$I30]) &gt;= ([$Sheet1.$H30] * [$Sheet1.$I30]));[$Sheet1.H30];{})" office:value-type="float" office:value="0" calcext:value-type="float">
            <text:p/>
          </table:table-cell>
          <table:table-cell table:formula="of:=IF(AND([$Sheet1.$H30] * [$Sheet1.$I30]; ([$Sheet1.$H30] + [$Sheet1.$I30]) &gt;= ([$Sheet1.$H30] * [$Sheet1.$I30]));[$Sheet1.I30];{})" office:value-type="float" office:value="0" calcext:value-type="float">
            <text:p/>
          </table:table-cell>
          <table:table-cell table:formula="of:=IF(AND([$Sheet1.$J30] * [$Sheet1.$K30] * [$Sheet1.$L30]; ([$Sheet1.$J30] + [$Sheet1.$K30] + [$Sheet1.$L30]) &gt;= ([$Sheet1.$J30] * [$Sheet1.$K30] * [$Sheet1.$L30]));[$Sheet1.J30];{})" office:value-type="float" office:value="0" calcext:value-type="float">
            <text:p/>
          </table:table-cell>
          <table:table-cell table:formula="of:=IF(AND([$Sheet1.$J30] * [$Sheet1.$K30] * [$Sheet1.$L30]; ([$Sheet1.$J30] + [$Sheet1.$K30] + [$Sheet1.$L30]) &gt;= ([$Sheet1.$J30] * [$Sheet1.$K30] * [$Sheet1.$L30]));[$Sheet1.K30];{})" office:value-type="float" office:value="0" calcext:value-type="float">
            <text:p/>
          </table:table-cell>
          <table:table-cell table:formula="of:=IF(AND([$Sheet1.$J30] * [$Sheet1.$K30] * [$Sheet1.$L30]; ([$Sheet1.$J30] + [$Sheet1.$K30] + [$Sheet1.$L30]) &gt;= ([$Sheet1.$J30] * [$Sheet1.$K30] * [$Sheet1.$L30]));[$Sheet1.L30];{})" office:value-type="float" office:value="0" calcext:value-type="float">
            <text:p/>
          </table:table-cell>
          <table:table-cell table:formula="of:=IF(AND([$Sheet1.$M30] * [$Sheet1.$N30] * [$Sheet1.$O30]; ([$Sheet1.$M30] + [$Sheet1.$N30] + [$Sheet1.$O30]) &gt;= ([$Sheet1.$M30] * [$Sheet1.$N30] * [$Sheet1.$O30]));[$Sheet1.M30];{})" office:value-type="float" office:value="0" calcext:value-type="float">
            <text:p/>
          </table:table-cell>
          <table:table-cell table:formula="of:=IF(AND([$Sheet1.$M30] * [$Sheet1.$N30] * [$Sheet1.$O30]; ([$Sheet1.$M30] + [$Sheet1.$N30] + [$Sheet1.$O30]) &gt;= ([$Sheet1.$M30] * [$Sheet1.$N30] * [$Sheet1.$O30]));[$Sheet1.N30];{})" office:value-type="float" office:value="0" calcext:value-type="float">
            <text:p/>
          </table:table-cell>
          <table:table-cell table:formula="of:=IF(AND([$Sheet1.$M30] * [$Sheet1.$N30] * [$Sheet1.$O30]; ([$Sheet1.$M30] + [$Sheet1.$N30] + [$Sheet1.$O30]) &gt;= ([$Sheet1.$M30] * [$Sheet1.$N30] * [$Sheet1.$O30]));[$Sheet1.O30];{})" office:value-type="float" office:value="0" calcext:value-type="float">
            <text:p/>
          </table:table-cell>
          <table:table-cell table:formula="of:=IF(AND([$Sheet1.$P30] * [$Sheet1.$Q30] * [$Sheet1.$R30]; ([$Sheet1.$P30] + [$Sheet1.$Q30] + [$Sheet1.$R30]) &gt;= ([$Sheet1.$P30] * [$Sheet1.$Q30] * [$Sheet1.$R30]));[$Sheet1.P30];{})" office:value-type="float" office:value="0" calcext:value-type="float">
            <text:p/>
          </table:table-cell>
          <table:table-cell table:formula="of:=IF(AND([$Sheet1.$P30] * [$Sheet1.$Q30] * [$Sheet1.$R30]; ([$Sheet1.$P30] + [$Sheet1.$Q30] + [$Sheet1.$R30]) &gt;= ([$Sheet1.$P30] * [$Sheet1.$Q30] * [$Sheet1.$R30]));[$Sheet1.Q30];{})" office:value-type="float" office:value="0" calcext:value-type="float">
            <text:p/>
          </table:table-cell>
          <table:table-cell table:formula="of:=IF(AND([$Sheet1.$P30] * [$Sheet1.$Q30] * [$Sheet1.$R30]; ([$Sheet1.$P30] + [$Sheet1.$Q30] + [$Sheet1.$R30]) &gt;= ([$Sheet1.$P30] * [$Sheet1.$Q30] * [$Sheet1.$R30]));[$Sheet1.R30];{})" office:value-type="float" office:value="0" calcext:value-type="float">
            <text:p/>
          </table:table-cell>
          <table:table-cell table:formula="of:=IF(AND([$Sheet1.$S30] * [$Sheet1.$T30] * [$Sheet1.$U30]; ([$Sheet1.$S30] + [$Sheet1.$T30] + [$Sheet1.$U30]) &gt;= ([$Sheet1.$S30] * [$Sheet1.$T30] * [$Sheet1.$U30]));[$Sheet1.S30];{})" office:value-type="float" office:value="0" calcext:value-type="float">
            <text:p/>
          </table:table-cell>
          <table:table-cell table:formula="of:=IF(AND([$Sheet1.$S30] * [$Sheet1.$T30] * [$Sheet1.$U30]; ([$Sheet1.$S30] + [$Sheet1.$T30] + [$Sheet1.$U30]) &gt;= ([$Sheet1.$S30] * [$Sheet1.$T30] * [$Sheet1.$U30]));[$Sheet1.T30];{})" office:value-type="float" office:value="0" calcext:value-type="float">
            <text:p/>
          </table:table-cell>
          <table:table-cell table:formula="of:=IF(AND([$Sheet1.$S30] * [$Sheet1.$T30] * [$Sheet1.$U30]; ([$Sheet1.$S30] + [$Sheet1.$T30] + [$Sheet1.$U30]) &gt;= ([$Sheet1.$S30] * [$Sheet1.$T30] * [$Sheet1.$U30]));[$Sheet1.U30];{})" office:value-type="float" office:value="0" calcext:value-type="float">
            <text:p/>
          </table:table-cell>
          <table:table-cell table:formula="of:=IF(AND([$Sheet1.$V30] * [$Sheet1.$W30] * [$Sheet1.$X30]; ([$Sheet1.$V30] + [$Sheet1.$W30] + [$Sheet1.$X30]) &gt;= ([$Sheet1.$V30] * [$Sheet1.$W30] * [$Sheet1.$X30]));[$Sheet1.V30];{})" office:value-type="float" office:value="0" calcext:value-type="float">
            <text:p/>
          </table:table-cell>
          <table:table-cell table:formula="of:=IF(AND([$Sheet1.$V30] * [$Sheet1.$W30] * [$Sheet1.$X30]; ([$Sheet1.$V30] + [$Sheet1.$W30] + [$Sheet1.$X30]) &gt;= ([$Sheet1.$V30] * [$Sheet1.$W30] * [$Sheet1.$X30]));[$Sheet1.W30];{})" office:value-type="float" office:value="0" calcext:value-type="float">
            <text:p/>
          </table:table-cell>
          <table:table-cell table:formula="of:=IF(AND([$Sheet1.$V30] * [$Sheet1.$W30] * [$Sheet1.$X30]; ([$Sheet1.$V30] + [$Sheet1.$W30] + [$Sheet1.$X30]) &gt;= ([$Sheet1.$V30] * [$Sheet1.$W30] * [$Sheet1.$X30]));[$Sheet1.X30];{})" office:value-type="float" office:value="0" calcext:value-type="float">
            <text:p/>
          </table:table-cell>
          <table:table-cell table:formula="of:=IF(AND([$Sheet1.$Y30] * [$Sheet1.$Z30] * [$Sheet1.$AA30]; ([$Sheet1.$Y30] + [$Sheet1.$Z30] + [$Sheet1.$AA30]) &gt;= ([$Sheet1.$Y30] * [$Sheet1.$Z30] * [$Sheet1.$AA30]));[$Sheet1.Y30];{})" office:value-type="float" office:value="0" calcext:value-type="float">
            <text:p/>
          </table:table-cell>
          <table:table-cell table:formula="of:=IF(AND([$Sheet1.$Y30] * [$Sheet1.$Z30] * [$Sheet1.$AA30]; ([$Sheet1.$Y30] + [$Sheet1.$Z30] + [$Sheet1.$AA30]) &gt;= ([$Sheet1.$Y30] * [$Sheet1.$Z30] * [$Sheet1.$AA30]));[$Sheet1.Z30];{})" office:value-type="float" office:value="0" calcext:value-type="float">
            <text:p/>
          </table:table-cell>
          <table:table-cell table:formula="of:=IF(AND([$Sheet1.$Y30] * [$Sheet1.$Z30] * [$Sheet1.$AA30]; ([$Sheet1.$Y30] + [$Sheet1.$Z30] + [$Sheet1.$AA30]) &gt;= ([$Sheet1.$Y30] * [$Sheet1.$Z30] * [$Sheet1.$AA30]));[$Sheet1.AA30];{})" office:value-type="float" office:value="0" calcext:value-type="float">
            <text:p/>
          </table:table-cell>
          <table:table-cell table:formula="of:=IF(AND([$Sheet1.$AB30] * [$Sheet1.$AC30] * [$Sheet1.$AD30]; ([$Sheet1.$AB30] + [$Sheet1.$AC30] + [$Sheet1.$AD30]) &gt;= ([$Sheet1.$AB30] * [$Sheet1.$AC30] * [$Sheet1.$AD30]));[$Sheet1.AB30];{})" office:value-type="float" office:value="0" calcext:value-type="float">
            <text:p/>
          </table:table-cell>
          <table:table-cell table:formula="of:=IF(AND([$Sheet1.$AB30] * [$Sheet1.$AC30] * [$Sheet1.$AD30]; ([$Sheet1.$AB30] + [$Sheet1.$AC30] + [$Sheet1.$AD30]) &gt;= ([$Sheet1.$AB30] * [$Sheet1.$AC30] * [$Sheet1.$AD30]));[$Sheet1.AC30];{})" office:value-type="float" office:value="0" calcext:value-type="float">
            <text:p/>
          </table:table-cell>
          <table:table-cell table:formula="of:=IF(AND([$Sheet1.$AB30] * [$Sheet1.$AC30] * [$Sheet1.$AD30]; ([$Sheet1.$AB30] + [$Sheet1.$AC30] + [$Sheet1.$AD30]) &gt;= ([$Sheet1.$AB30] * [$Sheet1.$AC30] * [$Sheet1.$AD30]));[$Sheet1.AD30];{})" office:value-type="float" office:value="0" calcext:value-type="float">
            <text:p/>
          </table:table-cell>
          <table:table-cell table:formula="of:=IF(AND([$Sheet1.$AE30] * [$Sheet1.$AF30] * [$Sheet1.$AG30]; ([$Sheet1.$AE30] + [$Sheet1.$AF30] + [$Sheet1.$AG30]) &gt;= ([$Sheet1.$AE30] * [$Sheet1.$AF30] * [$Sheet1.$AG30]));[$Sheet1.AE30];{})" office:value-type="float" office:value="0" calcext:value-type="float">
            <text:p/>
          </table:table-cell>
          <table:table-cell table:formula="of:=IF(AND([$Sheet1.$AE30] * [$Sheet1.$AF30] * [$Sheet1.$AG30]; ([$Sheet1.$AE30] + [$Sheet1.$AF30] + [$Sheet1.$AG30]) &gt;= ([$Sheet1.$AE30] * [$Sheet1.$AF30] * [$Sheet1.$AG30]));[$Sheet1.AF30];{})" office:value-type="float" office:value="0" calcext:value-type="float">
            <text:p/>
          </table:table-cell>
          <table:table-cell table:formula="of:=IF(AND([$Sheet1.$AE30] * [$Sheet1.$AF30] * [$Sheet1.$AG30]; ([$Sheet1.$AE30] + [$Sheet1.$AF30] + [$Sheet1.$AG30]) &gt;= ([$Sheet1.$AE30] * [$Sheet1.$AF30] * [$Sheet1.$AG30]));[$Sheet1.AG30];{})" office:value-type="float" office:value="0" calcext:value-type="float">
            <text:p/>
          </table:table-cell>
          <table:table-cell table:formula="of:=IF(AND([$Sheet1.$AH30] * [$Sheet1.$AI30] * [$Sheet1.$AJ30]; ([$Sheet1.$AH30] + [$Sheet1.$AI30] + [$Sheet1.$AJ30]) &gt;= ([$Sheet1.$AH30] * [$Sheet1.$AI30] * [$Sheet1.$AJ30]));[$Sheet1.AH30];{})" office:value-type="float" office:value="0" calcext:value-type="float">
            <text:p/>
          </table:table-cell>
          <table:table-cell table:formula="of:=IF(AND([$Sheet1.$AH30] * [$Sheet1.$AI30] * [$Sheet1.$AJ30]; ([$Sheet1.$AH30] + [$Sheet1.$AI30] + [$Sheet1.$AJ30]) &gt;= ([$Sheet1.$AH30] * [$Sheet1.$AI30] * [$Sheet1.$AJ30]));[$Sheet1.AI30];{})" office:value-type="float" office:value="0" calcext:value-type="float">
            <text:p/>
          </table:table-cell>
          <table:table-cell table:formula="of:=IF(AND([$Sheet1.$AH30] * [$Sheet1.$AI30] * [$Sheet1.$AJ30]; ([$Sheet1.$AH30] + [$Sheet1.$AI30] + [$Sheet1.$AJ30]) &gt;= ([$Sheet1.$AH30] * [$Sheet1.$AI30] * [$Sheet1.$AJ30]));[$Sheet1.AJ30];{})" office:value-type="float" office:value="0" calcext:value-type="float">
            <text:p/>
          </table:table-cell>
          <table:table-cell table:formula="of:=IF(AND([$Sheet1.$AK30] * [$Sheet1.$AL30] * [$Sheet1.$AM30]; ([$Sheet1.$AK30] + [$Sheet1.$AL30] + [$Sheet1.$AM30]) &gt;= ([$Sheet1.$AK30] * [$Sheet1.$AL30] * [$Sheet1.$AM30]));[$Sheet1.AK30];{})" office:value-type="float" office:value="0" calcext:value-type="float">
            <text:p/>
          </table:table-cell>
          <table:table-cell table:formula="of:=IF(AND([$Sheet1.$AK30] * [$Sheet1.$AL30] * [$Sheet1.$AM30]; ([$Sheet1.$AK30] + [$Sheet1.$AL30] + [$Sheet1.$AM30]) &gt;= ([$Sheet1.$AK30] * [$Sheet1.$AL30] * [$Sheet1.$AM30]));[$Sheet1.AL30];{})" office:value-type="float" office:value="0" calcext:value-type="float">
            <text:p/>
          </table:table-cell>
          <table:table-cell table:formula="of:=IF(AND([$Sheet1.$AK30] * [$Sheet1.$AL30] * [$Sheet1.$AM30]; ([$Sheet1.$AK30] + [$Sheet1.$AL30] + [$Sheet1.$AM30]) &gt;= ([$Sheet1.$AK30] * [$Sheet1.$AL30] * [$Sheet1.$AM30]));[$Sheet1.AM30];{})" office:value-type="float" office:value="0" calcext:value-type="float">
            <text:p/>
          </table:table-cell>
          <table:table-cell table:formula="of:=IF(AND([$Sheet1.$AN30] * [$Sheet1.$AO30] * [$Sheet1.$AP30]; ([$Sheet1.$AN30] + [$Sheet1.$AO30] + [$Sheet1.$AP30]) &gt;= ([$Sheet1.$AN30] * [$Sheet1.$AO30] * [$Sheet1.$AP30]));[$Sheet1.AN30];{})" office:value-type="float" office:value="0" calcext:value-type="float">
            <text:p/>
          </table:table-cell>
          <table:table-cell table:formula="of:=IF(AND([$Sheet1.$AN30] * [$Sheet1.$AO30] * [$Sheet1.$AP30]; ([$Sheet1.$AN30] + [$Sheet1.$AO30] + [$Sheet1.$AP30]) &gt;= ([$Sheet1.$AN30] * [$Sheet1.$AO30] * [$Sheet1.$AP30]));[$Sheet1.AO30];{})" office:value-type="float" office:value="0" calcext:value-type="float">
            <text:p/>
          </table:table-cell>
          <table:table-cell table:formula="of:=IF(AND([$Sheet1.$AN30] * [$Sheet1.$AO30] * [$Sheet1.$AP30]; ([$Sheet1.$AN30] + [$Sheet1.$AO30] + [$Sheet1.$AP30]) &gt;= ([$Sheet1.$AN30] * [$Sheet1.$AO30] * [$Sheet1.$AP30]));[$Sheet1.AP30];{})" office:value-type="float" office:value="0" calcext:value-type="float">
            <text:p/>
          </table:table-cell>
          <table:table-cell table:formula="of:=IF(AND([$Sheet1.$AQ30] * [$Sheet1.$AR30] * [$Sheet1.$AS30]; ([$Sheet1.$AQ30] + [$Sheet1.$AR30] + [$Sheet1.$AS30]) &gt;= ([$Sheet1.$AQ30] * [$Sheet1.$AR30] * [$Sheet1.$AS30]));[$Sheet1.AQ30];{})" office:value-type="float" office:value="0" calcext:value-type="float">
            <text:p/>
          </table:table-cell>
          <table:table-cell table:formula="of:=IF(AND([$Sheet1.$AQ30] * [$Sheet1.$AR30] * [$Sheet1.$AS30]; ([$Sheet1.$AQ30] + [$Sheet1.$AR30] + [$Sheet1.$AS30]) &gt;= ([$Sheet1.$AQ30] * [$Sheet1.$AR30] * [$Sheet1.$AS30]));[$Sheet1.AR30];{})" office:value-type="float" office:value="0" calcext:value-type="float">
            <text:p/>
          </table:table-cell>
          <table:table-cell table:formula="of:=IF(AND([$Sheet1.$AQ30] * [$Sheet1.$AR30] * [$Sheet1.$AS30]; ([$Sheet1.$AQ30] + [$Sheet1.$AR30] + [$Sheet1.$AS30]) &gt;= ([$Sheet1.$AQ30] * [$Sheet1.$AR30] * [$Sheet1.$AS30]));[$Sheet1.AS30];{})" office:value-type="float" office:value="0" calcext:value-type="float">
            <text:p/>
          </table:table-cell>
          <table:table-cell table:formula="of:=IF(AND([$Sheet1.$AT30] * [$Sheet1.$AU30] * [$Sheet1.$AV30]; ([$Sheet1.$AT30] + [$Sheet1.$AU30] + [$Sheet1.$AV30]) &gt;= ([$Sheet1.$AT30] * [$Sheet1.$AU30] * [$Sheet1.$AV30]));[$Sheet1.AT30];{})" office:value-type="float" office:value="0" calcext:value-type="float">
            <text:p/>
          </table:table-cell>
          <table:table-cell table:formula="of:=IF(AND([$Sheet1.$AT30] * [$Sheet1.$AU30] * [$Sheet1.$AV30]; ([$Sheet1.$AT30] + [$Sheet1.$AU30] + [$Sheet1.$AV30]) &gt;= ([$Sheet1.$AT30] * [$Sheet1.$AU30] * [$Sheet1.$AV30]));[$Sheet1.AU30];{})" office:value-type="float" office:value="0" calcext:value-type="float">
            <text:p/>
          </table:table-cell>
          <table:table-cell table:formula="of:=IF(AND([$Sheet1.$AT30] * [$Sheet1.$AU30] * [$Sheet1.$AV30]; ([$Sheet1.$AT30] + [$Sheet1.$AU30] + [$Sheet1.$AV30]) &gt;= ([$Sheet1.$AT30] * [$Sheet1.$AU30] * [$Sheet1.$AV30]));[$Sheet1.AV30];{})" office:value-type="float" office:value="0" calcext:value-type="float">
            <text:p/>
          </table:table-cell>
          <table:table-cell table:formula="of:=IF(AND([$Sheet1.$AW30] * [$Sheet1.$AX30] * [$Sheet1.$AY30]; ([$Sheet1.$AW30] + [$Sheet1.$AX30] + [$Sheet1.$AY30]) &gt;= ([$Sheet1.$AW30] * [$Sheet1.$AX30] * [$Sheet1.$AY30]));[$Sheet1.AW30];{})" office:value-type="float" office:value="0" calcext:value-type="float">
            <text:p/>
          </table:table-cell>
          <table:table-cell table:formula="of:=IF(AND([$Sheet1.$AW30] * [$Sheet1.$AX30] * [$Sheet1.$AY30]; ([$Sheet1.$AW30] + [$Sheet1.$AX30] + [$Sheet1.$AY30]) &gt;= ([$Sheet1.$AW30] * [$Sheet1.$AX30] * [$Sheet1.$AY30]));[$Sheet1.AX30];{})" office:value-type="float" office:value="0" calcext:value-type="float">
            <text:p/>
          </table:table-cell>
          <table:table-cell table:formula="of:=IF(AND([$Sheet1.$AW30] * [$Sheet1.$AX30] * [$Sheet1.$AY30]; ([$Sheet1.$AW30] + [$Sheet1.$AX30] + [$Sheet1.$AY30]) &gt;= ([$Sheet1.$AW30] * [$Sheet1.$AX30] * [$Sheet1.$AY30]));[$Sheet1.AY30];{})" office:value-type="float" office:value="0" calcext:value-type="float">
            <text:p/>
          </table:table-cell>
          <table:table-cell table:formula="of:=IF(AND([$Sheet1.$AZ30] * [$Sheet1.$BA30] * [$Sheet1.$BB30]; ([$Sheet1.$AZ30] + [$Sheet1.$BA30] + [$Sheet1.$BB30]) &gt;= ([$Sheet1.$AZ30] * [$Sheet1.$BA30] * [$Sheet1.$BB30]));[$Sheet1.AZ30];{})" office:value-type="float" office:value="0" calcext:value-type="float">
            <text:p/>
          </table:table-cell>
          <table:table-cell table:formula="of:=IF(AND([$Sheet1.$AZ30] * [$Sheet1.$BA30] * [$Sheet1.$BB30]; ([$Sheet1.$AZ30] + [$Sheet1.$BA30] + [$Sheet1.$BB30]) &gt;= ([$Sheet1.$AZ30] * [$Sheet1.$BA30] * [$Sheet1.$BB30]));[$Sheet1.BA30];{})" office:value-type="float" office:value="0" calcext:value-type="float">
            <text:p/>
          </table:table-cell>
          <table:table-cell table:formula="of:=IF(AND([$Sheet1.$AZ30] * [$Sheet1.$BA30] * [$Sheet1.$BB30]; ([$Sheet1.$AZ30] + [$Sheet1.$BA30] + [$Sheet1.$BB30]) &gt;= ([$Sheet1.$AZ30] * [$Sheet1.$BA30] * [$Sheet1.$BB30]));[$Sheet1.BB30];{})" office:value-type="float" office:value="0" calcext:value-type="float">
            <text:p/>
          </table:table-cell>
          <table:table-cell table:formula="of:=IF(AND([$Sheet1.$BC30] * [$Sheet1.$BD30] * [$Sheet1.$BE30]; ([$Sheet1.$BC30] + [$Sheet1.$BD30] + [$Sheet1.$BE30]) &gt;= ([$Sheet1.$BC30] * [$Sheet1.$BD30] * [$Sheet1.$BE30]));[$Sheet1.BC30];{})" office:value-type="float" office:value="0" calcext:value-type="float">
            <text:p/>
          </table:table-cell>
          <table:table-cell table:formula="of:=IF(AND([$Sheet1.$BC30] * [$Sheet1.$BD30] * [$Sheet1.$BE30]; ([$Sheet1.$BC30] + [$Sheet1.$BD30] + [$Sheet1.$BE30]) &gt;= ([$Sheet1.$BC30] * [$Sheet1.$BD30] * [$Sheet1.$BE30]));[$Sheet1.BD30];{})" office:value-type="float" office:value="0" calcext:value-type="float">
            <text:p/>
          </table:table-cell>
          <table:table-cell table:formula="of:=IF(AND([$Sheet1.$BC30] * [$Sheet1.$BD30] * [$Sheet1.$BE30]; ([$Sheet1.$BC30] + [$Sheet1.$BD30] + [$Sheet1.$BE30]) &gt;= ([$Sheet1.$BC30] * [$Sheet1.$BD30] * [$Sheet1.$BE30]));[$Sheet1.BE30];{})" office:value-type="float" office:value="0" calcext:value-type="float">
            <text:p/>
          </table:table-cell>
          <table:table-cell table:number-columns-repeated="4"/>
          <table:table-cell table:formula="of:=IF(AND([$Sheet1.$BJ30] * [$Sheet1.$BK30] * [$Sheet1.$BL30]; ([$Sheet1.$BJ30] + [$Sheet1.$BK30] + [$Sheet1.$BL30]) &gt;= ([$Sheet1.$BJ30] * [$Sheet1.$BK30] * [$Sheet1.$BL30]));[$Sheet1.BJ30];{})" office:value-type="float" office:value="0" calcext:value-type="float">
            <text:p/>
          </table:table-cell>
          <table:table-cell table:formula="of:=IF(AND([$Sheet1.$BJ30] * [$Sheet1.$BK30] * [$Sheet1.$BL30]; ([$Sheet1.$BJ30] + [$Sheet1.$BK30] + [$Sheet1.$BL30]) &gt;= ([$Sheet1.$BJ30] * [$Sheet1.$BK30] * [$Sheet1.$BL30]));[$Sheet1.BK30];{})" office:value-type="float" office:value="0" calcext:value-type="float">
            <text:p/>
          </table:table-cell>
          <table:table-cell table:formula="of:=IF(AND([$Sheet1.$BJ30] * [$Sheet1.$BK30] * [$Sheet1.$BL30]; ([$Sheet1.$BJ30] + [$Sheet1.$BK30] + [$Sheet1.$BL30]) &gt;= ([$Sheet1.$BJ30] * [$Sheet1.$BK30] * [$Sheet1.$BL30]));[$Sheet1.BL30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IF(AND([$Sheet1.$C31] * [$Sheet1.$D31]; ([$Sheet1.$C31] + [$Sheet1.$D31]) &gt;= [$Sheet1.$C31] * [$Sheet1.$D31]);[$Sheet1.C31];{})" office:value-type="float" office:value="0" calcext:value-type="float">
            <text:p/>
          </table:table-cell>
          <table:table-cell table:formula="of:=IF(AND([$Sheet1.$C31] * [$Sheet1.$D31]; ([$Sheet1.$C31] + [$Sheet1.$D31]) &gt;= [$Sheet1.$C31] * [$Sheet1.$D31]);[$Sheet1.D31];{})" office:value-type="float" office:value="0" calcext:value-type="float">
            <text:p/>
          </table:table-cell>
          <table:table-cell table:formula="of:=IF(AND([$Sheet1.$E31] * [$Sheet1.$F31]; ([$Sheet1.$E31] + [$Sheet1.$F31]) &gt;= [$Sheet1.$E31] * [$Sheet1.$F31]);[$Sheet1.E31];{})" office:value-type="float" office:value="0" calcext:value-type="float">
            <text:p/>
          </table:table-cell>
          <table:table-cell table:formula="of:=IF(AND([$Sheet1.$E31] * [$Sheet1.$F31]; ([$Sheet1.$E31] + [$Sheet1.$F31]) &gt;= [$Sheet1.$E31] * [$Sheet1.$F31]);[$Sheet1.F31];{})" office:value-type="float" office:value="0" calcext:value-type="float">
            <text:p/>
          </table:table-cell>
          <table:table-cell table:formula="of:=IF(AND([$Sheet1.$H31] * [$Sheet1.$I31]; [$Sheet1.$H31] + [$Sheet1.$I31] &gt;= [$Sheet1.$H31] * [$Sheet1.$I31]);[$Sheet1.G31];{})" office:value-type="float" office:value="0" calcext:value-type="float">
            <text:p/>
          </table:table-cell>
          <table:table-cell table:formula="of:=IF(AND([$Sheet1.$H31] * [$Sheet1.$I31]; ([$Sheet1.$H31] + [$Sheet1.$I31]) &gt;= ([$Sheet1.$H31] * [$Sheet1.$I31]));[$Sheet1.H31];{})" office:value-type="float" office:value="0" calcext:value-type="float">
            <text:p/>
          </table:table-cell>
          <table:table-cell table:formula="of:=IF(AND([$Sheet1.$H31] * [$Sheet1.$I31]; ([$Sheet1.$H31] + [$Sheet1.$I31]) &gt;= ([$Sheet1.$H31] * [$Sheet1.$I31]));[$Sheet1.I31];{})" office:value-type="float" office:value="0" calcext:value-type="float">
            <text:p/>
          </table:table-cell>
          <table:table-cell table:formula="of:=IF(AND([$Sheet1.$J31] * [$Sheet1.$K31] * [$Sheet1.$L31]; ([$Sheet1.$J31] + [$Sheet1.$K31] + [$Sheet1.$L31]) &gt;= ([$Sheet1.$J31] * [$Sheet1.$K31] * [$Sheet1.$L31]));[$Sheet1.J31];{})" office:value-type="float" office:value="1" calcext:value-type="float">
            <text:p>1</text:p>
          </table:table-cell>
          <table:table-cell table:formula="of:=IF(AND([$Sheet1.$J31] * [$Sheet1.$K31] * [$Sheet1.$L31]; ([$Sheet1.$J31] + [$Sheet1.$K31] + [$Sheet1.$L31]) &gt;= ([$Sheet1.$J31] * [$Sheet1.$K31] * [$Sheet1.$L31]));[$Sheet1.K31];{})" office:value-type="float" office:value="3" calcext:value-type="float">
            <text:p>3</text:p>
          </table:table-cell>
          <table:table-cell table:formula="of:=IF(AND([$Sheet1.$J31] * [$Sheet1.$K31] * [$Sheet1.$L31]; ([$Sheet1.$J31] + [$Sheet1.$K31] + [$Sheet1.$L31]) &gt;= ([$Sheet1.$J31] * [$Sheet1.$K31] * [$Sheet1.$L31]));[$Sheet1.L31];{})" office:value-type="float" office:value="2" calcext:value-type="float">
            <text:p>2</text:p>
          </table:table-cell>
          <table:table-cell table:formula="of:=IF(AND([$Sheet1.$M31] * [$Sheet1.$N31] * [$Sheet1.$O31]; ([$Sheet1.$M31] + [$Sheet1.$N31] + [$Sheet1.$O31]) &gt;= ([$Sheet1.$M31] * [$Sheet1.$N31] * [$Sheet1.$O31]));[$Sheet1.M31];{})" office:value-type="float" office:value="0" calcext:value-type="float">
            <text:p/>
          </table:table-cell>
          <table:table-cell table:formula="of:=IF(AND([$Sheet1.$M31] * [$Sheet1.$N31] * [$Sheet1.$O31]; ([$Sheet1.$M31] + [$Sheet1.$N31] + [$Sheet1.$O31]) &gt;= ([$Sheet1.$M31] * [$Sheet1.$N31] * [$Sheet1.$O31]));[$Sheet1.N31];{})" office:value-type="float" office:value="0" calcext:value-type="float">
            <text:p/>
          </table:table-cell>
          <table:table-cell table:formula="of:=IF(AND([$Sheet1.$M31] * [$Sheet1.$N31] * [$Sheet1.$O31]; ([$Sheet1.$M31] + [$Sheet1.$N31] + [$Sheet1.$O31]) &gt;= ([$Sheet1.$M31] * [$Sheet1.$N31] * [$Sheet1.$O31]));[$Sheet1.O31];{})" office:value-type="float" office:value="0" calcext:value-type="float">
            <text:p/>
          </table:table-cell>
          <table:table-cell table:formula="of:=IF(AND([$Sheet1.$P31] * [$Sheet1.$Q31] * [$Sheet1.$R31]; ([$Sheet1.$P31] + [$Sheet1.$Q31] + [$Sheet1.$R31]) &gt;= ([$Sheet1.$P31] * [$Sheet1.$Q31] * [$Sheet1.$R31]));[$Sheet1.P31];{})" office:value-type="float" office:value="0" calcext:value-type="float">
            <text:p/>
          </table:table-cell>
          <table:table-cell table:formula="of:=IF(AND([$Sheet1.$P31] * [$Sheet1.$Q31] * [$Sheet1.$R31]; ([$Sheet1.$P31] + [$Sheet1.$Q31] + [$Sheet1.$R31]) &gt;= ([$Sheet1.$P31] * [$Sheet1.$Q31] * [$Sheet1.$R31]));[$Sheet1.Q31];{})" office:value-type="float" office:value="0" calcext:value-type="float">
            <text:p/>
          </table:table-cell>
          <table:table-cell table:formula="of:=IF(AND([$Sheet1.$P31] * [$Sheet1.$Q31] * [$Sheet1.$R31]; ([$Sheet1.$P31] + [$Sheet1.$Q31] + [$Sheet1.$R31]) &gt;= ([$Sheet1.$P31] * [$Sheet1.$Q31] * [$Sheet1.$R31]));[$Sheet1.R31];{})" office:value-type="float" office:value="0" calcext:value-type="float">
            <text:p/>
          </table:table-cell>
          <table:table-cell table:formula="of:=IF(AND([$Sheet1.$S31] * [$Sheet1.$T31] * [$Sheet1.$U31]; ([$Sheet1.$S31] + [$Sheet1.$T31] + [$Sheet1.$U31]) &gt;= ([$Sheet1.$S31] * [$Sheet1.$T31] * [$Sheet1.$U31]));[$Sheet1.S31];{})" office:value-type="float" office:value="2" calcext:value-type="float">
            <text:p>2</text:p>
          </table:table-cell>
          <table:table-cell table:formula="of:=IF(AND([$Sheet1.$S31] * [$Sheet1.$T31] * [$Sheet1.$U31]; ([$Sheet1.$S31] + [$Sheet1.$T31] + [$Sheet1.$U31]) &gt;= ([$Sheet1.$S31] * [$Sheet1.$T31] * [$Sheet1.$U31]));[$Sheet1.T31];{})" office:value-type="float" office:value="3" calcext:value-type="float">
            <text:p>3</text:p>
          </table:table-cell>
          <table:table-cell table:formula="of:=IF(AND([$Sheet1.$S31] * [$Sheet1.$T31] * [$Sheet1.$U31]; ([$Sheet1.$S31] + [$Sheet1.$T31] + [$Sheet1.$U31]) &gt;= ([$Sheet1.$S31] * [$Sheet1.$T31] * [$Sheet1.$U31]));[$Sheet1.U31];{})" office:value-type="float" office:value="1" calcext:value-type="float">
            <text:p>1</text:p>
          </table:table-cell>
          <table:table-cell table:formula="of:=IF(AND([$Sheet1.$V31] * [$Sheet1.$W31] * [$Sheet1.$X31]; ([$Sheet1.$V31] + [$Sheet1.$W31] + [$Sheet1.$X31]) &gt;= ([$Sheet1.$V31] * [$Sheet1.$W31] * [$Sheet1.$X31]));[$Sheet1.V31];{})" office:value-type="float" office:value="0" calcext:value-type="float">
            <text:p/>
          </table:table-cell>
          <table:table-cell table:formula="of:=IF(AND([$Sheet1.$V31] * [$Sheet1.$W31] * [$Sheet1.$X31]; ([$Sheet1.$V31] + [$Sheet1.$W31] + [$Sheet1.$X31]) &gt;= ([$Sheet1.$V31] * [$Sheet1.$W31] * [$Sheet1.$X31]));[$Sheet1.W31];{})" office:value-type="float" office:value="0" calcext:value-type="float">
            <text:p/>
          </table:table-cell>
          <table:table-cell table:formula="of:=IF(AND([$Sheet1.$V31] * [$Sheet1.$W31] * [$Sheet1.$X31]; ([$Sheet1.$V31] + [$Sheet1.$W31] + [$Sheet1.$X31]) &gt;= ([$Sheet1.$V31] * [$Sheet1.$W31] * [$Sheet1.$X31]));[$Sheet1.X31];{})" office:value-type="float" office:value="0" calcext:value-type="float">
            <text:p/>
          </table:table-cell>
          <table:table-cell table:formula="of:=IF(AND([$Sheet1.$Y31] * [$Sheet1.$Z31] * [$Sheet1.$AA31]; ([$Sheet1.$Y31] + [$Sheet1.$Z31] + [$Sheet1.$AA31]) &gt;= ([$Sheet1.$Y31] * [$Sheet1.$Z31] * [$Sheet1.$AA31]));[$Sheet1.Y31];{})" office:value-type="float" office:value="0" calcext:value-type="float">
            <text:p/>
          </table:table-cell>
          <table:table-cell table:formula="of:=IF(AND([$Sheet1.$Y31] * [$Sheet1.$Z31] * [$Sheet1.$AA31]; ([$Sheet1.$Y31] + [$Sheet1.$Z31] + [$Sheet1.$AA31]) &gt;= ([$Sheet1.$Y31] * [$Sheet1.$Z31] * [$Sheet1.$AA31]));[$Sheet1.Z31];{})" office:value-type="float" office:value="0" calcext:value-type="float">
            <text:p/>
          </table:table-cell>
          <table:table-cell table:formula="of:=IF(AND([$Sheet1.$Y31] * [$Sheet1.$Z31] * [$Sheet1.$AA31]; ([$Sheet1.$Y31] + [$Sheet1.$Z31] + [$Sheet1.$AA31]) &gt;= ([$Sheet1.$Y31] * [$Sheet1.$Z31] * [$Sheet1.$AA31]));[$Sheet1.AA31];{})" office:value-type="float" office:value="0" calcext:value-type="float">
            <text:p/>
          </table:table-cell>
          <table:table-cell table:formula="of:=IF(AND([$Sheet1.$AB31] * [$Sheet1.$AC31] * [$Sheet1.$AD31]; ([$Sheet1.$AB31] + [$Sheet1.$AC31] + [$Sheet1.$AD31]) &gt;= ([$Sheet1.$AB31] * [$Sheet1.$AC31] * [$Sheet1.$AD31]));[$Sheet1.AB31];{})" office:value-type="float" office:value="0" calcext:value-type="float">
            <text:p/>
          </table:table-cell>
          <table:table-cell table:formula="of:=IF(AND([$Sheet1.$AB31] * [$Sheet1.$AC31] * [$Sheet1.$AD31]; ([$Sheet1.$AB31] + [$Sheet1.$AC31] + [$Sheet1.$AD31]) &gt;= ([$Sheet1.$AB31] * [$Sheet1.$AC31] * [$Sheet1.$AD31]));[$Sheet1.AC31];{})" office:value-type="float" office:value="0" calcext:value-type="float">
            <text:p/>
          </table:table-cell>
          <table:table-cell table:formula="of:=IF(AND([$Sheet1.$AB31] * [$Sheet1.$AC31] * [$Sheet1.$AD31]; ([$Sheet1.$AB31] + [$Sheet1.$AC31] + [$Sheet1.$AD31]) &gt;= ([$Sheet1.$AB31] * [$Sheet1.$AC31] * [$Sheet1.$AD31]));[$Sheet1.AD31];{})" office:value-type="float" office:value="0" calcext:value-type="float">
            <text:p/>
          </table:table-cell>
          <table:table-cell table:formula="of:=IF(AND([$Sheet1.$AE31] * [$Sheet1.$AF31] * [$Sheet1.$AG31]; ([$Sheet1.$AE31] + [$Sheet1.$AF31] + [$Sheet1.$AG31]) &gt;= ([$Sheet1.$AE31] * [$Sheet1.$AF31] * [$Sheet1.$AG31]));[$Sheet1.AE31];{})" office:value-type="float" office:value="0" calcext:value-type="float">
            <text:p/>
          </table:table-cell>
          <table:table-cell table:formula="of:=IF(AND([$Sheet1.$AE31] * [$Sheet1.$AF31] * [$Sheet1.$AG31]; ([$Sheet1.$AE31] + [$Sheet1.$AF31] + [$Sheet1.$AG31]) &gt;= ([$Sheet1.$AE31] * [$Sheet1.$AF31] * [$Sheet1.$AG31]));[$Sheet1.AF31];{})" office:value-type="float" office:value="0" calcext:value-type="float">
            <text:p/>
          </table:table-cell>
          <table:table-cell table:formula="of:=IF(AND([$Sheet1.$AE31] * [$Sheet1.$AF31] * [$Sheet1.$AG31]; ([$Sheet1.$AE31] + [$Sheet1.$AF31] + [$Sheet1.$AG31]) &gt;= ([$Sheet1.$AE31] * [$Sheet1.$AF31] * [$Sheet1.$AG31]));[$Sheet1.AG31];{})" office:value-type="float" office:value="0" calcext:value-type="float">
            <text:p/>
          </table:table-cell>
          <table:table-cell table:formula="of:=IF(AND([$Sheet1.$AH31] * [$Sheet1.$AI31] * [$Sheet1.$AJ31]; ([$Sheet1.$AH31] + [$Sheet1.$AI31] + [$Sheet1.$AJ31]) &gt;= ([$Sheet1.$AH31] * [$Sheet1.$AI31] * [$Sheet1.$AJ31]));[$Sheet1.AH31];{})" office:value-type="float" office:value="0" calcext:value-type="float">
            <text:p/>
          </table:table-cell>
          <table:table-cell table:formula="of:=IF(AND([$Sheet1.$AH31] * [$Sheet1.$AI31] * [$Sheet1.$AJ31]; ([$Sheet1.$AH31] + [$Sheet1.$AI31] + [$Sheet1.$AJ31]) &gt;= ([$Sheet1.$AH31] * [$Sheet1.$AI31] * [$Sheet1.$AJ31]));[$Sheet1.AI31];{})" office:value-type="float" office:value="0" calcext:value-type="float">
            <text:p/>
          </table:table-cell>
          <table:table-cell table:formula="of:=IF(AND([$Sheet1.$AH31] * [$Sheet1.$AI31] * [$Sheet1.$AJ31]; ([$Sheet1.$AH31] + [$Sheet1.$AI31] + [$Sheet1.$AJ31]) &gt;= ([$Sheet1.$AH31] * [$Sheet1.$AI31] * [$Sheet1.$AJ31]));[$Sheet1.AJ31];{})" office:value-type="float" office:value="0" calcext:value-type="float">
            <text:p/>
          </table:table-cell>
          <table:table-cell table:formula="of:=IF(AND([$Sheet1.$AK31] * [$Sheet1.$AL31] * [$Sheet1.$AM31]; ([$Sheet1.$AK31] + [$Sheet1.$AL31] + [$Sheet1.$AM31]) &gt;= ([$Sheet1.$AK31] * [$Sheet1.$AL31] * [$Sheet1.$AM31]));[$Sheet1.AK31];{})" office:value-type="float" office:value="0" calcext:value-type="float">
            <text:p/>
          </table:table-cell>
          <table:table-cell table:formula="of:=IF(AND([$Sheet1.$AK31] * [$Sheet1.$AL31] * [$Sheet1.$AM31]; ([$Sheet1.$AK31] + [$Sheet1.$AL31] + [$Sheet1.$AM31]) &gt;= ([$Sheet1.$AK31] * [$Sheet1.$AL31] * [$Sheet1.$AM31]));[$Sheet1.AL31];{})" office:value-type="float" office:value="0" calcext:value-type="float">
            <text:p/>
          </table:table-cell>
          <table:table-cell table:formula="of:=IF(AND([$Sheet1.$AK31] * [$Sheet1.$AL31] * [$Sheet1.$AM31]; ([$Sheet1.$AK31] + [$Sheet1.$AL31] + [$Sheet1.$AM31]) &gt;= ([$Sheet1.$AK31] * [$Sheet1.$AL31] * [$Sheet1.$AM31]));[$Sheet1.AM31];{})" office:value-type="float" office:value="0" calcext:value-type="float">
            <text:p/>
          </table:table-cell>
          <table:table-cell table:formula="of:=IF(AND([$Sheet1.$AN31] * [$Sheet1.$AO31] * [$Sheet1.$AP31]; ([$Sheet1.$AN31] + [$Sheet1.$AO31] + [$Sheet1.$AP31]) &gt;= ([$Sheet1.$AN31] * [$Sheet1.$AO31] * [$Sheet1.$AP31]));[$Sheet1.AN31];{})" office:value-type="float" office:value="0" calcext:value-type="float">
            <text:p/>
          </table:table-cell>
          <table:table-cell table:formula="of:=IF(AND([$Sheet1.$AN31] * [$Sheet1.$AO31] * [$Sheet1.$AP31]; ([$Sheet1.$AN31] + [$Sheet1.$AO31] + [$Sheet1.$AP31]) &gt;= ([$Sheet1.$AN31] * [$Sheet1.$AO31] * [$Sheet1.$AP31]));[$Sheet1.AO31];{})" office:value-type="float" office:value="0" calcext:value-type="float">
            <text:p/>
          </table:table-cell>
          <table:table-cell table:formula="of:=IF(AND([$Sheet1.$AN31] * [$Sheet1.$AO31] * [$Sheet1.$AP31]; ([$Sheet1.$AN31] + [$Sheet1.$AO31] + [$Sheet1.$AP31]) &gt;= ([$Sheet1.$AN31] * [$Sheet1.$AO31] * [$Sheet1.$AP31]));[$Sheet1.AP31];{})" office:value-type="float" office:value="0" calcext:value-type="float">
            <text:p/>
          </table:table-cell>
          <table:table-cell table:formula="of:=IF(AND([$Sheet1.$AQ31] * [$Sheet1.$AR31] * [$Sheet1.$AS31]; ([$Sheet1.$AQ31] + [$Sheet1.$AR31] + [$Sheet1.$AS31]) &gt;= ([$Sheet1.$AQ31] * [$Sheet1.$AR31] * [$Sheet1.$AS31]));[$Sheet1.AQ31];{})" office:value-type="float" office:value="0" calcext:value-type="float">
            <text:p/>
          </table:table-cell>
          <table:table-cell table:formula="of:=IF(AND([$Sheet1.$AQ31] * [$Sheet1.$AR31] * [$Sheet1.$AS31]; ([$Sheet1.$AQ31] + [$Sheet1.$AR31] + [$Sheet1.$AS31]) &gt;= ([$Sheet1.$AQ31] * [$Sheet1.$AR31] * [$Sheet1.$AS31]));[$Sheet1.AR31];{})" office:value-type="float" office:value="0" calcext:value-type="float">
            <text:p/>
          </table:table-cell>
          <table:table-cell table:formula="of:=IF(AND([$Sheet1.$AQ31] * [$Sheet1.$AR31] * [$Sheet1.$AS31]; ([$Sheet1.$AQ31] + [$Sheet1.$AR31] + [$Sheet1.$AS31]) &gt;= ([$Sheet1.$AQ31] * [$Sheet1.$AR31] * [$Sheet1.$AS31]));[$Sheet1.AS31];{})" office:value-type="float" office:value="0" calcext:value-type="float">
            <text:p/>
          </table:table-cell>
          <table:table-cell table:formula="of:=IF(AND([$Sheet1.$AT31] * [$Sheet1.$AU31] * [$Sheet1.$AV31]; ([$Sheet1.$AT31] + [$Sheet1.$AU31] + [$Sheet1.$AV31]) &gt;= ([$Sheet1.$AT31] * [$Sheet1.$AU31] * [$Sheet1.$AV31]));[$Sheet1.AT31];{})" office:value-type="float" office:value="0" calcext:value-type="float">
            <text:p/>
          </table:table-cell>
          <table:table-cell table:formula="of:=IF(AND([$Sheet1.$AT31] * [$Sheet1.$AU31] * [$Sheet1.$AV31]; ([$Sheet1.$AT31] + [$Sheet1.$AU31] + [$Sheet1.$AV31]) &gt;= ([$Sheet1.$AT31] * [$Sheet1.$AU31] * [$Sheet1.$AV31]));[$Sheet1.AU31];{})" office:value-type="float" office:value="0" calcext:value-type="float">
            <text:p/>
          </table:table-cell>
          <table:table-cell table:formula="of:=IF(AND([$Sheet1.$AT31] * [$Sheet1.$AU31] * [$Sheet1.$AV31]; ([$Sheet1.$AT31] + [$Sheet1.$AU31] + [$Sheet1.$AV31]) &gt;= ([$Sheet1.$AT31] * [$Sheet1.$AU31] * [$Sheet1.$AV31]));[$Sheet1.AV31];{})" office:value-type="float" office:value="0" calcext:value-type="float">
            <text:p/>
          </table:table-cell>
          <table:table-cell table:formula="of:=IF(AND([$Sheet1.$AW31] * [$Sheet1.$AX31] * [$Sheet1.$AY31]; ([$Sheet1.$AW31] + [$Sheet1.$AX31] + [$Sheet1.$AY31]) &gt;= ([$Sheet1.$AW31] * [$Sheet1.$AX31] * [$Sheet1.$AY31]));[$Sheet1.AW31];{})" office:value-type="float" office:value="0" calcext:value-type="float">
            <text:p/>
          </table:table-cell>
          <table:table-cell table:formula="of:=IF(AND([$Sheet1.$AW31] * [$Sheet1.$AX31] * [$Sheet1.$AY31]; ([$Sheet1.$AW31] + [$Sheet1.$AX31] + [$Sheet1.$AY31]) &gt;= ([$Sheet1.$AW31] * [$Sheet1.$AX31] * [$Sheet1.$AY31]));[$Sheet1.AX31];{})" office:value-type="float" office:value="0" calcext:value-type="float">
            <text:p/>
          </table:table-cell>
          <table:table-cell table:formula="of:=IF(AND([$Sheet1.$AW31] * [$Sheet1.$AX31] * [$Sheet1.$AY31]; ([$Sheet1.$AW31] + [$Sheet1.$AX31] + [$Sheet1.$AY31]) &gt;= ([$Sheet1.$AW31] * [$Sheet1.$AX31] * [$Sheet1.$AY31]));[$Sheet1.AY31];{})" office:value-type="float" office:value="0" calcext:value-type="float">
            <text:p/>
          </table:table-cell>
          <table:table-cell table:formula="of:=IF(AND([$Sheet1.$AZ31] * [$Sheet1.$BA31] * [$Sheet1.$BB31]; ([$Sheet1.$AZ31] + [$Sheet1.$BA31] + [$Sheet1.$BB31]) &gt;= ([$Sheet1.$AZ31] * [$Sheet1.$BA31] * [$Sheet1.$BB31]));[$Sheet1.AZ31];{})" office:value-type="float" office:value="0" calcext:value-type="float">
            <text:p/>
          </table:table-cell>
          <table:table-cell table:formula="of:=IF(AND([$Sheet1.$AZ31] * [$Sheet1.$BA31] * [$Sheet1.$BB31]; ([$Sheet1.$AZ31] + [$Sheet1.$BA31] + [$Sheet1.$BB31]) &gt;= ([$Sheet1.$AZ31] * [$Sheet1.$BA31] * [$Sheet1.$BB31]));[$Sheet1.BA31];{})" office:value-type="float" office:value="0" calcext:value-type="float">
            <text:p/>
          </table:table-cell>
          <table:table-cell table:formula="of:=IF(AND([$Sheet1.$AZ31] * [$Sheet1.$BA31] * [$Sheet1.$BB31]; ([$Sheet1.$AZ31] + [$Sheet1.$BA31] + [$Sheet1.$BB31]) &gt;= ([$Sheet1.$AZ31] * [$Sheet1.$BA31] * [$Sheet1.$BB31]));[$Sheet1.BB31];{})" office:value-type="float" office:value="0" calcext:value-type="float">
            <text:p/>
          </table:table-cell>
          <table:table-cell table:formula="of:=IF(AND([$Sheet1.$BC31] * [$Sheet1.$BD31] * [$Sheet1.$BE31]; ([$Sheet1.$BC31] + [$Sheet1.$BD31] + [$Sheet1.$BE31]) &gt;= ([$Sheet1.$BC31] * [$Sheet1.$BD31] * [$Sheet1.$BE31]));[$Sheet1.BC31];{})" office:value-type="float" office:value="0" calcext:value-type="float">
            <text:p/>
          </table:table-cell>
          <table:table-cell table:formula="of:=IF(AND([$Sheet1.$BC31] * [$Sheet1.$BD31] * [$Sheet1.$BE31]; ([$Sheet1.$BC31] + [$Sheet1.$BD31] + [$Sheet1.$BE31]) &gt;= ([$Sheet1.$BC31] * [$Sheet1.$BD31] * [$Sheet1.$BE31]));[$Sheet1.BD31];{})" office:value-type="float" office:value="0" calcext:value-type="float">
            <text:p/>
          </table:table-cell>
          <table:table-cell table:formula="of:=IF(AND([$Sheet1.$BC31] * [$Sheet1.$BD31] * [$Sheet1.$BE31]; ([$Sheet1.$BC31] + [$Sheet1.$BD31] + [$Sheet1.$BE31]) &gt;= ([$Sheet1.$BC31] * [$Sheet1.$BD31] * [$Sheet1.$BE31]));[$Sheet1.BE31];{})" office:value-type="float" office:value="0" calcext:value-type="float">
            <text:p/>
          </table:table-cell>
          <table:table-cell table:number-columns-repeated="4"/>
          <table:table-cell table:formula="of:=IF(AND([$Sheet1.$BJ31] * [$Sheet1.$BK31] * [$Sheet1.$BL31]; ([$Sheet1.$BJ31] + [$Sheet1.$BK31] + [$Sheet1.$BL31]) &gt;= ([$Sheet1.$BJ31] * [$Sheet1.$BK31] * [$Sheet1.$BL31]));[$Sheet1.BJ31];{})" office:value-type="float" office:value="0" calcext:value-type="float">
            <text:p/>
          </table:table-cell>
          <table:table-cell table:formula="of:=IF(AND([$Sheet1.$BJ31] * [$Sheet1.$BK31] * [$Sheet1.$BL31]; ([$Sheet1.$BJ31] + [$Sheet1.$BK31] + [$Sheet1.$BL31]) &gt;= ([$Sheet1.$BJ31] * [$Sheet1.$BK31] * [$Sheet1.$BL31]));[$Sheet1.BK31];{})" office:value-type="float" office:value="0" calcext:value-type="float">
            <text:p/>
          </table:table-cell>
          <table:table-cell table:formula="of:=IF(AND([$Sheet1.$BJ31] * [$Sheet1.$BK31] * [$Sheet1.$BL31]; ([$Sheet1.$BJ31] + [$Sheet1.$BK31] + [$Sheet1.$BL31]) &gt;= ([$Sheet1.$BJ31] * [$Sheet1.$BK31] * [$Sheet1.$BL31]));[$Sheet1.BL31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$Sheet1.$C32] * [$Sheet1.$D32]; ([$Sheet1.$C32] + [$Sheet1.$D32]) &gt;= [$Sheet1.$C32] * [$Sheet1.$D32]);[$Sheet1.C32];{})" office:value-type="float" office:value="0" calcext:value-type="float">
            <text:p/>
          </table:table-cell>
          <table:table-cell table:formula="of:=IF(AND([$Sheet1.$C32] * [$Sheet1.$D32]; ([$Sheet1.$C32] + [$Sheet1.$D32]) &gt;= [$Sheet1.$C32] * [$Sheet1.$D32]);[$Sheet1.D32];{})" office:value-type="float" office:value="0" calcext:value-type="float">
            <text:p/>
          </table:table-cell>
          <table:table-cell table:formula="of:=IF(AND([$Sheet1.$E32] * [$Sheet1.$F32]; ([$Sheet1.$E32] + [$Sheet1.$F32]) &gt;= [$Sheet1.$E32] * [$Sheet1.$F32]);[$Sheet1.E32];{})" office:value-type="float" office:value="0" calcext:value-type="float">
            <text:p/>
          </table:table-cell>
          <table:table-cell table:formula="of:=IF(AND([$Sheet1.$E32] * [$Sheet1.$F32]; ([$Sheet1.$E32] + [$Sheet1.$F32]) &gt;= [$Sheet1.$E32] * [$Sheet1.$F32]);[$Sheet1.F32];{})" office:value-type="float" office:value="0" calcext:value-type="float">
            <text:p/>
          </table:table-cell>
          <table:table-cell table:formula="of:=IF(AND([$Sheet1.$H32] * [$Sheet1.$I32]; [$Sheet1.$H32] + [$Sheet1.$I32] &gt;= [$Sheet1.$H32] * [$Sheet1.$I32]);[$Sheet1.G32];{})" office:value-type="float" office:value="0" calcext:value-type="float">
            <text:p/>
          </table:table-cell>
          <table:table-cell table:formula="of:=IF(AND([$Sheet1.$H32] * [$Sheet1.$I32]; [$Sheet1.$H32] + [$Sheet1.$I32] &gt;= [$Sheet1.$H32] * [$Sheet1.$I32]);[$Sheet1.H32];{})" office:value-type="float" office:value="0" calcext:value-type="float">
            <text:p/>
          </table:table-cell>
          <table:table-cell table:formula="of:=IF(AND([$Sheet1.$H32] * [$Sheet1.$I32]; [$Sheet1.$H32] + [$Sheet1.$I32] &gt;= [$Sheet1.$H32] * [$Sheet1.$I32]);[$Sheet1.I32];{})" office:value-type="float" office:value="0" calcext:value-type="float">
            <text:p/>
          </table:table-cell>
          <table:table-cell table:formula="of:=IF(AND([$Sheet1.$J32] * [$Sheet1.$K32] * [$Sheet1.$L32]; ([$Sheet1.$J32] + [$Sheet1.$K32] + [$Sheet1.$L32]) &gt;= ([$Sheet1.$J32] * [$Sheet1.$K32] * [$Sheet1.$L32]));[$Sheet1.J32];{})" office:value-type="float" office:value="0" calcext:value-type="float">
            <text:p/>
          </table:table-cell>
          <table:table-cell table:formula="of:=IF(AND([$Sheet1.$J32] * [$Sheet1.$K32] * [$Sheet1.$L32]; ([$Sheet1.$J32] + [$Sheet1.$K32] + [$Sheet1.$L32]) &gt;= ([$Sheet1.$J32] * [$Sheet1.$K32] * [$Sheet1.$L32]));[$Sheet1.K32];{})" office:value-type="float" office:value="0" calcext:value-type="float">
            <text:p/>
          </table:table-cell>
          <table:table-cell table:formula="of:=IF(AND([$Sheet1.$J32] * [$Sheet1.$K32] * [$Sheet1.$L32]; ([$Sheet1.$J32] + [$Sheet1.$K32] + [$Sheet1.$L32]) &gt;= ([$Sheet1.$J32] * [$Sheet1.$K32] * [$Sheet1.$L32]));[$Sheet1.L32];{})" office:value-type="float" office:value="0" calcext:value-type="float">
            <text:p/>
          </table:table-cell>
          <table:table-cell table:formula="of:=IF(AND([$Sheet1.$M32] * [$Sheet1.$N32] * [$Sheet1.$O32]; ([$Sheet1.$M32] + [$Sheet1.$N32] + [$Sheet1.$O32]) &gt;= ([$Sheet1.$M32] * [$Sheet1.$N32] * [$Sheet1.$O32]));[$Sheet1.M32];{})" office:value-type="float" office:value="0" calcext:value-type="float">
            <text:p/>
          </table:table-cell>
          <table:table-cell table:formula="of:=IF(AND([$Sheet1.$M32] * [$Sheet1.$N32] * [$Sheet1.$O32]; ([$Sheet1.$M32] + [$Sheet1.$N32] + [$Sheet1.$O32]) &gt;= ([$Sheet1.$M32] * [$Sheet1.$N32] * [$Sheet1.$O32]));[$Sheet1.N32];{})" office:value-type="float" office:value="0" calcext:value-type="float">
            <text:p/>
          </table:table-cell>
          <table:table-cell table:formula="of:=IF(AND([$Sheet1.$M32] * [$Sheet1.$N32] * [$Sheet1.$O32]; ([$Sheet1.$M32] + [$Sheet1.$N32] + [$Sheet1.$O32]) &gt;= ([$Sheet1.$M32] * [$Sheet1.$N32] * [$Sheet1.$O32]));[$Sheet1.O32];{})" office:value-type="float" office:value="0" calcext:value-type="float">
            <text:p/>
          </table:table-cell>
          <table:table-cell table:formula="of:=IF(AND([$Sheet1.$P32] * [$Sheet1.$Q32] * [$Sheet1.$R32]; ([$Sheet1.$P32] + [$Sheet1.$Q32] + [$Sheet1.$R32]) &gt;= ([$Sheet1.$P32] * [$Sheet1.$Q32] * [$Sheet1.$R32]));[$Sheet1.P32];{})" office:value-type="float" office:value="0" calcext:value-type="float">
            <text:p/>
          </table:table-cell>
          <table:table-cell table:formula="of:=IF(AND([$Sheet1.$P32] * [$Sheet1.$Q32] * [$Sheet1.$R32]; ([$Sheet1.$P32] + [$Sheet1.$Q32] + [$Sheet1.$R32]) &gt;= ([$Sheet1.$P32] * [$Sheet1.$Q32] * [$Sheet1.$R32]));[$Sheet1.Q32];{})" office:value-type="float" office:value="0" calcext:value-type="float">
            <text:p/>
          </table:table-cell>
          <table:table-cell table:formula="of:=IF(AND([$Sheet1.$P32] * [$Sheet1.$Q32] * [$Sheet1.$R32]; ([$Sheet1.$P32] + [$Sheet1.$Q32] + [$Sheet1.$R32]) &gt;= ([$Sheet1.$P32] * [$Sheet1.$Q32] * [$Sheet1.$R32]));[$Sheet1.R32];{})" office:value-type="float" office:value="0" calcext:value-type="float">
            <text:p/>
          </table:table-cell>
          <table:table-cell table:formula="of:=IF(AND([$Sheet1.$S32] * [$Sheet1.$T32] * [$Sheet1.$U32]; ([$Sheet1.$S32] + [$Sheet1.$T32] + [$Sheet1.$U32]) &gt;= ([$Sheet1.$S32] * [$Sheet1.$T32] * [$Sheet1.$U32]));[$Sheet1.S32];{})" office:value-type="float" office:value="0" calcext:value-type="float">
            <text:p/>
          </table:table-cell>
          <table:table-cell table:formula="of:=IF(AND([$Sheet1.$S32] * [$Sheet1.$T32] * [$Sheet1.$U32]; ([$Sheet1.$S32] + [$Sheet1.$T32] + [$Sheet1.$U32]) &gt;= ([$Sheet1.$S32] * [$Sheet1.$T32] * [$Sheet1.$U32]));[$Sheet1.T32];{})" office:value-type="float" office:value="0" calcext:value-type="float">
            <text:p/>
          </table:table-cell>
          <table:table-cell table:formula="of:=IF(AND([$Sheet1.$S32] * [$Sheet1.$T32] * [$Sheet1.$U32]; ([$Sheet1.$S32] + [$Sheet1.$T32] + [$Sheet1.$U32]) &gt;= ([$Sheet1.$S32] * [$Sheet1.$T32] * [$Sheet1.$U32]));[$Sheet1.U32];{})" office:value-type="float" office:value="0" calcext:value-type="float">
            <text:p/>
          </table:table-cell>
          <table:table-cell table:formula="of:=IF(AND([$Sheet1.$V32] * [$Sheet1.$W32] * [$Sheet1.$X32]; ([$Sheet1.$V32] + [$Sheet1.$W32] + [$Sheet1.$X32]) &gt;= ([$Sheet1.$V32] * [$Sheet1.$W32] * [$Sheet1.$X32]));[$Sheet1.V32];{})" office:value-type="float" office:value="0" calcext:value-type="float">
            <text:p/>
          </table:table-cell>
          <table:table-cell table:formula="of:=IF(AND([$Sheet1.$V32] * [$Sheet1.$W32] * [$Sheet1.$X32]; ([$Sheet1.$V32] + [$Sheet1.$W32] + [$Sheet1.$X32]) &gt;= ([$Sheet1.$V32] * [$Sheet1.$W32] * [$Sheet1.$X32]));[$Sheet1.W32];{})" office:value-type="float" office:value="0" calcext:value-type="float">
            <text:p/>
          </table:table-cell>
          <table:table-cell table:formula="of:=IF(AND([$Sheet1.$V32] * [$Sheet1.$W32] * [$Sheet1.$X32]; ([$Sheet1.$V32] + [$Sheet1.$W32] + [$Sheet1.$X32]) &gt;= ([$Sheet1.$V32] * [$Sheet1.$W32] * [$Sheet1.$X32]));[$Sheet1.X32];{})" office:value-type="float" office:value="0" calcext:value-type="float">
            <text:p/>
          </table:table-cell>
          <table:table-cell table:formula="of:=IF(AND([$Sheet1.$Y32] * [$Sheet1.$Z32] * [$Sheet1.$AA32]; ([$Sheet1.$Y32] + [$Sheet1.$Z32] + [$Sheet1.$AA32]) &gt;= ([$Sheet1.$Y32] * [$Sheet1.$Z32] * [$Sheet1.$AA32]));[$Sheet1.Y32];{})" office:value-type="float" office:value="0" calcext:value-type="float">
            <text:p/>
          </table:table-cell>
          <table:table-cell table:formula="of:=IF(AND([$Sheet1.$Y32] * [$Sheet1.$Z32] * [$Sheet1.$AA32]; ([$Sheet1.$Y32] + [$Sheet1.$Z32] + [$Sheet1.$AA32]) &gt;= ([$Sheet1.$Y32] * [$Sheet1.$Z32] * [$Sheet1.$AA32]));[$Sheet1.Z32];{})" office:value-type="float" office:value="0" calcext:value-type="float">
            <text:p/>
          </table:table-cell>
          <table:table-cell table:formula="of:=IF(AND([$Sheet1.$Y32] * [$Sheet1.$Z32] * [$Sheet1.$AA32]; ([$Sheet1.$Y32] + [$Sheet1.$Z32] + [$Sheet1.$AA32]) &gt;= ([$Sheet1.$Y32] * [$Sheet1.$Z32] * [$Sheet1.$AA32]));[$Sheet1.AA32];{})" office:value-type="float" office:value="0" calcext:value-type="float">
            <text:p/>
          </table:table-cell>
          <table:table-cell table:formula="of:=IF(AND([$Sheet1.$AB32] * [$Sheet1.$AC32] * [$Sheet1.$AD32]; ([$Sheet1.$AB32] + [$Sheet1.$AC32] + [$Sheet1.$AD32]) &gt;= ([$Sheet1.$AB32] * [$Sheet1.$AC32] * [$Sheet1.$AD32]));[$Sheet1.AB32];{})" office:value-type="float" office:value="0" calcext:value-type="float">
            <text:p/>
          </table:table-cell>
          <table:table-cell table:formula="of:=IF(AND([$Sheet1.$AB32] * [$Sheet1.$AC32] * [$Sheet1.$AD32]; ([$Sheet1.$AB32] + [$Sheet1.$AC32] + [$Sheet1.$AD32]) &gt;= ([$Sheet1.$AB32] * [$Sheet1.$AC32] * [$Sheet1.$AD32]));[$Sheet1.AC32];{})" office:value-type="float" office:value="0" calcext:value-type="float">
            <text:p/>
          </table:table-cell>
          <table:table-cell table:formula="of:=IF(AND([$Sheet1.$AB32] * [$Sheet1.$AC32] * [$Sheet1.$AD32]; ([$Sheet1.$AB32] + [$Sheet1.$AC32] + [$Sheet1.$AD32]) &gt;= ([$Sheet1.$AB32] * [$Sheet1.$AC32] * [$Sheet1.$AD32]));[$Sheet1.AD32];{})" office:value-type="float" office:value="0" calcext:value-type="float">
            <text:p/>
          </table:table-cell>
          <table:table-cell table:formula="of:=IF(AND([$Sheet1.$AE32] * [$Sheet1.$AF32] * [$Sheet1.$AG32]; ([$Sheet1.$AE32] + [$Sheet1.$AF32] + [$Sheet1.$AG32]) &gt;= ([$Sheet1.$AE32] * [$Sheet1.$AF32] * [$Sheet1.$AG32]));[$Sheet1.AE32];{})" office:value-type="float" office:value="0" calcext:value-type="float">
            <text:p/>
          </table:table-cell>
          <table:table-cell table:formula="of:=IF(AND([$Sheet1.$AE32] * [$Sheet1.$AF32] * [$Sheet1.$AG32]; ([$Sheet1.$AE32] + [$Sheet1.$AF32] + [$Sheet1.$AG32]) &gt;= ([$Sheet1.$AE32] * [$Sheet1.$AF32] * [$Sheet1.$AG32]));[$Sheet1.AF32];{})" office:value-type="float" office:value="0" calcext:value-type="float">
            <text:p/>
          </table:table-cell>
          <table:table-cell table:formula="of:=IF(AND([$Sheet1.$AE32] * [$Sheet1.$AF32] * [$Sheet1.$AG32]; ([$Sheet1.$AE32] + [$Sheet1.$AF32] + [$Sheet1.$AG32]) &gt;= ([$Sheet1.$AE32] * [$Sheet1.$AF32] * [$Sheet1.$AG32]));[$Sheet1.AG32];{})" office:value-type="float" office:value="0" calcext:value-type="float">
            <text:p/>
          </table:table-cell>
          <table:table-cell table:formula="of:=IF(AND([$Sheet1.$AH32] * [$Sheet1.$AI32] * [$Sheet1.$AJ32]; ([$Sheet1.$AH32] + [$Sheet1.$AI32] + [$Sheet1.$AJ32]) &gt;= ([$Sheet1.$AH32] * [$Sheet1.$AI32] * [$Sheet1.$AJ32]));[$Sheet1.AH32];{})" office:value-type="float" office:value="0" calcext:value-type="float">
            <text:p/>
          </table:table-cell>
          <table:table-cell table:formula="of:=IF(AND([$Sheet1.$AH32] * [$Sheet1.$AI32] * [$Sheet1.$AJ32]; ([$Sheet1.$AH32] + [$Sheet1.$AI32] + [$Sheet1.$AJ32]) &gt;= ([$Sheet1.$AH32] * [$Sheet1.$AI32] * [$Sheet1.$AJ32]));[$Sheet1.AI32];{})" office:value-type="float" office:value="0" calcext:value-type="float">
            <text:p/>
          </table:table-cell>
          <table:table-cell table:formula="of:=IF(AND([$Sheet1.$AH32] * [$Sheet1.$AI32] * [$Sheet1.$AJ32]; ([$Sheet1.$AH32] + [$Sheet1.$AI32] + [$Sheet1.$AJ32]) &gt;= ([$Sheet1.$AH32] * [$Sheet1.$AI32] * [$Sheet1.$AJ32]));[$Sheet1.AJ32];{})" office:value-type="float" office:value="0" calcext:value-type="float">
            <text:p/>
          </table:table-cell>
          <table:table-cell table:formula="of:=IF(AND([$Sheet1.$AK32] * [$Sheet1.$AL32] * [$Sheet1.$AM32]; ([$Sheet1.$AK32] + [$Sheet1.$AL32] + [$Sheet1.$AM32]) &gt;= ([$Sheet1.$AK32] * [$Sheet1.$AL32] * [$Sheet1.$AM32]));[$Sheet1.AK32];{})" office:value-type="float" office:value="0" calcext:value-type="float">
            <text:p/>
          </table:table-cell>
          <table:table-cell table:formula="of:=IF(AND([$Sheet1.$AK32] * [$Sheet1.$AL32] * [$Sheet1.$AM32]; ([$Sheet1.$AK32] + [$Sheet1.$AL32] + [$Sheet1.$AM32]) &gt;= ([$Sheet1.$AK32] * [$Sheet1.$AL32] * [$Sheet1.$AM32]));[$Sheet1.AL32];{})" office:value-type="float" office:value="0" calcext:value-type="float">
            <text:p/>
          </table:table-cell>
          <table:table-cell table:formula="of:=IF(AND([$Sheet1.$AK32] * [$Sheet1.$AL32] * [$Sheet1.$AM32]; ([$Sheet1.$AK32] + [$Sheet1.$AL32] + [$Sheet1.$AM32]) &gt;= ([$Sheet1.$AK32] * [$Sheet1.$AL32] * [$Sheet1.$AM32]));[$Sheet1.AM32];{})" office:value-type="float" office:value="0" calcext:value-type="float">
            <text:p/>
          </table:table-cell>
          <table:table-cell table:formula="of:=IF(AND([$Sheet1.$AN32] * [$Sheet1.$AO32] * [$Sheet1.$AP32]; ([$Sheet1.$AN32] + [$Sheet1.$AO32] + [$Sheet1.$AP32]) &gt;= ([$Sheet1.$AN32] * [$Sheet1.$AO32] * [$Sheet1.$AP32]));[$Sheet1.AN32];{})" office:value-type="float" office:value="0" calcext:value-type="float">
            <text:p/>
          </table:table-cell>
          <table:table-cell table:formula="of:=IF(AND([$Sheet1.$AN32] * [$Sheet1.$AO32] * [$Sheet1.$AP32]; ([$Sheet1.$AN32] + [$Sheet1.$AO32] + [$Sheet1.$AP32]) &gt;= ([$Sheet1.$AN32] * [$Sheet1.$AO32] * [$Sheet1.$AP32]));[$Sheet1.AO32];{})" office:value-type="float" office:value="0" calcext:value-type="float">
            <text:p/>
          </table:table-cell>
          <table:table-cell table:formula="of:=IF(AND([$Sheet1.$AN32] * [$Sheet1.$AO32] * [$Sheet1.$AP32]; ([$Sheet1.$AN32] + [$Sheet1.$AO32] + [$Sheet1.$AP32]) &gt;= ([$Sheet1.$AN32] * [$Sheet1.$AO32] * [$Sheet1.$AP32]));[$Sheet1.AP32];{})" office:value-type="float" office:value="0" calcext:value-type="float">
            <text:p/>
          </table:table-cell>
          <table:table-cell table:formula="of:=IF(AND([$Sheet1.$AQ32] * [$Sheet1.$AR32] * [$Sheet1.$AS32]; ([$Sheet1.$AQ32] + [$Sheet1.$AR32] + [$Sheet1.$AS32]) &gt;= ([$Sheet1.$AQ32] * [$Sheet1.$AR32] * [$Sheet1.$AS32]));[$Sheet1.AQ32];{})" office:value-type="float" office:value="0" calcext:value-type="float">
            <text:p/>
          </table:table-cell>
          <table:table-cell table:formula="of:=IF(AND([$Sheet1.$AQ32] * [$Sheet1.$AR32] * [$Sheet1.$AS32]; ([$Sheet1.$AQ32] + [$Sheet1.$AR32] + [$Sheet1.$AS32]) &gt;= ([$Sheet1.$AQ32] * [$Sheet1.$AR32] * [$Sheet1.$AS32]));[$Sheet1.AR32];{})" office:value-type="float" office:value="0" calcext:value-type="float">
            <text:p/>
          </table:table-cell>
          <table:table-cell table:formula="of:=IF(AND([$Sheet1.$AQ32] * [$Sheet1.$AR32] * [$Sheet1.$AS32]; ([$Sheet1.$AQ32] + [$Sheet1.$AR32] + [$Sheet1.$AS32]) &gt;= ([$Sheet1.$AQ32] * [$Sheet1.$AR32] * [$Sheet1.$AS32]));[$Sheet1.AS32];{})" office:value-type="float" office:value="0" calcext:value-type="float">
            <text:p/>
          </table:table-cell>
          <table:table-cell table:formula="of:=IF(AND([$Sheet1.$AT32] * [$Sheet1.$AU32] * [$Sheet1.$AV32]; ([$Sheet1.$AT32] + [$Sheet1.$AU32] + [$Sheet1.$AV32]) &gt;= ([$Sheet1.$AT32] * [$Sheet1.$AU32] * [$Sheet1.$AV32]));[$Sheet1.AT32];{})" office:value-type="float" office:value="0" calcext:value-type="float">
            <text:p/>
          </table:table-cell>
          <table:table-cell table:formula="of:=IF(AND([$Sheet1.$AT32] * [$Sheet1.$AU32] * [$Sheet1.$AV32]; ([$Sheet1.$AT32] + [$Sheet1.$AU32] + [$Sheet1.$AV32]) &gt;= ([$Sheet1.$AT32] * [$Sheet1.$AU32] * [$Sheet1.$AV32]));[$Sheet1.AU32];{})" office:value-type="float" office:value="0" calcext:value-type="float">
            <text:p/>
          </table:table-cell>
          <table:table-cell table:formula="of:=IF(AND([$Sheet1.$AT32] * [$Sheet1.$AU32] * [$Sheet1.$AV32]; ([$Sheet1.$AT32] + [$Sheet1.$AU32] + [$Sheet1.$AV32]) &gt;= ([$Sheet1.$AT32] * [$Sheet1.$AU32] * [$Sheet1.$AV32]));[$Sheet1.AV32];{})" office:value-type="float" office:value="0" calcext:value-type="float">
            <text:p/>
          </table:table-cell>
          <table:table-cell table:formula="of:=IF(AND([$Sheet1.$AW32] * [$Sheet1.$AX32] * [$Sheet1.$AY32]; ([$Sheet1.$AW32] + [$Sheet1.$AX32] + [$Sheet1.$AY32]) &gt;= ([$Sheet1.$AW32] * [$Sheet1.$AX32] * [$Sheet1.$AY32]));[$Sheet1.AW32];{})" office:value-type="float" office:value="0" calcext:value-type="float">
            <text:p/>
          </table:table-cell>
          <table:table-cell table:formula="of:=IF(AND([$Sheet1.$AW32] * [$Sheet1.$AX32] * [$Sheet1.$AY32]; ([$Sheet1.$AW32] + [$Sheet1.$AX32] + [$Sheet1.$AY32]) &gt;= ([$Sheet1.$AW32] * [$Sheet1.$AX32] * [$Sheet1.$AY32]));[$Sheet1.AX32];{})" office:value-type="float" office:value="0" calcext:value-type="float">
            <text:p/>
          </table:table-cell>
          <table:table-cell table:formula="of:=IF(AND([$Sheet1.$AW32] * [$Sheet1.$AX32] * [$Sheet1.$AY32]; ([$Sheet1.$AW32] + [$Sheet1.$AX32] + [$Sheet1.$AY32]) &gt;= ([$Sheet1.$AW32] * [$Sheet1.$AX32] * [$Sheet1.$AY32]));[$Sheet1.AY32];{})" office:value-type="float" office:value="0" calcext:value-type="float">
            <text:p/>
          </table:table-cell>
          <table:table-cell table:formula="of:=IF(AND([$Sheet1.$AZ32] * [$Sheet1.$BA32] * [$Sheet1.$BB32]; ([$Sheet1.$AZ32] + [$Sheet1.$BA32] + [$Sheet1.$BB32]) &gt;= ([$Sheet1.$AZ32] * [$Sheet1.$BA32] * [$Sheet1.$BB32]));[$Sheet1.AZ32];{})" office:value-type="float" office:value="0" calcext:value-type="float">
            <text:p/>
          </table:table-cell>
          <table:table-cell table:formula="of:=IF(AND([$Sheet1.$AZ32] * [$Sheet1.$BA32] * [$Sheet1.$BB32]; ([$Sheet1.$AZ32] + [$Sheet1.$BA32] + [$Sheet1.$BB32]) &gt;= ([$Sheet1.$AZ32] * [$Sheet1.$BA32] * [$Sheet1.$BB32]));[$Sheet1.BA32];{})" office:value-type="float" office:value="0" calcext:value-type="float">
            <text:p/>
          </table:table-cell>
          <table:table-cell table:formula="of:=IF(AND([$Sheet1.$AZ32] * [$Sheet1.$BA32] * [$Sheet1.$BB32]; ([$Sheet1.$AZ32] + [$Sheet1.$BA32] + [$Sheet1.$BB32]) &gt;= ([$Sheet1.$AZ32] * [$Sheet1.$BA32] * [$Sheet1.$BB32]));[$Sheet1.BB32];{})" office:value-type="float" office:value="0" calcext:value-type="float">
            <text:p/>
          </table:table-cell>
          <table:table-cell table:formula="of:=IF(AND([$Sheet1.$BC32] * [$Sheet1.$BD32] * [$Sheet1.$BE32]; ([$Sheet1.$BC32] + [$Sheet1.$BD32] + [$Sheet1.$BE32]) &gt;= ([$Sheet1.$BC32] * [$Sheet1.$BD32] * [$Sheet1.$BE32]));[$Sheet1.BC32];{})" office:value-type="float" office:value="0" calcext:value-type="float">
            <text:p/>
          </table:table-cell>
          <table:table-cell table:formula="of:=IF(AND([$Sheet1.$BC32] * [$Sheet1.$BD32] * [$Sheet1.$BE32]; ([$Sheet1.$BC32] + [$Sheet1.$BD32] + [$Sheet1.$BE32]) &gt;= ([$Sheet1.$BC32] * [$Sheet1.$BD32] * [$Sheet1.$BE32]));[$Sheet1.BD32];{})" office:value-type="float" office:value="0" calcext:value-type="float">
            <text:p/>
          </table:table-cell>
          <table:table-cell table:formula="of:=IF(AND([$Sheet1.$BC32] * [$Sheet1.$BD32] * [$Sheet1.$BE32]; ([$Sheet1.$BC32] + [$Sheet1.$BD32] + [$Sheet1.$BE32]) &gt;= ([$Sheet1.$BC32] * [$Sheet1.$BD32] * [$Sheet1.$BE32]));[$Sheet1.BE32];{})" office:value-type="float" office:value="0" calcext:value-type="float">
            <text:p/>
          </table:table-cell>
          <table:table-cell table:number-columns-repeated="4"/>
          <table:table-cell table:formula="of:=IF(AND([$Sheet1.$BJ32] * [$Sheet1.$BK32] * [$Sheet1.$BL32]; ([$Sheet1.$BJ32] + [$Sheet1.$BK32] + [$Sheet1.$BL32]) &gt;= ([$Sheet1.$BJ32] * [$Sheet1.$BK32] * [$Sheet1.$BL32]));[$Sheet1.BJ32];{})" office:value-type="float" office:value="0" calcext:value-type="float">
            <text:p/>
          </table:table-cell>
          <table:table-cell table:formula="of:=IF(AND([$Sheet1.$BJ32] * [$Sheet1.$BK32] * [$Sheet1.$BL32]; ([$Sheet1.$BJ32] + [$Sheet1.$BK32] + [$Sheet1.$BL32]) &gt;= ([$Sheet1.$BJ32] * [$Sheet1.$BK32] * [$Sheet1.$BL32]));[$Sheet1.BK32];{})" office:value-type="float" office:value="0" calcext:value-type="float">
            <text:p/>
          </table:table-cell>
          <table:table-cell table:formula="of:=IF(AND([$Sheet1.$BJ32] * [$Sheet1.$BK32] * [$Sheet1.$BL32]; ([$Sheet1.$BJ32] + [$Sheet1.$BK32] + [$Sheet1.$BL32]) &gt;= ([$Sheet1.$BJ32] * [$Sheet1.$BK32] * [$Sheet1.$BL32]));[$Sheet1.BL32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$Sheet1.$C33] * [$Sheet1.$D33]; ([$Sheet1.$C33] + [$Sheet1.$D33]) &gt;= [$Sheet1.$C33] * [$Sheet1.$D33]);[$Sheet1.C33];{})" office:value-type="float" office:value="0" calcext:value-type="float">
            <text:p/>
          </table:table-cell>
          <table:table-cell table:formula="of:=IF(AND([$Sheet1.$C33] * [$Sheet1.$D33]; ([$Sheet1.$C33] + [$Sheet1.$D33]) &gt;= [$Sheet1.$C33] * [$Sheet1.$D33]);[$Sheet1.D33];{})" office:value-type="float" office:value="0" calcext:value-type="float">
            <text:p/>
          </table:table-cell>
          <table:table-cell table:formula="of:=IF(AND([$Sheet1.$E33] * [$Sheet1.$F33]; ([$Sheet1.$E33] + [$Sheet1.$F33]) &gt;= [$Sheet1.$E33] * [$Sheet1.$F33]);[$Sheet1.E33];{})" office:value-type="float" office:value="0" calcext:value-type="float">
            <text:p/>
          </table:table-cell>
          <table:table-cell table:formula="of:=IF(AND([$Sheet1.$E33] * [$Sheet1.$F33]; ([$Sheet1.$E33] + [$Sheet1.$F33]) &gt;= [$Sheet1.$E33] * [$Sheet1.$F33]);[$Sheet1.F33];{})" office:value-type="float" office:value="0" calcext:value-type="float">
            <text:p/>
          </table:table-cell>
          <table:table-cell table:formula="of:=IF(AND([$Sheet1.$H33] * [$Sheet1.$I33]; [$Sheet1.$H33] + [$Sheet1.$I33] &gt;= [$Sheet1.$H33] * [$Sheet1.$I33]);[$Sheet1.G33];{})" office:value-type="float" office:value="0" calcext:value-type="float">
            <text:p/>
          </table:table-cell>
          <table:table-cell table:formula="of:=IF(AND([$Sheet1.$H33] * [$Sheet1.$I33]; [$Sheet1.$H33] + [$Sheet1.$I33] &gt;= [$Sheet1.$H33] * [$Sheet1.$I33]);[$Sheet1.H33];{})" office:value-type="float" office:value="0" calcext:value-type="float">
            <text:p/>
          </table:table-cell>
          <table:table-cell table:formula="of:=IF(AND([$Sheet1.$H33] * [$Sheet1.$I33]; [$Sheet1.$H33] + [$Sheet1.$I33] &gt;= [$Sheet1.$H33] * [$Sheet1.$I33]);[$Sheet1.I33];{})" office:value-type="float" office:value="0" calcext:value-type="float">
            <text:p/>
          </table:table-cell>
          <table:table-cell table:formula="of:=IF(AND([$Sheet1.$J33] * [$Sheet1.$K33] * [$Sheet1.$L33]; ([$Sheet1.$J33] + [$Sheet1.$K33] + [$Sheet1.$L33]) &gt;= ([$Sheet1.$J33] * [$Sheet1.$K33] * [$Sheet1.$L33]));[$Sheet1.J33];{})" office:value-type="float" office:value="0" calcext:value-type="float">
            <text:p/>
          </table:table-cell>
          <table:table-cell table:formula="of:=IF(AND([$Sheet1.$J33] * [$Sheet1.$K33] * [$Sheet1.$L33]; ([$Sheet1.$J33] + [$Sheet1.$K33] + [$Sheet1.$L33]) &gt;= ([$Sheet1.$J33] * [$Sheet1.$K33] * [$Sheet1.$L33]));[$Sheet1.K33];{})" office:value-type="float" office:value="0" calcext:value-type="float">
            <text:p/>
          </table:table-cell>
          <table:table-cell table:formula="of:=IF(AND([$Sheet1.$J33] * [$Sheet1.$K33] * [$Sheet1.$L33]; ([$Sheet1.$J33] + [$Sheet1.$K33] + [$Sheet1.$L33]) &gt;= ([$Sheet1.$J33] * [$Sheet1.$K33] * [$Sheet1.$L33]));[$Sheet1.L33];{})" office:value-type="float" office:value="0" calcext:value-type="float">
            <text:p/>
          </table:table-cell>
          <table:table-cell table:formula="of:=IF(AND([$Sheet1.$M33] * [$Sheet1.$N33] * [$Sheet1.$O33]; ([$Sheet1.$M33] + [$Sheet1.$N33] + [$Sheet1.$O33]) &gt;= ([$Sheet1.$M33] * [$Sheet1.$N33] * [$Sheet1.$O33]));[$Sheet1.M33];{})" office:value-type="float" office:value="0" calcext:value-type="float">
            <text:p/>
          </table:table-cell>
          <table:table-cell table:formula="of:=IF(AND([$Sheet1.$M33] * [$Sheet1.$N33] * [$Sheet1.$O33]; ([$Sheet1.$M33] + [$Sheet1.$N33] + [$Sheet1.$O33]) &gt;= ([$Sheet1.$M33] * [$Sheet1.$N33] * [$Sheet1.$O33]));[$Sheet1.N33];{})" office:value-type="float" office:value="0" calcext:value-type="float">
            <text:p/>
          </table:table-cell>
          <table:table-cell table:formula="of:=IF(AND([$Sheet1.$M33] * [$Sheet1.$N33] * [$Sheet1.$O33]; ([$Sheet1.$M33] + [$Sheet1.$N33] + [$Sheet1.$O33]) &gt;= ([$Sheet1.$M33] * [$Sheet1.$N33] * [$Sheet1.$O33]));[$Sheet1.O33];{})" office:value-type="float" office:value="0" calcext:value-type="float">
            <text:p/>
          </table:table-cell>
          <table:table-cell table:formula="of:=IF(AND([$Sheet1.$P33] * [$Sheet1.$Q33] * [$Sheet1.$R33]; ([$Sheet1.$P33] + [$Sheet1.$Q33] + [$Sheet1.$R33]) &gt;= ([$Sheet1.$P33] * [$Sheet1.$Q33] * [$Sheet1.$R33]));[$Sheet1.P33];{})" office:value-type="float" office:value="0" calcext:value-type="float">
            <text:p/>
          </table:table-cell>
          <table:table-cell table:formula="of:=IF(AND([$Sheet1.$P33] * [$Sheet1.$Q33] * [$Sheet1.$R33]; ([$Sheet1.$P33] + [$Sheet1.$Q33] + [$Sheet1.$R33]) &gt;= ([$Sheet1.$P33] * [$Sheet1.$Q33] * [$Sheet1.$R33]));[$Sheet1.Q33];{})" office:value-type="float" office:value="0" calcext:value-type="float">
            <text:p/>
          </table:table-cell>
          <table:table-cell table:formula="of:=IF(AND([$Sheet1.$P33] * [$Sheet1.$Q33] * [$Sheet1.$R33]; ([$Sheet1.$P33] + [$Sheet1.$Q33] + [$Sheet1.$R33]) &gt;= ([$Sheet1.$P33] * [$Sheet1.$Q33] * [$Sheet1.$R33]));[$Sheet1.R33];{})" office:value-type="float" office:value="0" calcext:value-type="float">
            <text:p/>
          </table:table-cell>
          <table:table-cell table:formula="of:=IF(AND([$Sheet1.$S33] * [$Sheet1.$T33] * [$Sheet1.$U33]; ([$Sheet1.$S33] + [$Sheet1.$T33] + [$Sheet1.$U33]) &gt;= ([$Sheet1.$S33] * [$Sheet1.$T33] * [$Sheet1.$U33]));[$Sheet1.S33];{})" office:value-type="float" office:value="0" calcext:value-type="float">
            <text:p/>
          </table:table-cell>
          <table:table-cell table:formula="of:=IF(AND([$Sheet1.$S33] * [$Sheet1.$T33] * [$Sheet1.$U33]; ([$Sheet1.$S33] + [$Sheet1.$T33] + [$Sheet1.$U33]) &gt;= ([$Sheet1.$S33] * [$Sheet1.$T33] * [$Sheet1.$U33]));[$Sheet1.T33];{})" office:value-type="float" office:value="0" calcext:value-type="float">
            <text:p/>
          </table:table-cell>
          <table:table-cell table:formula="of:=IF(AND([$Sheet1.$S33] * [$Sheet1.$T33] * [$Sheet1.$U33]; ([$Sheet1.$S33] + [$Sheet1.$T33] + [$Sheet1.$U33]) &gt;= ([$Sheet1.$S33] * [$Sheet1.$T33] * [$Sheet1.$U33]));[$Sheet1.U33];{})" office:value-type="float" office:value="0" calcext:value-type="float">
            <text:p/>
          </table:table-cell>
          <table:table-cell table:formula="of:=IF(AND([$Sheet1.$V33] * [$Sheet1.$W33] * [$Sheet1.$X33]; ([$Sheet1.$V33] + [$Sheet1.$W33] + [$Sheet1.$X33]) &gt;= ([$Sheet1.$V33] * [$Sheet1.$W33] * [$Sheet1.$X33]));[$Sheet1.V33];{})" office:value-type="float" office:value="0" calcext:value-type="float">
            <text:p/>
          </table:table-cell>
          <table:table-cell table:formula="of:=IF(AND([$Sheet1.$V33] * [$Sheet1.$W33] * [$Sheet1.$X33]; ([$Sheet1.$V33] + [$Sheet1.$W33] + [$Sheet1.$X33]) &gt;= ([$Sheet1.$V33] * [$Sheet1.$W33] * [$Sheet1.$X33]));[$Sheet1.W33];{})" office:value-type="float" office:value="0" calcext:value-type="float">
            <text:p/>
          </table:table-cell>
          <table:table-cell table:formula="of:=IF(AND([$Sheet1.$V33] * [$Sheet1.$W33] * [$Sheet1.$X33]; ([$Sheet1.$V33] + [$Sheet1.$W33] + [$Sheet1.$X33]) &gt;= ([$Sheet1.$V33] * [$Sheet1.$W33] * [$Sheet1.$X33]));[$Sheet1.X33];{})" office:value-type="float" office:value="0" calcext:value-type="float">
            <text:p/>
          </table:table-cell>
          <table:table-cell table:formula="of:=IF(AND([$Sheet1.$Y33] * [$Sheet1.$Z33] * [$Sheet1.$AA33]; ([$Sheet1.$Y33] + [$Sheet1.$Z33] + [$Sheet1.$AA33]) &gt;= ([$Sheet1.$Y33] * [$Sheet1.$Z33] * [$Sheet1.$AA33]));[$Sheet1.Y33];{})" office:value-type="float" office:value="0" calcext:value-type="float">
            <text:p/>
          </table:table-cell>
          <table:table-cell table:formula="of:=IF(AND([$Sheet1.$Y33] * [$Sheet1.$Z33] * [$Sheet1.$AA33]; ([$Sheet1.$Y33] + [$Sheet1.$Z33] + [$Sheet1.$AA33]) &gt;= ([$Sheet1.$Y33] * [$Sheet1.$Z33] * [$Sheet1.$AA33]));[$Sheet1.Z33];{})" office:value-type="float" office:value="0" calcext:value-type="float">
            <text:p/>
          </table:table-cell>
          <table:table-cell table:formula="of:=IF(AND([$Sheet1.$Y33] * [$Sheet1.$Z33] * [$Sheet1.$AA33]; ([$Sheet1.$Y33] + [$Sheet1.$Z33] + [$Sheet1.$AA33]) &gt;= ([$Sheet1.$Y33] * [$Sheet1.$Z33] * [$Sheet1.$AA33]));[$Sheet1.AA33];{})" office:value-type="float" office:value="0" calcext:value-type="float">
            <text:p/>
          </table:table-cell>
          <table:table-cell table:formula="of:=IF(AND([$Sheet1.$AB33] * [$Sheet1.$AC33] * [$Sheet1.$AD33]; ([$Sheet1.$AB33] + [$Sheet1.$AC33] + [$Sheet1.$AD33]) &gt;= ([$Sheet1.$AB33] * [$Sheet1.$AC33] * [$Sheet1.$AD33]));[$Sheet1.AB33];{})" office:value-type="float" office:value="0" calcext:value-type="float">
            <text:p/>
          </table:table-cell>
          <table:table-cell table:formula="of:=IF(AND([$Sheet1.$AB33] * [$Sheet1.$AC33] * [$Sheet1.$AD33]; ([$Sheet1.$AB33] + [$Sheet1.$AC33] + [$Sheet1.$AD33]) &gt;= ([$Sheet1.$AB33] * [$Sheet1.$AC33] * [$Sheet1.$AD33]));[$Sheet1.AC33];{})" office:value-type="float" office:value="0" calcext:value-type="float">
            <text:p/>
          </table:table-cell>
          <table:table-cell table:formula="of:=IF(AND([$Sheet1.$AB33] * [$Sheet1.$AC33] * [$Sheet1.$AD33]; ([$Sheet1.$AB33] + [$Sheet1.$AC33] + [$Sheet1.$AD33]) &gt;= ([$Sheet1.$AB33] * [$Sheet1.$AC33] * [$Sheet1.$AD33]));[$Sheet1.AD33];{})" office:value-type="float" office:value="0" calcext:value-type="float">
            <text:p/>
          </table:table-cell>
          <table:table-cell table:formula="of:=IF(AND([$Sheet1.$AE33] * [$Sheet1.$AF33] * [$Sheet1.$AG33]; ([$Sheet1.$AE33] + [$Sheet1.$AF33] + [$Sheet1.$AG33]) &gt;= ([$Sheet1.$AE33] * [$Sheet1.$AF33] * [$Sheet1.$AG33]));[$Sheet1.AE33];{})" office:value-type="float" office:value="0" calcext:value-type="float">
            <text:p/>
          </table:table-cell>
          <table:table-cell table:formula="of:=IF(AND([$Sheet1.$AE33] * [$Sheet1.$AF33] * [$Sheet1.$AG33]; ([$Sheet1.$AE33] + [$Sheet1.$AF33] + [$Sheet1.$AG33]) &gt;= ([$Sheet1.$AE33] * [$Sheet1.$AF33] * [$Sheet1.$AG33]));[$Sheet1.AF33];{})" office:value-type="float" office:value="0" calcext:value-type="float">
            <text:p/>
          </table:table-cell>
          <table:table-cell table:formula="of:=IF(AND([$Sheet1.$AE33] * [$Sheet1.$AF33] * [$Sheet1.$AG33]; ([$Sheet1.$AE33] + [$Sheet1.$AF33] + [$Sheet1.$AG33]) &gt;= ([$Sheet1.$AE33] * [$Sheet1.$AF33] * [$Sheet1.$AG33]));[$Sheet1.AG33];{})" office:value-type="float" office:value="0" calcext:value-type="float">
            <text:p/>
          </table:table-cell>
          <table:table-cell table:formula="of:=IF(AND([$Sheet1.$AH33] * [$Sheet1.$AI33] * [$Sheet1.$AJ33]; ([$Sheet1.$AH33] + [$Sheet1.$AI33] + [$Sheet1.$AJ33]) &gt;= ([$Sheet1.$AH33] * [$Sheet1.$AI33] * [$Sheet1.$AJ33]));[$Sheet1.AH33];{})" office:value-type="float" office:value="0" calcext:value-type="float">
            <text:p/>
          </table:table-cell>
          <table:table-cell table:formula="of:=IF(AND([$Sheet1.$AH33] * [$Sheet1.$AI33] * [$Sheet1.$AJ33]; ([$Sheet1.$AH33] + [$Sheet1.$AI33] + [$Sheet1.$AJ33]) &gt;= ([$Sheet1.$AH33] * [$Sheet1.$AI33] * [$Sheet1.$AJ33]));[$Sheet1.AI33];{})" office:value-type="float" office:value="0" calcext:value-type="float">
            <text:p/>
          </table:table-cell>
          <table:table-cell table:formula="of:=IF(AND([$Sheet1.$AH33] * [$Sheet1.$AI33] * [$Sheet1.$AJ33]; ([$Sheet1.$AH33] + [$Sheet1.$AI33] + [$Sheet1.$AJ33]) &gt;= ([$Sheet1.$AH33] * [$Sheet1.$AI33] * [$Sheet1.$AJ33]));[$Sheet1.AJ33];{})" office:value-type="float" office:value="0" calcext:value-type="float">
            <text:p/>
          </table:table-cell>
          <table:table-cell table:formula="of:=IF(AND([$Sheet1.$AK33] * [$Sheet1.$AL33] * [$Sheet1.$AM33]; ([$Sheet1.$AK33] + [$Sheet1.$AL33] + [$Sheet1.$AM33]) &gt;= ([$Sheet1.$AK33] * [$Sheet1.$AL33] * [$Sheet1.$AM33]));[$Sheet1.AK33];{})" office:value-type="float" office:value="0" calcext:value-type="float">
            <text:p/>
          </table:table-cell>
          <table:table-cell table:formula="of:=IF(AND([$Sheet1.$AK33] * [$Sheet1.$AL33] * [$Sheet1.$AM33]; ([$Sheet1.$AK33] + [$Sheet1.$AL33] + [$Sheet1.$AM33]) &gt;= ([$Sheet1.$AK33] * [$Sheet1.$AL33] * [$Sheet1.$AM33]));[$Sheet1.AL33];{})" office:value-type="float" office:value="0" calcext:value-type="float">
            <text:p/>
          </table:table-cell>
          <table:table-cell table:formula="of:=IF(AND([$Sheet1.$AK33] * [$Sheet1.$AL33] * [$Sheet1.$AM33]; ([$Sheet1.$AK33] + [$Sheet1.$AL33] + [$Sheet1.$AM33]) &gt;= ([$Sheet1.$AK33] * [$Sheet1.$AL33] * [$Sheet1.$AM33]));[$Sheet1.AM33];{})" office:value-type="float" office:value="0" calcext:value-type="float">
            <text:p/>
          </table:table-cell>
          <table:table-cell table:formula="of:=IF(AND([$Sheet1.$AN33] * [$Sheet1.$AO33] * [$Sheet1.$AP33]; ([$Sheet1.$AN33] + [$Sheet1.$AO33] + [$Sheet1.$AP33]) &gt;= ([$Sheet1.$AN33] * [$Sheet1.$AO33] * [$Sheet1.$AP33]));[$Sheet1.AN33];{})" office:value-type="float" office:value="0" calcext:value-type="float">
            <text:p/>
          </table:table-cell>
          <table:table-cell table:formula="of:=IF(AND([$Sheet1.$AN33] * [$Sheet1.$AO33] * [$Sheet1.$AP33]; ([$Sheet1.$AN33] + [$Sheet1.$AO33] + [$Sheet1.$AP33]) &gt;= ([$Sheet1.$AN33] * [$Sheet1.$AO33] * [$Sheet1.$AP33]));[$Sheet1.AO33];{})" office:value-type="float" office:value="0" calcext:value-type="float">
            <text:p/>
          </table:table-cell>
          <table:table-cell table:formula="of:=IF(AND([$Sheet1.$AN33] * [$Sheet1.$AO33] * [$Sheet1.$AP33]; ([$Sheet1.$AN33] + [$Sheet1.$AO33] + [$Sheet1.$AP33]) &gt;= ([$Sheet1.$AN33] * [$Sheet1.$AO33] * [$Sheet1.$AP33]));[$Sheet1.AP33];{})" office:value-type="float" office:value="0" calcext:value-type="float">
            <text:p/>
          </table:table-cell>
          <table:table-cell table:formula="of:=IF(AND([$Sheet1.$AQ33] * [$Sheet1.$AR33] * [$Sheet1.$AS33]; ([$Sheet1.$AQ33] + [$Sheet1.$AR33] + [$Sheet1.$AS33]) &gt;= ([$Sheet1.$AQ33] * [$Sheet1.$AR33] * [$Sheet1.$AS33]));[$Sheet1.AQ33];{})" office:value-type="float" office:value="0" calcext:value-type="float">
            <text:p/>
          </table:table-cell>
          <table:table-cell table:formula="of:=IF(AND([$Sheet1.$AQ33] * [$Sheet1.$AR33] * [$Sheet1.$AS33]; ([$Sheet1.$AQ33] + [$Sheet1.$AR33] + [$Sheet1.$AS33]) &gt;= ([$Sheet1.$AQ33] * [$Sheet1.$AR33] * [$Sheet1.$AS33]));[$Sheet1.AR33];{})" office:value-type="float" office:value="0" calcext:value-type="float">
            <text:p/>
          </table:table-cell>
          <table:table-cell table:formula="of:=IF(AND([$Sheet1.$AQ33] * [$Sheet1.$AR33] * [$Sheet1.$AS33]; ([$Sheet1.$AQ33] + [$Sheet1.$AR33] + [$Sheet1.$AS33]) &gt;= ([$Sheet1.$AQ33] * [$Sheet1.$AR33] * [$Sheet1.$AS33]));[$Sheet1.AS33];{})" office:value-type="float" office:value="0" calcext:value-type="float">
            <text:p/>
          </table:table-cell>
          <table:table-cell table:formula="of:=IF(AND([$Sheet1.$AT33] * [$Sheet1.$AU33] * [$Sheet1.$AV33]; ([$Sheet1.$AT33] + [$Sheet1.$AU33] + [$Sheet1.$AV33]) &gt;= ([$Sheet1.$AT33] * [$Sheet1.$AU33] * [$Sheet1.$AV33]));[$Sheet1.AT33];{})" office:value-type="float" office:value="0" calcext:value-type="float">
            <text:p/>
          </table:table-cell>
          <table:table-cell table:formula="of:=IF(AND([$Sheet1.$AT33] * [$Sheet1.$AU33] * [$Sheet1.$AV33]; ([$Sheet1.$AT33] + [$Sheet1.$AU33] + [$Sheet1.$AV33]) &gt;= ([$Sheet1.$AT33] * [$Sheet1.$AU33] * [$Sheet1.$AV33]));[$Sheet1.AU33];{})" office:value-type="float" office:value="0" calcext:value-type="float">
            <text:p/>
          </table:table-cell>
          <table:table-cell table:formula="of:=IF(AND([$Sheet1.$AT33] * [$Sheet1.$AU33] * [$Sheet1.$AV33]; ([$Sheet1.$AT33] + [$Sheet1.$AU33] + [$Sheet1.$AV33]) &gt;= ([$Sheet1.$AT33] * [$Sheet1.$AU33] * [$Sheet1.$AV33]));[$Sheet1.AV33];{})" office:value-type="float" office:value="0" calcext:value-type="float">
            <text:p/>
          </table:table-cell>
          <table:table-cell table:formula="of:=IF(AND([$Sheet1.$AW33] * [$Sheet1.$AX33] * [$Sheet1.$AY33]; ([$Sheet1.$AW33] + [$Sheet1.$AX33] + [$Sheet1.$AY33]) &gt;= ([$Sheet1.$AW33] * [$Sheet1.$AX33] * [$Sheet1.$AY33]));[$Sheet1.AW33];{})" office:value-type="float" office:value="0" calcext:value-type="float">
            <text:p/>
          </table:table-cell>
          <table:table-cell table:formula="of:=IF(AND([$Sheet1.$AW33] * [$Sheet1.$AX33] * [$Sheet1.$AY33]; ([$Sheet1.$AW33] + [$Sheet1.$AX33] + [$Sheet1.$AY33]) &gt;= ([$Sheet1.$AW33] * [$Sheet1.$AX33] * [$Sheet1.$AY33]));[$Sheet1.AX33];{})" office:value-type="float" office:value="0" calcext:value-type="float">
            <text:p/>
          </table:table-cell>
          <table:table-cell table:formula="of:=IF(AND([$Sheet1.$AW33] * [$Sheet1.$AX33] * [$Sheet1.$AY33]; ([$Sheet1.$AW33] + [$Sheet1.$AX33] + [$Sheet1.$AY33]) &gt;= ([$Sheet1.$AW33] * [$Sheet1.$AX33] * [$Sheet1.$AY33]));[$Sheet1.AY33];{})" office:value-type="float" office:value="0" calcext:value-type="float">
            <text:p/>
          </table:table-cell>
          <table:table-cell table:formula="of:=IF(AND([$Sheet1.$AZ33] * [$Sheet1.$BA33] * [$Sheet1.$BB33]; ([$Sheet1.$AZ33] + [$Sheet1.$BA33] + [$Sheet1.$BB33]) &gt;= ([$Sheet1.$AZ33] * [$Sheet1.$BA33] * [$Sheet1.$BB33]));[$Sheet1.AZ33];{})" office:value-type="float" office:value="0" calcext:value-type="float">
            <text:p/>
          </table:table-cell>
          <table:table-cell table:formula="of:=IF(AND([$Sheet1.$AZ33] * [$Sheet1.$BA33] * [$Sheet1.$BB33]; ([$Sheet1.$AZ33] + [$Sheet1.$BA33] + [$Sheet1.$BB33]) &gt;= ([$Sheet1.$AZ33] * [$Sheet1.$BA33] * [$Sheet1.$BB33]));[$Sheet1.BA33];{})" office:value-type="float" office:value="0" calcext:value-type="float">
            <text:p/>
          </table:table-cell>
          <table:table-cell table:formula="of:=IF(AND([$Sheet1.$AZ33] * [$Sheet1.$BA33] * [$Sheet1.$BB33]; ([$Sheet1.$AZ33] + [$Sheet1.$BA33] + [$Sheet1.$BB33]) &gt;= ([$Sheet1.$AZ33] * [$Sheet1.$BA33] * [$Sheet1.$BB33]));[$Sheet1.BB33];{})" office:value-type="float" office:value="0" calcext:value-type="float">
            <text:p/>
          </table:table-cell>
          <table:table-cell table:formula="of:=IF(AND([$Sheet1.$BC33] * [$Sheet1.$BD33] * [$Sheet1.$BE33]; ([$Sheet1.$BC33] + [$Sheet1.$BD33] + [$Sheet1.$BE33]) &gt;= ([$Sheet1.$BC33] * [$Sheet1.$BD33] * [$Sheet1.$BE33]));[$Sheet1.BC33];{})" office:value-type="float" office:value="0" calcext:value-type="float">
            <text:p/>
          </table:table-cell>
          <table:table-cell table:formula="of:=IF(AND([$Sheet1.$BC33] * [$Sheet1.$BD33] * [$Sheet1.$BE33]; ([$Sheet1.$BC33] + [$Sheet1.$BD33] + [$Sheet1.$BE33]) &gt;= ([$Sheet1.$BC33] * [$Sheet1.$BD33] * [$Sheet1.$BE33]));[$Sheet1.BD33];{})" office:value-type="float" office:value="0" calcext:value-type="float">
            <text:p/>
          </table:table-cell>
          <table:table-cell table:formula="of:=IF(AND([$Sheet1.$BC33] * [$Sheet1.$BD33] * [$Sheet1.$BE33]; ([$Sheet1.$BC33] + [$Sheet1.$BD33] + [$Sheet1.$BE33]) &gt;= ([$Sheet1.$BC33] * [$Sheet1.$BD33] * [$Sheet1.$BE33]));[$Sheet1.BE33];{})" office:value-type="float" office:value="0" calcext:value-type="float">
            <text:p/>
          </table:table-cell>
          <table:table-cell table:number-columns-repeated="4"/>
          <table:table-cell table:formula="of:=IF(AND([$Sheet1.$BJ33] * [$Sheet1.$BK33] * [$Sheet1.$BL33]; ([$Sheet1.$BJ33] + [$Sheet1.$BK33] + [$Sheet1.$BL33]) &gt;= ([$Sheet1.$BJ33] * [$Sheet1.$BK33] * [$Sheet1.$BL33]));[$Sheet1.BJ33];{})" office:value-type="float" office:value="0" calcext:value-type="float">
            <text:p/>
          </table:table-cell>
          <table:table-cell table:formula="of:=IF(AND([$Sheet1.$BJ33] * [$Sheet1.$BK33] * [$Sheet1.$BL33]; ([$Sheet1.$BJ33] + [$Sheet1.$BK33] + [$Sheet1.$BL33]) &gt;= ([$Sheet1.$BJ33] * [$Sheet1.$BK33] * [$Sheet1.$BL33]));[$Sheet1.BK33];{})" office:value-type="float" office:value="0" calcext:value-type="float">
            <text:p/>
          </table:table-cell>
          <table:table-cell table:formula="of:=IF(AND([$Sheet1.$BJ33] * [$Sheet1.$BK33] * [$Sheet1.$BL33]; ([$Sheet1.$BJ33] + [$Sheet1.$BK33] + [$Sheet1.$BL33]) &gt;= ([$Sheet1.$BJ33] * [$Sheet1.$BK33] * [$Sheet1.$BL33]));[$Sheet1.BL33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$Sheet1.$C34] * [$Sheet1.$D34]; ([$Sheet1.$C34] + [$Sheet1.$D34]) &gt;= [$Sheet1.$C34] * [$Sheet1.$D34]);[$Sheet1.C34];{})" office:value-type="float" office:value="0" calcext:value-type="float">
            <text:p/>
          </table:table-cell>
          <table:table-cell table:formula="of:=IF(AND([$Sheet1.$C34] * [$Sheet1.$D34]; ([$Sheet1.$C34] + [$Sheet1.$D34]) &gt;= [$Sheet1.$C34] * [$Sheet1.$D34]);[$Sheet1.D34];{})" office:value-type="float" office:value="0" calcext:value-type="float">
            <text:p/>
          </table:table-cell>
          <table:table-cell table:formula="of:=IF(AND([$Sheet1.$E34] * [$Sheet1.$F34]; ([$Sheet1.$E34] + [$Sheet1.$F34]) &gt;= [$Sheet1.$E34] * [$Sheet1.$F34]);[$Sheet1.E34];{})" office:value-type="float" office:value="0" calcext:value-type="float">
            <text:p/>
          </table:table-cell>
          <table:table-cell table:formula="of:=IF(AND([$Sheet1.$E34] * [$Sheet1.$F34]; ([$Sheet1.$E34] + [$Sheet1.$F34]) &gt;= [$Sheet1.$E34] * [$Sheet1.$F34]);[$Sheet1.F34];{})" office:value-type="float" office:value="0" calcext:value-type="float">
            <text:p/>
          </table:table-cell>
          <table:table-cell table:formula="of:=IF(AND([$Sheet1.$H34] * [$Sheet1.$I34]; [$Sheet1.$H34] + [$Sheet1.$I34] &gt;= [$Sheet1.$H34] * [$Sheet1.$I34]);[$Sheet1.G34];{})" office:value-type="float" office:value="0" calcext:value-type="float">
            <text:p/>
          </table:table-cell>
          <table:table-cell table:formula="of:=IF(AND([$Sheet1.$H34] * [$Sheet1.$I34]; [$Sheet1.$H34] + [$Sheet1.$I34] &gt;= [$Sheet1.$H34] * [$Sheet1.$I34]);[$Sheet1.H34];{})" office:value-type="float" office:value="0" calcext:value-type="float">
            <text:p/>
          </table:table-cell>
          <table:table-cell table:formula="of:=IF(AND([$Sheet1.$H34] * [$Sheet1.$I34]; [$Sheet1.$H34] + [$Sheet1.$I34] &gt;= [$Sheet1.$H34] * [$Sheet1.$I34]);[$Sheet1.I34];{})" office:value-type="float" office:value="0" calcext:value-type="float">
            <text:p/>
          </table:table-cell>
          <table:table-cell table:formula="of:=IF(AND([$Sheet1.$J34] * [$Sheet1.$K34] * [$Sheet1.$L34]; ([$Sheet1.$J34] + [$Sheet1.$K34] + [$Sheet1.$L34]) &gt;= ([$Sheet1.$J34] * [$Sheet1.$K34] * [$Sheet1.$L34]));[$Sheet1.J34];{})" office:value-type="float" office:value="0" calcext:value-type="float">
            <text:p/>
          </table:table-cell>
          <table:table-cell table:formula="of:=IF(AND([$Sheet1.$J34] * [$Sheet1.$K34] * [$Sheet1.$L34]; ([$Sheet1.$J34] + [$Sheet1.$K34] + [$Sheet1.$L34]) &gt;= ([$Sheet1.$J34] * [$Sheet1.$K34] * [$Sheet1.$L34]));[$Sheet1.K34];{})" office:value-type="float" office:value="0" calcext:value-type="float">
            <text:p/>
          </table:table-cell>
          <table:table-cell table:formula="of:=IF(AND([$Sheet1.$J34] * [$Sheet1.$K34] * [$Sheet1.$L34]; ([$Sheet1.$J34] + [$Sheet1.$K34] + [$Sheet1.$L34]) &gt;= ([$Sheet1.$J34] * [$Sheet1.$K34] * [$Sheet1.$L34]));[$Sheet1.L34];{})" office:value-type="float" office:value="0" calcext:value-type="float">
            <text:p/>
          </table:table-cell>
          <table:table-cell table:formula="of:=IF(AND([$Sheet1.$M34] * [$Sheet1.$N34] * [$Sheet1.$O34]; ([$Sheet1.$M34] + [$Sheet1.$N34] + [$Sheet1.$O34]) &gt;= ([$Sheet1.$M34] * [$Sheet1.$N34] * [$Sheet1.$O34]));[$Sheet1.M34];{})" office:value-type="float" office:value="0" calcext:value-type="float">
            <text:p/>
          </table:table-cell>
          <table:table-cell table:formula="of:=IF(AND([$Sheet1.$M34] * [$Sheet1.$N34] * [$Sheet1.$O34]; ([$Sheet1.$M34] + [$Sheet1.$N34] + [$Sheet1.$O34]) &gt;= ([$Sheet1.$M34] * [$Sheet1.$N34] * [$Sheet1.$O34]));[$Sheet1.N34];{})" office:value-type="float" office:value="0" calcext:value-type="float">
            <text:p/>
          </table:table-cell>
          <table:table-cell table:formula="of:=IF(AND([$Sheet1.$M34] * [$Sheet1.$N34] * [$Sheet1.$O34]; ([$Sheet1.$M34] + [$Sheet1.$N34] + [$Sheet1.$O34]) &gt;= ([$Sheet1.$M34] * [$Sheet1.$N34] * [$Sheet1.$O34]));[$Sheet1.O34];{})" office:value-type="float" office:value="0" calcext:value-type="float">
            <text:p/>
          </table:table-cell>
          <table:table-cell table:formula="of:=IF(AND([$Sheet1.$P34] * [$Sheet1.$Q34] * [$Sheet1.$R34]; ([$Sheet1.$P34] + [$Sheet1.$Q34] + [$Sheet1.$R34]) &gt;= ([$Sheet1.$P34] * [$Sheet1.$Q34] * [$Sheet1.$R34]));[$Sheet1.P34];{})" office:value-type="float" office:value="0" calcext:value-type="float">
            <text:p/>
          </table:table-cell>
          <table:table-cell table:formula="of:=IF(AND([$Sheet1.$P34] * [$Sheet1.$Q34] * [$Sheet1.$R34]; ([$Sheet1.$P34] + [$Sheet1.$Q34] + [$Sheet1.$R34]) &gt;= ([$Sheet1.$P34] * [$Sheet1.$Q34] * [$Sheet1.$R34]));[$Sheet1.Q34];{})" office:value-type="float" office:value="0" calcext:value-type="float">
            <text:p/>
          </table:table-cell>
          <table:table-cell table:formula="of:=IF(AND([$Sheet1.$P34] * [$Sheet1.$Q34] * [$Sheet1.$R34]; ([$Sheet1.$P34] + [$Sheet1.$Q34] + [$Sheet1.$R34]) &gt;= ([$Sheet1.$P34] * [$Sheet1.$Q34] * [$Sheet1.$R34]));[$Sheet1.R34];{})" office:value-type="float" office:value="0" calcext:value-type="float">
            <text:p/>
          </table:table-cell>
          <table:table-cell table:formula="of:=IF(AND([$Sheet1.$S34] * [$Sheet1.$T34] * [$Sheet1.$U34]; ([$Sheet1.$S34] + [$Sheet1.$T34] + [$Sheet1.$U34]) &gt;= ([$Sheet1.$S34] * [$Sheet1.$T34] * [$Sheet1.$U34]));[$Sheet1.S34];{})" office:value-type="float" office:value="0" calcext:value-type="float">
            <text:p/>
          </table:table-cell>
          <table:table-cell table:formula="of:=IF(AND([$Sheet1.$S34] * [$Sheet1.$T34] * [$Sheet1.$U34]; ([$Sheet1.$S34] + [$Sheet1.$T34] + [$Sheet1.$U34]) &gt;= ([$Sheet1.$S34] * [$Sheet1.$T34] * [$Sheet1.$U34]));[$Sheet1.T34];{})" office:value-type="float" office:value="0" calcext:value-type="float">
            <text:p/>
          </table:table-cell>
          <table:table-cell table:formula="of:=IF(AND([$Sheet1.$S34] * [$Sheet1.$T34] * [$Sheet1.$U34]; ([$Sheet1.$S34] + [$Sheet1.$T34] + [$Sheet1.$U34]) &gt;= ([$Sheet1.$S34] * [$Sheet1.$T34] * [$Sheet1.$U34]));[$Sheet1.U34];{})" office:value-type="float" office:value="0" calcext:value-type="float">
            <text:p/>
          </table:table-cell>
          <table:table-cell table:formula="of:=IF(AND([$Sheet1.$V34] * [$Sheet1.$W34] * [$Sheet1.$X34]; ([$Sheet1.$V34] + [$Sheet1.$W34] + [$Sheet1.$X34]) &gt;= ([$Sheet1.$V34] * [$Sheet1.$W34] * [$Sheet1.$X34]));[$Sheet1.V34];{})" office:value-type="float" office:value="0" calcext:value-type="float">
            <text:p/>
          </table:table-cell>
          <table:table-cell table:formula="of:=IF(AND([$Sheet1.$V34] * [$Sheet1.$W34] * [$Sheet1.$X34]; ([$Sheet1.$V34] + [$Sheet1.$W34] + [$Sheet1.$X34]) &gt;= ([$Sheet1.$V34] * [$Sheet1.$W34] * [$Sheet1.$X34]));[$Sheet1.W34];{})" office:value-type="float" office:value="0" calcext:value-type="float">
            <text:p/>
          </table:table-cell>
          <table:table-cell table:formula="of:=IF(AND([$Sheet1.$V34] * [$Sheet1.$W34] * [$Sheet1.$X34]; ([$Sheet1.$V34] + [$Sheet1.$W34] + [$Sheet1.$X34]) &gt;= ([$Sheet1.$V34] * [$Sheet1.$W34] * [$Sheet1.$X34]));[$Sheet1.X34];{})" office:value-type="float" office:value="0" calcext:value-type="float">
            <text:p/>
          </table:table-cell>
          <table:table-cell table:formula="of:=IF(AND([$Sheet1.$Y34] * [$Sheet1.$Z34] * [$Sheet1.$AA34]; ([$Sheet1.$Y34] + [$Sheet1.$Z34] + [$Sheet1.$AA34]) &gt;= ([$Sheet1.$Y34] * [$Sheet1.$Z34] * [$Sheet1.$AA34]));[$Sheet1.Y34];{})" office:value-type="float" office:value="0" calcext:value-type="float">
            <text:p/>
          </table:table-cell>
          <table:table-cell table:formula="of:=IF(AND([$Sheet1.$Y34] * [$Sheet1.$Z34] * [$Sheet1.$AA34]; ([$Sheet1.$Y34] + [$Sheet1.$Z34] + [$Sheet1.$AA34]) &gt;= ([$Sheet1.$Y34] * [$Sheet1.$Z34] * [$Sheet1.$AA34]));[$Sheet1.Z34];{})" office:value-type="float" office:value="0" calcext:value-type="float">
            <text:p/>
          </table:table-cell>
          <table:table-cell table:formula="of:=IF(AND([$Sheet1.$Y34] * [$Sheet1.$Z34] * [$Sheet1.$AA34]; ([$Sheet1.$Y34] + [$Sheet1.$Z34] + [$Sheet1.$AA34]) &gt;= ([$Sheet1.$Y34] * [$Sheet1.$Z34] * [$Sheet1.$AA34]));[$Sheet1.AA34];{})" office:value-type="float" office:value="0" calcext:value-type="float">
            <text:p/>
          </table:table-cell>
          <table:table-cell table:formula="of:=IF(AND([$Sheet1.$AB34] * [$Sheet1.$AC34] * [$Sheet1.$AD34]; ([$Sheet1.$AB34] + [$Sheet1.$AC34] + [$Sheet1.$AD34]) &gt;= ([$Sheet1.$AB34] * [$Sheet1.$AC34] * [$Sheet1.$AD34]));[$Sheet1.AB34];{})" office:value-type="float" office:value="0" calcext:value-type="float">
            <text:p/>
          </table:table-cell>
          <table:table-cell table:formula="of:=IF(AND([$Sheet1.$AB34] * [$Sheet1.$AC34] * [$Sheet1.$AD34]; ([$Sheet1.$AB34] + [$Sheet1.$AC34] + [$Sheet1.$AD34]) &gt;= ([$Sheet1.$AB34] * [$Sheet1.$AC34] * [$Sheet1.$AD34]));[$Sheet1.AC34];{})" office:value-type="float" office:value="0" calcext:value-type="float">
            <text:p/>
          </table:table-cell>
          <table:table-cell table:formula="of:=IF(AND([$Sheet1.$AB34] * [$Sheet1.$AC34] * [$Sheet1.$AD34]; ([$Sheet1.$AB34] + [$Sheet1.$AC34] + [$Sheet1.$AD34]) &gt;= ([$Sheet1.$AB34] * [$Sheet1.$AC34] * [$Sheet1.$AD34]));[$Sheet1.AD34];{})" office:value-type="float" office:value="0" calcext:value-type="float">
            <text:p/>
          </table:table-cell>
          <table:table-cell table:formula="of:=IF(AND([$Sheet1.$AE34] * [$Sheet1.$AF34] * [$Sheet1.$AG34]; ([$Sheet1.$AE34] + [$Sheet1.$AF34] + [$Sheet1.$AG34]) &gt;= ([$Sheet1.$AE34] * [$Sheet1.$AF34] * [$Sheet1.$AG34]));[$Sheet1.AE34];{})" office:value-type="float" office:value="0" calcext:value-type="float">
            <text:p/>
          </table:table-cell>
          <table:table-cell table:formula="of:=IF(AND([$Sheet1.$AE34] * [$Sheet1.$AF34] * [$Sheet1.$AG34]; ([$Sheet1.$AE34] + [$Sheet1.$AF34] + [$Sheet1.$AG34]) &gt;= ([$Sheet1.$AE34] * [$Sheet1.$AF34] * [$Sheet1.$AG34]));[$Sheet1.AF34];{})" office:value-type="float" office:value="0" calcext:value-type="float">
            <text:p/>
          </table:table-cell>
          <table:table-cell table:formula="of:=IF(AND([$Sheet1.$AE34] * [$Sheet1.$AF34] * [$Sheet1.$AG34]; ([$Sheet1.$AE34] + [$Sheet1.$AF34] + [$Sheet1.$AG34]) &gt;= ([$Sheet1.$AE34] * [$Sheet1.$AF34] * [$Sheet1.$AG34]));[$Sheet1.AG34];{})" office:value-type="float" office:value="0" calcext:value-type="float">
            <text:p/>
          </table:table-cell>
          <table:table-cell table:formula="of:=IF(AND([$Sheet1.$AH34] * [$Sheet1.$AI34] * [$Sheet1.$AJ34]; ([$Sheet1.$AH34] + [$Sheet1.$AI34] + [$Sheet1.$AJ34]) &gt;= ([$Sheet1.$AH34] * [$Sheet1.$AI34] * [$Sheet1.$AJ34]));[$Sheet1.AH34];{})" office:value-type="float" office:value="0" calcext:value-type="float">
            <text:p/>
          </table:table-cell>
          <table:table-cell table:formula="of:=IF(AND([$Sheet1.$AH34] * [$Sheet1.$AI34] * [$Sheet1.$AJ34]; ([$Sheet1.$AH34] + [$Sheet1.$AI34] + [$Sheet1.$AJ34]) &gt;= ([$Sheet1.$AH34] * [$Sheet1.$AI34] * [$Sheet1.$AJ34]));[$Sheet1.AI34];{})" office:value-type="float" office:value="0" calcext:value-type="float">
            <text:p/>
          </table:table-cell>
          <table:table-cell table:formula="of:=IF(AND([$Sheet1.$AH34] * [$Sheet1.$AI34] * [$Sheet1.$AJ34]; ([$Sheet1.$AH34] + [$Sheet1.$AI34] + [$Sheet1.$AJ34]) &gt;= ([$Sheet1.$AH34] * [$Sheet1.$AI34] * [$Sheet1.$AJ34]));[$Sheet1.AJ34];{})" office:value-type="float" office:value="0" calcext:value-type="float">
            <text:p/>
          </table:table-cell>
          <table:table-cell table:formula="of:=IF(AND([$Sheet1.$AK34] * [$Sheet1.$AL34] * [$Sheet1.$AM34]; ([$Sheet1.$AK34] + [$Sheet1.$AL34] + [$Sheet1.$AM34]) &gt;= ([$Sheet1.$AK34] * [$Sheet1.$AL34] * [$Sheet1.$AM34]));[$Sheet1.AK34];{})" office:value-type="float" office:value="0" calcext:value-type="float">
            <text:p/>
          </table:table-cell>
          <table:table-cell table:formula="of:=IF(AND([$Sheet1.$AK34] * [$Sheet1.$AL34] * [$Sheet1.$AM34]; ([$Sheet1.$AK34] + [$Sheet1.$AL34] + [$Sheet1.$AM34]) &gt;= ([$Sheet1.$AK34] * [$Sheet1.$AL34] * [$Sheet1.$AM34]));[$Sheet1.AL34];{})" office:value-type="float" office:value="0" calcext:value-type="float">
            <text:p/>
          </table:table-cell>
          <table:table-cell table:formula="of:=IF(AND([$Sheet1.$AK34] * [$Sheet1.$AL34] * [$Sheet1.$AM34]; ([$Sheet1.$AK34] + [$Sheet1.$AL34] + [$Sheet1.$AM34]) &gt;= ([$Sheet1.$AK34] * [$Sheet1.$AL34] * [$Sheet1.$AM34]));[$Sheet1.AM34];{})" office:value-type="float" office:value="0" calcext:value-type="float">
            <text:p/>
          </table:table-cell>
          <table:table-cell table:formula="of:=IF(AND([$Sheet1.$AN34] * [$Sheet1.$AO34] * [$Sheet1.$AP34]; ([$Sheet1.$AN34] + [$Sheet1.$AO34] + [$Sheet1.$AP34]) &gt;= ([$Sheet1.$AN34] * [$Sheet1.$AO34] * [$Sheet1.$AP34]));[$Sheet1.AN34];{})" office:value-type="float" office:value="0" calcext:value-type="float">
            <text:p/>
          </table:table-cell>
          <table:table-cell table:formula="of:=IF(AND([$Sheet1.$AN34] * [$Sheet1.$AO34] * [$Sheet1.$AP34]; ([$Sheet1.$AN34] + [$Sheet1.$AO34] + [$Sheet1.$AP34]) &gt;= ([$Sheet1.$AN34] * [$Sheet1.$AO34] * [$Sheet1.$AP34]));[$Sheet1.AO34];{})" office:value-type="float" office:value="0" calcext:value-type="float">
            <text:p/>
          </table:table-cell>
          <table:table-cell table:formula="of:=IF(AND([$Sheet1.$AN34] * [$Sheet1.$AO34] * [$Sheet1.$AP34]; ([$Sheet1.$AN34] + [$Sheet1.$AO34] + [$Sheet1.$AP34]) &gt;= ([$Sheet1.$AN34] * [$Sheet1.$AO34] * [$Sheet1.$AP34]));[$Sheet1.AP34];{})" office:value-type="float" office:value="0" calcext:value-type="float">
            <text:p/>
          </table:table-cell>
          <table:table-cell table:formula="of:=IF(AND([$Sheet1.$AQ34] * [$Sheet1.$AR34] * [$Sheet1.$AS34]; ([$Sheet1.$AQ34] + [$Sheet1.$AR34] + [$Sheet1.$AS34]) &gt;= ([$Sheet1.$AQ34] * [$Sheet1.$AR34] * [$Sheet1.$AS34]));[$Sheet1.AQ34];{})" office:value-type="float" office:value="0" calcext:value-type="float">
            <text:p/>
          </table:table-cell>
          <table:table-cell table:formula="of:=IF(AND([$Sheet1.$AQ34] * [$Sheet1.$AR34] * [$Sheet1.$AS34]; ([$Sheet1.$AQ34] + [$Sheet1.$AR34] + [$Sheet1.$AS34]) &gt;= ([$Sheet1.$AQ34] * [$Sheet1.$AR34] * [$Sheet1.$AS34]));[$Sheet1.AR34];{})" office:value-type="float" office:value="0" calcext:value-type="float">
            <text:p/>
          </table:table-cell>
          <table:table-cell table:formula="of:=IF(AND([$Sheet1.$AQ34] * [$Sheet1.$AR34] * [$Sheet1.$AS34]; ([$Sheet1.$AQ34] + [$Sheet1.$AR34] + [$Sheet1.$AS34]) &gt;= ([$Sheet1.$AQ34] * [$Sheet1.$AR34] * [$Sheet1.$AS34]));[$Sheet1.AS34];{})" office:value-type="float" office:value="0" calcext:value-type="float">
            <text:p/>
          </table:table-cell>
          <table:table-cell table:formula="of:=IF(AND([$Sheet1.$AT34] * [$Sheet1.$AU34] * [$Sheet1.$AV34]; ([$Sheet1.$AT34] + [$Sheet1.$AU34] + [$Sheet1.$AV34]) &gt;= ([$Sheet1.$AT34] * [$Sheet1.$AU34] * [$Sheet1.$AV34]));[$Sheet1.AT34];{})" office:value-type="float" office:value="0" calcext:value-type="float">
            <text:p/>
          </table:table-cell>
          <table:table-cell table:formula="of:=IF(AND([$Sheet1.$AT34] * [$Sheet1.$AU34] * [$Sheet1.$AV34]; ([$Sheet1.$AT34] + [$Sheet1.$AU34] + [$Sheet1.$AV34]) &gt;= ([$Sheet1.$AT34] * [$Sheet1.$AU34] * [$Sheet1.$AV34]));[$Sheet1.AU34];{})" office:value-type="float" office:value="0" calcext:value-type="float">
            <text:p/>
          </table:table-cell>
          <table:table-cell table:formula="of:=IF(AND([$Sheet1.$AT34] * [$Sheet1.$AU34] * [$Sheet1.$AV34]; ([$Sheet1.$AT34] + [$Sheet1.$AU34] + [$Sheet1.$AV34]) &gt;= ([$Sheet1.$AT34] * [$Sheet1.$AU34] * [$Sheet1.$AV34]));[$Sheet1.AV34];{})" office:value-type="float" office:value="0" calcext:value-type="float">
            <text:p/>
          </table:table-cell>
          <table:table-cell table:formula="of:=IF(AND([$Sheet1.$AW34] * [$Sheet1.$AX34] * [$Sheet1.$AY34]; ([$Sheet1.$AW34] + [$Sheet1.$AX34] + [$Sheet1.$AY34]) &gt;= ([$Sheet1.$AW34] * [$Sheet1.$AX34] * [$Sheet1.$AY34]));[$Sheet1.AW34];{})" office:value-type="float" office:value="0" calcext:value-type="float">
            <text:p/>
          </table:table-cell>
          <table:table-cell table:formula="of:=IF(AND([$Sheet1.$AW34] * [$Sheet1.$AX34] * [$Sheet1.$AY34]; ([$Sheet1.$AW34] + [$Sheet1.$AX34] + [$Sheet1.$AY34]) &gt;= ([$Sheet1.$AW34] * [$Sheet1.$AX34] * [$Sheet1.$AY34]));[$Sheet1.AX34];{})" office:value-type="float" office:value="0" calcext:value-type="float">
            <text:p/>
          </table:table-cell>
          <table:table-cell table:formula="of:=IF(AND([$Sheet1.$AW34] * [$Sheet1.$AX34] * [$Sheet1.$AY34]; ([$Sheet1.$AW34] + [$Sheet1.$AX34] + [$Sheet1.$AY34]) &gt;= ([$Sheet1.$AW34] * [$Sheet1.$AX34] * [$Sheet1.$AY34]));[$Sheet1.AY34];{})" office:value-type="float" office:value="0" calcext:value-type="float">
            <text:p/>
          </table:table-cell>
          <table:table-cell table:formula="of:=IF(AND([$Sheet1.$AZ34] * [$Sheet1.$BA34] * [$Sheet1.$BB34]; ([$Sheet1.$AZ34] + [$Sheet1.$BA34] + [$Sheet1.$BB34]) &gt;= ([$Sheet1.$AZ34] * [$Sheet1.$BA34] * [$Sheet1.$BB34]));[$Sheet1.AZ34];{})" office:value-type="float" office:value="0" calcext:value-type="float">
            <text:p/>
          </table:table-cell>
          <table:table-cell table:formula="of:=IF(AND([$Sheet1.$AZ34] * [$Sheet1.$BA34] * [$Sheet1.$BB34]; ([$Sheet1.$AZ34] + [$Sheet1.$BA34] + [$Sheet1.$BB34]) &gt;= ([$Sheet1.$AZ34] * [$Sheet1.$BA34] * [$Sheet1.$BB34]));[$Sheet1.BA34];{})" office:value-type="float" office:value="0" calcext:value-type="float">
            <text:p/>
          </table:table-cell>
          <table:table-cell table:formula="of:=IF(AND([$Sheet1.$AZ34] * [$Sheet1.$BA34] * [$Sheet1.$BB34]; ([$Sheet1.$AZ34] + [$Sheet1.$BA34] + [$Sheet1.$BB34]) &gt;= ([$Sheet1.$AZ34] * [$Sheet1.$BA34] * [$Sheet1.$BB34]));[$Sheet1.BB34];{})" office:value-type="float" office:value="0" calcext:value-type="float">
            <text:p/>
          </table:table-cell>
          <table:table-cell table:formula="of:=IF(AND([$Sheet1.$BC34] * [$Sheet1.$BD34] * [$Sheet1.$BE34]; ([$Sheet1.$BC34] + [$Sheet1.$BD34] + [$Sheet1.$BE34]) &gt;= ([$Sheet1.$BC34] * [$Sheet1.$BD34] * [$Sheet1.$BE34]));[$Sheet1.BC34];{})" office:value-type="float" office:value="0" calcext:value-type="float">
            <text:p/>
          </table:table-cell>
          <table:table-cell table:formula="of:=IF(AND([$Sheet1.$BC34] * [$Sheet1.$BD34] * [$Sheet1.$BE34]; ([$Sheet1.$BC34] + [$Sheet1.$BD34] + [$Sheet1.$BE34]) &gt;= ([$Sheet1.$BC34] * [$Sheet1.$BD34] * [$Sheet1.$BE34]));[$Sheet1.BD34];{})" office:value-type="float" office:value="0" calcext:value-type="float">
            <text:p/>
          </table:table-cell>
          <table:table-cell table:formula="of:=IF(AND([$Sheet1.$BC34] * [$Sheet1.$BD34] * [$Sheet1.$BE34]; ([$Sheet1.$BC34] + [$Sheet1.$BD34] + [$Sheet1.$BE34]) &gt;= ([$Sheet1.$BC34] * [$Sheet1.$BD34] * [$Sheet1.$BE34]));[$Sheet1.BE34];{})" office:value-type="float" office:value="0" calcext:value-type="float">
            <text:p/>
          </table:table-cell>
          <table:table-cell table:number-columns-repeated="4"/>
          <table:table-cell table:formula="of:=IF(AND([$Sheet1.$BJ34] * [$Sheet1.$BK34] * [$Sheet1.$BL34]; ([$Sheet1.$BJ34] + [$Sheet1.$BK34] + [$Sheet1.$BL34]) &gt;= ([$Sheet1.$BJ34] * [$Sheet1.$BK34] * [$Sheet1.$BL34]));[$Sheet1.BJ34];{})" office:value-type="float" office:value="0" calcext:value-type="float">
            <text:p/>
          </table:table-cell>
          <table:table-cell table:formula="of:=IF(AND([$Sheet1.$BJ34] * [$Sheet1.$BK34] * [$Sheet1.$BL34]; ([$Sheet1.$BJ34] + [$Sheet1.$BK34] + [$Sheet1.$BL34]) &gt;= ([$Sheet1.$BJ34] * [$Sheet1.$BK34] * [$Sheet1.$BL34]));[$Sheet1.BK34];{})" office:value-type="float" office:value="0" calcext:value-type="float">
            <text:p/>
          </table:table-cell>
          <table:table-cell table:formula="of:=IF(AND([$Sheet1.$BJ34] * [$Sheet1.$BK34] * [$Sheet1.$BL34]; ([$Sheet1.$BJ34] + [$Sheet1.$BK34] + [$Sheet1.$BL34]) &gt;= ([$Sheet1.$BJ34] * [$Sheet1.$BK34] * [$Sheet1.$BL34]));[$Sheet1.BL34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$Sheet1.$C35] * [$Sheet1.$D35]; ([$Sheet1.$C35] + [$Sheet1.$D35]) &gt;= [$Sheet1.$C35] * [$Sheet1.$D35]);[$Sheet1.C35];{})" office:value-type="float" office:value="0" calcext:value-type="float">
            <text:p/>
          </table:table-cell>
          <table:table-cell table:formula="of:=IF(AND([$Sheet1.$C35] * [$Sheet1.$D35]; ([$Sheet1.$C35] + [$Sheet1.$D35]) &gt;= [$Sheet1.$C35] * [$Sheet1.$D35]);[$Sheet1.D35];{})" office:value-type="float" office:value="0" calcext:value-type="float">
            <text:p/>
          </table:table-cell>
          <table:table-cell table:formula="of:=IF(AND([$Sheet1.$E35] * [$Sheet1.$F35]; ([$Sheet1.$E35] + [$Sheet1.$F35]) &gt;= [$Sheet1.$E35] * [$Sheet1.$F35]);[$Sheet1.E35];{})" office:value-type="float" office:value="0" calcext:value-type="float">
            <text:p/>
          </table:table-cell>
          <table:table-cell table:formula="of:=IF(AND([$Sheet1.$E35] * [$Sheet1.$F35]; ([$Sheet1.$E35] + [$Sheet1.$F35]) &gt;= [$Sheet1.$E35] * [$Sheet1.$F35]);[$Sheet1.F35];{})" office:value-type="float" office:value="0" calcext:value-type="float">
            <text:p/>
          </table:table-cell>
          <table:table-cell table:formula="of:=IF(AND([$Sheet1.$G35] * [$Sheet1.$H35] * [$Sheet1.$I35]; ([$Sheet1.$G35] + [$Sheet1.$H35] + [$Sheet1.$I35]) &gt;= ([$Sheet1.$G35] * [$Sheet1.$H35] * [$Sheet1.$I35]));[$Sheet1.G35];{})" office:value-type="float" office:value="1" calcext:value-type="float">
            <text:p>1</text:p>
          </table:table-cell>
          <table:table-cell table:formula="of:=IF(AND([$Sheet1.$H35] * [$Sheet1.$I35]; [$Sheet1.$H35] + [$Sheet1.$I35] &gt;= [$Sheet1.$H35] * [$Sheet1.$I35]);[$Sheet1.H35];{})" office:value-type="float" office:value="1" calcext:value-type="float">
            <text:p>1</text:p>
          </table:table-cell>
          <table:table-cell table:formula="of:=IF(AND([$Sheet1.$H35] * [$Sheet1.$I35]; [$Sheet1.$H35] + [$Sheet1.$I35] &gt;= [$Sheet1.$H35] * [$Sheet1.$I35]);[$Sheet1.I35];{})" office:value-type="float" office:value="1" calcext:value-type="float">
            <text:p>1</text:p>
          </table:table-cell>
          <table:table-cell table:formula="of:=IF(AND([$Sheet1.$J35] * [$Sheet1.$K35] * [$Sheet1.$L35]; ([$Sheet1.$J35] + [$Sheet1.$K35] + [$Sheet1.$L35]) &gt;= ([$Sheet1.$J35] * [$Sheet1.$K35] * [$Sheet1.$L35]));[$Sheet1.J35];{})" office:value-type="float" office:value="0" calcext:value-type="float">
            <text:p/>
          </table:table-cell>
          <table:table-cell table:formula="of:=IF(AND([$Sheet1.$J35] * [$Sheet1.$K35] * [$Sheet1.$L35]; ([$Sheet1.$J35] + [$Sheet1.$K35] + [$Sheet1.$L35]) &gt;= ([$Sheet1.$J35] * [$Sheet1.$K35] * [$Sheet1.$L35]));[$Sheet1.K35];{})" office:value-type="float" office:value="0" calcext:value-type="float">
            <text:p/>
          </table:table-cell>
          <table:table-cell table:formula="of:=IF(AND([$Sheet1.$J35] * [$Sheet1.$K35] * [$Sheet1.$L35]; ([$Sheet1.$J35] + [$Sheet1.$K35] + [$Sheet1.$L35]) &gt;= ([$Sheet1.$J35] * [$Sheet1.$K35] * [$Sheet1.$L35]));[$Sheet1.L35];{})" office:value-type="float" office:value="0" calcext:value-type="float">
            <text:p/>
          </table:table-cell>
          <table:table-cell table:formula="of:=IF(AND([$Sheet1.$M35] * [$Sheet1.$N35] * [$Sheet1.$O35]; ([$Sheet1.$M35] + [$Sheet1.$N35] + [$Sheet1.$O35]) &gt;= ([$Sheet1.$M35] * [$Sheet1.$N35] * [$Sheet1.$O35]));[$Sheet1.M35];{})" office:value-type="float" office:value="0" calcext:value-type="float">
            <text:p/>
          </table:table-cell>
          <table:table-cell table:formula="of:=IF(AND([$Sheet1.$M35] * [$Sheet1.$N35] * [$Sheet1.$O35]; ([$Sheet1.$M35] + [$Sheet1.$N35] + [$Sheet1.$O35]) &gt;= ([$Sheet1.$M35] * [$Sheet1.$N35] * [$Sheet1.$O35]));[$Sheet1.N35];{})" office:value-type="float" office:value="0" calcext:value-type="float">
            <text:p/>
          </table:table-cell>
          <table:table-cell table:formula="of:=IF(AND([$Sheet1.$M35] * [$Sheet1.$N35] * [$Sheet1.$O35]; ([$Sheet1.$M35] + [$Sheet1.$N35] + [$Sheet1.$O35]) &gt;= ([$Sheet1.$M35] * [$Sheet1.$N35] * [$Sheet1.$O35]));[$Sheet1.O35];{})" office:value-type="float" office:value="0" calcext:value-type="float">
            <text:p/>
          </table:table-cell>
          <table:table-cell table:formula="of:=IF(AND([$Sheet1.$P35] * [$Sheet1.$Q35] * [$Sheet1.$R35]; ([$Sheet1.$P35] + [$Sheet1.$Q35] + [$Sheet1.$R35]) &gt;= ([$Sheet1.$P35] * [$Sheet1.$Q35] * [$Sheet1.$R35]));[$Sheet1.P35];{})" office:value-type="float" office:value="0" calcext:value-type="float">
            <text:p/>
          </table:table-cell>
          <table:table-cell table:formula="of:=IF(AND([$Sheet1.$P35] * [$Sheet1.$Q35] * [$Sheet1.$R35]; ([$Sheet1.$P35] + [$Sheet1.$Q35] + [$Sheet1.$R35]) &gt;= ([$Sheet1.$P35] * [$Sheet1.$Q35] * [$Sheet1.$R35]));[$Sheet1.Q35];{})" office:value-type="float" office:value="0" calcext:value-type="float">
            <text:p/>
          </table:table-cell>
          <table:table-cell table:formula="of:=IF(AND([$Sheet1.$P35] * [$Sheet1.$Q35] * [$Sheet1.$R35]; ([$Sheet1.$P35] + [$Sheet1.$Q35] + [$Sheet1.$R35]) &gt;= ([$Sheet1.$P35] * [$Sheet1.$Q35] * [$Sheet1.$R35]));[$Sheet1.R35];{})" office:value-type="float" office:value="0" calcext:value-type="float">
            <text:p/>
          </table:table-cell>
          <table:table-cell table:formula="of:=IF(AND([$Sheet1.$S35] * [$Sheet1.$T35] * [$Sheet1.$U35]; ([$Sheet1.$S35] + [$Sheet1.$T35] + [$Sheet1.$U35]) &gt;= ([$Sheet1.$S35] * [$Sheet1.$T35] * [$Sheet1.$U35]));[$Sheet1.S35];{})" office:value-type="float" office:value="0" calcext:value-type="float">
            <text:p/>
          </table:table-cell>
          <table:table-cell table:formula="of:=IF(AND([$Sheet1.$S35] * [$Sheet1.$T35] * [$Sheet1.$U35]; ([$Sheet1.$S35] + [$Sheet1.$T35] + [$Sheet1.$U35]) &gt;= ([$Sheet1.$S35] * [$Sheet1.$T35] * [$Sheet1.$U35]));[$Sheet1.T35];{})" office:value-type="float" office:value="0" calcext:value-type="float">
            <text:p/>
          </table:table-cell>
          <table:table-cell table:formula="of:=IF(AND([$Sheet1.$S35] * [$Sheet1.$T35] * [$Sheet1.$U35]; ([$Sheet1.$S35] + [$Sheet1.$T35] + [$Sheet1.$U35]) &gt;= ([$Sheet1.$S35] * [$Sheet1.$T35] * [$Sheet1.$U35]));[$Sheet1.U35];{})" office:value-type="float" office:value="0" calcext:value-type="float">
            <text:p/>
          </table:table-cell>
          <table:table-cell table:formula="of:=IF(AND([$Sheet1.$V35] * [$Sheet1.$W35] * [$Sheet1.$X35]; ([$Sheet1.$V35] + [$Sheet1.$W35] + [$Sheet1.$X35]) &gt;= ([$Sheet1.$V35] * [$Sheet1.$W35] * [$Sheet1.$X35]));[$Sheet1.V35];{})" office:value-type="float" office:value="0" calcext:value-type="float">
            <text:p/>
          </table:table-cell>
          <table:table-cell table:formula="of:=IF(AND([$Sheet1.$V35] * [$Sheet1.$W35] * [$Sheet1.$X35]; ([$Sheet1.$V35] + [$Sheet1.$W35] + [$Sheet1.$X35]) &gt;= ([$Sheet1.$V35] * [$Sheet1.$W35] * [$Sheet1.$X35]));[$Sheet1.W35];{})" office:value-type="float" office:value="0" calcext:value-type="float">
            <text:p/>
          </table:table-cell>
          <table:table-cell table:formula="of:=IF(AND([$Sheet1.$V35] * [$Sheet1.$W35] * [$Sheet1.$X35]; ([$Sheet1.$V35] + [$Sheet1.$W35] + [$Sheet1.$X35]) &gt;= ([$Sheet1.$V35] * [$Sheet1.$W35] * [$Sheet1.$X35]));[$Sheet1.X35];{})" office:value-type="float" office:value="0" calcext:value-type="float">
            <text:p/>
          </table:table-cell>
          <table:table-cell table:formula="of:=IF(AND([$Sheet1.$Y35] * [$Sheet1.$Z35] * [$Sheet1.$AA35]; ([$Sheet1.$Y35] + [$Sheet1.$Z35] + [$Sheet1.$AA35]) &gt;= ([$Sheet1.$Y35] * [$Sheet1.$Z35] * [$Sheet1.$AA35]));[$Sheet1.Y35];{})" office:value-type="float" office:value="0" calcext:value-type="float">
            <text:p/>
          </table:table-cell>
          <table:table-cell table:formula="of:=IF(AND([$Sheet1.$Y35] * [$Sheet1.$Z35] * [$Sheet1.$AA35]; ([$Sheet1.$Y35] + [$Sheet1.$Z35] + [$Sheet1.$AA35]) &gt;= ([$Sheet1.$Y35] * [$Sheet1.$Z35] * [$Sheet1.$AA35]));[$Sheet1.Z35];{})" office:value-type="float" office:value="0" calcext:value-type="float">
            <text:p/>
          </table:table-cell>
          <table:table-cell table:formula="of:=IF(AND([$Sheet1.$Y35] * [$Sheet1.$Z35] * [$Sheet1.$AA35]; ([$Sheet1.$Y35] + [$Sheet1.$Z35] + [$Sheet1.$AA35]) &gt;= ([$Sheet1.$Y35] * [$Sheet1.$Z35] * [$Sheet1.$AA35]));[$Sheet1.AA35];{})" office:value-type="float" office:value="0" calcext:value-type="float">
            <text:p/>
          </table:table-cell>
          <table:table-cell table:formula="of:=IF(AND([$Sheet1.$AB35] * [$Sheet1.$AC35] * [$Sheet1.$AD35]; ([$Sheet1.$AB35] + [$Sheet1.$AC35] + [$Sheet1.$AD35]) &gt;= ([$Sheet1.$AB35] * [$Sheet1.$AC35] * [$Sheet1.$AD35]));[$Sheet1.AB35];{})" office:value-type="float" office:value="0" calcext:value-type="float">
            <text:p/>
          </table:table-cell>
          <table:table-cell table:formula="of:=IF(AND([$Sheet1.$AB35] * [$Sheet1.$AC35] * [$Sheet1.$AD35]; ([$Sheet1.$AB35] + [$Sheet1.$AC35] + [$Sheet1.$AD35]) &gt;= ([$Sheet1.$AB35] * [$Sheet1.$AC35] * [$Sheet1.$AD35]));[$Sheet1.AC35];{})" office:value-type="float" office:value="0" calcext:value-type="float">
            <text:p/>
          </table:table-cell>
          <table:table-cell table:formula="of:=IF(AND([$Sheet1.$AB35] * [$Sheet1.$AC35] * [$Sheet1.$AD35]; ([$Sheet1.$AB35] + [$Sheet1.$AC35] + [$Sheet1.$AD35]) &gt;= ([$Sheet1.$AB35] * [$Sheet1.$AC35] * [$Sheet1.$AD35]));[$Sheet1.AD35];{})" office:value-type="float" office:value="0" calcext:value-type="float">
            <text:p/>
          </table:table-cell>
          <table:table-cell table:formula="of:=IF(AND([$Sheet1.$AE35] * [$Sheet1.$AF35] * [$Sheet1.$AG35]; ([$Sheet1.$AE35] + [$Sheet1.$AF35] + [$Sheet1.$AG35]) &gt;= ([$Sheet1.$AE35] * [$Sheet1.$AF35] * [$Sheet1.$AG35]));[$Sheet1.AE35];{})" office:value-type="float" office:value="0" calcext:value-type="float">
            <text:p/>
          </table:table-cell>
          <table:table-cell table:formula="of:=IF(AND([$Sheet1.$AE35] * [$Sheet1.$AF35] * [$Sheet1.$AG35]; ([$Sheet1.$AE35] + [$Sheet1.$AF35] + [$Sheet1.$AG35]) &gt;= ([$Sheet1.$AE35] * [$Sheet1.$AF35] * [$Sheet1.$AG35]));[$Sheet1.AF35];{})" office:value-type="float" office:value="0" calcext:value-type="float">
            <text:p/>
          </table:table-cell>
          <table:table-cell table:formula="of:=IF(AND([$Sheet1.$AE35] * [$Sheet1.$AF35] * [$Sheet1.$AG35]; ([$Sheet1.$AE35] + [$Sheet1.$AF35] + [$Sheet1.$AG35]) &gt;= ([$Sheet1.$AE35] * [$Sheet1.$AF35] * [$Sheet1.$AG35]));[$Sheet1.AG35];{})" office:value-type="float" office:value="0" calcext:value-type="float">
            <text:p/>
          </table:table-cell>
          <table:table-cell table:formula="of:=IF(AND([$Sheet1.$AH35] * [$Sheet1.$AI35] * [$Sheet1.$AJ35]; ([$Sheet1.$AH35] + [$Sheet1.$AI35] + [$Sheet1.$AJ35]) &gt;= ([$Sheet1.$AH35] * [$Sheet1.$AI35] * [$Sheet1.$AJ35]));[$Sheet1.AH35];{})" office:value-type="float" office:value="0" calcext:value-type="float">
            <text:p/>
          </table:table-cell>
          <table:table-cell table:formula="of:=IF(AND([$Sheet1.$AH35] * [$Sheet1.$AI35] * [$Sheet1.$AJ35]; ([$Sheet1.$AH35] + [$Sheet1.$AI35] + [$Sheet1.$AJ35]) &gt;= ([$Sheet1.$AH35] * [$Sheet1.$AI35] * [$Sheet1.$AJ35]));[$Sheet1.AI35];{})" office:value-type="float" office:value="0" calcext:value-type="float">
            <text:p/>
          </table:table-cell>
          <table:table-cell table:formula="of:=IF(AND([$Sheet1.$AH35] * [$Sheet1.$AI35] * [$Sheet1.$AJ35]; ([$Sheet1.$AH35] + [$Sheet1.$AI35] + [$Sheet1.$AJ35]) &gt;= ([$Sheet1.$AH35] * [$Sheet1.$AI35] * [$Sheet1.$AJ35]));[$Sheet1.AJ35];{})" office:value-type="float" office:value="0" calcext:value-type="float">
            <text:p/>
          </table:table-cell>
          <table:table-cell table:formula="of:=IF(AND([$Sheet1.$AK35] * [$Sheet1.$AL35] * [$Sheet1.$AM35]; ([$Sheet1.$AK35] + [$Sheet1.$AL35] + [$Sheet1.$AM35]) &gt;= ([$Sheet1.$AK35] * [$Sheet1.$AL35] * [$Sheet1.$AM35]));[$Sheet1.AK35];{})" office:value-type="float" office:value="0" calcext:value-type="float">
            <text:p/>
          </table:table-cell>
          <table:table-cell table:formula="of:=IF(AND([$Sheet1.$AK35] * [$Sheet1.$AL35] * [$Sheet1.$AM35]; ([$Sheet1.$AK35] + [$Sheet1.$AL35] + [$Sheet1.$AM35]) &gt;= ([$Sheet1.$AK35] * [$Sheet1.$AL35] * [$Sheet1.$AM35]));[$Sheet1.AL35];{})" office:value-type="float" office:value="0" calcext:value-type="float">
            <text:p/>
          </table:table-cell>
          <table:table-cell table:formula="of:=IF(AND([$Sheet1.$AK35] * [$Sheet1.$AL35] * [$Sheet1.$AM35]; ([$Sheet1.$AK35] + [$Sheet1.$AL35] + [$Sheet1.$AM35]) &gt;= ([$Sheet1.$AK35] * [$Sheet1.$AL35] * [$Sheet1.$AM35]));[$Sheet1.AM35];{})" office:value-type="float" office:value="0" calcext:value-type="float">
            <text:p/>
          </table:table-cell>
          <table:table-cell table:formula="of:=IF(AND([$Sheet1.$AN35] * [$Sheet1.$AO35] * [$Sheet1.$AP35]; ([$Sheet1.$AN35] + [$Sheet1.$AO35] + [$Sheet1.$AP35]) &gt;= ([$Sheet1.$AN35] * [$Sheet1.$AO35] * [$Sheet1.$AP35]));[$Sheet1.AN35];{})" office:value-type="float" office:value="0" calcext:value-type="float">
            <text:p/>
          </table:table-cell>
          <table:table-cell table:formula="of:=IF(AND([$Sheet1.$AN35] * [$Sheet1.$AO35] * [$Sheet1.$AP35]; ([$Sheet1.$AN35] + [$Sheet1.$AO35] + [$Sheet1.$AP35]) &gt;= ([$Sheet1.$AN35] * [$Sheet1.$AO35] * [$Sheet1.$AP35]));[$Sheet1.AO35];{})" office:value-type="float" office:value="0" calcext:value-type="float">
            <text:p/>
          </table:table-cell>
          <table:table-cell table:formula="of:=IF(AND([$Sheet1.$AN35] * [$Sheet1.$AO35] * [$Sheet1.$AP35]; ([$Sheet1.$AN35] + [$Sheet1.$AO35] + [$Sheet1.$AP35]) &gt;= ([$Sheet1.$AN35] * [$Sheet1.$AO35] * [$Sheet1.$AP35]));[$Sheet1.AP35];{})" office:value-type="float" office:value="0" calcext:value-type="float">
            <text:p/>
          </table:table-cell>
          <table:table-cell table:formula="of:=IF(AND([$Sheet1.$AQ35] * [$Sheet1.$AR35] * [$Sheet1.$AS35]; ([$Sheet1.$AQ35] + [$Sheet1.$AR35] + [$Sheet1.$AS35]) &gt;= ([$Sheet1.$AQ35] * [$Sheet1.$AR35] * [$Sheet1.$AS35]));[$Sheet1.AQ35];{})" office:value-type="float" office:value="0" calcext:value-type="float">
            <text:p/>
          </table:table-cell>
          <table:table-cell table:formula="of:=IF(AND([$Sheet1.$AQ35] * [$Sheet1.$AR35] * [$Sheet1.$AS35]; ([$Sheet1.$AQ35] + [$Sheet1.$AR35] + [$Sheet1.$AS35]) &gt;= ([$Sheet1.$AQ35] * [$Sheet1.$AR35] * [$Sheet1.$AS35]));[$Sheet1.AR35];{})" office:value-type="float" office:value="0" calcext:value-type="float">
            <text:p/>
          </table:table-cell>
          <table:table-cell table:formula="of:=IF(AND([$Sheet1.$AQ35] * [$Sheet1.$AR35] * [$Sheet1.$AS35]; ([$Sheet1.$AQ35] + [$Sheet1.$AR35] + [$Sheet1.$AS35]) &gt;= ([$Sheet1.$AQ35] * [$Sheet1.$AR35] * [$Sheet1.$AS35]));[$Sheet1.AS35];{})" office:value-type="float" office:value="0" calcext:value-type="float">
            <text:p/>
          </table:table-cell>
          <table:table-cell table:formula="of:=IF(AND([$Sheet1.$AT35] * [$Sheet1.$AU35] * [$Sheet1.$AV35]; ([$Sheet1.$AT35] + [$Sheet1.$AU35] + [$Sheet1.$AV35]) &gt;= ([$Sheet1.$AT35] * [$Sheet1.$AU35] * [$Sheet1.$AV35]));[$Sheet1.AT35];{})" office:value-type="float" office:value="0" calcext:value-type="float">
            <text:p/>
          </table:table-cell>
          <table:table-cell table:formula="of:=IF(AND([$Sheet1.$AT35] * [$Sheet1.$AU35] * [$Sheet1.$AV35]; ([$Sheet1.$AT35] + [$Sheet1.$AU35] + [$Sheet1.$AV35]) &gt;= ([$Sheet1.$AT35] * [$Sheet1.$AU35] * [$Sheet1.$AV35]));[$Sheet1.AU35];{})" office:value-type="float" office:value="0" calcext:value-type="float">
            <text:p/>
          </table:table-cell>
          <table:table-cell table:formula="of:=IF(AND([$Sheet1.$AT35] * [$Sheet1.$AU35] * [$Sheet1.$AV35]; ([$Sheet1.$AT35] + [$Sheet1.$AU35] + [$Sheet1.$AV35]) &gt;= ([$Sheet1.$AT35] * [$Sheet1.$AU35] * [$Sheet1.$AV35]));[$Sheet1.AV35];{})" office:value-type="float" office:value="0" calcext:value-type="float">
            <text:p/>
          </table:table-cell>
          <table:table-cell table:formula="of:=IF(AND([$Sheet1.$AW35] * [$Sheet1.$AX35] * [$Sheet1.$AY35]; ([$Sheet1.$AW35] + [$Sheet1.$AX35] + [$Sheet1.$AY35]) &gt;= ([$Sheet1.$AW35] * [$Sheet1.$AX35] * [$Sheet1.$AY35]));[$Sheet1.AW35];{})" office:value-type="float" office:value="0" calcext:value-type="float">
            <text:p/>
          </table:table-cell>
          <table:table-cell table:formula="of:=IF(AND([$Sheet1.$AW35] * [$Sheet1.$AX35] * [$Sheet1.$AY35]; ([$Sheet1.$AW35] + [$Sheet1.$AX35] + [$Sheet1.$AY35]) &gt;= ([$Sheet1.$AW35] * [$Sheet1.$AX35] * [$Sheet1.$AY35]));[$Sheet1.AX35];{})" office:value-type="float" office:value="0" calcext:value-type="float">
            <text:p/>
          </table:table-cell>
          <table:table-cell table:formula="of:=IF(AND([$Sheet1.$AW35] * [$Sheet1.$AX35] * [$Sheet1.$AY35]; ([$Sheet1.$AW35] + [$Sheet1.$AX35] + [$Sheet1.$AY35]) &gt;= ([$Sheet1.$AW35] * [$Sheet1.$AX35] * [$Sheet1.$AY35]));[$Sheet1.AY35];{})" office:value-type="float" office:value="0" calcext:value-type="float">
            <text:p/>
          </table:table-cell>
          <table:table-cell table:formula="of:=IF(AND([$Sheet1.$AZ35] * [$Sheet1.$BA35] * [$Sheet1.$BB35]; ([$Sheet1.$AZ35] + [$Sheet1.$BA35] + [$Sheet1.$BB35]) &gt;= ([$Sheet1.$AZ35] * [$Sheet1.$BA35] * [$Sheet1.$BB35]));[$Sheet1.AZ35];{})" office:value-type="float" office:value="0" calcext:value-type="float">
            <text:p/>
          </table:table-cell>
          <table:table-cell table:formula="of:=IF(AND([$Sheet1.$AZ35] * [$Sheet1.$BA35] * [$Sheet1.$BB35]; ([$Sheet1.$AZ35] + [$Sheet1.$BA35] + [$Sheet1.$BB35]) &gt;= ([$Sheet1.$AZ35] * [$Sheet1.$BA35] * [$Sheet1.$BB35]));[$Sheet1.BA35];{})" office:value-type="float" office:value="0" calcext:value-type="float">
            <text:p/>
          </table:table-cell>
          <table:table-cell table:formula="of:=IF(AND([$Sheet1.$AZ35] * [$Sheet1.$BA35] * [$Sheet1.$BB35]; ([$Sheet1.$AZ35] + [$Sheet1.$BA35] + [$Sheet1.$BB35]) &gt;= ([$Sheet1.$AZ35] * [$Sheet1.$BA35] * [$Sheet1.$BB35]));[$Sheet1.BB35];{})" office:value-type="float" office:value="0" calcext:value-type="float">
            <text:p/>
          </table:table-cell>
          <table:table-cell table:formula="of:=IF(AND([$Sheet1.$BC35] * [$Sheet1.$BD35] * [$Sheet1.$BE35]; ([$Sheet1.$BC35] + [$Sheet1.$BD35] + [$Sheet1.$BE35]) &gt;= ([$Sheet1.$BC35] * [$Sheet1.$BD35] * [$Sheet1.$BE35]));[$Sheet1.BC35];{})" office:value-type="float" office:value="0" calcext:value-type="float">
            <text:p/>
          </table:table-cell>
          <table:table-cell table:formula="of:=IF(AND([$Sheet1.$BC35] * [$Sheet1.$BD35] * [$Sheet1.$BE35]; ([$Sheet1.$BC35] + [$Sheet1.$BD35] + [$Sheet1.$BE35]) &gt;= ([$Sheet1.$BC35] * [$Sheet1.$BD35] * [$Sheet1.$BE35]));[$Sheet1.BD35];{})" office:value-type="float" office:value="0" calcext:value-type="float">
            <text:p/>
          </table:table-cell>
          <table:table-cell table:formula="of:=IF(AND([$Sheet1.$BC35] * [$Sheet1.$BD35] * [$Sheet1.$BE35]; ([$Sheet1.$BC35] + [$Sheet1.$BD35] + [$Sheet1.$BE35]) &gt;= ([$Sheet1.$BC35] * [$Sheet1.$BD35] * [$Sheet1.$BE35]));[$Sheet1.BE35];{})" office:value-type="float" office:value="0" calcext:value-type="float">
            <text:p/>
          </table:table-cell>
          <table:table-cell table:number-columns-repeated="4"/>
          <table:table-cell table:formula="of:=IF(AND([$Sheet1.$BJ35] * [$Sheet1.$BK35] * [$Sheet1.$BL35]; ([$Sheet1.$BJ35] + [$Sheet1.$BK35] + [$Sheet1.$BL35]) &gt;= ([$Sheet1.$BJ35] * [$Sheet1.$BK35] * [$Sheet1.$BL35]));[$Sheet1.BJ35];{})" office:value-type="float" office:value="0" calcext:value-type="float">
            <text:p/>
          </table:table-cell>
          <table:table-cell table:formula="of:=IF(AND([$Sheet1.$BJ35] * [$Sheet1.$BK35] * [$Sheet1.$BL35]; ([$Sheet1.$BJ35] + [$Sheet1.$BK35] + [$Sheet1.$BL35]) &gt;= ([$Sheet1.$BJ35] * [$Sheet1.$BK35] * [$Sheet1.$BL35]));[$Sheet1.BK35];{})" office:value-type="float" office:value="0" calcext:value-type="float">
            <text:p/>
          </table:table-cell>
          <table:table-cell table:formula="of:=IF(AND([$Sheet1.$BJ35] * [$Sheet1.$BK35] * [$Sheet1.$BL35]; ([$Sheet1.$BJ35] + [$Sheet1.$BK35] + [$Sheet1.$BL35]) &gt;= ([$Sheet1.$BJ35] * [$Sheet1.$BK35] * [$Sheet1.$BL35]));[$Sheet1.BL35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$Sheet1.$C36] * [$Sheet1.$D36]; ([$Sheet1.$C36] + [$Sheet1.$D36]) &gt;= [$Sheet1.$C36] * [$Sheet1.$D36]);[$Sheet1.C36];{})" office:value-type="float" office:value="0" calcext:value-type="float">
            <text:p/>
          </table:table-cell>
          <table:table-cell table:formula="of:=IF(AND([$Sheet1.$C36] * [$Sheet1.$D36]; ([$Sheet1.$C36] + [$Sheet1.$D36]) &gt;= [$Sheet1.$C36] * [$Sheet1.$D36]);[$Sheet1.D36];{})" office:value-type="float" office:value="0" calcext:value-type="float">
            <text:p/>
          </table:table-cell>
          <table:table-cell table:formula="of:=IF(AND([$Sheet1.$E36] * [$Sheet1.$F36]; ([$Sheet1.$E36] + [$Sheet1.$F36]) &gt;= [$Sheet1.$E36] * [$Sheet1.$F36]);[$Sheet1.E36];{})" office:value-type="float" office:value="0" calcext:value-type="float">
            <text:p/>
          </table:table-cell>
          <table:table-cell table:formula="of:=IF(AND([$Sheet1.$E36] * [$Sheet1.$F36]; ([$Sheet1.$E36] + [$Sheet1.$F36]) &gt;= [$Sheet1.$E36] * [$Sheet1.$F36]);[$Sheet1.F36];{})" office:value-type="float" office:value="0" calcext:value-type="float">
            <text:p/>
          </table:table-cell>
          <table:table-cell table:formula="of:=IF(AND([$Sheet1.$H36] * [$Sheet1.$I36]; [$Sheet1.$H36] + [$Sheet1.$I36] &gt;= [$Sheet1.$H36] * [$Sheet1.$I36]);[$Sheet1.G36];{})" office:value-type="float" office:value="1" calcext:value-type="float">
            <text:p>1</text:p>
          </table:table-cell>
          <table:table-cell table:formula="of:=IF(AND([$Sheet1.$H36] * [$Sheet1.$I36]; [$Sheet1.$H36] + [$Sheet1.$I36] &gt;= [$Sheet1.$H36] * [$Sheet1.$I36]);[$Sheet1.H36];{})" office:value-type="float" office:value="1" calcext:value-type="float">
            <text:p>1</text:p>
          </table:table-cell>
          <table:table-cell table:formula="of:=IF(AND([$Sheet1.$H36] * [$Sheet1.$I36]; [$Sheet1.$H36] + [$Sheet1.$I36] &gt;= [$Sheet1.$H36] * [$Sheet1.$I36]);[$Sheet1.I36];{})" office:value-type="float" office:value="4" calcext:value-type="float">
            <text:p>4</text:p>
          </table:table-cell>
          <table:table-cell table:formula="of:=IF(AND([$Sheet1.$J36] * [$Sheet1.$K36] * [$Sheet1.$L36]; ([$Sheet1.$J36] + [$Sheet1.$K36] + [$Sheet1.$L36]) &gt;= ([$Sheet1.$J36] * [$Sheet1.$K36] * [$Sheet1.$L36]));[$Sheet1.J36];{})" office:value-type="float" office:value="0" calcext:value-type="float">
            <text:p/>
          </table:table-cell>
          <table:table-cell table:formula="of:=IF(AND([$Sheet1.$J36] * [$Sheet1.$K36] * [$Sheet1.$L36]; ([$Sheet1.$J36] + [$Sheet1.$K36] + [$Sheet1.$L36]) &gt;= ([$Sheet1.$J36] * [$Sheet1.$K36] * [$Sheet1.$L36]));[$Sheet1.K36];{})" office:value-type="float" office:value="0" calcext:value-type="float">
            <text:p/>
          </table:table-cell>
          <table:table-cell table:formula="of:=IF(AND([$Sheet1.$J36] * [$Sheet1.$K36] * [$Sheet1.$L36]; ([$Sheet1.$J36] + [$Sheet1.$K36] + [$Sheet1.$L36]) &gt;= ([$Sheet1.$J36] * [$Sheet1.$K36] * [$Sheet1.$L36]));[$Sheet1.L36];{})" office:value-type="float" office:value="0" calcext:value-type="float">
            <text:p/>
          </table:table-cell>
          <table:table-cell table:formula="of:=IF(AND([$Sheet1.$M36] * [$Sheet1.$N36] * [$Sheet1.$O36]; ([$Sheet1.$M36] + [$Sheet1.$N36] + [$Sheet1.$O36]) &gt;= ([$Sheet1.$M36] * [$Sheet1.$N36] * [$Sheet1.$O36]));[$Sheet1.M36];{})" office:value-type="float" office:value="0" calcext:value-type="float">
            <text:p/>
          </table:table-cell>
          <table:table-cell table:formula="of:=IF(AND([$Sheet1.$M36] * [$Sheet1.$N36] * [$Sheet1.$O36]; ([$Sheet1.$M36] + [$Sheet1.$N36] + [$Sheet1.$O36]) &gt;= ([$Sheet1.$M36] * [$Sheet1.$N36] * [$Sheet1.$O36]));[$Sheet1.N36];{})" office:value-type="float" office:value="0" calcext:value-type="float">
            <text:p/>
          </table:table-cell>
          <table:table-cell table:formula="of:=IF(AND([$Sheet1.$M36] * [$Sheet1.$N36] * [$Sheet1.$O36]; ([$Sheet1.$M36] + [$Sheet1.$N36] + [$Sheet1.$O36]) &gt;= ([$Sheet1.$M36] * [$Sheet1.$N36] * [$Sheet1.$O36]));[$Sheet1.O36];{})" office:value-type="float" office:value="0" calcext:value-type="float">
            <text:p/>
          </table:table-cell>
          <table:table-cell table:formula="of:=IF(AND([$Sheet1.$P36] * [$Sheet1.$Q36] * [$Sheet1.$R36]; ([$Sheet1.$P36] + [$Sheet1.$Q36] + [$Sheet1.$R36]) &gt;= ([$Sheet1.$P36] * [$Sheet1.$Q36] * [$Sheet1.$R36]));[$Sheet1.P36];{})" office:value-type="float" office:value="0" calcext:value-type="float">
            <text:p/>
          </table:table-cell>
          <table:table-cell table:formula="of:=IF(AND([$Sheet1.$P36] * [$Sheet1.$Q36] * [$Sheet1.$R36]; ([$Sheet1.$P36] + [$Sheet1.$Q36] + [$Sheet1.$R36]) &gt;= ([$Sheet1.$P36] * [$Sheet1.$Q36] * [$Sheet1.$R36]));[$Sheet1.Q36];{})" office:value-type="float" office:value="0" calcext:value-type="float">
            <text:p/>
          </table:table-cell>
          <table:table-cell table:formula="of:=IF(AND([$Sheet1.$P36] * [$Sheet1.$Q36] * [$Sheet1.$R36]; ([$Sheet1.$P36] + [$Sheet1.$Q36] + [$Sheet1.$R36]) &gt;= ([$Sheet1.$P36] * [$Sheet1.$Q36] * [$Sheet1.$R36]));[$Sheet1.R36];{})" office:value-type="float" office:value="0" calcext:value-type="float">
            <text:p/>
          </table:table-cell>
          <table:table-cell table:formula="of:=IF(AND([$Sheet1.$S36] * [$Sheet1.$T36] * [$Sheet1.$U36]; ([$Sheet1.$S36] + [$Sheet1.$T36] + [$Sheet1.$U36]) &gt;= ([$Sheet1.$S36] * [$Sheet1.$T36] * [$Sheet1.$U36]));[$Sheet1.S36];{})" office:value-type="float" office:value="0" calcext:value-type="float">
            <text:p/>
          </table:table-cell>
          <table:table-cell table:formula="of:=IF(AND([$Sheet1.$S36] * [$Sheet1.$T36] * [$Sheet1.$U36]; ([$Sheet1.$S36] + [$Sheet1.$T36] + [$Sheet1.$U36]) &gt;= ([$Sheet1.$S36] * [$Sheet1.$T36] * [$Sheet1.$U36]));[$Sheet1.T36];{})" office:value-type="float" office:value="0" calcext:value-type="float">
            <text:p/>
          </table:table-cell>
          <table:table-cell table:formula="of:=IF(AND([$Sheet1.$S36] * [$Sheet1.$T36] * [$Sheet1.$U36]; ([$Sheet1.$S36] + [$Sheet1.$T36] + [$Sheet1.$U36]) &gt;= ([$Sheet1.$S36] * [$Sheet1.$T36] * [$Sheet1.$U36]));[$Sheet1.U36];{})" office:value-type="float" office:value="0" calcext:value-type="float">
            <text:p/>
          </table:table-cell>
          <table:table-cell table:formula="of:=IF(AND([$Sheet1.$V36] * [$Sheet1.$W36] * [$Sheet1.$X36]; ([$Sheet1.$V36] + [$Sheet1.$W36] + [$Sheet1.$X36]) &gt;= ([$Sheet1.$V36] * [$Sheet1.$W36] * [$Sheet1.$X36]));[$Sheet1.V36];{})" office:value-type="float" office:value="0" calcext:value-type="float">
            <text:p/>
          </table:table-cell>
          <table:table-cell table:formula="of:=IF(AND([$Sheet1.$V36] * [$Sheet1.$W36] * [$Sheet1.$X36]; ([$Sheet1.$V36] + [$Sheet1.$W36] + [$Sheet1.$X36]) &gt;= ([$Sheet1.$V36] * [$Sheet1.$W36] * [$Sheet1.$X36]));[$Sheet1.W36];{})" office:value-type="float" office:value="0" calcext:value-type="float">
            <text:p/>
          </table:table-cell>
          <table:table-cell table:formula="of:=IF(AND([$Sheet1.$V36] * [$Sheet1.$W36] * [$Sheet1.$X36]; ([$Sheet1.$V36] + [$Sheet1.$W36] + [$Sheet1.$X36]) &gt;= ([$Sheet1.$V36] * [$Sheet1.$W36] * [$Sheet1.$X36]));[$Sheet1.X36];{})" office:value-type="float" office:value="0" calcext:value-type="float">
            <text:p/>
          </table:table-cell>
          <table:table-cell table:formula="of:=IF(AND([$Sheet1.$Y36] * [$Sheet1.$Z36] * [$Sheet1.$AA36]; ([$Sheet1.$Y36] + [$Sheet1.$Z36] + [$Sheet1.$AA36]) &gt;= ([$Sheet1.$Y36] * [$Sheet1.$Z36] * [$Sheet1.$AA36]));[$Sheet1.Y36];{})" office:value-type="float" office:value="0" calcext:value-type="float">
            <text:p/>
          </table:table-cell>
          <table:table-cell table:formula="of:=IF(AND([$Sheet1.$Y36] * [$Sheet1.$Z36] * [$Sheet1.$AA36]; ([$Sheet1.$Y36] + [$Sheet1.$Z36] + [$Sheet1.$AA36]) &gt;= ([$Sheet1.$Y36] * [$Sheet1.$Z36] * [$Sheet1.$AA36]));[$Sheet1.Z36];{})" office:value-type="float" office:value="0" calcext:value-type="float">
            <text:p/>
          </table:table-cell>
          <table:table-cell table:formula="of:=IF(AND([$Sheet1.$Y36] * [$Sheet1.$Z36] * [$Sheet1.$AA36]; ([$Sheet1.$Y36] + [$Sheet1.$Z36] + [$Sheet1.$AA36]) &gt;= ([$Sheet1.$Y36] * [$Sheet1.$Z36] * [$Sheet1.$AA36]));[$Sheet1.AA36];{})" office:value-type="float" office:value="0" calcext:value-type="float">
            <text:p/>
          </table:table-cell>
          <table:table-cell table:formula="of:=IF(AND([$Sheet1.$AB36] * [$Sheet1.$AC36] * [$Sheet1.$AD36]; ([$Sheet1.$AB36] + [$Sheet1.$AC36] + [$Sheet1.$AD36]) &gt;= ([$Sheet1.$AB36] * [$Sheet1.$AC36] * [$Sheet1.$AD36]));[$Sheet1.AB36];{})" office:value-type="float" office:value="0" calcext:value-type="float">
            <text:p/>
          </table:table-cell>
          <table:table-cell table:formula="of:=IF(AND([$Sheet1.$AB36] * [$Sheet1.$AC36] * [$Sheet1.$AD36]; ([$Sheet1.$AB36] + [$Sheet1.$AC36] + [$Sheet1.$AD36]) &gt;= ([$Sheet1.$AB36] * [$Sheet1.$AC36] * [$Sheet1.$AD36]));[$Sheet1.AC36];{})" office:value-type="float" office:value="0" calcext:value-type="float">
            <text:p/>
          </table:table-cell>
          <table:table-cell table:formula="of:=IF(AND([$Sheet1.$AB36] * [$Sheet1.$AC36] * [$Sheet1.$AD36]; ([$Sheet1.$AB36] + [$Sheet1.$AC36] + [$Sheet1.$AD36]) &gt;= ([$Sheet1.$AB36] * [$Sheet1.$AC36] * [$Sheet1.$AD36]));[$Sheet1.AD36];{})" office:value-type="float" office:value="0" calcext:value-type="float">
            <text:p/>
          </table:table-cell>
          <table:table-cell table:formula="of:=IF(AND([$Sheet1.$AE36] * [$Sheet1.$AF36] * [$Sheet1.$AG36]; ([$Sheet1.$AE36] + [$Sheet1.$AF36] + [$Sheet1.$AG36]) &gt;= ([$Sheet1.$AE36] * [$Sheet1.$AF36] * [$Sheet1.$AG36]));[$Sheet1.AE36];{})" office:value-type="float" office:value="0" calcext:value-type="float">
            <text:p/>
          </table:table-cell>
          <table:table-cell table:formula="of:=IF(AND([$Sheet1.$AE36] * [$Sheet1.$AF36] * [$Sheet1.$AG36]; ([$Sheet1.$AE36] + [$Sheet1.$AF36] + [$Sheet1.$AG36]) &gt;= ([$Sheet1.$AE36] * [$Sheet1.$AF36] * [$Sheet1.$AG36]));[$Sheet1.AF36];{})" office:value-type="float" office:value="0" calcext:value-type="float">
            <text:p/>
          </table:table-cell>
          <table:table-cell table:formula="of:=IF(AND([$Sheet1.$AE36] * [$Sheet1.$AF36] * [$Sheet1.$AG36]; ([$Sheet1.$AE36] + [$Sheet1.$AF36] + [$Sheet1.$AG36]) &gt;= ([$Sheet1.$AE36] * [$Sheet1.$AF36] * [$Sheet1.$AG36]));[$Sheet1.AG36];{})" office:value-type="float" office:value="0" calcext:value-type="float">
            <text:p/>
          </table:table-cell>
          <table:table-cell table:formula="of:=IF(AND([$Sheet1.$AH36] * [$Sheet1.$AI36] * [$Sheet1.$AJ36]; ([$Sheet1.$AH36] + [$Sheet1.$AI36] + [$Sheet1.$AJ36]) &gt;= ([$Sheet1.$AH36] * [$Sheet1.$AI36] * [$Sheet1.$AJ36]));[$Sheet1.AH36];{})" office:value-type="float" office:value="0" calcext:value-type="float">
            <text:p/>
          </table:table-cell>
          <table:table-cell table:formula="of:=IF(AND([$Sheet1.$AH36] * [$Sheet1.$AI36] * [$Sheet1.$AJ36]; ([$Sheet1.$AH36] + [$Sheet1.$AI36] + [$Sheet1.$AJ36]) &gt;= ([$Sheet1.$AH36] * [$Sheet1.$AI36] * [$Sheet1.$AJ36]));[$Sheet1.AI36];{})" office:value-type="float" office:value="0" calcext:value-type="float">
            <text:p/>
          </table:table-cell>
          <table:table-cell table:formula="of:=IF(AND([$Sheet1.$AH36] * [$Sheet1.$AI36] * [$Sheet1.$AJ36]; ([$Sheet1.$AH36] + [$Sheet1.$AI36] + [$Sheet1.$AJ36]) &gt;= ([$Sheet1.$AH36] * [$Sheet1.$AI36] * [$Sheet1.$AJ36]));[$Sheet1.AJ36];{})" office:value-type="float" office:value="0" calcext:value-type="float">
            <text:p/>
          </table:table-cell>
          <table:table-cell table:formula="of:=IF(AND([$Sheet1.$AK36] * [$Sheet1.$AL36] * [$Sheet1.$AM36]; ([$Sheet1.$AK36] + [$Sheet1.$AL36] + [$Sheet1.$AM36]) &gt;= ([$Sheet1.$AK36] * [$Sheet1.$AL36] * [$Sheet1.$AM36]));[$Sheet1.AK36];{})" office:value-type="float" office:value="0" calcext:value-type="float">
            <text:p/>
          </table:table-cell>
          <table:table-cell table:formula="of:=IF(AND([$Sheet1.$AK36] * [$Sheet1.$AL36] * [$Sheet1.$AM36]; ([$Sheet1.$AK36] + [$Sheet1.$AL36] + [$Sheet1.$AM36]) &gt;= ([$Sheet1.$AK36] * [$Sheet1.$AL36] * [$Sheet1.$AM36]));[$Sheet1.AL36];{})" office:value-type="float" office:value="0" calcext:value-type="float">
            <text:p/>
          </table:table-cell>
          <table:table-cell table:formula="of:=IF(AND([$Sheet1.$AK36] * [$Sheet1.$AL36] * [$Sheet1.$AM36]; ([$Sheet1.$AK36] + [$Sheet1.$AL36] + [$Sheet1.$AM36]) &gt;= ([$Sheet1.$AK36] * [$Sheet1.$AL36] * [$Sheet1.$AM36]));[$Sheet1.AM36];{})" office:value-type="float" office:value="0" calcext:value-type="float">
            <text:p/>
          </table:table-cell>
          <table:table-cell table:formula="of:=IF(AND([$Sheet1.$AN36] * [$Sheet1.$AO36] * [$Sheet1.$AP36]; ([$Sheet1.$AN36] + [$Sheet1.$AO36] + [$Sheet1.$AP36]) &gt;= ([$Sheet1.$AN36] * [$Sheet1.$AO36] * [$Sheet1.$AP36]));[$Sheet1.AN36];{})" office:value-type="float" office:value="0" calcext:value-type="float">
            <text:p/>
          </table:table-cell>
          <table:table-cell table:formula="of:=IF(AND([$Sheet1.$AN36] * [$Sheet1.$AO36] * [$Sheet1.$AP36]; ([$Sheet1.$AN36] + [$Sheet1.$AO36] + [$Sheet1.$AP36]) &gt;= ([$Sheet1.$AN36] * [$Sheet1.$AO36] * [$Sheet1.$AP36]));[$Sheet1.AO36];{})" office:value-type="float" office:value="0" calcext:value-type="float">
            <text:p/>
          </table:table-cell>
          <table:table-cell table:formula="of:=IF(AND([$Sheet1.$AN36] * [$Sheet1.$AO36] * [$Sheet1.$AP36]; ([$Sheet1.$AN36] + [$Sheet1.$AO36] + [$Sheet1.$AP36]) &gt;= ([$Sheet1.$AN36] * [$Sheet1.$AO36] * [$Sheet1.$AP36]));[$Sheet1.AP36];{})" office:value-type="float" office:value="0" calcext:value-type="float">
            <text:p/>
          </table:table-cell>
          <table:table-cell table:formula="of:=IF(AND([$Sheet1.$AQ36] * [$Sheet1.$AR36] * [$Sheet1.$AS36]; ([$Sheet1.$AQ36] + [$Sheet1.$AR36] + [$Sheet1.$AS36]) &gt;= ([$Sheet1.$AQ36] * [$Sheet1.$AR36] * [$Sheet1.$AS36]));[$Sheet1.AQ36];{})" office:value-type="float" office:value="0" calcext:value-type="float">
            <text:p/>
          </table:table-cell>
          <table:table-cell table:formula="of:=IF(AND([$Sheet1.$AQ36] * [$Sheet1.$AR36] * [$Sheet1.$AS36]; ([$Sheet1.$AQ36] + [$Sheet1.$AR36] + [$Sheet1.$AS36]) &gt;= ([$Sheet1.$AQ36] * [$Sheet1.$AR36] * [$Sheet1.$AS36]));[$Sheet1.AR36];{})" office:value-type="float" office:value="0" calcext:value-type="float">
            <text:p/>
          </table:table-cell>
          <table:table-cell table:formula="of:=IF(AND([$Sheet1.$AQ36] * [$Sheet1.$AR36] * [$Sheet1.$AS36]; ([$Sheet1.$AQ36] + [$Sheet1.$AR36] + [$Sheet1.$AS36]) &gt;= ([$Sheet1.$AQ36] * [$Sheet1.$AR36] * [$Sheet1.$AS36]));[$Sheet1.AS36];{})" office:value-type="float" office:value="0" calcext:value-type="float">
            <text:p/>
          </table:table-cell>
          <table:table-cell table:formula="of:=IF(AND([$Sheet1.$AT36] * [$Sheet1.$AU36] * [$Sheet1.$AV36]; ([$Sheet1.$AT36] + [$Sheet1.$AU36] + [$Sheet1.$AV36]) &gt;= ([$Sheet1.$AT36] * [$Sheet1.$AU36] * [$Sheet1.$AV36]));[$Sheet1.AT36];{})" office:value-type="float" office:value="0" calcext:value-type="float">
            <text:p/>
          </table:table-cell>
          <table:table-cell table:formula="of:=IF(AND([$Sheet1.$AT36] * [$Sheet1.$AU36] * [$Sheet1.$AV36]; ([$Sheet1.$AT36] + [$Sheet1.$AU36] + [$Sheet1.$AV36]) &gt;= ([$Sheet1.$AT36] * [$Sheet1.$AU36] * [$Sheet1.$AV36]));[$Sheet1.AU36];{})" office:value-type="float" office:value="0" calcext:value-type="float">
            <text:p/>
          </table:table-cell>
          <table:table-cell table:formula="of:=IF(AND([$Sheet1.$AT36] * [$Sheet1.$AU36] * [$Sheet1.$AV36]; ([$Sheet1.$AT36] + [$Sheet1.$AU36] + [$Sheet1.$AV36]) &gt;= ([$Sheet1.$AT36] * [$Sheet1.$AU36] * [$Sheet1.$AV36]));[$Sheet1.AV36];{})" office:value-type="float" office:value="0" calcext:value-type="float">
            <text:p/>
          </table:table-cell>
          <table:table-cell table:formula="of:=IF(AND([$Sheet1.$AW36] * [$Sheet1.$AX36] * [$Sheet1.$AY36]; ([$Sheet1.$AW36] + [$Sheet1.$AX36] + [$Sheet1.$AY36]) &gt;= ([$Sheet1.$AW36] * [$Sheet1.$AX36] * [$Sheet1.$AY36]));[$Sheet1.AW36];{})" office:value-type="float" office:value="0" calcext:value-type="float">
            <text:p/>
          </table:table-cell>
          <table:table-cell table:formula="of:=IF(AND([$Sheet1.$AW36] * [$Sheet1.$AX36] * [$Sheet1.$AY36]; ([$Sheet1.$AW36] + [$Sheet1.$AX36] + [$Sheet1.$AY36]) &gt;= ([$Sheet1.$AW36] * [$Sheet1.$AX36] * [$Sheet1.$AY36]));[$Sheet1.AX36];{})" office:value-type="float" office:value="0" calcext:value-type="float">
            <text:p/>
          </table:table-cell>
          <table:table-cell table:formula="of:=IF(AND([$Sheet1.$AW36] * [$Sheet1.$AX36] * [$Sheet1.$AY36]; ([$Sheet1.$AW36] + [$Sheet1.$AX36] + [$Sheet1.$AY36]) &gt;= ([$Sheet1.$AW36] * [$Sheet1.$AX36] * [$Sheet1.$AY36]));[$Sheet1.AY36];{})" office:value-type="float" office:value="0" calcext:value-type="float">
            <text:p/>
          </table:table-cell>
          <table:table-cell table:formula="of:=IF(AND([$Sheet1.$AZ36] * [$Sheet1.$BA36] * [$Sheet1.$BB36]; ([$Sheet1.$AZ36] + [$Sheet1.$BA36] + [$Sheet1.$BB36]) &gt;= ([$Sheet1.$AZ36] * [$Sheet1.$BA36] * [$Sheet1.$BB36]));[$Sheet1.AZ36];{})" office:value-type="float" office:value="0" calcext:value-type="float">
            <text:p/>
          </table:table-cell>
          <table:table-cell table:formula="of:=IF(AND([$Sheet1.$AZ36] * [$Sheet1.$BA36] * [$Sheet1.$BB36]; ([$Sheet1.$AZ36] + [$Sheet1.$BA36] + [$Sheet1.$BB36]) &gt;= ([$Sheet1.$AZ36] * [$Sheet1.$BA36] * [$Sheet1.$BB36]));[$Sheet1.BA36];{})" office:value-type="float" office:value="0" calcext:value-type="float">
            <text:p/>
          </table:table-cell>
          <table:table-cell table:formula="of:=IF(AND([$Sheet1.$AZ36] * [$Sheet1.$BA36] * [$Sheet1.$BB36]; ([$Sheet1.$AZ36] + [$Sheet1.$BA36] + [$Sheet1.$BB36]) &gt;= ([$Sheet1.$AZ36] * [$Sheet1.$BA36] * [$Sheet1.$BB36]));[$Sheet1.BB36];{})" office:value-type="float" office:value="0" calcext:value-type="float">
            <text:p/>
          </table:table-cell>
          <table:table-cell table:formula="of:=IF(AND([$Sheet1.$BC36] * [$Sheet1.$BD36] * [$Sheet1.$BE36]; ([$Sheet1.$BC36] + [$Sheet1.$BD36] + [$Sheet1.$BE36]) &gt;= ([$Sheet1.$BC36] * [$Sheet1.$BD36] * [$Sheet1.$BE36]));[$Sheet1.BC36];{})" office:value-type="float" office:value="0" calcext:value-type="float">
            <text:p/>
          </table:table-cell>
          <table:table-cell table:formula="of:=IF(AND([$Sheet1.$BC36] * [$Sheet1.$BD36] * [$Sheet1.$BE36]; ([$Sheet1.$BC36] + [$Sheet1.$BD36] + [$Sheet1.$BE36]) &gt;= ([$Sheet1.$BC36] * [$Sheet1.$BD36] * [$Sheet1.$BE36]));[$Sheet1.BD36];{})" office:value-type="float" office:value="0" calcext:value-type="float">
            <text:p/>
          </table:table-cell>
          <table:table-cell table:formula="of:=IF(AND([$Sheet1.$BC36] * [$Sheet1.$BD36] * [$Sheet1.$BE36]; ([$Sheet1.$BC36] + [$Sheet1.$BD36] + [$Sheet1.$BE36]) &gt;= ([$Sheet1.$BC36] * [$Sheet1.$BD36] * [$Sheet1.$BE36]));[$Sheet1.BE36];{})" office:value-type="float" office:value="0" calcext:value-type="float">
            <text:p/>
          </table:table-cell>
          <table:table-cell table:number-columns-repeated="4"/>
          <table:table-cell table:formula="of:=IF(AND([$Sheet1.$BJ36] * [$Sheet1.$BK36] * [$Sheet1.$BL36]; ([$Sheet1.$BJ36] + [$Sheet1.$BK36] + [$Sheet1.$BL36]) &gt;= ([$Sheet1.$BJ36] * [$Sheet1.$BK36] * [$Sheet1.$BL36]));[$Sheet1.BJ36];{})" office:value-type="float" office:value="0" calcext:value-type="float">
            <text:p/>
          </table:table-cell>
          <table:table-cell table:formula="of:=IF(AND([$Sheet1.$BJ36] * [$Sheet1.$BK36] * [$Sheet1.$BL36]; ([$Sheet1.$BJ36] + [$Sheet1.$BK36] + [$Sheet1.$BL36]) &gt;= ([$Sheet1.$BJ36] * [$Sheet1.$BK36] * [$Sheet1.$BL36]));[$Sheet1.BK36];{})" office:value-type="float" office:value="0" calcext:value-type="float">
            <text:p/>
          </table:table-cell>
          <table:table-cell table:formula="of:=IF(AND([$Sheet1.$BJ36] * [$Sheet1.$BK36] * [$Sheet1.$BL36]; ([$Sheet1.$BJ36] + [$Sheet1.$BK36] + [$Sheet1.$BL36]) &gt;= ([$Sheet1.$BJ36] * [$Sheet1.$BK36] * [$Sheet1.$BL36]));[$Sheet1.BL36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$Sheet1.$C37] * [$Sheet1.$D37]; ([$Sheet1.$C37] + [$Sheet1.$D37]) &gt;= [$Sheet1.$C37] * [$Sheet1.$D37]);[$Sheet1.C37];{})" office:value-type="float" office:value="0" calcext:value-type="float">
            <text:p/>
          </table:table-cell>
          <table:table-cell table:formula="of:=IF(AND([$Sheet1.$C37] * [$Sheet1.$D37]; ([$Sheet1.$C37] + [$Sheet1.$D37]) &gt;= [$Sheet1.$C37] * [$Sheet1.$D37]);[$Sheet1.D37];{})" office:value-type="float" office:value="0" calcext:value-type="float">
            <text:p/>
          </table:table-cell>
          <table:table-cell table:formula="of:=IF(AND([$Sheet1.$E37] * [$Sheet1.$F37]; ([$Sheet1.$E37] + [$Sheet1.$F37]) &gt;= [$Sheet1.$E37] * [$Sheet1.$F37]);[$Sheet1.E37];{})" office:value-type="float" office:value="0" calcext:value-type="float">
            <text:p/>
          </table:table-cell>
          <table:table-cell table:formula="of:=IF(AND([$Sheet1.$E37] * [$Sheet1.$F37]; ([$Sheet1.$E37] + [$Sheet1.$F37]) &gt;= [$Sheet1.$E37] * [$Sheet1.$F37]);[$Sheet1.F37];{})" office:value-type="float" office:value="0" calcext:value-type="float">
            <text:p/>
          </table:table-cell>
          <table:table-cell table:formula="of:=IF(AND([$Sheet1.$H37] * [$Sheet1.$I37]; [$Sheet1.$H37] + [$Sheet1.$I37] &gt;= [$Sheet1.$H37] * [$Sheet1.$I37]);[$Sheet1.G37];{})" office:value-type="float" office:value="1" calcext:value-type="float">
            <text:p>1</text:p>
          </table:table-cell>
          <table:table-cell table:formula="of:=IF(AND([$Sheet1.$H37] * [$Sheet1.$I37]; [$Sheet1.$H37] + [$Sheet1.$I37] &gt;= [$Sheet1.$H37] * [$Sheet1.$I37]);[$Sheet1.H37];{})" office:value-type="float" office:value="1" calcext:value-type="float">
            <text:p>1</text:p>
          </table:table-cell>
          <table:table-cell table:formula="of:=IF(AND([$Sheet1.$H37] * [$Sheet1.$I37]; [$Sheet1.$H37] + [$Sheet1.$I37] &gt;= [$Sheet1.$H37] * [$Sheet1.$I37]);[$Sheet1.I37];{})" office:value-type="float" office:value="7" calcext:value-type="float">
            <text:p>7</text:p>
          </table:table-cell>
          <table:table-cell table:formula="of:=IF(AND([$Sheet1.$J37] * [$Sheet1.$K37] * [$Sheet1.$L37]; ([$Sheet1.$J37] + [$Sheet1.$K37] + [$Sheet1.$L37]) &gt;= ([$Sheet1.$J37] * [$Sheet1.$K37] * [$Sheet1.$L37]));[$Sheet1.J37];{})" office:value-type="float" office:value="0" calcext:value-type="float">
            <text:p/>
          </table:table-cell>
          <table:table-cell table:formula="of:=IF(AND([$Sheet1.$J37] * [$Sheet1.$K37] * [$Sheet1.$L37]; ([$Sheet1.$J37] + [$Sheet1.$K37] + [$Sheet1.$L37]) &gt;= ([$Sheet1.$J37] * [$Sheet1.$K37] * [$Sheet1.$L37]));[$Sheet1.K37];{})" office:value-type="float" office:value="0" calcext:value-type="float">
            <text:p/>
          </table:table-cell>
          <table:table-cell table:formula="of:=IF(AND([$Sheet1.$J37] * [$Sheet1.$K37] * [$Sheet1.$L37]; ([$Sheet1.$J37] + [$Sheet1.$K37] + [$Sheet1.$L37]) &gt;= ([$Sheet1.$J37] * [$Sheet1.$K37] * [$Sheet1.$L37]));[$Sheet1.L37];{})" office:value-type="float" office:value="0" calcext:value-type="float">
            <text:p/>
          </table:table-cell>
          <table:table-cell table:formula="of:=IF(AND([$Sheet1.$M37] * [$Sheet1.$N37] * [$Sheet1.$O37]; ([$Sheet1.$M37] + [$Sheet1.$N37] + [$Sheet1.$O37]) &gt;= ([$Sheet1.$M37] * [$Sheet1.$N37] * [$Sheet1.$O37]));[$Sheet1.M37];{})" office:value-type="float" office:value="0" calcext:value-type="float">
            <text:p/>
          </table:table-cell>
          <table:table-cell table:formula="of:=IF(AND([$Sheet1.$M37] * [$Sheet1.$N37] * [$Sheet1.$O37]; ([$Sheet1.$M37] + [$Sheet1.$N37] + [$Sheet1.$O37]) &gt;= ([$Sheet1.$M37] * [$Sheet1.$N37] * [$Sheet1.$O37]));[$Sheet1.N37];{})" office:value-type="float" office:value="0" calcext:value-type="float">
            <text:p/>
          </table:table-cell>
          <table:table-cell table:formula="of:=IF(AND([$Sheet1.$M37] * [$Sheet1.$N37] * [$Sheet1.$O37]; ([$Sheet1.$M37] + [$Sheet1.$N37] + [$Sheet1.$O37]) &gt;= ([$Sheet1.$M37] * [$Sheet1.$N37] * [$Sheet1.$O37]));[$Sheet1.O37];{})" office:value-type="float" office:value="0" calcext:value-type="float">
            <text:p/>
          </table:table-cell>
          <table:table-cell table:formula="of:=IF(AND([$Sheet1.$P37] * [$Sheet1.$Q37] * [$Sheet1.$R37]; ([$Sheet1.$P37] + [$Sheet1.$Q37] + [$Sheet1.$R37]) &gt;= ([$Sheet1.$P37] * [$Sheet1.$Q37] * [$Sheet1.$R37]));[$Sheet1.P37];{})" office:value-type="float" office:value="0" calcext:value-type="float">
            <text:p/>
          </table:table-cell>
          <table:table-cell table:formula="of:=IF(AND([$Sheet1.$P37] * [$Sheet1.$Q37] * [$Sheet1.$R37]; ([$Sheet1.$P37] + [$Sheet1.$Q37] + [$Sheet1.$R37]) &gt;= ([$Sheet1.$P37] * [$Sheet1.$Q37] * [$Sheet1.$R37]));[$Sheet1.Q37];{})" office:value-type="float" office:value="0" calcext:value-type="float">
            <text:p/>
          </table:table-cell>
          <table:table-cell table:formula="of:=IF(AND([$Sheet1.$P37] * [$Sheet1.$Q37] * [$Sheet1.$R37]; ([$Sheet1.$P37] + [$Sheet1.$Q37] + [$Sheet1.$R37]) &gt;= ([$Sheet1.$P37] * [$Sheet1.$Q37] * [$Sheet1.$R37]));[$Sheet1.R37];{})" office:value-type="float" office:value="0" calcext:value-type="float">
            <text:p/>
          </table:table-cell>
          <table:table-cell table:formula="of:=IF(AND([$Sheet1.$S37] * [$Sheet1.$T37] * [$Sheet1.$U37]; ([$Sheet1.$S37] + [$Sheet1.$T37] + [$Sheet1.$U37]) &gt;= ([$Sheet1.$S37] * [$Sheet1.$T37] * [$Sheet1.$U37]));[$Sheet1.S37];{})" office:value-type="float" office:value="0" calcext:value-type="float">
            <text:p/>
          </table:table-cell>
          <table:table-cell table:formula="of:=IF(AND([$Sheet1.$S37] * [$Sheet1.$T37] * [$Sheet1.$U37]; ([$Sheet1.$S37] + [$Sheet1.$T37] + [$Sheet1.$U37]) &gt;= ([$Sheet1.$S37] * [$Sheet1.$T37] * [$Sheet1.$U37]));[$Sheet1.T37];{})" office:value-type="float" office:value="0" calcext:value-type="float">
            <text:p/>
          </table:table-cell>
          <table:table-cell table:formula="of:=IF(AND([$Sheet1.$S37] * [$Sheet1.$T37] * [$Sheet1.$U37]; ([$Sheet1.$S37] + [$Sheet1.$T37] + [$Sheet1.$U37]) &gt;= ([$Sheet1.$S37] * [$Sheet1.$T37] * [$Sheet1.$U37]));[$Sheet1.U37];{})" office:value-type="float" office:value="0" calcext:value-type="float">
            <text:p/>
          </table:table-cell>
          <table:table-cell table:formula="of:=IF(AND([$Sheet1.$V37] * [$Sheet1.$W37] * [$Sheet1.$X37]; ([$Sheet1.$V37] + [$Sheet1.$W37] + [$Sheet1.$X37]) &gt;= ([$Sheet1.$V37] * [$Sheet1.$W37] * [$Sheet1.$X37]));[$Sheet1.V37];{})" office:value-type="float" office:value="3" calcext:value-type="float">
            <text:p>3</text:p>
          </table:table-cell>
          <table:table-cell table:formula="of:=IF(AND([$Sheet1.$V37] * [$Sheet1.$W37] * [$Sheet1.$X37]; ([$Sheet1.$V37] + [$Sheet1.$W37] + [$Sheet1.$X37]) &gt;= ([$Sheet1.$V37] * [$Sheet1.$W37] * [$Sheet1.$X37]));[$Sheet1.W37];{})" office:value-type="float" office:value="1" calcext:value-type="float">
            <text:p>1</text:p>
          </table:table-cell>
          <table:table-cell table:formula="of:=IF(AND([$Sheet1.$V37] * [$Sheet1.$W37] * [$Sheet1.$X37]; ([$Sheet1.$V37] + [$Sheet1.$W37] + [$Sheet1.$X37]) &gt;= ([$Sheet1.$V37] * [$Sheet1.$W37] * [$Sheet1.$X37]));[$Sheet1.X37];{})" office:value-type="float" office:value="2" calcext:value-type="float">
            <text:p>2</text:p>
          </table:table-cell>
          <table:table-cell table:formula="of:=IF(AND([$Sheet1.$Y37] * [$Sheet1.$Z37] * [$Sheet1.$AA37]; ([$Sheet1.$Y37] + [$Sheet1.$Z37] + [$Sheet1.$AA37]) &gt;= ([$Sheet1.$Y37] * [$Sheet1.$Z37] * [$Sheet1.$AA37]));[$Sheet1.Y37];{})" office:value-type="float" office:value="0" calcext:value-type="float">
            <text:p/>
          </table:table-cell>
          <table:table-cell table:formula="of:=IF(AND([$Sheet1.$Y37] * [$Sheet1.$Z37] * [$Sheet1.$AA37]; ([$Sheet1.$Y37] + [$Sheet1.$Z37] + [$Sheet1.$AA37]) &gt;= ([$Sheet1.$Y37] * [$Sheet1.$Z37] * [$Sheet1.$AA37]));[$Sheet1.Z37];{})" office:value-type="float" office:value="0" calcext:value-type="float">
            <text:p/>
          </table:table-cell>
          <table:table-cell table:formula="of:=IF(AND([$Sheet1.$Y37] * [$Sheet1.$Z37] * [$Sheet1.$AA37]; ([$Sheet1.$Y37] + [$Sheet1.$Z37] + [$Sheet1.$AA37]) &gt;= ([$Sheet1.$Y37] * [$Sheet1.$Z37] * [$Sheet1.$AA37]));[$Sheet1.AA37];{})" office:value-type="float" office:value="0" calcext:value-type="float">
            <text:p/>
          </table:table-cell>
          <table:table-cell table:formula="of:=IF(AND([$Sheet1.$AB37] * [$Sheet1.$AC37] * [$Sheet1.$AD37]; ([$Sheet1.$AB37] + [$Sheet1.$AC37] + [$Sheet1.$AD37]) &gt;= ([$Sheet1.$AB37] * [$Sheet1.$AC37] * [$Sheet1.$AD37]));[$Sheet1.AB37];{})" office:value-type="float" office:value="0" calcext:value-type="float">
            <text:p/>
          </table:table-cell>
          <table:table-cell table:formula="of:=IF(AND([$Sheet1.$AB37] * [$Sheet1.$AC37] * [$Sheet1.$AD37]; ([$Sheet1.$AB37] + [$Sheet1.$AC37] + [$Sheet1.$AD37]) &gt;= ([$Sheet1.$AB37] * [$Sheet1.$AC37] * [$Sheet1.$AD37]));[$Sheet1.AC37];{})" office:value-type="float" office:value="0" calcext:value-type="float">
            <text:p/>
          </table:table-cell>
          <table:table-cell table:formula="of:=IF(AND([$Sheet1.$AB37] * [$Sheet1.$AC37] * [$Sheet1.$AD37]; ([$Sheet1.$AB37] + [$Sheet1.$AC37] + [$Sheet1.$AD37]) &gt;= ([$Sheet1.$AB37] * [$Sheet1.$AC37] * [$Sheet1.$AD37]));[$Sheet1.AD37];{})" office:value-type="float" office:value="0" calcext:value-type="float">
            <text:p/>
          </table:table-cell>
          <table:table-cell table:formula="of:=IF(AND([$Sheet1.$AE37] * [$Sheet1.$AF37] * [$Sheet1.$AG37]; ([$Sheet1.$AE37] + [$Sheet1.$AF37] + [$Sheet1.$AG37]) &gt;= ([$Sheet1.$AE37] * [$Sheet1.$AF37] * [$Sheet1.$AG37]));[$Sheet1.AE37];{})" office:value-type="float" office:value="0" calcext:value-type="float">
            <text:p/>
          </table:table-cell>
          <table:table-cell table:formula="of:=IF(AND([$Sheet1.$AE37] * [$Sheet1.$AF37] * [$Sheet1.$AG37]; ([$Sheet1.$AE37] + [$Sheet1.$AF37] + [$Sheet1.$AG37]) &gt;= ([$Sheet1.$AE37] * [$Sheet1.$AF37] * [$Sheet1.$AG37]));[$Sheet1.AF37];{})" office:value-type="float" office:value="0" calcext:value-type="float">
            <text:p/>
          </table:table-cell>
          <table:table-cell table:formula="of:=IF(AND([$Sheet1.$AE37] * [$Sheet1.$AF37] * [$Sheet1.$AG37]; ([$Sheet1.$AE37] + [$Sheet1.$AF37] + [$Sheet1.$AG37]) &gt;= ([$Sheet1.$AE37] * [$Sheet1.$AF37] * [$Sheet1.$AG37]));[$Sheet1.AG37];{})" office:value-type="float" office:value="0" calcext:value-type="float">
            <text:p/>
          </table:table-cell>
          <table:table-cell table:formula="of:=IF(AND([$Sheet1.$AH37] * [$Sheet1.$AI37] * [$Sheet1.$AJ37]; ([$Sheet1.$AH37] + [$Sheet1.$AI37] + [$Sheet1.$AJ37]) &gt;= ([$Sheet1.$AH37] * [$Sheet1.$AI37] * [$Sheet1.$AJ37]));[$Sheet1.AH37];{})" office:value-type="float" office:value="0" calcext:value-type="float">
            <text:p/>
          </table:table-cell>
          <table:table-cell table:formula="of:=IF(AND([$Sheet1.$AH37] * [$Sheet1.$AI37] * [$Sheet1.$AJ37]; ([$Sheet1.$AH37] + [$Sheet1.$AI37] + [$Sheet1.$AJ37]) &gt;= ([$Sheet1.$AH37] * [$Sheet1.$AI37] * [$Sheet1.$AJ37]));[$Sheet1.AI37];{})" office:value-type="float" office:value="0" calcext:value-type="float">
            <text:p/>
          </table:table-cell>
          <table:table-cell table:formula="of:=IF(AND([$Sheet1.$AH37] * [$Sheet1.$AI37] * [$Sheet1.$AJ37]; ([$Sheet1.$AH37] + [$Sheet1.$AI37] + [$Sheet1.$AJ37]) &gt;= ([$Sheet1.$AH37] * [$Sheet1.$AI37] * [$Sheet1.$AJ37]));[$Sheet1.AJ37];{})" office:value-type="float" office:value="0" calcext:value-type="float">
            <text:p/>
          </table:table-cell>
          <table:table-cell table:formula="of:=IF(AND([$Sheet1.$AK37] * [$Sheet1.$AL37] * [$Sheet1.$AM37]; ([$Sheet1.$AK37] + [$Sheet1.$AL37] + [$Sheet1.$AM37]) &gt;= ([$Sheet1.$AK37] * [$Sheet1.$AL37] * [$Sheet1.$AM37]));[$Sheet1.AK37];{})" office:value-type="float" office:value="0" calcext:value-type="float">
            <text:p/>
          </table:table-cell>
          <table:table-cell table:formula="of:=IF(AND([$Sheet1.$AK37] * [$Sheet1.$AL37] * [$Sheet1.$AM37]; ([$Sheet1.$AK37] + [$Sheet1.$AL37] + [$Sheet1.$AM37]) &gt;= ([$Sheet1.$AK37] * [$Sheet1.$AL37] * [$Sheet1.$AM37]));[$Sheet1.AL37];{})" office:value-type="float" office:value="0" calcext:value-type="float">
            <text:p/>
          </table:table-cell>
          <table:table-cell table:formula="of:=IF(AND([$Sheet1.$AK37] * [$Sheet1.$AL37] * [$Sheet1.$AM37]; ([$Sheet1.$AK37] + [$Sheet1.$AL37] + [$Sheet1.$AM37]) &gt;= ([$Sheet1.$AK37] * [$Sheet1.$AL37] * [$Sheet1.$AM37]));[$Sheet1.AM37];{})" office:value-type="float" office:value="0" calcext:value-type="float">
            <text:p/>
          </table:table-cell>
          <table:table-cell table:formula="of:=IF(AND([$Sheet1.$AN37] * [$Sheet1.$AO37] * [$Sheet1.$AP37]; ([$Sheet1.$AN37] + [$Sheet1.$AO37] + [$Sheet1.$AP37]) &gt;= ([$Sheet1.$AN37] * [$Sheet1.$AO37] * [$Sheet1.$AP37]));[$Sheet1.AN37];{})" office:value-type="float" office:value="0" calcext:value-type="float">
            <text:p/>
          </table:table-cell>
          <table:table-cell table:formula="of:=IF(AND([$Sheet1.$AN37] * [$Sheet1.$AO37] * [$Sheet1.$AP37]; ([$Sheet1.$AN37] + [$Sheet1.$AO37] + [$Sheet1.$AP37]) &gt;= ([$Sheet1.$AN37] * [$Sheet1.$AO37] * [$Sheet1.$AP37]));[$Sheet1.AO37];{})" office:value-type="float" office:value="0" calcext:value-type="float">
            <text:p/>
          </table:table-cell>
          <table:table-cell table:formula="of:=IF(AND([$Sheet1.$AN37] * [$Sheet1.$AO37] * [$Sheet1.$AP37]; ([$Sheet1.$AN37] + [$Sheet1.$AO37] + [$Sheet1.$AP37]) &gt;= ([$Sheet1.$AN37] * [$Sheet1.$AO37] * [$Sheet1.$AP37]));[$Sheet1.AP37];{})" office:value-type="float" office:value="0" calcext:value-type="float">
            <text:p/>
          </table:table-cell>
          <table:table-cell table:formula="of:=IF(AND([$Sheet1.$AQ37] * [$Sheet1.$AR37] * [$Sheet1.$AS37]; ([$Sheet1.$AQ37] + [$Sheet1.$AR37] + [$Sheet1.$AS37]) &gt;= ([$Sheet1.$AQ37] * [$Sheet1.$AR37] * [$Sheet1.$AS37]));[$Sheet1.AQ37];{})" office:value-type="float" office:value="0" calcext:value-type="float">
            <text:p/>
          </table:table-cell>
          <table:table-cell table:formula="of:=IF(AND([$Sheet1.$AQ37] * [$Sheet1.$AR37] * [$Sheet1.$AS37]; ([$Sheet1.$AQ37] + [$Sheet1.$AR37] + [$Sheet1.$AS37]) &gt;= ([$Sheet1.$AQ37] * [$Sheet1.$AR37] * [$Sheet1.$AS37]));[$Sheet1.AR37];{})" office:value-type="float" office:value="0" calcext:value-type="float">
            <text:p/>
          </table:table-cell>
          <table:table-cell table:formula="of:=IF(AND([$Sheet1.$AQ37] * [$Sheet1.$AR37] * [$Sheet1.$AS37]; ([$Sheet1.$AQ37] + [$Sheet1.$AR37] + [$Sheet1.$AS37]) &gt;= ([$Sheet1.$AQ37] * [$Sheet1.$AR37] * [$Sheet1.$AS37]));[$Sheet1.AS37];{})" office:value-type="float" office:value="0" calcext:value-type="float">
            <text:p/>
          </table:table-cell>
          <table:table-cell table:formula="of:=IF(AND([$Sheet1.$AT37] * [$Sheet1.$AU37] * [$Sheet1.$AV37]; ([$Sheet1.$AT37] + [$Sheet1.$AU37] + [$Sheet1.$AV37]) &gt;= ([$Sheet1.$AT37] * [$Sheet1.$AU37] * [$Sheet1.$AV37]));[$Sheet1.AT37];{})" office:value-type="float" office:value="0" calcext:value-type="float">
            <text:p/>
          </table:table-cell>
          <table:table-cell table:formula="of:=IF(AND([$Sheet1.$AT37] * [$Sheet1.$AU37] * [$Sheet1.$AV37]; ([$Sheet1.$AT37] + [$Sheet1.$AU37] + [$Sheet1.$AV37]) &gt;= ([$Sheet1.$AT37] * [$Sheet1.$AU37] * [$Sheet1.$AV37]));[$Sheet1.AU37];{})" office:value-type="float" office:value="0" calcext:value-type="float">
            <text:p/>
          </table:table-cell>
          <table:table-cell table:formula="of:=IF(AND([$Sheet1.$AT37] * [$Sheet1.$AU37] * [$Sheet1.$AV37]; ([$Sheet1.$AT37] + [$Sheet1.$AU37] + [$Sheet1.$AV37]) &gt;= ([$Sheet1.$AT37] * [$Sheet1.$AU37] * [$Sheet1.$AV37]));[$Sheet1.AV37];{})" office:value-type="float" office:value="0" calcext:value-type="float">
            <text:p/>
          </table:table-cell>
          <table:table-cell table:formula="of:=IF(AND([$Sheet1.$AW37] * [$Sheet1.$AX37] * [$Sheet1.$AY37]; ([$Sheet1.$AW37] + [$Sheet1.$AX37] + [$Sheet1.$AY37]) &gt;= ([$Sheet1.$AW37] * [$Sheet1.$AX37] * [$Sheet1.$AY37]));[$Sheet1.AW37];{})" office:value-type="float" office:value="0" calcext:value-type="float">
            <text:p/>
          </table:table-cell>
          <table:table-cell table:formula="of:=IF(AND([$Sheet1.$AW37] * [$Sheet1.$AX37] * [$Sheet1.$AY37]; ([$Sheet1.$AW37] + [$Sheet1.$AX37] + [$Sheet1.$AY37]) &gt;= ([$Sheet1.$AW37] * [$Sheet1.$AX37] * [$Sheet1.$AY37]));[$Sheet1.AX37];{})" office:value-type="float" office:value="0" calcext:value-type="float">
            <text:p/>
          </table:table-cell>
          <table:table-cell table:formula="of:=IF(AND([$Sheet1.$AW37] * [$Sheet1.$AX37] * [$Sheet1.$AY37]; ([$Sheet1.$AW37] + [$Sheet1.$AX37] + [$Sheet1.$AY37]) &gt;= ([$Sheet1.$AW37] * [$Sheet1.$AX37] * [$Sheet1.$AY37]));[$Sheet1.AY37];{})" office:value-type="float" office:value="0" calcext:value-type="float">
            <text:p/>
          </table:table-cell>
          <table:table-cell table:formula="of:=IF(AND([$Sheet1.$AZ37] * [$Sheet1.$BA37] * [$Sheet1.$BB37]; ([$Sheet1.$AZ37] + [$Sheet1.$BA37] + [$Sheet1.$BB37]) &gt;= ([$Sheet1.$AZ37] * [$Sheet1.$BA37] * [$Sheet1.$BB37]));[$Sheet1.AZ37];{})" office:value-type="float" office:value="0" calcext:value-type="float">
            <text:p/>
          </table:table-cell>
          <table:table-cell table:formula="of:=IF(AND([$Sheet1.$AZ37] * [$Sheet1.$BA37] * [$Sheet1.$BB37]; ([$Sheet1.$AZ37] + [$Sheet1.$BA37] + [$Sheet1.$BB37]) &gt;= ([$Sheet1.$AZ37] * [$Sheet1.$BA37] * [$Sheet1.$BB37]));[$Sheet1.BA37];{})" office:value-type="float" office:value="0" calcext:value-type="float">
            <text:p/>
          </table:table-cell>
          <table:table-cell table:formula="of:=IF(AND([$Sheet1.$AZ37] * [$Sheet1.$BA37] * [$Sheet1.$BB37]; ([$Sheet1.$AZ37] + [$Sheet1.$BA37] + [$Sheet1.$BB37]) &gt;= ([$Sheet1.$AZ37] * [$Sheet1.$BA37] * [$Sheet1.$BB37]));[$Sheet1.BB37];{})" office:value-type="float" office:value="0" calcext:value-type="float">
            <text:p/>
          </table:table-cell>
          <table:table-cell table:formula="of:=IF(AND([$Sheet1.$BC37] * [$Sheet1.$BD37] * [$Sheet1.$BE37]; ([$Sheet1.$BC37] + [$Sheet1.$BD37] + [$Sheet1.$BE37]) &gt;= ([$Sheet1.$BC37] * [$Sheet1.$BD37] * [$Sheet1.$BE37]));[$Sheet1.BC37];{})" office:value-type="float" office:value="0" calcext:value-type="float">
            <text:p/>
          </table:table-cell>
          <table:table-cell table:formula="of:=IF(AND([$Sheet1.$BC37] * [$Sheet1.$BD37] * [$Sheet1.$BE37]; ([$Sheet1.$BC37] + [$Sheet1.$BD37] + [$Sheet1.$BE37]) &gt;= ([$Sheet1.$BC37] * [$Sheet1.$BD37] * [$Sheet1.$BE37]));[$Sheet1.BD37];{})" office:value-type="float" office:value="0" calcext:value-type="float">
            <text:p/>
          </table:table-cell>
          <table:table-cell table:formula="of:=IF(AND([$Sheet1.$BC37] * [$Sheet1.$BD37] * [$Sheet1.$BE37]; ([$Sheet1.$BC37] + [$Sheet1.$BD37] + [$Sheet1.$BE37]) &gt;= ([$Sheet1.$BC37] * [$Sheet1.$BD37] * [$Sheet1.$BE37]));[$Sheet1.BE37];{})" office:value-type="float" office:value="0" calcext:value-type="float">
            <text:p/>
          </table:table-cell>
          <table:table-cell table:number-columns-repeated="4"/>
          <table:table-cell table:formula="of:=IF(AND([$Sheet1.$BJ37] * [$Sheet1.$BK37] * [$Sheet1.$BL37]; ([$Sheet1.$BJ37] + [$Sheet1.$BK37] + [$Sheet1.$BL37]) &gt;= ([$Sheet1.$BJ37] * [$Sheet1.$BK37] * [$Sheet1.$BL37]));[$Sheet1.BJ37];{})" office:value-type="float" office:value="0" calcext:value-type="float">
            <text:p/>
          </table:table-cell>
          <table:table-cell table:formula="of:=IF(AND([$Sheet1.$BJ37] * [$Sheet1.$BK37] * [$Sheet1.$BL37]; ([$Sheet1.$BJ37] + [$Sheet1.$BK37] + [$Sheet1.$BL37]) &gt;= ([$Sheet1.$BJ37] * [$Sheet1.$BK37] * [$Sheet1.$BL37]));[$Sheet1.BK37];{})" office:value-type="float" office:value="0" calcext:value-type="float">
            <text:p/>
          </table:table-cell>
          <table:table-cell table:formula="of:=IF(AND([$Sheet1.$BJ37] * [$Sheet1.$BK37] * [$Sheet1.$BL37]; ([$Sheet1.$BJ37] + [$Sheet1.$BK37] + [$Sheet1.$BL37]) &gt;= ([$Sheet1.$BJ37] * [$Sheet1.$BK37] * [$Sheet1.$BL37]));[$Sheet1.BL37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AND([$Sheet1.$C38] * [$Sheet1.$D38]; ([$Sheet1.$C38] + [$Sheet1.$D38]) &gt;= [$Sheet1.$C38] * [$Sheet1.$D38]);[$Sheet1.C38];{})" office:value-type="float" office:value="4" calcext:value-type="float">
            <text:p>4</text:p>
          </table:table-cell>
          <table:table-cell table:formula="of:=IF(AND([$Sheet1.$C38] * [$Sheet1.$D38]; ([$Sheet1.$C38] + [$Sheet1.$D38]) &gt;= [$Sheet1.$C38] * [$Sheet1.$D38]);[$Sheet1.D38];{})" office:value-type="float" office:value="1" calcext:value-type="float">
            <text:p>1</text:p>
          </table:table-cell>
          <table:table-cell table:formula="of:=IF(AND([$Sheet1.$E38] * [$Sheet1.$F38]; ([$Sheet1.$E38] + [$Sheet1.$F38]) &gt;= [$Sheet1.$E38] * [$Sheet1.$F38]);[$Sheet1.E38];{})" office:value-type="float" office:value="0" calcext:value-type="float">
            <text:p/>
          </table:table-cell>
          <table:table-cell table:formula="of:=IF(AND([$Sheet1.$E38] * [$Sheet1.$F38]; ([$Sheet1.$E38] + [$Sheet1.$F38]) &gt;= [$Sheet1.$E38] * [$Sheet1.$F38]);[$Sheet1.F38];{})" office:value-type="float" office:value="0" calcext:value-type="float">
            <text:p/>
          </table:table-cell>
          <table:table-cell table:formula="of:=IF(AND([$Sheet1.$H38] * [$Sheet1.$I38]; [$Sheet1.$H38] + [$Sheet1.$I38] &gt;= [$Sheet1.$H38] * [$Sheet1.$I38]);[$Sheet1.G38];{})" office:value-type="float" office:value="0" calcext:value-type="float">
            <text:p/>
          </table:table-cell>
          <table:table-cell table:formula="of:=IF(AND([$Sheet1.$H38] * [$Sheet1.$I38]; [$Sheet1.$H38] + [$Sheet1.$I38] &gt;= [$Sheet1.$H38] * [$Sheet1.$I38]);[$Sheet1.H38];{})" office:value-type="float" office:value="0" calcext:value-type="float">
            <text:p/>
          </table:table-cell>
          <table:table-cell table:formula="of:=IF(AND([$Sheet1.$H38] * [$Sheet1.$I38]; [$Sheet1.$H38] + [$Sheet1.$I38] &gt;= [$Sheet1.$H38] * [$Sheet1.$I38]);[$Sheet1.I38];{})" office:value-type="float" office:value="0" calcext:value-type="float">
            <text:p/>
          </table:table-cell>
          <table:table-cell table:formula="of:=IF(AND([$Sheet1.$J38] * [$Sheet1.$K38] * [$Sheet1.$L38]; ([$Sheet1.$J38] + [$Sheet1.$K38] + [$Sheet1.$L38]) &gt;= ([$Sheet1.$J38] * [$Sheet1.$K38] * [$Sheet1.$L38]));[$Sheet1.J38];{})" office:value-type="float" office:value="0" calcext:value-type="float">
            <text:p/>
          </table:table-cell>
          <table:table-cell table:formula="of:=IF(AND([$Sheet1.$J38] * [$Sheet1.$K38] * [$Sheet1.$L38]; ([$Sheet1.$J38] + [$Sheet1.$K38] + [$Sheet1.$L38]) &gt;= ([$Sheet1.$J38] * [$Sheet1.$K38] * [$Sheet1.$L38]));[$Sheet1.K38];{})" office:value-type="float" office:value="0" calcext:value-type="float">
            <text:p/>
          </table:table-cell>
          <table:table-cell table:formula="of:=IF(AND([$Sheet1.$J38] * [$Sheet1.$K38] * [$Sheet1.$L38]; ([$Sheet1.$J38] + [$Sheet1.$K38] + [$Sheet1.$L38]) &gt;= ([$Sheet1.$J38] * [$Sheet1.$K38] * [$Sheet1.$L38]));[$Sheet1.L38];{})" office:value-type="float" office:value="0" calcext:value-type="float">
            <text:p/>
          </table:table-cell>
          <table:table-cell table:formula="of:=IF(AND([$Sheet1.$M38] * [$Sheet1.$N38] * [$Sheet1.$O38]; ([$Sheet1.$M38] + [$Sheet1.$N38] + [$Sheet1.$O38]) &gt;= ([$Sheet1.$M38] * [$Sheet1.$N38] * [$Sheet1.$O38]));[$Sheet1.M38];{})" office:value-type="float" office:value="0" calcext:value-type="float">
            <text:p/>
          </table:table-cell>
          <table:table-cell table:formula="of:=IF(AND([$Sheet1.$M38] * [$Sheet1.$N38] * [$Sheet1.$O38]; ([$Sheet1.$M38] + [$Sheet1.$N38] + [$Sheet1.$O38]) &gt;= ([$Sheet1.$M38] * [$Sheet1.$N38] * [$Sheet1.$O38]));[$Sheet1.N38];{})" office:value-type="float" office:value="0" calcext:value-type="float">
            <text:p/>
          </table:table-cell>
          <table:table-cell table:formula="of:=IF(AND([$Sheet1.$M38] * [$Sheet1.$N38] * [$Sheet1.$O38]; ([$Sheet1.$M38] + [$Sheet1.$N38] + [$Sheet1.$O38]) &gt;= ([$Sheet1.$M38] * [$Sheet1.$N38] * [$Sheet1.$O38]));[$Sheet1.O38];{})" office:value-type="float" office:value="0" calcext:value-type="float">
            <text:p/>
          </table:table-cell>
          <table:table-cell table:formula="of:=IF(AND([$Sheet1.$P38] * [$Sheet1.$Q38] * [$Sheet1.$R38]; ([$Sheet1.$P38] + [$Sheet1.$Q38] + [$Sheet1.$R38]) &gt;= ([$Sheet1.$P38] * [$Sheet1.$Q38] * [$Sheet1.$R38]));[$Sheet1.P38];{})" office:value-type="float" office:value="0" calcext:value-type="float">
            <text:p/>
          </table:table-cell>
          <table:table-cell table:formula="of:=IF(AND([$Sheet1.$P38] * [$Sheet1.$Q38] * [$Sheet1.$R38]; ([$Sheet1.$P38] + [$Sheet1.$Q38] + [$Sheet1.$R38]) &gt;= ([$Sheet1.$P38] * [$Sheet1.$Q38] * [$Sheet1.$R38]));[$Sheet1.Q38];{})" office:value-type="float" office:value="0" calcext:value-type="float">
            <text:p/>
          </table:table-cell>
          <table:table-cell table:formula="of:=IF(AND([$Sheet1.$P38] * [$Sheet1.$Q38] * [$Sheet1.$R38]; ([$Sheet1.$P38] + [$Sheet1.$Q38] + [$Sheet1.$R38]) &gt;= ([$Sheet1.$P38] * [$Sheet1.$Q38] * [$Sheet1.$R38]));[$Sheet1.R38];{})" office:value-type="float" office:value="0" calcext:value-type="float">
            <text:p/>
          </table:table-cell>
          <table:table-cell table:formula="of:=IF(AND([$Sheet1.$S38] * [$Sheet1.$T38] * [$Sheet1.$U38]; ([$Sheet1.$S38] + [$Sheet1.$T38] + [$Sheet1.$U38]) &gt;= ([$Sheet1.$S38] * [$Sheet1.$T38] * [$Sheet1.$U38]));[$Sheet1.S38];{})" office:value-type="float" office:value="0" calcext:value-type="float">
            <text:p/>
          </table:table-cell>
          <table:table-cell table:formula="of:=IF(AND([$Sheet1.$S38] * [$Sheet1.$T38] * [$Sheet1.$U38]; ([$Sheet1.$S38] + [$Sheet1.$T38] + [$Sheet1.$U38]) &gt;= ([$Sheet1.$S38] * [$Sheet1.$T38] * [$Sheet1.$U38]));[$Sheet1.T38];{})" office:value-type="float" office:value="0" calcext:value-type="float">
            <text:p/>
          </table:table-cell>
          <table:table-cell table:formula="of:=IF(AND([$Sheet1.$S38] * [$Sheet1.$T38] * [$Sheet1.$U38]; ([$Sheet1.$S38] + [$Sheet1.$T38] + [$Sheet1.$U38]) &gt;= ([$Sheet1.$S38] * [$Sheet1.$T38] * [$Sheet1.$U38]));[$Sheet1.U38];{})" office:value-type="float" office:value="0" calcext:value-type="float">
            <text:p/>
          </table:table-cell>
          <table:table-cell table:formula="of:=IF(AND([$Sheet1.$V38] * [$Sheet1.$W38] * [$Sheet1.$X38]; ([$Sheet1.$V38] + [$Sheet1.$W38] + [$Sheet1.$X38]) &gt;= ([$Sheet1.$V38] * [$Sheet1.$W38] * [$Sheet1.$X38]));[$Sheet1.V38];{})" office:value-type="float" office:value="0" calcext:value-type="float">
            <text:p/>
          </table:table-cell>
          <table:table-cell table:formula="of:=IF(AND([$Sheet1.$V38] * [$Sheet1.$W38] * [$Sheet1.$X38]; ([$Sheet1.$V38] + [$Sheet1.$W38] + [$Sheet1.$X38]) &gt;= ([$Sheet1.$V38] * [$Sheet1.$W38] * [$Sheet1.$X38]));[$Sheet1.W38];{})" office:value-type="float" office:value="0" calcext:value-type="float">
            <text:p/>
          </table:table-cell>
          <table:table-cell table:formula="of:=IF(AND([$Sheet1.$V38] * [$Sheet1.$W38] * [$Sheet1.$X38]; ([$Sheet1.$V38] + [$Sheet1.$W38] + [$Sheet1.$X38]) &gt;= ([$Sheet1.$V38] * [$Sheet1.$W38] * [$Sheet1.$X38]));[$Sheet1.X38];{})" office:value-type="float" office:value="0" calcext:value-type="float">
            <text:p/>
          </table:table-cell>
          <table:table-cell table:formula="of:=IF(AND([$Sheet1.$Y38] * [$Sheet1.$Z38] * [$Sheet1.$AA38]; ([$Sheet1.$Y38] + [$Sheet1.$Z38] + [$Sheet1.$AA38]) &gt;= ([$Sheet1.$Y38] * [$Sheet1.$Z38] * [$Sheet1.$AA38]));[$Sheet1.Y38];{})" office:value-type="float" office:value="0" calcext:value-type="float">
            <text:p/>
          </table:table-cell>
          <table:table-cell table:formula="of:=IF(AND([$Sheet1.$Y38] * [$Sheet1.$Z38] * [$Sheet1.$AA38]; ([$Sheet1.$Y38] + [$Sheet1.$Z38] + [$Sheet1.$AA38]) &gt;= ([$Sheet1.$Y38] * [$Sheet1.$Z38] * [$Sheet1.$AA38]));[$Sheet1.Z38];{})" office:value-type="float" office:value="0" calcext:value-type="float">
            <text:p/>
          </table:table-cell>
          <table:table-cell table:formula="of:=IF(AND([$Sheet1.$Y38] * [$Sheet1.$Z38] * [$Sheet1.$AA38]; ([$Sheet1.$Y38] + [$Sheet1.$Z38] + [$Sheet1.$AA38]) &gt;= ([$Sheet1.$Y38] * [$Sheet1.$Z38] * [$Sheet1.$AA38]));[$Sheet1.AA38];{})" office:value-type="float" office:value="0" calcext:value-type="float">
            <text:p/>
          </table:table-cell>
          <table:table-cell table:formula="of:=IF(AND([$Sheet1.$AB38] * [$Sheet1.$AC38] * [$Sheet1.$AD38]; ([$Sheet1.$AB38] + [$Sheet1.$AC38] + [$Sheet1.$AD38]) &gt;= ([$Sheet1.$AB38] * [$Sheet1.$AC38] * [$Sheet1.$AD38]));[$Sheet1.AB38];{})" office:value-type="float" office:value="0" calcext:value-type="float">
            <text:p/>
          </table:table-cell>
          <table:table-cell table:formula="of:=IF(AND([$Sheet1.$AB38] * [$Sheet1.$AC38] * [$Sheet1.$AD38]; ([$Sheet1.$AB38] + [$Sheet1.$AC38] + [$Sheet1.$AD38]) &gt;= ([$Sheet1.$AB38] * [$Sheet1.$AC38] * [$Sheet1.$AD38]));[$Sheet1.AC38];{})" office:value-type="float" office:value="0" calcext:value-type="float">
            <text:p/>
          </table:table-cell>
          <table:table-cell table:formula="of:=IF(AND([$Sheet1.$AB38] * [$Sheet1.$AC38] * [$Sheet1.$AD38]; ([$Sheet1.$AB38] + [$Sheet1.$AC38] + [$Sheet1.$AD38]) &gt;= ([$Sheet1.$AB38] * [$Sheet1.$AC38] * [$Sheet1.$AD38]));[$Sheet1.AD38];{})" office:value-type="float" office:value="0" calcext:value-type="float">
            <text:p/>
          </table:table-cell>
          <table:table-cell table:formula="of:=IF(AND([$Sheet1.$AE38] * [$Sheet1.$AF38] * [$Sheet1.$AG38]; ([$Sheet1.$AE38] + [$Sheet1.$AF38] + [$Sheet1.$AG38]) &gt;= ([$Sheet1.$AE38] * [$Sheet1.$AF38] * [$Sheet1.$AG38]));[$Sheet1.AE38];{})" office:value-type="float" office:value="0" calcext:value-type="float">
            <text:p/>
          </table:table-cell>
          <table:table-cell table:formula="of:=IF(AND([$Sheet1.$AE38] * [$Sheet1.$AF38] * [$Sheet1.$AG38]; ([$Sheet1.$AE38] + [$Sheet1.$AF38] + [$Sheet1.$AG38]) &gt;= ([$Sheet1.$AE38] * [$Sheet1.$AF38] * [$Sheet1.$AG38]));[$Sheet1.AF38];{})" office:value-type="float" office:value="0" calcext:value-type="float">
            <text:p/>
          </table:table-cell>
          <table:table-cell table:formula="of:=IF(AND([$Sheet1.$AE38] * [$Sheet1.$AF38] * [$Sheet1.$AG38]; ([$Sheet1.$AE38] + [$Sheet1.$AF38] + [$Sheet1.$AG38]) &gt;= ([$Sheet1.$AE38] * [$Sheet1.$AF38] * [$Sheet1.$AG38]));[$Sheet1.AG38];{})" office:value-type="float" office:value="0" calcext:value-type="float">
            <text:p/>
          </table:table-cell>
          <table:table-cell table:formula="of:=IF(AND([$Sheet1.$AH38] * [$Sheet1.$AI38] * [$Sheet1.$AJ38]; ([$Sheet1.$AH38] + [$Sheet1.$AI38] + [$Sheet1.$AJ38]) &gt;= ([$Sheet1.$AH38] * [$Sheet1.$AI38] * [$Sheet1.$AJ38]));[$Sheet1.AH38];{})" office:value-type="float" office:value="0" calcext:value-type="float">
            <text:p/>
          </table:table-cell>
          <table:table-cell table:formula="of:=IF(AND([$Sheet1.$AH38] * [$Sheet1.$AI38] * [$Sheet1.$AJ38]; ([$Sheet1.$AH38] + [$Sheet1.$AI38] + [$Sheet1.$AJ38]) &gt;= ([$Sheet1.$AH38] * [$Sheet1.$AI38] * [$Sheet1.$AJ38]));[$Sheet1.AI38];{})" office:value-type="float" office:value="0" calcext:value-type="float">
            <text:p/>
          </table:table-cell>
          <table:table-cell table:formula="of:=IF(AND([$Sheet1.$AH38] * [$Sheet1.$AI38] * [$Sheet1.$AJ38]; ([$Sheet1.$AH38] + [$Sheet1.$AI38] + [$Sheet1.$AJ38]) &gt;= ([$Sheet1.$AH38] * [$Sheet1.$AI38] * [$Sheet1.$AJ38]));[$Sheet1.AJ38];{})" office:value-type="float" office:value="0" calcext:value-type="float">
            <text:p/>
          </table:table-cell>
          <table:table-cell table:formula="of:=IF(AND([$Sheet1.$AK38] * [$Sheet1.$AL38] * [$Sheet1.$AM38]; ([$Sheet1.$AK38] + [$Sheet1.$AL38] + [$Sheet1.$AM38]) &gt;= ([$Sheet1.$AK38] * [$Sheet1.$AL38] * [$Sheet1.$AM38]));[$Sheet1.AK38];{})" office:value-type="float" office:value="0" calcext:value-type="float">
            <text:p/>
          </table:table-cell>
          <table:table-cell table:formula="of:=IF(AND([$Sheet1.$AK38] * [$Sheet1.$AL38] * [$Sheet1.$AM38]; ([$Sheet1.$AK38] + [$Sheet1.$AL38] + [$Sheet1.$AM38]) &gt;= ([$Sheet1.$AK38] * [$Sheet1.$AL38] * [$Sheet1.$AM38]));[$Sheet1.AL38];{})" office:value-type="float" office:value="0" calcext:value-type="float">
            <text:p/>
          </table:table-cell>
          <table:table-cell table:formula="of:=IF(AND([$Sheet1.$AK38] * [$Sheet1.$AL38] * [$Sheet1.$AM38]; ([$Sheet1.$AK38] + [$Sheet1.$AL38] + [$Sheet1.$AM38]) &gt;= ([$Sheet1.$AK38] * [$Sheet1.$AL38] * [$Sheet1.$AM38]));[$Sheet1.AM38];{})" office:value-type="float" office:value="0" calcext:value-type="float">
            <text:p/>
          </table:table-cell>
          <table:table-cell table:formula="of:=IF(AND([$Sheet1.$AN38] * [$Sheet1.$AO38] * [$Sheet1.$AP38]; ([$Sheet1.$AN38] + [$Sheet1.$AO38] + [$Sheet1.$AP38]) &gt;= ([$Sheet1.$AN38] * [$Sheet1.$AO38] * [$Sheet1.$AP38]));[$Sheet1.AN38];{})" office:value-type="float" office:value="0" calcext:value-type="float">
            <text:p/>
          </table:table-cell>
          <table:table-cell table:formula="of:=IF(AND([$Sheet1.$AN38] * [$Sheet1.$AO38] * [$Sheet1.$AP38]; ([$Sheet1.$AN38] + [$Sheet1.$AO38] + [$Sheet1.$AP38]) &gt;= ([$Sheet1.$AN38] * [$Sheet1.$AO38] * [$Sheet1.$AP38]));[$Sheet1.AO38];{})" office:value-type="float" office:value="0" calcext:value-type="float">
            <text:p/>
          </table:table-cell>
          <table:table-cell table:formula="of:=IF(AND([$Sheet1.$AN38] * [$Sheet1.$AO38] * [$Sheet1.$AP38]; ([$Sheet1.$AN38] + [$Sheet1.$AO38] + [$Sheet1.$AP38]) &gt;= ([$Sheet1.$AN38] * [$Sheet1.$AO38] * [$Sheet1.$AP38]));[$Sheet1.AP38];{})" office:value-type="float" office:value="0" calcext:value-type="float">
            <text:p/>
          </table:table-cell>
          <table:table-cell table:formula="of:=IF(AND([$Sheet1.$AQ38] * [$Sheet1.$AR38] * [$Sheet1.$AS38]; ([$Sheet1.$AQ38] + [$Sheet1.$AR38] + [$Sheet1.$AS38]) &gt;= ([$Sheet1.$AQ38] * [$Sheet1.$AR38] * [$Sheet1.$AS38]));[$Sheet1.AQ38];{})" office:value-type="float" office:value="0" calcext:value-type="float">
            <text:p/>
          </table:table-cell>
          <table:table-cell table:formula="of:=IF(AND([$Sheet1.$AQ38] * [$Sheet1.$AR38] * [$Sheet1.$AS38]; ([$Sheet1.$AQ38] + [$Sheet1.$AR38] + [$Sheet1.$AS38]) &gt;= ([$Sheet1.$AQ38] * [$Sheet1.$AR38] * [$Sheet1.$AS38]));[$Sheet1.AR38];{})" office:value-type="float" office:value="0" calcext:value-type="float">
            <text:p/>
          </table:table-cell>
          <table:table-cell table:formula="of:=IF(AND([$Sheet1.$AQ38] * [$Sheet1.$AR38] * [$Sheet1.$AS38]; ([$Sheet1.$AQ38] + [$Sheet1.$AR38] + [$Sheet1.$AS38]) &gt;= ([$Sheet1.$AQ38] * [$Sheet1.$AR38] * [$Sheet1.$AS38]));[$Sheet1.AS38];{})" office:value-type="float" office:value="0" calcext:value-type="float">
            <text:p/>
          </table:table-cell>
          <table:table-cell table:formula="of:=IF(AND([$Sheet1.$AT38] * [$Sheet1.$AU38] * [$Sheet1.$AV38]; ([$Sheet1.$AT38] + [$Sheet1.$AU38] + [$Sheet1.$AV38]) &gt;= ([$Sheet1.$AT38] * [$Sheet1.$AU38] * [$Sheet1.$AV38]));[$Sheet1.AT38];{})" office:value-type="float" office:value="0" calcext:value-type="float">
            <text:p/>
          </table:table-cell>
          <table:table-cell table:formula="of:=IF(AND([$Sheet1.$AT38] * [$Sheet1.$AU38] * [$Sheet1.$AV38]; ([$Sheet1.$AT38] + [$Sheet1.$AU38] + [$Sheet1.$AV38]) &gt;= ([$Sheet1.$AT38] * [$Sheet1.$AU38] * [$Sheet1.$AV38]));[$Sheet1.AU38];{})" office:value-type="float" office:value="0" calcext:value-type="float">
            <text:p/>
          </table:table-cell>
          <table:table-cell table:formula="of:=IF(AND([$Sheet1.$AT38] * [$Sheet1.$AU38] * [$Sheet1.$AV38]; ([$Sheet1.$AT38] + [$Sheet1.$AU38] + [$Sheet1.$AV38]) &gt;= ([$Sheet1.$AT38] * [$Sheet1.$AU38] * [$Sheet1.$AV38]));[$Sheet1.AV38];{})" office:value-type="float" office:value="0" calcext:value-type="float">
            <text:p/>
          </table:table-cell>
          <table:table-cell table:formula="of:=IF(AND([$Sheet1.$AW38] * [$Sheet1.$AX38] * [$Sheet1.$AY38]; ([$Sheet1.$AW38] + [$Sheet1.$AX38] + [$Sheet1.$AY38]) &gt;= ([$Sheet1.$AW38] * [$Sheet1.$AX38] * [$Sheet1.$AY38]));[$Sheet1.AW38];{})" office:value-type="float" office:value="0" calcext:value-type="float">
            <text:p/>
          </table:table-cell>
          <table:table-cell table:formula="of:=IF(AND([$Sheet1.$AW38] * [$Sheet1.$AX38] * [$Sheet1.$AY38]; ([$Sheet1.$AW38] + [$Sheet1.$AX38] + [$Sheet1.$AY38]) &gt;= ([$Sheet1.$AW38] * [$Sheet1.$AX38] * [$Sheet1.$AY38]));[$Sheet1.AX38];{})" office:value-type="float" office:value="0" calcext:value-type="float">
            <text:p/>
          </table:table-cell>
          <table:table-cell table:formula="of:=IF(AND([$Sheet1.$AW38] * [$Sheet1.$AX38] * [$Sheet1.$AY38]; ([$Sheet1.$AW38] + [$Sheet1.$AX38] + [$Sheet1.$AY38]) &gt;= ([$Sheet1.$AW38] * [$Sheet1.$AX38] * [$Sheet1.$AY38]));[$Sheet1.AY38];{})" office:value-type="float" office:value="0" calcext:value-type="float">
            <text:p/>
          </table:table-cell>
          <table:table-cell table:formula="of:=IF(AND([$Sheet1.$AZ38] * [$Sheet1.$BA38] * [$Sheet1.$BB38]; ([$Sheet1.$AZ38] + [$Sheet1.$BA38] + [$Sheet1.$BB38]) &gt;= ([$Sheet1.$AZ38] * [$Sheet1.$BA38] * [$Sheet1.$BB38]));[$Sheet1.AZ38];{})" office:value-type="float" office:value="0" calcext:value-type="float">
            <text:p/>
          </table:table-cell>
          <table:table-cell table:formula="of:=IF(AND([$Sheet1.$AZ38] * [$Sheet1.$BA38] * [$Sheet1.$BB38]; ([$Sheet1.$AZ38] + [$Sheet1.$BA38] + [$Sheet1.$BB38]) &gt;= ([$Sheet1.$AZ38] * [$Sheet1.$BA38] * [$Sheet1.$BB38]));[$Sheet1.BA38];{})" office:value-type="float" office:value="0" calcext:value-type="float">
            <text:p/>
          </table:table-cell>
          <table:table-cell table:formula="of:=IF(AND([$Sheet1.$AZ38] * [$Sheet1.$BA38] * [$Sheet1.$BB38]; ([$Sheet1.$AZ38] + [$Sheet1.$BA38] + [$Sheet1.$BB38]) &gt;= ([$Sheet1.$AZ38] * [$Sheet1.$BA38] * [$Sheet1.$BB38]));[$Sheet1.BB38];{})" office:value-type="float" office:value="0" calcext:value-type="float">
            <text:p/>
          </table:table-cell>
          <table:table-cell table:formula="of:=IF(AND([$Sheet1.$BC38] * [$Sheet1.$BD38] * [$Sheet1.$BE38]; ([$Sheet1.$BC38] + [$Sheet1.$BD38] + [$Sheet1.$BE38]) &gt;= ([$Sheet1.$BC38] * [$Sheet1.$BD38] * [$Sheet1.$BE38]));[$Sheet1.BC38];{})" office:value-type="float" office:value="0" calcext:value-type="float">
            <text:p/>
          </table:table-cell>
          <table:table-cell table:formula="of:=IF(AND([$Sheet1.$BC38] * [$Sheet1.$BD38] * [$Sheet1.$BE38]; ([$Sheet1.$BC38] + [$Sheet1.$BD38] + [$Sheet1.$BE38]) &gt;= ([$Sheet1.$BC38] * [$Sheet1.$BD38] * [$Sheet1.$BE38]));[$Sheet1.BD38];{})" office:value-type="float" office:value="0" calcext:value-type="float">
            <text:p/>
          </table:table-cell>
          <table:table-cell table:formula="of:=IF(AND([$Sheet1.$BC38] * [$Sheet1.$BD38] * [$Sheet1.$BE38]; ([$Sheet1.$BC38] + [$Sheet1.$BD38] + [$Sheet1.$BE38]) &gt;= ([$Sheet1.$BC38] * [$Sheet1.$BD38] * [$Sheet1.$BE38]));[$Sheet1.BE38];{})" office:value-type="float" office:value="0" calcext:value-type="float">
            <text:p/>
          </table:table-cell>
          <table:table-cell table:number-columns-repeated="4"/>
          <table:table-cell table:formula="of:=IF(AND([$Sheet1.$BJ38] * [$Sheet1.$BK38] * [$Sheet1.$BL38]; ([$Sheet1.$BJ38] + [$Sheet1.$BK38] + [$Sheet1.$BL38]) &gt;= ([$Sheet1.$BJ38] * [$Sheet1.$BK38] * [$Sheet1.$BL38]));[$Sheet1.BJ38];{})" office:value-type="float" office:value="0" calcext:value-type="float">
            <text:p/>
          </table:table-cell>
          <table:table-cell table:formula="of:=IF(AND([$Sheet1.$BJ38] * [$Sheet1.$BK38] * [$Sheet1.$BL38]; ([$Sheet1.$BJ38] + [$Sheet1.$BK38] + [$Sheet1.$BL38]) &gt;= ([$Sheet1.$BJ38] * [$Sheet1.$BK38] * [$Sheet1.$BL38]));[$Sheet1.BK38];{})" office:value-type="float" office:value="0" calcext:value-type="float">
            <text:p/>
          </table:table-cell>
          <table:table-cell table:formula="of:=IF(AND([$Sheet1.$BJ38] * [$Sheet1.$BK38] * [$Sheet1.$BL38]; ([$Sheet1.$BJ38] + [$Sheet1.$BK38] + [$Sheet1.$BL38]) &gt;= ([$Sheet1.$BJ38] * [$Sheet1.$BK38] * [$Sheet1.$BL38]));[$Sheet1.BL38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AND([$Sheet1.$C39] * [$Sheet1.$D39]; ([$Sheet1.$C39] + [$Sheet1.$D39]) &gt;= [$Sheet1.$C39] * [$Sheet1.$D39]);[$Sheet1.C39];{})" office:value-type="float" office:value="0" calcext:value-type="float">
            <text:p/>
          </table:table-cell>
          <table:table-cell table:formula="of:=IF(AND([$Sheet1.$C39] * [$Sheet1.$D39]; ([$Sheet1.$C39] + [$Sheet1.$D39]) &gt;= [$Sheet1.$C39] * [$Sheet1.$D39]);[$Sheet1.D39];{})" office:value-type="float" office:value="0" calcext:value-type="float">
            <text:p/>
          </table:table-cell>
          <table:table-cell table:formula="of:=IF(AND([$Sheet1.$E39] * [$Sheet1.$F39]; ([$Sheet1.$E39] + [$Sheet1.$F39]) &gt;= [$Sheet1.$E39] * [$Sheet1.$F39]);[$Sheet1.E39];{})" office:value-type="float" office:value="0" calcext:value-type="float">
            <text:p/>
          </table:table-cell>
          <table:table-cell table:formula="of:=IF(AND([$Sheet1.$E39] * [$Sheet1.$F39]; ([$Sheet1.$E39] + [$Sheet1.$F39]) &gt;= [$Sheet1.$E39] * [$Sheet1.$F39]);[$Sheet1.F39];{})" office:value-type="float" office:value="0" calcext:value-type="float">
            <text:p/>
          </table:table-cell>
          <table:table-cell table:formula="of:=IF(AND([$Sheet1.$H39] * [$Sheet1.$I39]; [$Sheet1.$H39] + [$Sheet1.$I39] &gt;= [$Sheet1.$H39] * [$Sheet1.$I39]);[$Sheet1.G39];{})" office:value-type="float" office:value="0" calcext:value-type="float">
            <text:p/>
          </table:table-cell>
          <table:table-cell table:formula="of:=IF(AND([$Sheet1.$H39] * [$Sheet1.$I39]; [$Sheet1.$H39] + [$Sheet1.$I39] &gt;= [$Sheet1.$H39] * [$Sheet1.$I39]);[$Sheet1.H39];{})" office:value-type="float" office:value="0" calcext:value-type="float">
            <text:p/>
          </table:table-cell>
          <table:table-cell table:formula="of:=IF(AND([$Sheet1.$H39] * [$Sheet1.$I39]; [$Sheet1.$H39] + [$Sheet1.$I39] &gt;= [$Sheet1.$H39] * [$Sheet1.$I39]);[$Sheet1.I39];{})" office:value-type="float" office:value="0" calcext:value-type="float">
            <text:p/>
          </table:table-cell>
          <table:table-cell table:formula="of:=IF(AND([$Sheet1.$J39] * [$Sheet1.$K39] * [$Sheet1.$L39]; ([$Sheet1.$J39] + [$Sheet1.$K39] + [$Sheet1.$L39]) &gt;= ([$Sheet1.$J39] * [$Sheet1.$K39] * [$Sheet1.$L39]));[$Sheet1.J39];{})" office:value-type="float" office:value="0" calcext:value-type="float">
            <text:p/>
          </table:table-cell>
          <table:table-cell table:formula="of:=IF(AND([$Sheet1.$J39] * [$Sheet1.$K39] * [$Sheet1.$L39]; ([$Sheet1.$J39] + [$Sheet1.$K39] + [$Sheet1.$L39]) &gt;= ([$Sheet1.$J39] * [$Sheet1.$K39] * [$Sheet1.$L39]));[$Sheet1.K39];{})" office:value-type="float" office:value="0" calcext:value-type="float">
            <text:p/>
          </table:table-cell>
          <table:table-cell table:formula="of:=IF(AND([$Sheet1.$J39] * [$Sheet1.$K39] * [$Sheet1.$L39]; ([$Sheet1.$J39] + [$Sheet1.$K39] + [$Sheet1.$L39]) &gt;= ([$Sheet1.$J39] * [$Sheet1.$K39] * [$Sheet1.$L39]));[$Sheet1.L39];{})" office:value-type="float" office:value="0" calcext:value-type="float">
            <text:p/>
          </table:table-cell>
          <table:table-cell table:formula="of:=IF(AND([$Sheet1.$M39] * [$Sheet1.$N39] * [$Sheet1.$O39]; ([$Sheet1.$M39] + [$Sheet1.$N39] + [$Sheet1.$O39]) &gt;= ([$Sheet1.$M39] * [$Sheet1.$N39] * [$Sheet1.$O39]));[$Sheet1.M39];{})" office:value-type="float" office:value="0" calcext:value-type="float">
            <text:p/>
          </table:table-cell>
          <table:table-cell table:formula="of:=IF(AND([$Sheet1.$M39] * [$Sheet1.$N39] * [$Sheet1.$O39]; ([$Sheet1.$M39] + [$Sheet1.$N39] + [$Sheet1.$O39]) &gt;= ([$Sheet1.$M39] * [$Sheet1.$N39] * [$Sheet1.$O39]));[$Sheet1.N39];{})" office:value-type="float" office:value="0" calcext:value-type="float">
            <text:p/>
          </table:table-cell>
          <table:table-cell table:formula="of:=IF(AND([$Sheet1.$M39] * [$Sheet1.$N39] * [$Sheet1.$O39]; ([$Sheet1.$M39] + [$Sheet1.$N39] + [$Sheet1.$O39]) &gt;= ([$Sheet1.$M39] * [$Sheet1.$N39] * [$Sheet1.$O39]));[$Sheet1.O39];{})" office:value-type="float" office:value="0" calcext:value-type="float">
            <text:p/>
          </table:table-cell>
          <table:table-cell table:formula="of:=IF(AND([$Sheet1.$P39] * [$Sheet1.$Q39] * [$Sheet1.$R39]; ([$Sheet1.$P39] + [$Sheet1.$Q39] + [$Sheet1.$R39]) &gt;= ([$Sheet1.$P39] * [$Sheet1.$Q39] * [$Sheet1.$R39]));[$Sheet1.P39];{})" office:value-type="float" office:value="0" calcext:value-type="float">
            <text:p/>
          </table:table-cell>
          <table:table-cell table:formula="of:=IF(AND([$Sheet1.$P39] * [$Sheet1.$Q39] * [$Sheet1.$R39]; ([$Sheet1.$P39] + [$Sheet1.$Q39] + [$Sheet1.$R39]) &gt;= ([$Sheet1.$P39] * [$Sheet1.$Q39] * [$Sheet1.$R39]));[$Sheet1.Q39];{})" office:value-type="float" office:value="0" calcext:value-type="float">
            <text:p/>
          </table:table-cell>
          <table:table-cell table:formula="of:=IF(AND([$Sheet1.$P39] * [$Sheet1.$Q39] * [$Sheet1.$R39]; ([$Sheet1.$P39] + [$Sheet1.$Q39] + [$Sheet1.$R39]) &gt;= ([$Sheet1.$P39] * [$Sheet1.$Q39] * [$Sheet1.$R39]));[$Sheet1.R39];{})" office:value-type="float" office:value="0" calcext:value-type="float">
            <text:p/>
          </table:table-cell>
          <table:table-cell table:formula="of:=IF(AND([$Sheet1.$S39] * [$Sheet1.$T39] * [$Sheet1.$U39]; ([$Sheet1.$S39] + [$Sheet1.$T39] + [$Sheet1.$U39]) &gt;= ([$Sheet1.$S39] * [$Sheet1.$T39] * [$Sheet1.$U39]));[$Sheet1.S39];{})" office:value-type="float" office:value="0" calcext:value-type="float">
            <text:p/>
          </table:table-cell>
          <table:table-cell table:formula="of:=IF(AND([$Sheet1.$S39] * [$Sheet1.$T39] * [$Sheet1.$U39]; ([$Sheet1.$S39] + [$Sheet1.$T39] + [$Sheet1.$U39]) &gt;= ([$Sheet1.$S39] * [$Sheet1.$T39] * [$Sheet1.$U39]));[$Sheet1.T39];{})" office:value-type="float" office:value="0" calcext:value-type="float">
            <text:p/>
          </table:table-cell>
          <table:table-cell table:formula="of:=IF(AND([$Sheet1.$S39] * [$Sheet1.$T39] * [$Sheet1.$U39]; ([$Sheet1.$S39] + [$Sheet1.$T39] + [$Sheet1.$U39]) &gt;= ([$Sheet1.$S39] * [$Sheet1.$T39] * [$Sheet1.$U39]));[$Sheet1.U39];{})" office:value-type="float" office:value="0" calcext:value-type="float">
            <text:p/>
          </table:table-cell>
          <table:table-cell table:formula="of:=IF(AND([$Sheet1.$V39] * [$Sheet1.$W39] * [$Sheet1.$X39]; ([$Sheet1.$V39] + [$Sheet1.$W39] + [$Sheet1.$X39]) &gt;= ([$Sheet1.$V39] * [$Sheet1.$W39] * [$Sheet1.$X39]));[$Sheet1.V39];{})" office:value-type="float" office:value="0" calcext:value-type="float">
            <text:p/>
          </table:table-cell>
          <table:table-cell table:formula="of:=IF(AND([$Sheet1.$V39] * [$Sheet1.$W39] * [$Sheet1.$X39]; ([$Sheet1.$V39] + [$Sheet1.$W39] + [$Sheet1.$X39]) &gt;= ([$Sheet1.$V39] * [$Sheet1.$W39] * [$Sheet1.$X39]));[$Sheet1.W39];{})" office:value-type="float" office:value="0" calcext:value-type="float">
            <text:p/>
          </table:table-cell>
          <table:table-cell table:formula="of:=IF(AND([$Sheet1.$V39] * [$Sheet1.$W39] * [$Sheet1.$X39]; ([$Sheet1.$V39] + [$Sheet1.$W39] + [$Sheet1.$X39]) &gt;= ([$Sheet1.$V39] * [$Sheet1.$W39] * [$Sheet1.$X39]));[$Sheet1.X39];{})" office:value-type="float" office:value="0" calcext:value-type="float">
            <text:p/>
          </table:table-cell>
          <table:table-cell table:formula="of:=IF(AND([$Sheet1.$Y39] * [$Sheet1.$Z39] * [$Sheet1.$AA39]; ([$Sheet1.$Y39] + [$Sheet1.$Z39] + [$Sheet1.$AA39]) &gt;= ([$Sheet1.$Y39] * [$Sheet1.$Z39] * [$Sheet1.$AA39]));[$Sheet1.Y39];{})" office:value-type="float" office:value="0" calcext:value-type="float">
            <text:p/>
          </table:table-cell>
          <table:table-cell table:formula="of:=IF(AND([$Sheet1.$Y39] * [$Sheet1.$Z39] * [$Sheet1.$AA39]; ([$Sheet1.$Y39] + [$Sheet1.$Z39] + [$Sheet1.$AA39]) &gt;= ([$Sheet1.$Y39] * [$Sheet1.$Z39] * [$Sheet1.$AA39]));[$Sheet1.Z39];{})" office:value-type="float" office:value="0" calcext:value-type="float">
            <text:p/>
          </table:table-cell>
          <table:table-cell table:formula="of:=IF(AND([$Sheet1.$Y39] * [$Sheet1.$Z39] * [$Sheet1.$AA39]; ([$Sheet1.$Y39] + [$Sheet1.$Z39] + [$Sheet1.$AA39]) &gt;= ([$Sheet1.$Y39] * [$Sheet1.$Z39] * [$Sheet1.$AA39]));[$Sheet1.AA39];{})" office:value-type="float" office:value="0" calcext:value-type="float">
            <text:p/>
          </table:table-cell>
          <table:table-cell table:formula="of:=IF(AND([$Sheet1.$AB39] * [$Sheet1.$AC39] * [$Sheet1.$AD39]; ([$Sheet1.$AB39] + [$Sheet1.$AC39] + [$Sheet1.$AD39]) &gt;= ([$Sheet1.$AB39] * [$Sheet1.$AC39] * [$Sheet1.$AD39]));[$Sheet1.AB39];{})" office:value-type="float" office:value="0" calcext:value-type="float">
            <text:p/>
          </table:table-cell>
          <table:table-cell table:formula="of:=IF(AND([$Sheet1.$AB39] * [$Sheet1.$AC39] * [$Sheet1.$AD39]; ([$Sheet1.$AB39] + [$Sheet1.$AC39] + [$Sheet1.$AD39]) &gt;= ([$Sheet1.$AB39] * [$Sheet1.$AC39] * [$Sheet1.$AD39]));[$Sheet1.AC39];{})" office:value-type="float" office:value="0" calcext:value-type="float">
            <text:p/>
          </table:table-cell>
          <table:table-cell table:formula="of:=IF(AND([$Sheet1.$AB39] * [$Sheet1.$AC39] * [$Sheet1.$AD39]; ([$Sheet1.$AB39] + [$Sheet1.$AC39] + [$Sheet1.$AD39]) &gt;= ([$Sheet1.$AB39] * [$Sheet1.$AC39] * [$Sheet1.$AD39]));[$Sheet1.AD39];{})" office:value-type="float" office:value="0" calcext:value-type="float">
            <text:p/>
          </table:table-cell>
          <table:table-cell table:formula="of:=IF(AND([$Sheet1.$AE39] * [$Sheet1.$AF39] * [$Sheet1.$AG39]; ([$Sheet1.$AE39] + [$Sheet1.$AF39] + [$Sheet1.$AG39]) &gt;= ([$Sheet1.$AE39] * [$Sheet1.$AF39] * [$Sheet1.$AG39]));[$Sheet1.AE39];{})" office:value-type="float" office:value="0" calcext:value-type="float">
            <text:p/>
          </table:table-cell>
          <table:table-cell table:formula="of:=IF(AND([$Sheet1.$AE39] * [$Sheet1.$AF39] * [$Sheet1.$AG39]; ([$Sheet1.$AE39] + [$Sheet1.$AF39] + [$Sheet1.$AG39]) &gt;= ([$Sheet1.$AE39] * [$Sheet1.$AF39] * [$Sheet1.$AG39]));[$Sheet1.AF39];{})" office:value-type="float" office:value="0" calcext:value-type="float">
            <text:p/>
          </table:table-cell>
          <table:table-cell table:formula="of:=IF(AND([$Sheet1.$AE39] * [$Sheet1.$AF39] * [$Sheet1.$AG39]; ([$Sheet1.$AE39] + [$Sheet1.$AF39] + [$Sheet1.$AG39]) &gt;= ([$Sheet1.$AE39] * [$Sheet1.$AF39] * [$Sheet1.$AG39]));[$Sheet1.AG39];{})" office:value-type="float" office:value="0" calcext:value-type="float">
            <text:p/>
          </table:table-cell>
          <table:table-cell table:formula="of:=IF(AND([$Sheet1.$AH39] * [$Sheet1.$AI39] * [$Sheet1.$AJ39]; ([$Sheet1.$AH39] + [$Sheet1.$AI39] + [$Sheet1.$AJ39]) &gt;= ([$Sheet1.$AH39] * [$Sheet1.$AI39] * [$Sheet1.$AJ39]));[$Sheet1.AH39];{})" office:value-type="float" office:value="0" calcext:value-type="float">
            <text:p/>
          </table:table-cell>
          <table:table-cell table:formula="of:=IF(AND([$Sheet1.$AH39] * [$Sheet1.$AI39] * [$Sheet1.$AJ39]; ([$Sheet1.$AH39] + [$Sheet1.$AI39] + [$Sheet1.$AJ39]) &gt;= ([$Sheet1.$AH39] * [$Sheet1.$AI39] * [$Sheet1.$AJ39]));[$Sheet1.AI39];{})" office:value-type="float" office:value="0" calcext:value-type="float">
            <text:p/>
          </table:table-cell>
          <table:table-cell table:formula="of:=IF(AND([$Sheet1.$AH39] * [$Sheet1.$AI39] * [$Sheet1.$AJ39]; ([$Sheet1.$AH39] + [$Sheet1.$AI39] + [$Sheet1.$AJ39]) &gt;= ([$Sheet1.$AH39] * [$Sheet1.$AI39] * [$Sheet1.$AJ39]));[$Sheet1.AJ39];{})" office:value-type="float" office:value="0" calcext:value-type="float">
            <text:p/>
          </table:table-cell>
          <table:table-cell table:formula="of:=IF(AND([$Sheet1.$AK39] * [$Sheet1.$AL39] * [$Sheet1.$AM39]; ([$Sheet1.$AK39] + [$Sheet1.$AL39] + [$Sheet1.$AM39]) &gt;= ([$Sheet1.$AK39] * [$Sheet1.$AL39] * [$Sheet1.$AM39]));[$Sheet1.AK39];{})" office:value-type="float" office:value="0" calcext:value-type="float">
            <text:p/>
          </table:table-cell>
          <table:table-cell table:formula="of:=IF(AND([$Sheet1.$AK39] * [$Sheet1.$AL39] * [$Sheet1.$AM39]; ([$Sheet1.$AK39] + [$Sheet1.$AL39] + [$Sheet1.$AM39]) &gt;= ([$Sheet1.$AK39] * [$Sheet1.$AL39] * [$Sheet1.$AM39]));[$Sheet1.AL39];{})" office:value-type="float" office:value="0" calcext:value-type="float">
            <text:p/>
          </table:table-cell>
          <table:table-cell table:formula="of:=IF(AND([$Sheet1.$AK39] * [$Sheet1.$AL39] * [$Sheet1.$AM39]; ([$Sheet1.$AK39] + [$Sheet1.$AL39] + [$Sheet1.$AM39]) &gt;= ([$Sheet1.$AK39] * [$Sheet1.$AL39] * [$Sheet1.$AM39]));[$Sheet1.AM39];{})" office:value-type="float" office:value="0" calcext:value-type="float">
            <text:p/>
          </table:table-cell>
          <table:table-cell table:formula="of:=IF(AND([$Sheet1.$AN39] * [$Sheet1.$AO39] * [$Sheet1.$AP39]; ([$Sheet1.$AN39] + [$Sheet1.$AO39] + [$Sheet1.$AP39]) &gt;= ([$Sheet1.$AN39] * [$Sheet1.$AO39] * [$Sheet1.$AP39]));[$Sheet1.AN39];{})" office:value-type="float" office:value="0" calcext:value-type="float">
            <text:p/>
          </table:table-cell>
          <table:table-cell table:formula="of:=IF(AND([$Sheet1.$AN39] * [$Sheet1.$AO39] * [$Sheet1.$AP39]; ([$Sheet1.$AN39] + [$Sheet1.$AO39] + [$Sheet1.$AP39]) &gt;= ([$Sheet1.$AN39] * [$Sheet1.$AO39] * [$Sheet1.$AP39]));[$Sheet1.AO39];{})" office:value-type="float" office:value="0" calcext:value-type="float">
            <text:p/>
          </table:table-cell>
          <table:table-cell table:formula="of:=IF(AND([$Sheet1.$AN39] * [$Sheet1.$AO39] * [$Sheet1.$AP39]; ([$Sheet1.$AN39] + [$Sheet1.$AO39] + [$Sheet1.$AP39]) &gt;= ([$Sheet1.$AN39] * [$Sheet1.$AO39] * [$Sheet1.$AP39]));[$Sheet1.AP39];{})" office:value-type="float" office:value="0" calcext:value-type="float">
            <text:p/>
          </table:table-cell>
          <table:table-cell table:formula="of:=IF(AND([$Sheet1.$AQ39] * [$Sheet1.$AR39] * [$Sheet1.$AS39]; ([$Sheet1.$AQ39] + [$Sheet1.$AR39] + [$Sheet1.$AS39]) &gt;= ([$Sheet1.$AQ39] * [$Sheet1.$AR39] * [$Sheet1.$AS39]));[$Sheet1.AQ39];{})" office:value-type="float" office:value="0" calcext:value-type="float">
            <text:p/>
          </table:table-cell>
          <table:table-cell table:formula="of:=IF(AND([$Sheet1.$AQ39] * [$Sheet1.$AR39] * [$Sheet1.$AS39]; ([$Sheet1.$AQ39] + [$Sheet1.$AR39] + [$Sheet1.$AS39]) &gt;= ([$Sheet1.$AQ39] * [$Sheet1.$AR39] * [$Sheet1.$AS39]));[$Sheet1.AR39];{})" office:value-type="float" office:value="0" calcext:value-type="float">
            <text:p/>
          </table:table-cell>
          <table:table-cell table:formula="of:=IF(AND([$Sheet1.$AQ39] * [$Sheet1.$AR39] * [$Sheet1.$AS39]; ([$Sheet1.$AQ39] + [$Sheet1.$AR39] + [$Sheet1.$AS39]) &gt;= ([$Sheet1.$AQ39] * [$Sheet1.$AR39] * [$Sheet1.$AS39]));[$Sheet1.AS39];{})" office:value-type="float" office:value="0" calcext:value-type="float">
            <text:p/>
          </table:table-cell>
          <table:table-cell table:formula="of:=IF(AND([$Sheet1.$AT39] * [$Sheet1.$AU39] * [$Sheet1.$AV39]; ([$Sheet1.$AT39] + [$Sheet1.$AU39] + [$Sheet1.$AV39]) &gt;= ([$Sheet1.$AT39] * [$Sheet1.$AU39] * [$Sheet1.$AV39]));[$Sheet1.AT39];{})" office:value-type="float" office:value="0" calcext:value-type="float">
            <text:p/>
          </table:table-cell>
          <table:table-cell table:formula="of:=IF(AND([$Sheet1.$AT39] * [$Sheet1.$AU39] * [$Sheet1.$AV39]; ([$Sheet1.$AT39] + [$Sheet1.$AU39] + [$Sheet1.$AV39]) &gt;= ([$Sheet1.$AT39] * [$Sheet1.$AU39] * [$Sheet1.$AV39]));[$Sheet1.AU39];{})" office:value-type="float" office:value="0" calcext:value-type="float">
            <text:p/>
          </table:table-cell>
          <table:table-cell table:formula="of:=IF(AND([$Sheet1.$AT39] * [$Sheet1.$AU39] * [$Sheet1.$AV39]; ([$Sheet1.$AT39] + [$Sheet1.$AU39] + [$Sheet1.$AV39]) &gt;= ([$Sheet1.$AT39] * [$Sheet1.$AU39] * [$Sheet1.$AV39]));[$Sheet1.AV39];{})" office:value-type="float" office:value="0" calcext:value-type="float">
            <text:p/>
          </table:table-cell>
          <table:table-cell table:formula="of:=IF(AND([$Sheet1.$AW39] * [$Sheet1.$AX39] * [$Sheet1.$AY39]; ([$Sheet1.$AW39] + [$Sheet1.$AX39] + [$Sheet1.$AY39]) &gt;= ([$Sheet1.$AW39] * [$Sheet1.$AX39] * [$Sheet1.$AY39]));[$Sheet1.AW39];{})" office:value-type="float" office:value="0" calcext:value-type="float">
            <text:p/>
          </table:table-cell>
          <table:table-cell table:formula="of:=IF(AND([$Sheet1.$AW39] * [$Sheet1.$AX39] * [$Sheet1.$AY39]; ([$Sheet1.$AW39] + [$Sheet1.$AX39] + [$Sheet1.$AY39]) &gt;= ([$Sheet1.$AW39] * [$Sheet1.$AX39] * [$Sheet1.$AY39]));[$Sheet1.AX39];{})" office:value-type="float" office:value="0" calcext:value-type="float">
            <text:p/>
          </table:table-cell>
          <table:table-cell table:formula="of:=IF(AND([$Sheet1.$AW39] * [$Sheet1.$AX39] * [$Sheet1.$AY39]; ([$Sheet1.$AW39] + [$Sheet1.$AX39] + [$Sheet1.$AY39]) &gt;= ([$Sheet1.$AW39] * [$Sheet1.$AX39] * [$Sheet1.$AY39]));[$Sheet1.AY39];{})" office:value-type="float" office:value="0" calcext:value-type="float">
            <text:p/>
          </table:table-cell>
          <table:table-cell table:formula="of:=IF(AND([$Sheet1.$AZ39] * [$Sheet1.$BA39] * [$Sheet1.$BB39]; ([$Sheet1.$AZ39] + [$Sheet1.$BA39] + [$Sheet1.$BB39]) &gt;= ([$Sheet1.$AZ39] * [$Sheet1.$BA39] * [$Sheet1.$BB39]));[$Sheet1.AZ39];{})" office:value-type="float" office:value="0" calcext:value-type="float">
            <text:p/>
          </table:table-cell>
          <table:table-cell table:formula="of:=IF(AND([$Sheet1.$AZ39] * [$Sheet1.$BA39] * [$Sheet1.$BB39]; ([$Sheet1.$AZ39] + [$Sheet1.$BA39] + [$Sheet1.$BB39]) &gt;= ([$Sheet1.$AZ39] * [$Sheet1.$BA39] * [$Sheet1.$BB39]));[$Sheet1.BA39];{})" office:value-type="float" office:value="0" calcext:value-type="float">
            <text:p/>
          </table:table-cell>
          <table:table-cell table:formula="of:=IF(AND([$Sheet1.$AZ39] * [$Sheet1.$BA39] * [$Sheet1.$BB39]; ([$Sheet1.$AZ39] + [$Sheet1.$BA39] + [$Sheet1.$BB39]) &gt;= ([$Sheet1.$AZ39] * [$Sheet1.$BA39] * [$Sheet1.$BB39]));[$Sheet1.BB39];{})" office:value-type="float" office:value="0" calcext:value-type="float">
            <text:p/>
          </table:table-cell>
          <table:table-cell table:formula="of:=IF(AND([$Sheet1.$BC39] * [$Sheet1.$BD39] * [$Sheet1.$BE39]; ([$Sheet1.$BC39] + [$Sheet1.$BD39] + [$Sheet1.$BE39]) &gt;= ([$Sheet1.$BC39] * [$Sheet1.$BD39] * [$Sheet1.$BE39]));[$Sheet1.BC39];{})" office:value-type="float" office:value="0" calcext:value-type="float">
            <text:p/>
          </table:table-cell>
          <table:table-cell table:formula="of:=IF(AND([$Sheet1.$BC39] * [$Sheet1.$BD39] * [$Sheet1.$BE39]; ([$Sheet1.$BC39] + [$Sheet1.$BD39] + [$Sheet1.$BE39]) &gt;= ([$Sheet1.$BC39] * [$Sheet1.$BD39] * [$Sheet1.$BE39]));[$Sheet1.BD39];{})" office:value-type="float" office:value="0" calcext:value-type="float">
            <text:p/>
          </table:table-cell>
          <table:table-cell table:formula="of:=IF(AND([$Sheet1.$BC39] * [$Sheet1.$BD39] * [$Sheet1.$BE39]; ([$Sheet1.$BC39] + [$Sheet1.$BD39] + [$Sheet1.$BE39]) &gt;= ([$Sheet1.$BC39] * [$Sheet1.$BD39] * [$Sheet1.$BE39]));[$Sheet1.BE39];{})" office:value-type="float" office:value="0" calcext:value-type="float">
            <text:p/>
          </table:table-cell>
          <table:table-cell table:number-columns-repeated="4"/>
          <table:table-cell table:formula="of:=IF(AND([$Sheet1.$BJ39] * [$Sheet1.$BK39] * [$Sheet1.$BL39]; ([$Sheet1.$BJ39] + [$Sheet1.$BK39] + [$Sheet1.$BL39]) &gt;= ([$Sheet1.$BJ39] * [$Sheet1.$BK39] * [$Sheet1.$BL39]));[$Sheet1.BJ39];{})" office:value-type="float" office:value="0" calcext:value-type="float">
            <text:p/>
          </table:table-cell>
          <table:table-cell table:formula="of:=IF(AND([$Sheet1.$BJ39] * [$Sheet1.$BK39] * [$Sheet1.$BL39]; ([$Sheet1.$BJ39] + [$Sheet1.$BK39] + [$Sheet1.$BL39]) &gt;= ([$Sheet1.$BJ39] * [$Sheet1.$BK39] * [$Sheet1.$BL39]));[$Sheet1.BK39];{})" office:value-type="float" office:value="0" calcext:value-type="float">
            <text:p/>
          </table:table-cell>
          <table:table-cell table:formula="of:=IF(AND([$Sheet1.$BJ39] * [$Sheet1.$BK39] * [$Sheet1.$BL39]; ([$Sheet1.$BJ39] + [$Sheet1.$BK39] + [$Sheet1.$BL39]) &gt;= ([$Sheet1.$BJ39] * [$Sheet1.$BK39] * [$Sheet1.$BL39]));[$Sheet1.BL39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AND([$Sheet1.$C40] * [$Sheet1.$D40]; ([$Sheet1.$C40] + [$Sheet1.$D40]) &gt;= [$Sheet1.$C40] * [$Sheet1.$D40]);[$Sheet1.C40];{})" office:value-type="float" office:value="0" calcext:value-type="float">
            <text:p/>
          </table:table-cell>
          <table:table-cell table:formula="of:=IF(AND([$Sheet1.$C40] * [$Sheet1.$D40]; ([$Sheet1.$C40] + [$Sheet1.$D40]) &gt;= [$Sheet1.$C40] * [$Sheet1.$D40]);[$Sheet1.D40];{})" office:value-type="float" office:value="0" calcext:value-type="float">
            <text:p/>
          </table:table-cell>
          <table:table-cell table:formula="of:=IF(AND([$Sheet1.$E40] * [$Sheet1.$F40]; ([$Sheet1.$E40] + [$Sheet1.$F40]) &gt;= [$Sheet1.$E40] * [$Sheet1.$F40]);[$Sheet1.E40];{})" office:value-type="float" office:value="0" calcext:value-type="float">
            <text:p/>
          </table:table-cell>
          <table:table-cell table:formula="of:=IF(AND([$Sheet1.$E40] * [$Sheet1.$F40]; ([$Sheet1.$E40] + [$Sheet1.$F40]) &gt;= [$Sheet1.$E40] * [$Sheet1.$F40]);[$Sheet1.F40];{})" office:value-type="float" office:value="0" calcext:value-type="float">
            <text:p/>
          </table:table-cell>
          <table:table-cell table:formula="of:=IF(AND([$Sheet1.$H40] * [$Sheet1.$I40]; [$Sheet1.$H40] + [$Sheet1.$I40] &gt;= [$Sheet1.$H40] * [$Sheet1.$I40]);[$Sheet1.G40];{})" office:value-type="float" office:value="0" calcext:value-type="float">
            <text:p/>
          </table:table-cell>
          <table:table-cell table:formula="of:=IF(AND([$Sheet1.$H40] * [$Sheet1.$I40]; [$Sheet1.$H40] + [$Sheet1.$I40] &gt;= [$Sheet1.$H40] * [$Sheet1.$I40]);[$Sheet1.H40];{})" office:value-type="float" office:value="0" calcext:value-type="float">
            <text:p/>
          </table:table-cell>
          <table:table-cell table:formula="of:=IF(AND([$Sheet1.$H40] * [$Sheet1.$I40]; [$Sheet1.$H40] + [$Sheet1.$I40] &gt;= [$Sheet1.$H40] * [$Sheet1.$I40]);[$Sheet1.I40];{})" office:value-type="float" office:value="0" calcext:value-type="float">
            <text:p/>
          </table:table-cell>
          <table:table-cell table:formula="of:=IF(AND([$Sheet1.$J40] * [$Sheet1.$K40] * [$Sheet1.$L40]; ([$Sheet1.$J40] + [$Sheet1.$K40] + [$Sheet1.$L40]) &gt;= ([$Sheet1.$J40] * [$Sheet1.$K40] * [$Sheet1.$L40]));[$Sheet1.J40];{})" office:value-type="float" office:value="0" calcext:value-type="float">
            <text:p/>
          </table:table-cell>
          <table:table-cell table:formula="of:=IF(AND([$Sheet1.$J40] * [$Sheet1.$K40] * [$Sheet1.$L40]; ([$Sheet1.$J40] + [$Sheet1.$K40] + [$Sheet1.$L40]) &gt;= ([$Sheet1.$J40] * [$Sheet1.$K40] * [$Sheet1.$L40]));[$Sheet1.K40];{})" office:value-type="float" office:value="0" calcext:value-type="float">
            <text:p/>
          </table:table-cell>
          <table:table-cell table:formula="of:=IF(AND([$Sheet1.$J40] * [$Sheet1.$K40] * [$Sheet1.$L40]; ([$Sheet1.$J40] + [$Sheet1.$K40] + [$Sheet1.$L40]) &gt;= ([$Sheet1.$J40] * [$Sheet1.$K40] * [$Sheet1.$L40]));[$Sheet1.L40];{})" office:value-type="float" office:value="0" calcext:value-type="float">
            <text:p/>
          </table:table-cell>
          <table:table-cell table:formula="of:=IF(AND([$Sheet1.$M40] * [$Sheet1.$N40] * [$Sheet1.$O40]; ([$Sheet1.$M40] + [$Sheet1.$N40] + [$Sheet1.$O40]) &gt;= ([$Sheet1.$M40] * [$Sheet1.$N40] * [$Sheet1.$O40]));[$Sheet1.M40];{})" office:value-type="float" office:value="0" calcext:value-type="float">
            <text:p/>
          </table:table-cell>
          <table:table-cell table:formula="of:=IF(AND([$Sheet1.$M40] * [$Sheet1.$N40] * [$Sheet1.$O40]; ([$Sheet1.$M40] + [$Sheet1.$N40] + [$Sheet1.$O40]) &gt;= ([$Sheet1.$M40] * [$Sheet1.$N40] * [$Sheet1.$O40]));[$Sheet1.N40];{})" office:value-type="float" office:value="0" calcext:value-type="float">
            <text:p/>
          </table:table-cell>
          <table:table-cell table:formula="of:=IF(AND([$Sheet1.$M40] * [$Sheet1.$N40] * [$Sheet1.$O40]; ([$Sheet1.$M40] + [$Sheet1.$N40] + [$Sheet1.$O40]) &gt;= ([$Sheet1.$M40] * [$Sheet1.$N40] * [$Sheet1.$O40]));[$Sheet1.O40];{})" office:value-type="float" office:value="0" calcext:value-type="float">
            <text:p/>
          </table:table-cell>
          <table:table-cell table:formula="of:=IF(AND([$Sheet1.$P40] * [$Sheet1.$Q40] * [$Sheet1.$R40]; ([$Sheet1.$P40] + [$Sheet1.$Q40] + [$Sheet1.$R40]) &gt;= ([$Sheet1.$P40] * [$Sheet1.$Q40] * [$Sheet1.$R40]));[$Sheet1.P40];{})" office:value-type="float" office:value="0" calcext:value-type="float">
            <text:p/>
          </table:table-cell>
          <table:table-cell table:formula="of:=IF(AND([$Sheet1.$P40] * [$Sheet1.$Q40] * [$Sheet1.$R40]; ([$Sheet1.$P40] + [$Sheet1.$Q40] + [$Sheet1.$R40]) &gt;= ([$Sheet1.$P40] * [$Sheet1.$Q40] * [$Sheet1.$R40]));[$Sheet1.Q40];{})" office:value-type="float" office:value="0" calcext:value-type="float">
            <text:p/>
          </table:table-cell>
          <table:table-cell table:formula="of:=IF(AND([$Sheet1.$P40] * [$Sheet1.$Q40] * [$Sheet1.$R40]; ([$Sheet1.$P40] + [$Sheet1.$Q40] + [$Sheet1.$R40]) &gt;= ([$Sheet1.$P40] * [$Sheet1.$Q40] * [$Sheet1.$R40]));[$Sheet1.R40];{})" office:value-type="float" office:value="0" calcext:value-type="float">
            <text:p/>
          </table:table-cell>
          <table:table-cell table:formula="of:=IF(AND([$Sheet1.$S40] * [$Sheet1.$T40] * [$Sheet1.$U40]; ([$Sheet1.$S40] + [$Sheet1.$T40] + [$Sheet1.$U40]) &gt;= ([$Sheet1.$S40] * [$Sheet1.$T40] * [$Sheet1.$U40]));[$Sheet1.S40];{})" office:value-type="float" office:value="0" calcext:value-type="float">
            <text:p/>
          </table:table-cell>
          <table:table-cell table:formula="of:=IF(AND([$Sheet1.$S40] * [$Sheet1.$T40] * [$Sheet1.$U40]; ([$Sheet1.$S40] + [$Sheet1.$T40] + [$Sheet1.$U40]) &gt;= ([$Sheet1.$S40] * [$Sheet1.$T40] * [$Sheet1.$U40]));[$Sheet1.T40];{})" office:value-type="float" office:value="0" calcext:value-type="float">
            <text:p/>
          </table:table-cell>
          <table:table-cell table:formula="of:=IF(AND([$Sheet1.$S40] * [$Sheet1.$T40] * [$Sheet1.$U40]; ([$Sheet1.$S40] + [$Sheet1.$T40] + [$Sheet1.$U40]) &gt;= ([$Sheet1.$S40] * [$Sheet1.$T40] * [$Sheet1.$U40]));[$Sheet1.U40];{})" office:value-type="float" office:value="0" calcext:value-type="float">
            <text:p/>
          </table:table-cell>
          <table:table-cell table:formula="of:=IF(AND([$Sheet1.$V40] * [$Sheet1.$W40] * [$Sheet1.$X40]; ([$Sheet1.$V40] + [$Sheet1.$W40] + [$Sheet1.$X40]) &gt;= ([$Sheet1.$V40] * [$Sheet1.$W40] * [$Sheet1.$X40]));[$Sheet1.V40];{})" office:value-type="float" office:value="0" calcext:value-type="float">
            <text:p/>
          </table:table-cell>
          <table:table-cell table:formula="of:=IF(AND([$Sheet1.$V40] * [$Sheet1.$W40] * [$Sheet1.$X40]; ([$Sheet1.$V40] + [$Sheet1.$W40] + [$Sheet1.$X40]) &gt;= ([$Sheet1.$V40] * [$Sheet1.$W40] * [$Sheet1.$X40]));[$Sheet1.W40];{})" office:value-type="float" office:value="0" calcext:value-type="float">
            <text:p/>
          </table:table-cell>
          <table:table-cell table:formula="of:=IF(AND([$Sheet1.$V40] * [$Sheet1.$W40] * [$Sheet1.$X40]; ([$Sheet1.$V40] + [$Sheet1.$W40] + [$Sheet1.$X40]) &gt;= ([$Sheet1.$V40] * [$Sheet1.$W40] * [$Sheet1.$X40]));[$Sheet1.X40];{})" office:value-type="float" office:value="0" calcext:value-type="float">
            <text:p/>
          </table:table-cell>
          <table:table-cell table:formula="of:=IF(AND([$Sheet1.$Y40] * [$Sheet1.$Z40] * [$Sheet1.$AA40]; ([$Sheet1.$Y40] + [$Sheet1.$Z40] + [$Sheet1.$AA40]) &gt;= ([$Sheet1.$Y40] * [$Sheet1.$Z40] * [$Sheet1.$AA40]));[$Sheet1.Y40];{})" office:value-type="float" office:value="0" calcext:value-type="float">
            <text:p/>
          </table:table-cell>
          <table:table-cell table:formula="of:=IF(AND([$Sheet1.$Y40] * [$Sheet1.$Z40] * [$Sheet1.$AA40]; ([$Sheet1.$Y40] + [$Sheet1.$Z40] + [$Sheet1.$AA40]) &gt;= ([$Sheet1.$Y40] * [$Sheet1.$Z40] * [$Sheet1.$AA40]));[$Sheet1.Z40];{})" office:value-type="float" office:value="0" calcext:value-type="float">
            <text:p/>
          </table:table-cell>
          <table:table-cell table:formula="of:=IF(AND([$Sheet1.$Y40] * [$Sheet1.$Z40] * [$Sheet1.$AA40]; ([$Sheet1.$Y40] + [$Sheet1.$Z40] + [$Sheet1.$AA40]) &gt;= ([$Sheet1.$Y40] * [$Sheet1.$Z40] * [$Sheet1.$AA40]));[$Sheet1.AA40];{})" office:value-type="float" office:value="0" calcext:value-type="float">
            <text:p/>
          </table:table-cell>
          <table:table-cell table:formula="of:=IF(AND([$Sheet1.$AB40] * [$Sheet1.$AC40] * [$Sheet1.$AD40]; ([$Sheet1.$AB40] + [$Sheet1.$AC40] + [$Sheet1.$AD40]) &gt;= ([$Sheet1.$AB40] * [$Sheet1.$AC40] * [$Sheet1.$AD40]));[$Sheet1.AB40];{})" office:value-type="float" office:value="0" calcext:value-type="float">
            <text:p/>
          </table:table-cell>
          <table:table-cell table:formula="of:=IF(AND([$Sheet1.$AB40] * [$Sheet1.$AC40] * [$Sheet1.$AD40]; ([$Sheet1.$AB40] + [$Sheet1.$AC40] + [$Sheet1.$AD40]) &gt;= ([$Sheet1.$AB40] * [$Sheet1.$AC40] * [$Sheet1.$AD40]));[$Sheet1.AC40];{})" office:value-type="float" office:value="0" calcext:value-type="float">
            <text:p/>
          </table:table-cell>
          <table:table-cell table:formula="of:=IF(AND([$Sheet1.$AB40] * [$Sheet1.$AC40] * [$Sheet1.$AD40]; ([$Sheet1.$AB40] + [$Sheet1.$AC40] + [$Sheet1.$AD40]) &gt;= ([$Sheet1.$AB40] * [$Sheet1.$AC40] * [$Sheet1.$AD40]));[$Sheet1.AD40];{})" office:value-type="float" office:value="0" calcext:value-type="float">
            <text:p/>
          </table:table-cell>
          <table:table-cell table:formula="of:=IF(AND([$Sheet1.$AE40] * [$Sheet1.$AF40] * [$Sheet1.$AG40]; ([$Sheet1.$AE40] + [$Sheet1.$AF40] + [$Sheet1.$AG40]) &gt;= ([$Sheet1.$AE40] * [$Sheet1.$AF40] * [$Sheet1.$AG40]));[$Sheet1.AE40];{})" office:value-type="float" office:value="0" calcext:value-type="float">
            <text:p/>
          </table:table-cell>
          <table:table-cell table:formula="of:=IF(AND([$Sheet1.$AE40] * [$Sheet1.$AF40] * [$Sheet1.$AG40]; ([$Sheet1.$AE40] + [$Sheet1.$AF40] + [$Sheet1.$AG40]) &gt;= ([$Sheet1.$AE40] * [$Sheet1.$AF40] * [$Sheet1.$AG40]));[$Sheet1.AF40];{})" office:value-type="float" office:value="0" calcext:value-type="float">
            <text:p/>
          </table:table-cell>
          <table:table-cell table:formula="of:=IF(AND([$Sheet1.$AE40] * [$Sheet1.$AF40] * [$Sheet1.$AG40]; ([$Sheet1.$AE40] + [$Sheet1.$AF40] + [$Sheet1.$AG40]) &gt;= ([$Sheet1.$AE40] * [$Sheet1.$AF40] * [$Sheet1.$AG40]));[$Sheet1.AG40];{})" office:value-type="float" office:value="0" calcext:value-type="float">
            <text:p/>
          </table:table-cell>
          <table:table-cell table:formula="of:=IF(AND([$Sheet1.$AH40] * [$Sheet1.$AI40] * [$Sheet1.$AJ40]; ([$Sheet1.$AH40] + [$Sheet1.$AI40] + [$Sheet1.$AJ40]) &gt;= ([$Sheet1.$AH40] * [$Sheet1.$AI40] * [$Sheet1.$AJ40]));[$Sheet1.AH40];{})" office:value-type="float" office:value="0" calcext:value-type="float">
            <text:p/>
          </table:table-cell>
          <table:table-cell table:formula="of:=IF(AND([$Sheet1.$AH40] * [$Sheet1.$AI40] * [$Sheet1.$AJ40]; ([$Sheet1.$AH40] + [$Sheet1.$AI40] + [$Sheet1.$AJ40]) &gt;= ([$Sheet1.$AH40] * [$Sheet1.$AI40] * [$Sheet1.$AJ40]));[$Sheet1.AI40];{})" office:value-type="float" office:value="0" calcext:value-type="float">
            <text:p/>
          </table:table-cell>
          <table:table-cell table:formula="of:=IF(AND([$Sheet1.$AH40] * [$Sheet1.$AI40] * [$Sheet1.$AJ40]; ([$Sheet1.$AH40] + [$Sheet1.$AI40] + [$Sheet1.$AJ40]) &gt;= ([$Sheet1.$AH40] * [$Sheet1.$AI40] * [$Sheet1.$AJ40]));[$Sheet1.AJ40];{})" office:value-type="float" office:value="0" calcext:value-type="float">
            <text:p/>
          </table:table-cell>
          <table:table-cell table:formula="of:=IF(AND([$Sheet1.$AK40] * [$Sheet1.$AL40] * [$Sheet1.$AM40]; ([$Sheet1.$AK40] + [$Sheet1.$AL40] + [$Sheet1.$AM40]) &gt;= ([$Sheet1.$AK40] * [$Sheet1.$AL40] * [$Sheet1.$AM40]));[$Sheet1.AK40];{})" office:value-type="float" office:value="0" calcext:value-type="float">
            <text:p/>
          </table:table-cell>
          <table:table-cell table:formula="of:=IF(AND([$Sheet1.$AK40] * [$Sheet1.$AL40] * [$Sheet1.$AM40]; ([$Sheet1.$AK40] + [$Sheet1.$AL40] + [$Sheet1.$AM40]) &gt;= ([$Sheet1.$AK40] * [$Sheet1.$AL40] * [$Sheet1.$AM40]));[$Sheet1.AL40];{})" office:value-type="float" office:value="0" calcext:value-type="float">
            <text:p/>
          </table:table-cell>
          <table:table-cell table:formula="of:=IF(AND([$Sheet1.$AK40] * [$Sheet1.$AL40] * [$Sheet1.$AM40]; ([$Sheet1.$AK40] + [$Sheet1.$AL40] + [$Sheet1.$AM40]) &gt;= ([$Sheet1.$AK40] * [$Sheet1.$AL40] * [$Sheet1.$AM40]));[$Sheet1.AM40];{})" office:value-type="float" office:value="0" calcext:value-type="float">
            <text:p/>
          </table:table-cell>
          <table:table-cell table:formula="of:=IF(AND([$Sheet1.$AN40] * [$Sheet1.$AO40] * [$Sheet1.$AP40]; ([$Sheet1.$AN40] + [$Sheet1.$AO40] + [$Sheet1.$AP40]) &gt;= ([$Sheet1.$AN40] * [$Sheet1.$AO40] * [$Sheet1.$AP40]));[$Sheet1.AN40];{})" office:value-type="float" office:value="0" calcext:value-type="float">
            <text:p/>
          </table:table-cell>
          <table:table-cell table:formula="of:=IF(AND([$Sheet1.$AN40] * [$Sheet1.$AO40] * [$Sheet1.$AP40]; ([$Sheet1.$AN40] + [$Sheet1.$AO40] + [$Sheet1.$AP40]) &gt;= ([$Sheet1.$AN40] * [$Sheet1.$AO40] * [$Sheet1.$AP40]));[$Sheet1.AO40];{})" office:value-type="float" office:value="0" calcext:value-type="float">
            <text:p/>
          </table:table-cell>
          <table:table-cell table:formula="of:=IF(AND([$Sheet1.$AN40] * [$Sheet1.$AO40] * [$Sheet1.$AP40]; ([$Sheet1.$AN40] + [$Sheet1.$AO40] + [$Sheet1.$AP40]) &gt;= ([$Sheet1.$AN40] * [$Sheet1.$AO40] * [$Sheet1.$AP40]));[$Sheet1.AP40];{})" office:value-type="float" office:value="0" calcext:value-type="float">
            <text:p/>
          </table:table-cell>
          <table:table-cell table:formula="of:=IF(AND([$Sheet1.$AQ40] * [$Sheet1.$AR40] * [$Sheet1.$AS40]; ([$Sheet1.$AQ40] + [$Sheet1.$AR40] + [$Sheet1.$AS40]) &gt;= ([$Sheet1.$AQ40] * [$Sheet1.$AR40] * [$Sheet1.$AS40]));[$Sheet1.AQ40];{})" office:value-type="float" office:value="0" calcext:value-type="float">
            <text:p/>
          </table:table-cell>
          <table:table-cell table:formula="of:=IF(AND([$Sheet1.$AQ40] * [$Sheet1.$AR40] * [$Sheet1.$AS40]; ([$Sheet1.$AQ40] + [$Sheet1.$AR40] + [$Sheet1.$AS40]) &gt;= ([$Sheet1.$AQ40] * [$Sheet1.$AR40] * [$Sheet1.$AS40]));[$Sheet1.AR40];{})" office:value-type="float" office:value="0" calcext:value-type="float">
            <text:p/>
          </table:table-cell>
          <table:table-cell table:formula="of:=IF(AND([$Sheet1.$AQ40] * [$Sheet1.$AR40] * [$Sheet1.$AS40]; ([$Sheet1.$AQ40] + [$Sheet1.$AR40] + [$Sheet1.$AS40]) &gt;= ([$Sheet1.$AQ40] * [$Sheet1.$AR40] * [$Sheet1.$AS40]));[$Sheet1.AS40];{})" office:value-type="float" office:value="0" calcext:value-type="float">
            <text:p/>
          </table:table-cell>
          <table:table-cell table:formula="of:=IF(AND([$Sheet1.$AT40] * [$Sheet1.$AU40] * [$Sheet1.$AV40]; ([$Sheet1.$AT40] + [$Sheet1.$AU40] + [$Sheet1.$AV40]) &gt;= ([$Sheet1.$AT40] * [$Sheet1.$AU40] * [$Sheet1.$AV40]));[$Sheet1.AT40];{})" office:value-type="float" office:value="0" calcext:value-type="float">
            <text:p/>
          </table:table-cell>
          <table:table-cell table:formula="of:=IF(AND([$Sheet1.$AT40] * [$Sheet1.$AU40] * [$Sheet1.$AV40]; ([$Sheet1.$AT40] + [$Sheet1.$AU40] + [$Sheet1.$AV40]) &gt;= ([$Sheet1.$AT40] * [$Sheet1.$AU40] * [$Sheet1.$AV40]));[$Sheet1.AU40];{})" office:value-type="float" office:value="0" calcext:value-type="float">
            <text:p/>
          </table:table-cell>
          <table:table-cell table:formula="of:=IF(AND([$Sheet1.$AT40] * [$Sheet1.$AU40] * [$Sheet1.$AV40]; ([$Sheet1.$AT40] + [$Sheet1.$AU40] + [$Sheet1.$AV40]) &gt;= ([$Sheet1.$AT40] * [$Sheet1.$AU40] * [$Sheet1.$AV40]));[$Sheet1.AV40];{})" office:value-type="float" office:value="0" calcext:value-type="float">
            <text:p/>
          </table:table-cell>
          <table:table-cell table:formula="of:=IF(AND([$Sheet1.$AW40] * [$Sheet1.$AX40] * [$Sheet1.$AY40]; ([$Sheet1.$AW40] + [$Sheet1.$AX40] + [$Sheet1.$AY40]) &gt;= ([$Sheet1.$AW40] * [$Sheet1.$AX40] * [$Sheet1.$AY40]));[$Sheet1.AW40];{})" office:value-type="float" office:value="0" calcext:value-type="float">
            <text:p/>
          </table:table-cell>
          <table:table-cell table:formula="of:=IF(AND([$Sheet1.$AW40] * [$Sheet1.$AX40] * [$Sheet1.$AY40]; ([$Sheet1.$AW40] + [$Sheet1.$AX40] + [$Sheet1.$AY40]) &gt;= ([$Sheet1.$AW40] * [$Sheet1.$AX40] * [$Sheet1.$AY40]));[$Sheet1.AX40];{})" office:value-type="float" office:value="0" calcext:value-type="float">
            <text:p/>
          </table:table-cell>
          <table:table-cell table:formula="of:=IF(AND([$Sheet1.$AW40] * [$Sheet1.$AX40] * [$Sheet1.$AY40]; ([$Sheet1.$AW40] + [$Sheet1.$AX40] + [$Sheet1.$AY40]) &gt;= ([$Sheet1.$AW40] * [$Sheet1.$AX40] * [$Sheet1.$AY40]));[$Sheet1.AY40];{})" office:value-type="float" office:value="0" calcext:value-type="float">
            <text:p/>
          </table:table-cell>
          <table:table-cell table:formula="of:=IF(AND([$Sheet1.$AZ40] * [$Sheet1.$BA40] * [$Sheet1.$BB40]; ([$Sheet1.$AZ40] + [$Sheet1.$BA40] + [$Sheet1.$BB40]) &gt;= ([$Sheet1.$AZ40] * [$Sheet1.$BA40] * [$Sheet1.$BB40]));[$Sheet1.AZ40];{})" office:value-type="float" office:value="0" calcext:value-type="float">
            <text:p/>
          </table:table-cell>
          <table:table-cell table:formula="of:=IF(AND([$Sheet1.$AZ40] * [$Sheet1.$BA40] * [$Sheet1.$BB40]; ([$Sheet1.$AZ40] + [$Sheet1.$BA40] + [$Sheet1.$BB40]) &gt;= ([$Sheet1.$AZ40] * [$Sheet1.$BA40] * [$Sheet1.$BB40]));[$Sheet1.BA40];{})" office:value-type="float" office:value="0" calcext:value-type="float">
            <text:p/>
          </table:table-cell>
          <table:table-cell table:formula="of:=IF(AND([$Sheet1.$AZ40] * [$Sheet1.$BA40] * [$Sheet1.$BB40]; ([$Sheet1.$AZ40] + [$Sheet1.$BA40] + [$Sheet1.$BB40]) &gt;= ([$Sheet1.$AZ40] * [$Sheet1.$BA40] * [$Sheet1.$BB40]));[$Sheet1.BB40];{})" office:value-type="float" office:value="0" calcext:value-type="float">
            <text:p/>
          </table:table-cell>
          <table:table-cell table:formula="of:=IF(AND([$Sheet1.$BC40] * [$Sheet1.$BD40] * [$Sheet1.$BE40]; ([$Sheet1.$BC40] + [$Sheet1.$BD40] + [$Sheet1.$BE40]) &gt;= ([$Sheet1.$BC40] * [$Sheet1.$BD40] * [$Sheet1.$BE40]));[$Sheet1.BC40];{})" office:value-type="float" office:value="0" calcext:value-type="float">
            <text:p/>
          </table:table-cell>
          <table:table-cell table:formula="of:=IF(AND([$Sheet1.$BC40] * [$Sheet1.$BD40] * [$Sheet1.$BE40]; ([$Sheet1.$BC40] + [$Sheet1.$BD40] + [$Sheet1.$BE40]) &gt;= ([$Sheet1.$BC40] * [$Sheet1.$BD40] * [$Sheet1.$BE40]));[$Sheet1.BD40];{})" office:value-type="float" office:value="0" calcext:value-type="float">
            <text:p/>
          </table:table-cell>
          <table:table-cell table:formula="of:=IF(AND([$Sheet1.$BC40] * [$Sheet1.$BD40] * [$Sheet1.$BE40]; ([$Sheet1.$BC40] + [$Sheet1.$BD40] + [$Sheet1.$BE40]) &gt;= ([$Sheet1.$BC40] * [$Sheet1.$BD40] * [$Sheet1.$BE40]));[$Sheet1.BE40];{})" office:value-type="float" office:value="0" calcext:value-type="float">
            <text:p/>
          </table:table-cell>
          <table:table-cell table:number-columns-repeated="4"/>
          <table:table-cell table:formula="of:=IF(AND([$Sheet1.$BJ40] * [$Sheet1.$BK40] * [$Sheet1.$BL40]; ([$Sheet1.$BJ40] + [$Sheet1.$BK40] + [$Sheet1.$BL40]) &gt;= ([$Sheet1.$BJ40] * [$Sheet1.$BK40] * [$Sheet1.$BL40]));[$Sheet1.BJ40];{})" office:value-type="float" office:value="0" calcext:value-type="float">
            <text:p/>
          </table:table-cell>
          <table:table-cell table:formula="of:=IF(AND([$Sheet1.$BJ40] * [$Sheet1.$BK40] * [$Sheet1.$BL40]; ([$Sheet1.$BJ40] + [$Sheet1.$BK40] + [$Sheet1.$BL40]) &gt;= ([$Sheet1.$BJ40] * [$Sheet1.$BK40] * [$Sheet1.$BL40]));[$Sheet1.BK40];{})" office:value-type="float" office:value="0" calcext:value-type="float">
            <text:p/>
          </table:table-cell>
          <table:table-cell table:formula="of:=IF(AND([$Sheet1.$BJ40] * [$Sheet1.$BK40] * [$Sheet1.$BL40]; ([$Sheet1.$BJ40] + [$Sheet1.$BK40] + [$Sheet1.$BL40]) &gt;= ([$Sheet1.$BJ40] * [$Sheet1.$BK40] * [$Sheet1.$BL40]));[$Sheet1.BL40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IF(AND([$Sheet1.$C41] * [$Sheet1.$D41]; ([$Sheet1.$C41] + [$Sheet1.$D41]) &gt;= [$Sheet1.$C41] * [$Sheet1.$D41]);[$Sheet1.C41];{})" office:value-type="float" office:value="0" calcext:value-type="float">
            <text:p/>
          </table:table-cell>
          <table:table-cell table:formula="of:=IF(AND([$Sheet1.$C41] * [$Sheet1.$D41]; ([$Sheet1.$C41] + [$Sheet1.$D41]) &gt;= [$Sheet1.$C41] * [$Sheet1.$D41]);[$Sheet1.D41];{})" office:value-type="float" office:value="0" calcext:value-type="float">
            <text:p/>
          </table:table-cell>
          <table:table-cell table:formula="of:=IF(AND([$Sheet1.$E41] * [$Sheet1.$F41]; ([$Sheet1.$E41] + [$Sheet1.$F41]) &gt;= [$Sheet1.$E41] * [$Sheet1.$F41]);[$Sheet1.E41];{})" office:value-type="float" office:value="0" calcext:value-type="float">
            <text:p/>
          </table:table-cell>
          <table:table-cell table:formula="of:=IF(AND([$Sheet1.$E41] * [$Sheet1.$F41]; ([$Sheet1.$E41] + [$Sheet1.$F41]) &gt;= [$Sheet1.$E41] * [$Sheet1.$F41]);[$Sheet1.F41];{})" office:value-type="float" office:value="0" calcext:value-type="float">
            <text:p/>
          </table:table-cell>
          <table:table-cell table:formula="of:=IF(AND([$Sheet1.$H41] * [$Sheet1.$I41]; [$Sheet1.$H41] + [$Sheet1.$I41] &gt;= [$Sheet1.$H41] * [$Sheet1.$I41]);[$Sheet1.G41];{})" office:value-type="float" office:value="0" calcext:value-type="float">
            <text:p/>
          </table:table-cell>
          <table:table-cell table:formula="of:=IF(AND([$Sheet1.$H41] * [$Sheet1.$I41]; [$Sheet1.$H41] + [$Sheet1.$I41] &gt;= [$Sheet1.$H41] * [$Sheet1.$I41]);[$Sheet1.H41];{})" office:value-type="float" office:value="0" calcext:value-type="float">
            <text:p/>
          </table:table-cell>
          <table:table-cell table:formula="of:=IF(AND([$Sheet1.$H41] * [$Sheet1.$I41]; [$Sheet1.$H41] + [$Sheet1.$I41] &gt;= [$Sheet1.$H41] * [$Sheet1.$I41]);[$Sheet1.I41];{})" office:value-type="float" office:value="0" calcext:value-type="float">
            <text:p/>
          </table:table-cell>
          <table:table-cell table:formula="of:=IF(AND([$Sheet1.$J41] * [$Sheet1.$K41] * [$Sheet1.$L41]; ([$Sheet1.$J41] + [$Sheet1.$K41] + [$Sheet1.$L41]) &gt;= ([$Sheet1.$J41] * [$Sheet1.$K41] * [$Sheet1.$L41]));[$Sheet1.J41];{})" office:value-type="float" office:value="0" calcext:value-type="float">
            <text:p/>
          </table:table-cell>
          <table:table-cell table:formula="of:=IF(AND([$Sheet1.$J41] * [$Sheet1.$K41] * [$Sheet1.$L41]; ([$Sheet1.$J41] + [$Sheet1.$K41] + [$Sheet1.$L41]) &gt;= ([$Sheet1.$J41] * [$Sheet1.$K41] * [$Sheet1.$L41]));[$Sheet1.K41];{})" office:value-type="float" office:value="0" calcext:value-type="float">
            <text:p/>
          </table:table-cell>
          <table:table-cell table:formula="of:=IF(AND([$Sheet1.$J41] * [$Sheet1.$K41] * [$Sheet1.$L41]; ([$Sheet1.$J41] + [$Sheet1.$K41] + [$Sheet1.$L41]) &gt;= ([$Sheet1.$J41] * [$Sheet1.$K41] * [$Sheet1.$L41]));[$Sheet1.L41];{})" office:value-type="float" office:value="0" calcext:value-type="float">
            <text:p/>
          </table:table-cell>
          <table:table-cell table:formula="of:=IF(AND([$Sheet1.$M41] * [$Sheet1.$N41] * [$Sheet1.$O41]; ([$Sheet1.$M41] + [$Sheet1.$N41] + [$Sheet1.$O41]) &gt;= ([$Sheet1.$M41] * [$Sheet1.$N41] * [$Sheet1.$O41]));[$Sheet1.M41];{})" office:value-type="float" office:value="0" calcext:value-type="float">
            <text:p/>
          </table:table-cell>
          <table:table-cell table:formula="of:=IF(AND([$Sheet1.$M41] * [$Sheet1.$N41] * [$Sheet1.$O41]; ([$Sheet1.$M41] + [$Sheet1.$N41] + [$Sheet1.$O41]) &gt;= ([$Sheet1.$M41] * [$Sheet1.$N41] * [$Sheet1.$O41]));[$Sheet1.N41];{})" office:value-type="float" office:value="0" calcext:value-type="float">
            <text:p/>
          </table:table-cell>
          <table:table-cell table:formula="of:=IF(AND([$Sheet1.$M41] * [$Sheet1.$N41] * [$Sheet1.$O41]; ([$Sheet1.$M41] + [$Sheet1.$N41] + [$Sheet1.$O41]) &gt;= ([$Sheet1.$M41] * [$Sheet1.$N41] * [$Sheet1.$O41]));[$Sheet1.O41];{})" office:value-type="float" office:value="0" calcext:value-type="float">
            <text:p/>
          </table:table-cell>
          <table:table-cell table:formula="of:=IF(AND([$Sheet1.$P41] * [$Sheet1.$Q41] * [$Sheet1.$R41]; ([$Sheet1.$P41] + [$Sheet1.$Q41] + [$Sheet1.$R41]) &gt;= ([$Sheet1.$P41] * [$Sheet1.$Q41] * [$Sheet1.$R41]));[$Sheet1.P41];{})" office:value-type="float" office:value="0" calcext:value-type="float">
            <text:p/>
          </table:table-cell>
          <table:table-cell table:formula="of:=IF(AND([$Sheet1.$P41] * [$Sheet1.$Q41] * [$Sheet1.$R41]; ([$Sheet1.$P41] + [$Sheet1.$Q41] + [$Sheet1.$R41]) &gt;= ([$Sheet1.$P41] * [$Sheet1.$Q41] * [$Sheet1.$R41]));[$Sheet1.Q41];{})" office:value-type="float" office:value="0" calcext:value-type="float">
            <text:p/>
          </table:table-cell>
          <table:table-cell table:formula="of:=IF(AND([$Sheet1.$P41] * [$Sheet1.$Q41] * [$Sheet1.$R41]; ([$Sheet1.$P41] + [$Sheet1.$Q41] + [$Sheet1.$R41]) &gt;= ([$Sheet1.$P41] * [$Sheet1.$Q41] * [$Sheet1.$R41]));[$Sheet1.R41];{})" office:value-type="float" office:value="0" calcext:value-type="float">
            <text:p/>
          </table:table-cell>
          <table:table-cell table:formula="of:=IF(AND([$Sheet1.$S41] * [$Sheet1.$T41] * [$Sheet1.$U41]; ([$Sheet1.$S41] + [$Sheet1.$T41] + [$Sheet1.$U41]) &gt;= ([$Sheet1.$S41] * [$Sheet1.$T41] * [$Sheet1.$U41]));[$Sheet1.S41];{})" office:value-type="float" office:value="0" calcext:value-type="float">
            <text:p/>
          </table:table-cell>
          <table:table-cell table:formula="of:=IF(AND([$Sheet1.$S41] * [$Sheet1.$T41] * [$Sheet1.$U41]; ([$Sheet1.$S41] + [$Sheet1.$T41] + [$Sheet1.$U41]) &gt;= ([$Sheet1.$S41] * [$Sheet1.$T41] * [$Sheet1.$U41]));[$Sheet1.T41];{})" office:value-type="float" office:value="0" calcext:value-type="float">
            <text:p/>
          </table:table-cell>
          <table:table-cell table:formula="of:=IF(AND([$Sheet1.$S41] * [$Sheet1.$T41] * [$Sheet1.$U41]; ([$Sheet1.$S41] + [$Sheet1.$T41] + [$Sheet1.$U41]) &gt;= ([$Sheet1.$S41] * [$Sheet1.$T41] * [$Sheet1.$U41]));[$Sheet1.U41];{})" office:value-type="float" office:value="0" calcext:value-type="float">
            <text:p/>
          </table:table-cell>
          <table:table-cell table:formula="of:=IF(AND([$Sheet1.$V41] * [$Sheet1.$W41] * [$Sheet1.$X41]; ([$Sheet1.$V41] + [$Sheet1.$W41] + [$Sheet1.$X41]) &gt;= ([$Sheet1.$V41] * [$Sheet1.$W41] * [$Sheet1.$X41]));[$Sheet1.V41];{})" office:value-type="float" office:value="0" calcext:value-type="float">
            <text:p/>
          </table:table-cell>
          <table:table-cell table:formula="of:=IF(AND([$Sheet1.$V41] * [$Sheet1.$W41] * [$Sheet1.$X41]; ([$Sheet1.$V41] + [$Sheet1.$W41] + [$Sheet1.$X41]) &gt;= ([$Sheet1.$V41] * [$Sheet1.$W41] * [$Sheet1.$X41]));[$Sheet1.W41];{})" office:value-type="float" office:value="0" calcext:value-type="float">
            <text:p/>
          </table:table-cell>
          <table:table-cell table:formula="of:=IF(AND([$Sheet1.$V41] * [$Sheet1.$W41] * [$Sheet1.$X41]; ([$Sheet1.$V41] + [$Sheet1.$W41] + [$Sheet1.$X41]) &gt;= ([$Sheet1.$V41] * [$Sheet1.$W41] * [$Sheet1.$X41]));[$Sheet1.X41];{})" office:value-type="float" office:value="0" calcext:value-type="float">
            <text:p/>
          </table:table-cell>
          <table:table-cell table:formula="of:=IF(AND([$Sheet1.$Y41] * [$Sheet1.$Z41] * [$Sheet1.$AA41]; ([$Sheet1.$Y41] + [$Sheet1.$Z41] + [$Sheet1.$AA41]) &gt;= ([$Sheet1.$Y41] * [$Sheet1.$Z41] * [$Sheet1.$AA41]));[$Sheet1.Y41];{})" office:value-type="float" office:value="0" calcext:value-type="float">
            <text:p/>
          </table:table-cell>
          <table:table-cell table:formula="of:=IF(AND([$Sheet1.$Y41] * [$Sheet1.$Z41] * [$Sheet1.$AA41]; ([$Sheet1.$Y41] + [$Sheet1.$Z41] + [$Sheet1.$AA41]) &gt;= ([$Sheet1.$Y41] * [$Sheet1.$Z41] * [$Sheet1.$AA41]));[$Sheet1.Z41];{})" office:value-type="float" office:value="0" calcext:value-type="float">
            <text:p/>
          </table:table-cell>
          <table:table-cell table:formula="of:=IF(AND([$Sheet1.$Y41] * [$Sheet1.$Z41] * [$Sheet1.$AA41]; ([$Sheet1.$Y41] + [$Sheet1.$Z41] + [$Sheet1.$AA41]) &gt;= ([$Sheet1.$Y41] * [$Sheet1.$Z41] * [$Sheet1.$AA41]));[$Sheet1.AA41];{})" office:value-type="float" office:value="0" calcext:value-type="float">
            <text:p/>
          </table:table-cell>
          <table:table-cell table:formula="of:=IF(AND([$Sheet1.$AB41] * [$Sheet1.$AC41] * [$Sheet1.$AD41]; ([$Sheet1.$AB41] + [$Sheet1.$AC41] + [$Sheet1.$AD41]) &gt;= ([$Sheet1.$AB41] * [$Sheet1.$AC41] * [$Sheet1.$AD41]));[$Sheet1.AB41];{})" office:value-type="float" office:value="0" calcext:value-type="float">
            <text:p/>
          </table:table-cell>
          <table:table-cell table:formula="of:=IF(AND([$Sheet1.$AB41] * [$Sheet1.$AC41] * [$Sheet1.$AD41]; ([$Sheet1.$AB41] + [$Sheet1.$AC41] + [$Sheet1.$AD41]) &gt;= ([$Sheet1.$AB41] * [$Sheet1.$AC41] * [$Sheet1.$AD41]));[$Sheet1.AC41];{})" office:value-type="float" office:value="0" calcext:value-type="float">
            <text:p/>
          </table:table-cell>
          <table:table-cell table:formula="of:=IF(AND([$Sheet1.$AB41] * [$Sheet1.$AC41] * [$Sheet1.$AD41]; ([$Sheet1.$AB41] + [$Sheet1.$AC41] + [$Sheet1.$AD41]) &gt;= ([$Sheet1.$AB41] * [$Sheet1.$AC41] * [$Sheet1.$AD41]));[$Sheet1.AD41];{})" office:value-type="float" office:value="0" calcext:value-type="float">
            <text:p/>
          </table:table-cell>
          <table:table-cell table:formula="of:=IF(AND([$Sheet1.$AE41] * [$Sheet1.$AF41] * [$Sheet1.$AG41]; ([$Sheet1.$AE41] + [$Sheet1.$AF41] + [$Sheet1.$AG41]) &gt;= ([$Sheet1.$AE41] * [$Sheet1.$AF41] * [$Sheet1.$AG41]));[$Sheet1.AE41];{})" office:value-type="float" office:value="0" calcext:value-type="float">
            <text:p/>
          </table:table-cell>
          <table:table-cell table:formula="of:=IF(AND([$Sheet1.$AE41] * [$Sheet1.$AF41] * [$Sheet1.$AG41]; ([$Sheet1.$AE41] + [$Sheet1.$AF41] + [$Sheet1.$AG41]) &gt;= ([$Sheet1.$AE41] * [$Sheet1.$AF41] * [$Sheet1.$AG41]));[$Sheet1.AF41];{})" office:value-type="float" office:value="0" calcext:value-type="float">
            <text:p/>
          </table:table-cell>
          <table:table-cell table:formula="of:=IF(AND([$Sheet1.$AE41] * [$Sheet1.$AF41] * [$Sheet1.$AG41]; ([$Sheet1.$AE41] + [$Sheet1.$AF41] + [$Sheet1.$AG41]) &gt;= ([$Sheet1.$AE41] * [$Sheet1.$AF41] * [$Sheet1.$AG41]));[$Sheet1.AG41];{})" office:value-type="float" office:value="0" calcext:value-type="float">
            <text:p/>
          </table:table-cell>
          <table:table-cell table:formula="of:=IF(AND([$Sheet1.$AH41] * [$Sheet1.$AI41] * [$Sheet1.$AJ41]; ([$Sheet1.$AH41] + [$Sheet1.$AI41] + [$Sheet1.$AJ41]) &gt;= ([$Sheet1.$AH41] * [$Sheet1.$AI41] * [$Sheet1.$AJ41]));[$Sheet1.AH41];{})" office:value-type="float" office:value="0" calcext:value-type="float">
            <text:p/>
          </table:table-cell>
          <table:table-cell table:formula="of:=IF(AND([$Sheet1.$AH41] * [$Sheet1.$AI41] * [$Sheet1.$AJ41]; ([$Sheet1.$AH41] + [$Sheet1.$AI41] + [$Sheet1.$AJ41]) &gt;= ([$Sheet1.$AH41] * [$Sheet1.$AI41] * [$Sheet1.$AJ41]));[$Sheet1.AI41];{})" office:value-type="float" office:value="0" calcext:value-type="float">
            <text:p/>
          </table:table-cell>
          <table:table-cell table:formula="of:=IF(AND([$Sheet1.$AH41] * [$Sheet1.$AI41] * [$Sheet1.$AJ41]; ([$Sheet1.$AH41] + [$Sheet1.$AI41] + [$Sheet1.$AJ41]) &gt;= ([$Sheet1.$AH41] * [$Sheet1.$AI41] * [$Sheet1.$AJ41]));[$Sheet1.AJ41];{})" office:value-type="float" office:value="0" calcext:value-type="float">
            <text:p/>
          </table:table-cell>
          <table:table-cell table:formula="of:=IF(AND([$Sheet1.$AK41] * [$Sheet1.$AL41] * [$Sheet1.$AM41]; ([$Sheet1.$AK41] + [$Sheet1.$AL41] + [$Sheet1.$AM41]) &gt;= ([$Sheet1.$AK41] * [$Sheet1.$AL41] * [$Sheet1.$AM41]));[$Sheet1.AK41];{})" office:value-type="float" office:value="0" calcext:value-type="float">
            <text:p/>
          </table:table-cell>
          <table:table-cell table:formula="of:=IF(AND([$Sheet1.$AK41] * [$Sheet1.$AL41] * [$Sheet1.$AM41]; ([$Sheet1.$AK41] + [$Sheet1.$AL41] + [$Sheet1.$AM41]) &gt;= ([$Sheet1.$AK41] * [$Sheet1.$AL41] * [$Sheet1.$AM41]));[$Sheet1.AL41];{})" office:value-type="float" office:value="0" calcext:value-type="float">
            <text:p/>
          </table:table-cell>
          <table:table-cell table:formula="of:=IF(AND([$Sheet1.$AK41] * [$Sheet1.$AL41] * [$Sheet1.$AM41]; ([$Sheet1.$AK41] + [$Sheet1.$AL41] + [$Sheet1.$AM41]) &gt;= ([$Sheet1.$AK41] * [$Sheet1.$AL41] * [$Sheet1.$AM41]));[$Sheet1.AM41];{})" office:value-type="float" office:value="0" calcext:value-type="float">
            <text:p/>
          </table:table-cell>
          <table:table-cell table:formula="of:=IF(AND([$Sheet1.$AN41] * [$Sheet1.$AO41] * [$Sheet1.$AP41]; ([$Sheet1.$AN41] + [$Sheet1.$AO41] + [$Sheet1.$AP41]) &gt;= ([$Sheet1.$AN41] * [$Sheet1.$AO41] * [$Sheet1.$AP41]));[$Sheet1.AN41];{})" office:value-type="float" office:value="0" calcext:value-type="float">
            <text:p/>
          </table:table-cell>
          <table:table-cell table:formula="of:=IF(AND([$Sheet1.$AN41] * [$Sheet1.$AO41] * [$Sheet1.$AP41]; ([$Sheet1.$AN41] + [$Sheet1.$AO41] + [$Sheet1.$AP41]) &gt;= ([$Sheet1.$AN41] * [$Sheet1.$AO41] * [$Sheet1.$AP41]));[$Sheet1.AO41];{})" office:value-type="float" office:value="0" calcext:value-type="float">
            <text:p/>
          </table:table-cell>
          <table:table-cell table:formula="of:=IF(AND([$Sheet1.$AN41] * [$Sheet1.$AO41] * [$Sheet1.$AP41]; ([$Sheet1.$AN41] + [$Sheet1.$AO41] + [$Sheet1.$AP41]) &gt;= ([$Sheet1.$AN41] * [$Sheet1.$AO41] * [$Sheet1.$AP41]));[$Sheet1.AP41];{})" office:value-type="float" office:value="0" calcext:value-type="float">
            <text:p/>
          </table:table-cell>
          <table:table-cell table:formula="of:=IF(AND([$Sheet1.$AQ41] * [$Sheet1.$AR41] * [$Sheet1.$AS41]; ([$Sheet1.$AQ41] + [$Sheet1.$AR41] + [$Sheet1.$AS41]) &gt;= ([$Sheet1.$AQ41] * [$Sheet1.$AR41] * [$Sheet1.$AS41]));[$Sheet1.AQ41];{})" office:value-type="float" office:value="0" calcext:value-type="float">
            <text:p/>
          </table:table-cell>
          <table:table-cell table:formula="of:=IF(AND([$Sheet1.$AQ41] * [$Sheet1.$AR41] * [$Sheet1.$AS41]; ([$Sheet1.$AQ41] + [$Sheet1.$AR41] + [$Sheet1.$AS41]) &gt;= ([$Sheet1.$AQ41] * [$Sheet1.$AR41] * [$Sheet1.$AS41]));[$Sheet1.AR41];{})" office:value-type="float" office:value="0" calcext:value-type="float">
            <text:p/>
          </table:table-cell>
          <table:table-cell table:formula="of:=IF(AND([$Sheet1.$AQ41] * [$Sheet1.$AR41] * [$Sheet1.$AS41]; ([$Sheet1.$AQ41] + [$Sheet1.$AR41] + [$Sheet1.$AS41]) &gt;= ([$Sheet1.$AQ41] * [$Sheet1.$AR41] * [$Sheet1.$AS41]));[$Sheet1.AS41];{})" office:value-type="float" office:value="0" calcext:value-type="float">
            <text:p/>
          </table:table-cell>
          <table:table-cell table:formula="of:=IF(AND([$Sheet1.$AT41] * [$Sheet1.$AU41] * [$Sheet1.$AV41]; ([$Sheet1.$AT41] + [$Sheet1.$AU41] + [$Sheet1.$AV41]) &gt;= ([$Sheet1.$AT41] * [$Sheet1.$AU41] * [$Sheet1.$AV41]));[$Sheet1.AT41];{})" office:value-type="float" office:value="0" calcext:value-type="float">
            <text:p/>
          </table:table-cell>
          <table:table-cell table:formula="of:=IF(AND([$Sheet1.$AT41] * [$Sheet1.$AU41] * [$Sheet1.$AV41]; ([$Sheet1.$AT41] + [$Sheet1.$AU41] + [$Sheet1.$AV41]) &gt;= ([$Sheet1.$AT41] * [$Sheet1.$AU41] * [$Sheet1.$AV41]));[$Sheet1.AU41];{})" office:value-type="float" office:value="0" calcext:value-type="float">
            <text:p/>
          </table:table-cell>
          <table:table-cell table:formula="of:=IF(AND([$Sheet1.$AT41] * [$Sheet1.$AU41] * [$Sheet1.$AV41]; ([$Sheet1.$AT41] + [$Sheet1.$AU41] + [$Sheet1.$AV41]) &gt;= ([$Sheet1.$AT41] * [$Sheet1.$AU41] * [$Sheet1.$AV41]));[$Sheet1.AV41];{})" office:value-type="float" office:value="0" calcext:value-type="float">
            <text:p/>
          </table:table-cell>
          <table:table-cell table:formula="of:=IF(AND([$Sheet1.$AW41] * [$Sheet1.$AX41] * [$Sheet1.$AY41]; ([$Sheet1.$AW41] + [$Sheet1.$AX41] + [$Sheet1.$AY41]) &gt;= ([$Sheet1.$AW41] * [$Sheet1.$AX41] * [$Sheet1.$AY41]));[$Sheet1.AW41];{})" office:value-type="float" office:value="0" calcext:value-type="float">
            <text:p/>
          </table:table-cell>
          <table:table-cell table:formula="of:=IF(AND([$Sheet1.$AW41] * [$Sheet1.$AX41] * [$Sheet1.$AY41]; ([$Sheet1.$AW41] + [$Sheet1.$AX41] + [$Sheet1.$AY41]) &gt;= ([$Sheet1.$AW41] * [$Sheet1.$AX41] * [$Sheet1.$AY41]));[$Sheet1.AX41];{})" office:value-type="float" office:value="0" calcext:value-type="float">
            <text:p/>
          </table:table-cell>
          <table:table-cell table:formula="of:=IF(AND([$Sheet1.$AW41] * [$Sheet1.$AX41] * [$Sheet1.$AY41]; ([$Sheet1.$AW41] + [$Sheet1.$AX41] + [$Sheet1.$AY41]) &gt;= ([$Sheet1.$AW41] * [$Sheet1.$AX41] * [$Sheet1.$AY41]));[$Sheet1.AY41];{})" office:value-type="float" office:value="0" calcext:value-type="float">
            <text:p/>
          </table:table-cell>
          <table:table-cell table:formula="of:=IF(AND([$Sheet1.$AZ41] * [$Sheet1.$BA41] * [$Sheet1.$BB41]; ([$Sheet1.$AZ41] + [$Sheet1.$BA41] + [$Sheet1.$BB41]) &gt;= ([$Sheet1.$AZ41] * [$Sheet1.$BA41] * [$Sheet1.$BB41]));[$Sheet1.AZ41];{})" office:value-type="float" office:value="0" calcext:value-type="float">
            <text:p/>
          </table:table-cell>
          <table:table-cell table:formula="of:=IF(AND([$Sheet1.$AZ41] * [$Sheet1.$BA41] * [$Sheet1.$BB41]; ([$Sheet1.$AZ41] + [$Sheet1.$BA41] + [$Sheet1.$BB41]) &gt;= ([$Sheet1.$AZ41] * [$Sheet1.$BA41] * [$Sheet1.$BB41]));[$Sheet1.BA41];{})" office:value-type="float" office:value="0" calcext:value-type="float">
            <text:p/>
          </table:table-cell>
          <table:table-cell table:formula="of:=IF(AND([$Sheet1.$AZ41] * [$Sheet1.$BA41] * [$Sheet1.$BB41]; ([$Sheet1.$AZ41] + [$Sheet1.$BA41] + [$Sheet1.$BB41]) &gt;= ([$Sheet1.$AZ41] * [$Sheet1.$BA41] * [$Sheet1.$BB41]));[$Sheet1.BB41];{})" office:value-type="float" office:value="0" calcext:value-type="float">
            <text:p/>
          </table:table-cell>
          <table:table-cell table:formula="of:=IF(AND([$Sheet1.$BC41] * [$Sheet1.$BD41] * [$Sheet1.$BE41]; ([$Sheet1.$BC41] + [$Sheet1.$BD41] + [$Sheet1.$BE41]) &gt;= ([$Sheet1.$BC41] * [$Sheet1.$BD41] * [$Sheet1.$BE41]));[$Sheet1.BC41];{})" office:value-type="float" office:value="0" calcext:value-type="float">
            <text:p/>
          </table:table-cell>
          <table:table-cell table:formula="of:=IF(AND([$Sheet1.$BC41] * [$Sheet1.$BD41] * [$Sheet1.$BE41]; ([$Sheet1.$BC41] + [$Sheet1.$BD41] + [$Sheet1.$BE41]) &gt;= ([$Sheet1.$BC41] * [$Sheet1.$BD41] * [$Sheet1.$BE41]));[$Sheet1.BD41];{})" office:value-type="float" office:value="0" calcext:value-type="float">
            <text:p/>
          </table:table-cell>
          <table:table-cell table:formula="of:=IF(AND([$Sheet1.$BC41] * [$Sheet1.$BD41] * [$Sheet1.$BE41]; ([$Sheet1.$BC41] + [$Sheet1.$BD41] + [$Sheet1.$BE41]) &gt;= ([$Sheet1.$BC41] * [$Sheet1.$BD41] * [$Sheet1.$BE41]));[$Sheet1.BE41];{})" office:value-type="float" office:value="0" calcext:value-type="float">
            <text:p/>
          </table:table-cell>
          <table:table-cell table:number-columns-repeated="4"/>
          <table:table-cell table:formula="of:=IF(AND([$Sheet1.$BJ41] * [$Sheet1.$BK41] * [$Sheet1.$BL41]; ([$Sheet1.$BJ41] + [$Sheet1.$BK41] + [$Sheet1.$BL41]) &gt;= ([$Sheet1.$BJ41] * [$Sheet1.$BK41] * [$Sheet1.$BL41]));[$Sheet1.BJ41];{})" office:value-type="float" office:value="0" calcext:value-type="float">
            <text:p/>
          </table:table-cell>
          <table:table-cell table:formula="of:=IF(AND([$Sheet1.$BJ41] * [$Sheet1.$BK41] * [$Sheet1.$BL41]; ([$Sheet1.$BJ41] + [$Sheet1.$BK41] + [$Sheet1.$BL41]) &gt;= ([$Sheet1.$BJ41] * [$Sheet1.$BK41] * [$Sheet1.$BL41]));[$Sheet1.BK41];{})" office:value-type="float" office:value="0" calcext:value-type="float">
            <text:p/>
          </table:table-cell>
          <table:table-cell table:formula="of:=IF(AND([$Sheet1.$BJ41] * [$Sheet1.$BK41] * [$Sheet1.$BL41]; ([$Sheet1.$BJ41] + [$Sheet1.$BK41] + [$Sheet1.$BL41]) &gt;= ([$Sheet1.$BJ41] * [$Sheet1.$BK41] * [$Sheet1.$BL41]));[$Sheet1.BL41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$Sheet1.$C42] * [$Sheet1.$D42]; ([$Sheet1.$C42] + [$Sheet1.$D42]) &gt;= [$Sheet1.$C42] * [$Sheet1.$D42]);[$Sheet1.C42];{})" office:value-type="float" office:value="0" calcext:value-type="float">
            <text:p/>
          </table:table-cell>
          <table:table-cell table:formula="of:=IF(AND([$Sheet1.$C42] * [$Sheet1.$D42]; ([$Sheet1.$C42] + [$Sheet1.$D42]) &gt;= [$Sheet1.$C42] * [$Sheet1.$D42]);[$Sheet1.D42];{})" office:value-type="float" office:value="0" calcext:value-type="float">
            <text:p/>
          </table:table-cell>
          <table:table-cell table:formula="of:=IF(AND([$Sheet1.$E42] * [$Sheet1.$F42]; ([$Sheet1.$E42] + [$Sheet1.$F42]) &gt;= [$Sheet1.$E42] * [$Sheet1.$F42]);[$Sheet1.E42];{})" office:value-type="float" office:value="0" calcext:value-type="float">
            <text:p/>
          </table:table-cell>
          <table:table-cell table:formula="of:=IF(AND([$Sheet1.$E42] * [$Sheet1.$F42]; ([$Sheet1.$E42] + [$Sheet1.$F42]) &gt;= [$Sheet1.$E42] * [$Sheet1.$F42]);[$Sheet1.F42];{})" office:value-type="float" office:value="0" calcext:value-type="float">
            <text:p/>
          </table:table-cell>
          <table:table-cell table:formula="of:=IF(AND([$Sheet1.$H42] * [$Sheet1.$I42]; [$Sheet1.$H42] + [$Sheet1.$I42] &gt;= [$Sheet1.$H42] * [$Sheet1.$I42]);[$Sheet1.G42];{})" office:value-type="float" office:value="0" calcext:value-type="float">
            <text:p/>
          </table:table-cell>
          <table:table-cell table:formula="of:=IF(AND([$Sheet1.$H42] * [$Sheet1.$I42]; [$Sheet1.$H42] + [$Sheet1.$I42] &gt;= [$Sheet1.$H42] * [$Sheet1.$I42]);[$Sheet1.H42];{})" office:value-type="float" office:value="0" calcext:value-type="float">
            <text:p/>
          </table:table-cell>
          <table:table-cell table:formula="of:=IF(AND([$Sheet1.$H42] * [$Sheet1.$I42]; [$Sheet1.$H42] + [$Sheet1.$I42] &gt;= [$Sheet1.$H42] * [$Sheet1.$I42]);[$Sheet1.I42];{})" office:value-type="float" office:value="0" calcext:value-type="float">
            <text:p/>
          </table:table-cell>
          <table:table-cell table:formula="of:=IF(AND([$Sheet1.$J42] * [$Sheet1.$K42] * [$Sheet1.$L42]; ([$Sheet1.$J42] + [$Sheet1.$K42] + [$Sheet1.$L42]) &gt;= ([$Sheet1.$J42] * [$Sheet1.$K42] * [$Sheet1.$L42]));[$Sheet1.J42];{})" office:value-type="float" office:value="0" calcext:value-type="float">
            <text:p/>
          </table:table-cell>
          <table:table-cell table:formula="of:=IF(AND([$Sheet1.$J42] * [$Sheet1.$K42] * [$Sheet1.$L42]; ([$Sheet1.$J42] + [$Sheet1.$K42] + [$Sheet1.$L42]) &gt;= ([$Sheet1.$J42] * [$Sheet1.$K42] * [$Sheet1.$L42]));[$Sheet1.K42];{})" office:value-type="float" office:value="0" calcext:value-type="float">
            <text:p/>
          </table:table-cell>
          <table:table-cell table:formula="of:=IF(AND([$Sheet1.$J42] * [$Sheet1.$K42] * [$Sheet1.$L42]; ([$Sheet1.$J42] + [$Sheet1.$K42] + [$Sheet1.$L42]) &gt;= ([$Sheet1.$J42] * [$Sheet1.$K42] * [$Sheet1.$L42]));[$Sheet1.L42];{})" office:value-type="float" office:value="0" calcext:value-type="float">
            <text:p/>
          </table:table-cell>
          <table:table-cell table:formula="of:=IF(AND([$Sheet1.$M42] * [$Sheet1.$N42] * [$Sheet1.$O42]; ([$Sheet1.$M42] + [$Sheet1.$N42] + [$Sheet1.$O42]) &gt;= ([$Sheet1.$M42] * [$Sheet1.$N42] * [$Sheet1.$O42]));[$Sheet1.M42];{})" office:value-type="float" office:value="0" calcext:value-type="float">
            <text:p/>
          </table:table-cell>
          <table:table-cell table:formula="of:=IF(AND([$Sheet1.$M42] * [$Sheet1.$N42] * [$Sheet1.$O42]; ([$Sheet1.$M42] + [$Sheet1.$N42] + [$Sheet1.$O42]) &gt;= ([$Sheet1.$M42] * [$Sheet1.$N42] * [$Sheet1.$O42]));[$Sheet1.N42];{})" office:value-type="float" office:value="0" calcext:value-type="float">
            <text:p/>
          </table:table-cell>
          <table:table-cell table:formula="of:=IF(AND([$Sheet1.$M42] * [$Sheet1.$N42] * [$Sheet1.$O42]; ([$Sheet1.$M42] + [$Sheet1.$N42] + [$Sheet1.$O42]) &gt;= ([$Sheet1.$M42] * [$Sheet1.$N42] * [$Sheet1.$O42]));[$Sheet1.O42];{})" office:value-type="float" office:value="0" calcext:value-type="float">
            <text:p/>
          </table:table-cell>
          <table:table-cell table:formula="of:=IF(AND([$Sheet1.$P42] * [$Sheet1.$Q42] * [$Sheet1.$R42]; ([$Sheet1.$P42] + [$Sheet1.$Q42] + [$Sheet1.$R42]) &gt;= ([$Sheet1.$P42] * [$Sheet1.$Q42] * [$Sheet1.$R42]));[$Sheet1.P42];{})" office:value-type="float" office:value="0" calcext:value-type="float">
            <text:p/>
          </table:table-cell>
          <table:table-cell table:formula="of:=IF(AND([$Sheet1.$P42] * [$Sheet1.$Q42] * [$Sheet1.$R42]; ([$Sheet1.$P42] + [$Sheet1.$Q42] + [$Sheet1.$R42]) &gt;= ([$Sheet1.$P42] * [$Sheet1.$Q42] * [$Sheet1.$R42]));[$Sheet1.Q42];{})" office:value-type="float" office:value="0" calcext:value-type="float">
            <text:p/>
          </table:table-cell>
          <table:table-cell table:formula="of:=IF(AND([$Sheet1.$P42] * [$Sheet1.$Q42] * [$Sheet1.$R42]; ([$Sheet1.$P42] + [$Sheet1.$Q42] + [$Sheet1.$R42]) &gt;= ([$Sheet1.$P42] * [$Sheet1.$Q42] * [$Sheet1.$R42]));[$Sheet1.R42];{})" office:value-type="float" office:value="0" calcext:value-type="float">
            <text:p/>
          </table:table-cell>
          <table:table-cell table:formula="of:=IF(AND([$Sheet1.$S42] * [$Sheet1.$T42] * [$Sheet1.$U42]; ([$Sheet1.$S42] + [$Sheet1.$T42] + [$Sheet1.$U42]) &gt;= ([$Sheet1.$S42] * [$Sheet1.$T42] * [$Sheet1.$U42]));[$Sheet1.S42];{})" office:value-type="float" office:value="0" calcext:value-type="float">
            <text:p/>
          </table:table-cell>
          <table:table-cell table:formula="of:=IF(AND([$Sheet1.$S42] * [$Sheet1.$T42] * [$Sheet1.$U42]; ([$Sheet1.$S42] + [$Sheet1.$T42] + [$Sheet1.$U42]) &gt;= ([$Sheet1.$S42] * [$Sheet1.$T42] * [$Sheet1.$U42]));[$Sheet1.T42];{})" office:value-type="float" office:value="0" calcext:value-type="float">
            <text:p/>
          </table:table-cell>
          <table:table-cell table:formula="of:=IF(AND([$Sheet1.$S42] * [$Sheet1.$T42] * [$Sheet1.$U42]; ([$Sheet1.$S42] + [$Sheet1.$T42] + [$Sheet1.$U42]) &gt;= ([$Sheet1.$S42] * [$Sheet1.$T42] * [$Sheet1.$U42]));[$Sheet1.U42];{})" office:value-type="float" office:value="0" calcext:value-type="float">
            <text:p/>
          </table:table-cell>
          <table:table-cell table:formula="of:=IF(AND([$Sheet1.$V42] * [$Sheet1.$W42] * [$Sheet1.$X42]; ([$Sheet1.$V42] + [$Sheet1.$W42] + [$Sheet1.$X42]) &gt;= ([$Sheet1.$V42] * [$Sheet1.$W42] * [$Sheet1.$X42]));[$Sheet1.V42];{})" office:value-type="float" office:value="0" calcext:value-type="float">
            <text:p/>
          </table:table-cell>
          <table:table-cell table:formula="of:=IF(AND([$Sheet1.$V42] * [$Sheet1.$W42] * [$Sheet1.$X42]; ([$Sheet1.$V42] + [$Sheet1.$W42] + [$Sheet1.$X42]) &gt;= ([$Sheet1.$V42] * [$Sheet1.$W42] * [$Sheet1.$X42]));[$Sheet1.W42];{})" office:value-type="float" office:value="0" calcext:value-type="float">
            <text:p/>
          </table:table-cell>
          <table:table-cell table:formula="of:=IF(AND([$Sheet1.$V42] * [$Sheet1.$W42] * [$Sheet1.$X42]; ([$Sheet1.$V42] + [$Sheet1.$W42] + [$Sheet1.$X42]) &gt;= ([$Sheet1.$V42] * [$Sheet1.$W42] * [$Sheet1.$X42]));[$Sheet1.X42];{})" office:value-type="float" office:value="0" calcext:value-type="float">
            <text:p/>
          </table:table-cell>
          <table:table-cell table:formula="of:=IF(AND([$Sheet1.$Y42] * [$Sheet1.$Z42] * [$Sheet1.$AA42]; ([$Sheet1.$Y42] + [$Sheet1.$Z42] + [$Sheet1.$AA42]) &gt;= ([$Sheet1.$Y42] * [$Sheet1.$Z42] * [$Sheet1.$AA42]));[$Sheet1.Y42];{})" office:value-type="float" office:value="0" calcext:value-type="float">
            <text:p/>
          </table:table-cell>
          <table:table-cell table:formula="of:=IF(AND([$Sheet1.$Y42] * [$Sheet1.$Z42] * [$Sheet1.$AA42]; ([$Sheet1.$Y42] + [$Sheet1.$Z42] + [$Sheet1.$AA42]) &gt;= ([$Sheet1.$Y42] * [$Sheet1.$Z42] * [$Sheet1.$AA42]));[$Sheet1.Z42];{})" office:value-type="float" office:value="0" calcext:value-type="float">
            <text:p/>
          </table:table-cell>
          <table:table-cell table:formula="of:=IF(AND([$Sheet1.$Y42] * [$Sheet1.$Z42] * [$Sheet1.$AA42]; ([$Sheet1.$Y42] + [$Sheet1.$Z42] + [$Sheet1.$AA42]) &gt;= ([$Sheet1.$Y42] * [$Sheet1.$Z42] * [$Sheet1.$AA42]));[$Sheet1.AA42];{})" office:value-type="float" office:value="0" calcext:value-type="float">
            <text:p/>
          </table:table-cell>
          <table:table-cell table:formula="of:=IF(AND([$Sheet1.$AB42] * [$Sheet1.$AC42] * [$Sheet1.$AD42]; ([$Sheet1.$AB42] + [$Sheet1.$AC42] + [$Sheet1.$AD42]) &gt;= ([$Sheet1.$AB42] * [$Sheet1.$AC42] * [$Sheet1.$AD42]));[$Sheet1.AB42];{})" office:value-type="float" office:value="0" calcext:value-type="float">
            <text:p/>
          </table:table-cell>
          <table:table-cell table:formula="of:=IF(AND([$Sheet1.$AB42] * [$Sheet1.$AC42] * [$Sheet1.$AD42]; ([$Sheet1.$AB42] + [$Sheet1.$AC42] + [$Sheet1.$AD42]) &gt;= ([$Sheet1.$AB42] * [$Sheet1.$AC42] * [$Sheet1.$AD42]));[$Sheet1.AC42];{})" office:value-type="float" office:value="0" calcext:value-type="float">
            <text:p/>
          </table:table-cell>
          <table:table-cell table:formula="of:=IF(AND([$Sheet1.$AB42] * [$Sheet1.$AC42] * [$Sheet1.$AD42]; ([$Sheet1.$AB42] + [$Sheet1.$AC42] + [$Sheet1.$AD42]) &gt;= ([$Sheet1.$AB42] * [$Sheet1.$AC42] * [$Sheet1.$AD42]));[$Sheet1.AD42];{})" office:value-type="float" office:value="0" calcext:value-type="float">
            <text:p/>
          </table:table-cell>
          <table:table-cell table:formula="of:=IF(AND([$Sheet1.$AE42] * [$Sheet1.$AF42] * [$Sheet1.$AG42]; ([$Sheet1.$AE42] + [$Sheet1.$AF42] + [$Sheet1.$AG42]) &gt;= ([$Sheet1.$AE42] * [$Sheet1.$AF42] * [$Sheet1.$AG42]));[$Sheet1.AE42];{})" office:value-type="float" office:value="0" calcext:value-type="float">
            <text:p/>
          </table:table-cell>
          <table:table-cell table:formula="of:=IF(AND([$Sheet1.$AE42] * [$Sheet1.$AF42] * [$Sheet1.$AG42]; ([$Sheet1.$AE42] + [$Sheet1.$AF42] + [$Sheet1.$AG42]) &gt;= ([$Sheet1.$AE42] * [$Sheet1.$AF42] * [$Sheet1.$AG42]));[$Sheet1.AF42];{})" office:value-type="float" office:value="0" calcext:value-type="float">
            <text:p/>
          </table:table-cell>
          <table:table-cell table:formula="of:=IF(AND([$Sheet1.$AE42] * [$Sheet1.$AF42] * [$Sheet1.$AG42]; ([$Sheet1.$AE42] + [$Sheet1.$AF42] + [$Sheet1.$AG42]) &gt;= ([$Sheet1.$AE42] * [$Sheet1.$AF42] * [$Sheet1.$AG42]));[$Sheet1.AG42];{})" office:value-type="float" office:value="0" calcext:value-type="float">
            <text:p/>
          </table:table-cell>
          <table:table-cell table:formula="of:=IF(AND([$Sheet1.$AH42] * [$Sheet1.$AI42] * [$Sheet1.$AJ42]; ([$Sheet1.$AH42] + [$Sheet1.$AI42] + [$Sheet1.$AJ42]) &gt;= ([$Sheet1.$AH42] * [$Sheet1.$AI42] * [$Sheet1.$AJ42]));[$Sheet1.AH42];{})" office:value-type="float" office:value="0" calcext:value-type="float">
            <text:p/>
          </table:table-cell>
          <table:table-cell table:formula="of:=IF(AND([$Sheet1.$AH42] * [$Sheet1.$AI42] * [$Sheet1.$AJ42]; ([$Sheet1.$AH42] + [$Sheet1.$AI42] + [$Sheet1.$AJ42]) &gt;= ([$Sheet1.$AH42] * [$Sheet1.$AI42] * [$Sheet1.$AJ42]));[$Sheet1.AI42];{})" office:value-type="float" office:value="0" calcext:value-type="float">
            <text:p/>
          </table:table-cell>
          <table:table-cell table:formula="of:=IF(AND([$Sheet1.$AH42] * [$Sheet1.$AI42] * [$Sheet1.$AJ42]; ([$Sheet1.$AH42] + [$Sheet1.$AI42] + [$Sheet1.$AJ42]) &gt;= ([$Sheet1.$AH42] * [$Sheet1.$AI42] * [$Sheet1.$AJ42]));[$Sheet1.AJ42];{})" office:value-type="float" office:value="0" calcext:value-type="float">
            <text:p/>
          </table:table-cell>
          <table:table-cell table:formula="of:=IF(AND([$Sheet1.$AK42] * [$Sheet1.$AL42] * [$Sheet1.$AM42]; ([$Sheet1.$AK42] + [$Sheet1.$AL42] + [$Sheet1.$AM42]) &gt;= ([$Sheet1.$AK42] * [$Sheet1.$AL42] * [$Sheet1.$AM42]));[$Sheet1.AK42];{})" office:value-type="float" office:value="0" calcext:value-type="float">
            <text:p/>
          </table:table-cell>
          <table:table-cell table:formula="of:=IF(AND([$Sheet1.$AK42] * [$Sheet1.$AL42] * [$Sheet1.$AM42]; ([$Sheet1.$AK42] + [$Sheet1.$AL42] + [$Sheet1.$AM42]) &gt;= ([$Sheet1.$AK42] * [$Sheet1.$AL42] * [$Sheet1.$AM42]));[$Sheet1.AL42];{})" office:value-type="float" office:value="0" calcext:value-type="float">
            <text:p/>
          </table:table-cell>
          <table:table-cell table:formula="of:=IF(AND([$Sheet1.$AK42] * [$Sheet1.$AL42] * [$Sheet1.$AM42]; ([$Sheet1.$AK42] + [$Sheet1.$AL42] + [$Sheet1.$AM42]) &gt;= ([$Sheet1.$AK42] * [$Sheet1.$AL42] * [$Sheet1.$AM42]));[$Sheet1.AM42];{})" office:value-type="float" office:value="0" calcext:value-type="float">
            <text:p/>
          </table:table-cell>
          <table:table-cell table:formula="of:=IF(AND([$Sheet1.$AN42] * [$Sheet1.$AO42] * [$Sheet1.$AP42]; ([$Sheet1.$AN42] + [$Sheet1.$AO42] + [$Sheet1.$AP42]) &gt;= ([$Sheet1.$AN42] * [$Sheet1.$AO42] * [$Sheet1.$AP42]));[$Sheet1.AN42];{})" office:value-type="float" office:value="0" calcext:value-type="float">
            <text:p/>
          </table:table-cell>
          <table:table-cell table:formula="of:=IF(AND([$Sheet1.$AN42] * [$Sheet1.$AO42] * [$Sheet1.$AP42]; ([$Sheet1.$AN42] + [$Sheet1.$AO42] + [$Sheet1.$AP42]) &gt;= ([$Sheet1.$AN42] * [$Sheet1.$AO42] * [$Sheet1.$AP42]));[$Sheet1.AO42];{})" office:value-type="float" office:value="0" calcext:value-type="float">
            <text:p/>
          </table:table-cell>
          <table:table-cell table:formula="of:=IF(AND([$Sheet1.$AN42] * [$Sheet1.$AO42] * [$Sheet1.$AP42]; ([$Sheet1.$AN42] + [$Sheet1.$AO42] + [$Sheet1.$AP42]) &gt;= ([$Sheet1.$AN42] * [$Sheet1.$AO42] * [$Sheet1.$AP42]));[$Sheet1.AP42];{})" office:value-type="float" office:value="0" calcext:value-type="float">
            <text:p/>
          </table:table-cell>
          <table:table-cell table:formula="of:=IF(AND([$Sheet1.$AQ42] * [$Sheet1.$AR42] * [$Sheet1.$AS42]; ([$Sheet1.$AQ42] + [$Sheet1.$AR42] + [$Sheet1.$AS42]) &gt;= ([$Sheet1.$AQ42] * [$Sheet1.$AR42] * [$Sheet1.$AS42]));[$Sheet1.AQ42];{})" office:value-type="float" office:value="0" calcext:value-type="float">
            <text:p/>
          </table:table-cell>
          <table:table-cell table:formula="of:=IF(AND([$Sheet1.$AQ42] * [$Sheet1.$AR42] * [$Sheet1.$AS42]; ([$Sheet1.$AQ42] + [$Sheet1.$AR42] + [$Sheet1.$AS42]) &gt;= ([$Sheet1.$AQ42] * [$Sheet1.$AR42] * [$Sheet1.$AS42]));[$Sheet1.AR42];{})" office:value-type="float" office:value="0" calcext:value-type="float">
            <text:p/>
          </table:table-cell>
          <table:table-cell table:formula="of:=IF(AND([$Sheet1.$AQ42] * [$Sheet1.$AR42] * [$Sheet1.$AS42]; ([$Sheet1.$AQ42] + [$Sheet1.$AR42] + [$Sheet1.$AS42]) &gt;= ([$Sheet1.$AQ42] * [$Sheet1.$AR42] * [$Sheet1.$AS42]));[$Sheet1.AS42];{})" office:value-type="float" office:value="0" calcext:value-type="float">
            <text:p/>
          </table:table-cell>
          <table:table-cell table:formula="of:=IF(AND([$Sheet1.$AT42] * [$Sheet1.$AU42] * [$Sheet1.$AV42]; ([$Sheet1.$AT42] + [$Sheet1.$AU42] + [$Sheet1.$AV42]) &gt;= ([$Sheet1.$AT42] * [$Sheet1.$AU42] * [$Sheet1.$AV42]));[$Sheet1.AT42];{})" office:value-type="float" office:value="0" calcext:value-type="float">
            <text:p/>
          </table:table-cell>
          <table:table-cell table:formula="of:=IF(AND([$Sheet1.$AT42] * [$Sheet1.$AU42] * [$Sheet1.$AV42]; ([$Sheet1.$AT42] + [$Sheet1.$AU42] + [$Sheet1.$AV42]) &gt;= ([$Sheet1.$AT42] * [$Sheet1.$AU42] * [$Sheet1.$AV42]));[$Sheet1.AU42];{})" office:value-type="float" office:value="0" calcext:value-type="float">
            <text:p/>
          </table:table-cell>
          <table:table-cell table:formula="of:=IF(AND([$Sheet1.$AT42] * [$Sheet1.$AU42] * [$Sheet1.$AV42]; ([$Sheet1.$AT42] + [$Sheet1.$AU42] + [$Sheet1.$AV42]) &gt;= ([$Sheet1.$AT42] * [$Sheet1.$AU42] * [$Sheet1.$AV42]));[$Sheet1.AV42];{})" office:value-type="float" office:value="0" calcext:value-type="float">
            <text:p/>
          </table:table-cell>
          <table:table-cell table:formula="of:=IF(AND([$Sheet1.$AW42] * [$Sheet1.$AX42] * [$Sheet1.$AY42]; ([$Sheet1.$AW42] + [$Sheet1.$AX42] + [$Sheet1.$AY42]) &gt;= ([$Sheet1.$AW42] * [$Sheet1.$AX42] * [$Sheet1.$AY42]));[$Sheet1.AW42];{})" office:value-type="float" office:value="0" calcext:value-type="float">
            <text:p/>
          </table:table-cell>
          <table:table-cell table:formula="of:=IF(AND([$Sheet1.$AW42] * [$Sheet1.$AX42] * [$Sheet1.$AY42]; ([$Sheet1.$AW42] + [$Sheet1.$AX42] + [$Sheet1.$AY42]) &gt;= ([$Sheet1.$AW42] * [$Sheet1.$AX42] * [$Sheet1.$AY42]));[$Sheet1.AX42];{})" office:value-type="float" office:value="0" calcext:value-type="float">
            <text:p/>
          </table:table-cell>
          <table:table-cell table:formula="of:=IF(AND([$Sheet1.$AW42] * [$Sheet1.$AX42] * [$Sheet1.$AY42]; ([$Sheet1.$AW42] + [$Sheet1.$AX42] + [$Sheet1.$AY42]) &gt;= ([$Sheet1.$AW42] * [$Sheet1.$AX42] * [$Sheet1.$AY42]));[$Sheet1.AY42];{})" office:value-type="float" office:value="0" calcext:value-type="float">
            <text:p/>
          </table:table-cell>
          <table:table-cell table:formula="of:=IF(AND([$Sheet1.$AZ42] * [$Sheet1.$BA42] * [$Sheet1.$BB42]; ([$Sheet1.$AZ42] + [$Sheet1.$BA42] + [$Sheet1.$BB42]) &gt;= ([$Sheet1.$AZ42] * [$Sheet1.$BA42] * [$Sheet1.$BB42]));[$Sheet1.AZ42];{})" office:value-type="float" office:value="0" calcext:value-type="float">
            <text:p/>
          </table:table-cell>
          <table:table-cell table:formula="of:=IF(AND([$Sheet1.$AZ42] * [$Sheet1.$BA42] * [$Sheet1.$BB42]; ([$Sheet1.$AZ42] + [$Sheet1.$BA42] + [$Sheet1.$BB42]) &gt;= ([$Sheet1.$AZ42] * [$Sheet1.$BA42] * [$Sheet1.$BB42]));[$Sheet1.BA42];{})" office:value-type="float" office:value="0" calcext:value-type="float">
            <text:p/>
          </table:table-cell>
          <table:table-cell table:formula="of:=IF(AND([$Sheet1.$AZ42] * [$Sheet1.$BA42] * [$Sheet1.$BB42]; ([$Sheet1.$AZ42] + [$Sheet1.$BA42] + [$Sheet1.$BB42]) &gt;= ([$Sheet1.$AZ42] * [$Sheet1.$BA42] * [$Sheet1.$BB42]));[$Sheet1.BB42];{})" office:value-type="float" office:value="0" calcext:value-type="float">
            <text:p/>
          </table:table-cell>
          <table:table-cell table:formula="of:=IF(AND([$Sheet1.$BC42] * [$Sheet1.$BD42] * [$Sheet1.$BE42]; ([$Sheet1.$BC42] + [$Sheet1.$BD42] + [$Sheet1.$BE42]) &gt;= ([$Sheet1.$BC42] * [$Sheet1.$BD42] * [$Sheet1.$BE42]));[$Sheet1.BC42];{})" office:value-type="float" office:value="0" calcext:value-type="float">
            <text:p/>
          </table:table-cell>
          <table:table-cell table:formula="of:=IF(AND([$Sheet1.$BC42] * [$Sheet1.$BD42] * [$Sheet1.$BE42]; ([$Sheet1.$BC42] + [$Sheet1.$BD42] + [$Sheet1.$BE42]) &gt;= ([$Sheet1.$BC42] * [$Sheet1.$BD42] * [$Sheet1.$BE42]));[$Sheet1.BD42];{})" office:value-type="float" office:value="0" calcext:value-type="float">
            <text:p/>
          </table:table-cell>
          <table:table-cell table:formula="of:=IF(AND([$Sheet1.$BC42] * [$Sheet1.$BD42] * [$Sheet1.$BE42]; ([$Sheet1.$BC42] + [$Sheet1.$BD42] + [$Sheet1.$BE42]) &gt;= ([$Sheet1.$BC42] * [$Sheet1.$BD42] * [$Sheet1.$BE42]));[$Sheet1.BE42];{})" office:value-type="float" office:value="0" calcext:value-type="float">
            <text:p/>
          </table:table-cell>
          <table:table-cell table:number-columns-repeated="4"/>
          <table:table-cell table:formula="of:=IF(AND([$Sheet1.$BJ42] * [$Sheet1.$BK42] * [$Sheet1.$BL42]; ([$Sheet1.$BJ42] + [$Sheet1.$BK42] + [$Sheet1.$BL42]) &gt;= ([$Sheet1.$BJ42] * [$Sheet1.$BK42] * [$Sheet1.$BL42]));[$Sheet1.BJ42];{})" office:value-type="float" office:value="0" calcext:value-type="float">
            <text:p/>
          </table:table-cell>
          <table:table-cell table:formula="of:=IF(AND([$Sheet1.$BJ42] * [$Sheet1.$BK42] * [$Sheet1.$BL42]; ([$Sheet1.$BJ42] + [$Sheet1.$BK42] + [$Sheet1.$BL42]) &gt;= ([$Sheet1.$BJ42] * [$Sheet1.$BK42] * [$Sheet1.$BL42]));[$Sheet1.BK42];{})" office:value-type="float" office:value="0" calcext:value-type="float">
            <text:p/>
          </table:table-cell>
          <table:table-cell table:formula="of:=IF(AND([$Sheet1.$BJ42] * [$Sheet1.$BK42] * [$Sheet1.$BL42]; ([$Sheet1.$BJ42] + [$Sheet1.$BK42] + [$Sheet1.$BL42]) &gt;= ([$Sheet1.$BJ42] * [$Sheet1.$BK42] * [$Sheet1.$BL42]));[$Sheet1.BL42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$Sheet1.$C43] * [$Sheet1.$D43]; ([$Sheet1.$C43] + [$Sheet1.$D43]) &gt;= [$Sheet1.$C43] * [$Sheet1.$D43]);[$Sheet1.C43];{})" office:value-type="float" office:value="0" calcext:value-type="float">
            <text:p/>
          </table:table-cell>
          <table:table-cell table:formula="of:=IF(AND([$Sheet1.$C43] * [$Sheet1.$D43]; ([$Sheet1.$C43] + [$Sheet1.$D43]) &gt;= [$Sheet1.$C43] * [$Sheet1.$D43]);[$Sheet1.D43];{})" office:value-type="float" office:value="0" calcext:value-type="float">
            <text:p/>
          </table:table-cell>
          <table:table-cell table:formula="of:=IF(AND([$Sheet1.$E43] * [$Sheet1.$F43]; ([$Sheet1.$E43] + [$Sheet1.$F43]) &gt;= [$Sheet1.$E43] * [$Sheet1.$F43]);[$Sheet1.E43];{})" office:value-type="float" office:value="0" calcext:value-type="float">
            <text:p/>
          </table:table-cell>
          <table:table-cell table:formula="of:=IF(AND([$Sheet1.$E43] * [$Sheet1.$F43]; ([$Sheet1.$E43] + [$Sheet1.$F43]) &gt;= [$Sheet1.$E43] * [$Sheet1.$F43]);[$Sheet1.F43];{})" office:value-type="float" office:value="0" calcext:value-type="float">
            <text:p/>
          </table:table-cell>
          <table:table-cell table:formula="of:=IF(AND([$Sheet1.$H43] * [$Sheet1.$I43]; [$Sheet1.$H43] + [$Sheet1.$I43] &gt;= [$Sheet1.$H43] * [$Sheet1.$I43]);[$Sheet1.G43];{})" office:value-type="float" office:value="0" calcext:value-type="float">
            <text:p/>
          </table:table-cell>
          <table:table-cell table:formula="of:=IF(AND([$Sheet1.$H43] * [$Sheet1.$I43]; [$Sheet1.$H43] + [$Sheet1.$I43] &gt;= [$Sheet1.$H43] * [$Sheet1.$I43]);[$Sheet1.H43];{})" office:value-type="float" office:value="0" calcext:value-type="float">
            <text:p/>
          </table:table-cell>
          <table:table-cell table:formula="of:=IF(AND([$Sheet1.$H43] * [$Sheet1.$I43]; [$Sheet1.$H43] + [$Sheet1.$I43] &gt;= [$Sheet1.$H43] * [$Sheet1.$I43]);[$Sheet1.I43];{})" office:value-type="float" office:value="0" calcext:value-type="float">
            <text:p/>
          </table:table-cell>
          <table:table-cell table:formula="of:=IF(AND([$Sheet1.$J43] * [$Sheet1.$K43] * [$Sheet1.$L43]; ([$Sheet1.$J43] + [$Sheet1.$K43] + [$Sheet1.$L43]) &gt;= ([$Sheet1.$J43] * [$Sheet1.$K43] * [$Sheet1.$L43]));[$Sheet1.J43];{})" office:value-type="float" office:value="0" calcext:value-type="float">
            <text:p/>
          </table:table-cell>
          <table:table-cell table:formula="of:=IF(AND([$Sheet1.$J43] * [$Sheet1.$K43] * [$Sheet1.$L43]; ([$Sheet1.$J43] + [$Sheet1.$K43] + [$Sheet1.$L43]) &gt;= ([$Sheet1.$J43] * [$Sheet1.$K43] * [$Sheet1.$L43]));[$Sheet1.K43];{})" office:value-type="float" office:value="0" calcext:value-type="float">
            <text:p/>
          </table:table-cell>
          <table:table-cell table:formula="of:=IF(AND([$Sheet1.$J43] * [$Sheet1.$K43] * [$Sheet1.$L43]; ([$Sheet1.$J43] + [$Sheet1.$K43] + [$Sheet1.$L43]) &gt;= ([$Sheet1.$J43] * [$Sheet1.$K43] * [$Sheet1.$L43]));[$Sheet1.L43];{})" office:value-type="float" office:value="0" calcext:value-type="float">
            <text:p/>
          </table:table-cell>
          <table:table-cell table:formula="of:=IF(AND([$Sheet1.$M43] * [$Sheet1.$N43] * [$Sheet1.$O43]; ([$Sheet1.$M43] + [$Sheet1.$N43] + [$Sheet1.$O43]) &gt;= ([$Sheet1.$M43] * [$Sheet1.$N43] * [$Sheet1.$O43]));[$Sheet1.M43];{})" office:value-type="float" office:value="0" calcext:value-type="float">
            <text:p/>
          </table:table-cell>
          <table:table-cell table:formula="of:=IF(AND([$Sheet1.$M43] * [$Sheet1.$N43] * [$Sheet1.$O43]; ([$Sheet1.$M43] + [$Sheet1.$N43] + [$Sheet1.$O43]) &gt;= ([$Sheet1.$M43] * [$Sheet1.$N43] * [$Sheet1.$O43]));[$Sheet1.N43];{})" office:value-type="float" office:value="0" calcext:value-type="float">
            <text:p/>
          </table:table-cell>
          <table:table-cell table:formula="of:=IF(AND([$Sheet1.$M43] * [$Sheet1.$N43] * [$Sheet1.$O43]; ([$Sheet1.$M43] + [$Sheet1.$N43] + [$Sheet1.$O43]) &gt;= ([$Sheet1.$M43] * [$Sheet1.$N43] * [$Sheet1.$O43]));[$Sheet1.O43];{})" office:value-type="float" office:value="0" calcext:value-type="float">
            <text:p/>
          </table:table-cell>
          <table:table-cell table:formula="of:=IF(AND([$Sheet1.$P43] * [$Sheet1.$Q43] * [$Sheet1.$R43]; ([$Sheet1.$P43] + [$Sheet1.$Q43] + [$Sheet1.$R43]) &gt;= ([$Sheet1.$P43] * [$Sheet1.$Q43] * [$Sheet1.$R43]));[$Sheet1.P43];{})" office:value-type="float" office:value="0" calcext:value-type="float">
            <text:p/>
          </table:table-cell>
          <table:table-cell table:formula="of:=IF(AND([$Sheet1.$P43] * [$Sheet1.$Q43] * [$Sheet1.$R43]; ([$Sheet1.$P43] + [$Sheet1.$Q43] + [$Sheet1.$R43]) &gt;= ([$Sheet1.$P43] * [$Sheet1.$Q43] * [$Sheet1.$R43]));[$Sheet1.Q43];{})" office:value-type="float" office:value="0" calcext:value-type="float">
            <text:p/>
          </table:table-cell>
          <table:table-cell table:formula="of:=IF(AND([$Sheet1.$P43] * [$Sheet1.$Q43] * [$Sheet1.$R43]; ([$Sheet1.$P43] + [$Sheet1.$Q43] + [$Sheet1.$R43]) &gt;= ([$Sheet1.$P43] * [$Sheet1.$Q43] * [$Sheet1.$R43]));[$Sheet1.R43];{})" office:value-type="float" office:value="0" calcext:value-type="float">
            <text:p/>
          </table:table-cell>
          <table:table-cell table:formula="of:=IF(AND([$Sheet1.$S43] * [$Sheet1.$T43] * [$Sheet1.$U43]; ([$Sheet1.$S43] + [$Sheet1.$T43] + [$Sheet1.$U43]) &gt;= ([$Sheet1.$S43] * [$Sheet1.$T43] * [$Sheet1.$U43]));[$Sheet1.S43];{})" office:value-type="float" office:value="0" calcext:value-type="float">
            <text:p/>
          </table:table-cell>
          <table:table-cell table:formula="of:=IF(AND([$Sheet1.$S43] * [$Sheet1.$T43] * [$Sheet1.$U43]; ([$Sheet1.$S43] + [$Sheet1.$T43] + [$Sheet1.$U43]) &gt;= ([$Sheet1.$S43] * [$Sheet1.$T43] * [$Sheet1.$U43]));[$Sheet1.T43];{})" office:value-type="float" office:value="0" calcext:value-type="float">
            <text:p/>
          </table:table-cell>
          <table:table-cell table:formula="of:=IF(AND([$Sheet1.$S43] * [$Sheet1.$T43] * [$Sheet1.$U43]; ([$Sheet1.$S43] + [$Sheet1.$T43] + [$Sheet1.$U43]) &gt;= ([$Sheet1.$S43] * [$Sheet1.$T43] * [$Sheet1.$U43]));[$Sheet1.U43];{})" office:value-type="float" office:value="0" calcext:value-type="float">
            <text:p/>
          </table:table-cell>
          <table:table-cell table:formula="of:=IF(AND([$Sheet1.$V43] * [$Sheet1.$W43] * [$Sheet1.$X43]; ([$Sheet1.$V43] + [$Sheet1.$W43] + [$Sheet1.$X43]) &gt;= ([$Sheet1.$V43] * [$Sheet1.$W43] * [$Sheet1.$X43]));[$Sheet1.V43];{})" office:value-type="float" office:value="0" calcext:value-type="float">
            <text:p/>
          </table:table-cell>
          <table:table-cell table:formula="of:=IF(AND([$Sheet1.$V43] * [$Sheet1.$W43] * [$Sheet1.$X43]; ([$Sheet1.$V43] + [$Sheet1.$W43] + [$Sheet1.$X43]) &gt;= ([$Sheet1.$V43] * [$Sheet1.$W43] * [$Sheet1.$X43]));[$Sheet1.W43];{})" office:value-type="float" office:value="0" calcext:value-type="float">
            <text:p/>
          </table:table-cell>
          <table:table-cell table:formula="of:=IF(AND([$Sheet1.$V43] * [$Sheet1.$W43] * [$Sheet1.$X43]; ([$Sheet1.$V43] + [$Sheet1.$W43] + [$Sheet1.$X43]) &gt;= ([$Sheet1.$V43] * [$Sheet1.$W43] * [$Sheet1.$X43]));[$Sheet1.X43];{})" office:value-type="float" office:value="0" calcext:value-type="float">
            <text:p/>
          </table:table-cell>
          <table:table-cell table:formula="of:=IF(AND([$Sheet1.$Y43] * [$Sheet1.$Z43] * [$Sheet1.$AA43]; ([$Sheet1.$Y43] + [$Sheet1.$Z43] + [$Sheet1.$AA43]) &gt;= ([$Sheet1.$Y43] * [$Sheet1.$Z43] * [$Sheet1.$AA43]));[$Sheet1.Y43];{})" office:value-type="float" office:value="0" calcext:value-type="float">
            <text:p/>
          </table:table-cell>
          <table:table-cell table:formula="of:=IF(AND([$Sheet1.$Y43] * [$Sheet1.$Z43] * [$Sheet1.$AA43]; ([$Sheet1.$Y43] + [$Sheet1.$Z43] + [$Sheet1.$AA43]) &gt;= ([$Sheet1.$Y43] * [$Sheet1.$Z43] * [$Sheet1.$AA43]));[$Sheet1.Z43];{})" office:value-type="float" office:value="0" calcext:value-type="float">
            <text:p/>
          </table:table-cell>
          <table:table-cell table:formula="of:=IF(AND([$Sheet1.$Y43] * [$Sheet1.$Z43] * [$Sheet1.$AA43]; ([$Sheet1.$Y43] + [$Sheet1.$Z43] + [$Sheet1.$AA43]) &gt;= ([$Sheet1.$Y43] * [$Sheet1.$Z43] * [$Sheet1.$AA43]));[$Sheet1.AA43];{})" office:value-type="float" office:value="0" calcext:value-type="float">
            <text:p/>
          </table:table-cell>
          <table:table-cell table:formula="of:=IF(AND([$Sheet1.$AB43] * [$Sheet1.$AC43] * [$Sheet1.$AD43]; ([$Sheet1.$AB43] + [$Sheet1.$AC43] + [$Sheet1.$AD43]) &gt;= ([$Sheet1.$AB43] * [$Sheet1.$AC43] * [$Sheet1.$AD43]));[$Sheet1.AB43];{})" office:value-type="float" office:value="0" calcext:value-type="float">
            <text:p/>
          </table:table-cell>
          <table:table-cell table:formula="of:=IF(AND([$Sheet1.$AB43] * [$Sheet1.$AC43] * [$Sheet1.$AD43]; ([$Sheet1.$AB43] + [$Sheet1.$AC43] + [$Sheet1.$AD43]) &gt;= ([$Sheet1.$AB43] * [$Sheet1.$AC43] * [$Sheet1.$AD43]));[$Sheet1.AC43];{})" office:value-type="float" office:value="0" calcext:value-type="float">
            <text:p/>
          </table:table-cell>
          <table:table-cell table:formula="of:=IF(AND([$Sheet1.$AB43] * [$Sheet1.$AC43] * [$Sheet1.$AD43]; ([$Sheet1.$AB43] + [$Sheet1.$AC43] + [$Sheet1.$AD43]) &gt;= ([$Sheet1.$AB43] * [$Sheet1.$AC43] * [$Sheet1.$AD43]));[$Sheet1.AD43];{})" office:value-type="float" office:value="0" calcext:value-type="float">
            <text:p/>
          </table:table-cell>
          <table:table-cell table:formula="of:=IF(AND([$Sheet1.$AE43] * [$Sheet1.$AF43] * [$Sheet1.$AG43]; ([$Sheet1.$AE43] + [$Sheet1.$AF43] + [$Sheet1.$AG43]) &gt;= ([$Sheet1.$AE43] * [$Sheet1.$AF43] * [$Sheet1.$AG43]));[$Sheet1.AE43];{})" office:value-type="float" office:value="0" calcext:value-type="float">
            <text:p/>
          </table:table-cell>
          <table:table-cell table:formula="of:=IF(AND([$Sheet1.$AE43] * [$Sheet1.$AF43] * [$Sheet1.$AG43]; ([$Sheet1.$AE43] + [$Sheet1.$AF43] + [$Sheet1.$AG43]) &gt;= ([$Sheet1.$AE43] * [$Sheet1.$AF43] * [$Sheet1.$AG43]));[$Sheet1.AF43];{})" office:value-type="float" office:value="0" calcext:value-type="float">
            <text:p/>
          </table:table-cell>
          <table:table-cell table:formula="of:=IF(AND([$Sheet1.$AE43] * [$Sheet1.$AF43] * [$Sheet1.$AG43]; ([$Sheet1.$AE43] + [$Sheet1.$AF43] + [$Sheet1.$AG43]) &gt;= ([$Sheet1.$AE43] * [$Sheet1.$AF43] * [$Sheet1.$AG43]));[$Sheet1.AG43];{})" office:value-type="float" office:value="0" calcext:value-type="float">
            <text:p/>
          </table:table-cell>
          <table:table-cell table:formula="of:=IF(AND([$Sheet1.$AH43] * [$Sheet1.$AI43] * [$Sheet1.$AJ43]; ([$Sheet1.$AH43] + [$Sheet1.$AI43] + [$Sheet1.$AJ43]) &gt;= ([$Sheet1.$AH43] * [$Sheet1.$AI43] * [$Sheet1.$AJ43]));[$Sheet1.AH43];{})" office:value-type="float" office:value="0" calcext:value-type="float">
            <text:p/>
          </table:table-cell>
          <table:table-cell table:formula="of:=IF(AND([$Sheet1.$AH43] * [$Sheet1.$AI43] * [$Sheet1.$AJ43]; ([$Sheet1.$AH43] + [$Sheet1.$AI43] + [$Sheet1.$AJ43]) &gt;= ([$Sheet1.$AH43] * [$Sheet1.$AI43] * [$Sheet1.$AJ43]));[$Sheet1.AI43];{})" office:value-type="float" office:value="0" calcext:value-type="float">
            <text:p/>
          </table:table-cell>
          <table:table-cell table:formula="of:=IF(AND([$Sheet1.$AH43] * [$Sheet1.$AI43] * [$Sheet1.$AJ43]; ([$Sheet1.$AH43] + [$Sheet1.$AI43] + [$Sheet1.$AJ43]) &gt;= ([$Sheet1.$AH43] * [$Sheet1.$AI43] * [$Sheet1.$AJ43]));[$Sheet1.AJ43];{})" office:value-type="float" office:value="0" calcext:value-type="float">
            <text:p/>
          </table:table-cell>
          <table:table-cell table:formula="of:=IF(AND([$Sheet1.$AK43] * [$Sheet1.$AL43] * [$Sheet1.$AM43]; ([$Sheet1.$AK43] + [$Sheet1.$AL43] + [$Sheet1.$AM43]) &gt;= ([$Sheet1.$AK43] * [$Sheet1.$AL43] * [$Sheet1.$AM43]));[$Sheet1.AK43];{})" office:value-type="float" office:value="0" calcext:value-type="float">
            <text:p/>
          </table:table-cell>
          <table:table-cell table:formula="of:=IF(AND([$Sheet1.$AK43] * [$Sheet1.$AL43] * [$Sheet1.$AM43]; ([$Sheet1.$AK43] + [$Sheet1.$AL43] + [$Sheet1.$AM43]) &gt;= ([$Sheet1.$AK43] * [$Sheet1.$AL43] * [$Sheet1.$AM43]));[$Sheet1.AL43];{})" office:value-type="float" office:value="0" calcext:value-type="float">
            <text:p/>
          </table:table-cell>
          <table:table-cell table:formula="of:=IF(AND([$Sheet1.$AK43] * [$Sheet1.$AL43] * [$Sheet1.$AM43]; ([$Sheet1.$AK43] + [$Sheet1.$AL43] + [$Sheet1.$AM43]) &gt;= ([$Sheet1.$AK43] * [$Sheet1.$AL43] * [$Sheet1.$AM43]));[$Sheet1.AM43];{})" office:value-type="float" office:value="0" calcext:value-type="float">
            <text:p/>
          </table:table-cell>
          <table:table-cell table:formula="of:=IF(AND([$Sheet1.$AN43] * [$Sheet1.$AO43] * [$Sheet1.$AP43]; ([$Sheet1.$AN43] + [$Sheet1.$AO43] + [$Sheet1.$AP43]) &gt;= ([$Sheet1.$AN43] * [$Sheet1.$AO43] * [$Sheet1.$AP43]));[$Sheet1.AN43];{})" office:value-type="float" office:value="0" calcext:value-type="float">
            <text:p/>
          </table:table-cell>
          <table:table-cell table:formula="of:=IF(AND([$Sheet1.$AN43] * [$Sheet1.$AO43] * [$Sheet1.$AP43]; ([$Sheet1.$AN43] + [$Sheet1.$AO43] + [$Sheet1.$AP43]) &gt;= ([$Sheet1.$AN43] * [$Sheet1.$AO43] * [$Sheet1.$AP43]));[$Sheet1.AO43];{})" office:value-type="float" office:value="0" calcext:value-type="float">
            <text:p/>
          </table:table-cell>
          <table:table-cell table:formula="of:=IF(AND([$Sheet1.$AN43] * [$Sheet1.$AO43] * [$Sheet1.$AP43]; ([$Sheet1.$AN43] + [$Sheet1.$AO43] + [$Sheet1.$AP43]) &gt;= ([$Sheet1.$AN43] * [$Sheet1.$AO43] * [$Sheet1.$AP43]));[$Sheet1.AP43];{})" office:value-type="float" office:value="0" calcext:value-type="float">
            <text:p/>
          </table:table-cell>
          <table:table-cell table:formula="of:=IF(AND([$Sheet1.$AQ43] * [$Sheet1.$AR43] * [$Sheet1.$AS43]; ([$Sheet1.$AQ43] + [$Sheet1.$AR43] + [$Sheet1.$AS43]) &gt;= ([$Sheet1.$AQ43] * [$Sheet1.$AR43] * [$Sheet1.$AS43]));[$Sheet1.AQ43];{})" office:value-type="float" office:value="0" calcext:value-type="float">
            <text:p/>
          </table:table-cell>
          <table:table-cell table:formula="of:=IF(AND([$Sheet1.$AQ43] * [$Sheet1.$AR43] * [$Sheet1.$AS43]; ([$Sheet1.$AQ43] + [$Sheet1.$AR43] + [$Sheet1.$AS43]) &gt;= ([$Sheet1.$AQ43] * [$Sheet1.$AR43] * [$Sheet1.$AS43]));[$Sheet1.AR43];{})" office:value-type="float" office:value="0" calcext:value-type="float">
            <text:p/>
          </table:table-cell>
          <table:table-cell table:formula="of:=IF(AND([$Sheet1.$AQ43] * [$Sheet1.$AR43] * [$Sheet1.$AS43]; ([$Sheet1.$AQ43] + [$Sheet1.$AR43] + [$Sheet1.$AS43]) &gt;= ([$Sheet1.$AQ43] * [$Sheet1.$AR43] * [$Sheet1.$AS43]));[$Sheet1.AS43];{})" office:value-type="float" office:value="0" calcext:value-type="float">
            <text:p/>
          </table:table-cell>
          <table:table-cell table:formula="of:=IF(AND([$Sheet1.$AT43] * [$Sheet1.$AU43] * [$Sheet1.$AV43]; ([$Sheet1.$AT43] + [$Sheet1.$AU43] + [$Sheet1.$AV43]) &gt;= ([$Sheet1.$AT43] * [$Sheet1.$AU43] * [$Sheet1.$AV43]));[$Sheet1.AT43];{})" office:value-type="float" office:value="0" calcext:value-type="float">
            <text:p/>
          </table:table-cell>
          <table:table-cell table:formula="of:=IF(AND([$Sheet1.$AT43] * [$Sheet1.$AU43] * [$Sheet1.$AV43]; ([$Sheet1.$AT43] + [$Sheet1.$AU43] + [$Sheet1.$AV43]) &gt;= ([$Sheet1.$AT43] * [$Sheet1.$AU43] * [$Sheet1.$AV43]));[$Sheet1.AU43];{})" office:value-type="float" office:value="0" calcext:value-type="float">
            <text:p/>
          </table:table-cell>
          <table:table-cell table:formula="of:=IF(AND([$Sheet1.$AT43] * [$Sheet1.$AU43] * [$Sheet1.$AV43]; ([$Sheet1.$AT43] + [$Sheet1.$AU43] + [$Sheet1.$AV43]) &gt;= ([$Sheet1.$AT43] * [$Sheet1.$AU43] * [$Sheet1.$AV43]));[$Sheet1.AV43];{})" office:value-type="float" office:value="0" calcext:value-type="float">
            <text:p/>
          </table:table-cell>
          <table:table-cell table:formula="of:=IF(AND([$Sheet1.$AW43] * [$Sheet1.$AX43] * [$Sheet1.$AY43]; ([$Sheet1.$AW43] + [$Sheet1.$AX43] + [$Sheet1.$AY43]) &gt;= ([$Sheet1.$AW43] * [$Sheet1.$AX43] * [$Sheet1.$AY43]));[$Sheet1.AW43];{})" office:value-type="float" office:value="0" calcext:value-type="float">
            <text:p/>
          </table:table-cell>
          <table:table-cell table:formula="of:=IF(AND([$Sheet1.$AW43] * [$Sheet1.$AX43] * [$Sheet1.$AY43]; ([$Sheet1.$AW43] + [$Sheet1.$AX43] + [$Sheet1.$AY43]) &gt;= ([$Sheet1.$AW43] * [$Sheet1.$AX43] * [$Sheet1.$AY43]));[$Sheet1.AX43];{})" office:value-type="float" office:value="0" calcext:value-type="float">
            <text:p/>
          </table:table-cell>
          <table:table-cell table:formula="of:=IF(AND([$Sheet1.$AW43] * [$Sheet1.$AX43] * [$Sheet1.$AY43]; ([$Sheet1.$AW43] + [$Sheet1.$AX43] + [$Sheet1.$AY43]) &gt;= ([$Sheet1.$AW43] * [$Sheet1.$AX43] * [$Sheet1.$AY43]));[$Sheet1.AY43];{})" office:value-type="float" office:value="0" calcext:value-type="float">
            <text:p/>
          </table:table-cell>
          <table:table-cell table:formula="of:=IF(AND([$Sheet1.$AZ43] * [$Sheet1.$BA43] * [$Sheet1.$BB43]; ([$Sheet1.$AZ43] + [$Sheet1.$BA43] + [$Sheet1.$BB43]) &gt;= ([$Sheet1.$AZ43] * [$Sheet1.$BA43] * [$Sheet1.$BB43]));[$Sheet1.AZ43];{})" office:value-type="float" office:value="0" calcext:value-type="float">
            <text:p/>
          </table:table-cell>
          <table:table-cell table:formula="of:=IF(AND([$Sheet1.$AZ43] * [$Sheet1.$BA43] * [$Sheet1.$BB43]; ([$Sheet1.$AZ43] + [$Sheet1.$BA43] + [$Sheet1.$BB43]) &gt;= ([$Sheet1.$AZ43] * [$Sheet1.$BA43] * [$Sheet1.$BB43]));[$Sheet1.BA43];{})" office:value-type="float" office:value="0" calcext:value-type="float">
            <text:p/>
          </table:table-cell>
          <table:table-cell table:formula="of:=IF(AND([$Sheet1.$AZ43] * [$Sheet1.$BA43] * [$Sheet1.$BB43]; ([$Sheet1.$AZ43] + [$Sheet1.$BA43] + [$Sheet1.$BB43]) &gt;= ([$Sheet1.$AZ43] * [$Sheet1.$BA43] * [$Sheet1.$BB43]));[$Sheet1.BB43];{})" office:value-type="float" office:value="0" calcext:value-type="float">
            <text:p/>
          </table:table-cell>
          <table:table-cell table:formula="of:=IF(AND([$Sheet1.$BC43] * [$Sheet1.$BD43] * [$Sheet1.$BE43]; ([$Sheet1.$BC43] + [$Sheet1.$BD43] + [$Sheet1.$BE43]) &gt;= ([$Sheet1.$BC43] * [$Sheet1.$BD43] * [$Sheet1.$BE43]));[$Sheet1.BC43];{})" office:value-type="float" office:value="0" calcext:value-type="float">
            <text:p/>
          </table:table-cell>
          <table:table-cell table:formula="of:=IF(AND([$Sheet1.$BC43] * [$Sheet1.$BD43] * [$Sheet1.$BE43]; ([$Sheet1.$BC43] + [$Sheet1.$BD43] + [$Sheet1.$BE43]) &gt;= ([$Sheet1.$BC43] * [$Sheet1.$BD43] * [$Sheet1.$BE43]));[$Sheet1.BD43];{})" office:value-type="float" office:value="0" calcext:value-type="float">
            <text:p/>
          </table:table-cell>
          <table:table-cell table:formula="of:=IF(AND([$Sheet1.$BC43] * [$Sheet1.$BD43] * [$Sheet1.$BE43]; ([$Sheet1.$BC43] + [$Sheet1.$BD43] + [$Sheet1.$BE43]) &gt;= ([$Sheet1.$BC43] * [$Sheet1.$BD43] * [$Sheet1.$BE43]));[$Sheet1.BE43];{})" office:value-type="float" office:value="0" calcext:value-type="float">
            <text:p/>
          </table:table-cell>
          <table:table-cell table:number-columns-repeated="4"/>
          <table:table-cell table:formula="of:=IF(AND([$Sheet1.$BJ43] * [$Sheet1.$BK43] * [$Sheet1.$BL43]; ([$Sheet1.$BJ43] + [$Sheet1.$BK43] + [$Sheet1.$BL43]) &gt;= ([$Sheet1.$BJ43] * [$Sheet1.$BK43] * [$Sheet1.$BL43]));[$Sheet1.BJ43];{})" office:value-type="float" office:value="0" calcext:value-type="float">
            <text:p/>
          </table:table-cell>
          <table:table-cell table:formula="of:=IF(AND([$Sheet1.$BJ43] * [$Sheet1.$BK43] * [$Sheet1.$BL43]; ([$Sheet1.$BJ43] + [$Sheet1.$BK43] + [$Sheet1.$BL43]) &gt;= ([$Sheet1.$BJ43] * [$Sheet1.$BK43] * [$Sheet1.$BL43]));[$Sheet1.BK43];{})" office:value-type="float" office:value="0" calcext:value-type="float">
            <text:p/>
          </table:table-cell>
          <table:table-cell table:formula="of:=IF(AND([$Sheet1.$BJ43] * [$Sheet1.$BK43] * [$Sheet1.$BL43]; ([$Sheet1.$BJ43] + [$Sheet1.$BK43] + [$Sheet1.$BL43]) &gt;= ([$Sheet1.$BJ43] * [$Sheet1.$BK43] * [$Sheet1.$BL43]));[$Sheet1.BL43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$Sheet1.$C44] * [$Sheet1.$D44]; ([$Sheet1.$C44] + [$Sheet1.$D44]) &gt;= [$Sheet1.$C44] * [$Sheet1.$D44]);[$Sheet1.C44];{})" office:value-type="float" office:value="0" calcext:value-type="float">
            <text:p/>
          </table:table-cell>
          <table:table-cell table:formula="of:=IF(AND([$Sheet1.$C44] * [$Sheet1.$D44]; ([$Sheet1.$C44] + [$Sheet1.$D44]) &gt;= [$Sheet1.$C44] * [$Sheet1.$D44]);[$Sheet1.D44];{})" office:value-type="float" office:value="0" calcext:value-type="float">
            <text:p/>
          </table:table-cell>
          <table:table-cell table:formula="of:=IF(AND([$Sheet1.$E44] * [$Sheet1.$F44]; ([$Sheet1.$E44] + [$Sheet1.$F44]) &gt;= [$Sheet1.$E44] * [$Sheet1.$F44]);[$Sheet1.E44];{})" office:value-type="float" office:value="0" calcext:value-type="float">
            <text:p/>
          </table:table-cell>
          <table:table-cell table:formula="of:=IF(AND([$Sheet1.$E44] * [$Sheet1.$F44]; ([$Sheet1.$E44] + [$Sheet1.$F44]) &gt;= [$Sheet1.$E44] * [$Sheet1.$F44]);[$Sheet1.F44];{})" office:value-type="float" office:value="0" calcext:value-type="float">
            <text:p/>
          </table:table-cell>
          <table:table-cell table:formula="of:=IF(AND([$Sheet1.$H44] * [$Sheet1.$I44]; [$Sheet1.$H44] + [$Sheet1.$I44] &gt;= [$Sheet1.$H44] * [$Sheet1.$I44]);[$Sheet1.G44];{})" office:value-type="float" office:value="1" calcext:value-type="float">
            <text:p>1</text:p>
          </table:table-cell>
          <table:table-cell table:formula="of:=IF(AND([$Sheet1.$H44] * [$Sheet1.$I44]; [$Sheet1.$H44] + [$Sheet1.$I44] &gt;= [$Sheet1.$H44] * [$Sheet1.$I44]);[$Sheet1.H44];{})" office:value-type="float" office:value="4" calcext:value-type="float">
            <text:p>4</text:p>
          </table:table-cell>
          <table:table-cell table:formula="of:=IF(AND([$Sheet1.$H44] * [$Sheet1.$I44]; [$Sheet1.$H44] + [$Sheet1.$I44] &gt;= [$Sheet1.$H44] * [$Sheet1.$I44]);[$Sheet1.I44];{})" office:value-type="float" office:value="1" calcext:value-type="float">
            <text:p>1</text:p>
          </table:table-cell>
          <table:table-cell table:formula="of:=IF(AND([$Sheet1.$J44] * [$Sheet1.$K44] * [$Sheet1.$L44]; ([$Sheet1.$J44] + [$Sheet1.$K44] + [$Sheet1.$L44]) &gt;= ([$Sheet1.$J44] * [$Sheet1.$K44] * [$Sheet1.$L44]));[$Sheet1.J44];{})" office:value-type="float" office:value="0" calcext:value-type="float">
            <text:p/>
          </table:table-cell>
          <table:table-cell table:formula="of:=IF(AND([$Sheet1.$J44] * [$Sheet1.$K44] * [$Sheet1.$L44]; ([$Sheet1.$J44] + [$Sheet1.$K44] + [$Sheet1.$L44]) &gt;= ([$Sheet1.$J44] * [$Sheet1.$K44] * [$Sheet1.$L44]));[$Sheet1.K44];{})" office:value-type="float" office:value="0" calcext:value-type="float">
            <text:p/>
          </table:table-cell>
          <table:table-cell table:formula="of:=IF(AND([$Sheet1.$J44] * [$Sheet1.$K44] * [$Sheet1.$L44]; ([$Sheet1.$J44] + [$Sheet1.$K44] + [$Sheet1.$L44]) &gt;= ([$Sheet1.$J44] * [$Sheet1.$K44] * [$Sheet1.$L44]));[$Sheet1.L44];{})" office:value-type="float" office:value="0" calcext:value-type="float">
            <text:p/>
          </table:table-cell>
          <table:table-cell table:formula="of:=IF(AND([$Sheet1.$M44] * [$Sheet1.$N44] * [$Sheet1.$O44]; ([$Sheet1.$M44] + [$Sheet1.$N44] + [$Sheet1.$O44]) &gt;= ([$Sheet1.$M44] * [$Sheet1.$N44] * [$Sheet1.$O44]));[$Sheet1.M44];{})" office:value-type="float" office:value="0" calcext:value-type="float">
            <text:p/>
          </table:table-cell>
          <table:table-cell table:formula="of:=IF(AND([$Sheet1.$M44] * [$Sheet1.$N44] * [$Sheet1.$O44]; ([$Sheet1.$M44] + [$Sheet1.$N44] + [$Sheet1.$O44]) &gt;= ([$Sheet1.$M44] * [$Sheet1.$N44] * [$Sheet1.$O44]));[$Sheet1.N44];{})" office:value-type="float" office:value="0" calcext:value-type="float">
            <text:p/>
          </table:table-cell>
          <table:table-cell table:formula="of:=IF(AND([$Sheet1.$M44] * [$Sheet1.$N44] * [$Sheet1.$O44]; ([$Sheet1.$M44] + [$Sheet1.$N44] + [$Sheet1.$O44]) &gt;= ([$Sheet1.$M44] * [$Sheet1.$N44] * [$Sheet1.$O44]));[$Sheet1.O44];{})" office:value-type="float" office:value="0" calcext:value-type="float">
            <text:p/>
          </table:table-cell>
          <table:table-cell table:formula="of:=IF(AND([$Sheet1.$P44] * [$Sheet1.$Q44] * [$Sheet1.$R44]; ([$Sheet1.$P44] + [$Sheet1.$Q44] + [$Sheet1.$R44]) &gt;= ([$Sheet1.$P44] * [$Sheet1.$Q44] * [$Sheet1.$R44]));[$Sheet1.P44];{})" office:value-type="float" office:value="0" calcext:value-type="float">
            <text:p/>
          </table:table-cell>
          <table:table-cell table:formula="of:=IF(AND([$Sheet1.$P44] * [$Sheet1.$Q44] * [$Sheet1.$R44]; ([$Sheet1.$P44] + [$Sheet1.$Q44] + [$Sheet1.$R44]) &gt;= ([$Sheet1.$P44] * [$Sheet1.$Q44] * [$Sheet1.$R44]));[$Sheet1.Q44];{})" office:value-type="float" office:value="0" calcext:value-type="float">
            <text:p/>
          </table:table-cell>
          <table:table-cell table:formula="of:=IF(AND([$Sheet1.$P44] * [$Sheet1.$Q44] * [$Sheet1.$R44]; ([$Sheet1.$P44] + [$Sheet1.$Q44] + [$Sheet1.$R44]) &gt;= ([$Sheet1.$P44] * [$Sheet1.$Q44] * [$Sheet1.$R44]));[$Sheet1.R44];{})" office:value-type="float" office:value="0" calcext:value-type="float">
            <text:p/>
          </table:table-cell>
          <table:table-cell table:formula="of:=IF(AND([$Sheet1.$S44] * [$Sheet1.$T44] * [$Sheet1.$U44]; ([$Sheet1.$S44] + [$Sheet1.$T44] + [$Sheet1.$U44]) &gt;= ([$Sheet1.$S44] * [$Sheet1.$T44] * [$Sheet1.$U44]));[$Sheet1.S44];{})" office:value-type="float" office:value="0" calcext:value-type="float">
            <text:p/>
          </table:table-cell>
          <table:table-cell table:formula="of:=IF(AND([$Sheet1.$S44] * [$Sheet1.$T44] * [$Sheet1.$U44]; ([$Sheet1.$S44] + [$Sheet1.$T44] + [$Sheet1.$U44]) &gt;= ([$Sheet1.$S44] * [$Sheet1.$T44] * [$Sheet1.$U44]));[$Sheet1.T44];{})" office:value-type="float" office:value="0" calcext:value-type="float">
            <text:p/>
          </table:table-cell>
          <table:table-cell table:formula="of:=IF(AND([$Sheet1.$S44] * [$Sheet1.$T44] * [$Sheet1.$U44]; ([$Sheet1.$S44] + [$Sheet1.$T44] + [$Sheet1.$U44]) &gt;= ([$Sheet1.$S44] * [$Sheet1.$T44] * [$Sheet1.$U44]));[$Sheet1.U44];{})" office:value-type="float" office:value="0" calcext:value-type="float">
            <text:p/>
          </table:table-cell>
          <table:table-cell table:formula="of:=IF(AND([$Sheet1.$V44] * [$Sheet1.$W44] * [$Sheet1.$X44]; ([$Sheet1.$V44] + [$Sheet1.$W44] + [$Sheet1.$X44]) &gt;= ([$Sheet1.$V44] * [$Sheet1.$W44] * [$Sheet1.$X44]));[$Sheet1.V44];{})" office:value-type="float" office:value="0" calcext:value-type="float">
            <text:p/>
          </table:table-cell>
          <table:table-cell table:formula="of:=IF(AND([$Sheet1.$V44] * [$Sheet1.$W44] * [$Sheet1.$X44]; ([$Sheet1.$V44] + [$Sheet1.$W44] + [$Sheet1.$X44]) &gt;= ([$Sheet1.$V44] * [$Sheet1.$W44] * [$Sheet1.$X44]));[$Sheet1.W44];{})" office:value-type="float" office:value="0" calcext:value-type="float">
            <text:p/>
          </table:table-cell>
          <table:table-cell table:formula="of:=IF(AND([$Sheet1.$V44] * [$Sheet1.$W44] * [$Sheet1.$X44]; ([$Sheet1.$V44] + [$Sheet1.$W44] + [$Sheet1.$X44]) &gt;= ([$Sheet1.$V44] * [$Sheet1.$W44] * [$Sheet1.$X44]));[$Sheet1.X44];{})" office:value-type="float" office:value="0" calcext:value-type="float">
            <text:p/>
          </table:table-cell>
          <table:table-cell table:formula="of:=IF(AND([$Sheet1.$Y44] * [$Sheet1.$Z44] * [$Sheet1.$AA44]; ([$Sheet1.$Y44] + [$Sheet1.$Z44] + [$Sheet1.$AA44]) &gt;= ([$Sheet1.$Y44] * [$Sheet1.$Z44] * [$Sheet1.$AA44]));[$Sheet1.Y44];{})" office:value-type="float" office:value="0" calcext:value-type="float">
            <text:p/>
          </table:table-cell>
          <table:table-cell table:formula="of:=IF(AND([$Sheet1.$Y44] * [$Sheet1.$Z44] * [$Sheet1.$AA44]; ([$Sheet1.$Y44] + [$Sheet1.$Z44] + [$Sheet1.$AA44]) &gt;= ([$Sheet1.$Y44] * [$Sheet1.$Z44] * [$Sheet1.$AA44]));[$Sheet1.Z44];{})" office:value-type="float" office:value="0" calcext:value-type="float">
            <text:p/>
          </table:table-cell>
          <table:table-cell table:formula="of:=IF(AND([$Sheet1.$Y44] * [$Sheet1.$Z44] * [$Sheet1.$AA44]; ([$Sheet1.$Y44] + [$Sheet1.$Z44] + [$Sheet1.$AA44]) &gt;= ([$Sheet1.$Y44] * [$Sheet1.$Z44] * [$Sheet1.$AA44]));[$Sheet1.AA44];{})" office:value-type="float" office:value="0" calcext:value-type="float">
            <text:p/>
          </table:table-cell>
          <table:table-cell table:formula="of:=IF(AND([$Sheet1.$AB44] * [$Sheet1.$AC44] * [$Sheet1.$AD44]; ([$Sheet1.$AB44] + [$Sheet1.$AC44] + [$Sheet1.$AD44]) &gt;= ([$Sheet1.$AB44] * [$Sheet1.$AC44] * [$Sheet1.$AD44]));[$Sheet1.AB44];{})" office:value-type="float" office:value="0" calcext:value-type="float">
            <text:p/>
          </table:table-cell>
          <table:table-cell table:formula="of:=IF(AND([$Sheet1.$AB44] * [$Sheet1.$AC44] * [$Sheet1.$AD44]; ([$Sheet1.$AB44] + [$Sheet1.$AC44] + [$Sheet1.$AD44]) &gt;= ([$Sheet1.$AB44] * [$Sheet1.$AC44] * [$Sheet1.$AD44]));[$Sheet1.AC44];{})" office:value-type="float" office:value="0" calcext:value-type="float">
            <text:p/>
          </table:table-cell>
          <table:table-cell table:formula="of:=IF(AND([$Sheet1.$AB44] * [$Sheet1.$AC44] * [$Sheet1.$AD44]; ([$Sheet1.$AB44] + [$Sheet1.$AC44] + [$Sheet1.$AD44]) &gt;= ([$Sheet1.$AB44] * [$Sheet1.$AC44] * [$Sheet1.$AD44]));[$Sheet1.AD44];{})" office:value-type="float" office:value="0" calcext:value-type="float">
            <text:p/>
          </table:table-cell>
          <table:table-cell table:formula="of:=IF(AND([$Sheet1.$AE44] * [$Sheet1.$AF44] * [$Sheet1.$AG44]; ([$Sheet1.$AE44] + [$Sheet1.$AF44] + [$Sheet1.$AG44]) &gt;= ([$Sheet1.$AE44] * [$Sheet1.$AF44] * [$Sheet1.$AG44]));[$Sheet1.AE44];{})" office:value-type="float" office:value="0" calcext:value-type="float">
            <text:p/>
          </table:table-cell>
          <table:table-cell table:formula="of:=IF(AND([$Sheet1.$AE44] * [$Sheet1.$AF44] * [$Sheet1.$AG44]; ([$Sheet1.$AE44] + [$Sheet1.$AF44] + [$Sheet1.$AG44]) &gt;= ([$Sheet1.$AE44] * [$Sheet1.$AF44] * [$Sheet1.$AG44]));[$Sheet1.AF44];{})" office:value-type="float" office:value="0" calcext:value-type="float">
            <text:p/>
          </table:table-cell>
          <table:table-cell table:formula="of:=IF(AND([$Sheet1.$AE44] * [$Sheet1.$AF44] * [$Sheet1.$AG44]; ([$Sheet1.$AE44] + [$Sheet1.$AF44] + [$Sheet1.$AG44]) &gt;= ([$Sheet1.$AE44] * [$Sheet1.$AF44] * [$Sheet1.$AG44]));[$Sheet1.AG44];{})" office:value-type="float" office:value="0" calcext:value-type="float">
            <text:p/>
          </table:table-cell>
          <table:table-cell table:formula="of:=IF(AND([$Sheet1.$AH44] * [$Sheet1.$AI44] * [$Sheet1.$AJ44]; ([$Sheet1.$AH44] + [$Sheet1.$AI44] + [$Sheet1.$AJ44]) &gt;= ([$Sheet1.$AH44] * [$Sheet1.$AI44] * [$Sheet1.$AJ44]));[$Sheet1.AH44];{})" office:value-type="float" office:value="0" calcext:value-type="float">
            <text:p/>
          </table:table-cell>
          <table:table-cell table:formula="of:=IF(AND([$Sheet1.$AH44] * [$Sheet1.$AI44] * [$Sheet1.$AJ44]; ([$Sheet1.$AH44] + [$Sheet1.$AI44] + [$Sheet1.$AJ44]) &gt;= ([$Sheet1.$AH44] * [$Sheet1.$AI44] * [$Sheet1.$AJ44]));[$Sheet1.AI44];{})" office:value-type="float" office:value="0" calcext:value-type="float">
            <text:p/>
          </table:table-cell>
          <table:table-cell table:formula="of:=IF(AND([$Sheet1.$AH44] * [$Sheet1.$AI44] * [$Sheet1.$AJ44]; ([$Sheet1.$AH44] + [$Sheet1.$AI44] + [$Sheet1.$AJ44]) &gt;= ([$Sheet1.$AH44] * [$Sheet1.$AI44] * [$Sheet1.$AJ44]));[$Sheet1.AJ44];{})" office:value-type="float" office:value="0" calcext:value-type="float">
            <text:p/>
          </table:table-cell>
          <table:table-cell table:formula="of:=IF(AND([$Sheet1.$AK44] * [$Sheet1.$AL44] * [$Sheet1.$AM44]; ([$Sheet1.$AK44] + [$Sheet1.$AL44] + [$Sheet1.$AM44]) &gt;= ([$Sheet1.$AK44] * [$Sheet1.$AL44] * [$Sheet1.$AM44]));[$Sheet1.AK44];{})" office:value-type="float" office:value="6" calcext:value-type="float">
            <text:p>6</text:p>
          </table:table-cell>
          <table:table-cell table:formula="of:=IF(AND([$Sheet1.$AK44] * [$Sheet1.$AL44] * [$Sheet1.$AM44]; ([$Sheet1.$AK44] + [$Sheet1.$AL44] + [$Sheet1.$AM44]) &gt;= ([$Sheet1.$AK44] * [$Sheet1.$AL44] * [$Sheet1.$AM44]));[$Sheet1.AL44];{})" office:value-type="float" office:value="1" calcext:value-type="float">
            <text:p>1</text:p>
          </table:table-cell>
          <table:table-cell table:formula="of:=IF(AND([$Sheet1.$AK44] * [$Sheet1.$AL44] * [$Sheet1.$AM44]; ([$Sheet1.$AK44] + [$Sheet1.$AL44] + [$Sheet1.$AM44]) &gt;= ([$Sheet1.$AK44] * [$Sheet1.$AL44] * [$Sheet1.$AM44]));[$Sheet1.AM44];{})" office:value-type="float" office:value="1" calcext:value-type="float">
            <text:p>1</text:p>
          </table:table-cell>
          <table:table-cell table:formula="of:=IF(AND([$Sheet1.$AN44] * [$Sheet1.$AO44] * [$Sheet1.$AP44]; ([$Sheet1.$AN44] + [$Sheet1.$AO44] + [$Sheet1.$AP44]) &gt;= ([$Sheet1.$AN44] * [$Sheet1.$AO44] * [$Sheet1.$AP44]));[$Sheet1.AN44];{})" office:value-type="float" office:value="0" calcext:value-type="float">
            <text:p/>
          </table:table-cell>
          <table:table-cell table:formula="of:=IF(AND([$Sheet1.$AN44] * [$Sheet1.$AO44] * [$Sheet1.$AP44]; ([$Sheet1.$AN44] + [$Sheet1.$AO44] + [$Sheet1.$AP44]) &gt;= ([$Sheet1.$AN44] * [$Sheet1.$AO44] * [$Sheet1.$AP44]));[$Sheet1.AO44];{})" office:value-type="float" office:value="0" calcext:value-type="float">
            <text:p/>
          </table:table-cell>
          <table:table-cell table:formula="of:=IF(AND([$Sheet1.$AN44] * [$Sheet1.$AO44] * [$Sheet1.$AP44]; ([$Sheet1.$AN44] + [$Sheet1.$AO44] + [$Sheet1.$AP44]) &gt;= ([$Sheet1.$AN44] * [$Sheet1.$AO44] * [$Sheet1.$AP44]));[$Sheet1.AP44];{})" office:value-type="float" office:value="0" calcext:value-type="float">
            <text:p/>
          </table:table-cell>
          <table:table-cell table:formula="of:=IF(AND([$Sheet1.$AQ44] * [$Sheet1.$AR44] * [$Sheet1.$AS44]; ([$Sheet1.$AQ44] + [$Sheet1.$AR44] + [$Sheet1.$AS44]) &gt;= ([$Sheet1.$AQ44] * [$Sheet1.$AR44] * [$Sheet1.$AS44]));[$Sheet1.AQ44];{})" office:value-type="float" office:value="0" calcext:value-type="float">
            <text:p/>
          </table:table-cell>
          <table:table-cell table:formula="of:=IF(AND([$Sheet1.$AQ44] * [$Sheet1.$AR44] * [$Sheet1.$AS44]; ([$Sheet1.$AQ44] + [$Sheet1.$AR44] + [$Sheet1.$AS44]) &gt;= ([$Sheet1.$AQ44] * [$Sheet1.$AR44] * [$Sheet1.$AS44]));[$Sheet1.AR44];{})" office:value-type="float" office:value="0" calcext:value-type="float">
            <text:p/>
          </table:table-cell>
          <table:table-cell table:formula="of:=IF(AND([$Sheet1.$AQ44] * [$Sheet1.$AR44] * [$Sheet1.$AS44]; ([$Sheet1.$AQ44] + [$Sheet1.$AR44] + [$Sheet1.$AS44]) &gt;= ([$Sheet1.$AQ44] * [$Sheet1.$AR44] * [$Sheet1.$AS44]));[$Sheet1.AS44];{})" office:value-type="float" office:value="0" calcext:value-type="float">
            <text:p/>
          </table:table-cell>
          <table:table-cell table:formula="of:=IF(AND([$Sheet1.$AT44] * [$Sheet1.$AU44] * [$Sheet1.$AV44]; ([$Sheet1.$AT44] + [$Sheet1.$AU44] + [$Sheet1.$AV44]) &gt;= ([$Sheet1.$AT44] * [$Sheet1.$AU44] * [$Sheet1.$AV44]));[$Sheet1.AT44];{})" office:value-type="float" office:value="0" calcext:value-type="float">
            <text:p/>
          </table:table-cell>
          <table:table-cell table:formula="of:=IF(AND([$Sheet1.$AT44] * [$Sheet1.$AU44] * [$Sheet1.$AV44]; ([$Sheet1.$AT44] + [$Sheet1.$AU44] + [$Sheet1.$AV44]) &gt;= ([$Sheet1.$AT44] * [$Sheet1.$AU44] * [$Sheet1.$AV44]));[$Sheet1.AU44];{})" office:value-type="float" office:value="0" calcext:value-type="float">
            <text:p/>
          </table:table-cell>
          <table:table-cell table:formula="of:=IF(AND([$Sheet1.$AT44] * [$Sheet1.$AU44] * [$Sheet1.$AV44]; ([$Sheet1.$AT44] + [$Sheet1.$AU44] + [$Sheet1.$AV44]) &gt;= ([$Sheet1.$AT44] * [$Sheet1.$AU44] * [$Sheet1.$AV44]));[$Sheet1.AV44];{})" office:value-type="float" office:value="0" calcext:value-type="float">
            <text:p/>
          </table:table-cell>
          <table:table-cell table:formula="of:=IF(AND([$Sheet1.$AW44] * [$Sheet1.$AX44] * [$Sheet1.$AY44]; ([$Sheet1.$AW44] + [$Sheet1.$AX44] + [$Sheet1.$AY44]) &gt;= ([$Sheet1.$AW44] * [$Sheet1.$AX44] * [$Sheet1.$AY44]));[$Sheet1.AW44];{})" office:value-type="float" office:value="0" calcext:value-type="float">
            <text:p/>
          </table:table-cell>
          <table:table-cell table:formula="of:=IF(AND([$Sheet1.$AW44] * [$Sheet1.$AX44] * [$Sheet1.$AY44]; ([$Sheet1.$AW44] + [$Sheet1.$AX44] + [$Sheet1.$AY44]) &gt;= ([$Sheet1.$AW44] * [$Sheet1.$AX44] * [$Sheet1.$AY44]));[$Sheet1.AX44];{})" office:value-type="float" office:value="0" calcext:value-type="float">
            <text:p/>
          </table:table-cell>
          <table:table-cell table:formula="of:=IF(AND([$Sheet1.$AW44] * [$Sheet1.$AX44] * [$Sheet1.$AY44]; ([$Sheet1.$AW44] + [$Sheet1.$AX44] + [$Sheet1.$AY44]) &gt;= ([$Sheet1.$AW44] * [$Sheet1.$AX44] * [$Sheet1.$AY44]));[$Sheet1.AY44];{})" office:value-type="float" office:value="0" calcext:value-type="float">
            <text:p/>
          </table:table-cell>
          <table:table-cell table:formula="of:=IF(AND([$Sheet1.$AZ44] * [$Sheet1.$BA44] * [$Sheet1.$BB44]; ([$Sheet1.$AZ44] + [$Sheet1.$BA44] + [$Sheet1.$BB44]) &gt;= ([$Sheet1.$AZ44] * [$Sheet1.$BA44] * [$Sheet1.$BB44]));[$Sheet1.AZ44];{})" office:value-type="float" office:value="0" calcext:value-type="float">
            <text:p/>
          </table:table-cell>
          <table:table-cell table:formula="of:=IF(AND([$Sheet1.$AZ44] * [$Sheet1.$BA44] * [$Sheet1.$BB44]; ([$Sheet1.$AZ44] + [$Sheet1.$BA44] + [$Sheet1.$BB44]) &gt;= ([$Sheet1.$AZ44] * [$Sheet1.$BA44] * [$Sheet1.$BB44]));[$Sheet1.BA44];{})" office:value-type="float" office:value="0" calcext:value-type="float">
            <text:p/>
          </table:table-cell>
          <table:table-cell table:formula="of:=IF(AND([$Sheet1.$AZ44] * [$Sheet1.$BA44] * [$Sheet1.$BB44]; ([$Sheet1.$AZ44] + [$Sheet1.$BA44] + [$Sheet1.$BB44]) &gt;= ([$Sheet1.$AZ44] * [$Sheet1.$BA44] * [$Sheet1.$BB44]));[$Sheet1.BB44];{})" office:value-type="float" office:value="0" calcext:value-type="float">
            <text:p/>
          </table:table-cell>
          <table:table-cell table:formula="of:=IF(AND([$Sheet1.$BC44] * [$Sheet1.$BD44] * [$Sheet1.$BE44]; ([$Sheet1.$BC44] + [$Sheet1.$BD44] + [$Sheet1.$BE44]) &gt;= ([$Sheet1.$BC44] * [$Sheet1.$BD44] * [$Sheet1.$BE44]));[$Sheet1.BC44];{})" office:value-type="float" office:value="0" calcext:value-type="float">
            <text:p/>
          </table:table-cell>
          <table:table-cell table:formula="of:=IF(AND([$Sheet1.$BC44] * [$Sheet1.$BD44] * [$Sheet1.$BE44]; ([$Sheet1.$BC44] + [$Sheet1.$BD44] + [$Sheet1.$BE44]) &gt;= ([$Sheet1.$BC44] * [$Sheet1.$BD44] * [$Sheet1.$BE44]));[$Sheet1.BD44];{})" office:value-type="float" office:value="0" calcext:value-type="float">
            <text:p/>
          </table:table-cell>
          <table:table-cell table:formula="of:=IF(AND([$Sheet1.$BC44] * [$Sheet1.$BD44] * [$Sheet1.$BE44]; ([$Sheet1.$BC44] + [$Sheet1.$BD44] + [$Sheet1.$BE44]) &gt;= ([$Sheet1.$BC44] * [$Sheet1.$BD44] * [$Sheet1.$BE44]));[$Sheet1.BE44];{})" office:value-type="float" office:value="0" calcext:value-type="float">
            <text:p/>
          </table:table-cell>
          <table:table-cell table:number-columns-repeated="4"/>
          <table:table-cell table:formula="of:=IF(AND([$Sheet1.$BJ44] * [$Sheet1.$BK44] * [$Sheet1.$BL44]; ([$Sheet1.$BJ44] + [$Sheet1.$BK44] + [$Sheet1.$BL44]) &gt;= ([$Sheet1.$BJ44] * [$Sheet1.$BK44] * [$Sheet1.$BL44]));[$Sheet1.BJ44];{})" office:value-type="float" office:value="0" calcext:value-type="float">
            <text:p/>
          </table:table-cell>
          <table:table-cell table:formula="of:=IF(AND([$Sheet1.$BJ44] * [$Sheet1.$BK44] * [$Sheet1.$BL44]; ([$Sheet1.$BJ44] + [$Sheet1.$BK44] + [$Sheet1.$BL44]) &gt;= ([$Sheet1.$BJ44] * [$Sheet1.$BK44] * [$Sheet1.$BL44]));[$Sheet1.BK44];{})" office:value-type="float" office:value="0" calcext:value-type="float">
            <text:p/>
          </table:table-cell>
          <table:table-cell table:formula="of:=IF(AND([$Sheet1.$BJ44] * [$Sheet1.$BK44] * [$Sheet1.$BL44]; ([$Sheet1.$BJ44] + [$Sheet1.$BK44] + [$Sheet1.$BL44]) &gt;= ([$Sheet1.$BJ44] * [$Sheet1.$BK44] * [$Sheet1.$BL44]));[$Sheet1.BL44];{})" office:value-type="float" office:value="0" calcext:value-type="float">
            <text:p/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$Sheet1.$C45] * [$Sheet1.$D45]; ([$Sheet1.$C45] + [$Sheet1.$D45]) &gt;= [$Sheet1.$C45] * [$Sheet1.$D45]);[$Sheet1.C45];{})" office:value-type="float" office:value="0" calcext:value-type="float">
            <text:p/>
          </table:table-cell>
          <table:table-cell table:formula="of:=IF(AND([$Sheet1.$C45] * [$Sheet1.$D45]; ([$Sheet1.$C45] + [$Sheet1.$D45]) &gt;= [$Sheet1.$C45] * [$Sheet1.$D45]);[$Sheet1.D45];{})" office:value-type="float" office:value="0" calcext:value-type="float">
            <text:p/>
          </table:table-cell>
          <table:table-cell table:formula="of:=IF(AND([$Sheet1.$E45] * [$Sheet1.$F45]; ([$Sheet1.$E45] + [$Sheet1.$F45]) &gt;= [$Sheet1.$E45] * [$Sheet1.$F45]);[$Sheet1.E45];{})" office:value-type="float" office:value="0" calcext:value-type="float">
            <text:p/>
          </table:table-cell>
          <table:table-cell table:formula="of:=IF(AND([$Sheet1.$E45] * [$Sheet1.$F45]; ([$Sheet1.$E45] + [$Sheet1.$F45]) &gt;= [$Sheet1.$E45] * [$Sheet1.$F45]);[$Sheet1.F45];{})" office:value-type="float" office:value="0" calcext:value-type="float">
            <text:p/>
          </table:table-cell>
          <table:table-cell table:formula="of:=IF(AND([$Sheet1.$H45] * [$Sheet1.$I45]; [$Sheet1.$H45] + [$Sheet1.$I45] &gt;= [$Sheet1.$H45] * [$Sheet1.$I45]);[$Sheet1.G45];{})" office:value-type="float" office:value="0" calcext:value-type="float">
            <text:p/>
          </table:table-cell>
          <table:table-cell table:formula="of:=IF(AND([$Sheet1.$H45] * [$Sheet1.$I45]; [$Sheet1.$H45] + [$Sheet1.$I45] &gt;= [$Sheet1.$H45] * [$Sheet1.$I45]);[$Sheet1.H45];{})" office:value-type="float" office:value="0" calcext:value-type="float">
            <text:p/>
          </table:table-cell>
          <table:table-cell table:formula="of:=IF(AND([$Sheet1.$H45] * [$Sheet1.$I45]; [$Sheet1.$H45] + [$Sheet1.$I45] &gt;= [$Sheet1.$H45] * [$Sheet1.$I45]);[$Sheet1.I45];{})" office:value-type="float" office:value="0" calcext:value-type="float">
            <text:p/>
          </table:table-cell>
          <table:table-cell table:formula="of:=IF(AND([$Sheet1.$J45] * [$Sheet1.$K45] * [$Sheet1.$L45]; ([$Sheet1.$J45] + [$Sheet1.$K45] + [$Sheet1.$L45]) &gt;= ([$Sheet1.$J45] * [$Sheet1.$K45] * [$Sheet1.$L45]));[$Sheet1.J45];{})" office:value-type="float" office:value="0" calcext:value-type="float">
            <text:p/>
          </table:table-cell>
          <table:table-cell table:formula="of:=IF(AND([$Sheet1.$J45] * [$Sheet1.$K45] * [$Sheet1.$L45]; ([$Sheet1.$J45] + [$Sheet1.$K45] + [$Sheet1.$L45]) &gt;= ([$Sheet1.$J45] * [$Sheet1.$K45] * [$Sheet1.$L45]));[$Sheet1.K45];{})" office:value-type="float" office:value="0" calcext:value-type="float">
            <text:p/>
          </table:table-cell>
          <table:table-cell table:formula="of:=IF(AND([$Sheet1.$J45] * [$Sheet1.$K45] * [$Sheet1.$L45]; ([$Sheet1.$J45] + [$Sheet1.$K45] + [$Sheet1.$L45]) &gt;= ([$Sheet1.$J45] * [$Sheet1.$K45] * [$Sheet1.$L45]));[$Sheet1.L45];{})" office:value-type="float" office:value="0" calcext:value-type="float">
            <text:p/>
          </table:table-cell>
          <table:table-cell table:formula="of:=IF(AND([$Sheet1.$M45] * [$Sheet1.$N45] * [$Sheet1.$O45]; ([$Sheet1.$M45] + [$Sheet1.$N45] + [$Sheet1.$O45]) &gt;= ([$Sheet1.$M45] * [$Sheet1.$N45] * [$Sheet1.$O45]));[$Sheet1.M45];{})" office:value-type="float" office:value="0" calcext:value-type="float">
            <text:p/>
          </table:table-cell>
          <table:table-cell table:formula="of:=IF(AND([$Sheet1.$M45] * [$Sheet1.$N45] * [$Sheet1.$O45]; ([$Sheet1.$M45] + [$Sheet1.$N45] + [$Sheet1.$O45]) &gt;= ([$Sheet1.$M45] * [$Sheet1.$N45] * [$Sheet1.$O45]));[$Sheet1.N45];{})" office:value-type="float" office:value="0" calcext:value-type="float">
            <text:p/>
          </table:table-cell>
          <table:table-cell table:formula="of:=IF(AND([$Sheet1.$M45] * [$Sheet1.$N45] * [$Sheet1.$O45]; ([$Sheet1.$M45] + [$Sheet1.$N45] + [$Sheet1.$O45]) &gt;= ([$Sheet1.$M45] * [$Sheet1.$N45] * [$Sheet1.$O45]));[$Sheet1.O45];{})" office:value-type="float" office:value="0" calcext:value-type="float">
            <text:p/>
          </table:table-cell>
          <table:table-cell table:formula="of:=IF(AND([$Sheet1.$P45] * [$Sheet1.$Q45] * [$Sheet1.$R45]; ([$Sheet1.$P45] + [$Sheet1.$Q45] + [$Sheet1.$R45]) &gt;= ([$Sheet1.$P45] * [$Sheet1.$Q45] * [$Sheet1.$R45]));[$Sheet1.P45];{})" office:value-type="float" office:value="0" calcext:value-type="float">
            <text:p/>
          </table:table-cell>
          <table:table-cell table:formula="of:=IF(AND([$Sheet1.$P45] * [$Sheet1.$Q45] * [$Sheet1.$R45]; ([$Sheet1.$P45] + [$Sheet1.$Q45] + [$Sheet1.$R45]) &gt;= ([$Sheet1.$P45] * [$Sheet1.$Q45] * [$Sheet1.$R45]));[$Sheet1.Q45];{})" office:value-type="float" office:value="0" calcext:value-type="float">
            <text:p/>
          </table:table-cell>
          <table:table-cell table:formula="of:=IF(AND([$Sheet1.$P45] * [$Sheet1.$Q45] * [$Sheet1.$R45]; ([$Sheet1.$P45] + [$Sheet1.$Q45] + [$Sheet1.$R45]) &gt;= ([$Sheet1.$P45] * [$Sheet1.$Q45] * [$Sheet1.$R45]));[$Sheet1.R45];{})" office:value-type="float" office:value="0" calcext:value-type="float">
            <text:p/>
          </table:table-cell>
          <table:table-cell table:formula="of:=IF(AND([$Sheet1.$S45] * [$Sheet1.$T45] * [$Sheet1.$U45]; ([$Sheet1.$S45] + [$Sheet1.$T45] + [$Sheet1.$U45]) &gt;= ([$Sheet1.$S45] * [$Sheet1.$T45] * [$Sheet1.$U45]));[$Sheet1.S45];{})" office:value-type="float" office:value="0" calcext:value-type="float">
            <text:p/>
          </table:table-cell>
          <table:table-cell table:formula="of:=IF(AND([$Sheet1.$S45] * [$Sheet1.$T45] * [$Sheet1.$U45]; ([$Sheet1.$S45] + [$Sheet1.$T45] + [$Sheet1.$U45]) &gt;= ([$Sheet1.$S45] * [$Sheet1.$T45] * [$Sheet1.$U45]));[$Sheet1.T45];{})" office:value-type="float" office:value="0" calcext:value-type="float">
            <text:p/>
          </table:table-cell>
          <table:table-cell table:formula="of:=IF(AND([$Sheet1.$S45] * [$Sheet1.$T45] * [$Sheet1.$U45]; ([$Sheet1.$S45] + [$Sheet1.$T45] + [$Sheet1.$U45]) &gt;= ([$Sheet1.$S45] * [$Sheet1.$T45] * [$Sheet1.$U45]));[$Sheet1.U45];{})" office:value-type="float" office:value="0" calcext:value-type="float">
            <text:p/>
          </table:table-cell>
          <table:table-cell table:formula="of:=IF(AND([$Sheet1.$V45] * [$Sheet1.$W45] * [$Sheet1.$X45]; ([$Sheet1.$V45] + [$Sheet1.$W45] + [$Sheet1.$X45]) &gt;= ([$Sheet1.$V45] * [$Sheet1.$W45] * [$Sheet1.$X45]));[$Sheet1.V45];{})" office:value-type="float" office:value="0" calcext:value-type="float">
            <text:p/>
          </table:table-cell>
          <table:table-cell table:formula="of:=IF(AND([$Sheet1.$V45] * [$Sheet1.$W45] * [$Sheet1.$X45]; ([$Sheet1.$V45] + [$Sheet1.$W45] + [$Sheet1.$X45]) &gt;= ([$Sheet1.$V45] * [$Sheet1.$W45] * [$Sheet1.$X45]));[$Sheet1.W45];{})" office:value-type="float" office:value="0" calcext:value-type="float">
            <text:p/>
          </table:table-cell>
          <table:table-cell table:formula="of:=IF(AND([$Sheet1.$V45] * [$Sheet1.$W45] * [$Sheet1.$X45]; ([$Sheet1.$V45] + [$Sheet1.$W45] + [$Sheet1.$X45]) &gt;= ([$Sheet1.$V45] * [$Sheet1.$W45] * [$Sheet1.$X45]));[$Sheet1.X45];{})" office:value-type="float" office:value="0" calcext:value-type="float">
            <text:p/>
          </table:table-cell>
          <table:table-cell table:formula="of:=IF(AND([$Sheet1.$Y45] * [$Sheet1.$Z45] * [$Sheet1.$AA45]; ([$Sheet1.$Y45] + [$Sheet1.$Z45] + [$Sheet1.$AA45]) &gt;= ([$Sheet1.$Y45] * [$Sheet1.$Z45] * [$Sheet1.$AA45]));[$Sheet1.Y45];{})" office:value-type="float" office:value="0" calcext:value-type="float">
            <text:p/>
          </table:table-cell>
          <table:table-cell table:formula="of:=IF(AND([$Sheet1.$Y45] * [$Sheet1.$Z45] * [$Sheet1.$AA45]; ([$Sheet1.$Y45] + [$Sheet1.$Z45] + [$Sheet1.$AA45]) &gt;= ([$Sheet1.$Y45] * [$Sheet1.$Z45] * [$Sheet1.$AA45]));[$Sheet1.Z45];{})" office:value-type="float" office:value="0" calcext:value-type="float">
            <text:p/>
          </table:table-cell>
          <table:table-cell table:formula="of:=IF(AND([$Sheet1.$Y45] * [$Sheet1.$Z45] * [$Sheet1.$AA45]; ([$Sheet1.$Y45] + [$Sheet1.$Z45] + [$Sheet1.$AA45]) &gt;= ([$Sheet1.$Y45] * [$Sheet1.$Z45] * [$Sheet1.$AA45]));[$Sheet1.AA45];{})" office:value-type="float" office:value="0" calcext:value-type="float">
            <text:p/>
          </table:table-cell>
          <table:table-cell table:formula="of:=IF(AND([$Sheet1.$AB45] * [$Sheet1.$AC45] * [$Sheet1.$AD45]; ([$Sheet1.$AB45] + [$Sheet1.$AC45] + [$Sheet1.$AD45]) &gt;= ([$Sheet1.$AB45] * [$Sheet1.$AC45] * [$Sheet1.$AD45]));[$Sheet1.AB45];{})" office:value-type="float" office:value="0" calcext:value-type="float">
            <text:p/>
          </table:table-cell>
          <table:table-cell table:formula="of:=IF(AND([$Sheet1.$AB45] * [$Sheet1.$AC45] * [$Sheet1.$AD45]; ([$Sheet1.$AB45] + [$Sheet1.$AC45] + [$Sheet1.$AD45]) &gt;= ([$Sheet1.$AB45] * [$Sheet1.$AC45] * [$Sheet1.$AD45]));[$Sheet1.AC45];{})" office:value-type="float" office:value="0" calcext:value-type="float">
            <text:p/>
          </table:table-cell>
          <table:table-cell table:formula="of:=IF(AND([$Sheet1.$AB45] * [$Sheet1.$AC45] * [$Sheet1.$AD45]; ([$Sheet1.$AB45] + [$Sheet1.$AC45] + [$Sheet1.$AD45]) &gt;= ([$Sheet1.$AB45] * [$Sheet1.$AC45] * [$Sheet1.$AD45]));[$Sheet1.AD45];{})" office:value-type="float" office:value="0" calcext:value-type="float">
            <text:p/>
          </table:table-cell>
          <table:table-cell table:formula="of:=IF(AND([$Sheet1.$AE45] * [$Sheet1.$AF45] * [$Sheet1.$AG45]; ([$Sheet1.$AE45] + [$Sheet1.$AF45] + [$Sheet1.$AG45]) &gt;= ([$Sheet1.$AE45] * [$Sheet1.$AF45] * [$Sheet1.$AG45]));[$Sheet1.AE45];{})" office:value-type="float" office:value="0" calcext:value-type="float">
            <text:p/>
          </table:table-cell>
          <table:table-cell table:formula="of:=IF(AND([$Sheet1.$AE45] * [$Sheet1.$AF45] * [$Sheet1.$AG45]; ([$Sheet1.$AE45] + [$Sheet1.$AF45] + [$Sheet1.$AG45]) &gt;= ([$Sheet1.$AE45] * [$Sheet1.$AF45] * [$Sheet1.$AG45]));[$Sheet1.AF45];{})" office:value-type="float" office:value="0" calcext:value-type="float">
            <text:p/>
          </table:table-cell>
          <table:table-cell table:formula="of:=IF(AND([$Sheet1.$AE45] * [$Sheet1.$AF45] * [$Sheet1.$AG45]; ([$Sheet1.$AE45] + [$Sheet1.$AF45] + [$Sheet1.$AG45]) &gt;= ([$Sheet1.$AE45] * [$Sheet1.$AF45] * [$Sheet1.$AG45]));[$Sheet1.AG45];{})" office:value-type="float" office:value="0" calcext:value-type="float">
            <text:p/>
          </table:table-cell>
          <table:table-cell table:formula="of:=IF(AND([$Sheet1.$AH45] * [$Sheet1.$AI45] * [$Sheet1.$AJ45]; ([$Sheet1.$AH45] + [$Sheet1.$AI45] + [$Sheet1.$AJ45]) &gt;= ([$Sheet1.$AH45] * [$Sheet1.$AI45] * [$Sheet1.$AJ45]));[$Sheet1.AH45];{})" office:value-type="float" office:value="0" calcext:value-type="float">
            <text:p/>
          </table:table-cell>
          <table:table-cell table:formula="of:=IF(AND([$Sheet1.$AH45] * [$Sheet1.$AI45] * [$Sheet1.$AJ45]; ([$Sheet1.$AH45] + [$Sheet1.$AI45] + [$Sheet1.$AJ45]) &gt;= ([$Sheet1.$AH45] * [$Sheet1.$AI45] * [$Sheet1.$AJ45]));[$Sheet1.AI45];{})" office:value-type="float" office:value="0" calcext:value-type="float">
            <text:p/>
          </table:table-cell>
          <table:table-cell table:formula="of:=IF(AND([$Sheet1.$AH45] * [$Sheet1.$AI45] * [$Sheet1.$AJ45]; ([$Sheet1.$AH45] + [$Sheet1.$AI45] + [$Sheet1.$AJ45]) &gt;= ([$Sheet1.$AH45] * [$Sheet1.$AI45] * [$Sheet1.$AJ45]));[$Sheet1.AJ45];{})" office:value-type="float" office:value="0" calcext:value-type="float">
            <text:p/>
          </table:table-cell>
          <table:table-cell table:formula="of:=IF(AND([$Sheet1.$AK45] * [$Sheet1.$AL45] * [$Sheet1.$AM45]; ([$Sheet1.$AK45] + [$Sheet1.$AL45] + [$Sheet1.$AM45]) &gt;= ([$Sheet1.$AK45] * [$Sheet1.$AL45] * [$Sheet1.$AM45]));[$Sheet1.AK45];{})" office:value-type="float" office:value="0" calcext:value-type="float">
            <text:p/>
          </table:table-cell>
          <table:table-cell table:formula="of:=IF(AND([$Sheet1.$AK45] * [$Sheet1.$AL45] * [$Sheet1.$AM45]; ([$Sheet1.$AK45] + [$Sheet1.$AL45] + [$Sheet1.$AM45]) &gt;= ([$Sheet1.$AK45] * [$Sheet1.$AL45] * [$Sheet1.$AM45]));[$Sheet1.AL45];{})" office:value-type="float" office:value="0" calcext:value-type="float">
            <text:p/>
          </table:table-cell>
          <table:table-cell table:formula="of:=IF(AND([$Sheet1.$AK45] * [$Sheet1.$AL45] * [$Sheet1.$AM45]; ([$Sheet1.$AK45] + [$Sheet1.$AL45] + [$Sheet1.$AM45]) &gt;= ([$Sheet1.$AK45] * [$Sheet1.$AL45] * [$Sheet1.$AM45]));[$Sheet1.AM45];{})" office:value-type="float" office:value="0" calcext:value-type="float">
            <text:p/>
          </table:table-cell>
          <table:table-cell table:formula="of:=IF(AND([$Sheet1.$AN45] * [$Sheet1.$AO45] * [$Sheet1.$AP45]; ([$Sheet1.$AN45] + [$Sheet1.$AO45] + [$Sheet1.$AP45]) &gt;= ([$Sheet1.$AN45] * [$Sheet1.$AO45] * [$Sheet1.$AP45]));[$Sheet1.AN45];{})" office:value-type="float" office:value="0" calcext:value-type="float">
            <text:p/>
          </table:table-cell>
          <table:table-cell table:formula="of:=IF(AND([$Sheet1.$AN45] * [$Sheet1.$AO45] * [$Sheet1.$AP45]; ([$Sheet1.$AN45] + [$Sheet1.$AO45] + [$Sheet1.$AP45]) &gt;= ([$Sheet1.$AN45] * [$Sheet1.$AO45] * [$Sheet1.$AP45]));[$Sheet1.AO45];{})" office:value-type="float" office:value="0" calcext:value-type="float">
            <text:p/>
          </table:table-cell>
          <table:table-cell table:formula="of:=IF(AND([$Sheet1.$AN45] * [$Sheet1.$AO45] * [$Sheet1.$AP45]; ([$Sheet1.$AN45] + [$Sheet1.$AO45] + [$Sheet1.$AP45]) &gt;= ([$Sheet1.$AN45] * [$Sheet1.$AO45] * [$Sheet1.$AP45]));[$Sheet1.AP45];{})" office:value-type="float" office:value="0" calcext:value-type="float">
            <text:p/>
          </table:table-cell>
          <table:table-cell table:formula="of:=IF(AND([$Sheet1.$AQ45] * [$Sheet1.$AR45] * [$Sheet1.$AS45]; ([$Sheet1.$AQ45] + [$Sheet1.$AR45] + [$Sheet1.$AS45]) &gt;= ([$Sheet1.$AQ45] * [$Sheet1.$AR45] * [$Sheet1.$AS45]));[$Sheet1.AQ45];{})" office:value-type="float" office:value="0" calcext:value-type="float">
            <text:p/>
          </table:table-cell>
          <table:table-cell table:formula="of:=IF(AND([$Sheet1.$AQ45] * [$Sheet1.$AR45] * [$Sheet1.$AS45]; ([$Sheet1.$AQ45] + [$Sheet1.$AR45] + [$Sheet1.$AS45]) &gt;= ([$Sheet1.$AQ45] * [$Sheet1.$AR45] * [$Sheet1.$AS45]));[$Sheet1.AR45];{})" office:value-type="float" office:value="0" calcext:value-type="float">
            <text:p/>
          </table:table-cell>
          <table:table-cell table:formula="of:=IF(AND([$Sheet1.$AQ45] * [$Sheet1.$AR45] * [$Sheet1.$AS45]; ([$Sheet1.$AQ45] + [$Sheet1.$AR45] + [$Sheet1.$AS45]) &gt;= ([$Sheet1.$AQ45] * [$Sheet1.$AR45] * [$Sheet1.$AS45]));[$Sheet1.AS45];{})" office:value-type="float" office:value="0" calcext:value-type="float">
            <text:p/>
          </table:table-cell>
          <table:table-cell table:formula="of:=IF(AND([$Sheet1.$AT45] * [$Sheet1.$AU45] * [$Sheet1.$AV45]; ([$Sheet1.$AT45] + [$Sheet1.$AU45] + [$Sheet1.$AV45]) &gt;= ([$Sheet1.$AT45] * [$Sheet1.$AU45] * [$Sheet1.$AV45]));[$Sheet1.AT45];{})" office:value-type="float" office:value="0" calcext:value-type="float">
            <text:p/>
          </table:table-cell>
          <table:table-cell table:formula="of:=IF(AND([$Sheet1.$AT45] * [$Sheet1.$AU45] * [$Sheet1.$AV45]; ([$Sheet1.$AT45] + [$Sheet1.$AU45] + [$Sheet1.$AV45]) &gt;= ([$Sheet1.$AT45] * [$Sheet1.$AU45] * [$Sheet1.$AV45]));[$Sheet1.AU45];{})" office:value-type="float" office:value="0" calcext:value-type="float">
            <text:p/>
          </table:table-cell>
          <table:table-cell table:formula="of:=IF(AND([$Sheet1.$AT45] * [$Sheet1.$AU45] * [$Sheet1.$AV45]; ([$Sheet1.$AT45] + [$Sheet1.$AU45] + [$Sheet1.$AV45]) &gt;= ([$Sheet1.$AT45] * [$Sheet1.$AU45] * [$Sheet1.$AV45]));[$Sheet1.AV45];{})" office:value-type="float" office:value="0" calcext:value-type="float">
            <text:p/>
          </table:table-cell>
          <table:table-cell table:formula="of:=IF(AND([$Sheet1.$AW45] * [$Sheet1.$AX45] * [$Sheet1.$AY45]; ([$Sheet1.$AW45] + [$Sheet1.$AX45] + [$Sheet1.$AY45]) &gt;= ([$Sheet1.$AW45] * [$Sheet1.$AX45] * [$Sheet1.$AY45]));[$Sheet1.AW45];{})" office:value-type="float" office:value="0" calcext:value-type="float">
            <text:p/>
          </table:table-cell>
          <table:table-cell table:formula="of:=IF(AND([$Sheet1.$AW45] * [$Sheet1.$AX45] * [$Sheet1.$AY45]; ([$Sheet1.$AW45] + [$Sheet1.$AX45] + [$Sheet1.$AY45]) &gt;= ([$Sheet1.$AW45] * [$Sheet1.$AX45] * [$Sheet1.$AY45]));[$Sheet1.AX45];{})" office:value-type="float" office:value="0" calcext:value-type="float">
            <text:p/>
          </table:table-cell>
          <table:table-cell table:formula="of:=IF(AND([$Sheet1.$AW45] * [$Sheet1.$AX45] * [$Sheet1.$AY45]; ([$Sheet1.$AW45] + [$Sheet1.$AX45] + [$Sheet1.$AY45]) &gt;= ([$Sheet1.$AW45] * [$Sheet1.$AX45] * [$Sheet1.$AY45]));[$Sheet1.AY45];{})" office:value-type="float" office:value="0" calcext:value-type="float">
            <text:p/>
          </table:table-cell>
          <table:table-cell table:formula="of:=IF(AND([$Sheet1.$AZ45] * [$Sheet1.$BA45] * [$Sheet1.$BB45]; ([$Sheet1.$AZ45] + [$Sheet1.$BA45] + [$Sheet1.$BB45]) &gt;= ([$Sheet1.$AZ45] * [$Sheet1.$BA45] * [$Sheet1.$BB45]));[$Sheet1.AZ45];{})" office:value-type="float" office:value="0" calcext:value-type="float">
            <text:p/>
          </table:table-cell>
          <table:table-cell table:formula="of:=IF(AND([$Sheet1.$AZ45] * [$Sheet1.$BA45] * [$Sheet1.$BB45]; ([$Sheet1.$AZ45] + [$Sheet1.$BA45] + [$Sheet1.$BB45]) &gt;= ([$Sheet1.$AZ45] * [$Sheet1.$BA45] * [$Sheet1.$BB45]));[$Sheet1.BA45];{})" office:value-type="float" office:value="0" calcext:value-type="float">
            <text:p/>
          </table:table-cell>
          <table:table-cell table:formula="of:=IF(AND([$Sheet1.$AZ45] * [$Sheet1.$BA45] * [$Sheet1.$BB45]; ([$Sheet1.$AZ45] + [$Sheet1.$BA45] + [$Sheet1.$BB45]) &gt;= ([$Sheet1.$AZ45] * [$Sheet1.$BA45] * [$Sheet1.$BB45]));[$Sheet1.BB45];{})" office:value-type="float" office:value="0" calcext:value-type="float">
            <text:p/>
          </table:table-cell>
          <table:table-cell table:formula="of:=IF(AND([$Sheet1.$BC45] * [$Sheet1.$BD45] * [$Sheet1.$BE45]; ([$Sheet1.$BC45] + [$Sheet1.$BD45] + [$Sheet1.$BE45]) &gt;= ([$Sheet1.$BC45] * [$Sheet1.$BD45] * [$Sheet1.$BE45]));[$Sheet1.BC45];{})" office:value-type="float" office:value="0" calcext:value-type="float">
            <text:p/>
          </table:table-cell>
          <table:table-cell table:formula="of:=IF(AND([$Sheet1.$BC45] * [$Sheet1.$BD45] * [$Sheet1.$BE45]; ([$Sheet1.$BC45] + [$Sheet1.$BD45] + [$Sheet1.$BE45]) &gt;= ([$Sheet1.$BC45] * [$Sheet1.$BD45] * [$Sheet1.$BE45]));[$Sheet1.BD45];{})" office:value-type="float" office:value="0" calcext:value-type="float">
            <text:p/>
          </table:table-cell>
          <table:table-cell table:formula="of:=IF(AND([$Sheet1.$BC45] * [$Sheet1.$BD45] * [$Sheet1.$BE45]; ([$Sheet1.$BC45] + [$Sheet1.$BD45] + [$Sheet1.$BE45]) &gt;= ([$Sheet1.$BC45] * [$Sheet1.$BD45] * [$Sheet1.$BE45]));[$Sheet1.BE45];{})" office:value-type="float" office:value="0" calcext:value-type="float">
            <text:p/>
          </table:table-cell>
          <table:table-cell table:number-columns-repeated="4"/>
          <table:table-cell table:style-name="ce1" table:number-columns-repeated="2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$Sheet1.$C46] * [$Sheet1.$D46]; ([$Sheet1.$C46] + [$Sheet1.$D46]) &gt;= [$Sheet1.$C46] * [$Sheet1.$D46]);[$Sheet1.C46];{})" office:value-type="float" office:value="0" calcext:value-type="float">
            <text:p/>
          </table:table-cell>
          <table:table-cell table:formula="of:=IF(AND([$Sheet1.$C46] * [$Sheet1.$D46]; ([$Sheet1.$C46] + [$Sheet1.$D46]) &gt;= [$Sheet1.$C46] * [$Sheet1.$D46]);[$Sheet1.D46];{})" office:value-type="float" office:value="0" calcext:value-type="float">
            <text:p/>
          </table:table-cell>
          <table:table-cell table:formula="of:=IF(AND([$Sheet1.$E46] * [$Sheet1.$F46]; ([$Sheet1.$E46] + [$Sheet1.$F46]) &gt;= [$Sheet1.$E46] * [$Sheet1.$F46]);[$Sheet1.E46];{})" office:value-type="float" office:value="0" calcext:value-type="float">
            <text:p/>
          </table:table-cell>
          <table:table-cell table:formula="of:=IF(AND([$Sheet1.$E46] * [$Sheet1.$F46]; ([$Sheet1.$E46] + [$Sheet1.$F46]) &gt;= [$Sheet1.$E46] * [$Sheet1.$F46]);[$Sheet1.F46];{})" office:value-type="float" office:value="0" calcext:value-type="float">
            <text:p/>
          </table:table-cell>
          <table:table-cell table:formula="of:=IF(AND([$Sheet1.$H46] * [$Sheet1.$I46]; [$Sheet1.$H46] + [$Sheet1.$I46] &gt;= [$Sheet1.$H46] * [$Sheet1.$I46]);[$Sheet1.G46];{})" office:value-type="float" office:value="0" calcext:value-type="float">
            <text:p/>
          </table:table-cell>
          <table:table-cell table:formula="of:=IF(AND([$Sheet1.$H46] * [$Sheet1.$I46]; [$Sheet1.$H46] + [$Sheet1.$I46] &gt;= [$Sheet1.$H46] * [$Sheet1.$I46]);[$Sheet1.H46];{})" office:value-type="float" office:value="0" calcext:value-type="float">
            <text:p/>
          </table:table-cell>
          <table:table-cell table:formula="of:=IF(AND([$Sheet1.$H46] * [$Sheet1.$I46]; [$Sheet1.$H46] + [$Sheet1.$I46] &gt;= [$Sheet1.$H46] * [$Sheet1.$I46]);[$Sheet1.I46];{})" office:value-type="float" office:value="0" calcext:value-type="float">
            <text:p/>
          </table:table-cell>
          <table:table-cell table:formula="of:=IF(AND([$Sheet1.$J46] * [$Sheet1.$K46] * [$Sheet1.$L46]; ([$Sheet1.$J46] + [$Sheet1.$K46] + [$Sheet1.$L46]) &gt;= ([$Sheet1.$J46] * [$Sheet1.$K46] * [$Sheet1.$L46]));[$Sheet1.J46];{})" office:value-type="float" office:value="0" calcext:value-type="float">
            <text:p/>
          </table:table-cell>
          <table:table-cell table:formula="of:=IF(AND([$Sheet1.$J46] * [$Sheet1.$K46] * [$Sheet1.$L46]; ([$Sheet1.$J46] + [$Sheet1.$K46] + [$Sheet1.$L46]) &gt;= ([$Sheet1.$J46] * [$Sheet1.$K46] * [$Sheet1.$L46]));[$Sheet1.K46];{})" office:value-type="float" office:value="0" calcext:value-type="float">
            <text:p/>
          </table:table-cell>
          <table:table-cell table:formula="of:=IF(AND([$Sheet1.$J46] * [$Sheet1.$K46] * [$Sheet1.$L46]; ([$Sheet1.$J46] + [$Sheet1.$K46] + [$Sheet1.$L46]) &gt;= ([$Sheet1.$J46] * [$Sheet1.$K46] * [$Sheet1.$L46]));[$Sheet1.L46];{})" office:value-type="float" office:value="0" calcext:value-type="float">
            <text:p/>
          </table:table-cell>
          <table:table-cell table:formula="of:=IF(AND([$Sheet1.$M46] * [$Sheet1.$N46] * [$Sheet1.$O46]; ([$Sheet1.$M46] + [$Sheet1.$N46] + [$Sheet1.$O46]) &gt;= ([$Sheet1.$M46] * [$Sheet1.$N46] * [$Sheet1.$O46]));[$Sheet1.M46];{})" office:value-type="float" office:value="0" calcext:value-type="float">
            <text:p/>
          </table:table-cell>
          <table:table-cell table:formula="of:=IF(AND([$Sheet1.$M46] * [$Sheet1.$N46] * [$Sheet1.$O46]; ([$Sheet1.$M46] + [$Sheet1.$N46] + [$Sheet1.$O46]) &gt;= ([$Sheet1.$M46] * [$Sheet1.$N46] * [$Sheet1.$O46]));[$Sheet1.N46];{})" office:value-type="float" office:value="0" calcext:value-type="float">
            <text:p/>
          </table:table-cell>
          <table:table-cell table:formula="of:=IF(AND([$Sheet1.$M46] * [$Sheet1.$N46] * [$Sheet1.$O46]; ([$Sheet1.$M46] + [$Sheet1.$N46] + [$Sheet1.$O46]) &gt;= ([$Sheet1.$M46] * [$Sheet1.$N46] * [$Sheet1.$O46]));[$Sheet1.O46];{})" office:value-type="float" office:value="0" calcext:value-type="float">
            <text:p/>
          </table:table-cell>
          <table:table-cell table:formula="of:=IF(AND([$Sheet1.$P46] * [$Sheet1.$Q46] * [$Sheet1.$R46]; ([$Sheet1.$P46] + [$Sheet1.$Q46] + [$Sheet1.$R46]) &gt;= ([$Sheet1.$P46] * [$Sheet1.$Q46] * [$Sheet1.$R46]));[$Sheet1.P46];{})" office:value-type="float" office:value="0" calcext:value-type="float">
            <text:p/>
          </table:table-cell>
          <table:table-cell table:formula="of:=IF(AND([$Sheet1.$P46] * [$Sheet1.$Q46] * [$Sheet1.$R46]; ([$Sheet1.$P46] + [$Sheet1.$Q46] + [$Sheet1.$R46]) &gt;= ([$Sheet1.$P46] * [$Sheet1.$Q46] * [$Sheet1.$R46]));[$Sheet1.Q46];{})" office:value-type="float" office:value="0" calcext:value-type="float">
            <text:p/>
          </table:table-cell>
          <table:table-cell table:formula="of:=IF(AND([$Sheet1.$P46] * [$Sheet1.$Q46] * [$Sheet1.$R46]; ([$Sheet1.$P46] + [$Sheet1.$Q46] + [$Sheet1.$R46]) &gt;= ([$Sheet1.$P46] * [$Sheet1.$Q46] * [$Sheet1.$R46]));[$Sheet1.R46];{})" office:value-type="float" office:value="0" calcext:value-type="float">
            <text:p/>
          </table:table-cell>
          <table:table-cell table:formula="of:=IF(AND([$Sheet1.$S46] * [$Sheet1.$T46] * [$Sheet1.$U46]; ([$Sheet1.$S46] + [$Sheet1.$T46] + [$Sheet1.$U46]) &gt;= ([$Sheet1.$S46] * [$Sheet1.$T46] * [$Sheet1.$U46]));[$Sheet1.S46];{})" office:value-type="float" office:value="0" calcext:value-type="float">
            <text:p/>
          </table:table-cell>
          <table:table-cell table:formula="of:=IF(AND([$Sheet1.$S46] * [$Sheet1.$T46] * [$Sheet1.$U46]; ([$Sheet1.$S46] + [$Sheet1.$T46] + [$Sheet1.$U46]) &gt;= ([$Sheet1.$S46] * [$Sheet1.$T46] * [$Sheet1.$U46]));[$Sheet1.T46];{})" office:value-type="float" office:value="0" calcext:value-type="float">
            <text:p/>
          </table:table-cell>
          <table:table-cell table:formula="of:=IF(AND([$Sheet1.$S46] * [$Sheet1.$T46] * [$Sheet1.$U46]; ([$Sheet1.$S46] + [$Sheet1.$T46] + [$Sheet1.$U46]) &gt;= ([$Sheet1.$S46] * [$Sheet1.$T46] * [$Sheet1.$U46]));[$Sheet1.U46];{})" office:value-type="float" office:value="0" calcext:value-type="float">
            <text:p/>
          </table:table-cell>
          <table:table-cell table:formula="of:=IF(AND([$Sheet1.$V46] * [$Sheet1.$W46] * [$Sheet1.$X46]; ([$Sheet1.$V46] + [$Sheet1.$W46] + [$Sheet1.$X46]) &gt;= ([$Sheet1.$V46] * [$Sheet1.$W46] * [$Sheet1.$X46]));[$Sheet1.V46];{})" office:value-type="float" office:value="0" calcext:value-type="float">
            <text:p/>
          </table:table-cell>
          <table:table-cell table:formula="of:=IF(AND([$Sheet1.$V46] * [$Sheet1.$W46] * [$Sheet1.$X46]; ([$Sheet1.$V46] + [$Sheet1.$W46] + [$Sheet1.$X46]) &gt;= ([$Sheet1.$V46] * [$Sheet1.$W46] * [$Sheet1.$X46]));[$Sheet1.W46];{})" office:value-type="float" office:value="0" calcext:value-type="float">
            <text:p/>
          </table:table-cell>
          <table:table-cell table:formula="of:=IF(AND([$Sheet1.$V46] * [$Sheet1.$W46] * [$Sheet1.$X46]; ([$Sheet1.$V46] + [$Sheet1.$W46] + [$Sheet1.$X46]) &gt;= ([$Sheet1.$V46] * [$Sheet1.$W46] * [$Sheet1.$X46]));[$Sheet1.X46];{})" office:value-type="float" office:value="0" calcext:value-type="float">
            <text:p/>
          </table:table-cell>
          <table:table-cell table:formula="of:=IF(AND([$Sheet1.$Y46] * [$Sheet1.$Z46] * [$Sheet1.$AA46]; ([$Sheet1.$Y46] + [$Sheet1.$Z46] + [$Sheet1.$AA46]) &gt;= ([$Sheet1.$Y46] * [$Sheet1.$Z46] * [$Sheet1.$AA46]));[$Sheet1.Y46];{})" office:value-type="float" office:value="0" calcext:value-type="float">
            <text:p/>
          </table:table-cell>
          <table:table-cell table:formula="of:=IF(AND([$Sheet1.$Y46] * [$Sheet1.$Z46] * [$Sheet1.$AA46]; ([$Sheet1.$Y46] + [$Sheet1.$Z46] + [$Sheet1.$AA46]) &gt;= ([$Sheet1.$Y46] * [$Sheet1.$Z46] * [$Sheet1.$AA46]));[$Sheet1.Z46];{})" office:value-type="float" office:value="0" calcext:value-type="float">
            <text:p/>
          </table:table-cell>
          <table:table-cell table:formula="of:=IF(AND([$Sheet1.$Y46] * [$Sheet1.$Z46] * [$Sheet1.$AA46]; ([$Sheet1.$Y46] + [$Sheet1.$Z46] + [$Sheet1.$AA46]) &gt;= ([$Sheet1.$Y46] * [$Sheet1.$Z46] * [$Sheet1.$AA46]));[$Sheet1.AA46];{})" office:value-type="float" office:value="0" calcext:value-type="float">
            <text:p/>
          </table:table-cell>
          <table:table-cell table:formula="of:=IF(AND([$Sheet1.$AB46] * [$Sheet1.$AC46] * [$Sheet1.$AD46]; ([$Sheet1.$AB46] + [$Sheet1.$AC46] + [$Sheet1.$AD46]) &gt;= ([$Sheet1.$AB46] * [$Sheet1.$AC46] * [$Sheet1.$AD46]));[$Sheet1.AB46];{})" office:value-type="float" office:value="0" calcext:value-type="float">
            <text:p/>
          </table:table-cell>
          <table:table-cell table:formula="of:=IF(AND([$Sheet1.$AB46] * [$Sheet1.$AC46] * [$Sheet1.$AD46]; ([$Sheet1.$AB46] + [$Sheet1.$AC46] + [$Sheet1.$AD46]) &gt;= ([$Sheet1.$AB46] * [$Sheet1.$AC46] * [$Sheet1.$AD46]));[$Sheet1.AC46];{})" office:value-type="float" office:value="0" calcext:value-type="float">
            <text:p/>
          </table:table-cell>
          <table:table-cell table:formula="of:=IF(AND([$Sheet1.$AB46] * [$Sheet1.$AC46] * [$Sheet1.$AD46]; ([$Sheet1.$AB46] + [$Sheet1.$AC46] + [$Sheet1.$AD46]) &gt;= ([$Sheet1.$AB46] * [$Sheet1.$AC46] * [$Sheet1.$AD46]));[$Sheet1.AD46];{})" office:value-type="float" office:value="0" calcext:value-type="float">
            <text:p/>
          </table:table-cell>
          <table:table-cell table:formula="of:=IF(AND([$Sheet1.$AE46] * [$Sheet1.$AF46] * [$Sheet1.$AG46]; ([$Sheet1.$AE46] + [$Sheet1.$AF46] + [$Sheet1.$AG46]) &gt;= ([$Sheet1.$AE46] * [$Sheet1.$AF46] * [$Sheet1.$AG46]));[$Sheet1.AE46];{})" office:value-type="float" office:value="0" calcext:value-type="float">
            <text:p/>
          </table:table-cell>
          <table:table-cell table:formula="of:=IF(AND([$Sheet1.$AE46] * [$Sheet1.$AF46] * [$Sheet1.$AG46]; ([$Sheet1.$AE46] + [$Sheet1.$AF46] + [$Sheet1.$AG46]) &gt;= ([$Sheet1.$AE46] * [$Sheet1.$AF46] * [$Sheet1.$AG46]));[$Sheet1.AF46];{})" office:value-type="float" office:value="0" calcext:value-type="float">
            <text:p/>
          </table:table-cell>
          <table:table-cell table:formula="of:=IF(AND([$Sheet1.$AE46] * [$Sheet1.$AF46] * [$Sheet1.$AG46]; ([$Sheet1.$AE46] + [$Sheet1.$AF46] + [$Sheet1.$AG46]) &gt;= ([$Sheet1.$AE46] * [$Sheet1.$AF46] * [$Sheet1.$AG46]));[$Sheet1.AG46];{})" office:value-type="float" office:value="0" calcext:value-type="float">
            <text:p/>
          </table:table-cell>
          <table:table-cell table:formula="of:=IF(AND([$Sheet1.$AH46] * [$Sheet1.$AI46] * [$Sheet1.$AJ46]; ([$Sheet1.$AH46] + [$Sheet1.$AI46] + [$Sheet1.$AJ46]) &gt;= ([$Sheet1.$AH46] * [$Sheet1.$AI46] * [$Sheet1.$AJ46]));[$Sheet1.AH46];{})" office:value-type="float" office:value="0" calcext:value-type="float">
            <text:p/>
          </table:table-cell>
          <table:table-cell table:formula="of:=IF(AND([$Sheet1.$AH46] * [$Sheet1.$AI46] * [$Sheet1.$AJ46]; ([$Sheet1.$AH46] + [$Sheet1.$AI46] + [$Sheet1.$AJ46]) &gt;= ([$Sheet1.$AH46] * [$Sheet1.$AI46] * [$Sheet1.$AJ46]));[$Sheet1.AI46];{})" office:value-type="float" office:value="0" calcext:value-type="float">
            <text:p/>
          </table:table-cell>
          <table:table-cell table:formula="of:=IF(AND([$Sheet1.$AH46] * [$Sheet1.$AI46] * [$Sheet1.$AJ46]; ([$Sheet1.$AH46] + [$Sheet1.$AI46] + [$Sheet1.$AJ46]) &gt;= ([$Sheet1.$AH46] * [$Sheet1.$AI46] * [$Sheet1.$AJ46]));[$Sheet1.AJ46];{})" office:value-type="float" office:value="0" calcext:value-type="float">
            <text:p/>
          </table:table-cell>
          <table:table-cell table:formula="of:=IF(AND([$Sheet1.$AK46] * [$Sheet1.$AL46] * [$Sheet1.$AM46]; ([$Sheet1.$AK46] + [$Sheet1.$AL46] + [$Sheet1.$AM46]) &gt;= ([$Sheet1.$AK46] * [$Sheet1.$AL46] * [$Sheet1.$AM46]));[$Sheet1.AK46];{})" office:value-type="float" office:value="0" calcext:value-type="float">
            <text:p/>
          </table:table-cell>
          <table:table-cell table:formula="of:=IF(AND([$Sheet1.$AK46] * [$Sheet1.$AL46] * [$Sheet1.$AM46]; ([$Sheet1.$AK46] + [$Sheet1.$AL46] + [$Sheet1.$AM46]) &gt;= ([$Sheet1.$AK46] * [$Sheet1.$AL46] * [$Sheet1.$AM46]));[$Sheet1.AL46];{})" office:value-type="float" office:value="0" calcext:value-type="float">
            <text:p/>
          </table:table-cell>
          <table:table-cell table:formula="of:=IF(AND([$Sheet1.$AK46] * [$Sheet1.$AL46] * [$Sheet1.$AM46]; ([$Sheet1.$AK46] + [$Sheet1.$AL46] + [$Sheet1.$AM46]) &gt;= ([$Sheet1.$AK46] * [$Sheet1.$AL46] * [$Sheet1.$AM46]));[$Sheet1.AM46];{})" office:value-type="float" office:value="0" calcext:value-type="float">
            <text:p/>
          </table:table-cell>
          <table:table-cell table:formula="of:=IF(AND([$Sheet1.$AN46] * [$Sheet1.$AO46] * [$Sheet1.$AP46]; ([$Sheet1.$AN46] + [$Sheet1.$AO46] + [$Sheet1.$AP46]) &gt;= ([$Sheet1.$AN46] * [$Sheet1.$AO46] * [$Sheet1.$AP46]));[$Sheet1.AN46];{})" office:value-type="float" office:value="0" calcext:value-type="float">
            <text:p/>
          </table:table-cell>
          <table:table-cell table:formula="of:=IF(AND([$Sheet1.$AN46] * [$Sheet1.$AO46] * [$Sheet1.$AP46]; ([$Sheet1.$AN46] + [$Sheet1.$AO46] + [$Sheet1.$AP46]) &gt;= ([$Sheet1.$AN46] * [$Sheet1.$AO46] * [$Sheet1.$AP46]));[$Sheet1.AO46];{})" office:value-type="float" office:value="0" calcext:value-type="float">
            <text:p/>
          </table:table-cell>
          <table:table-cell table:formula="of:=IF(AND([$Sheet1.$AN46] * [$Sheet1.$AO46] * [$Sheet1.$AP46]; ([$Sheet1.$AN46] + [$Sheet1.$AO46] + [$Sheet1.$AP46]) &gt;= ([$Sheet1.$AN46] * [$Sheet1.$AO46] * [$Sheet1.$AP46]));[$Sheet1.AP46];{})" office:value-type="float" office:value="0" calcext:value-type="float">
            <text:p/>
          </table:table-cell>
          <table:table-cell table:formula="of:=IF(AND([$Sheet1.$AQ46] * [$Sheet1.$AR46] * [$Sheet1.$AS46]; ([$Sheet1.$AQ46] + [$Sheet1.$AR46] + [$Sheet1.$AS46]) &gt;= ([$Sheet1.$AQ46] * [$Sheet1.$AR46] * [$Sheet1.$AS46]));[$Sheet1.AQ46];{})" office:value-type="float" office:value="0" calcext:value-type="float">
            <text:p/>
          </table:table-cell>
          <table:table-cell table:formula="of:=IF(AND([$Sheet1.$AQ46] * [$Sheet1.$AR46] * [$Sheet1.$AS46]; ([$Sheet1.$AQ46] + [$Sheet1.$AR46] + [$Sheet1.$AS46]) &gt;= ([$Sheet1.$AQ46] * [$Sheet1.$AR46] * [$Sheet1.$AS46]));[$Sheet1.AR46];{})" office:value-type="float" office:value="0" calcext:value-type="float">
            <text:p/>
          </table:table-cell>
          <table:table-cell table:formula="of:=IF(AND([$Sheet1.$AQ46] * [$Sheet1.$AR46] * [$Sheet1.$AS46]; ([$Sheet1.$AQ46] + [$Sheet1.$AR46] + [$Sheet1.$AS46]) &gt;= ([$Sheet1.$AQ46] * [$Sheet1.$AR46] * [$Sheet1.$AS46]));[$Sheet1.AS46];{})" office:value-type="float" office:value="0" calcext:value-type="float">
            <text:p/>
          </table:table-cell>
          <table:table-cell table:formula="of:=IF(AND([$Sheet1.$AT46] * [$Sheet1.$AU46] * [$Sheet1.$AV46]; ([$Sheet1.$AT46] + [$Sheet1.$AU46] + [$Sheet1.$AV46]) &gt;= ([$Sheet1.$AT46] * [$Sheet1.$AU46] * [$Sheet1.$AV46]));[$Sheet1.AT46];{})" office:value-type="float" office:value="0" calcext:value-type="float">
            <text:p/>
          </table:table-cell>
          <table:table-cell table:formula="of:=IF(AND([$Sheet1.$AT46] * [$Sheet1.$AU46] * [$Sheet1.$AV46]; ([$Sheet1.$AT46] + [$Sheet1.$AU46] + [$Sheet1.$AV46]) &gt;= ([$Sheet1.$AT46] * [$Sheet1.$AU46] * [$Sheet1.$AV46]));[$Sheet1.AU46];{})" office:value-type="float" office:value="0" calcext:value-type="float">
            <text:p/>
          </table:table-cell>
          <table:table-cell table:formula="of:=IF(AND([$Sheet1.$AT46] * [$Sheet1.$AU46] * [$Sheet1.$AV46]; ([$Sheet1.$AT46] + [$Sheet1.$AU46] + [$Sheet1.$AV46]) &gt;= ([$Sheet1.$AT46] * [$Sheet1.$AU46] * [$Sheet1.$AV46]));[$Sheet1.AV46];{})" office:value-type="float" office:value="0" calcext:value-type="float">
            <text:p/>
          </table:table-cell>
          <table:table-cell table:formula="of:=IF(AND([$Sheet1.$AW46] * [$Sheet1.$AX46] * [$Sheet1.$AY46]; ([$Sheet1.$AW46] + [$Sheet1.$AX46] + [$Sheet1.$AY46]) &gt;= ([$Sheet1.$AW46] * [$Sheet1.$AX46] * [$Sheet1.$AY46]));[$Sheet1.AW46];{})" office:value-type="float" office:value="0" calcext:value-type="float">
            <text:p/>
          </table:table-cell>
          <table:table-cell table:formula="of:=IF(AND([$Sheet1.$AW46] * [$Sheet1.$AX46] * [$Sheet1.$AY46]; ([$Sheet1.$AW46] + [$Sheet1.$AX46] + [$Sheet1.$AY46]) &gt;= ([$Sheet1.$AW46] * [$Sheet1.$AX46] * [$Sheet1.$AY46]));[$Sheet1.AX46];{})" office:value-type="float" office:value="0" calcext:value-type="float">
            <text:p/>
          </table:table-cell>
          <table:table-cell table:formula="of:=IF(AND([$Sheet1.$AW46] * [$Sheet1.$AX46] * [$Sheet1.$AY46]; ([$Sheet1.$AW46] + [$Sheet1.$AX46] + [$Sheet1.$AY46]) &gt;= ([$Sheet1.$AW46] * [$Sheet1.$AX46] * [$Sheet1.$AY46]));[$Sheet1.AY46];{})" office:value-type="float" office:value="0" calcext:value-type="float">
            <text:p/>
          </table:table-cell>
          <table:table-cell table:formula="of:=IF(AND([$Sheet1.$AZ46] * [$Sheet1.$BA46] * [$Sheet1.$BB46]; ([$Sheet1.$AZ46] + [$Sheet1.$BA46] + [$Sheet1.$BB46]) &gt;= ([$Sheet1.$AZ46] * [$Sheet1.$BA46] * [$Sheet1.$BB46]));[$Sheet1.AZ46];{})" office:value-type="float" office:value="0" calcext:value-type="float">
            <text:p/>
          </table:table-cell>
          <table:table-cell table:formula="of:=IF(AND([$Sheet1.$AZ46] * [$Sheet1.$BA46] * [$Sheet1.$BB46]; ([$Sheet1.$AZ46] + [$Sheet1.$BA46] + [$Sheet1.$BB46]) &gt;= ([$Sheet1.$AZ46] * [$Sheet1.$BA46] * [$Sheet1.$BB46]));[$Sheet1.BA46];{})" office:value-type="float" office:value="0" calcext:value-type="float">
            <text:p/>
          </table:table-cell>
          <table:table-cell table:formula="of:=IF(AND([$Sheet1.$AZ46] * [$Sheet1.$BA46] * [$Sheet1.$BB46]; ([$Sheet1.$AZ46] + [$Sheet1.$BA46] + [$Sheet1.$BB46]) &gt;= ([$Sheet1.$AZ46] * [$Sheet1.$BA46] * [$Sheet1.$BB46]));[$Sheet1.BB46];{})" office:value-type="float" office:value="0" calcext:value-type="float">
            <text:p/>
          </table:table-cell>
          <table:table-cell table:formula="of:=IF(AND([$Sheet1.$BC46] * [$Sheet1.$BD46] * [$Sheet1.$BE46]; ([$Sheet1.$BC46] + [$Sheet1.$BD46] + [$Sheet1.$BE46]) &gt;= ([$Sheet1.$BC46] * [$Sheet1.$BD46] * [$Sheet1.$BE46]));[$Sheet1.BC46];{})" office:value-type="float" office:value="0" calcext:value-type="float">
            <text:p/>
          </table:table-cell>
          <table:table-cell table:formula="of:=IF(AND([$Sheet1.$BC46] * [$Sheet1.$BD46] * [$Sheet1.$BE46]; ([$Sheet1.$BC46] + [$Sheet1.$BD46] + [$Sheet1.$BE46]) &gt;= ([$Sheet1.$BC46] * [$Sheet1.$BD46] * [$Sheet1.$BE46]));[$Sheet1.BD46];{})" office:value-type="float" office:value="0" calcext:value-type="float">
            <text:p/>
          </table:table-cell>
          <table:table-cell table:formula="of:=IF(AND([$Sheet1.$BC46] * [$Sheet1.$BD46] * [$Sheet1.$BE46]; ([$Sheet1.$BC46] + [$Sheet1.$BD46] + [$Sheet1.$BE46]) &gt;= ([$Sheet1.$BC46] * [$Sheet1.$BD46] * [$Sheet1.$BE46]));[$Sheet1.BE46];{})" office:value-type="float" office:value="0" calcext:value-type="float">
            <text:p/>
          </table:table-cell>
          <table:table-cell table:number-columns-repeated="4"/>
          <table:table-cell table:style-name="ce1" table:number-columns-repeated="2"/>
          <table:table-cell table:number-columns-repeated="16"/>
        </table:table-row>
      </table:table>
      <table:table table:name="Sheet3" table:style-name="ta1">
        <table:table-column table:style-name="co9" table:number-columns-repeated="6" table:default-cell-style-name="Default"/>
        <table:table-column table:style-name="co6" table:default-cell-style-name="Default"/>
        <table:table-column table:style-name="co9" table:number-columns-repeated="9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ei gesuchten Zahlen mit 5 an der Einerstelle nur Zahlen mit 5 an der Einerstelle generieren</text:p>
          </table:table-cell>
          <table:table-cell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nsonsten mit gesuchter Zahl beginnen.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Zahl prüfen, ob Quersumme &gt;= Querprodukt. Wenn ja Anzahl Stellen Zahl ausgeb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chleife: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ahl bilden aus 1en (mit Anfangswert Anzahl Stellen Zahl – bei 5 mit 5 am Schluß) + 1 Stelle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inerstelle weiter zählen bis 9 oder Quersumme &gt;= Querprodukt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nn noch nicht höchste Stelle der 1en Zahl, nächste Stelle weiter zählen bis 9 und so lange Quersumme &gt;= Querprodukt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lle Stellen der Reihe nach hochzählen bis 9 und so lange Quersumme &gt;= Querprodukt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abei die niederwertigen Stellen der Reihe nach hochzählen bis 9 und so lange Quersumme &gt;= Querprodukt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9-03-18T10:27:01.148022564</meta:creation-date>
    <dc:date>2019-03-19T10:43:04.936361517</dc:date>
    <dc:creator>Ing. Klotzner</dc:creator>
    <meta:editing-duration>PT16H13M9S</meta:editing-duration>
    <meta:editing-cycles>56</meta:editing-cycles>
    <meta:generator>LibreOffice/6.0.7.3$Linux_X86_64 LibreOffice_project/00m0$Build-3</meta:generator>
    <meta:document-statistic meta:table-count="3" meta:cell-count="6361" meta:object-count="0"/>
  </office:meta>
</office:document-meta>
</file>